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8" table:default-cell-style-name="Default"/>
        <table:table-column table:style-name="co1" table:default-cell-style-name="ce9"/>
        <table:table-row table:style-name="ro1">
          <table:table-cell table:style-name="Default" office:value-type="string" calcext:value-type="string">
            <text:p>Matrix</text:p>
          </table:table-cell>
          <table:table-cell table:number-columns-repeated="78"/>
          <table:table-cell table:style-name="Default"/>
        </table:table-row>
        <table:table-row table:style-name="ro1">
          <table:table-cell table:style-name="ce1" office:value-type="float" office:value="4445" calcext:value-type="float">
            <text:p>4445</text:p>
          </table:table-cell>
          <table:table-cell table:style-name="ce5" office:value-type="float" office:value="2697" calcext:value-type="float">
            <text:p>2697</text:p>
          </table:table-cell>
          <table:table-cell table:style-name="ce5" office:value-type="float" office:value="5115" calcext:value-type="float">
            <text:p>5115</text:p>
          </table:table-cell>
          <table:table-cell table:style-name="ce5" office:value-type="float" office:value="718" calcext:value-type="float">
            <text:p>718</text:p>
          </table:table-cell>
          <table:table-cell table:style-name="ce5" office:value-type="float" office:value="2209" calcext:value-type="float">
            <text:p>2209</text:p>
          </table:table-cell>
          <table:table-cell table:style-name="ce5" office:value-type="float" office:value="2212" calcext:value-type="float">
            <text:p>2212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348" calcext:value-type="float">
            <text:p>4348</text:p>
          </table:table-cell>
          <table:table-cell table:style-name="ce5" office:value-type="float" office:value="3079" calcext:value-type="float">
            <text:p>3079</text:p>
          </table:table-cell>
          <table:table-cell table:style-name="ce5" office:value-type="float" office:value="6821" calcext:value-type="float">
            <text:p>6821</text:p>
          </table:table-cell>
          <table:table-cell table:style-name="ce5" office:value-type="float" office:value="7668" calcext:value-type="float">
            <text:p>7668</text:p>
          </table:table-cell>
          <table:table-cell table:style-name="ce5" office:value-type="float" office:value="3276" calcext:value-type="float">
            <text:p>3276</text:p>
          </table:table-cell>
          <table:table-cell table:style-name="ce5" office:value-type="float" office:value="8874" calcext:value-type="float">
            <text:p>8874</text:p>
          </table:table-cell>
          <table:table-cell table:style-name="ce5" office:value-type="float" office:value="4190" calcext:value-type="float">
            <text:p>4190</text:p>
          </table:table-cell>
          <table:table-cell table:style-name="ce5" office:value-type="float" office:value="3785" calcext:value-type="float">
            <text:p>3785</text:p>
          </table:table-cell>
          <table:table-cell table:style-name="ce5" office:value-type="float" office:value="2752" calcext:value-type="float">
            <text:p>2752</text:p>
          </table:table-cell>
          <table:table-cell table:style-name="ce5" office:value-type="float" office:value="9473" calcext:value-type="float">
            <text:p>9473</text:p>
          </table:table-cell>
          <table:table-cell table:style-name="ce5" office:value-type="float" office:value="7817" calcext:value-type="float">
            <text:p>7817</text:p>
          </table:table-cell>
          <table:table-cell table:style-name="ce5" office:value-type="float" office:value="9137" calcext:value-type="float">
            <text:p>9137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7338" calcext:value-type="float">
            <text:p>7338</text:p>
          </table:table-cell>
          <table:table-cell table:style-name="ce5" office:value-type="float" office:value="3434" calcext:value-type="float">
            <text:p>3434</text:p>
          </table:table-cell>
          <table:table-cell table:style-name="ce5" office:value-type="float" office:value="7152" calcext:value-type="float">
            <text:p>7152</text:p>
          </table:table-cell>
          <table:table-cell table:style-name="ce5" office:value-type="float" office:value="4355" calcext:value-type="float">
            <text:p>4355</text:p>
          </table:table-cell>
          <table:table-cell table:style-name="ce5" office:value-type="float" office:value="4552" calcext:value-type="float">
            <text:p>4552</text:p>
          </table:table-cell>
          <table:table-cell table:style-name="ce5" office:value-type="float" office:value="7917" calcext:value-type="float">
            <text:p>7917</text:p>
          </table:table-cell>
          <table:table-cell table:style-name="ce5" office:value-type="float" office:value="7827" calcext:value-type="float">
            <text:p>7827</text:p>
          </table:table-cell>
          <table:table-cell table:style-name="ce5" office:value-type="float" office:value="2460" calcext:value-type="float">
            <text:p>2460</text:p>
          </table:table-cell>
          <table:table-cell table:style-name="ce5" office:value-type="float" office:value="2350" calcext:value-type="float">
            <text:p>2350</text:p>
          </table:table-cell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3514" calcext:value-type="float">
            <text:p>3514</text:p>
          </table:table-cell>
          <table:table-cell table:style-name="ce5" office:value-type="float" office:value="5880" calcext:value-type="float">
            <text:p>5880</text:p>
          </table:table-cell>
          <table:table-cell table:style-name="ce5" office:value-type="float" office:value="3145" calcext:value-type="float">
            <text:p>3145</text:p>
          </table:table-cell>
          <table:table-cell table:style-name="ce5" office:value-type="float" office:value="7633" calcext:value-type="float">
            <text:p>7633</text:p>
          </table:table-cell>
          <table:table-cell table:style-name="ce5" office:value-type="float" office:value="7199" calcext:value-type="float">
            <text:p>7199</text:p>
          </table:table-cell>
          <table:table-cell table:style-name="ce5" office:value-type="float" office:value="3783" calcext:value-type="float">
            <text:p>3783</text:p>
          </table:table-cell>
          <table:table-cell table:style-name="ce5" office:value-type="float" office:value="5066" calcext:value-type="float">
            <text:p>5066</text:p>
          </table:table-cell>
          <table:table-cell table:style-name="ce5" office:value-type="float" office:value="7487" calcext:value-type="float">
            <text:p>7487</text:p>
          </table:table-cell>
          <table:table-cell table:style-name="ce5" office:value-type="float" office:value="3285" calcext:value-type="float">
            <text:p>3285</text:p>
          </table:table-cell>
          <table:table-cell table:style-name="ce5" office:value-type="float" office:value="1084" calcext:value-type="float">
            <text:p>1084</text:p>
          </table:table-cell>
          <table:table-cell table:style-name="ce5" office:value-type="float" office:value="8985" calcext:value-type="float">
            <text:p>8985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8609" calcext:value-type="float">
            <text:p>8609</text:p>
          </table:table-cell>
          <table:table-cell table:style-name="ce5" office:value-type="float" office:value="8051" calcext:value-type="float">
            <text:p>8051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9536" calcext:value-type="float">
            <text:p>9536</text:p>
          </table:table-cell>
          <table:table-cell table:style-name="ce5" office:value-type="float" office:value="5750" calcext:value-type="float">
            <text:p>5750</text:p>
          </table:table-cell>
          <table:table-cell table:style-name="ce5" office:value-type="float" office:value="9716" calcext:value-type="float">
            <text:p>9716</text:p>
          </table:table-cell>
          <table:table-cell table:style-name="ce5" office:value-type="float" office:value="9371" calcext:value-type="float">
            <text:p>9371</text:p>
          </table:table-cell>
          <table:table-cell table:style-name="ce5" office:value-type="float" office:value="7619" calcext:value-type="float">
            <text:p>7619</text:p>
          </table:table-cell>
          <table:table-cell table:style-name="ce5" office:value-type="float" office:value="5617" calcext:value-type="float">
            <text:p>5617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9721" calcext:value-type="float">
            <text:p>9721</text:p>
          </table:table-cell>
          <table:table-cell table:style-name="ce5" office:value-type="float" office:value="2997" calcext:value-type="float">
            <text:p>2997</text:p>
          </table:table-cell>
          <table:table-cell table:style-name="ce5" office:value-type="float" office:value="2698" calcext:value-type="float">
            <text:p>2698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8825" calcext:value-type="float">
            <text:p>8825</text:p>
          </table:table-cell>
          <table:table-cell table:style-name="ce5" office:value-type="float" office:value="6372" calcext:value-type="float">
            <text:p>6372</text:p>
          </table:table-cell>
          <table:table-cell table:style-name="ce5" office:value-type="float" office:value="3014" calcext:value-type="float">
            <text:p>3014</text:p>
          </table:table-cell>
          <table:table-cell table:style-name="ce5" office:value-type="float" office:value="2113" calcext:value-type="float">
            <text:p>2113</text:p>
          </table:table-cell>
          <table:table-cell table:style-name="ce5" office:value-type="float" office:value="7122" calcext:value-type="float">
            <text:p>7122</text:p>
          </table:table-cell>
          <table:table-cell table:style-name="ce5" office:value-type="float" office:value="7050" calcext:value-type="float">
            <text:p>7050</text:p>
          </table:table-cell>
          <table:table-cell table:style-name="ce5" office:value-type="float" office:value="6775" calcext:value-type="float">
            <text:p>6775</text:p>
          </table:table-cell>
          <table:table-cell table:style-name="ce5" office:value-type="float" office:value="5948" calcext:value-type="float">
            <text:p>5948</text:p>
          </table:table-cell>
          <table:table-cell table:style-name="ce5" office:value-type="float" office:value="2758" calcext:value-type="float">
            <text:p>2758</text:p>
          </table:table-cell>
          <table:table-cell table:style-name="ce5" office:value-type="float" office:value="1219" calcext:value-type="float">
            <text:p>1219</text:p>
          </table:table-cell>
          <table:table-cell table:style-name="ce5" office:value-type="float" office:value="3539" calcext:value-type="float">
            <text:p>353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7989" calcext:value-type="float">
            <text:p>7989</text:p>
          </table:table-cell>
          <table:table-cell table:style-name="ce5" office:value-type="float" office:value="2735" calcext:value-type="float">
            <text:p>2735</text:p>
          </table:table-cell>
          <table:table-cell table:style-name="ce5" office:value-type="float" office:value="9862" calcext:value-type="float">
            <text:p>9862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8089" calcext:value-type="float">
            <text:p>8089</text:p>
          </table:table-cell>
          <table:table-cell table:style-name="ce5" office:value-type="float" office:value="6401" calcext:value-type="float">
            <text:p>6401</text:p>
          </table:table-cell>
          <table:table-cell table:style-name="ce5" office:value-type="float" office:value="9462" calcext:value-type="float">
            <text:p>9462</text:p>
          </table:table-cell>
          <table:table-cell table:style-name="ce5" office:value-type="float" office:value="3168" calcext:value-type="float">
            <text:p>3168</text:p>
          </table:table-cell>
          <table:table-cell table:style-name="ce5" office:value-type="float" office:value="2758" calcext:value-type="float">
            <text:p>2758</text:p>
          </table:table-cell>
          <table:table-cell table:style-name="ce5" office:value-type="float" office:value="3748" calcext:value-type="float">
            <text:p>3748</text:p>
          </table:table-cell>
          <table:table-cell table:style-name="ce8"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7586" calcext:value-type="float">
            <text:p>7586</text:p>
          </table:table-cell>
          <table:table-cell table:style-name="ce6" office:value-type="float" office:value="5167" calcext:value-type="float">
            <text:p>5167</text:p>
          </table:table-cell>
          <table:table-cell table:style-name="ce6" office:value-type="float" office:value="2642" calcext:value-type="float">
            <text:p>2642</text:p>
          </table:table-cell>
          <table:table-cell table:style-name="ce6" office:value-type="float" office:value="1443" calcext:value-type="float">
            <text:p>1443</text:p>
          </table:table-cell>
          <table:table-cell table:style-name="ce6" office:value-type="float" office:value="5741" calcext:value-type="float">
            <text:p>5741</text:p>
          </table:table-cell>
          <table:table-cell table:style-name="ce6" office:value-type="float" office:value="7621" calcext:value-type="float">
            <text:p>7621</text:p>
          </table:table-cell>
          <table:table-cell table:style-name="ce6" office:value-type="float" office:value="7030" calcext:value-type="float">
            <text:p>7030</text:p>
          </table:table-cell>
          <table:table-cell table:style-name="ce6" office:value-type="float" office:value="5526" calcext:value-type="float">
            <text:p>5526</text:p>
          </table:table-cell>
          <table:table-cell table:style-name="ce6" office:value-type="float" office:value="4244" calcext:value-type="float">
            <text:p>4244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float" office:value="4641" calcext:value-type="float">
            <text:p>4641</text:p>
          </table:table-cell>
          <table:table-cell table:style-name="ce6" office:value-type="float" office:value="9827" calcext:value-type="float">
            <text:p>9827</text:p>
          </table:table-cell>
          <table:table-cell table:style-name="ce6" office:value-type="float" office:value="2448" calcext:value-type="float">
            <text:p>2448</text:p>
          </table:table-cell>
          <table:table-cell table:style-name="ce6" office:value-type="float" office:value="6918" calcext:value-type="float">
            <text:p>6918</text:p>
          </table:table-cell>
          <table:table-cell table:style-name="ce6" office:value-type="float" office:value="5883" calcext:value-type="float">
            <text:p>5883</text:p>
          </table:table-cell>
          <table:table-cell table:style-name="ce6" office:value-type="float" office:value="3737" calcext:value-type="float">
            <text:p>3737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116" calcext:value-type="float">
            <text:p>7116</text:p>
          </table:table-cell>
          <table:table-cell table:style-name="ce6" office:value-type="float" office:value="6531" calcext:value-type="float">
            <text:p>6531</text:p>
          </table:table-cell>
          <table:table-cell office:value-type="float" office:value="567" calcext:value-type="float">
            <text:p>567</text:p>
          </table:table-cell>
          <table:table-cell office:value-type="float" office:value="5997" calcext:value-type="float">
            <text:p>5997</text:p>
          </table:table-cell>
          <table:table-cell office:value-type="float" office:value="3971" calcext:value-type="float">
            <text:p>3971</text:p>
          </table:table-cell>
          <table:table-cell office:value-type="float" office:value="6623" calcext:value-type="float">
            <text:p>6623</text:p>
          </table:table-cell>
          <table:table-cell office:value-type="float" office:value="820" calcext:value-type="float">
            <text:p>820</text:p>
          </table:table-cell>
          <table:table-cell office:value-type="float" office:value="6148" calcext:value-type="float">
            <text:p>6148</text:p>
          </table:table-cell>
          <table:table-cell office:value-type="float" office:value="3287" calcext:value-type="float">
            <text:p>3287</text:p>
          </table:table-cell>
          <table:table-cell office:value-type="float" office:value="1874" calcext:value-type="float">
            <text:p>1874</text:p>
          </table:table-cell>
          <table:table-cell office:value-type="float" office:value="7981" calcext:value-type="float">
            <text:p>7981</text:p>
          </table:table-cell>
          <table:table-cell office:value-type="float" office:value="8424" calcext:value-type="float">
            <text:p>8424</text:p>
          </table:table-cell>
          <table:table-cell office:value-type="float" office:value="7672" calcext:value-type="float">
            <text:p>7672</text:p>
          </table:table-cell>
          <table:table-cell office:value-type="float" office:value="7575" calcext:value-type="float">
            <text:p>7575</text:p>
          </table:table-cell>
          <table:table-cell office:value-type="float" office:value="6797" calcext:value-type="float">
            <text:p>6797</text:p>
          </table:table-cell>
          <table:table-cell office:value-type="float" office:value="6717" calcext:value-type="float">
            <text:p>6717</text:p>
          </table:table-cell>
          <table:table-cell office:value-type="float" office:value="1078" calcext:value-type="float">
            <text:p>1078</text:p>
          </table:table-cell>
          <table:table-cell office:value-type="float" office:value="5008" calcext:value-type="float">
            <text:p>5008</text:p>
          </table:table-cell>
          <table:table-cell office:value-type="float" office:value="4051" calcext:value-type="float">
            <text:p>4051</text:p>
          </table:table-cell>
          <table:table-cell table:style-name="ce6" office:value-type="float" office:value="8795" calcext:value-type="float">
            <text:p>8795</text:p>
          </table:table-cell>
          <table:table-cell office:value-type="float" office:value="5820" calcext:value-type="float">
            <text:p>5820</text:p>
          </table:table-cell>
          <table:table-cell table:style-name="ce6" office:value-type="float" office:value="346" calcext:value-type="float">
            <text:p>346</text:p>
          </table:table-cell>
          <table:table-cell office:value-type="float" office:value="1851" calcext:value-type="float">
            <text:p>1851</text:p>
          </table:table-cell>
          <table:table-cell table:style-name="ce6" office:value-type="float" office:value="6463" calcext:value-type="float">
            <text:p>6463</text:p>
          </table:table-cell>
          <table:table-cell office:value-type="float" office:value="2117" calcext:value-type="float">
            <text:p>2117</text:p>
          </table:table-cell>
          <table:table-cell table:style-name="ce6" office:value-type="float" office:value="6058" calcext:value-type="float">
            <text:p>6058</text:p>
          </table:table-cell>
          <table:table-cell office:value-type="float" office:value="3407" calcext:value-type="float">
            <text:p>3407</text:p>
          </table:table-cell>
          <table:table-cell table:style-name="ce6" office:value-type="float" office:value="8211" calcext:value-type="float">
            <text:p>8211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4822" calcext:value-type="float">
            <text:p>4822</text:p>
          </table:table-cell>
          <table:table-cell office:value-type="float" office:value="1317" calcext:value-type="float">
            <text:p>1317</text:p>
          </table:table-cell>
          <table:table-cell table:style-name="ce6" office:value-type="float" office:value="4377" calcext:value-type="float">
            <text:p>4377</text:p>
          </table:table-cell>
          <table:table-cell office:value-type="float" office:value="4434" calcext:value-type="float">
            <text:p>4434</text:p>
          </table:table-cell>
          <table:table-cell table:style-name="ce6" office:value-type="float" office:value="5925" calcext:value-type="float">
            <text:p>5925</text:p>
          </table:table-cell>
          <table:table-cell office:value-type="float" office:value="8341" calcext:value-type="float">
            <text:p>8341</text:p>
          </table:table-cell>
          <table:table-cell table:style-name="ce6" office:value-type="float" office:value="4800" calcext:value-type="float">
            <text:p>4800</text:p>
          </table:table-cell>
          <table:table-cell office:value-type="float" office:value="1175" calcext:value-type="float">
            <text:p>1175</text:p>
          </table:table-cell>
          <table:table-cell table:style-name="ce6" office:value-type="float" office:value="4173" calcext:value-type="float">
            <text:p>4173</text:p>
          </table:table-cell>
          <table:table-cell office:value-type="float" office:value="690" calcext:value-type="float">
            <text:p>690</text:p>
          </table:table-cell>
          <table:table-cell table:style-name="ce6" office:value-type="float" office:value="8978" calcext:value-type="float">
            <text:p>8978</text:p>
          </table:table-cell>
          <table:table-cell office:value-type="float" office:value="7470" calcext:value-type="float">
            <text:p>7470</text:p>
          </table:table-cell>
          <table:table-cell table:style-name="ce6" office:value-type="float" office:value="1295" calcext:value-type="float">
            <text:p>1295</text:p>
          </table:table-cell>
          <table:table-cell office:value-type="float" office:value="3799" calcext:value-type="float">
            <text:p>3799</text:p>
          </table:table-cell>
          <table:table-cell table:style-name="ce6" office:value-type="float" office:value="8724" calcext:value-type="float">
            <text:p>8724</text:p>
          </table:table-cell>
          <table:table-cell office:value-type="float" office:value="3509" calcext:value-type="float">
            <text:p>3509</text:p>
          </table:table-cell>
          <table:table-cell table:style-name="ce6" office:value-type="float" office:value="9849" calcext:value-type="float">
            <text:p>9849</text:p>
          </table:table-cell>
          <table:table-cell office:value-type="float" office:value="618" calcext:value-type="float">
            <text:p>618</text:p>
          </table:table-cell>
          <table:table-cell table:style-name="ce6" office:value-type="float" office:value="3320" calcext:value-type="float">
            <text:p>3320</text:p>
          </table:table-cell>
          <table:table-cell office:value-type="float" office:value="7068" calcext:value-type="float">
            <text:p>7068</text:p>
          </table:table-cell>
          <table:table-cell table:style-name="ce6" office:value-type="float" office:value="9633" calcext:value-type="float">
            <text:p>9633</text:p>
          </table:table-cell>
          <table:table-cell office:value-type="float" office:value="2384" calcext:value-type="float">
            <text:p>2384</text:p>
          </table:table-cell>
          <table:table-cell table:style-name="ce6" office:value-type="float" office:value="7175" calcext:value-type="float">
            <text:p>7175</text:p>
          </table:table-cell>
          <table:table-cell office:value-type="float" office:value="544" calcext:value-type="float">
            <text:p>544</text:p>
          </table:table-cell>
          <table:table-cell table:style-name="ce6" office:value-type="float" office:value="6583" calcext:value-type="float">
            <text:p>6583</text:p>
          </table:table-cell>
          <table:table-cell office:value-type="float" office:value="1908" calcext:value-type="float">
            <text:p>1908</text:p>
          </table:table-cell>
          <table:table-cell table:style-name="ce6" office:value-type="float" office:value="9983" calcext:value-type="float">
            <text:p>9983</text:p>
          </table:table-cell>
          <table:table-cell office:value-type="float" office:value="481" calcext:value-type="float">
            <text:p>481</text:p>
          </table:table-cell>
          <table:table-cell table:style-name="ce6" office:value-type="float" office:value="4187" calcext:value-type="float">
            <text:p>4187</text:p>
          </table:table-cell>
          <table:table-cell office:value-type="float" office:value="9353" calcext:value-type="float">
            <text:p>9353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table:style-name="ce6" office:value-type="float" office:value="7385" calcext:value-type="float">
            <text:p>738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6084" calcext:value-type="float">
            <text:p>6084</text:p>
          </table:table-cell>
          <table:table-cell table:style-name="ce6" office:value-type="float" office:value="1364" calcext:value-type="float">
            <text:p>1364</text:p>
          </table:table-cell>
          <table:table-cell table:style-name="ce6" office:value-type="float" office:value="8983" calcext:value-type="float">
            <text:p>8983</text:p>
          </table:table-cell>
          <table:table-cell table:style-name="ce6" office:value-type="float" office:value="7623" calcext:value-type="float">
            <text:p>7623</text:p>
          </table:table-cell>
          <table:table-cell table:style-name="ce6" office:value-type="float" office:value="1585" calcext:value-type="float">
            <text:p>1585</text:p>
          </table:table-cell>
          <table:table-cell table:style-name="ce6" office:value-type="float" office:value="6935" calcext:value-type="float">
            <text:p>6935</text:p>
          </table:table-cell>
          <table:table-cell table:style-name="ce6" office:value-type="float" office:value="8551" calcext:value-type="float">
            <text:p>8551</text:p>
          </table:table-cell>
          <table:table-cell table:style-name="ce6" office:value-type="float" office:value="2574" calcext:value-type="float">
            <text:p>2574</text:p>
          </table:table-cell>
          <table:table-cell table:style-name="ce6" office:value-type="float" office:value="8267" calcext:value-type="float">
            <text:p>8267</text:p>
          </table:table-cell>
          <table:table-cell table:style-name="ce6" office:value-type="float" office:value="4781" calcext:value-type="float">
            <text:p>4781</text:p>
          </table:table-cell>
          <table:table-cell table:style-name="ce6" office:value-type="float" office:value="3834" calcext:value-type="float">
            <text:p>3834</text:p>
          </table:table-cell>
          <table:table-cell table:style-name="ce6" office:value-type="float" office:value="2764" calcext:value-type="float">
            <text:p>2764</text:p>
          </table:table-cell>
          <table:table-cell table:style-name="ce6" office:value-type="float" office:value="2084" calcext:value-type="float">
            <text:p>2084</text:p>
          </table:table-cell>
          <table:table-cell table:style-name="ce6" office:value-type="float" office:value="2669" calcext:value-type="float">
            <text:p>2669</text:p>
          </table:table-cell>
          <table:table-cell table:style-name="ce6" office:value-type="float" office:value="4656" calcext:value-type="float">
            <text:p>4656</text:p>
          </table:table-cell>
          <table:table-cell table:style-name="ce6" office:value-type="float" office:value="9343" calcext:value-type="float">
            <text:p>9343</text:p>
          </table:table-cell>
          <table:table-cell table:style-name="ce6" office:value-type="float" office:value="7709" calcext:value-type="float">
            <text:p>7709</text:p>
          </table:table-cell>
          <table:table-cell table:style-name="ce6" office:value-type="float" office:value="2203" calcext:value-type="float">
            <text:p>2203</text:p>
          </table:table-cell>
          <table:table-cell table:style-name="ce6" office:value-type="float" office:value="9328" calcext:value-type="float">
            <text:p>9328</text:p>
          </table:table-cell>
          <table:table-cell office:value-type="float" office:value="8004" calcext:value-type="float">
            <text:p>8004</text:p>
          </table:table-cell>
          <table:table-cell office:value-type="float" office:value="6192" calcext:value-type="float">
            <text:p>6192</text:p>
          </table:table-cell>
          <table:table-cell office:value-type="float" office:value="5856" calcext:value-type="float">
            <text:p>5856</text:p>
          </table:table-cell>
          <table:table-cell office:value-type="float" office:value="3555" calcext:value-type="float">
            <text:p>3555</text:p>
          </table:table-cell>
          <table:table-cell office:value-type="float" office:value="2260" calcext:value-type="float">
            <text:p>2260</text:p>
          </table:table-cell>
          <table:table-cell office:value-type="float" office:value="5118" calcext:value-type="float">
            <text:p>5118</text:p>
          </table:table-cell>
          <table:table-cell office:value-type="float" office:value="6504" calcext:value-type="float">
            <text:p>6504</text:p>
          </table:table-cell>
          <table:table-cell office:value-type="float" office:value="1839" calcext:value-type="float">
            <text:p>1839</text:p>
          </table:table-cell>
          <table:table-cell office:value-type="float" office:value="9227" calcext:value-type="float">
            <text:p>9227</text:p>
          </table:table-cell>
          <table:table-cell office:value-type="float" office:value="1259" calcext:value-type="float">
            <text:p>1259</text:p>
          </table:table-cell>
          <table:table-cell office:value-type="float" office:value="9451" calcext:value-type="float">
            <text:p>9451</text:p>
          </table:table-cell>
          <table:table-cell office:value-type="float" office:value="1388" calcext:value-type="float">
            <text:p>1388</text:p>
          </table:table-cell>
          <table:table-cell office:value-type="float" office:value="7909" calcext:value-type="float">
            <text:p>7909</text:p>
          </table:table-cell>
          <table:table-cell office:value-type="float" office:value="5733" calcext:value-type="float">
            <text:p>5733</text:p>
          </table:table-cell>
          <table:table-cell office:value-type="float" office:value="6968" calcext:value-type="float">
            <text:p>6968</text:p>
          </table:table-cell>
          <table:table-cell office:value-type="float" office:value="8519" calcext:value-type="float">
            <text:p>8519</text:p>
          </table:table-cell>
          <table:table-cell office:value-type="float" office:value="9973" calcext:value-type="float">
            <text:p>9973</text:p>
          </table:table-cell>
          <table:table-cell table:style-name="ce6" office:value-type="float" office:value="1663" calcext:value-type="float">
            <text:p>1663</text:p>
          </table:table-cell>
          <table:table-cell office:value-type="float" office:value="5315" calcext:value-type="float">
            <text:p>5315</text:p>
          </table:table-cell>
          <table:table-cell table:style-name="ce6" office:value-type="float" office:value="7571" calcext:value-type="float">
            <text:p>7571</text:p>
          </table:table-cell>
          <table:table-cell office:value-type="float" office:value="3035" calcext:value-type="float">
            <text:p>3035</text:p>
          </table:table-cell>
          <table:table-cell table:style-name="ce6" office:value-type="float" office:value="4325" calcext:value-type="float">
            <text:p>4325</text:p>
          </table:table-cell>
          <table:table-cell office:value-type="float" office:value="4283" calcext:value-type="float">
            <text:p>4283</text:p>
          </table:table-cell>
          <table:table-cell table:style-name="ce6" office:value-type="float" office:value="2304" calcext:value-type="float">
            <text:p>2304</text:p>
          </table:table-cell>
          <table:table-cell office:value-type="float" office:value="6438" calcext:value-type="float">
            <text:p>6438</text:p>
          </table:table-cell>
          <table:table-cell table:style-name="ce6" office:value-type="float" office:value="3815" calcext:value-type="float">
            <text:p>3815</text:p>
          </table:table-cell>
          <table:table-cell office:value-type="float" office:value="9213" calcext:value-type="float">
            <text:p>9213</text:p>
          </table:table-cell>
          <table:table-cell table:style-name="ce6" office:value-type="float" office:value="9806" calcext:value-type="float">
            <text:p>9806</text:p>
          </table:table-cell>
          <table:table-cell office:value-type="float" office:value="9536" calcext:value-type="float">
            <text:p>9536</text:p>
          </table:table-cell>
          <table:table-cell table:style-name="ce6" office:value-type="float" office:value="196" calcext:value-type="float">
            <text:p>196</text:p>
          </table:table-cell>
          <table:table-cell office:value-type="float" office:value="5542" calcext:value-type="float">
            <text:p>5542</text:p>
          </table:table-cell>
          <table:table-cell table:style-name="ce6" office:value-type="float" office:value="6907" calcext:value-type="float">
            <text:p>6907</text:p>
          </table:table-cell>
          <table:table-cell office:value-type="float" office:value="2475" calcext:value-type="float">
            <text:p>2475</text:p>
          </table:table-cell>
          <table:table-cell table:style-name="ce6" office:value-type="float" office:value="1159" calcext:value-type="float">
            <text:p>1159</text:p>
          </table:table-cell>
          <table:table-cell office:value-type="float" office:value="5820" calcext:value-type="float">
            <text:p>5820</text:p>
          </table:table-cell>
          <table:table-cell table:style-name="ce6" office:value-type="float" office:value="9075" calcext:value-type="float">
            <text:p>9075</text:p>
          </table:table-cell>
          <table:table-cell office:value-type="float" office:value="9470" calcext:value-type="float">
            <text:p>9470</text:p>
          </table:table-cell>
          <table:table-cell table:style-name="ce6" office:value-type="float" office:value="2179" calcext:value-type="float">
            <text:p>2179</text:p>
          </table:table-cell>
          <table:table-cell office:value-type="float" office:value="9248" calcext:value-type="float">
            <text:p>9248</text:p>
          </table:table-cell>
          <table:table-cell table:style-name="ce6" office:value-type="float" office:value="1828" calcext:value-type="float">
            <text:p>1828</text:p>
          </table:table-cell>
          <table:table-cell office:value-type="float" office:value="4592" calcext:value-type="float">
            <text:p>4592</text:p>
          </table:table-cell>
          <table:table-cell table:style-name="ce6" office:value-type="float" office:value="9167" calcext:value-type="float">
            <text:p>9167</text:p>
          </table:table-cell>
          <table:table-cell office:value-type="float" office:value="3713" calcext:value-type="float">
            <text:p>3713</text:p>
          </table:table-cell>
          <table:table-cell table:style-name="ce6" office:value-type="float" office:value="4640" calcext:value-type="float">
            <text:p>4640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3637" calcext:value-type="float">
            <text:p>3637</text:p>
          </table:table-cell>
          <table:table-cell office:value-type="float" office:value="309" calcext:value-type="float">
            <text:p>309</text:p>
          </table:table-cell>
          <table:table-cell table:style-name="ce6" office:value-type="float" office:value="7344" calcext:value-type="float">
            <text:p>7344</text:p>
          </table:table-cell>
          <table:table-cell office:value-type="float" office:value="6955" calcext:value-type="float">
            <text:p>6955</text:p>
          </table:table-cell>
          <table:table-cell table:style-name="ce6" office:value-type="float" office:value="346" calcext:value-type="float">
            <text:p>346</text:p>
          </table:table-cell>
          <table:table-cell office:value-type="float" office:value="378" calcext:value-type="float">
            <text:p>378</text:p>
          </table:table-cell>
          <table:table-cell table:style-name="ce6" office:value-type="float" office:value="9044" calcext:value-type="float">
            <text:p>9044</text:p>
          </table:table-cell>
          <table:table-cell office:value-type="float" office:value="8635" calcext:value-type="float">
            <text:p>8635</text:p>
          </table:table-cell>
          <table:table-cell table:style-name="ce6" office:value-type="float" office:value="7466" calcext:value-type="float">
            <text:p>7466</text:p>
          </table:table-cell>
          <table:table-cell office:value-type="float" office:value="5036" calcext:value-type="float">
            <text:p>5036</text:p>
          </table:table-cell>
          <table:table-cell table:style-name="ce6" office:value-type="float" office:value="9515" calcext:value-type="float">
            <text:p>9515</text:p>
          </table:table-cell>
          <table:table-cell office:value-type="float" office:value="6385" calcext:value-type="float">
            <text:p>6385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7760" calcext:value-type="float">
            <text:p>7760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6150" calcext:value-type="float">
            <text:p>6150</text:p>
          </table:table-cell>
          <table:table-cell table:style-name="ce6" office:value-type="float" office:value="5182" calcext:value-type="float">
            <text:p>5182</text:p>
          </table:table-cell>
          <table:table-cell table:style-name="ce6" office:value-type="float" office:value="7358" calcext:value-type="float">
            <text:p>7358</text:p>
          </table:table-cell>
          <table:table-cell table:style-name="ce6" office:value-type="float" office:value="7387" calcext:value-type="float">
            <text:p>7387</text:p>
          </table:table-cell>
          <table:table-cell table:style-name="ce6" office:value-type="float" office:value="4497" calcext:value-type="float">
            <text:p>4497</text:p>
          </table:table-cell>
          <table:table-cell table:style-name="ce6" office:value-type="float" office:value="955" calcext:value-type="float">
            <text:p>95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478" calcext:value-type="float">
            <text:p>1478</text:p>
          </table:table-cell>
          <table:table-cell table:style-name="ce6" office:value-type="float" office:value="7777" calcext:value-type="float">
            <text:p>7777</text:p>
          </table:table-cell>
          <table:table-cell table:style-name="ce6" office:value-type="float" office:value="6966" calcext:value-type="float">
            <text:p>6966</text:p>
          </table:table-cell>
          <table:table-cell table:style-name="ce6" office:value-type="float" office:value="7010" calcext:value-type="float">
            <text:p>7010</text:p>
          </table:table-cell>
          <table:table-cell table:style-name="ce6" office:value-type="float" office:value="8417" calcext:value-type="float">
            <text:p>8417</text:p>
          </table:table-cell>
          <table:table-cell table:style-name="ce6" office:value-type="float" office:value="6453" calcext:value-type="float">
            <text:p>6453</text:p>
          </table:table-cell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3496" calcext:value-type="float">
            <text:p>3496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8271" calcext:value-type="float">
            <text:p>8271</text:p>
          </table:table-cell>
          <table:table-cell office:value-type="float" office:value="131" calcext:value-type="float">
            <text:p>131</text:p>
          </table:table-cell>
          <table:table-cell office:value-type="float" office:value="2948" calcext:value-type="float">
            <text:p>2948</text:p>
          </table:table-cell>
          <table:table-cell office:value-type="float" office:value="6185" calcext:value-type="float">
            <text:p>6185</text:p>
          </table:table-cell>
          <table:table-cell office:value-type="float" office:value="784" calcext:value-type="float">
            <text:p>784</text:p>
          </table:table-cell>
          <table:table-cell office:value-type="float" office:value="5937" calcext:value-type="float">
            <text:p>5937</text:p>
          </table:table-cell>
          <table:table-cell office:value-type="float" office:value="8001" calcext:value-type="float">
            <text:p>8001</text:p>
          </table:table-cell>
          <table:table-cell office:value-type="float" office:value="6104" calcext:value-type="float">
            <text:p>6104</text:p>
          </table:table-cell>
          <table:table-cell office:value-type="float" office:value="8282" calcext:value-type="float">
            <text:p>8282</text:p>
          </table:table-cell>
          <table:table-cell office:value-type="float" office:value="4165" calcext:value-type="float">
            <text:p>4165</text:p>
          </table:table-cell>
          <table:table-cell office:value-type="float" office:value="3642" calcext:value-type="float">
            <text:p>3642</text:p>
          </table:table-cell>
          <table:table-cell office:value-type="float" office:value="710" calcext:value-type="float">
            <text:p>710</text:p>
          </table:table-cell>
          <table:table-cell office:value-type="float" office:value="2390" calcext:value-type="float">
            <text:p>2390</text:p>
          </table:table-cell>
          <table:table-cell office:value-type="float" office:value="575" calcext:value-type="float">
            <text:p>575</text:p>
          </table:table-cell>
          <table:table-cell office:value-type="float" office:value="715" calcext:value-type="float">
            <text:p>715</text:p>
          </table:table-cell>
          <table:table-cell office:value-type="float" office:value="3089" calcext:value-type="float">
            <text:p>3089</text:p>
          </table:table-cell>
          <table:table-cell office:value-type="float" office:value="6964" calcext:value-type="float">
            <text:p>6964</text:p>
          </table:table-cell>
          <table:table-cell office:value-type="float" office:value="4217" calcext:value-type="float">
            <text:p>4217</text:p>
          </table:table-cell>
          <table:table-cell table:style-name="ce6" office:value-type="float" office:value="192" calcext:value-type="float">
            <text:p>192</text:p>
          </table:table-cell>
          <table:table-cell office:value-type="float" office:value="5949" calcext:value-type="float">
            <text:p>5949</text:p>
          </table:table-cell>
          <table:table-cell table:style-name="ce6" office:value-type="float" office:value="7006" calcext:value-type="float">
            <text:p>7006</text:p>
          </table:table-cell>
          <table:table-cell office:value-type="float" office:value="715" calcext:value-type="float">
            <text:p>715</text:p>
          </table:table-cell>
          <table:table-cell table:style-name="ce6" office:value-type="float" office:value="3328" calcext:value-type="float">
            <text:p>3328</text:p>
          </table:table-cell>
          <table:table-cell office:value-type="float" office:value="1152" calcext:value-type="float">
            <text:p>1152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8044" calcext:value-type="float">
            <text:p>8044</text:p>
          </table:table-cell>
          <table:table-cell table:style-name="ce6" office:value-type="float" office:value="4319" calcext:value-type="float">
            <text:p>4319</text:p>
          </table:table-cell>
          <table:table-cell office:value-type="float" office:value="1735" calcext:value-type="float">
            <text:p>1735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4818" calcext:value-type="float">
            <text:p>4818</text:p>
          </table:table-cell>
          <table:table-cell table:style-name="ce6" office:value-type="float" office:value="5456" calcext:value-type="float">
            <text:p>5456</text:p>
          </table:table-cell>
          <table:table-cell office:value-type="float" office:value="6451" calcext:value-type="float">
            <text:p>6451</text:p>
          </table:table-cell>
          <table:table-cell table:style-name="ce6" office:value-type="float" office:value="4113" calcext:value-type="float">
            <text:p>4113</text:p>
          </table:table-cell>
          <table:table-cell office:value-type="float" office:value="1063" calcext:value-type="float">
            <text:p>1063</text:p>
          </table:table-cell>
          <table:table-cell table:style-name="ce6" office:value-type="float" office:value="4781" calcext:value-type="float">
            <text:p>4781</text:p>
          </table:table-cell>
          <table:table-cell office:value-type="float" office:value="6799" calcext:value-type="float">
            <text:p>6799</text:p>
          </table:table-cell>
          <table:table-cell table:style-name="ce6" office:value-type="float" office:value="602" calcext:value-type="float">
            <text:p>602</text:p>
          </table:table-cell>
          <table:table-cell office:value-type="float" office:value="1504" calcext:value-type="float">
            <text:p>1504</text:p>
          </table:table-cell>
          <table:table-cell table:style-name="ce6" office:value-type="float" office:value="6245" calcext:value-type="float">
            <text:p>6245</text:p>
          </table:table-cell>
          <table:table-cell office:value-type="float" office:value="6550" calcext:value-type="float">
            <text:p>6550</text:p>
          </table:table-cell>
          <table:table-cell table:style-name="ce6" office:value-type="float" office:value="1417" calcext:value-type="float">
            <text:p>1417</text:p>
          </table:table-cell>
          <table:table-cell office:value-type="float" office:value="1343" calcext:value-type="float">
            <text:p>1343</text:p>
          </table:table-cell>
          <table:table-cell table:style-name="ce6" office:value-type="float" office:value="2363" calcext:value-type="float">
            <text:p>2363</text:p>
          </table:table-cell>
          <table:table-cell office:value-type="float" office:value="3785" calcext:value-type="float">
            <text:p>3785</text:p>
          </table:table-cell>
          <table:table-cell table:style-name="ce6" office:value-type="float" office:value="5448" calcext:value-type="float">
            <text:p>5448</text:p>
          </table:table-cell>
          <table:table-cell office:value-type="float" office:value="4545" calcext:value-type="float">
            <text:p>4545</text:p>
          </table:table-cell>
          <table:table-cell table:style-name="ce6" office:value-type="float" office:value="9371" calcext:value-type="float">
            <text:p>9371</text:p>
          </table:table-cell>
          <table:table-cell office:value-type="float" office:value="5420" calcext:value-type="float">
            <text:p>5420</text:p>
          </table:table-cell>
          <table:table-cell table:style-name="ce6" office:value-type="float" office:value="5068" calcext:value-type="float">
            <text:p>5068</text:p>
          </table:table-cell>
          <table:table-cell office:value-type="float" office:value="4613" calcext:value-type="float">
            <text:p>4613</text:p>
          </table:table-cell>
          <table:table-cell table:style-name="ce6" office:value-type="float" office:value="4882" calcext:value-type="float">
            <text:p>4882</text:p>
          </table:table-cell>
          <table:table-cell office:value-type="float" office:value="4241" calcext:value-type="float">
            <text:p>4241</text:p>
          </table:table-cell>
          <table:table-cell table:style-name="ce6" office:value-type="float" office:value="5043" calcext:value-type="float">
            <text:p>5043</text:p>
          </table:table-cell>
          <table:table-cell office:value-type="float" office:value="7873" calcext:value-type="float">
            <text:p>7873</text:p>
          </table:table-cell>
          <table:table-cell table:style-name="ce6" office:value-type="float" office:value="8042" calcext:value-type="float">
            <text:p>8042</text:p>
          </table:table-cell>
          <table:table-cell office:value-type="float" office:value="8434" calcext:value-type="float">
            <text:p>8434</text:p>
          </table:table-cell>
          <table:table-cell table:style-name="ce6" office:value-type="float" office:value="3939" calcext:value-type="float">
            <text:p>3939</text:p>
          </table:table-cell>
          <table:table-cell office:value-type="float" office:value="9256" calcext:value-type="float">
            <text:p>925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style-name="ce6" office:value-type="float" office:value="8024" calcext:value-type="float">
            <text:p>8024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9997" calcext:value-type="float">
            <text:p>9997</text:p>
          </table:table-cell>
          <table:table-cell table:style-name="ce6" office:value-type="float" office:value="7377" calcext:value-type="float">
            <text:p>7377</text:p>
          </table:table-cell>
          <table:table-cell table:style-name="ce6" office:value-type="float" office:value="7682" calcext:value-type="float">
            <text:p>7682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1158" calcext:value-type="float">
            <text:p>1158</text:p>
          </table:table-cell>
          <table:table-cell table:style-name="ce6" office:value-type="float" office:value="6282" calcext:value-type="float">
            <text:p>6282</text:p>
          </table:table-cell>
          <table:table-cell table:style-name="ce6" office:value-type="float" office:value="6310" calcext:value-type="float">
            <text:p>6310</text:p>
          </table:table-cell>
          <table:table-cell table:style-name="ce6" office:value-type="float" office:value="1896" calcext:value-type="float">
            <text:p>1896</text:p>
          </table:table-cell>
          <table:table-cell table:style-name="ce6" office:value-type="float" office:value="2509" calcext:value-type="float">
            <text:p>2509</text:p>
          </table:table-cell>
          <table:table-cell table:style-name="ce6" office:value-type="float" office:value="5436" calcext:value-type="float">
            <text:p>5436</text:p>
          </table:table-cell>
          <table:table-cell table:style-name="ce6" office:value-type="float" office:value="1732" calcext:value-type="float">
            <text:p>1732</text:p>
          </table:table-cell>
          <table:table-cell table:style-name="ce6" office:value-type="float" office:value="9480" calcext:value-type="float">
            <text:p>9480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6232" calcext:value-type="float">
            <text:p>6232</text:p>
          </table:table-cell>
          <table:table-cell table:style-name="ce6" office:value-type="float" office:value="7375" calcext:value-type="float">
            <text:p>7375</text:p>
          </table:table-cell>
          <table:table-cell table:style-name="ce6" office:value-type="float" office:value="2207" calcext:value-type="float">
            <text:p>2207</text:p>
          </table:table-cell>
          <table:table-cell table:style-name="ce6" office:value-type="float" office:value="2306" calcext:value-type="float">
            <text:p>2306</text:p>
          </table:table-cell>
          <table:table-cell office:value-type="float" office:value="110" calcext:value-type="float">
            <text:p>110</text:p>
          </table:table-cell>
          <table:table-cell office:value-type="float" office:value="6772" calcext:value-type="float">
            <text:p>6772</text:p>
          </table:table-cell>
          <table:table-cell office:value-type="float" office:value="3433" calcext:value-type="float">
            <text:p>3433</text:p>
          </table:table-cell>
          <table:table-cell office:value-type="float" office:value="2878" calcext:value-type="float">
            <text:p>2878</text:p>
          </table:table-cell>
          <table:table-cell office:value-type="float" office:value="8140" calcext:value-type="float">
            <text:p>8140</text:p>
          </table:table-cell>
          <table:table-cell office:value-type="float" office:value="5933" calcext:value-type="float">
            <text:p>5933</text:p>
          </table:table-cell>
          <table:table-cell office:value-type="float" office:value="8688" calcext:value-type="float">
            <text:p>8688</text:p>
          </table:table-cell>
          <table:table-cell office:value-type="float" office:value="1399" calcext:value-type="float">
            <text:p>1399</text:p>
          </table:table-cell>
          <table:table-cell office:value-type="float" office:value="2210" calcext:value-type="float">
            <text:p>2210</text:p>
          </table:table-cell>
          <table:table-cell office:value-type="float" office:value="7332" calcext:value-type="float">
            <text:p>7332</text:p>
          </table:table-cell>
          <table:table-cell office:value-type="float" office:value="6172" calcext:value-type="float">
            <text:p>6172</text:p>
          </table:table-cell>
          <table:table-cell office:value-type="float" office:value="6403" calcext:value-type="float">
            <text:p>6403</text:p>
          </table:table-cell>
          <table:table-cell office:value-type="float" office:value="7333" calcext:value-type="float">
            <text:p>7333</text:p>
          </table:table-cell>
          <table:table-cell office:value-type="float" office:value="4044" calcext:value-type="float">
            <text:p>4044</text:p>
          </table:table-cell>
          <table:table-cell office:value-type="float" office:value="2291" calcext:value-type="float">
            <text:p>2291</text:p>
          </table:table-cell>
          <table:table-cell office:value-type="float" office:value="1790" calcext:value-type="float">
            <text:p>1790</text:p>
          </table:table-cell>
          <table:table-cell office:value-type="float" office:value="2446" calcext:value-type="float">
            <text:p>2446</text:p>
          </table:table-cell>
          <table:table-cell table:style-name="ce6" office:value-type="float" office:value="7390" calcext:value-type="float">
            <text:p>7390</text:p>
          </table:table-cell>
          <table:table-cell office:value-type="float" office:value="8698" calcext:value-type="float">
            <text:p>8698</text:p>
          </table:table-cell>
          <table:table-cell table:style-name="ce6" office:value-type="float" office:value="5723" calcext:value-type="float">
            <text:p>5723</text:p>
          </table:table-cell>
          <table:table-cell office:value-type="float" office:value="3678" calcext:value-type="float">
            <text:p>3678</text:p>
          </table:table-cell>
          <table:table-cell table:style-name="ce6" office:value-type="float" office:value="7104" calcext:value-type="float">
            <text:p>7104</text:p>
          </table:table-cell>
          <table:table-cell office:value-type="float" office:value="1825" calcext:value-type="float">
            <text:p>1825</text:p>
          </table:table-cell>
          <table:table-cell table:style-name="ce6" office:value-type="float" office:value="2040" calcext:value-type="float">
            <text:p>2040</text:p>
          </table:table-cell>
          <table:table-cell office:value-type="float" office:value="140" calcext:value-type="float">
            <text:p>140</text:p>
          </table:table-cell>
          <table:table-cell table:style-name="ce6" office:value-type="float" office:value="3982" calcext:value-type="float">
            <text:p>3982</text:p>
          </table:table-cell>
          <table:table-cell office:value-type="float" office:value="4905" calcext:value-type="float">
            <text:p>4905</text:p>
          </table:table-cell>
          <table:table-cell table:style-name="ce6" office:value-type="float" office:value="4160" calcext:value-type="float">
            <text:p>4160</text:p>
          </table:table-cell>
          <table:table-cell office:value-type="float" office:value="2200" calcext:value-type="float">
            <text:p>2200</text:p>
          </table:table-cell>
          <table:table-cell table:style-name="ce6" office:value-type="float" office:value="5041" calcext:value-type="float">
            <text:p>5041</text:p>
          </table:table-cell>
          <table:table-cell office:value-type="float" office:value="2512" calcext:value-type="float">
            <text:p>2512</text:p>
          </table:table-cell>
          <table:table-cell table:style-name="ce6" office:value-type="float" office:value="1488" calcext:value-type="float">
            <text:p>1488</text:p>
          </table:table-cell>
          <table:table-cell office:value-type="float" office:value="2268" calcext:value-type="float">
            <text:p>2268</text:p>
          </table:table-cell>
          <table:table-cell table:style-name="ce6" office:value-type="float" office:value="1175" calcext:value-type="float">
            <text:p>1175</text:p>
          </table:table-cell>
          <table:table-cell office:value-type="float" office:value="7588" calcext:value-type="float">
            <text:p>7588</text:p>
          </table:table-cell>
          <table:table-cell table:style-name="ce6" office:value-type="float" office:value="8321" calcext:value-type="float">
            <text:p>8321</text:p>
          </table:table-cell>
          <table:table-cell office:value-type="float" office:value="8078" calcext:value-type="float">
            <text:p>8078</text:p>
          </table:table-cell>
          <table:table-cell table:style-name="ce6" office:value-type="float" office:value="7312" calcext:value-type="float">
            <text:p>7312</text:p>
          </table:table-cell>
          <table:table-cell office:value-type="float" office:value="977" calcext:value-type="float">
            <text:p>977</text:p>
          </table:table-cell>
          <table:table-cell table:style-name="ce6" office:value-type="float" office:value="5257" calcext:value-type="float">
            <text:p>5257</text:p>
          </table:table-cell>
          <table:table-cell office:value-type="float" office:value="8465" calcext:value-type="float">
            <text:p>8465</text:p>
          </table:table-cell>
          <table:table-cell table:style-name="ce6" office:value-type="float" office:value="5068" calcext:value-type="float">
            <text:p>5068</text:p>
          </table:table-cell>
          <table:table-cell office:value-type="float" office:value="3453" calcext:value-type="float">
            <text:p>3453</text:p>
          </table:table-cell>
          <table:table-cell table:style-name="ce6" office:value-type="float" office:value="3096" calcext:value-type="float">
            <text:p>3096</text:p>
          </table:table-cell>
          <table:table-cell office:value-type="float" office:value="1651" calcext:value-type="float">
            <text:p>1651</text:p>
          </table:table-cell>
          <table:table-cell table:style-name="ce6" office:value-type="float" office:value="7906" calcext:value-type="float">
            <text:p>7906</text:p>
          </table:table-cell>
          <table:table-cell office:value-type="float" office:value="253" calcext:value-type="float">
            <text:p>253</text:p>
          </table:table-cell>
          <table:table-cell table:style-name="ce6" office:value-type="float" office:value="9250" calcext:value-type="float">
            <text:p>9250</text:p>
          </table:table-cell>
          <table:table-cell office:value-type="float" office:value="6021" calcext:value-type="float">
            <text:p>6021</text:p>
          </table:table-cell>
          <table:table-cell table:style-name="ce6" office:value-type="float" office:value="8791" calcext:value-type="float">
            <text:p>8791</text:p>
          </table:table-cell>
          <table:table-cell office:value-type="float" office:value="8109" calcext:value-type="float">
            <text:p>8109</text:p>
          </table:table-cell>
          <table:table-cell table:style-name="ce6" office:value-type="float" office:value="6651" calcext:value-type="float">
            <text:p>6651</text:p>
          </table:table-cell>
          <table:table-cell office:value-type="float" office:value="3412" calcext:value-type="float">
            <text:p>3412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4778" calcext:value-type="float">
            <text:p>4778</text:p>
          </table:table-cell>
          <table:table-cell table:style-name="ce6" office:value-type="float" office:value="5152" calcext:value-type="float">
            <text:p>5152</text:p>
          </table:table-cell>
          <table:table-cell office:value-type="float" office:value="4883" calcext:value-type="float">
            <text:p>4883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6" office:value-type="float" office:value="5438" calcext:value-type="float">
            <text:p>5438</text:p>
          </table:table-cell>
          <table:table-cell table:style-name="ce6" office:value-type="float" office:value="9008" calcext:value-type="float">
            <text:p>9008</text:p>
          </table:table-cell>
          <table:table-cell table:style-name="ce6" office:value-type="float" office:value="2679" calcext:value-type="float">
            <text:p>2679</text:p>
          </table:table-cell>
          <table:table-cell table:style-name="ce6" office:value-type="float" office:value="5397" calcext:value-type="float">
            <text:p>5397</text:p>
          </table:table-cell>
          <table:table-cell table:style-name="ce6" office:value-type="float" office:value="5429" calcext:value-type="float">
            <text:p>5429</text:p>
          </table:table-cell>
          <table:table-cell table:style-name="ce6" office:value-type="float" office:value="2652" calcext:value-type="float">
            <text:p>2652</text:p>
          </table:table-cell>
          <table:table-cell table:style-name="ce6" office:value-type="float" office:value="3403" calcext:value-type="float">
            <text:p>3403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9188" calcext:value-type="float">
            <text:p>9188</text:p>
          </table:table-cell>
          <table:table-cell table:style-name="ce6" office:value-type="float" office:value="4248" calcext:value-type="float">
            <text:p>4248</text:p>
          </table:table-cell>
          <table:table-cell table:style-name="ce6" office:value-type="float" office:value="2493" calcext:value-type="float">
            <text:p>2493</text:p>
          </table:table-cell>
          <table:table-cell table:style-name="ce6" office:value-type="float" office:value="4361" calcext:value-type="float">
            <text:p>4361</text:p>
          </table:table-cell>
          <table:table-cell table:style-name="ce6" office:value-type="float" office:value="8327" calcext:value-type="float">
            <text:p>8327</text:p>
          </table:table-cell>
          <table:table-cell table:style-name="ce6" office:value-type="float" office:value="9587" calcext:value-type="float">
            <text:p>9587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9525" calcext:value-type="float">
            <text:p>9525</text:p>
          </table:table-cell>
          <table:table-cell table:style-name="ce6" office:value-type="float" office:value="5913" calcext:value-type="float">
            <text:p>591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876" calcext:value-type="float">
            <text:p>2876</text:p>
          </table:table-cell>
          <table:table-cell office:value-type="float" office:value="3604" calcext:value-type="float">
            <text:p>3604</text:p>
          </table:table-cell>
          <table:table-cell office:value-type="float" office:value="673" calcext:value-type="float">
            <text:p>673</text:p>
          </table:table-cell>
          <table:table-cell office:value-type="float" office:value="8576" calcext:value-type="float">
            <text:p>8576</text:p>
          </table:table-cell>
          <table:table-cell office:value-type="float" office:value="6908" calcext:value-type="float">
            <text:p>6908</text:p>
          </table:table-cell>
          <table:table-cell office:value-type="float" office:value="7659" calcext:value-type="float">
            <text:p>7659</text:p>
          </table:table-cell>
          <table:table-cell office:value-type="float" office:value="2544" calcext:value-type="float">
            <text:p>2544</text:p>
          </table:table-cell>
          <table:table-cell office:value-type="float" office:value="3359" calcext:value-type="float">
            <text:p>3359</text:p>
          </table:table-cell>
          <table:table-cell office:value-type="float" office:value="3883" calcext:value-type="float">
            <text:p>3883</text:p>
          </table:table-cell>
          <table:table-cell office:value-type="float" office:value="5273" calcext:value-type="float">
            <text:p>5273</text:p>
          </table:table-cell>
          <table:table-cell office:value-type="float" office:value="6587" calcext:value-type="float">
            <text:p>6587</text:p>
          </table:table-cell>
          <table:table-cell office:value-type="float" office:value="3065" calcext:value-type="float">
            <text:p>3065</text:p>
          </table:table-cell>
          <table:table-cell office:value-type="float" office:value="1749" calcext:value-type="float">
            <text:p>1749</text:p>
          </table:table-cell>
          <table:table-cell office:value-type="float" office:value="3223" calcext:value-type="float">
            <text:p>3223</text:p>
          </table:table-cell>
          <table:table-cell office:value-type="float" office:value="604" calcext:value-type="float">
            <text:p>604</text:p>
          </table:table-cell>
          <table:table-cell office:value-type="float" office:value="9925" calcext:value-type="float">
            <text:p>9925</text:p>
          </table:table-cell>
          <table:table-cell office:value-type="float" office:value="6941" calcext:value-type="float">
            <text:p>6941</text:p>
          </table:table-cell>
          <table:table-cell office:value-type="float" office:value="2823" calcext:value-type="float">
            <text:p>2823</text:p>
          </table:table-cell>
          <table:table-cell table:style-name="ce6" office:value-type="float" office:value="8767" calcext:value-type="float">
            <text:p>8767</text:p>
          </table:table-cell>
          <table:table-cell office:value-type="float" office:value="7039" calcext:value-type="float">
            <text:p>7039</text:p>
          </table:table-cell>
          <table:table-cell table:style-name="ce6" office:value-type="float" office:value="3290" calcext:value-type="float">
            <text:p>3290</text:p>
          </table:table-cell>
          <table:table-cell office:value-type="float" office:value="3214" calcext:value-type="float">
            <text:p>3214</text:p>
          </table:table-cell>
          <table:table-cell table:style-name="ce6" office:value-type="float" office:value="1787" calcext:value-type="float">
            <text:p>1787</text:p>
          </table:table-cell>
          <table:table-cell office:value-type="float" office:value="7904" calcext:value-type="float">
            <text:p>7904</text:p>
          </table:table-cell>
          <table:table-cell table:style-name="ce6" office:value-type="float" office:value="3421" calcext:value-type="float">
            <text:p>3421</text:p>
          </table:table-cell>
          <table:table-cell office:value-type="float" office:value="7137" calcext:value-type="float">
            <text:p>7137</text:p>
          </table:table-cell>
          <table:table-cell table:style-name="ce6" office:value-type="float" office:value="9560" calcext:value-type="float">
            <text:p>9560</text:p>
          </table:table-cell>
          <table:table-cell office:value-type="float" office:value="8451" calcext:value-type="float">
            <text:p>8451</text:p>
          </table:table-cell>
          <table:table-cell table:style-name="ce6" office:value-type="float" office:value="2669" calcext:value-type="float">
            <text:p>2669</text:p>
          </table:table-cell>
          <table:table-cell office:value-type="float" office:value="9219" calcext:value-type="float">
            <text:p>9219</text:p>
          </table:table-cell>
          <table:table-cell table:style-name="ce6" office:value-type="float" office:value="6332" calcext:value-type="float">
            <text:p>6332</text:p>
          </table:table-cell>
          <table:table-cell office:value-type="float" office:value="1576" calcext:value-type="float">
            <text:p>1576</text:p>
          </table:table-cell>
          <table:table-cell table:style-name="ce6" office:value-type="float" office:value="5477" calcext:value-type="float">
            <text:p>5477</text:p>
          </table:table-cell>
          <table:table-cell office:value-type="float" office:value="6755" calcext:value-type="float">
            <text:p>6755</text:p>
          </table:table-cell>
          <table:table-cell table:style-name="ce6" office:value-type="float" office:value="8348" calcext:value-type="float">
            <text:p>8348</text:p>
          </table:table-cell>
          <table:table-cell office:value-type="float" office:value="4164" calcext:value-type="float">
            <text:p>4164</text:p>
          </table:table-cell>
          <table:table-cell table:style-name="ce6" office:value-type="float" office:value="4307" calcext:value-type="float">
            <text:p>4307</text:p>
          </table:table-cell>
          <table:table-cell office:value-type="float" office:value="2984" calcext:value-type="float">
            <text:p>2984</text:p>
          </table:table-cell>
          <table:table-cell table:style-name="ce6" office:value-type="float" office:value="4012" calcext:value-type="float">
            <text:p>4012</text:p>
          </table:table-cell>
          <table:table-cell office:value-type="float" office:value="6629" calcext:value-type="float">
            <text:p>6629</text:p>
          </table:table-cell>
          <table:table-cell table:style-name="ce6" office:value-type="float" office:value="1044" calcext:value-type="float">
            <text:p>1044</text:p>
          </table:table-cell>
          <table:table-cell office:value-type="float" office:value="2874" calcext:value-type="float">
            <text:p>2874</text:p>
          </table:table-cell>
          <table:table-cell table:style-name="ce6" office:value-type="float" office:value="6541" calcext:value-type="float">
            <text:p>6541</text:p>
          </table:table-cell>
          <table:table-cell office:value-type="float" office:value="4942" calcext:value-type="float">
            <text:p>4942</text:p>
          </table:table-cell>
          <table:table-cell table:style-name="ce6" office:value-type="float" office:value="903" calcext:value-type="float">
            <text:p>903</text:p>
          </table:table-cell>
          <table:table-cell office:value-type="float" office:value="1404" calcext:value-type="float">
            <text:p>1404</text:p>
          </table:table-cell>
          <table:table-cell table:style-name="ce6" office:value-type="float" office:value="9125" calcext:value-type="float">
            <text:p>9125</text:p>
          </table:table-cell>
          <table:table-cell office:value-type="float" office:value="5160" calcext:value-type="float">
            <text:p>5160</text:p>
          </table:table-cell>
          <table:table-cell table:style-name="ce6" office:value-type="float" office:value="8836" calcext:value-type="float">
            <text:p>8836</text:p>
          </table:table-cell>
          <table:table-cell office:value-type="float" office:value="4345" calcext:value-type="float">
            <text:p>4345</text:p>
          </table:table-cell>
          <table:table-cell table:style-name="ce6" office:value-type="float" office:value="2581" calcext:value-type="float">
            <text:p>2581</text:p>
          </table:table-cell>
          <table:table-cell office:value-type="float" office:value="460" calcext:value-type="float">
            <text:p>460</text:p>
          </table:table-cell>
          <table:table-cell table:style-name="ce6" office:value-type="float" office:value="8438" calcext:value-type="float">
            <text:p>8438</text:p>
          </table:table-cell>
          <table:table-cell office:value-type="float" office:value="1538" calcext:value-type="float">
            <text:p>1538</text:p>
          </table:table-cell>
          <table:table-cell table:style-name="ce6" office:value-type="float" office:value="5507" calcext:value-type="float">
            <text:p>5507</text:p>
          </table:table-cell>
          <table:table-cell office:value-type="float" office:value="668" calcext:value-type="float">
            <text:p>668</text:p>
          </table:table-cell>
          <table:table-cell table:style-name="ce6" office:value-type="float" office:value="3352" calcext:value-type="float">
            <text:p>3352</text:p>
          </table:table-cell>
          <table:table-cell office:value-type="float" office:value="2678" calcext:value-type="float">
            <text:p>2678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table:style-name="ce6" office:value-type="float" office:value="1176" calcext:value-type="float">
            <text:p>1176</text:p>
          </table:table-cell>
          <table:table-cell table:style-name="ce6" office:value-type="float" office:value="5596" calcext:value-type="float">
            <text:p>5596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3061" calcext:value-type="float">
            <text:p>3061</text:p>
          </table:table-cell>
          <table:table-cell table:style-name="ce6" office:value-type="float" office:value="9868" calcext:value-type="float">
            <text:p>9868</text:p>
          </table:table-cell>
          <table:table-cell table:style-name="ce6" office:value-type="float" office:value="7037" calcext:value-type="float">
            <text:p>7037</text:p>
          </table:table-cell>
          <table:table-cell table:style-name="ce6" office:value-type="float" office:value="7129" calcext:value-type="float">
            <text:p>7129</text:p>
          </table:table-cell>
          <table:table-cell table:style-name="ce6" office:value-type="float" office:value="8933" calcext:value-type="float">
            <text:p>8933</text:p>
          </table:table-cell>
          <table:table-cell table:style-name="ce6" office:value-type="float" office:value="6659" calcext:value-type="float">
            <text:p>6659</text:p>
          </table:table-cell>
          <table:table-cell table:style-name="ce6" office:value-type="float" office:value="5947" calcext:value-type="float">
            <text:p>5947</text:p>
          </table:table-cell>
          <table:table-cell table:style-name="ce6" office:value-type="float" office:value="5063" calcext:value-type="float">
            <text:p>5063</text:p>
          </table:table-cell>
          <table:table-cell table:style-name="ce6" office:value-type="float" office:value="3653" calcext:value-type="float">
            <text:p>3653</text:p>
          </table:table-cell>
          <table:table-cell table:style-name="ce6" office:value-type="float" office:value="9447" calcext:value-type="float">
            <text:p>9447</text:p>
          </table:table-cell>
          <table:table-cell table:style-name="ce6" office:value-type="float" office:value="9245" calcext:value-type="float">
            <text:p>9245</text:p>
          </table:table-cell>
          <table:table-cell table:style-name="ce6" office:value-type="float" office:value="2679" calcext:value-type="float">
            <text:p>2679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8558" calcext:value-type="float">
            <text:p>855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927" calcext:value-type="float">
            <text:p>3927</text:p>
          </table:table-cell>
          <table:table-cell office:value-type="float" office:value="8779" calcext:value-type="float">
            <text:p>8779</text:p>
          </table:table-cell>
          <table:table-cell office:value-type="float" office:value="158" calcext:value-type="float">
            <text:p>158</text:p>
          </table:table-cell>
          <table:table-cell office:value-type="float" office:value="5093" calcext:value-type="float">
            <text:p>5093</text:p>
          </table:table-cell>
          <table:table-cell office:value-type="float" office:value="2447" calcext:value-type="float">
            <text:p>2447</text:p>
          </table:table-cell>
          <table:table-cell office:value-type="float" office:value="5782" calcext:value-type="float">
            <text:p>5782</text:p>
          </table:table-cell>
          <table:table-cell office:value-type="float" office:value="3967" calcext:value-type="float">
            <text:p>3967</text:p>
          </table:table-cell>
          <table:table-cell office:value-type="float" office:value="1716" calcext:value-type="float">
            <text:p>1716</text:p>
          </table:table-cell>
          <table:table-cell office:value-type="float" office:value="931" calcext:value-type="float">
            <text:p>931</text:p>
          </table:table-cell>
          <table:table-cell office:value-type="float" office:value="7772" calcext:value-type="float">
            <text:p>7772</text:p>
          </table:table-cell>
          <table:table-cell office:value-type="float" office:value="8164" calcext:value-type="float">
            <text:p>8164</text:p>
          </table:table-cell>
          <table:table-cell office:value-type="float" office:value="1117" calcext:value-type="float">
            <text:p>1117</text:p>
          </table:table-cell>
          <table:table-cell office:value-type="float" office:value="9244" calcext:value-type="float">
            <text:p>9244</text:p>
          </table:table-cell>
          <table:table-cell office:value-type="float" office:value="5783" calcext:value-type="float">
            <text:p>5783</text:p>
          </table:table-cell>
          <table:table-cell office:value-type="float" office:value="7776" calcext:value-type="float">
            <text:p>7776</text:p>
          </table:table-cell>
          <table:table-cell office:value-type="float" office:value="3846" calcext:value-type="float">
            <text:p>3846</text:p>
          </table:table-cell>
          <table:table-cell office:value-type="float" office:value="8862" calcext:value-type="float">
            <text:p>8862</text:p>
          </table:table-cell>
          <table:table-cell office:value-type="float" office:value="6014" calcext:value-type="float">
            <text:p>6014</text:p>
          </table:table-cell>
          <table:table-cell table:style-name="ce6" office:value-type="float" office:value="2330" calcext:value-type="float">
            <text:p>2330</text:p>
          </table:table-cell>
          <table:table-cell office:value-type="float" office:value="6947" calcext:value-type="float">
            <text:p>6947</text:p>
          </table:table-cell>
          <table:table-cell table:style-name="ce6" office:value-type="float" office:value="1777" calcext:value-type="float">
            <text:p>1777</text:p>
          </table:table-cell>
          <table:table-cell office:value-type="float" office:value="3112" calcext:value-type="float">
            <text:p>3112</text:p>
          </table:table-cell>
          <table:table-cell table:style-name="ce6" office:value-type="float" office:value="6008" calcext:value-type="float">
            <text:p>6008</text:p>
          </table:table-cell>
          <table:table-cell office:value-type="float" office:value="3491" calcext:value-type="float">
            <text:p>3491</text:p>
          </table:table-cell>
          <table:table-cell table:style-name="ce6" office:value-type="float" office:value="1906" calcext:value-type="float">
            <text:p>1906</text:p>
          </table:table-cell>
          <table:table-cell office:value-type="float" office:value="5952" calcext:value-type="float">
            <text:p>5952</text:p>
          </table:table-cell>
          <table:table-cell table:style-name="ce6" office:value-type="float" office:value="314" calcext:value-type="float">
            <text:p>314</text:p>
          </table:table-cell>
          <table:table-cell office:value-type="float" office:value="4602" calcext:value-type="float">
            <text:p>4602</text:p>
          </table:table-cell>
          <table:table-cell table:style-name="ce6" office:value-type="float" office:value="8994" calcext:value-type="float">
            <text:p>8994</text:p>
          </table:table-cell>
          <table:table-cell office:value-type="float" office:value="5919" calcext:value-type="float">
            <text:p>5919</text:p>
          </table:table-cell>
          <table:table-cell table:style-name="ce6" office:value-type="float" office:value="9214" calcext:value-type="float">
            <text:p>9214</text:p>
          </table:table-cell>
          <table:table-cell office:value-type="float" office:value="3995" calcext:value-type="float">
            <text:p>3995</text:p>
          </table:table-cell>
          <table:table-cell table:style-name="ce6" office:value-type="float" office:value="5026" calcext:value-type="float">
            <text:p>5026</text:p>
          </table:table-cell>
          <table:table-cell office:value-type="float" office:value="7688" calcext:value-type="float">
            <text:p>7688</text:p>
          </table:table-cell>
          <table:table-cell table:style-name="ce6" office:value-type="float" office:value="6809" calcext:value-type="float">
            <text:p>6809</text:p>
          </table:table-cell>
          <table:table-cell office:value-type="float" office:value="5003" calcext:value-type="float">
            <text:p>5003</text:p>
          </table:table-cell>
          <table:table-cell table:style-name="ce6" office:value-type="float" office:value="3128" calcext:value-type="float">
            <text:p>3128</text:p>
          </table:table-cell>
          <table:table-cell office:value-type="float" office:value="2509" calcext:value-type="float">
            <text:p>2509</text:p>
          </table:table-cell>
          <table:table-cell table:style-name="ce6" office:value-type="float" office:value="7477" calcext:value-type="float">
            <text:p>7477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8971" calcext:value-type="float">
            <text:p>8971</text:p>
          </table:table-cell>
          <table:table-cell office:value-type="float" office:value="3982" calcext:value-type="float">
            <text:p>3982</text:p>
          </table:table-cell>
          <table:table-cell table:style-name="ce6" office:value-type="float" office:value="8539" calcext:value-type="float">
            <text:p>8539</text:p>
          </table:table-cell>
          <table:table-cell office:value-type="float" office:value="2980" calcext:value-type="float">
            <text:p>2980</text:p>
          </table:table-cell>
          <table:table-cell table:style-name="ce6" office:value-type="float" office:value="4689" calcext:value-type="float">
            <text:p>4689</text:p>
          </table:table-cell>
          <table:table-cell office:value-type="float" office:value="6343" calcext:value-type="float">
            <text:p>6343</text:p>
          </table:table-cell>
          <table:table-cell table:style-name="ce6" office:value-type="float" office:value="5411" calcext:value-type="float">
            <text:p>5411</text:p>
          </table:table-cell>
          <table:table-cell office:value-type="float" office:value="2992" calcext:value-type="float">
            <text:p>2992</text:p>
          </table:table-cell>
          <table:table-cell table:style-name="ce6" office:value-type="float" office:value="5270" calcext:value-type="float">
            <text:p>5270</text:p>
          </table:table-cell>
          <table:table-cell office:value-type="float" office:value="5247" calcext:value-type="float">
            <text:p>5247</text:p>
          </table:table-cell>
          <table:table-cell table:style-name="ce6" office:value-type="float" office:value="9260" calcext:value-type="float">
            <text:p>9260</text:p>
          </table:table-cell>
          <table:table-cell office:value-type="float" office:value="2269" calcext:value-type="float">
            <text:p>2269</text:p>
          </table:table-cell>
          <table:table-cell table:style-name="ce6" office:value-type="float" office:value="7474" calcext:value-type="float">
            <text:p>7474</text:p>
          </table:table-cell>
          <table:table-cell office:value-type="float" office:value="1042" calcext:value-type="float">
            <text:p>1042</text:p>
          </table:table-cell>
          <table:table-cell table:style-name="ce6" office:value-type="float" office:value="7162" calcext:value-type="float">
            <text:p>7162</text:p>
          </table:table-cell>
          <table:table-cell office:value-type="float" office:value="5206" calcext:value-type="float">
            <text:p>5206</text:p>
          </table:table-cell>
          <table:table-cell table:style-name="ce6" office:value-type="float" office:value="1232" calcext:value-type="float">
            <text:p>1232</text:p>
          </table:table-cell>
          <table:table-cell office:value-type="float" office:value="4556" calcext:value-type="float">
            <text:p>4556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" office:value-type="float" office:value="3556" calcext:value-type="float">
            <text:p>3556</text:p>
          </table:table-cell>
          <table:table-cell table:style-name="ce6" office:value-type="float" office:value="5377" calcext:value-type="float">
            <text:p>5377</text:p>
          </table:table-cell>
          <table:table-cell table:style-name="ce6" office:value-type="float" office:value="1406" calcext:value-type="float">
            <text:p>1406</text:p>
          </table:table-cell>
          <table:table-cell table:style-name="ce6" office:value-type="float" office:value="5721" calcext:value-type="float">
            <text:p>5721</text:p>
          </table:table-cell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7847" calcext:value-type="float">
            <text:p>7847</text:p>
          </table:table-cell>
          <table:table-cell table:style-name="ce6" office:value-type="float" office:value="4251" calcext:value-type="float">
            <text:p>4251</text:p>
          </table:table-cell>
          <table:table-cell table:style-name="ce6" office:value-type="float" office:value="8293" calcext:value-type="float">
            <text:p>8293</text:p>
          </table:table-cell>
          <table:table-cell table:style-name="ce6" office:value-type="float" office:value="8281" calcext:value-type="float">
            <text:p>8281</text:p>
          </table:table-cell>
          <table:table-cell table:style-name="ce6" office:value-type="float" office:value="6351" calcext:value-type="float">
            <text:p>6351</text:p>
          </table:table-cell>
          <table:table-cell table:style-name="ce6" office:value-type="float" office:value="4912" calcext:value-type="float">
            <text:p>4912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870" calcext:value-type="float">
            <text:p>2870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948" calcext:value-type="float">
            <text:p>3948</text:p>
          </table:table-cell>
          <table:table-cell table:style-name="ce6" office:value-type="float" office:value="5322" calcext:value-type="float">
            <text:p>5322</text:p>
          </table:table-cell>
          <table:table-cell table:style-name="ce6" office:value-type="float" office:value="3840" calcext:value-type="float">
            <text:p>3840</text:p>
          </table:table-cell>
          <table:table-cell table:style-name="ce6" office:value-type="float" office:value="4738" calcext:value-type="float">
            <text:p>4738</text:p>
          </table:table-cell>
          <table:table-cell table:style-name="ce6" office:value-type="float" office:value="9563" calcext:value-type="float">
            <text:p>9563</text:p>
          </table:table-cell>
          <table:table-cell table:style-name="ce6" office:value-type="float" office:value="1906" calcext:value-type="float">
            <text:p>1906</text:p>
          </table:table-cell>
          <table:table-cell office:value-type="float" office:value="6298" calcext:value-type="float">
            <text:p>6298</text:p>
          </table:table-cell>
          <table:table-cell office:value-type="float" office:value="3234" calcext:value-type="float">
            <text:p>3234</text:p>
          </table:table-cell>
          <table:table-cell office:value-type="float" office:value="8959" calcext:value-type="float">
            <text:p>8959</text:p>
          </table:table-cell>
          <table:table-cell office:value-type="float" office:value="1562" calcext:value-type="float">
            <text:p>1562</text:p>
          </table:table-cell>
          <table:table-cell office:value-type="float" office:value="6297" calcext:value-type="float">
            <text:p>6297</text:p>
          </table:table-cell>
          <table:table-cell office:value-type="float" office:value="8835" calcext:value-type="float">
            <text:p>8835</text:p>
          </table:table-cell>
          <table:table-cell office:value-type="float" office:value="7861" calcext:value-type="float">
            <text:p>7861</text:p>
          </table:table-cell>
          <table:table-cell office:value-type="float" office:value="239" calcext:value-type="float">
            <text:p>239</text:p>
          </table:table-cell>
          <table:table-cell office:value-type="float" office:value="6618" calcext:value-type="float">
            <text:p>6618</text:p>
          </table:table-cell>
          <table:table-cell office:value-type="float" office:value="1322" calcext:value-type="float">
            <text:p>1322</text:p>
          </table:table-cell>
          <table:table-cell office:value-type="float" office:value="2553" calcext:value-type="float">
            <text:p>2553</text:p>
          </table:table-cell>
          <table:table-cell office:value-type="float" office:value="2213" calcext:value-type="float">
            <text:p>2213</text:p>
          </table:table-cell>
          <table:table-cell office:value-type="float" office:value="5053" calcext:value-type="float">
            <text:p>5053</text:p>
          </table:table-cell>
          <table:table-cell office:value-type="float" office:value="5446" calcext:value-type="float">
            <text:p>5446</text:p>
          </table:table-cell>
          <table:table-cell office:value-type="float" office:value="4402" calcext:value-type="float">
            <text:p>4402</text:p>
          </table:table-cell>
          <table:table-cell office:value-type="float" office:value="6500" calcext:value-type="float">
            <text:p>6500</text:p>
          </table:table-cell>
          <table:table-cell office:value-type="float" office:value="5182" calcext:value-type="float">
            <text:p>5182</text:p>
          </table:table-cell>
          <table:table-cell table:style-name="ce6" office:value-type="float" office:value="8585" calcext:value-type="float">
            <text:p>8585</text:p>
          </table:table-cell>
          <table:table-cell office:value-type="float" office:value="6900" calcext:value-type="float">
            <text:p>6900</text:p>
          </table:table-cell>
          <table:table-cell table:style-name="ce6" office:value-type="float" office:value="5756" calcext:value-type="float">
            <text:p>5756</text:p>
          </table:table-cell>
          <table:table-cell office:value-type="float" office:value="9661" calcext:value-type="float">
            <text:p>9661</text:p>
          </table:table-cell>
          <table:table-cell table:style-name="ce6" office:value-type="float" office:value="903" calcext:value-type="float">
            <text:p>903</text:p>
          </table:table-cell>
          <table:table-cell office:value-type="float" office:value="5186" calcext:value-type="float">
            <text:p>5186</text:p>
          </table:table-cell>
          <table:table-cell table:style-name="ce6" office:value-type="float" office:value="7687" calcext:value-type="float">
            <text:p>7687</text:p>
          </table:table-cell>
          <table:table-cell office:value-type="float" office:value="5998" calcext:value-type="float">
            <text:p>5998</text:p>
          </table:table-cell>
          <table:table-cell table:style-name="ce6" office:value-type="float" office:value="7997" calcext:value-type="float">
            <text:p>7997</text:p>
          </table:table-cell>
          <table:table-cell office:value-type="float" office:value="8081" calcext:value-type="float">
            <text:p>8081</text:p>
          </table:table-cell>
          <table:table-cell table:style-name="ce6" office:value-type="float" office:value="8955" calcext:value-type="float">
            <text:p>8955</text:p>
          </table:table-cell>
          <table:table-cell office:value-type="float" office:value="4835" calcext:value-type="float">
            <text:p>4835</text:p>
          </table:table-cell>
          <table:table-cell table:style-name="ce6" office:value-type="float" office:value="6069" calcext:value-type="float">
            <text:p>6069</text:p>
          </table:table-cell>
          <table:table-cell office:value-type="float" office:value="2621" calcext:value-type="float">
            <text:p>2621</text:p>
          </table:table-cell>
          <table:table-cell table:style-name="ce6" office:value-type="float" office:value="1581" calcext:value-type="float">
            <text:p>1581</text:p>
          </table:table-cell>
          <table:table-cell office:value-type="float" office:value="732" calcext:value-type="float">
            <text:p>732</text:p>
          </table:table-cell>
          <table:table-cell table:style-name="ce6" office:value-type="float" office:value="9564" calcext:value-type="float">
            <text:p>9564</text:p>
          </table:table-cell>
          <table:table-cell office:value-type="float" office:value="1082" calcext:value-type="float">
            <text:p>1082</text:p>
          </table:table-cell>
          <table:table-cell table:style-name="ce6" office:value-type="float" office:value="1853" calcext:value-type="float">
            <text:p>1853</text:p>
          </table:table-cell>
          <table:table-cell office:value-type="float" office:value="5442" calcext:value-type="float">
            <text:p>5442</text:p>
          </table:table-cell>
          <table:table-cell table:style-name="ce6" office:value-type="float" office:value="1342" calcext:value-type="float">
            <text:p>1342</text:p>
          </table:table-cell>
          <table:table-cell office:value-type="float" office:value="520" calcext:value-type="float">
            <text:p>520</text:p>
          </table:table-cell>
          <table:table-cell table:style-name="ce6" office:value-type="float" office:value="1737" calcext:value-type="float">
            <text:p>1737</text:p>
          </table:table-cell>
          <table:table-cell office:value-type="float" office:value="3703" calcext:value-type="float">
            <text:p>3703</text:p>
          </table:table-cell>
          <table:table-cell table:style-name="ce6" office:value-type="float" office:value="5321" calcext:value-type="float">
            <text:p>5321</text:p>
          </table:table-cell>
          <table:table-cell office:value-type="float" office:value="4793" calcext:value-type="float">
            <text:p>4793</text:p>
          </table:table-cell>
          <table:table-cell table:style-name="ce6" office:value-type="float" office:value="2776" calcext:value-type="float">
            <text:p>2776</text:p>
          </table:table-cell>
          <table:table-cell office:value-type="float" office:value="1508" calcext:value-type="float">
            <text:p>1508</text:p>
          </table:table-cell>
          <table:table-cell table:style-name="ce6" office:value-type="float" office:value="1647" calcext:value-type="float">
            <text:p>1647</text:p>
          </table:table-cell>
          <table:table-cell office:value-type="float" office:value="9101" calcext:value-type="float">
            <text:p>9101</text:p>
          </table:table-cell>
          <table:table-cell table:style-name="ce6" office:value-type="float" office:value="2499" calcext:value-type="float">
            <text:p>2499</text:p>
          </table:table-cell>
          <table:table-cell office:value-type="float" office:value="6891" calcext:value-type="float">
            <text:p>6891</text:p>
          </table:table-cell>
          <table:table-cell table:style-name="ce6" office:value-type="float" office:value="4336" calcext:value-type="float">
            <text:p>4336</text:p>
          </table:table-cell>
          <table:table-cell office:value-type="float" office:value="7012" calcext:value-type="float">
            <text:p>7012</text:p>
          </table:table-cell>
          <table:table-cell table:style-name="ce6" office:value-type="float" office:value="3329" calcext:value-type="float">
            <text:p>3329</text:p>
          </table:table-cell>
          <table:table-cell office:value-type="float" office:value="3212" calcext:value-type="float">
            <text:p>3212</text:p>
          </table:table-cell>
          <table:table-cell table:style-name="ce6" office:value-type="float" office:value="1442" calcext:value-type="float">
            <text:p>1442</text:p>
          </table:table-cell>
          <table:table-cell office:value-type="float" office:value="9993" calcext:value-type="float">
            <text:p>9993</text:p>
          </table:table-cell>
          <table:table-cell table:style-name="ce6" office:value-type="float" office:value="3988" calcext:value-type="float">
            <text:p>3988</text:p>
          </table:table-cell>
          <table:table-cell office:value-type="float" office:value="4930" calcext:value-type="float">
            <text:p>4930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table:style-name="ce6" office:value-type="float" office:value="3401" calcext:value-type="float">
            <text:p>3401</text:p>
          </table:table-cell>
          <table:table-cell table:style-name="ce6" office:value-type="float" office:value="5891" calcext:value-type="float">
            <text:p>5891</text:p>
          </table:table-cell>
          <table:table-cell table:style-name="ce6" office:value-type="float" office:value="9716" calcext:value-type="float">
            <text:p>9716</text:p>
          </table:table-cell>
          <table:table-cell table:style-name="ce6" office:value-type="float" office:value="1228" calcext:value-type="float">
            <text:p>1228</text:p>
          </table:table-cell>
          <table:table-cell table:style-name="ce6" office:value-type="float" office:value="7107" calcext:value-type="float">
            <text:p>7107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563" calcext:value-type="float">
            <text:p>3563</text:p>
          </table:table-cell>
          <table:table-cell table:style-name="ce6" office:value-type="float" office:value="2700" calcext:value-type="float">
            <text:p>2700</text:p>
          </table:table-cell>
          <table:table-cell table:style-name="ce6" office:value-type="float" office:value="6161" calcext:value-type="float">
            <text:p>6161</text:p>
          </table:table-cell>
          <table:table-cell table:style-name="ce6" office:value-type="float" office:value="5039" calcext:value-type="float">
            <text:p>5039</text:p>
          </table:table-cell>
          <table:table-cell table:style-name="ce6" office:value-type="float" office:value="4992" calcext:value-type="float">
            <text:p>4992</text:p>
          </table:table-cell>
          <table:table-cell table:style-name="ce6" office:value-type="float" office:value="2242" calcext:value-type="float">
            <text:p>2242</text:p>
          </table:table-cell>
          <table:table-cell table:style-name="ce6" office:value-type="float" office:value="8541" calcext:value-type="float">
            <text:p>8541</text:p>
          </table:table-cell>
          <table:table-cell table:style-name="ce6" office:value-type="float" office:value="7372" calcext:value-type="float">
            <text:p>7372</text:p>
          </table:table-cell>
          <table:table-cell table:style-name="ce6" office:value-type="float" office:value="2067" calcext:value-type="float">
            <text:p>2067</text:p>
          </table:table-cell>
          <table:table-cell table:style-name="ce6" office:value-type="float" office:value="1294" calcext:value-type="float">
            <text:p>1294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1306" calcext:value-type="float">
            <text:p>1306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8881" calcext:value-type="float">
            <text:p>8881</text:p>
          </table:table-cell>
          <table:table-cell table:style-name="ce6" office:value-type="float" office:value="5756" calcext:value-type="float">
            <text:p>5756</text:p>
          </table:table-cell>
          <table:table-cell office:value-type="float" office:value="9326" calcext:value-type="float">
            <text:p>9326</text:p>
          </table:table-cell>
          <table:table-cell office:value-type="float" office:value="411" calcext:value-type="float">
            <text:p>411</text:p>
          </table:table-cell>
          <table:table-cell office:value-type="float" office:value="8650" calcext:value-type="float">
            <text:p>8650</text:p>
          </table:table-cell>
          <table:table-cell office:value-type="float" office:value="8824" calcext:value-type="float">
            <text:p>8824</text:p>
          </table:table-cell>
          <table:table-cell office:value-type="float" office:value="5495" calcext:value-type="float">
            <text:p>5495</text:p>
          </table:table-cell>
          <table:table-cell office:value-type="float" office:value="8282" calcext:value-type="float">
            <text:p>8282</text:p>
          </table:table-cell>
          <table:table-cell office:value-type="float" office:value="8397" calcext:value-type="float">
            <text:p>8397</text:p>
          </table:table-cell>
          <table:table-cell office:value-type="float" office:value="2000" calcext:value-type="float">
            <text:p>2000</text:p>
          </table:table-cell>
          <table:table-cell office:value-type="float" office:value="1228" calcext:value-type="float">
            <text:p>1228</text:p>
          </table:table-cell>
          <table:table-cell office:value-type="float" office:value="7817" calcext:value-type="float">
            <text:p>7817</text:p>
          </table:table-cell>
          <table:table-cell office:value-type="float" office:value="2099" calcext:value-type="float">
            <text:p>2099</text:p>
          </table:table-cell>
          <table:table-cell office:value-type="float" office:value="6473" calcext:value-type="float">
            <text:p>6473</text:p>
          </table:table-cell>
          <table:table-cell office:value-type="float" office:value="3571" calcext:value-type="float">
            <text:p>3571</text:p>
          </table:table-cell>
          <table:table-cell office:value-type="float" office:value="5994" calcext:value-type="float">
            <text:p>5994</text:p>
          </table:table-cell>
          <table:table-cell office:value-type="float" office:value="4447" calcext:value-type="float">
            <text:p>4447</text:p>
          </table:table-cell>
          <table:table-cell office:value-type="float" office:value="1299" calcext:value-type="float">
            <text:p>1299</text:p>
          </table:table-cell>
          <table:table-cell office:value-type="float" office:value="5991" calcext:value-type="float">
            <text:p>5991</text:p>
          </table:table-cell>
          <table:table-cell table:style-name="ce6" office:value-type="float" office:value="543" calcext:value-type="float">
            <text:p>543</text:p>
          </table:table-cell>
          <table:table-cell office:value-type="float" office:value="7874" calcext:value-type="float">
            <text:p>7874</text:p>
          </table:table-cell>
          <table:table-cell table:style-name="ce6"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2093" calcext:value-type="float">
            <text:p>2093</text:p>
          </table:table-cell>
          <table:table-cell table:style-name="ce6" office:value-type="float" office:value="3463" calcext:value-type="float">
            <text:p>3463</text:p>
          </table:table-cell>
          <table:table-cell office:value-type="float" office:value="9189" calcext:value-type="float">
            <text:p>9189</text:p>
          </table:table-cell>
          <table:table-cell table:style-name="ce6" office:value-type="float" office:value="6872" calcext:value-type="float">
            <text:p>6872</text:p>
          </table:table-cell>
          <table:table-cell office:value-type="float" office:value="6118" calcext:value-type="float">
            <text:p>6118</text:p>
          </table:table-cell>
          <table:table-cell table:style-name="ce6" office:value-type="float" office:value="872" calcext:value-type="float">
            <text:p>872</text:p>
          </table:table-cell>
          <table:table-cell office:value-type="float" office:value="1008" calcext:value-type="float">
            <text:p>1008</text:p>
          </table:table-cell>
          <table:table-cell table:style-name="ce6" office:value-type="float" office:value="1779" calcext:value-type="float">
            <text:p>1779</text:p>
          </table:table-cell>
          <table:table-cell office:value-type="float" office:value="2805" calcext:value-type="float">
            <text:p>2805</text:p>
          </table:table-cell>
          <table:table-cell table:style-name="ce6" office:value-type="float" office:value="9084" calcext:value-type="float">
            <text:p>9084</text:p>
          </table:table-cell>
          <table:table-cell office:value-type="float" office:value="4048" calcext:value-type="float">
            <text:p>4048</text:p>
          </table:table-cell>
          <table:table-cell table:style-name="ce6" office:value-type="float" office:value="2123" calcext:value-type="float">
            <text:p>2123</text:p>
          </table:table-cell>
          <table:table-cell office:value-type="float" office:value="5877" calcext:value-type="float">
            <text:p>5877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3075" calcext:value-type="float">
            <text:p>3075</text:p>
          </table:table-cell>
          <table:table-cell table:style-name="ce6" office:value-type="float" office:value="1737" calcext:value-type="float">
            <text:p>1737</text:p>
          </table:table-cell>
          <table:table-cell office:value-type="float" office:value="9459" calcext:value-type="float">
            <text:p>9459</text:p>
          </table:table-cell>
          <table:table-cell table:style-name="ce6" office:value-type="float" office:value="4535" calcext:value-type="float">
            <text:p>4535</text:p>
          </table:table-cell>
          <table:table-cell office:value-type="float" office:value="6453" calcext:value-type="float">
            <text:p>6453</text:p>
          </table:table-cell>
          <table:table-cell table:style-name="ce6" office:value-type="float" office:value="3644" calcext:value-type="float">
            <text:p>3644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982" calcext:value-type="float">
            <text:p>5982</text:p>
          </table:table-cell>
          <table:table-cell office:value-type="float" office:value="4437" calcext:value-type="float">
            <text:p>4437</text:p>
          </table:table-cell>
          <table:table-cell table:style-name="ce6" office:value-type="float" office:value="5213" calcext:value-type="float">
            <text:p>5213</text:p>
          </table:table-cell>
          <table:table-cell office:value-type="float" office:value="1340" calcext:value-type="float">
            <text:p>1340</text:p>
          </table:table-cell>
          <table:table-cell table:style-name="ce6" office:value-type="float" office:value="6967" calcext:value-type="float">
            <text:p>6967</text:p>
          </table:table-cell>
          <table:table-cell office:value-type="float" office:value="9943" calcext:value-type="float">
            <text:p>9943</text:p>
          </table:table-cell>
          <table:table-cell table:style-name="ce6" office:value-type="float" office:value="5815" calcext:value-type="float">
            <text:p>5815</text:p>
          </table:table-cell>
          <table:table-cell office:value-type="float" office:value="669" calcext:value-type="float">
            <text:p>669</text:p>
          </table:table-cell>
          <table:table-cell table:style-name="ce6" office:value-type="float" office:value="8074" calcext:value-type="float">
            <text:p>8074</text:p>
          </table:table-cell>
          <table:table-cell office:value-type="float" office:value="1838" calcext:value-type="float">
            <text:p>1838</text:p>
          </table:table-cell>
          <table:table-cell table:style-name="ce6" office:value-type="float" office:value="6979" calcext:value-type="float">
            <text:p>6979</text:p>
          </table:table-cell>
          <table:table-cell office:value-type="float" office:value="9132" calcext:value-type="float">
            <text:p>9132</text:p>
          </table:table-cell>
          <table:table-cell table:style-name="ce6" office:value-type="float" office:value="9315" calcext:value-type="float">
            <text:p>9315</text:p>
          </table:table-cell>
          <table:table-cell office:value-type="float" office:value="715" calcext:value-type="float">
            <text:p>715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table:style-name="ce6" office:value-type="float" office:value="4030" calcext:value-type="float">
            <text:p>4030</text:p>
          </table:table-cell>
          <table:table-cell table:style-name="ce6" office:value-type="float" office:value="7177" calcext:value-type="float">
            <text:p>7177</text:p>
          </table:table-cell>
          <table:table-cell table:style-name="ce6" office:value-type="float" office:value="6336" calcext:value-type="float">
            <text:p>6336</text:p>
          </table:table-cell>
          <table:table-cell table:style-name="ce6" office:value-type="float" office:value="9933" calcext:value-type="float">
            <text:p>9933</text:p>
          </table:table-cell>
          <table:table-cell table:style-name="ce6" office:value-type="float" office:value="5296" calcext:value-type="float">
            <text:p>5296</text:p>
          </table:table-cell>
          <table:table-cell table:style-name="ce6" office:value-type="float" office:value="2621" calcext:value-type="float">
            <text:p>2621</text:p>
          </table:table-cell>
          <table:table-cell table:style-name="ce6" office:value-type="float" office:value="4785" calcext:value-type="float">
            <text:p>4785</text:p>
          </table:table-cell>
          <table:table-cell table:style-name="ce6" office:value-type="float" office:value="2755" calcext:value-type="float">
            <text:p>2755</text:p>
          </table:table-cell>
          <table:table-cell table:style-name="ce6" office:value-type="float" office:value="4832" calcext:value-type="float">
            <text:p>4832</text:p>
          </table:table-cell>
          <table:table-cell table:style-name="ce6" office:value-type="float" office:value="2512" calcext:value-type="float">
            <text:p>2512</text:p>
          </table:table-cell>
          <table:table-cell table:style-name="ce6" office:value-type="float" office:value="2118" calcext:value-type="float">
            <text:p>2118</text:p>
          </table:table-cell>
          <table:table-cell table:style-name="ce6" office:value-type="float" office:value="2244" calcext:value-type="float">
            <text:p>2244</text:p>
          </table:table-cell>
          <table:table-cell table:style-name="ce6" office:value-type="float" office:value="4407" calcext:value-type="float">
            <text:p>4407</text:p>
          </table:table-cell>
          <table:table-cell table:style-name="ce6" office:value-type="float" office:value="2170" calcext:value-type="float">
            <text:p>2170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7532" calcext:value-type="float">
            <text:p>7532</text:p>
          </table:table-cell>
          <table:table-cell table:style-name="ce6" office:value-type="float" office:value="9742" calcext:value-type="float">
            <text:p>9742</text:p>
          </table:table-cell>
          <table:table-cell table:style-name="ce6" office:value-type="float" office:value="5051" calcext:value-type="float">
            <text:p>5051</text:p>
          </table:table-cell>
          <table:table-cell table:style-name="ce6" office:value-type="float" office:value="7687" calcext:value-type="float">
            <text:p>7687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6924" calcext:value-type="float">
            <text:p>6924</text:p>
          </table:table-cell>
          <table:table-cell office:value-type="float" office:value="3527" calcext:value-type="float">
            <text:p>3527</text:p>
          </table:table-cell>
          <table:table-cell office:value-type="float" office:value="4694" calcext:value-type="float">
            <text:p>4694</text:p>
          </table:table-cell>
          <table:table-cell office:value-type="float" office:value="5145" calcext:value-type="float">
            <text:p>5145</text:p>
          </table:table-cell>
          <table:table-cell office:value-type="float" office:value="1306" calcext:value-type="float">
            <text:p>1306</text:p>
          </table:table-cell>
          <table:table-cell office:value-type="float" office:value="2165" calcext:value-type="float">
            <text:p>2165</text:p>
          </table:table-cell>
          <table:table-cell office:value-type="float" office:value="5940" calcext:value-type="float">
            <text:p>5940</text:p>
          </table:table-cell>
          <table:table-cell office:value-type="float" office:value="2425" calcext:value-type="float">
            <text:p>2425</text:p>
          </table:table-cell>
          <table:table-cell office:value-type="float" office:value="8910" calcext:value-type="float">
            <text:p>8910</text:p>
          </table:table-cell>
          <table:table-cell office:value-type="float" office:value="3513" calcext:value-type="float">
            <text:p>3513</text:p>
          </table:table-cell>
          <table:table-cell office:value-type="float" office:value="1909" calcext:value-type="float">
            <text:p>1909</text:p>
          </table:table-cell>
          <table:table-cell office:value-type="float" office:value="6983" calcext:value-type="float">
            <text:p>6983</text:p>
          </table:table-cell>
          <table:table-cell office:value-type="float" office:value="346" calcext:value-type="float">
            <text:p>346</text:p>
          </table:table-cell>
          <table:table-cell office:value-type="float" office:value="6377" calcext:value-type="float">
            <text:p>6377</text:p>
          </table:table-cell>
          <table:table-cell office:value-type="float" office:value="4304" calcext:value-type="float">
            <text:p>4304</text:p>
          </table:table-cell>
          <table:table-cell office:value-type="float" office:value="9330" calcext:value-type="float">
            <text:p>9330</text:p>
          </table:table-cell>
          <table:table-cell office:value-type="float" office:value="7203" calcext:value-type="float">
            <text:p>7203</text:p>
          </table:table-cell>
          <table:table-cell office:value-type="float" office:value="6605" calcext:value-type="float">
            <text:p>6605</text:p>
          </table:table-cell>
          <table:table-cell table:style-name="ce6" office:value-type="float" office:value="3709" calcext:value-type="float">
            <text:p>3709</text:p>
          </table:table-cell>
          <table:table-cell office:value-type="float" office:value="3346" calcext:value-type="float">
            <text:p>3346</text:p>
          </table:table-cell>
          <table:table-cell table:style-name="ce6"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table:style-name="ce6" office:value-type="float" office:value="9737" calcext:value-type="float">
            <text:p>9737</text:p>
          </table:table-cell>
          <table:table-cell office:value-type="float" office:value="5811" calcext:value-type="float">
            <text:p>5811</text:p>
          </table:table-cell>
          <table:table-cell table:style-name="ce6" office:value-type="float" office:value="4427" calcext:value-type="float">
            <text:p>4427</text:p>
          </table:table-cell>
          <table:table-cell office:value-type="float" office:value="9939" calcext:value-type="float">
            <text:p>9939</text:p>
          </table:table-cell>
          <table:table-cell table:style-name="ce6" office:value-type="float" office:value="3693" calcext:value-type="float">
            <text:p>3693</text:p>
          </table:table-cell>
          <table:table-cell office:value-type="float" office:value="8436" calcext:value-type="float">
            <text:p>8436</text:p>
          </table:table-cell>
          <table:table-cell table:style-name="ce6" office:value-type="float" office:value="5566" calcext:value-type="float">
            <text:p>5566</text:p>
          </table:table-cell>
          <table:table-cell office:value-type="float" office:value="1977" calcext:value-type="float">
            <text:p>1977</text:p>
          </table:table-cell>
          <table:table-cell table:style-name="ce6" office:value-type="float" office:value="3728" calcext:value-type="float">
            <text:p>3728</text:p>
          </table:table-cell>
          <table:table-cell office:value-type="float" office:value="2399" calcext:value-type="float">
            <text:p>2399</text:p>
          </table:table-cell>
          <table:table-cell table:style-name="ce6" office:value-type="float" office:value="3985" calcext:value-type="float">
            <text:p>3985</text:p>
          </table:table-cell>
          <table:table-cell office:value-type="float" office:value="8303" calcext:value-type="float">
            <text:p>8303</text:p>
          </table:table-cell>
          <table:table-cell table:style-name="ce6" office:value-type="float" office:value="2492" calcext:value-type="float">
            <text:p>2492</text:p>
          </table:table-cell>
          <table:table-cell office:value-type="float" office:value="5366" calcext:value-type="float">
            <text:p>5366</text:p>
          </table:table-cell>
          <table:table-cell table:style-name="ce6" office:value-type="float" office:value="9802" calcext:value-type="float">
            <text:p>9802</text:p>
          </table:table-cell>
          <table:table-cell office:value-type="float" office:value="9193" calcext:value-type="float">
            <text:p>9193</text:p>
          </table:table-cell>
          <table:table-cell table:style-name="ce6" office:value-type="float" office:value="7296" calcext:value-type="float">
            <text:p>7296</text:p>
          </table:table-cell>
          <table:table-cell office:value-type="float" office:value="1033" calcext:value-type="float">
            <text:p>1033</text:p>
          </table:table-cell>
          <table:table-cell table:style-name="ce6" office:value-type="float" office:value="5060" calcext:value-type="float">
            <text:p>5060</text:p>
          </table:table-cell>
          <table:table-cell office:value-type="float" office:value="9144" calcext:value-type="float">
            <text:p>9144</text:p>
          </table:table-cell>
          <table:table-cell table:style-name="ce6" office:value-type="float" office:value="2766" calcext:value-type="float">
            <text:p>2766</text:p>
          </table:table-cell>
          <table:table-cell office:value-type="float" office:value="1151" calcext:value-type="float">
            <text:p>1151</text:p>
          </table:table-cell>
          <table:table-cell table:style-name="ce6" office:value-type="float" office:value="7629" calcext:value-type="float">
            <text:p>7629</text:p>
          </table:table-cell>
          <table:table-cell office:value-type="float" office:value="5169" calcext:value-type="float">
            <text:p>5169</text:p>
          </table:table-cell>
          <table:table-cell table:style-name="ce6" office:value-type="float" office:value="5995" calcext:value-type="float">
            <text:p>5995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7619" calcext:value-type="float">
            <text:p>7619</text:p>
          </table:table-cell>
          <table:table-cell office:value-type="float" office:value="7565" calcext:value-type="float">
            <text:p>7565</text:p>
          </table:table-cell>
          <table:table-cell table:style-name="ce6" office:value-type="float" office:value="4208" calcext:value-type="float">
            <text:p>4208</text:p>
          </table:table-cell>
          <table:table-cell office:value-type="float" office:value="1713" calcext:value-type="float">
            <text:p>1713</text:p>
          </table:table-cell>
          <table:table-cell table:style-name="ce6" office:value-type="float" office:value="6279" calcext:value-type="float">
            <text:p>6279</text:p>
          </table:table-cell>
          <table:table-cell office:value-type="float" office:value="3209" calcext:value-type="float">
            <text:p>3209</text:p>
          </table:table-cell>
          <table:table-cell table:style-name="ce6" office:value-type="float" office:value="4908" calcext:value-type="float">
            <text:p>4908</text:p>
          </table:table-cell>
          <table:table-cell office:value-type="float" office:value="9224" calcext:value-type="float">
            <text:p>9224</text:p>
          </table:table-cell>
          <table:table-cell table:style-name="ce6" office:value-type="float" office:value="7409" calcext:value-type="float">
            <text:p>7409</text:p>
          </table:table-cell>
          <table:table-cell office:value-type="float" office:value="1325" calcext:value-type="float">
            <text:p>1325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1775" calcext:value-type="float">
            <text:p>1775</text:p>
          </table:table-cell>
          <table:table-cell table:style-name="ce6" office:value-type="float" office:value="3648" calcext:value-type="float">
            <text:p>3648</text:p>
          </table:table-cell>
          <table:table-cell table:style-name="ce6" office:value-type="float" office:value="4690" calcext:value-type="float">
            <text:p>4690</text:p>
          </table:table-cell>
          <table:table-cell table:style-name="ce6" office:value-type="float" office:value="959" calcext:value-type="float">
            <text:p>959</text:p>
          </table:table-cell>
          <table:table-cell table:style-name="ce6" office:value-type="float" office:value="5837" calcext:value-type="float">
            <text:p>5837</text:p>
          </table:table-cell>
          <table:table-cell table:style-name="ce6" office:value-type="float" office:value="4520" calcext:value-type="float">
            <text:p>4520</text:p>
          </table:table-cell>
          <table:table-cell table:style-name="ce6" office:value-type="float" office:value="5394" calcext:value-type="float">
            <text:p>5394</text:p>
          </table:table-cell>
          <table:table-cell table:style-name="ce6" office:value-type="float" office:value="1378" calcext:value-type="float">
            <text:p>1378</text:p>
          </table:table-cell>
          <table:table-cell table:style-name="ce6" office:value-type="float" office:value="9485" calcext:value-type="float">
            <text:p>9485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4018" calcext:value-type="float">
            <text:p>4018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9174" calcext:value-type="float">
            <text:p>9174</text:p>
          </table:table-cell>
          <table:table-cell table:style-name="ce6" office:value-type="float" office:value="2932" calcext:value-type="float">
            <text:p>2932</text:p>
          </table:table-cell>
          <table:table-cell table:style-name="ce6" office:value-type="float" office:value="9890" calcext:value-type="float">
            <text:p>9890</text:p>
          </table:table-cell>
          <table:table-cell table:style-name="ce6" office:value-type="float" office:value="3696" calcext:value-type="float">
            <text:p>369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723" calcext:value-type="float">
            <text:p>1723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9355" calcext:value-type="float">
            <text:p>9355</text:p>
          </table:table-cell>
          <table:table-cell office:value-type="float" office:value="7063" calcext:value-type="float">
            <text:p>7063</text:p>
          </table:table-cell>
          <table:table-cell office:value-type="float" office:value="1594" calcext:value-type="float">
            <text:p>1594</text:p>
          </table:table-cell>
          <table:table-cell office:value-type="float" office:value="1918" calcext:value-type="float">
            <text:p>1918</text:p>
          </table:table-cell>
          <table:table-cell office:value-type="float" office:value="8574" calcext:value-type="float">
            <text:p>8574</text:p>
          </table:table-cell>
          <table:table-cell office:value-type="float" office:value="7594" calcext:value-type="float">
            <text:p>7594</text:p>
          </table:table-cell>
          <table:table-cell office:value-type="float" office:value="7942" calcext:value-type="float">
            <text:p>7942</text:p>
          </table:table-cell>
          <table:table-cell office:value-type="float" office:value="1547" calcext:value-type="float">
            <text:p>1547</text:p>
          </table:table-cell>
          <table:table-cell office:value-type="float" office:value="6166" calcext:value-type="float">
            <text:p>6166</text:p>
          </table:table-cell>
          <table:table-cell office:value-type="float" office:value="7888" calcext:value-type="float">
            <text:p>7888</text:p>
          </table:table-cell>
          <table:table-cell office:value-type="float" office:value="354" calcext:value-type="float">
            <text:p>354</text:p>
          </table:table-cell>
          <table:table-cell office:value-type="float" office:value="6932" calcext:value-type="float">
            <text:p>6932</text:p>
          </table:table-cell>
          <table:table-cell office:value-type="float" office:value="4651" calcext:value-type="float">
            <text:p>4651</text:p>
          </table:table-cell>
          <table:table-cell office:value-type="float" office:value="1010" calcext:value-type="float">
            <text:p>1010</text:p>
          </table:table-cell>
          <table:table-cell office:value-type="float" office:value="7759" calcext:value-type="float">
            <text:p>7759</text:p>
          </table:table-cell>
          <table:table-cell office:value-type="float" office:value="6905" calcext:value-type="float">
            <text:p>6905</text:p>
          </table:table-cell>
          <table:table-cell office:value-type="float" office:value="661" calcext:value-type="float">
            <text:p>661</text:p>
          </table:table-cell>
          <table:table-cell office:value-type="float" office:value="7689" calcext:value-type="float">
            <text:p>7689</text:p>
          </table:table-cell>
          <table:table-cell table:style-name="ce6" office:value-type="float" office:value="6092" calcext:value-type="float">
            <text:p>6092</text:p>
          </table:table-cell>
          <table:table-cell office:value-type="float" office:value="9292" calcext:value-type="float">
            <text:p>9292</text:p>
          </table:table-cell>
          <table:table-cell table:style-name="ce6" office:value-type="float" office:value="3845" calcext:value-type="float">
            <text:p>3845</text:p>
          </table:table-cell>
          <table:table-cell office:value-type="float" office:value="9605" calcext:value-type="float">
            <text:p>9605</text:p>
          </table:table-cell>
          <table:table-cell table:style-name="ce6" office:value-type="float" office:value="8443" calcext:value-type="float">
            <text:p>8443</text:p>
          </table:table-cell>
          <table:table-cell office:value-type="float" office:value="443" calcext:value-type="float">
            <text:p>443</text:p>
          </table:table-cell>
          <table:table-cell table:style-name="ce6" office:value-type="float" office:value="8275" calcext:value-type="float">
            <text:p>8275</text:p>
          </table:table-cell>
          <table:table-cell office:value-type="float" office:value="5163" calcext:value-type="float">
            <text:p>5163</text:p>
          </table:table-cell>
          <table:table-cell table:style-name="ce6" office:value-type="float" office:value="7720" calcext:value-type="float">
            <text:p>7720</text:p>
          </table:table-cell>
          <table:table-cell office:value-type="float" office:value="7265" calcext:value-type="float">
            <text:p>7265</text:p>
          </table:table-cell>
          <table:table-cell table:style-name="ce6" office:value-type="float" office:value="6356" calcext:value-type="float">
            <text:p>6356</text:p>
          </table:table-cell>
          <table:table-cell office:value-type="float" office:value="7779" calcext:value-type="float">
            <text:p>7779</text:p>
          </table:table-cell>
          <table:table-cell table:style-name="ce6" office:value-type="float" office:value="1798" calcext:value-type="float">
            <text:p>1798</text:p>
          </table:table-cell>
          <table:table-cell office:value-type="float" office:value="1754" calcext:value-type="float">
            <text:p>1754</text:p>
          </table:table-cell>
          <table:table-cell table:style-name="ce6" office:value-type="float" office:value="5225" calcext:value-type="float">
            <text:p>5225</text:p>
          </table:table-cell>
          <table:table-cell office:value-type="float" office:value="6661" calcext:value-type="float">
            <text:p>6661</text:p>
          </table:table-cell>
          <table:table-cell table:style-name="ce6" office:value-type="float" office:value="1180" calcext:value-type="float">
            <text:p>1180</text:p>
          </table:table-cell>
          <table:table-cell office:value-type="float" office:value="8024" calcext:value-type="float">
            <text:p>8024</text:p>
          </table:table-cell>
          <table:table-cell table:style-name="ce6" office:value-type="float" office:value="5666" calcext:value-type="float">
            <text:p>5666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9153" calcext:value-type="float">
            <text:p>9153</text:p>
          </table:table-cell>
          <table:table-cell office:value-type="float" office:value="1840" calcext:value-type="float">
            <text:p>1840</text:p>
          </table:table-cell>
          <table:table-cell table:style-name="ce6" office:value-type="float" office:value="3508" calcext:value-type="float">
            <text:p>3508</text:p>
          </table:table-cell>
          <table:table-cell office:value-type="float" office:value="1193" calcext:value-type="float">
            <text:p>1193</text:p>
          </table:table-cell>
          <table:table-cell table:style-name="ce6" office:value-type="float" office:value="4445" calcext:value-type="float">
            <text:p>4445</text:p>
          </table:table-cell>
          <table:table-cell office:value-type="float" office:value="2648" calcext:value-type="float">
            <text:p>2648</text:p>
          </table:table-cell>
          <table:table-cell table:style-name="ce6" office:value-type="float" office:value="3538" calcext:value-type="float">
            <text:p>3538</text:p>
          </table:table-cell>
          <table:table-cell office:value-type="float" office:value="6243" calcext:value-type="float">
            <text:p>6243</text:p>
          </table:table-cell>
          <table:table-cell table:style-name="ce6" office:value-type="float" office:value="6375" calcext:value-type="float">
            <text:p>6375</text:p>
          </table:table-cell>
          <table:table-cell office:value-type="float" office:value="8107" calcext:value-type="float">
            <text:p>8107</text:p>
          </table:table-cell>
          <table:table-cell table:style-name="ce6" office:value-type="float" office:value="5902" calcext:value-type="float">
            <text:p>5902</text:p>
          </table:table-cell>
          <table:table-cell office:value-type="float" office:value="5423" calcext:value-type="float">
            <text:p>5423</text:p>
          </table:table-cell>
          <table:table-cell table:style-name="ce6" office:value-type="float" office:value="2520" calcext:value-type="float">
            <text:p>2520</text:p>
          </table:table-cell>
          <table:table-cell office:value-type="float" office:value="1122" calcext:value-type="float">
            <text:p>1122</text:p>
          </table:table-cell>
          <table:table-cell table:style-name="ce6" office:value-type="float" office:value="5015" calcext:value-type="float">
            <text:p>5015</text:p>
          </table:table-cell>
          <table:table-cell office:value-type="float" office:value="6113" calcext:value-type="float">
            <text:p>6113</text:p>
          </table:table-cell>
          <table:table-cell table:style-name="ce6" office:value-type="float" office:value="8859" calcext:value-type="float">
            <text:p>8859</text:p>
          </table:table-cell>
          <table:table-cell office:value-type="float" office:value="9370" calcext:value-type="float">
            <text:p>9370</text:p>
          </table:table-cell>
          <table:table-cell table:style-name="ce6" office:value-type="float" office:value="966" calcext:value-type="float">
            <text:p>966</text:p>
          </table:table-cell>
          <table:table-cell office:value-type="float" office:value="8673" calcext:value-type="float">
            <text:p>8673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style-name="ce6" office:value-type="float" office:value="3423" calcext:value-type="float">
            <text:p>3423</text:p>
          </table:table-cell>
          <table:table-cell table:style-name="ce6" office:value-type="float" office:value="4723" calcext:value-type="float">
            <text:p>4723</text:p>
          </table:table-cell>
          <table:table-cell table:style-name="ce6" office:value-type="float" office:value="6533" calcext:value-type="float">
            <text:p>6533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8041" calcext:value-type="float">
            <text:p>8041</text:p>
          </table:table-cell>
          <table:table-cell table:style-name="ce6" office:value-type="float" office:value="7921" calcext:value-type="float">
            <text:p>7921</text:p>
          </table:table-cell>
          <table:table-cell table:style-name="ce6" office:value-type="float" office:value="8277" calcext:value-type="float">
            <text:p>8277</text:p>
          </table:table-cell>
          <table:table-cell table:style-name="ce6" office:value-type="float" office:value="4094" calcext:value-type="float">
            <text:p>4094</text:p>
          </table:table-cell>
          <table:table-cell table:style-name="ce6" office:value-type="float" office:value="5368" calcext:value-type="float">
            <text:p>5368</text:p>
          </table:table-cell>
          <table:table-cell table:style-name="ce6" office:value-type="float" office:value="7252" calcext:value-type="float">
            <text:p>7252</text:p>
          </table:table-cell>
          <table:table-cell table:style-name="ce6" office:value-type="float" office:value="8852" calcext:value-type="float">
            <text:p>8852</text:p>
          </table:table-cell>
          <table:table-cell table:style-name="ce6" office:value-type="float" office:value="9166" calcext:value-type="float">
            <text:p>9166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2801" calcext:value-type="float">
            <text:p>2801</text:p>
          </table:table-cell>
          <table:table-cell table:style-name="ce6" office:value-type="float" office:value="6125" calcext:value-type="float">
            <text:p>6125</text:p>
          </table:table-cell>
          <table:table-cell table:style-name="ce6" office:value-type="float" office:value="8093" calcext:value-type="float">
            <text:p>8093</text:p>
          </table:table-cell>
          <table:table-cell table:style-name="ce6" office:value-type="float" office:value="5738" calcext:value-type="float">
            <text:p>5738</text:p>
          </table:table-cell>
          <table:table-cell table:style-name="ce6" office:value-type="float" office:value="4038" calcext:value-type="float">
            <text:p>4038</text:p>
          </table:table-cell>
          <table:table-cell table:style-name="ce6" office:value-type="float" office:value="9808" calcext:value-type="float">
            <text:p>9808</text:p>
          </table:table-cell>
          <table:table-cell table:style-name="ce6" office:value-type="float" office:value="7359" calcext:value-type="float">
            <text:p>7359</text:p>
          </table:table-cell>
          <table:table-cell table:style-name="ce6" office:value-type="float" office:value="9494" calcext:value-type="float">
            <text:p>9494</text:p>
          </table:table-cell>
          <table:table-cell office:value-type="float" office:value="601" calcext:value-type="float">
            <text:p>601</text:p>
          </table:table-cell>
          <table:table-cell office:value-type="float" office:value="9116" calcext:value-type="float">
            <text:p>9116</text:p>
          </table:table-cell>
          <table:table-cell office:value-type="float" office:value="4946" calcext:value-type="float">
            <text:p>4946</text:p>
          </table:table-cell>
          <table:table-cell office:value-type="float" office:value="2702" calcext:value-type="float">
            <text:p>2702</text:p>
          </table:table-cell>
          <table:table-cell office:value-type="float" office:value="5573" calcext:value-type="float">
            <text:p>5573</text:p>
          </table:table-cell>
          <table:table-cell office:value-type="float" office:value="2921" calcext:value-type="float">
            <text:p>2921</text:p>
          </table:table-cell>
          <table:table-cell office:value-type="float" office:value="9862" calcext:value-type="float">
            <text:p>9862</text:p>
          </table:table-cell>
          <table:table-cell office:value-type="float" office:value="1462" calcext:value-type="float">
            <text:p>1462</text:p>
          </table:table-cell>
          <table:table-cell office:value-type="float" office:value="1269" calcext:value-type="float">
            <text:p>1269</text:p>
          </table:table-cell>
          <table:table-cell office:value-type="float" office:value="2410" calcext:value-type="float">
            <text:p>2410</text:p>
          </table:table-cell>
          <table:table-cell office:value-type="float" office:value="4171" calcext:value-type="float">
            <text:p>4171</text:p>
          </table:table-cell>
          <table:table-cell office:value-type="float" office:value="2709" calcext:value-type="float">
            <text:p>2709</text:p>
          </table:table-cell>
          <table:table-cell office:value-type="float" office:value="7508" calcext:value-type="float">
            <text:p>7508</text:p>
          </table:table-cell>
          <table:table-cell office:value-type="float" office:value="6241" calcext:value-type="float">
            <text:p>6241</text:p>
          </table:table-cell>
          <table:table-cell office:value-type="float" office:value="7522" calcext:value-type="float">
            <text:p>7522</text:p>
          </table:table-cell>
          <table:table-cell office:value-type="float" office:value="615" calcext:value-type="float">
            <text:p>615</text:p>
          </table:table-cell>
          <table:table-cell office:value-type="float" office:value="2407" calcext:value-type="float">
            <text:p>2407</text:p>
          </table:table-cell>
          <table:table-cell table:style-name="ce6" office:value-type="float" office:value="8200" calcext:value-type="float">
            <text:p>8200</text:p>
          </table:table-cell>
          <table:table-cell office:value-type="float" office:value="4189" calcext:value-type="float">
            <text:p>4189</text:p>
          </table:table-cell>
          <table:table-cell table:style-name="ce6" office:value-type="float" office:value="5492" calcext:value-type="float">
            <text:p>5492</text:p>
          </table:table-cell>
          <table:table-cell office:value-type="float" office:value="5649" calcext:value-type="float">
            <text:p>5649</text:p>
          </table:table-cell>
          <table:table-cell table:style-name="ce6" office:value-type="float" office:value="7353" calcext:value-type="float">
            <text:p>7353</text:p>
          </table:table-cell>
          <table:table-cell office:value-type="float" office:value="2590" calcext:value-type="float">
            <text:p>2590</text:p>
          </table:table-cell>
          <table:table-cell table:style-name="ce6" office:value-type="float" office:value="5203" calcext:value-type="float">
            <text:p>5203</text:p>
          </table:table-cell>
          <table:table-cell office:value-type="float" office:value="4274" calcext:value-type="float">
            <text:p>4274</text:p>
          </table:table-cell>
          <table:table-cell table:style-name="ce6" office:value-type="float" office:value="710" calcext:value-type="float">
            <text:p>710</text:p>
          </table:table-cell>
          <table:table-cell office:value-type="float" office:value="7329" calcext:value-type="float">
            <text:p>7329</text:p>
          </table:table-cell>
          <table:table-cell table:style-name="ce6" office:value-type="float" office:value="9063" calcext:value-type="float">
            <text:p>9063</text:p>
          </table:table-cell>
          <table:table-cell office:value-type="float" office:value="956" calcext:value-type="float">
            <text:p>956</text:p>
          </table:table-cell>
          <table:table-cell table:style-name="ce6" office:value-type="float" office:value="8371" calcext:value-type="float">
            <text:p>8371</text:p>
          </table:table-cell>
          <table:table-cell office:value-type="float" office:value="3722" calcext:value-type="float">
            <text:p>3722</text:p>
          </table:table-cell>
          <table:table-cell table:style-name="ce6" office:value-type="float" office:value="4253" calcext:value-type="float">
            <text:p>4253</text:p>
          </table:table-cell>
          <table:table-cell office:value-type="float" office:value="4785" calcext:value-type="float">
            <text:p>4785</text:p>
          </table:table-cell>
          <table:table-cell table:style-name="ce6" office:value-type="float" office:value="1194" calcext:value-type="float">
            <text:p>1194</text:p>
          </table:table-cell>
          <table:table-cell office:value-type="float" office:value="4828" calcext:value-type="float">
            <text:p>4828</text:p>
          </table:table-cell>
          <table:table-cell table:style-name="ce6" office:value-type="float" office:value="4717" calcext:value-type="float">
            <text:p>4717</text:p>
          </table:table-cell>
          <table:table-cell office:value-type="float" office:value="4548" calcext:value-type="float">
            <text:p>4548</text:p>
          </table:table-cell>
          <table:table-cell table:style-name="ce6" office:value-type="float" office:value="940" calcext:value-type="float">
            <text:p>940</text:p>
          </table:table-cell>
          <table:table-cell office:value-type="float" office:value="983" calcext:value-type="float">
            <text:p>983</text:p>
          </table:table-cell>
          <table:table-cell table:style-name="ce6" office:value-type="float" office:value="2575" calcext:value-type="float">
            <text:p>2575</text:p>
          </table:table-cell>
          <table:table-cell office:value-type="float" office:value="4511" calcext:value-type="float">
            <text:p>4511</text:p>
          </table:table-cell>
          <table:table-cell table:style-name="ce6" office:value-type="float" office:value="2938" calcext:value-type="float">
            <text:p>2938</text:p>
          </table:table-cell>
          <table:table-cell office:value-type="float" office:value="1827" calcext:value-type="float">
            <text:p>1827</text:p>
          </table:table-cell>
          <table:table-cell table:style-name="ce6" office:value-type="float" office:value="2027" calcext:value-type="float">
            <text:p>2027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1236" calcext:value-type="float">
            <text:p>1236</text:p>
          </table:table-cell>
          <table:table-cell office:value-type="float" office:value="841" calcext:value-type="float">
            <text:p>841</text:p>
          </table:table-cell>
          <table:table-cell table:style-name="ce6" office:value-type="float" office:value="5760" calcext:value-type="float">
            <text:p>5760</text:p>
          </table:table-cell>
          <table:table-cell office:value-type="float" office:value="1680" calcext:value-type="float">
            <text:p>1680</text:p>
          </table:table-cell>
          <table:table-cell table:style-name="ce6" office:value-type="float" office:value="6260" calcext:value-type="float">
            <text:p>6260</text:p>
          </table:table-cell>
          <table:table-cell office:value-type="float" office:value="2373" calcext:value-type="float">
            <text:p>2373</text:p>
          </table:table-cell>
          <table:table-cell table:style-name="ce6" office:value-type="float" office:value="3851" calcext:value-type="float">
            <text:p>3851</text:p>
          </table:table-cell>
          <table:table-cell office:value-type="float" office:value="1841" calcext:value-type="float">
            <text:p>1841</text:p>
          </table:table-cell>
          <table:table-cell table:style-name="ce6" office:value-type="float" office:value="4968" calcext:value-type="float">
            <text:p>4968</text:p>
          </table:table-cell>
          <table:table-cell office:value-type="float" office:value="1172" calcext:value-type="float">
            <text:p>1172</text:p>
          </table:table-cell>
          <table:table-cell table:style-name="ce6" office:value-type="float" office:value="5179" calcext:value-type="float">
            <text:p>5179</text:p>
          </table:table-cell>
          <table:table-cell office:value-type="float" office:value="7175" calcext:value-type="float">
            <text:p>7175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3560" calcext:value-type="float">
            <text:p>3560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6260" calcext:value-type="float">
            <text:p>6260</text:p>
          </table:table-cell>
          <table:table-cell table:style-name="ce6" office:value-type="float" office:value="2988" calcext:value-type="float">
            <text:p>2988</text:p>
          </table:table-cell>
          <table:table-cell table:style-name="ce6" office:value-type="float" office:value="9537" calcext:value-type="float">
            <text:p>9537</text:p>
          </table:table-cell>
          <table:table-cell table:style-name="ce6" office:value-type="float" office:value="4064" calcext:value-type="float">
            <text:p>4064</text:p>
          </table:table-cell>
          <table:table-cell table:style-name="ce6" office:value-type="float" office:value="4829" calcext:value-type="float">
            <text:p>4829</text:p>
          </table:table-cell>
          <table:table-cell table:style-name="ce6" office:value-type="float" office:value="8872" calcext:value-type="float">
            <text:p>8872</text:p>
          </table:table-cell>
          <table:table-cell table:style-name="ce6" office:value-type="float" office:value="9598" calcext:value-type="float">
            <text:p>9598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1792" calcext:value-type="float">
            <text:p>1792</text:p>
          </table:table-cell>
          <table:table-cell table:style-name="ce6" office:value-type="float" office:value="7118" calcext:value-type="float">
            <text:p>7118</text:p>
          </table:table-cell>
          <table:table-cell table:style-name="ce6" office:value-type="float" office:value="9962" calcext:value-type="float">
            <text:p>9962</text:p>
          </table:table-cell>
          <table:table-cell table:style-name="ce6" office:value-type="float" office:value="9336" calcext:value-type="float">
            <text:p>9336</text:p>
          </table:table-cell>
          <table:table-cell table:style-name="ce6" office:value-type="float" office:value="4368" calcext:value-type="float">
            <text:p>4368</text:p>
          </table:table-cell>
          <table:table-cell table:style-name="ce6" office:value-type="float" office:value="9189" calcext:value-type="float">
            <text:p>9189</text:p>
          </table:table-cell>
          <table:table-cell table:style-name="ce6" office:value-type="float" office:value="6857" calcext:value-type="float">
            <text:p>6857</text:p>
          </table:table-cell>
          <table:table-cell table:style-name="ce6" office:value-type="float" office:value="1829" calcext:value-type="float">
            <text:p>1829</text:p>
          </table:table-cell>
          <table:table-cell table:style-name="ce6" office:value-type="float" office:value="9863" calcext:value-type="float">
            <text:p>9863</text:p>
          </table:table-cell>
          <table:table-cell table:style-name="ce6" office:value-type="float" office:value="6287" calcext:value-type="float">
            <text:p>6287</text:p>
          </table:table-cell>
          <table:table-cell office:value-type="float" office:value="7303" calcext:value-type="float">
            <text:p>7303</text:p>
          </table:table-cell>
          <table:table-cell office:value-type="float" office:value="7769" calcext:value-type="float">
            <text:p>7769</text:p>
          </table:table-cell>
          <table:table-cell office:value-type="float" office:value="2707" calcext:value-type="float">
            <text:p>2707</text:p>
          </table:table-cell>
          <table:table-cell office:value-type="float" office:value="8257" calcext:value-type="float">
            <text:p>8257</text:p>
          </table:table-cell>
          <table:table-cell office:value-type="float" office:value="2391" calcext:value-type="float">
            <text:p>2391</text:p>
          </table:table-cell>
          <table:table-cell office:value-type="float" office:value="2009" calcext:value-type="float">
            <text:p>2009</text:p>
          </table:table-cell>
          <table:table-cell office:value-type="float" office:value="3975" calcext:value-type="float">
            <text:p>3975</text:p>
          </table:table-cell>
          <table:table-cell office:value-type="float" office:value="4993" calcext:value-type="float">
            <text:p>4993</text:p>
          </table:table-cell>
          <table:table-cell office:value-type="float" office:value="3068" calcext:value-type="float">
            <text:p>3068</text:p>
          </table:table-cell>
          <table:table-cell office:value-type="float" office:value="9835" calcext:value-type="float">
            <text:p>9835</text:p>
          </table:table-cell>
          <table:table-cell office:value-type="float" office:value="3427" calcext:value-type="float">
            <text:p>3427</text:p>
          </table:table-cell>
          <table:table-cell office:value-type="float" office:value="341" calcext:value-type="float">
            <text:p>341</text:p>
          </table:table-cell>
          <table:table-cell office:value-type="float" office:value="8412" calcext:value-type="float">
            <text:p>8412</text:p>
          </table:table-cell>
          <table:table-cell office:value-type="float" office:value="2134" calcext:value-type="float">
            <text:p>2134</text:p>
          </table:table-cell>
          <table:table-cell office:value-type="float" office:value="4034" calcext:value-type="float">
            <text:p>4034</text:p>
          </table:table-cell>
          <table:table-cell office:value-type="float" office:value="8511" calcext:value-type="float">
            <text:p>8511</text:p>
          </table:table-cell>
          <table:table-cell office:value-type="float" office:value="6421" calcext:value-type="float">
            <text:p>6421</text:p>
          </table:table-cell>
          <table:table-cell table:style-name="ce6" office:value-type="float" office:value="3041" calcext:value-type="float">
            <text:p>3041</text:p>
          </table:table-cell>
          <table:table-cell office:value-type="float" office:value="9012" calcext:value-type="float">
            <text:p>9012</text:p>
          </table:table-cell>
          <table:table-cell table:style-name="ce6" office:value-type="float" office:value="2983" calcext:value-type="float">
            <text:p>2983</text:p>
          </table:table-cell>
          <table:table-cell office:value-type="float" office:value="7289" calcext:value-type="float">
            <text:p>7289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355" calcext:value-type="float">
            <text:p>1355</text:p>
          </table:table-cell>
          <table:table-cell table:style-name="ce6" office:value-type="float" office:value="7904" calcext:value-type="float">
            <text:p>7904</text:p>
          </table:table-cell>
          <table:table-cell office:value-type="float" office:value="9186" calcext:value-type="float">
            <text:p>9186</text:p>
          </table:table-cell>
          <table:table-cell table:style-name="ce6" office:value-type="float" office:value="6920" calcext:value-type="float">
            <text:p>6920</text:p>
          </table:table-cell>
          <table:table-cell office:value-type="float" office:value="5856" calcext:value-type="float">
            <text:p>5856</text:p>
          </table:table-cell>
          <table:table-cell table:style-name="ce6" office:value-type="float" office:value="2008" calcext:value-type="float">
            <text:p>2008</text:p>
          </table:table-cell>
          <table:table-cell office:value-type="float" office:value="6545" calcext:value-type="float">
            <text:p>6545</text:p>
          </table:table-cell>
          <table:table-cell table:style-name="ce6" office:value-type="float" office:value="8331" calcext:value-type="float">
            <text:p>8331</text:p>
          </table:table-cell>
          <table:table-cell office:value-type="float" office:value="3655" calcext:value-type="float">
            <text:p>3655</text:p>
          </table:table-cell>
          <table:table-cell table:style-name="ce6" office:value-type="float" office:value="5011" calcext:value-type="float">
            <text:p>5011</text:p>
          </table:table-cell>
          <table:table-cell office:value-type="float" office:value="839" calcext:value-type="float">
            <text:p>839</text:p>
          </table:table-cell>
          <table:table-cell table:style-name="ce6" office:value-type="float" office:value="8041" calcext:value-type="float">
            <text:p>8041</text:p>
          </table:table-cell>
          <table:table-cell office:value-type="float" office:value="9255" calcext:value-type="float">
            <text:p>9255</text:p>
          </table:table-cell>
          <table:table-cell table:style-name="ce6" office:value-type="float" office:value="6524" calcext:value-type="float">
            <text:p>6524</text:p>
          </table:table-cell>
          <table:table-cell office:value-type="float" office:value="3862" calcext:value-type="float">
            <text:p>3862</text:p>
          </table:table-cell>
          <table:table-cell table:style-name="ce6" office:value-type="float" office:value="8788" calcext:value-type="float">
            <text:p>8788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7455" calcext:value-type="float">
            <text:p>7455</text:p>
          </table:table-cell>
          <table:table-cell office:value-type="float" office:value="3513" calcext:value-type="float">
            <text:p>3513</text:p>
          </table:table-cell>
          <table:table-cell table:style-name="ce6" office:value-type="float" office:value="5003" calcext:value-type="float">
            <text:p>5003</text:p>
          </table:table-cell>
          <table:table-cell office:value-type="float" office:value="8413" calcext:value-type="float">
            <text:p>8413</text:p>
          </table:table-cell>
          <table:table-cell table:style-name="ce6" office:value-type="float" office:value="3918" calcext:value-type="float">
            <text:p>3918</text:p>
          </table:table-cell>
          <table:table-cell office:value-type="float" office:value="2076" calcext:value-type="float">
            <text:p>2076</text:p>
          </table:table-cell>
          <table:table-cell table:style-name="ce6" office:value-type="float" office:value="7960" calcext:value-type="float">
            <text:p>7960</text:p>
          </table:table-cell>
          <table:table-cell office:value-type="float" office:value="6108" calcext:value-type="float">
            <text:p>6108</text:p>
          </table:table-cell>
          <table:table-cell table:style-name="ce6" office:value-type="float" office:value="3638" calcext:value-type="float">
            <text:p>3638</text:p>
          </table:table-cell>
          <table:table-cell office:value-type="float" office:value="6999" calcext:value-type="float">
            <text:p>6999</text:p>
          </table:table-cell>
          <table:table-cell table:style-name="ce6" office:value-type="float" office:value="3436" calcext:value-type="float">
            <text:p>3436</text:p>
          </table:table-cell>
          <table:table-cell office:value-type="float" office:value="1441" calcext:value-type="float">
            <text:p>1441</text:p>
          </table:table-cell>
          <table:table-cell table:style-name="ce6" office:value-type="float" office:value="4858" calcext:value-type="float">
            <text:p>4858</text:p>
          </table:table-cell>
          <table:table-cell office:value-type="float" office:value="4181" calcext:value-type="float">
            <text:p>4181</text:p>
          </table:table-cell>
          <table:table-cell table:style-name="ce6" office:value-type="float" office:value="1866" calcext:value-type="float">
            <text:p>1866</text:p>
          </table:table-cell>
          <table:table-cell office:value-type="float" office:value="8731" calcext:value-type="float">
            <text:p>8731</text:p>
          </table:table-cell>
          <table:table-cell table:style-name="ce6" office:value-type="float" office:value="7745" calcext:value-type="float">
            <text:p>7745</text:p>
          </table:table-cell>
          <table:table-cell office:value-type="float" office:value="3744" calcext:value-type="float">
            <text:p>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" office:value-type="float" office:value="8296" calcext:value-type="float">
            <text:p>8296</text:p>
          </table:table-cell>
          <table:table-cell table:style-name="ce6" office:value-type="float" office:value="8325" calcext:value-type="float">
            <text:p>8325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1277" calcext:value-type="float">
            <text:p>1277</text:p>
          </table:table-cell>
          <table:table-cell table:style-name="ce6" office:value-type="float" office:value="4743" calcext:value-type="float">
            <text:p>4743</text:p>
          </table:table-cell>
          <table:table-cell table:style-name="ce6" office:value-type="float" office:value="3850" calcext:value-type="float">
            <text:p>3850</text:p>
          </table:table-cell>
          <table:table-cell table:style-name="ce6" office:value-type="float" office:value="2388" calcext:value-type="float">
            <text:p>2388</text:p>
          </table:table-cell>
          <table:table-cell table:style-name="ce6" office:value-type="float" office:value="6079" calcext:value-type="float">
            <text:p>6079</text:p>
          </table:table-cell>
          <table:table-cell table:style-name="ce6" office:value-type="float" office:value="6462" calcext:value-type="float">
            <text:p>6462</text:p>
          </table:table-cell>
          <table:table-cell table:style-name="ce6" office:value-type="float" office:value="2815" calcext:value-type="float">
            <text:p>2815</text:p>
          </table:table-cell>
          <table:table-cell table:style-name="ce6" office:value-type="float" office:value="5620" calcext:value-type="float">
            <text:p>5620</text:p>
          </table:table-cell>
          <table:table-cell table:style-name="ce6" office:value-type="float" office:value="8495" calcext:value-type="float">
            <text:p>8495</text:p>
          </table:table-cell>
          <table:table-cell table:style-name="ce6" office:value-type="float" office:value="5378" calcext:value-type="float">
            <text:p>537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324" calcext:value-type="float">
            <text:p>4324</text:p>
          </table:table-cell>
          <table:table-cell table:style-name="ce6" office:value-type="float" office:value="3441" calcext:value-type="float">
            <text:p>3441</text:p>
          </table:table-cell>
          <table:table-cell table:style-name="ce6" office:value-type="float" office:value="9870" calcext:value-type="float">
            <text:p>9870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544" calcext:value-type="float">
            <text:p>1544</text:p>
          </table:table-cell>
          <table:table-cell table:style-name="ce6" office:value-type="float" office:value="1179" calcext:value-type="float">
            <text:p>1179</text:p>
          </table:table-cell>
          <table:table-cell office:value-type="float" office:value="2834" calcext:value-type="float">
            <text:p>2834</text:p>
          </table:table-cell>
          <table:table-cell office:value-type="float" office:value="562" calcext:value-type="float">
            <text:p>562</text:p>
          </table:table-cell>
          <table:table-cell office:value-type="float" office:value="6176" calcext:value-type="float">
            <text:p>6176</text:p>
          </table:table-cell>
          <table:table-cell office:value-type="float" office:value="2313" calcext:value-type="float">
            <text:p>2313</text:p>
          </table:table-cell>
          <table:table-cell office:value-type="float" office:value="6836" calcext:value-type="float">
            <text:p>6836</text:p>
          </table:table-cell>
          <table:table-cell office:value-type="float" office:value="8839" calcext:value-type="float">
            <text:p>8839</text:p>
          </table:table-cell>
          <table:table-cell office:value-type="float" office:value="2986" calcext:value-type="float">
            <text:p>2986</text:p>
          </table:table-cell>
          <table:table-cell office:value-type="float" office:value="9454" calcext:value-type="float">
            <text:p>9454</text:p>
          </table:table-cell>
          <table:table-cell office:value-type="float" office:value="5199" calcext:value-type="float">
            <text:p>5199</text:p>
          </table:table-cell>
          <table:table-cell office:value-type="float" office:value="6888" calcext:value-type="float">
            <text:p>6888</text:p>
          </table:table-cell>
          <table:table-cell office:value-type="float" office:value="1927" calcext:value-type="float">
            <text:p>1927</text:p>
          </table:table-cell>
          <table:table-cell office:value-type="float" office:value="5866" calcext:value-type="float">
            <text:p>5866</text:p>
          </table:table-cell>
          <table:table-cell office:value-type="float" office:value="8760" calcext:value-type="float">
            <text:p>8760</text:p>
          </table:table-cell>
          <table:table-cell office:value-type="float" office:value="320" calcext:value-type="float">
            <text:p>320</text:p>
          </table:table-cell>
          <table:table-cell office:value-type="float" office:value="1792" calcext:value-type="float">
            <text:p>1792</text:p>
          </table:table-cell>
          <table:table-cell office:value-type="float" office:value="8296" calcext:value-type="float">
            <text:p>8296</text:p>
          </table:table-cell>
          <table:table-cell office:value-type="float" office:value="7898" calcext:value-type="float">
            <text:p>7898</text:p>
          </table:table-cell>
          <table:table-cell table:style-name="ce6" office:value-type="float" office:value="6121" calcext:value-type="float">
            <text:p>6121</text:p>
          </table:table-cell>
          <table:table-cell office:value-type="float" office:value="7241" calcext:value-type="float">
            <text:p>7241</text:p>
          </table:table-cell>
          <table:table-cell table:style-name="ce6" office:value-type="float" office:value="5886" calcext:value-type="float">
            <text:p>5886</text:p>
          </table:table-cell>
          <table:table-cell office:value-type="float" office:value="5814" calcext:value-type="float">
            <text:p>5814</text:p>
          </table:table-cell>
          <table:table-cell table:style-name="ce6" office:value-type="float" office:value="2815" calcext:value-type="float">
            <text:p>2815</text:p>
          </table:table-cell>
          <table:table-cell office:value-type="float" office:value="8336" calcext:value-type="float">
            <text:p>8336</text:p>
          </table:table-cell>
          <table:table-cell table:style-name="ce6" office:value-type="float" office:value="1576" calcext:value-type="float">
            <text:p>1576</text:p>
          </table:table-cell>
          <table:table-cell office:value-type="float" office:value="4314" calcext:value-type="float">
            <text:p>4314</text:p>
          </table:table-cell>
          <table:table-cell table:style-name="ce6" office:value-type="float" office:value="3109" calcext:value-type="float">
            <text:p>3109</text:p>
          </table:table-cell>
          <table:table-cell office:value-type="float" office:value="2572" calcext:value-type="float">
            <text:p>2572</text:p>
          </table:table-cell>
          <table:table-cell table:style-name="ce6" office:value-type="float" office:value="6011" calcext:value-type="float">
            <text:p>6011</text:p>
          </table:table-cell>
          <table:table-cell office:value-type="float" office:value="2086" calcext:value-type="float">
            <text:p>2086</text:p>
          </table:table-cell>
          <table:table-cell table:style-name="ce6" office:value-type="float" office:value="9061" calcext:value-type="float">
            <text:p>9061</text:p>
          </table:table-cell>
          <table:table-cell office:value-type="float" office:value="9403" calcext:value-type="float">
            <text:p>9403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5487" calcext:value-type="float">
            <text:p>5487</text:p>
          </table:table-cell>
          <table:table-cell table:style-name="ce6" office:value-type="float" office:value="9731" calcext:value-type="float">
            <text:p>9731</text:p>
          </table:table-cell>
          <table:table-cell office:value-type="float" office:value="7281" calcext:value-type="float">
            <text:p>7281</text:p>
          </table:table-cell>
          <table:table-cell table:style-name="ce6" office:value-type="float" office:value="3159" calcext:value-type="float">
            <text:p>3159</text:p>
          </table:table-cell>
          <table:table-cell office:value-type="float" office:value="1819" calcext:value-type="float">
            <text:p>1819</text:p>
          </table:table-cell>
          <table:table-cell table:style-name="ce6" office:value-type="float" office:value="1334" calcext:value-type="float">
            <text:p>1334</text:p>
          </table:table-cell>
          <table:table-cell office:value-type="float" office:value="3181" calcext:value-type="float">
            <text:p>3181</text:p>
          </table:table-cell>
          <table:table-cell table:style-name="ce6" office:value-type="float" office:value="5844" calcext:value-type="float">
            <text:p>5844</text:p>
          </table:table-cell>
          <table:table-cell office:value-type="float" office:value="5114" calcext:value-type="float">
            <text:p>5114</text:p>
          </table:table-cell>
          <table:table-cell table:style-name="ce6" office:value-type="float" office:value="9898" calcext:value-type="float">
            <text:p>9898</text:p>
          </table:table-cell>
          <table:table-cell office:value-type="float" office:value="4634" calcext:value-type="float">
            <text:p>4634</text:p>
          </table:table-cell>
          <table:table-cell table:style-name="ce6" office:value-type="float" office:value="2531" calcext:value-type="float">
            <text:p>2531</text:p>
          </table:table-cell>
          <table:table-cell office:value-type="float" office:value="4412" calcext:value-type="float">
            <text:p>4412</text:p>
          </table:table-cell>
          <table:table-cell table:style-name="ce6" office:value-type="float" office:value="6430" calcext:value-type="float">
            <text:p>6430</text:p>
          </table:table-cell>
          <table:table-cell office:value-type="float" office:value="4262" calcext:value-type="float">
            <text:p>4262</text:p>
          </table:table-cell>
          <table:table-cell table:style-name="ce6" office:value-type="float" office:value="8482" calcext:value-type="float">
            <text:p>8482</text:p>
          </table:table-cell>
          <table:table-cell office:value-type="float" office:value="4546" calcext:value-type="float">
            <text:p>4546</text:p>
          </table:table-cell>
          <table:table-cell table:style-name="ce6" office:value-type="float" office:value="4555" calcext:value-type="float">
            <text:p>4555</text:p>
          </table:table-cell>
          <table:table-cell office:value-type="float" office:value="6804" calcext:value-type="float">
            <text:p>6804</text:p>
          </table:table-cell>
          <table:table-cell table:style-name="ce6" office:value-type="float" office:value="2607" calcext:value-type="float">
            <text:p>2607</text:p>
          </table:table-cell>
          <table:table-cell office:value-type="float" office:value="9421" calcext:value-type="float">
            <text:p>9421</text:p>
          </table:table-cell>
          <table:table-cell table:style-name="ce6" office:value-type="float" office:value="686" calcext:value-type="float">
            <text:p>686</text:p>
          </table:table-cell>
          <table:table-cell office:value-type="float" office:value="8649" calcext:value-type="float">
            <text:p>8649</text:p>
          </table:table-cell>
          <table:table-cell table:style-name="ce6" office:value-type="float" office:value="8860" calcext:value-type="float">
            <text:p>8860</text:p>
          </table:table-cell>
          <table:table-cell office:value-type="float" office:value="7794" calcext:value-type="float">
            <text:p>7794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4963" calcext:value-type="float">
            <text:p>4963</text:p>
          </table:table-cell>
          <table:table-cell table:style-name="ce6" office:value-type="float" office:value="8750" calcext:value-type="float">
            <text:p>8750</text:p>
          </table:table-cell>
          <table:table-cell table:style-name="ce6" office:value-type="float" office:value="4754" calcext:value-type="float">
            <text:p>4754</text:p>
          </table:table-cell>
          <table:table-cell table:style-name="ce6" office:value-type="float" office:value="6521" calcext:value-type="float">
            <text:p>6521</text:p>
          </table:table-cell>
          <table:table-cell table:style-name="ce6" office:value-type="float" office:value="6256" calcext:value-type="float">
            <text:p>6256</text:p>
          </table:table-cell>
          <table:table-cell table:style-name="ce6" office:value-type="float" office:value="8818" calcext:value-type="float">
            <text:p>8818</text:p>
          </table:table-cell>
          <table:table-cell table:style-name="ce6" office:value-type="float" office:value="5208" calcext:value-type="float">
            <text:p>5208</text:p>
          </table:table-cell>
          <table:table-cell table:style-name="ce6" office:value-type="float" office:value="5691" calcext:value-type="float">
            <text:p>5691</text:p>
          </table:table-cell>
          <table:table-cell table:style-name="ce6" office:value-type="float" office:value="9659" calcext:value-type="float">
            <text:p>9659</text:p>
          </table:table-cell>
          <table:table-cell table:style-name="ce6" office:value-type="float" office:value="8377" calcext:value-type="float">
            <text:p>8377</text:p>
          </table:table-cell>
          <table:table-cell table:style-name="ce6" office:value-type="float" office:value="9725" calcext:value-type="float">
            <text:p>9725</text:p>
          </table:table-cell>
          <table:table-cell table:style-name="ce6" office:value-type="float" office:value="5050" calcext:value-type="float">
            <text:p>5050</text:p>
          </table:table-cell>
          <table:table-cell table:style-name="ce6" office:value-type="float" office:value="5343" calcext:value-type="float">
            <text:p>5343</text:p>
          </table:table-cell>
          <table:table-cell table:style-name="ce6" office:value-type="float" office:value="2539" calcext:value-type="float">
            <text:p>2539</text:p>
          </table:table-cell>
          <table:table-cell table:style-name="ce6" office:value-type="float" office:value="6101" calcext:value-type="float">
            <text:p>6101</text:p>
          </table:table-cell>
          <table:table-cell table:style-name="ce6" office:value-type="float" office:value="1844" calcext:value-type="float">
            <text:p>1844</text:p>
          </table:table-cell>
          <table:table-cell table:style-name="ce6" office:value-type="float" office:value="9700" calcext:value-type="float">
            <text:p>9700</text:p>
          </table:table-cell>
          <table:table-cell table:style-name="ce6" office:value-type="float" office:value="7750" calcext:value-type="float">
            <text:p>7750</text:p>
          </table:table-cell>
          <table:table-cell table:style-name="ce6" office:value-type="float" office:value="8114" calcext:value-type="float">
            <text:p>8114</text:p>
          </table:table-cell>
          <table:table-cell office:value-type="float" office:value="5357" calcext:value-type="float">
            <text:p>5357</text:p>
          </table:table-cell>
          <table:table-cell office:value-type="float" office:value="3001" calcext:value-type="float">
            <text:p>3001</text:p>
          </table:table-cell>
          <table:table-cell office:value-type="float" office:value="8830" calcext:value-type="float">
            <text:p>8830</text:p>
          </table:table-cell>
          <table:table-cell office:value-type="float" office:value="4438" calcext:value-type="float">
            <text:p>4438</text:p>
          </table:table-cell>
          <table:table-cell office:value-type="float" office:value="199" calcext:value-type="float">
            <text:p>199</text:p>
          </table:table-cell>
          <table:table-cell office:value-type="float" office:value="9545" calcext:value-type="float">
            <text:p>9545</text:p>
          </table:table-cell>
          <table:table-cell office:value-type="float" office:value="8496" calcext:value-type="float">
            <text:p>8496</text:p>
          </table:table-cell>
          <table:table-cell office:value-type="float" office:value="43" calcext:value-type="float">
            <text:p>43</text:p>
          </table:table-cell>
          <table:table-cell office:value-type="float" office:value="2078" calcext:value-type="float">
            <text:p>2078</text:p>
          </table:table-cell>
          <table:table-cell office:value-type="float" office:value="327" calcext:value-type="float">
            <text:p>327</text:p>
          </table:table-cell>
          <table:table-cell office:value-type="float" office:value="9397" calcext:value-type="float">
            <text:p>9397</text:p>
          </table:table-cell>
          <table:table-cell office:value-type="float" office:value="106" calcext:value-type="float">
            <text:p>106</text:p>
          </table:table-cell>
          <table:table-cell office:value-type="float" office:value="6090" calcext:value-type="float">
            <text:p>6090</text:p>
          </table:table-cell>
          <table:table-cell office:value-type="float" office:value="8181" calcext:value-type="float">
            <text:p>8181</text:p>
          </table:table-cell>
          <table:table-cell office:value-type="float" office:value="8646" calcext:value-type="float">
            <text:p>8646</text:p>
          </table:table-cell>
          <table:table-cell office:value-type="float" office:value="6414" calcext:value-type="float">
            <text:p>6414</text:p>
          </table:table-cell>
          <table:table-cell office:value-type="float" office:value="7499" calcext:value-type="float">
            <text:p>7499</text:p>
          </table:table-cell>
          <table:table-cell table:style-name="ce6" office:value-type="float" office:value="5450" calcext:value-type="float">
            <text:p>5450</text:p>
          </table:table-cell>
          <table:table-cell office:value-type="float" office:value="4850" calcext:value-type="float">
            <text:p>4850</text:p>
          </table:table-cell>
          <table:table-cell table:style-name="ce6" office:value-type="float" office:value="6273" calcext:value-type="float">
            <text:p>6273</text:p>
          </table:table-cell>
          <table:table-cell office:value-type="float" office:value="5014" calcext:value-type="float">
            <text:p>5014</text:p>
          </table:table-cell>
          <table:table-cell table:style-name="ce6" office:value-type="float" office:value="4131" calcext:value-type="float">
            <text:p>4131</text:p>
          </table:table-cell>
          <table:table-cell office:value-type="float" office:value="7639" calcext:value-type="float">
            <text:p>7639</text:p>
          </table:table-cell>
          <table:table-cell table:style-name="ce6" office:value-type="float" office:value="3913" calcext:value-type="float">
            <text:p>3913</text:p>
          </table:table-cell>
          <table:table-cell office:value-type="float" office:value="6571" calcext:value-type="float">
            <text:p>6571</text:p>
          </table:table-cell>
          <table:table-cell table:style-name="ce6" office:value-type="float" office:value="8534" calcext:value-type="float">
            <text:p>8534</text:p>
          </table:table-cell>
          <table:table-cell office:value-type="float" office:value="9703" calcext:value-type="float">
            <text:p>9703</text:p>
          </table:table-cell>
          <table:table-cell table:style-name="ce6" office:value-type="float" office:value="4391" calcext:value-type="float">
            <text:p>4391</text:p>
          </table:table-cell>
          <table:table-cell office:value-type="float" office:value="7618" calcext:value-type="float">
            <text:p>7618</text:p>
          </table:table-cell>
          <table:table-cell table:style-name="ce6" office:value-type="float" office:value="445" calcext:value-type="float">
            <text:p>445</text:p>
          </table:table-cell>
          <table:table-cell office:value-type="float" office:value="1320" calcext:value-type="float">
            <text:p>13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894" calcext:value-type="float">
            <text:p>1894</text:p>
          </table:table-cell>
          <table:table-cell table:style-name="ce6" office:value-type="float" office:value="6771" calcext:value-type="float">
            <text:p>6771</text:p>
          </table:table-cell>
          <table:table-cell office:value-type="float" office:value="7383" calcext:value-type="float">
            <text:p>7383</text:p>
          </table:table-cell>
          <table:table-cell table:style-name="ce6" office:value-type="float" office:value="9191" calcext:value-type="float">
            <text:p>9191</text:p>
          </table:table-cell>
          <table:table-cell office:value-type="float" office:value="4708" calcext:value-type="float">
            <text:p>4708</text:p>
          </table:table-cell>
          <table:table-cell table:style-name="ce6" office:value-type="float" office:value="9706" calcext:value-type="float">
            <text:p>9706</text:p>
          </table:table-cell>
          <table:table-cell office:value-type="float" office:value="6939" calcext:value-type="float">
            <text:p>6939</text:p>
          </table:table-cell>
          <table:table-cell table:style-name="ce6" office:value-type="float" office:value="7937" calcext:value-type="float">
            <text:p>7937</text:p>
          </table:table-cell>
          <table:table-cell office:value-type="float" office:value="8726" calcext:value-type="float">
            <text:p>8726</text:p>
          </table:table-cell>
          <table:table-cell table:style-name="ce6" office:value-type="float" office:value="9382" calcext:value-type="float">
            <text:p>9382</text:p>
          </table:table-cell>
          <table:table-cell office:value-type="float" office:value="5216" calcext:value-type="float">
            <text:p>5216</text:p>
          </table:table-cell>
          <table:table-cell table:style-name="ce6" office:value-type="float" office:value="3685" calcext:value-type="float">
            <text:p>3685</text:p>
          </table:table-cell>
          <table:table-cell office:value-type="float" office:value="2247" calcext:value-type="float">
            <text:p>2247</text:p>
          </table:table-cell>
          <table:table-cell table:style-name="ce6" office:value-type="float" office:value="9029" calcext:value-type="float">
            <text:p>9029</text:p>
          </table:table-cell>
          <table:table-cell office:value-type="float" office:value="8154" calcext:value-type="float">
            <text:p>8154</text:p>
          </table:table-cell>
          <table:table-cell table:style-name="ce6" office:value-type="float" office:value="1738" calcext:value-type="float">
            <text:p>1738</text:p>
          </table:table-cell>
          <table:table-cell office:value-type="float" office:value="9984" calcext:value-type="float">
            <text:p>9984</text:p>
          </table:table-cell>
          <table:table-cell table:style-name="ce6" office:value-type="float" office:value="2626" calcext:value-type="float">
            <text:p>2626</text:p>
          </table:table-cell>
          <table:table-cell office:value-type="float" office:value="9438" calcext:value-type="float">
            <text:p>9438</text:p>
          </table:table-cell>
          <table:table-cell table:style-name="ce6" office:value-type="float" office:value="4167" calcext:value-type="float">
            <text:p>4167</text:p>
          </table:table-cell>
          <table:table-cell office:value-type="float" office:value="6351" calcext:value-type="float">
            <text:p>6351</text:p>
          </table:table-cell>
          <table:table-cell table:style-name="ce6" office:value-type="float" office:value="5060" calcext:value-type="float">
            <text:p>506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1218" calcext:value-type="float">
            <text:p>1218</text:p>
          </table:table-cell>
          <table:table-cell office:value-type="float" office:value="1239" calcext:value-type="float">
            <text:p>1239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float" office:value="5213" calcext:value-type="float">
            <text:p>5213</text:p>
          </table:table-cell>
          <table:table-cell table:style-name="ce6" office:value-type="float" office:value="8297" calcext:value-type="float">
            <text:p>8297</text:p>
          </table:table-cell>
          <table:table-cell table:style-name="ce6" office:value-type="float" office:value="8974" calcext:value-type="float">
            <text:p>8974</text:p>
          </table:table-cell>
          <table:table-cell table:style-name="ce6" office:value-type="float" office:value="4032" calcext:value-type="float">
            <text:p>4032</text:p>
          </table:table-cell>
          <table:table-cell table:style-name="ce6" office:value-type="float" office:value="6966" calcext:value-type="float">
            <text:p>6966</text:p>
          </table:table-cell>
          <table:table-cell table:style-name="ce6" office:value-type="float" office:value="5717" calcext:value-type="float">
            <text:p>5717</text:p>
          </table:table-cell>
          <table:table-cell table:style-name="ce6" office:value-type="float" office:value="1179" calcext:value-type="float">
            <text:p>1179</text:p>
          </table:table-cell>
          <table:table-cell table:style-name="ce6" office:value-type="float" office:value="6523" calcext:value-type="float">
            <text:p>6523</text:p>
          </table:table-cell>
          <table:table-cell table:style-name="ce6" office:value-type="float" office:value="4679" calcext:value-type="float">
            <text:p>4679</text:p>
          </table:table-cell>
          <table:table-cell table:style-name="ce6" office:value-type="float" office:value="9513" calcext:value-type="float">
            <text:p>9513</text:p>
          </table:table-cell>
          <table:table-cell table:style-name="ce6" office:value-type="float" office:value="1481" calcext:value-type="float">
            <text:p>1481</text:p>
          </table:table-cell>
          <table:table-cell table:style-name="ce6" office:value-type="float" office:value="3041" calcext:value-type="float">
            <text:p>3041</text:p>
          </table:table-cell>
          <table:table-cell table:style-name="ce6" office:value-type="float" office:value="5355" calcext:value-type="float">
            <text:p>5355</text:p>
          </table:table-cell>
          <table:table-cell table:style-name="ce6" office:value-type="float" office:value="9303" calcext:value-type="float">
            <text:p>9303</text:p>
          </table:table-cell>
          <table:table-cell table:style-name="ce6" office:value-type="float" office:value="9154" calcext:value-type="float">
            <text:p>9154</text:p>
          </table:table-cell>
          <table:table-cell table:style-name="ce6" office:value-type="float" office:value="1389" calcext:value-type="float">
            <text:p>1389</text:p>
          </table:table-cell>
          <table:table-cell table:style-name="ce6" office:value-type="float" office:value="8702" calcext:value-type="float">
            <text:p>8702</text:p>
          </table:table-cell>
          <table:table-cell table:style-name="ce6" office:value-type="float" office:value="6589" calcext:value-type="float">
            <text:p>6589</text:p>
          </table:table-cell>
          <table:table-cell table:style-name="ce6" office:value-type="float" office:value="7818" calcext:value-type="float">
            <text:p>7818</text:p>
          </table:table-cell>
          <table:table-cell table:style-name="ce6" office:value-type="float" office:value="6336" calcext:value-type="float">
            <text:p>6336</text:p>
          </table:table-cell>
          <table:table-cell table:style-name="ce6" office:value-type="float" office:value="3539" calcext:value-type="float">
            <text:p>3539</text:p>
          </table:table-cell>
          <table:table-cell office:value-type="float" office:value="5538" calcext:value-type="float">
            <text:p>5538</text:p>
          </table:table-cell>
          <table:table-cell office:value-type="float" office:value="3094" calcext:value-type="float">
            <text:p>3094</text:p>
          </table:table-cell>
          <table:table-cell office:value-type="float" office:value="6646" calcext:value-type="float">
            <text:p>6646</text:p>
          </table:table-cell>
          <table:table-cell office:value-type="float" office:value="6702" calcext:value-type="float">
            <text:p>6702</text:p>
          </table:table-cell>
          <table:table-cell office:value-type="float" office:value="6266" calcext:value-type="float">
            <text:p>6266</text:p>
          </table:table-cell>
          <table:table-cell office:value-type="float" office:value="2759" calcext:value-type="float">
            <text:p>2759</text:p>
          </table:table-cell>
          <table:table-cell office:value-type="float" office:value="4608" calcext:value-type="float">
            <text:p>4608</text:p>
          </table:table-cell>
          <table:table-cell office:value-type="float" office:value="4452" calcext:value-type="float">
            <text:p>4452</text:p>
          </table:table-cell>
          <table:table-cell office:value-type="float" office:value="617" calcext:value-type="float">
            <text:p>617</text:p>
          </table:table-cell>
          <table:table-cell office:value-type="float" office:value="9406" calcext:value-type="float">
            <text:p>9406</text:p>
          </table:table-cell>
          <table:table-cell office:value-type="float" office:value="8064" calcext:value-type="float">
            <text:p>8064</text:p>
          </table:table-cell>
          <table:table-cell office:value-type="float" office:value="6379" calcext:value-type="float">
            <text:p>6379</text:p>
          </table:table-cell>
          <table:table-cell office:value-type="float" office:value="444" calcext:value-type="float">
            <text:p>444</text:p>
          </table:table-cell>
          <table:table-cell office:value-type="float" office:value="5602" calcext:value-type="float">
            <text:p>5602</text:p>
          </table:table-cell>
          <table:table-cell office:value-type="float" office:value="4950" calcext:value-type="float">
            <text:p>4950</text:p>
          </table:table-cell>
          <table:table-cell office:value-type="float" office:value="1810" calcext:value-type="float">
            <text:p>1810</text:p>
          </table:table-cell>
          <table:table-cell office:value-type="float" office:value="8391" calcext:value-type="float">
            <text:p>8391</text:p>
          </table:table-cell>
          <table:table-cell table:style-name="ce6" office:value-type="float" office:value="1536" calcext:value-type="float">
            <text:p>1536</text:p>
          </table:table-cell>
          <table:table-cell office:value-type="float" office:value="316" calcext:value-type="float">
            <text:p>316</text:p>
          </table:table-cell>
          <table:table-cell table:style-name="ce6" office:value-type="float" office:value="8714" calcext:value-type="float">
            <text:p>8714</text:p>
          </table:table-cell>
          <table:table-cell office:value-type="float" office:value="1178" calcext:value-type="float">
            <text:p>1178</text:p>
          </table:table-cell>
          <table:table-cell table:style-name="ce6" office:value-type="float" office:value="5182" calcext:value-type="float">
            <text:p>5182</text:p>
          </table:table-cell>
          <table:table-cell office:value-type="float" office:value="5863" calcext:value-type="float">
            <text:p>5863</text:p>
          </table:table-cell>
          <table:table-cell table:style-name="ce6" office:value-type="float" office:value="5110" calcext:value-type="float">
            <text:p>5110</text:p>
          </table:table-cell>
          <table:table-cell office:value-type="float" office:value="5372" calcext:value-type="float">
            <text:p>5372</text:p>
          </table:table-cell>
          <table:table-cell table:style-name="ce6" office:value-type="float" office:value="4954" calcext:value-type="float">
            <text:p>4954</text:p>
          </table:table-cell>
          <table:table-cell office:value-type="float" office:value="1978" calcext:value-type="float">
            <text:p>1978</text:p>
          </table:table-cell>
          <table:table-cell table:style-name="ce6" office:value-type="float" office:value="2971" calcext:value-type="float">
            <text:p>2971</text:p>
          </table:table-cell>
          <table:table-cell office:value-type="float" office:value="5680" calcext:value-type="float">
            <text:p>5680</text:p>
          </table:table-cell>
          <table:table-cell table:style-name="ce6" office:value-type="float" office:value="4863" calcext:value-type="float">
            <text:p>4863</text:p>
          </table:table-cell>
          <table:table-cell office:value-type="float" office:value="2255" calcext:value-type="float">
            <text:p>2255</text:p>
          </table:table-cell>
          <table:table-cell table:style-name="ce6" office:value-type="float" office:value="4630" calcext:value-type="float">
            <text:p>4630</text:p>
          </table:table-cell>
          <table:table-cell office:value-type="float" office:value="5723" calcext:value-type="float">
            <text:p>5723</text:p>
          </table:table-cell>
          <table:table-cell table:style-name="ce6" office:value-type="float" office:value="2168" calcext:value-type="float">
            <text:p>2168</text:p>
          </table:table-cell>
          <table:table-cell office:value-type="float" office:value="538" calcext:value-type="float">
            <text:p>538</text:p>
          </table:table-cell>
          <table:table-cell table:style-name="ce6" office:value-type="float" office:value="1692" calcext:value-type="float">
            <text:p>1692</text:p>
          </table:table-cell>
          <table:table-cell office:value-type="float" office:value="1319" calcext:value-type="float">
            <text:p>1319</text:p>
          </table:table-cell>
          <table:table-cell table:style-name="ce6" office:value-type="float" office:value="7540" calcext:value-type="float">
            <text:p>7540</text:p>
          </table:table-cell>
          <table:table-cell office:value-type="float" office:value="440" calcext:value-type="float">
            <text:p>440</text:p>
          </table:table-cell>
          <table:table-cell table:style-name="ce6" office:value-type="float" office:value="6430" calcext:value-type="float">
            <text:p>6430</text:p>
          </table:table-cell>
          <table:table-cell office:value-type="float" office:value="6266" calcext:value-type="float">
            <text:p>6266</text:p>
          </table:table-cell>
          <table:table-cell table:style-name="ce6" office:value-type="float" office:value="7712" calcext:value-type="float">
            <text:p>7712</text:p>
          </table:table-cell>
          <table:table-cell office:value-type="float" office:value="7385" calcext:value-type="float">
            <text:p>7385</text:p>
          </table:table-cell>
          <table:table-cell table:style-name="ce6" office:value-type="float" office:value="5702" calcext:value-type="float">
            <text:p>5702</text:p>
          </table:table-cell>
          <table:table-cell office:value-type="float" office:value="620" calcext:value-type="float">
            <text:p>620</text:p>
          </table:table-cell>
          <table:table-cell table:style-name="ce6" office:value-type="float" office:value="641" calcext:value-type="float">
            <text:p>641</text:p>
          </table:table-cell>
          <table:table-cell office:value-type="float" office:value="3136" calcext:value-type="float">
            <text:p>3136</text:p>
          </table:table-cell>
          <table:table-cell table:style-name="ce6" office:value-type="float" office:value="7350" calcext:value-type="float">
            <text:p>7350</text:p>
          </table:table-cell>
          <table:table-cell office:value-type="float" office:value="1478" calcext:value-type="float">
            <text:p>1478</text:p>
          </table:table-cell>
          <table:table-cell table:style-name="ce6" office:value-type="float" office:value="3155" calcext:value-type="float">
            <text:p>3155</text:p>
          </table:table-cell>
          <table:table-cell office:value-type="float" office:value="2820" calcext:value-type="float">
            <text:p>2820</text:p>
          </table:table-cell>
          <table:table-cell table:style-name="ce6" office:value-type="float" office:value="9109" calcext:value-type="float">
            <text:p>9109</text:p>
          </table:table-cell>
          <table:table-cell office:value-type="float" office:value="6261" calcext:value-type="float">
            <text:p>6261</text:p>
          </table:table-cell>
          <table:table-cell table:style-name="ce6" office:value-type="float" office:value="1122" calcext:value-type="float">
            <text:p>1122</text:p>
          </table:table-cell>
          <table:table-cell office:value-type="float" office:value="4470" calcext:value-type="float">
            <text:p>447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8493" calcext:value-type="float">
            <text:p>849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6" office:value-type="float" office:value="4301" calcext:value-type="float">
            <text:p>4301</text:p>
          </table:table-cell>
          <table:table-cell table:style-name="ce6" office:value-type="float" office:value="6082" calcext:value-type="float">
            <text:p>608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4974" calcext:value-type="float">
            <text:p>4974</text:p>
          </table:table-cell>
          <table:table-cell table:style-name="ce6" office:value-type="float" office:value="7822" calcext:value-type="float">
            <text:p>7822</text:p>
          </table:table-cell>
          <table:table-cell table:style-name="ce6" office:value-type="float" office:value="2102" calcext:value-type="float">
            <text:p>2102</text:p>
          </table:table-cell>
          <table:table-cell table:style-name="ce6" office:value-type="float" office:value="5161" calcext:value-type="float">
            <text:p>5161</text:p>
          </table:table-cell>
          <table:table-cell table:style-name="ce6" office:value-type="float" office:value="5172" calcext:value-type="float">
            <text:p>5172</text:p>
          </table:table-cell>
          <table:table-cell table:style-name="ce6" office:value-type="float" office:value="6946" calcext:value-type="float">
            <text:p>6946</text:p>
          </table:table-cell>
          <table:table-cell table:style-name="ce6" office:value-type="float" office:value="8074" calcext:value-type="float">
            <text:p>8074</text:p>
          </table:table-cell>
          <table:table-cell table:style-name="ce6" office:value-type="float" office:value="9716" calcext:value-type="float">
            <text:p>9716</text:p>
          </table:table-cell>
          <table:table-cell table:style-name="ce6" office:value-type="float" office:value="6586" calcext:value-type="float">
            <text:p>6586</text:p>
          </table:table-cell>
          <table:table-cell table:style-name="ce6" office:value-type="float" office:value="9962" calcext:value-type="float">
            <text:p>9962</text:p>
          </table:table-cell>
          <table:table-cell table:style-name="ce6" office:value-type="float" office:value="9749" calcext:value-type="float">
            <text:p>9749</text:p>
          </table:table-cell>
          <table:table-cell table:style-name="ce6" office:value-type="float" office:value="5015" calcext:value-type="float">
            <text:p>5015</text:p>
          </table:table-cell>
          <table:table-cell table:style-name="ce6" office:value-type="float" office:value="2217" calcext:value-type="float">
            <text:p>2217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5388" calcext:value-type="float">
            <text:p>5388</text:p>
          </table:table-cell>
          <table:table-cell table:style-name="ce6" office:value-type="float" office:value="4402" calcext:value-type="float">
            <text:p>4402</text:p>
          </table:table-cell>
          <table:table-cell table:style-name="ce6" office:value-type="float" office:value="7652" calcext:value-type="float">
            <text:p>7652</text:p>
          </table:table-cell>
          <table:table-cell table:style-name="ce6" office:value-type="float" office:value="6399" calcext:value-type="float">
            <text:p>6399</text:p>
          </table:table-cell>
          <table:table-cell office:value-type="float" office:value="6539" calcext:value-type="float">
            <text:p>6539</text:p>
          </table:table-cell>
          <table:table-cell office:value-type="float" office:value="1349" calcext:value-type="float">
            <text:p>1349</text:p>
          </table:table-cell>
          <table:table-cell office:value-type="float" office:value="8101" calcext:value-type="float">
            <text:p>8101</text:p>
          </table:table-cell>
          <table:table-cell office:value-type="float" office:value="3677" calcext:value-type="float">
            <text:p>3677</text:p>
          </table:table-cell>
          <table:table-cell office:value-type="float" office:value="1328" calcext:value-type="float">
            <text:p>1328</text:p>
          </table:table-cell>
          <table:table-cell office:value-type="float" office:value="9612" calcext:value-type="float">
            <text:p>9612</text:p>
          </table:table-cell>
          <table:table-cell office:value-type="float" office:value="7922" calcext:value-type="float">
            <text:p>7922</text:p>
          </table:table-cell>
          <table:table-cell office:value-type="float" office:value="2879" calcext:value-type="float">
            <text:p>2879</text:p>
          </table:table-cell>
          <table:table-cell office:value-type="float" office:value="231" calcext:value-type="float">
            <text:p>231</text:p>
          </table:table-cell>
          <table:table-cell office:value-type="float" office:value="5887" calcext:value-type="float">
            <text:p>5887</text:p>
          </table:table-cell>
          <table:table-cell office:value-type="float" office:value="2655" calcext:value-type="float">
            <text:p>2655</text:p>
          </table:table-cell>
          <table:table-cell office:value-type="float" office:value="508" calcext:value-type="float">
            <text:p>508</text:p>
          </table:table-cell>
          <table:table-cell office:value-type="float" office:value="4357" calcext:value-type="float">
            <text:p>4357</text:p>
          </table:table-cell>
          <table:table-cell office:value-type="float" office:value="4964" calcext:value-type="float">
            <text:p>4964</text:p>
          </table:table-cell>
          <table:table-cell office:value-type="float" office:value="3554" calcext:value-type="float">
            <text:p>3554</text:p>
          </table:table-cell>
          <table:table-cell office:value-type="float" office:value="5930" calcext:value-type="float">
            <text:p>5930</text:p>
          </table:table-cell>
          <table:table-cell office:value-type="float" office:value="6236" calcext:value-type="float">
            <text:p>6236</text:p>
          </table:table-cell>
          <table:table-cell table:style-name="ce6" office:value-type="float" office:value="7384" calcext:value-type="float">
            <text:p>7384</text:p>
          </table:table-cell>
          <table:table-cell office:value-type="float" office:value="4614" calcext:value-type="float">
            <text:p>4614</text:p>
          </table:table-cell>
          <table:table-cell table:style-name="ce6" office:value-type="float" office:value="280" calcext:value-type="float">
            <text:p>280</text:p>
          </table:table-cell>
          <table:table-cell office:value-type="float" office:value="3093" calcext:value-type="float">
            <text:p>3093</text:p>
          </table:table-cell>
          <table:table-cell table:style-name="ce6" office:value-type="float" office:value="9600" calcext:value-type="float">
            <text:p>9600</text:p>
          </table:table-cell>
          <table:table-cell office:value-type="float" office:value="2110" calcext:value-type="float">
            <text:p>2110</text:p>
          </table:table-cell>
          <table:table-cell table:style-name="ce6" office:value-type="float" office:value="7863" calcext:value-type="float">
            <text:p>7863</text:p>
          </table:table-cell>
          <table:table-cell office:value-type="float" office:value="2631" calcext:value-type="float">
            <text:p>2631</text:p>
          </table:table-cell>
          <table:table-cell table:style-name="ce6" office:value-type="float" office:value="6626" calcext:value-type="float">
            <text:p>6626</text:p>
          </table:table-cell>
          <table:table-cell office:value-type="float" office:value="6620" calcext:value-type="float">
            <text:p>6620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1311" calcext:value-type="float">
            <text:p>1311</text:p>
          </table:table-cell>
          <table:table-cell table:style-name="ce6" office:value-type="float" office:value="7198" calcext:value-type="float">
            <text:p>7198</text:p>
          </table:table-cell>
          <table:table-cell office:value-type="float" office:value="7561" calcext:value-type="float">
            <text:p>7561</text:p>
          </table:table-cell>
          <table:table-cell table:style-name="ce6" office:value-type="float" office:value="1768" calcext:value-type="float">
            <text:p>1768</text:p>
          </table:table-cell>
          <table:table-cell office:value-type="float" office:value="5139" calcext:value-type="float">
            <text:p>5139</text:p>
          </table:table-cell>
          <table:table-cell table:style-name="ce6" office:value-type="float" office:value="1431" calcext:value-type="float">
            <text:p>1431</text:p>
          </table:table-cell>
          <table:table-cell office:value-type="float" office:value="221" calcext:value-type="float">
            <text:p>221</text:p>
          </table:table-cell>
          <table:table-cell table:style-name="ce6" office:value-type="float" office:value="230" calcext:value-type="float">
            <text:p>230</text:p>
          </table:table-cell>
          <table:table-cell office:value-type="float" office:value="2940" calcext:value-type="float">
            <text:p>2940</text:p>
          </table:table-cell>
          <table:table-cell table:style-name="ce6" office:value-type="float" office:value="968" calcext:value-type="float">
            <text:p>968</text:p>
          </table:table-cell>
          <table:table-cell office:value-type="float" office:value="5283" calcext:value-type="float">
            <text:p>5283</text:p>
          </table:table-cell>
          <table:table-cell table:style-name="ce6" office:value-type="float" office:value="6517" calcext:value-type="float">
            <text:p>6517</text:p>
          </table:table-cell>
          <table:table-cell office:value-type="float" office:value="2146" calcext:value-type="float">
            <text:p>2146</text:p>
          </table:table-cell>
          <table:table-cell table:style-name="ce6" office:value-type="float" office:value="1646" calcext:value-type="float">
            <text:p>1646</text:p>
          </table:table-cell>
          <table:table-cell office:value-type="float" office:value="869" calcext:value-type="float">
            <text:p>869</text:p>
          </table:table-cell>
          <table:table-cell table:style-name="ce6" office:value-type="float" office:value="9402" calcext:value-type="float">
            <text:p>9402</text:p>
          </table:table-cell>
          <table:table-cell office:value-type="float" office:value="7068" calcext:value-type="float">
            <text:p>7068</text:p>
          </table:table-cell>
          <table:table-cell table:style-name="ce6" office:value-type="float" office:value="8645" calcext:value-type="float">
            <text:p>8645</text:p>
          </table:table-cell>
          <table:table-cell office:value-type="float" office:value="7058" calcext:value-type="float">
            <text:p>7058</text:p>
          </table:table-cell>
          <table:table-cell table:style-name="ce6" office:value-type="float" office:value="1765" calcext:value-type="float">
            <text:p>1765</text:p>
          </table:table-cell>
          <table:table-cell office:value-type="float" office:value="9690" calcext:value-type="float">
            <text:p>9690</text:p>
          </table:table-cell>
          <table:table-cell table:style-name="ce6" office:value-type="float" office:value="4152" calcext:value-type="float">
            <text:p>4152</text:p>
          </table:table-cell>
          <table:table-cell office:value-type="float" office:value="2926" calcext:value-type="float">
            <text:p>2926</text:p>
          </table:table-cell>
          <table:table-cell table:style-name="ce6" office:value-type="float" office:value="9504" calcext:value-type="float">
            <text:p>9504</text:p>
          </table:table-cell>
          <table:table-cell office:value-type="float" office:value="2939" calcext:value-type="float">
            <text:p>2939</text:p>
          </table:table-cell>
          <table:table-cell table:style-name="ce6" office:value-type="float" office:value="7504" calcext:value-type="float">
            <text:p>7504</text:p>
          </table:table-cell>
          <table:table-cell office:value-type="float" office:value="6074" calcext:value-type="float">
            <text:p>6074</text:p>
          </table:table-cell>
          <table:table-cell table:style-name="ce6" office:value-type="float" office:value="2944" calcext:value-type="float">
            <text:p>2944</text:p>
          </table:table-cell>
          <table:table-cell office:value-type="float" office:value="6470" calcext:value-type="float">
            <text:p>6470</text:p>
          </table:table-cell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9344" calcext:value-type="float">
            <text:p>9344</text:p>
          </table:table-cell>
          <table:table-cell table:style-name="ce6" office:value-type="float" office:value="1927" calcext:value-type="float">
            <text:p>1927</text:p>
          </table:table-cell>
          <table:table-cell table:style-name="ce6" office:value-type="float" office:value="6271" calcext:value-type="float">
            <text:p>6271</text:p>
          </table:table-cell>
          <table:table-cell table:style-name="ce6" office:value-type="float" office:value="8837" calcext:value-type="float">
            <text:p>8837</text:p>
          </table:table-cell>
          <table:table-cell table:style-name="ce6" office:value-type="float" office:value="8711" calcext:value-type="float">
            <text:p>8711</text:p>
          </table:table-cell>
          <table:table-cell table:style-name="ce6" office:value-type="float" office:value="3241" calcext:value-type="float">
            <text:p>3241</text:p>
          </table:table-cell>
          <table:table-cell table:style-name="ce6" office:value-type="float" office:value="6579" calcext:value-type="float">
            <text:p>6579</text:p>
          </table:table-cell>
          <table:table-cell table:style-name="ce6" office:value-type="float" office:value="7660" calcext:value-type="float">
            <text:p>7660</text:p>
          </table:table-cell>
          <table:table-cell table:style-name="ce6" office:value-type="float" office:value="5499" calcext:value-type="float">
            <text:p>5499</text:p>
          </table:table-cell>
          <table:table-cell table:style-name="ce6" office:value-type="float" office:value="5616" calcext:value-type="float">
            <text:p>5616</text:p>
          </table:table-cell>
          <table:table-cell table:style-name="ce6" office:value-type="float" office:value="3743" calcext:value-type="float">
            <text:p>3743</text:p>
          </table:table-cell>
          <table:table-cell table:style-name="ce6" office:value-type="float" office:value="5801" calcext:value-type="float">
            <text:p>5801</text:p>
          </table:table-cell>
          <table:table-cell table:style-name="ce6" office:value-type="float" office:value="4682" calcext:value-type="float">
            <text:p>4682</text:p>
          </table:table-cell>
          <table:table-cell table:style-name="ce6" office:value-type="float" office:value="9748" calcext:value-type="float">
            <text:p>9748</text:p>
          </table:table-cell>
          <table:table-cell table:style-name="ce6" office:value-type="float" office:value="8796" calcext:value-type="float">
            <text:p>8796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1833" calcext:value-type="float">
            <text:p>1833</text:p>
          </table:table-cell>
          <table:table-cell table:style-name="ce6" office:value-type="float" office:value="4549" calcext:value-type="float">
            <text:p>4549</text:p>
          </table:table-cell>
          <table:table-cell table:style-name="ce6" office:value-type="float" office:value="8138" calcext:value-type="float">
            <text:p>8138</text:p>
          </table:table-cell>
          <table:table-cell office:value-type="float" office:value="4026" calcext:value-type="float">
            <text:p>4026</text:p>
          </table:table-cell>
          <table:table-cell office:value-type="float" office:value="775" calcext:value-type="float">
            <text:p>775</text:p>
          </table:table-cell>
          <table:table-cell office:value-type="float" office:value="4170" calcext:value-type="float">
            <text:p>4170</text:p>
          </table:table-cell>
          <table:table-cell office:value-type="float" office:value="2432" calcext:value-type="float">
            <text:p>2432</text:p>
          </table:table-cell>
          <table:table-cell office:value-type="float" office:value="4174" calcext:value-type="float">
            <text:p>4174</text:p>
          </table:table-cell>
          <table:table-cell office:value-type="float" office:value="3741" calcext:value-type="float">
            <text:p>3741</text:p>
          </table:table-cell>
          <table:table-cell office:value-type="float" office:value="7540" calcext:value-type="float">
            <text:p>7540</text:p>
          </table:table-cell>
          <table:table-cell office:value-type="float" office:value="8017" calcext:value-type="float">
            <text:p>8017</text:p>
          </table:table-cell>
          <table:table-cell office:value-type="float" office:value="2833" calcext:value-type="float">
            <text:p>2833</text:p>
          </table:table-cell>
          <table:table-cell office:value-type="float" office:value="4027" calcext:value-type="float">
            <text:p>4027</text:p>
          </table:table-cell>
          <table:table-cell office:value-type="float" office:value="396" calcext:value-type="float">
            <text:p>396</text:p>
          </table:table-cell>
          <table:table-cell office:value-type="float" office:value="811" calcext:value-type="float">
            <text:p>811</text:p>
          </table:table-cell>
          <table:table-cell office:value-type="float" office:value="2871" calcext:value-type="float">
            <text:p>2871</text:p>
          </table:table-cell>
          <table:table-cell office:value-type="float" office:value="1150" calcext:value-type="float">
            <text:p>1150</text:p>
          </table:table-cell>
          <table:table-cell office:value-type="float" office:value="9809" calcext:value-type="float">
            <text:p>9809</text:p>
          </table:table-cell>
          <table:table-cell office:value-type="float" office:value="2719" calcext:value-type="float">
            <text:p>2719</text:p>
          </table:table-cell>
          <table:table-cell office:value-type="float" office:value="9199" calcext:value-type="float">
            <text:p>9199</text:p>
          </table:table-cell>
          <table:table-cell table:style-name="ce6" office:value-type="float" office:value="8504" calcext:value-type="float">
            <text:p>8504</text:p>
          </table:table-cell>
          <table:table-cell office:value-type="float" office:value="1224" calcext:value-type="float">
            <text:p>1224</text:p>
          </table:table-cell>
          <table:table-cell table:style-name="ce6" office:value-type="float" office:value="540" calcext:value-type="float">
            <text:p>540</text:p>
          </table:table-cell>
          <table:table-cell office:value-type="float" office:value="2051" calcext:value-type="float">
            <text:p>2051</text:p>
          </table:table-cell>
          <table:table-cell table:style-name="ce6" office:value-type="float" office:value="3519" calcext:value-type="float">
            <text:p>3519</text:p>
          </table:table-cell>
          <table:table-cell office:value-type="float" office:value="7982" calcext:value-type="float">
            <text:p>7982</text:p>
          </table:table-cell>
          <table:table-cell table:style-name="ce6" office:value-type="float" office:value="7367" calcext:value-type="float">
            <text:p>7367</text:p>
          </table:table-cell>
          <table:table-cell office:value-type="float" office:value="2761" calcext:value-type="float">
            <text:p>2761</text:p>
          </table:table-cell>
          <table:table-cell table:style-name="ce6" office:value-type="float" office:value="308" calcext:value-type="float">
            <text:p>308</text:p>
          </table:table-cell>
          <table:table-cell office:value-type="float" office:value="3358" calcext:value-type="float">
            <text:p>3358</text:p>
          </table:table-cell>
          <table:table-cell table:style-name="ce6" office:value-type="float" office:value="6505" calcext:value-type="float">
            <text:p>6505</text:p>
          </table:table-cell>
          <table:table-cell office:value-type="float" office:value="2050" calcext:value-type="float">
            <text:p>2050</text:p>
          </table:table-cell>
          <table:table-cell table:style-name="ce6" office:value-type="float" office:value="4836" calcext:value-type="float">
            <text:p>4836</text:p>
          </table:table-cell>
          <table:table-cell office:value-type="float" office:value="5090" calcext:value-type="float">
            <text:p>5090</text:p>
          </table:table-cell>
          <table:table-cell table:style-name="ce6" office:value-type="float" office:value="7864" calcext:value-type="float">
            <text:p>7864</text:p>
          </table:table-cell>
          <table:table-cell office:value-type="float" office:value="805" calcext:value-type="float">
            <text:p>805</text:p>
          </table:table-cell>
          <table:table-cell table:style-name="ce6" office:value-type="float" office:value="2566" calcext:value-type="float">
            <text:p>2566</text:p>
          </table:table-cell>
          <table:table-cell office:value-type="float" office:value="2409" calcext:value-type="float">
            <text:p>2409</text:p>
          </table:table-cell>
          <table:table-cell table:style-name="ce6" office:value-type="float" office:value="6876" calcext:value-type="float">
            <text:p>6876</text:p>
          </table:table-cell>
          <table:table-cell office:value-type="float" office:value="3361" calcext:value-type="float">
            <text:p>3361</text:p>
          </table:table-cell>
          <table:table-cell table:style-name="ce6" office:value-type="float" office:value="8622" calcext:value-type="float">
            <text:p>8622</text:p>
          </table:table-cell>
          <table:table-cell office:value-type="float" office:value="5572" calcext:value-type="float">
            <text:p>5572</text:p>
          </table:table-cell>
          <table:table-cell table:style-name="ce6" office:value-type="float" office:value="5895" calcext:value-type="float">
            <text:p>5895</text:p>
          </table:table-cell>
          <table:table-cell office:value-type="float" office:value="3280" calcext:value-type="float">
            <text:p>3280</text:p>
          </table:table-cell>
          <table:table-cell table:style-name="ce6" office:value-type="float" office:value="441" calcext:value-type="float">
            <text:p>441</text:p>
          </table:table-cell>
          <table:table-cell office:value-type="float" office:value="7893" calcext:value-type="float">
            <text:p>7893</text:p>
          </table:table-cell>
          <table:table-cell table:style-name="ce6" office:value-type="float" office:value="8105" calcext:value-type="float">
            <text:p>8105</text:p>
          </table:table-cell>
          <table:table-cell office:value-type="float" office:value="1634" calcext:value-type="float">
            <text:p>1634</text:p>
          </table:table-cell>
          <table:table-cell table:style-name="ce6" office:value-type="float" office:value="2929" calcext:value-type="float">
            <text:p>2929</text:p>
          </table:table-cell>
          <table:table-cell office:value-type="float" office:value="274" calcext:value-type="float">
            <text:p>274</text:p>
          </table:table-cell>
          <table:table-cell table:style-name="ce6" office:value-type="float" office:value="3926" calcext:value-type="float">
            <text:p>3926</text:p>
          </table:table-cell>
          <table:table-cell office:value-type="float" office:value="7786" calcext:value-type="float">
            <text:p>7786</text:p>
          </table:table-cell>
          <table:table-cell table:style-name="ce6" office:value-type="float" office:value="6123" calcext:value-type="float">
            <text:p>6123</text:p>
          </table:table-cell>
          <table:table-cell office:value-type="float" office:value="8233" calcext:value-type="float">
            <text:p>8233</text:p>
          </table:table-cell>
          <table:table-cell table:style-name="ce6" office:value-type="float" office:value="9921" calcext:value-type="float">
            <text:p>9921</text:p>
          </table:table-cell>
          <table:table-cell office:value-type="float" office:value="2674" calcext:value-type="float">
            <text:p>2674</text:p>
          </table:table-cell>
          <table:table-cell table:style-name="ce6" office:value-type="float" office:value="5340" calcext:value-type="float">
            <text:p>5340</text:p>
          </table:table-cell>
          <table:table-cell office:value-type="float" office:value="1445" calcext:value-type="float">
            <text:p>1445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4585" calcext:value-type="float">
            <text:p>458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7444" calcext:value-type="float">
            <text:p>7444</text:p>
          </table:table-cell>
          <table:table-cell table:style-name="ce6" office:value-type="float" office:value="7968" calcext:value-type="float">
            <text:p>7968</text:p>
          </table:table-cell>
          <table:table-cell table:style-name="ce6" office:value-type="float" office:value="7742" calcext:value-type="float">
            <text:p>7742</text:p>
          </table:table-cell>
          <table:table-cell table:style-name="ce6" office:value-type="float" office:value="3755" calcext:value-type="float">
            <text:p>3755</text:p>
          </table:table-cell>
          <table:table-cell table:style-name="ce6" office:value-type="float" office:value="1591" calcext:value-type="float">
            <text:p>1591</text:p>
          </table:table-cell>
          <table:table-cell table:style-name="ce6" office:value-type="float" office:value="4839" calcext:value-type="float">
            <text:p>4839</text:p>
          </table:table-cell>
          <table:table-cell table:style-name="ce6" office:value-type="float" office:value="1705" calcext:value-type="float">
            <text:p>1705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7061" calcext:value-type="float">
            <text:p>7061</text:p>
          </table:table-cell>
          <table:table-cell table:style-name="ce6" office:value-type="float" office:value="2461" calcext:value-type="float">
            <text:p>2461</text:p>
          </table:table-cell>
          <table:table-cell table:style-name="ce6" office:value-type="float" office:value="9230" calcext:value-type="float">
            <text:p>9230</text:p>
          </table:table-cell>
          <table:table-cell table:style-name="ce6" office:value-type="float" office:value="9391" calcext:value-type="float">
            <text:p>9391</text:p>
          </table:table-cell>
          <table:table-cell table:style-name="ce6" office:value-type="float" office:value="9373" calcext:value-type="float">
            <text:p>9373</text:p>
          </table:table-cell>
          <table:table-cell table:style-name="ce6" office:value-type="float" office:value="2413" calcext:value-type="float">
            <text:p>2413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7801" calcext:value-type="float">
            <text:p>7801</text:p>
          </table:table-cell>
          <table:table-cell table:style-name="ce6" office:value-type="float" office:value="4994" calcext:value-type="float">
            <text:p>4994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703" calcext:value-type="float">
            <text:p>2703</text:p>
          </table:table-cell>
          <table:table-cell office:value-type="float" office:value="6161" calcext:value-type="float">
            <text:p>6161</text:p>
          </table:table-cell>
          <table:table-cell office:value-type="float" office:value="6878" calcext:value-type="float">
            <text:p>6878</text:p>
          </table:table-cell>
          <table:table-cell office:value-type="float" office:value="8331" calcext:value-type="float">
            <text:p>8331</text:p>
          </table:table-cell>
          <table:table-cell office:value-type="float" office:value="2538" calcext:value-type="float">
            <text:p>2538</text:p>
          </table:table-cell>
          <table:table-cell office:value-type="float" office:value="6093" calcext:value-type="float">
            <text:p>6093</text:p>
          </table:table-cell>
          <table:table-cell office:value-type="float" office:value="1275" calcext:value-type="float">
            <text:p>1275</text:p>
          </table:table-cell>
          <table:table-cell office:value-type="float" office:value="5065" calcext:value-type="float">
            <text:p>5065</text:p>
          </table:table-cell>
          <table:table-cell office:value-type="float" office:value="5062" calcext:value-type="float">
            <text:p>5062</text:p>
          </table:table-cell>
          <table:table-cell office:value-type="float" office:value="2839" calcext:value-type="float">
            <text:p>2839</text:p>
          </table:table-cell>
          <table:table-cell office:value-type="float" office:value="582" calcext:value-type="float">
            <text:p>582</text:p>
          </table:table-cell>
          <table:table-cell office:value-type="float" office:value="1014" calcext:value-type="float">
            <text:p>1014</text:p>
          </table:table-cell>
          <table:table-cell office:value-type="float" office:value="8109" calcext:value-type="float">
            <text:p>8109</text:p>
          </table:table-cell>
          <table:table-cell office:value-type="float" office:value="3525" calcext:value-type="float">
            <text:p>3525</text:p>
          </table:table-cell>
          <table:table-cell office:value-type="float" office:value="1544" calcext:value-type="float">
            <text:p>1544</text:p>
          </table:table-cell>
          <table:table-cell office:value-type="float" office:value="1569" calcext:value-type="float">
            <text:p>1569</text:p>
          </table:table-cell>
          <table:table-cell office:value-type="float" office:value="8622" calcext:value-type="float">
            <text:p>8622</text:p>
          </table:table-cell>
          <table:table-cell office:value-type="float" office:value="7944" calcext:value-type="float">
            <text:p>7944</text:p>
          </table:table-cell>
          <table:table-cell table:style-name="ce6" office:value-type="float" office:value="2905" calcext:value-type="float">
            <text:p>2905</text:p>
          </table:table-cell>
          <table:table-cell office:value-type="float" office:value="6120" calcext:value-type="float">
            <text:p>6120</text:p>
          </table:table-cell>
          <table:table-cell table:style-name="ce6" office:value-type="float" office:value="1564" calcext:value-type="float">
            <text:p>1564</text:p>
          </table:table-cell>
          <table:table-cell office:value-type="float" office:value="1839" calcext:value-type="float">
            <text:p>1839</text:p>
          </table:table-cell>
          <table:table-cell table:style-name="ce6" office:value-type="float" office:value="5570" calcext:value-type="float">
            <text:p>5570</text:p>
          </table:table-cell>
          <table:table-cell office:value-type="float" office:value="7579" calcext:value-type="float">
            <text:p>7579</text:p>
          </table:table-cell>
          <table:table-cell table:style-name="ce6" office:value-type="float" office:value="1318" calcext:value-type="float">
            <text:p>1318</text:p>
          </table:table-cell>
          <table:table-cell office:value-type="float" office:value="2677" calcext:value-type="float">
            <text:p>2677</text:p>
          </table:table-cell>
          <table:table-cell table:style-name="ce6" office:value-type="float" office:value="5257" calcext:value-type="float">
            <text:p>5257</text:p>
          </table:table-cell>
          <table:table-cell office:value-type="float" office:value="4418" calcext:value-type="float">
            <text:p>4418</text:p>
          </table:table-cell>
          <table:table-cell table:style-name="ce6" office:value-type="float" office:value="5601" calcext:value-type="float">
            <text:p>5601</text:p>
          </table:table-cell>
          <table:table-cell office:value-type="float" office:value="7935" calcext:value-type="float">
            <text:p>7935</text:p>
          </table:table-cell>
          <table:table-cell table:style-name="ce6" office:value-type="float" office:value="7656" calcext:value-type="float">
            <text:p>7656</text:p>
          </table:table-cell>
          <table:table-cell office:value-type="float" office:value="5192" calcext:value-type="float">
            <text:p>5192</text:p>
          </table:table-cell>
          <table:table-cell table:style-name="ce6" office:value-type="float" office:value="1864" calcext:value-type="float">
            <text:p>1864</text:p>
          </table:table-cell>
          <table:table-cell office:value-type="float" office:value="5886" calcext:value-type="float">
            <text:p>5886</text:p>
          </table:table-cell>
          <table:table-cell table:style-name="ce6" office:value-type="float" office:value="6083" calcext:value-type="float">
            <text:p>6083</text:p>
          </table:table-cell>
          <table:table-cell office:value-type="float" office:value="5580" calcext:value-type="float">
            <text:p>5580</text:p>
          </table:table-cell>
          <table:table-cell table:style-name="ce6" office:value-type="float" office:value="6202" calcext:value-type="float">
            <text:p>6202</text:p>
          </table:table-cell>
          <table:table-cell office:value-type="float" office:value="8869" calcext:value-type="float">
            <text:p>8869</text:p>
          </table:table-cell>
          <table:table-cell table:style-name="ce6" office:value-type="float" office:value="1636" calcext:value-type="float">
            <text:p>1636</text:p>
          </table:table-cell>
          <table:table-cell office:value-type="float" office:value="7907" calcext:value-type="float">
            <text:p>7907</text:p>
          </table:table-cell>
          <table:table-cell table:style-name="ce6" office:value-type="float" office:value="4759" calcext:value-type="float">
            <text:p>4759</text:p>
          </table:table-cell>
          <table:table-cell office:value-type="float" office:value="9082" calcext:value-type="float">
            <text:p>9082</text:p>
          </table:table-cell>
          <table:table-cell table:style-name="ce6" office:value-type="float" office:value="5854" calcext:value-type="float">
            <text:p>5854</text:p>
          </table:table-cell>
          <table:table-cell office:value-type="float" office:value="3185" calcext:value-type="float">
            <text:p>3185</text:p>
          </table:table-cell>
          <table:table-cell table:style-name="ce6" office:value-type="float" office:value="7631" calcext:value-type="float">
            <text:p>7631</text:p>
          </table:table-cell>
          <table:table-cell office:value-type="float" office:value="6854" calcext:value-type="float">
            <text:p>6854</text:p>
          </table:table-cell>
          <table:table-cell table:style-name="ce6" office:value-type="float" office:value="5872" calcext:value-type="float">
            <text:p>5872</text:p>
          </table:table-cell>
          <table:table-cell office:value-type="float" office:value="5632" calcext:value-type="float">
            <text:p>5632</text:p>
          </table:table-cell>
          <table:table-cell table:style-name="ce6" office:value-type="float" office:value="5280" calcext:value-type="float">
            <text:p>5280</text:p>
          </table:table-cell>
          <table:table-cell office:value-type="float" office:value="1431" calcext:value-type="float">
            <text:p>1431</text:p>
          </table:table-cell>
          <table:table-cell table:style-name="ce6" office:value-type="float" office:value="2077" calcext:value-type="float">
            <text:p>2077</text:p>
          </table:table-cell>
          <table:table-cell office:value-type="float" office:value="9717" calcext:value-type="float">
            <text:p>9717</text:p>
          </table:table-cell>
          <table:table-cell table:style-name="ce6" office:value-type="float" office:value="7431" calcext:value-type="float">
            <text:p>7431</text:p>
          </table:table-cell>
          <table:table-cell office:value-type="float" office:value="4256" calcext:value-type="float">
            <text:p>4256</text:p>
          </table:table-cell>
          <table:table-cell table:style-name="ce6" office:value-type="float" office:value="8261" calcext:value-type="float">
            <text:p>8261</text:p>
          </table:table-cell>
          <table:table-cell office:value-type="float" office:value="9680" calcext:value-type="float">
            <text:p>9680</text:p>
          </table:table-cell>
          <table:table-cell table:style-name="ce6" office:value-type="float" office:value="4487" calcext:value-type="float">
            <text:p>4487</text:p>
          </table:table-cell>
          <table:table-cell office:value-type="float" office:value="4752" calcext:value-type="float">
            <text:p>4752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6" office:value-type="float" office:value="1428" calcext:value-type="float">
            <text:p>1428</text:p>
          </table:table-cell>
          <table:table-cell table:style-name="ce6" office:value-type="float" office:value="8599" calcext:value-type="float">
            <text:p>8599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7772" calcext:value-type="float">
            <text:p>7772</text:p>
          </table:table-cell>
          <table:table-cell table:style-name="ce6" office:value-type="float" office:value="4221" calcext:value-type="float">
            <text:p>4221</text:p>
          </table:table-cell>
          <table:table-cell table:style-name="ce6" office:value-type="float" office:value="8523" calcext:value-type="float">
            <text:p>8523</text:p>
          </table:table-cell>
          <table:table-cell table:style-name="ce6" office:value-type="float" office:value="9049" calcext:value-type="float">
            <text:p>9049</text:p>
          </table:table-cell>
          <table:table-cell table:style-name="ce6" office:value-type="float" office:value="4042" calcext:value-type="float">
            <text:p>4042</text:p>
          </table:table-cell>
          <table:table-cell table:style-name="ce6" office:value-type="float" office:value="8726" calcext:value-type="float">
            <text:p>8726</text:p>
          </table:table-cell>
          <table:table-cell table:style-name="ce6" office:value-type="float" office:value="7567" calcext:value-type="float">
            <text:p>7567</text:p>
          </table:table-cell>
          <table:table-cell table:style-name="ce6" office:value-type="float" office:value="6736" calcext:value-type="float">
            <text:p>6736</text:p>
          </table:table-cell>
          <table:table-cell table:style-name="ce6" office:value-type="float" office:value="9033" calcext:value-type="float">
            <text:p>9033</text:p>
          </table:table-cell>
          <table:table-cell table:style-name="ce6" office:value-type="float" office:value="2104" calcext:value-type="float">
            <text:p>2104</text:p>
          </table:table-cell>
          <table:table-cell table:style-name="ce6" office:value-type="float" office:value="4879" calcext:value-type="float">
            <text:p>4879</text:p>
          </table:table-cell>
          <table:table-cell table:style-name="ce6" office:value-type="float" office:value="4967" calcext:value-type="float">
            <text:p>4967</text:p>
          </table:table-cell>
          <table:table-cell table:style-name="ce6" office:value-type="float" office:value="6334" calcext:value-type="float">
            <text:p>6334</text:p>
          </table:table-cell>
          <table:table-cell table:style-name="ce6" office:value-type="float" office:value="6716" calcext:value-type="float">
            <text:p>6716</text:p>
          </table:table-cell>
          <table:table-cell table:style-name="ce6" office:value-type="float" office:value="3994" calcext:value-type="float">
            <text:p>3994</text:p>
          </table:table-cell>
          <table:table-cell table:style-name="ce6" office:value-type="float" office:value="1269" calcext:value-type="float">
            <text:p>1269</text:p>
          </table:table-cell>
          <table:table-cell table:style-name="ce6" office:value-type="float" office:value="8995" calcext:value-type="float">
            <text:p>8995</text:p>
          </table:table-cell>
          <table:table-cell table:style-name="ce6" office:value-type="float" office:value="6539" calcext:value-type="float">
            <text:p>6539</text:p>
          </table:table-cell>
          <table:table-cell office:value-type="float" office:value="3610" calcext:value-type="float">
            <text:p>3610</text:p>
          </table:table-cell>
          <table:table-cell office:value-type="float" office:value="7667" calcext:value-type="float">
            <text:p>7667</text:p>
          </table:table-cell>
          <table:table-cell office:value-type="float" office:value="6560" calcext:value-type="float">
            <text:p>6560</text:p>
          </table:table-cell>
          <table:table-cell office:value-type="float" office:value="6065" calcext:value-type="float">
            <text:p>6065</text:p>
          </table:table-cell>
          <table:table-cell office:value-type="float" office:value="874" calcext:value-type="float">
            <text:p>874</text:p>
          </table:table-cell>
          <table:table-cell office:value-type="float" office:value="848" calcext:value-type="float">
            <text:p>848</text:p>
          </table:table-cell>
          <table:table-cell office:value-type="float" office:value="4597" calcext:value-type="float">
            <text:p>4597</text:p>
          </table:table-cell>
          <table:table-cell office:value-type="float" office:value="1711" calcext:value-type="float">
            <text:p>1711</text:p>
          </table:table-cell>
          <table:table-cell office:value-type="float" office:value="7161" calcext:value-type="float">
            <text:p>7161</text:p>
          </table:table-cell>
          <table:table-cell office:value-type="float" office:value="4811" calcext:value-type="float">
            <text:p>4811</text:p>
          </table:table-cell>
          <table:table-cell office:value-type="float" office:value="6734" calcext:value-type="float">
            <text:p>6734</text:p>
          </table:table-cell>
          <table:table-cell office:value-type="float" office:value="5723" calcext:value-type="float">
            <text:p>5723</text:p>
          </table:table-cell>
          <table:table-cell office:value-type="float" office:value="6356" calcext:value-type="float">
            <text:p>6356</text:p>
          </table:table-cell>
          <table:table-cell office:value-type="float" office:value="6026" calcext:value-type="float">
            <text:p>6026</text:p>
          </table:table-cell>
          <table:table-cell office:value-type="float" office:value="9183" calcext:value-type="float">
            <text:p>9183</text:p>
          </table:table-cell>
          <table:table-cell office:value-type="float" office:value="2586" calcext:value-type="float">
            <text:p>2586</text:p>
          </table:table-cell>
          <table:table-cell office:value-type="float" office:value="5636" calcext:value-type="float">
            <text:p>5636</text:p>
          </table:table-cell>
          <table:table-cell table:style-name="ce6" office:value-type="float" office:value="1092" calcext:value-type="float">
            <text:p>1092</text:p>
          </table:table-cell>
          <table:table-cell office:value-type="float" office:value="7779" calcext:value-type="float">
            <text:p>7779</text:p>
          </table:table-cell>
          <table:table-cell table:style-name="ce6" office:value-type="float" office:value="7923" calcext:value-type="float">
            <text:p>7923</text:p>
          </table:table-cell>
          <table:table-cell office:value-type="float" office:value="8747" calcext:value-type="float">
            <text:p>8747</text:p>
          </table:table-cell>
          <table:table-cell table:style-name="ce6" office:value-type="float" office:value="6887" calcext:value-type="float">
            <text:p>6887</text:p>
          </table:table-cell>
          <table:table-cell office:value-type="float" office:value="7505" calcext:value-type="float">
            <text:p>7505</text:p>
          </table:table-cell>
          <table:table-cell table:style-name="ce6" office:value-type="float" office:value="9909" calcext:value-type="float">
            <text:p>9909</text:p>
          </table:table-cell>
          <table:table-cell office:value-type="float" office:value="1792" calcext:value-type="float">
            <text:p>1792</text:p>
          </table:table-cell>
          <table:table-cell table:style-name="ce6" office:value-type="float" office:value="3233" calcext:value-type="float">
            <text:p>3233</text:p>
          </table:table-cell>
          <table:table-cell office:value-type="float" office:value="4526" calcext:value-type="float">
            <text:p>4526</text:p>
          </table:table-cell>
          <table:table-cell table:style-name="ce6" office:value-type="float" office:value="3176" calcext:value-type="float">
            <text:p>3176</text:p>
          </table:table-cell>
          <table:table-cell office:value-type="float" office:value="1508" calcext:value-type="float">
            <text:p>1508</text:p>
          </table:table-cell>
          <table:table-cell table:style-name="ce6" office:value-type="float" office:value="8043" calcext:value-type="float">
            <text:p>8043</text:p>
          </table:table-cell>
          <table:table-cell office:value-type="float" office:value="720" calcext:value-type="float">
            <text:p>720</text:p>
          </table:table-cell>
          <table:table-cell table:style-name="ce6" office:value-type="float" office:value="5212" calcext:value-type="float">
            <text:p>5212</text:p>
          </table:table-cell>
          <table:table-cell office:value-type="float" office:value="6046" calcext:value-type="float">
            <text:p>6046</text:p>
          </table:table-cell>
          <table:table-cell table:style-name="ce6" office:value-type="float" office:value="4988" calcext:value-type="float">
            <text:p>4988</text:p>
          </table:table-cell>
          <table:table-cell office:value-type="float" office:value="709" calcext:value-type="float">
            <text:p>709</text:p>
          </table:table-cell>
          <table:table-cell table:style-name="ce6" office:value-type="float" office:value="5277" calcext:value-type="float">
            <text:p>5277</text:p>
          </table:table-cell>
          <table:table-cell office:value-type="float" office:value="8256" calcext:value-type="float">
            <text:p>8256</text:p>
          </table:table-cell>
          <table:table-cell table:style-name="ce6" office:value-type="float" office:value="3642" calcext:value-type="float">
            <text:p>3642</text:p>
          </table:table-cell>
          <table:table-cell office:value-type="float" office:value="1391" calcext:value-type="float">
            <text:p>1391</text:p>
          </table:table-cell>
          <table:table-cell table:style-name="ce6" office:value-type="float" office:value="5803" calcext:value-type="float">
            <text:p>5803</text:p>
          </table:table-cell>
          <table:table-cell office:value-type="float" office:value="1468" calcext:value-type="float">
            <text:p>1468</text:p>
          </table:table-cell>
          <table:table-cell table:style-name="ce6" office:value-type="float" office:value="2145" calcext:value-type="float">
            <text:p>2145</text:p>
          </table:table-cell>
          <table:table-cell office:value-type="float" office:value="3970" calcext:value-type="float">
            <text:p>3970</text:p>
          </table:table-cell>
          <table:table-cell table:style-name="ce6" office:value-type="float" office:value="6301" calcext:value-type="float">
            <text:p>6301</text:p>
          </table:table-cell>
          <table:table-cell office:value-type="float" office:value="7767" calcext:value-type="float">
            <text:p>7767</text:p>
          </table:table-cell>
          <table:table-cell table:style-name="ce6" office:value-type="float" office:value="2359" calcext:value-type="float">
            <text:p>2359</text:p>
          </table:table-cell>
          <table:table-cell office:value-type="float" office:value="8487" calcext:value-type="float">
            <text:p>8487</text:p>
          </table:table-cell>
          <table:table-cell table:style-name="ce6" office:value-type="float" office:value="9771" calcext:value-type="float">
            <text:p>9771</text:p>
          </table:table-cell>
          <table:table-cell office:value-type="float" office:value="8785" calcext:value-type="float">
            <text:p>8785</text:p>
          </table:table-cell>
          <table:table-cell table:style-name="ce6" office:value-type="float" office:value="7520" calcext:value-type="float">
            <text:p>7520</text:p>
          </table:table-cell>
          <table:table-cell office:value-type="float" office:value="856" calcext:value-type="float">
            <text:p>856</text:p>
          </table:table-cell>
          <table:table-cell table:style-name="ce6" office:value-type="float" office:value="1605" calcext:value-type="float">
            <text:p>1605</text:p>
          </table:table-cell>
          <table:table-cell office:value-type="float" office:value="8972" calcext:value-type="float">
            <text:p>8972</text:p>
          </table:table-cell>
          <table:table-cell table:style-name="ce6" office:value-type="float" office:value="2402" calcext:value-type="float">
            <text:p>2402</text:p>
          </table:table-cell>
          <table:table-cell office:value-type="float" office:value="2386" calcext:value-type="float">
            <text:p>2386</text:p>
          </table:table-cell>
          <table:table-cell table:style-name="ce6" office:value-type="float" office:value="991" calcext:value-type="float">
            <text:p>991</text:p>
          </table:table-cell>
          <table:table-cell office:value-type="float" office:value="1383" calcext:value-type="float">
            <text:p>138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6" office:value-type="float" office:value="4824" calcext:value-type="float">
            <text:p>4824</text:p>
          </table:table-cell>
          <table:table-cell table:style-name="ce6" office:value-type="float" office:value="5957" calcext:value-type="float">
            <text:p>5957</text:p>
          </table:table-cell>
          <table:table-cell table:style-name="ce6" office:value-type="float" office:value="6511" calcext:value-type="float">
            <text:p>6511</text:p>
          </table:table-cell>
          <table:table-cell table:style-name="ce6" office:value-type="float" office:value="9868" calcext:value-type="float">
            <text:p>9868</text:p>
          </table:table-cell>
          <table:table-cell table:style-name="ce6" office:value-type="float" office:value="4113" calcext:value-type="float">
            <text:p>4113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9353" calcext:value-type="float">
            <text:p>9353</text:p>
          </table:table-cell>
          <table:table-cell table:style-name="ce6" office:value-type="float" office:value="6228" calcext:value-type="float">
            <text:p>6228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2966" calcext:value-type="float">
            <text:p>2966</text:p>
          </table:table-cell>
          <table:table-cell table:style-name="ce6" office:value-type="float" office:value="6956" calcext:value-type="float">
            <text:p>6956</text:p>
          </table:table-cell>
          <table:table-cell table:style-name="ce6" office:value-type="float" office:value="9124" calcext:value-type="float">
            <text:p>9124</text:p>
          </table:table-cell>
          <table:table-cell table:style-name="ce6" office:value-type="float" office:value="9574" calcext:value-type="float">
            <text:p>9574</text:p>
          </table:table-cell>
          <table:table-cell table:style-name="ce6" office:value-type="float" office:value="9233" calcext:value-type="float">
            <text:p>9233</text:p>
          </table:table-cell>
          <table:table-cell table:style-name="ce6" office:value-type="float" office:value="1601" calcext:value-type="float">
            <text:p>1601</text:p>
          </table:table-cell>
          <table:table-cell table:style-name="ce6" office:value-type="float" office:value="7340" calcext:value-type="float">
            <text:p>7340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9396" calcext:value-type="float">
            <text:p>9396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4747" calcext:value-type="float">
            <text:p>4747</text:p>
          </table:table-cell>
          <table:table-cell table:style-name="ce6" office:value-type="float" office:value="8590" calcext:value-type="float">
            <text:p>8590</text:p>
          </table:table-cell>
          <table:table-cell office:value-type="float" office:value="9535" calcext:value-type="float">
            <text:p>9535</text:p>
          </table:table-cell>
          <table:table-cell office:value-type="float" office:value="3650" calcext:value-type="float">
            <text:p>3650</text:p>
          </table:table-cell>
          <table:table-cell office:value-type="float" office:value="7333" calcext:value-type="float">
            <text:p>7333</text:p>
          </table:table-cell>
          <table:table-cell office:value-type="float" office:value="7583" calcext:value-type="float">
            <text:p>7583</text:p>
          </table:table-cell>
          <table:table-cell office:value-type="float" office:value="4806" calcext:value-type="float">
            <text:p>4806</text:p>
          </table:table-cell>
          <table:table-cell office:value-type="float" office:value="3593" calcext:value-type="float">
            <text:p>3593</text:p>
          </table:table-cell>
          <table:table-cell office:value-type="float" office:value="2738" calcext:value-type="float">
            <text:p>2738</text:p>
          </table:table-cell>
          <table:table-cell office:value-type="float" office:value="8157" calcext:value-type="float">
            <text:p>8157</text:p>
          </table:table-cell>
          <table:table-cell office:value-type="float" office:value="5215" calcext:value-type="float">
            <text:p>5215</text:p>
          </table:table-cell>
          <table:table-cell office:value-type="float" office:value="8472" calcext:value-type="float">
            <text:p>8472</text:p>
          </table:table-cell>
          <table:table-cell office:value-type="float" office:value="2284" calcext:value-type="float">
            <text:p>2284</text:p>
          </table:table-cell>
          <table:table-cell office:value-type="float" office:value="9473" calcext:value-type="float">
            <text:p>9473</text:p>
          </table:table-cell>
          <table:table-cell office:value-type="float" office:value="3906" calcext:value-type="float">
            <text:p>3906</text:p>
          </table:table-cell>
          <table:table-cell office:value-type="float" office:value="6982" calcext:value-type="float">
            <text:p>6982</text:p>
          </table:table-cell>
          <table:table-cell office:value-type="float" office:value="5505" calcext:value-type="float">
            <text:p>5505</text:p>
          </table:table-cell>
          <table:table-cell office:value-type="float" office:value="6053" calcext:value-type="float">
            <text:p>6053</text:p>
          </table:table-cell>
          <table:table-cell office:value-type="float" office:value="7936" calcext:value-type="float">
            <text:p>7936</text:p>
          </table:table-cell>
          <table:table-cell table:style-name="ce6" office:value-type="float" office:value="6074" calcext:value-type="float">
            <text:p>6074</text:p>
          </table:table-cell>
          <table:table-cell office:value-type="float" office:value="7179" calcext:value-type="float">
            <text:p>7179</text:p>
          </table:table-cell>
          <table:table-cell table:style-name="ce6" office:value-type="float" office:value="6688" calcext:value-type="float">
            <text:p>6688</text:p>
          </table:table-cell>
          <table:table-cell office:value-type="float" office:value="1564" calcext:value-type="float">
            <text:p>1564</text:p>
          </table:table-cell>
          <table:table-cell table:style-name="ce6" office:value-type="float" office:value="1103" calcext:value-type="float">
            <text:p>1103</text:p>
          </table:table-cell>
          <table:table-cell office:value-type="float" office:value="6860" calcext:value-type="float">
            <text:p>6860</text:p>
          </table:table-cell>
          <table:table-cell table:style-name="ce6" office:value-type="float" office:value="5839" calcext:value-type="float">
            <text:p>5839</text:p>
          </table:table-cell>
          <table:table-cell office:value-type="float" office:value="2022" calcext:value-type="float">
            <text:p>2022</text:p>
          </table:table-cell>
          <table:table-cell table:style-name="ce6" office:value-type="float" office:value="8490" calcext:value-type="float">
            <text:p>8490</text:p>
          </table:table-cell>
          <table:table-cell office:value-type="float" office:value="910" calcext:value-type="float">
            <text:p>910</text:p>
          </table:table-cell>
          <table:table-cell table:style-name="ce6" office:value-type="float" office:value="7551" calcext:value-type="float">
            <text:p>7551</text:p>
          </table:table-cell>
          <table:table-cell office:value-type="float" office:value="7805" calcext:value-type="float">
            <text:p>7805</text:p>
          </table:table-cell>
          <table:table-cell table:style-name="ce6" office:value-type="float" office:value="881" calcext:value-type="float">
            <text:p>881</text:p>
          </table:table-cell>
          <table:table-cell office:value-type="float" office:value="7024" calcext:value-type="float">
            <text:p>7024</text:p>
          </table:table-cell>
          <table:table-cell table:style-name="ce6" office:value-type="float" office:value="1855" calcext:value-type="float">
            <text:p>1855</text:p>
          </table:table-cell>
          <table:table-cell office:value-type="float" office:value="9448" calcext:value-type="float">
            <text:p>9448</text:p>
          </table:table-cell>
          <table:table-cell table:style-name="ce6" office:value-type="float" office:value="4790" calcext:value-type="float">
            <text:p>4790</text:p>
          </table:table-cell>
          <table:table-cell office:value-type="float" office:value="1274" calcext:value-type="float">
            <text:p>1274</text:p>
          </table:table-cell>
          <table:table-cell table:style-name="ce6" office:value-type="float" office:value="3672" calcext:value-type="float">
            <text:p>3672</text:p>
          </table:table-cell>
          <table:table-cell office:value-type="float" office:value="2810" calcext:value-type="float">
            <text:p>2810</text:p>
          </table:table-cell>
          <table:table-cell table:style-name="ce6" office:value-type="float" office:value="774" calcext:value-type="float">
            <text:p>774</text:p>
          </table:table-cell>
          <table:table-cell office:value-type="float" office:value="7623" calcext:value-type="float">
            <text:p>7623</text:p>
          </table:table-cell>
          <table:table-cell table:style-name="ce6" office:value-type="float" office:value="4223" calcext:value-type="float">
            <text:p>4223</text:p>
          </table:table-cell>
          <table:table-cell office:value-type="float" office:value="4850" calcext:value-type="float">
            <text:p>4850</text:p>
          </table:table-cell>
          <table:table-cell table:style-name="ce6" office:value-type="float" office:value="6071" calcext:value-type="float">
            <text:p>6071</text:p>
          </table:table-cell>
          <table:table-cell office:value-type="float" office:value="9975" calcext:value-type="float">
            <text:p>9975</text:p>
          </table:table-cell>
          <table:table-cell table:style-name="ce6" office:value-type="float" office:value="4935" calcext:value-type="float">
            <text:p>4935</text:p>
          </table:table-cell>
          <table:table-cell office:value-type="float" office:value="1915" calcext:value-type="float">
            <text:p>1915</text:p>
          </table:table-cell>
          <table:table-cell table:style-name="ce6" office:value-type="float" office:value="9771" calcext:value-type="float">
            <text:p>9771</text:p>
          </table:table-cell>
          <table:table-cell office:value-type="float" office:value="6690" calcext:value-type="float">
            <text:p>6690</text:p>
          </table:table-cell>
          <table:table-cell table:style-name="ce6" office:value-type="float" office:value="3846" calcext:value-type="float">
            <text:p>3846</text:p>
          </table:table-cell>
          <table:table-cell office:value-type="float" office:value="517" calcext:value-type="float">
            <text:p>517</text:p>
          </table:table-cell>
          <table:table-cell table:style-name="ce6" office:value-type="float" office:value="463" calcext:value-type="float">
            <text:p>463</text:p>
          </table:table-cell>
          <table:table-cell office:value-type="float" office:value="7624" calcext:value-type="float">
            <text:p>7624</text:p>
          </table:table-cell>
          <table:table-cell table:style-name="ce6" office:value-type="float" office:value="4511" calcext:value-type="float">
            <text:p>4511</text:p>
          </table:table-cell>
          <table:table-cell office:value-type="float" office:value="614" calcext:value-type="float">
            <text:p>614</text:p>
          </table:table-cell>
          <table:table-cell table:style-name="ce6" office:value-type="float" office:value="6394" calcext:value-type="float">
            <text:p>6394</text:p>
          </table:table-cell>
          <table:table-cell office:value-type="float" office:value="3661" calcext:value-type="float">
            <text:p>3661</text:p>
          </table:table-cell>
          <table:table-cell table:style-name="ce6" office:value-type="float" office:value="7409" calcext:value-type="float">
            <text:p>7409</text:p>
          </table:table-cell>
          <table:table-cell office:value-type="float" office:value="1395" calcext:value-type="float">
            <text:p>1395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table:style-name="ce6" office:value-type="float" office:value="3850" calcext:value-type="float">
            <text:p>3850</text:p>
          </table:table-cell>
          <table:table-cell table:style-name="ce6" office:value-type="float" office:value="9555" calcext:value-type="float">
            <text:p>9555</text:p>
          </table:table-cell>
          <table:table-cell table:style-name="ce6" office:value-type="float" office:value="3695" calcext:value-type="float">
            <text:p>3695</text:p>
          </table:table-cell>
          <table:table-cell table:style-name="ce6" office:value-type="float" office:value="4383" calcext:value-type="float">
            <text:p>4383</text:p>
          </table:table-cell>
          <table:table-cell table:style-name="ce6" office:value-type="float" office:value="2378" calcext:value-type="float">
            <text:p>237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256" calcext:value-type="float">
            <text:p>6256</text:p>
          </table:table-cell>
          <table:table-cell table:style-name="ce6" office:value-type="float" office:value="6740" calcext:value-type="float">
            <text:p>6740</text:p>
          </table:table-cell>
          <table:table-cell table:style-name="ce6" office:value-type="float" office:value="7682" calcext:value-type="float">
            <text:p>7682</text:p>
          </table:table-cell>
          <table:table-cell table:style-name="ce6" office:value-type="float" office:value="9546" calcext:value-type="float">
            <text:p>9546</text:p>
          </table:table-cell>
          <table:table-cell table:style-name="ce6" office:value-type="float" office:value="4255" calcext:value-type="float">
            <text:p>4255</text:p>
          </table:table-cell>
          <table:table-cell table:style-name="ce6" office:value-type="float" office:value="6105" calcext:value-type="float">
            <text:p>6105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851" calcext:value-type="float">
            <text:p>185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8957" calcext:value-type="float">
            <text:p>8957</text:p>
          </table:table-cell>
          <table:table-cell table:style-name="ce6" office:value-type="float" office:value="9022" calcext:value-type="float">
            <text:p>9022</text:p>
          </table:table-cell>
          <table:table-cell table:style-name="ce6" office:value-type="float" office:value="6547" calcext:value-type="float">
            <text:p>6547</text:p>
          </table:table-cell>
          <table:table-cell table:style-name="ce6" office:value-type="float" office:value="5189" calcext:value-type="float">
            <text:p>5189</text:p>
          </table:table-cell>
          <table:table-cell table:style-name="ce6" office:value-type="float" office:value="2487" calcext:value-type="float">
            <text:p>2487</text:p>
          </table:table-cell>
          <table:table-cell table:style-name="ce6" office:value-type="float" office:value="303" calcext:value-type="float">
            <text:p>303</text:p>
          </table:table-cell>
          <table:table-cell office:value-type="float" office:value="9602" calcext:value-type="float">
            <text:p>9602</text:p>
          </table:table-cell>
          <table:table-cell office:value-type="float" office:value="7833" calcext:value-type="float">
            <text:p>7833</text:p>
          </table:table-cell>
          <table:table-cell office:value-type="float" office:value="1628" calcext:value-type="float">
            <text:p>1628</text:p>
          </table:table-cell>
          <table:table-cell office:value-type="float" office:value="4163" calcext:value-type="float">
            <text:p>4163</text:p>
          </table:table-cell>
          <table:table-cell office:value-type="float" office:value="6678" calcext:value-type="float">
            <text:p>6678</text:p>
          </table:table-cell>
          <table:table-cell office:value-type="float" office:value="3144" calcext:value-type="float">
            <text:p>3144</text:p>
          </table:table-cell>
          <table:table-cell office:value-type="float" office:value="8589" calcext:value-type="float">
            <text:p>8589</text:p>
          </table:table-cell>
          <table:table-cell office:value-type="float" office:value="7096" calcext:value-type="float">
            <text:p>7096</text:p>
          </table:table-cell>
          <table:table-cell office:value-type="float" office:value="8913" calcext:value-type="float">
            <text:p>8913</text:p>
          </table:table-cell>
          <table:table-cell office:value-type="float" office:value="5823" calcext:value-type="float">
            <text:p>5823</text:p>
          </table:table-cell>
          <table:table-cell office:value-type="float" office:value="4890" calcext:value-type="float">
            <text:p>4890</text:p>
          </table:table-cell>
          <table:table-cell office:value-type="float" office:value="7679" calcext:value-type="float">
            <text:p>7679</text:p>
          </table:table-cell>
          <table:table-cell office:value-type="float" office:value="1212" calcext:value-type="float">
            <text:p>1212</text:p>
          </table:table-cell>
          <table:table-cell office:value-type="float" office:value="9294" calcext:value-type="float">
            <text:p>9294</text:p>
          </table:table-cell>
          <table:table-cell office:value-type="float" office:value="5884" calcext:value-type="float">
            <text:p>5884</text:p>
          </table:table-cell>
          <table:table-cell office:value-type="float" office:value="2972" calcext:value-type="float">
            <text:p>2972</text:p>
          </table:table-cell>
          <table:table-cell office:value-type="float" office:value="3012" calcext:value-type="float">
            <text:p>3012</text:p>
          </table:table-cell>
          <table:table-cell table:style-name="ce6" office:value-type="float" office:value="3359" calcext:value-type="float">
            <text:p>3359</text:p>
          </table:table-cell>
          <table:table-cell office:value-type="float" office:value="7794" calcext:value-type="float">
            <text:p>7794</text:p>
          </table:table-cell>
          <table:table-cell table:style-name="ce6" office:value-type="float" office:value="7428" calcext:value-type="float">
            <text:p>7428</text:p>
          </table:table-cell>
          <table:table-cell office:value-type="float" office:value="1579" calcext:value-type="float">
            <text:p>1579</text:p>
          </table:table-cell>
          <table:table-cell table:style-name="ce6" office:value-type="float" office:value="4350" calcext:value-type="float">
            <text:p>4350</text:p>
          </table:table-cell>
          <table:table-cell office:value-type="float" office:value="7246" calcext:value-type="float">
            <text:p>7246</text:p>
          </table:table-cell>
          <table:table-cell table:style-name="ce6" office:value-type="float" office:value="4301" calcext:value-type="float">
            <text:p>4301</text:p>
          </table:table-cell>
          <table:table-cell office:value-type="float" office:value="7779" calcext:value-type="float">
            <text:p>7779</text:p>
          </table:table-cell>
          <table:table-cell table:style-name="ce6" office:value-type="float" office:value="7790" calcext:value-type="float">
            <text:p>7790</text:p>
          </table:table-cell>
          <table:table-cell office:value-type="float" office:value="3294" calcext:value-type="float">
            <text:p>3294</text:p>
          </table:table-cell>
          <table:table-cell table:style-name="ce6" office:value-type="float" office:value="9547" calcext:value-type="float">
            <text:p>9547</text:p>
          </table:table-cell>
          <table:table-cell office:value-type="float" office:value="4367" calcext:value-type="float">
            <text:p>4367</text:p>
          </table:table-cell>
          <table:table-cell table:style-name="ce6" office:value-type="float" office:value="3549" calcext:value-type="float">
            <text:p>3549</text:p>
          </table:table-cell>
          <table:table-cell office:value-type="float" office:value="1958" calcext:value-type="float">
            <text:p>1958</text:p>
          </table:table-cell>
          <table:table-cell table:style-name="ce6" office:value-type="float" office:value="8237" calcext:value-type="float">
            <text:p>8237</text:p>
          </table:table-cell>
          <table:table-cell office:value-type="float" office:value="6758" calcext:value-type="float">
            <text:p>6758</text:p>
          </table:table-cell>
          <table:table-cell table:style-name="ce6" office:value-type="float" office:value="3497" calcext:value-type="float">
            <text:p>3497</text:p>
          </table:table-cell>
          <table:table-cell office:value-type="float" office:value="3250" calcext:value-type="float">
            <text:p>3250</text:p>
          </table:table-cell>
          <table:table-cell table:style-name="ce6" office:value-type="float" office:value="3456" calcext:value-type="float">
            <text:p>3456</text:p>
          </table:table-cell>
          <table:table-cell office:value-type="float" office:value="6318" calcext:value-type="float">
            <text:p>6318</text:p>
          </table:table-cell>
          <table:table-cell table:style-name="ce6" office:value-type="float" office:value="1663" calcext:value-type="float">
            <text:p>1663</text:p>
          </table:table-cell>
          <table:table-cell office:value-type="float" office:value="708" calcext:value-type="float">
            <text:p>708</text:p>
          </table:table-cell>
          <table:table-cell table:style-name="ce6" office:value-type="float" office:value="7714" calcext:value-type="float">
            <text:p>7714</text:p>
          </table:table-cell>
          <table:table-cell office:value-type="float" office:value="6143" calcext:value-type="float">
            <text:p>6143</text:p>
          </table:table-cell>
          <table:table-cell table:style-name="ce6" office:value-type="float" office:value="6890" calcext:value-type="float">
            <text:p>6890</text:p>
          </table:table-cell>
          <table:table-cell office:value-type="float" office:value="3428" calcext:value-type="float">
            <text:p>3428</text:p>
          </table:table-cell>
          <table:table-cell table:style-name="ce6" office:value-type="float" office:value="6853" calcext:value-type="float">
            <text:p>6853</text:p>
          </table:table-cell>
          <table:table-cell office:value-type="float" office:value="9334" calcext:value-type="float">
            <text:p>9334</text:p>
          </table:table-cell>
          <table:table-cell table:style-name="ce6" office:value-type="float" office:value="7992" calcext:value-type="float">
            <text:p>7992</text:p>
          </table:table-cell>
          <table:table-cell office:value-type="float" office:value="591" calcext:value-type="float">
            <text:p>591</text:p>
          </table:table-cell>
          <table:table-cell table:style-name="ce6" office:value-type="float" office:value="6449" calcext:value-type="float">
            <text:p>6449</text:p>
          </table:table-cell>
          <table:table-cell office:value-type="float" office:value="9786" calcext:value-type="float">
            <text:p>9786</text:p>
          </table:table-cell>
          <table:table-cell table:style-name="ce6" office:value-type="float" office:value="1412" calcext:value-type="float">
            <text:p>1412</text:p>
          </table:table-cell>
          <table:table-cell office:value-type="float" office:value="8500" calcext:value-type="float">
            <text:p>8500</text:p>
          </table:table-cell>
          <table:table-cell table:style-name="ce6" office:value-type="float" office:value="722" calcext:value-type="float">
            <text:p>722</text:p>
          </table:table-cell>
          <table:table-cell office:value-type="float" office:value="5468" calcext:value-type="float">
            <text:p>5468</text:p>
          </table:table-cell>
          <table:table-cell table:style-name="ce6" office:value-type="float" office:value="1371" calcext:value-type="float">
            <text:p>1371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3939" calcext:value-type="float">
            <text:p>3939</text:p>
          </table:table-cell>
          <table:table-cell office:value-type="float" office:value="4199" calcext:value-type="float">
            <text:p>4199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table:style-name="ce6" office:value-type="float" office:value="4323" calcext:value-type="float">
            <text:p>4323</text:p>
          </table:table-cell>
          <table:table-cell table:style-name="ce6" office:value-type="float" office:value="1934" calcext:value-type="float">
            <text:p>1934</text:p>
          </table:table-cell>
          <table:table-cell table:style-name="ce6" office:value-type="float" office:value="5163" calcext:value-type="float">
            <text:p>5163</text:p>
          </table:table-cell>
          <table:table-cell table:style-name="ce6" office:value-type="float" office:value="4166" calcext:value-type="float">
            <text:p>4166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3544" calcext:value-type="float">
            <text:p>3544</text:p>
          </table:table-cell>
          <table:table-cell table:style-name="ce6" office:value-type="float" office:value="2767" calcext:value-type="float">
            <text:p>2767</text:p>
          </table:table-cell>
          <table:table-cell table:style-name="ce6" office:value-type="float" office:value="6554" calcext:value-type="float">
            <text:p>6554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6098" calcext:value-type="float">
            <text:p>6098</text:p>
          </table:table-cell>
          <table:table-cell table:style-name="ce6" office:value-type="float" office:value="2265" calcext:value-type="float">
            <text:p>2265</text:p>
          </table:table-cell>
          <table:table-cell table:style-name="ce6" office:value-type="float" office:value="9078" calcext:value-type="float">
            <text:p>9078</text:p>
          </table:table-cell>
          <table:table-cell table:style-name="ce6" office:value-type="float" office:value="2075" calcext:value-type="float">
            <text:p>2075</text:p>
          </table:table-cell>
          <table:table-cell table:style-name="ce6" office:value-type="float" office:value="4644" calcext:value-type="float">
            <text:p>4644</text:p>
          </table:table-cell>
          <table:table-cell table:style-name="ce6" office:value-type="float" office:value="6641" calcext:value-type="float">
            <text:p>6641</text:p>
          </table:table-cell>
          <table:table-cell table:style-name="ce6" office:value-type="float" office:value="8412" calcext:value-type="float">
            <text:p>8412</text:p>
          </table:table-cell>
          <table:table-cell table:style-name="ce6" office:value-type="float" office:value="9183" calcext:value-type="float">
            <text:p>9183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7566" calcext:value-type="float">
            <text:p>7566</text:p>
          </table:table-cell>
          <table:table-cell table:style-name="ce6" office:value-type="float" office:value="5622" calcext:value-type="float">
            <text:p>5622</text:p>
          </table:table-cell>
          <table:table-cell office:value-type="float" office:value="1975" calcext:value-type="float">
            <text:p>1975</text:p>
          </table:table-cell>
          <table:table-cell office:value-type="float" office:value="5726" calcext:value-type="float">
            <text:p>5726</text:p>
          </table:table-cell>
          <table:table-cell office:value-type="float" office:value="2920" calcext:value-type="float">
            <text:p>2920</text:p>
          </table:table-cell>
          <table:table-cell office:value-type="float" office:value="5374" calcext:value-type="float">
            <text:p>5374</text:p>
          </table:table-cell>
          <table:table-cell office:value-type="float" office:value="7779" calcext:value-type="float">
            <text:p>7779</text:p>
          </table:table-cell>
          <table:table-cell office:value-type="float" office:value="5631" calcext:value-type="float">
            <text:p>5631</text:p>
          </table:table-cell>
          <table:table-cell office:value-type="float" office:value="3753" calcext:value-type="float">
            <text:p>3753</text:p>
          </table:table-cell>
          <table:table-cell office:value-type="float" office:value="3725" calcext:value-type="float">
            <text:p>3725</text:p>
          </table:table-cell>
          <table:table-cell office:value-type="float" office:value="2672" calcext:value-type="float">
            <text:p>2672</text:p>
          </table:table-cell>
          <table:table-cell office:value-type="float" office:value="3621" calcext:value-type="float">
            <text:p>3621</text:p>
          </table:table-cell>
          <table:table-cell office:value-type="float" office:value="4280" calcext:value-type="float">
            <text:p>4280</text:p>
          </table:table-cell>
          <table:table-cell office:value-type="float" office:value="1162" calcext:value-type="float">
            <text:p>1162</text:p>
          </table:table-cell>
          <table:table-cell office:value-type="float" office:value="5812" calcext:value-type="float">
            <text:p>5812</text:p>
          </table:table-cell>
          <table:table-cell office:value-type="float" office:value="345" calcext:value-type="float">
            <text:p>345</text:p>
          </table:table-cell>
          <table:table-cell office:value-type="float" office:value="8173" calcext:value-type="float">
            <text:p>8173</text:p>
          </table:table-cell>
          <table:table-cell office:value-type="float" office:value="9785" calcext:value-type="float">
            <text:p>9785</text:p>
          </table:table-cell>
          <table:table-cell office:value-type="float" office:value="1525" calcext:value-type="float">
            <text:p>1525</text:p>
          </table:table-cell>
          <table:table-cell table:style-name="ce6" office:value-type="float" office:value="955" calcext:value-type="float">
            <text:p>955</text:p>
          </table:table-cell>
          <table:table-cell office:value-type="float" office:value="5603" calcext:value-type="float">
            <text:p>5603</text:p>
          </table:table-cell>
          <table:table-cell table:style-name="ce6" office:value-type="float" office:value="2215" calcext:value-type="float">
            <text:p>2215</text:p>
          </table:table-cell>
          <table:table-cell office:value-type="float" office:value="2580" calcext:value-type="float">
            <text:p>2580</text:p>
          </table:table-cell>
          <table:table-cell table:style-name="ce6" office:value-type="float" office:value="5261" calcext:value-type="float">
            <text:p>5261</text:p>
          </table:table-cell>
          <table:table-cell office:value-type="float" office:value="2765" calcext:value-type="float">
            <text:p>2765</text:p>
          </table:table-cell>
          <table:table-cell table:style-name="ce6" office:value-type="float" office:value="2990" calcext:value-type="float">
            <text:p>2990</text:p>
          </table:table-cell>
          <table:table-cell office:value-type="float" office:value="5979" calcext:value-type="float">
            <text:p>5979</text:p>
          </table:table-cell>
          <table:table-cell table:style-name="ce6" office:value-type="float" office:value="389" calcext:value-type="float">
            <text:p>389</text:p>
          </table:table-cell>
          <table:table-cell office:value-type="float" office:value="3907" calcext:value-type="float">
            <text:p>3907</text:p>
          </table:table-cell>
          <table:table-cell table:style-name="ce6" office:value-type="float" office:value="2484" calcext:value-type="float">
            <text:p>2484</text:p>
          </table:table-cell>
          <table:table-cell office:value-type="float" office:value="1232" calcext:value-type="float">
            <text:p>1232</text:p>
          </table:table-cell>
          <table:table-cell table:style-name="ce6" office:value-type="float" office:value="5933" calcext:value-type="float">
            <text:p>5933</text:p>
          </table:table-cell>
          <table:table-cell office:value-type="float" office:value="5871" calcext:value-type="float">
            <text:p>5871</text:p>
          </table:table-cell>
          <table:table-cell table:style-name="ce6" office:value-type="float" office:value="3304" calcext:value-type="float">
            <text:p>3304</text:p>
          </table:table-cell>
          <table:table-cell office:value-type="float" office:value="1138" calcext:value-type="float">
            <text:p>1138</text:p>
          </table:table-cell>
          <table:table-cell table:style-name="ce6" office:value-type="float" office:value="1616" calcext:value-type="float">
            <text:p>1616</text:p>
          </table:table-cell>
          <table:table-cell office:value-type="float" office:value="5114" calcext:value-type="float">
            <text:p>5114</text:p>
          </table:table-cell>
          <table:table-cell table:style-name="ce6" office:value-type="float" office:value="9199" calcext:value-type="float">
            <text:p>9199</text:p>
          </table:table-cell>
          <table:table-cell office:value-type="float" office:value="5072" calcext:value-type="float">
            <text:p>5072</text:p>
          </table:table-cell>
          <table:table-cell table:style-name="ce6" office:value-type="float" office:value="7442" calcext:value-type="float">
            <text:p>7442</text:p>
          </table:table-cell>
          <table:table-cell office:value-type="float" office:value="7245" calcext:value-type="float">
            <text:p>7245</text:p>
          </table:table-cell>
          <table:table-cell table:style-name="ce6" office:value-type="float" office:value="6472" calcext:value-type="float">
            <text:p>6472</text:p>
          </table:table-cell>
          <table:table-cell office:value-type="float" office:value="4760" calcext:value-type="float">
            <text:p>4760</text:p>
          </table:table-cell>
          <table:table-cell table:style-name="ce6" office:value-type="float" office:value="6359" calcext:value-type="float">
            <text:p>6359</text:p>
          </table:table-cell>
          <table:table-cell office:value-type="float" office:value="9053" calcext:value-type="float">
            <text:p>9053</text:p>
          </table:table-cell>
          <table:table-cell table:style-name="ce6" office:value-type="float" office:value="7876" calcext:value-type="float">
            <text:p>7876</text:p>
          </table:table-cell>
          <table:table-cell office:value-type="float" office:value="2564" calcext:value-type="float">
            <text:p>2564</text:p>
          </table:table-cell>
          <table:table-cell table:style-name="ce6" office:value-type="float" office:value="9404" calcext:value-type="float">
            <text:p>9404</text:p>
          </table:table-cell>
          <table:table-cell office:value-type="float" office:value="3043" calcext:value-type="float">
            <text:p>3043</text:p>
          </table:table-cell>
          <table:table-cell table:style-name="ce6" office:value-type="float" office:value="9026" calcext:value-type="float">
            <text:p>9026</text:p>
          </table:table-cell>
          <table:table-cell office:value-type="float" office:value="2261" calcext:value-type="float">
            <text:p>2261</text:p>
          </table:table-cell>
          <table:table-cell table:style-name="ce6" office:value-type="float" office:value="3374" calcext:value-type="float">
            <text:p>3374</text:p>
          </table:table-cell>
          <table:table-cell office:value-type="float" office:value="4460" calcext:value-type="float">
            <text:p>4460</text:p>
          </table:table-cell>
          <table:table-cell table:style-name="ce6" office:value-type="float" office:value="7306" calcext:value-type="float">
            <text:p>7306</text:p>
          </table:table-cell>
          <table:table-cell office:value-type="float" office:value="2326" calcext:value-type="float">
            <text:p>2326</text:p>
          </table:table-cell>
          <table:table-cell table:style-name="ce6" office:value-type="float" office:value="966" calcext:value-type="float">
            <text:p>966</text:p>
          </table:table-cell>
          <table:table-cell office:value-type="float" office:value="828" calcext:value-type="float">
            <text:p>828</text:p>
          </table:table-cell>
          <table:table-cell table:style-name="ce6" office:value-type="float" office:value="3274" calcext:value-type="float">
            <text:p>3274</text:p>
          </table:table-cell>
          <table:table-cell office:value-type="float" office:value="1712" calcext:value-type="float">
            <text:p>1712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style-name="ce6" office:value-type="float" office:value="4565" calcext:value-type="float">
            <text:p>4565</text:p>
          </table:table-cell>
          <table:table-cell table:style-name="ce6" office:value-type="float" office:value="8131" calcext:value-type="float">
            <text:p>8131</text:p>
          </table:table-cell>
          <table:table-cell table:style-name="ce6" office:value-type="float" office:value="5800" calcext:value-type="float">
            <text:p>5800</text:p>
          </table:table-cell>
          <table:table-cell table:style-name="ce6" office:value-type="float" office:value="4570" calcext:value-type="float">
            <text:p>4570</text:p>
          </table:table-cell>
          <table:table-cell table:style-name="ce6" office:value-type="float" office:value="2306" calcext:value-type="float">
            <text:p>2306</text:p>
          </table:table-cell>
          <table:table-cell table:style-name="ce6" office:value-type="float" office:value="8838" calcext:value-type="float">
            <text:p>8838</text:p>
          </table:table-cell>
          <table:table-cell table:style-name="ce6" office:value-type="float" office:value="4392" calcext:value-type="float">
            <text:p>4392</text:p>
          </table:table-cell>
          <table:table-cell table:style-name="ce6" office:value-type="float" office:value="9147" calcext:value-type="float">
            <text:p>914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911" calcext:value-type="float">
            <text:p>3911</text:p>
          </table:table-cell>
          <table:table-cell table:style-name="ce6" office:value-type="float" office:value="7118" calcext:value-type="float">
            <text:p>7118</text:p>
          </table:table-cell>
          <table:table-cell table:style-name="ce6" office:value-type="float" office:value="9645" calcext:value-type="float">
            <text:p>9645</text:p>
          </table:table-cell>
          <table:table-cell table:style-name="ce6" office:value-type="float" office:value="4994" calcext:value-type="float">
            <text:p>4994</text:p>
          </table:table-cell>
          <table:table-cell table:style-name="ce6" office:value-type="float" office:value="2028" calcext:value-type="float">
            <text:p>2028</text:p>
          </table:table-cell>
          <table:table-cell table:style-name="ce6" office:value-type="float" office:value="6062" calcext:value-type="float">
            <text:p>6062</text:p>
          </table:table-cell>
          <table:table-cell table:style-name="ce6" office:value-type="float" office:value="5431" calcext:value-type="float">
            <text:p>5431</text:p>
          </table:table-cell>
          <table:table-cell table:style-name="ce6" office:value-type="float" office:value="2279" calcext:value-type="float">
            <text:p>2279</text:p>
          </table:table-cell>
          <table:table-cell table:style-name="ce6" office:value-type="float" office:value="8752" calcext:value-type="float">
            <text:p>8752</text:p>
          </table:table-cell>
          <table:table-cell table:style-name="ce6" office:value-type="float" office:value="2658" calcext:value-type="float">
            <text:p>2658</text:p>
          </table:table-cell>
          <table:table-cell table:style-name="ce6" office:value-type="float" office:value="7836" calcext:value-type="float">
            <text:p>7836</text:p>
          </table:table-cell>
          <table:table-cell table:style-name="ce6" office:value-type="float" office:value="994" calcext:value-type="float">
            <text:p>994</text:p>
          </table:table-cell>
          <table:table-cell office:value-type="float" office:value="7316" calcext:value-type="float">
            <text:p>7316</text:p>
          </table:table-cell>
          <table:table-cell office:value-type="float" office:value="5336" calcext:value-type="float">
            <text:p>5336</text:p>
          </table:table-cell>
          <table:table-cell office:value-type="float" office:value="7185" calcext:value-type="float">
            <text:p>7185</text:p>
          </table:table-cell>
          <table:table-cell office:value-type="float" office:value="3289" calcext:value-type="float">
            <text:p>3289</text:p>
          </table:table-cell>
          <table:table-cell office:value-type="float" office:value="1898" calcext:value-type="float">
            <text:p>1898</text:p>
          </table:table-cell>
          <table:table-cell office:value-type="float" office:value="9689" calcext:value-type="float">
            <text:p>9689</text:p>
          </table:table-cell>
          <table:table-cell office:value-type="float" office:value="2331" calcext:value-type="float">
            <text:p>2331</text:p>
          </table:table-cell>
          <table:table-cell office:value-type="float" office:value="5737" calcext:value-type="float">
            <text:p>5737</text:p>
          </table:table-cell>
          <table:table-cell office:value-type="float" office:value="3403" calcext:value-type="float">
            <text:p>3403</text:p>
          </table:table-cell>
          <table:table-cell office:value-type="float" office:value="1124" calcext:value-type="float">
            <text:p>1124</text:p>
          </table:table-cell>
          <table:table-cell office:value-type="float" office:value="2679" calcext:value-type="float">
            <text:p>2679</text:p>
          </table:table-cell>
          <table:table-cell office:value-type="float" office:value="3241" calcext:value-type="float">
            <text:p>3241</text:p>
          </table:table-cell>
          <table:table-cell office:value-type="float" office:value="7748" calcext:value-type="float">
            <text:p>7748</text:p>
          </table:table-cell>
          <table:table-cell office:value-type="float" office:value="16" calcext:value-type="float">
            <text:p>16</text:p>
          </table:table-cell>
          <table:table-cell office:value-type="float" office:value="2724" calcext:value-type="float">
            <text:p>2724</text:p>
          </table:table-cell>
          <table:table-cell office:value-type="float" office:value="5441" calcext:value-type="float">
            <text:p>5441</text:p>
          </table:table-cell>
          <table:table-cell office:value-type="float" office:value="6640" calcext:value-type="float">
            <text:p>6640</text:p>
          </table:table-cell>
          <table:table-cell table:style-name="ce6" office:value-type="float" office:value="9368" calcext:value-type="float">
            <text:p>9368</text:p>
          </table:table-cell>
          <table:table-cell office:value-type="float" office:value="9081" calcext:value-type="float">
            <text:p>9081</text:p>
          </table:table-cell>
          <table:table-cell table:style-name="ce6" office:value-type="float" office:value="5618" calcext:value-type="float">
            <text:p>5618</text:p>
          </table:table-cell>
          <table:table-cell office:value-type="float" office:value="858" calcext:value-type="float">
            <text:p>858</text:p>
          </table:table-cell>
          <table:table-cell table:style-name="ce6" office:value-type="float" office:value="4969" calcext:value-type="float">
            <text:p>4969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103" calcext:value-type="float">
            <text:p>2103</text:p>
          </table:table-cell>
          <table:table-cell office:value-type="float" office:value="6035" calcext:value-type="float">
            <text:p>6035</text:p>
          </table:table-cell>
          <table:table-cell table:style-name="ce6" office:value-type="float" office:value="8043" calcext:value-type="float">
            <text:p>8043</text:p>
          </table:table-cell>
          <table:table-cell office:value-type="float" office:value="7475" calcext:value-type="float">
            <text:p>7475</text:p>
          </table:table-cell>
          <table:table-cell table:style-name="ce6" office:value-type="float" office:value="2181" calcext:value-type="float">
            <text:p>2181</text:p>
          </table:table-cell>
          <table:table-cell office:value-type="float" office:value="939" calcext:value-type="float">
            <text:p>939</text:p>
          </table:table-cell>
          <table:table-cell table:style-name="ce6" office:value-type="float" office:value="415" calcext:value-type="float">
            <text:p>415</text:p>
          </table:table-cell>
          <table:table-cell office:value-type="float" office:value="1617" calcext:value-type="float">
            <text:p>1617</text:p>
          </table:table-cell>
          <table:table-cell table:style-name="ce6" office:value-type="float" office:value="8500" calcext:value-type="float">
            <text:p>8500</text:p>
          </table:table-cell>
          <table:table-cell office:value-type="float" office:value="8253" calcext:value-type="float">
            <text:p>8253</text:p>
          </table:table-cell>
          <table:table-cell table:style-name="ce6" office:value-type="float" office:value="2155" calcext:value-type="float">
            <text:p>2155</text:p>
          </table:table-cell>
          <table:table-cell office:value-type="float" office:value="7843" calcext:value-type="float">
            <text:p>7843</text:p>
          </table:table-cell>
          <table:table-cell table:style-name="ce6" office:value-type="float" office:value="7974" calcext:value-type="float">
            <text:p>7974</text:p>
          </table:table-cell>
          <table:table-cell office:value-type="float" office:value="7859" calcext:value-type="float">
            <text:p>7859</text:p>
          </table:table-cell>
          <table:table-cell table:style-name="ce6" office:value-type="float" office:value="1746" calcext:value-type="float">
            <text:p>1746</text:p>
          </table:table-cell>
          <table:table-cell office:value-type="float" office:value="6336" calcext:value-type="float">
            <text:p>6336</text:p>
          </table:table-cell>
          <table:table-cell table:style-name="ce6" office:value-type="float" office:value="3193" calcext:value-type="float">
            <text:p>3193</text:p>
          </table:table-cell>
          <table:table-cell office:value-type="float" office:value="2617" calcext:value-type="float">
            <text:p>2617</text:p>
          </table:table-cell>
          <table:table-cell table:style-name="ce6" office:value-type="float" office:value="8736" calcext:value-type="float">
            <text:p>8736</text:p>
          </table:table-cell>
          <table:table-cell office:value-type="float" office:value="4079" calcext:value-type="float">
            <text:p>4079</text:p>
          </table:table-cell>
          <table:table-cell table:style-name="ce6" office:value-type="float" office:value="6324" calcext:value-type="float">
            <text:p>6324</text:p>
          </table:table-cell>
          <table:table-cell office:value-type="float" office:value="6645" calcext:value-type="float">
            <text:p>6645</text:p>
          </table:table-cell>
          <table:table-cell table:style-name="ce6" office:value-type="float" office:value="8891" calcext:value-type="float">
            <text:p>8891</text:p>
          </table:table-cell>
          <table:table-cell office:value-type="float" office:value="9396" calcext:value-type="float">
            <text:p>9396</text:p>
          </table:table-cell>
          <table:table-cell table:style-name="ce6" office:value-type="float" office:value="5522" calcext:value-type="float">
            <text:p>5522</text:p>
          </table:table-cell>
          <table:table-cell office:value-type="float" office:value="6103" calcext:value-type="float">
            <text:p>6103</text:p>
          </table:table-cell>
          <table:table-cell table:style-name="ce6" office:value-type="float" office:value="1857" calcext:value-type="float">
            <text:p>1857</text:p>
          </table:table-cell>
          <table:table-cell office:value-type="float" office:value="8979" calcext:value-type="float">
            <text:p>8979</text:p>
          </table:table-cell>
          <table:table-cell table:style-name="ce6" office:value-type="float" office:value="3835" calcext:value-type="float">
            <text:p>3835</text:p>
          </table:table-cell>
          <table:table-cell office:value-type="float" office:value="2475" calcext:value-type="float">
            <text:p>2475</text:p>
          </table:table-cell>
          <table:table-cell table:style-name="ce6" office:value-type="float" office:value="1310" calcext:value-type="float">
            <text:p>1310</text:p>
          </table:table-cell>
          <table:table-cell office:value-type="float" office:value="7422" calcext:value-type="float">
            <text:p>7422</text:p>
          </table:table-cell>
          <table:table-cell table:style-name="ce6" office:value-type="float" office:value="610" calcext:value-type="float">
            <text:p>610</text:p>
          </table:table-cell>
          <table:table-cell office:value-type="float" office:value="8345" calcext:value-type="float">
            <text:p>8345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table:style-name="ce6" office:value-type="float" office:value="5397" calcext:value-type="float">
            <text:p>5397</text:p>
          </table:table-cell>
          <table:table-cell table:style-name="ce6" office:value-type="float" office:value="5686" calcext:value-type="float">
            <text:p>5686</text:p>
          </table:table-cell>
          <table:table-cell table:style-name="ce6" office:value-type="float" office:value="2988" calcext:value-type="float">
            <text:p>2988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4359" calcext:value-type="float">
            <text:p>4359</text:p>
          </table:table-cell>
          <table:table-cell table:style-name="ce6" office:value-type="float" office:value="6634" calcext:value-type="float">
            <text:p>6634</text:p>
          </table:table-cell>
          <table:table-cell table:style-name="ce6" office:value-type="float" office:value="9141" calcext:value-type="float">
            <text:p>9141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9176" calcext:value-type="float">
            <text:p>9176</text:p>
          </table:table-cell>
          <table:table-cell table:style-name="ce6" office:value-type="float" office:value="6773" calcext:value-type="float">
            <text:p>6773</text:p>
          </table:table-cell>
          <table:table-cell table:style-name="ce6" office:value-type="float" office:value="7448" calcext:value-type="float">
            <text:p>7448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8454" calcext:value-type="float">
            <text:p>8454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float" office:value="1596" calcext:value-type="float">
            <text:p>1596</text:p>
          </table:table-cell>
          <table:table-cell table:style-name="ce6" office:value-type="float" office:value="2241" calcext:value-type="float">
            <text:p>2241</text:p>
          </table:table-cell>
          <table:table-cell table:style-name="ce6" office:value-type="float" office:value="1626" calcext:value-type="float">
            <text:p>1626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2741" calcext:value-type="float">
            <text:p>2741</text:p>
          </table:table-cell>
          <table:table-cell table:style-name="ce6" office:value-type="float" office:value="3649" calcext:value-type="float">
            <text:p>3649</text:p>
          </table:table-cell>
          <table:table-cell table:style-name="ce6" office:value-type="float" office:value="5362" calcext:value-type="float">
            <text:p>5362</text:p>
          </table:table-cell>
          <table:table-cell office:value-type="float" office:value="8791" calcext:value-type="float">
            <text:p>8791</text:p>
          </table:table-cell>
          <table:table-cell office:value-type="float" office:value="7170" calcext:value-type="float">
            <text:p>7170</text:p>
          </table:table-cell>
          <table:table-cell office:value-type="float" office:value="2903" calcext:value-type="float">
            <text:p>2903</text:p>
          </table:table-cell>
          <table:table-cell office:value-type="float" office:value="2475" calcext:value-type="float">
            <text:p>2475</text:p>
          </table:table-cell>
          <table:table-cell office:value-type="float" office:value="5325" calcext:value-type="float">
            <text:p>5325</text:p>
          </table:table-cell>
          <table:table-cell office:value-type="float" office:value="6451" calcext:value-type="float">
            <text:p>6451</text:p>
          </table:table-cell>
          <table:table-cell office:value-type="float" office:value="924" calcext:value-type="float">
            <text:p>924</text:p>
          </table:table-cell>
          <table:table-cell office:value-type="float" office:value="3328" calcext:value-type="float">
            <text:p>3328</text:p>
          </table:table-cell>
          <table:table-cell office:value-type="float" office:value="522" calcext:value-type="float">
            <text:p>522</text:p>
          </table:table-cell>
          <table:table-cell office:value-type="float" office:value="90" calcext:value-type="float">
            <text:p>90</text:p>
          </table:table-cell>
          <table:table-cell office:value-type="float" office:value="4813" calcext:value-type="float">
            <text:p>4813</text:p>
          </table:table-cell>
          <table:table-cell office:value-type="float" office:value="9737" calcext:value-type="float">
            <text:p>9737</text:p>
          </table:table-cell>
          <table:table-cell office:value-type="float" office:value="9557" calcext:value-type="float">
            <text:p>9557</text:p>
          </table:table-cell>
          <table:table-cell office:value-type="float" office:value="691" calcext:value-type="float">
            <text:p>691</text:p>
          </table:table-cell>
          <table:table-cell office:value-type="float" office:value="2388" calcext:value-type="float">
            <text:p>2388</text:p>
          </table:table-cell>
          <table:table-cell office:value-type="float" office:value="1383" calcext:value-type="float">
            <text:p>1383</text:p>
          </table:table-cell>
          <table:table-cell office:value-type="float" office:value="4021" calcext:value-type="float">
            <text:p>4021</text:p>
          </table:table-cell>
          <table:table-cell table:style-name="ce6" office:value-type="float" office:value="1609" calcext:value-type="float">
            <text:p>1609</text:p>
          </table:table-cell>
          <table:table-cell office:value-type="float" office:value="9206" calcext:value-type="float">
            <text:p>9206</text:p>
          </table:table-cell>
          <table:table-cell table:style-name="ce6" office:value-type="float" office:value="4707" calcext:value-type="float">
            <text:p>4707</text:p>
          </table:table-cell>
          <table:table-cell office:value-type="float" office:value="5200" calcext:value-type="float">
            <text:p>5200</text:p>
          </table:table-cell>
          <table:table-cell table:style-name="ce6" office:value-type="float" office:value="7107" calcext:value-type="float">
            <text:p>7107</text:p>
          </table:table-cell>
          <table:table-cell office:value-type="float" office:value="8104" calcext:value-type="float">
            <text:p>8104</text:p>
          </table:table-cell>
          <table:table-cell table:style-name="ce6" office:value-type="float" office:value="4333" calcext:value-type="float">
            <text:p>4333</text:p>
          </table:table-cell>
          <table:table-cell office:value-type="float" office:value="9860" calcext:value-type="float">
            <text:p>9860</text:p>
          </table:table-cell>
          <table:table-cell table:style-name="ce6" office:value-type="float" office:value="5013" calcext:value-type="float">
            <text:p>5013</text:p>
          </table:table-cell>
          <table:table-cell office:value-type="float" office:value="1224" calcext:value-type="float">
            <text:p>1224</text:p>
          </table:table-cell>
          <table:table-cell table:style-name="ce6" office:value-type="float" office:value="6959" calcext:value-type="float">
            <text:p>6959</text:p>
          </table:table-cell>
          <table:table-cell office:value-type="float" office:value="8527" calcext:value-type="float">
            <text:p>8527</text:p>
          </table:table-cell>
          <table:table-cell table:style-name="ce6" office:value-type="float" office:value="1877" calcext:value-type="float">
            <text:p>1877</text:p>
          </table:table-cell>
          <table:table-cell office:value-type="float" office:value="4545" calcext:value-type="float">
            <text:p>4545</text:p>
          </table:table-cell>
          <table:table-cell table:style-name="ce6" office:value-type="float" office:value="7772" calcext:value-type="float">
            <text:p>7772</text:p>
          </table:table-cell>
          <table:table-cell office:value-type="float" office:value="6268" calcext:value-type="float">
            <text:p>6268</text:p>
          </table:table-cell>
          <table:table-cell table:style-name="ce6" office:value-type="float" office:value="621" calcext:value-type="float">
            <text:p>621</text:p>
          </table:table-cell>
          <table:table-cell office:value-type="float" office:value="4915" calcext:value-type="float">
            <text:p>4915</text:p>
          </table:table-cell>
          <table:table-cell table:style-name="ce6" office:value-type="float" office:value="9349" calcext:value-type="float">
            <text:p>9349</text:p>
          </table:table-cell>
          <table:table-cell office:value-type="float" office:value="5970" calcext:value-type="float">
            <text:p>5970</text:p>
          </table:table-cell>
          <table:table-cell table:style-name="ce6" office:value-type="float" office:value="706" calcext:value-type="float">
            <text:p>706</text:p>
          </table:table-cell>
          <table:table-cell office:value-type="float" office:value="9583" calcext:value-type="float">
            <text:p>9583</text:p>
          </table:table-cell>
          <table:table-cell table:style-name="ce6" office:value-type="float" office:value="3071" calcext:value-type="float">
            <text:p>3071</text:p>
          </table:table-cell>
          <table:table-cell office:value-type="float" office:value="4127" calcext:value-type="float">
            <text:p>4127</text:p>
          </table:table-cell>
          <table:table-cell table:style-name="ce6" office:value-type="float" office:value="780" calcext:value-type="float">
            <text:p>780</text:p>
          </table:table-cell>
          <table:table-cell office:value-type="float" office:value="8231" calcext:value-type="float">
            <text:p>8231</text:p>
          </table:table-cell>
          <table:table-cell table:style-name="ce6" office:value-type="float" office:value="3017" calcext:value-type="float">
            <text:p>3017</text:p>
          </table:table-cell>
          <table:table-cell office:value-type="float" office:value="9114" calcext:value-type="float">
            <text:p>9114</text:p>
          </table:table-cell>
          <table:table-cell table:style-name="ce6" office:value-type="float" office:value="3836" calcext:value-type="float">
            <text:p>3836</text:p>
          </table:table-cell>
          <table:table-cell office:value-type="float" office:value="7503" calcext:value-type="float">
            <text:p>7503</text:p>
          </table:table-cell>
          <table:table-cell table:style-name="ce6" office:value-type="float" office:value="2383" calcext:value-type="float">
            <text:p>2383</text:p>
          </table:table-cell>
          <table:table-cell office:value-type="float" office:value="1977" calcext:value-type="float">
            <text:p>1977</text:p>
          </table:table-cell>
          <table:table-cell table:style-name="ce6" office:value-type="float" office:value="4870" calcext:value-type="float">
            <text:p>4870</text:p>
          </table:table-cell>
          <table:table-cell office:value-type="float" office:value="8035" calcext:value-type="float">
            <text:p>8035</text:p>
          </table:table-cell>
          <table:table-cell table:style-name="ce6" office:value-type="float" office:value="2379" calcext:value-type="float">
            <text:p>2379</text:p>
          </table:table-cell>
          <table:table-cell office:value-type="float" office:value="9704" calcext:value-type="float">
            <text:p>9704</text:p>
          </table:table-cell>
          <table:table-cell table:style-name="ce6" office:value-type="float" office:value="1037" calcext:value-type="float">
            <text:p>1037</text:p>
          </table:table-cell>
          <table:table-cell office:value-type="float" office:value="3992" calcext:value-type="float">
            <text:p>3992</text:p>
          </table:table-cell>
          <table:table-cell table:style-name="ce6" office:value-type="float" office:value="3642" calcext:value-type="float">
            <text:p>3642</text:p>
          </table:table-cell>
          <table:table-cell office:value-type="float" office:value="1016" calcext:value-type="float">
            <text:p>101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639" calcext:value-type="float">
            <text:p>4639</text:p>
          </table:table-cell>
          <table:table-cell table:style-name="ce6" office:value-type="float" office:value="6609" calcext:value-type="float">
            <text:p>6609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5565" calcext:value-type="float">
            <text:p>556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521" calcext:value-type="float">
            <text:p>7521</text:p>
          </table:table-cell>
          <table:table-cell table:style-name="ce6" office:value-type="float" office:value="9077" calcext:value-type="float">
            <text:p>9077</text:p>
          </table:table-cell>
          <table:table-cell table:style-name="ce6" office:value-type="float" office:value="2272" calcext:value-type="float">
            <text:p>2272</text:p>
          </table:table-cell>
          <table:table-cell table:style-name="ce6" office:value-type="float" office:value="974" calcext:value-type="float">
            <text:p>974</text:p>
          </table:table-cell>
          <table:table-cell table:style-name="ce6" office:value-type="float" office:value="4388" calcext:value-type="float">
            <text:p>4388</text:p>
          </table:table-cell>
          <table:table-cell table:style-name="ce6" office:value-type="float" office:value="2465" calcext:value-type="float">
            <text:p>2465</text:p>
          </table:table-cell>
          <table:table-cell table:style-name="ce6" office:value-type="float" office:value="2650" calcext:value-type="float">
            <text:p>2650</text:p>
          </table:table-cell>
          <table:table-cell table:style-name="ce6" office:value-type="float" office:value="722" calcext:value-type="float">
            <text:p>722</text:p>
          </table:table-cell>
          <table:table-cell table:style-name="ce6" office:value-type="float" office:value="4998" calcext:value-type="float">
            <text:p>4998</text:p>
          </table:table-cell>
          <table:table-cell table:style-name="ce6" office:value-type="float" office:value="3567" calcext:value-type="float">
            <text:p>3567</text:p>
          </table:table-cell>
          <table:table-cell table:style-name="ce6" office:value-type="float" office:value="3047" calcext:value-type="float">
            <text:p>3047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float" office:value="2736" calcext:value-type="float">
            <text:p>2736</text:p>
          </table:table-cell>
          <table:table-cell table:style-name="ce6" office:value-type="float" office:value="7855" calcext:value-type="float">
            <text:p>7855</text:p>
          </table:table-cell>
          <table:table-cell table:style-name="ce6" office:value-type="float" office:value="173" calcext:value-type="float">
            <text:p>173</text:p>
          </table:table-cell>
          <table:table-cell office:value-type="float" office:value="2065" calcext:value-type="float">
            <text:p>2065</text:p>
          </table:table-cell>
          <table:table-cell office:value-type="float" office:value="4238" calcext:value-type="float">
            <text:p>4238</text:p>
          </table:table-cell>
          <table:table-cell office:value-type="float" office:value="1048" calcext:value-type="float">
            <text:p>1048</text:p>
          </table:table-cell>
          <table:table-cell office:value-type="float" office:value="5" calcext:value-type="float">
            <text:p>5</text:p>
          </table:table-cell>
          <table:table-cell office:value-type="float" office:value="6847" calcext:value-type="float">
            <text:p>6847</text:p>
          </table:table-cell>
          <table:table-cell office:value-type="float" office:value="9548" calcext:value-type="float">
            <text:p>9548</text:p>
          </table:table-cell>
          <table:table-cell office:value-type="float" office:value="8632" calcext:value-type="float">
            <text:p>8632</text:p>
          </table:table-cell>
          <table:table-cell office:value-type="float" office:value="9194" calcext:value-type="float">
            <text:p>9194</text:p>
          </table:table-cell>
          <table:table-cell office:value-type="float" office:value="5942" calcext:value-type="float">
            <text:p>5942</text:p>
          </table:table-cell>
          <table:table-cell office:value-type="float" office:value="4777" calcext:value-type="float">
            <text:p>4777</text:p>
          </table:table-cell>
          <table:table-cell office:value-type="float" office:value="7910" calcext:value-type="float">
            <text:p>7910</text:p>
          </table:table-cell>
          <table:table-cell office:value-type="float" office:value="8971" calcext:value-type="float">
            <text:p>8971</text:p>
          </table:table-cell>
          <table:table-cell office:value-type="float" office:value="6279" calcext:value-type="float">
            <text:p>6279</text:p>
          </table:table-cell>
          <table:table-cell office:value-type="float" office:value="7253" calcext:value-type="float">
            <text:p>7253</text:p>
          </table:table-cell>
          <table:table-cell office:value-type="float" office:value="2516" calcext:value-type="float">
            <text:p>2516</text:p>
          </table:table-cell>
          <table:table-cell office:value-type="float" office:value="1555" calcext:value-type="float">
            <text:p>1555</text:p>
          </table:table-cell>
          <table:table-cell office:value-type="float" office:value="1833" calcext:value-type="float">
            <text:p>1833</text:p>
          </table:table-cell>
          <table:table-cell table:style-name="ce6" office:value-type="float" office:value="3184" calcext:value-type="float">
            <text:p>3184</text:p>
          </table:table-cell>
          <table:table-cell office:value-type="float" office:value="9453" calcext:value-type="float">
            <text:p>9453</text:p>
          </table:table-cell>
          <table:table-cell table:style-name="ce6" office:value-type="float" office:value="9053" calcext:value-type="float">
            <text:p>9053</text:p>
          </table:table-cell>
          <table:table-cell office:value-type="float" office:value="6897" calcext:value-type="float">
            <text:p>6897</text:p>
          </table:table-cell>
          <table:table-cell table:style-name="ce6" office:value-type="float" office:value="7808" calcext:value-type="float">
            <text:p>7808</text:p>
          </table:table-cell>
          <table:table-cell office:value-type="float" office:value="8629" calcext:value-type="float">
            <text:p>8629</text:p>
          </table:table-cell>
          <table:table-cell table:style-name="ce6" office:value-type="float" office:value="4877" calcext:value-type="float">
            <text:p>4877</text:p>
          </table:table-cell>
          <table:table-cell office:value-type="float" office:value="1871" calcext:value-type="float">
            <text:p>1871</text:p>
          </table:table-cell>
          <table:table-cell table:style-name="ce6" office:value-type="float" office:value="8055" calcext:value-type="float">
            <text:p>8055</text:p>
          </table:table-cell>
          <table:table-cell office:value-type="float" office:value="4881" calcext:value-type="float">
            <text:p>4881</text:p>
          </table:table-cell>
          <table:table-cell table:style-name="ce6" office:value-type="float" office:value="7639" calcext:value-type="float">
            <text:p>7639</text:p>
          </table:table-cell>
          <table:table-cell office:value-type="float" office:value="1537" calcext:value-type="float">
            <text:p>1537</text:p>
          </table:table-cell>
          <table:table-cell table:style-name="ce6" office:value-type="float" office:value="7701" calcext:value-type="float">
            <text:p>7701</text:p>
          </table:table-cell>
          <table:table-cell office:value-type="float" office:value="2508" calcext:value-type="float">
            <text:p>2508</text:p>
          </table:table-cell>
          <table:table-cell table:style-name="ce6" office:value-type="float" office:value="7564" calcext:value-type="float">
            <text:p>7564</text:p>
          </table:table-cell>
          <table:table-cell office:value-type="float" office:value="5845" calcext:value-type="float">
            <text:p>5845</text:p>
          </table:table-cell>
          <table:table-cell table:style-name="ce6" office:value-type="float" office:value="5023" calcext:value-type="float">
            <text:p>5023</text:p>
          </table:table-cell>
          <table:table-cell office:value-type="float" office:value="2304" calcext:value-type="float">
            <text:p>2304</text:p>
          </table:table-cell>
          <table:table-cell table:style-name="ce6" office:value-type="float" office:value="5396" calcext:value-type="float">
            <text:p>5396</text:p>
          </table:table-cell>
          <table:table-cell office:value-type="float" office:value="3193" calcext:value-type="float">
            <text:p>3193</text:p>
          </table:table-cell>
          <table:table-cell table:style-name="ce6" office:value-type="float" office:value="2955" calcext:value-type="float">
            <text:p>2955</text:p>
          </table:table-cell>
          <table:table-cell office:value-type="float" office:value="1088" calcext:value-type="float">
            <text:p>1088</text:p>
          </table:table-cell>
          <table:table-cell table:style-name="ce6" office:value-type="float" office:value="3801" calcext:value-type="float">
            <text:p>3801</text:p>
          </table:table-cell>
          <table:table-cell office:value-type="float" office:value="6203" calcext:value-type="float">
            <text:p>6203</text:p>
          </table:table-cell>
          <table:table-cell table:style-name="ce6" office:value-type="float" office:value="1748" calcext:value-type="float">
            <text:p>1748</text:p>
          </table:table-cell>
          <table:table-cell office:value-type="float" office:value="3737" calcext:value-type="float">
            <text:p>3737</text:p>
          </table:table-cell>
          <table:table-cell table:style-name="ce6"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120" calcext:value-type="float">
            <text:p>4120</text:p>
          </table:table-cell>
          <table:table-cell office:value-type="float" office:value="7715" calcext:value-type="float">
            <text:p>7715</text:p>
          </table:table-cell>
          <table:table-cell table:style-name="ce6" office:value-type="float" office:value="8552" calcext:value-type="float">
            <text:p>8552</text:p>
          </table:table-cell>
          <table:table-cell office:value-type="float" office:value="3047" calcext:value-type="float">
            <text:p>3047</text:p>
          </table:table-cell>
          <table:table-cell table:style-name="ce6" office:value-type="float" office:value="2921" calcext:value-type="float">
            <text:p>2921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7508" calcext:value-type="float">
            <text:p>7508</text:p>
          </table:table-cell>
          <table:table-cell office:value-type="float" office:value="304" calcext:value-type="float">
            <text:p>304</text:p>
          </table:table-cell>
          <table:table-cell table:style-name="ce6" office:value-type="float" office:value="1280" calcext:value-type="float">
            <text:p>1280</text:p>
          </table:table-cell>
          <table:table-cell office:value-type="float" office:value="7140" calcext:value-type="float">
            <text:p>7140</text:p>
          </table:table-cell>
          <table:table-cell table:style-name="ce6" office:value-type="float" office:value="2567" calcext:value-type="float">
            <text:p>2567</text:p>
          </table:table-cell>
          <table:table-cell office:value-type="float" office:value="9135" calcext:value-type="float">
            <text:p>9135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table:style-name="ce6" office:value-type="float" office:value="4607" calcext:value-type="float">
            <text:p>4607</text:p>
          </table:table-cell>
          <table:table-cell table:style-name="ce6" office:value-type="float" office:value="7527" calcext:value-type="float">
            <text:p>7527</text:p>
          </table:table-cell>
          <table:table-cell table:style-name="ce6" office:value-type="float" office:value="9047" calcext:value-type="float">
            <text:p>9047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371" calcext:value-type="float">
            <text:p>7371</text:p>
          </table:table-cell>
          <table:table-cell table:style-name="ce6" office:value-type="float" office:value="4883" calcext:value-type="float">
            <text:p>4883</text:p>
          </table:table-cell>
          <table:table-cell table:style-name="ce6" office:value-type="float" office:value="2540" calcext:value-type="float">
            <text:p>2540</text:p>
          </table:table-cell>
          <table:table-cell table:style-name="ce6" office:value-type="float" office:value="5867" calcext:value-type="float">
            <text:p>5867</text:p>
          </table:table-cell>
          <table:table-cell table:style-name="ce6" office:value-type="float" office:value="6366" calcext:value-type="float">
            <text:p>6366</text:p>
          </table:table-cell>
          <table:table-cell table:style-name="ce6" office:value-type="float" office:value="5301" calcext:value-type="float">
            <text:p>5301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3361" calcext:value-type="float">
            <text:p>3361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6637" calcext:value-type="float">
            <text:p>6637</text:p>
          </table:table-cell>
          <table:table-cell table:style-name="ce6" office:value-type="float" office:value="4861" calcext:value-type="float">
            <text:p>4861</text:p>
          </table:table-cell>
          <table:table-cell table:style-name="ce6" office:value-type="float" office:value="2401" calcext:value-type="float">
            <text:p>2401</text:p>
          </table:table-cell>
          <table:table-cell table:style-name="ce6" office:value-type="float" office:value="7522" calcext:value-type="float">
            <text:p>7522</text:p>
          </table:table-cell>
          <table:table-cell table:style-name="ce6" office:value-type="float" office:value="5808" calcext:value-type="float">
            <text:p>5808</text:p>
          </table:table-cell>
          <table:table-cell table:style-name="ce6" office:value-type="float" office:value="9371" calcext:value-type="float">
            <text:p>9371</text:p>
          </table:table-cell>
          <table:table-cell office:value-type="float" office:value="5298" calcext:value-type="float">
            <text:p>5298</text:p>
          </table:table-cell>
          <table:table-cell office:value-type="float" office:value="2045" calcext:value-type="float">
            <text:p>2045</text:p>
          </table:table-cell>
          <table:table-cell office:value-type="float" office:value="5096" calcext:value-type="float">
            <text:p>5096</text:p>
          </table:table-cell>
          <table:table-cell office:value-type="float" office:value="5447" calcext:value-type="float">
            <text:p>5447</text:p>
          </table:table-cell>
          <table:table-cell office:value-type="float" office:value="7755" calcext:value-type="float">
            <text:p>7755</text:p>
          </table:table-cell>
          <table:table-cell office:value-type="float" office:value="5115" calcext:value-type="float">
            <text:p>5115</text:p>
          </table:table-cell>
          <table:table-cell office:value-type="float" office:value="7060" calcext:value-type="float">
            <text:p>7060</text:p>
          </table:table-cell>
          <table:table-cell office:value-type="float" office:value="8529" calcext:value-type="float">
            <text:p>8529</text:p>
          </table:table-cell>
          <table:table-cell office:value-type="float" office:value="4078" calcext:value-type="float">
            <text:p>4078</text:p>
          </table:table-cell>
          <table:table-cell office:value-type="float" office:value="1943" calcext:value-type="float">
            <text:p>1943</text:p>
          </table:table-cell>
          <table:table-cell office:value-type="float" office:value="1697" calcext:value-type="float">
            <text:p>1697</text:p>
          </table:table-cell>
          <table:table-cell office:value-type="float" office:value="1764" calcext:value-type="float">
            <text:p>1764</text:p>
          </table:table-cell>
          <table:table-cell office:value-type="float" office:value="5453" calcext:value-type="float">
            <text:p>5453</text:p>
          </table:table-cell>
          <table:table-cell office:value-type="float" office:value="7085" calcext:value-type="float">
            <text:p>7085</text:p>
          </table:table-cell>
          <table:table-cell office:value-type="float" office:value="960" calcext:value-type="float">
            <text:p>960</text:p>
          </table:table-cell>
          <table:table-cell office:value-type="float" office:value="2405" calcext:value-type="float">
            <text:p>2405</text:p>
          </table:table-cell>
          <table:table-cell office:value-type="float" office:value="739" calcext:value-type="float">
            <text:p>739</text:p>
          </table:table-cell>
          <table:table-cell table:style-name="ce6" office:value-type="float" office:value="2100" calcext:value-type="float">
            <text:p>2100</text:p>
          </table:table-cell>
          <table:table-cell office:value-type="float" office:value="5800" calcext:value-type="float">
            <text:p>5800</text:p>
          </table:table-cell>
          <table:table-cell table:style-name="ce6" office:value-type="float" office:value="728" calcext:value-type="float">
            <text:p>728</text:p>
          </table:table-cell>
          <table:table-cell office:value-type="float" office:value="9737" calcext:value-type="float">
            <text:p>9737</text:p>
          </table:table-cell>
          <table:table-cell table:style-name="ce6" office:value-type="float" office:value="5704" calcext:value-type="float">
            <text:p>5704</text:p>
          </table:table-cell>
          <table:table-cell office:value-type="float" office:value="5693" calcext:value-type="float">
            <text:p>5693</text:p>
          </table:table-cell>
          <table:table-cell table:style-name="ce6" office:value-type="float" office:value="1431" calcext:value-type="float">
            <text:p>1431</text:p>
          </table:table-cell>
          <table:table-cell office:value-type="float" office:value="8979" calcext:value-type="float">
            <text:p>8979</text:p>
          </table:table-cell>
          <table:table-cell table:style-name="ce6" office:value-type="float" office:value="6428" calcext:value-type="float">
            <text:p>6428</text:p>
          </table:table-cell>
          <table:table-cell office:value-type="float" office:value="673" calcext:value-type="float">
            <text:p>673</text:p>
          </table:table-cell>
          <table:table-cell table:style-name="ce6" office:value-type="float" office:value="7540" calcext:value-type="float">
            <text:p>754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773" calcext:value-type="float">
            <text:p>7773</text:p>
          </table:table-cell>
          <table:table-cell office:value-type="float" office:value="5857" calcext:value-type="float">
            <text:p>5857</text:p>
          </table:table-cell>
          <table:table-cell table:style-name="ce6" office:value-type="float" office:value="6823" calcext:value-type="float">
            <text:p>6823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5869" calcext:value-type="float">
            <text:p>5869</text:p>
          </table:table-cell>
          <table:table-cell office:value-type="float" office:value="8486" calcext:value-type="float">
            <text:p>8486</text:p>
          </table:table-cell>
          <table:table-cell table:style-name="ce6" office:value-type="float" office:value="684" calcext:value-type="float">
            <text:p>684</text:p>
          </table:table-cell>
          <table:table-cell office:value-type="float" office:value="5816" calcext:value-type="float">
            <text:p>5816</text:p>
          </table:table-cell>
          <table:table-cell table:style-name="ce6" office:value-type="float" office:value="9626" calcext:value-type="float">
            <text:p>9626</text:p>
          </table:table-cell>
          <table:table-cell office:value-type="float" office:value="7451" calcext:value-type="float">
            <text:p>7451</text:p>
          </table:table-cell>
          <table:table-cell table:style-name="ce6" office:value-type="float" office:value="5579" calcext:value-type="float">
            <text:p>5579</text:p>
          </table:table-cell>
          <table:table-cell office:value-type="float" office:value="8260" calcext:value-type="float">
            <text:p>8260</text:p>
          </table:table-cell>
          <table:table-cell table:style-name="ce6" office:value-type="float" office:value="3397" calcext:value-type="float">
            <text:p>3397</text:p>
          </table:table-cell>
          <table:table-cell office:value-type="float" office:value="5322" calcext:value-type="float">
            <text:p>5322</text:p>
          </table:table-cell>
          <table:table-cell table:style-name="ce6" office:value-type="float" office:value="6920" calcext:value-type="float">
            <text:p>6920</text:p>
          </table:table-cell>
          <table:table-cell office:value-type="float" office:value="1879" calcext:value-type="float">
            <text:p>1879</text:p>
          </table:table-cell>
          <table:table-cell table:style-name="ce6" office:value-type="float" office:value="2127" calcext:value-type="float">
            <text:p>2127</text:p>
          </table:table-cell>
          <table:table-cell office:value-type="float" office:value="2884" calcext:value-type="float">
            <text:p>2884</text:p>
          </table:table-cell>
          <table:table-cell table:style-name="ce6" office:value-type="float" office:value="5478" calcext:value-type="float">
            <text:p>5478</text:p>
          </table:table-cell>
          <table:table-cell office:value-type="float" office:value="4977" calcext:value-type="float">
            <text:p>4977</text:p>
          </table:table-cell>
          <table:table-cell table:style-name="ce6" office:value-type="float" office:value="9016" calcext:value-type="float">
            <text:p>9016</text:p>
          </table:table-cell>
          <table:table-cell office:value-type="float" office:value="6165" calcext:value-type="float">
            <text:p>6165</text:p>
          </table:table-cell>
          <table:table-cell table:style-name="ce6" office:value-type="float" office:value="6292" calcext:value-type="float">
            <text:p>6292</text:p>
          </table:table-cell>
          <table:table-cell office:value-type="float" office:value="3062" calcext:value-type="float">
            <text:p>3062</text:p>
          </table:table-cell>
          <table:table-cell table:style-name="ce6" office:value-type="float" office:value="5671" calcext:value-type="float">
            <text:p>5671</text:p>
          </table:table-cell>
          <table:table-cell office:value-type="float" office:value="5968" calcext:value-type="float">
            <text:p>5968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4619" calcext:value-type="float">
            <text:p>4619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table:style-name="ce6" office:value-type="float" office:value="7127" calcext:value-type="float">
            <text:p>7127</text:p>
          </table:table-cell>
          <table:table-cell table:style-name="ce6" office:value-type="float" office:value="9390" calcext:value-type="float">
            <text:p>9390</text:p>
          </table:table-cell>
          <table:table-cell table:style-name="ce6" office:value-type="float" office:value="5185" calcext:value-type="float">
            <text:p>5185</text:p>
          </table:table-cell>
          <table:table-cell table:style-name="ce6" office:value-type="float" office:value="6923" calcext:value-type="float">
            <text:p>6923</text:p>
          </table:table-cell>
          <table:table-cell table:style-name="ce6" office:value-type="float" office:value="3721" calcext:value-type="float">
            <text:p>3721</text:p>
          </table:table-cell>
          <table:table-cell table:style-name="ce6" office:value-type="float" office:value="9164" calcext:value-type="float">
            <text:p>9164</text:p>
          </table:table-cell>
          <table:table-cell table:style-name="ce6" office:value-type="float" office:value="9705" calcext:value-type="float">
            <text:p>9705</text:p>
          </table:table-cell>
          <table:table-cell table:style-name="ce6" office:value-type="float" office:value="4341" calcext:value-type="float">
            <text:p>4341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float" office:value="5127" calcext:value-type="float">
            <text:p>5127</text:p>
          </table:table-cell>
          <table:table-cell table:style-name="ce6" office:value-type="float" office:value="7376" calcext:value-type="float">
            <text:p>7376</text:p>
          </table:table-cell>
          <table:table-cell table:style-name="ce6" office:value-type="float" office:value="6528" calcext:value-type="float">
            <text:p>6528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4941" calcext:value-type="float">
            <text:p>4941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7889" calcext:value-type="float">
            <text:p>7889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4486" calcext:value-type="float">
            <text:p>4486</text:p>
          </table:table-cell>
          <table:table-cell table:style-name="ce6" office:value-type="float" office:value="5358" calcext:value-type="float">
            <text:p>5358</text:p>
          </table:table-cell>
          <table:table-cell table:style-name="ce6" office:value-type="float" office:value="9402" calcext:value-type="float">
            <text:p>9402</text:p>
          </table:table-cell>
          <table:table-cell office:value-type="float" office:value="9158" calcext:value-type="float">
            <text:p>9158</text:p>
          </table:table-cell>
          <table:table-cell office:value-type="float" office:value="8600" calcext:value-type="float">
            <text:p>8600</text:p>
          </table:table-cell>
          <table:table-cell office:value-type="float" office:value="1025" calcext:value-type="float">
            <text:p>1025</text:p>
          </table:table-cell>
          <table:table-cell office:value-type="float" office:value="874" calcext:value-type="float">
            <text:p>874</text:p>
          </table:table-cell>
          <table:table-cell office:value-type="float" office:value="1839" calcext:value-type="float">
            <text:p>1839</text:p>
          </table:table-cell>
          <table:table-cell office:value-type="float" office:value="1783" calcext:value-type="float">
            <text:p>1783</text:p>
          </table:table-cell>
          <table:table-cell office:value-type="float" office:value="309" calcext:value-type="float">
            <text:p>309</text:p>
          </table:table-cell>
          <table:table-cell office:value-type="float" office:value="9030" calcext:value-type="float">
            <text:p>9030</text:p>
          </table:table-cell>
          <table:table-cell office:value-type="float" office:value="1843" calcext:value-type="float">
            <text:p>1843</text:p>
          </table:table-cell>
          <table:table-cell office:value-type="float" office:value="845" calcext:value-type="float">
            <text:p>845</text:p>
          </table:table-cell>
          <table:table-cell office:value-type="float" office:value="8398" calcext:value-type="float">
            <text:p>8398</text:p>
          </table:table-cell>
          <table:table-cell office:value-type="float" office:value="1433" calcext:value-type="float">
            <text:p>1433</text:p>
          </table:table-cell>
          <table:table-cell office:value-type="float" office:value="7118" calcext:value-type="float">
            <text:p>7118</text:p>
          </table:table-cell>
          <table:table-cell office:value-type="float" office:value="70" calcext:value-type="float">
            <text:p>70</text:p>
          </table:table-cell>
          <table:table-cell office:value-type="float" office:value="8071" calcext:value-type="float">
            <text:p>8071</text:p>
          </table:table-cell>
          <table:table-cell office:value-type="float" office:value="2877" calcext:value-type="float">
            <text:p>2877</text:p>
          </table:table-cell>
          <table:table-cell office:value-type="float" office:value="3904" calcext:value-type="float">
            <text:p>3904</text:p>
          </table:table-cell>
          <table:table-cell table:style-name="ce6" office:value-type="float" office:value="8866" calcext:value-type="float">
            <text:p>8866</text:p>
          </table:table-cell>
          <table:table-cell office:value-type="float" office:value="6722" calcext:value-type="float">
            <text:p>6722</text:p>
          </table:table-cell>
          <table:table-cell table:style-name="ce6" office:value-type="float" office:value="4299" calcext:value-type="float">
            <text:p>429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929" calcext:value-type="float">
            <text:p>1929</text:p>
          </table:table-cell>
          <table:table-cell office:value-type="float" office:value="5897" calcext:value-type="float">
            <text:p>5897</text:p>
          </table:table-cell>
          <table:table-cell table:style-name="ce6" office:value-type="float" office:value="4188" calcext:value-type="float">
            <text:p>4188</text:p>
          </table:table-cell>
          <table:table-cell office:value-type="float" office:value="600" calcext:value-type="float">
            <text:p>600</text:p>
          </table:table-cell>
          <table:table-cell table:style-name="ce6" office:value-type="float" office:value="1889" calcext:value-type="float">
            <text:p>1889</text:p>
          </table:table-cell>
          <table:table-cell office:value-type="float" office:value="3325" calcext:value-type="float">
            <text:p>3325</text:p>
          </table:table-cell>
          <table:table-cell table:style-name="ce6" office:value-type="float" office:value="2485" calcext:value-type="float">
            <text:p>2485</text:p>
          </table:table-cell>
          <table:table-cell office:value-type="float" office:value="6473" calcext:value-type="float">
            <text:p>6473</text:p>
          </table:table-cell>
          <table:table-cell table:style-name="ce6" office:value-type="float" office:value="4474" calcext:value-type="float">
            <text:p>4474</text:p>
          </table:table-cell>
          <table:table-cell office:value-type="float" office:value="7444" calcext:value-type="float">
            <text:p>7444</text:p>
          </table:table-cell>
          <table:table-cell table:style-name="ce6" office:value-type="float" office:value="6992" calcext:value-type="float">
            <text:p>6992</text:p>
          </table:table-cell>
          <table:table-cell office:value-type="float" office:value="4846" calcext:value-type="float">
            <text:p>4846</text:p>
          </table:table-cell>
          <table:table-cell table:style-name="ce6" office:value-type="float" office:value="6166" calcext:value-type="float">
            <text:p>6166</text:p>
          </table:table-cell>
          <table:table-cell office:value-type="float" office:value="4441" calcext:value-type="float">
            <text:p>4441</text:p>
          </table:table-cell>
          <table:table-cell table:style-name="ce6" office:value-type="float" office:value="2283" calcext:value-type="float">
            <text:p>2283</text:p>
          </table:table-cell>
          <table:table-cell office:value-type="float" office:value="2629" calcext:value-type="float">
            <text:p>2629</text:p>
          </table:table-cell>
          <table:table-cell table:style-name="ce6" office:value-type="float" office:value="4352" calcext:value-type="float">
            <text:p>4352</text:p>
          </table:table-cell>
          <table:table-cell office:value-type="float" office:value="7775" calcext:value-type="float">
            <text:p>7775</text:p>
          </table:table-cell>
          <table:table-cell table:style-name="ce6" office:value-type="float" office:value="1101" calcext:value-type="float">
            <text:p>1101</text:p>
          </table:table-cell>
          <table:table-cell office:value-type="float" office:value="2214" calcext:value-type="float">
            <text:p>2214</text:p>
          </table:table-cell>
          <table:table-cell table:style-name="ce6" office:value-type="float" office:value="9985" calcext:value-type="float">
            <text:p>9985</text:p>
          </table:table-cell>
          <table:table-cell office:value-type="float" office:value="215" calcext:value-type="float">
            <text:p>215</text:p>
          </table:table-cell>
          <table:table-cell table:style-name="ce6" office:value-type="float" office:value="8270" calcext:value-type="float">
            <text:p>8270</text:p>
          </table:table-cell>
          <table:table-cell office:value-type="float" office:value="9750" calcext:value-type="float">
            <text:p>9750</text:p>
          </table:table-cell>
          <table:table-cell table:style-name="ce6" office:value-type="float" office:value="2740" calcext:value-type="float">
            <text:p>2740</text:p>
          </table:table-cell>
          <table:table-cell office:value-type="float" office:value="8361" calcext:value-type="float">
            <text:p>8361</text:p>
          </table:table-cell>
          <table:table-cell table:style-name="ce6" office:value-type="float" office:value="7103" calcext:value-type="float">
            <text:p>7103</text:p>
          </table:table-cell>
          <table:table-cell office:value-type="float" office:value="5930" calcext:value-type="float">
            <text:p>5930</text:p>
          </table:table-cell>
          <table:table-cell table:style-name="ce6" office:value-type="float" office:value="8664" calcext:value-type="float">
            <text:p>8664</text:p>
          </table:table-cell>
          <table:table-cell office:value-type="float" office:value="9690" calcext:value-type="float">
            <text:p>9690</text:p>
          </table:table-cell>
          <table:table-cell table:style-name="ce6" office:value-type="float" office:value="8302" calcext:value-type="float">
            <text:p>8302</text:p>
          </table:table-cell>
          <table:table-cell office:value-type="float" office:value="9267" calcext:value-type="float">
            <text:p>9267</text:p>
          </table:table-cell>
          <table:table-cell table:style-name="ce6" office:value-type="float" office:value="344" calcext:value-type="float">
            <text:p>344</text:p>
          </table:table-cell>
          <table:table-cell office:value-type="float" office:value="2077" calcext:value-type="float">
            <text:p>2077</text:p>
          </table:table-cell>
          <table:table-cell table:style-name="ce6" office:value-type="float" office:value="1372" calcext:value-type="float">
            <text:p>1372</text:p>
          </table:table-cell>
          <table:table-cell office:value-type="float" office:value="1880" calcext:value-type="float">
            <text:p>1880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table:style-name="ce6" office:value-type="float" office:value="8517" calcext:value-type="float">
            <text:p>8517</text:p>
          </table:table-cell>
          <table:table-cell table:style-name="ce6" office:value-type="float" office:value="7769" calcext:value-type="float">
            <text:p>7769</text:p>
          </table:table-cell>
          <table:table-cell table:style-name="ce6" office:value-type="float" office:value="2405" calcext:value-type="float">
            <text:p>2405</text:p>
          </table:table-cell>
          <table:table-cell table:style-name="ce6" office:value-type="float" office:value="8204" calcext:value-type="float">
            <text:p>8204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3603" calcext:value-type="float">
            <text:p>3603</text:p>
          </table:table-cell>
          <table:table-cell table:style-name="ce6" office:value-type="float" office:value="7025" calcext:value-type="float">
            <text:p>7025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8334" calcext:value-type="float">
            <text:p>8334</text:p>
          </table:table-cell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3692" calcext:value-type="float">
            <text:p>3692</text:p>
          </table:table-cell>
          <table:table-cell table:style-name="ce6" office:value-type="float" office:value="7433" calcext:value-type="float">
            <text:p>7433</text:p>
          </table:table-cell>
          <table:table-cell table:style-name="ce6" office:value-type="float" office:value="9101" calcext:value-type="float">
            <text:p>9101</text:p>
          </table:table-cell>
          <table:table-cell table:style-name="ce6" office:value-type="float" office:value="7294" calcext:value-type="float">
            <text:p>7294</text:p>
          </table:table-cell>
          <table:table-cell table:style-name="ce6" office:value-type="float" office:value="7498" calcext:value-type="float">
            <text:p>7498</text:p>
          </table:table-cell>
          <table:table-cell table:style-name="ce6" office:value-type="float" office:value="9415" calcext:value-type="float">
            <text:p>9415</text:p>
          </table:table-cell>
          <table:table-cell table:style-name="ce6" office:value-type="float" office:value="5452" calcext:value-type="float">
            <text:p>5452</text:p>
          </table:table-cell>
          <table:table-cell table:style-name="ce6" office:value-type="float" office:value="3850" calcext:value-type="float">
            <text:p>3850</text:p>
          </table:table-cell>
          <table:table-cell table:style-name="ce6" office:value-type="float" office:value="3508" calcext:value-type="float">
            <text:p>3508</text:p>
          </table:table-cell>
          <table:table-cell table:style-name="ce6" office:value-type="float" office:value="6857" calcext:value-type="float">
            <text:p>6857</text:p>
          </table:table-cell>
          <table:table-cell table:style-name="ce6" office:value-type="float" office:value="9213" calcext:value-type="float">
            <text:p>9213</text:p>
          </table:table-cell>
          <table:table-cell office:value-type="float" office:value="6807" calcext:value-type="float">
            <text:p>6807</text:p>
          </table:table-cell>
          <table:table-cell office:value-type="float" office:value="4412" calcext:value-type="float">
            <text:p>4412</text:p>
          </table:table-cell>
          <table:table-cell office:value-type="float" office:value="7310" calcext:value-type="float">
            <text:p>7310</text:p>
          </table:table-cell>
          <table:table-cell office:value-type="float" office:value="854" calcext:value-type="float">
            <text:p>854</text:p>
          </table:table-cell>
          <table:table-cell office:value-type="float" office:value="5384" calcext:value-type="float">
            <text:p>5384</text:p>
          </table:table-cell>
          <table:table-cell office:value-type="float" office:value="686" calcext:value-type="float">
            <text:p>686</text:p>
          </table:table-cell>
          <table:table-cell office:value-type="float" office:value="4978" calcext:value-type="float">
            <text:p>4978</text:p>
          </table:table-cell>
          <table:table-cell office:value-type="float" office:value="892" calcext:value-type="float">
            <text:p>892</text:p>
          </table:table-cell>
          <table:table-cell office:value-type="float" office:value="8651" calcext:value-type="float">
            <text:p>8651</text:p>
          </table:table-cell>
          <table:table-cell office:value-type="float" office:value="3241" calcext:value-type="float">
            <text:p>3241</text:p>
          </table:table-cell>
          <table:table-cell office:value-type="float" office:value="2743" calcext:value-type="float">
            <text:p>2743</text:p>
          </table:table-cell>
          <table:table-cell office:value-type="float" office:value="3801" calcext:value-type="float">
            <text:p>3801</text:p>
          </table:table-cell>
          <table:table-cell office:value-type="float" office:value="3813" calcext:value-type="float">
            <text:p>3813</text:p>
          </table:table-cell>
          <table:table-cell office:value-type="float" office:value="8588" calcext:value-type="float">
            <text:p>8588</text:p>
          </table:table-cell>
          <table:table-cell office:value-type="float" office:value="6701" calcext:value-type="float">
            <text:p>6701</text:p>
          </table:table-cell>
          <table:table-cell office:value-type="float" office:value="4416" calcext:value-type="float">
            <text:p>4416</text:p>
          </table:table-cell>
          <table:table-cell office:value-type="float" office:value="6990" calcext:value-type="float">
            <text:p>6990</text:p>
          </table:table-cell>
          <table:table-cell table:style-name="ce6" office:value-type="float" office:value="6490" calcext:value-type="float">
            <text:p>6490</text:p>
          </table:table-cell>
          <table:table-cell office:value-type="float" office:value="3197" calcext:value-type="float">
            <text:p>3197</text:p>
          </table:table-cell>
          <table:table-cell table:style-name="ce6" office:value-type="float" office:value="6838" calcext:value-type="float">
            <text:p>6838</text:p>
          </table:table-cell>
          <table:table-cell office:value-type="float" office:value="6503" calcext:value-type="float">
            <text:p>6503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8343" calcext:value-type="float">
            <text:p>8343</text:p>
          </table:table-cell>
          <table:table-cell table:style-name="ce6" office:value-type="float" office:value="5844" calcext:value-type="float">
            <text:p>5844</text:p>
          </table:table-cell>
          <table:table-cell office:value-type="float" office:value="8646" calcext:value-type="float">
            <text:p>8646</text:p>
          </table:table-cell>
          <table:table-cell table:style-name="ce6" office:value-type="float" office:value="8694" calcext:value-type="float">
            <text:p>8694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791" calcext:value-type="float">
            <text:p>791</text:p>
          </table:table-cell>
          <table:table-cell office:value-type="float" office:value="5979" calcext:value-type="float">
            <text:p>5979</text:p>
          </table:table-cell>
          <table:table-cell table:style-name="ce6" office:value-type="float" office:value="2687" calcext:value-type="float">
            <text:p>2687</text:p>
          </table:table-cell>
          <table:table-cell office:value-type="float" office:value="2621" calcext:value-type="float">
            <text:p>2621</text:p>
          </table:table-cell>
          <table:table-cell table:style-name="ce6" office:value-type="float" office:value="2019" calcext:value-type="float">
            <text:p>2019</text:p>
          </table:table-cell>
          <table:table-cell office:value-type="float" office:value="8097" calcext:value-type="float">
            <text:p>8097</text:p>
          </table:table-cell>
          <table:table-cell table:style-name="ce6" office:value-type="float" office:value="1423" calcext:value-type="float">
            <text:p>1423</text:p>
          </table:table-cell>
          <table:table-cell office:value-type="float" office:value="3644" calcext:value-type="float">
            <text:p>3644</text:p>
          </table:table-cell>
          <table:table-cell table:style-name="ce6" office:value-type="float" office:value="9764" calcext:value-type="float">
            <text:p>9764</text:p>
          </table:table-cell>
          <table:table-cell office:value-type="float" office:value="4921" calcext:value-type="float">
            <text:p>4921</text:p>
          </table:table-cell>
          <table:table-cell table:style-name="ce6" office:value-type="float" office:value="3266" calcext:value-type="float">
            <text:p>3266</text:p>
          </table:table-cell>
          <table:table-cell office:value-type="float" office:value="3662" calcext:value-type="float">
            <text:p>3662</text:p>
          </table:table-cell>
          <table:table-cell table:style-name="ce6" office:value-type="float" office:value="5561" calcext:value-type="float">
            <text:p>5561</text:p>
          </table:table-cell>
          <table:table-cell office:value-type="float" office:value="2476" calcext:value-type="float">
            <text:p>2476</text:p>
          </table:table-cell>
          <table:table-cell table:style-name="ce6" office:value-type="float" office:value="8271" calcext:value-type="float">
            <text:p>8271</text:p>
          </table:table-cell>
          <table:table-cell office:value-type="float" office:value="8138" calcext:value-type="float">
            <text:p>8138</text:p>
          </table:table-cell>
          <table:table-cell table:style-name="ce6" office:value-type="float" office:value="6147" calcext:value-type="float">
            <text:p>6147</text:p>
          </table:table-cell>
          <table:table-cell office:value-type="float" office:value="1168" calcext:value-type="float">
            <text:p>1168</text:p>
          </table:table-cell>
          <table:table-cell table:style-name="ce6" office:value-type="float" office:value="3340" calcext:value-type="float">
            <text:p>3340</text:p>
          </table:table-cell>
          <table:table-cell office:value-type="float" office:value="1998" calcext:value-type="float">
            <text:p>1998</text:p>
          </table:table-cell>
          <table:table-cell table:style-name="ce6" office:value-type="float" office:value="9874" calcext:value-type="float">
            <text:p>9874</text:p>
          </table:table-cell>
          <table:table-cell office:value-type="float" office:value="6572" calcext:value-type="float">
            <text:p>6572</text:p>
          </table:table-cell>
          <table:table-cell table:style-name="ce6" office:value-type="float" office:value="9873" calcext:value-type="float">
            <text:p>9873</text:p>
          </table:table-cell>
          <table:table-cell office:value-type="float" office:value="6659" calcext:value-type="float">
            <text:p>6659</text:p>
          </table:table-cell>
          <table:table-cell table:style-name="ce6" office:value-type="float" office:value="5609" calcext:value-type="float">
            <text:p>5609</text:p>
          </table:table-cell>
          <table:table-cell office:value-type="float" office:value="2711" calcext:value-type="float">
            <text:p>2711</text:p>
          </table:table-cell>
          <table:table-cell table:style-name="ce6" office:value-type="float" office:value="3931" calcext:value-type="float">
            <text:p>3931</text:p>
          </table:table-cell>
          <table:table-cell office:value-type="float" office:value="9567" calcext:value-type="float">
            <text:p>9567</text:p>
          </table:table-cell>
          <table:table-cell table:style-name="ce6" office:value-type="float" office:value="4143" calcext:value-type="float">
            <text:p>4143</text:p>
          </table:table-cell>
          <table:table-cell office:value-type="float" office:value="7833" calcext:value-type="float">
            <text:p>7833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table:style-name="ce6" office:value-type="float" office:value="2099" calcext:value-type="float">
            <text:p>2099</text:p>
          </table:table-cell>
          <table:table-cell table:style-name="ce6" office:value-type="float" office:value="2700" calcext:value-type="float">
            <text:p>2700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4716" calcext:value-type="float">
            <text:p>4716</text:p>
          </table:table-cell>
          <table:table-cell table:style-name="ce6" office:value-type="float" office:value="8333" calcext:value-type="float">
            <text:p>8333</text:p>
          </table:table-cell>
          <table:table-cell table:style-name="ce6" office:value-type="float" office:value="1362" calcext:value-type="float">
            <text:p>1362</text:p>
          </table:table-cell>
          <table:table-cell table:style-name="ce6" office:value-type="float" office:value="5007" calcext:value-type="float">
            <text:p>5007</text:p>
          </table:table-cell>
          <table:table-cell table:style-name="ce6" office:value-type="float" office:value="2753" calcext:value-type="float">
            <text:p>2753</text:p>
          </table:table-cell>
          <table:table-cell table:style-name="ce6" office:value-type="float" office:value="2848" calcext:value-type="float">
            <text:p>2848</text:p>
          </table:table-cell>
          <table:table-cell table:style-name="ce6" office:value-type="float" office:value="4441" calcext:value-type="float">
            <text:p>4441</text:p>
          </table:table-cell>
          <table:table-cell table:style-name="ce6" office:value-type="float" office:value="8397" calcext:value-type="float">
            <text:p>8397</text:p>
          </table:table-cell>
          <table:table-cell table:style-name="ce6" office:value-type="float" office:value="7192" calcext:value-type="float">
            <text:p>7192</text:p>
          </table:table-cell>
          <table:table-cell table:style-name="ce6" office:value-type="float" office:value="8191" calcext:value-type="float">
            <text:p>8191</text:p>
          </table:table-cell>
          <table:table-cell table:style-name="ce6" office:value-type="float" office:value="4916" calcext:value-type="float">
            <text:p>4916</text:p>
          </table:table-cell>
          <table:table-cell table:style-name="ce6" office:value-type="float" office:value="9955" calcext:value-type="float">
            <text:p>9955</text:p>
          </table:table-cell>
          <table:table-cell table:style-name="ce6" office:value-type="float" office:value="6076" calcext:value-type="float">
            <text:p>607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6396" calcext:value-type="float">
            <text:p>6396</text:p>
          </table:table-cell>
          <table:table-cell table:style-name="ce6" office:value-type="float" office:value="6971" calcext:value-type="float">
            <text:p>6971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248" calcext:value-type="float">
            <text:p>248</text:p>
          </table:table-cell>
          <table:table-cell office:value-type="float" office:value="3911" calcext:value-type="float">
            <text:p>3911</text:p>
          </table:table-cell>
          <table:table-cell office:value-type="float" office:value="2488" calcext:value-type="float">
            <text:p>2488</text:p>
          </table:table-cell>
          <table:table-cell office:value-type="float" office:value="4930" calcext:value-type="float">
            <text:p>4930</text:p>
          </table:table-cell>
          <table:table-cell office:value-type="float" office:value="2458" calcext:value-type="float">
            <text:p>2458</text:p>
          </table:table-cell>
          <table:table-cell office:value-type="float" office:value="7183" calcext:value-type="float">
            <text:p>7183</text:p>
          </table:table-cell>
          <table:table-cell office:value-type="float" office:value="5455" calcext:value-type="float">
            <text:p>5455</text:p>
          </table:table-cell>
          <table:table-cell office:value-type="float" office:value="170" calcext:value-type="float">
            <text:p>170</text:p>
          </table:table-cell>
          <table:table-cell office:value-type="float" office:value="6809" calcext:value-type="float">
            <text:p>6809</text:p>
          </table:table-cell>
          <table:table-cell office:value-type="float" office:value="6417" calcext:value-type="float">
            <text:p>6417</text:p>
          </table:table-cell>
          <table:table-cell office:value-type="float" office:value="3390" calcext:value-type="float">
            <text:p>3390</text:p>
          </table:table-cell>
          <table:table-cell office:value-type="float" office:value="1956" calcext:value-type="float">
            <text:p>1956</text:p>
          </table:table-cell>
          <table:table-cell office:value-type="float" office:value="7188" calcext:value-type="float">
            <text:p>7188</text:p>
          </table:table-cell>
          <table:table-cell office:value-type="float" office:value="577" calcext:value-type="float">
            <text:p>577</text:p>
          </table:table-cell>
          <table:table-cell office:value-type="float" office:value="7526" calcext:value-type="float">
            <text:p>7526</text:p>
          </table:table-cell>
          <table:table-cell office:value-type="float" office:value="2203" calcext:value-type="float">
            <text:p>2203</text:p>
          </table:table-cell>
          <table:table-cell office:value-type="float" office:value="968" calcext:value-type="float">
            <text:p>968</text:p>
          </table:table-cell>
          <table:table-cell office:value-type="float" office:value="8164" calcext:value-type="float">
            <text:p>8164</text:p>
          </table:table-cell>
          <table:table-cell table:style-name="ce6" office:value-type="float" office:value="479" calcext:value-type="float">
            <text:p>479</text:p>
          </table:table-cell>
          <table:table-cell office:value-type="float" office:value="8699" calcext:value-type="float">
            <text:p>8699</text:p>
          </table:table-cell>
          <table:table-cell table:style-name="ce6" office:value-type="float" office:value="7915" calcext:value-type="float">
            <text:p>7915</text:p>
          </table:table-cell>
          <table:table-cell office:value-type="float" office:value="507" calcext:value-type="float">
            <text:p>507</text:p>
          </table:table-cell>
          <table:table-cell table:style-name="ce6" office:value-type="float" office:value="6393" calcext:value-type="float">
            <text:p>6393</text:p>
          </table:table-cell>
          <table:table-cell office:value-type="float" office:value="4632" calcext:value-type="float">
            <text:p>4632</text:p>
          </table:table-cell>
          <table:table-cell table:style-name="ce6" office:value-type="float" office:value="1597" calcext:value-type="float">
            <text:p>1597</text:p>
          </table:table-cell>
          <table:table-cell office:value-type="float" office:value="7534" calcext:value-type="float">
            <text:p>7534</text:p>
          </table:table-cell>
          <table:table-cell table:style-name="ce6" office:value-type="float" office:value="3604" calcext:value-type="float">
            <text:p>3604</text:p>
          </table:table-cell>
          <table:table-cell office:value-type="float" office:value="618" calcext:value-type="float">
            <text:p>618</text:p>
          </table:table-cell>
          <table:table-cell table:style-name="ce6" office:value-type="float" office:value="3280" calcext:value-type="float">
            <text:p>3280</text:p>
          </table:table-cell>
          <table:table-cell office:value-type="float" office:value="6061" calcext:value-type="float">
            <text:p>6061</text:p>
          </table:table-cell>
          <table:table-cell table:style-name="ce6" office:value-type="float" office:value="9793" calcext:value-type="float">
            <text:p>9793</text:p>
          </table:table-cell>
          <table:table-cell office:value-type="float" office:value="9238" calcext:value-type="float">
            <text:p>9238</text:p>
          </table:table-cell>
          <table:table-cell table:style-name="ce6" office:value-type="float" office:value="8347" calcext:value-type="float">
            <text:p>8347</text:p>
          </table:table-cell>
          <table:table-cell office:value-type="float" office:value="568" calcext:value-type="float">
            <text:p>568</text:p>
          </table:table-cell>
          <table:table-cell table:style-name="ce6" office:value-type="float" office:value="9645" calcext:value-type="float">
            <text:p>9645</text:p>
          </table:table-cell>
          <table:table-cell office:value-type="float" office:value="2070" calcext:value-type="float">
            <text:p>2070</text:p>
          </table:table-cell>
          <table:table-cell table:style-name="ce6" office:value-type="float" office:value="5198" calcext:value-type="float">
            <text:p>5198</text:p>
          </table:table-cell>
          <table:table-cell office:value-type="float" office:value="6482" calcext:value-type="float">
            <text:p>6482</text:p>
          </table:table-cell>
          <table:table-cell table:style-name="ce6" office:value-type="float" office:value="5000" calcext:value-type="float">
            <text:p>5000</text:p>
          </table:table-cell>
          <table:table-cell office:value-type="float" office:value="9212" calcext:value-type="float">
            <text:p>9212</text:p>
          </table:table-cell>
          <table:table-cell table:style-name="ce6" office:value-type="float" office:value="6655" calcext:value-type="float">
            <text:p>6655</text:p>
          </table:table-cell>
          <table:table-cell office:value-type="float" office:value="5961" calcext:value-type="float">
            <text:p>5961</text:p>
          </table:table-cell>
          <table:table-cell table:style-name="ce6" office:value-type="float" office:value="7513" calcext:value-type="float">
            <text:p>7513</text:p>
          </table:table-cell>
          <table:table-cell office:value-type="float" office:value="1323" calcext:value-type="float">
            <text:p>1323</text:p>
          </table:table-cell>
          <table:table-cell table:style-name="ce6" office:value-type="float" office:value="3872" calcext:value-type="float">
            <text:p>3872</text:p>
          </table:table-cell>
          <table:table-cell office:value-type="float" office:value="6170" calcext:value-type="float">
            <text:p>6170</text:p>
          </table:table-cell>
          <table:table-cell table:style-name="ce6" office:value-type="float" office:value="3812" calcext:value-type="float">
            <text:p>3812</text:p>
          </table:table-cell>
          <table:table-cell office:value-type="float" office:value="4146" calcext:value-type="float">
            <text:p>4146</text:p>
          </table:table-cell>
          <table:table-cell table:style-name="ce6" office:value-type="float" office:value="2736" calcext:value-type="float">
            <text:p>2736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3151" calcext:value-type="float">
            <text:p>3151</text:p>
          </table:table-cell>
          <table:table-cell office:value-type="float" office:value="5548" calcext:value-type="float">
            <text:p>5548</text:p>
          </table:table-cell>
          <table:table-cell table:style-name="ce6" office:value-type="float" office:value="2781" calcext:value-type="float">
            <text:p>2781</text:p>
          </table:table-cell>
          <table:table-cell office:value-type="float" office:value="9679" calcext:value-type="float">
            <text:p>9679</text:p>
          </table:table-cell>
          <table:table-cell table:style-name="ce6" office:value-type="float" office:value="7564" calcext:value-type="float">
            <text:p>7564</text:p>
          </table:table-cell>
          <table:table-cell office:value-type="float" office:value="5043" calcext:value-type="float">
            <text:p>5043</text:p>
          </table:table-cell>
          <table:table-cell table:style-name="ce6" office:value-type="float" office:value="8587" calcext:value-type="float">
            <text:p>8587</text:p>
          </table:table-cell>
          <table:table-cell office:value-type="float" office:value="1893" calcext:value-type="float">
            <text:p>1893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table:style-name="ce6" office:value-type="float" office:value="3690" calcext:value-type="float">
            <text:p>369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2121" calcext:value-type="float">
            <text:p>2121</text:p>
          </table:table-cell>
          <table:table-cell table:style-name="ce6" office:value-type="float" office:value="9308" calcext:value-type="float">
            <text:p>9308</text:p>
          </table:table-cell>
          <table:table-cell table:style-name="ce6" office:value-type="float" office:value="6986" calcext:value-type="float">
            <text:p>6986</text:p>
          </table:table-cell>
          <table:table-cell table:style-name="ce6" office:value-type="float" office:value="8106" calcext:value-type="float">
            <text:p>8106</text:p>
          </table:table-cell>
          <table:table-cell table:style-name="ce6" office:value-type="float" office:value="6659" calcext:value-type="float">
            <text:p>6659</text:p>
          </table:table-cell>
          <table:table-cell table:style-name="ce6" office:value-type="float" office:value="2142" calcext:value-type="float">
            <text:p>2142</text:p>
          </table:table-cell>
          <table:table-cell table:style-name="ce6" office:value-type="float" office:value="1642" calcext:value-type="float">
            <text:p>1642</text:p>
          </table:table-cell>
          <table:table-cell table:style-name="ce6" office:value-type="float" office:value="7170" calcext:value-type="float">
            <text:p>7170</text:p>
          </table:table-cell>
          <table:table-cell table:style-name="ce6" office:value-type="float" office:value="2877" calcext:value-type="float">
            <text:p>2877</text:p>
          </table:table-cell>
          <table:table-cell table:style-name="ce6" office:value-type="float" office:value="5757" calcext:value-type="float">
            <text:p>5757</text:p>
          </table:table-cell>
          <table:table-cell table:style-name="ce6" office:value-type="float" office:value="6494" calcext:value-type="float">
            <text:p>6494</text:p>
          </table:table-cell>
          <table:table-cell table:style-name="ce6" office:value-type="float" office:value="8026" calcext:value-type="float">
            <text:p>8026</text:p>
          </table:table-cell>
          <table:table-cell table:style-name="ce6" office:value-type="float" office:value="6571" calcext:value-type="float">
            <text:p>6571</text:p>
          </table:table-cell>
          <table:table-cell table:style-name="ce6" office:value-type="float" office:value="8387" calcext:value-type="float">
            <text:p>8387</text:p>
          </table:table-cell>
          <table:table-cell table:style-name="ce6" office:value-type="float" office:value="9961" calcext:value-type="float">
            <text:p>9961</text:p>
          </table:table-cell>
          <table:table-cell table:style-name="ce6" office:value-type="float" office:value="6043" calcext:value-type="float">
            <text:p>6043</text:p>
          </table:table-cell>
          <table:table-cell table:style-name="ce6" office:value-type="float" office:value="9758" calcext:value-type="float">
            <text:p>9758</text:p>
          </table:table-cell>
          <table:table-cell table:style-name="ce6" office:value-type="float" office:value="9607" calcext:value-type="float">
            <text:p>9607</text:p>
          </table:table-cell>
          <table:table-cell table:style-name="ce6" office:value-type="float" office:value="6450" calcext:value-type="float">
            <text:p>6450</text:p>
          </table:table-cell>
          <table:table-cell office:value-type="float" office:value="8631" calcext:value-type="float">
            <text:p>8631</text:p>
          </table:table-cell>
          <table:table-cell office:value-type="float" office:value="8334" calcext:value-type="float">
            <text:p>8334</text:p>
          </table:table-cell>
          <table:table-cell office:value-type="float" office:value="7359" calcext:value-type="float">
            <text:p>7359</text:p>
          </table:table-cell>
          <table:table-cell office:value-type="float" office:value="5256" calcext:value-type="float">
            <text:p>5256</text:p>
          </table:table-cell>
          <table:table-cell office:value-type="float" office:value="8523" calcext:value-type="float">
            <text:p>8523</text:p>
          </table:table-cell>
          <table:table-cell office:value-type="float" office:value="2225" calcext:value-type="float">
            <text:p>2225</text:p>
          </table:table-cell>
          <table:table-cell office:value-type="float" office:value="7487" calcext:value-type="float">
            <text:p>7487</text:p>
          </table:table-cell>
          <table:table-cell office:value-type="float" office:value="1977" calcext:value-type="float">
            <text:p>1977</text:p>
          </table:table-cell>
          <table:table-cell office:value-type="float" office:value="9555" calcext:value-type="float">
            <text:p>9555</text:p>
          </table:table-cell>
          <table:table-cell office:value-type="float" office:value="8048" calcext:value-type="float">
            <text:p>8048</text:p>
          </table:table-cell>
          <table:table-cell office:value-type="float" office:value="5763" calcext:value-type="float">
            <text:p>5763</text:p>
          </table:table-cell>
          <table:table-cell office:value-type="float" office:value="2414" calcext:value-type="float">
            <text:p>2414</text:p>
          </table:table-cell>
          <table:table-cell office:value-type="float" office:value="4948" calcext:value-type="float">
            <text:p>4948</text:p>
          </table:table-cell>
          <table:table-cell office:value-type="float" office:value="4265" calcext:value-type="float">
            <text:p>4265</text:p>
          </table:table-cell>
          <table:table-cell office:value-type="float" office:value="2427" calcext:value-type="float">
            <text:p>2427</text:p>
          </table:table-cell>
          <table:table-cell office:value-type="float" office:value="8978" calcext:value-type="float">
            <text:p>8978</text:p>
          </table:table-cell>
          <table:table-cell office:value-type="float" office:value="8088" calcext:value-type="float">
            <text:p>8088</text:p>
          </table:table-cell>
          <table:table-cell table:style-name="ce6" office:value-type="float" office:value="8841" calcext:value-type="float">
            <text:p>8841</text:p>
          </table:table-cell>
          <table:table-cell office:value-type="float" office:value="9208" calcext:value-type="float">
            <text:p>9208</text:p>
          </table:table-cell>
          <table:table-cell table:style-name="ce6" office:value-type="float" office:value="9601" calcext:value-type="float">
            <text:p>9601</text:p>
          </table:table-cell>
          <table:table-cell office:value-type="float" office:value="5810" calcext:value-type="float">
            <text:p>5810</text:p>
          </table:table-cell>
          <table:table-cell table:style-name="ce6" office:value-type="float" office:value="9398" calcext:value-type="float">
            <text:p>9398</text:p>
          </table:table-cell>
          <table:table-cell office:value-type="float" office:value="8866" calcext:value-type="float">
            <text:p>8866</text:p>
          </table:table-cell>
          <table:table-cell table:style-name="ce6" office:value-type="float" office:value="9138" calcext:value-type="float">
            <text:p>9138</text:p>
          </table:table-cell>
          <table:table-cell office:value-type="float" office:value="4176" calcext:value-type="float">
            <text:p>4176</text:p>
          </table:table-cell>
          <table:table-cell table:style-name="ce6" office:value-type="float" office:value="5875" calcext:value-type="float">
            <text:p>5875</text:p>
          </table:table-cell>
          <table:table-cell office:value-type="float" office:value="7212" calcext:value-type="float">
            <text:p>7212</text:p>
          </table:table-cell>
          <table:table-cell table:style-name="ce6" office:value-type="float" office:value="3272" calcext:value-type="float">
            <text:p>3272</text:p>
          </table:table-cell>
          <table:table-cell office:value-type="float" office:value="6759" calcext:value-type="float">
            <text:p>6759</text:p>
          </table:table-cell>
          <table:table-cell table:style-name="ce6" office:value-type="float" office:value="5678" calcext:value-type="float">
            <text:p>5678</text:p>
          </table:table-cell>
          <table:table-cell office:value-type="float" office:value="7649" calcext:value-type="float">
            <text:p>7649</text:p>
          </table:table-cell>
          <table:table-cell table:style-name="ce6" office:value-type="float" office:value="4922" calcext:value-type="float">
            <text:p>4922</text:p>
          </table:table-cell>
          <table:table-cell office:value-type="float" office:value="5422" calcext:value-type="float">
            <text:p>5422</text:p>
          </table:table-cell>
          <table:table-cell table:style-name="ce6" office:value-type="float" office:value="1343" calcext:value-type="float">
            <text:p>1343</text:p>
          </table:table-cell>
          <table:table-cell office:value-type="float" office:value="8197" calcext:value-type="float">
            <text:p>8197</text:p>
          </table:table-cell>
          <table:table-cell table:style-name="ce6" office:value-type="float" office:value="3154" calcext:value-type="float">
            <text:p>3154</text:p>
          </table:table-cell>
          <table:table-cell office:value-type="float" office:value="3600" calcext:value-type="float">
            <text:p>3600</text:p>
          </table:table-cell>
          <table:table-cell table:style-name="ce6" office:value-type="float" office:value="687" calcext:value-type="float">
            <text:p>687</text:p>
          </table:table-cell>
          <table:table-cell office:value-type="float" office:value="1028" calcext:value-type="float">
            <text:p>1028</text:p>
          </table:table-cell>
          <table:table-cell table:style-name="ce6" office:value-type="float" office:value="4579" calcext:value-type="float">
            <text:p>4579</text:p>
          </table:table-cell>
          <table:table-cell office:value-type="float" office:value="2084" calcext:value-type="float">
            <text:p>2084</text:p>
          </table:table-cell>
          <table:table-cell table:style-name="ce6" office:value-type="float" office:value="9467" calcext:value-type="float">
            <text:p>9467</text:p>
          </table:table-cell>
          <table:table-cell office:value-type="float" office:value="4492" calcext:value-type="float">
            <text:p>4492</text:p>
          </table:table-cell>
          <table:table-cell table:style-name="ce6" office:value-type="float" office:value="7262" calcext:value-type="float">
            <text:p>7262</text:p>
          </table:table-cell>
          <table:table-cell office:value-type="float" office:value="7296" calcext:value-type="float">
            <text:p>7296</text:p>
          </table:table-cell>
          <table:table-cell table:style-name="ce6" office:value-type="float" office:value="6538" calcext:value-type="float">
            <text:p>6538</text:p>
          </table:table-cell>
          <table:table-cell office:value-type="float" office:value="7657" calcext:value-type="float">
            <text:p>7657</text:p>
          </table:table-cell>
          <table:table-cell table:style-name="ce6" office:value-type="float" office:value="7134" calcext:value-type="float">
            <text:p>7134</text:p>
          </table:table-cell>
          <table:table-cell office:value-type="float" office:value="2077" calcext:value-type="float">
            <text:p>2077</text:p>
          </table:table-cell>
          <table:table-cell table:style-name="ce6" office:value-type="float" office:value="1505" calcext:value-type="float">
            <text:p>1505</text:p>
          </table:table-cell>
          <table:table-cell office:value-type="float" office:value="7332" calcext:value-type="float">
            <text:p>7332</text:p>
          </table:table-cell>
          <table:table-cell table:style-name="ce6" office:value-type="float" office:value="6890" calcext:value-type="float">
            <text:p>6890</text:p>
          </table:table-cell>
          <table:table-cell office:value-type="float" office:value="8964" calcext:value-type="float">
            <text:p>8964</text:p>
          </table:table-cell>
          <table:table-cell table:style-name="ce6" office:value-type="float" office:value="4879" calcext:value-type="float">
            <text:p>4879</text:p>
          </table:table-cell>
          <table:table-cell office:value-type="float" office:value="7603" calcext:value-type="float">
            <text:p>7603</text:p>
          </table:table-cell>
          <table:table-cell table:style-name="ce6" office:value-type="float" office:value="7400" calcext:value-type="float">
            <text:p>7400</text:p>
          </table:table-cell>
          <table:table-cell office:value-type="float" office:value="5973" calcext:value-type="float">
            <text:p>597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6" office:value-type="float" office:value="1613" calcext:value-type="float">
            <text:p>1613</text:p>
          </table:table-cell>
          <table:table-cell table:style-name="ce6" office:value-type="float" office:value="4879" calcext:value-type="float">
            <text:p>4879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7334" calcext:value-type="float">
            <text:p>7334</text:p>
          </table:table-cell>
          <table:table-cell table:style-name="ce6" office:value-type="float" office:value="966" calcext:value-type="float">
            <text:p>96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7489" calcext:value-type="float">
            <text:p>7489</text:p>
          </table:table-cell>
          <table:table-cell table:style-name="ce6" office:value-type="float" office:value="2123" calcext:value-type="float">
            <text:p>2123</text:p>
          </table:table-cell>
          <table:table-cell table:style-name="ce6" office:value-type="float" office:value="4287" calcext:value-type="float">
            <text:p>4287</text:p>
          </table:table-cell>
          <table:table-cell table:style-name="ce6" office:value-type="float" office:value="1472" calcext:value-type="float">
            <text:p>1472</text:p>
          </table:table-cell>
          <table:table-cell table:style-name="ce6" office:value-type="float" office:value="3263" calcext:value-type="float">
            <text:p>3263</text:p>
          </table:table-cell>
          <table:table-cell table:style-name="ce6" office:value-type="float" office:value="4726" calcext:value-type="float">
            <text:p>4726</text:p>
          </table:table-cell>
          <table:table-cell table:style-name="ce6" office:value-type="float" office:value="9203" calcext:value-type="float">
            <text:p>9203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4103" calcext:value-type="float">
            <text:p>4103</text:p>
          </table:table-cell>
          <table:table-cell table:style-name="ce6" office:value-type="float" office:value="6075" calcext:value-type="float">
            <text:p>6075</text:p>
          </table:table-cell>
          <table:table-cell table:style-name="ce6" office:value-type="float" office:value="6049" calcext:value-type="float">
            <text:p>6049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9253" calcext:value-type="float">
            <text:p>9253</text:p>
          </table:table-cell>
          <table:table-cell table:style-name="ce6" office:value-type="float" office:value="4062" calcext:value-type="float">
            <text:p>4062</text:p>
          </table:table-cell>
          <table:table-cell table:style-name="ce6" office:value-type="float" office:value="4268" calcext:value-type="float">
            <text:p>4268</text:p>
          </table:table-cell>
          <table:table-cell office:value-type="float" office:value="1635" calcext:value-type="float">
            <text:p>1635</text:p>
          </table:table-cell>
          <table:table-cell office:value-type="float" office:value="9960" calcext:value-type="float">
            <text:p>9960</text:p>
          </table:table-cell>
          <table:table-cell office:value-type="float" office:value="577" calcext:value-type="float">
            <text:p>577</text:p>
          </table:table-cell>
          <table:table-cell office:value-type="float" office:value="1320" calcext:value-type="float">
            <text:p>1320</text:p>
          </table:table-cell>
          <table:table-cell office:value-type="float" office:value="3195" calcext:value-type="float">
            <text:p>3195</text:p>
          </table:table-cell>
          <table:table-cell office:value-type="float" office:value="9628" calcext:value-type="float">
            <text:p>9628</text:p>
          </table:table-cell>
          <table:table-cell office:value-type="float" office:value="1030" calcext:value-type="float">
            <text:p>1030</text:p>
          </table:table-cell>
          <table:table-cell office:value-type="float" office:value="4092" calcext:value-type="float">
            <text:p>4092</text:p>
          </table:table-cell>
          <table:table-cell office:value-type="float" office:value="4979" calcext:value-type="float">
            <text:p>4979</text:p>
          </table:table-cell>
          <table:table-cell office:value-type="float" office:value="6474" calcext:value-type="float">
            <text:p>6474</text:p>
          </table:table-cell>
          <table:table-cell office:value-type="float" office:value="6393" calcext:value-type="float">
            <text:p>6393</text:p>
          </table:table-cell>
          <table:table-cell office:value-type="float" office:value="2799" calcext:value-type="float">
            <text:p>2799</text:p>
          </table:table-cell>
          <table:table-cell office:value-type="float" office:value="6967" calcext:value-type="float">
            <text:p>6967</text:p>
          </table:table-cell>
          <table:table-cell office:value-type="float" office:value="8687" calcext:value-type="float">
            <text:p>8687</text:p>
          </table:table-cell>
          <table:table-cell office:value-type="float" office:value="7724" calcext:value-type="float">
            <text:p>7724</text:p>
          </table:table-cell>
          <table:table-cell office:value-type="float" office:value="7392" calcext:value-type="float">
            <text:p>7392</text:p>
          </table:table-cell>
          <table:table-cell office:value-type="float" office:value="9927" calcext:value-type="float">
            <text:p>9927</text:p>
          </table:table-cell>
          <table:table-cell table:style-name="ce6" office:value-type="float" office:value="2085" calcext:value-type="float">
            <text:p>2085</text:p>
          </table:table-cell>
          <table:table-cell office:value-type="float" office:value="3200" calcext:value-type="float">
            <text:p>3200</text:p>
          </table:table-cell>
          <table:table-cell table:style-name="ce6" office:value-type="float" office:value="6466" calcext:value-type="float">
            <text:p>6466</text:p>
          </table:table-cell>
          <table:table-cell office:value-type="float" office:value="8702" calcext:value-type="float">
            <text:p>8702</text:p>
          </table:table-cell>
          <table:table-cell table:style-name="ce6" office:value-type="float" office:value="265" calcext:value-type="float">
            <text:p>265</text:p>
          </table:table-cell>
          <table:table-cell office:value-type="float" office:value="7646" calcext:value-type="float">
            <text:p>7646</text:p>
          </table:table-cell>
          <table:table-cell table:style-name="ce6" office:value-type="float" office:value="8665" calcext:value-type="float">
            <text:p>8665</text:p>
          </table:table-cell>
          <table:table-cell office:value-type="float" office:value="7986" calcext:value-type="float">
            <text:p>7986</text:p>
          </table:table-cell>
          <table:table-cell table:style-name="ce6" office:value-type="float" office:value="7266" calcext:value-type="float">
            <text:p>7266</text:p>
          </table:table-cell>
          <table:table-cell office:value-type="float" office:value="4574" calcext:value-type="float">
            <text:p>4574</text:p>
          </table:table-cell>
          <table:table-cell table:style-name="ce6" office:value-type="float" office:value="6587" calcext:value-type="float">
            <text:p>6587</text:p>
          </table:table-cell>
          <table:table-cell office:value-type="float" office:value="612" calcext:value-type="float">
            <text:p>612</text:p>
          </table:table-cell>
          <table:table-cell table:style-name="ce6" office:value-type="float" office:value="2724" calcext:value-type="float">
            <text:p>2724</text:p>
          </table:table-cell>
          <table:table-cell office:value-type="float" office:value="704" calcext:value-type="float">
            <text:p>704</text:p>
          </table:table-cell>
          <table:table-cell table:style-name="ce6" office:value-type="float" office:value="3191" calcext:value-type="float">
            <text:p>3191</text:p>
          </table:table-cell>
          <table:table-cell office:value-type="float" office:value="8323" calcext:value-type="float">
            <text:p>8323</text:p>
          </table:table-cell>
          <table:table-cell table:style-name="ce6" office:value-type="float" office:value="9523" calcext:value-type="float">
            <text:p>9523</text:p>
          </table:table-cell>
          <table:table-cell office:value-type="float" office:value="3002" calcext:value-type="float">
            <text:p>3002</text:p>
          </table:table-cell>
          <table:table-cell table:style-name="ce6" office:value-type="float" office:value="704" calcext:value-type="float">
            <text:p>704</text:p>
          </table:table-cell>
          <table:table-cell office:value-type="float" office:value="5064" calcext:value-type="float">
            <text:p>5064</text:p>
          </table:table-cell>
          <table:table-cell table:style-name="ce6" office:value-type="float" office:value="3960" calcext:value-type="float">
            <text:p>3960</text:p>
          </table:table-cell>
          <table:table-cell office:value-type="float" office:value="8209" calcext:value-type="float">
            <text:p>8209</text:p>
          </table:table-cell>
          <table:table-cell table:style-name="ce6" office:value-type="float" office:value="2027" calcext:value-type="float">
            <text:p>2027</text:p>
          </table:table-cell>
          <table:table-cell office:value-type="float" office:value="2758" calcext:value-type="float">
            <text:p>2758</text:p>
          </table:table-cell>
          <table:table-cell table:style-name="ce6" office:value-type="float" office:value="8393" calcext:value-type="float">
            <text:p>8393</text:p>
          </table:table-cell>
          <table:table-cell office:value-type="float" office:value="4875" calcext:value-type="float">
            <text:p>4875</text:p>
          </table:table-cell>
          <table:table-cell table:style-name="ce6" office:value-type="float" office:value="4641" calcext:value-type="float">
            <text:p>4641</text:p>
          </table:table-cell>
          <table:table-cell office:value-type="float" office:value="9584" calcext:value-type="float">
            <text:p>9584</text:p>
          </table:table-cell>
          <table:table-cell table:style-name="ce6" office:value-type="float" office:value="6401" calcext:value-type="float">
            <text:p>6401</text:p>
          </table:table-cell>
          <table:table-cell office:value-type="float" office:value="7883" calcext:value-type="float">
            <text:p>7883</text:p>
          </table:table-cell>
          <table:table-cell table:style-name="ce6" office:value-type="float" office:value="7014" calcext:value-type="float">
            <text:p>7014</text:p>
          </table:table-cell>
          <table:table-cell office:value-type="float" office:value="768" calcext:value-type="float">
            <text:p>768</text:p>
          </table:table-cell>
          <table:table-cell table:style-name="ce6" office:value-type="float" office:value="443" calcext:value-type="float">
            <text:p>443</text:p>
          </table:table-cell>
          <table:table-cell office:value-type="float" office:value="5490" calcext:value-type="float">
            <text:p>5490</text:p>
          </table:table-cell>
          <table:table-cell table:style-name="ce6" office:value-type="float" office:value="7506" calcext:value-type="float">
            <text:p>7506</text:p>
          </table:table-cell>
          <table:table-cell office:value-type="float" office:value="1852" calcext:value-type="float">
            <text:p>1852</text:p>
          </table:table-cell>
          <table:table-cell table:style-name="ce6" office:value-type="float" office:value="2005" calcext:value-type="float">
            <text:p>2005</text:p>
          </table:table-cell>
          <table:table-cell office:value-type="float" office:value="8850" calcext:value-type="float">
            <text:p>8850</text:p>
          </table:table-cell>
          <table:table-cell table:style-name="ce6" office:value-type="float" office:value="5776" calcext:value-type="float">
            <text:p>5776</text:p>
          </table:table-cell>
          <table:table-cell office:value-type="float" office:value="4487" calcext:value-type="float">
            <text:p>4487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table:style-name="ce6" office:value-type="float" office:value="6687" calcext:value-type="float">
            <text:p>6687</text:p>
          </table:table-cell>
          <table:table-cell table:style-name="ce6" office:value-type="float" office:value="4705" calcext:value-type="float">
            <text:p>4705</text:p>
          </table:table-cell>
          <table:table-cell table:style-name="ce6" office:value-type="float" office:value="7260" calcext:value-type="float">
            <text:p>7260</text:p>
          </table:table-cell>
          <table:table-cell table:style-name="ce6" office:value-type="float" office:value="6645" calcext:value-type="float">
            <text:p>6645</text:p>
          </table:table-cell>
          <table:table-cell table:style-name="ce6" office:value-type="float" office:value="6715" calcext:value-type="float">
            <text:p>6715</text:p>
          </table:table-cell>
          <table:table-cell table:style-name="ce6" office:value-type="float" office:value="3706" calcext:value-type="float">
            <text:p>3706</text:p>
          </table:table-cell>
          <table:table-cell table:style-name="ce6" office:value-type="float" office:value="5504" calcext:value-type="float">
            <text:p>5504</text:p>
          </table:table-cell>
          <table:table-cell table:style-name="ce6" office:value-type="float" office:value="8672" calcext:value-type="float">
            <text:p>8672</text:p>
          </table:table-cell>
          <table:table-cell table:style-name="ce6" office:value-type="float" office:value="2853" calcext:value-type="float">
            <text:p>2853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8187" calcext:value-type="float">
            <text:p>8187</text:p>
          </table:table-cell>
          <table:table-cell table:style-name="ce6" office:value-type="float" office:value="8203" calcext:value-type="float">
            <text:p>8203</text:p>
          </table:table-cell>
          <table:table-cell table:style-name="ce6" office:value-type="float" office:value="4016" calcext:value-type="float">
            <text:p>4016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1366" calcext:value-type="float">
            <text:p>1366</text:p>
          </table:table-cell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9294" calcext:value-type="float">
            <text:p>9294</text:p>
          </table:table-cell>
          <table:table-cell table:style-name="ce6" office:value-type="float" office:value="5339" calcext:value-type="float">
            <text:p>5339</text:p>
          </table:table-cell>
          <table:table-cell table:style-name="ce6" office:value-type="float" office:value="6872" calcext:value-type="float">
            <text:p>6872</text:p>
          </table:table-cell>
          <table:table-cell table:style-name="ce6" office:value-type="float" office:value="2645" calcext:value-type="float">
            <text:p>2645</text:p>
          </table:table-cell>
          <table:table-cell office:value-type="float" office:value="6083" calcext:value-type="float">
            <text:p>6083</text:p>
          </table:table-cell>
          <table:table-cell office:value-type="float" office:value="7874" calcext:value-type="float">
            <text:p>7874</text:p>
          </table:table-cell>
          <table:table-cell office:value-type="float" office:value="3056" calcext:value-type="float">
            <text:p>3056</text:p>
          </table:table-cell>
          <table:table-cell office:value-type="float" office:value="5218" calcext:value-type="float">
            <text:p>5218</text:p>
          </table:table-cell>
          <table:table-cell office:value-type="float" office:value="7485" calcext:value-type="float">
            <text:p>7485</text:p>
          </table:table-cell>
          <table:table-cell office:value-type="float" office:value="8796" calcext:value-type="float">
            <text:p>8796</text:p>
          </table:table-cell>
          <table:table-cell office:value-type="float" office:value="7401" calcext:value-type="float">
            <text:p>7401</text:p>
          </table:table-cell>
          <table:table-cell office:value-type="float" office:value="3348" calcext:value-type="float">
            <text:p>3348</text:p>
          </table:table-cell>
          <table:table-cell office:value-type="float" office:value="2103" calcext:value-type="float">
            <text:p>2103</text:p>
          </table:table-cell>
          <table:table-cell office:value-type="float" office:value="426" calcext:value-type="float">
            <text:p>426</text:p>
          </table:table-cell>
          <table:table-cell office:value-type="float" office:value="8572" calcext:value-type="float">
            <text:p>8572</text:p>
          </table:table-cell>
          <table:table-cell office:value-type="float" office:value="4163" calcext:value-type="float">
            <text:p>4163</text:p>
          </table:table-cell>
          <table:table-cell office:value-type="float" office:value="9171" calcext:value-type="float">
            <text:p>9171</text:p>
          </table:table-cell>
          <table:table-cell office:value-type="float" office:value="3176" calcext:value-type="float">
            <text:p>3176</text:p>
          </table:table-cell>
          <table:table-cell office:value-type="float" office:value="948" calcext:value-type="float">
            <text:p>948</text:p>
          </table:table-cell>
          <table:table-cell office:value-type="float" office:value="7654" calcext:value-type="float">
            <text:p>7654</text:p>
          </table:table-cell>
          <table:table-cell office:value-type="float" office:value="9344" calcext:value-type="float">
            <text:p>9344</text:p>
          </table:table-cell>
          <table:table-cell table:style-name="ce6" office:value-type="float" office:value="3217" calcext:value-type="float">
            <text:p>3217</text:p>
          </table:table-cell>
          <table:table-cell office:value-type="float" office:value="1650" calcext:value-type="float">
            <text:p>1650</text:p>
          </table:table-cell>
          <table:table-cell table:style-name="ce6" office:value-type="float" office:value="5580" calcext:value-type="float">
            <text:p>5580</text:p>
          </table:table-cell>
          <table:table-cell office:value-type="float" office:value="7971" calcext:value-type="float">
            <text:p>7971</text:p>
          </table:table-cell>
          <table:table-cell table:style-name="ce6" office:value-type="float" office:value="2622" calcext:value-type="float">
            <text:p>2622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2874" calcext:value-type="float">
            <text:p>2874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2034" calcext:value-type="float">
            <text:p>2034</text:p>
          </table:table-cell>
          <table:table-cell office:value-type="float" office:value="9929" calcext:value-type="float">
            <text:p>9929</text:p>
          </table:table-cell>
          <table:table-cell table:style-name="ce6" office:value-type="float" office:value="1546" calcext:value-type="float">
            <text:p>1546</text:p>
          </table:table-cell>
          <table:table-cell office:value-type="float" office:value="2659" calcext:value-type="float">
            <text:p>2659</text:p>
          </table:table-cell>
          <table:table-cell table:style-name="ce6" office:value-type="float" office:value="5811" calcext:value-type="float">
            <text:p>5811</text:p>
          </table:table-cell>
          <table:table-cell office:value-type="float" office:value="3754" calcext:value-type="float">
            <text:p>3754</text:p>
          </table:table-cell>
          <table:table-cell table:style-name="ce6" office:value-type="float" office:value="7096" calcext:value-type="float">
            <text:p>7096</text:p>
          </table:table-cell>
          <table:table-cell office:value-type="float" office:value="7436" calcext:value-type="float">
            <text:p>7436</text:p>
          </table:table-cell>
          <table:table-cell table:style-name="ce6" office:value-type="float" office:value="9694" calcext:value-type="float">
            <text:p>9694</text:p>
          </table:table-cell>
          <table:table-cell office:value-type="float" office:value="9960" calcext:value-type="float">
            <text:p>9960</text:p>
          </table:table-cell>
          <table:table-cell table:style-name="ce6" office:value-type="float" office:value="7415" calcext:value-type="float">
            <text:p>7415</text:p>
          </table:table-cell>
          <table:table-cell office:value-type="float" office:value="2164" calcext:value-type="float">
            <text:p>2164</text:p>
          </table:table-cell>
          <table:table-cell table:style-name="ce6" office:value-type="float" office:value="953" calcext:value-type="float">
            <text:p>953</text:p>
          </table:table-cell>
          <table:table-cell office:value-type="float" office:value="2360" calcext:value-type="float">
            <text:p>2360</text:p>
          </table:table-cell>
          <table:table-cell table:style-name="ce6" office:value-type="float" office:value="4194" calcext:value-type="float">
            <text:p>4194</text:p>
          </table:table-cell>
          <table:table-cell office:value-type="float" office:value="2397" calcext:value-type="float">
            <text:p>2397</text:p>
          </table:table-cell>
          <table:table-cell table:style-name="ce6" office:value-type="float" office:value="1047" calcext:value-type="float">
            <text:p>1047</text:p>
          </table:table-cell>
          <table:table-cell office:value-type="float" office:value="2196" calcext:value-type="float">
            <text:p>2196</text:p>
          </table:table-cell>
          <table:table-cell table:style-name="ce6" office:value-type="float" office:value="6827" calcext:value-type="float">
            <text:p>6827</text:p>
          </table:table-cell>
          <table:table-cell office:value-type="float" office:value="575" calcext:value-type="float">
            <text:p>575</text:p>
          </table:table-cell>
          <table:table-cell table:style-name="ce6" office:value-type="float" office:value="784" calcext:value-type="float">
            <text:p>784</text:p>
          </table:table-cell>
          <table:table-cell office:value-type="float" office:value="2675" calcext:value-type="float">
            <text:p>2675</text:p>
          </table:table-cell>
          <table:table-cell table:style-name="ce6" office:value-type="float" office:value="8821" calcext:value-type="float">
            <text:p>8821</text:p>
          </table:table-cell>
          <table:table-cell office:value-type="float" office:value="6802" calcext:value-type="float">
            <text:p>6802</text:p>
          </table:table-cell>
          <table:table-cell table:style-name="ce6" office:value-type="float" office:value="7972" calcext:value-type="float">
            <text:p>7972</text:p>
          </table:table-cell>
          <table:table-cell office:value-type="float" office:value="5996" calcext:value-type="float">
            <text:p>5996</text:p>
          </table:table-cell>
          <table:table-cell table:style-name="ce6" office:value-type="float" office:value="6699" calcext:value-type="float">
            <text:p>6699</text:p>
          </table:table-cell>
          <table:table-cell office:value-type="float" office:value="2134" calcext:value-type="float">
            <text:p>2134</text:p>
          </table:table-cell>
          <table:table-cell table:style-name="ce6" office:value-type="float" office:value="7577" calcext:value-type="float">
            <text:p>7577</text:p>
          </table:table-cell>
          <table:table-cell office:value-type="float" office:value="2887" calcext:value-type="float">
            <text:p>2887</text:p>
          </table:table-cell>
          <table:table-cell table:style-name="ce6" office:value-type="float" office:value="1412" calcext:value-type="float">
            <text:p>1412</text:p>
          </table:table-cell>
          <table:table-cell office:value-type="float" office:value="4349" calcext:value-type="float">
            <text:p>4349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table:style-name="ce6" office:value-type="float" office:value="2234" calcext:value-type="float">
            <text:p>2234</text:p>
          </table:table-cell>
          <table:table-cell table:style-name="ce6" office:value-type="float" office:value="6240" calcext:value-type="float">
            <text:p>6240</text:p>
          </table:table-cell>
          <table:table-cell table:style-name="ce6" office:value-type="float" office:value="8132" calcext:value-type="float">
            <text:p>8132</text:p>
          </table:table-cell>
          <table:table-cell table:style-name="ce6" office:value-type="float" office:value="7592" calcext:value-type="float">
            <text:p>7592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6389" calcext:value-type="float">
            <text:p>6389</text:p>
          </table:table-cell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2451" calcext:value-type="float">
            <text:p>2451</text:p>
          </table:table-cell>
          <table:table-cell table:style-name="ce6" office:value-type="float" office:value="8784" calcext:value-type="float">
            <text:p>8784</text:p>
          </table:table-cell>
          <table:table-cell table:style-name="ce6" office:value-type="float" office:value="2790" calcext:value-type="float">
            <text:p>2790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6932" calcext:value-type="float">
            <text:p>6932</text:p>
          </table:table-cell>
          <table:table-cell table:style-name="ce6" office:value-type="float" office:value="1447" calcext:value-type="float">
            <text:p>1447</text:p>
          </table:table-cell>
          <table:table-cell table:style-name="ce6" office:value-type="float" office:value="8986" calcext:value-type="float">
            <text:p>8986</text:p>
          </table:table-cell>
          <table:table-cell table:style-name="ce6" office:value-type="float" office:value="2492" calcext:value-type="float">
            <text:p>2492</text:p>
          </table:table-cell>
          <table:table-cell table:style-name="ce6" office:value-type="float" office:value="5476" calcext:value-type="float">
            <text:p>5476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889" calcext:value-type="float">
            <text:p>889</text:p>
          </table:table-cell>
          <table:table-cell table:style-name="ce6" office:value-type="float" office:value="3027" calcext:value-type="float">
            <text:p>3027</text:p>
          </table:table-cell>
          <table:table-cell office:value-type="float" office:value="7641" calcext:value-type="float">
            <text:p>7641</text:p>
          </table:table-cell>
          <table:table-cell office:value-type="float" office:value="5083" calcext:value-type="float">
            <text:p>5083</text:p>
          </table:table-cell>
          <table:table-cell office:value-type="float" office:value="5776" calcext:value-type="float">
            <text:p>5776</text:p>
          </table:table-cell>
          <table:table-cell office:value-type="float" office:value="4022" calcext:value-type="float">
            <text:p>4022</text:p>
          </table:table-cell>
          <table:table-cell office:value-type="float" office:value="185" calcext:value-type="float">
            <text:p>185</text:p>
          </table:table-cell>
          <table:table-cell office:value-type="float" office:value="3364" calcext:value-type="float">
            <text:p>3364</text:p>
          </table:table-cell>
          <table:table-cell office:value-type="float" office:value="5701" calcext:value-type="float">
            <text:p>5701</text:p>
          </table:table-cell>
          <table:table-cell office:value-type="float" office:value="2442" calcext:value-type="float">
            <text:p>2442</text:p>
          </table:table-cell>
          <table:table-cell office:value-type="float" office:value="2840" calcext:value-type="float">
            <text:p>2840</text:p>
          </table:table-cell>
          <table:table-cell office:value-type="float" office:value="4160" calcext:value-type="float">
            <text:p>4160</text:p>
          </table:table-cell>
          <table:table-cell office:value-type="float" office:value="9525" calcext:value-type="float">
            <text:p>9525</text:p>
          </table:table-cell>
          <table:table-cell office:value-type="float" office:value="4828" calcext:value-type="float">
            <text:p>4828</text:p>
          </table:table-cell>
          <table:table-cell office:value-type="float" office:value="6602" calcext:value-type="float">
            <text:p>6602</text:p>
          </table:table-cell>
          <table:table-cell office:value-type="float" office:value="2614" calcext:value-type="float">
            <text:p>2614</text:p>
          </table:table-cell>
          <table:table-cell office:value-type="float" office:value="7447" calcext:value-type="float">
            <text:p>7447</text:p>
          </table:table-cell>
          <table:table-cell office:value-type="float" office:value="3711" calcext:value-type="float">
            <text:p>3711</text:p>
          </table:table-cell>
          <table:table-cell office:value-type="float" office:value="4505" calcext:value-type="float">
            <text:p>4505</text:p>
          </table:table-cell>
          <table:table-cell table:style-name="ce6" office:value-type="float" office:value="7745" calcext:value-type="float">
            <text:p>7745</text:p>
          </table:table-cell>
          <table:table-cell office:value-type="float" office:value="8034" calcext:value-type="float">
            <text:p>8034</text:p>
          </table:table-cell>
          <table:table-cell table:style-name="ce6" office:value-type="float" office:value="6514" calcext:value-type="float">
            <text:p>6514</text:p>
          </table:table-cell>
          <table:table-cell office:value-type="float" office:value="4907" calcext:value-type="float">
            <text:p>4907</text:p>
          </table:table-cell>
          <table:table-cell table:style-name="ce6" office:value-type="float" office:value="2605" calcext:value-type="float">
            <text:p>2605</text:p>
          </table:table-cell>
          <table:table-cell office:value-type="float" office:value="7753" calcext:value-type="float">
            <text:p>7753</text:p>
          </table:table-cell>
          <table:table-cell table:style-name="ce6" office:value-type="float" office:value="6958" calcext:value-type="float">
            <text:p>6958</text:p>
          </table:table-cell>
          <table:table-cell office:value-type="float" office:value="7270" calcext:value-type="float">
            <text:p>7270</text:p>
          </table:table-cell>
          <table:table-cell table:style-name="ce6" office:value-type="float" office:value="6936" calcext:value-type="float">
            <text:p>6936</text:p>
          </table:table-cell>
          <table:table-cell office:value-type="float" office:value="3006" calcext:value-type="float">
            <text:p>3006</text:p>
          </table:table-cell>
          <table:table-cell table:style-name="ce6" office:value-type="float" office:value="8968" calcext:value-type="float">
            <text:p>8968</text:p>
          </table:table-cell>
          <table:table-cell office:value-type="float" office:value="439" calcext:value-type="float">
            <text:p>439</text:p>
          </table:table-cell>
          <table:table-cell table:style-name="ce6" office:value-type="float" office:value="2326" calcext:value-type="float">
            <text:p>2326</text:p>
          </table:table-cell>
          <table:table-cell office:value-type="float" office:value="4652" calcext:value-type="float">
            <text:p>4652</text:p>
          </table:table-cell>
          <table:table-cell table:style-name="ce6" office:value-type="float" office:value="3085" calcext:value-type="float">
            <text:p>3085</text:p>
          </table:table-cell>
          <table:table-cell office:value-type="float" office:value="3425" calcext:value-type="float">
            <text:p>3425</text:p>
          </table:table-cell>
          <table:table-cell table:style-name="ce6" office:value-type="float" office:value="9863" calcext:value-type="float">
            <text:p>9863</text:p>
          </table:table-cell>
          <table:table-cell office:value-type="float" office:value="5049" calcext:value-type="float">
            <text:p>5049</text:p>
          </table:table-cell>
          <table:table-cell table:style-name="ce6" office:value-type="float" office:value="5361" calcext:value-type="float">
            <text:p>5361</text:p>
          </table:table-cell>
          <table:table-cell office:value-type="float" office:value="8688" calcext:value-type="float">
            <text:p>8688</text:p>
          </table:table-cell>
          <table:table-cell table:style-name="ce6" office:value-type="float" office:value="297" calcext:value-type="float">
            <text:p>297</text:p>
          </table:table-cell>
          <table:table-cell office:value-type="float" office:value="7580" calcext:value-type="float">
            <text:p>7580</text:p>
          </table:table-cell>
          <table:table-cell table:style-name="ce6" office:value-type="float" office:value="8777" calcext:value-type="float">
            <text:p>8777</text:p>
          </table:table-cell>
          <table:table-cell office:value-type="float" office:value="7916" calcext:value-type="float">
            <text:p>7916</text:p>
          </table:table-cell>
          <table:table-cell table:style-name="ce6" office:value-type="float" office:value="6687" calcext:value-type="float">
            <text:p>6687</text:p>
          </table:table-cell>
          <table:table-cell office:value-type="float" office:value="8683" calcext:value-type="float">
            <text:p>8683</text:p>
          </table:table-cell>
          <table:table-cell table:style-name="ce6" office:value-type="float" office:value="7141" calcext:value-type="float">
            <text:p>7141</text:p>
          </table:table-cell>
          <table:table-cell office:value-type="float" office:value="306" calcext:value-type="float">
            <text:p>306</text:p>
          </table:table-cell>
          <table:table-cell table:style-name="ce6" office:value-type="float" office:value="9569" calcext:value-type="float">
            <text:p>9569</text:p>
          </table:table-cell>
          <table:table-cell office:value-type="float" office:value="2384" calcext:value-type="float">
            <text:p>2384</text:p>
          </table:table-cell>
          <table:table-cell table:style-name="ce6" office:value-type="float" office:value="1500" calcext:value-type="float">
            <text:p>1500</text:p>
          </table:table-cell>
          <table:table-cell office:value-type="float" office:value="3346" calcext:value-type="float">
            <text:p>3346</text:p>
          </table:table-cell>
          <table:table-cell table:style-name="ce6" office:value-type="float" office:value="4601" calcext:value-type="float">
            <text:p>4601</text:p>
          </table:table-cell>
          <table:table-cell office:value-type="float" office:value="7329" calcext:value-type="float">
            <text:p>7329</text:p>
          </table:table-cell>
          <table:table-cell table:style-name="ce6" office:value-type="float" office:value="9040" calcext:value-type="float">
            <text:p>9040</text:p>
          </table:table-cell>
          <table:table-cell office:value-type="float" office:value="6097" calcext:value-type="float">
            <text:p>6097</text:p>
          </table:table-cell>
          <table:table-cell table:style-name="ce6" office:value-type="float" office:value="2727" calcext:value-type="float">
            <text:p>2727</text:p>
          </table:table-cell>
          <table:table-cell office:value-type="float" office:value="6314" calcext:value-type="float">
            <text:p>6314</text:p>
          </table:table-cell>
          <table:table-cell table:style-name="ce6" office:value-type="float" office:value="4501" calcext:value-type="float">
            <text:p>4501</text:p>
          </table:table-cell>
          <table:table-cell office:value-type="float" office:value="4974" calcext:value-type="float">
            <text:p>4974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table:style-name="ce6" office:value-type="float" office:value="4072" calcext:value-type="float">
            <text:p>4072</text:p>
          </table:table-cell>
          <table:table-cell table:style-name="ce6" office:value-type="float" office:value="2025" calcext:value-type="float">
            <text:p>2025</text:p>
          </table:table-cell>
          <table:table-cell table:style-name="ce6" office:value-type="float" office:value="6884" calcext:value-type="float">
            <text:p>6884</text:p>
          </table:table-cell>
          <table:table-cell table:style-name="ce6" office:value-type="float" office:value="3027" calcext:value-type="float">
            <text:p>3027</text:p>
          </table:table-cell>
          <table:table-cell table:style-name="ce6" office:value-type="float" office:value="1808" calcext:value-type="float">
            <text:p>1808</text:p>
          </table:table-cell>
          <table:table-cell table:style-name="ce6" office:value-type="float" office:value="5714" calcext:value-type="float">
            <text:p>5714</text:p>
          </table:table-cell>
          <table:table-cell table:style-name="ce6" office:value-type="float" office:value="7624" calcext:value-type="float">
            <text:p>7624</text:p>
          </table:table-cell>
          <table:table-cell table:style-name="ce6" office:value-type="float" office:value="7880" calcext:value-type="float">
            <text:p>7880</text:p>
          </table:table-cell>
          <table:table-cell table:style-name="ce6" office:value-type="float" office:value="8528" calcext:value-type="float">
            <text:p>8528</text:p>
          </table:table-cell>
          <table:table-cell table:style-name="ce6" office:value-type="float" office:value="4205" calcext:value-type="float">
            <text:p>4205</text:p>
          </table:table-cell>
          <table:table-cell table:style-name="ce6" office:value-type="float" office:value="8686" calcext:value-type="float">
            <text:p>8686</text:p>
          </table:table-cell>
          <table:table-cell table:style-name="ce6" office:value-type="float" office:value="7587" calcext:value-type="float">
            <text:p>7587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1139" calcext:value-type="float">
            <text:p>1139</text:p>
          </table:table-cell>
          <table:table-cell table:style-name="ce6" office:value-type="float" office:value="7273" calcext:value-type="float">
            <text:p>7273</text:p>
          </table:table-cell>
          <table:table-cell table:style-name="ce6" office:value-type="float" office:value="6163" calcext:value-type="float">
            <text:p>6163</text:p>
          </table:table-cell>
          <table:table-cell table:style-name="ce6" office:value-type="float" office:value="6986" calcext:value-type="float">
            <text:p>6986</text:p>
          </table:table-cell>
          <table:table-cell table:style-name="ce6" office:value-type="float" office:value="3914" calcext:value-type="float">
            <text:p>3914</text:p>
          </table:table-cell>
          <table:table-cell table:style-name="ce6" office:value-type="float" office:value="9309" calcext:value-type="float">
            <text:p>9309</text:p>
          </table:table-cell>
          <table:table-cell table:style-name="ce6" office:value-type="float" office:value="1464" calcext:value-type="float">
            <text:p>1464</text:p>
          </table:table-cell>
          <table:table-cell table:style-name="ce6" office:value-type="float" office:value="9359" calcext:value-type="float">
            <text:p>9359</text:p>
          </table:table-cell>
          <table:table-cell office:value-type="float" office:value="4474" calcext:value-type="float">
            <text:p>4474</text:p>
          </table:table-cell>
          <table:table-cell office:value-type="float" office:value="7095" calcext:value-type="float">
            <text:p>7095</text:p>
          </table:table-cell>
          <table:table-cell office:value-type="float" office:value="2212" calcext:value-type="float">
            <text:p>2212</text:p>
          </table:table-cell>
          <table:table-cell office:value-type="float" office:value="7302" calcext:value-type="float">
            <text:p>7302</text:p>
          </table:table-cell>
          <table:table-cell office:value-type="float" office:value="2583" calcext:value-type="float">
            <text:p>2583</text:p>
          </table:table-cell>
          <table:table-cell office:value-type="float" office:value="9462" calcext:value-type="float">
            <text:p>9462</text:p>
          </table:table-cell>
          <table:table-cell office:value-type="float" office:value="7532" calcext:value-type="float">
            <text:p>7532</text:p>
          </table:table-cell>
          <table:table-cell office:value-type="float" office:value="6567" calcext:value-type="float">
            <text:p>6567</text:p>
          </table:table-cell>
          <table:table-cell office:value-type="float" office:value="1606" calcext:value-type="float">
            <text:p>1606</text:p>
          </table:table-cell>
          <table:table-cell office:value-type="float" office:value="4436" calcext:value-type="float">
            <text:p>4436</text:p>
          </table:table-cell>
          <table:table-cell office:value-type="float" office:value="8981" calcext:value-type="float">
            <text:p>8981</text:p>
          </table:table-cell>
          <table:table-cell office:value-type="float" office:value="5612" calcext:value-type="float">
            <text:p>5612</text:p>
          </table:table-cell>
          <table:table-cell office:value-type="float" office:value="6796" calcext:value-type="float">
            <text:p>6796</text:p>
          </table:table-cell>
          <table:table-cell office:value-type="float" office:value="4385" calcext:value-type="float">
            <text:p>4385</text:p>
          </table:table-cell>
          <table:table-cell office:value-type="float" office:value="5076" calcext:value-type="float">
            <text:p>5076</text:p>
          </table:table-cell>
          <table:table-cell office:value-type="float" office:value="2007" calcext:value-type="float">
            <text:p>2007</text:p>
          </table:table-cell>
          <table:table-cell office:value-type="float" office:value="6072" calcext:value-type="float">
            <text:p>6072</text:p>
          </table:table-cell>
          <table:table-cell table:style-name="ce6" office:value-type="float" office:value="3678" calcext:value-type="float">
            <text:p>3678</text:p>
          </table:table-cell>
          <table:table-cell office:value-type="float" office:value="8331" calcext:value-type="float">
            <text:p>8331</text:p>
          </table:table-cell>
          <table:table-cell table:style-name="ce6" office:value-type="float" office:value="1338" calcext:value-type="float">
            <text:p>1338</text:p>
          </table:table-cell>
          <table:table-cell office:value-type="float" office:value="3299" calcext:value-type="float">
            <text:p>3299</text:p>
          </table:table-cell>
          <table:table-cell table:style-name="ce6" office:value-type="float" office:value="8845" calcext:value-type="float">
            <text:p>8845</text:p>
          </table:table-cell>
          <table:table-cell office:value-type="float" office:value="4783" calcext:value-type="float">
            <text:p>4783</text:p>
          </table:table-cell>
          <table:table-cell table:style-name="ce6" office:value-type="float" office:value="8613" calcext:value-type="float">
            <text:p>8613</text:p>
          </table:table-cell>
          <table:table-cell office:value-type="float" office:value="4071" calcext:value-type="float">
            <text:p>4071</text:p>
          </table:table-cell>
          <table:table-cell table:style-name="ce6" office:value-type="float" office:value="1232" calcext:value-type="float">
            <text:p>1232</text:p>
          </table:table-cell>
          <table:table-cell office:value-type="float" office:value="6028" calcext:value-type="float">
            <text:p>6028</text:p>
          </table:table-cell>
          <table:table-cell table:style-name="ce6" office:value-type="float" office:value="2176" calcext:value-type="float">
            <text:p>2176</text:p>
          </table:table-cell>
          <table:table-cell office:value-type="float" office:value="3990" calcext:value-type="float">
            <text:p>3990</text:p>
          </table:table-cell>
          <table:table-cell table:style-name="ce6" office:value-type="float" office:value="2148" calcext:value-type="float">
            <text:p>2148</text:p>
          </table:table-cell>
          <table:table-cell office:value-type="float" office:value="3748" calcext:value-type="float">
            <text:p>3748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9453" calcext:value-type="float">
            <text:p>9453</text:p>
          </table:table-cell>
          <table:table-cell table:style-name="ce6" office:value-type="float" office:value="538" calcext:value-type="float">
            <text:p>538</text:p>
          </table:table-cell>
          <table:table-cell office:value-type="float" office:value="6745" calcext:value-type="float">
            <text:p>6745</text:p>
          </table:table-cell>
          <table:table-cell table:style-name="ce6" office:value-type="float" office:value="9110" calcext:value-type="float">
            <text:p>9110</text:p>
          </table:table-cell>
          <table:table-cell office:value-type="float" office:value="926" calcext:value-type="float">
            <text:p>926</text:p>
          </table:table-cell>
          <table:table-cell table:style-name="ce6" office:value-type="float" office:value="3125" calcext:value-type="float">
            <text:p>3125</text:p>
          </table:table-cell>
          <table:table-cell office:value-type="float" office:value="473" calcext:value-type="float">
            <text:p>473</text:p>
          </table:table-cell>
          <table:table-cell table:style-name="ce6" office:value-type="float" office:value="5970" calcext:value-type="float">
            <text:p>5970</text:p>
          </table:table-cell>
          <table:table-cell office:value-type="float" office:value="8728" calcext:value-type="float">
            <text:p>8728</text:p>
          </table:table-cell>
          <table:table-cell table:style-name="ce6" office:value-type="float" office:value="7072" calcext:value-type="float">
            <text:p>7072</text:p>
          </table:table-cell>
          <table:table-cell office:value-type="float" office:value="9062" calcext:value-type="float">
            <text:p>9062</text:p>
          </table:table-cell>
          <table:table-cell table:style-name="ce6" office:value-type="float" office:value="1404" calcext:value-type="float">
            <text:p>1404</text:p>
          </table:table-cell>
          <table:table-cell office:value-type="float" office:value="1317" calcext:value-type="float">
            <text:p>1317</text:p>
          </table:table-cell>
          <table:table-cell table:style-name="ce6" office:value-type="float" office:value="5139" calcext:value-type="float">
            <text:p>5139</text:p>
          </table:table-cell>
          <table:table-cell office:value-type="float" office:value="9862" calcext:value-type="float">
            <text:p>9862</text:p>
          </table:table-cell>
          <table:table-cell table:style-name="ce6" office:value-type="float" office:value="6496" calcext:value-type="float">
            <text:p>6496</text:p>
          </table:table-cell>
          <table:table-cell office:value-type="float" office:value="6062" calcext:value-type="float">
            <text:p>6062</text:p>
          </table:table-cell>
          <table:table-cell table:style-name="ce6" office:value-type="float" office:value="3338" calcext:value-type="float">
            <text:p>3338</text:p>
          </table:table-cell>
          <table:table-cell office:value-type="float" office:value="464" calcext:value-type="float">
            <text:p>464</text:p>
          </table:table-cell>
          <table:table-cell table:style-name="ce6" office:value-type="float" office:value="1600" calcext:value-type="float">
            <text:p>1600</text:p>
          </table:table-cell>
          <table:table-cell office:value-type="float" office:value="2532" calcext:value-type="float">
            <text:p>2532</text:p>
          </table:table-cell>
          <table:table-cell table:style-name="ce6" office:value-type="float" office:value="1088" calcext:value-type="float">
            <text:p>1088</text:p>
          </table:table-cell>
          <table:table-cell office:value-type="float" office:value="8232" calcext:value-type="float">
            <text:p>8232</text:p>
          </table:table-cell>
          <table:table-cell table:style-name="ce6" office:value-type="float" office:value="7739" calcext:value-type="float">
            <text:p>7739</text:p>
          </table:table-cell>
          <table:table-cell office:value-type="float" office:value="8274" calcext:value-type="float">
            <text:p>8274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7096" calcext:value-type="float">
            <text:p>7096</text:p>
          </table:table-cell>
          <table:table-cell table:style-name="ce6" office:value-type="float" office:value="8397" calcext:value-type="float">
            <text:p>8397</text:p>
          </table:table-cell>
          <table:table-cell table:style-name="ce6" office:value-type="float" office:value="8301" calcext:value-type="float">
            <text:p>8301</text:p>
          </table:table-cell>
          <table:table-cell table:style-name="ce6" office:value-type="float" office:value="6541" calcext:value-type="float">
            <text:p>6541</text:p>
          </table:table-cell>
          <table:table-cell table:style-name="ce6" office:value-type="float" office:value="9844" calcext:value-type="float">
            <text:p>984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4993" calcext:value-type="float">
            <text:p>4993</text:p>
          </table:table-cell>
          <table:table-cell table:style-name="ce6" office:value-type="float" office:value="2280" calcext:value-type="float">
            <text:p>2280</text:p>
          </table:table-cell>
          <table:table-cell table:style-name="ce6" office:value-type="float" office:value="7689" calcext:value-type="float">
            <text:p>7689</text:p>
          </table:table-cell>
          <table:table-cell table:style-name="ce6" office:value-type="float" office:value="4025" calcext:value-type="float">
            <text:p>4025</text:p>
          </table:table-cell>
          <table:table-cell table:style-name="ce6" office:value-type="float" office:value="4196" calcext:value-type="float">
            <text:p>4196</text:p>
          </table:table-cell>
          <table:table-cell table:style-name="ce6" office:value-type="float" office:value="5522" calcext:value-type="float">
            <text:p>5522</text:p>
          </table:table-cell>
          <table:table-cell table:style-name="ce6" office:value-type="float" office:value="7904" calcext:value-type="float">
            <text:p>7904</text:p>
          </table:table-cell>
          <table:table-cell table:style-name="ce6" office:value-type="float" office:value="6048" calcext:value-type="float">
            <text:p>6048</text:p>
          </table:table-cell>
          <table:table-cell table:style-name="ce6" office:value-type="float" office:value="2623" calcext:value-type="float">
            <text:p>2623</text:p>
          </table:table-cell>
          <table:table-cell table:style-name="ce6" office:value-type="float" office:value="9258" calcext:value-type="float">
            <text:p>9258</text:p>
          </table:table-cell>
          <table:table-cell table:style-name="ce6" office:value-type="float" office:value="2149" calcext:value-type="float">
            <text:p>2149</text:p>
          </table:table-cell>
          <table:table-cell table:style-name="ce6" office:value-type="float" office:value="9461" calcext:value-type="float">
            <text:p>9461</text:p>
          </table:table-cell>
          <table:table-cell table:style-name="ce6" office:value-type="float" office:value="6448" calcext:value-type="float">
            <text:p>6448</text:p>
          </table:table-cell>
          <table:table-cell table:style-name="ce6" office:value-type="float" office:value="8087" calcext:value-type="float">
            <text:p>8087</text:p>
          </table:table-cell>
          <table:table-cell office:value-type="float" office:value="7245" calcext:value-type="float">
            <text:p>7245</text:p>
          </table:table-cell>
          <table:table-cell office:value-type="float" office:value="1917" calcext:value-type="float">
            <text:p>1917</text:p>
          </table:table-cell>
          <table:table-cell office:value-type="float" office:value="8340" calcext:value-type="float">
            <text:p>8340</text:p>
          </table:table-cell>
          <table:table-cell office:value-type="float" office:value="7127" calcext:value-type="float">
            <text:p>7127</text:p>
          </table:table-cell>
          <table:table-cell office:value-type="float" office:value="8466" calcext:value-type="float">
            <text:p>8466</text:p>
          </table:table-cell>
          <table:table-cell office:value-type="float" office:value="5725" calcext:value-type="float">
            <text:p>5725</text:p>
          </table:table-cell>
          <table:table-cell office:value-type="float" office:value="6996" calcext:value-type="float">
            <text:p>6996</text:p>
          </table:table-cell>
          <table:table-cell office:value-type="float" office:value="3421" calcext:value-type="float">
            <text:p>3421</text:p>
          </table:table-cell>
          <table:table-cell office:value-type="float" office:value="5313" calcext:value-type="float">
            <text:p>5313</text:p>
          </table:table-cell>
          <table:table-cell office:value-type="float" office:value="512" calcext:value-type="float">
            <text:p>512</text:p>
          </table:table-cell>
          <table:table-cell office:value-type="float" office:value="9164" calcext:value-type="float">
            <text:p>9164</text:p>
          </table:table-cell>
          <table:table-cell office:value-type="float" office:value="9837" calcext:value-type="float">
            <text:p>9837</text:p>
          </table:table-cell>
          <table:table-cell office:value-type="float" office:value="9794" calcext:value-type="float">
            <text:p>9794</text:p>
          </table:table-cell>
          <table:table-cell office:value-type="float" office:value="8369" calcext:value-type="float">
            <text:p>8369</text:p>
          </table:table-cell>
          <table:table-cell office:value-type="float" office:value="4185" calcext:value-type="float">
            <text:p>4185</text:p>
          </table:table-cell>
          <table:table-cell office:value-type="float" office:value="1488" calcext:value-type="float">
            <text:p>1488</text:p>
          </table:table-cell>
          <table:table-cell office:value-type="float" office:value="7210" calcext:value-type="float">
            <text:p>7210</text:p>
          </table:table-cell>
          <table:table-cell table:style-name="ce6" office:value-type="float" office:value="1524" calcext:value-type="float">
            <text:p>1524</text:p>
          </table:table-cell>
          <table:table-cell office:value-type="float" office:value="1016" calcext:value-type="float">
            <text:p>1016</text:p>
          </table:table-cell>
          <table:table-cell table:style-name="ce6" office:value-type="float" office:value="4620" calcext:value-type="float">
            <text:p>4620</text:p>
          </table:table-cell>
          <table:table-cell office:value-type="float" office:value="9435" calcext:value-type="float">
            <text:p>9435</text:p>
          </table:table-cell>
          <table:table-cell table:style-name="ce6" office:value-type="float" office:value="2478" calcext:value-type="float">
            <text:p>2478</text:p>
          </table:table-cell>
          <table:table-cell office:value-type="float" office:value="7765" calcext:value-type="float">
            <text:p>7765</text:p>
          </table:table-cell>
          <table:table-cell table:style-name="ce6" office:value-type="float" office:value="8035" calcext:value-type="float">
            <text:p>8035</text:p>
          </table:table-cell>
          <table:table-cell office:value-type="float" office:value="697" calcext:value-type="float">
            <text:p>697</text:p>
          </table:table-cell>
          <table:table-cell table:style-name="ce6" office:value-type="float" office:value="6677" calcext:value-type="float">
            <text:p>6677</text:p>
          </table:table-cell>
          <table:table-cell office:value-type="float" office:value="3724" calcext:value-type="float">
            <text:p>3724</text:p>
          </table:table-cell>
          <table:table-cell table:style-name="ce6" office:value-type="float" office:value="6988" calcext:value-type="float">
            <text:p>6988</text:p>
          </table:table-cell>
          <table:table-cell office:value-type="float" office:value="5853" calcext:value-type="float">
            <text:p>5853</text:p>
          </table:table-cell>
          <table:table-cell table:style-name="ce6" office:value-type="float" office:value="7662" calcext:value-type="float">
            <text:p>7662</text:p>
          </table:table-cell>
          <table:table-cell office:value-type="float" office:value="3895" calcext:value-type="float">
            <text:p>3895</text:p>
          </table:table-cell>
          <table:table-cell table:style-name="ce6" office:value-type="float" office:value="9593" calcext:value-type="float">
            <text:p>9593</text:p>
          </table:table-cell>
          <table:table-cell office:value-type="float" office:value="1185" calcext:value-type="float">
            <text:p>1185</text:p>
          </table:table-cell>
          <table:table-cell table:style-name="ce6" office:value-type="float" office:value="4727" calcext:value-type="float">
            <text:p>4727</text:p>
          </table:table-cell>
          <table:table-cell office:value-type="float" office:value="6025" calcext:value-type="float">
            <text:p>6025</text:p>
          </table:table-cell>
          <table:table-cell table:style-name="ce6" office:value-type="float" office:value="5734" calcext:value-type="float">
            <text:p>5734</text:p>
          </table:table-cell>
          <table:table-cell office:value-type="float" office:value="7665" calcext:value-type="float">
            <text:p>7665</text:p>
          </table:table-cell>
          <table:table-cell table:style-name="ce6" office:value-type="float" office:value="3070" calcext:value-type="float">
            <text:p>307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8469" calcext:value-type="float">
            <text:p>8469</text:p>
          </table:table-cell>
          <table:table-cell office:value-type="float" office:value="6748" calcext:value-type="float">
            <text:p>6748</text:p>
          </table:table-cell>
          <table:table-cell table:style-name="ce6" office:value-type="float" office:value="6459" calcext:value-type="float">
            <text:p>6459</text:p>
          </table:table-cell>
          <table:table-cell office:value-type="float" office:value="561" calcext:value-type="float">
            <text:p>561</text:p>
          </table:table-cell>
          <table:table-cell table:style-name="ce6" office:value-type="float" office:value="7935" calcext:value-type="float">
            <text:p>7935</text:p>
          </table:table-cell>
          <table:table-cell office:value-type="float" office:value="8646" calcext:value-type="float">
            <text:p>8646</text:p>
          </table:table-cell>
          <table:table-cell table:style-name="ce6" office:value-type="float" office:value="2378" calcext:value-type="float">
            <text:p>2378</text:p>
          </table:table-cell>
          <table:table-cell office:value-type="float" office:value="462" calcext:value-type="float">
            <text:p>462</text:p>
          </table:table-cell>
          <table:table-cell table:style-name="ce6" office:value-type="float" office:value="7755" calcext:value-type="float">
            <text:p>7755</text:p>
          </table:table-cell>
          <table:table-cell office:value-type="float" office:value="3115" calcext:value-type="float">
            <text:p>3115</text:p>
          </table:table-cell>
          <table:table-cell table:style-name="ce6" office:value-type="float" office:value="9690" calcext:value-type="float">
            <text:p>9690</text:p>
          </table:table-cell>
          <table:table-cell office:value-type="float" office:value="8877" calcext:value-type="float">
            <text:p>8877</text:p>
          </table:table-cell>
          <table:table-cell table:style-name="ce6" office:value-type="float" office:value="3946" calcext:value-type="float">
            <text:p>3946</text:p>
          </table:table-cell>
          <table:table-cell office:value-type="float" office:value="2728" calcext:value-type="float">
            <text:p>2728</text:p>
          </table:table-cell>
          <table:table-cell table:style-name="ce6" office:value-type="float" office:value="8793" calcext:value-type="float">
            <text:p>8793</text:p>
          </table:table-cell>
          <table:table-cell office:value-type="float" office:value="244" calcext:value-type="float">
            <text:p>244</text:p>
          </table:table-cell>
          <table:table-cell table:style-name="ce6" office:value-type="float" office:value="6323" calcext:value-type="float">
            <text:p>6323</text:p>
          </table:table-cell>
          <table:table-cell office:value-type="float" office:value="8666" calcext:value-type="float">
            <text:p>8666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table:style-name="ce6" office:value-type="float" office:value="2406" calcext:value-type="float">
            <text:p>2406</text:p>
          </table:table-cell>
          <table:table-cell table:style-name="ce6" office:value-type="float" office:value="8994" calcext:value-type="float">
            <text:p>899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267" calcext:value-type="float">
            <text:p>1267</text:p>
          </table:table-cell>
          <table:table-cell table:style-name="ce6" office:value-type="float" office:value="3826" calcext:value-type="float">
            <text:p>3826</text:p>
          </table:table-cell>
          <table:table-cell table:style-name="ce6" office:value-type="float" office:value="9443" calcext:value-type="float">
            <text:p>9443</text:p>
          </table:table-cell>
          <table:table-cell table:style-name="ce6" office:value-type="float" office:value="7079" calcext:value-type="float">
            <text:p>7079</text:p>
          </table:table-cell>
          <table:table-cell table:style-name="ce6" office:value-type="float" office:value="7579" calcext:value-type="float">
            <text:p>7579</text:p>
          </table:table-cell>
          <table:table-cell table:style-name="ce6" office:value-type="float" office:value="5232" calcext:value-type="float">
            <text:p>5232</text:p>
          </table:table-cell>
          <table:table-cell table:style-name="ce6" office:value-type="float" office:value="6691" calcext:value-type="float">
            <text:p>6691</text:p>
          </table:table-cell>
          <table:table-cell table:style-name="ce6" office:value-type="float" office:value="3435" calcext:value-type="float">
            <text:p>3435</text:p>
          </table:table-cell>
          <table:table-cell table:style-name="ce6" office:value-type="float" office:value="6718" calcext:value-type="float">
            <text:p>6718</text:p>
          </table:table-cell>
          <table:table-cell table:style-name="ce6" office:value-type="float" office:value="5698" calcext:value-type="float">
            <text:p>5698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7028" calcext:value-type="float">
            <text:p>7028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2627" calcext:value-type="float">
            <text:p>2627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6194" calcext:value-type="float">
            <text:p>6194</text:p>
          </table:table-cell>
          <table:table-cell table:style-name="ce6" office:value-type="float" office:value="8156" calcext:value-type="float">
            <text:p>8156</text:p>
          </table:table-cell>
          <table:table-cell office:value-type="float" office:value="9118" calcext:value-type="float">
            <text:p>9118</text:p>
          </table:table-cell>
          <table:table-cell office:value-type="float" office:value="58" calcext:value-type="float">
            <text:p>58</text:p>
          </table:table-cell>
          <table:table-cell office:value-type="float" office:value="2640" calcext:value-type="float">
            <text:p>2640</text:p>
          </table:table-cell>
          <table:table-cell office:value-type="float" office:value="8069" calcext:value-type="float">
            <text:p>8069</text:p>
          </table:table-cell>
          <table:table-cell office:value-type="float" office:value="4127" calcext:value-type="float">
            <text:p>4127</text:p>
          </table:table-cell>
          <table:table-cell office:value-type="float" office:value="3285" calcext:value-type="float">
            <text:p>3285</text:p>
          </table:table-cell>
          <table:table-cell office:value-type="float" office:value="694" calcext:value-type="float">
            <text:p>694</text:p>
          </table:table-cell>
          <table:table-cell office:value-type="float" office:value="3197" calcext:value-type="float">
            <text:p>3197</text:p>
          </table:table-cell>
          <table:table-cell office:value-type="float" office:value="3377" calcext:value-type="float">
            <text:p>3377</text:p>
          </table:table-cell>
          <table:table-cell office:value-type="float" office:value="4143" calcext:value-type="float">
            <text:p>4143</text:p>
          </table:table-cell>
          <table:table-cell office:value-type="float" office:value="4802" calcext:value-type="float">
            <text:p>4802</text:p>
          </table:table-cell>
          <table:table-cell office:value-type="float" office:value="3324" calcext:value-type="float">
            <text:p>3324</text:p>
          </table:table-cell>
          <table:table-cell office:value-type="float" office:value="8134" calcext:value-type="float">
            <text:p>8134</text:p>
          </table:table-cell>
          <table:table-cell office:value-type="float" office:value="6953" calcext:value-type="float">
            <text:p>6953</text:p>
          </table:table-cell>
          <table:table-cell office:value-type="float" office:value="7625" calcext:value-type="float">
            <text:p>7625</text:p>
          </table:table-cell>
          <table:table-cell office:value-type="float" office:value="3598" calcext:value-type="float">
            <text:p>3598</text:p>
          </table:table-cell>
          <table:table-cell office:value-type="float" office:value="3584" calcext:value-type="float">
            <text:p>3584</text:p>
          </table:table-cell>
          <table:table-cell table:style-name="ce6" office:value-type="float" office:value="4289" calcext:value-type="float">
            <text:p>4289</text:p>
          </table:table-cell>
          <table:table-cell office:value-type="float" office:value="7065" calcext:value-type="float">
            <text:p>7065</text:p>
          </table:table-cell>
          <table:table-cell table:style-name="ce6" office:value-type="float" office:value="3434" calcext:value-type="float">
            <text:p>3434</text:p>
          </table:table-cell>
          <table:table-cell office:value-type="float" office:value="2106" calcext:value-type="float">
            <text:p>2106</text:p>
          </table:table-cell>
          <table:table-cell table:style-name="ce6" office:value-type="float" office:value="7132" calcext:value-type="float">
            <text:p>7132</text:p>
          </table:table-cell>
          <table:table-cell office:value-type="float" office:value="5802" calcext:value-type="float">
            <text:p>5802</text:p>
          </table:table-cell>
          <table:table-cell table:style-name="ce6" office:value-type="float" office:value="7920" calcext:value-type="float">
            <text:p>7920</text:p>
          </table:table-cell>
          <table:table-cell office:value-type="float" office:value="9060" calcext:value-type="float">
            <text:p>9060</text:p>
          </table:table-cell>
          <table:table-cell table:style-name="ce6" office:value-type="float" office:value="7531" calcext:value-type="float">
            <text:p>7531</text:p>
          </table:table-cell>
          <table:table-cell office:value-type="float" office:value="3321" calcext:value-type="float">
            <text:p>3321</text:p>
          </table:table-cell>
          <table:table-cell table:style-name="ce6" office:value-type="float" office:value="1725" calcext:value-type="float">
            <text:p>1725</text:p>
          </table:table-cell>
          <table:table-cell office:value-type="float" office:value="1067" calcext:value-type="float">
            <text:p>1067</text:p>
          </table:table-cell>
          <table:table-cell table:style-name="ce6" office:value-type="float" office:value="3751" calcext:value-type="float">
            <text:p>3751</text:p>
          </table:table-cell>
          <table:table-cell office:value-type="float" office:value="444" calcext:value-type="float">
            <text:p>444</text:p>
          </table:table-cell>
          <table:table-cell table:style-name="ce6" office:value-type="float" office:value="5503" calcext:value-type="float">
            <text:p>5503</text:p>
          </table:table-cell>
          <table:table-cell office:value-type="float" office:value="6785" calcext:value-type="float">
            <text:p>6785</text:p>
          </table:table-cell>
          <table:table-cell table:style-name="ce6" office:value-type="float" office:value="7937" calcext:value-type="float">
            <text:p>7937</text:p>
          </table:table-cell>
          <table:table-cell office:value-type="float" office:value="6365" calcext:value-type="float">
            <text:p>6365</text:p>
          </table:table-cell>
          <table:table-cell table:style-name="ce6" office:value-type="float" office:value="4803" calcext:value-type="float">
            <text:p>4803</text:p>
          </table:table-cell>
          <table:table-cell office:value-type="float" office:value="198" calcext:value-type="float">
            <text:p>198</text:p>
          </table:table-cell>
          <table:table-cell table:style-name="ce6" office:value-type="float" office:value="6266" calcext:value-type="float">
            <text:p>6266</text:p>
          </table:table-cell>
          <table:table-cell office:value-type="float" office:value="8177" calcext:value-type="float">
            <text:p>8177</text:p>
          </table:table-cell>
          <table:table-cell table:style-name="ce6" office:value-type="float" office:value="1470" calcext:value-type="float">
            <text:p>1470</text:p>
          </table:table-cell>
          <table:table-cell office:value-type="float" office:value="6390" calcext:value-type="float">
            <text:p>6390</text:p>
          </table:table-cell>
          <table:table-cell table:style-name="ce6" office:value-type="float" office:value="1606" calcext:value-type="float">
            <text:p>1606</text:p>
          </table:table-cell>
          <table:table-cell office:value-type="float" office:value="2904" calcext:value-type="float">
            <text:p>2904</text:p>
          </table:table-cell>
          <table:table-cell table:style-name="ce6" office:value-type="float" office:value="7555" calcext:value-type="float">
            <text:p>7555</text:p>
          </table:table-cell>
          <table:table-cell office:value-type="float" office:value="9834" calcext:value-type="float">
            <text:p>9834</text:p>
          </table:table-cell>
          <table:table-cell table:style-name="ce6" office:value-type="float" office:value="8667" calcext:value-type="float">
            <text:p>8667</text:p>
          </table:table-cell>
          <table:table-cell office:value-type="float" office:value="2033" calcext:value-type="float">
            <text:p>2033</text:p>
          </table:table-cell>
          <table:table-cell table:style-name="ce6" office:value-type="float" office:value="1723" calcext:value-type="float">
            <text:p>1723</text:p>
          </table:table-cell>
          <table:table-cell office:value-type="float" office:value="5167" calcext:value-type="float">
            <text:p>5167</text:p>
          </table:table-cell>
          <table:table-cell table:style-name="ce6" office:value-type="float" office:value="1666" calcext:value-type="float">
            <text:p>1666</text:p>
          </table:table-cell>
          <table:table-cell office:value-type="float" office:value="8546" calcext:value-type="float">
            <text:p>8546</text:p>
          </table:table-cell>
          <table:table-cell table:style-name="ce6" office:value-type="float" office:value="8152" calcext:value-type="float">
            <text:p>8152</text:p>
          </table:table-cell>
          <table:table-cell office:value-type="float" office:value="473" calcext:value-type="float">
            <text:p>473</text:p>
          </table:table-cell>
          <table:table-cell table:style-name="ce6" office:value-type="float" office:value="4475" calcext:value-type="float">
            <text:p>4475</text:p>
          </table:table-cell>
          <table:table-cell office:value-type="float" office:value="6451" calcext:value-type="float">
            <text:p>6451</text:p>
          </table:table-cell>
          <table:table-cell table:style-name="ce6" office:value-type="float" office:value="7947" calcext:value-type="float">
            <text:p>7947</text:p>
          </table:table-cell>
          <table:table-cell office:value-type="float" office:value="3062" calcext:value-type="float">
            <text:p>3062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7759" calcext:value-type="float">
            <text:p>7759</text:p>
          </table:table-cell>
          <table:table-cell table:style-name="ce6" office:value-type="float" office:value="1741" calcext:value-type="float">
            <text:p>1741</text:p>
          </table:table-cell>
          <table:table-cell table:style-name="ce6" office:value-type="float" office:value="2275" calcext:value-type="float">
            <text:p>2275</text:p>
          </table:table-cell>
          <table:table-cell table:style-name="ce6" office:value-type="float" office:value="2609" calcext:value-type="float">
            <text:p>2609</text:p>
          </table:table-cell>
          <table:table-cell table:style-name="ce6" office:value-type="float" office:value="7676" calcext:value-type="float">
            <text:p>7676</text:p>
          </table:table-cell>
          <table:table-cell table:style-name="ce6" office:value-type="float" office:value="8640" calcext:value-type="float">
            <text:p>8640</text:p>
          </table:table-cell>
          <table:table-cell table:style-name="ce6" office:value-type="float" office:value="4117" calcext:value-type="float">
            <text:p>4117</text:p>
          </table:table-cell>
          <table:table-cell table:style-name="ce6" office:value-type="float" office:value="1958" calcext:value-type="float">
            <text:p>1958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8048" calcext:value-type="float">
            <text:p>8048</text:p>
          </table:table-cell>
          <table:table-cell table:style-name="ce6" office:value-type="float" office:value="1757" calcext:value-type="float">
            <text:p>1757</text:p>
          </table:table-cell>
          <table:table-cell table:style-name="ce6" office:value-type="float" office:value="3954" calcext:value-type="float">
            <text:p>3954</text:p>
          </table:table-cell>
          <table:table-cell table:style-name="ce6" office:value-type="float" office:value="9270" calcext:value-type="float">
            <text:p>9270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4796" calcext:value-type="float">
            <text:p>4796</text:p>
          </table:table-cell>
          <table:table-cell table:style-name="ce6" office:value-type="float" office:value="2912" calcext:value-type="float">
            <text:p>2912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5511" calcext:value-type="float">
            <text:p>5511</text:p>
          </table:table-cell>
          <table:table-cell table:style-name="ce6" office:value-type="float" office:value="3553" calcext:value-type="float">
            <text:p>3553</text:p>
          </table:table-cell>
          <table:table-cell table:style-name="ce6" office:value-type="float" office:value="1012" calcext:value-type="float">
            <text:p>1012</text:p>
          </table:table-cell>
          <table:table-cell office:value-type="float" office:value="5757" calcext:value-type="float">
            <text:p>5757</text:p>
          </table:table-cell>
          <table:table-cell office:value-type="float" office:value="4525" calcext:value-type="float">
            <text:p>4525</text:p>
          </table:table-cell>
          <table:table-cell office:value-type="float" office:value="6084" calcext:value-type="float">
            <text:p>6084</text:p>
          </table:table-cell>
          <table:table-cell office:value-type="float" office:value="7198" calcext:value-type="float">
            <text:p>7198</text:p>
          </table:table-cell>
          <table:table-cell office:value-type="float" office:value="8352" calcext:value-type="float">
            <text:p>8352</text:p>
          </table:table-cell>
          <table:table-cell office:value-type="float" office:value="5775" calcext:value-type="float">
            <text:p>5775</text:p>
          </table:table-cell>
          <table:table-cell office:value-type="float" office:value="7726" calcext:value-type="float">
            <text:p>7726</text:p>
          </table:table-cell>
          <table:table-cell office:value-type="float" office:value="8591" calcext:value-type="float">
            <text:p>8591</text:p>
          </table:table-cell>
          <table:table-cell office:value-type="float" office:value="7710" calcext:value-type="float">
            <text:p>7710</text:p>
          </table:table-cell>
          <table:table-cell office:value-type="float" office:value="9589" calcext:value-type="float">
            <text:p>9589</text:p>
          </table:table-cell>
          <table:table-cell office:value-type="float" office:value="3122" calcext:value-type="float">
            <text:p>3122</text:p>
          </table:table-cell>
          <table:table-cell office:value-type="float" office:value="4392" calcext:value-type="float">
            <text:p>4392</text:p>
          </table:table-cell>
          <table:table-cell office:value-type="float" office:value="6856" calcext:value-type="float">
            <text:p>6856</text:p>
          </table:table-cell>
          <table:table-cell office:value-type="float" office:value="5016" calcext:value-type="float">
            <text:p>5016</text:p>
          </table:table-cell>
          <table:table-cell office:value-type="float" office:value="749" calcext:value-type="float">
            <text:p>749</text:p>
          </table:table-cell>
          <table:table-cell office:value-type="float" office:value="2285" calcext:value-type="float">
            <text:p>2285</text:p>
          </table:table-cell>
          <table:table-cell office:value-type="float" office:value="3356" calcext:value-type="float">
            <text:p>3356</text:p>
          </table:table-cell>
          <table:table-cell table:style-name="ce6" office:value-type="float" office:value="7482" calcext:value-type="float">
            <text:p>7482</text:p>
          </table:table-cell>
          <table:table-cell office:value-type="float" office:value="9956" calcext:value-type="float">
            <text:p>9956</text:p>
          </table:table-cell>
          <table:table-cell table:style-name="ce6" office:value-type="float" office:value="7348" calcext:value-type="float">
            <text:p>7348</text:p>
          </table:table-cell>
          <table:table-cell office:value-type="float" office:value="2599" calcext:value-type="float">
            <text:p>2599</text:p>
          </table:table-cell>
          <table:table-cell table:style-name="ce6" office:value-type="float" office:value="8944" calcext:value-type="float">
            <text:p>8944</text:p>
          </table:table-cell>
          <table:table-cell office:value-type="float" office:value="495" calcext:value-type="float">
            <text:p>495</text:p>
          </table:table-cell>
          <table:table-cell table:style-name="ce6" office:value-type="float" office:value="3462" calcext:value-type="float">
            <text:p>3462</text:p>
          </table:table-cell>
          <table:table-cell office:value-type="float" office:value="3578" calcext:value-type="float">
            <text:p>3578</text:p>
          </table:table-cell>
          <table:table-cell table:style-name="ce6" office:value-type="float" office:value="551" calcext:value-type="float">
            <text:p>551</text:p>
          </table:table-cell>
          <table:table-cell office:value-type="float" office:value="4543" calcext:value-type="float">
            <text:p>4543</text:p>
          </table:table-cell>
          <table:table-cell table:style-name="ce6" office:value-type="float" office:value="7207" calcext:value-type="float">
            <text:p>7207</text:p>
          </table:table-cell>
          <table:table-cell office:value-type="float" office:value="7169" calcext:value-type="float">
            <text:p>7169</text:p>
          </table:table-cell>
          <table:table-cell table:style-name="ce6" office:value-type="float" office:value="7796" calcext:value-type="float">
            <text:p>7796</text:p>
          </table:table-cell>
          <table:table-cell office:value-type="float" office:value="1247" calcext:value-type="float">
            <text:p>1247</text:p>
          </table:table-cell>
          <table:table-cell table:style-name="ce6" office:value-type="float" office:value="4278" calcext:value-type="float">
            <text:p>4278</text:p>
          </table:table-cell>
          <table:table-cell office:value-type="float" office:value="6916" calcext:value-type="float">
            <text:p>6916</text:p>
          </table:table-cell>
          <table:table-cell table:style-name="ce6" office:value-type="float" office:value="8176" calcext:value-type="float">
            <text:p>8176</text:p>
          </table:table-cell>
          <table:table-cell office:value-type="float" office:value="3742" calcext:value-type="float">
            <text:p>3742</text:p>
          </table:table-cell>
          <table:table-cell table:style-name="ce6" office:value-type="float" office:value="8385" calcext:value-type="float">
            <text:p>8385</text:p>
          </table:table-cell>
          <table:table-cell office:value-type="float" office:value="2310" calcext:value-type="float">
            <text:p>2310</text:p>
          </table:table-cell>
          <table:table-cell table:style-name="ce6" office:value-type="float" office:value="1345" calcext:value-type="float">
            <text:p>1345</text:p>
          </table:table-cell>
          <table:table-cell office:value-type="float" office:value="8692" calcext:value-type="float">
            <text:p>8692</text:p>
          </table:table-cell>
          <table:table-cell table:style-name="ce6" office:value-type="float" office:value="2667" calcext:value-type="float">
            <text:p>2667</text:p>
          </table:table-cell>
          <table:table-cell office:value-type="float" office:value="4568" calcext:value-type="float">
            <text:p>4568</text:p>
          </table:table-cell>
          <table:table-cell table:style-name="ce6" office:value-type="float" office:value="1770" calcext:value-type="float">
            <text:p>1770</text:p>
          </table:table-cell>
          <table:table-cell office:value-type="float" office:value="8319" calcext:value-type="float">
            <text:p>8319</text:p>
          </table:table-cell>
          <table:table-cell table:style-name="ce6" office:value-type="float" office:value="3585" calcext:value-type="float">
            <text:p>3585</text:p>
          </table:table-cell>
          <table:table-cell office:value-type="float" office:value="4920" calcext:value-type="float">
            <text:p>4920</text:p>
          </table:table-cell>
          <table:table-cell table:style-name="ce6" office:value-type="float" office:value="3890" calcext:value-type="float">
            <text:p>3890</text:p>
          </table:table-cell>
          <table:table-cell office:value-type="float" office:value="4928" calcext:value-type="float">
            <text:p>4928</text:p>
          </table:table-cell>
          <table:table-cell table:style-name="ce6" office:value-type="float" office:value="7343" calcext:value-type="float">
            <text:p>7343</text:p>
          </table:table-cell>
          <table:table-cell office:value-type="float" office:value="5385" calcext:value-type="float">
            <text:p>5385</text:p>
          </table:table-cell>
          <table:table-cell table:style-name="ce6" office:value-type="float" office:value="9772" calcext:value-type="float">
            <text:p>9772</text:p>
          </table:table-cell>
          <table:table-cell office:value-type="float" office:value="7947" calcext:value-type="float">
            <text:p>7947</text:p>
          </table:table-cell>
          <table:table-cell table:style-name="ce6" office:value-type="float" office:value="8786" calcext:value-type="float">
            <text:p>8786</text:p>
          </table:table-cell>
          <table:table-cell office:value-type="float" office:value="2056" calcext:value-type="float">
            <text:p>2056</text:p>
          </table:table-cell>
          <table:table-cell table:style-name="ce6" office:value-type="float" office:value="9266" calcext:value-type="float">
            <text:p>9266</text:p>
          </table:table-cell>
          <table:table-cell office:value-type="float" office:value="3454" calcext:value-type="float">
            <text:p>3454</text:p>
          </table:table-cell>
          <table:table-cell table:style-name="ce6" office:value-type="float" office:value="2807" calcext:value-type="float">
            <text:p>2807</text:p>
          </table:table-cell>
          <table:table-cell office:value-type="float" office:value="877" calcext:value-type="float">
            <text:p>877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table:style-name="ce6" office:value-type="float" office:value="8252" calcext:value-type="float">
            <text:p>8252</text:p>
          </table:table-cell>
          <table:table-cell table:style-name="ce6" office:value-type="float" office:value="5928" calcext:value-type="float">
            <text:p>5928</text:p>
          </table:table-cell>
          <table:table-cell table:style-name="ce6" office:value-type="float" office:value="5837" calcext:value-type="float">
            <text:p>5837</text:p>
          </table:table-cell>
          <table:table-cell table:style-name="ce6" office:value-type="float" office:value="4177" calcext:value-type="float">
            <text:p>4177</text:p>
          </table:table-cell>
          <table:table-cell table:style-name="ce6" office:value-type="float" office:value="4333" calcext:value-type="float">
            <text:p>4333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7934" calcext:value-type="float">
            <text:p>7934</text:p>
          </table:table-cell>
          <table:table-cell table:style-name="ce6" office:value-type="float" office:value="5581" calcext:value-type="float">
            <text:p>5581</text:p>
          </table:table-cell>
          <table:table-cell table:style-name="ce6" office:value-type="float" office:value="9526" calcext:value-type="float">
            <text:p>9526</text:p>
          </table:table-cell>
          <table:table-cell table:style-name="ce6" office:value-type="float" office:value="8906" calcext:value-type="float">
            <text:p>8906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8411" calcext:value-type="float">
            <text:p>8411</text:p>
          </table:table-cell>
          <table:table-cell table:style-name="ce6" office:value-type="float" office:value="2984" calcext:value-type="float">
            <text:p>2984</text:p>
          </table:table-cell>
          <table:table-cell table:style-name="ce6" office:value-type="float" office:value="5198" calcext:value-type="float">
            <text:p>5198</text:p>
          </table:table-cell>
          <table:table-cell table:style-name="ce6" office:value-type="float" office:value="5134" calcext:value-type="float">
            <text:p>5134</text:p>
          </table:table-cell>
          <table:table-cell table:style-name="ce6" office:value-type="float" office:value="2464" calcext:value-type="float">
            <text:p>2464</text:p>
          </table:table-cell>
          <table:table-cell table:style-name="ce6" office:value-type="float" office:value="8435" calcext:value-type="float">
            <text:p>8435</text:p>
          </table:table-cell>
          <table:table-cell table:style-name="ce6" office:value-type="float" office:value="8514" calcext:value-type="float">
            <text:p>8514</text:p>
          </table:table-cell>
          <table:table-cell table:style-name="ce6" office:value-type="float" office:value="8674" calcext:value-type="float">
            <text:p>8674</text:p>
          </table:table-cell>
          <table:table-cell table:style-name="ce6" office:value-type="float" office:value="3876" calcext:value-type="float">
            <text:p>3876</text:p>
          </table:table-cell>
          <table:table-cell table:style-name="ce6" office:value-type="float" office:value="599" calcext:value-type="float">
            <text:p>599</text:p>
          </table:table-cell>
          <table:table-cell office:value-type="float" office:value="5327" calcext:value-type="float">
            <text:p>5327</text:p>
          </table:table-cell>
          <table:table-cell office:value-type="float" office:value="826" calcext:value-type="float">
            <text:p>826</text:p>
          </table:table-cell>
          <table:table-cell office:value-type="float" office:value="2152" calcext:value-type="float">
            <text:p>2152</text:p>
          </table:table-cell>
          <table:table-cell office:value-type="float" office:value="4084" calcext:value-type="float">
            <text:p>4084</text:p>
          </table:table-cell>
          <table:table-cell office:value-type="float" office:value="2433" calcext:value-type="float">
            <text:p>2433</text:p>
          </table:table-cell>
          <table:table-cell office:value-type="float" office:value="9327" calcext:value-type="float">
            <text:p>9327</text:p>
          </table:table-cell>
          <table:table-cell office:value-type="float" office:value="9697" calcext:value-type="float">
            <text:p>9697</text:p>
          </table:table-cell>
          <table:table-cell office:value-type="float" office:value="4800" calcext:value-type="float">
            <text:p>4800</text:p>
          </table:table-cell>
          <table:table-cell office:value-type="float" office:value="2728" calcext:value-type="float">
            <text:p>2728</text:p>
          </table:table-cell>
          <table:table-cell office:value-type="float" office:value="3608" calcext:value-type="float">
            <text:p>3608</text:p>
          </table:table-cell>
          <table:table-cell office:value-type="float" office:value="3849" calcext:value-type="float">
            <text:p>3849</text:p>
          </table:table-cell>
          <table:table-cell office:value-type="float" office:value="3861" calcext:value-type="float">
            <text:p>3861</text:p>
          </table:table-cell>
          <table:table-cell office:value-type="float" office:value="3498" calcext:value-type="float">
            <text:p>3498</text:p>
          </table:table-cell>
          <table:table-cell office:value-type="float" office:value="9943" calcext:value-type="float">
            <text:p>9943</text:p>
          </table:table-cell>
          <table:table-cell office:value-type="float" office:value="1407" calcext:value-type="float">
            <text:p>1407</text:p>
          </table:table-cell>
          <table:table-cell office:value-type="float" office:value="3991" calcext:value-type="float">
            <text:p>3991</text:p>
          </table:table-cell>
          <table:table-cell office:value-type="float" office:value="7191" calcext:value-type="float">
            <text:p>7191</text:p>
          </table:table-cell>
          <table:table-cell table:style-name="ce6" office:value-type="float" office:value="9110" calcext:value-type="float">
            <text:p>9110</text:p>
          </table:table-cell>
          <table:table-cell office:value-type="float" office:value="5666" calcext:value-type="float">
            <text:p>5666</text:p>
          </table:table-cell>
          <table:table-cell table:style-name="ce6" office:value-type="float" office:value="8434" calcext:value-type="float">
            <text:p>8434</text:p>
          </table:table-cell>
          <table:table-cell office:value-type="float" office:value="4704" calcext:value-type="float">
            <text:p>4704</text:p>
          </table:table-cell>
          <table:table-cell table:style-name="ce6" office:value-type="float" office:value="6545" calcext:value-type="float">
            <text:p>6545</text:p>
          </table:table-cell>
          <table:table-cell office:value-type="float" office:value="5944" calcext:value-type="float">
            <text:p>5944</text:p>
          </table:table-cell>
          <table:table-cell table:style-name="ce6" office:value-type="float" office:value="2357" calcext:value-type="float">
            <text:p>2357</text:p>
          </table:table-cell>
          <table:table-cell office:value-type="float" office:value="1163" calcext:value-type="float">
            <text:p>1163</text:p>
          </table:table-cell>
          <table:table-cell table:style-name="ce6" office:value-type="float" office:value="4995" calcext:value-type="float">
            <text:p>4995</text:p>
          </table:table-cell>
          <table:table-cell office:value-type="float" office:value="9619" calcext:value-type="float">
            <text:p>9619</text:p>
          </table:table-cell>
          <table:table-cell table:style-name="ce6" office:value-type="float" office:value="6754" calcext:value-type="float">
            <text:p>6754</text:p>
          </table:table-cell>
          <table:table-cell office:value-type="float" office:value="4200" calcext:value-type="float">
            <text:p>4200</text:p>
          </table:table-cell>
          <table:table-cell table:style-name="ce6" office:value-type="float" office:value="9682" calcext:value-type="float">
            <text:p>9682</text:p>
          </table:table-cell>
          <table:table-cell office:value-type="float" office:value="6654" calcext:value-type="float">
            <text:p>6654</text:p>
          </table:table-cell>
          <table:table-cell table:style-name="ce6" office:value-type="float" office:value="4862" calcext:value-type="float">
            <text:p>4862</text:p>
          </table:table-cell>
          <table:table-cell office:value-type="float" office:value="4744" calcext:value-type="float">
            <text:p>4744</text:p>
          </table:table-cell>
          <table:table-cell table:style-name="ce6" office:value-type="float" office:value="5953" calcext:value-type="float">
            <text:p>5953</text:p>
          </table:table-cell>
          <table:table-cell office:value-type="float" office:value="6632" calcext:value-type="float">
            <text:p>6632</text:p>
          </table:table-cell>
          <table:table-cell table:style-name="ce6" office:value-type="float" office:value="1054" calcext:value-type="float">
            <text:p>1054</text:p>
          </table:table-cell>
          <table:table-cell office:value-type="float" office:value="293" calcext:value-type="float">
            <text:p>293</text:p>
          </table:table-cell>
          <table:table-cell table:style-name="ce6" office:value-type="float" office:value="9439" calcext:value-type="float">
            <text:p>9439</text:p>
          </table:table-cell>
          <table:table-cell office:value-type="float" office:value="8286" calcext:value-type="float">
            <text:p>8286</text:p>
          </table:table-cell>
          <table:table-cell table:style-name="ce6" office:value-type="float" office:value="2255" calcext:value-type="float">
            <text:p>2255</text:p>
          </table:table-cell>
          <table:table-cell office:value-type="float" office:value="696" calcext:value-type="float">
            <text:p>696</text:p>
          </table:table-cell>
          <table:table-cell table:style-name="ce6" office:value-type="float" office:value="8709" calcext:value-type="float">
            <text:p>8709</text:p>
          </table:table-cell>
          <table:table-cell office:value-type="float" office:value="1533" calcext:value-type="float">
            <text:p>1533</text:p>
          </table:table-cell>
          <table:table-cell table:style-name="ce6" office:value-type="float" office:value="1844" calcext:value-type="float">
            <text:p>1844</text:p>
          </table:table-cell>
          <table:table-cell office:value-type="float" office:value="6441" calcext:value-type="float">
            <text:p>6441</text:p>
          </table:table-cell>
          <table:table-cell table:style-name="ce6" office:value-type="float" office:value="430" calcext:value-type="float">
            <text:p>430</text:p>
          </table:table-cell>
          <table:table-cell office:value-type="float" office:value="1999" calcext:value-type="float">
            <text:p>1999</text:p>
          </table:table-cell>
          <table:table-cell table:style-name="ce6" office:value-type="float" office:value="6063" calcext:value-type="float">
            <text:p>6063</text:p>
          </table:table-cell>
          <table:table-cell office:value-type="float" office:value="9431" calcext:value-type="float">
            <text:p>9431</text:p>
          </table:table-cell>
          <table:table-cell table:style-name="ce6" office:value-type="float" office:value="7018" calcext:value-type="float">
            <text:p>7018</text:p>
          </table:table-cell>
          <table:table-cell office:value-type="float" office:value="8057" calcext:value-type="float">
            <text:p>8057</text:p>
          </table:table-cell>
          <table:table-cell table:style-name="ce6" office:value-type="float" office:value="2920" calcext:value-type="float">
            <text:p>2920</text:p>
          </table:table-cell>
          <table:table-cell office:value-type="float" office:value="6266" calcext:value-type="float">
            <text:p>6266</text:p>
          </table:table-cell>
          <table:table-cell table:style-name="ce6" office:value-type="float" office:value="6799" calcext:value-type="float">
            <text:p>6799</text:p>
          </table:table-cell>
          <table:table-cell office:value-type="float" office:value="356" calcext:value-type="float">
            <text:p>356</text:p>
          </table:table-cell>
          <table:table-cell table:style-name="ce6" office:value-type="float" office:value="3597" calcext:value-type="float">
            <text:p>3597</text:p>
          </table:table-cell>
          <table:table-cell office:value-type="float" office:value="4024" calcext:value-type="float">
            <text:p>4024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table:style-name="ce6" office:value-type="float" office:value="6356" calcext:value-type="float">
            <text:p>6356</text:p>
          </table:table-cell>
          <table:table-cell table:style-name="ce6" office:value-type="float" office:value="8541" calcext:value-type="float">
            <text:p>8541</text:p>
          </table:table-cell>
          <table:table-cell table:style-name="ce6" office:value-type="float" office:value="7225" calcext:value-type="float">
            <text:p>7225</text:p>
          </table:table-cell>
          <table:table-cell table:style-name="ce6" office:value-type="float" office:value="2325" calcext:value-type="float">
            <text:p>2325</text:p>
          </table:table-cell>
          <table:table-cell table:style-name="ce6" office:value-type="float" office:value="2946" calcext:value-type="float">
            <text:p>2946</text:p>
          </table:table-cell>
          <table:table-cell table:style-name="ce6" office:value-type="float" office:value="5199" calcext:value-type="float">
            <text:p>5199</text:p>
          </table:table-cell>
          <table:table-cell table:style-name="ce6" office:value-type="float" office:value="469" calcext:value-type="float">
            <text:p>469</text:p>
          </table:table-cell>
          <table:table-cell table:style-name="ce6" office:value-type="float" office:value="5450" calcext:value-type="float">
            <text:p>5450</text:p>
          </table:table-cell>
          <table:table-cell table:style-name="ce6" office:value-type="float" office:value="7508" calcext:value-type="float">
            <text:p>7508</text:p>
          </table:table-cell>
          <table:table-cell table:style-name="ce6" office:value-type="float" office:value="2197" calcext:value-type="float">
            <text:p>2197</text:p>
          </table:table-cell>
          <table:table-cell table:style-name="ce6" office:value-type="float" office:value="9915" calcext:value-type="float">
            <text:p>9915</text:p>
          </table:table-cell>
          <table:table-cell table:style-name="ce6" office:value-type="float" office:value="8284" calcext:value-type="float">
            <text:p>8284</text:p>
          </table:table-cell>
          <table:table-cell table:style-name="ce6" office:value-type="float" office:value="7983" calcext:value-type="float">
            <text:p>7983</text:p>
          </table:table-cell>
          <table:table-cell table:style-name="ce6" office:value-type="float" office:value="6341" calcext:value-type="float">
            <text:p>6341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321" calcext:value-type="float">
            <text:p>33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7608" calcext:value-type="float">
            <text:p>7608</text:p>
          </table:table-cell>
          <table:table-cell table:style-name="ce6" office:value-type="float" office:value="5015" calcext:value-type="float">
            <text:p>5015</text:p>
          </table:table-cell>
          <table:table-cell table:style-name="ce6" office:value-type="float" office:value="3362" calcext:value-type="float">
            <text:p>3362</text:p>
          </table:table-cell>
          <table:table-cell office:value-type="float" office:value="8491" calcext:value-type="float">
            <text:p>8491</text:p>
          </table:table-cell>
          <table:table-cell office:value-type="float" office:value="6968" calcext:value-type="float">
            <text:p>6968</text:p>
          </table:table-cell>
          <table:table-cell office:value-type="float" office:value="6818" calcext:value-type="float">
            <text:p>6818</text:p>
          </table:table-cell>
          <table:table-cell office:value-type="float" office:value="797" calcext:value-type="float">
            <text:p>797</text:p>
          </table:table-cell>
          <table:table-cell office:value-type="float" office:value="156" calcext:value-type="float">
            <text:p>156</text:p>
          </table:table-cell>
          <table:table-cell office:value-type="float" office:value="2575" calcext:value-type="float">
            <text:p>2575</text:p>
          </table:table-cell>
          <table:table-cell office:value-type="float" office:value="706" calcext:value-type="float">
            <text:p>706</text:p>
          </table:table-cell>
          <table:table-cell office:value-type="float" office:value="9516" calcext:value-type="float">
            <text:p>9516</text:p>
          </table:table-cell>
          <table:table-cell office:value-type="float" office:value="5344" calcext:value-type="float">
            <text:p>5344</text:p>
          </table:table-cell>
          <table:table-cell office:value-type="float" office:value="5457" calcext:value-type="float">
            <text:p>5457</text:p>
          </table:table-cell>
          <table:table-cell office:value-type="float" office:value="9210" calcext:value-type="float">
            <text:p>9210</text:p>
          </table:table-cell>
          <table:table-cell office:value-type="float" office:value="5051" calcext:value-type="float">
            <text:p>5051</text:p>
          </table:table-cell>
          <table:table-cell office:value-type="float" office:value="8099" calcext:value-type="float">
            <text:p>8099</text:p>
          </table:table-cell>
          <table:table-cell office:value-type="float" office:value="1617" calcext:value-type="float">
            <text:p>1617</text:p>
          </table:table-cell>
          <table:table-cell office:value-type="float" office:value="9951" calcext:value-type="float">
            <text:p>9951</text:p>
          </table:table-cell>
          <table:table-cell office:value-type="float" office:value="7663" calcext:value-type="float">
            <text:p>7663</text:p>
          </table:table-cell>
          <table:table-cell office:value-type="float" office:value="8253" calcext:value-type="float">
            <text:p>8253</text:p>
          </table:table-cell>
          <table:table-cell table:style-name="ce6" office:value-type="float" office:value="9683" calcext:value-type="float">
            <text:p>9683</text:p>
          </table:table-cell>
          <table:table-cell office:value-type="float" office:value="2670" calcext:value-type="float">
            <text:p>2670</text:p>
          </table:table-cell>
          <table:table-cell table:style-name="ce6" office:value-type="float" office:value="1261" calcext:value-type="float">
            <text:p>1261</text:p>
          </table:table-cell>
          <table:table-cell office:value-type="float" office:value="4710" calcext:value-type="float">
            <text:p>4710</text:p>
          </table:table-cell>
          <table:table-cell table:style-name="ce6" office:value-type="float" office:value="1068" calcext:value-type="float">
            <text:p>1068</text:p>
          </table:table-cell>
          <table:table-cell office:value-type="float" office:value="8753" calcext:value-type="float">
            <text:p>8753</text:p>
          </table:table-cell>
          <table:table-cell table:style-name="ce6" office:value-type="float" office:value="4799" calcext:value-type="float">
            <text:p>4799</text:p>
          </table:table-cell>
          <table:table-cell office:value-type="float" office:value="1228" calcext:value-type="float">
            <text:p>1228</text:p>
          </table:table-cell>
          <table:table-cell table:style-name="ce6" office:value-type="float" office:value="2621" calcext:value-type="float">
            <text:p>2621</text:p>
          </table:table-cell>
          <table:table-cell office:value-type="float" office:value="3275" calcext:value-type="float">
            <text:p>3275</text:p>
          </table:table-cell>
          <table:table-cell table:style-name="ce6" office:value-type="float" office:value="6188" calcext:value-type="float">
            <text:p>6188</text:p>
          </table:table-cell>
          <table:table-cell office:value-type="float" office:value="4699" calcext:value-type="float">
            <text:p>4699</text:p>
          </table:table-cell>
          <table:table-cell table:style-name="ce6" office:value-type="float" office:value="1791" calcext:value-type="float">
            <text:p>1791</text:p>
          </table:table-cell>
          <table:table-cell office:value-type="float" office:value="9518" calcext:value-type="float">
            <text:p>9518</text:p>
          </table:table-cell>
          <table:table-cell table:style-name="ce6" office:value-type="float" office:value="8701" calcext:value-type="float">
            <text:p>8701</text:p>
          </table:table-cell>
          <table:table-cell office:value-type="float" office:value="5932" calcext:value-type="float">
            <text:p>5932</text:p>
          </table:table-cell>
          <table:table-cell table:style-name="ce6" office:value-type="float" office:value="4275" calcext:value-type="float">
            <text:p>4275</text:p>
          </table:table-cell>
          <table:table-cell office:value-type="float" office:value="6011" calcext:value-type="float">
            <text:p>6011</text:p>
          </table:table-cell>
          <table:table-cell table:style-name="ce6" office:value-type="float" office:value="9877" calcext:value-type="float">
            <text:p>9877</text:p>
          </table:table-cell>
          <table:table-cell office:value-type="float" office:value="2933" calcext:value-type="float">
            <text:p>2933</text:p>
          </table:table-cell>
          <table:table-cell table:style-name="ce6" office:value-type="float" office:value="4182" calcext:value-type="float">
            <text:p>4182</text:p>
          </table:table-cell>
          <table:table-cell office:value-type="float" office:value="6059" calcext:value-type="float">
            <text:p>6059</text:p>
          </table:table-cell>
          <table:table-cell table:style-name="ce6" office:value-type="float" office:value="2930" calcext:value-type="float">
            <text:p>2930</text:p>
          </table:table-cell>
          <table:table-cell office:value-type="float" office:value="6687" calcext:value-type="float">
            <text:p>6687</text:p>
          </table:table-cell>
          <table:table-cell table:style-name="ce6" office:value-type="float" office:value="6682" calcext:value-type="float">
            <text:p>6682</text:p>
          </table:table-cell>
          <table:table-cell office:value-type="float" office:value="9771" calcext:value-type="float">
            <text:p>9771</text:p>
          </table:table-cell>
          <table:table-cell table:style-name="ce6" office:value-type="float" office:value="654" calcext:value-type="float">
            <text:p>654</text:p>
          </table:table-cell>
          <table:table-cell office:value-type="float" office:value="9437" calcext:value-type="float">
            <text:p>9437</text:p>
          </table:table-cell>
          <table:table-cell table:style-name="ce6" office:value-type="float" office:value="3169" calcext:value-type="float">
            <text:p>3169</text:p>
          </table:table-cell>
          <table:table-cell office:value-type="float" office:value="8596" calcext:value-type="float">
            <text:p>8596</text:p>
          </table:table-cell>
          <table:table-cell table:style-name="ce6" office:value-type="float" office:value="1827" calcext:value-type="float">
            <text:p>1827</text:p>
          </table:table-cell>
          <table:table-cell office:value-type="float" office:value="5471" calcext:value-type="float">
            <text:p>5471</text:p>
          </table:table-cell>
          <table:table-cell table:style-name="ce6" office:value-type="float" office:value="8909" calcext:value-type="float">
            <text:p>8909</text:p>
          </table:table-cell>
          <table:table-cell office:value-type="float" office:value="2352" calcext:value-type="float">
            <text:p>235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4394" calcext:value-type="float">
            <text:p>4394</text:p>
          </table:table-cell>
          <table:table-cell table:style-name="ce6" office:value-type="float" office:value="3208" calcext:value-type="float">
            <text:p>3208</text:p>
          </table:table-cell>
          <table:table-cell office:value-type="float" office:value="8756" calcext:value-type="float">
            <text:p>8756</text:p>
          </table:table-cell>
          <table:table-cell table:style-name="ce6" office:value-type="float" office:value="5513" calcext:value-type="float">
            <text:p>5513</text:p>
          </table:table-cell>
          <table:table-cell office:value-type="float" office:value="6917" calcext:value-type="float">
            <text:p>691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table:style-name="ce6" office:value-type="float" office:value="8173" calcext:value-type="float">
            <text:p>8173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4570" calcext:value-type="float">
            <text:p>4570</text:p>
          </table:table-cell>
          <table:table-cell table:style-name="ce6" office:value-type="float" office:value="4892" calcext:value-type="float">
            <text:p>4892</text:p>
          </table:table-cell>
          <table:table-cell table:style-name="ce6" office:value-type="float" office:value="3317" calcext:value-type="float">
            <text:p>3317</text:p>
          </table:table-cell>
          <table:table-cell table:style-name="ce6" office:value-type="float" office:value="4251" calcext:value-type="float">
            <text:p>4251</text:p>
          </table:table-cell>
          <table:table-cell table:style-name="ce6" office:value-type="float" office:value="9699" calcext:value-type="float">
            <text:p>9699</text:p>
          </table:table-cell>
          <table:table-cell table:style-name="ce6" office:value-type="float" office:value="7973" calcext:value-type="float">
            <text:p>7973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5477" calcext:value-type="float">
            <text:p>5477</text:p>
          </table:table-cell>
          <table:table-cell table:style-name="ce6" office:value-type="float" office:value="6648" calcext:value-type="float">
            <text:p>6648</text:p>
          </table:table-cell>
          <table:table-cell table:style-name="ce6" office:value-type="float" office:value="9614" calcext:value-type="float">
            <text:p>9614</text:p>
          </table:table-cell>
          <table:table-cell table:style-name="ce6" office:value-type="float" office:value="5655" calcext:value-type="float">
            <text:p>5655</text:p>
          </table:table-cell>
          <table:table-cell table:style-name="ce6" office:value-type="float" office:value="9592" calcext:value-type="float">
            <text:p>9592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9118" calcext:value-type="float">
            <text:p>9118</text:p>
          </table:table-cell>
          <table:table-cell table:style-name="ce6" office:value-type="float" office:value="2194" calcext:value-type="float">
            <text:p>2194</text:p>
          </table:table-cell>
          <table:table-cell table:style-name="ce6" office:value-type="float" office:value="7322" calcext:value-type="float">
            <text:p>7322</text:p>
          </table:table-cell>
          <table:table-cell table:style-name="ce6" office:value-type="float" office:value="8248" calcext:value-type="float">
            <text:p>8248</text:p>
          </table:table-cell>
          <table:table-cell office:value-type="float" office:value="8413" calcext:value-type="float">
            <text:p>8413</text:p>
          </table:table-cell>
          <table:table-cell office:value-type="float" office:value="3462" calcext:value-type="float">
            <text:p>3462</text:p>
          </table:table-cell>
          <table:table-cell office:value-type="float" office:value="8560" calcext:value-type="float">
            <text:p>8560</text:p>
          </table:table-cell>
          <table:table-cell office:value-type="float" office:value="1907" calcext:value-type="float">
            <text:p>1907</text:p>
          </table:table-cell>
          <table:table-cell office:value-type="float" office:value="7810" calcext:value-type="float">
            <text:p>7810</text:p>
          </table:table-cell>
          <table:table-cell office:value-type="float" office:value="6650" calcext:value-type="float">
            <text:p>6650</text:p>
          </table:table-cell>
          <table:table-cell office:value-type="float" office:value="7355" calcext:value-type="float">
            <text:p>7355</text:p>
          </table:table-cell>
          <table:table-cell office:value-type="float" office:value="2939" calcext:value-type="float">
            <text:p>2939</text:p>
          </table:table-cell>
          <table:table-cell office:value-type="float" office:value="4973" calcext:value-type="float">
            <text:p>4973</text:p>
          </table:table-cell>
          <table:table-cell office:value-type="float" office:value="6894" calcext:value-type="float">
            <text:p>6894</text:p>
          </table:table-cell>
          <table:table-cell office:value-type="float" office:value="3933" calcext:value-type="float">
            <text:p>3933</text:p>
          </table:table-cell>
          <table:table-cell office:value-type="float" office:value="3784" calcext:value-type="float">
            <text:p>3784</text:p>
          </table:table-cell>
          <table:table-cell office:value-type="float" office:value="3200" calcext:value-type="float">
            <text:p>3200</text:p>
          </table:table-cell>
          <table:table-cell office:value-type="float" office:value="2419" calcext:value-type="float">
            <text:p>2419</text:p>
          </table:table-cell>
          <table:table-cell office:value-type="float" office:value="9234" calcext:value-type="float">
            <text:p>9234</text:p>
          </table:table-cell>
          <table:table-cell office:value-type="float" office:value="4747" calcext:value-type="float">
            <text:p>4747</text:p>
          </table:table-cell>
          <table:table-cell office:value-type="float" office:value="2208" calcext:value-type="float">
            <text:p>2208</text:p>
          </table:table-cell>
          <table:table-cell table:style-name="ce6" office:value-type="float" office:value="2207" calcext:value-type="float">
            <text:p>2207</text:p>
          </table:table-cell>
          <table:table-cell office:value-type="float" office:value="1945" calcext:value-type="float">
            <text:p>1945</text:p>
          </table:table-cell>
          <table:table-cell table:style-name="ce6" office:value-type="float" office:value="2899" calcext:value-type="float">
            <text:p>2899</text:p>
          </table:table-cell>
          <table:table-cell office:value-type="float" office:value="1407" calcext:value-type="float">
            <text:p>1407</text:p>
          </table:table-cell>
          <table:table-cell table:style-name="ce6" office:value-type="float" office:value="6145" calcext:value-type="float">
            <text:p>6145</text:p>
          </table:table-cell>
          <table:table-cell office:value-type="float" office:value="8023" calcext:value-type="float">
            <text:p>8023</text:p>
          </table:table-cell>
          <table:table-cell table:style-name="ce6" office:value-type="float" office:value="3484" calcext:value-type="float">
            <text:p>3484</text:p>
          </table:table-cell>
          <table:table-cell office:value-type="float" office:value="5688" calcext:value-type="float">
            <text:p>5688</text:p>
          </table:table-cell>
          <table:table-cell table:style-name="ce6" office:value-type="float" office:value="7686" calcext:value-type="float">
            <text:p>7686</text:p>
          </table:table-cell>
          <table:table-cell office:value-type="float" office:value="2737" calcext:value-type="float">
            <text:p>2737</text:p>
          </table:table-cell>
          <table:table-cell table:style-name="ce6" office:value-type="float" office:value="3828" calcext:value-type="float">
            <text:p>3828</text:p>
          </table:table-cell>
          <table:table-cell office:value-type="float" office:value="3704" calcext:value-type="float">
            <text:p>3704</text:p>
          </table:table-cell>
          <table:table-cell table:style-name="ce6" office:value-type="float" office:value="9004" calcext:value-type="float">
            <text:p>9004</text:p>
          </table:table-cell>
          <table:table-cell office:value-type="float" office:value="5190" calcext:value-type="float">
            <text:p>5190</text:p>
          </table:table-cell>
          <table:table-cell table:style-name="ce6" office:value-type="float" office:value="9740" calcext:value-type="float">
            <text:p>9740</text:p>
          </table:table-cell>
          <table:table-cell office:value-type="float" office:value="8643" calcext:value-type="float">
            <text:p>8643</text:p>
          </table:table-cell>
          <table:table-cell table:style-name="ce6" office:value-type="float" office:value="8650" calcext:value-type="float">
            <text:p>8650</text:p>
          </table:table-cell>
          <table:table-cell office:value-type="float" office:value="5358" calcext:value-type="float">
            <text:p>5358</text:p>
          </table:table-cell>
          <table:table-cell table:style-name="ce6" office:value-type="float" office:value="4426" calcext:value-type="float">
            <text:p>4426</text:p>
          </table:table-cell>
          <table:table-cell office:value-type="float" office:value="1522" calcext:value-type="float">
            <text:p>1522</text:p>
          </table:table-cell>
          <table:table-cell table:style-name="ce6" office:value-type="float" office:value="1707" calcext:value-type="float">
            <text:p>1707</text:p>
          </table:table-cell>
          <table:table-cell office:value-type="float" office:value="3613" calcext:value-type="float">
            <text:p>3613</text:p>
          </table:table-cell>
          <table:table-cell table:style-name="ce6" office:value-type="float" office:value="9887" calcext:value-type="float">
            <text:p>9887</text:p>
          </table:table-cell>
          <table:table-cell office:value-type="float" office:value="6956" calcext:value-type="float">
            <text:p>6956</text:p>
          </table:table-cell>
          <table:table-cell table:style-name="ce6" office:value-type="float" office:value="2447" calcext:value-type="float">
            <text:p>2447</text:p>
          </table:table-cell>
          <table:table-cell office:value-type="float" office:value="2762" calcext:value-type="float">
            <text:p>2762</text:p>
          </table:table-cell>
          <table:table-cell table:style-name="ce6" office:value-type="float" office:value="833" calcext:value-type="float">
            <text:p>833</text:p>
          </table:table-cell>
          <table:table-cell office:value-type="float" office:value="1449" calcext:value-type="float">
            <text:p>1449</text:p>
          </table:table-cell>
          <table:table-cell table:style-name="ce6" office:value-type="float" office:value="9489" calcext:value-type="float">
            <text:p>9489</text:p>
          </table:table-cell>
          <table:table-cell office:value-type="float" office:value="2573" calcext:value-type="float">
            <text:p>2573</text:p>
          </table:table-cell>
          <table:table-cell table:style-name="ce6" office:value-type="float" office:value="1080" calcext:value-type="float">
            <text:p>1080</text:p>
          </table:table-cell>
          <table:table-cell office:value-type="float" office:value="4167" calcext:value-type="float">
            <text:p>4167</text:p>
          </table:table-cell>
          <table:table-cell table:style-name="ce6" office:value-type="float" office:value="3456" calcext:value-type="float">
            <text:p>3456</text:p>
          </table:table-cell>
          <table:table-cell office:value-type="float" office:value="6809" calcext:value-type="float">
            <text:p>6809</text:p>
          </table:table-cell>
          <table:table-cell table:style-name="ce6" office:value-type="float" office:value="2466" calcext:value-type="float">
            <text:p>2466</text:p>
          </table:table-cell>
          <table:table-cell office:value-type="float" office:value="227" calcext:value-type="float">
            <text:p>227</text:p>
          </table:table-cell>
          <table:table-cell table:style-name="ce6" office:value-type="float" office:value="7125" calcext:value-type="float">
            <text:p>7125</text:p>
          </table:table-cell>
          <table:table-cell office:value-type="float" office:value="2759" calcext:value-type="float">
            <text:p>2759</text:p>
          </table:table-cell>
          <table:table-cell table:style-name="ce6" office:value-type="float" office:value="6250" calcext:value-type="float">
            <text:p>6250</text:p>
          </table:table-cell>
          <table:table-cell office:value-type="float" office:value="6472" calcext:value-type="float">
            <text:p>6472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style-name="ce6" office:value-type="float" office:value="7025" calcext:value-type="float">
            <text:p>7025</text:p>
          </table:table-cell>
          <table:table-cell table:style-name="ce6" office:value-type="float" office:value="9756" calcext:value-type="float">
            <text:p>9756</text:p>
          </table:table-cell>
          <table:table-cell table:style-name="ce6" office:value-type="float" office:value="3914" calcext:value-type="float">
            <text:p>3914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9116" calcext:value-type="float">
            <text:p>9116</text:p>
          </table:table-cell>
          <table:table-cell table:style-name="ce6" office:value-type="float" office:value="7723" calcext:value-type="float">
            <text:p>7723</text:p>
          </table:table-cell>
          <table:table-cell table:style-name="ce6" office:value-type="float" office:value="9788" calcext:value-type="float">
            <text:p>9788</text:p>
          </table:table-cell>
          <table:table-cell table:style-name="ce6" office:value-type="float" office:value="6805" calcext:value-type="float">
            <text:p>6805</text:p>
          </table:table-cell>
          <table:table-cell table:style-name="ce6" office:value-type="float" office:value="5493" calcext:value-type="float">
            <text:p>5493</text:p>
          </table:table-cell>
          <table:table-cell table:style-name="ce6" office:value-type="float" office:value="2092" calcext:value-type="float">
            <text:p>2092</text:p>
          </table:table-cell>
          <table:table-cell table:style-name="ce6" office:value-type="float" office:value="8688" calcext:value-type="float">
            <text:p>8688</text:p>
          </table:table-cell>
          <table:table-cell table:style-name="ce6" office:value-type="float" office:value="6592" calcext:value-type="float">
            <text:p>6592</text:p>
          </table:table-cell>
          <table:table-cell table:style-name="ce6" office:value-type="float" office:value="9173" calcext:value-type="float">
            <text:p>9173</text:p>
          </table:table-cell>
          <table:table-cell table:style-name="ce6" office:value-type="float" office:value="4431" calcext:value-type="float">
            <text:p>4431</text:p>
          </table:table-cell>
          <table:table-cell table:style-name="ce6" office:value-type="float" office:value="4028" calcext:value-type="float">
            <text:p>4028</text:p>
          </table:table-cell>
          <table:table-cell table:style-name="ce6" office:value-type="float" office:value="6007" calcext:value-type="float">
            <text:p>6007</text:p>
          </table:table-cell>
          <table:table-cell table:style-name="ce6" office:value-type="float" office:value="7131" calcext:value-type="float">
            <text:p>7131</text:p>
          </table:table-cell>
          <table:table-cell table:style-name="ce6" office:value-type="float" office:value="4446" calcext:value-type="float">
            <text:p>4446</text:p>
          </table:table-cell>
          <table:table-cell table:style-name="ce6" office:value-type="float" office:value="4815" calcext:value-type="float">
            <text:p>4815</text:p>
          </table:table-cell>
          <table:table-cell table:style-name="ce6" office:value-type="float" office:value="3648" calcext:value-type="float">
            <text:p>3648</text:p>
          </table:table-cell>
          <table:table-cell table:style-name="ce6" office:value-type="float" office:value="6701" calcext:value-type="float">
            <text:p>6701</text:p>
          </table:table-cell>
          <table:table-cell office:value-type="float" office:value="759" calcext:value-type="float">
            <text:p>759</text:p>
          </table:table-cell>
          <table:table-cell office:value-type="float" office:value="3312" calcext:value-type="float">
            <text:p>3312</text:p>
          </table:table-cell>
          <table:table-cell office:value-type="float" office:value="8355" calcext:value-type="float">
            <text:p>8355</text:p>
          </table:table-cell>
          <table:table-cell office:value-type="float" office:value="4485" calcext:value-type="float">
            <text:p>4485</text:p>
          </table:table-cell>
          <table:table-cell office:value-type="float" office:value="4187" calcext:value-type="float">
            <text:p>4187</text:p>
          </table:table-cell>
          <table:table-cell office:value-type="float" office:value="5188" calcext:value-type="float">
            <text:p>5188</text:p>
          </table:table-cell>
          <table:table-cell office:value-type="float" office:value="8746" calcext:value-type="float">
            <text:p>8746</text:p>
          </table:table-cell>
          <table:table-cell office:value-type="float" office:value="7759" calcext:value-type="float">
            <text:p>7759</text:p>
          </table:table-cell>
          <table:table-cell office:value-type="float" office:value="3528" calcext:value-type="float">
            <text:p>3528</text:p>
          </table:table-cell>
          <table:table-cell office:value-type="float" office:value="2177" calcext:value-type="float">
            <text:p>2177</text:p>
          </table:table-cell>
          <table:table-cell office:value-type="float" office:value="5243" calcext:value-type="float">
            <text:p>5243</text:p>
          </table:table-cell>
          <table:table-cell office:value-type="float" office:value="8379" calcext:value-type="float">
            <text:p>8379</text:p>
          </table:table-cell>
          <table:table-cell office:value-type="float" office:value="3838" calcext:value-type="float">
            <text:p>3838</text:p>
          </table:table-cell>
          <table:table-cell office:value-type="float" office:value="7233" calcext:value-type="float">
            <text:p>7233</text:p>
          </table:table-cell>
          <table:table-cell office:value-type="float" office:value="4607" calcext:value-type="float">
            <text:p>4607</text:p>
          </table:table-cell>
          <table:table-cell office:value-type="float" office:value="9187" calcext:value-type="float">
            <text:p>9187</text:p>
          </table:table-cell>
          <table:table-cell office:value-type="float" office:value="7216" calcext:value-type="float">
            <text:p>7216</text:p>
          </table:table-cell>
          <table:table-cell table:style-name="ce6" office:value-type="float" office:value="2190" calcext:value-type="float">
            <text:p>2190</text:p>
          </table:table-cell>
          <table:table-cell office:value-type="float" office:value="6967" calcext:value-type="float">
            <text:p>6967</text:p>
          </table:table-cell>
          <table:table-cell table:style-name="ce6" office:value-type="float" office:value="2920" calcext:value-type="float">
            <text:p>2920</text:p>
          </table:table-cell>
          <table:table-cell office:value-type="float" office:value="6082" calcext:value-type="float">
            <text:p>6082</text:p>
          </table:table-cell>
          <table:table-cell table:style-name="ce6" office:value-type="float" office:value="7910" calcext:value-type="float">
            <text:p>7910</text:p>
          </table:table-cell>
          <table:table-cell office:value-type="float" office:value="5354" calcext:value-type="float">
            <text:p>5354</text:p>
          </table:table-cell>
          <table:table-cell table:style-name="ce6" office:value-type="float" office:value="3609" calcext:value-type="float">
            <text:p>3609</text:p>
          </table:table-cell>
          <table:table-cell office:value-type="float" office:value="8958" calcext:value-type="float">
            <text:p>8958</text:p>
          </table:table-cell>
          <table:table-cell table:style-name="ce6" office:value-type="float" office:value="6949" calcext:value-type="float">
            <text:p>6949</text:p>
          </table:table-cell>
          <table:table-cell office:value-type="float" office:value="7731" calcext:value-type="float">
            <text:p>7731</text:p>
          </table:table-cell>
          <table:table-cell table:style-name="ce6" office:value-type="float" office:value="494" calcext:value-type="float">
            <text:p>494</text:p>
          </table:table-cell>
          <table:table-cell office:value-type="float" office:value="8753" calcext:value-type="float">
            <text:p>8753</text:p>
          </table:table-cell>
          <table:table-cell table:style-name="ce6" office:value-type="float" office:value="8707" calcext:value-type="float">
            <text:p>8707</text:p>
          </table:table-cell>
          <table:table-cell office:value-type="float" office:value="1523" calcext:value-type="float">
            <text:p>1523</text:p>
          </table:table-cell>
          <table:table-cell table:style-name="ce6" office:value-type="float" office:value="4426" calcext:value-type="float">
            <text:p>4426</text:p>
          </table:table-cell>
          <table:table-cell office:value-type="float" office:value="3543" calcext:value-type="float">
            <text:p>3543</text:p>
          </table:table-cell>
          <table:table-cell table:style-name="ce6" office:value-type="float" office:value="7085" calcext:value-type="float">
            <text:p>7085</text:p>
          </table:table-cell>
          <table:table-cell office:value-type="float" office:value="647" calcext:value-type="float">
            <text:p>647</text:p>
          </table:table-cell>
          <table:table-cell table:style-name="ce6" office:value-type="float" office:value="6771" calcext:value-type="float">
            <text:p>6771</text:p>
          </table:table-cell>
          <table:table-cell office:value-type="float" office:value="9847" calcext:value-type="float">
            <text:p>9847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5049" calcext:value-type="float">
            <text:p>5049</text:p>
          </table:table-cell>
          <table:table-cell table:style-name="ce6" office:value-type="float" office:value="824" calcext:value-type="float">
            <text:p>824</text:p>
          </table:table-cell>
          <table:table-cell office:value-type="float" office:value="8417" calcext:value-type="float">
            <text:p>8417</text:p>
          </table:table-cell>
          <table:table-cell table:style-name="ce6" office:value-type="float" office:value="5260" calcext:value-type="float">
            <text:p>5260</text:p>
          </table:table-cell>
          <table:table-cell office:value-type="float" office:value="2730" calcext:value-type="float">
            <text:p>2730</text:p>
          </table:table-cell>
          <table:table-cell table:style-name="ce6" office:value-type="float" office:value="5702" calcext:value-type="float">
            <text:p>5702</text:p>
          </table:table-cell>
          <table:table-cell office:value-type="float" office:value="2513" calcext:value-type="float">
            <text:p>2513</text:p>
          </table:table-cell>
          <table:table-cell table:style-name="ce6" office:value-type="float" office:value="9275" calcext:value-type="float">
            <text:p>9275</text:p>
          </table:table-cell>
          <table:table-cell office:value-type="float" office:value="4279" calcext:value-type="float">
            <text:p>4279</text:p>
          </table:table-cell>
          <table:table-cell table:style-name="ce6" office:value-type="float" office:value="2767" calcext:value-type="float">
            <text:p>2767</text:p>
          </table:table-cell>
          <table:table-cell office:value-type="float" office:value="8684" calcext:value-type="float">
            <text:p>8684</text:p>
          </table:table-cell>
          <table:table-cell table:style-name="ce6" office:value-type="float" office:value="1165" calcext:value-type="float">
            <text:p>1165</text:p>
          </table:table-cell>
          <table:table-cell office:value-type="float" office:value="9903" calcext:value-type="float">
            <text:p>9903</text:p>
          </table:table-cell>
          <table:table-cell table:style-name="ce6" office:value-type="float" office:value="4518" calcext:value-type="float">
            <text:p>4518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9682" calcext:value-type="float">
            <text:p>9682</text:p>
          </table:table-cell>
          <table:table-cell office:value-type="float" office:value="8963" calcext:value-type="float">
            <text:p>8963</text:p>
          </table:table-cell>
          <table:table-cell table:style-name="ce6" office:value-type="float" office:value="6005" calcext:value-type="float">
            <text:p>6005</text:p>
          </table:table-cell>
          <table:table-cell office:value-type="float" office:value="2102" calcext:value-type="float">
            <text:p>2102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6" office:value-type="float" office:value="8731" calcext:value-type="float">
            <text:p>8731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office:value-type="float" office:value="5259" calcext:value-type="float">
            <text:p>5259</text:p>
          </table:table-cell>
          <table:table-cell table:style-name="ce6" office:value-type="float" office:value="7064" calcext:value-type="float">
            <text:p>7064</text:p>
          </table:table-cell>
          <table:table-cell table:style-name="ce6" office:value-type="float" office:value="4085" calcext:value-type="float">
            <text:p>408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745" calcext:value-type="float">
            <text:p>7745</text:p>
          </table:table-cell>
          <table:table-cell table:style-name="ce6" office:value-type="float" office:value="7136" calcext:value-type="float">
            <text:p>7136</text:p>
          </table:table-cell>
          <table:table-cell table:style-name="ce6" office:value-type="float" office:value="3773" calcext:value-type="float">
            <text:p>3773</text:p>
          </table:table-cell>
          <table:table-cell table:style-name="ce6" office:value-type="float" office:value="3810" calcext:value-type="float">
            <text:p>3810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8255" calcext:value-type="float">
            <text:p>8255</text:p>
          </table:table-cell>
          <table:table-cell table:style-name="ce6" office:value-type="float" office:value="2705" calcext:value-type="float">
            <text:p>2705</text:p>
          </table:table-cell>
          <table:table-cell table:style-name="ce6" office:value-type="float" office:value="2653" calcext:value-type="float">
            <text:p>2653</text:p>
          </table:table-cell>
          <table:table-cell table:style-name="ce6" office:value-type="float" office:value="9790" calcext:value-type="float">
            <text:p>9790</text:p>
          </table:table-cell>
          <table:table-cell table:style-name="ce6" office:value-type="float" office:value="6807" calcext:value-type="float">
            <text:p>6807</text:p>
          </table:table-cell>
          <table:table-cell table:style-name="ce6" office:value-type="float" office:value="2342" calcext:value-type="float">
            <text:p>2342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9344" calcext:value-type="float">
            <text:p>9344</text:p>
          </table:table-cell>
          <table:table-cell table:style-name="ce6" office:value-type="float" office:value="2668" calcext:value-type="float">
            <text:p>2668</text:p>
          </table:table-cell>
          <table:table-cell office:value-type="float" office:value="3690" calcext:value-type="float">
            <text:p>3690</text:p>
          </table:table-cell>
          <table:table-cell office:value-type="float" office:value="2028" calcext:value-type="float">
            <text:p>2028</text:p>
          </table:table-cell>
          <table:table-cell office:value-type="float" office:value="9679" calcext:value-type="float">
            <text:p>9679</text:p>
          </table:table-cell>
          <table:table-cell office:value-type="float" office:value="8102" calcext:value-type="float">
            <text:p>8102</text:p>
          </table:table-cell>
          <table:table-cell office:value-type="float" office:value="574" calcext:value-type="float">
            <text:p>574</text:p>
          </table:table-cell>
          <table:table-cell office:value-type="float" office:value="4318" calcext:value-type="float">
            <text:p>4318</text:p>
          </table:table-cell>
          <table:table-cell office:value-type="float" office:value="6481" calcext:value-type="float">
            <text:p>6481</text:p>
          </table:table-cell>
          <table:table-cell office:value-type="float" office:value="9175" calcext:value-type="float">
            <text:p>9175</text:p>
          </table:table-cell>
          <table:table-cell office:value-type="float" office:value="5423" calcext:value-type="float">
            <text:p>5423</text:p>
          </table:table-cell>
          <table:table-cell office:value-type="float" office:value="8062" calcext:value-type="float">
            <text:p>8062</text:p>
          </table:table-cell>
          <table:table-cell office:value-type="float" office:value="2867" calcext:value-type="float">
            <text:p>2867</text:p>
          </table:table-cell>
          <table:table-cell office:value-type="float" office:value="9657" calcext:value-type="float">
            <text:p>9657</text:p>
          </table:table-cell>
          <table:table-cell office:value-type="float" office:value="7553" calcext:value-type="float">
            <text:p>7553</text:p>
          </table:table-cell>
          <table:table-cell office:value-type="float" office:value="3442" calcext:value-type="float">
            <text:p>3442</text:p>
          </table:table-cell>
          <table:table-cell office:value-type="float" office:value="3920" calcext:value-type="float">
            <text:p>3920</text:p>
          </table:table-cell>
          <table:table-cell office:value-type="float" office:value="7430" calcext:value-type="float">
            <text:p>7430</text:p>
          </table:table-cell>
          <table:table-cell office:value-type="float" office:value="3945" calcext:value-type="float">
            <text:p>3945</text:p>
          </table:table-cell>
          <table:table-cell table:style-name="ce6" office:value-type="float" office:value="7639" calcext:value-type="float">
            <text:p>7639</text:p>
          </table:table-cell>
          <table:table-cell office:value-type="float" office:value="3714" calcext:value-type="float">
            <text:p>3714</text:p>
          </table:table-cell>
          <table:table-cell table:style-name="ce6" office:value-type="float" office:value="3392" calcext:value-type="float">
            <text:p>3392</text:p>
          </table:table-cell>
          <table:table-cell office:value-type="float" office:value="2525" calcext:value-type="float">
            <text:p>2525</text:p>
          </table:table-cell>
          <table:table-cell table:style-name="ce6"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table:style-name="ce6" office:value-type="float" office:value="2867" calcext:value-type="float">
            <text:p>2867</text:p>
          </table:table-cell>
          <table:table-cell office:value-type="float" office:value="7951" calcext:value-type="float">
            <text:p>7951</text:p>
          </table:table-cell>
          <table:table-cell table:style-name="ce6" office:value-type="float" office:value="9667" calcext:value-type="float">
            <text:p>9667</text:p>
          </table:table-cell>
          <table:table-cell office:value-type="float" office:value="486" calcext:value-type="float">
            <text:p>486</text:p>
          </table:table-cell>
          <table:table-cell table:style-name="ce6" office:value-type="float" office:value="9506" calcext:value-type="float">
            <text:p>9506</text:p>
          </table:table-cell>
          <table:table-cell office:value-type="float" office:value="9888" calcext:value-type="float">
            <text:p>9888</text:p>
          </table:table-cell>
          <table:table-cell table:style-name="ce6" office:value-type="float" office:value="781" calcext:value-type="float">
            <text:p>781</text:p>
          </table:table-cell>
          <table:table-cell office:value-type="float" office:value="8866" calcext:value-type="float">
            <text:p>8866</text:p>
          </table:table-cell>
          <table:table-cell table:style-name="ce6" office:value-type="float" office:value="1702" calcext:value-type="float">
            <text:p>1702</text:p>
          </table:table-cell>
          <table:table-cell office:value-type="float" office:value="3795" calcext:value-type="float">
            <text:p>3795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 table:style-name="ce6" office:value-type="float" office:value="1483" calcext:value-type="float">
            <text:p>1483</text:p>
          </table:table-cell>
          <table:table-cell office:value-type="float" office:value="4200" calcext:value-type="float">
            <text:p>4200</text:p>
          </table:table-cell>
          <table:table-cell table:style-name="ce6" office:value-type="float" office:value="2131" calcext:value-type="float">
            <text:p>2131</text:p>
          </table:table-cell>
          <table:table-cell office:value-type="float" office:value="6969" calcext:value-type="float">
            <text:p>6969</text:p>
          </table:table-cell>
          <table:table-cell table:style-name="ce6" office:value-type="float" office:value="5931" calcext:value-type="float">
            <text:p>5931</text:p>
          </table:table-cell>
          <table:table-cell office:value-type="float" office:value="486" calcext:value-type="float">
            <text:p>486</text:p>
          </table:table-cell>
          <table:table-cell table:style-name="ce6" office:value-type="float" office:value="6880" calcext:value-type="float">
            <text:p>6880</text:p>
          </table:table-cell>
          <table:table-cell office:value-type="float" office:value="4404" calcext:value-type="float">
            <text:p>4404</text:p>
          </table:table-cell>
          <table:table-cell table:style-name="ce6" office:value-type="float" office:value="1084" calcext:value-type="float">
            <text:p>1084</text:p>
          </table:table-cell>
          <table:table-cell office:value-type="float" office:value="5169" calcext:value-type="float">
            <text:p>5169</text:p>
          </table:table-cell>
          <table:table-cell table:style-name="ce6" office:value-type="float" office:value="4910" calcext:value-type="float">
            <text:p>4910</text:p>
          </table:table-cell>
          <table:table-cell office:value-type="float" office:value="6567" calcext:value-type="float">
            <text:p>6567</text:p>
          </table:table-cell>
          <table:table-cell table:style-name="ce6" office:value-type="float" office:value="8335" calcext:value-type="float">
            <text:p>8335</text:p>
          </table:table-cell>
          <table:table-cell office:value-type="float" office:value="4686" calcext:value-type="float">
            <text:p>4686</text:p>
          </table:table-cell>
          <table:table-cell table:style-name="ce6" office:value-type="float" office:value="5043" calcext:value-type="float">
            <text:p>5043</text:p>
          </table:table-cell>
          <table:table-cell office:value-type="float" office:value="2614" calcext:value-type="float">
            <text:p>2614</text:p>
          </table:table-cell>
          <table:table-cell table:style-name="ce6" office:value-type="float" office:value="3352" calcext:value-type="float">
            <text:p>3352</text:p>
          </table:table-cell>
          <table:table-cell office:value-type="float" office:value="2667" calcext:value-type="float">
            <text:p>2667</text:p>
          </table:table-cell>
          <table:table-cell table:style-name="ce6" office:value-type="float" office:value="4513" calcext:value-type="float">
            <text:p>4513</text:p>
          </table:table-cell>
          <table:table-cell office:value-type="float" office:value="6472" calcext:value-type="float">
            <text:p>6472</text:p>
          </table:table-cell>
          <table:table-cell table:style-name="ce6" office:value-type="float" office:value="7471" calcext:value-type="float">
            <text:p>7471</text:p>
          </table:table-cell>
          <table:table-cell office:value-type="float" office:value="5720" calcext:value-type="float">
            <text:p>572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table:style-name="ce6" office:value-type="float" office:value="1613" calcext:value-type="float">
            <text:p>1613</text:p>
          </table:table-cell>
          <table:table-cell table:style-name="ce6" office:value-type="float" office:value="1716" calcext:value-type="float">
            <text:p>1716</text:p>
          </table:table-cell>
          <table:table-cell table:style-name="ce6" office:value-type="float" office:value="868" calcext:value-type="float">
            <text:p>868</text:p>
          </table:table-cell>
          <table:table-cell table:style-name="ce6" office:value-type="float" office:value="1906" calcext:value-type="float">
            <text:p>1906</text:p>
          </table:table-cell>
          <table:table-cell table:style-name="ce6" office:value-type="float" office:value="2681" calcext:value-type="float">
            <text:p>2681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5995" calcext:value-type="float">
            <text:p>5995</text:p>
          </table:table-cell>
          <table:table-cell table:style-name="ce6" office:value-type="float" office:value="2474" calcext:value-type="float">
            <text:p>2474</text:p>
          </table:table-cell>
          <table:table-cell table:style-name="ce6" office:value-type="float" office:value="7496" calcext:value-type="float">
            <text:p>7496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9491" calcext:value-type="float">
            <text:p>9491</text:p>
          </table:table-cell>
          <table:table-cell table:style-name="ce6" office:value-type="float" office:value="9087" calcext:value-type="float">
            <text:p>9087</text:p>
          </table:table-cell>
          <table:table-cell table:style-name="ce6" office:value-type="float" office:value="8850" calcext:value-type="float">
            <text:p>8850</text:p>
          </table:table-cell>
          <table:table-cell table:style-name="ce6" office:value-type="float" office:value="8287" calcext:value-type="float">
            <text:p>8287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6194" calcext:value-type="float">
            <text:p>6194</text:p>
          </table:table-cell>
          <table:table-cell table:style-name="ce6" office:value-type="float" office:value="2264" calcext:value-type="float">
            <text:p>2264</text:p>
          </table:table-cell>
          <table:table-cell table:style-name="ce6" office:value-type="float" office:value="2592" calcext:value-type="float">
            <text:p>2592</text:p>
          </table:table-cell>
          <table:table-cell office:value-type="float" office:value="7871" calcext:value-type="float">
            <text:p>7871</text:p>
          </table:table-cell>
          <table:table-cell office:value-type="float" office:value="7616" calcext:value-type="float">
            <text:p>7616</text:p>
          </table:table-cell>
          <table:table-cell office:value-type="float" office:value="8508" calcext:value-type="float">
            <text:p>8508</text:p>
          </table:table-cell>
          <table:table-cell office:value-type="float" office:value="4827" calcext:value-type="float">
            <text:p>4827</text:p>
          </table:table-cell>
          <table:table-cell office:value-type="float" office:value="760" calcext:value-type="float">
            <text:p>760</text:p>
          </table:table-cell>
          <table:table-cell office:value-type="float" office:value="2676" calcext:value-type="float">
            <text:p>2676</text:p>
          </table:table-cell>
          <table:table-cell office:value-type="float" office:value="4660" calcext:value-type="float">
            <text:p>4660</text:p>
          </table:table-cell>
          <table:table-cell office:value-type="float" office:value="4881" calcext:value-type="float">
            <text:p>4881</text:p>
          </table:table-cell>
          <table:table-cell office:value-type="float" office:value="7572" calcext:value-type="float">
            <text:p>7572</text:p>
          </table:table-cell>
          <table:table-cell office:value-type="float" office:value="3811" calcext:value-type="float">
            <text:p>3811</text:p>
          </table:table-cell>
          <table:table-cell office:value-type="float" office:value="9032" calcext:value-type="float">
            <text:p>9032</text:p>
          </table:table-cell>
          <table:table-cell office:value-type="float" office:value="939" calcext:value-type="float">
            <text:p>939</text:p>
          </table:table-cell>
          <table:table-cell office:value-type="float" office:value="4384" calcext:value-type="float">
            <text:p>4384</text:p>
          </table:table-cell>
          <table:table-cell office:value-type="float" office:value="929" calcext:value-type="float">
            <text:p>929</text:p>
          </table:table-cell>
          <table:table-cell office:value-type="float" office:value="7525" calcext:value-type="float">
            <text:p>7525</text:p>
          </table:table-cell>
          <table:table-cell office:value-type="float" office:value="8419" calcext:value-type="float">
            <text:p>8419</text:p>
          </table:table-cell>
          <table:table-cell office:value-type="float" office:value="5556" calcext:value-type="float">
            <text:p>5556</text:p>
          </table:table-cell>
          <table:table-cell table:style-name="ce6" office:value-type="float" office:value="9063" calcext:value-type="float">
            <text:p>9063</text:p>
          </table:table-cell>
          <table:table-cell office:value-type="float" office:value="662" calcext:value-type="float">
            <text:p>662</text:p>
          </table:table-cell>
          <table:table-cell table:style-name="ce6" office:value-type="float" office:value="8887" calcext:value-type="float">
            <text:p>8887</text:p>
          </table:table-cell>
          <table:table-cell office:value-type="float" office:value="7026" calcext:value-type="float">
            <text:p>7026</text:p>
          </table:table-cell>
          <table:table-cell table:style-name="ce6" office:value-type="float" office:value="8534" calcext:value-type="float">
            <text:p>8534</text:p>
          </table:table-cell>
          <table:table-cell office:value-type="float" office:value="3111" calcext:value-type="float">
            <text:p>3111</text:p>
          </table:table-cell>
          <table:table-cell table:style-name="ce6" office:value-type="float" office:value="1454" calcext:value-type="float">
            <text:p>1454</text:p>
          </table:table-cell>
          <table:table-cell office:value-type="float" office:value="2082" calcext:value-type="float">
            <text:p>2082</text:p>
          </table:table-cell>
          <table:table-cell table:style-name="ce6" office:value-type="float" office:value="7598" calcext:value-type="float">
            <text:p>7598</text:p>
          </table:table-cell>
          <table:table-cell office:value-type="float" office:value="5726" calcext:value-type="float">
            <text:p>5726</text:p>
          </table:table-cell>
          <table:table-cell table:style-name="ce6" office:value-type="float" office:value="6687" calcext:value-type="float">
            <text:p>6687</text:p>
          </table:table-cell>
          <table:table-cell office:value-type="float" office:value="9647" calcext:value-type="float">
            <text:p>9647</text:p>
          </table:table-cell>
          <table:table-cell table:style-name="ce6" office:value-type="float" office:value="7608" calcext:value-type="float">
            <text:p>7608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3014" calcext:value-type="float">
            <text:p>3014</text:p>
          </table:table-cell>
          <table:table-cell office:value-type="float" office:value="5063" calcext:value-type="float">
            <text:p>5063</text:p>
          </table:table-cell>
          <table:table-cell table:style-name="ce6" office:value-type="float" office:value="670" calcext:value-type="float">
            <text:p>670</text:p>
          </table:table-cell>
          <table:table-cell office:value-type="float" office:value="5461" calcext:value-type="float">
            <text:p>5461</text:p>
          </table:table-cell>
          <table:table-cell table:style-name="ce6" office:value-type="float" office:value="5631" calcext:value-type="float">
            <text:p>5631</text:p>
          </table:table-cell>
          <table:table-cell office:value-type="float" office:value="3367" calcext:value-type="float">
            <text:p>3367</text:p>
          </table:table-cell>
          <table:table-cell table:style-name="ce6" office:value-type="float" office:value="9796" calcext:value-type="float">
            <text:p>9796</text:p>
          </table:table-cell>
          <table:table-cell office:value-type="float" office:value="8475" calcext:value-type="float">
            <text:p>8475</text:p>
          </table:table-cell>
          <table:table-cell table:style-name="ce6" office:value-type="float" office:value="7908" calcext:value-type="float">
            <text:p>7908</text:p>
          </table:table-cell>
          <table:table-cell office:value-type="float" office:value="5073" calcext:value-type="float">
            <text:p>5073</text:p>
          </table:table-cell>
          <table:table-cell table:style-name="ce6" office:value-type="float" office:value="1565" calcext:value-type="float">
            <text:p>1565</text:p>
          </table:table-cell>
          <table:table-cell office:value-type="float" office:value="5008" calcext:value-type="float">
            <text:p>5008</text:p>
          </table:table-cell>
          <table:table-cell table:style-name="ce6" office:value-type="float" office:value="5295" calcext:value-type="float">
            <text:p>5295</text:p>
          </table:table-cell>
          <table:table-cell office:value-type="float" office:value="4457" calcext:value-type="float">
            <text:p>4457</text:p>
          </table:table-cell>
          <table:table-cell table:style-name="ce6" office:value-type="float" office:value="1274" calcext:value-type="float">
            <text:p>1274</text:p>
          </table:table-cell>
          <table:table-cell office:value-type="float" office:value="4788" calcext:value-type="float">
            <text:p>4788</text:p>
          </table:table-cell>
          <table:table-cell table:style-name="ce6" office:value-type="float" office:value="1728" calcext:value-type="float">
            <text:p>1728</text:p>
          </table:table-cell>
          <table:table-cell office:value-type="float" office:value="338" calcext:value-type="float">
            <text:p>338</text:p>
          </table:table-cell>
          <table:table-cell table:style-name="ce6" office:value-type="float" office:value="600" calcext:value-type="float">
            <text:p>600</text:p>
          </table:table-cell>
          <table:table-cell office:value-type="float" office:value="8415" calcext:value-type="float">
            <text:p>8415</text:p>
          </table:table-cell>
          <table:table-cell table:style-name="ce6" office:value-type="float" office:value="8535" calcext:value-type="float">
            <text:p>8535</text:p>
          </table:table-cell>
          <table:table-cell office:value-type="float" office:value="9351" calcext:value-type="float">
            <text:p>9351</text:p>
          </table:table-cell>
          <table:table-cell table:style-name="ce6" office:value-type="float" office:value="7750" calcext:value-type="float">
            <text:p>7750</text:p>
          </table:table-cell>
          <table:table-cell office:value-type="float" office:value="6887" calcext:value-type="float">
            <text:p>6887</text:p>
          </table:table-cell>
          <table:table-cell table:style-name="ce6" office:value-type="float" office:value="5845" calcext:value-type="float">
            <text:p>5845</text:p>
          </table:table-cell>
          <table:table-cell office:value-type="float" office:value="1741" calcext:value-type="float">
            <text:p>17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style-name="ce6" office:value-type="float" office:value="6489" calcext:value-type="float">
            <text:p>6489</text:p>
          </table:table-cell>
          <table:table-cell table:style-name="ce6" office:value-type="float" office:value="9634" calcext:value-type="float">
            <text:p>9634</text:p>
          </table:table-cell>
          <table:table-cell table:style-name="ce6" office:value-type="float" office:value="9464" calcext:value-type="float">
            <text:p>9464</text:p>
          </table:table-cell>
          <table:table-cell table:style-name="ce6" office:value-type="float" office:value="9055" calcext:value-type="float">
            <text:p>9055</text:p>
          </table:table-cell>
          <table:table-cell table:style-name="ce6" office:value-type="float" office:value="2413" calcext:value-type="float">
            <text:p>2413</text:p>
          </table:table-cell>
          <table:table-cell table:style-name="ce6" office:value-type="float" office:value="7824" calcext:value-type="float">
            <text:p>7824</text:p>
          </table:table-cell>
          <table:table-cell table:style-name="ce6" office:value-type="float" office:value="9517" calcext:value-type="float">
            <text:p>9517</text:p>
          </table:table-cell>
          <table:table-cell table:style-name="ce6" office:value-type="float" office:value="7532" calcext:value-type="float">
            <text:p>7532</text:p>
          </table:table-cell>
          <table:table-cell table:style-name="ce6" office:value-type="float" office:value="3577" calcext:value-type="float">
            <text:p>3577</text:p>
          </table:table-cell>
          <table:table-cell table:style-name="ce6" office:value-type="float" office:value="7050" calcext:value-type="float">
            <text:p>7050</text:p>
          </table:table-cell>
          <table:table-cell table:style-name="ce6" office:value-type="float" office:value="6186" calcext:value-type="float">
            <text:p>6186</text:p>
          </table:table-cell>
          <table:table-cell table:style-name="ce6" office:value-type="float" office:value="6980" calcext:value-type="float">
            <text:p>6980</text:p>
          </table:table-cell>
          <table:table-cell table:style-name="ce6" office:value-type="float" office:value="9365" calcext:value-type="float">
            <text:p>9365</text:p>
          </table:table-cell>
          <table:table-cell table:style-name="ce6" office:value-type="float" office:value="9782" calcext:value-type="float">
            <text:p>9782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2497" calcext:value-type="float">
            <text:p>2497</text:p>
          </table:table-cell>
          <table:table-cell table:style-name="ce6" office:value-type="float" office:value="8498" calcext:value-type="float">
            <text:p>8498</text:p>
          </table:table-cell>
          <table:table-cell table:style-name="ce6" office:value-type="float" office:value="2218" calcext:value-type="float">
            <text:p>2218</text:p>
          </table:table-cell>
          <table:table-cell table:style-name="ce6" office:value-type="float" office:value="2757" calcext:value-type="float">
            <text:p>2757</text:p>
          </table:table-cell>
          <table:table-cell table:style-name="ce6" office:value-type="float" office:value="5420" calcext:value-type="float">
            <text:p>5420</text:p>
          </table:table-cell>
          <table:table-cell office:value-type="float" office:value="6468" calcext:value-type="float">
            <text:p>6468</text:p>
          </table:table-cell>
          <table:table-cell office:value-type="float" office:value="586" calcext:value-type="float">
            <text:p>586</text:p>
          </table:table-cell>
          <table:table-cell office:value-type="float" office:value="3320" calcext:value-type="float">
            <text:p>3320</text:p>
          </table:table-cell>
          <table:table-cell office:value-type="float" office:value="9230" calcext:value-type="float">
            <text:p>9230</text:p>
          </table:table-cell>
          <table:table-cell office:value-type="float" office:value="1034" calcext:value-type="float">
            <text:p>1034</text:p>
          </table:table-cell>
          <table:table-cell office:value-type="float" office:value="1393" calcext:value-type="float">
            <text:p>1393</text:p>
          </table:table-cell>
          <table:table-cell office:value-type="float" office:value="9886" calcext:value-type="float">
            <text:p>9886</text:p>
          </table:table-cell>
          <table:table-cell office:value-type="float" office:value="5072" calcext:value-type="float">
            <text:p>5072</text:p>
          </table:table-cell>
          <table:table-cell office:value-type="float" office:value="9391" calcext:value-type="float">
            <text:p>9391</text:p>
          </table:table-cell>
          <table:table-cell office:value-type="float" office:value="1178" calcext:value-type="float">
            <text:p>1178</text:p>
          </table:table-cell>
          <table:table-cell office:value-type="float" office:value="8464" calcext:value-type="float">
            <text:p>8464</text:p>
          </table:table-cell>
          <table:table-cell office:value-type="float" office:value="8042" calcext:value-type="float">
            <text:p>8042</text:p>
          </table:table-cell>
          <table:table-cell office:value-type="float" office:value="6869" calcext:value-type="float">
            <text:p>6869</text:p>
          </table:table-cell>
          <table:table-cell office:value-type="float" office:value="2075" calcext:value-type="float">
            <text:p>2075</text:p>
          </table:table-cell>
          <table:table-cell office:value-type="float" office:value="8275" calcext:value-type="float">
            <text:p>8275</text:p>
          </table:table-cell>
          <table:table-cell office:value-type="float" office:value="3601" calcext:value-type="float">
            <text:p>3601</text:p>
          </table:table-cell>
          <table:table-cell office:value-type="float" office:value="7715" calcext:value-type="float">
            <text:p>7715</text:p>
          </table:table-cell>
          <table:table-cell table:style-name="ce6" office:value-type="float" office:value="9470" calcext:value-type="float">
            <text:p>9470</text:p>
          </table:table-cell>
          <table:table-cell office:value-type="float" office:value="8786" calcext:value-type="float">
            <text:p>8786</text:p>
          </table:table-cell>
          <table:table-cell table:style-name="ce6" office:value-type="float" office:value="6475" calcext:value-type="float">
            <text:p>6475</text:p>
          </table:table-cell>
          <table:table-cell office:value-type="float" office:value="8373" calcext:value-type="float">
            <text:p>8373</text:p>
          </table:table-cell>
          <table:table-cell table:style-name="ce6" office:value-type="float" office:value="2159" calcext:value-type="float">
            <text:p>2159</text:p>
          </table:table-cell>
          <table:table-cell office:value-type="float" office:value="9237" calcext:value-type="float">
            <text:p>9237</text:p>
          </table:table-cell>
          <table:table-cell table:style-name="ce6" office:value-type="float" office:value="2066" calcext:value-type="float">
            <text:p>2066</text:p>
          </table:table-cell>
          <table:table-cell office:value-type="float" office:value="3264" calcext:value-type="float">
            <text:p>3264</text:p>
          </table:table-cell>
          <table:table-cell table:style-name="ce6" office:value-type="float" office:value="5000" calcext:value-type="float">
            <text:p>5000</text:p>
          </table:table-cell>
          <table:table-cell office:value-type="float" office:value="679" calcext:value-type="float">
            <text:p>679</text:p>
          </table:table-cell>
          <table:table-cell table:style-name="ce6" office:value-type="float" office:value="355" calcext:value-type="float">
            <text:p>355</text:p>
          </table:table-cell>
          <table:table-cell office:value-type="float" office:value="3069" calcext:value-type="float">
            <text:p>3069</text:p>
          </table:table-cell>
          <table:table-cell table:style-name="ce6" office:value-type="float" office:value="4073" calcext:value-type="float">
            <text:p>4073</text:p>
          </table:table-cell>
          <table:table-cell office:value-type="float" office:value="494" calcext:value-type="float">
            <text:p>494</text:p>
          </table:table-cell>
          <table:table-cell table:style-name="ce6" office:value-type="float" office:value="2308" calcext:value-type="float">
            <text:p>2308</text:p>
          </table:table-cell>
          <table:table-cell office:value-type="float" office:value="5512" calcext:value-type="float">
            <text:p>5512</text:p>
          </table:table-cell>
          <table:table-cell table:style-name="ce6" office:value-type="float" office:value="4334" calcext:value-type="float">
            <text:p>4334</text:p>
          </table:table-cell>
          <table:table-cell office:value-type="float" office:value="9438" calcext:value-type="float">
            <text:p>9438</text:p>
          </table:table-cell>
          <table:table-cell table:style-name="ce6" office:value-type="float" office:value="8786" calcext:value-type="float">
            <text:p>8786</text:p>
          </table:table-cell>
          <table:table-cell office:value-type="float" office:value="8637" calcext:value-type="float">
            <text:p>8637</text:p>
          </table:table-cell>
          <table:table-cell table:style-name="ce6" office:value-type="float" office:value="9774" calcext:value-type="float">
            <text:p>9774</text:p>
          </table:table-cell>
          <table:table-cell office:value-type="float" office:value="1169" calcext:value-type="float">
            <text:p>1169</text:p>
          </table:table-cell>
          <table:table-cell table:style-name="ce6" office:value-type="float" office:value="1949" calcext:value-type="float">
            <text:p>1949</text:p>
          </table:table-cell>
          <table:table-cell office:value-type="float" office:value="6594" calcext:value-type="float">
            <text:p>6594</text:p>
          </table:table-cell>
          <table:table-cell table:style-name="ce6" office:value-type="float" office:value="6072" calcext:value-type="float">
            <text:p>6072</text:p>
          </table:table-cell>
          <table:table-cell office:value-type="float" office:value="4270" calcext:value-type="float">
            <text:p>4270</text:p>
          </table:table-cell>
          <table:table-cell table:style-name="ce6" office:value-type="float" office:value="9158" calcext:value-type="float">
            <text:p>9158</text:p>
          </table:table-cell>
          <table:table-cell office:value-type="float" office:value="7916" calcext:value-type="float">
            <text:p>7916</text:p>
          </table:table-cell>
          <table:table-cell table:style-name="ce6" office:value-type="float" office:value="5752" calcext:value-type="float">
            <text:p>5752</text:p>
          </table:table-cell>
          <table:table-cell office:value-type="float" office:value="6794" calcext:value-type="float">
            <text:p>6794</text:p>
          </table:table-cell>
          <table:table-cell table:style-name="ce6" office:value-type="float" office:value="9391" calcext:value-type="float">
            <text:p>9391</text:p>
          </table:table-cell>
          <table:table-cell office:value-type="float" office:value="6301" calcext:value-type="float">
            <text:p>6301</text:p>
          </table:table-cell>
          <table:table-cell table:style-name="ce6" office:value-type="float" office:value="5842" calcext:value-type="float">
            <text:p>5842</text:p>
          </table:table-cell>
          <table:table-cell office:value-type="float" office:value="3285" calcext:value-type="float">
            <text:p>3285</text:p>
          </table:table-cell>
          <table:table-cell table:style-name="ce6" office:value-type="float" office:value="2141" calcext:value-type="float">
            <text:p>2141</text:p>
          </table:table-cell>
          <table:table-cell office:value-type="float" office:value="3898" calcext:value-type="float">
            <text:p>3898</text:p>
          </table:table-cell>
          <table:table-cell table:style-name="ce6" office:value-type="float" office:value="8027" calcext:value-type="float">
            <text:p>8027</text:p>
          </table:table-cell>
          <table:table-cell office:value-type="float" office:value="4310" calcext:value-type="float">
            <text:p>4310</text:p>
          </table:table-cell>
          <table:table-cell table:style-name="ce6" office:value-type="float" office:value="8821" calcext:value-type="float">
            <text:p>8821</text:p>
          </table:table-cell>
          <table:table-cell office:value-type="float" office:value="7079" calcext:value-type="float">
            <text:p>707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table:style-name="ce6" office:value-type="float" office:value="6681" calcext:value-type="float">
            <text:p>6681</text:p>
          </table:table-cell>
          <table:table-cell table:style-name="ce6" office:value-type="float" office:value="4732" calcext:value-type="float">
            <text:p>4732</text:p>
          </table:table-cell>
          <table:table-cell table:style-name="ce6" office:value-type="float" office:value="7151" calcext:value-type="float">
            <text:p>7151</text:p>
          </table:table-cell>
          <table:table-cell table:style-name="ce6" office:value-type="float" office:value="7060" calcext:value-type="float">
            <text:p>7060</text:p>
          </table:table-cell>
          <table:table-cell table:style-name="ce6" office:value-type="float" office:value="5204" calcext:value-type="float">
            <text:p>5204</text:p>
          </table:table-cell>
          <table:table-cell table:style-name="ce6" office:value-type="float" office:value="9030" calcext:value-type="float">
            <text:p>9030</text:p>
          </table:table-cell>
          <table:table-cell table:style-name="ce6" office:value-type="float" office:value="7157" calcext:value-type="float">
            <text:p>7157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5014" calcext:value-type="float">
            <text:p>5014</text:p>
          </table:table-cell>
          <table:table-cell table:style-name="ce6" office:value-type="float" office:value="8723" calcext:value-type="float">
            <text:p>8723</text:p>
          </table:table-cell>
          <table:table-cell table:style-name="ce6" office:value-type="float" office:value="3207" calcext:value-type="float">
            <text:p>3207</text:p>
          </table:table-cell>
          <table:table-cell table:style-name="ce6" office:value-type="float" office:value="9796" calcext:value-type="float">
            <text:p>9796</text:p>
          </table:table-cell>
          <table:table-cell table:style-name="ce6" office:value-type="float" office:value="9286" calcext:value-type="float">
            <text:p>9286</text:p>
          </table:table-cell>
          <table:table-cell table:style-name="ce6" office:value-type="float" office:value="4913" calcext:value-type="float">
            <text:p>491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5118" calcext:value-type="float">
            <text:p>5118</text:p>
          </table:table-cell>
          <table:table-cell table:style-name="ce6" office:value-type="float" office:value="7650" calcext:value-type="float">
            <text:p>7650</text:p>
          </table:table-cell>
          <table:table-cell table:style-name="ce6" office:value-type="float" office:value="9335" calcext:value-type="float">
            <text:p>9335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float" office:value="3675" calcext:value-type="float">
            <text:p>3675</text:p>
          </table:table-cell>
          <table:table-cell table:style-name="ce6" office:value-type="float" office:value="2597" calcext:value-type="float">
            <text:p>2597</text:p>
          </table:table-cell>
          <table:table-cell office:value-type="float" office:value="5144" calcext:value-type="float">
            <text:p>5144</text:p>
          </table:table-cell>
          <table:table-cell office:value-type="float" office:value="3945" calcext:value-type="float">
            <text:p>3945</text:p>
          </table:table-cell>
          <table:table-cell office:value-type="float" office:value="5090" calcext:value-type="float">
            <text:p>5090</text:p>
          </table:table-cell>
          <table:table-cell office:value-type="float" office:value="8384" calcext:value-type="float">
            <text:p>8384</text:p>
          </table:table-cell>
          <table:table-cell office:value-type="float" office:value="187" calcext:value-type="float">
            <text:p>187</text:p>
          </table:table-cell>
          <table:table-cell office:value-type="float" office:value="4102" calcext:value-type="float">
            <text:p>4102</text:p>
          </table:table-cell>
          <table:table-cell office:value-type="float" office:value="1260" calcext:value-type="float">
            <text:p>1260</text:p>
          </table:table-cell>
          <table:table-cell office:value-type="float" office:value="2445" calcext:value-type="float">
            <text:p>2445</text:p>
          </table:table-cell>
          <table:table-cell office:value-type="float" office:value="2792" calcext:value-type="float">
            <text:p>2792</text:p>
          </table:table-cell>
          <table:table-cell office:value-type="float" office:value="4422" calcext:value-type="float">
            <text:p>4422</text:p>
          </table:table-cell>
          <table:table-cell office:value-type="float" office:value="8389" calcext:value-type="float">
            <text:p>8389</text:p>
          </table:table-cell>
          <table:table-cell office:value-type="float" office:value="9290" calcext:value-type="float">
            <text:p>9290</text:p>
          </table:table-cell>
          <table:table-cell office:value-type="float" office:value="50" calcext:value-type="float">
            <text:p>50</text:p>
          </table:table-cell>
          <table:table-cell office:value-type="float" office:value="1765" calcext:value-type="float">
            <text:p>1765</text:p>
          </table:table-cell>
          <table:table-cell office:value-type="float" office:value="1521" calcext:value-type="float">
            <text:p>1521</text:p>
          </table:table-cell>
          <table:table-cell office:value-type="float" office:value="6921" calcext:value-type="float">
            <text:p>6921</text:p>
          </table:table-cell>
          <table:table-cell office:value-type="float" office:value="8586" calcext:value-type="float">
            <text:p>8586</text:p>
          </table:table-cell>
          <table:table-cell table:style-name="ce6" office:value-type="float" office:value="4368" calcext:value-type="float">
            <text:p>4368</text:p>
          </table:table-cell>
          <table:table-cell office:value-type="float" office:value="1565" calcext:value-type="float">
            <text:p>1565</text:p>
          </table:table-cell>
          <table:table-cell table:style-name="ce6" office:value-type="float" office:value="5727" calcext:value-type="float">
            <text:p>5727</text:p>
          </table:table-cell>
          <table:table-cell office:value-type="float" office:value="7855" calcext:value-type="float">
            <text:p>7855</text:p>
          </table:table-cell>
          <table:table-cell table:style-name="ce6" office:value-type="float" office:value="2003" calcext:value-type="float">
            <text:p>2003</text:p>
          </table:table-cell>
          <table:table-cell office:value-type="float" office:value="4834" calcext:value-type="float">
            <text:p>4834</text:p>
          </table:table-cell>
          <table:table-cell table:style-name="ce6" office:value-type="float" office:value="9897" calcext:value-type="float">
            <text:p>9897</text:p>
          </table:table-cell>
          <table:table-cell office:value-type="float" office:value="5911" calcext:value-type="float">
            <text:p>5911</text:p>
          </table:table-cell>
          <table:table-cell table:style-name="ce6" office:value-type="float" office:value="8630" calcext:value-type="float">
            <text:p>8630</text:p>
          </table:table-cell>
          <table:table-cell office:value-type="float" office:value="5070" calcext:value-type="float">
            <text:p>5070</text:p>
          </table:table-cell>
          <table:table-cell table:style-name="ce6" office:value-type="float" office:value="1330" calcext:value-type="float">
            <text:p>1330</text:p>
          </table:table-cell>
          <table:table-cell office:value-type="float" office:value="7692" calcext:value-type="float">
            <text:p>7692</text:p>
          </table:table-cell>
          <table:table-cell table:style-name="ce6" office:value-type="float" office:value="7557" calcext:value-type="float">
            <text:p>7557</text:p>
          </table:table-cell>
          <table:table-cell office:value-type="float" office:value="7980" calcext:value-type="float">
            <text:p>7980</text:p>
          </table:table-cell>
          <table:table-cell table:style-name="ce6" office:value-type="float" office:value="6028" calcext:value-type="float">
            <text:p>6028</text:p>
          </table:table-cell>
          <table:table-cell office:value-type="float" office:value="5805" calcext:value-type="float">
            <text:p>5805</text:p>
          </table:table-cell>
          <table:table-cell table:style-name="ce6" office:value-type="float" office:value="9090" calcext:value-type="float">
            <text:p>9090</text:p>
          </table:table-cell>
          <table:table-cell office:value-type="float" office:value="8265" calcext:value-type="float">
            <text:p>8265</text:p>
          </table:table-cell>
          <table:table-cell table:style-name="ce6" office:value-type="float" office:value="3019" calcext:value-type="float">
            <text:p>3019</text:p>
          </table:table-cell>
          <table:table-cell office:value-type="float" office:value="3802" calcext:value-type="float">
            <text:p>3802</text:p>
          </table:table-cell>
          <table:table-cell table:style-name="ce6" office:value-type="float" office:value="698" calcext:value-type="float">
            <text:p>698</text:p>
          </table:table-cell>
          <table:table-cell office:value-type="float" office:value="9149" calcext:value-type="float">
            <text:p>9149</text:p>
          </table:table-cell>
          <table:table-cell table:style-name="ce6" office:value-type="float" office:value="5748" calcext:value-type="float">
            <text:p>5748</text:p>
          </table:table-cell>
          <table:table-cell office:value-type="float" office:value="1965" calcext:value-type="float">
            <text:p>1965</text:p>
          </table:table-cell>
          <table:table-cell table:style-name="ce6" office:value-type="float" office:value="9658" calcext:value-type="float">
            <text:p>9658</text:p>
          </table:table-cell>
          <table:table-cell office:value-type="float" office:value="4417" calcext:value-type="float">
            <text:p>4417</text:p>
          </table:table-cell>
          <table:table-cell table:style-name="ce6" office:value-type="float" office:value="5994" calcext:value-type="float">
            <text:p>5994</text:p>
          </table:table-cell>
          <table:table-cell office:value-type="float" office:value="5584" calcext:value-type="float">
            <text:p>5584</text:p>
          </table:table-cell>
          <table:table-cell table:style-name="ce6" office:value-type="float" office:value="8226" calcext:value-type="float">
            <text:p>8226</text:p>
          </table:table-cell>
          <table:table-cell office:value-type="float" office:value="2937" calcext:value-type="float">
            <text:p>2937</text:p>
          </table:table-cell>
          <table:table-cell table:style-name="ce6" office:value-type="float" office:value="272" calcext:value-type="float">
            <text:p>272</text:p>
          </table:table-cell>
          <table:table-cell office:value-type="float" office:value="5743" calcext:value-type="float">
            <text:p>5743</text:p>
          </table:table-cell>
          <table:table-cell table:style-name="ce6" office:value-type="float" office:value="1278" calcext:value-type="float">
            <text:p>1278</text:p>
          </table:table-cell>
          <table:table-cell office:value-type="float" office:value="5698" calcext:value-type="float">
            <text:p>5698</text:p>
          </table:table-cell>
          <table:table-cell table:style-name="ce6" office:value-type="float" office:value="8736" calcext:value-type="float">
            <text:p>8736</text:p>
          </table:table-cell>
          <table:table-cell office:value-type="float" office:value="2595" calcext:value-type="float">
            <text:p>2595</text:p>
          </table:table-cell>
          <table:table-cell table:style-name="ce6" office:value-type="float" office:value="6475" calcext:value-type="float">
            <text:p>6475</text:p>
          </table:table-cell>
          <table:table-cell office:value-type="float" office:value="5342" calcext:value-type="float">
            <text:p>5342</text:p>
          </table:table-cell>
          <table:table-cell table:style-name="ce6" office:value-type="float" office:value="6596" calcext:value-type="float">
            <text:p>6596</text:p>
          </table:table-cell>
          <table:table-cell office:value-type="float" office:value="1149" calcext:value-type="float">
            <text:p>1149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table:style-name="ce6" office:value-type="float" office:value="8009" calcext:value-type="float">
            <text:p>8009</text:p>
          </table:table-cell>
          <table:table-cell table:style-name="ce6" office:value-type="float" office:value="9546" calcext:value-type="float">
            <text:p>9546</text:p>
          </table:table-cell>
          <table:table-cell table:style-name="ce6" office:value-type="float" office:value="6310" calcext:value-type="float">
            <text:p>6310</text:p>
          </table:table-cell>
          <table:table-cell table:style-name="ce6" office:value-type="float" office:value="8772" calcext:value-type="float">
            <text:p>8772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9846" calcext:value-type="float">
            <text:p>9846</text:p>
          </table:table-cell>
          <table:table-cell table:style-name="ce6" office:value-type="float" office:value="6592" calcext:value-type="float">
            <text:p>6592</text:p>
          </table:table-cell>
          <table:table-cell table:style-name="ce6" office:value-type="float" office:value="6872" calcext:value-type="float">
            <text:p>6872</text:p>
          </table:table-cell>
          <table:table-cell table:style-name="ce6" office:value-type="float" office:value="3857" calcext:value-type="float">
            <text:p>3857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8125" calcext:value-type="float">
            <text:p>8125</text:p>
          </table:table-cell>
          <table:table-cell table:style-name="ce6" office:value-type="float" office:value="7042" calcext:value-type="float">
            <text:p>7042</text:p>
          </table:table-cell>
          <table:table-cell table:style-name="ce6" office:value-type="float" office:value="1544" calcext:value-type="float">
            <text:p>1544</text:p>
          </table:table-cell>
          <table:table-cell table:style-name="ce6" office:value-type="float" office:value="6159" calcext:value-type="float">
            <text:p>6159</text:p>
          </table:table-cell>
          <table:table-cell table:style-name="ce6" office:value-type="float" office:value="2330" calcext:value-type="float">
            <text:p>2330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4604" calcext:value-type="float">
            <text:p>4604</text:p>
          </table:table-cell>
          <table:table-cell table:style-name="ce6" office:value-type="float" office:value="7899" calcext:value-type="float">
            <text:p>7899</text:p>
          </table:table-cell>
          <table:table-cell table:style-name="ce6" office:value-type="float" office:value="6848" calcext:value-type="float">
            <text:p>6848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8067" calcext:value-type="float">
            <text:p>8067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295" calcext:value-type="float">
            <text:p>7295</text:p>
          </table:table-cell>
          <table:table-cell office:value-type="float" office:value="1857" calcext:value-type="float">
            <text:p>1857</text:p>
          </table:table-cell>
          <table:table-cell office:value-type="float" office:value="9505" calcext:value-type="float">
            <text:p>9505</text:p>
          </table:table-cell>
          <table:table-cell office:value-type="float" office:value="6936" calcext:value-type="float">
            <text:p>6936</text:p>
          </table:table-cell>
          <table:table-cell office:value-type="float" office:value="384" calcext:value-type="float">
            <text:p>384</text:p>
          </table:table-cell>
          <table:table-cell office:value-type="float" office:value="2193" calcext:value-type="float">
            <text:p>2193</text:p>
          </table:table-cell>
          <table:table-cell office:value-type="float" office:value="2190" calcext:value-type="float">
            <text:p>2190</text:p>
          </table:table-cell>
          <table:table-cell office:value-type="float" office:value="301" calcext:value-type="float">
            <text:p>301</text:p>
          </table:table-cell>
          <table:table-cell office:value-type="float" office:value="8535" calcext:value-type="float">
            <text:p>8535</text:p>
          </table:table-cell>
          <table:table-cell office:value-type="float" office:value="5503" calcext:value-type="float">
            <text:p>5503</text:p>
          </table:table-cell>
          <table:table-cell office:value-type="float" office:value="1462" calcext:value-type="float">
            <text:p>1462</text:p>
          </table:table-cell>
          <table:table-cell office:value-type="float" office:value="7380" calcext:value-type="float">
            <text:p>7380</text:p>
          </table:table-cell>
          <table:table-cell office:value-type="float" office:value="5114" calcext:value-type="float">
            <text:p>5114</text:p>
          </table:table-cell>
          <table:table-cell office:value-type="float" office:value="4824" calcext:value-type="float">
            <text:p>4824</text:p>
          </table:table-cell>
          <table:table-cell office:value-type="float" office:value="8833" calcext:value-type="float">
            <text:p>8833</text:p>
          </table:table-cell>
          <table:table-cell table:style-name="ce6" office:value-type="float" office:value="1763" calcext:value-type="float">
            <text:p>1763</text:p>
          </table:table-cell>
          <table:table-cell office:value-type="float" office:value="4974" calcext:value-type="float">
            <text:p>4974</text:p>
          </table:table-cell>
          <table:table-cell table:style-name="ce6" office:value-type="float" office:value="8711" calcext:value-type="float">
            <text:p>8711</text:p>
          </table:table-cell>
          <table:table-cell office:value-type="float" office:value="9262" calcext:value-type="float">
            <text:p>9262</text:p>
          </table:table-cell>
          <table:table-cell table:style-name="ce6" office:value-type="float" office:value="6698" calcext:value-type="float">
            <text:p>6698</text:p>
          </table:table-cell>
          <table:table-cell office:value-type="float" office:value="3999" calcext:value-type="float">
            <text:p>3999</text:p>
          </table:table-cell>
          <table:table-cell table:style-name="ce6" office:value-type="float" office:value="2645" calcext:value-type="float">
            <text:p>2645</text:p>
          </table:table-cell>
          <table:table-cell office:value-type="float" office:value="6937" calcext:value-type="float">
            <text:p>6937</text:p>
          </table:table-cell>
          <table:table-cell table:style-name="ce6" office:value-type="float" office:value="7747" calcext:value-type="float">
            <text:p>7747</text:p>
          </table:table-cell>
          <table:table-cell office:value-type="float" office:value="1128" calcext:value-type="float">
            <text:p>1128</text:p>
          </table:table-cell>
          <table:table-cell table:style-name="ce6" office:value-type="float" office:value="2933" calcext:value-type="float">
            <text:p>2933</text:p>
          </table:table-cell>
          <table:table-cell office:value-type="float" office:value="3556" calcext:value-type="float">
            <text:p>3556</text:p>
          </table:table-cell>
          <table:table-cell table:style-name="ce6" office:value-type="float" office:value="7943" calcext:value-type="float">
            <text:p>7943</text:p>
          </table:table-cell>
          <table:table-cell office:value-type="float" office:value="2885" calcext:value-type="float">
            <text:p>2885</text:p>
          </table:table-cell>
          <table:table-cell table:style-name="ce6" office:value-type="float" office:value="3122" calcext:value-type="float">
            <text:p>3122</text:p>
          </table:table-cell>
          <table:table-cell office:value-type="float" office:value="9105" calcext:value-type="float">
            <text:p>9105</text:p>
          </table:table-cell>
          <table:table-cell table:style-name="ce6" office:value-type="float" office:value="5447" calcext:value-type="float">
            <text:p>5447</text:p>
          </table:table-cell>
          <table:table-cell office:value-type="float" office:value="418" calcext:value-type="float">
            <text:p>418</text:p>
          </table:table-cell>
          <table:table-cell table:style-name="ce6" office:value-type="float" office:value="2899" calcext:value-type="float">
            <text:p>2899</text:p>
          </table:table-cell>
          <table:table-cell office:value-type="float" office:value="5148" calcext:value-type="float">
            <text:p>5148</text:p>
          </table:table-cell>
          <table:table-cell table:style-name="ce6" office:value-type="float" office:value="3699" calcext:value-type="float">
            <text:p>3699</text:p>
          </table:table-cell>
          <table:table-cell office:value-type="float" office:value="9021" calcext:value-type="float">
            <text:p>9021</text:p>
          </table:table-cell>
          <table:table-cell table:style-name="ce6" office:value-type="float" office:value="9501" calcext:value-type="float">
            <text:p>9501</text:p>
          </table:table-cell>
          <table:table-cell office:value-type="float" office:value="597" calcext:value-type="float">
            <text:p>597</text:p>
          </table:table-cell>
          <table:table-cell table:style-name="ce6" office:value-type="float" office:value="4084" calcext:value-type="float">
            <text:p>4084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79" calcext:value-type="float">
            <text:p>1079</text:p>
          </table:table-cell>
          <table:table-cell office:value-type="float" office:value="6067" calcext:value-type="float">
            <text:p>6067</text:p>
          </table:table-cell>
          <table:table-cell table:style-name="ce6" office:value-type="float" office:value="5812" calcext:value-type="float">
            <text:p>5812</text:p>
          </table:table-cell>
          <table:table-cell office:value-type="float" office:value="4326" calcext:value-type="float">
            <text:p>4326</text:p>
          </table:table-cell>
          <table:table-cell table:style-name="ce6" office:value-type="float" office:value="9914" calcext:value-type="float">
            <text:p>9914</text:p>
          </table:table-cell>
          <table:table-cell office:value-type="float" office:value="6633" calcext:value-type="float">
            <text:p>6633</text:p>
          </table:table-cell>
          <table:table-cell table:style-name="ce6" office:value-type="float" office:value="5394" calcext:value-type="float">
            <text:p>5394</text:p>
          </table:table-cell>
          <table:table-cell office:value-type="float" office:value="4233" calcext:value-type="float">
            <text:p>4233</text:p>
          </table:table-cell>
          <table:table-cell table:style-name="ce6" office:value-type="float" office:value="6728" calcext:value-type="float">
            <text:p>6728</text:p>
          </table:table-cell>
          <table:table-cell office:value-type="float" office:value="9084" calcext:value-type="float">
            <text:p>9084</text:p>
          </table:table-cell>
          <table:table-cell table:style-name="ce6" office:value-type="float" office:value="1864" calcext:value-type="float">
            <text:p>1864</text:p>
          </table:table-cell>
          <table:table-cell office:value-type="float" office:value="5863" calcext:value-type="float">
            <text:p>586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  <table:table-cell table:style-name="ce6" office:value-type="float" office:value="8793" calcext:value-type="float">
            <text:p>8793</text:p>
          </table:table-cell>
          <table:table-cell table:style-name="ce6" office:value-type="float" office:value="9117" calcext:value-type="float">
            <text:p>9117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9542" calcext:value-type="float">
            <text:p>9542</text:p>
          </table:table-cell>
          <table:table-cell table:style-name="ce6" office:value-type="float" office:value="8246" calcext:value-type="float">
            <text:p>8246</text:p>
          </table:table-cell>
          <table:table-cell table:style-name="ce6" office:value-type="float" office:value="8437" calcext:value-type="float">
            <text:p>8437</text:p>
          </table:table-cell>
          <table:table-cell table:style-name="ce6" office:value-type="float" office:value="3331" calcext:value-type="float">
            <text:p>3331</text:p>
          </table:table-cell>
          <table:table-cell table:style-name="ce6" office:value-type="float" office:value="9128" calcext:value-type="float">
            <text:p>9128</text:p>
          </table:table-cell>
          <table:table-cell table:style-name="ce6" office:value-type="float" office:value="9675" calcext:value-type="float">
            <text:p>9675</text:p>
          </table:table-cell>
          <table:table-cell table:style-name="ce6" office:value-type="float" office:value="6086" calcext:value-type="float">
            <text:p>6086</text:p>
          </table:table-cell>
          <table:table-cell table:style-name="ce6" office:value-type="float" office:value="7075" calcext:value-type="float">
            <text:p>7075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7932" calcext:value-type="float">
            <text:p>7932</text:p>
          </table:table-cell>
          <table:table-cell table:style-name="ce6" office:value-type="float" office:value="3583" calcext:value-type="float">
            <text:p>3583</text:p>
          </table:table-cell>
          <table:table-cell table:style-name="ce6" office:value-type="float" office:value="7167" calcext:value-type="float">
            <text:p>7167</text:p>
          </table:table-cell>
          <table:table-cell table:style-name="ce6" office:value-type="float" office:value="4178" calcext:value-type="float">
            <text:p>4178</text:p>
          </table:table-cell>
          <table:table-cell table:style-name="ce6" office:value-type="float" office:value="1726" calcext:value-type="float">
            <text:p>1726</text:p>
          </table:table-cell>
          <table:table-cell table:style-name="ce6" office:value-type="float" office:value="7720" calcext:value-type="float">
            <text:p>7720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8277" calcext:value-type="float">
            <text:p>8277</text:p>
          </table:table-cell>
          <table:table-cell office:value-type="float" office:value="7887" calcext:value-type="float">
            <text:p>7887</text:p>
          </table:table-cell>
          <table:table-cell office:value-type="float" office:value="6359" calcext:value-type="float">
            <text:p>6359</text:p>
          </table:table-cell>
          <table:table-cell office:value-type="float" office:value="5912" calcext:value-type="float">
            <text:p>5912</text:p>
          </table:table-cell>
          <table:table-cell office:value-type="float" office:value="1719" calcext:value-type="float">
            <text:p>1719</text:p>
          </table:table-cell>
          <table:table-cell office:value-type="float" office:value="2780" calcext:value-type="float">
            <text:p>2780</text:p>
          </table:table-cell>
          <table:table-cell office:value-type="float" office:value="8529" calcext:value-type="float">
            <text:p>8529</text:p>
          </table:table-cell>
          <table:table-cell office:value-type="float" office:value="1359" calcext:value-type="float">
            <text:p>1359</text:p>
          </table:table-cell>
          <table:table-cell office:value-type="float" office:value="2013" calcext:value-type="float">
            <text:p>2013</text:p>
          </table:table-cell>
          <table:table-cell office:value-type="float" office:value="4498" calcext:value-type="float">
            <text:p>4498</text:p>
          </table:table-cell>
          <table:table-cell office:value-type="float" office:value="8072" calcext:value-type="float">
            <text:p>8072</text:p>
          </table:table-cell>
          <table:table-cell office:value-type="float" office:value="1129" calcext:value-type="float">
            <text:p>1129</text:p>
          </table:table-cell>
          <table:table-cell office:value-type="float" office:value="9998" calcext:value-type="float">
            <text:p>9998</text:p>
          </table:table-cell>
          <table:table-cell office:value-type="float" office:value="1147" calcext:value-type="float">
            <text:p>1147</text:p>
          </table:table-cell>
          <table:table-cell office:value-type="float" office:value="8804" calcext:value-type="float">
            <text:p>8804</text:p>
          </table:table-cell>
          <table:table-cell office:value-type="float" office:value="9405" calcext:value-type="float">
            <text:p>9405</text:p>
          </table:table-cell>
          <table:table-cell office:value-type="float" office:value="6255" calcext:value-type="float">
            <text:p>6255</text:p>
          </table:table-cell>
          <table:table-cell office:value-type="float" office:value="1619" calcext:value-type="float">
            <text:p>1619</text:p>
          </table:table-cell>
          <table:table-cell table:style-name="ce6" office:value-type="float" office:value="2165" calcext:value-type="float">
            <text:p>2165</text:p>
          </table:table-cell>
          <table:table-cell office:value-type="float" office:value="7491" calcext:value-type="float">
            <text:p>749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8882" calcext:value-type="float">
            <text:p>8882</text:p>
          </table:table-cell>
          <table:table-cell table:style-name="ce6" office:value-type="float" office:value="7378" calcext:value-type="float">
            <text:p>7378</text:p>
          </table:table-cell>
          <table:table-cell office:value-type="float" office:value="3337" calcext:value-type="float">
            <text:p>3337</text:p>
          </table:table-cell>
          <table:table-cell table:style-name="ce6" office:value-type="float" office:value="503" calcext:value-type="float">
            <text:p>503</text:p>
          </table:table-cell>
          <table:table-cell office:value-type="float" office:value="5758" calcext:value-type="float">
            <text:p>5758</text:p>
          </table:table-cell>
          <table:table-cell table:style-name="ce6" office:value-type="float" office:value="4109" calcext:value-type="float">
            <text:p>4109</text:p>
          </table:table-cell>
          <table:table-cell office:value-type="float" office:value="3577" calcext:value-type="float">
            <text:p>3577</text:p>
          </table:table-cell>
          <table:table-cell table:style-name="ce6" office:value-type="float" office:value="985" calcext:value-type="float">
            <text:p>985</text:p>
          </table:table-cell>
          <table:table-cell office:value-type="float" office:value="3200" calcext:value-type="float">
            <text:p>3200</text:p>
          </table:table-cell>
          <table:table-cell table:style-name="ce6" office:value-type="float" office:value="7615" calcext:value-type="float">
            <text:p>7615</text:p>
          </table:table-cell>
          <table:table-cell office:value-type="float" office:value="8058" calcext:value-type="float">
            <text:p>8058</text:p>
          </table:table-cell>
          <table:table-cell table:style-name="ce6" office:value-type="float" office:value="5032" calcext:value-type="float">
            <text:p>5032</text:p>
          </table:table-cell>
          <table:table-cell office:value-type="float" office:value="1080" calcext:value-type="float">
            <text:p>1080</text:p>
          </table:table-cell>
          <table:table-cell table:style-name="ce6" office:value-type="float" office:value="6410" calcext:value-type="float">
            <text:p>6410</text:p>
          </table:table-cell>
          <table:table-cell office:value-type="float" office:value="6873" calcext:value-type="float">
            <text:p>6873</text:p>
          </table:table-cell>
          <table:table-cell table:style-name="ce6" office:value-type="float" office:value="5496" calcext:value-type="float">
            <text:p>5496</text:p>
          </table:table-cell>
          <table:table-cell office:value-type="float" office:value="1466" calcext:value-type="float">
            <text:p>1466</text:p>
          </table:table-cell>
          <table:table-cell table:style-name="ce6" office:value-type="float" office:value="2412" calcext:value-type="float">
            <text:p>2412</text:p>
          </table:table-cell>
          <table:table-cell office:value-type="float" office:value="9885" calcext:value-type="float">
            <text:p>9885</text:p>
          </table:table-cell>
          <table:table-cell table:style-name="ce6" office:value-type="float" office:value="5904" calcext:value-type="float">
            <text:p>5904</text:p>
          </table:table-cell>
          <table:table-cell office:value-type="float" office:value="4406" calcext:value-type="float">
            <text:p>4406</text:p>
          </table:table-cell>
          <table:table-cell table:style-name="ce6" office:value-type="float" office:value="3605" calcext:value-type="float">
            <text:p>3605</text:p>
          </table:table-cell>
          <table:table-cell office:value-type="float" office:value="8770" calcext:value-type="float">
            <text:p>8770</text:p>
          </table:table-cell>
          <table:table-cell table:style-name="ce6" office:value-type="float" office:value="4361" calcext:value-type="float">
            <text:p>4361</text:p>
          </table:table-cell>
          <table:table-cell office:value-type="float" office:value="6205" calcext:value-type="float">
            <text:p>6205</text:p>
          </table:table-cell>
          <table:table-cell table:style-name="ce6" office:value-type="float" office:value="9193" calcext:value-type="float">
            <text:p>9193</text:p>
          </table:table-cell>
          <table:table-cell office:value-type="float" office:value="1537" calcext:value-type="float">
            <text:p>1537</text:p>
          </table:table-cell>
          <table:table-cell table:style-name="ce6" office:value-type="float" office:value="9959" calcext:value-type="float">
            <text:p>9959</text:p>
          </table:table-cell>
          <table:table-cell office:value-type="float" office:value="214" calcext:value-type="float">
            <text:p>214</text:p>
          </table:table-cell>
          <table:table-cell table:style-name="ce6" office:value-type="float" office:value="7260" calcext:value-type="float">
            <text:p>7260</text:p>
          </table:table-cell>
          <table:table-cell office:value-type="float" office:value="9566" calcext:value-type="float">
            <text:p>9566</text:p>
          </table:table-cell>
          <table:table-cell table:style-name="ce6" office:value-type="float" office:value="1685" calcext:value-type="float">
            <text:p>168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4920" calcext:value-type="float">
            <text:p>4920</text:p>
          </table:table-cell>
          <table:table-cell office:value-type="float" office:value="7138" calcext:value-type="float">
            <text:p>7138</text:p>
          </table:table-cell>
          <table:table-cell table:style-name="ce6" office:value-type="float" office:value="9819" calcext:value-type="float">
            <text:p>9819</text:p>
          </table:table-cell>
          <table:table-cell office:value-type="float" office:value="5637" calcext:value-type="float">
            <text:p>563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table:style-name="ce6" office:value-type="float" office:value="9854" calcext:value-type="float">
            <text:p>9854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7222" calcext:value-type="float">
            <text:p>7222</text:p>
          </table:table-cell>
          <table:table-cell table:style-name="ce6" office:value-type="float" office:value="8888" calcext:value-type="float">
            <text:p>8888</text:p>
          </table:table-cell>
          <table:table-cell table:style-name="ce6" office:value-type="float" office:value="5466" calcext:value-type="float">
            <text:p>5466</text:p>
          </table:table-cell>
          <table:table-cell table:style-name="ce6" office:value-type="float" office:value="5379" calcext:value-type="float">
            <text:p>5379</text:p>
          </table:table-cell>
          <table:table-cell table:style-name="ce6" office:value-type="float" office:value="3578" calcext:value-type="float">
            <text:p>3578</text:p>
          </table:table-cell>
          <table:table-cell table:style-name="ce6" office:value-type="float" office:value="4540" calcext:value-type="float">
            <text:p>4540</text:p>
          </table:table-cell>
          <table:table-cell table:style-name="ce6" office:value-type="float" office:value="6853" calcext:value-type="float">
            <text:p>6853</text:p>
          </table:table-cell>
          <table:table-cell table:style-name="ce6" office:value-type="float" office:value="8690" calcext:value-type="float">
            <text:p>8690</text:p>
          </table:table-cell>
          <table:table-cell table:style-name="ce6" office:value-type="float" office:value="3728" calcext:value-type="float">
            <text:p>3728</text:p>
          </table:table-cell>
          <table:table-cell table:style-name="ce6" office:value-type="float" office:value="6351" calcext:value-type="float">
            <text:p>6351</text:p>
          </table:table-cell>
          <table:table-cell table:style-name="ce6" office:value-type="float" office:value="7147" calcext:value-type="float">
            <text:p>7147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6921" calcext:value-type="float">
            <text:p>6921</text:p>
          </table:table-cell>
          <table:table-cell table:style-name="ce6" office:value-type="float" office:value="9692" calcext:value-type="float">
            <text:p>9692</text:p>
          </table:table-cell>
          <table:table-cell table:style-name="ce6" office:value-type="float" office:value="857" calcext:value-type="float">
            <text:p>857</text:p>
          </table:table-cell>
          <table:table-cell table:style-name="ce6" office:value-type="float" office:value="3307" calcext:value-type="float">
            <text:p>3307</text:p>
          </table:table-cell>
          <table:table-cell table:style-name="ce6" office:value-type="float" office:value="4998" calcext:value-type="float">
            <text:p>4998</text:p>
          </table:table-cell>
          <table:table-cell table:style-name="ce6" office:value-type="float" office:value="2172" calcext:value-type="float">
            <text:p>2172</text:p>
          </table:table-cell>
          <table:table-cell office:value-type="float" office:value="5783" calcext:value-type="float">
            <text:p>5783</text:p>
          </table:table-cell>
          <table:table-cell office:value-type="float" office:value="3931" calcext:value-type="float">
            <text:p>3931</text:p>
          </table:table-cell>
          <table:table-cell office:value-type="float" office:value="9417" calcext:value-type="float">
            <text:p>9417</text:p>
          </table:table-cell>
          <table:table-cell office:value-type="float" office:value="2541" calcext:value-type="float">
            <text:p>2541</text:p>
          </table:table-cell>
          <table:table-cell office:value-type="float" office:value="6299" calcext:value-type="float">
            <text:p>6299</text:p>
          </table:table-cell>
          <table:table-cell office:value-type="float" office:value="13" calcext:value-type="float">
            <text:p>13</text:p>
          </table:table-cell>
          <table:table-cell office:value-type="float" office:value="787" calcext:value-type="float">
            <text:p>787</text:p>
          </table:table-cell>
          <table:table-cell office:value-type="float" office:value="2099" calcext:value-type="float">
            <text:p>2099</text:p>
          </table:table-cell>
          <table:table-cell office:value-type="float" office:value="9131" calcext:value-type="float">
            <text:p>9131</text:p>
          </table:table-cell>
          <table:table-cell office:value-type="float" office:value="9494" calcext:value-type="float">
            <text:p>9494</text:p>
          </table:table-cell>
          <table:table-cell office:value-type="float" office:value="896" calcext:value-type="float">
            <text:p>896</text:p>
          </table:table-cell>
          <table:table-cell office:value-type="float" office:value="8600" calcext:value-type="float">
            <text:p>8600</text:p>
          </table:table-cell>
          <table:table-cell office:value-type="float" office:value="1643" calcext:value-type="float">
            <text:p>1643</text:p>
          </table:table-cell>
          <table:table-cell office:value-type="float" office:value="8419" calcext:value-type="float">
            <text:p>8419</text:p>
          </table:table-cell>
          <table:table-cell office:value-type="float" office:value="7248" calcext:value-type="float">
            <text:p>7248</text:p>
          </table:table-cell>
          <table:table-cell office:value-type="float" office:value="2660" calcext:value-type="float">
            <text:p>2660</text:p>
          </table:table-cell>
          <table:table-cell office:value-type="float" office:value="2609" calcext:value-type="float">
            <text:p>2609</text:p>
          </table:table-cell>
          <table:table-cell table:style-name="ce6" office:value-type="float" office:value="8579" calcext:value-type="float">
            <text:p>8579</text:p>
          </table:table-cell>
          <table:table-cell office:value-type="float" office:value="91" calcext:value-type="float">
            <text:p>91</text:p>
          </table:table-cell>
          <table:table-cell table:style-name="ce6" office:value-type="float" office:value="6663" calcext:value-type="float">
            <text:p>6663</text:p>
          </table:table-cell>
          <table:table-cell office:value-type="float" office:value="5506" calcext:value-type="float">
            <text:p>5506</text:p>
          </table:table-cell>
          <table:table-cell table:style-name="ce6" office:value-type="float" office:value="7675" calcext:value-type="float">
            <text:p>7675</text:p>
          </table:table-cell>
          <table:table-cell office:value-type="float" office:value="1947" calcext:value-type="float">
            <text:p>1947</text:p>
          </table:table-cell>
          <table:table-cell table:style-name="ce6" office:value-type="float" office:value="6165" calcext:value-type="float">
            <text:p>6165</text:p>
          </table:table-cell>
          <table:table-cell office:value-type="float" office:value="4286" calcext:value-type="float">
            <text:p>4286</text:p>
          </table:table-cell>
          <table:table-cell table:style-name="ce6" office:value-type="float" office:value="1972" calcext:value-type="float">
            <text:p>1972</text:p>
          </table:table-cell>
          <table:table-cell office:value-type="float" office:value="9645" calcext:value-type="float">
            <text:p>9645</text:p>
          </table:table-cell>
          <table:table-cell table:style-name="ce6" office:value-type="float" office:value="3805" calcext:value-type="float">
            <text:p>3805</text:p>
          </table:table-cell>
          <table:table-cell office:value-type="float" office:value="1663" calcext:value-type="float">
            <text:p>1663</text:p>
          </table:table-cell>
          <table:table-cell table:style-name="ce6" office:value-type="float" office:value="1456" calcext:value-type="float">
            <text:p>1456</text:p>
          </table:table-cell>
          <table:table-cell office:value-type="float" office:value="8853" calcext:value-type="float">
            <text:p>8853</text:p>
          </table:table-cell>
          <table:table-cell table:style-name="ce6" office:value-type="float" office:value="5705" calcext:value-type="float">
            <text:p>5705</text:p>
          </table:table-cell>
          <table:table-cell office:value-type="float" office:value="9889" calcext:value-type="float">
            <text:p>9889</text:p>
          </table:table-cell>
          <table:table-cell table:style-name="ce6" office:value-type="float" office:value="7489" calcext:value-type="float">
            <text:p>7489</text:p>
          </table:table-cell>
          <table:table-cell office:value-type="float" office:value="1107" calcext:value-type="float">
            <text:p>1107</text:p>
          </table:table-cell>
          <table:table-cell table:style-name="ce6" office:value-type="float" office:value="383" calcext:value-type="float">
            <text:p>383</text:p>
          </table:table-cell>
          <table:table-cell office:value-type="float" office:value="4044" calcext:value-type="float">
            <text:p>4044</text:p>
          </table:table-cell>
          <table:table-cell table:style-name="ce6" office:value-type="float" office:value="2969" calcext:value-type="float">
            <text:p>2969</text:p>
          </table:table-cell>
          <table:table-cell office:value-type="float" office:value="3343" calcext:value-type="float">
            <text:p>3343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7805" calcext:value-type="float">
            <text:p>7805</text:p>
          </table:table-cell>
          <table:table-cell table:style-name="ce6" office:value-type="float" office:value="4980" calcext:value-type="float">
            <text:p>4980</text:p>
          </table:table-cell>
          <table:table-cell office:value-type="float" office:value="9929" calcext:value-type="float">
            <text:p>9929</text:p>
          </table:table-cell>
          <table:table-cell table:style-name="ce6" office:value-type="float" office:value="5033" calcext:value-type="float">
            <text:p>5033</text:p>
          </table:table-cell>
          <table:table-cell office:value-type="float" office:value="1737" calcext:value-type="float">
            <text:p>1737</text:p>
          </table:table-cell>
          <table:table-cell table:style-name="ce6" office:value-type="float" office:value="9953" calcext:value-type="float">
            <text:p>9953</text:p>
          </table:table-cell>
          <table:table-cell office:value-type="float" office:value="7197" calcext:value-type="float">
            <text:p>7197</text:p>
          </table:table-cell>
          <table:table-cell table:style-name="ce6" office:value-type="float" office:value="9158" calcext:value-type="float">
            <text:p>9158</text:p>
          </table:table-cell>
          <table:table-cell office:value-type="float" office:value="4071" calcext:value-type="float">
            <text:p>4071</text:p>
          </table:table-cell>
          <table:table-cell table:style-name="ce6" office:value-type="float" office:value="1324" calcext:value-type="float">
            <text:p>1324</text:p>
          </table:table-cell>
          <table:table-cell office:value-type="float" office:value="473" calcext:value-type="float">
            <text:p>473</text:p>
          </table:table-cell>
          <table:table-cell table:style-name="ce6" office:value-type="float" office:value="9676" calcext:value-type="float">
            <text:p>9676</text:p>
          </table:table-cell>
          <table:table-cell office:value-type="float" office:value="3984" calcext:value-type="float">
            <text:p>3984</text:p>
          </table:table-cell>
          <table:table-cell table:style-name="ce6" office:value-type="float" office:value="9680" calcext:value-type="float">
            <text:p>9680</text:p>
          </table:table-cell>
          <table:table-cell office:value-type="float" office:value="3606" calcext:value-type="float">
            <text:p>3606</text:p>
          </table:table-cell>
          <table:table-cell table:style-name="ce6" office:value-type="float" office:value="8160" calcext:value-type="float">
            <text:p>8160</text:p>
          </table:table-cell>
          <table:table-cell office:value-type="float" office:value="7384" calcext:value-type="float">
            <text:p>7384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6" office:value-type="float" office:value="4512" calcext:value-type="float">
            <text:p>4512</text:p>
          </table:table-cell>
          <table:table-cell table:style-name="ce6" office:value-type="float" office:value="5186" calcext:value-type="float">
            <text:p>5186</text:p>
          </table:table-cell>
          <table:table-cell table:style-name="ce6" office:value-type="float" office:value="3953" calcext:value-type="float">
            <text:p>3953</text:p>
          </table:table-cell>
          <table:table-cell table:style-name="ce6" office:value-type="float" office:value="2164" calcext:value-type="float">
            <text:p>2164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4097" calcext:value-type="float">
            <text:p>4097</text:p>
          </table:table-cell>
          <table:table-cell table:style-name="ce6" office:value-type="float" office:value="3247" calcext:value-type="float">
            <text:p>3247</text:p>
          </table:table-cell>
          <table:table-cell table:style-name="ce6" office:value-type="float" office:value="8697" calcext:value-type="float">
            <text:p>8697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9896" calcext:value-type="float">
            <text:p>9896</text:p>
          </table:table-cell>
          <table:table-cell table:style-name="ce6" office:value-type="float" office:value="4101" calcext:value-type="float">
            <text:p>4101</text:p>
          </table:table-cell>
          <table:table-cell table:style-name="ce6" office:value-type="float" office:value="3871" calcext:value-type="float">
            <text:p>3871</text:p>
          </table:table-cell>
          <table:table-cell table:style-name="ce6" office:value-type="float" office:value="6791" calcext:value-type="float">
            <text:p>6791</text:p>
          </table:table-cell>
          <table:table-cell table:style-name="ce6" office:value-type="float" office:value="3219" calcext:value-type="float">
            <text:p>3219</text:p>
          </table:table-cell>
          <table:table-cell table:style-name="ce6" office:value-type="float" office:value="2742" calcext:value-type="float">
            <text:p>2742</text:p>
          </table:table-cell>
          <table:table-cell table:style-name="ce6" office:value-type="float" office:value="4630" calcext:value-type="float">
            <text:p>4630</text:p>
          </table:table-cell>
          <table:table-cell table:style-name="ce6" office:value-type="float" office:value="6967" calcext:value-type="float">
            <text:p>6967</text:p>
          </table:table-cell>
          <table:table-cell table:style-name="ce6" office:value-type="float" office:value="7829" calcext:value-type="float">
            <text:p>7829</text:p>
          </table:table-cell>
          <table:table-cell table:style-name="ce6" office:value-type="float" office:value="5991" calcext:value-type="float">
            <text:p>5991</text:p>
          </table:table-cell>
          <table:table-cell table:style-name="ce6" office:value-type="float" office:value="6134" calcext:value-type="float">
            <text:p>6134</text:p>
          </table:table-cell>
          <table:table-cell table:style-name="ce6" office:value-type="float" office:value="1197" calcext:value-type="float">
            <text:p>1197</text:p>
          </table:table-cell>
          <table:table-cell office:value-type="float" office:value="1414" calcext:value-type="float">
            <text:p>1414</text:p>
          </table:table-cell>
          <table:table-cell office:value-type="float" office:value="8923" calcext:value-type="float">
            <text:p>8923</text:p>
          </table:table-cell>
          <table:table-cell office:value-type="float" office:value="8787" calcext:value-type="float">
            <text:p>8787</text:p>
          </table:table-cell>
          <table:table-cell office:value-type="float" office:value="1394" calcext:value-type="float">
            <text:p>1394</text:p>
          </table:table-cell>
          <table:table-cell office:value-type="float" office:value="8852" calcext:value-type="float">
            <text:p>8852</text:p>
          </table:table-cell>
          <table:table-cell office:value-type="float" office:value="5019" calcext:value-type="float">
            <text:p>5019</text:p>
          </table:table-cell>
          <table:table-cell office:value-type="float" office:value="7768" calcext:value-type="float">
            <text:p>7768</text:p>
          </table:table-cell>
          <table:table-cell office:value-type="float" office:value="5147" calcext:value-type="float">
            <text:p>5147</text:p>
          </table:table-cell>
          <table:table-cell office:value-type="float" office:value="8004" calcext:value-type="float">
            <text:p>8004</text:p>
          </table:table-cell>
          <table:table-cell office:value-type="float" office:value="8825" calcext:value-type="float">
            <text:p>8825</text:p>
          </table:table-cell>
          <table:table-cell office:value-type="float" office:value="5062" calcext:value-type="float">
            <text:p>5062</text:p>
          </table:table-cell>
          <table:table-cell office:value-type="float" office:value="9625" calcext:value-type="float">
            <text:p>9625</text:p>
          </table:table-cell>
          <table:table-cell office:value-type="float" office:value="7988" calcext:value-type="float">
            <text:p>7988</text:p>
          </table:table-cell>
          <table:table-cell office:value-type="float" office:value="1110" calcext:value-type="float">
            <text:p>1110</text:p>
          </table:table-cell>
          <table:table-cell office:value-type="float" office:value="3992" calcext:value-type="float">
            <text:p>3992</text:p>
          </table:table-cell>
          <table:table-cell office:value-type="float" office:value="7984" calcext:value-type="float">
            <text:p>7984</text:p>
          </table:table-cell>
          <table:table-cell office:value-type="float" office:value="9966" calcext:value-type="float">
            <text:p>9966</text:p>
          </table:table-cell>
          <table:table-cell table:style-name="ce6" office:value-type="float" office:value="6516" calcext:value-type="float">
            <text:p>6516</text:p>
          </table:table-cell>
          <table:table-cell office:value-type="float" office:value="6251" calcext:value-type="float">
            <text:p>6251</text:p>
          </table:table-cell>
          <table:table-cell table:style-name="ce6" office:value-type="float" office:value="8270" calcext:value-type="float">
            <text:p>8270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3723" calcext:value-type="float">
            <text:p>3723</text:p>
          </table:table-cell>
          <table:table-cell office:value-type="float" office:value="1432" calcext:value-type="float">
            <text:p>1432</text:p>
          </table:table-cell>
          <table:table-cell table:style-name="ce6" office:value-type="float" office:value="4830" calcext:value-type="float">
            <text:p>4830</text:p>
          </table:table-cell>
          <table:table-cell office:value-type="float" office:value="6935" calcext:value-type="float">
            <text:p>6935</text:p>
          </table:table-cell>
          <table:table-cell table:style-name="ce6" office:value-type="float" office:value="8095" calcext:value-type="float">
            <text:p>8095</text:p>
          </table:table-cell>
          <table:table-cell office:value-type="float" office:value="9059" calcext:value-type="float">
            <text:p>9059</text:p>
          </table:table-cell>
          <table:table-cell table:style-name="ce6" office:value-type="float" office:value="2214" calcext:value-type="float">
            <text:p>2214</text:p>
          </table:table-cell>
          <table:table-cell office:value-type="float" office:value="6483" calcext:value-type="float">
            <text:p>6483</text:p>
          </table:table-cell>
          <table:table-cell table:style-name="ce6" office:value-type="float" office:value="6846" calcext:value-type="float">
            <text:p>6846</text:p>
          </table:table-cell>
          <table:table-cell office:value-type="float" office:value="3120" calcext:value-type="float">
            <text:p>3120</text:p>
          </table:table-cell>
          <table:table-cell table:style-name="ce6" office:value-type="float" office:value="1587" calcext:value-type="float">
            <text:p>1587</text:p>
          </table:table-cell>
          <table:table-cell office:value-type="float" office:value="6201" calcext:value-type="float">
            <text:p>6201</text:p>
          </table:table-cell>
          <table:table-cell table:style-name="ce6" office:value-type="float" office:value="6691" calcext:value-type="float">
            <text:p>6691</text:p>
          </table:table-cell>
          <table:table-cell office:value-type="float" office:value="9096" calcext:value-type="float">
            <text:p>9096</text:p>
          </table:table-cell>
          <table:table-cell table:style-name="ce6" office:value-type="float" office:value="9627" calcext:value-type="float">
            <text:p>9627</text:p>
          </table:table-cell>
          <table:table-cell office:value-type="float" office:value="6671" calcext:value-type="float">
            <text:p>6671</text:p>
          </table:table-cell>
          <table:table-cell table:style-name="ce6" office:value-type="float" office:value="4002" calcext:value-type="float">
            <text:p>4002</text:p>
          </table:table-cell>
          <table:table-cell office:value-type="float" office:value="3495" calcext:value-type="float">
            <text:p>3495</text:p>
          </table:table-cell>
          <table:table-cell table:style-name="ce6" office:value-type="float" office:value="9939" calcext:value-type="float">
            <text:p>9939</text:p>
          </table:table-cell>
          <table:table-cell office:value-type="float" office:value="7708" calcext:value-type="float">
            <text:p>7708</text:p>
          </table:table-cell>
          <table:table-cell table:style-name="ce6" office:value-type="float" office:value="7465" calcext:value-type="float">
            <text:p>7465</text:p>
          </table:table-cell>
          <table:table-cell office:value-type="float" office:value="5879" calcext:value-type="float">
            <text:p>5879</text:p>
          </table:table-cell>
          <table:table-cell table:style-name="ce6" office:value-type="float" office:value="6959" calcext:value-type="float">
            <text:p>6959</text:p>
          </table:table-cell>
          <table:table-cell office:value-type="float" office:value="6634" calcext:value-type="float">
            <text:p>6634</text:p>
          </table:table-cell>
          <table:table-cell table:style-name="ce6" office:value-type="float" office:value="3241" calcext:value-type="float">
            <text:p>3241</text:p>
          </table:table-cell>
          <table:table-cell office:value-type="float" office:value="3401" calcext:value-type="float">
            <text:p>3401</text:p>
          </table:table-cell>
          <table:table-cell table:style-name="ce6" office:value-type="float" office:value="2355" calcext:value-type="float">
            <text:p>2355</text:p>
          </table:table-cell>
          <table:table-cell office:value-type="float" office:value="9061" calcext:value-type="float">
            <text:p>9061</text:p>
          </table:table-cell>
          <table:table-cell table:style-name="ce6" office:value-type="float" office:value="2611" calcext:value-type="float">
            <text:p>2611</text:p>
          </table:table-cell>
          <table:table-cell office:value-type="float" office:value="7830" calcext:value-type="float">
            <text:p>7830</text:p>
          </table:table-cell>
          <table:table-cell table:style-name="ce6" office:value-type="float" office:value="3941" calcext:value-type="float">
            <text:p>3941</text:p>
          </table:table-cell>
          <table:table-cell office:value-type="float" office:value="2177" calcext:value-type="float">
            <text:p>2177</text:p>
          </table:table-cell>
          <table:table-cell table:style-name="ce6" office:value-type="float" office:value="2146" calcext:value-type="float">
            <text:p>2146</text:p>
          </table:table-cell>
          <table:table-cell office:value-type="float" office:value="5089" calcext:value-type="float">
            <text:p>5089</text:p>
          </table:table-cell>
          <table:table-cell table:style-name="ce6" office:value-type="float" office:value="7079" calcext:value-type="float">
            <text:p>7079</text:p>
          </table:table-cell>
          <table:table-cell office:value-type="float" office:value="519" calcext:value-type="float">
            <text:p>519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table:style-name="ce6" office:value-type="float" office:value="8586" calcext:value-type="float">
            <text:p>8586</text:p>
          </table:table-cell>
          <table:table-cell table:style-name="ce6" office:value-type="float" office:value="4261" calcext:value-type="float">
            <text:p>4261</text:p>
          </table:table-cell>
          <table:table-cell table:style-name="ce6" office:value-type="float" office:value="2831" calcext:value-type="float">
            <text:p>2831</text:p>
          </table:table-cell>
          <table:table-cell table:style-name="ce6" office:value-type="float" office:value="7217" calcext:value-type="float">
            <text:p>7217</text:p>
          </table:table-cell>
          <table:table-cell table:style-name="ce6" office:value-type="float" office:value="3141" calcext:value-type="float">
            <text:p>3141</text:p>
          </table:table-cell>
          <table:table-cell table:style-name="ce6" office:value-type="float" office:value="9994" calcext:value-type="float">
            <text:p>9994</text:p>
          </table:table-cell>
          <table:table-cell table:style-name="ce6" office:value-type="float" office:value="9940" calcext:value-type="float">
            <text:p>9940</text:p>
          </table:table-cell>
          <table:table-cell table:style-name="ce6" office:value-type="float" office:value="5462" calcext:value-type="float">
            <text:p>5462</text:p>
          </table:table-cell>
          <table:table-cell table:style-name="ce6" office:value-type="float" office:value="2189" calcext:value-type="float">
            <text:p>2189</text:p>
          </table:table-cell>
          <table:table-cell table:style-name="ce6" office:value-type="float" office:value="4005" calcext:value-type="float">
            <text:p>4005</text:p>
          </table:table-cell>
          <table:table-cell table:style-name="ce6" office:value-type="float" office:value="6942" calcext:value-type="float">
            <text:p>6942</text:p>
          </table:table-cell>
          <table:table-cell table:style-name="ce6" office:value-type="float" office:value="9848" calcext:value-type="float">
            <text:p>9848</text:p>
          </table:table-cell>
          <table:table-cell table:style-name="ce6" office:value-type="float" office:value="5350" calcext:value-type="float">
            <text:p>5350</text:p>
          </table:table-cell>
          <table:table-cell table:style-name="ce6" office:value-type="float" office:value="8060" calcext:value-type="float">
            <text:p>8060</text:p>
          </table:table-cell>
          <table:table-cell table:style-name="ce6" office:value-type="float" office:value="6665" calcext:value-type="float">
            <text:p>6665</text:p>
          </table:table-cell>
          <table:table-cell table:style-name="ce6" office:value-type="float" office:value="7519" calcext:value-type="float">
            <text:p>7519</text:p>
          </table:table-cell>
          <table:table-cell table:style-name="ce6" office:value-type="float" office:value="4324" calcext:value-type="float">
            <text:p>4324</text:p>
          </table:table-cell>
          <table:table-cell table:style-name="ce6" office:value-type="float" office:value="7684" calcext:value-type="float">
            <text:p>7684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9453" calcext:value-type="float">
            <text:p>9453</text:p>
          </table:table-cell>
          <table:table-cell table:style-name="ce6" office:value-type="float" office:value="9296" calcext:value-type="float">
            <text:p>9296</text:p>
          </table:table-cell>
          <table:table-cell office:value-type="float" office:value="2944" calcext:value-type="float">
            <text:p>2944</text:p>
          </table:table-cell>
          <table:table-cell office:value-type="float" office:value="6843" calcext:value-type="float">
            <text:p>6843</text:p>
          </table:table-cell>
          <table:table-cell office:value-type="float" office:value="7499" calcext:value-type="float">
            <text:p>7499</text:p>
          </table:table-cell>
          <table:table-cell office:value-type="float" office:value="7847" calcext:value-type="float">
            <text:p>7847</text:p>
          </table:table-cell>
          <table:table-cell office:value-type="float" office:value="1728" calcext:value-type="float">
            <text:p>1728</text:p>
          </table:table-cell>
          <table:table-cell office:value-type="float" office:value="9681" calcext:value-type="float">
            <text:p>9681</text:p>
          </table:table-cell>
          <table:table-cell office:value-type="float" office:value="3906" calcext:value-type="float">
            <text:p>3906</text:p>
          </table:table-cell>
          <table:table-cell office:value-type="float" office:value="6353" calcext:value-type="float">
            <text:p>6353</text:p>
          </table:table-cell>
          <table:table-cell office:value-type="float" office:value="5529" calcext:value-type="float">
            <text:p>5529</text:p>
          </table:table-cell>
          <table:table-cell office:value-type="float" office:value="2822" calcext:value-type="float">
            <text:p>2822</text:p>
          </table:table-cell>
          <table:table-cell office:value-type="float" office:value="3355" calcext:value-type="float">
            <text:p>3355</text:p>
          </table:table-cell>
          <table:table-cell office:value-type="float" office:value="3897" calcext:value-type="float">
            <text:p>3897</text:p>
          </table:table-cell>
          <table:table-cell office:value-type="float" office:value="7724" calcext:value-type="float">
            <text:p>7724</text:p>
          </table:table-cell>
          <table:table-cell office:value-type="float" office:value="4257" calcext:value-type="float">
            <text:p>4257</text:p>
          </table:table-cell>
          <table:table-cell office:value-type="float" office:value="7489" calcext:value-type="float">
            <text:p>7489</text:p>
          </table:table-cell>
          <table:table-cell office:value-type="float" office:value="8672" calcext:value-type="float">
            <text:p>8672</text:p>
          </table:table-cell>
          <table:table-cell office:value-type="float" office:value="4356" calcext:value-type="float">
            <text:p>4356</text:p>
          </table:table-cell>
          <table:table-cell table:style-name="ce6" office:value-type="float" office:value="3983" calcext:value-type="float">
            <text:p>3983</text:p>
          </table:table-cell>
          <table:table-cell office:value-type="float" office:value="1948" calcext:value-type="float">
            <text:p>1948</text:p>
          </table:table-cell>
          <table:table-cell table:style-name="ce6" office:value-type="float" office:value="6892" calcext:value-type="float">
            <text:p>6892</text:p>
          </table:table-cell>
          <table:table-cell office:value-type="float" office:value="7415" calcext:value-type="float">
            <text:p>7415</text:p>
          </table:table-cell>
          <table:table-cell table:style-name="ce6" office:value-type="float" office:value="4153" calcext:value-type="float">
            <text:p>4153</text:p>
          </table:table-cell>
          <table:table-cell office:value-type="float" office:value="5893" calcext:value-type="float">
            <text:p>5893</text:p>
          </table:table-cell>
          <table:table-cell table:style-name="ce6" office:value-type="float" office:value="4190" calcext:value-type="float">
            <text:p>4190</text:p>
          </table:table-cell>
          <table:table-cell office:value-type="float" office:value="621" calcext:value-type="float">
            <text:p>621</text:p>
          </table:table-cell>
          <table:table-cell table:style-name="ce6" office:value-type="float" office:value="1736" calcext:value-type="float">
            <text:p>1736</text:p>
          </table:table-cell>
          <table:table-cell office:value-type="float" office:value="4045" calcext:value-type="float">
            <text:p>4045</text:p>
          </table:table-cell>
          <table:table-cell table:style-name="ce6" office:value-type="float" office:value="9532" calcext:value-type="float">
            <text:p>9532</text:p>
          </table:table-cell>
          <table:table-cell office:value-type="float" office:value="7701" calcext:value-type="float">
            <text:p>7701</text:p>
          </table:table-cell>
          <table:table-cell table:style-name="ce6" office:value-type="float" office:value="3671" calcext:value-type="float">
            <text:p>3671</text:p>
          </table:table-cell>
          <table:table-cell office:value-type="float" office:value="1211" calcext:value-type="float">
            <text:p>1211</text:p>
          </table:table-cell>
          <table:table-cell table:style-name="ce6" office:value-type="float" office:value="1622" calcext:value-type="float">
            <text:p>1622</text:p>
          </table:table-cell>
          <table:table-cell office:value-type="float" office:value="3176" calcext:value-type="float">
            <text:p>3176</text:p>
          </table:table-cell>
          <table:table-cell table:style-name="ce6" office:value-type="float" office:value="4524" calcext:value-type="float">
            <text:p>4524</text:p>
          </table:table-cell>
          <table:table-cell office:value-type="float" office:value="9317" calcext:value-type="float">
            <text:p>9317</text:p>
          </table:table-cell>
          <table:table-cell table:style-name="ce6" office:value-type="float" office:value="7800" calcext:value-type="float">
            <text:p>7800</text:p>
          </table:table-cell>
          <table:table-cell office:value-type="float" office:value="5638" calcext:value-type="float">
            <text:p>5638</text:p>
          </table:table-cell>
          <table:table-cell table:style-name="ce6" office:value-type="float" office:value="6644" calcext:value-type="float">
            <text:p>6644</text:p>
          </table:table-cell>
          <table:table-cell office:value-type="float" office:value="6943" calcext:value-type="float">
            <text:p>6943</text:p>
          </table:table-cell>
          <table:table-cell table:style-name="ce6" office:value-type="float" office:value="5463" calcext:value-type="float">
            <text:p>5463</text:p>
          </table:table-cell>
          <table:table-cell office:value-type="float" office:value="3531" calcext:value-type="float">
            <text:p>3531</text:p>
          </table:table-cell>
          <table:table-cell table:style-name="ce6" office:value-type="float" office:value="2821" calcext:value-type="float">
            <text:p>2821</text:p>
          </table:table-cell>
          <table:table-cell office:value-type="float" office:value="1347" calcext:value-type="float">
            <text:p>1347</text:p>
          </table:table-cell>
          <table:table-cell table:style-name="ce6" office:value-type="float" office:value="5958" calcext:value-type="float">
            <text:p>5958</text:p>
          </table:table-cell>
          <table:table-cell office:value-type="float" office:value="3436" calcext:value-type="float">
            <text:p>3436</text:p>
          </table:table-cell>
          <table:table-cell table:style-name="ce6" office:value-type="float" office:value="1438" calcext:value-type="float">
            <text:p>1438</text:p>
          </table:table-cell>
          <table:table-cell office:value-type="float" office:value="2999" calcext:value-type="float">
            <text:p>2999</text:p>
          </table:table-cell>
          <table:table-cell table:style-name="ce6" office:value-type="float" office:value="994" calcext:value-type="float">
            <text:p>994</text:p>
          </table:table-cell>
          <table:table-cell office:value-type="float" office:value="850" calcext:value-type="float">
            <text:p>850</text:p>
          </table:table-cell>
          <table:table-cell table:style-name="ce6" office:value-type="float" office:value="4131" calcext:value-type="float">
            <text:p>4131</text:p>
          </table:table-cell>
          <table:table-cell office:value-type="float" office:value="2616" calcext:value-type="float">
            <text:p>2616</text:p>
          </table:table-cell>
          <table:table-cell table:style-name="ce6" office:value-type="float" office:value="1549" calcext:value-type="float">
            <text:p>1549</text:p>
          </table:table-cell>
          <table:table-cell office:value-type="float" office:value="3465" calcext:value-type="float">
            <text:p>3465</text:p>
          </table:table-cell>
          <table:table-cell table:style-name="ce6" office:value-type="float" office:value="5946" calcext:value-type="float">
            <text:p>5946</text:p>
          </table:table-cell>
          <table:table-cell office:value-type="float" office:value="690" calcext:value-type="float">
            <text:p>690</text:p>
          </table:table-cell>
          <table:table-cell table:style-name="ce6" office:value-type="float" office:value="9273" calcext:value-type="float">
            <text:p>9273</text:p>
          </table:table-cell>
          <table:table-cell office:value-type="float" office:value="6954" calcext:value-type="float">
            <text:p>6954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3249" calcext:value-type="float">
            <text:p>3249</text:p>
          </table:table-cell>
          <table:table-cell table:style-name="ce6" office:value-type="float" office:value="2596" calcext:value-type="float">
            <text:p>2596</text:p>
          </table:table-cell>
          <table:table-cell table:style-name="ce6" office:value-type="float" office:value="7736" calcext:value-type="float">
            <text:p>7736</text:p>
          </table:table-cell>
          <table:table-cell table:style-name="ce6" office:value-type="float" office:value="2142" calcext:value-type="float">
            <text:p>2142</text:p>
          </table:table-cell>
          <table:table-cell table:style-name="ce6" office:value-type="float" office:value="1322" calcext:value-type="float">
            <text:p>1322</text:p>
          </table:table-cell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7350" calcext:value-type="float">
            <text:p>7350</text:p>
          </table:table-cell>
          <table:table-cell table:style-name="ce6" office:value-type="float" office:value="1614" calcext:value-type="float">
            <text:p>1614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265" calcext:value-type="float">
            <text:p>3265</text:p>
          </table:table-cell>
          <table:table-cell table:style-name="ce6" office:value-type="float" office:value="7222" calcext:value-type="float">
            <text:p>7222</text:p>
          </table:table-cell>
          <table:table-cell table:style-name="ce6" office:value-type="float" office:value="6086" calcext:value-type="float">
            <text:p>6086</text:p>
          </table:table-cell>
          <table:table-cell table:style-name="ce6" office:value-type="float" office:value="1661" calcext:value-type="float">
            <text:p>1661</text:p>
          </table:table-cell>
          <table:table-cell table:style-name="ce6" office:value-type="float" office:value="5317" calcext:value-type="float">
            <text:p>5317</text:p>
          </table:table-cell>
          <table:table-cell table:style-name="ce6" office:value-type="float" office:value="2582" calcext:value-type="float">
            <text:p>2582</text:p>
          </table:table-cell>
          <table:table-cell table:style-name="ce6" office:value-type="float" office:value="7959" calcext:value-type="float">
            <text:p>7959</text:p>
          </table:table-cell>
          <table:table-cell table:style-name="ce6" office:value-type="float" office:value="4685" calcext:value-type="float">
            <text:p>4685</text:p>
          </table:table-cell>
          <table:table-cell table:style-name="ce6" office:value-type="float" office:value="2807" calcext:value-type="float">
            <text:p>2807</text:p>
          </table:table-cell>
          <table:table-cell table:style-name="ce6" office:value-type="float" office:value="2917" calcext:value-type="float">
            <text:p>2917</text:p>
          </table:table-cell>
          <table:table-cell office:value-type="float" office:value="1037" calcext:value-type="float">
            <text:p>1037</text:p>
          </table:table-cell>
          <table:table-cell office:value-type="float" office:value="5698" calcext:value-type="float">
            <text:p>5698</text:p>
          </table:table-cell>
          <table:table-cell office:value-type="float" office:value="1529" calcext:value-type="float">
            <text:p>1529</text:p>
          </table:table-cell>
          <table:table-cell office:value-type="float" office:value="3972" calcext:value-type="float">
            <text:p>3972</text:p>
          </table:table-cell>
          <table:table-cell office:value-type="float" office:value="8716" calcext:value-type="float">
            <text:p>8716</text:p>
          </table:table-cell>
          <table:table-cell office:value-type="float" office:value="2634" calcext:value-type="float">
            <text:p>2634</text:p>
          </table:table-cell>
          <table:table-cell office:value-type="float" office:value="3301" calcext:value-type="float">
            <text:p>3301</text:p>
          </table:table-cell>
          <table:table-cell office:value-type="float" office:value="3412" calcext:value-type="float">
            <text:p>3412</text:p>
          </table:table-cell>
          <table:table-cell office:value-type="float" office:value="8621" calcext:value-type="float">
            <text:p>8621</text:p>
          </table:table-cell>
          <table:table-cell office:value-type="float" office:value="743" calcext:value-type="float">
            <text:p>743</text:p>
          </table:table-cell>
          <table:table-cell office:value-type="float" office:value="8001" calcext:value-type="float">
            <text:p>8001</text:p>
          </table:table-cell>
          <table:table-cell office:value-type="float" office:value="4734" calcext:value-type="float">
            <text:p>4734</text:p>
          </table:table-cell>
          <table:table-cell office:value-type="float" office:value="888" calcext:value-type="float">
            <text:p>888</text:p>
          </table:table-cell>
          <table:table-cell office:value-type="float" office:value="7744" calcext:value-type="float">
            <text:p>7744</text:p>
          </table:table-cell>
          <table:table-cell office:value-type="float" office:value="8092" calcext:value-type="float">
            <text:p>8092</text:p>
          </table:table-cell>
          <table:table-cell office:value-type="float" office:value="3671" calcext:value-type="float">
            <text:p>3671</text:p>
          </table:table-cell>
          <table:table-cell office:value-type="float" office:value="8941" calcext:value-type="float">
            <text:p>8941</text:p>
          </table:table-cell>
          <table:table-cell table:style-name="ce6" office:value-type="float" office:value="1487" calcext:value-type="float">
            <text:p>1487</text:p>
          </table:table-cell>
          <table:table-cell office:value-type="float" office:value="5658" calcext:value-type="float">
            <text:p>5658</text:p>
          </table:table-cell>
          <table:table-cell table:style-name="ce6" office:value-type="float" office:value="7099" calcext:value-type="float">
            <text:p>7099</text:p>
          </table:table-cell>
          <table:table-cell office:value-type="float" office:value="2781" calcext:value-type="float">
            <text:p>278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932" calcext:value-type="float">
            <text:p>1932</text:p>
          </table:table-cell>
          <table:table-cell table:style-name="ce6" office:value-type="float" office:value="4443" calcext:value-type="float">
            <text:p>4443</text:p>
          </table:table-cell>
          <table:table-cell office:value-type="float" office:value="4756" calcext:value-type="float">
            <text:p>4756</text:p>
          </table:table-cell>
          <table:table-cell table:style-name="ce6" office:value-type="float" office:value="4652" calcext:value-type="float">
            <text:p>4652</text:p>
          </table:table-cell>
          <table:table-cell office:value-type="float" office:value="9328" calcext:value-type="float">
            <text:p>9328</text:p>
          </table:table-cell>
          <table:table-cell table:style-name="ce6" office:value-type="float" office:value="1581" calcext:value-type="float">
            <text:p>1581</text:p>
          </table:table-cell>
          <table:table-cell office:value-type="float" office:value="7855" calcext:value-type="float">
            <text:p>7855</text:p>
          </table:table-cell>
          <table:table-cell table:style-name="ce6" office:value-type="float" office:value="4312" calcext:value-type="float">
            <text:p>4312</text:p>
          </table:table-cell>
          <table:table-cell office:value-type="float" office:value="5976" calcext:value-type="float">
            <text:p>5976</text:p>
          </table:table-cell>
          <table:table-cell table:style-name="ce6" office:value-type="float" office:value="7255" calcext:value-type="float">
            <text:p>7255</text:p>
          </table:table-cell>
          <table:table-cell office:value-type="float" office:value="6480" calcext:value-type="float">
            <text:p>6480</text:p>
          </table:table-cell>
          <table:table-cell table:style-name="ce6" office:value-type="float" office:value="3996" calcext:value-type="float">
            <text:p>3996</text:p>
          </table:table-cell>
          <table:table-cell office:value-type="float" office:value="2748" calcext:value-type="float">
            <text:p>2748</text:p>
          </table:table-cell>
          <table:table-cell table:style-name="ce6" office:value-type="float" office:value="1973" calcext:value-type="float">
            <text:p>1973</text:p>
          </table:table-cell>
          <table:table-cell office:value-type="float" office:value="9731" calcext:value-type="float">
            <text:p>9731</text:p>
          </table:table-cell>
          <table:table-cell table:style-name="ce6" office:value-type="float" office:value="4530" calcext:value-type="float">
            <text:p>4530</text:p>
          </table:table-cell>
          <table:table-cell office:value-type="float" office:value="2790" calcext:value-type="float">
            <text:p>2790</text:p>
          </table:table-cell>
          <table:table-cell table:style-name="ce6" office:value-type="float" office:value="9417" calcext:value-type="float">
            <text:p>9417</text:p>
          </table:table-cell>
          <table:table-cell office:value-type="float" office:value="7186" calcext:value-type="float">
            <text:p>7186</text:p>
          </table:table-cell>
          <table:table-cell table:style-name="ce6" office:value-type="float" office:value="5303" calcext:value-type="float">
            <text:p>5303</text:p>
          </table:table-cell>
          <table:table-cell office:value-type="float" office:value="3557" calcext:value-type="float">
            <text:p>3557</text:p>
          </table:table-cell>
          <table:table-cell table:style-name="ce6" office:value-type="float" office:value="351" calcext:value-type="float">
            <text:p>351</text:p>
          </table:table-cell>
          <table:table-cell office:value-type="float" office:value="7182" calcext:value-type="float">
            <text:p>7182</text:p>
          </table:table-cell>
          <table:table-cell table:style-name="ce6" office:value-type="float" office:value="9428" calcext:value-type="float">
            <text:p>9428</text:p>
          </table:table-cell>
          <table:table-cell office:value-type="float" office:value="1342" calcext:value-type="float">
            <text:p>1342</text:p>
          </table:table-cell>
          <table:table-cell table:style-name="ce6" office:value-type="float" office:value="9020" calcext:value-type="float">
            <text:p>9020</text:p>
          </table:table-cell>
          <table:table-cell office:value-type="float" office:value="7599" calcext:value-type="float">
            <text:p>7599</text:p>
          </table:table-cell>
          <table:table-cell table:style-name="ce6" office:value-type="float" office:value="1392" calcext:value-type="float">
            <text:p>1392</text:p>
          </table:table-cell>
          <table:table-cell office:value-type="float" office:value="8304" calcext:value-type="float">
            <text:p>8304</text:p>
          </table:table-cell>
          <table:table-cell table:style-name="ce6" office:value-type="float" office:value="2070" calcext:value-type="float">
            <text:p>2070</text:p>
          </table:table-cell>
          <table:table-cell office:value-type="float" office:value="9138" calcext:value-type="float">
            <text:p>9138</text:p>
          </table:table-cell>
          <table:table-cell table:style-name="ce6" office:value-type="float" office:value="7215" calcext:value-type="float">
            <text:p>7215</text:p>
          </table:table-cell>
          <table:table-cell office:value-type="float" office:value="2008" calcext:value-type="float">
            <text:p>2008</text:p>
          </table:table-cell>
          <table:table-cell table:style-name="ce6" office:value-type="float" office:value="9937" calcext:value-type="float">
            <text:p>9937</text:p>
          </table:table-cell>
          <table:table-cell office:value-type="float" office:value="1106" calcext:value-type="float">
            <text:p>1106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table:style-name="ce6" office:value-type="float" office:value="769" calcext:value-type="float">
            <text:p>769</text:p>
          </table:table-cell>
          <table:table-cell table:style-name="ce6" office:value-type="float" office:value="9688" calcext:value-type="float">
            <text:p>9688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1571" calcext:value-type="float">
            <text:p>1571</text:p>
          </table:table-cell>
          <table:table-cell table:style-name="ce6" office:value-type="float" office:value="6820" calcext:value-type="float">
            <text:p>6820</text:p>
          </table:table-cell>
          <table:table-cell table:style-name="ce6" office:value-type="float" office:value="8743" calcext:value-type="float">
            <text:p>8743</text:p>
          </table:table-cell>
          <table:table-cell table:style-name="ce6" office:value-type="float" office:value="4338" calcext:value-type="float">
            <text:p>4338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073" calcext:value-type="float">
            <text:p>3073</text:p>
          </table:table-cell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8219" calcext:value-type="float">
            <text:p>8219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210" calcext:value-type="float">
            <text:p>4210</text:p>
          </table:table-cell>
          <table:table-cell table:style-name="ce6" office:value-type="float" office:value="6986" calcext:value-type="float">
            <text:p>6986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5061" calcext:value-type="float">
            <text:p>5061</text:p>
          </table:table-cell>
          <table:table-cell table:style-name="ce6" office:value-type="float" office:value="8693" calcext:value-type="float">
            <text:p>8693</text:p>
          </table:table-cell>
          <table:table-cell table:style-name="ce6" office:value-type="float" office:value="7960" calcext:value-type="float">
            <text:p>7960</text:p>
          </table:table-cell>
          <table:table-cell table:style-name="ce6" office:value-type="float" office:value="6546" calcext:value-type="float">
            <text:p>6546</text:p>
          </table:table-cell>
          <table:table-cell table:style-name="ce6" office:value-type="float" office:value="1004" calcext:value-type="float">
            <text:p>1004</text:p>
          </table:table-cell>
          <table:table-cell office:value-type="float" office:value="8857" calcext:value-type="float">
            <text:p>8857</text:p>
          </table:table-cell>
          <table:table-cell office:value-type="float" office:value="5997" calcext:value-type="float">
            <text:p>5997</text:p>
          </table:table-cell>
          <table:table-cell office:value-type="float" office:value="9352" calcext:value-type="float">
            <text:p>9352</text:p>
          </table:table-cell>
          <table:table-cell office:value-type="float" office:value="4338" calcext:value-type="float">
            <text:p>4338</text:p>
          </table:table-cell>
          <table:table-cell office:value-type="float" office:value="6105" calcext:value-type="float">
            <text:p>6105</text:p>
          </table:table-cell>
          <table:table-cell office:value-type="float" office:value="5008" calcext:value-type="float">
            <text:p>5008</text:p>
          </table:table-cell>
          <table:table-cell office:value-type="float" office:value="2556" calcext:value-type="float">
            <text:p>2556</text:p>
          </table:table-cell>
          <table:table-cell office:value-type="float" office:value="6518" calcext:value-type="float">
            <text:p>6518</text:p>
          </table:table-cell>
          <table:table-cell office:value-type="float" office:value="6694" calcext:value-type="float">
            <text:p>6694</text:p>
          </table:table-cell>
          <table:table-cell office:value-type="float" office:value="4345" calcext:value-type="float">
            <text:p>4345</text:p>
          </table:table-cell>
          <table:table-cell office:value-type="float" office:value="3727" calcext:value-type="float">
            <text:p>3727</text:p>
          </table:table-cell>
          <table:table-cell office:value-type="float" office:value="7956" calcext:value-type="float">
            <text:p>7956</text:p>
          </table:table-cell>
          <table:table-cell office:value-type="float" office:value="20" calcext:value-type="float">
            <text:p>20</text:p>
          </table:table-cell>
          <table:table-cell office:value-type="float" office:value="3954" calcext:value-type="float">
            <text:p>3954</text:p>
          </table:table-cell>
          <table:table-cell office:value-type="float" office:value="8652" calcext:value-type="float">
            <text:p>8652</text:p>
          </table:table-cell>
          <table:table-cell office:value-type="float" office:value="4424" calcext:value-type="float">
            <text:p>4424</text:p>
          </table:table-cell>
          <table:table-cell office:value-type="float" office:value="9387" calcext:value-type="float">
            <text:p>9387</text:p>
          </table:table-cell>
          <table:table-cell table:style-name="ce6" office:value-type="float" office:value="2035" calcext:value-type="float">
            <text:p>2035</text:p>
          </table:table-cell>
          <table:table-cell office:value-type="float" office:value="8358" calcext:value-type="float">
            <text:p>8358</text:p>
          </table:table-cell>
          <table:table-cell table:style-name="ce6" office:value-type="float" office:value="5962" calcext:value-type="float">
            <text:p>5962</text:p>
          </table:table-cell>
          <table:table-cell office:value-type="float" office:value="5304" calcext:value-type="float">
            <text:p>5304</text:p>
          </table:table-cell>
          <table:table-cell table:style-name="ce6" office:value-type="float" office:value="5194" calcext:value-type="float">
            <text:p>5194</text:p>
          </table:table-cell>
          <table:table-cell office:value-type="float" office:value="8650" calcext:value-type="float">
            <text:p>8650</text:p>
          </table:table-cell>
          <table:table-cell table:style-name="ce6" office:value-type="float" office:value="8282" calcext:value-type="float">
            <text:p>8282</text:p>
          </table:table-cell>
          <table:table-cell office:value-type="float" office:value="1256" calcext:value-type="float">
            <text:p>1256</text:p>
          </table:table-cell>
          <table:table-cell table:style-name="ce6" office:value-type="float" office:value="1103" calcext:value-type="float">
            <text:p>1103</text:p>
          </table:table-cell>
          <table:table-cell office:value-type="float" office:value="2138" calcext:value-type="float">
            <text:p>2138</text:p>
          </table:table-cell>
          <table:table-cell table:style-name="ce6" office:value-type="float" office:value="6679" calcext:value-type="float">
            <text:p>6679</text:p>
          </table:table-cell>
          <table:table-cell office:value-type="float" office:value="1985" calcext:value-type="float">
            <text:p>1985</text:p>
          </table:table-cell>
          <table:table-cell table:style-name="ce6" office:value-type="float" office:value="3653" calcext:value-type="float">
            <text:p>3653</text:p>
          </table:table-cell>
          <table:table-cell office:value-type="float" office:value="2770" calcext:value-type="float">
            <text:p>2770</text:p>
          </table:table-cell>
          <table:table-cell table:style-name="ce6" office:value-type="float" office:value="2433" calcext:value-type="float">
            <text:p>2433</text:p>
          </table:table-cell>
          <table:table-cell office:value-type="float" office:value="4278" calcext:value-type="float">
            <text:p>4278</text:p>
          </table:table-cell>
          <table:table-cell table:style-name="ce6" office:value-type="float" office:value="615" calcext:value-type="float">
            <text:p>615</text:p>
          </table:table-cell>
          <table:table-cell office:value-type="float" office:value="2863" calcext:value-type="float">
            <text:p>2863</text:p>
          </table:table-cell>
          <table:table-cell table:style-name="ce6" office:value-type="float" office:value="1715" calcext:value-type="float">
            <text:p>1715</text:p>
          </table:table-cell>
          <table:table-cell office:value-type="float" office:value="242" calcext:value-type="float">
            <text:p>242</text:p>
          </table:table-cell>
          <table:table-cell table:style-name="ce6" office:value-type="float" office:value="3790" calcext:value-type="float">
            <text:p>3790</text:p>
          </table:table-cell>
          <table:table-cell office:value-type="float" office:value="2636" calcext:value-type="float">
            <text:p>2636</text:p>
          </table:table-cell>
          <table:table-cell table:style-name="ce6" office:value-type="float" office:value="6998" calcext:value-type="float">
            <text:p>6998</text:p>
          </table:table-cell>
          <table:table-cell office:value-type="float" office:value="3088" calcext:value-type="float">
            <text:p>3088</text:p>
          </table:table-cell>
          <table:table-cell table:style-name="ce6" office:value-type="float" office:value="1671" calcext:value-type="float">
            <text:p>1671</text:p>
          </table:table-cell>
          <table:table-cell office:value-type="float" office:value="2239" calcext:value-type="float">
            <text:p>2239</text:p>
          </table:table-cell>
          <table:table-cell table:style-name="ce6" office:value-type="float" office:value="957" calcext:value-type="float">
            <text:p>957</text:p>
          </table:table-cell>
          <table:table-cell office:value-type="float" office:value="5411" calcext:value-type="float">
            <text:p>5411</text:p>
          </table:table-cell>
          <table:table-cell table:style-name="ce6" office:value-type="float" office:value="4595" calcext:value-type="float">
            <text:p>4595</text:p>
          </table:table-cell>
          <table:table-cell office:value-type="float" office:value="6282" calcext:value-type="float">
            <text:p>6282</text:p>
          </table:table-cell>
          <table:table-cell table:style-name="ce6" office:value-type="float" office:value="2881" calcext:value-type="float">
            <text:p>2881</text:p>
          </table:table-cell>
          <table:table-cell office:value-type="float" office:value="9974" calcext:value-type="float">
            <text:p>9974</text:p>
          </table:table-cell>
          <table:table-cell table:style-name="ce6" office:value-type="float" office:value="2401" calcext:value-type="float">
            <text:p>2401</text:p>
          </table:table-cell>
          <table:table-cell office:value-type="float" office:value="875" calcext:value-type="float">
            <text:p>875</text:p>
          </table:table-cell>
          <table:table-cell table:style-name="ce6" office:value-type="float" office:value="7574" calcext:value-type="float">
            <text:p>7574</text:p>
          </table:table-cell>
          <table:table-cell office:value-type="float" office:value="2987" calcext:value-type="float">
            <text:p>2987</text:p>
          </table:table-cell>
          <table:table-cell table:style-name="ce6" office:value-type="float" office:value="4587" calcext:value-type="float">
            <text:p>4587</text:p>
          </table:table-cell>
          <table:table-cell office:value-type="float" office:value="3147" calcext:value-type="float">
            <text:p>3147</text:p>
          </table:table-cell>
          <table:table-cell table:style-name="ce6" office:value-type="float" office:value="6766" calcext:value-type="float">
            <text:p>6766</text:p>
          </table:table-cell>
          <table:table-cell office:value-type="float" office:value="9885" calcext:value-type="float">
            <text:p>9885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619" calcext:value-type="float">
            <text:p>3619</text:p>
          </table:table-cell>
          <table:table-cell table:style-name="ce6" office:value-type="float" office:value="6818" calcext:value-type="float">
            <text:p>6818</text:p>
          </table:table-cell>
          <table:table-cell table:style-name="ce6" office:value-type="float" office:value="9073" calcext:value-type="float">
            <text:p>9073</text:p>
          </table:table-cell>
          <table:table-cell table:style-name="ce6" office:value-type="float" office:value="6120" calcext:value-type="float">
            <text:p>6120</text:p>
          </table:table-cell>
          <table:table-cell table:style-name="ce6" office:value-type="float" office:value="5423" calcext:value-type="float">
            <text:p>5423</text:p>
          </table:table-cell>
          <table:table-cell table:style-name="ce6" office:value-type="float" office:value="557" calcext:value-type="float">
            <text:p>557</text:p>
          </table:table-cell>
          <table:table-cell table:style-name="ce6" office:value-type="float" office:value="2900" calcext:value-type="float">
            <text:p>2900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8111" calcext:value-type="float">
            <text:p>8111</text:p>
          </table:table-cell>
          <table:table-cell table:style-name="ce6" office:value-type="float" office:value="3873" calcext:value-type="float">
            <text:p>3873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4189" calcext:value-type="float">
            <text:p>4189</text:p>
          </table:table-cell>
          <table:table-cell table:style-name="ce6" office:value-type="float" office:value="1846" calcext:value-type="float">
            <text:p>1846</text:p>
          </table:table-cell>
          <table:table-cell table:style-name="ce6" office:value-type="float" office:value="4399" calcext:value-type="float">
            <text:p>4399</text:p>
          </table:table-cell>
          <table:table-cell table:style-name="ce6" office:value-type="float" office:value="7041" calcext:value-type="float">
            <text:p>7041</text:p>
          </table:table-cell>
          <table:table-cell table:style-name="ce6" office:value-type="float" office:value="7583" calcext:value-type="float">
            <text:p>7583</text:p>
          </table:table-cell>
          <table:table-cell table:style-name="ce6" office:value-type="float" office:value="2427" calcext:value-type="float">
            <text:p>2427</text:p>
          </table:table-cell>
          <table:table-cell table:style-name="ce6" office:value-type="float" office:value="2864" calcext:value-type="float">
            <text:p>2864</text:p>
          </table:table-cell>
          <table:table-cell table:style-name="ce6" office:value-type="float" office:value="3525" calcext:value-type="float">
            <text:p>3525</text:p>
          </table:table-cell>
          <table:table-cell table:style-name="ce6" office:value-type="float" office:value="5002" calcext:value-type="float">
            <text:p>5002</text:p>
          </table:table-cell>
          <table:table-cell office:value-type="float" office:value="2069" calcext:value-type="float">
            <text:p>2069</text:p>
          </table:table-cell>
          <table:table-cell office:value-type="float" office:value="748" calcext:value-type="float">
            <text:p>748</text:p>
          </table:table-cell>
          <table:table-cell office:value-type="float" office:value="1948" calcext:value-type="float">
            <text:p>1948</text:p>
          </table:table-cell>
          <table:table-cell office:value-type="float" office:value="6015" calcext:value-type="float">
            <text:p>6015</text:p>
          </table:table-cell>
          <table:table-cell office:value-type="float" office:value="2684" calcext:value-type="float">
            <text:p>2684</text:p>
          </table:table-cell>
          <table:table-cell office:value-type="float" office:value="438" calcext:value-type="float">
            <text:p>438</text:p>
          </table:table-cell>
          <table:table-cell office:value-type="float" office:value="770" calcext:value-type="float">
            <text:p>770</text:p>
          </table:table-cell>
          <table:table-cell office:value-type="float" office:value="8367" calcext:value-type="float">
            <text:p>8367</text:p>
          </table:table-cell>
          <table:table-cell office:value-type="float" office:value="1663" calcext:value-type="float">
            <text:p>1663</text:p>
          </table:table-cell>
          <table:table-cell office:value-type="float" office:value="7887" calcext:value-type="float">
            <text:p>7887</text:p>
          </table:table-cell>
          <table:table-cell office:value-type="float" office:value="7759" calcext:value-type="float">
            <text:p>7759</text:p>
          </table:table-cell>
          <table:table-cell office:value-type="float" office:value="1885" calcext:value-type="float">
            <text:p>1885</text:p>
          </table:table-cell>
          <table:table-cell office:value-type="float" office:value="157" calcext:value-type="float">
            <text:p>157</text:p>
          </table:table-cell>
          <table:table-cell office:value-type="float" office:value="7770" calcext:value-type="float">
            <text:p>7770</text:p>
          </table:table-cell>
          <table:table-cell office:value-type="float" office:value="4520" calcext:value-type="float">
            <text:p>4520</text:p>
          </table:table-cell>
          <table:table-cell office:value-type="float" office:value="4878" calcext:value-type="float">
            <text:p>4878</text:p>
          </table:table-cell>
          <table:table-cell office:value-type="float" office:value="3857" calcext:value-type="float">
            <text:p>3857</text:p>
          </table:table-cell>
          <table:table-cell table:style-name="ce6" office:value-type="float" office:value="1137" calcext:value-type="float">
            <text:p>1137</text:p>
          </table:table-cell>
          <table:table-cell office:value-type="float" office:value="3525" calcext:value-type="float">
            <text:p>3525</text:p>
          </table:table-cell>
          <table:table-cell table:style-name="ce6" office:value-type="float" office:value="3050" calcext:value-type="float">
            <text:p>3050</text:p>
          </table:table-cell>
          <table:table-cell office:value-type="float" office:value="6276" calcext:value-type="float">
            <text:p>6276</text:p>
          </table:table-cell>
          <table:table-cell table:style-name="ce6" office:value-type="float" office:value="5569" calcext:value-type="float">
            <text:p>5569</text:p>
          </table:table-cell>
          <table:table-cell office:value-type="float" office:value="7649" calcext:value-type="float">
            <text:p>7649</text:p>
          </table:table-cell>
          <table:table-cell table:style-name="ce6" office:value-type="float" office:value="904" calcext:value-type="float">
            <text:p>904</text:p>
          </table:table-cell>
          <table:table-cell office:value-type="float" office:value="4533" calcext:value-type="float">
            <text:p>4533</text:p>
          </table:table-cell>
          <table:table-cell table:style-name="ce6" office:value-type="float" office:value="7843" calcext:value-type="float">
            <text:p>7843</text:p>
          </table:table-cell>
          <table:table-cell office:value-type="float" office:value="2199" calcext:value-type="float">
            <text:p>2199</text:p>
          </table:table-cell>
          <table:table-cell table:style-name="ce6" office:value-type="float" office:value="5648" calcext:value-type="float">
            <text:p>5648</text:p>
          </table:table-cell>
          <table:table-cell office:value-type="float" office:value="7628" calcext:value-type="float">
            <text:p>7628</text:p>
          </table:table-cell>
          <table:table-cell table:style-name="ce6" office:value-type="float" office:value="9075" calcext:value-type="float">
            <text:p>9075</text:p>
          </table:table-cell>
          <table:table-cell office:value-type="float" office:value="9441" calcext:value-type="float">
            <text:p>9441</text:p>
          </table:table-cell>
          <table:table-cell table:style-name="ce6" office:value-type="float" office:value="3600" calcext:value-type="float">
            <text:p>3600</text:p>
          </table:table-cell>
          <table:table-cell office:value-type="float" office:value="7231" calcext:value-type="float">
            <text:p>7231</text:p>
          </table:table-cell>
          <table:table-cell table:style-name="ce6" office:value-type="float" office:value="2388" calcext:value-type="float">
            <text:p>2388</text:p>
          </table:table-cell>
          <table:table-cell office:value-type="float" office:value="5640" calcext:value-type="float">
            <text:p>5640</text:p>
          </table:table-cell>
          <table:table-cell table:style-name="ce6" office:value-type="float" office:value="9096" calcext:value-type="float">
            <text:p>9096</text:p>
          </table:table-cell>
          <table:table-cell office:value-type="float" office:value="958" calcext:value-type="float">
            <text:p>958</text:p>
          </table:table-cell>
          <table:table-cell table:style-name="ce6" office:value-type="float" office:value="3058" calcext:value-type="float">
            <text:p>3058</text:p>
          </table:table-cell>
          <table:table-cell office:value-type="float" office:value="584" calcext:value-type="float">
            <text:p>584</text:p>
          </table:table-cell>
          <table:table-cell table:style-name="ce6" office:value-type="float" office:value="5899" calcext:value-type="float">
            <text:p>5899</text:p>
          </table:table-cell>
          <table:table-cell office:value-type="float" office:value="8150" calcext:value-type="float">
            <text:p>8150</text:p>
          </table:table-cell>
          <table:table-cell table:style-name="ce6" office:value-type="float" office:value="1181" calcext:value-type="float">
            <text:p>1181</text:p>
          </table:table-cell>
          <table:table-cell office:value-type="float" office:value="9616" calcext:value-type="float">
            <text:p>9616</text:p>
          </table:table-cell>
          <table:table-cell table:style-name="ce6" office:value-type="float" office:value="1098" calcext:value-type="float">
            <text:p>1098</text:p>
          </table:table-cell>
          <table:table-cell office:value-type="float" office:value="8162" calcext:value-type="float">
            <text:p>8162</text:p>
          </table:table-cell>
          <table:table-cell table:style-name="ce6" office:value-type="float" office:value="6819" calcext:value-type="float">
            <text:p>6819</text:p>
          </table:table-cell>
          <table:table-cell office:value-type="float" office:value="8171" calcext:value-type="float">
            <text:p>8171</text:p>
          </table:table-cell>
          <table:table-cell table:style-name="ce6" office:value-type="float" office:value="1519" calcext:value-type="float">
            <text:p>1519</text:p>
          </table:table-cell>
          <table:table-cell office:value-type="float" office:value="1140" calcext:value-type="float">
            <text:p>1140</text:p>
          </table:table-cell>
          <table:table-cell table:style-name="ce6" office:value-type="float" office:value="7665" calcext:value-type="float">
            <text:p>7665</text:p>
          </table:table-cell>
          <table:table-cell office:value-type="float" office:value="8801" calcext:value-type="float">
            <text:p>8801</text:p>
          </table:table-cell>
          <table:table-cell table:style-name="ce6" office:value-type="float" office:value="2632" calcext:value-type="float">
            <text:p>2632</text:p>
          </table:table-cell>
          <table:table-cell office:value-type="float" office:value="1299" calcext:value-type="float">
            <text:p>1299</text:p>
          </table:table-cell>
          <table:table-cell table:style-name="ce6" office:value-type="float" office:value="9192" calcext:value-type="float">
            <text:p>9192</text:p>
          </table:table-cell>
          <table:table-cell office:value-type="float" office:value="707" calcext:value-type="float">
            <text:p>707</text:p>
          </table:table-cell>
          <table:table-cell table:style-name="ce6" office:value-type="float" office:value="9955" calcext:value-type="float">
            <text:p>9955</text:p>
          </table:table-cell>
          <table:table-cell office:value-type="float" office:value="2710" calcext:value-type="float">
            <text:p>2710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6" office:value-type="float" office:value="2963" calcext:value-type="float">
            <text:p>2963</text:p>
          </table:table-cell>
          <table:table-cell table:style-name="ce6" office:value-type="float" office:value="7578" calcext:value-type="float">
            <text:p>7578</text:p>
          </table:table-cell>
          <table:table-cell table:style-name="ce6" office:value-type="float" office:value="3541" calcext:value-type="float">
            <text:p>3541</text:p>
          </table:table-cell>
          <table:table-cell table:style-name="ce6" office:value-type="float" office:value="3095" calcext:value-type="float">
            <text:p>3095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office:value-type="float" office:value="7026" calcext:value-type="float">
            <text:p>7026</text:p>
          </table:table-cell>
          <table:table-cell table:style-name="ce6" office:value-type="float" office:value="2634" calcext:value-type="float">
            <text:p>2634</text:p>
          </table:table-cell>
          <table:table-cell table:style-name="ce6" office:value-type="float" office:value="6015" calcext:value-type="float">
            <text:p>6015</text:p>
          </table:table-cell>
          <table:table-cell table:style-name="ce6" office:value-type="float" office:value="4633" calcext:value-type="float">
            <text:p>4633</text:p>
          </table:table-cell>
          <table:table-cell table:style-name="ce6" office:value-type="float" office:value="4370" calcext:value-type="float">
            <text:p>4370</text:p>
          </table:table-cell>
          <table:table-cell table:style-name="ce6" office:value-type="float" office:value="2762" calcext:value-type="float">
            <text:p>2762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2174" calcext:value-type="float">
            <text:p>2174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8158" calcext:value-type="float">
            <text:p>8158</text:p>
          </table:table-cell>
          <table:table-cell table:style-name="ce6" office:value-type="float" office:value="2922" calcext:value-type="float">
            <text:p>2922</text:p>
          </table:table-cell>
          <table:table-cell table:style-name="ce6" office:value-type="float" office:value="8467" calcext:value-type="float">
            <text:p>8467</text:p>
          </table:table-cell>
          <table:table-cell table:style-name="ce6" office:value-type="float" office:value="4198" calcext:value-type="float">
            <text:p>4198</text:p>
          </table:table-cell>
          <table:table-cell table:style-name="ce6" office:value-type="float" office:value="4280" calcext:value-type="float">
            <text:p>4280</text:p>
          </table:table-cell>
          <table:table-cell table:style-name="ce6" office:value-type="float" office:value="9092" calcext:value-type="float">
            <text:p>9092</text:p>
          </table:table-cell>
          <table:table-cell table:style-name="ce6" office:value-type="float" office:value="8856" calcext:value-type="float">
            <text:p>8856</text:p>
          </table:table-cell>
          <table:table-cell office:value-type="float" office:value="8835" calcext:value-type="float">
            <text:p>8835</text:p>
          </table:table-cell>
          <table:table-cell office:value-type="float" office:value="5457" calcext:value-type="float">
            <text:p>5457</text:p>
          </table:table-cell>
          <table:table-cell office:value-type="float" office:value="2790" calcext:value-type="float">
            <text:p>2790</text:p>
          </table:table-cell>
          <table:table-cell office:value-type="float" office:value="8574" calcext:value-type="float">
            <text:p>8574</text:p>
          </table:table-cell>
          <table:table-cell office:value-type="float" office:value="9742" calcext:value-type="float">
            <text:p>9742</text:p>
          </table:table-cell>
          <table:table-cell office:value-type="float" office:value="5054" calcext:value-type="float">
            <text:p>5054</text:p>
          </table:table-cell>
          <table:table-cell office:value-type="float" office:value="9547" calcext:value-type="float">
            <text:p>9547</text:p>
          </table:table-cell>
          <table:table-cell office:value-type="float" office:value="4156" calcext:value-type="float">
            <text:p>4156</text:p>
          </table:table-cell>
          <table:table-cell office:value-type="float" office:value="7940" calcext:value-type="float">
            <text:p>7940</text:p>
          </table:table-cell>
          <table:table-cell office:value-type="float" office:value="8126" calcext:value-type="float">
            <text:p>8126</text:p>
          </table:table-cell>
          <table:table-cell office:value-type="float" office:value="9824" calcext:value-type="float">
            <text:p>9824</text:p>
          </table:table-cell>
          <table:table-cell office:value-type="float" office:value="7340" calcext:value-type="float">
            <text:p>7340</text:p>
          </table:table-cell>
          <table:table-cell office:value-type="float" office:value="8840" calcext:value-type="float">
            <text:p>8840</text:p>
          </table:table-cell>
          <table:table-cell office:value-type="float" office:value="6574" calcext:value-type="float">
            <text:p>6574</text:p>
          </table:table-cell>
          <table:table-cell office:value-type="float" office:value="3547" calcext:value-type="float">
            <text:p>3547</text:p>
          </table:table-cell>
          <table:table-cell office:value-type="float" office:value="1477" calcext:value-type="float">
            <text:p>1477</text:p>
          </table:table-cell>
          <table:table-cell office:value-type="float" office:value="3014" calcext:value-type="float">
            <text:p>3014</text:p>
          </table:table-cell>
          <table:table-cell table:style-name="ce6" office:value-type="float" office:value="6798" calcext:value-type="float">
            <text:p>6798</text:p>
          </table:table-cell>
          <table:table-cell office:value-type="float" office:value="7134" calcext:value-type="float">
            <text:p>7134</text:p>
          </table:table-cell>
          <table:table-cell table:style-name="ce6" office:value-type="float" office:value="435" calcext:value-type="float">
            <text:p>435</text:p>
          </table:table-cell>
          <table:table-cell office:value-type="float" office:value="9484" calcext:value-type="float">
            <text:p>9484</text:p>
          </table:table-cell>
          <table:table-cell table:style-name="ce6" office:value-type="float" office:value="9859" calcext:value-type="float">
            <text:p>9859</text:p>
          </table:table-cell>
          <table:table-cell office:value-type="float" office:value="3031" calcext:value-type="float">
            <text:p>303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502" calcext:value-type="float">
            <text:p>1502</text:p>
          </table:table-cell>
          <table:table-cell table:style-name="ce6" office:value-type="float" office:value="4133" calcext:value-type="float">
            <text:p>4133</text:p>
          </table:table-cell>
          <table:table-cell office:value-type="float" office:value="1738" calcext:value-type="float">
            <text:p>1738</text:p>
          </table:table-cell>
          <table:table-cell table:style-name="ce6" office:value-type="float" office:value="1807" calcext:value-type="float">
            <text:p>1807</text:p>
          </table:table-cell>
          <table:table-cell office:value-type="float" office:value="4825" calcext:value-type="float">
            <text:p>4825</text:p>
          </table:table-cell>
          <table:table-cell table:style-name="ce6" office:value-type="float" office:value="463" calcext:value-type="float">
            <text:p>463</text:p>
          </table:table-cell>
          <table:table-cell office:value-type="float" office:value="6343" calcext:value-type="float">
            <text:p>6343</text:p>
          </table:table-cell>
          <table:table-cell table:style-name="ce6" office:value-type="float" office:value="9701" calcext:value-type="float">
            <text:p>9701</text:p>
          </table:table-cell>
          <table:table-cell office:value-type="float" office:value="8506" calcext:value-type="float">
            <text:p>8506</text:p>
          </table:table-cell>
          <table:table-cell table:style-name="ce6" office:value-type="float" office:value="9822" calcext:value-type="float">
            <text:p>9822</text:p>
          </table:table-cell>
          <table:table-cell office:value-type="float" office:value="9555" calcext:value-type="float">
            <text:p>9555</text:p>
          </table:table-cell>
          <table:table-cell table:style-name="ce6" office:value-type="float" office:value="8688" calcext:value-type="float">
            <text:p>8688</text:p>
          </table:table-cell>
          <table:table-cell office:value-type="float" office:value="8168" calcext:value-type="float">
            <text:p>8168</text:p>
          </table:table-cell>
          <table:table-cell table:style-name="ce6" office:value-type="float" office:value="3467" calcext:value-type="float">
            <text:p>3467</text:p>
          </table:table-cell>
          <table:table-cell office:value-type="float" office:value="3234" calcext:value-type="float">
            <text:p>3234</text:p>
          </table:table-cell>
          <table:table-cell table:style-name="ce6" office:value-type="float" office:value="6318" calcext:value-type="float">
            <text:p>6318</text:p>
          </table:table-cell>
          <table:table-cell office:value-type="float" office:value="1787" calcext:value-type="float">
            <text:p>1787</text:p>
          </table:table-cell>
          <table:table-cell table:style-name="ce6" office:value-type="float" office:value="5591" calcext:value-type="float">
            <text:p>5591</text:p>
          </table:table-cell>
          <table:table-cell office:value-type="float" office:value="419" calcext:value-type="float">
            <text:p>419</text:p>
          </table:table-cell>
          <table:table-cell table:style-name="ce6" office:value-type="float" office:value="6593" calcext:value-type="float">
            <text:p>6593</text:p>
          </table:table-cell>
          <table:table-cell office:value-type="float" office:value="7974" calcext:value-type="float">
            <text:p>7974</text:p>
          </table:table-cell>
          <table:table-cell table:style-name="ce6" office:value-type="float" office:value="8486" calcext:value-type="float">
            <text:p>8486</text:p>
          </table:table-cell>
          <table:table-cell office:value-type="float" office:value="9861" calcext:value-type="float">
            <text:p>9861</text:p>
          </table:table-cell>
          <table:table-cell table:style-name="ce6" office:value-type="float" office:value="6381" calcext:value-type="float">
            <text:p>6381</text:p>
          </table:table-cell>
          <table:table-cell office:value-type="float" office:value="6758" calcext:value-type="float">
            <text:p>6758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3061" calcext:value-type="float">
            <text:p>3061</text:p>
          </table:table-cell>
          <table:table-cell table:style-name="ce6" office:value-type="float" office:value="4315" calcext:value-type="float">
            <text:p>4315</text:p>
          </table:table-cell>
          <table:table-cell office:value-type="float" office:value="2863" calcext:value-type="float">
            <text:p>2863</text:p>
          </table:table-cell>
          <table:table-cell table:style-name="ce6" office:value-type="float" office:value="4665" calcext:value-type="float">
            <text:p>4665</text:p>
          </table:table-cell>
          <table:table-cell office:value-type="float" office:value="3789" calcext:value-type="float">
            <text:p>3789</text:p>
          </table:table-cell>
          <table:table-cell table:style-name="ce6" office:value-type="float" office:value="2201" calcext:value-type="float">
            <text:p>2201</text:p>
          </table:table-cell>
          <table:table-cell office:value-type="float" office:value="1492" calcext:value-type="float">
            <text:p>149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8927" calcext:value-type="float">
            <text:p>8927</text:p>
          </table:table-cell>
          <table:table-cell table:style-name="ce6" office:value-type="float" office:value="6608" calcext:value-type="float">
            <text:p>6608</text:p>
          </table:table-cell>
          <table:table-cell table:style-name="ce6" office:value-type="float" office:value="5682" calcext:value-type="float">
            <text:p>5682</text:p>
          </table:table-cell>
          <table:table-cell table:style-name="ce6" office:value-type="float" office:value="8986" calcext:value-type="float">
            <text:p>8986</text:p>
          </table:table-cell>
          <table:table-cell table:style-name="ce6" office:value-type="float" office:value="6867" calcext:value-type="float">
            <text:p>6867</text:p>
          </table:table-cell>
          <table:table-cell table:style-name="ce6" office:value-type="float" office:value="1715" calcext:value-type="float">
            <text:p>1715</text:p>
          </table:table-cell>
          <table:table-cell table:style-name="ce6" office:value-type="float" office:value="6076" calcext:value-type="float">
            <text:p>6076</text:p>
          </table:table-cell>
          <table:table-cell table:style-name="ce6" office:value-type="float" office:value="3159" calcext:value-type="float">
            <text:p>3159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4744" calcext:value-type="float">
            <text:p>4744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9253" calcext:value-type="float">
            <text:p>9253</text:p>
          </table:table-cell>
          <table:table-cell table:style-name="ce6" office:value-type="float" office:value="5812" calcext:value-type="float">
            <text:p>5812</text:p>
          </table:table-cell>
          <table:table-cell table:style-name="ce6" office:value-type="float" office:value="5021" calcext:value-type="float">
            <text:p>5021</text:p>
          </table:table-cell>
          <table:table-cell table:style-name="ce6" office:value-type="float" office:value="7616" calcext:value-type="float">
            <text:p>7616</text:p>
          </table:table-cell>
          <table:table-cell table:style-name="ce6" office:value-type="float" office:value="8534" calcext:value-type="float">
            <text:p>8534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9590" calcext:value-type="float">
            <text:p>9590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9012" calcext:value-type="float">
            <text:p>9012</text:p>
          </table:table-cell>
          <table:table-cell office:value-type="float" office:value="9821" calcext:value-type="float">
            <text:p>9821</text:p>
          </table:table-cell>
          <table:table-cell office:value-type="float" office:value="8132" calcext:value-type="float">
            <text:p>8132</text:p>
          </table:table-cell>
          <table:table-cell office:value-type="float" office:value="7857" calcext:value-type="float">
            <text:p>7857</text:p>
          </table:table-cell>
          <table:table-cell office:value-type="float" office:value="4086" calcext:value-type="float">
            <text:p>4086</text:p>
          </table:table-cell>
          <table:table-cell office:value-type="float" office:value="1069" calcext:value-type="float">
            <text:p>1069</text:p>
          </table:table-cell>
          <table:table-cell office:value-type="float" office:value="7491" calcext:value-type="float">
            <text:p>7491</text:p>
          </table:table-cell>
          <table:table-cell office:value-type="float" office:value="2988" calcext:value-type="float">
            <text:p>2988</text:p>
          </table:table-cell>
          <table:table-cell office:value-type="float" office:value="1579" calcext:value-type="float">
            <text:p>1579</text:p>
          </table:table-cell>
          <table:table-cell office:value-type="float" office:value="2442" calcext:value-type="float">
            <text:p>2442</text:p>
          </table:table-cell>
          <table:table-cell office:value-type="float" office:value="4321" calcext:value-type="float">
            <text:p>4321</text:p>
          </table:table-cell>
          <table:table-cell office:value-type="float" office:value="2149" calcext:value-type="float">
            <text:p>2149</text:p>
          </table:table-cell>
          <table:table-cell office:value-type="float" office:value="7642" calcext:value-type="float">
            <text:p>7642</text:p>
          </table:table-cell>
          <table:table-cell office:value-type="float" office:value="6108" calcext:value-type="float">
            <text:p>6108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167" calcext:value-type="float">
            <text:p>3167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9528" calcext:value-type="float">
            <text:p>9528</text:p>
          </table:table-cell>
          <table:table-cell office:value-type="float" office:value="7663" calcext:value-type="float">
            <text:p>7663</text:p>
          </table:table-cell>
          <table:table-cell table:style-name="ce6" office:value-type="float" office:value="2685" calcext:value-type="float">
            <text:p>2685</text:p>
          </table:table-cell>
          <table:table-cell office:value-type="float" office:value="1220" calcext:value-type="float">
            <text:p>1220</text:p>
          </table:table-cell>
          <table:table-cell table:style-name="ce6" office:value-type="float" office:value="9196" calcext:value-type="float">
            <text:p>9196</text:p>
          </table:table-cell>
          <table:table-cell office:value-type="float" office:value="1397" calcext:value-type="float">
            <text:p>1397</text:p>
          </table:table-cell>
          <table:table-cell table:style-name="ce6" office:value-type="float" office:value="5776" calcext:value-type="float">
            <text:p>5776</text:p>
          </table:table-cell>
          <table:table-cell office:value-type="float" office:value="1577" calcext:value-type="float">
            <text:p>1577</text:p>
          </table:table-cell>
          <table:table-cell table:style-name="ce6" office:value-type="float" office:value="1730" calcext:value-type="float">
            <text:p>1730</text:p>
          </table:table-cell>
          <table:table-cell office:value-type="float" office:value="5481" calcext:value-type="float">
            <text:p>5481</text:p>
          </table:table-cell>
          <table:table-cell table:style-name="ce6" office:value-type="float" office:value="977" calcext:value-type="float">
            <text:p>977</text:p>
          </table:table-cell>
          <table:table-cell office:value-type="float" office:value="6115" calcext:value-type="float">
            <text:p>6115</text:p>
          </table:table-cell>
          <table:table-cell table:style-name="ce6" office:value-type="float" office:value="199" calcext:value-type="float">
            <text:p>199</text:p>
          </table:table-cell>
          <table:table-cell office:value-type="float" office:value="6326" calcext:value-type="float">
            <text:p>6326</text:p>
          </table:table-cell>
          <table:table-cell table:style-name="ce6" office:value-type="float" office:value="2183" calcext:value-type="float">
            <text:p>2183</text:p>
          </table:table-cell>
          <table:table-cell office:value-type="float" office:value="3767" calcext:value-type="float">
            <text:p>3767</text:p>
          </table:table-cell>
          <table:table-cell table:style-name="ce6" office:value-type="float" office:value="5928" calcext:value-type="float">
            <text:p>5928</text:p>
          </table:table-cell>
          <table:table-cell office:value-type="float" office:value="5586" calcext:value-type="float">
            <text:p>5586</text:p>
          </table:table-cell>
          <table:table-cell table:style-name="ce6" office:value-type="float" office:value="7561" calcext:value-type="float">
            <text:p>7561</text:p>
          </table:table-cell>
          <table:table-cell office:value-type="float" office:value="663" calcext:value-type="float">
            <text:p>663</text:p>
          </table:table-cell>
          <table:table-cell table:style-name="ce6" office:value-type="float" office:value="8649" calcext:value-type="float">
            <text:p>8649</text:p>
          </table:table-cell>
          <table:table-cell office:value-type="float" office:value="9688" calcext:value-type="float">
            <text:p>9688</text:p>
          </table:table-cell>
          <table:table-cell table:style-name="ce6" office:value-type="float" office:value="949" calcext:value-type="float">
            <text:p>949</text:p>
          </table:table-cell>
          <table:table-cell office:value-type="float" office:value="5913" calcext:value-type="float">
            <text:p>5913</text:p>
          </table:table-cell>
          <table:table-cell table:style-name="ce6" office:value-type="float" office:value="9160" calcext:value-type="float">
            <text:p>9160</text:p>
          </table:table-cell>
          <table:table-cell office:value-type="float" office:value="1870" calcext:value-type="float">
            <text:p>1870</text:p>
          </table:table-cell>
          <table:table-cell table:style-name="ce6" office:value-type="float" office:value="5764" calcext:value-type="float">
            <text:p>5764</text:p>
          </table:table-cell>
          <table:table-cell office:value-type="float" office:value="9887" calcext:value-type="float">
            <text:p>9887</text:p>
          </table:table-cell>
          <table:table-cell table:style-name="ce6" office:value-type="float" office:value="4477" calcext:value-type="float">
            <text:p>4477</text:p>
          </table:table-cell>
          <table:table-cell office:value-type="float" office:value="6703" calcext:value-type="float">
            <text:p>6703</text:p>
          </table:table-cell>
          <table:table-cell table:style-name="ce6" office:value-type="float" office:value="1413" calcext:value-type="float">
            <text:p>1413</text:p>
          </table:table-cell>
          <table:table-cell office:value-type="float" office:value="4995" calcext:value-type="float">
            <text:p>4995</text:p>
          </table:table-cell>
          <table:table-cell table:style-name="ce6" office:value-type="float" office:value="5494" calcext:value-type="float">
            <text:p>5494</text:p>
          </table:table-cell>
          <table:table-cell office:value-type="float" office:value="7131" calcext:value-type="float">
            <text:p>7131</text:p>
          </table:table-cell>
          <table:table-cell table:style-name="ce6" office:value-type="float" office:value="2192" calcext:value-type="float">
            <text:p>2192</text:p>
          </table:table-cell>
          <table:table-cell office:value-type="float" office:value="8969" calcext:value-type="float">
            <text:p>8969</text:p>
          </table:table-cell>
          <table:table-cell table:style-name="ce6" office:value-type="float" office:value="7138" calcext:value-type="float">
            <text:p>7138</text:p>
          </table:table-cell>
          <table:table-cell office:value-type="float" office:value="3997" calcext:value-type="float">
            <text:p>3997</text:p>
          </table:table-cell>
          <table:table-cell table:style-name="ce6" office:value-type="float" office:value="8697" calcext:value-type="float">
            <text:p>8697</text:p>
          </table:table-cell>
          <table:table-cell office:value-type="float" office:value="646" calcext:value-type="float">
            <text:p>6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table:style-name="ce6" office:value-type="float" office:value="1731" calcext:value-type="float">
            <text:p>1731</text:p>
          </table:table-cell>
          <table:table-cell table:style-name="ce6" office:value-type="float" office:value="8245" calcext:value-type="float">
            <text:p>8245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4601" calcext:value-type="float">
            <text:p>4601</text:p>
          </table:table-cell>
          <table:table-cell table:style-name="ce6" office:value-type="float" office:value="8706" calcext:value-type="float">
            <text:p>8706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8891" calcext:value-type="float">
            <text:p>8891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552" calcext:value-type="float">
            <text:p>2552</text:p>
          </table:table-cell>
          <table:table-cell table:style-name="ce6" office:value-type="float" office:value="8208" calcext:value-type="float">
            <text:p>8208</text:p>
          </table:table-cell>
          <table:table-cell table:style-name="ce6" office:value-type="float" office:value="8452" calcext:value-type="float">
            <text:p>8452</text:p>
          </table:table-cell>
          <table:table-cell table:style-name="ce6" office:value-type="float" office:value="2954" calcext:value-type="float">
            <text:p>2954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469" calcext:value-type="float">
            <text:p>3469</text:p>
          </table:table-cell>
          <table:table-cell table:style-name="ce6" office:value-type="float" office:value="4246" calcext:value-type="float">
            <text:p>4246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4509" calcext:value-type="float">
            <text:p>4509</text:p>
          </table:table-cell>
          <table:table-cell table:style-name="ce6" office:value-type="float" office:value="8677" calcext:value-type="float">
            <text:p>8677</text:p>
          </table:table-cell>
          <table:table-cell table:style-name="ce6" office:value-type="float" office:value="9901" calcext:value-type="float">
            <text:p>9901</text:p>
          </table:table-cell>
          <table:table-cell table:style-name="ce6" office:value-type="float" office:value="4416" calcext:value-type="float">
            <text:p>4416</text:p>
          </table:table-cell>
          <table:table-cell office:value-type="float" office:value="8191" calcext:value-type="float">
            <text:p>8191</text:p>
          </table:table-cell>
          <table:table-cell office:value-type="float" office:value="9283" calcext:value-type="float">
            <text:p>9283</text:p>
          </table:table-cell>
          <table:table-cell office:value-type="float" office:value="5625" calcext:value-type="float">
            <text:p>5625</text:p>
          </table:table-cell>
          <table:table-cell office:value-type="float" office:value="7120" calcext:value-type="float">
            <text:p>7120</text:p>
          </table:table-cell>
          <table:table-cell office:value-type="float" office:value="2952" calcext:value-type="float">
            <text:p>2952</text:p>
          </table:table-cell>
          <table:table-cell office:value-type="float" office:value="8881" calcext:value-type="float">
            <text:p>8881</text:p>
          </table:table-cell>
          <table:table-cell office:value-type="float" office:value="7693" calcext:value-type="float">
            <text:p>7693</text:p>
          </table:table-cell>
          <table:table-cell office:value-type="float" office:value="830" calcext:value-type="float">
            <text:p>830</text:p>
          </table:table-cell>
          <table:table-cell office:value-type="float" office:value="4580" calcext:value-type="float">
            <text:p>4580</text:p>
          </table:table-cell>
          <table:table-cell office:value-type="float" office:value="8228" calcext:value-type="float">
            <text:p>8228</text:p>
          </table:table-cell>
          <table:table-cell office:value-type="float" office:value="9459" calcext:value-type="float">
            <text:p>9459</text:p>
          </table:table-cell>
          <table:table-cell office:value-type="float" office:value="8611" calcext:value-type="float">
            <text:p>8611</text:p>
          </table:table-cell>
          <table:table-cell office:value-type="float" office:value="4499" calcext:value-type="float">
            <text:p>4499</text:p>
          </table:table-cell>
          <table:table-cell office:value-type="float" office:value="1179" calcext:value-type="float">
            <text:p>1179</text:p>
          </table:table-cell>
          <table:table-cell office:value-type="float" office:value="4988" calcext:value-type="float">
            <text:p>4988</text:p>
          </table:table-cell>
          <table:table-cell office:value-type="float" office:value="1394" calcext:value-type="float">
            <text:p>1394</text:p>
          </table:table-cell>
          <table:table-cell office:value-type="float" office:value="550" calcext:value-type="float">
            <text:p>550</text:p>
          </table:table-cell>
          <table:table-cell table:style-name="ce6" office:value-type="float" office:value="2336" calcext:value-type="float">
            <text:p>2336</text:p>
          </table:table-cell>
          <table:table-cell office:value-type="float" office:value="6089" calcext:value-type="float">
            <text:p>6089</text:p>
          </table:table-cell>
          <table:table-cell table:style-name="ce6" office:value-type="float" office:value="6872" calcext:value-type="float">
            <text:p>6872</text:p>
          </table:table-cell>
          <table:table-cell office:value-type="float" office:value="269" calcext:value-type="float">
            <text:p>269</text:p>
          </table:table-cell>
          <table:table-cell table:style-name="ce6" office:value-type="float" office:value="7213" calcext:value-type="float">
            <text:p>7213</text:p>
          </table:table-cell>
          <table:table-cell office:value-type="float" office:value="1848" calcext:value-type="float">
            <text:p>1848</text:p>
          </table:table-cell>
          <table:table-cell table:style-name="ce6" office:value-type="float" office:value="917" calcext:value-type="float">
            <text:p>917</text:p>
          </table:table-cell>
          <table:table-cell office:value-type="float" office:value="6672" calcext:value-type="float">
            <text:p>6672</text:p>
          </table:table-cell>
          <table:table-cell table:style-name="ce6" office:value-type="float" office:value="4890" calcext:value-type="float">
            <text:p>4890</text:p>
          </table:table-cell>
          <table:table-cell office:value-type="float" office:value="656" calcext:value-type="float">
            <text:p>656</text:p>
          </table:table-cell>
          <table:table-cell table:style-name="ce6" office:value-type="float" office:value="1478" calcext:value-type="float">
            <text:p>1478</text:p>
          </table:table-cell>
          <table:table-cell office:value-type="float" office:value="6536" calcext:value-type="float">
            <text:p>6536</text:p>
          </table:table-cell>
          <table:table-cell table:style-name="ce6" office:value-type="float" office:value="3165" calcext:value-type="float">
            <text:p>3165</text:p>
          </table:table-cell>
          <table:table-cell office:value-type="float" office:value="4743" calcext:value-type="float">
            <text:p>4743</text:p>
          </table:table-cell>
          <table:table-cell table:style-name="ce6" office:value-type="float" office:value="4990" calcext:value-type="float">
            <text:p>4990</text:p>
          </table:table-cell>
          <table:table-cell office:value-type="float" office:value="1176" calcext:value-type="float">
            <text:p>1176</text:p>
          </table:table-cell>
          <table:table-cell table:style-name="ce6" office:value-type="float" office:value="6211" calcext:value-type="float">
            <text:p>6211</text:p>
          </table:table-cell>
          <table:table-cell office:value-type="float" office:value="7207" calcext:value-type="float">
            <text:p>7207</text:p>
          </table:table-cell>
          <table:table-cell table:style-name="ce6" office:value-type="float" office:value="5284" calcext:value-type="float">
            <text:p>5284</text:p>
          </table:table-cell>
          <table:table-cell office:value-type="float" office:value="9730" calcext:value-type="float">
            <text:p>9730</text:p>
          </table:table-cell>
          <table:table-cell table:style-name="ce6" office:value-type="float" office:value="4738" calcext:value-type="float">
            <text:p>4738</text:p>
          </table:table-cell>
          <table:table-cell office:value-type="float" office:value="1549" calcext:value-type="float">
            <text:p>1549</text:p>
          </table:table-cell>
          <table:table-cell table:style-name="ce6" office:value-type="float" office:value="4986" calcext:value-type="float">
            <text:p>4986</text:p>
          </table:table-cell>
          <table:table-cell office:value-type="float" office:value="4942" calcext:value-type="float">
            <text:p>4942</text:p>
          </table:table-cell>
          <table:table-cell table:style-name="ce6" office:value-type="float" office:value="8645" calcext:value-type="float">
            <text:p>8645</text:p>
          </table:table-cell>
          <table:table-cell office:value-type="float" office:value="3698" calcext:value-type="float">
            <text:p>3698</text:p>
          </table:table-cell>
          <table:table-cell table:style-name="ce6" office:value-type="float" office:value="9429" calcext:value-type="float">
            <text:p>9429</text:p>
          </table:table-cell>
          <table:table-cell office:value-type="float" office:value="1439" calcext:value-type="float">
            <text:p>1439</text:p>
          </table:table-cell>
          <table:table-cell table:style-name="ce6" office:value-type="float" office:value="2175" calcext:value-type="float">
            <text:p>2175</text:p>
          </table:table-cell>
          <table:table-cell office:value-type="float" office:value="6549" calcext:value-type="float">
            <text:p>6549</text:p>
          </table:table-cell>
          <table:table-cell table:style-name="ce6" office:value-type="float" office:value="3058" calcext:value-type="float">
            <text:p>3058</text:p>
          </table:table-cell>
          <table:table-cell office:value-type="float" office:value="6513" calcext:value-type="float">
            <text:p>6513</text:p>
          </table:table-cell>
          <table:table-cell table:style-name="ce6" office:value-type="float" office:value="1574" calcext:value-type="float">
            <text:p>1574</text:p>
          </table:table-cell>
          <table:table-cell office:value-type="float" office:value="6988" calcext:value-type="float">
            <text:p>6988</text:p>
          </table:table-cell>
          <table:table-cell table:style-name="ce6" office:value-type="float" office:value="8333" calcext:value-type="float">
            <text:p>8333</text:p>
          </table:table-cell>
          <table:table-cell office:value-type="float" office:value="3406" calcext:value-type="float">
            <text:p>3406</text:p>
          </table:table-cell>
          <table:table-cell table:style-name="ce6" office:value-type="float" office:value="5245" calcext:value-type="float">
            <text:p>5245</text:p>
          </table:table-cell>
          <table:table-cell office:value-type="float" office:value="5431" calcext:value-type="float">
            <text:p>5431</text:p>
          </table:table-cell>
          <table:table-cell table:style-name="ce6" office:value-type="float" office:value="7140" calcext:value-type="float">
            <text:p>7140</text:p>
          </table:table-cell>
          <table:table-cell office:value-type="float" office:value="7085" calcext:value-type="float">
            <text:p>7085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table:style-name="ce6" office:value-type="float" office:value="4694" calcext:value-type="float">
            <text:p>4694</text:p>
          </table:table-cell>
          <table:table-cell table:style-name="ce6" office:value-type="float" office:value="2530" calcext:value-type="float">
            <text:p>2530</text:p>
          </table:table-cell>
          <table:table-cell table:style-name="ce6" office:value-type="float" office:value="8249" calcext:value-type="float">
            <text:p>824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5948" calcext:value-type="float">
            <text:p>5948</text:p>
          </table:table-cell>
          <table:table-cell table:style-name="ce6" office:value-type="float" office:value="5509" calcext:value-type="float">
            <text:p>5509</text:p>
          </table:table-cell>
          <table:table-cell table:style-name="ce6" office:value-type="float" office:value="1588" calcext:value-type="float">
            <text:p>1588</text:p>
          </table:table-cell>
          <table:table-cell table:style-name="ce6" office:value-type="float" office:value="5940" calcext:value-type="float">
            <text:p>5940</text:p>
          </table:table-cell>
          <table:table-cell table:style-name="ce6" office:value-type="float" office:value="4495" calcext:value-type="float">
            <text:p>4495</text:p>
          </table:table-cell>
          <table:table-cell table:style-name="ce6" office:value-type="float" office:value="5866" calcext:value-type="float">
            <text:p>5866</text:p>
          </table:table-cell>
          <table:table-cell table:style-name="ce6" office:value-type="float" office:value="5021" calcext:value-type="float">
            <text:p>5021</text:p>
          </table:table-cell>
          <table:table-cell table:style-name="ce6" office:value-type="float" office:value="4626" calcext:value-type="float">
            <text:p>4626</text:p>
          </table:table-cell>
          <table:table-cell table:style-name="ce6" office:value-type="float" office:value="3979" calcext:value-type="float">
            <text:p>397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7589" calcext:value-type="float">
            <text:p>7589</text:p>
          </table:table-cell>
          <table:table-cell table:style-name="ce6" office:value-type="float" office:value="4854" calcext:value-type="float">
            <text:p>4854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5627" calcext:value-type="float">
            <text:p>5627</text:p>
          </table:table-cell>
          <table:table-cell table:style-name="ce6" office:value-type="float" office:value="3926" calcext:value-type="float">
            <text:p>3926</text:p>
          </table:table-cell>
          <table:table-cell table:style-name="ce6" office:value-type="float" office:value="8346" calcext:value-type="float">
            <text:p>8346</text:p>
          </table:table-cell>
          <table:table-cell table:style-name="ce6" office:value-type="float" office:value="6512" calcext:value-type="float">
            <text:p>6512</text:p>
          </table:table-cell>
          <table:table-cell office:value-type="float" office:value="9608" calcext:value-type="float">
            <text:p>9608</text:p>
          </table:table-cell>
          <table:table-cell office:value-type="float" office:value="1918" calcext:value-type="float">
            <text:p>1918</text:p>
          </table:table-cell>
          <table:table-cell office:value-type="float" office:value="7070" calcext:value-type="float">
            <text:p>7070</text:p>
          </table:table-cell>
          <table:table-cell office:value-type="float" office:value="4747" calcext:value-type="float">
            <text:p>4747</text:p>
          </table:table-cell>
          <table:table-cell office:value-type="float" office:value="4182" calcext:value-type="float">
            <text:p>4182</text:p>
          </table:table-cell>
          <table:table-cell office:value-type="float" office:value="2858" calcext:value-type="float">
            <text:p>2858</text:p>
          </table:table-cell>
          <table:table-cell office:value-type="float" office:value="2766" calcext:value-type="float">
            <text:p>2766</text:p>
          </table:table-cell>
          <table:table-cell office:value-type="float" office:value="4606" calcext:value-type="float">
            <text:p>4606</text:p>
          </table:table-cell>
          <table:table-cell office:value-type="float" office:value="6269" calcext:value-type="float">
            <text:p>6269</text:p>
          </table:table-cell>
          <table:table-cell office:value-type="float" office:value="4107" calcext:value-type="float">
            <text:p>4107</text:p>
          </table:table-cell>
          <table:table-cell office:value-type="float" office:value="8982" calcext:value-type="float">
            <text:p>8982</text:p>
          </table:table-cell>
          <table:table-cell office:value-type="float" office:value="8568" calcext:value-type="float">
            <text:p>8568</text:p>
          </table:table-cell>
          <table:table-cell office:value-type="float" office:value="9053" calcext:value-type="float">
            <text:p>9053</text:p>
          </table:table-cell>
          <table:table-cell office:value-type="float" office:value="4244" calcext:value-type="float">
            <text:p>4244</text:p>
          </table:table-cell>
          <table:table-cell office:value-type="float" office:value="5604" calcext:value-type="float">
            <text:p>5604</text:p>
          </table:table-cell>
          <table:table-cell office:value-type="float" office:value="102" calcext:value-type="float">
            <text:p>102</text:p>
          </table:table-cell>
          <table:table-cell office:value-type="float" office:value="2756" calcext:value-type="float">
            <text:p>2756</text:p>
          </table:table-cell>
          <table:table-cell table:style-name="ce6" office:value-type="float" office:value="727" calcext:value-type="float">
            <text:p>727</text:p>
          </table:table-cell>
          <table:table-cell office:value-type="float" office:value="5887" calcext:value-type="float">
            <text:p>5887</text:p>
          </table:table-cell>
          <table:table-cell table:style-name="ce6" office:value-type="float" office:value="2566" calcext:value-type="float">
            <text:p>2566</text:p>
          </table:table-cell>
          <table:table-cell office:value-type="float" office:value="7922" calcext:value-type="float">
            <text:p>7922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5986" calcext:value-type="float">
            <text:p>5986</text:p>
          </table:table-cell>
          <table:table-cell table:style-name="ce6" office:value-type="float" office:value="621" calcext:value-type="float">
            <text:p>621</text:p>
          </table:table-cell>
          <table:table-cell office:value-type="float" office:value="1202" calcext:value-type="float">
            <text:p>1202</text:p>
          </table:table-cell>
          <table:table-cell table:style-name="ce6" office:value-type="float" office:value="374" calcext:value-type="float">
            <text:p>374</text:p>
          </table:table-cell>
          <table:table-cell office:value-type="float" office:value="6988" calcext:value-type="float">
            <text:p>6988</text:p>
          </table:table-cell>
          <table:table-cell table:style-name="ce6" office:value-type="float" office:value="4130" calcext:value-type="float">
            <text:p>4130</text:p>
          </table:table-cell>
          <table:table-cell office:value-type="float" office:value="3627" calcext:value-type="float">
            <text:p>3627</text:p>
          </table:table-cell>
          <table:table-cell table:style-name="ce6" office:value-type="float" office:value="6744" calcext:value-type="float">
            <text:p>6744</text:p>
          </table:table-cell>
          <table:table-cell office:value-type="float" office:value="9443" calcext:value-type="float">
            <text:p>9443</text:p>
          </table:table-cell>
          <table:table-cell table:style-name="ce6" office:value-type="float" office:value="4568" calcext:value-type="float">
            <text:p>4568</text:p>
          </table:table-cell>
          <table:table-cell office:value-type="float" office:value="1398" calcext:value-type="float">
            <text:p>1398</text:p>
          </table:table-cell>
          <table:table-cell table:style-name="ce6" office:value-type="float" office:value="8679" calcext:value-type="float">
            <text:p>8679</text:p>
          </table:table-cell>
          <table:table-cell office:value-type="float" office:value="397" calcext:value-type="float">
            <text:p>397</text:p>
          </table:table-cell>
          <table:table-cell table:style-name="ce6" office:value-type="float" office:value="3928" calcext:value-type="float">
            <text:p>3928</text:p>
          </table:table-cell>
          <table:table-cell office:value-type="float" office:value="9159" calcext:value-type="float">
            <text:p>9159</text:p>
          </table:table-cell>
          <table:table-cell table:style-name="ce6" office:value-type="float" office:value="367" calcext:value-type="float">
            <text:p>367</text:p>
          </table:table-cell>
          <table:table-cell office:value-type="float" office:value="2917" calcext:value-type="float">
            <text:p>2917</text:p>
          </table:table-cell>
          <table:table-cell table:style-name="ce6" office:value-type="float" office:value="6127" calcext:value-type="float">
            <text:p>6127</text:p>
          </table:table-cell>
          <table:table-cell office:value-type="float" office:value="5788" calcext:value-type="float">
            <text:p>5788</text:p>
          </table:table-cell>
          <table:table-cell table:style-name="ce6" office:value-type="float" office:value="3304" calcext:value-type="float">
            <text:p>3304</text:p>
          </table:table-cell>
          <table:table-cell office:value-type="float" office:value="8129" calcext:value-type="float">
            <text:p>8129</text:p>
          </table:table-cell>
          <table:table-cell table:style-name="ce6" office:value-type="float" office:value="911" calcext:value-type="float">
            <text:p>911</text:p>
          </table:table-cell>
          <table:table-cell office:value-type="float" office:value="2669" calcext:value-type="float">
            <text:p>2669</text:p>
          </table:table-cell>
          <table:table-cell table:style-name="ce6" office:value-type="float" office:value="1463" calcext:value-type="float">
            <text:p>1463</text:p>
          </table:table-cell>
          <table:table-cell office:value-type="float" office:value="9749" calcext:value-type="float">
            <text:p>9749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4478" calcext:value-type="float">
            <text:p>4478</text:p>
          </table:table-cell>
          <table:table-cell table:style-name="ce6" office:value-type="float" office:value="8940" calcext:value-type="float">
            <text:p>8940</text:p>
          </table:table-cell>
          <table:table-cell office:value-type="float" office:value="1109" calcext:value-type="float">
            <text:p>1109</text:p>
          </table:table-cell>
          <table:table-cell table:style-name="ce6" office:value-type="float" office:value="7309" calcext:value-type="float">
            <text:p>7309</text:p>
          </table:table-cell>
          <table:table-cell office:value-type="float" office:value="2462" calcext:value-type="float">
            <text:p>2462</text:p>
          </table:table-cell>
          <table:table-cell table:style-name="ce6" office:value-type="float" office:value="117" calcext:value-type="float">
            <text:p>117</text:p>
          </table:table-cell>
          <table:table-cell office:value-type="float" office:value="4692" calcext:value-type="float">
            <text:p>4692</text:p>
          </table:table-cell>
          <table:table-cell table:style-name="ce6" office:value-type="float" office:value="7724" calcext:value-type="float">
            <text:p>7724</text:p>
          </table:table-cell>
          <table:table-cell office:value-type="float" office:value="225" calcext:value-type="float">
            <text:p>225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table:style-name="ce6" office:value-type="float" office:value="3637" calcext:value-type="float">
            <text:p>3637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8903" calcext:value-type="float">
            <text:p>890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443" calcext:value-type="float">
            <text:p>3443</text:p>
          </table:table-cell>
          <table:table-cell table:style-name="ce6" office:value-type="float" office:value="7172" calcext:value-type="float">
            <text:p>7172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3687" calcext:value-type="float">
            <text:p>3687</text:p>
          </table:table-cell>
          <table:table-cell table:style-name="ce6" office:value-type="float" office:value="4901" calcext:value-type="float">
            <text:p>4901</text:p>
          </table:table-cell>
          <table:table-cell table:style-name="ce6" office:value-type="float" office:value="8082" calcext:value-type="float">
            <text:p>8082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4515" calcext:value-type="float">
            <text:p>4515</text:p>
          </table:table-cell>
          <table:table-cell table:style-name="ce6" office:value-type="float" office:value="7204" calcext:value-type="float">
            <text:p>7204</text:p>
          </table:table-cell>
          <table:table-cell table:style-name="ce6" office:value-type="float" office:value="9310" calcext:value-type="float">
            <text:p>9310</text:p>
          </table:table-cell>
          <table:table-cell table:style-name="ce6" office:value-type="float" office:value="9349" calcext:value-type="float">
            <text:p>9349</text:p>
          </table:table-cell>
          <table:table-cell table:style-name="ce6" office:value-type="float" office:value="9535" calcext:value-type="float">
            <text:p>9535</text:p>
          </table:table-cell>
          <table:table-cell table:style-name="ce6" office:value-type="float" office:value="9940" calcext:value-type="float">
            <text:p>994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9245" calcext:value-type="float">
            <text:p>9245</text:p>
          </table:table-cell>
          <table:table-cell office:value-type="float" office:value="2237" calcext:value-type="float">
            <text:p>2237</text:p>
          </table:table-cell>
          <table:table-cell office:value-type="float" office:value="1541" calcext:value-type="float">
            <text:p>1541</text:p>
          </table:table-cell>
          <table:table-cell office:value-type="float" office:value="5670" calcext:value-type="float">
            <text:p>5670</text:p>
          </table:table-cell>
          <table:table-cell office:value-type="float" office:value="6538" calcext:value-type="float">
            <text:p>6538</text:p>
          </table:table-cell>
          <table:table-cell office:value-type="float" office:value="6047" calcext:value-type="float">
            <text:p>6047</text:p>
          </table:table-cell>
          <table:table-cell office:value-type="float" office:value="5553" calcext:value-type="float">
            <text:p>5553</text:p>
          </table:table-cell>
          <table:table-cell office:value-type="float" office:value="9807" calcext:value-type="float">
            <text:p>9807</text:p>
          </table:table-cell>
          <table:table-cell office:value-type="float" office:value="8101" calcext:value-type="float">
            <text:p>8101</text:p>
          </table:table-cell>
          <table:table-cell office:value-type="float" office:value="1925" calcext:value-type="float">
            <text:p>1925</text:p>
          </table:table-cell>
          <table:table-cell office:value-type="float" office:value="8714" calcext:value-type="float">
            <text:p>8714</text:p>
          </table:table-cell>
          <table:table-cell office:value-type="float" office:value="445" calcext:value-type="float">
            <text:p>445</text:p>
          </table:table-cell>
          <table:table-cell office:value-type="float" office:value="8332" calcext:value-type="float">
            <text:p>8332</text:p>
          </table:table-cell>
          <table:table-cell office:value-type="float" office:value="7309" calcext:value-type="float">
            <text:p>7309</text:p>
          </table:table-cell>
          <table:table-cell office:value-type="float" office:value="6830" calcext:value-type="float">
            <text:p>6830</text:p>
          </table:table-cell>
          <table:table-cell office:value-type="float" office:value="5786" calcext:value-type="float">
            <text:p>5786</text:p>
          </table:table-cell>
          <table:table-cell office:value-type="float" office:value="5736" calcext:value-type="float">
            <text:p>5736</text:p>
          </table:table-cell>
          <table:table-cell office:value-type="float" office:value="7306" calcext:value-type="float">
            <text:p>7306</text:p>
          </table:table-cell>
          <table:table-cell table:style-name="ce6" office:value-type="float" office:value="2710" calcext:value-type="float">
            <text:p>2710</text:p>
          </table:table-cell>
          <table:table-cell office:value-type="float" office:value="3034" calcext:value-type="float">
            <text:p>3034</text:p>
          </table:table-cell>
          <table:table-cell table:style-name="ce6" office:value-type="float" office:value="1838" calcext:value-type="float">
            <text:p>1838</text:p>
          </table:table-cell>
          <table:table-cell office:value-type="float" office:value="7969" calcext:value-type="float">
            <text:p>7969</text:p>
          </table:table-cell>
          <table:table-cell table:style-name="ce6" office:value-type="float" office:value="6318" calcext:value-type="float">
            <text:p>6318</text:p>
          </table:table-cell>
          <table:table-cell office:value-type="float" office:value="7912" calcext:value-type="float">
            <text:p>7912</text:p>
          </table:table-cell>
          <table:table-cell table:style-name="ce6" office:value-type="float" office:value="2584" calcext:value-type="float">
            <text:p>2584</text:p>
          </table:table-cell>
          <table:table-cell office:value-type="float" office:value="2080" calcext:value-type="float">
            <text:p>2080</text:p>
          </table:table-cell>
          <table:table-cell table:style-name="ce6" office:value-type="float" office:value="7437" calcext:value-type="float">
            <text:p>7437</text:p>
          </table:table-cell>
          <table:table-cell office:value-type="float" office:value="6705" calcext:value-type="float">
            <text:p>6705</text:p>
          </table:table-cell>
          <table:table-cell table:style-name="ce6" office:value-type="float" office:value="2254" calcext:value-type="float">
            <text:p>2254</text:p>
          </table:table-cell>
          <table:table-cell office:value-type="float" office:value="7428" calcext:value-type="float">
            <text:p>7428</text:p>
          </table:table-cell>
          <table:table-cell table:style-name="ce6" office:value-type="float" office:value="820" calcext:value-type="float">
            <text:p>820</text:p>
          </table:table-cell>
          <table:table-cell office:value-type="float" office:value="782" calcext:value-type="float">
            <text:p>782</text:p>
          </table:table-cell>
          <table:table-cell table:style-name="ce6" office:value-type="float" office:value="9861" calcext:value-type="float">
            <text:p>9861</text:p>
          </table:table-cell>
          <table:table-cell office:value-type="float" office:value="7596" calcext:value-type="float">
            <text:p>7596</text:p>
          </table:table-cell>
          <table:table-cell table:style-name="ce6" office:value-type="float" office:value="3842" calcext:value-type="float">
            <text:p>3842</text:p>
          </table:table-cell>
          <table:table-cell office:value-type="float" office:value="3631" calcext:value-type="float">
            <text:p>3631</text:p>
          </table:table-cell>
          <table:table-cell table:style-name="ce6" office:value-type="float" office:value="8063" calcext:value-type="float">
            <text:p>8063</text:p>
          </table:table-cell>
          <table:table-cell office:value-type="float" office:value="5240" calcext:value-type="float">
            <text:p>5240</text:p>
          </table:table-cell>
          <table:table-cell table:style-name="ce6" office:value-type="float" office:value="6666" calcext:value-type="float">
            <text:p>6666</text:p>
          </table:table-cell>
          <table:table-cell office:value-type="float" office:value="394" calcext:value-type="float">
            <text:p>394</text:p>
          </table:table-cell>
          <table:table-cell table:style-name="ce6" office:value-type="float" office:value="4565" calcext:value-type="float">
            <text:p>4565</text:p>
          </table:table-cell>
          <table:table-cell office:value-type="float" office:value="7865" calcext:value-type="float">
            <text:p>7865</text:p>
          </table:table-cell>
          <table:table-cell table:style-name="ce6" office:value-type="float" office:value="4895" calcext:value-type="float">
            <text:p>4895</text:p>
          </table:table-cell>
          <table:table-cell office:value-type="float" office:value="9890" calcext:value-type="float">
            <text:p>9890</text:p>
          </table:table-cell>
          <table:table-cell table:style-name="ce6" office:value-type="float" office:value="6028" calcext:value-type="float">
            <text:p>6028</text:p>
          </table:table-cell>
          <table:table-cell office:value-type="float" office:value="6117" calcext:value-type="float">
            <text:p>6117</text:p>
          </table:table-cell>
          <table:table-cell table:style-name="ce6" office:value-type="float" office:value="4724" calcext:value-type="float">
            <text:p>4724</text:p>
          </table:table-cell>
          <table:table-cell office:value-type="float" office:value="9156" calcext:value-type="float">
            <text:p>9156</text:p>
          </table:table-cell>
          <table:table-cell table:style-name="ce6" office:value-type="float" office:value="4473" calcext:value-type="float">
            <text:p>4473</text:p>
          </table:table-cell>
          <table:table-cell office:value-type="float" office:value="4552" calcext:value-type="float">
            <text:p>4552</text:p>
          </table:table-cell>
          <table:table-cell table:style-name="ce6" office:value-type="float" office:value="602" calcext:value-type="float">
            <text:p>602</text:p>
          </table:table-cell>
          <table:table-cell office:value-type="float" office:value="470" calcext:value-type="float">
            <text:p>470</text:p>
          </table:table-cell>
          <table:table-cell table:style-name="ce6" office:value-type="float" office:value="6191" calcext:value-type="float">
            <text:p>6191</text:p>
          </table:table-cell>
          <table:table-cell office:value-type="float" office:value="4927" calcext:value-type="float">
            <text:p>4927</text:p>
          </table:table-cell>
          <table:table-cell table:style-name="ce6" office:value-type="float" office:value="5387" calcext:value-type="float">
            <text:p>5387</text:p>
          </table:table-cell>
          <table:table-cell office:value-type="float" office:value="884" calcext:value-type="float">
            <text:p>884</text:p>
          </table:table-cell>
          <table:table-cell table:style-name="ce6" office:value-type="float" office:value="3146" calcext:value-type="float">
            <text:p>3146</text:p>
          </table:table-cell>
          <table:table-cell office:value-type="float" office:value="1978" calcext:value-type="float">
            <text:p>197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table:style-name="ce6" office:value-type="float" office:value="6880" calcext:value-type="float">
            <text:p>6880</text:p>
          </table:table-cell>
          <table:table-cell table:style-name="ce6" office:value-type="float" office:value="1696" calcext:value-type="float">
            <text:p>1696</text:p>
          </table:table-cell>
          <table:table-cell table:style-name="ce6" office:value-type="float" office:value="3582" calcext:value-type="float">
            <text:p>3582</text:p>
          </table:table-cell>
          <table:table-cell table:style-name="ce6" office:value-type="float" office:value="5793" calcext:value-type="float">
            <text:p>5793</text:p>
          </table:table-cell>
          <table:table-cell table:style-name="ce6" office:value-type="float" office:value="4923" calcext:value-type="float">
            <text:p>4923</text:p>
          </table:table-cell>
          <table:table-cell table:style-name="ce6" office:value-type="float" office:value="2119" calcext:value-type="float">
            <text:p>2119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9056" calcext:value-type="float">
            <text:p>9056</text:p>
          </table:table-cell>
          <table:table-cell table:style-name="ce6" office:value-type="float" office:value="9698" calcext:value-type="float">
            <text:p>9698</text:p>
          </table:table-cell>
          <table:table-cell table:style-name="ce6" office:value-type="float" office:value="6603" calcext:value-type="float">
            <text:p>6603</text:p>
          </table:table-cell>
          <table:table-cell table:style-name="ce6" office:value-type="float" office:value="3768" calcext:value-type="float">
            <text:p>3768</text:p>
          </table:table-cell>
          <table:table-cell table:style-name="ce6" office:value-type="float" office:value="5514" calcext:value-type="float">
            <text:p>5514</text:p>
          </table:table-cell>
          <table:table-cell table:style-name="ce6" office:value-type="float" office:value="9927" calcext:value-type="float">
            <text:p>9927</text:p>
          </table:table-cell>
          <table:table-cell table:style-name="ce6" office:value-type="float" office:value="9609" calcext:value-type="float">
            <text:p>9609</text:p>
          </table:table-cell>
          <table:table-cell table:style-name="ce6" office:value-type="float" office:value="6166" calcext:value-type="float">
            <text:p>6166</text:p>
          </table:table-cell>
          <table:table-cell table:style-name="ce6" office:value-type="float" office:value="6566" calcext:value-type="float">
            <text:p>6566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float" office:value="4985" calcext:value-type="float">
            <text:p>4985</text:p>
          </table:table-cell>
          <table:table-cell table:style-name="ce6" office:value-type="float" office:value="4934" calcext:value-type="float">
            <text:p>4934</text:p>
          </table:table-cell>
          <table:table-cell table:style-name="ce6" office:value-type="float" office:value="8076" calcext:value-type="float">
            <text:p>8076</text:p>
          </table:table-cell>
          <table:table-cell table:style-name="ce6" office:value-type="float" office:value="9062" calcext:value-type="float">
            <text:p>9062</text:p>
          </table:table-cell>
          <table:table-cell office:value-type="float" office:value="6741" calcext:value-type="float">
            <text:p>6741</text:p>
          </table:table-cell>
          <table:table-cell office:value-type="float" office:value="6163" calcext:value-type="float">
            <text:p>6163</text:p>
          </table:table-cell>
          <table:table-cell office:value-type="float" office:value="7399" calcext:value-type="float">
            <text:p>7399</text:p>
          </table:table-cell>
          <table:table-cell office:value-type="float" office:value="4562" calcext:value-type="float">
            <text:p>4562</text:p>
          </table:table-cell>
          <table:table-cell office:value-type="float" office:value="2337" calcext:value-type="float">
            <text:p>2337</text:p>
          </table:table-cell>
          <table:table-cell office:value-type="float" office:value="5600" calcext:value-type="float">
            <text:p>5600</text:p>
          </table:table-cell>
          <table:table-cell office:value-type="float" office:value="2919" calcext:value-type="float">
            <text:p>2919</text:p>
          </table:table-cell>
          <table:table-cell office:value-type="float" office:value="9012" calcext:value-type="float">
            <text:p>9012</text:p>
          </table:table-cell>
          <table:table-cell office:value-type="float" office:value="8459" calcext:value-type="float">
            <text:p>8459</text:p>
          </table:table-cell>
          <table:table-cell office:value-type="float" office:value="1308" calcext:value-type="float">
            <text:p>1308</text:p>
          </table:table-cell>
          <table:table-cell office:value-type="float" office:value="6072" calcext:value-type="float">
            <text:p>6072</text:p>
          </table:table-cell>
          <table:table-cell office:value-type="float" office:value="1225" calcext:value-type="float">
            <text:p>1225</text:p>
          </table:table-cell>
          <table:table-cell office:value-type="float" office:value="9306" calcext:value-type="float">
            <text:p>9306</text:p>
          </table:table-cell>
          <table:table-cell office:value-type="float" office:value="8818" calcext:value-type="float">
            <text:p>8818</text:p>
          </table:table-cell>
          <table:table-cell office:value-type="float" office:value="5886" calcext:value-type="float">
            <text:p>5886</text:p>
          </table:table-cell>
          <table:table-cell office:value-type="float" office:value="7243" calcext:value-type="float">
            <text:p>7243</text:p>
          </table:table-cell>
          <table:table-cell office:value-type="float" office:value="7365" calcext:value-type="float">
            <text:p>7365</text:p>
          </table:table-cell>
          <table:table-cell table:style-name="ce6" office:value-type="float" office:value="8792" calcext:value-type="float">
            <text:p>8792</text:p>
          </table:table-cell>
          <table:table-cell office:value-type="float" office:value="6007" calcext:value-type="float">
            <text:p>6007</text:p>
          </table:table-cell>
          <table:table-cell table:style-name="ce6" office:value-type="float" office:value="9256" calcext:value-type="float">
            <text:p>9256</text:p>
          </table:table-cell>
          <table:table-cell office:value-type="float" office:value="6699" calcext:value-type="float">
            <text:p>6699</text:p>
          </table:table-cell>
          <table:table-cell table:style-name="ce6" office:value-type="float" office:value="7171" calcext:value-type="float">
            <text:p>7171</text:p>
          </table:table-cell>
          <table:table-cell office:value-type="float" office:value="4230" calcext:value-type="float">
            <text:p>4230</text:p>
          </table:table-cell>
          <table:table-cell table:style-name="ce6" office:value-type="float" office:value="7002" calcext:value-type="float">
            <text:p>7002</text:p>
          </table:table-cell>
          <table:table-cell office:value-type="float" office:value="8720" calcext:value-type="float">
            <text:p>8720</text:p>
          </table:table-cell>
          <table:table-cell table:style-name="ce6" office:value-type="float" office:value="7839" calcext:value-type="float">
            <text:p>7839</text:p>
          </table:table-cell>
          <table:table-cell office:value-type="float" office:value="4533" calcext:value-type="float">
            <text:p>4533</text:p>
          </table:table-cell>
          <table:table-cell table:style-name="ce6" office:value-type="float" office:value="1671" calcext:value-type="float">
            <text:p>1671</text:p>
          </table:table-cell>
          <table:table-cell office:value-type="float" office:value="478" calcext:value-type="float">
            <text:p>478</text:p>
          </table:table-cell>
          <table:table-cell table:style-name="ce6" office:value-type="float" office:value="7774" calcext:value-type="float">
            <text:p>7774</text:p>
          </table:table-cell>
          <table:table-cell office:value-type="float" office:value="1607" calcext:value-type="float">
            <text:p>1607</text:p>
          </table:table-cell>
          <table:table-cell table:style-name="ce6" office:value-type="float" office:value="2317" calcext:value-type="float">
            <text:p>2317</text:p>
          </table:table-cell>
          <table:table-cell office:value-type="float" office:value="5437" calcext:value-type="float">
            <text:p>5437</text:p>
          </table:table-cell>
          <table:table-cell table:style-name="ce6" office:value-type="float" office:value="4705" calcext:value-type="float">
            <text:p>4705</text:p>
          </table:table-cell>
          <table:table-cell office:value-type="float" office:value="7886" calcext:value-type="float">
            <text:p>7886</text:p>
          </table:table-cell>
          <table:table-cell table:style-name="ce6" office:value-type="float" office:value="4760" calcext:value-type="float">
            <text:p>4760</text:p>
          </table:table-cell>
          <table:table-cell office:value-type="float" office:value="6760" calcext:value-type="float">
            <text:p>6760</text:p>
          </table:table-cell>
          <table:table-cell table:style-name="ce6" office:value-type="float" office:value="7271" calcext:value-type="float">
            <text:p>7271</text:p>
          </table:table-cell>
          <table:table-cell office:value-type="float" office:value="3081" calcext:value-type="float">
            <text:p>3081</text:p>
          </table:table-cell>
          <table:table-cell table:style-name="ce6" office:value-type="float" office:value="2997" calcext:value-type="float">
            <text:p>2997</text:p>
          </table:table-cell>
          <table:table-cell office:value-type="float" office:value="3088" calcext:value-type="float">
            <text:p>3088</text:p>
          </table:table-cell>
          <table:table-cell table:style-name="ce6" office:value-type="float" office:value="7675" calcext:value-type="float">
            <text:p>7675</text:p>
          </table:table-cell>
          <table:table-cell office:value-type="float" office:value="6208" calcext:value-type="float">
            <text:p>6208</text:p>
          </table:table-cell>
          <table:table-cell table:style-name="ce6" office:value-type="float" office:value="3101" calcext:value-type="float">
            <text:p>3101</text:p>
          </table:table-cell>
          <table:table-cell office:value-type="float" office:value="6821" calcext:value-type="float">
            <text:p>6821</text:p>
          </table:table-cell>
          <table:table-cell table:style-name="ce6" office:value-type="float" office:value="6840" calcext:value-type="float">
            <text:p>6840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9633" calcext:value-type="float">
            <text:p>9633</text:p>
          </table:table-cell>
          <table:table-cell office:value-type="float" office:value="4900" calcext:value-type="float">
            <text:p>4900</text:p>
          </table:table-cell>
          <table:table-cell table:style-name="ce6" office:value-type="float" office:value="2067" calcext:value-type="float">
            <text:p>2067</text:p>
          </table:table-cell>
          <table:table-cell office:value-type="float" office:value="8546" calcext:value-type="float">
            <text:p>8546</text:p>
          </table:table-cell>
          <table:table-cell table:style-name="ce6" office:value-type="float" office:value="4549" calcext:value-type="float">
            <text:p>4549</text:p>
          </table:table-cell>
          <table:table-cell office:value-type="float" office:value="2091" calcext:value-type="float">
            <text:p>2091</text:p>
          </table:table-cell>
          <table:table-cell table:style-name="ce6" office:value-type="float" office:value="7188" calcext:value-type="float">
            <text:p>7188</text:p>
          </table:table-cell>
          <table:table-cell office:value-type="float" office:value="5605" calcext:value-type="float">
            <text:p>5605</text:p>
          </table:table-cell>
          <table:table-cell table:style-name="ce6" office:value-type="float" office:value="8599" calcext:value-type="float">
            <text:p>8599</text:p>
          </table:table-cell>
          <table:table-cell office:value-type="float" office:value="6758" calcext:value-type="float">
            <text:p>6758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table:style-name="ce6" office:value-type="float" office:value="5243" calcext:value-type="float">
            <text:p>5243</text:p>
          </table:table-cell>
          <table:table-cell table:style-name="ce6" office:value-type="float" office:value="9155" calcext:value-type="float">
            <text:p>9155</text:p>
          </table:table-cell>
          <table:table-cell table:style-name="ce6" office:value-type="float" office:value="3556" calcext:value-type="float">
            <text:p>3556</text:p>
          </table:table-cell>
          <table:table-cell table:style-name="ce6" office:value-type="float" office:value="8812" calcext:value-type="float">
            <text:p>8812</text:p>
          </table:table-cell>
          <table:table-cell table:style-name="ce6" office:value-type="float" office:value="7047" calcext:value-type="float">
            <text:p>7047</text:p>
          </table:table-cell>
          <table:table-cell table:style-name="ce6" office:value-type="float" office:value="2202" calcext:value-type="float">
            <text:p>2202</text:p>
          </table:table-cell>
          <table:table-cell table:style-name="ce6" office:value-type="float" office:value="1541" calcext:value-type="float">
            <text:p>1541</text:p>
          </table:table-cell>
          <table:table-cell table:style-name="ce6" office:value-type="float" office:value="5993" calcext:value-type="float">
            <text:p>5993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760" calcext:value-type="float">
            <text:p>4760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7911" calcext:value-type="float">
            <text:p>7911</text:p>
          </table:table-cell>
          <table:table-cell table:style-name="ce6" office:value-type="float" office:value="7426" calcext:value-type="float">
            <text:p>7426</text:p>
          </table:table-cell>
          <table:table-cell table:style-name="ce6" office:value-type="float" office:value="7414" calcext:value-type="float">
            <text:p>7414</text:p>
          </table:table-cell>
          <table:table-cell table:style-name="ce6" office:value-type="float" office:value="8729" calcext:value-type="float">
            <text:p>8729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803" calcext:value-type="float">
            <text:p>803</text:p>
          </table:table-cell>
          <table:table-cell table:style-name="ce6" office:value-type="float" office:value="7960" calcext:value-type="float">
            <text:p>7960</text:p>
          </table:table-cell>
          <table:table-cell table:style-name="ce6" office:value-type="float" office:value="7563" calcext:value-type="float">
            <text:p>7563</text:p>
          </table:table-cell>
          <table:table-cell table:style-name="ce6" office:value-type="float" office:value="4908" calcext:value-type="float">
            <text:p>4908</text:p>
          </table:table-cell>
          <table:table-cell office:value-type="float" office:value="6285" calcext:value-type="float">
            <text:p>6285</text:p>
          </table:table-cell>
          <table:table-cell office:value-type="float" office:value="6291" calcext:value-type="float">
            <text:p>6291</text:p>
          </table:table-cell>
          <table:table-cell office:value-type="float" office:value="736" calcext:value-type="float">
            <text:p>736</text:p>
          </table:table-cell>
          <table:table-cell office:value-type="float" office:value="3389" calcext:value-type="float">
            <text:p>3389</text:p>
          </table:table-cell>
          <table:table-cell office:value-type="float" office:value="9339" calcext:value-type="float">
            <text:p>9339</text:p>
          </table:table-cell>
          <table:table-cell office:value-type="float" office:value="4132" calcext:value-type="float">
            <text:p>4132</text:p>
          </table:table-cell>
          <table:table-cell office:value-type="float" office:value="8701" calcext:value-type="float">
            <text:p>8701</text:p>
          </table:table-cell>
          <table:table-cell office:value-type="float" office:value="7534" calcext:value-type="float">
            <text:p>7534</text:p>
          </table:table-cell>
          <table:table-cell office:value-type="float" office:value="5287" calcext:value-type="float">
            <text:p>5287</text:p>
          </table:table-cell>
          <table:table-cell office:value-type="float" office:value="3646" calcext:value-type="float">
            <text:p>3646</text:p>
          </table:table-cell>
          <table:table-cell office:value-type="float" office:value="592" calcext:value-type="float">
            <text:p>592</text:p>
          </table:table-cell>
          <table:table-cell office:value-type="float" office:value="3065" calcext:value-type="float">
            <text:p>3065</text:p>
          </table:table-cell>
          <table:table-cell office:value-type="float" office:value="7582" calcext:value-type="float">
            <text:p>7582</text:p>
          </table:table-cell>
          <table:table-cell office:value-type="float" office:value="2592" calcext:value-type="float">
            <text:p>2592</text:p>
          </table:table-cell>
          <table:table-cell office:value-type="float" office:value="8755" calcext:value-type="float">
            <text:p>8755</text:p>
          </table:table-cell>
          <table:table-cell office:value-type="float" office:value="6068" calcext:value-type="float">
            <text:p>6068</text:p>
          </table:table-cell>
          <table:table-cell office:value-type="float" office:value="8597" calcext:value-type="float">
            <text:p>8597</text:p>
          </table:table-cell>
          <table:table-cell table:style-name="ce6" office:value-type="float" office:value="1982" calcext:value-type="float">
            <text:p>1982</text:p>
          </table:table-cell>
          <table:table-cell office:value-type="float" office:value="5782" calcext:value-type="float">
            <text:p>5782</text:p>
          </table:table-cell>
          <table:table-cell table:style-name="ce6" office:value-type="float" office:value="1894" calcext:value-type="float">
            <text:p>1894</text:p>
          </table:table-cell>
          <table:table-cell office:value-type="float" office:value="2900" calcext:value-type="float">
            <text:p>2900</text:p>
          </table:table-cell>
          <table:table-cell table:style-name="ce6" office:value-type="float" office:value="6236" calcext:value-type="float">
            <text:p>6236</text:p>
          </table:table-cell>
          <table:table-cell office:value-type="float" office:value="4039" calcext:value-type="float">
            <text:p>4039</text:p>
          </table:table-cell>
          <table:table-cell table:style-name="ce6" office:value-type="float" office:value="6569" calcext:value-type="float">
            <text:p>6569</text:p>
          </table:table-cell>
          <table:table-cell office:value-type="float" office:value="3037" calcext:value-type="float">
            <text:p>3037</text:p>
          </table:table-cell>
          <table:table-cell table:style-name="ce6" office:value-type="float" office:value="5837" calcext:value-type="float">
            <text:p>5837</text:p>
          </table:table-cell>
          <table:table-cell office:value-type="float" office:value="7698" calcext:value-type="float">
            <text:p>7698</text:p>
          </table:table-cell>
          <table:table-cell table:style-name="ce6" office:value-type="float" office:value="700" calcext:value-type="float">
            <text:p>700</text:p>
          </table:table-cell>
          <table:table-cell office:value-type="float" office:value="7815" calcext:value-type="float">
            <text:p>7815</text:p>
          </table:table-cell>
          <table:table-cell table:style-name="ce6" office:value-type="float" office:value="2491" calcext:value-type="float">
            <text:p>2491</text:p>
          </table:table-cell>
          <table:table-cell office:value-type="float" office:value="7272" calcext:value-type="float">
            <text:p>7272</text:p>
          </table:table-cell>
          <table:table-cell table:style-name="ce6" office:value-type="float" office:value="5878" calcext:value-type="float">
            <text:p>5878</text:p>
          </table:table-cell>
          <table:table-cell office:value-type="float" office:value="3083" calcext:value-type="float">
            <text:p>3083</text:p>
          </table:table-cell>
          <table:table-cell table:style-name="ce6" office:value-type="float" office:value="6778" calcext:value-type="float">
            <text:p>6778</text:p>
          </table:table-cell>
          <table:table-cell office:value-type="float" office:value="6639" calcext:value-type="float">
            <text:p>6639</text:p>
          </table:table-cell>
          <table:table-cell table:style-name="ce6" office:value-type="float" office:value="3589" calcext:value-type="float">
            <text:p>3589</text:p>
          </table:table-cell>
          <table:table-cell office:value-type="float" office:value="5010" calcext:value-type="float">
            <text:p>5010</text:p>
          </table:table-cell>
          <table:table-cell table:style-name="ce6" office:value-type="float" office:value="8313" calcext:value-type="float">
            <text:p>8313</text:p>
          </table:table-cell>
          <table:table-cell office:value-type="float" office:value="2581" calcext:value-type="float">
            <text:p>2581</text:p>
          </table:table-cell>
          <table:table-cell table:style-name="ce6" office:value-type="float" office:value="6617" calcext:value-type="float">
            <text:p>6617</text:p>
          </table:table-cell>
          <table:table-cell office:value-type="float" office:value="5869" calcext:value-type="float">
            <text:p>5869</text:p>
          </table:table-cell>
          <table:table-cell table:style-name="ce6" office:value-type="float" office:value="8402" calcext:value-type="float">
            <text:p>8402</text:p>
          </table:table-cell>
          <table:table-cell office:value-type="float" office:value="6808" calcext:value-type="float">
            <text:p>6808</text:p>
          </table:table-cell>
          <table:table-cell table:style-name="ce6" office:value-type="float" office:value="2951" calcext:value-type="float">
            <text:p>2951</text:p>
          </table:table-cell>
          <table:table-cell office:value-type="float" office:value="2321" calcext:value-type="float">
            <text:p>2321</text:p>
          </table:table-cell>
          <table:table-cell table:style-name="ce6" office:value-type="float" office:value="5195" calcext:value-type="float">
            <text:p>5195</text:p>
          </table:table-cell>
          <table:table-cell office:value-type="float" office:value="497" calcext:value-type="float">
            <text:p>497</text:p>
          </table:table-cell>
          <table:table-cell table:style-name="ce6" office:value-type="float" office:value="2190" calcext:value-type="float">
            <text:p>2190</text:p>
          </table:table-cell>
          <table:table-cell office:value-type="float" office:value="6187" calcext:value-type="float">
            <text:p>6187</text:p>
          </table:table-cell>
          <table:table-cell table:style-name="ce6" office:value-type="float" office:value="1342" calcext:value-type="float">
            <text:p>1342</text:p>
          </table:table-cell>
          <table:table-cell office:value-type="float" office:value="1316" calcext:value-type="float">
            <text:p>1316</text:p>
          </table:table-cell>
          <table:table-cell table:style-name="ce6" office:value-type="float" office:value="4453" calcext:value-type="float">
            <text:p>4453</text:p>
          </table:table-cell>
          <table:table-cell office:value-type="float" office:value="7740" calcext:value-type="float">
            <text:p>7740</text:p>
          </table:table-cell>
          <table:table-cell table:style-name="ce6" office:value-type="float" office:value="4154" calcext:value-type="float">
            <text:p>4154</text:p>
          </table:table-cell>
          <table:table-cell office:value-type="float" office:value="2959" calcext:value-type="float">
            <text:p>2959</text:p>
          </table:table-cell>
          <table:table-cell table:style-name="ce6" office:value-type="float" office:value="1781" calcext:value-type="float">
            <text:p>1781</text:p>
          </table:table-cell>
          <table:table-cell office:value-type="float" office:value="1482" calcext:value-type="float">
            <text:p>1482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style-name="ce6" office:value-type="float" office:value="2046" calcext:value-type="float">
            <text:p>2046</text:p>
          </table:table-cell>
          <table:table-cell table:style-name="ce6" office:value-type="float" office:value="4419" calcext:value-type="float">
            <text:p>4419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8312" calcext:value-type="float">
            <text:p>8312</text:p>
          </table:table-cell>
          <table:table-cell table:style-name="ce6" office:value-type="float" office:value="5356" calcext:value-type="float">
            <text:p>5356</text:p>
          </table:table-cell>
          <table:table-cell table:style-name="ce6" office:value-type="float" office:value="6855" calcext:value-type="float">
            <text:p>6855</text:p>
          </table:table-cell>
          <table:table-cell table:style-name="ce6" office:value-type="float" office:value="8839" calcext:value-type="float">
            <text:p>8839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2962" calcext:value-type="float">
            <text:p>2962</text:p>
          </table:table-cell>
          <table:table-cell table:style-name="ce6" office:value-type="float" office:value="5662" calcext:value-type="float">
            <text:p>566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307" calcext:value-type="float">
            <text:p>6307</text:p>
          </table:table-cell>
          <table:table-cell table:style-name="ce6" office:value-type="float" office:value="8662" calcext:value-type="float">
            <text:p>866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813" calcext:value-type="float">
            <text:p>4813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float" office:value="2712" calcext:value-type="float">
            <text:p>2712</text:p>
          </table:table-cell>
          <table:table-cell table:style-name="ce6" office:value-type="float" office:value="9931" calcext:value-type="float">
            <text:p>9931</text:p>
          </table:table-cell>
          <table:table-cell table:style-name="ce6" office:value-type="float" office:value="1678" calcext:value-type="float">
            <text:p>1678</text:p>
          </table:table-cell>
          <table:table-cell table:style-name="ce6" office:value-type="float" office:value="3101" calcext:value-type="float">
            <text:p>3101</text:p>
          </table:table-cell>
          <table:table-cell table:style-name="ce6" office:value-type="float" office:value="8227" calcext:value-type="float">
            <text:p>8227</text:p>
          </table:table-cell>
          <table:table-cell office:value-type="float" office:value="6533" calcext:value-type="float">
            <text:p>6533</text:p>
          </table:table-cell>
          <table:table-cell office:value-type="float" office:value="4933" calcext:value-type="float">
            <text:p>4933</text:p>
          </table:table-cell>
          <table:table-cell office:value-type="float" office:value="6656" calcext:value-type="float">
            <text:p>6656</text:p>
          </table:table-cell>
          <table:table-cell office:value-type="float" office:value="92" calcext:value-type="float">
            <text:p>92</text:p>
          </table:table-cell>
          <table:table-cell office:value-type="float" office:value="5846" calcext:value-type="float">
            <text:p>5846</text:p>
          </table:table-cell>
          <table:table-cell office:value-type="float" office:value="4780" calcext:value-type="float">
            <text:p>4780</text:p>
          </table:table-cell>
          <table:table-cell office:value-type="float" office:value="6256" calcext:value-type="float">
            <text:p>6256</text:p>
          </table:table-cell>
          <table:table-cell office:value-type="float" office:value="6361" calcext:value-type="float">
            <text:p>6361</text:p>
          </table:table-cell>
          <table:table-cell office:value-type="float" office:value="4323" calcext:value-type="float">
            <text:p>4323</text:p>
          </table:table-cell>
          <table:table-cell office:value-type="float" office:value="9985" calcext:value-type="float">
            <text:p>9985</text:p>
          </table:table-cell>
          <table:table-cell office:value-type="float" office:value="1231" calcext:value-type="float">
            <text:p>1231</text:p>
          </table:table-cell>
          <table:table-cell office:value-type="float" office:value="2175" calcext:value-type="float">
            <text:p>2175</text:p>
          </table:table-cell>
          <table:table-cell office:value-type="float" office:value="7178" calcext:value-type="float">
            <text:p>7178</text:p>
          </table:table-cell>
          <table:table-cell office:value-type="float" office:value="3034" calcext:value-type="float">
            <text:p>3034</text:p>
          </table:table-cell>
          <table:table-cell office:value-type="float" office:value="9744" calcext:value-type="float">
            <text:p>9744</text:p>
          </table:table-cell>
          <table:table-cell office:value-type="float" office:value="6155" calcext:value-type="float">
            <text:p>6155</text:p>
          </table:table-cell>
          <table:table-cell office:value-type="float" office:value="9165" calcext:value-type="float">
            <text:p>9165</text:p>
          </table:table-cell>
          <table:table-cell table:style-name="ce6" office:value-type="float" office:value="7787" calcext:value-type="float">
            <text:p>7787</text:p>
          </table:table-cell>
          <table:table-cell office:value-type="float" office:value="5836" calcext:value-type="float">
            <text:p>5836</text:p>
          </table:table-cell>
          <table:table-cell table:style-name="ce6" office:value-type="float" office:value="9318" calcext:value-type="float">
            <text:p>9318</text:p>
          </table:table-cell>
          <table:table-cell office:value-type="float" office:value="7860" calcext:value-type="float">
            <text:p>7860</text:p>
          </table:table-cell>
          <table:table-cell table:style-name="ce6" office:value-type="float" office:value="9644" calcext:value-type="float">
            <text:p>9644</text:p>
          </table:table-cell>
          <table:table-cell office:value-type="float" office:value="8941" calcext:value-type="float">
            <text:p>8941</text:p>
          </table:table-cell>
          <table:table-cell table:style-name="ce6" office:value-type="float" office:value="6480" calcext:value-type="float">
            <text:p>6480</text:p>
          </table:table-cell>
          <table:table-cell office:value-type="float" office:value="9443" calcext:value-type="float">
            <text:p>9443</text:p>
          </table:table-cell>
          <table:table-cell table:style-name="ce6" office:value-type="float" office:value="8188" calcext:value-type="float">
            <text:p>8188</text:p>
          </table:table-cell>
          <table:table-cell office:value-type="float" office:value="5928" calcext:value-type="float">
            <text:p>5928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6979" calcext:value-type="float">
            <text:p>6979</text:p>
          </table:table-cell>
          <table:table-cell table:style-name="ce6" office:value-type="float" office:value="2352" calcext:value-type="float">
            <text:p>2352</text:p>
          </table:table-cell>
          <table:table-cell office:value-type="float" office:value="5628" calcext:value-type="float">
            <text:p>5628</text:p>
          </table:table-cell>
          <table:table-cell table:style-name="ce6" office:value-type="float" office:value="6991" calcext:value-type="float">
            <text:p>6991</text:p>
          </table:table-cell>
          <table:table-cell office:value-type="float" office:value="1198" calcext:value-type="float">
            <text:p>1198</text:p>
          </table:table-cell>
          <table:table-cell table:style-name="ce6" office:value-type="float" office:value="8067" calcext:value-type="float">
            <text:p>8067</text:p>
          </table:table-cell>
          <table:table-cell office:value-type="float" office:value="5867" calcext:value-type="float">
            <text:p>5867</text:p>
          </table:table-cell>
          <table:table-cell table:style-name="ce6" office:value-type="float" office:value="6620" calcext:value-type="float">
            <text:p>6620</text:p>
          </table:table-cell>
          <table:table-cell office:value-type="float" office:value="3778" calcext:value-type="float">
            <text:p>3778</text:p>
          </table:table-cell>
          <table:table-cell table:style-name="ce6" office:value-type="float" office:value="8426" calcext:value-type="float">
            <text:p>8426</text:p>
          </table:table-cell>
          <table:table-cell office:value-type="float" office:value="2994" calcext:value-type="float">
            <text:p>2994</text:p>
          </table:table-cell>
          <table:table-cell table:style-name="ce6" office:value-type="float" office:value="3122" calcext:value-type="float">
            <text:p>3122</text:p>
          </table:table-cell>
          <table:table-cell office:value-type="float" office:value="3124" calcext:value-type="float">
            <text:p>3124</text:p>
          </table:table-cell>
          <table:table-cell table:style-name="ce6" office:value-type="float" office:value="6335" calcext:value-type="float">
            <text:p>6335</text:p>
          </table:table-cell>
          <table:table-cell office:value-type="float" office:value="3918" calcext:value-type="float">
            <text:p>3918</text:p>
          </table:table-cell>
          <table:table-cell table:style-name="ce6" office:value-type="float" office:value="8897" calcext:value-type="float">
            <text:p>8897</text:p>
          </table:table-cell>
          <table:table-cell office:value-type="float" office:value="2655" calcext:value-type="float">
            <text:p>2655</text:p>
          </table:table-cell>
          <table:table-cell table:style-name="ce6" office:value-type="float" office:value="9670" calcext:value-type="float">
            <text:p>9670</text:p>
          </table:table-cell>
          <table:table-cell office:value-type="float" office:value="634" calcext:value-type="float">
            <text:p>634</text:p>
          </table:table-cell>
          <table:table-cell table:style-name="ce6" office:value-type="float" office:value="1088" calcext:value-type="float">
            <text:p>1088</text:p>
          </table:table-cell>
          <table:table-cell office:value-type="float" office:value="1576" calcext:value-type="float">
            <text:p>1576</text:p>
          </table:table-cell>
          <table:table-cell table:style-name="ce6" office:value-type="float" office:value="8935" calcext:value-type="float">
            <text:p>8935</text:p>
          </table:table-cell>
          <table:table-cell office:value-type="float" office:value="7255" calcext:value-type="float">
            <text:p>7255</text:p>
          </table:table-cell>
          <table:table-cell table:style-name="ce6" office:value-type="float" office:value="474" calcext:value-type="float">
            <text:p>474</text:p>
          </table:table-cell>
          <table:table-cell office:value-type="float" office:value="8166" calcext:value-type="float">
            <text:p>8166</text:p>
          </table:table-cell>
          <table:table-cell table:style-name="ce6" office:value-type="float" office:value="7417" calcext:value-type="float">
            <text:p>7417</text:p>
          </table:table-cell>
          <table:table-cell office:value-type="float" office:value="9547" calcext:value-type="float">
            <text:p>9547</text:p>
          </table:table-cell>
          <table:table-cell table:style-name="ce6" office:value-type="float" office:value="2886" calcext:value-type="float">
            <text:p>2886</text:p>
          </table:table-cell>
          <table:table-cell office:value-type="float" office:value="5560" calcext:value-type="float">
            <text:p>5560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table:style-name="ce6" office:value-type="float" office:value="3111" calcext:value-type="float">
            <text:p>311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530" calcext:value-type="float">
            <text:p>7530</text:p>
          </table:table-cell>
          <table:table-cell table:style-name="ce6" office:value-type="float" office:value="7143" calcext:value-type="float">
            <text:p>7143</text:p>
          </table:table-cell>
          <table:table-cell table:style-name="ce6" office:value-type="float" office:value="1295" calcext:value-type="float">
            <text:p>1295</text:p>
          </table:table-cell>
          <table:table-cell table:style-name="ce6" office:value-type="float" office:value="1744" calcext:value-type="float">
            <text:p>1744</text:p>
          </table:table-cell>
          <table:table-cell table:style-name="ce6" office:value-type="float" office:value="6057" calcext:value-type="float">
            <text:p>6057</text:p>
          </table:table-cell>
          <table:table-cell table:style-name="ce6" office:value-type="float" office:value="3009" calcext:value-type="float">
            <text:p>3009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8098" calcext:value-type="float">
            <text:p>8098</text:p>
          </table:table-cell>
          <table:table-cell table:style-name="ce6" office:value-type="float" office:value="5405" calcext:value-type="float">
            <text:p>5405</text:p>
          </table:table-cell>
          <table:table-cell table:style-name="ce6" office:value-type="float" office:value="2234" calcext:value-type="float">
            <text:p>2234</text:p>
          </table:table-cell>
          <table:table-cell table:style-name="ce6" office:value-type="float" office:value="4874" calcext:value-type="float">
            <text:p>4874</text:p>
          </table:table-cell>
          <table:table-cell table:style-name="ce6" office:value-type="float" office:value="9447" calcext:value-type="float">
            <text:p>9447</text:p>
          </table:table-cell>
          <table:table-cell table:style-name="ce6" office:value-type="float" office:value="2620" calcext:value-type="float">
            <text:p>2620</text:p>
          </table:table-cell>
          <table:table-cell table:style-name="ce6" office:value-type="float" office:value="9303" calcext:value-type="float">
            <text:p>930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410" calcext:value-type="float">
            <text:p>7410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966" calcext:value-type="float">
            <text:p>2966</text:p>
          </table:table-cell>
          <table:table-cell office:value-type="float" office:value="5648" calcext:value-type="float">
            <text:p>5648</text:p>
          </table:table-cell>
          <table:table-cell office:value-type="float" office:value="7596" calcext:value-type="float">
            <text:p>7596</text:p>
          </table:table-cell>
          <table:table-cell office:value-type="float" office:value="8637" calcext:value-type="float">
            <text:p>8637</text:p>
          </table:table-cell>
          <table:table-cell office:value-type="float" office:value="4238" calcext:value-type="float">
            <text:p>4238</text:p>
          </table:table-cell>
          <table:table-cell office:value-type="float" office:value="3143" calcext:value-type="float">
            <text:p>3143</text:p>
          </table:table-cell>
          <table:table-cell office:value-type="float" office:value="3679" calcext:value-type="float">
            <text:p>3679</text:p>
          </table:table-cell>
          <table:table-cell office:value-type="float" office:value="7187" calcext:value-type="float">
            <text:p>7187</text:p>
          </table:table-cell>
          <table:table-cell office:value-type="float" office:value="690" calcext:value-type="float">
            <text:p>690</text:p>
          </table:table-cell>
          <table:table-cell office:value-type="float" office:value="9980" calcext:value-type="float">
            <text:p>9980</text:p>
          </table:table-cell>
          <table:table-cell office:value-type="float" office:value="7085" calcext:value-type="float">
            <text:p>7085</text:p>
          </table:table-cell>
          <table:table-cell office:value-type="float" office:value="7714" calcext:value-type="float">
            <text:p>7714</text:p>
          </table:table-cell>
          <table:table-cell office:value-type="float" office:value="9373" calcext:value-type="float">
            <text:p>9373</text:p>
          </table:table-cell>
          <table:table-cell office:value-type="float" office:value="5632" calcext:value-type="float">
            <text:p>5632</text:p>
          </table:table-cell>
          <table:table-cell office:value-type="float" office:value="7526" calcext:value-type="float">
            <text:p>7526</text:p>
          </table:table-cell>
          <table:table-cell office:value-type="float" office:value="6707" calcext:value-type="float">
            <text:p>6707</text:p>
          </table:table-cell>
          <table:table-cell office:value-type="float" office:value="3951" calcext:value-type="float">
            <text:p>3951</text:p>
          </table:table-cell>
          <table:table-cell office:value-type="float" office:value="9734" calcext:value-type="float">
            <text:p>9734</text:p>
          </table:table-cell>
          <table:table-cell table:style-name="ce6" office:value-type="float" office:value="4216" calcext:value-type="float">
            <text:p>4216</text:p>
          </table:table-cell>
          <table:table-cell office:value-type="float" office:value="2146" calcext:value-type="float">
            <text:p>2146</text:p>
          </table:table-cell>
          <table:table-cell table:style-name="ce6" office:value-type="float" office:value="3602" calcext:value-type="float">
            <text:p>3602</text:p>
          </table:table-cell>
          <table:table-cell office:value-type="float" office:value="5371" calcext:value-type="float">
            <text:p>5371</text:p>
          </table:table-cell>
          <table:table-cell table:style-name="ce6" office:value-type="float" office:value="6029" calcext:value-type="float">
            <text:p>6029</text:p>
          </table:table-cell>
          <table:table-cell office:value-type="float" office:value="3039" calcext:value-type="float">
            <text:p>3039</text:p>
          </table:table-cell>
          <table:table-cell table:style-name="ce6" office:value-type="float" office:value="4433" calcext:value-type="float">
            <text:p>4433</text:p>
          </table:table-cell>
          <table:table-cell office:value-type="float" office:value="4855" calcext:value-type="float">
            <text:p>4855</text:p>
          </table:table-cell>
          <table:table-cell table:style-name="ce6" office:value-type="float" office:value="4151" calcext:value-type="float">
            <text:p>4151</text:p>
          </table:table-cell>
          <table:table-cell office:value-type="float" office:value="1449" calcext:value-type="float">
            <text:p>1449</text:p>
          </table:table-cell>
          <table:table-cell table:style-name="ce6" office:value-type="float" office:value="3376" calcext:value-type="float">
            <text:p>3376</text:p>
          </table:table-cell>
          <table:table-cell office:value-type="float" office:value="8009" calcext:value-type="float">
            <text:p>8009</text:p>
          </table:table-cell>
          <table:table-cell table:style-name="ce6" office:value-type="float" office:value="7240" calcext:value-type="float">
            <text:p>7240</text:p>
          </table:table-cell>
          <table:table-cell office:value-type="float" office:value="7027" calcext:value-type="float">
            <text:p>7027</text:p>
          </table:table-cell>
          <table:table-cell table:style-name="ce6" office:value-type="float" office:value="4602" calcext:value-type="float">
            <text:p>4602</text:p>
          </table:table-cell>
          <table:table-cell office:value-type="float" office:value="2947" calcext:value-type="float">
            <text:p>2947</text:p>
          </table:table-cell>
          <table:table-cell table:style-name="ce6" office:value-type="float" office:value="9081" calcext:value-type="float">
            <text:p>9081</text:p>
          </table:table-cell>
          <table:table-cell office:value-type="float" office:value="4045" calcext:value-type="float">
            <text:p>4045</text:p>
          </table:table-cell>
          <table:table-cell table:style-name="ce6" office:value-type="float" office:value="8424" calcext:value-type="float">
            <text:p>8424</text:p>
          </table:table-cell>
          <table:table-cell office:value-type="float" office:value="9352" calcext:value-type="float">
            <text:p>9352</text:p>
          </table:table-cell>
          <table:table-cell table:style-name="ce6" office:value-type="float" office:value="8742" calcext:value-type="float">
            <text:p>8742</text:p>
          </table:table-cell>
          <table:table-cell office:value-type="float" office:value="923" calcext:value-type="float">
            <text:p>923</text:p>
          </table:table-cell>
          <table:table-cell table:style-name="ce6" office:value-type="float" office:value="2705" calcext:value-type="float">
            <text:p>2705</text:p>
          </table:table-cell>
          <table:table-cell office:value-type="float" office:value="4266" calcext:value-type="float">
            <text:p>4266</text:p>
          </table:table-cell>
          <table:table-cell table:style-name="ce6" office:value-type="float" office:value="3232" calcext:value-type="float">
            <text:p>3232</text:p>
          </table:table-cell>
          <table:table-cell office:value-type="float" office:value="2264" calcext:value-type="float">
            <text:p>2264</text:p>
          </table:table-cell>
          <table:table-cell table:style-name="ce6" office:value-type="float" office:value="6761" calcext:value-type="float">
            <text:p>6761</text:p>
          </table:table-cell>
          <table:table-cell office:value-type="float" office:value="363" calcext:value-type="float">
            <text:p>363</text:p>
          </table:table-cell>
          <table:table-cell table:style-name="ce6" office:value-type="float" office:value="2651" calcext:value-type="float">
            <text:p>2651</text:p>
          </table:table-cell>
          <table:table-cell office:value-type="float" office:value="3383" calcext:value-type="float">
            <text:p>3383</text:p>
          </table:table-cell>
          <table:table-cell table:style-name="ce6" office:value-type="float" office:value="7770" calcext:value-type="float">
            <text:p>7770</text:p>
          </table:table-cell>
          <table:table-cell office:value-type="float" office:value="6730" calcext:value-type="float">
            <text:p>6730</text:p>
          </table:table-cell>
          <table:table-cell table:style-name="ce6" office:value-type="float" office:value="7856" calcext:value-type="float">
            <text:p>7856</text:p>
          </table:table-cell>
          <table:table-cell office:value-type="float" office:value="7340" calcext:value-type="float">
            <text:p>7340</text:p>
          </table:table-cell>
          <table:table-cell table:style-name="ce6" office:value-type="float" office:value="9679" calcext:value-type="float">
            <text:p>9679</text:p>
          </table:table-cell>
          <table:table-cell office:value-type="float" office:value="2158" calcext:value-type="float">
            <text:p>2158</text:p>
          </table:table-cell>
          <table:table-cell table:style-name="ce6" office:value-type="float" office:value="610" calcext:value-type="float">
            <text:p>610</text:p>
          </table:table-cell>
          <table:table-cell office:value-type="float" office:value="4471" calcext:value-type="float">
            <text:p>4471</text:p>
          </table:table-cell>
          <table:table-cell table:style-name="ce6" office:value-type="float" office:value="4608" calcext:value-type="float">
            <text:p>4608</text:p>
          </table:table-cell>
          <table:table-cell office:value-type="float" office:value="910" calcext:value-type="float">
            <text:p>910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table:style-name="ce6" office:value-type="float" office:value="6756" calcext:value-type="float">
            <text:p>6756</text:p>
          </table:table-cell>
          <table:table-cell table:style-name="ce6" office:value-type="float" office:value="1013" calcext:value-type="float">
            <text:p>1013</text:p>
          </table:table-cell>
          <table:table-cell table:style-name="ce6" office:value-type="float" office:value="8797" calcext:value-type="float">
            <text:p>8797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8809" calcext:value-type="float">
            <text:p>8809</text:p>
          </table:table-cell>
          <table:table-cell table:style-name="ce6" office:value-type="float" office:value="5032" calcext:value-type="float">
            <text:p>5032</text:p>
          </table:table-cell>
          <table:table-cell table:style-name="ce6" office:value-type="float" office:value="8703" calcext:value-type="float">
            <text:p>8703</text:p>
          </table:table-cell>
          <table:table-cell table:style-name="ce6" office:value-type="float" office:value="7541" calcext:value-type="float">
            <text:p>7541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float" office:value="3357" calcext:value-type="float">
            <text:p>3357</text:p>
          </table:table-cell>
          <table:table-cell table:style-name="ce6" office:value-type="float" office:value="2920" calcext:value-type="float">
            <text:p>2920</text:p>
          </table:table-cell>
          <table:table-cell table:style-name="ce6" office:value-type="float" office:value="9817" calcext:value-type="float">
            <text:p>9817</text:p>
          </table:table-cell>
          <table:table-cell table:style-name="ce6" office:value-type="float" office:value="1745" calcext:value-type="float">
            <text:p>1745</text:p>
          </table:table-cell>
          <table:table-cell table:style-name="ce6" office:value-type="float" office:value="9980" calcext:value-type="float">
            <text:p>9980</text:p>
          </table:table-cell>
          <table:table-cell table:style-name="ce6" office:value-type="float" office:value="7593" calcext:value-type="float">
            <text:p>7593</text:p>
          </table:table-cell>
          <table:table-cell table:style-name="ce6" office:value-type="float" office:value="4667" calcext:value-type="float">
            <text:p>4667</text:p>
          </table:table-cell>
          <table:table-cell table:style-name="ce6" office:value-type="float" office:value="3087" calcext:value-type="float">
            <text:p>3087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6233" calcext:value-type="float">
            <text:p>6233</text:p>
          </table:table-cell>
          <table:table-cell table:style-name="ce6" office:value-type="float" office:value="5568" calcext:value-type="float">
            <text:p>5568</text:p>
          </table:table-cell>
          <table:table-cell office:value-type="float" office:value="4296" calcext:value-type="float">
            <text:p>4296</text:p>
          </table:table-cell>
          <table:table-cell office:value-type="float" office:value="2289" calcext:value-type="float">
            <text:p>2289</text:p>
          </table:table-cell>
          <table:table-cell office:value-type="float" office:value="2654" calcext:value-type="float">
            <text:p>2654</text:p>
          </table:table-cell>
          <table:table-cell office:value-type="float" office:value="7898" calcext:value-type="float">
            <text:p>7898</text:p>
          </table:table-cell>
          <table:table-cell office:value-type="float" office:value="5021" calcext:value-type="float">
            <text:p>5021</text:p>
          </table:table-cell>
          <table:table-cell office:value-type="float" office:value="9461" calcext:value-type="float">
            <text:p>9461</text:p>
          </table:table-cell>
          <table:table-cell office:value-type="float" office:value="5593" calcext:value-type="float">
            <text:p>5593</text:p>
          </table:table-cell>
          <table:table-cell office:value-type="float" office:value="8214" calcext:value-type="float">
            <text:p>8214</text:p>
          </table:table-cell>
          <table:table-cell office:value-type="float" office:value="9173" calcext:value-type="float">
            <text:p>9173</text:p>
          </table:table-cell>
          <table:table-cell office:value-type="float" office:value="4203" calcext:value-type="float">
            <text:p>4203</text:p>
          </table:table-cell>
          <table:table-cell office:value-type="float" office:value="2271" calcext:value-type="float">
            <text:p>2271</text:p>
          </table:table-cell>
          <table:table-cell office:value-type="float" office:value="7980" calcext:value-type="float">
            <text:p>7980</text:p>
          </table:table-cell>
          <table:table-cell office:value-type="float" office:value="2983" calcext:value-type="float">
            <text:p>2983</text:p>
          </table:table-cell>
          <table:table-cell office:value-type="float" office:value="5952" calcext:value-type="float">
            <text:p>5952</text:p>
          </table:table-cell>
          <table:table-cell office:value-type="float" office:value="9992" calcext:value-type="float">
            <text:p>9992</text:p>
          </table:table-cell>
          <table:table-cell office:value-type="float" office:value="8399" calcext:value-type="float">
            <text:p>8399</text:p>
          </table:table-cell>
          <table:table-cell office:value-type="float" office:value="3468" calcext:value-type="float">
            <text:p>3468</text:p>
          </table:table-cell>
          <table:table-cell table:style-name="ce6" office:value-type="float" office:value="1776" calcext:value-type="float">
            <text:p>1776</text:p>
          </table:table-cell>
          <table:table-cell office:value-type="float" office:value="3188" calcext:value-type="float">
            <text:p>3188</text:p>
          </table:table-cell>
          <table:table-cell table:style-name="ce6" office:value-type="float" office:value="9314" calcext:value-type="float">
            <text:p>9314</text:p>
          </table:table-cell>
          <table:table-cell office:value-type="float" office:value="1720" calcext:value-type="float">
            <text:p>1720</text:p>
          </table:table-cell>
          <table:table-cell table:style-name="ce6" office:value-type="float" office:value="6523" calcext:value-type="float">
            <text:p>6523</text:p>
          </table:table-cell>
          <table:table-cell office:value-type="float" office:value="2933" calcext:value-type="float">
            <text:p>2933</text:p>
          </table:table-cell>
          <table:table-cell table:style-name="ce6" office:value-type="float" office:value="621" calcext:value-type="float">
            <text:p>621</text:p>
          </table:table-cell>
          <table:table-cell office:value-type="float" office:value="8685" calcext:value-type="float">
            <text:p>8685</text:p>
          </table:table-cell>
          <table:table-cell table:style-name="ce6" office:value-type="float" office:value="5483" calcext:value-type="float">
            <text:p>5483</text:p>
          </table:table-cell>
          <table:table-cell office:value-type="float" office:value="8986" calcext:value-type="float">
            <text:p>8986</text:p>
          </table:table-cell>
          <table:table-cell table:style-name="ce6" office:value-type="float" office:value="6163" calcext:value-type="float">
            <text:p>6163</text:p>
          </table:table-cell>
          <table:table-cell office:value-type="float" office:value="3444" calcext:value-type="float">
            <text:p>3444</text:p>
          </table:table-cell>
          <table:table-cell table:style-name="ce6" office:value-type="float" office:value="9539" calcext:value-type="float">
            <text:p>9539</text:p>
          </table:table-cell>
          <table:table-cell office:value-type="float" office:value="4320" calcext:value-type="float">
            <text:p>4320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3992" calcext:value-type="float">
            <text:p>3992</text:p>
          </table:table-cell>
          <table:table-cell table:style-name="ce6" office:value-type="float" office:value="2828" calcext:value-type="float">
            <text:p>2828</text:p>
          </table:table-cell>
          <table:table-cell office:value-type="float" office:value="2150" calcext:value-type="float">
            <text:p>2150</text:p>
          </table:table-cell>
          <table:table-cell table:style-name="ce6" office:value-type="float" office:value="6071" calcext:value-type="float">
            <text:p>6071</text:p>
          </table:table-cell>
          <table:table-cell office:value-type="float" office:value="524" calcext:value-type="float">
            <text:p>524</text:p>
          </table:table-cell>
          <table:table-cell table:style-name="ce6" office:value-type="float" office:value="2895" calcext:value-type="float">
            <text:p>2895</text:p>
          </table:table-cell>
          <table:table-cell office:value-type="float" office:value="5468" calcext:value-type="float">
            <text:p>5468</text:p>
          </table:table-cell>
          <table:table-cell table:style-name="ce6" office:value-type="float" office:value="8063" calcext:value-type="float">
            <text:p>8063</text:p>
          </table:table-cell>
          <table:table-cell office:value-type="float" office:value="1210" calcext:value-type="float">
            <text:p>1210</text:p>
          </table:table-cell>
          <table:table-cell table:style-name="ce6" office:value-type="float" office:value="3348" calcext:value-type="float">
            <text:p>3348</text:p>
          </table:table-cell>
          <table:table-cell office:value-type="float" office:value="9071" calcext:value-type="float">
            <text:p>9071</text:p>
          </table:table-cell>
          <table:table-cell table:style-name="ce6" office:value-type="float" office:value="4862" calcext:value-type="float">
            <text:p>4862</text:p>
          </table:table-cell>
          <table:table-cell office:value-type="float" office:value="483" calcext:value-type="float">
            <text:p>483</text:p>
          </table:table-cell>
          <table:table-cell table:style-name="ce6" office:value-type="float" office:value="9017" calcext:value-type="float">
            <text:p>9017</text:p>
          </table:table-cell>
          <table:table-cell office:value-type="float" office:value="4097" calcext:value-type="float">
            <text:p>4097</text:p>
          </table:table-cell>
          <table:table-cell table:style-name="ce6" office:value-type="float" office:value="6186" calcext:value-type="float">
            <text:p>6186</text:p>
          </table:table-cell>
          <table:table-cell office:value-type="float" office:value="9815" calcext:value-type="float">
            <text:p>9815</text:p>
          </table:table-cell>
          <table:table-cell table:style-name="ce6" office:value-type="float" office:value="3610" calcext:value-type="float">
            <text:p>3610</text:p>
          </table:table-cell>
          <table:table-cell office:value-type="float" office:value="5048" calcext:value-type="float">
            <text:p>5048</text:p>
          </table:table-cell>
          <table:table-cell table:style-name="ce6" office:value-type="float" office:value="1644" calcext:value-type="float">
            <text:p>1644</text:p>
          </table:table-cell>
          <table:table-cell office:value-type="float" office:value="1003" calcext:value-type="float">
            <text:p>1003</text:p>
          </table:table-cell>
          <table:table-cell table:style-name="ce6" office:value-type="float" office:value="9865" calcext:value-type="float">
            <text:p>9865</text:p>
          </table:table-cell>
          <table:table-cell office:value-type="float" office:value="9332" calcext:value-type="float">
            <text:p>9332</text:p>
          </table:table-cell>
          <table:table-cell table:style-name="ce6" office:value-type="float" office:value="2145" calcext:value-type="float">
            <text:p>2145</text:p>
          </table:table-cell>
          <table:table-cell office:value-type="float" office:value="1944" calcext:value-type="float">
            <text:p>194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table:style-name="ce6" office:value-type="float" office:value="3803" calcext:value-type="float">
            <text:p>3803</text:p>
          </table:table-cell>
          <table:table-cell table:style-name="ce6" office:value-type="float" office:value="4920" calcext:value-type="float">
            <text:p>4920</text:p>
          </table:table-cell>
          <table:table-cell table:style-name="ce6" office:value-type="float" office:value="1927" calcext:value-type="float">
            <text:p>1927</text:p>
          </table:table-cell>
          <table:table-cell table:style-name="ce6" office:value-type="float" office:value="6706" calcext:value-type="float">
            <text:p>6706</text:p>
          </table:table-cell>
          <table:table-cell table:style-name="ce6" office:value-type="float" office:value="4344" calcext:value-type="float">
            <text:p>4344</text:p>
          </table:table-cell>
          <table:table-cell table:style-name="ce6" office:value-type="float" office:value="7383" calcext:value-type="float">
            <text:p>7383</text:p>
          </table:table-cell>
          <table:table-cell table:style-name="ce6" office:value-type="float" office:value="4786" calcext:value-type="float">
            <text:p>4786</text:p>
          </table:table-cell>
          <table:table-cell table:style-name="ce6" office:value-type="float" office:value="9890" calcext:value-type="float">
            <text:p>989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5228" calcext:value-type="float">
            <text:p>5228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6967" calcext:value-type="float">
            <text:p>6967</text:p>
          </table:table-cell>
          <table:table-cell table:style-name="ce6" office:value-type="float" office:value="8580" calcext:value-type="float">
            <text:p>8580</text:p>
          </table:table-cell>
          <table:table-cell table:style-name="ce6" office:value-type="float" office:value="8990" calcext:value-type="float">
            <text:p>8990</text:p>
          </table:table-cell>
          <table:table-cell table:style-name="ce6" office:value-type="float" office:value="8883" calcext:value-type="float">
            <text:p>8883</text:p>
          </table:table-cell>
          <table:table-cell table:style-name="ce6" office:value-type="float" office:value="5213" calcext:value-type="float">
            <text:p>521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306" calcext:value-type="float">
            <text:p>8306</text:p>
          </table:table-cell>
          <table:table-cell table:style-name="ce6" office:value-type="float" office:value="2031" calcext:value-type="float">
            <text:p>2031</text:p>
          </table:table-cell>
          <table:table-cell table:style-name="ce6" office:value-type="float" office:value="4980" calcext:value-type="float">
            <text:p>4980</text:p>
          </table:table-cell>
          <table:table-cell office:value-type="float" office:value="5639" calcext:value-type="float">
            <text:p>5639</text:p>
          </table:table-cell>
          <table:table-cell office:value-type="float" office:value="9519" calcext:value-type="float">
            <text:p>9519</text:p>
          </table:table-cell>
          <table:table-cell office:value-type="float" office:value="7184" calcext:value-type="float">
            <text:p>7184</text:p>
          </table:table-cell>
          <table:table-cell office:value-type="float" office:value="5645" calcext:value-type="float">
            <text:p>5645</text:p>
          </table:table-cell>
          <table:table-cell office:value-type="float" office:value="7769" calcext:value-type="float">
            <text:p>7769</text:p>
          </table:table-cell>
          <table:table-cell office:value-type="float" office:value="3259" calcext:value-type="float">
            <text:p>3259</text:p>
          </table:table-cell>
          <table:table-cell office:value-type="float" office:value="8077" calcext:value-type="float">
            <text:p>8077</text:p>
          </table:table-cell>
          <table:table-cell office:value-type="float" office:value="9130" calcext:value-type="float">
            <text:p>9130</text:p>
          </table:table-cell>
          <table:table-cell office:value-type="float" office:value="1317" calcext:value-type="float">
            <text:p>1317</text:p>
          </table:table-cell>
          <table:table-cell office:value-type="float" office:value="3096" calcext:value-type="float">
            <text:p>3096</text:p>
          </table:table-cell>
          <table:table-cell office:value-type="float" office:value="9624" calcext:value-type="float">
            <text:p>9624</text:p>
          </table:table-cell>
          <table:table-cell office:value-type="float" office:value="3818" calcext:value-type="float">
            <text:p>3818</text:p>
          </table:table-cell>
          <table:table-cell office:value-type="float" office:value="1770" calcext:value-type="float">
            <text:p>1770</text:p>
          </table:table-cell>
          <table:table-cell office:value-type="float" office:value="695" calcext:value-type="float">
            <text:p>695</text:p>
          </table:table-cell>
          <table:table-cell office:value-type="float" office:value="2454" calcext:value-type="float">
            <text:p>2454</text:p>
          </table:table-cell>
          <table:table-cell office:value-type="float" office:value="947" calcext:value-type="float">
            <text:p>947</text:p>
          </table:table-cell>
          <table:table-cell office:value-type="float" office:value="6029" calcext:value-type="float">
            <text:p>6029</text:p>
          </table:table-cell>
          <table:table-cell table:style-name="ce6" office:value-type="float" office:value="3474" calcext:value-type="float">
            <text:p>3474</text:p>
          </table:table-cell>
          <table:table-cell office:value-type="float" office:value="9938" calcext:value-type="float">
            <text:p>9938</text:p>
          </table:table-cell>
          <table:table-cell table:style-name="ce6" office:value-type="float" office:value="3527" calcext:value-type="float">
            <text:p>3527</text:p>
          </table:table-cell>
          <table:table-cell office:value-type="float" office:value="5696" calcext:value-type="float">
            <text:p>5696</text:p>
          </table:table-cell>
          <table:table-cell table:style-name="ce6" office:value-type="float" office:value="4760" calcext:value-type="float">
            <text:p>4760</text:p>
          </table:table-cell>
          <table:table-cell office:value-type="float" office:value="7724" calcext:value-type="float">
            <text:p>7724</text:p>
          </table:table-cell>
          <table:table-cell table:style-name="ce6" office:value-type="float" office:value="7738" calcext:value-type="float">
            <text:p>7738</text:p>
          </table:table-cell>
          <table:table-cell office:value-type="float" office:value="2848" calcext:value-type="float">
            <text:p>2848</text:p>
          </table:table-cell>
          <table:table-cell table:style-name="ce6" office:value-type="float" office:value="6442" calcext:value-type="float">
            <text:p>6442</text:p>
          </table:table-cell>
          <table:table-cell office:value-type="float" office:value="5767" calcext:value-type="float">
            <text:p>5767</text:p>
          </table:table-cell>
          <table:table-cell table:style-name="ce6" office:value-type="float" office:value="6845" calcext:value-type="float">
            <text:p>6845</text:p>
          </table:table-cell>
          <table:table-cell office:value-type="float" office:value="8323" calcext:value-type="float">
            <text:p>8323</text:p>
          </table:table-cell>
          <table:table-cell table:style-name="ce6" office:value-type="float" office:value="4131" calcext:value-type="float">
            <text:p>4131</text:p>
          </table:table-cell>
          <table:table-cell office:value-type="float" office:value="2859" calcext:value-type="float">
            <text:p>2859</text:p>
          </table:table-cell>
          <table:table-cell table:style-name="ce6" office:value-type="float" office:value="7595" calcext:value-type="float">
            <text:p>7595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4815" calcext:value-type="float">
            <text:p>4815</text:p>
          </table:table-cell>
          <table:table-cell office:value-type="float" office:value="3660" calcext:value-type="float">
            <text:p>3660</text:p>
          </table:table-cell>
          <table:table-cell table:style-name="ce6" office:value-type="float" office:value="9130" calcext:value-type="float">
            <text:p>9130</text:p>
          </table:table-cell>
          <table:table-cell office:value-type="float" office:value="8580" calcext:value-type="float">
            <text:p>8580</text:p>
          </table:table-cell>
          <table:table-cell table:style-name="ce6" office:value-type="float" office:value="7016" calcext:value-type="float">
            <text:p>7016</text:p>
          </table:table-cell>
          <table:table-cell office:value-type="float" office:value="8231" calcext:value-type="float">
            <text:p>8231</text:p>
          </table:table-cell>
          <table:table-cell table:style-name="ce6" office:value-type="float" office:value="4391" calcext:value-type="float">
            <text:p>4391</text:p>
          </table:table-cell>
          <table:table-cell office:value-type="float" office:value="8369" calcext:value-type="float">
            <text:p>8369</text:p>
          </table:table-cell>
          <table:table-cell table:style-name="ce6" office:value-type="float" office:value="3444" calcext:value-type="float">
            <text:p>3444</text:p>
          </table:table-cell>
          <table:table-cell office:value-type="float" office:value="4069" calcext:value-type="float">
            <text:p>4069</text:p>
          </table:table-cell>
          <table:table-cell table:style-name="ce6" office:value-type="float" office:value="4021" calcext:value-type="float">
            <text:p>4021</text:p>
          </table:table-cell>
          <table:table-cell office:value-type="float" office:value="556" calcext:value-type="float">
            <text:p>556</text:p>
          </table:table-cell>
          <table:table-cell table:style-name="ce6" office:value-type="float" office:value="6154" calcext:value-type="float">
            <text:p>6154</text:p>
          </table:table-cell>
          <table:table-cell office:value-type="float" office:value="627" calcext:value-type="float">
            <text:p>627</text:p>
          </table:table-cell>
          <table:table-cell table:style-name="ce6" office:value-type="float" office:value="2778" calcext:value-type="float">
            <text:p>2778</text:p>
          </table:table-cell>
          <table:table-cell office:value-type="float" office:value="1496" calcext:value-type="float">
            <text:p>1496</text:p>
          </table:table-cell>
          <table:table-cell table:style-name="ce6" office:value-type="float" office:value="4206" calcext:value-type="float">
            <text:p>4206</text:p>
          </table:table-cell>
          <table:table-cell office:value-type="float" office:value="6356" calcext:value-type="float">
            <text:p>6356</text:p>
          </table:table-cell>
          <table:table-cell table:style-name="ce6" office:value-type="float" office:value="8434" calcext:value-type="float">
            <text:p>8434</text:p>
          </table:table-cell>
          <table:table-cell office:value-type="float" office:value="8491" calcext:value-type="float">
            <text:p>8491</text:p>
          </table:table-cell>
          <table:table-cell table:style-name="ce6" office:value-type="float" office:value="3816" calcext:value-type="float">
            <text:p>3816</text:p>
          </table:table-cell>
          <table:table-cell office:value-type="float" office:value="8231" calcext:value-type="float">
            <text:p>8231</text:p>
          </table:table-cell>
          <table:table-cell table:style-name="ce6" office:value-type="float" office:value="3190" calcext:value-type="float">
            <text:p>3190</text:p>
          </table:table-cell>
          <table:table-cell office:value-type="float" office:value="5575" calcext:value-type="float">
            <text:p>557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style-name="ce6" office:value-type="float" office:value="7572" calcext:value-type="float">
            <text:p>7572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6803" calcext:value-type="float">
            <text:p>6803</text:p>
          </table:table-cell>
          <table:table-cell table:style-name="ce6" office:value-type="float" office:value="5641" calcext:value-type="float">
            <text:p>5641</text:p>
          </table:table-cell>
          <table:table-cell table:style-name="ce6" office:value-type="float" office:value="6844" calcext:value-type="float">
            <text:p>6844</text:p>
          </table:table-cell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4811" calcext:value-type="float">
            <text:p>4811</text:p>
          </table:table-cell>
          <table:table-cell table:style-name="ce6" office:value-type="float" office:value="8535" calcext:value-type="float">
            <text:p>8535</text:p>
          </table:table-cell>
          <table:table-cell table:style-name="ce6" office:value-type="float" office:value="9914" calcext:value-type="float">
            <text:p>9914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8857" calcext:value-type="float">
            <text:p>8857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float" office:value="4662" calcext:value-type="float">
            <text:p>4662</text:p>
          </table:table-cell>
          <table:table-cell table:style-name="ce6" office:value-type="float" office:value="8569" calcext:value-type="float">
            <text:p>8569</text:p>
          </table:table-cell>
          <table:table-cell table:style-name="ce6" office:value-type="float" office:value="6679" calcext:value-type="float">
            <text:p>6679</text:p>
          </table:table-cell>
          <table:table-cell table:style-name="ce6" office:value-type="float" office:value="2225" calcext:value-type="float">
            <text:p>2225</text:p>
          </table:table-cell>
          <table:table-cell table:style-name="ce6" office:value-type="float" office:value="7839" calcext:value-type="float">
            <text:p>7839</text:p>
          </table:table-cell>
          <table:table-cell table:style-name="ce6" office:value-type="float" office:value="8618" calcext:value-type="float">
            <text:p>8618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648" calcext:value-type="float">
            <text:p>2648</text:p>
          </table:table-cell>
          <table:table-cell office:value-type="float" office:value="5342" calcext:value-type="float">
            <text:p>5342</text:p>
          </table:table-cell>
          <table:table-cell office:value-type="float" office:value="2294" calcext:value-type="float">
            <text:p>2294</text:p>
          </table:table-cell>
          <table:table-cell office:value-type="float" office:value="3205" calcext:value-type="float">
            <text:p>3205</text:p>
          </table:table-cell>
          <table:table-cell office:value-type="float" office:value="4546" calcext:value-type="float">
            <text:p>4546</text:p>
          </table:table-cell>
          <table:table-cell office:value-type="float" office:value="176" calcext:value-type="float">
            <text:p>176</text:p>
          </table:table-cell>
          <table:table-cell office:value-type="float" office:value="8705" calcext:value-type="float">
            <text:p>8705</text:p>
          </table:table-cell>
          <table:table-cell office:value-type="float" office:value="3741" calcext:value-type="float">
            <text:p>3741</text:p>
          </table:table-cell>
          <table:table-cell office:value-type="float" office:value="6134" calcext:value-type="float">
            <text:p>6134</text:p>
          </table:table-cell>
          <table:table-cell office:value-type="float" office:value="8324" calcext:value-type="float">
            <text:p>8324</text:p>
          </table:table-cell>
          <table:table-cell office:value-type="float" office:value="8021" calcext:value-type="float">
            <text:p>8021</text:p>
          </table:table-cell>
          <table:table-cell office:value-type="float" office:value="7004" calcext:value-type="float">
            <text:p>7004</text:p>
          </table:table-cell>
          <table:table-cell office:value-type="float" office:value="5205" calcext:value-type="float">
            <text:p>5205</text:p>
          </table:table-cell>
          <table:table-cell office:value-type="float" office:value="7032" calcext:value-type="float">
            <text:p>7032</text:p>
          </table:table-cell>
          <table:table-cell office:value-type="float" office:value="6637" calcext:value-type="float">
            <text:p>6637</text:p>
          </table:table-cell>
          <table:table-cell office:value-type="float" office:value="9442" calcext:value-type="float">
            <text:p>9442</text:p>
          </table:table-cell>
          <table:table-cell office:value-type="float" office:value="5539" calcext:value-type="float">
            <text:p>5539</text:p>
          </table:table-cell>
          <table:table-cell office:value-type="float" office:value="5584" calcext:value-type="float">
            <text:p>5584</text:p>
          </table:table-cell>
          <table:table-cell table:style-name="ce6" office:value-type="float" office:value="4819" calcext:value-type="float">
            <text:p>4819</text:p>
          </table:table-cell>
          <table:table-cell office:value-type="float" office:value="5874" calcext:value-type="float">
            <text:p>5874</text:p>
          </table:table-cell>
          <table:table-cell table:style-name="ce6" office:value-type="float" office:value="5807" calcext:value-type="float">
            <text:p>5807</text:p>
          </table:table-cell>
          <table:table-cell office:value-type="float" office:value="8589" calcext:value-type="float">
            <text:p>8589</text:p>
          </table:table-cell>
          <table:table-cell table:style-name="ce6" office:value-type="float" office:value="6871" calcext:value-type="float">
            <text:p>6871</text:p>
          </table:table-cell>
          <table:table-cell office:value-type="float" office:value="9016" calcext:value-type="float">
            <text:p>9016</text:p>
          </table:table-cell>
          <table:table-cell table:style-name="ce6" office:value-type="float" office:value="983" calcext:value-type="float">
            <text:p>983</text:p>
          </table:table-cell>
          <table:table-cell office:value-type="float" office:value="1758" calcext:value-type="float">
            <text:p>1758</text:p>
          </table:table-cell>
          <table:table-cell table:style-name="ce6" office:value-type="float" office:value="3786" calcext:value-type="float">
            <text:p>3786</text:p>
          </table:table-cell>
          <table:table-cell office:value-type="float" office:value="1519" calcext:value-type="float">
            <text:p>1519</text:p>
          </table:table-cell>
          <table:table-cell table:style-name="ce6" office:value-type="float" office:value="6241" calcext:value-type="float">
            <text:p>6241</text:p>
          </table:table-cell>
          <table:table-cell office:value-type="float" office:value="185" calcext:value-type="float">
            <text:p>185</text:p>
          </table:table-cell>
          <table:table-cell table:style-name="ce6" office:value-type="float" office:value="8398" calcext:value-type="float">
            <text:p>8398</text:p>
          </table:table-cell>
          <table:table-cell office:value-type="float" office:value="495" calcext:value-type="float">
            <text:p>495</text:p>
          </table:table-cell>
          <table:table-cell table:style-name="ce6" office:value-type="float" office:value="3370" calcext:value-type="float">
            <text:p>3370</text:p>
          </table:table-cell>
          <table:table-cell office:value-type="float" office:value="9133" calcext:value-type="float">
            <text:p>9133</text:p>
          </table:table-cell>
          <table:table-cell table:style-name="ce6" office:value-type="float" office:value="3051" calcext:value-type="float">
            <text:p>3051</text:p>
          </table:table-cell>
          <table:table-cell office:value-type="float" office:value="4549" calcext:value-type="float">
            <text:p>4549</text:p>
          </table:table-cell>
          <table:table-cell table:style-name="ce6" office:value-type="float" office:value="9674" calcext:value-type="float">
            <text:p>9674</text:p>
          </table:table-cell>
          <table:table-cell office:value-type="float" office:value="7311" calcext:value-type="float">
            <text:p>7311</text:p>
          </table:table-cell>
          <table:table-cell table:style-name="ce6" office:value-type="float" office:value="9738" calcext:value-type="float">
            <text:p>9738</text:p>
          </table:table-cell>
          <table:table-cell office:value-type="float" office:value="3316" calcext:value-type="float">
            <text:p>3316</text:p>
          </table:table-cell>
          <table:table-cell table:style-name="ce6" office:value-type="float" office:value="9383" calcext:value-type="float">
            <text:p>9383</text:p>
          </table:table-cell>
          <table:table-cell office:value-type="float" office:value="2658" calcext:value-type="float">
            <text:p>2658</text:p>
          </table:table-cell>
          <table:table-cell table:style-name="ce6" office:value-type="float" office:value="2776" calcext:value-type="float">
            <text:p>2776</text:p>
          </table:table-cell>
          <table:table-cell office:value-type="float" office:value="9481" calcext:value-type="float">
            <text:p>9481</text:p>
          </table:table-cell>
          <table:table-cell table:style-name="ce6" office:value-type="float" office:value="7558" calcext:value-type="float">
            <text:p>7558</text:p>
          </table:table-cell>
          <table:table-cell office:value-type="float" office:value="619" calcext:value-type="float">
            <text:p>619</text:p>
          </table:table-cell>
          <table:table-cell table:style-name="ce6" office:value-type="float" office:value="3943" calcext:value-type="float">
            <text:p>3943</text:p>
          </table:table-cell>
          <table:table-cell office:value-type="float" office:value="3324" calcext:value-type="float">
            <text:p>3324</text:p>
          </table:table-cell>
          <table:table-cell table:style-name="ce6" office:value-type="float" office:value="6491" calcext:value-type="float">
            <text:p>6491</text:p>
          </table:table-cell>
          <table:table-cell office:value-type="float" office:value="4933" calcext:value-type="float">
            <text:p>4933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9738" calcext:value-type="float">
            <text:p>9738</text:p>
          </table:table-cell>
          <table:table-cell table:style-name="ce6" office:value-type="float" office:value="4623" calcext:value-type="float">
            <text:p>4623</text:p>
          </table:table-cell>
          <table:table-cell office:value-type="float" office:value="912" calcext:value-type="float">
            <text:p>912</text:p>
          </table:table-cell>
          <table:table-cell table:style-name="ce6" office:value-type="float" office:value="3595" calcext:value-type="float">
            <text:p>3595</text:p>
          </table:table-cell>
          <table:table-cell office:value-type="float" office:value="7771" calcext:value-type="float">
            <text:p>7771</text:p>
          </table:table-cell>
          <table:table-cell table:style-name="ce6" office:value-type="float" office:value="7939" calcext:value-type="float">
            <text:p>7939</text:p>
          </table:table-cell>
          <table:table-cell office:value-type="float" office:value="1219" calcext:value-type="float">
            <text:p>1219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table:style-name="ce6" office:value-type="float" office:value="3883" calcext:value-type="float">
            <text:p>3883</text:p>
          </table:table-cell>
          <table:table-cell table:style-name="ce6" office:value-type="float" office:value="4154" calcext:value-type="float">
            <text:p>4154</text:p>
          </table:table-cell>
          <table:table-cell table:style-name="ce6" office:value-type="float" office:value="5809" calcext:value-type="float">
            <text:p>5809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7756" calcext:value-type="float">
            <text:p>7756</text:p>
          </table:table-cell>
          <table:table-cell table:style-name="ce6" office:value-type="float" office:value="4430" calcext:value-type="float">
            <text:p>4430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4451" calcext:value-type="float">
            <text:p>4451</text:p>
          </table:table-cell>
          <table:table-cell table:style-name="ce6" office:value-type="float" office:value="1631" calcext:value-type="float">
            <text:p>1631</text:p>
          </table:table-cell>
          <table:table-cell table:style-name="ce6" office:value-type="float" office:value="6461" calcext:value-type="float">
            <text:p>6461</text:p>
          </table:table-cell>
          <table:table-cell table:style-name="ce6" office:value-type="float" office:value="7230" calcext:value-type="float">
            <text:p>7230</text:p>
          </table:table-cell>
          <table:table-cell table:style-name="ce6" office:value-type="float" office:value="6017" calcext:value-type="float">
            <text:p>6017</text:p>
          </table:table-cell>
          <table:table-cell table:style-name="ce6" office:value-type="float" office:value="5751" calcext:value-type="float">
            <text:p>5751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5282" calcext:value-type="float">
            <text:p>5282</text:p>
          </table:table-cell>
          <table:table-cell table:style-name="ce6" office:value-type="float" office:value="2442" calcext:value-type="float">
            <text:p>2442</text:p>
          </table:table-cell>
          <table:table-cell table:style-name="ce6" office:value-type="float" office:value="9110" calcext:value-type="float">
            <text:p>9110</text:p>
          </table:table-cell>
          <table:table-cell table:style-name="ce6" office:value-type="float" office:value="9035" calcext:value-type="float">
            <text:p>9035</text:p>
          </table:table-cell>
          <table:table-cell table:style-name="ce6" office:value-type="float" office:value="6349" calcext:value-type="float">
            <text:p>6349</text:p>
          </table:table-cell>
          <table:table-cell table:style-name="ce6" office:value-type="float" office:value="2515" calcext:value-type="float">
            <text:p>2515</text:p>
          </table:table-cell>
          <table:table-cell office:value-type="float" office:value="1570" calcext:value-type="float">
            <text:p>1570</text:p>
          </table:table-cell>
          <table:table-cell office:value-type="float" office:value="6122" calcext:value-type="float">
            <text:p>6122</text:p>
          </table:table-cell>
          <table:table-cell office:value-type="float" office:value="4192" calcext:value-type="float">
            <text:p>4192</text:p>
          </table:table-cell>
          <table:table-cell office:value-type="float" office:value="4174" calcext:value-type="float">
            <text:p>4174</text:p>
          </table:table-cell>
          <table:table-cell office:value-type="float" office:value="3530" calcext:value-type="float">
            <text:p>3530</text:p>
          </table:table-cell>
          <table:table-cell office:value-type="float" office:value="1933" calcext:value-type="float">
            <text:p>1933</text:p>
          </table:table-cell>
          <table:table-cell office:value-type="float" office:value="4186" calcext:value-type="float">
            <text:p>4186</text:p>
          </table:table-cell>
          <table:table-cell office:value-type="float" office:value="4420" calcext:value-type="float">
            <text:p>4420</text:p>
          </table:table-cell>
          <table:table-cell office:value-type="float" office:value="4609" calcext:value-type="float">
            <text:p>4609</text:p>
          </table:table-cell>
          <table:table-cell office:value-type="float" office:value="5739" calcext:value-type="float">
            <text:p>5739</text:p>
          </table:table-cell>
          <table:table-cell office:value-type="float" office:value="4135" calcext:value-type="float">
            <text:p>4135</text:p>
          </table:table-cell>
          <table:table-cell office:value-type="float" office:value="2963" calcext:value-type="float">
            <text:p>2963</text:p>
          </table:table-cell>
          <table:table-cell office:value-type="float" office:value="6308" calcext:value-type="float">
            <text:p>6308</text:p>
          </table:table-cell>
          <table:table-cell office:value-type="float" office:value="1161" calcext:value-type="float">
            <text:p>1161</text:p>
          </table:table-cell>
          <table:table-cell office:value-type="float" office:value="8809" calcext:value-type="float">
            <text:p>8809</text:p>
          </table:table-cell>
          <table:table-cell office:value-type="float" office:value="8619" calcext:value-type="float">
            <text:p>8619</text:p>
          </table:table-cell>
          <table:table-cell office:value-type="float" office:value="2796" calcext:value-type="float">
            <text:p>2796</text:p>
          </table:table-cell>
          <table:table-cell table:style-name="ce6" office:value-type="float" office:value="3819" calcext:value-type="float">
            <text:p>3819</text:p>
          </table:table-cell>
          <table:table-cell office:value-type="float" office:value="6971" calcext:value-type="float">
            <text:p>6971</text:p>
          </table:table-cell>
          <table:table-cell table:style-name="ce6" office:value-type="float" office:value="8228" calcext:value-type="float">
            <text:p>8228</text:p>
          </table:table-cell>
          <table:table-cell office:value-type="float" office:value="4188" calcext:value-type="float">
            <text:p>4188</text:p>
          </table:table-cell>
          <table:table-cell table:style-name="ce6" office:value-type="float" office:value="1492" calcext:value-type="float">
            <text:p>1492</text:p>
          </table:table-cell>
          <table:table-cell office:value-type="float" office:value="909" calcext:value-type="float">
            <text:p>909</text:p>
          </table:table-cell>
          <table:table-cell table:style-name="ce6" office:value-type="float" office:value="8048" calcext:value-type="float">
            <text:p>8048</text:p>
          </table:table-cell>
          <table:table-cell office:value-type="float" office:value="2328" calcext:value-type="float">
            <text:p>2328</text:p>
          </table:table-cell>
          <table:table-cell table:style-name="ce6" office:value-type="float" office:value="6772" calcext:value-type="float">
            <text:p>6772</text:p>
          </table:table-cell>
          <table:table-cell office:value-type="float" office:value="8467" calcext:value-type="float">
            <text:p>8467</text:p>
          </table:table-cell>
          <table:table-cell table:style-name="ce6" office:value-type="float" office:value="7671" calcext:value-type="float">
            <text:p>7671</text:p>
          </table:table-cell>
          <table:table-cell office:value-type="float" office:value="9068" calcext:value-type="float">
            <text:p>9068</text:p>
          </table:table-cell>
          <table:table-cell table:style-name="ce6" office:value-type="float" office:value="2226" calcext:value-type="float">
            <text:p>2226</text:p>
          </table:table-cell>
          <table:table-cell office:value-type="float" office:value="7579" calcext:value-type="float">
            <text:p>7579</text:p>
          </table:table-cell>
          <table:table-cell table:style-name="ce6" office:value-type="float" office:value="6422" calcext:value-type="float">
            <text:p>6422</text:p>
          </table:table-cell>
          <table:table-cell office:value-type="float" office:value="7056" calcext:value-type="float">
            <text:p>7056</text:p>
          </table:table-cell>
          <table:table-cell table:style-name="ce6" office:value-type="float" office:value="8042" calcext:value-type="float">
            <text:p>8042</text:p>
          </table:table-cell>
          <table:table-cell office:value-type="float" office:value="3296" calcext:value-type="float">
            <text:p>3296</text:p>
          </table:table-cell>
          <table:table-cell table:style-name="ce6" office:value-type="float" office:value="2272" calcext:value-type="float">
            <text:p>2272</text:p>
          </table:table-cell>
          <table:table-cell office:value-type="float" office:value="3006" calcext:value-type="float">
            <text:p>3006</text:p>
          </table:table-cell>
          <table:table-cell table:style-name="ce6" office:value-type="float" office:value="2196" calcext:value-type="float">
            <text:p>2196</text:p>
          </table:table-cell>
          <table:table-cell office:value-type="float" office:value="7320" calcext:value-type="float">
            <text:p>7320</text:p>
          </table:table-cell>
          <table:table-cell table:style-name="ce6" office:value-type="float" office:value="3238" calcext:value-type="float">
            <text:p>3238</text:p>
          </table:table-cell>
          <table:table-cell office:value-type="float" office:value="3490" calcext:value-type="float">
            <text:p>3490</text:p>
          </table:table-cell>
          <table:table-cell table:style-name="ce6" office:value-type="float" office:value="3102" calcext:value-type="float">
            <text:p>3102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1293" calcext:value-type="float">
            <text:p>1293</text:p>
          </table:table-cell>
          <table:table-cell office:value-type="float" office:value="3212" calcext:value-type="float">
            <text:p>3212</text:p>
          </table:table-cell>
          <table:table-cell table:style-name="ce6" office:value-type="float" office:value="4767" calcext:value-type="float">
            <text:p>4767</text:p>
          </table:table-cell>
          <table:table-cell office:value-type="float" office:value="5041" calcext:value-type="float">
            <text:p>5041</text:p>
          </table:table-cell>
          <table:table-cell table:style-name="ce6" office:value-type="float" office:value="8773" calcext:value-type="float">
            <text:p>8773</text:p>
          </table:table-cell>
          <table:table-cell office:value-type="float" office:value="5794" calcext:value-type="float">
            <text:p>5794</text:p>
          </table:table-cell>
          <table:table-cell table:style-name="ce6" office:value-type="float" office:value="4456" calcext:value-type="float">
            <text:p>4456</text:p>
          </table:table-cell>
          <table:table-cell office:value-type="float" office:value="6174" calcext:value-type="float">
            <text:p>6174</text:p>
          </table:table-cell>
          <table:table-cell table:style-name="ce6" office:value-type="float" office:value="7279" calcext:value-type="float">
            <text:p>7279</text:p>
          </table:table-cell>
          <table:table-cell office:value-type="float" office:value="7054" calcext:value-type="float">
            <text:p>7054</text:p>
          </table:table-cell>
          <table:table-cell table:style-name="ce6" office:value-type="float" office:value="2835" calcext:value-type="float">
            <text:p>2835</text:p>
          </table:table-cell>
          <table:table-cell office:value-type="float" office:value="7053" calcext:value-type="float">
            <text:p>7053</text:p>
          </table:table-cell>
          <table:table-cell table:style-name="ce6" office:value-type="float" office:value="9088" calcext:value-type="float">
            <text:p>9088</text:p>
          </table:table-cell>
          <table:table-cell office:value-type="float" office:value="790" calcext:value-type="float">
            <text:p>790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7057" calcext:value-type="float">
            <text:p>7057</text:p>
          </table:table-cell>
          <table:table-cell table:style-name="ce6" office:value-type="float" office:value="3826" calcext:value-type="float">
            <text:p>3826</text:p>
          </table:table-cell>
          <table:table-cell table:style-name="ce6" office:value-type="float" office:value="6077" calcext:value-type="float">
            <text:p>6077</text:p>
          </table:table-cell>
          <table:table-cell table:style-name="ce6" office:value-type="float" office:value="1025" calcext:value-type="float">
            <text:p>1025</text:p>
          </table:table-cell>
          <table:table-cell table:style-name="ce6" office:value-type="float" office:value="2955" calcext:value-type="float">
            <text:p>2955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1114" calcext:value-type="float">
            <text:p>1114</text:p>
          </table:table-cell>
          <table:table-cell table:style-name="ce6" office:value-type="float" office:value="6729" calcext:value-type="float">
            <text:p>6729</text:p>
          </table:table-cell>
          <table:table-cell table:style-name="ce6" office:value-type="float" office:value="5902" calcext:value-type="float">
            <text:p>5902</text:p>
          </table:table-cell>
          <table:table-cell table:style-name="ce6" office:value-type="float" office:value="4698" calcext:value-type="float">
            <text:p>4698</text:p>
          </table:table-cell>
          <table:table-cell table:style-name="ce6" office:value-type="float" office:value="6239" calcext:value-type="float">
            <text:p>6239</text:p>
          </table:table-cell>
          <table:table-cell table:style-name="ce6" office:value-type="float" office:value="7203" calcext:value-type="float">
            <text:p>7203</text:p>
          </table:table-cell>
          <table:table-cell table:style-name="ce6" office:value-type="float" office:value="9423" calcext:value-type="float">
            <text:p>9423</text:p>
          </table:table-cell>
          <table:table-cell table:style-name="ce6" office:value-type="float" office:value="1804" calcext:value-type="float">
            <text:p>1804</text:p>
          </table:table-cell>
          <table:table-cell table:style-name="ce6" office:value-type="float" office:value="4417" calcext:value-type="float">
            <text:p>4417</text:p>
          </table:table-cell>
          <table:table-cell table:style-name="ce6" office:value-type="float" office:value="6686" calcext:value-type="float">
            <text:p>6686</text:p>
          </table:table-cell>
          <table:table-cell table:style-name="ce6" office:value-type="float" office:value="1426" calcext:value-type="float">
            <text:p>1426</text:p>
          </table:table-cell>
          <table:table-cell table:style-name="ce6" office:value-type="float" office:value="6941" calcext:value-type="float">
            <text:p>6941</text:p>
          </table:table-cell>
          <table:table-cell table:style-name="ce6" office:value-type="float" office:value="8071" calcext:value-type="float">
            <text:p>8071</text:p>
          </table:table-cell>
          <table:table-cell table:style-name="ce6" office:value-type="float" office:value="1029" calcext:value-type="float">
            <text:p>1029</text:p>
          </table:table-cell>
          <table:table-cell office:value-type="float" office:value="4985" calcext:value-type="float">
            <text:p>4985</text:p>
          </table:table-cell>
          <table:table-cell office:value-type="float" office:value="9010" calcext:value-type="float">
            <text:p>9010</text:p>
          </table:table-cell>
          <table:table-cell office:value-type="float" office:value="6122" calcext:value-type="float">
            <text:p>6122</text:p>
          </table:table-cell>
          <table:table-cell office:value-type="float" office:value="6597" calcext:value-type="float">
            <text:p>6597</text:p>
          </table:table-cell>
          <table:table-cell office:value-type="float" office:value="1622" calcext:value-type="float">
            <text:p>1622</text:p>
          </table:table-cell>
          <table:table-cell office:value-type="float" office:value="1574" calcext:value-type="float">
            <text:p>1574</text:p>
          </table:table-cell>
          <table:table-cell office:value-type="float" office:value="3513" calcext:value-type="float">
            <text:p>3513</text:p>
          </table:table-cell>
          <table:table-cell office:value-type="float" office:value="1684" calcext:value-type="float">
            <text:p>1684</text:p>
          </table:table-cell>
          <table:table-cell office:value-type="float" office:value="7086" calcext:value-type="float">
            <text:p>7086</text:p>
          </table:table-cell>
          <table:table-cell office:value-type="float" office:value="5505" calcext:value-type="float">
            <text:p>5505</text:p>
          </table:table-cell>
          <table:table-cell office:value-type="float" office:value="3244" calcext:value-type="float">
            <text:p>3244</text:p>
          </table:table-cell>
          <table:table-cell office:value-type="float" office:value="411" calcext:value-type="float">
            <text:p>411</text:p>
          </table:table-cell>
          <table:table-cell office:value-type="float" office:value="9638" calcext:value-type="float">
            <text:p>9638</text:p>
          </table:table-cell>
          <table:table-cell office:value-type="float" office:value="4150" calcext:value-type="float">
            <text:p>4150</text:p>
          </table:table-cell>
          <table:table-cell office:value-type="float" office:value="907" calcext:value-type="float">
            <text:p>907</text:p>
          </table:table-cell>
          <table:table-cell office:value-type="float" office:value="9135" calcext:value-type="float">
            <text:p>9135</text:p>
          </table:table-cell>
          <table:table-cell office:value-type="float" office:value="829" calcext:value-type="float">
            <text:p>829</text:p>
          </table:table-cell>
          <table:table-cell table:style-name="ce6" office:value-type="float" office:value="981" calcext:value-type="float">
            <text:p>981</text:p>
          </table:table-cell>
          <table:table-cell office:value-type="float" office:value="1707" calcext:value-type="float">
            <text:p>1707</text:p>
          </table:table-cell>
          <table:table-cell table:style-name="ce6" office:value-type="float" office:value="5359" calcext:value-type="float">
            <text:p>5359</text:p>
          </table:table-cell>
          <table:table-cell office:value-type="float" office:value="8781" calcext:value-type="float">
            <text:p>8781</text:p>
          </table:table-cell>
          <table:table-cell table:style-name="ce6" office:value-type="float" office:value="9751" calcext:value-type="float">
            <text:p>975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131" calcext:value-type="float">
            <text:p>9131</text:p>
          </table:table-cell>
          <table:table-cell office:value-type="float" office:value="3973" calcext:value-type="float">
            <text:p>3973</text:p>
          </table:table-cell>
          <table:table-cell table:style-name="ce6" office:value-type="float" office:value="7159" calcext:value-type="float">
            <text:p>7159</text:p>
          </table:table-cell>
          <table:table-cell office:value-type="float" office:value="1340" calcext:value-type="float">
            <text:p>1340</text:p>
          </table:table-cell>
          <table:table-cell table:style-name="ce6" office:value-type="float" office:value="6955" calcext:value-type="float">
            <text:p>6955</text:p>
          </table:table-cell>
          <table:table-cell office:value-type="float" office:value="7514" calcext:value-type="float">
            <text:p>7514</text:p>
          </table:table-cell>
          <table:table-cell table:style-name="ce6" office:value-type="float" office:value="7993" calcext:value-type="float">
            <text:p>7993</text:p>
          </table:table-cell>
          <table:table-cell office:value-type="float" office:value="6964" calcext:value-type="float">
            <text:p>6964</text:p>
          </table:table-cell>
          <table:table-cell table:style-name="ce6" office:value-type="float" office:value="8198" calcext:value-type="float">
            <text:p>8198</text:p>
          </table:table-cell>
          <table:table-cell office:value-type="float" office:value="1933" calcext:value-type="float">
            <text:p>1933</text:p>
          </table:table-cell>
          <table:table-cell table:style-name="ce6" office:value-type="float" office:value="2797" calcext:value-type="float">
            <text:p>2797</text:p>
          </table:table-cell>
          <table:table-cell office:value-type="float" office:value="877" calcext:value-type="float">
            <text:p>877</text:p>
          </table:table-cell>
          <table:table-cell table:style-name="ce6" office:value-type="float" office:value="3993" calcext:value-type="float">
            <text:p>3993</text:p>
          </table:table-cell>
          <table:table-cell office:value-type="float" office:value="4453" calcext:value-type="float">
            <text:p>4453</text:p>
          </table:table-cell>
          <table:table-cell table:style-name="ce6" office:value-type="float" office:value="8020" calcext:value-type="float">
            <text:p>8020</text:p>
          </table:table-cell>
          <table:table-cell office:value-type="float" office:value="9349" calcext:value-type="float">
            <text:p>9349</text:p>
          </table:table-cell>
          <table:table-cell table:style-name="ce6" office:value-type="float" office:value="8646" calcext:value-type="float">
            <text:p>8646</text:p>
          </table:table-cell>
          <table:table-cell office:value-type="float" office:value="2779" calcext:value-type="float">
            <text:p>2779</text:p>
          </table:table-cell>
          <table:table-cell table:style-name="ce6" office:value-type="float" office:value="8679" calcext:value-type="float">
            <text:p>8679</text:p>
          </table:table-cell>
          <table:table-cell office:value-type="float" office:value="2961" calcext:value-type="float">
            <text:p>2961</text:p>
          </table:table-cell>
          <table:table-cell table:style-name="ce6" office:value-type="float" office:value="3547" calcext:value-type="float">
            <text:p>3547</text:p>
          </table:table-cell>
          <table:table-cell office:value-type="float" office:value="3374" calcext:value-type="float">
            <text:p>3374</text:p>
          </table:table-cell>
          <table:table-cell table:style-name="ce6" office:value-type="float" office:value="3510" calcext:value-type="float">
            <text:p>3510</text:p>
          </table:table-cell>
          <table:table-cell office:value-type="float" office:value="1129" calcext:value-type="float">
            <text:p>1129</text:p>
          </table:table-cell>
          <table:table-cell table:style-name="ce6" office:value-type="float" office:value="3568" calcext:value-type="float">
            <text:p>3568</text:p>
          </table:table-cell>
          <table:table-cell office:value-type="float" office:value="2241" calcext:value-type="float">
            <text:p>2241</text:p>
          </table:table-cell>
          <table:table-cell table:style-name="ce6" office:value-type="float" office:value="2625" calcext:value-type="float">
            <text:p>2625</text:p>
          </table:table-cell>
          <table:table-cell office:value-type="float" office:value="9138" calcext:value-type="float">
            <text:p>9138</text:p>
          </table:table-cell>
          <table:table-cell table:style-name="ce6" office:value-type="float" office:value="5974" calcext:value-type="float">
            <text:p>5974</text:p>
          </table:table-cell>
          <table:table-cell office:value-type="float" office:value="8206" calcext:value-type="float">
            <text:p>8206</text:p>
          </table:table-cell>
          <table:table-cell table:style-name="ce6" office:value-type="float" office:value="7669" calcext:value-type="float">
            <text:p>7669</text:p>
          </table:table-cell>
          <table:table-cell office:value-type="float" office:value="7678" calcext:value-type="float">
            <text:p>7678</text:p>
          </table:table-cell>
          <table:table-cell table:style-name="ce6" office:value-type="float" office:value="1833" calcext:value-type="float">
            <text:p>1833</text:p>
          </table:table-cell>
          <table:table-cell office:value-type="float" office:value="8700" calcext:value-type="float">
            <text:p>870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table:style-name="ce6" office:value-type="float" office:value="9912" calcext:value-type="float">
            <text:p>9912</text:p>
          </table:table-cell>
          <table:table-cell table:style-name="ce6" office:value-type="float" office:value="8038" calcext:value-type="float">
            <text:p>8038</text:p>
          </table:table-cell>
          <table:table-cell table:style-name="ce6" office:value-type="float" office:value="8238" calcext:value-type="float">
            <text:p>8238</text:p>
          </table:table-cell>
          <table:table-cell table:style-name="ce6" office:value-type="float" office:value="782" calcext:value-type="float">
            <text:p>782</text:p>
          </table:table-cell>
          <table:table-cell table:style-name="ce6" office:value-type="float" office:value="3095" calcext:value-type="float">
            <text:p>3095</text:p>
          </table:table-cell>
          <table:table-cell table:style-name="ce6" office:value-type="float" office:value="8199" calcext:value-type="float">
            <text:p>8199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4501" calcext:value-type="float">
            <text:p>4501</text:p>
          </table:table-cell>
          <table:table-cell table:style-name="ce6" office:value-type="float" office:value="7280" calcext:value-type="float">
            <text:p>7280</text:p>
          </table:table-cell>
          <table:table-cell table:style-name="ce6" office:value-type="float" office:value="2112" calcext:value-type="float">
            <text:p>2112</text:p>
          </table:table-cell>
          <table:table-cell table:style-name="ce6" office:value-type="float" office:value="2487" calcext:value-type="float">
            <text:p>2487</text:p>
          </table:table-cell>
          <table:table-cell table:style-name="ce6" office:value-type="float" office:value="3626" calcext:value-type="float">
            <text:p>3626</text:p>
          </table:table-cell>
          <table:table-cell table:style-name="ce6" office:value-type="float" office:value="2790" calcext:value-type="float">
            <text:p>2790</text:p>
          </table:table-cell>
          <table:table-cell table:style-name="ce6" office:value-type="float" office:value="9432" calcext:value-type="float">
            <text:p>9432</text:p>
          </table:table-cell>
          <table:table-cell table:style-name="ce6" office:value-type="float" office:value="1475" calcext:value-type="float">
            <text:p>1475</text:p>
          </table:table-cell>
          <table:table-cell table:style-name="ce6" office:value-type="float" office:value="6312" calcext:value-type="float">
            <text:p>6312</text:p>
          </table:table-cell>
          <table:table-cell table:style-name="ce6" office:value-type="float" office:value="8277" calcext:value-type="float">
            <text:p>8277</text:p>
          </table:table-cell>
          <table:table-cell table:style-name="ce6" office:value-type="float" office:value="4827" calcext:value-type="float">
            <text:p>4827</text:p>
          </table:table-cell>
          <table:table-cell table:style-name="ce6" office:value-type="float" office:value="2218" calcext:value-type="float">
            <text:p>2218</text:p>
          </table:table-cell>
          <table:table-cell table:style-name="ce6" office:value-type="float" office:value="5806" calcext:value-type="float">
            <text:p>5806</text:p>
          </table:table-cell>
          <table:table-cell table:style-name="ce6" office:value-type="float" office:value="7132" calcext:value-type="float">
            <text:p>7132</text:p>
          </table:table-cell>
          <table:table-cell office:value-type="float" office:value="8752" calcext:value-type="float">
            <text:p>8752</text:p>
          </table:table-cell>
          <table:table-cell office:value-type="float" office:value="1468" calcext:value-type="float">
            <text:p>1468</text:p>
          </table:table-cell>
          <table:table-cell office:value-type="float" office:value="7471" calcext:value-type="float">
            <text:p>7471</text:p>
          </table:table-cell>
          <table:table-cell office:value-type="float" office:value="6386" calcext:value-type="float">
            <text:p>6386</text:p>
          </table:table-cell>
          <table:table-cell office:value-type="float" office:value="739" calcext:value-type="float">
            <text:p>739</text:p>
          </table:table-cell>
          <table:table-cell office:value-type="float" office:value="8762" calcext:value-type="float">
            <text:p>8762</text:p>
          </table:table-cell>
          <table:table-cell office:value-type="float" office:value="8323" calcext:value-type="float">
            <text:p>8323</text:p>
          </table:table-cell>
          <table:table-cell office:value-type="float" office:value="8120" calcext:value-type="float">
            <text:p>8120</text:p>
          </table:table-cell>
          <table:table-cell office:value-type="float" office:value="5169" calcext:value-type="float">
            <text:p>5169</text:p>
          </table:table-cell>
          <table:table-cell office:value-type="float" office:value="9078" calcext:value-type="float">
            <text:p>9078</text:p>
          </table:table-cell>
          <table:table-cell office:value-type="float" office:value="9058" calcext:value-type="float">
            <text:p>9058</text:p>
          </table:table-cell>
          <table:table-cell office:value-type="float" office:value="3370" calcext:value-type="float">
            <text:p>3370</text:p>
          </table:table-cell>
          <table:table-cell office:value-type="float" office:value="9560" calcext:value-type="float">
            <text:p>9560</text:p>
          </table:table-cell>
          <table:table-cell office:value-type="float" office:value="7987" calcext:value-type="float">
            <text:p>7987</text:p>
          </table:table-cell>
          <table:table-cell office:value-type="float" office:value="8585" calcext:value-type="float">
            <text:p>8585</text:p>
          </table:table-cell>
          <table:table-cell office:value-type="float" office:value="8531" calcext:value-type="float">
            <text:p>8531</text:p>
          </table:table-cell>
          <table:table-cell office:value-type="float" office:value="5347" calcext:value-type="float">
            <text:p>5347</text:p>
          </table:table-cell>
          <table:table-cell table:style-name="ce6" office:value-type="float" office:value="9312" calcext:value-type="float">
            <text:p>9312</text:p>
          </table:table-cell>
          <table:table-cell office:value-type="float" office:value="1058" calcext:value-type="float">
            <text:p>1058</text:p>
          </table:table-cell>
          <table:table-cell table:style-name="ce6" office:value-type="float" office:value="4271" calcext:value-type="float">
            <text:p>4271</text:p>
          </table:table-cell>
          <table:table-cell office:value-type="float" office:value="1159" calcext:value-type="float">
            <text:p>1159</text:p>
          </table:table-cell>
          <table:table-cell table:style-name="ce6" office:value-type="float" office:value="5286" calcext:value-type="float">
            <text:p>5286</text:p>
          </table:table-cell>
          <table:table-cell office:value-type="float" office:value="5404" calcext:value-type="float">
            <text:p>5404</text:p>
          </table:table-cell>
          <table:table-cell table:style-name="ce6" office:value-type="float" office:value="6925" calcext:value-type="float">
            <text:p>6925</text:p>
          </table:table-cell>
          <table:table-cell office:value-type="float" office:value="8606" calcext:value-type="float">
            <text:p>8606</text:p>
          </table:table-cell>
          <table:table-cell table:style-name="ce6" office:value-type="float" office:value="9204" calcext:value-type="float">
            <text:p>9204</text:p>
          </table:table-cell>
          <table:table-cell office:value-type="float" office:value="7361" calcext:value-type="float">
            <text:p>7361</text:p>
          </table:table-cell>
          <table:table-cell table:style-name="ce6" office:value-type="float" office:value="2415" calcext:value-type="float">
            <text:p>2415</text:p>
          </table:table-cell>
          <table:table-cell office:value-type="float" office:value="560" calcext:value-type="float">
            <text:p>560</text:p>
          </table:table-cell>
          <table:table-cell table:style-name="ce6" office:value-type="float" office:value="586" calcext:value-type="float">
            <text:p>586</text:p>
          </table:table-cell>
          <table:table-cell office:value-type="float" office:value="4002" calcext:value-type="float">
            <text:p>4002</text:p>
          </table:table-cell>
          <table:table-cell table:style-name="ce6" office:value-type="float" office:value="2644" calcext:value-type="float">
            <text:p>2644</text:p>
          </table:table-cell>
          <table:table-cell office:value-type="float" office:value="1927" calcext:value-type="float">
            <text:p>1927</text:p>
          </table:table-cell>
          <table:table-cell table:style-name="ce6" office:value-type="float" office:value="2824" calcext:value-type="float">
            <text:p>2824</text:p>
          </table:table-cell>
          <table:table-cell office:value-type="float" office:value="768" calcext:value-type="float">
            <text:p>768</text:p>
          </table:table-cell>
          <table:table-cell table:style-name="ce6" office:value-type="float" office:value="4409" calcext:value-type="float">
            <text:p>4409</text:p>
          </table:table-cell>
          <table:table-cell office:value-type="float" office:value="2942" calcext:value-type="float">
            <text:p>2942</text:p>
          </table:table-cell>
          <table:table-cell table:style-name="ce6" office:value-type="float" office:value="3345" calcext:value-type="float">
            <text:p>3345</text:p>
          </table:table-cell>
          <table:table-cell office:value-type="float" office:value="1002" calcext:value-type="float">
            <text:p>1002</text:p>
          </table:table-cell>
          <table:table-cell table:style-name="ce6" office:value-type="float" office:value="808" calcext:value-type="float">
            <text:p>808</text:p>
          </table:table-cell>
          <table:table-cell office:value-type="float" office:value="4941" calcext:value-type="float">
            <text:p>4941</text:p>
          </table:table-cell>
          <table:table-cell table:style-name="ce6" office:value-type="float" office:value="6267" calcext:value-type="float">
            <text:p>6267</text:p>
          </table:table-cell>
          <table:table-cell office:value-type="float" office:value="7979" calcext:value-type="float">
            <text:p>7979</text:p>
          </table:table-cell>
          <table:table-cell table:style-name="ce6" office:value-type="float" office:value="5140" calcext:value-type="float">
            <text:p>5140</text:p>
          </table:table-cell>
          <table:table-cell office:value-type="float" office:value="8643" calcext:value-type="float">
            <text:p>8643</text:p>
          </table:table-cell>
          <table:table-cell table:style-name="ce6" office:value-type="float" office:value="7553" calcext:value-type="float">
            <text:p>7553</text:p>
          </table:table-cell>
          <table:table-cell office:value-type="float" office:value="9438" calcext:value-type="float">
            <text:p>9438</text:p>
          </table:table-cell>
          <table:table-cell table:style-name="ce6" office:value-type="float" office:value="7320" calcext:value-type="float">
            <text:p>7320</text:p>
          </table:table-cell>
          <table:table-cell office:value-type="float" office:value="4938" calcext:value-type="float">
            <text:p>4938</text:p>
          </table:table-cell>
          <table:table-cell table:style-name="ce6" office:value-type="float" office:value="2666" calcext:value-type="float">
            <text:p>2666</text:p>
          </table:table-cell>
          <table:table-cell office:value-type="float" office:value="4609" calcext:value-type="float">
            <text:p>4609</text:p>
          </table:table-cell>
          <table:table-cell table:style-name="ce6" office:value-type="float" office:value="2778" calcext:value-type="float">
            <text:p>2778</text:p>
          </table:table-cell>
          <table:table-cell office:value-type="float" office:value="8158" calcext:value-type="float">
            <text:p>8158</text:p>
          </table:table-cell>
          <table:table-cell table:style-name="ce6" office:value-type="float" office:value="6730" calcext:value-type="float">
            <text:p>6730</text:p>
          </table:table-cell>
          <table:table-cell office:value-type="float" office:value="3748" calcext:value-type="float">
            <text:p>3748</text:p>
          </table:table-cell>
          <table:table-cell table:style-name="ce6" office:value-type="float" office:value="3867" calcext:value-type="float">
            <text:p>3867</text:p>
          </table:table-cell>
          <table:table-cell office:value-type="float" office:value="1866" calcext:value-type="float">
            <text:p>1866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float" office:value="3771" calcext:value-type="float">
            <text:p>3771</text:p>
          </table:table-cell>
          <table:table-cell table:style-name="ce6" office:value-type="float" office:value="7134" calcext:value-type="float">
            <text:p>7134</text:p>
          </table:table-cell>
          <table:table-cell table:style-name="ce6" office:value-type="float" office:value="8927" calcext:value-type="float">
            <text:p>8927</text:p>
          </table:table-cell>
          <table:table-cell table:style-name="ce6" office:value-type="float" office:value="4778" calcext:value-type="float">
            <text:p>4778</text:p>
          </table:table-cell>
          <table:table-cell table:style-name="ce6" office:value-type="float" office:value="2913" calcext:value-type="float">
            <text:p>2913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3089" calcext:value-type="float">
            <text:p>3089</text:p>
          </table:table-cell>
          <table:table-cell table:style-name="ce6" office:value-type="float" office:value="7853" calcext:value-type="float">
            <text:p>7853</text:p>
          </table:table-cell>
          <table:table-cell table:style-name="ce6" office:value-type="float" office:value="1378" calcext:value-type="float">
            <text:p>1378</text:p>
          </table:table-cell>
          <table:table-cell table:style-name="ce6" office:value-type="float" office:value="1729" calcext:value-type="float">
            <text:p>1729</text:p>
          </table:table-cell>
          <table:table-cell table:style-name="ce6" office:value-type="float" office:value="4777" calcext:value-type="float">
            <text:p>4777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9578" calcext:value-type="float">
            <text:p>9578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5693" calcext:value-type="float">
            <text:p>5693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1851" calcext:value-type="float">
            <text:p>1851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2403" calcext:value-type="float">
            <text:p>2403</text:p>
          </table:table-cell>
          <table:table-cell table:style-name="ce6" office:value-type="float" office:value="2273" calcext:value-type="float">
            <text:p>2273</text:p>
          </table:table-cell>
          <table:table-cell office:value-type="float" office:value="8536" calcext:value-type="float">
            <text:p>8536</text:p>
          </table:table-cell>
          <table:table-cell office:value-type="float" office:value="6501" calcext:value-type="float">
            <text:p>6501</text:p>
          </table:table-cell>
          <table:table-cell office:value-type="float" office:value="9216" calcext:value-type="float">
            <text:p>9216</text:p>
          </table:table-cell>
          <table:table-cell office:value-type="float" office:value="613" calcext:value-type="float">
            <text:p>613</text:p>
          </table:table-cell>
          <table:table-cell office:value-type="float" office:value="9671" calcext:value-type="float">
            <text:p>9671</text:p>
          </table:table-cell>
          <table:table-cell office:value-type="float" office:value="7131" calcext:value-type="float">
            <text:p>7131</text:p>
          </table:table-cell>
          <table:table-cell office:value-type="float" office:value="7719" calcext:value-type="float">
            <text:p>7719</text:p>
          </table:table-cell>
          <table:table-cell office:value-type="float" office:value="6425" calcext:value-type="float">
            <text:p>6425</text:p>
          </table:table-cell>
          <table:table-cell office:value-type="float" office:value="773" calcext:value-type="float">
            <text:p>773</text:p>
          </table:table-cell>
          <table:table-cell office:value-type="float" office:value="717" calcext:value-type="float">
            <text:p>717</text:p>
          </table:table-cell>
          <table:table-cell office:value-type="float" office:value="8803" calcext:value-type="float">
            <text:p>8803</text:p>
          </table:table-cell>
          <table:table-cell office:value-type="float" office:value="160" calcext:value-type="float">
            <text:p>160</text:p>
          </table:table-cell>
          <table:table-cell office:value-type="float" office:value="1114" calcext:value-type="float">
            <text:p>1114</text:p>
          </table:table-cell>
          <table:table-cell office:value-type="float" office:value="7554" calcext:value-type="float">
            <text:p>7554</text:p>
          </table:table-cell>
          <table:table-cell office:value-type="float" office:value="7197" calcext:value-type="float">
            <text:p>7197</text:p>
          </table:table-cell>
          <table:table-cell office:value-type="float" office:value="753" calcext:value-type="float">
            <text:p>753</text:p>
          </table:table-cell>
          <table:table-cell office:value-type="float" office:value="4513" calcext:value-type="float">
            <text:p>4513</text:p>
          </table:table-cell>
          <table:table-cell table:style-name="ce6" office:value-type="float" office:value="4322" calcext:value-type="float">
            <text:p>4322</text:p>
          </table:table-cell>
          <table:table-cell office:value-type="float" office:value="8499" calcext:value-type="float">
            <text:p>8499</text:p>
          </table:table-cell>
          <table:table-cell table:style-name="ce6" office:value-type="float" office:value="4533" calcext:value-type="float">
            <text:p>4533</text:p>
          </table:table-cell>
          <table:table-cell office:value-type="float" office:value="2609" calcext:value-type="float">
            <text:p>2609</text:p>
          </table:table-cell>
          <table:table-cell table:style-name="ce6" office:value-type="float" office:value="4226" calcext:value-type="float">
            <text:p>4226</text:p>
          </table:table-cell>
          <table:table-cell office:value-type="float" office:value="8710" calcext:value-type="float">
            <text:p>8710</text:p>
          </table:table-cell>
          <table:table-cell table:style-name="ce6" office:value-type="float" office:value="6627" calcext:value-type="float">
            <text:p>6627</text:p>
          </table:table-cell>
          <table:table-cell office:value-type="float" office:value="644" calcext:value-type="float">
            <text:p>644</text:p>
          </table:table-cell>
          <table:table-cell table:style-name="ce6" office:value-type="float" office:value="9666" calcext:value-type="float">
            <text:p>9666</text:p>
          </table:table-cell>
          <table:table-cell office:value-type="float" office:value="6260" calcext:value-type="float">
            <text:p>6260</text:p>
          </table:table-cell>
          <table:table-cell table:style-name="ce6" office:value-type="float" office:value="4870" calcext:value-type="float">
            <text:p>4870</text:p>
          </table:table-cell>
          <table:table-cell office:value-type="float" office:value="5744" calcext:value-type="float">
            <text:p>5744</text:p>
          </table:table-cell>
          <table:table-cell table:style-name="ce6" office:value-type="float" office:value="7385" calcext:value-type="float">
            <text:p>7385</text:p>
          </table:table-cell>
          <table:table-cell office:value-type="float" office:value="6542" calcext:value-type="float">
            <text:p>6542</text:p>
          </table:table-cell>
          <table:table-cell table:style-name="ce6" office:value-type="float" office:value="6203" calcext:value-type="float">
            <text:p>6203</text:p>
          </table:table-cell>
          <table:table-cell office:value-type="float" office:value="7703" calcext:value-type="float">
            <text:p>7703</text:p>
          </table:table-cell>
          <table:table-cell table:style-name="ce6" office:value-type="float" office:value="6130" calcext:value-type="float">
            <text:p>6130</text:p>
          </table:table-cell>
          <table:table-cell office:value-type="float" office:value="8944" calcext:value-type="float">
            <text:p>8944</text:p>
          </table:table-cell>
          <table:table-cell table:style-name="ce6" office:value-type="float" office:value="5589" calcext:value-type="float">
            <text:p>5589</text:p>
          </table:table-cell>
          <table:table-cell office:value-type="float" office:value="2262" calcext:value-type="float">
            <text:p>2262</text:p>
          </table:table-cell>
          <table:table-cell table:style-name="ce6" office:value-type="float" office:value="6803" calcext:value-type="float">
            <text:p>6803</text:p>
          </table:table-cell>
          <table:table-cell office:value-type="float" office:value="6381" calcext:value-type="float">
            <text:p>6381</text:p>
          </table:table-cell>
          <table:table-cell table:style-name="ce6" office:value-type="float" office:value="7414" calcext:value-type="float">
            <text:p>7414</text:p>
          </table:table-cell>
          <table:table-cell office:value-type="float" office:value="6888" calcext:value-type="float">
            <text:p>6888</text:p>
          </table:table-cell>
          <table:table-cell table:style-name="ce6" office:value-type="float" office:value="5123" calcext:value-type="float">
            <text:p>5123</text:p>
          </table:table-cell>
          <table:table-cell office:value-type="float" office:value="7320" calcext:value-type="float">
            <text:p>7320</text:p>
          </table:table-cell>
          <table:table-cell table:style-name="ce6" office:value-type="float" office:value="9392" calcext:value-type="float">
            <text:p>9392</text:p>
          </table:table-cell>
          <table:table-cell office:value-type="float" office:value="9061" calcext:value-type="float">
            <text:p>9061</text:p>
          </table:table-cell>
          <table:table-cell table:style-name="ce6" office:value-type="float" office:value="6780" calcext:value-type="float">
            <text:p>6780</text:p>
          </table:table-cell>
          <table:table-cell office:value-type="float" office:value="322" calcext:value-type="float">
            <text:p>322</text:p>
          </table:table-cell>
          <table:table-cell table:style-name="ce6" office:value-type="float" office:value="8975" calcext:value-type="float">
            <text:p>8975</text:p>
          </table:table-cell>
          <table:table-cell office:value-type="float" office:value="7050" calcext:value-type="float">
            <text:p>7050</text:p>
          </table:table-cell>
          <table:table-cell table:style-name="ce6" office:value-type="float" office:value="5089" calcext:value-type="float">
            <text:p>5089</text:p>
          </table:table-cell>
          <table:table-cell office:value-type="float" office:value="1061" calcext:value-type="float">
            <text:p>1061</text:p>
          </table:table-cell>
          <table:table-cell table:style-name="ce6" office:value-type="float" office:value="2260" calcext:value-type="float">
            <text:p>2260</text:p>
          </table:table-cell>
          <table:table-cell office:value-type="float" office:value="3199" calcext:value-type="float">
            <text:p>3199</text:p>
          </table:table-cell>
          <table:table-cell table:style-name="ce6" office:value-type="float" office:value="1150" calcext:value-type="float">
            <text:p>1150</text:p>
          </table:table-cell>
          <table:table-cell office:value-type="float" office:value="1865" calcext:value-type="float">
            <text:p>1865</text:p>
          </table:table-cell>
          <table:table-cell table:style-name="ce6" office:value-type="float" office:value="5386" calcext:value-type="float">
            <text:p>5386</text:p>
          </table:table-cell>
          <table:table-cell office:value-type="float" office:value="9699" calcext:value-type="float">
            <text:p>9699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style-name="ce6" office:value-type="float" office:value="8454" calcext:value-type="float">
            <text:p>8454</text:p>
          </table:table-cell>
          <table:table-cell table:style-name="ce6" office:value-type="float" office:value="6885" calcext:value-type="float">
            <text:p>6885</text:p>
          </table:table-cell>
          <table:table-cell table:style-name="ce6" office:value-type="float" office:value="8277" calcext:value-type="float">
            <text:p>8277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float" office:value="1923" calcext:value-type="float">
            <text:p>1923</text:p>
          </table:table-cell>
          <table:table-cell table:style-name="ce6" office:value-type="float" office:value="4001" calcext:value-type="float">
            <text:p>4001</text:p>
          </table:table-cell>
          <table:table-cell table:style-name="ce6" office:value-type="float" office:value="6864" calcext:value-type="float">
            <text:p>6864</text:p>
          </table:table-cell>
          <table:table-cell table:style-name="ce6" office:value-type="float" office:value="7854" calcext:value-type="float">
            <text:p>7854</text:p>
          </table:table-cell>
          <table:table-cell table:style-name="ce6" office:value-type="float" office:value="5519" calcext:value-type="float">
            <text:p>5519</text:p>
          </table:table-cell>
          <table:table-cell table:style-name="ce6" office:value-type="float" office:value="2491" calcext:value-type="float">
            <text:p>2491</text:p>
          </table:table-cell>
          <table:table-cell table:style-name="ce6" office:value-type="float" office:value="6057" calcext:value-type="float">
            <text:p>6057</text:p>
          </table:table-cell>
          <table:table-cell table:style-name="ce6" office:value-type="float" office:value="8794" calcext:value-type="float">
            <text:p>8794</text:p>
          </table:table-cell>
          <table:table-cell table:style-name="ce6" office:value-type="float" office:value="9645" calcext:value-type="float">
            <text:p>9645</text:p>
          </table:table-cell>
          <table:table-cell table:style-name="ce6" office:value-type="float" office:value="1776" calcext:value-type="float">
            <text:p>1776</text:p>
          </table:table-cell>
          <table:table-cell table:style-name="ce6" office:value-type="float" office:value="5714" calcext:value-type="float">
            <text:p>5714</text:p>
          </table:table-cell>
          <table:table-cell table:style-name="ce6" office:value-type="float" office:value="9786" calcext:value-type="float">
            <text:p>9786</text:p>
          </table:table-cell>
          <table:table-cell table:style-name="ce6" office:value-type="float" office:value="9281" calcext:value-type="float">
            <text:p>9281</text:p>
          </table:table-cell>
          <table:table-cell table:style-name="ce6" office:value-type="float" office:value="7538" calcext:value-type="float">
            <text:p>7538</text:p>
          </table:table-cell>
          <table:table-cell table:style-name="ce6" office:value-type="float" office:value="6916" calcext:value-type="float">
            <text:p>6916</text:p>
          </table:table-cell>
          <table:table-cell table:style-name="ce6" office:value-type="float" office:value="3215" calcext:value-type="float">
            <text:p>3215</text:p>
          </table:table-cell>
          <table:table-cell table:style-name="ce6" office:value-type="float" office:value="395" calcext:value-type="float">
            <text:p>395</text:p>
          </table:table-cell>
          <table:table-cell office:value-type="float" office:value="2501" calcext:value-type="float">
            <text:p>2501</text:p>
          </table:table-cell>
          <table:table-cell office:value-type="float" office:value="9618" calcext:value-type="float">
            <text:p>9618</text:p>
          </table:table-cell>
          <table:table-cell office:value-type="float" office:value="4835" calcext:value-type="float">
            <text:p>4835</text:p>
          </table:table-cell>
          <table:table-cell office:value-type="float" office:value="8846" calcext:value-type="float">
            <text:p>8846</text:p>
          </table:table-cell>
          <table:table-cell office:value-type="float" office:value="9708" calcext:value-type="float">
            <text:p>9708</text:p>
          </table:table-cell>
          <table:table-cell office:value-type="float" office:value="2813" calcext:value-type="float">
            <text:p>2813</text:p>
          </table:table-cell>
          <table:table-cell office:value-type="float" office:value="3303" calcext:value-type="float">
            <text:p>3303</text:p>
          </table:table-cell>
          <table:table-cell office:value-type="float" office:value="1794" calcext:value-type="float">
            <text:p>1794</text:p>
          </table:table-cell>
          <table:table-cell office:value-type="float" office:value="8309" calcext:value-type="float">
            <text:p>8309</text:p>
          </table:table-cell>
          <table:table-cell office:value-type="float" office:value="7176" calcext:value-type="float">
            <text:p>7176</text:p>
          </table:table-cell>
          <table:table-cell office:value-type="float" office:value="2206" calcext:value-type="float">
            <text:p>2206</text:p>
          </table:table-cell>
          <table:table-cell office:value-type="float" office:value="1602" calcext:value-type="float">
            <text:p>1602</text:p>
          </table:table-cell>
          <table:table-cell office:value-type="float" office:value="1838" calcext:value-type="float">
            <text:p>1838</text:p>
          </table:table-cell>
          <table:table-cell office:value-type="float" office:value="236" calcext:value-type="float">
            <text:p>236</text:p>
          </table:table-cell>
          <table:table-cell office:value-type="float" office:value="4593" calcext:value-type="float">
            <text:p>4593</text:p>
          </table:table-cell>
          <table:table-cell office:value-type="float" office:value="2245" calcext:value-type="float">
            <text:p>2245</text:p>
          </table:table-cell>
          <table:table-cell office:value-type="float" office:value="8993" calcext:value-type="float">
            <text:p>8993</text:p>
          </table:table-cell>
          <table:table-cell table:style-name="ce6" office:value-type="float" office:value="4017" calcext:value-type="float">
            <text:p>401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215" calcext:value-type="float">
            <text:p>8215</text:p>
          </table:table-cell>
          <table:table-cell office:value-type="float" office:value="6921" calcext:value-type="float">
            <text:p>6921</text:p>
          </table:table-cell>
          <table:table-cell table:style-name="ce6" office:value-type="float" office:value="5206" calcext:value-type="float">
            <text:p>5206</text:p>
          </table:table-cell>
          <table:table-cell office:value-type="float" office:value="4023" calcext:value-type="float">
            <text:p>4023</text:p>
          </table:table-cell>
          <table:table-cell table:style-name="ce6" office:value-type="float" office:value="5932" calcext:value-type="float">
            <text:p>5932</text:p>
          </table:table-cell>
          <table:table-cell office:value-type="float" office:value="6997" calcext:value-type="float">
            <text:p>6997</text:p>
          </table:table-cell>
          <table:table-cell table:style-name="ce6" office:value-type="float" office:value="7801" calcext:value-type="float">
            <text:p>7801</text:p>
          </table:table-cell>
          <table:table-cell office:value-type="float" office:value="262" calcext:value-type="float">
            <text:p>262</text:p>
          </table:table-cell>
          <table:table-cell table:style-name="ce6" office:value-type="float" office:value="7640" calcext:value-type="float">
            <text:p>7640</text:p>
          </table:table-cell>
          <table:table-cell office:value-type="float" office:value="3107" calcext:value-type="float">
            <text:p>3107</text:p>
          </table:table-cell>
          <table:table-cell table:style-name="ce6" office:value-type="float" office:value="8275" calcext:value-type="float">
            <text:p>8275</text:p>
          </table:table-cell>
          <table:table-cell office:value-type="float" office:value="4938" calcext:value-type="float">
            <text:p>4938</text:p>
          </table:table-cell>
          <table:table-cell table:style-name="ce6" office:value-type="float" office:value="7822" calcext:value-type="float">
            <text:p>7822</text:p>
          </table:table-cell>
          <table:table-cell office:value-type="float" office:value="2425" calcext:value-type="float">
            <text:p>2425</text:p>
          </table:table-cell>
          <table:table-cell table:style-name="ce6" office:value-type="float" office:value="3223" calcext:value-type="float">
            <text:p>3223</text:p>
          </table:table-cell>
          <table:table-cell office:value-type="float" office:value="3886" calcext:value-type="float">
            <text:p>3886</text:p>
          </table:table-cell>
          <table:table-cell table:style-name="ce6" office:value-type="float" office:value="2105" calcext:value-type="float">
            <text:p>2105</text:p>
          </table:table-cell>
          <table:table-cell office:value-type="float" office:value="8700" calcext:value-type="float">
            <text:p>8700</text:p>
          </table:table-cell>
          <table:table-cell table:style-name="ce6" office:value-type="float" office:value="9526" calcext:value-type="float">
            <text:p>9526</text:p>
          </table:table-cell>
          <table:table-cell office:value-type="float" office:value="2088" calcext:value-type="float">
            <text:p>2088</text:p>
          </table:table-cell>
          <table:table-cell table:style-name="ce6" office:value-type="float" office:value="8662" calcext:value-type="float">
            <text:p>8662</text:p>
          </table:table-cell>
          <table:table-cell office:value-type="float" office:value="8034" calcext:value-type="float">
            <text:p>8034</text:p>
          </table:table-cell>
          <table:table-cell table:style-name="ce6" office:value-type="float" office:value="7004" calcext:value-type="float">
            <text:p>7004</text:p>
          </table:table-cell>
          <table:table-cell office:value-type="float" office:value="5710" calcext:value-type="float">
            <text:p>5710</text:p>
          </table:table-cell>
          <table:table-cell table:style-name="ce6" office:value-type="float" office:value="2124" calcext:value-type="float">
            <text:p>2124</text:p>
          </table:table-cell>
          <table:table-cell office:value-type="float" office:value="7164" calcext:value-type="float">
            <text:p>7164</text:p>
          </table:table-cell>
          <table:table-cell table:style-name="ce6" office:value-type="float" office:value="3574" calcext:value-type="float">
            <text:p>3574</text:p>
          </table:table-cell>
          <table:table-cell office:value-type="float" office:value="6630" calcext:value-type="float">
            <text:p>6630</text:p>
          </table:table-cell>
          <table:table-cell table:style-name="ce6" office:value-type="float" office:value="9980" calcext:value-type="float">
            <text:p>9980</text:p>
          </table:table-cell>
          <table:table-cell office:value-type="float" office:value="4242" calcext:value-type="float">
            <text:p>4242</text:p>
          </table:table-cell>
          <table:table-cell table:style-name="ce6" office:value-type="float" office:value="2901" calcext:value-type="float">
            <text:p>2901</text:p>
          </table:table-cell>
          <table:table-cell office:value-type="float" office:value="9471" calcext:value-type="float">
            <text:p>9471</text:p>
          </table:table-cell>
          <table:table-cell table:style-name="ce6" office:value-type="float" office:value="1491" calcext:value-type="float">
            <text:p>1491</text:p>
          </table:table-cell>
          <table:table-cell office:value-type="float" office:value="2117" calcext:value-type="float">
            <text:p>2117</text:p>
          </table:table-cell>
          <table:table-cell table:style-name="ce6" office:value-type="float" office:value="4562" calcext:value-type="float">
            <text:p>4562</text:p>
          </table:table-cell>
          <table:table-cell office:value-type="float" office:value="1130" calcext:value-type="float">
            <text:p>1130</text:p>
          </table:table-cell>
          <table:table-cell table:style-name="ce6" office:value-type="float" office:value="9086" calcext:value-type="float">
            <text:p>9086</text:p>
          </table:table-cell>
          <table:table-cell office:value-type="float" office:value="4117" calcext:value-type="float">
            <text:p>4117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style-name="ce6" office:value-type="float" office:value="2280" calcext:value-type="float">
            <text:p>2280</text:p>
          </table:table-cell>
          <table:table-cell table:style-name="ce6" office:value-type="float" office:value="2331" calcext:value-type="float">
            <text:p>2331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4554" calcext:value-type="float">
            <text:p>4554</text:p>
          </table:table-cell>
          <table:table-cell table:style-name="ce6" office:value-type="float" office:value="4071" calcext:value-type="float">
            <text:p>4071</text:p>
          </table:table-cell>
          <table:table-cell table:style-name="ce6" office:value-type="float" office:value="8387" calcext:value-type="float">
            <text:p>8387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2274" calcext:value-type="float">
            <text:p>2274</text:p>
          </table:table-cell>
          <table:table-cell table:style-name="ce6" office:value-type="float" office:value="9848" calcext:value-type="float">
            <text:p>9848</text:p>
          </table:table-cell>
          <table:table-cell table:style-name="ce6" office:value-type="float" office:value="6738" calcext:value-type="float">
            <text:p>6738</text:p>
          </table:table-cell>
          <table:table-cell table:style-name="ce6" office:value-type="float" office:value="1604" calcext:value-type="float">
            <text:p>1604</text:p>
          </table:table-cell>
          <table:table-cell table:style-name="ce6" office:value-type="float" office:value="7281" calcext:value-type="float">
            <text:p>7281</text:p>
          </table:table-cell>
          <table:table-cell table:style-name="ce6" office:value-type="float" office:value="8805" calcext:value-type="float">
            <text:p>8805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1298" calcext:value-type="float">
            <text:p>1298</text:p>
          </table:table-cell>
          <table:table-cell table:style-name="ce6" office:value-type="float" office:value="8318" calcext:value-type="float">
            <text:p>8318</text:p>
          </table:table-cell>
          <table:table-cell table:style-name="ce6" office:value-type="float" office:value="7834" calcext:value-type="float">
            <text:p>7834</text:p>
          </table:table-cell>
          <table:table-cell table:style-name="ce6" office:value-type="float" office:value="9426" calcext:value-type="float">
            <text:p>9426</text:p>
          </table:table-cell>
          <table:table-cell table:style-name="ce6" office:value-type="float" office:value="8603" calcext:value-type="float">
            <text:p>8603</text:p>
          </table:table-cell>
          <table:table-cell table:style-name="ce6" office:value-type="float" office:value="6092" calcext:value-type="float">
            <text:p>6092</text:p>
          </table:table-cell>
          <table:table-cell table:style-name="ce6" office:value-type="float" office:value="7944" calcext:value-type="float">
            <text:p>7944</text:p>
          </table:table-cell>
          <table:table-cell office:value-type="float" office:value="1309" calcext:value-type="float">
            <text:p>1309</text:p>
          </table:table-cell>
          <table:table-cell office:value-type="float" office:value="8828" calcext:value-type="float">
            <text:p>8828</text:p>
          </table:table-cell>
          <table:table-cell office:value-type="float" office:value="303" calcext:value-type="float">
            <text:p>303</text:p>
          </table:table-cell>
          <table:table-cell office:value-type="float" office:value="3157" calcext:value-type="float">
            <text:p>3157</text:p>
          </table:table-cell>
          <table:table-cell office:value-type="float" office:value="4638" calcext:value-type="float">
            <text:p>4638</text:p>
          </table:table-cell>
          <table:table-cell office:value-type="float" office:value="4439" calcext:value-type="float">
            <text:p>4439</text:p>
          </table:table-cell>
          <table:table-cell office:value-type="float" office:value="9175" calcext:value-type="float">
            <text:p>9175</text:p>
          </table:table-cell>
          <table:table-cell office:value-type="float" office:value="1921" calcext:value-type="float">
            <text:p>1921</text:p>
          </table:table-cell>
          <table:table-cell office:value-type="float" office:value="4695" calcext:value-type="float">
            <text:p>4695</text:p>
          </table:table-cell>
          <table:table-cell office:value-type="float" office:value="7716" calcext:value-type="float">
            <text:p>7716</text:p>
          </table:table-cell>
          <table:table-cell office:value-type="float" office:value="1494" calcext:value-type="float">
            <text:p>1494</text:p>
          </table:table-cell>
          <table:table-cell office:value-type="float" office:value="1015" calcext:value-type="float">
            <text:p>1015</text:p>
          </table:table-cell>
          <table:table-cell office:value-type="float" office:value="1772" calcext:value-type="float">
            <text:p>1772</text:p>
          </table:table-cell>
          <table:table-cell office:value-type="float" office:value="5913" calcext:value-type="float">
            <text:p>5913</text:p>
          </table:table-cell>
          <table:table-cell office:value-type="float" office:value="1127" calcext:value-type="float">
            <text:p>1127</text:p>
          </table:table-cell>
          <table:table-cell office:value-type="float" office:value="1952" calcext:value-type="float">
            <text:p>1952</text:p>
          </table:table-cell>
          <table:table-cell office:value-type="float" office:value="1950" calcext:value-type="float">
            <text:p>1950</text:p>
          </table:table-cell>
          <table:table-cell table:style-name="ce6" office:value-type="float" office:value="8905" calcext:value-type="float">
            <text:p>8905</text:p>
          </table:table-cell>
          <table:table-cell office:value-type="float" office:value="4064" calcext:value-type="float">
            <text:p>4064</text:p>
          </table:table-cell>
          <table:table-cell table:style-name="ce6" office:value-type="float" office:value="9890" calcext:value-type="float">
            <text:p>9890</text:p>
          </table:table-cell>
          <table:table-cell office:value-type="float" office:value="385" calcext:value-type="float">
            <text:p>385</text:p>
          </table:table-cell>
          <table:table-cell table:style-name="ce6" office:value-type="float" office:value="9357" calcext:value-type="float">
            <text:p>9357</text:p>
          </table:table-cell>
          <table:table-cell office:value-type="float" office:value="7945" calcext:value-type="float">
            <text:p>7945</text:p>
          </table:table-cell>
          <table:table-cell table:style-name="ce6" office:value-type="float" office:value="5035" calcext:value-type="float">
            <text:p>5035</text:p>
          </table:table-cell>
          <table:table-cell office:value-type="float" office:value="7082" calcext:value-type="float">
            <text:p>7082</text:p>
          </table:table-cell>
          <table:table-cell table:style-name="ce6" office:value-type="float" office:value="5369" calcext:value-type="float">
            <text:p>5369</text:p>
          </table:table-cell>
          <table:table-cell office:value-type="float" office:value="4093" calcext:value-type="float">
            <text:p>4093</text:p>
          </table:table-cell>
          <table:table-cell table:style-name="ce6" office:value-type="float" office:value="6546" calcext:value-type="float">
            <text:p>6546</text:p>
          </table:table-cell>
          <table:table-cell office:value-type="float" office:value="5187" calcext:value-type="float">
            <text:p>5187</text:p>
          </table:table-cell>
          <table:table-cell table:style-name="ce6" office:value-type="float" office:value="5637" calcext:value-type="float">
            <text:p>5637</text:p>
          </table:table-cell>
          <table:table-cell office:value-type="float" office:value="2041" calcext:value-type="float">
            <text:p>2041</text:p>
          </table:table-cell>
          <table:table-cell table:style-name="ce6" office:value-type="float" office:value="8946" calcext:value-type="float">
            <text:p>8946</text:p>
          </table:table-cell>
          <table:table-cell office:value-type="float" office:value="1758" calcext:value-type="float">
            <text:p>1758</text:p>
          </table:table-cell>
          <table:table-cell table:style-name="ce6" office:value-type="float" office:value="7111" calcext:value-type="float">
            <text:p>7111</text:p>
          </table:table-cell>
          <table:table-cell office:value-type="float" office:value="6566" calcext:value-type="float">
            <text:p>6566</text:p>
          </table:table-cell>
          <table:table-cell table:style-name="ce6"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table:style-name="ce6" office:value-type="float" office:value="5148" calcext:value-type="float">
            <text:p>5148</text:p>
          </table:table-cell>
          <table:table-cell office:value-type="float" office:value="7224" calcext:value-type="float">
            <text:p>7224</text:p>
          </table:table-cell>
          <table:table-cell table:style-name="ce6" office:value-type="float" office:value="7248" calcext:value-type="float">
            <text:p>7248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6169" calcext:value-type="float">
            <text:p>6169</text:p>
          </table:table-cell>
          <table:table-cell office:value-type="float" office:value="375" calcext:value-type="float">
            <text:p>375</text:p>
          </table:table-cell>
          <table:table-cell table:style-name="ce6" office:value-type="float" office:value="1656" calcext:value-type="float">
            <text:p>1656</text:p>
          </table:table-cell>
          <table:table-cell office:value-type="float" office:value="7993" calcext:value-type="float">
            <text:p>7993</text:p>
          </table:table-cell>
          <table:table-cell table:style-name="ce6" office:value-type="float" office:value="2816" calcext:value-type="float">
            <text:p>2816</text:p>
          </table:table-cell>
          <table:table-cell office:value-type="float" office:value="3717" calcext:value-type="float">
            <text:p>3717</text:p>
          </table:table-cell>
          <table:table-cell table:style-name="ce6" office:value-type="float" office:value="4279" calcext:value-type="float">
            <text:p>4279</text:p>
          </table:table-cell>
          <table:table-cell office:value-type="float" office:value="4675" calcext:value-type="float">
            <text:p>4675</text:p>
          </table:table-cell>
          <table:table-cell table:style-name="ce6" office:value-type="float" office:value="1609" calcext:value-type="float">
            <text:p>1609</text:p>
          </table:table-cell>
          <table:table-cell office:value-type="float" office:value="3317" calcext:value-type="float">
            <text:p>3317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6201" calcext:value-type="float">
            <text:p>6201</text:p>
          </table:table-cell>
          <table:table-cell table:style-name="ce6" office:value-type="float" office:value="3100" calcext:value-type="float">
            <text:p>3100</text:p>
          </table:table-cell>
          <table:table-cell office:value-type="float" office:value="3144" calcext:value-type="float">
            <text:p>3144</text:p>
          </table:table-cell>
          <table:table-cell table:style-name="ce6" office:value-type="float" office:value="163" calcext:value-type="float">
            <text:p>163</text:p>
          </table:table-cell>
          <table:table-cell office:value-type="float" office:value="9530" calcext:value-type="float">
            <text:p>9530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table:style-name="ce6" office:value-type="float" office:value="6070" calcext:value-type="float">
            <text:p>6070</text:p>
          </table:table-cell>
          <table:table-cell table:style-name="ce6" office:value-type="float" office:value="1009" calcext:value-type="float">
            <text:p>1009</text:p>
          </table:table-cell>
          <table:table-cell table:style-name="ce6" office:value-type="float" office:value="4988" calcext:value-type="float">
            <text:p>4988</text:p>
          </table:table-cell>
          <table:table-cell table:style-name="ce6" office:value-type="float" office:value="3538" calcext:value-type="float">
            <text:p>3538</text:p>
          </table:table-cell>
          <table:table-cell table:style-name="ce6" office:value-type="float" office:value="5801" calcext:value-type="float">
            <text:p>5801</text:p>
          </table:table-cell>
          <table:table-cell table:style-name="ce6" office:value-type="float" office:value="7149" calcext:value-type="float">
            <text:p>7149</text:p>
          </table:table-cell>
          <table:table-cell table:style-name="ce6" office:value-type="float" office:value="3063" calcext:value-type="float">
            <text:p>3063</text:p>
          </table:table-cell>
          <table:table-cell table:style-name="ce6" office:value-type="float" office:value="2324" calcext:value-type="float">
            <text:p>2324</text:p>
          </table:table-cell>
          <table:table-cell table:style-name="ce6" office:value-type="float" office:value="2912" calcext:value-type="float">
            <text:p>2912</text:p>
          </table:table-cell>
          <table:table-cell table:style-name="ce6" office:value-type="float" office:value="7911" calcext:value-type="float">
            <text:p>7911</text:p>
          </table:table-cell>
          <table:table-cell table:style-name="ce6" office:value-type="float" office:value="7002" calcext:value-type="float">
            <text:p>7002</text:p>
          </table:table-cell>
          <table:table-cell table:style-name="ce6" office:value-type="float" office:value="4338" calcext:value-type="float">
            <text:p>4338</text:p>
          </table:table-cell>
          <table:table-cell table:style-name="ce6" office:value-type="float" office:value="7880" calcext:value-type="float">
            <text:p>7880</text:p>
          </table:table-cell>
          <table:table-cell table:style-name="ce6" office:value-type="float" office:value="2481" calcext:value-type="float">
            <text:p>2481</text:p>
          </table:table-cell>
          <table:table-cell table:style-name="ce6" office:value-type="float" office:value="7368" calcext:value-type="float">
            <text:p>7368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556" calcext:value-type="float">
            <text:p>7556</text:p>
          </table:table-cell>
          <table:table-cell table:style-name="ce6" office:value-type="float" office:value="2193" calcext:value-type="float">
            <text:p>2193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3865" calcext:value-type="float">
            <text:p>3865</text:p>
          </table:table-cell>
          <table:table-cell office:value-type="float" office:value="8125" calcext:value-type="float">
            <text:p>8125</text:p>
          </table:table-cell>
          <table:table-cell office:value-type="float" office:value="4637" calcext:value-type="float">
            <text:p>4637</text:p>
          </table:table-cell>
          <table:table-cell office:value-type="float" office:value="4096" calcext:value-type="float">
            <text:p>4096</text:p>
          </table:table-cell>
          <table:table-cell office:value-type="float" office:value="8114" calcext:value-type="float">
            <text:p>8114</text:p>
          </table:table-cell>
          <table:table-cell office:value-type="float" office:value="750" calcext:value-type="float">
            <text:p>750</text:p>
          </table:table-cell>
          <table:table-cell office:value-type="float" office:value="3144" calcext:value-type="float">
            <text:p>3144</text:p>
          </table:table-cell>
          <table:table-cell office:value-type="float" office:value="1938" calcext:value-type="float">
            <text:p>1938</text:p>
          </table:table-cell>
          <table:table-cell office:value-type="float" office:value="7002" calcext:value-type="float">
            <text:p>7002</text:p>
          </table:table-cell>
          <table:table-cell office:value-type="float" office:value="9343" calcext:value-type="float">
            <text:p>9343</text:p>
          </table:table-cell>
          <table:table-cell office:value-type="float" office:value="4095" calcext:value-type="float">
            <text:p>4095</text:p>
          </table:table-cell>
          <table:table-cell office:value-type="float" office:value="1392" calcext:value-type="float">
            <text:p>1392</text:p>
          </table:table-cell>
          <table:table-cell office:value-type="float" office:value="4220" calcext:value-type="float">
            <text:p>4220</text:p>
          </table:table-cell>
          <table:table-cell office:value-type="float" office:value="3455" calcext:value-type="float">
            <text:p>3455</text:p>
          </table:table-cell>
          <table:table-cell office:value-type="float" office:value="6969" calcext:value-type="float">
            <text:p>6969</text:p>
          </table:table-cell>
          <table:table-cell office:value-type="float" office:value="9647" calcext:value-type="float">
            <text:p>9647</text:p>
          </table:table-cell>
          <table:table-cell office:value-type="float" office:value="1321" calcext:value-type="float">
            <text:p>1321</text:p>
          </table:table-cell>
          <table:table-cell office:value-type="float" office:value="9048" calcext:value-type="float">
            <text:p>9048</text:p>
          </table:table-cell>
          <table:table-cell table:style-name="ce6" office:value-type="float" office:value="1996" calcext:value-type="float">
            <text:p>1996</text:p>
          </table:table-cell>
          <table:table-cell office:value-type="float" office:value="1640" calcext:value-type="float">
            <text:p>1640</text:p>
          </table:table-cell>
          <table:table-cell table:style-name="ce6" office:value-type="float" office:value="6626" calcext:value-type="float">
            <text:p>6626</text:p>
          </table:table-cell>
          <table:table-cell office:value-type="float" office:value="1788" calcext:value-type="float">
            <text:p>1788</text:p>
          </table:table-cell>
          <table:table-cell table:style-name="ce6" office:value-type="float" office:value="314" calcext:value-type="float">
            <text:p>314</text:p>
          </table:table-cell>
          <table:table-cell office:value-type="float" office:value="9578" calcext:value-type="float">
            <text:p>9578</text:p>
          </table:table-cell>
          <table:table-cell table:style-name="ce6" office:value-type="float" office:value="6630" calcext:value-type="float">
            <text:p>6630</text:p>
          </table:table-cell>
          <table:table-cell office:value-type="float" office:value="2813" calcext:value-type="float">
            <text:p>2813</text:p>
          </table:table-cell>
          <table:table-cell table:style-name="ce6" office:value-type="float" office:value="6626" calcext:value-type="float">
            <text:p>6626</text:p>
          </table:table-cell>
          <table:table-cell office:value-type="float" office:value="4981" calcext:value-type="float">
            <text:p>4981</text:p>
          </table:table-cell>
          <table:table-cell table:style-name="ce6" office:value-type="float" office:value="9908" calcext:value-type="float">
            <text:p>9908</text:p>
          </table:table-cell>
          <table:table-cell office:value-type="float" office:value="7024" calcext:value-type="float">
            <text:p>7024</text:p>
          </table:table-cell>
          <table:table-cell table:style-name="ce6" office:value-type="float" office:value="4355" calcext:value-type="float">
            <text:p>4355</text:p>
          </table:table-cell>
          <table:table-cell office:value-type="float" office:value="3201" calcext:value-type="float">
            <text:p>3201</text:p>
          </table:table-cell>
          <table:table-cell table:style-name="ce6" office:value-type="float" office:value="3521" calcext:value-type="float">
            <text:p>3521</text:p>
          </table:table-cell>
          <table:table-cell office:value-type="float" office:value="3864" calcext:value-type="float">
            <text:p>3864</text:p>
          </table:table-cell>
          <table:table-cell table:style-name="ce6" office:value-type="float" office:value="3303" calcext:value-type="float">
            <text:p>3303</text:p>
          </table:table-cell>
          <table:table-cell office:value-type="float" office:value="464" calcext:value-type="float">
            <text:p>464</text:p>
          </table:table-cell>
          <table:table-cell table:style-name="ce6" office:value-type="float" office:value="1923" calcext:value-type="float">
            <text:p>1923</text:p>
          </table:table-cell>
          <table:table-cell office:value-type="float" office:value="595" calcext:value-type="float">
            <text:p>595</text:p>
          </table:table-cell>
          <table:table-cell table:style-name="ce6" office:value-type="float" office:value="9801" calcext:value-type="float">
            <text:p>9801</text:p>
          </table:table-cell>
          <table:table-cell office:value-type="float" office:value="3391" calcext:value-type="float">
            <text:p>3391</text:p>
          </table:table-cell>
          <table:table-cell table:style-name="ce6" office:value-type="float" office:value="8366" calcext:value-type="float">
            <text:p>8366</text:p>
          </table:table-cell>
          <table:table-cell office:value-type="float" office:value="8084" calcext:value-type="float">
            <text:p>8084</text:p>
          </table:table-cell>
          <table:table-cell table:style-name="ce6" office:value-type="float" office:value="9374" calcext:value-type="float">
            <text:p>9374</text:p>
          </table:table-cell>
          <table:table-cell office:value-type="float" office:value="1041" calcext:value-type="float">
            <text:p>1041</text:p>
          </table:table-cell>
          <table:table-cell table:style-name="ce6" office:value-type="float" office:value="8807" calcext:value-type="float">
            <text:p>8807</text:p>
          </table:table-cell>
          <table:table-cell office:value-type="float" office:value="9085" calcext:value-type="float">
            <text:p>9085</text:p>
          </table:table-cell>
          <table:table-cell table:style-name="ce6" office:value-type="float" office:value="1892" calcext:value-type="float">
            <text:p>1892</text:p>
          </table:table-cell>
          <table:table-cell office:value-type="float" office:value="9431" calcext:value-type="float">
            <text:p>9431</text:p>
          </table:table-cell>
          <table:table-cell table:style-name="ce6" office:value-type="float" office:value="8317" calcext:value-type="float">
            <text:p>8317</text:p>
          </table:table-cell>
          <table:table-cell office:value-type="float" office:value="9016" calcext:value-type="float">
            <text:p>9016</text:p>
          </table:table-cell>
          <table:table-cell table:style-name="ce6" office:value-type="float" office:value="9221" calcext:value-type="float">
            <text:p>9221</text:p>
          </table:table-cell>
          <table:table-cell office:value-type="float" office:value="8574" calcext:value-type="float">
            <text:p>8574</text:p>
          </table:table-cell>
          <table:table-cell table:style-name="ce6" office:value-type="float" office:value="9981" calcext:value-type="float">
            <text:p>9981</text:p>
          </table:table-cell>
          <table:table-cell office:value-type="float" office:value="9240" calcext:value-type="float">
            <text:p>9240</text:p>
          </table:table-cell>
          <table:table-cell table:style-name="ce6" office:value-type="float" office:value="5395" calcext:value-type="float">
            <text:p>5395</text:p>
          </table:table-cell>
          <table:table-cell office:value-type="float" office:value="2009" calcext:value-type="float">
            <text:p>2009</text:p>
          </table:table-cell>
          <table:table-cell table:style-name="ce6" office:value-type="float" office:value="6310" calcext:value-type="float">
            <text:p>6310</text:p>
          </table:table-cell>
          <table:table-cell office:value-type="float" office:value="2854" calcext:value-type="float">
            <text:p>2854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table:style-name="ce6" office:value-type="float" office:value="3145" calcext:value-type="float">
            <text:p>3145</text:p>
          </table:table-cell>
          <table:table-cell table:style-name="ce6" office:value-type="float" office:value="2960" calcext:value-type="float">
            <text:p>2960</text:p>
          </table:table-cell>
          <table:table-cell table:style-name="ce6" office:value-type="float" office:value="9615" calcext:value-type="float">
            <text:p>9615</text:p>
          </table:table-cell>
          <table:table-cell table:style-name="ce6" office:value-type="float" office:value="8220" calcext:value-type="float">
            <text:p>8220</text:p>
          </table:table-cell>
          <table:table-cell table:style-name="ce6" office:value-type="float" office:value="6061" calcext:value-type="float">
            <text:p>6061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2918" calcext:value-type="float">
            <text:p>2918</text:p>
          </table:table-cell>
          <table:table-cell table:style-name="ce6" office:value-type="float" office:value="6481" calcext:value-type="float">
            <text:p>6481</text:p>
          </table:table-cell>
          <table:table-cell table:style-name="ce6" office:value-type="float" office:value="9278" calcext:value-type="float">
            <text:p>9278</text:p>
          </table:table-cell>
          <table:table-cell table:style-name="ce6" office:value-type="float" office:value="2297" calcext:value-type="float">
            <text:p>2297</text:p>
          </table:table-cell>
          <table:table-cell table:style-name="ce6" office:value-type="float" office:value="3385" calcext:value-type="float">
            <text:p>3385</text:p>
          </table:table-cell>
          <table:table-cell table:style-name="ce6" office:value-type="float" office:value="6565" calcext:value-type="float">
            <text:p>6565</text:p>
          </table:table-cell>
          <table:table-cell table:style-name="ce6" office:value-type="float" office:value="7066" calcext:value-type="float">
            <text:p>7066</text:p>
          </table:table-cell>
          <table:table-cell table:style-name="ce6" office:value-type="float" office:value="7316" calcext:value-type="float">
            <text:p>7316</text:p>
          </table:table-cell>
          <table:table-cell table:style-name="ce6" office:value-type="float" office:value="5682" calcext:value-type="float">
            <text:p>5682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7646" calcext:value-type="float">
            <text:p>7646</text:p>
          </table:table-cell>
          <table:table-cell table:style-name="ce6" office:value-type="float" office:value="4466" calcext:value-type="float">
            <text:p>446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9603" calcext:value-type="float">
            <text:p>9603</text:p>
          </table:table-cell>
          <table:table-cell office:value-type="float" office:value="8615" calcext:value-type="float">
            <text:p>8615</text:p>
          </table:table-cell>
          <table:table-cell office:value-type="float" office:value="54" calcext:value-type="float">
            <text:p>54</text:p>
          </table:table-cell>
          <table:table-cell office:value-type="float" office:value="7191" calcext:value-type="float">
            <text:p>7191</text:p>
          </table:table-cell>
          <table:table-cell office:value-type="float" office:value="791" calcext:value-type="float">
            <text:p>791</text:p>
          </table:table-cell>
          <table:table-cell office:value-type="float" office:value="6833" calcext:value-type="float">
            <text:p>6833</text:p>
          </table:table-cell>
          <table:table-cell office:value-type="float" office:value="2560" calcext:value-type="float">
            <text:p>2560</text:p>
          </table:table-cell>
          <table:table-cell office:value-type="float" office:value="693" calcext:value-type="float">
            <text:p>693</text:p>
          </table:table-cell>
          <table:table-cell office:value-type="float" office:value="9733" calcext:value-type="float">
            <text:p>9733</text:p>
          </table:table-cell>
          <table:table-cell office:value-type="float" office:value="4168" calcext:value-type="float">
            <text:p>4168</text:p>
          </table:table-cell>
          <table:table-cell office:value-type="float" office:value="570" calcext:value-type="float">
            <text:p>570</text:p>
          </table:table-cell>
          <table:table-cell office:value-type="float" office:value="9127" calcext:value-type="float">
            <text:p>9127</text:p>
          </table:table-cell>
          <table:table-cell office:value-type="float" office:value="9537" calcext:value-type="float">
            <text:p>9537</text:p>
          </table:table-cell>
          <table:table-cell office:value-type="float" office:value="1925" calcext:value-type="float">
            <text:p>1925</text:p>
          </table:table-cell>
          <table:table-cell office:value-type="float" office:value="8287" calcext:value-type="float">
            <text:p>8287</text:p>
          </table:table-cell>
          <table:table-cell office:value-type="float" office:value="5508" calcext:value-type="float">
            <text:p>5508</text:p>
          </table:table-cell>
          <table:table-cell office:value-type="float" office:value="4297" calcext:value-type="float">
            <text:p>4297</text:p>
          </table:table-cell>
          <table:table-cell office:value-type="float" office:value="8452" calcext:value-type="float">
            <text:p>8452</text:p>
          </table:table-cell>
          <table:table-cell table:style-name="ce6" office:value-type="float" office:value="8795" calcext:value-type="float">
            <text:p>8795</text:p>
          </table:table-cell>
          <table:table-cell office:value-type="float" office:value="6213" calcext:value-type="float">
            <text:p>6213</text:p>
          </table:table-cell>
          <table:table-cell table:style-name="ce6" office:value-type="float" office:value="7994" calcext:value-type="float">
            <text:p>7994</text:p>
          </table:table-cell>
          <table:table-cell office:value-type="float" office:value="2420" calcext:value-type="float">
            <text:p>2420</text:p>
          </table:table-cell>
          <table:table-cell table:style-name="ce6" office:value-type="float" office:value="4208" calcext:value-type="float">
            <text:p>4208</text:p>
          </table:table-cell>
          <table:table-cell office:value-type="float" office:value="524" calcext:value-type="float">
            <text:p>524</text:p>
          </table:table-cell>
          <table:table-cell table:style-name="ce6" office:value-type="float" office:value="5915" calcext:value-type="float">
            <text:p>5915</text:p>
          </table:table-cell>
          <table:table-cell office:value-type="float" office:value="8602" calcext:value-type="float">
            <text:p>8602</text:p>
          </table:table-cell>
          <table:table-cell table:style-name="ce6" office:value-type="float" office:value="8330" calcext:value-type="float">
            <text:p>8330</text:p>
          </table:table-cell>
          <table:table-cell office:value-type="float" office:value="2651" calcext:value-type="float">
            <text:p>2651</text:p>
          </table:table-cell>
          <table:table-cell table:style-name="ce6" office:value-type="float" office:value="8547" calcext:value-type="float">
            <text:p>8547</text:p>
          </table:table-cell>
          <table:table-cell office:value-type="float" office:value="6156" calcext:value-type="float">
            <text:p>6156</text:p>
          </table:table-cell>
          <table:table-cell table:style-name="ce6" office:value-type="float" office:value="1812" calcext:value-type="float">
            <text:p>1812</text:p>
          </table:table-cell>
          <table:table-cell office:value-type="float" office:value="6271" calcext:value-type="float">
            <text:p>6271</text:p>
          </table:table-cell>
          <table:table-cell table:style-name="ce6" office:value-type="float" office:value="7991" calcext:value-type="float">
            <text:p>7991</text:p>
          </table:table-cell>
          <table:table-cell office:value-type="float" office:value="9407" calcext:value-type="float">
            <text:p>9407</text:p>
          </table:table-cell>
          <table:table-cell table:style-name="ce6" office:value-type="float" office:value="9804" calcext:value-type="float">
            <text:p>9804</text:p>
          </table:table-cell>
          <table:table-cell office:value-type="float" office:value="1553" calcext:value-type="float">
            <text:p>1553</text:p>
          </table:table-cell>
          <table:table-cell table:style-name="ce6" office:value-type="float" office:value="6866" calcext:value-type="float">
            <text:p>6866</text:p>
          </table:table-cell>
          <table:table-cell office:value-type="float" office:value="1128" calcext:value-type="float">
            <text:p>1128</text:p>
          </table:table-cell>
          <table:table-cell table:style-name="ce6" office:value-type="float" office:value="2119" calcext:value-type="float">
            <text:p>2119</text:p>
          </table:table-cell>
          <table:table-cell office:value-type="float" office:value="4691" calcext:value-type="float">
            <text:p>4691</text:p>
          </table:table-cell>
          <table:table-cell table:style-name="ce6" office:value-type="float" office:value="9711" calcext:value-type="float">
            <text:p>9711</text:p>
          </table:table-cell>
          <table:table-cell office:value-type="float" office:value="8315" calcext:value-type="float">
            <text:p>8315</text:p>
          </table:table-cell>
          <table:table-cell table:style-name="ce6" office:value-type="float" office:value="5879" calcext:value-type="float">
            <text:p>5879</text:p>
          </table:table-cell>
          <table:table-cell office:value-type="float" office:value="9935" calcext:value-type="float">
            <text:p>9935</text:p>
          </table:table-cell>
          <table:table-cell table:style-name="ce6" office:value-type="float" office:value="6900" calcext:value-type="float">
            <text:p>6900</text:p>
          </table:table-cell>
          <table:table-cell office:value-type="float" office:value="482" calcext:value-type="float">
            <text:p>482</text:p>
          </table:table-cell>
          <table:table-cell table:style-name="ce6" office:value-type="float" office:value="682" calcext:value-type="float">
            <text:p>682</text:p>
          </table:table-cell>
          <table:table-cell office:value-type="float" office:value="4126" calcext:value-type="float">
            <text:p>4126</text:p>
          </table:table-cell>
          <table:table-cell table:style-name="ce6" office:value-type="float" office:value="1041" calcext:value-type="float">
            <text:p>1041</text:p>
          </table:table-cell>
          <table:table-cell office:value-type="float" office:value="428" calcext:value-type="float">
            <text:p>428</text:p>
          </table:table-cell>
          <table:table-cell table:style-name="ce6" office:value-type="float" office:value="6247" calcext:value-type="float">
            <text:p>6247</text:p>
          </table:table-cell>
          <table:table-cell office:value-type="float" office:value="3720" calcext:value-type="float">
            <text:p>3720</text:p>
          </table:table-cell>
          <table:table-cell table:style-name="ce6" office:value-type="float" office:value="5882" calcext:value-type="float">
            <text:p>5882</text:p>
          </table:table-cell>
          <table:table-cell office:value-type="float" office:value="7526" calcext:value-type="float">
            <text:p>7526</text:p>
          </table:table-cell>
          <table:table-cell table:style-name="ce6" office:value-type="float" office:value="2582" calcext:value-type="float">
            <text:p>2582</text:p>
          </table:table-cell>
          <table:table-cell office:value-type="float" office:value="4327" calcext:value-type="float">
            <text:p>4327</text:p>
          </table:table-cell>
          <table:table-cell table:style-name="ce6" office:value-type="float" office:value="7725" calcext:value-type="float">
            <text:p>7725</text:p>
          </table:table-cell>
          <table:table-cell office:value-type="float" office:value="3503" calcext:value-type="float">
            <text:p>350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style-name="ce6" office:value-type="float" office:value="9323" calcext:value-type="float">
            <text:p>9323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float" office:value="7434" calcext:value-type="float">
            <text:p>7434</text:p>
          </table:table-cell>
          <table:table-cell table:style-name="ce6" office:value-type="float" office:value="1453" calcext:value-type="float">
            <text:p>1453</text:p>
          </table:table-cell>
          <table:table-cell table:style-name="ce6" office:value-type="float" office:value="6294" calcext:value-type="float">
            <text:p>6294</text:p>
          </table:table-cell>
          <table:table-cell table:style-name="ce6" office:value-type="float" office:value="2957" calcext:value-type="float">
            <text:p>2957</text:p>
          </table:table-cell>
          <table:table-cell table:style-name="ce6" office:value-type="float" office:value="3786" calcext:value-type="float">
            <text:p>3786</text:p>
          </table:table-cell>
          <table:table-cell table:style-name="ce6" office:value-type="float" office:value="5722" calcext:value-type="float">
            <text:p>5722</text:p>
          </table:table-cell>
          <table:table-cell table:style-name="ce6" office:value-type="float" office:value="6019" calcext:value-type="float">
            <text:p>6019</text:p>
          </table:table-cell>
          <table:table-cell table:style-name="ce6" office:value-type="float" office:value="8685" calcext:value-type="float">
            <text:p>8685</text:p>
          </table:table-cell>
          <table:table-cell table:style-name="ce6" office:value-type="float" office:value="4386" calcext:value-type="float">
            <text:p>4386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9057" calcext:value-type="float">
            <text:p>9057</text:p>
          </table:table-cell>
          <table:table-cell table:style-name="ce6" office:value-type="float" office:value="6860" calcext:value-type="float">
            <text:p>6860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5315" calcext:value-type="float">
            <text:p>5315</text:p>
          </table:table-cell>
          <table:table-cell table:style-name="ce6" office:value-type="float" office:value="3045" calcext:value-type="float">
            <text:p>3045</text:p>
          </table:table-cell>
          <table:table-cell table:style-name="ce6" office:value-type="float" office:value="5194" calcext:value-type="float">
            <text:p>5194</text:p>
          </table:table-cell>
          <table:table-cell table:style-name="ce6" office:value-type="float" office:value="7111" calcext:value-type="float">
            <text:p>7111</text:p>
          </table:table-cell>
          <table:table-cell table:style-name="ce6" office:value-type="float" office:value="3137" calcext:value-type="float">
            <text:p>3137</text:p>
          </table:table-cell>
          <table:table-cell table:style-name="ce6" office:value-type="float" office:value="9104" calcext:value-type="float">
            <text:p>9104</text:p>
          </table:table-cell>
          <table:table-cell office:value-type="float" office:value="941" calcext:value-type="float">
            <text:p>941</text:p>
          </table:table-cell>
          <table:table-cell office:value-type="float" office:value="586" calcext:value-type="float">
            <text:p>586</text:p>
          </table:table-cell>
          <table:table-cell office:value-type="float" office:value="3066" calcext:value-type="float">
            <text:p>3066</text:p>
          </table:table-cell>
          <table:table-cell office:value-type="float" office:value="755" calcext:value-type="float">
            <text:p>755</text:p>
          </table:table-cell>
          <table:table-cell office:value-type="float" office:value="4177" calcext:value-type="float">
            <text:p>4177</text:p>
          </table:table-cell>
          <table:table-cell office:value-type="float" office:value="8819" calcext:value-type="float">
            <text:p>8819</text:p>
          </table:table-cell>
          <table:table-cell office:value-type="float" office:value="7040" calcext:value-type="float">
            <text:p>7040</text:p>
          </table:table-cell>
          <table:table-cell office:value-type="float" office:value="5309" calcext:value-type="float">
            <text:p>5309</text:p>
          </table:table-cell>
          <table:table-cell office:value-type="float" office:value="3583" calcext:value-type="float">
            <text:p>3583</text:p>
          </table:table-cell>
          <table:table-cell office:value-type="float" office:value="3897" calcext:value-type="float">
            <text:p>3897</text:p>
          </table:table-cell>
          <table:table-cell office:value-type="float" office:value="4428" calcext:value-type="float">
            <text:p>4428</text:p>
          </table:table-cell>
          <table:table-cell office:value-type="float" office:value="7788" calcext:value-type="float">
            <text:p>7788</text:p>
          </table:table-cell>
          <table:table-cell office:value-type="float" office:value="4721" calcext:value-type="float">
            <text:p>4721</text:p>
          </table:table-cell>
          <table:table-cell office:value-type="float" office:value="7249" calcext:value-type="float">
            <text:p>7249</text:p>
          </table:table-cell>
          <table:table-cell office:value-type="float" office:value="6559" calcext:value-type="float">
            <text:p>6559</text:p>
          </table:table-cell>
          <table:table-cell office:value-type="float" office:value="7324" calcext:value-type="float">
            <text:p>7324</text:p>
          </table:table-cell>
          <table:table-cell office:value-type="float" office:value="825" calcext:value-type="float">
            <text:p>825</text:p>
          </table:table-cell>
          <table:table-cell table:style-name="ce6" office:value-type="float" office:value="7311" calcext:value-type="float">
            <text:p>7311</text:p>
          </table:table-cell>
          <table:table-cell office:value-type="float" office:value="3760" calcext:value-type="float">
            <text:p>3760</text:p>
          </table:table-cell>
          <table:table-cell table:style-name="ce6" office:value-type="float" office:value="6064" calcext:value-type="float">
            <text:p>6064</text:p>
          </table:table-cell>
          <table:table-cell office:value-type="float" office:value="6070" calcext:value-type="float">
            <text:p>6070</text:p>
          </table:table-cell>
          <table:table-cell table:style-name="ce6" office:value-type="float" office:value="9672" calcext:value-type="float">
            <text:p>9672</text:p>
          </table:table-cell>
          <table:table-cell office:value-type="float" office:value="4882" calcext:value-type="float">
            <text:p>4882</text:p>
          </table:table-cell>
          <table:table-cell table:style-name="ce6" office:value-type="float" office:value="584" calcext:value-type="float">
            <text:p>584</text:p>
          </table:table-cell>
          <table:table-cell office:value-type="float" office:value="1365" calcext:value-type="float">
            <text:p>1365</text:p>
          </table:table-cell>
          <table:table-cell table:style-name="ce6" office:value-type="float" office:value="9739" calcext:value-type="float">
            <text:p>9739</text:p>
          </table:table-cell>
          <table:table-cell office:value-type="float" office:value="9331" calcext:value-type="float">
            <text:p>9331</text:p>
          </table:table-cell>
          <table:table-cell table:style-name="ce6" office:value-type="float" office:value="5783" calcext:value-type="float">
            <text:p>5783</text:p>
          </table:table-cell>
          <table:table-cell office:value-type="float" office:value="2624" calcext:value-type="float">
            <text:p>2624</text:p>
          </table:table-cell>
          <table:table-cell table:style-name="ce6" office:value-type="float" office:value="7889" calcext:value-type="float">
            <text:p>7889</text:p>
          </table:table-cell>
          <table:table-cell office:value-type="float" office:value="1604" calcext:value-type="float">
            <text:p>1604</text:p>
          </table:table-cell>
          <table:table-cell table:style-name="ce6" office:value-type="float" office:value="1303" calcext:value-type="float">
            <text:p>1303</text:p>
          </table:table-cell>
          <table:table-cell office:value-type="float" office:value="1555" calcext:value-type="float">
            <text:p>1555</text:p>
          </table:table-cell>
          <table:table-cell table:style-name="ce6" office:value-type="float" office:value="7125" calcext:value-type="float">
            <text:p>7125</text:p>
          </table:table-cell>
          <table:table-cell office:value-type="float" office:value="8312" calcext:value-type="float">
            <text:p>8312</text:p>
          </table:table-cell>
          <table:table-cell table:style-name="ce6" office:value-type="float" office:value="425" calcext:value-type="float">
            <text:p>425</text:p>
          </table:table-cell>
          <table:table-cell office:value-type="float" office:value="8936" calcext:value-type="float">
            <text:p>8936</text:p>
          </table:table-cell>
          <table:table-cell table:style-name="ce6" office:value-type="float" office:value="3233" calcext:value-type="float">
            <text:p>3233</text:p>
          </table:table-cell>
          <table:table-cell office:value-type="float" office:value="7724" calcext:value-type="float">
            <text:p>7724</text:p>
          </table:table-cell>
          <table:table-cell table:style-name="ce6" office:value-type="float" office:value="1480" calcext:value-type="float">
            <text:p>1480</text:p>
          </table:table-cell>
          <table:table-cell office:value-type="float" office:value="403" calcext:value-type="float">
            <text:p>403</text:p>
          </table:table-cell>
          <table:table-cell table:style-name="ce6" office:value-type="float" office:value="7440" calcext:value-type="float">
            <text:p>7440</text:p>
          </table:table-cell>
          <table:table-cell office:value-type="float" office:value="1784" calcext:value-type="float">
            <text:p>1784</text:p>
          </table:table-cell>
          <table:table-cell table:style-name="ce6" office:value-type="float" office:value="1754" calcext:value-type="float">
            <text:p>1754</text:p>
          </table:table-cell>
          <table:table-cell office:value-type="float" office:value="4721" calcext:value-type="float">
            <text:p>4721</text:p>
          </table:table-cell>
          <table:table-cell table:style-name="ce6" office:value-type="float" office:value="1569" calcext:value-type="float">
            <text:p>1569</text:p>
          </table:table-cell>
          <table:table-cell office:value-type="float" office:value="652" calcext:value-type="float">
            <text:p>652</text:p>
          </table:table-cell>
          <table:table-cell table:style-name="ce6" office:value-type="float" office:value="3893" calcext:value-type="float">
            <text:p>3893</text:p>
          </table:table-cell>
          <table:table-cell office:value-type="float" office:value="4574" calcext:value-type="float">
            <text:p>4574</text:p>
          </table:table-cell>
          <table:table-cell table:style-name="ce6" office:value-type="float" office:value="5692" calcext:value-type="float">
            <text:p>5692</text:p>
          </table:table-cell>
          <table:table-cell office:value-type="float" office:value="9730" calcext:value-type="float">
            <text:p>9730</text:p>
          </table:table-cell>
          <table:table-cell table:style-name="ce6" office:value-type="float" office:value="4813" calcext:value-type="float">
            <text:p>4813</text:p>
          </table:table-cell>
          <table:table-cell office:value-type="float" office:value="9844" calcext:value-type="float">
            <text:p>9844</text:p>
          </table:table-cell>
          <table:table-cell table:style-name="ce6" office:value-type="float" office:value="8291" calcext:value-type="float">
            <text:p>8291</text:p>
          </table:table-cell>
          <table:table-cell office:value-type="float" office:value="9199" calcext:value-type="float">
            <text:p>9199</text:p>
          </table:table-cell>
          <table:table-cell table:style-name="ce6" office:value-type="float" office:value="7101" calcext:value-type="float">
            <text:p>7101</text:p>
          </table:table-cell>
          <table:table-cell office:value-type="float" office:value="3391" calcext:value-type="float">
            <text:p>3391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table:style-name="ce6" office:value-type="float" office:value="2928" calcext:value-type="float">
            <text:p>2928</text:p>
          </table:table-cell>
          <table:table-cell table:style-name="ce6" office:value-type="float" office:value="9332" calcext:value-type="float">
            <text:p>9332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8588" calcext:value-type="float">
            <text:p>8588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3830" calcext:value-type="float">
            <text:p>3830</text:p>
          </table:table-cell>
          <table:table-cell table:style-name="ce6" office:value-type="float" office:value="1176" calcext:value-type="float">
            <text:p>1176</text:p>
          </table:table-cell>
          <table:table-cell table:style-name="ce6" office:value-type="float" office:value="3523" calcext:value-type="float">
            <text:p>3523</text:p>
          </table:table-cell>
          <table:table-cell table:style-name="ce6" office:value-type="float" office:value="2705" calcext:value-type="float">
            <text:p>2705</text:p>
          </table:table-cell>
          <table:table-cell table:style-name="ce6" office:value-type="float" office:value="8365" calcext:value-type="float">
            <text:p>8365</text:p>
          </table:table-cell>
          <table:table-cell table:style-name="ce6" office:value-type="float" office:value="6136" calcext:value-type="float">
            <text:p>6136</text:p>
          </table:table-cell>
          <table:table-cell table:style-name="ce6" office:value-type="float" office:value="5442" calcext:value-type="float">
            <text:p>5442</text:p>
          </table:table-cell>
          <table:table-cell table:style-name="ce6" office:value-type="float" office:value="9049" calcext:value-type="float">
            <text:p>9049</text:p>
          </table:table-cell>
          <table:table-cell table:style-name="ce6" office:value-type="float" office:value="5526" calcext:value-type="float">
            <text:p>5526</text:p>
          </table:table-cell>
          <table:table-cell table:style-name="ce6" office:value-type="float" office:value="8575" calcext:value-type="float">
            <text:p>8575</text:p>
          </table:table-cell>
          <table:table-cell table:style-name="ce6" office:value-type="float" office:value="8869" calcext:value-type="float">
            <text:p>8869</text:p>
          </table:table-cell>
          <table:table-cell table:style-name="ce6" office:value-type="float" office:value="9031" calcext:value-type="float">
            <text:p>9031</text:p>
          </table:table-cell>
          <table:table-cell table:style-name="ce6" office:value-type="float" office:value="7280" calcext:value-type="float">
            <text:p>7280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2794" calcext:value-type="float">
            <text:p>2794</text:p>
          </table:table-cell>
          <table:table-cell table:style-name="ce6" office:value-type="float" office:value="8814" calcext:value-type="float">
            <text:p>8814</text:p>
          </table:table-cell>
          <table:table-cell office:value-type="float" office:value="5767" calcext:value-type="float">
            <text:p>5767</text:p>
          </table:table-cell>
          <table:table-cell office:value-type="float" office:value="4241" calcext:value-type="float">
            <text:p>4241</text:p>
          </table:table-cell>
          <table:table-cell office:value-type="float" office:value="7696" calcext:value-type="float">
            <text:p>7696</text:p>
          </table:table-cell>
          <table:table-cell office:value-type="float" office:value="78" calcext:value-type="float">
            <text:p>78</text:p>
          </table:table-cell>
          <table:table-cell office:value-type="float" office:value="6570" calcext:value-type="float">
            <text:p>6570</text:p>
          </table:table-cell>
          <table:table-cell office:value-type="float" office:value="556" calcext:value-type="float">
            <text:p>556</text:p>
          </table:table-cell>
          <table:table-cell office:value-type="float" office:value="5083" calcext:value-type="float">
            <text:p>5083</text:p>
          </table:table-cell>
          <table:table-cell office:value-type="float" office:value="1426" calcext:value-type="float">
            <text:p>1426</text:p>
          </table:table-cell>
          <table:table-cell office:value-type="float" office:value="4502" calcext:value-type="float">
            <text:p>4502</text:p>
          </table:table-cell>
          <table:table-cell office:value-type="float" office:value="3336" calcext:value-type="float">
            <text:p>3336</text:p>
          </table:table-cell>
          <table:table-cell office:value-type="float" office:value="9518" calcext:value-type="float">
            <text:p>9518</text:p>
          </table:table-cell>
          <table:table-cell office:value-type="float" office:value="2292" calcext:value-type="float">
            <text:p>2292</text:p>
          </table:table-cell>
          <table:table-cell office:value-type="float" office:value="1885" calcext:value-type="float">
            <text:p>1885</text:p>
          </table:table-cell>
          <table:table-cell office:value-type="float" office:value="3740" calcext:value-type="float">
            <text:p>3740</text:p>
          </table:table-cell>
          <table:table-cell office:value-type="float" office:value="3153" calcext:value-type="float">
            <text:p>3153</text:p>
          </table:table-cell>
          <table:table-cell office:value-type="float" office:value="9348" calcext:value-type="float">
            <text:p>9348</text:p>
          </table:table-cell>
          <table:table-cell office:value-type="float" office:value="9331" calcext:value-type="float">
            <text:p>9331</text:p>
          </table:table-cell>
          <table:table-cell table:style-name="ce6" office:value-type="float" office:value="8051" calcext:value-type="float">
            <text:p>8051</text:p>
          </table:table-cell>
          <table:table-cell office:value-type="float" office:value="2759" calcext:value-type="float">
            <text:p>2759</text:p>
          </table:table-cell>
          <table:table-cell table:style-name="ce6" office:value-type="float" office:value="5407" calcext:value-type="float">
            <text:p>5407</text:p>
          </table:table-cell>
          <table:table-cell office:value-type="float" office:value="9028" calcext:value-type="float">
            <text:p>9028</text:p>
          </table:table-cell>
          <table:table-cell table:style-name="ce6" office:value-type="float" office:value="7840" calcext:value-type="float">
            <text:p>7840</text:p>
          </table:table-cell>
          <table:table-cell office:value-type="float" office:value="9255" calcext:value-type="float">
            <text:p>9255</text:p>
          </table:table-cell>
          <table:table-cell table:style-name="ce6" office:value-type="float" office:value="831" calcext:value-type="float">
            <text:p>831</text:p>
          </table:table-cell>
          <table:table-cell office:value-type="float" office:value="515" calcext:value-type="float">
            <text:p>515</text:p>
          </table:table-cell>
          <table:table-cell table:style-name="ce6" office:value-type="float" office:value="2612" calcext:value-type="float">
            <text:p>2612</text:p>
          </table:table-cell>
          <table:table-cell office:value-type="float" office:value="9747" calcext:value-type="float">
            <text:p>9747</text:p>
          </table:table-cell>
          <table:table-cell table:style-name="ce6" office:value-type="float" office:value="7435" calcext:value-type="float">
            <text:p>7435</text:p>
          </table:table-cell>
          <table:table-cell office:value-type="float" office:value="8964" calcext:value-type="float">
            <text:p>8964</text:p>
          </table:table-cell>
          <table:table-cell table:style-name="ce6" office:value-type="float" office:value="4971" calcext:value-type="float">
            <text:p>4971</text:p>
          </table:table-cell>
          <table:table-cell office:value-type="float" office:value="2048" calcext:value-type="float">
            <text:p>2048</text:p>
          </table:table-cell>
          <table:table-cell table:style-name="ce6" office:value-type="float" office:value="4900" calcext:value-type="float">
            <text:p>4900</text:p>
          </table:table-cell>
          <table:table-cell office:value-type="float" office:value="5967" calcext:value-type="float">
            <text:p>5967</text:p>
          </table:table-cell>
          <table:table-cell table:style-name="ce6" office:value-type="float" office:value="8271" calcext:value-type="float">
            <text:p>8271</text:p>
          </table:table-cell>
          <table:table-cell office:value-type="float" office:value="1719" calcext:value-type="float">
            <text:p>1719</text:p>
          </table:table-cell>
          <table:table-cell table:style-name="ce6" office:value-type="float" office:value="9670" calcext:value-type="float">
            <text:p>9670</text:p>
          </table:table-cell>
          <table:table-cell office:value-type="float" office:value="2810" calcext:value-type="float">
            <text:p>2810</text:p>
          </table:table-cell>
          <table:table-cell table:style-name="ce6" office:value-type="float" office:value="6777" calcext:value-type="float">
            <text:p>6777</text:p>
          </table:table-cell>
          <table:table-cell office:value-type="float" office:value="1594" calcext:value-type="float">
            <text:p>1594</text:p>
          </table:table-cell>
          <table:table-cell table:style-name="ce6" office:value-type="float" office:value="6367" calcext:value-type="float">
            <text:p>6367</text:p>
          </table:table-cell>
          <table:table-cell office:value-type="float" office:value="6259" calcext:value-type="float">
            <text:p>6259</text:p>
          </table:table-cell>
          <table:table-cell table:style-name="ce6" office:value-type="float" office:value="8316" calcext:value-type="float">
            <text:p>8316</text:p>
          </table:table-cell>
          <table:table-cell office:value-type="float" office:value="3815" calcext:value-type="float">
            <text:p>3815</text:p>
          </table:table-cell>
          <table:table-cell table:style-name="ce6" office:value-type="float" office:value="1689" calcext:value-type="float">
            <text:p>1689</text:p>
          </table:table-cell>
          <table:table-cell office:value-type="float" office:value="6840" calcext:value-type="float">
            <text:p>6840</text:p>
          </table:table-cell>
          <table:table-cell table:style-name="ce6" office:value-type="float" office:value="9437" calcext:value-type="float">
            <text:p>9437</text:p>
          </table:table-cell>
          <table:table-cell office:value-type="float" office:value="4361" calcext:value-type="float">
            <text:p>4361</text:p>
          </table:table-cell>
          <table:table-cell table:style-name="ce6" office:value-type="float" office:value="822" calcext:value-type="float">
            <text:p>822</text:p>
          </table:table-cell>
          <table:table-cell office:value-type="float" office:value="9619" calcext:value-type="float">
            <text:p>9619</text:p>
          </table:table-cell>
          <table:table-cell table:style-name="ce6" office:value-type="float" office:value="3065" calcext:value-type="float">
            <text:p>3065</text:p>
          </table:table-cell>
          <table:table-cell office:value-type="float" office:value="83" calcext:value-type="float">
            <text:p>83</text:p>
          </table:table-cell>
          <table:table-cell table:style-name="ce6" office:value-type="float" office:value="6344" calcext:value-type="float">
            <text:p>6344</text:p>
          </table:table-cell>
          <table:table-cell office:value-type="float" office:value="7486" calcext:value-type="float">
            <text:p>7486</text:p>
          </table:table-cell>
          <table:table-cell table:style-name="ce6" office:value-type="float" office:value="8657" calcext:value-type="float">
            <text:p>8657</text:p>
          </table:table-cell>
          <table:table-cell office:value-type="float" office:value="8228" calcext:value-type="float">
            <text:p>8228</text:p>
          </table:table-cell>
          <table:table-cell table:style-name="ce6" office:value-type="float" office:value="9635" calcext:value-type="float">
            <text:p>9635</text:p>
          </table:table-cell>
          <table:table-cell office:value-type="float" office:value="6932" calcext:value-type="float">
            <text:p>693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table:style-name="ce6" office:value-type="float" office:value="4777" calcext:value-type="float">
            <text:p>4777</text:p>
          </table:table-cell>
          <table:table-cell table:style-name="ce6" office:value-type="float" office:value="6334" calcext:value-type="float">
            <text:p>6334</text:p>
          </table:table-cell>
          <table:table-cell table:style-name="ce6" office:value-type="float" office:value="4678" calcext:value-type="float">
            <text:p>4678</text:p>
          </table:table-cell>
          <table:table-cell table:style-name="ce6" office:value-type="float" office:value="7476" calcext:value-type="float">
            <text:p>7476</text:p>
          </table:table-cell>
          <table:table-cell table:style-name="ce6" office:value-type="float" office:value="4963" calcext:value-type="float">
            <text:p>4963</text:p>
          </table:table-cell>
          <table:table-cell table:style-name="ce6" office:value-type="float" office:value="6735" calcext:value-type="float">
            <text:p>6735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5860" calcext:value-type="float">
            <text:p>5860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5127" calcext:value-type="float">
            <text:p>5127</text:p>
          </table:table-cell>
          <table:table-cell table:style-name="ce6" office:value-type="float" office:value="7269" calcext:value-type="float">
            <text:p>7269</text:p>
          </table:table-cell>
          <table:table-cell table:style-name="ce6" office:value-type="float" office:value="7793" calcext:value-type="float">
            <text:p>7793</text:p>
          </table:table-cell>
          <table:table-cell table:style-name="ce6" office:value-type="float" office:value="4738" calcext:value-type="float">
            <text:p>4738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9168" calcext:value-type="float">
            <text:p>9168</text:p>
          </table:table-cell>
          <table:table-cell table:style-name="ce6" office:value-type="float" office:value="2996" calcext:value-type="float">
            <text:p>2996</text:p>
          </table:table-cell>
          <table:table-cell table:style-name="ce6" office:value-type="float" office:value="8928" calcext:value-type="float">
            <text:p>8928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float" office:value="1276" calcext:value-type="float">
            <text:p>1276</text:p>
          </table:table-cell>
          <table:table-cell table:style-name="ce6" office:value-type="float" office:value="7677" calcext:value-type="float">
            <text:p>7677</text:p>
          </table:table-cell>
          <table:table-cell office:value-type="float" office:value="6258" calcext:value-type="float">
            <text:p>6258</text:p>
          </table:table-cell>
          <table:table-cell office:value-type="float" office:value="1528" calcext:value-type="float">
            <text:p>1528</text:p>
          </table:table-cell>
          <table:table-cell office:value-type="float" office:value="9558" calcext:value-type="float">
            <text:p>9558</text:p>
          </table:table-cell>
          <table:table-cell office:value-type="float" office:value="3329" calcext:value-type="float">
            <text:p>3329</text:p>
          </table:table-cell>
          <table:table-cell office:value-type="float" office:value="302" calcext:value-type="float">
            <text:p>302</text:p>
          </table:table-cell>
          <table:table-cell office:value-type="float" office:value="8901" calcext:value-type="float">
            <text:p>8901</text:p>
          </table:table-cell>
          <table:table-cell office:value-type="float" office:value="1422" calcext:value-type="float">
            <text:p>1422</text:p>
          </table:table-cell>
          <table:table-cell office:value-type="float" office:value="8277" calcext:value-type="float">
            <text:p>8277</text:p>
          </table:table-cell>
          <table:table-cell office:value-type="float" office:value="6340" calcext:value-type="float">
            <text:p>6340</text:p>
          </table:table-cell>
          <table:table-cell office:value-type="float" office:value="645" calcext:value-type="float">
            <text:p>645</text:p>
          </table:table-cell>
          <table:table-cell office:value-type="float" office:value="9125" calcext:value-type="float">
            <text:p>9125</text:p>
          </table:table-cell>
          <table:table-cell office:value-type="float" office:value="8869" calcext:value-type="float">
            <text:p>8869</text:p>
          </table:table-cell>
          <table:table-cell office:value-type="float" office:value="5952" calcext:value-type="float">
            <text:p>5952</text:p>
          </table:table-cell>
          <table:table-cell office:value-type="float" office:value="141" calcext:value-type="float">
            <text:p>141</text:p>
          </table:table-cell>
          <table:table-cell office:value-type="float" office:value="8141" calcext:value-type="float">
            <text:p>8141</text:p>
          </table:table-cell>
          <table:table-cell office:value-type="float" office:value="1816" calcext:value-type="float">
            <text:p>1816</text:p>
          </table:table-cell>
          <table:table-cell office:value-type="float" office:value="9635" calcext:value-type="float">
            <text:p>9635</text:p>
          </table:table-cell>
          <table:table-cell table:style-name="ce6" office:value-type="float" office:value="4025" calcext:value-type="float">
            <text:p>4025</text:p>
          </table:table-cell>
          <table:table-cell office:value-type="float" office:value="4184" calcext:value-type="float">
            <text:p>4184</text:p>
          </table:table-cell>
          <table:table-cell table:style-name="ce6" office:value-type="float" office:value="3093" calcext:value-type="float">
            <text:p>3093</text:p>
          </table:table-cell>
          <table:table-cell office:value-type="float" office:value="83" calcext:value-type="float">
            <text:p>83</text:p>
          </table:table-cell>
          <table:table-cell table:style-name="ce6" office:value-type="float" office:value="2344" calcext:value-type="float">
            <text:p>2344</text:p>
          </table:table-cell>
          <table:table-cell office:value-type="float" office:value="2747" calcext:value-type="float">
            <text:p>2747</text:p>
          </table:table-cell>
          <table:table-cell table:style-name="ce6" office:value-type="float" office:value="9352" calcext:value-type="float">
            <text:p>9352</text:p>
          </table:table-cell>
          <table:table-cell office:value-type="float" office:value="7966" calcext:value-type="float">
            <text:p>7966</text:p>
          </table:table-cell>
          <table:table-cell table:style-name="ce6" office:value-type="float" office:value="1206" calcext:value-type="float">
            <text:p>1206</text:p>
          </table:table-cell>
          <table:table-cell office:value-type="float" office:value="1126" calcext:value-type="float">
            <text:p>1126</text:p>
          </table:table-cell>
          <table:table-cell table:style-name="ce6" office:value-type="float" office:value="1826" calcext:value-type="float">
            <text:p>1826</text:p>
          </table:table-cell>
          <table:table-cell office:value-type="float" office:value="218" calcext:value-type="float">
            <text:p>218</text:p>
          </table:table-cell>
          <table:table-cell table:style-name="ce6" office:value-type="float" office:value="7939" calcext:value-type="float">
            <text:p>7939</text:p>
          </table:table-cell>
          <table:table-cell office:value-type="float" office:value="2957" calcext:value-type="float">
            <text:p>2957</text:p>
          </table:table-cell>
          <table:table-cell table:style-name="ce6" office:value-type="float" office:value="2729" calcext:value-type="float">
            <text:p>2729</text:p>
          </table:table-cell>
          <table:table-cell office:value-type="float" office:value="810" calcext:value-type="float">
            <text:p>810</text:p>
          </table:table-cell>
          <table:table-cell table:style-name="ce6" office:value-type="float" office:value="8752" calcext:value-type="float">
            <text:p>8752</text:p>
          </table:table-cell>
          <table:table-cell office:value-type="float" office:value="5247" calcext:value-type="float">
            <text:p>5247</text:p>
          </table:table-cell>
          <table:table-cell table:style-name="ce6" office:value-type="float" office:value="4174" calcext:value-type="float">
            <text:p>4174</text:p>
          </table:table-cell>
          <table:table-cell office:value-type="float" office:value="4038" calcext:value-type="float">
            <text:p>4038</text:p>
          </table:table-cell>
          <table:table-cell table:style-name="ce6" office:value-type="float" office:value="8884" calcext:value-type="float">
            <text:p>8884</text:p>
          </table:table-cell>
          <table:table-cell office:value-type="float" office:value="7899" calcext:value-type="float">
            <text:p>7899</text:p>
          </table:table-cell>
          <table:table-cell table:style-name="ce6" office:value-type="float" office:value="9567" calcext:value-type="float">
            <text:p>9567</text:p>
          </table:table-cell>
          <table:table-cell office:value-type="float" office:value="301" calcext:value-type="float">
            <text:p>301</text:p>
          </table:table-cell>
          <table:table-cell table:style-name="ce6" office:value-type="float" office:value="5265" calcext:value-type="float">
            <text:p>5265</text:p>
          </table:table-cell>
          <table:table-cell office:value-type="float" office:value="5752" calcext:value-type="float">
            <text:p>5752</text:p>
          </table:table-cell>
          <table:table-cell table:style-name="ce6" office:value-type="float" office:value="7524" calcext:value-type="float">
            <text:p>7524</text:p>
          </table:table-cell>
          <table:table-cell office:value-type="float" office:value="4381" calcext:value-type="float">
            <text:p>4381</text:p>
          </table:table-cell>
          <table:table-cell table:style-name="ce6" office:value-type="float" office:value="1669" calcext:value-type="float">
            <text:p>1669</text:p>
          </table:table-cell>
          <table:table-cell office:value-type="float" office:value="3106" calcext:value-type="float">
            <text:p>3106</text:p>
          </table:table-cell>
          <table:table-cell table:style-name="ce6" office:value-type="float" office:value="8270" calcext:value-type="float">
            <text:p>8270</text:p>
          </table:table-cell>
          <table:table-cell office:value-type="float" office:value="6228" calcext:value-type="float">
            <text:p>6228</text:p>
          </table:table-cell>
          <table:table-cell table:style-name="ce6" office:value-type="float" office:value="6373" calcext:value-type="float">
            <text:p>6373</text:p>
          </table:table-cell>
          <table:table-cell office:value-type="float" office:value="754" calcext:value-type="float">
            <text:p>754</text:p>
          </table:table-cell>
          <table:table-cell table:style-name="ce6" office:value-type="float" office:value="2547" calcext:value-type="float">
            <text:p>2547</text:p>
          </table:table-cell>
          <table:table-cell office:value-type="float" office:value="4240" calcext:value-type="float">
            <text:p>4240</text:p>
          </table:table-cell>
          <table:table-cell table:style-name="ce6" office:value-type="float" office:value="2313" calcext:value-type="float">
            <text:p>2313</text:p>
          </table:table-cell>
          <table:table-cell office:value-type="float" office:value="5514" calcext:value-type="float">
            <text:p>5514</text:p>
          </table:table-cell>
          <table:table-cell table:style-name="ce6" office:value-type="float" office:value="3022" calcext:value-type="float">
            <text:p>3022</text:p>
          </table:table-cell>
          <table:table-cell office:value-type="float" office:value="1040" calcext:value-type="float">
            <text:p>1040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6" office:value-type="float" office:value="8192" calcext:value-type="float">
            <text:p>8192</text:p>
          </table:table-cell>
          <table:table-cell table:style-name="ce6" office:value-type="float" office:value="1763" calcext:value-type="float">
            <text:p>1763</text:p>
          </table:table-cell>
          <table:table-cell table:style-name="ce6" office:value-type="float" office:value="1369" calcext:value-type="float">
            <text:p>1369</text:p>
          </table:table-cell>
          <table:table-cell table:style-name="ce6" office:value-type="float" office:value="8469" calcext:value-type="float">
            <text:p>8469</text:p>
          </table:table-cell>
          <table:table-cell table:style-name="ce6" office:value-type="float" office:value="8789" calcext:value-type="float">
            <text:p>8789</text:p>
          </table:table-cell>
          <table:table-cell table:style-name="ce6" office:value-type="float" office:value="4836" calcext:value-type="float">
            <text:p>483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6690" calcext:value-type="float">
            <text:p>6690</text:p>
          </table:table-cell>
          <table:table-cell table:style-name="ce6" office:value-type="float" office:value="5257" calcext:value-type="float">
            <text:p>5257</text:p>
          </table:table-cell>
          <table:table-cell table:style-name="ce6" office:value-type="float" office:value="8918" calcext:value-type="float">
            <text:p>8918</text:p>
          </table:table-cell>
          <table:table-cell table:style-name="ce6" office:value-type="float" office:value="6723" calcext:value-type="float">
            <text:p>6723</text:p>
          </table:table-cell>
          <table:table-cell table:style-name="ce6" office:value-type="float" office:value="6319" calcext:value-type="float">
            <text:p>6319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039" calcext:value-type="float">
            <text:p>4039</text:p>
          </table:table-cell>
          <table:table-cell table:style-name="ce6" office:value-type="float" office:value="2421" calcext:value-type="float">
            <text:p>2421</text:p>
          </table:table-cell>
          <table:table-cell table:style-name="ce6" office:value-type="float" office:value="8555" calcext:value-type="float">
            <text:p>8555</text:p>
          </table:table-cell>
          <table:table-cell table:style-name="ce6" office:value-type="float" office:value="8184" calcext:value-type="float">
            <text:p>8184</text:p>
          </table:table-cell>
          <table:table-cell table:style-name="ce6" office:value-type="float" office:value="9577" calcext:value-type="float">
            <text:p>9577</text:p>
          </table:table-cell>
          <table:table-cell table:style-name="ce6" office:value-type="float" office:value="1432" calcext:value-type="float">
            <text:p>1432</text:p>
          </table:table-cell>
          <table:table-cell table:style-name="ce6" office:value-type="float" office:value="7139" calcext:value-type="float">
            <text:p>7139</text:p>
          </table:table-cell>
          <table:table-cell office:value-type="float" office:value="8078" calcext:value-type="float">
            <text:p>8078</text:p>
          </table:table-cell>
          <table:table-cell office:value-type="float" office:value="5452" calcext:value-type="float">
            <text:p>5452</text:p>
          </table:table-cell>
          <table:table-cell office:value-type="float" office:value="9628" calcext:value-type="float">
            <text:p>9628</text:p>
          </table:table-cell>
          <table:table-cell office:value-type="float" office:value="7579" calcext:value-type="float">
            <text:p>7579</text:p>
          </table:table-cell>
          <table:table-cell office:value-type="float" office:value="4161" calcext:value-type="float">
            <text:p>4161</text:p>
          </table:table-cell>
          <table:table-cell office:value-type="float" office:value="7490" calcext:value-type="float">
            <text:p>7490</text:p>
          </table:table-cell>
          <table:table-cell office:value-type="float" office:value="5159" calcext:value-type="float">
            <text:p>5159</text:p>
          </table:table-cell>
          <table:table-cell office:value-type="float" office:value="8559" calcext:value-type="float">
            <text:p>8559</text:p>
          </table:table-cell>
          <table:table-cell office:value-type="float" office:value="1011" calcext:value-type="float">
            <text:p>1011</text:p>
          </table:table-cell>
          <table:table-cell office:value-type="float" office:value="81" calcext:value-type="float">
            <text:p>81</text:p>
          </table:table-cell>
          <table:table-cell office:value-type="float" office:value="478" calcext:value-type="float">
            <text:p>478</text:p>
          </table:table-cell>
          <table:table-cell office:value-type="float" office:value="5840" calcext:value-type="float">
            <text:p>5840</text:p>
          </table:table-cell>
          <table:table-cell office:value-type="float" office:value="1964" calcext:value-type="float">
            <text:p>1964</text:p>
          </table:table-cell>
          <table:table-cell office:value-type="float" office:value="1334" calcext:value-type="float">
            <text:p>1334</text:p>
          </table:table-cell>
          <table:table-cell office:value-type="float" office:value="6875" calcext:value-type="float">
            <text:p>6875</text:p>
          </table:table-cell>
          <table:table-cell office:value-type="float" office:value="8670" calcext:value-type="float">
            <text:p>8670</text:p>
          </table:table-cell>
          <table:table-cell office:value-type="float" office:value="9900" calcext:value-type="float">
            <text:p>9900</text:p>
          </table:table-cell>
          <table:table-cell table:style-name="ce6" office:value-type="float" office:value="739" calcext:value-type="float">
            <text:p>739</text:p>
          </table:table-cell>
          <table:table-cell office:value-type="float" office:value="1514" calcext:value-type="float">
            <text:p>1514</text:p>
          </table:table-cell>
          <table:table-cell table:style-name="ce6" office:value-type="float" office:value="8692" calcext:value-type="float">
            <text:p>8692</text:p>
          </table:table-cell>
          <table:table-cell office:value-type="float" office:value="522" calcext:value-type="float">
            <text:p>522</text:p>
          </table:table-cell>
          <table:table-cell table:style-name="ce6" office:value-type="float" office:value="9316" calcext:value-type="float">
            <text:p>9316</text:p>
          </table:table-cell>
          <table:table-cell office:value-type="float" office:value="6955" calcext:value-type="float">
            <text:p>6955</text:p>
          </table:table-cell>
          <table:table-cell table:style-name="ce6" office:value-type="float" office:value="1345" calcext:value-type="float">
            <text:p>1345</text:p>
          </table:table-cell>
          <table:table-cell office:value-type="float" office:value="8132" calcext:value-type="float">
            <text:p>8132</text:p>
          </table:table-cell>
          <table:table-cell table:style-name="ce6" office:value-type="float" office:value="2277" calcext:value-type="float">
            <text:p>2277</text:p>
          </table:table-cell>
          <table:table-cell office:value-type="float" office:value="3193" calcext:value-type="float">
            <text:p>3193</text:p>
          </table:table-cell>
          <table:table-cell table:style-name="ce6" office:value-type="float" office:value="9773" calcext:value-type="float">
            <text:p>9773</text:p>
          </table:table-cell>
          <table:table-cell office:value-type="float" office:value="3923" calcext:value-type="float">
            <text:p>3923</text:p>
          </table:table-cell>
          <table:table-cell table:style-name="ce6" office:value-type="float" office:value="4177" calcext:value-type="float">
            <text:p>4177</text:p>
          </table:table-cell>
          <table:table-cell office:value-type="float" office:value="2183" calcext:value-type="float">
            <text:p>2183</text:p>
          </table:table-cell>
          <table:table-cell table:style-name="ce6" office:value-type="float" office:value="1236" calcext:value-type="float">
            <text:p>1236</text:p>
          </table:table-cell>
          <table:table-cell office:value-type="float" office:value="6747" calcext:value-type="float">
            <text:p>6747</text:p>
          </table:table-cell>
          <table:table-cell table:style-name="ce6" office:value-type="float" office:value="6575" calcext:value-type="float">
            <text:p>6575</text:p>
          </table:table-cell>
          <table:table-cell office:value-type="float" office:value="4874" calcext:value-type="float">
            <text:p>4874</text:p>
          </table:table-cell>
          <table:table-cell table:style-name="ce6" office:value-type="float" office:value="6003" calcext:value-type="float">
            <text:p>6003</text:p>
          </table:table-cell>
          <table:table-cell office:value-type="float" office:value="6409" calcext:value-type="float">
            <text:p>6409</text:p>
          </table:table-cell>
          <table:table-cell table:style-name="ce6" office:value-type="float" office:value="8187" calcext:value-type="float">
            <text:p>8187</text:p>
          </table:table-cell>
          <table:table-cell office:value-type="float" office:value="745" calcext:value-type="float">
            <text:p>745</text:p>
          </table:table-cell>
          <table:table-cell table:style-name="ce6" office:value-type="float" office:value="8776" calcext:value-type="float">
            <text:p>8776</text:p>
          </table:table-cell>
          <table:table-cell office:value-type="float" office:value="9440" calcext:value-type="float">
            <text:p>9440</text:p>
          </table:table-cell>
          <table:table-cell table:style-name="ce6" office:value-type="float" office:value="7543" calcext:value-type="float">
            <text:p>7543</text:p>
          </table:table-cell>
          <table:table-cell office:value-type="float" office:value="9825" calcext:value-type="float">
            <text:p>9825</text:p>
          </table:table-cell>
          <table:table-cell table:style-name="ce6" office:value-type="float" office:value="2582" calcext:value-type="float">
            <text:p>2582</text:p>
          </table:table-cell>
          <table:table-cell office:value-type="float" office:value="7381" calcext:value-type="float">
            <text:p>7381</text:p>
          </table:table-cell>
          <table:table-cell table:style-name="ce6" office:value-type="float" office:value="8147" calcext:value-type="float">
            <text:p>8147</text:p>
          </table:table-cell>
          <table:table-cell office:value-type="float" office:value="7236" calcext:value-type="float">
            <text:p>7236</text:p>
          </table:table-cell>
          <table:table-cell table:style-name="ce6" office:value-type="float" office:value="5185" calcext:value-type="float">
            <text:p>5185</text:p>
          </table:table-cell>
          <table:table-cell office:value-type="float" office:value="7564" calcext:value-type="float">
            <text:p>7564</text:p>
          </table:table-cell>
          <table:table-cell table:style-name="ce6" office:value-type="float" office:value="6125" calcext:value-type="float">
            <text:p>6125</text:p>
          </table:table-cell>
          <table:table-cell office:value-type="float" office:value="218" calcext:value-type="float">
            <text:p>218</text:p>
          </table:table-cell>
          <table:table-cell table:style-name="ce6" office:value-type="float" office:value="7991" calcext:value-type="float">
            <text:p>7991</text:p>
          </table:table-cell>
          <table:table-cell office:value-type="float" office:value="6394" calcext:value-type="float">
            <text:p>6394</text:p>
          </table:table-cell>
          <table:table-cell table:style-name="ce6" office:value-type="float" office:value="391" calcext:value-type="float">
            <text:p>391</text:p>
          </table:table-cell>
          <table:table-cell office:value-type="float" office:value="7659" calcext:value-type="float">
            <text:p>7659</text:p>
          </table:table-cell>
          <table:table-cell table:style-name="ce6" office:value-type="float" office:value="7456" calcext:value-type="float">
            <text:p>7456</text:p>
          </table:table-cell>
          <table:table-cell office:value-type="float" office:value="5128" calcext:value-type="float">
            <text:p>5128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6" office:value-type="float" office:value="8992" calcext:value-type="float">
            <text:p>8992</text:p>
          </table:table-cell>
          <table:table-cell table:style-name="ce6" office:value-type="float" office:value="8160" calcext:value-type="float">
            <text:p>8160</text:p>
          </table:table-cell>
          <table:table-cell table:style-name="ce6" office:value-type="float" office:value="5782" calcext:value-type="float">
            <text:p>5782</text:p>
          </table:table-cell>
          <table:table-cell table:style-name="ce6" office:value-type="float" office:value="4420" calcext:value-type="float">
            <text:p>4420</text:p>
          </table:table-cell>
          <table:table-cell table:style-name="ce6" office:value-type="float" office:value="3371" calcext:value-type="float">
            <text:p>3371</text:p>
          </table:table-cell>
          <table:table-cell table:style-name="ce6" office:value-type="float" office:value="3798" calcext:value-type="float">
            <text:p>3798</text:p>
          </table:table-cell>
          <table:table-cell table:style-name="ce6" office:value-type="float" office:value="5054" calcext:value-type="float">
            <text:p>5054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5631" calcext:value-type="float">
            <text:p>5631</text:p>
          </table:table-cell>
          <table:table-cell table:style-name="ce6" office:value-type="float" office:value="7546" calcext:value-type="float">
            <text:p>7546</text:p>
          </table:table-cell>
          <table:table-cell table:style-name="ce6" office:value-type="float" office:value="4716" calcext:value-type="float">
            <text:p>4716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6486" calcext:value-type="float">
            <text:p>6486</text:p>
          </table:table-cell>
          <table:table-cell table:style-name="ce6" office:value-type="float" office:value="7892" calcext:value-type="float">
            <text:p>7892</text:p>
          </table:table-cell>
          <table:table-cell table:style-name="ce6" office:value-type="float" office:value="7441" calcext:value-type="float">
            <text:p>7441</text:p>
          </table:table-cell>
          <table:table-cell table:style-name="ce6" office:value-type="float" office:value="4370" calcext:value-type="float">
            <text:p>4370</text:p>
          </table:table-cell>
          <table:table-cell table:style-name="ce6" office:value-type="float" office:value="6231" calcext:value-type="float">
            <text:p>6231</text:p>
          </table:table-cell>
          <table:table-cell table:style-name="ce6" office:value-type="float" office:value="4579" calcext:value-type="float">
            <text:p>4579</text:p>
          </table:table-cell>
          <table:table-cell table:style-name="ce6" office:value-type="float" office:value="2121" calcext:value-type="float">
            <text:p>2121</text:p>
          </table:table-cell>
          <table:table-cell table:style-name="ce6" office:value-type="float" office:value="8615" calcext:value-type="float">
            <text:p>8615</text:p>
          </table:table-cell>
          <table:table-cell table:style-name="ce6" office:value-type="float" office:value="1145" calcext:value-type="float">
            <text:p>1145</text:p>
          </table:table-cell>
          <table:table-cell office:value-type="float" office:value="9391" calcext:value-type="float">
            <text:p>9391</text:p>
          </table:table-cell>
          <table:table-cell office:value-type="float" office:value="1524" calcext:value-type="float">
            <text:p>1524</text:p>
          </table:table-cell>
          <table:table-cell office:value-type="float" office:value="1385" calcext:value-type="float">
            <text:p>1385</text:p>
          </table:table-cell>
          <table:table-cell office:value-type="float" office:value="2400" calcext:value-type="float">
            <text:p>2400</text:p>
          </table:table-cell>
          <table:table-cell office:value-type="float" office:value="9437" calcext:value-type="float">
            <text:p>9437</text:p>
          </table:table-cell>
          <table:table-cell office:value-type="float" office:value="2454" calcext:value-type="float">
            <text:p>2454</text:p>
          </table:table-cell>
          <table:table-cell office:value-type="float" office:value="7896" calcext:value-type="float">
            <text:p>7896</text:p>
          </table:table-cell>
          <table:table-cell office:value-type="float" office:value="7467" calcext:value-type="float">
            <text:p>7467</text:p>
          </table:table-cell>
          <table:table-cell office:value-type="float" office:value="2928" calcext:value-type="float">
            <text:p>2928</text:p>
          </table:table-cell>
          <table:table-cell office:value-type="float" office:value="8400" calcext:value-type="float">
            <text:p>8400</text:p>
          </table:table-cell>
          <table:table-cell office:value-type="float" office:value="3299" calcext:value-type="float">
            <text:p>3299</text:p>
          </table:table-cell>
          <table:table-cell office:value-type="float" office:value="4025" calcext:value-type="float">
            <text:p>4025</text:p>
          </table:table-cell>
          <table:table-cell office:value-type="float" office:value="7458" calcext:value-type="float">
            <text:p>7458</text:p>
          </table:table-cell>
          <table:table-cell office:value-type="float" office:value="4703" calcext:value-type="float">
            <text:p>4703</text:p>
          </table:table-cell>
          <table:table-cell office:value-type="float" office:value="7206" calcext:value-type="float">
            <text:p>7206</text:p>
          </table:table-cell>
          <table:table-cell office:value-type="float" office:value="6358" calcext:value-type="float">
            <text:p>6358</text:p>
          </table:table-cell>
          <table:table-cell office:value-type="float" office:value="792" calcext:value-type="float">
            <text:p>792</text:p>
          </table:table-cell>
          <table:table-cell table:style-name="ce6" office:value-type="float" office:value="6200" calcext:value-type="float">
            <text:p>6200</text:p>
          </table:table-cell>
          <table:table-cell office:value-type="float" office:value="725" calcext:value-type="float">
            <text:p>725</text:p>
          </table:table-cell>
          <table:table-cell table:style-name="ce6" office:value-type="float" office:value="4275" calcext:value-type="float">
            <text:p>4275</text:p>
          </table:table-cell>
          <table:table-cell office:value-type="float" office:value="4136" calcext:value-type="float">
            <text:p>4136</text:p>
          </table:table-cell>
          <table:table-cell table:style-name="ce6" office:value-type="float" office:value="7390" calcext:value-type="float">
            <text:p>7390</text:p>
          </table:table-cell>
          <table:table-cell office:value-type="float" office:value="5984" calcext:value-type="float">
            <text:p>5984</text:p>
          </table:table-cell>
          <table:table-cell table:style-name="ce6" office:value-type="float" office:value="4502" calcext:value-type="float">
            <text:p>4502</text:p>
          </table:table-cell>
          <table:table-cell office:value-type="float" office:value="7929" calcext:value-type="float">
            <text:p>7929</text:p>
          </table:table-cell>
          <table:table-cell table:style-name="ce6" office:value-type="float" office:value="5085" calcext:value-type="float">
            <text:p>5085</text:p>
          </table:table-cell>
          <table:table-cell office:value-type="float" office:value="8176" calcext:value-type="float">
            <text:p>8176</text:p>
          </table:table-cell>
          <table:table-cell table:style-name="ce6" office:value-type="float" office:value="4600" calcext:value-type="float">
            <text:p>460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3568" calcext:value-type="float">
            <text:p>3568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9363" calcext:value-type="float">
            <text:p>9363</text:p>
          </table:table-cell>
          <table:table-cell office:value-type="float" office:value="6943" calcext:value-type="float">
            <text:p>6943</text:p>
          </table:table-cell>
          <table:table-cell table:style-name="ce6" office:value-type="float" office:value="2248" calcext:value-type="float">
            <text:p>2248</text:p>
          </table:table-cell>
          <table:table-cell office:value-type="float" office:value="9077" calcext:value-type="float">
            <text:p>9077</text:p>
          </table:table-cell>
          <table:table-cell table:style-name="ce6" office:value-type="float" office:value="9731" calcext:value-type="float">
            <text:p>9731</text:p>
          </table:table-cell>
          <table:table-cell office:value-type="float" office:value="6213" calcext:value-type="float">
            <text:p>6213</text:p>
          </table:table-cell>
          <table:table-cell table:style-name="ce6" office:value-type="float" office:value="5817" calcext:value-type="float">
            <text:p>5817</text:p>
          </table:table-cell>
          <table:table-cell office:value-type="float" office:value="6729" calcext:value-type="float">
            <text:p>6729</text:p>
          </table:table-cell>
          <table:table-cell table:style-name="ce6" office:value-type="float" office:value="4190" calcext:value-type="float">
            <text:p>4190</text:p>
          </table:table-cell>
          <table:table-cell office:value-type="float" office:value="3092" calcext:value-type="float">
            <text:p>3092</text:p>
          </table:table-cell>
          <table:table-cell table:style-name="ce6" office:value-type="float" office:value="6910" calcext:value-type="float">
            <text:p>6910</text:p>
          </table:table-cell>
          <table:table-cell office:value-type="float" office:value="759" calcext:value-type="float">
            <text:p>759</text:p>
          </table:table-cell>
          <table:table-cell table:style-name="ce6" office:value-type="float" office:value="2682" calcext:value-type="float">
            <text:p>2682</text:p>
          </table:table-cell>
          <table:table-cell office:value-type="float" office:value="8380" calcext:value-type="float">
            <text:p>8380</text:p>
          </table:table-cell>
          <table:table-cell table:style-name="ce6" office:value-type="float" office:value="1254" calcext:value-type="float">
            <text:p>1254</text:p>
          </table:table-cell>
          <table:table-cell office:value-type="float" office:value="9604" calcext:value-type="float">
            <text:p>9604</text:p>
          </table:table-cell>
          <table:table-cell table:style-name="ce6" office:value-type="float" office:value="3011" calcext:value-type="float">
            <text:p>3011</text:p>
          </table:table-cell>
          <table:table-cell office:value-type="float" office:value="9291" calcext:value-type="float">
            <text:p>9291</text:p>
          </table:table-cell>
          <table:table-cell table:style-name="ce6" office:value-type="float" office:value="5329" calcext:value-type="float">
            <text:p>5329</text:p>
          </table:table-cell>
          <table:table-cell office:value-type="float" office:value="9453" calcext:value-type="float">
            <text:p>9453</text:p>
          </table:table-cell>
          <table:table-cell table:style-name="ce6" office:value-type="float" office:value="9746" calcext:value-type="float">
            <text:p>9746</text:p>
          </table:table-cell>
          <table:table-cell office:value-type="float" office:value="2739" calcext:value-type="float">
            <text:p>2739</text:p>
          </table:table-cell>
          <table:table-cell table:style-name="ce6" office:value-type="float" office:value="6522" calcext:value-type="float">
            <text:p>6522</text:p>
          </table:table-cell>
          <table:table-cell office:value-type="float" office:value="3765" calcext:value-type="float">
            <text:p>3765</text:p>
          </table:table-cell>
          <table:table-cell table:style-name="ce6" office:value-type="float" office:value="5634" calcext:value-type="float">
            <text:p>5634</text:p>
          </table:table-cell>
          <table:table-cell office:value-type="float" office:value="1113" calcext:value-type="float">
            <text:p>1113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style-name="ce3" office:value-type="float" office:value="5304" calcext:value-type="float">
            <text:p>5304</text:p>
          </table:table-cell>
          <table:table-cell table:style-name="ce7" office:value-type="float" office:value="5499" calcext:value-type="float">
            <text:p>5499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2801" calcext:value-type="float">
            <text:p>2801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2653" calcext:value-type="float">
            <text:p>2653</text:p>
          </table:table-cell>
          <table:table-cell table:style-name="ce7" office:value-type="float" office:value="1783" calcext:value-type="float">
            <text:p>1783</text:p>
          </table:table-cell>
          <table:table-cell table:style-name="ce7" office:value-type="float" office:value="3608" calcext:value-type="float">
            <text:p>3608</text:p>
          </table:table-cell>
          <table:table-cell table:style-name="ce7" office:value-type="float" office:value="7359" calcext:value-type="float">
            <text:p>7359</text:p>
          </table:table-cell>
          <table:table-cell table:style-name="ce7" office:value-type="float" office:value="7797" calcext:value-type="float">
            <text:p>7797</text:p>
          </table:table-cell>
          <table:table-cell table:style-name="ce7" office:value-type="float" office:value="3284" calcext:value-type="float">
            <text:p>3284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3222" calcext:value-type="float">
            <text:p>322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7185" calcext:value-type="float">
            <text:p>7185</text:p>
          </table:table-cell>
          <table:table-cell table:style-name="ce7" office:value-type="float" office:value="6135" calcext:value-type="float">
            <text:p>6135</text:p>
          </table:table-cell>
          <table:table-cell table:style-name="ce7" office:value-type="float" office:value="8571" calcext:value-type="float">
            <text:p>8571</text:p>
          </table:table-cell>
          <table:table-cell table:style-name="ce7" office:value-type="float" office:value="2778" calcext:value-type="float">
            <text:p>2778</text:p>
          </table:table-cell>
          <table:table-cell table:style-name="ce7" office:value-type="float" office:value="7488" calcext:value-type="float">
            <text:p>7488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6140" calcext:value-type="float">
            <text:p>6140</text:p>
          </table:table-cell>
          <table:table-cell table:style-name="ce7" office:value-type="float" office:value="861" calcext:value-type="float">
            <text:p>861</text:p>
          </table:table-cell>
          <table:table-cell table:style-name="ce7" office:value-type="float" office:value="7750" calcext:value-type="float">
            <text:p>7750</text:p>
          </table:table-cell>
          <table:table-cell table:style-name="ce7" office:value-type="float" office:value="803" calcext:value-type="float">
            <text:p>803</text:p>
          </table:table-cell>
          <table:table-cell table:style-name="ce7" office:value-type="float" office:value="9859" calcext:value-type="float">
            <text:p>9859</text:p>
          </table:table-cell>
          <table:table-cell table:style-name="ce7" office:value-type="float" office:value="9918" calcext:value-type="float">
            <text:p>9918</text:p>
          </table:table-cell>
          <table:table-cell table:style-name="ce7" office:value-type="float" office:value="2425" calcext:value-type="float">
            <text:p>2425</text:p>
          </table:table-cell>
          <table:table-cell table:style-name="ce7" office:value-type="float" office:value="3734" calcext:value-type="float">
            <text:p>3734</text:p>
          </table:table-cell>
          <table:table-cell table:style-name="ce7" office:value-type="float" office:value="2698" calcext:value-type="float">
            <text:p>2698</text:p>
          </table:table-cell>
          <table:table-cell table:style-name="ce7" office:value-type="float" office:value="9005" calcext:value-type="float">
            <text:p>9005</text:p>
          </table:table-cell>
          <table:table-cell table:style-name="ce7" office:value-type="float" office:value="4864" calcext:value-type="float">
            <text:p>4864</text:p>
          </table:table-cell>
          <table:table-cell table:style-name="ce7" office:value-type="float" office:value="9818" calcext:value-type="float">
            <text:p>9818</text:p>
          </table:table-cell>
          <table:table-cell table:style-name="ce7" office:value-type="float" office:value="6743" calcext:value-type="float">
            <text:p>6743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9486" calcext:value-type="float">
            <text:p>9486</text:p>
          </table:table-cell>
          <table:table-cell table:style-name="ce7" office:value-type="float" office:value="3825" calcext:value-type="float">
            <text:p>3825</text:p>
          </table:table-cell>
          <table:table-cell table:style-name="ce7" office:value-type="float" office:value="5472" calcext:value-type="float">
            <text:p>5472</text:p>
          </table:table-cell>
          <table:table-cell table:style-name="ce7" office:value-type="float" office:value="919" calcext:value-type="float">
            <text:p>919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4411" calcext:value-type="float">
            <text:p>4411</text:p>
          </table:table-cell>
          <table:table-cell table:style-name="ce7" office:value-type="float" office:value="7213" calcext:value-type="float">
            <text:p>7213</text:p>
          </table:table-cell>
          <table:table-cell table:style-name="ce7" office:value-type="float" office:value="7699" calcext:value-type="float">
            <text:p>7699</text:p>
          </table:table-cell>
          <table:table-cell table:style-name="ce7" office:value-type="float" office:value="6435" calcext:value-type="float">
            <text:p>6435</text:p>
          </table:table-cell>
          <table:table-cell table:style-name="ce7" office:value-type="float" office:value="9019" calcext:value-type="float">
            <text:p>9019</text:p>
          </table:table-cell>
          <table:table-cell table:style-name="ce7" office:value-type="float" office:value="6769" calcext:value-type="float">
            <text:p>6769</text:p>
          </table:table-cell>
          <table:table-cell table:style-name="ce7" office:value-type="float" office:value="1388" calcext:value-type="float">
            <text:p>1388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2124" calcext:value-type="float">
            <text:p>2124</text:p>
          </table:table-cell>
          <table:table-cell table:style-name="ce7" office:value-type="float" office:value="1345" calcext:value-type="float">
            <text:p>1345</text:p>
          </table:table-cell>
          <table:table-cell table:style-name="ce7" office:value-type="float" office:value="8493" calcext:value-type="float">
            <text:p>8493</text:p>
          </table:table-cell>
          <table:table-cell table:style-name="ce7" office:value-type="float" office:value="9487" calcext:value-type="float">
            <text:p>9487</text:p>
          </table:table-cell>
          <table:table-cell table:style-name="ce7" office:value-type="float" office:value="8558" calcext:value-type="float">
            <text:p>8558</text:p>
          </table:table-cell>
          <table:table-cell table:style-name="ce7" office:value-type="float" office:value="7061" calcext:value-type="float">
            <text:p>7061</text:p>
          </table:table-cell>
          <table:table-cell table:style-name="ce7" office:value-type="float" office:value="8777" calcext:value-type="float">
            <text:p>8777</text:p>
          </table:table-cell>
          <table:table-cell table:style-name="ce7" office:value-type="float" office:value="8833" calcext:value-type="float">
            <text:p>8833</text:p>
          </table:table-cell>
          <table:table-cell table:style-name="ce7" office:value-type="float" office:value="2427" calcext:value-type="float">
            <text:p>2427</text:p>
          </table:table-cell>
          <table:table-cell table:style-name="ce7" office:value-type="float" office:value="2238" calcext:value-type="float">
            <text:p>2238</text:p>
          </table:table-cell>
          <table:table-cell table:style-name="ce7" office:value-type="float" office:value="5409" calcext:value-type="float">
            <text:p>5409</text:p>
          </table:table-cell>
          <table:table-cell table:style-name="ce7" office:value-type="float" office:value="4957" calcext:value-type="float">
            <text:p>4957</text:p>
          </table:table-cell>
          <table:table-cell table:style-name="ce7" office:value-type="float" office:value="8503" calcext:value-type="float">
            <text:p>8503</text:p>
          </table:table-cell>
          <table:table-cell table:style-name="ce7" office:value-type="float" office:value="3171" calcext:value-type="float">
            <text:p>3171</text:p>
          </table:table-cell>
          <table:table-cell table:style-name="ce7" office:value-type="float" office:value="7622" calcext:value-type="float">
            <text:p>7622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6145" calcext:value-type="float">
            <text:p>6145</text:p>
          </table:table-cell>
          <table:table-cell table:style-name="ce7" office:value-type="float" office:value="2417" calcext:value-type="float">
            <text:p>2417</text:p>
          </table:table-cell>
          <table:table-cell table:style-name="ce7" office:value-type="float" office:value="5873" calcext:value-type="float">
            <text:p>5873</text:p>
          </table:table-cell>
          <table:table-cell table:style-name="ce7" office:value-type="float" office:value="5563" calcext:value-type="float">
            <text:p>5563</text:p>
          </table:table-cell>
          <table:table-cell table:style-name="ce7" office:value-type="float" office:value="5693" calcext:value-type="float">
            <text:p>5693</text:p>
          </table:table-cell>
          <table:table-cell table:style-name="ce7" office:value-type="float" office:value="9574" calcext:value-type="float">
            <text:p>9574</text:p>
          </table:table-cell>
          <table:table-cell table:style-name="ce7" office:value-type="float" office:value="9491" calcext:value-type="float">
            <text:p>9491</text:p>
          </table:table-cell>
          <table:table-cell table:style-name="ce7" office:value-type="float" office:value="1937" calcext:value-type="float">
            <text:p>1937</text:p>
          </table:table-cell>
          <table:table-cell table:style-name="ce7" office:value-type="float" office:value="7384" calcext:value-type="float">
            <text:p>7384</text:p>
          </table:table-cell>
          <table:table-cell table:style-name="ce7" office:value-type="float" office:value="4563" calcext:value-type="float">
            <text:p>4563</text:p>
          </table:table-cell>
          <table:table-cell table:style-name="ce7" office:value-type="float" office:value="6842" calcext:value-type="float">
            <text:p>6842</text:p>
          </table:table-cell>
          <table:table-cell table:style-name="ce7" office:value-type="float" office:value="5432" calcext:value-type="float">
            <text:p>5432</text:p>
          </table:table-cell>
          <table:table-cell table:style-name="ce7" office:value-type="float" office:value="2751" calcext:value-type="float">
            <text:p>2751</text:p>
          </table:table-cell>
          <table:table-cell table:style-name="ce7" office:value-type="float" office:value="3406" calcext:value-type="float">
            <text:p>3406</text:p>
          </table:table-cell>
          <table:table-cell table:style-name="ce10" office:value-type="float" office:value="7981" calcext:value-type="float">
            <text:p>7981</text:p>
          </table:table-cell>
        </table:table-row>
        <table:table-row table:style-name="ro1">
          <table:table-cell table:style-name="Default" office:value-type="string" calcext:value-type="string">
            <text:p>DP</text:p>
          </table:table-cell>
          <table:table-cell table:number-columns-repeated="78"/>
          <table:table-cell table:style-name="Default"/>
        </table:table-row>
        <table:table-row table:style-name="ro1">
          <table:table-cell table:style-name="ce4" table:formula="of:=[.A2]+MIN([.A84];[.B83])" office:value-type="float" office:value="427337" calcext:value-type="float">
            <text:p>427337</text:p>
          </table:table-cell>
          <table:table-cell table:style-name="ce5" table:formula="of:=[.B2]+MIN([.B84];[.C83])" office:value-type="float" office:value="422892" calcext:value-type="float">
            <text:p>422892</text:p>
          </table:table-cell>
          <table:table-cell table:style-name="ce5" table:formula="of:=[.C2]+MIN([.C84];[.D83])" office:value-type="float" office:value="420195" calcext:value-type="float">
            <text:p>420195</text:p>
          </table:table-cell>
          <table:table-cell table:style-name="ce5" table:formula="of:=[.D2]+MIN([.D84];[.E83])" office:value-type="float" office:value="415080" calcext:value-type="float">
            <text:p>415080</text:p>
          </table:table-cell>
          <table:table-cell table:style-name="ce5" table:formula="of:=[.E2]+MIN([.E84];[.F83])" office:value-type="float" office:value="414362" calcext:value-type="float">
            <text:p>414362</text:p>
          </table:table-cell>
          <table:table-cell table:style-name="ce5" table:formula="of:=[.F2]+MIN([.F84];[.G83])" office:value-type="float" office:value="412153" calcext:value-type="float">
            <text:p>412153</text:p>
          </table:table-cell>
          <table:table-cell table:style-name="ce5" table:formula="of:=[.G2]+MIN([.G84];[.H83])" office:value-type="float" office:value="409941" calcext:value-type="float">
            <text:p>409941</text:p>
          </table:table-cell>
          <table:table-cell table:style-name="ce5" table:formula="of:=[.H2]+MIN([.H84];[.I83])" office:value-type="float" office:value="412192" calcext:value-type="float">
            <text:p>412192</text:p>
          </table:table-cell>
          <table:table-cell table:style-name="ce5" table:formula="of:=[.I2]+MIN([.I84];[.J83])" office:value-type="float" office:value="411218" calcext:value-type="float">
            <text:p>411218</text:p>
          </table:table-cell>
          <table:table-cell table:style-name="ce5" table:formula="of:=[.J2]+MIN([.J84];[.K83])" office:value-type="float" office:value="410082" calcext:value-type="float">
            <text:p>410082</text:p>
          </table:table-cell>
          <table:table-cell table:style-name="ce5" table:formula="of:=[.K2]+MIN([.K84];[.L83])" office:value-type="float" office:value="403899" calcext:value-type="float">
            <text:p>403899</text:p>
          </table:table-cell>
          <table:table-cell table:style-name="ce5" table:formula="of:=[.L2]+MIN([.L84];[.M83])" office:value-type="float" office:value="399002" calcext:value-type="float">
            <text:p>399002</text:p>
          </table:table-cell>
          <table:table-cell table:style-name="ce5" table:formula="of:=[.M2]+MIN([.M84];[.N83])" office:value-type="float" office:value="399944" calcext:value-type="float">
            <text:p>399944</text:p>
          </table:table-cell>
          <table:table-cell table:style-name="ce5" table:formula="of:=[.N2]+MIN([.N84];[.O83])" office:value-type="float" office:value="391070" calcext:value-type="float">
            <text:p>391070</text:p>
          </table:table-cell>
          <table:table-cell table:style-name="ce5" table:formula="of:=[.O2]+MIN([.O84];[.P83])" office:value-type="float" office:value="386880" calcext:value-type="float">
            <text:p>386880</text:p>
          </table:table-cell>
          <table:table-cell table:style-name="ce5" table:formula="of:=[.P2]+MIN([.P84];[.Q83])" office:value-type="float" office:value="383095" calcext:value-type="float">
            <text:p>383095</text:p>
          </table:table-cell>
          <table:table-cell table:style-name="ce5" table:formula="of:=[.Q2]+MIN([.Q84];[.R83])" office:value-type="float" office:value="392202" calcext:value-type="float">
            <text:p>392202</text:p>
          </table:table-cell>
          <table:table-cell table:style-name="ce5" table:formula="of:=[.R2]+MIN([.R84];[.S83])" office:value-type="float" office:value="385608" calcext:value-type="float">
            <text:p>385608</text:p>
          </table:table-cell>
          <table:table-cell table:style-name="ce5" table:formula="of:=[.S2]+MIN([.S84];[.T83])" office:value-type="float" office:value="377804" calcext:value-type="float">
            <text:p>377804</text:p>
          </table:table-cell>
          <table:table-cell table:style-name="ce5" table:formula="of:=[.T2]+MIN([.T84];[.U83])" office:value-type="float" office:value="368667" calcext:value-type="float">
            <text:p>368667</text:p>
          </table:table-cell>
          <table:table-cell table:style-name="ce5" table:formula="of:=[.U2]+MIN([.U84];[.V83])" office:value-type="float" office:value="376712" calcext:value-type="float">
            <text:p>376712</text:p>
          </table:table-cell>
          <table:table-cell table:style-name="ce5" table:formula="of:=[.V2]+MIN([.V84];[.W83])" office:value-type="float" office:value="373760" calcext:value-type="float">
            <text:p>373760</text:p>
          </table:table-cell>
          <table:table-cell table:style-name="ce5" table:formula="of:=[.W2]+MIN([.W84];[.X83])" office:value-type="float" office:value="370947" calcext:value-type="float">
            <text:p>370947</text:p>
          </table:table-cell>
          <table:table-cell table:style-name="ce5" table:formula="of:=[.X2]+MIN([.X84];[.Y83])" office:value-type="float" office:value="377643" calcext:value-type="float">
            <text:p>377643</text:p>
          </table:table-cell>
          <table:table-cell table:style-name="ce5" table:formula="of:=[.Y2]+MIN([.Y84];[.Z83])" office:value-type="float" office:value="373959" calcext:value-type="float">
            <text:p>373959</text:p>
          </table:table-cell>
          <table:table-cell table:style-name="ce5" table:formula="of:=[.Z2]+MIN([.Z84];[.AA83])" office:value-type="float" office:value="370065" calcext:value-type="float">
            <text:p>370065</text:p>
          </table:table-cell>
          <table:table-cell table:style-name="ce5" table:formula="of:=[.AA2]+MIN([.AA84];[.AB83])" office:value-type="float" office:value="362148" calcext:value-type="float">
            <text:p>362148</text:p>
          </table:table-cell>
          <table:table-cell table:style-name="ce5" table:formula="of:=[.AB2]+MIN([.AB84];[.AC83])" office:value-type="float" office:value="354321" calcext:value-type="float">
            <text:p>354321</text:p>
          </table:table-cell>
          <table:table-cell table:style-name="ce5" table:formula="of:=[.AC2]+MIN([.AC84];[.AD83])" office:value-type="float" office:value="351861" calcext:value-type="float">
            <text:p>351861</text:p>
          </table:table-cell>
          <table:table-cell table:style-name="ce5" table:formula="of:=[.AD2]+MIN([.AD84];[.AE83])" office:value-type="float" office:value="349511" calcext:value-type="float">
            <text:p>349511</text:p>
          </table:table-cell>
          <table:table-cell table:style-name="ce5" table:formula="of:=[.AE2]+MIN([.AE84];[.AF83])" office:value-type="float" office:value="364693" calcext:value-type="float">
            <text:p>364693</text:p>
          </table:table-cell>
          <table:table-cell table:style-name="ce5" table:formula="of:=[.AF2]+MIN([.AF84];[.AG83])" office:value-type="float" office:value="361179" calcext:value-type="float">
            <text:p>361179</text:p>
          </table:table-cell>
          <table:table-cell table:style-name="ce5" table:formula="of:=[.AG2]+MIN([.AG84];[.AH83])" office:value-type="float" office:value="362242" calcext:value-type="float">
            <text:p>362242</text:p>
          </table:table-cell>
          <table:table-cell table:style-name="ce5" table:formula="of:=[.AH2]+MIN([.AH84];[.AI83])" office:value-type="float" office:value="364853" calcext:value-type="float">
            <text:p>364853</text:p>
          </table:table-cell>
          <table:table-cell table:style-name="ce5" table:formula="of:=[.AI2]+MIN([.AI84];[.AJ83])" office:value-type="float" office:value="376957" calcext:value-type="float">
            <text:p>376957</text:p>
          </table:table-cell>
          <table:table-cell table:style-name="ce5" table:formula="of:=[.AJ2]+MIN([.AJ84];[.AK83])" office:value-type="float" office:value="370296" calcext:value-type="float">
            <text:p>370296</text:p>
          </table:table-cell>
          <table:table-cell table:style-name="ce5" table:formula="of:=[.AK2]+MIN([.AK84];[.AL83])" office:value-type="float" office:value="366513" calcext:value-type="float">
            <text:p>366513</text:p>
          </table:table-cell>
          <table:table-cell table:style-name="ce5" table:formula="of:=[.AL2]+MIN([.AL84];[.AM83])" office:value-type="float" office:value="361447" calcext:value-type="float">
            <text:p>361447</text:p>
          </table:table-cell>
          <table:table-cell table:style-name="ce5" table:formula="of:=[.AM2]+MIN([.AM84];[.AN83])" office:value-type="float" office:value="353960" calcext:value-type="float">
            <text:p>353960</text:p>
          </table:table-cell>
          <table:table-cell table:style-name="ce5" table:formula="of:=[.AN2]+MIN([.AN84];[.AO83])" office:value-type="float" office:value="350675" calcext:value-type="float">
            <text:p>350675</text:p>
          </table:table-cell>
          <table:table-cell table:style-name="ce5" table:formula="of:=[.AO2]+MIN([.AO84];[.AP83])" office:value-type="float" office:value="349591" calcext:value-type="float">
            <text:p>349591</text:p>
          </table:table-cell>
          <table:table-cell table:style-name="ce5" table:formula="of:=[.AP2]+MIN([.AP84];[.AQ83])" office:value-type="float" office:value="340606" calcext:value-type="float">
            <text:p>340606</text:p>
          </table:table-cell>
          <table:table-cell table:style-name="ce5" table:formula="of:=[.AQ2]+MIN([.AQ84];[.AR83])" office:value-type="float" office:value="340372" calcext:value-type="float">
            <text:p>340372</text:p>
          </table:table-cell>
          <table:table-cell table:style-name="ce5" table:formula="of:=[.AR2]+MIN([.AR84];[.AS83])" office:value-type="float" office:value="352043" calcext:value-type="float">
            <text:p>352043</text:p>
          </table:table-cell>
          <table:table-cell table:style-name="ce5" table:formula="of:=[.AS2]+MIN([.AS84];[.AT83])" office:value-type="float" office:value="345022" calcext:value-type="float">
            <text:p>345022</text:p>
          </table:table-cell>
          <table:table-cell table:style-name="ce5" table:formula="of:=[.AT2]+MIN([.AT84];[.AU83])" office:value-type="float" office:value="338915" calcext:value-type="float">
            <text:p>338915</text:p>
          </table:table-cell>
          <table:table-cell table:style-name="ce5" table:formula="of:=[.AU2]+MIN([.AU84];[.AV83])" office:value-type="float" office:value="347682" calcext:value-type="float">
            <text:p>347682</text:p>
          </table:table-cell>
          <table:table-cell table:style-name="ce5" table:formula="of:=[.AV2]+MIN([.AV84];[.AW83])" office:value-type="float" office:value="342172" calcext:value-type="float">
            <text:p>342172</text:p>
          </table:table-cell>
          <table:table-cell table:style-name="ce5" table:formula="of:=[.AW2]+MIN([.AW84];[.AX83])" office:value-type="float" office:value="337927" calcext:value-type="float">
            <text:p>337927</text:p>
          </table:table-cell>
          <table:table-cell table:style-name="ce5" table:formula="of:=[.AX2]+MIN([.AX84];[.AY83])" office:value-type="float" office:value="337465" calcext:value-type="float">
            <text:p>337465</text:p>
          </table:table-cell>
          <table:table-cell table:style-name="ce5" table:formula="of:=[.AY2]+MIN([.AY84];[.AZ83])" office:value-type="float" office:value="330891" calcext:value-type="float">
            <text:p>330891</text:p>
          </table:table-cell>
          <table:table-cell table:style-name="ce5" table:formula="of:=[.AZ2]+MIN([.AZ84];[.BA83])" office:value-type="float" office:value="327572" calcext:value-type="float">
            <text:p>327572</text:p>
          </table:table-cell>
          <table:table-cell table:style-name="ce5" table:formula="of:=[.BA2]+MIN([.BA84];[.BB83])" office:value-type="float" office:value="323587" calcext:value-type="float">
            <text:p>323587</text:p>
          </table:table-cell>
          <table:table-cell table:style-name="ce5" table:formula="of:=[.BB2]+MIN([.BB84];[.BC83])" office:value-type="float" office:value="339381" calcext:value-type="float">
            <text:p>339381</text:p>
          </table:table-cell>
          <table:table-cell table:style-name="ce5" table:formula="of:=[.BC2]+MIN([.BC84];[.BD83])" office:value-type="float" office:value="329660" calcext:value-type="float">
            <text:p>329660</text:p>
          </table:table-cell>
          <table:table-cell table:style-name="ce5" table:formula="of:=[.BD2]+MIN([.BD84];[.BE83])" office:value-type="float" office:value="326663" calcext:value-type="float">
            <text:p>326663</text:p>
          </table:table-cell>
          <table:table-cell table:style-name="ce5" table:formula="of:=[.BE2]+MIN([.BE84];[.BF83])" office:value-type="float" office:value="326252" calcext:value-type="float">
            <text:p>326252</text:p>
          </table:table-cell>
          <table:table-cell table:style-name="ce5" table:formula="of:=[.BF2]+MIN([.BF84];[.BG83])" office:value-type="float" office:value="332644" calcext:value-type="float">
            <text:p>332644</text:p>
          </table:table-cell>
          <table:table-cell table:style-name="ce5" table:formula="of:=[.BG2]+MIN([.BG84];[.BH83])" office:value-type="float" office:value="329354" calcext:value-type="float">
            <text:p>329354</text:p>
          </table:table-cell>
          <table:table-cell table:style-name="ce5" table:formula="of:=[.BH2]+MIN([.BH84];[.BI83])" office:value-type="float" office:value="325732" calcext:value-type="float">
            <text:p>325732</text:p>
          </table:table-cell>
          <table:table-cell table:style-name="ce5" table:formula="of:=[.BI2]+MIN([.BI84];[.BJ83])" office:value-type="float" office:value="322718" calcext:value-type="float">
            <text:p>322718</text:p>
          </table:table-cell>
          <table:table-cell table:style-name="ce5" table:formula="of:=[.BJ2]+MIN([.BJ84];[.BK83])" office:value-type="float" office:value="320605" calcext:value-type="float">
            <text:p>320605</text:p>
          </table:table-cell>
          <table:table-cell table:style-name="ce5" table:formula="of:=[.BK2]+MIN([.BK84];[.BL83])" office:value-type="float" office:value="324384" calcext:value-type="float">
            <text:p>324384</text:p>
          </table:table-cell>
          <table:table-cell table:style-name="ce5" table:formula="of:=[.BL2]+MIN([.BL84];[.BM83])" office:value-type="float" office:value="325182" calcext:value-type="float">
            <text:p>325182</text:p>
          </table:table-cell>
          <table:table-cell table:style-name="ce5" table:formula="of:=[.BM2]+MIN([.BM84];[.BN83])" office:value-type="float" office:value="318407" calcext:value-type="float">
            <text:p>318407</text:p>
          </table:table-cell>
          <table:table-cell table:style-name="ce5" table:formula="of:=[.BN2]+MIN([.BN84];[.BO83])" office:value-type="float" office:value="313465" calcext:value-type="float">
            <text:p>313465</text:p>
          </table:table-cell>
          <table:table-cell table:style-name="ce5" table:formula="of:=[.BO2]+MIN([.BO84];[.BP83])" office:value-type="float" office:value="310707" calcext:value-type="float">
            <text:p>310707</text:p>
          </table:table-cell>
          <table:table-cell table:style-name="ce5" table:formula="of:=[.BP2]+MIN([.BP84];[.BQ83])" office:value-type="float" office:value="327169" calcext:value-type="float">
            <text:p>327169</text:p>
          </table:table-cell>
          <table:table-cell table:style-name="ce5" table:formula="of:=[.BQ2]+MIN([.BQ84];[.BR83])" office:value-type="float" office:value="324089" calcext:value-type="float">
            <text:p>324089</text:p>
          </table:table-cell>
          <table:table-cell table:style-name="ce5" table:formula="of:=[.BR2]+MIN([.BR84];[.BS83])" office:value-type="float" office:value="330375" calcext:value-type="float">
            <text:p>330375</text:p>
          </table:table-cell>
          <table:table-cell table:style-name="ce5" table:formula="of:=[.BS2]+MIN([.BS84];[.BT83])" office:value-type="float" office:value="322386" calcext:value-type="float">
            <text:p>322386</text:p>
          </table:table-cell>
          <table:table-cell table:style-name="ce5" table:formula="of:=[.BT2]+MIN([.BT84];[.BU83])" office:value-type="float" office:value="321635" calcext:value-type="float">
            <text:p>321635</text:p>
          </table:table-cell>
          <table:table-cell table:style-name="ce5" table:formula="of:=[.BU2]+MIN([.BU84];[.BV83])" office:value-type="float" office:value="311773" calcext:value-type="float">
            <text:p>311773</text:p>
          </table:table-cell>
          <table:table-cell table:style-name="ce5" table:formula="of:=[.BV2]+MIN([.BV84];[.BW83])" office:value-type="float" office:value="332135" calcext:value-type="float">
            <text:p>332135</text:p>
          </table:table-cell>
          <table:table-cell table:style-name="ce5" table:formula="of:=[.BW2]+MIN([.BW84];[.BX83])" office:value-type="float" office:value="324046" calcext:value-type="float">
            <text:p>324046</text:p>
          </table:table-cell>
          <table:table-cell table:style-name="ce5" table:formula="of:=[.BX2]+MIN([.BX84];[.BY83])" office:value-type="float" office:value="345275" calcext:value-type="float">
            <text:p>345275</text:p>
          </table:table-cell>
          <table:table-cell table:style-name="ce5" table:formula="of:=[.BY2]+MIN([.BY84];[.BZ83])" office:value-type="float" office:value="335813" calcext:value-type="float">
            <text:p>335813</text:p>
          </table:table-cell>
          <table:table-cell table:style-name="ce5" table:formula="of:=[.BZ2]+MIN([.BZ84];[.CA83])" office:value-type="float" office:value="338799" calcext:value-type="float">
            <text:p>338799</text:p>
          </table:table-cell>
          <table:table-cell table:style-name="ce5" table:formula="of:=[.CA2]+MIN([.CA84];[.CB83])" office:value-type="float" office:value="365012" calcext:value-type="float">
            <text:p>365012</text:p>
          </table:table-cell>
          <table:table-cell table:style-name="ce8" table:formula="of:=[.CB2]+[.CB84]" office:value-type="float" office:value="406461" calcext:value-type="float">
            <text:p>406461</text:p>
          </table:table-cell>
        </table:table-row>
        <table:table-row table:style-name="ro1">
          <table:table-cell table:formula="of:=[.A3]+MIN([.A85];[.B84])" office:value-type="float" office:value="427116" calcext:value-type="float">
            <text:p>427116</text:p>
          </table:table-cell>
          <table:table-cell table:formula="of:=[.B3]+MIN([.B85];[.C84])" office:value-type="float" office:value="426020" calcext:value-type="float">
            <text:p>426020</text:p>
          </table:table-cell>
          <table:table-cell table:formula="of:=[.C3]+MIN([.C85];[.D84])" office:value-type="float" office:value="426000" calcext:value-type="float">
            <text:p>426000</text:p>
          </table:table-cell>
          <table:table-cell table:formula="of:=[.D3]+MIN([.D85];[.E84])" office:value-type="float" office:value="424682" calcext:value-type="float">
            <text:p>424682</text:p>
          </table:table-cell>
          <table:table-cell table:formula="of:=[.E3]+MIN([.E85];[.F84])" office:value-type="float" office:value="417096" calcext:value-type="float">
            <text:p>417096</text:p>
          </table:table-cell>
          <table:table-cell table:formula="of:=[.F3]+MIN([.F85];[.G84])" office:value-type="float" office:value="411929" calcext:value-type="float">
            <text:p>411929</text:p>
          </table:table-cell>
          <table:table-cell table:formula="of:=[.G3]+MIN([.G85];[.H84])" office:value-type="float" office:value="409287" calcext:value-type="float">
            <text:p>409287</text:p>
          </table:table-cell>
          <table:table-cell table:formula="of:=[.H3]+MIN([.H85];[.I84])" office:value-type="float" office:value="407844" calcext:value-type="float">
            <text:p>407844</text:p>
          </table:table-cell>
          <table:table-cell table:formula="of:=[.I3]+MIN([.I85];[.J84])" office:value-type="float" office:value="408139" calcext:value-type="float">
            <text:p>408139</text:p>
          </table:table-cell>
          <table:table-cell table:formula="of:=[.J3]+MIN([.J85];[.K84])" office:value-type="float" office:value="403261" calcext:value-type="float">
            <text:p>403261</text:p>
          </table:table-cell>
          <table:table-cell table:formula="of:=[.K3]+MIN([.K85];[.L84])" office:value-type="float" office:value="396231" calcext:value-type="float">
            <text:p>396231</text:p>
          </table:table-cell>
          <table:table-cell table:formula="of:=[.L3]+MIN([.L85];[.M84])" office:value-type="float" office:value="395726" calcext:value-type="float">
            <text:p>395726</text:p>
          </table:table-cell>
          <table:table-cell table:formula="of:=[.M3]+MIN([.M85];[.N84])" office:value-type="float" office:value="391482" calcext:value-type="float">
            <text:p>391482</text:p>
          </table:table-cell>
          <table:table-cell table:formula="of:=[.N3]+MIN([.N85];[.O84])" office:value-type="float" office:value="389134" calcext:value-type="float">
            <text:p>389134</text:p>
          </table:table-cell>
          <table:table-cell table:formula="of:=[.O3]+MIN([.O85];[.P84])" office:value-type="float" office:value="390170" calcext:value-type="float">
            <text:p>390170</text:p>
          </table:table-cell>
          <table:table-cell table:formula="of:=[.P3]+MIN([.P85];[.Q84])" office:value-type="float" office:value="380343" calcext:value-type="float">
            <text:p>380343</text:p>
          </table:table-cell>
          <table:table-cell table:formula="of:=[.Q3]+MIN([.Q85];[.R84])" office:value-type="float" office:value="382729" calcext:value-type="float">
            <text:p>382729</text:p>
          </table:table-cell>
          <table:table-cell table:formula="of:=[.R3]+MIN([.R85];[.S84])" office:value-type="float" office:value="377791" calcext:value-type="float">
            <text:p>377791</text:p>
          </table:table-cell>
          <table:table-cell table:formula="of:=[.S3]+MIN([.S85];[.T84])" office:value-type="float" office:value="371908" calcext:value-type="float">
            <text:p>371908</text:p>
          </table:table-cell>
          <table:table-cell table:formula="of:=[.T3]+MIN([.T85];[.U84])" office:value-type="float" office:value="368171" calcext:value-type="float">
            <text:p>368171</text:p>
          </table:table-cell>
          <table:table-cell table:formula="of:=[.U3]+MIN([.U85];[.V84])" office:value-type="float" office:value="369374" calcext:value-type="float">
            <text:p>369374</text:p>
          </table:table-cell>
          <table:table-cell table:formula="of:=[.V3]+MIN([.V85];[.W84])" office:value-type="float" office:value="370326" calcext:value-type="float">
            <text:p>370326</text:p>
          </table:table-cell>
          <table:table-cell table:formula="of:=[.W3]+MIN([.W85];[.X84])" office:value-type="float" office:value="363795" calcext:value-type="float">
            <text:p>363795</text:p>
          </table:table-cell>
          <table:table-cell table:formula="of:=[.X3]+MIN([.X85];[.Y84])" office:value-type="float" office:value="373288" calcext:value-type="float">
            <text:p>373288</text:p>
          </table:table-cell>
          <table:table-cell table:formula="of:=[.Y3]+MIN([.Y85];[.Z84])" office:value-type="float" office:value="369407" calcext:value-type="float">
            <text:p>369407</text:p>
          </table:table-cell>
          <table:table-cell table:formula="of:=[.Z3]+MIN([.Z85];[.AA84])" office:value-type="float" office:value="365698" calcext:value-type="float">
            <text:p>365698</text:p>
          </table:table-cell>
          <table:table-cell table:formula="of:=[.AA3]+MIN([.AA85];[.AB84])" office:value-type="float" office:value="359075" calcext:value-type="float">
            <text:p>359075</text:p>
          </table:table-cell>
          <table:table-cell table:formula="of:=[.AB3]+MIN([.AB85];[.AC84])" office:value-type="float" office:value="358255" calcext:value-type="float">
            <text:p>358255</text:p>
          </table:table-cell>
          <table:table-cell table:formula="of:=[.AC3]+MIN([.AC85];[.AD84])" office:value-type="float" office:value="352107" calcext:value-type="float">
            <text:p>352107</text:p>
          </table:table-cell>
          <table:table-cell table:formula="of:=[.AD3]+MIN([.AD85];[.AE84])" office:value-type="float" office:value="348820" calcext:value-type="float">
            <text:p>348820</text:p>
          </table:table-cell>
          <table:table-cell table:formula="of:=[.AE3]+MIN([.AE85];[.AF84])" office:value-type="float" office:value="363280" calcext:value-type="float">
            <text:p>363280</text:p>
          </table:table-cell>
          <table:table-cell table:formula="of:=[.AF3]+MIN([.AF85];[.AG84])" office:value-type="float" office:value="355299" calcext:value-type="float">
            <text:p>355299</text:p>
          </table:table-cell>
          <table:table-cell table:formula="of:=[.AG3]+MIN([.AG85];[.AH84])" office:value-type="float" office:value="359097" calcext:value-type="float">
            <text:p>359097</text:p>
          </table:table-cell>
          <table:table-cell table:formula="of:=[.AH3]+MIN([.AH85];[.AI84])" office:value-type="float" office:value="357220" calcext:value-type="float">
            <text:p>357220</text:p>
          </table:table-cell>
          <table:table-cell table:formula="of:=[.AI3]+MIN([.AI85];[.AJ84])" office:value-type="float" office:value="369758" calcext:value-type="float">
            <text:p>369758</text:p>
          </table:table-cell>
          <table:table-cell table:formula="of:=[.AJ3]+MIN([.AJ85];[.AK84])" office:value-type="float" office:value="366927" calcext:value-type="float">
            <text:p>366927</text:p>
          </table:table-cell>
          <table:table-cell table:formula="of:=[.AK3]+MIN([.AK85];[.AL84])" office:value-type="float" office:value="364598" calcext:value-type="float">
            <text:p>364598</text:p>
          </table:table-cell>
          <table:table-cell table:formula="of:=[.AL3]+MIN([.AL85];[.AM84])" office:value-type="float" office:value="363520" calcext:value-type="float">
            <text:p>363520</text:p>
          </table:table-cell>
          <table:table-cell table:formula="of:=[.AM3]+MIN([.AM85];[.AN84])" office:value-type="float" office:value="358512" calcext:value-type="float">
            <text:p>358512</text:p>
          </table:table-cell>
          <table:table-cell table:formula="of:=[.AN3]+MIN([.AN85];[.AO84])" office:value-type="float" office:value="354461" calcext:value-type="float">
            <text:p>354461</text:p>
          </table:table-cell>
          <table:table-cell table:formula="of:=[.AO3]+MIN([.AO85];[.AP84])" office:value-type="float" office:value="345666" calcext:value-type="float">
            <text:p>345666</text:p>
          </table:table-cell>
          <table:table-cell table:formula="of:=[.AP3]+MIN([.AP85];[.AQ84])" office:value-type="float" office:value="339846" calcext:value-type="float">
            <text:p>339846</text:p>
          </table:table-cell>
          <table:table-cell table:formula="of:=[.AQ3]+MIN([.AQ85];[.AR84])" office:value-type="float" office:value="339500" calcext:value-type="float">
            <text:p>339500</text:p>
          </table:table-cell>
          <table:table-cell table:formula="of:=[.AR3]+MIN([.AR85];[.AS84])" office:value-type="float" office:value="343434" calcext:value-type="float">
            <text:p>343434</text:p>
          </table:table-cell>
          <table:table-cell table:formula="of:=[.AS3]+MIN([.AS85];[.AT84])" office:value-type="float" office:value="336971" calcext:value-type="float">
            <text:p>336971</text:p>
          </table:table-cell>
          <table:table-cell table:formula="of:=[.AT3]+MIN([.AT85];[.AU84])" office:value-type="float" office:value="337781" calcext:value-type="float">
            <text:p>337781</text:p>
          </table:table-cell>
          <table:table-cell table:formula="of:=[.AU3]+MIN([.AU85];[.AV84])" office:value-type="float" office:value="338146" calcext:value-type="float">
            <text:p>338146</text:p>
          </table:table-cell>
          <table:table-cell table:formula="of:=[.AV3]+MIN([.AV85];[.AW84])" office:value-type="float" office:value="336422" calcext:value-type="float">
            <text:p>336422</text:p>
          </table:table-cell>
          <table:table-cell table:formula="of:=[.AW3]+MIN([.AW85];[.AX84])" office:value-type="float" office:value="328211" calcext:value-type="float">
            <text:p>328211</text:p>
          </table:table-cell>
          <table:table-cell table:formula="of:=[.AX3]+MIN([.AX85];[.AY84])" office:value-type="float" office:value="328094" calcext:value-type="float">
            <text:p>328094</text:p>
          </table:table-cell>
          <table:table-cell table:formula="of:=[.AY3]+MIN([.AY85];[.AZ84])" office:value-type="float" office:value="323272" calcext:value-type="float">
            <text:p>323272</text:p>
          </table:table-cell>
          <table:table-cell table:formula="of:=[.AZ3]+MIN([.AZ85];[.BA84])" office:value-type="float" office:value="321955" calcext:value-type="float">
            <text:p>321955</text:p>
          </table:table-cell>
          <table:table-cell table:formula="of:=[.BA3]+MIN([.BA85];[.BB84])" office:value-type="float" office:value="323312" calcext:value-type="float">
            <text:p>323312</text:p>
          </table:table-cell>
          <table:table-cell table:formula="of:=[.BB3]+MIN([.BB85];[.BC84])" office:value-type="float" office:value="331780" calcext:value-type="float">
            <text:p>331780</text:p>
          </table:table-cell>
          <table:table-cell table:formula="of:=[.BC3]+MIN([.BC85];[.BD84])" office:value-type="float" office:value="327372" calcext:value-type="float">
            <text:p>327372</text:p>
          </table:table-cell>
          <table:table-cell table:formula="of:=[.BD3]+MIN([.BD85];[.BE84])" office:value-type="float" office:value="323965" calcext:value-type="float">
            <text:p>323965</text:p>
          </table:table-cell>
          <table:table-cell table:formula="of:=[.BE3]+MIN([.BE85];[.BF84])" office:value-type="float" office:value="324365" calcext:value-type="float">
            <text:p>324365</text:p>
          </table:table-cell>
          <table:table-cell table:formula="of:=[.BF3]+MIN([.BF85];[.BG84])" office:value-type="float" office:value="323819" calcext:value-type="float">
            <text:p>323819</text:p>
          </table:table-cell>
          <table:table-cell table:formula="of:=[.BG3]+MIN([.BG85];[.BH84])" office:value-type="float" office:value="322982" calcext:value-type="float">
            <text:p>322982</text:p>
          </table:table-cell>
          <table:table-cell table:formula="of:=[.BH3]+MIN([.BH85];[.BI84])" office:value-type="float" office:value="326333" calcext:value-type="float">
            <text:p>326333</text:p>
          </table:table-cell>
          <table:table-cell table:formula="of:=[.BI3]+MIN([.BI85];[.BJ84])" office:value-type="float" office:value="320953" calcext:value-type="float">
            <text:p>320953</text:p>
          </table:table-cell>
          <table:table-cell table:formula="of:=[.BJ3]+MIN([.BJ85];[.BK84])" office:value-type="float" office:value="313483" calcext:value-type="float">
            <text:p>313483</text:p>
          </table:table-cell>
          <table:table-cell table:formula="of:=[.BK3]+MIN([.BK85];[.BL84])" office:value-type="float" office:value="317334" calcext:value-type="float">
            <text:p>317334</text:p>
          </table:table-cell>
          <table:table-cell table:formula="of:=[.BL3]+MIN([.BL85];[.BM84])" office:value-type="float" office:value="321183" calcext:value-type="float">
            <text:p>321183</text:p>
          </table:table-cell>
          <table:table-cell table:formula="of:=[.BM3]+MIN([.BM85];[.BN84])" office:value-type="float" office:value="312459" calcext:value-type="float">
            <text:p>312459</text:p>
          </table:table-cell>
          <table:table-cell table:formula="of:=[.BN3]+MIN([.BN85];[.BO84])" office:value-type="float" office:value="319337" calcext:value-type="float">
            <text:p>319337</text:p>
          </table:table-cell>
          <table:table-cell table:formula="of:=[.BO3]+MIN([.BO85];[.BP84])" office:value-type="float" office:value="309488" calcext:value-type="float">
            <text:p>309488</text:p>
          </table:table-cell>
          <table:table-cell table:formula="of:=[.BP3]+MIN([.BP85];[.BQ84])" office:value-type="float" office:value="323630" calcext:value-type="float">
            <text:p>323630</text:p>
          </table:table-cell>
          <table:table-cell table:formula="of:=[.BQ3]+MIN([.BQ85];[.BR84])" office:value-type="float" office:value="323741" calcext:value-type="float">
            <text:p>323741</text:p>
          </table:table-cell>
          <table:table-cell table:formula="of:=[.BR3]+MIN([.BR85];[.BS84])" office:value-type="float" office:value="329284" calcext:value-type="float">
            <text:p>329284</text:p>
          </table:table-cell>
          <table:table-cell table:formula="of:=[.BS3]+MIN([.BS85];[.BT84])" office:value-type="float" office:value="319651" calcext:value-type="float">
            <text:p>319651</text:p>
          </table:table-cell>
          <table:table-cell table:formula="of:=[.BT3]+MIN([.BT85];[.BU84])" office:value-type="float" office:value="317487" calcext:value-type="float">
            <text:p>317487</text:p>
          </table:table-cell>
          <table:table-cell table:formula="of:=[.BU3]+MIN([.BU85];[.BV84])" office:value-type="float" office:value="310510" calcext:value-type="float">
            <text:p>310510</text:p>
          </table:table-cell>
          <table:table-cell table:formula="of:=[.BV3]+MIN([.BV85];[.BW84])" office:value-type="float" office:value="324228" calcext:value-type="float">
            <text:p>324228</text:p>
          </table:table-cell>
          <table:table-cell table:formula="of:=[.BW3]+MIN([.BW85];[.BX84])" office:value-type="float" office:value="317645" calcext:value-type="float">
            <text:p>317645</text:p>
          </table:table-cell>
          <table:table-cell table:formula="of:=[.BX3]+MIN([.BX85];[.BY84])" office:value-type="float" office:value="338504" calcext:value-type="float">
            <text:p>338504</text:p>
          </table:table-cell>
          <table:table-cell table:formula="of:=[.BY3]+MIN([.BY85];[.BZ84])" office:value-type="float" office:value="332645" calcext:value-type="float">
            <text:p>332645</text:p>
          </table:table-cell>
          <table:table-cell table:formula="of:=[.BZ3]+MIN([.BZ85];[.CA84])" office:value-type="float" office:value="336041" calcext:value-type="float">
            <text:p>336041</text:p>
          </table:table-cell>
          <table:table-cell table:formula="of:=[.CA3]+MIN([.CA85];[.CB84])" office:value-type="float" office:value="361264" calcext:value-type="float">
            <text:p>361264</text:p>
          </table:table-cell>
          <table:table-cell table:formula="of:=[.CB3]+[.CB85]" office:value-type="float" office:value="400591" calcext:value-type="float">
            <text:p>400591</text:p>
          </table:table-cell>
        </table:table-row>
        <table:table-row table:style-name="ro1">
          <table:table-cell table:formula="of:=[.A4]+MIN([.A86];[.B85])" office:value-type="float" office:value="443670" calcext:value-type="float">
            <text:p>443670</text:p>
          </table:table-cell>
          <table:table-cell table:formula="of:=[.B4]+MIN([.B86];[.C85])" office:value-type="float" office:value="434063" calcext:value-type="float">
            <text:p>434063</text:p>
          </table:table-cell>
          <table:table-cell table:formula="of:=[.C4]+MIN([.C86];[.D85])" office:value-type="float" office:value="426678" calcext:value-type="float">
            <text:p>426678</text:p>
          </table:table-cell>
          <table:table-cell table:formula="of:=[.D4]+MIN([.D86];[.E85])" office:value-type="float" office:value="426157" calcext:value-type="float">
            <text:p>426157</text:p>
          </table:table-cell>
          <table:table-cell table:formula="of:=[.E4]+MIN([.E86];[.F85])" office:value-type="float" office:value="420073" calcext:value-type="float">
            <text:p>420073</text:p>
          </table:table-cell>
          <table:table-cell table:formula="of:=[.F4]+MIN([.F86];[.G85])" office:value-type="float" office:value="418709" calcext:value-type="float">
            <text:p>418709</text:p>
          </table:table-cell>
          <table:table-cell table:formula="of:=[.G4]+MIN([.G86];[.H85])" office:value-type="float" office:value="409726" calcext:value-type="float">
            <text:p>409726</text:p>
          </table:table-cell>
          <table:table-cell table:formula="of:=[.H4]+MIN([.H86];[.I85])" office:value-type="float" office:value="402103" calcext:value-type="float">
            <text:p>402103</text:p>
          </table:table-cell>
          <table:table-cell table:formula="of:=[.I4]+MIN([.I86];[.J85])" office:value-type="float" office:value="400518" calcext:value-type="float">
            <text:p>400518</text:p>
          </table:table-cell>
          <table:table-cell table:formula="of:=[.J4]+MIN([.J86];[.K85])" office:value-type="float" office:value="397637" calcext:value-type="float">
            <text:p>397637</text:p>
          </table:table-cell>
          <table:table-cell table:formula="of:=[.K4]+MIN([.K86];[.L85])" office:value-type="float" office:value="390705" calcext:value-type="float">
            <text:p>390705</text:p>
          </table:table-cell>
          <table:table-cell table:formula="of:=[.L4]+MIN([.L86];[.M85])" office:value-type="float" office:value="396297" calcext:value-type="float">
            <text:p>396297</text:p>
          </table:table-cell>
          <table:table-cell table:formula="of:=[.M4]+MIN([.M86];[.N85])" office:value-type="float" office:value="389274" calcext:value-type="float">
            <text:p>389274</text:p>
          </table:table-cell>
          <table:table-cell table:formula="of:=[.N4]+MIN([.N86];[.O85])" office:value-type="float" office:value="384493" calcext:value-type="float">
            <text:p>384493</text:p>
          </table:table-cell>
          <table:table-cell table:formula="of:=[.O4]+MIN([.O86];[.P85])" office:value-type="float" office:value="380659" calcext:value-type="float">
            <text:p>380659</text:p>
          </table:table-cell>
          <table:table-cell table:formula="of:=[.P4]+MIN([.P86];[.Q85])" office:value-type="float" office:value="377895" calcext:value-type="float">
            <text:p>377895</text:p>
          </table:table-cell>
          <table:table-cell table:formula="of:=[.Q4]+MIN([.Q86];[.R85])" office:value-type="float" office:value="375811" calcext:value-type="float">
            <text:p>375811</text:p>
          </table:table-cell>
          <table:table-cell table:formula="of:=[.R4]+MIN([.R86];[.S85])" office:value-type="float" office:value="373269" calcext:value-type="float">
            <text:p>373269</text:p>
          </table:table-cell>
          <table:table-cell table:formula="of:=[.S4]+MIN([.S86];[.T85])" office:value-type="float" office:value="373001" calcext:value-type="float">
            <text:p>373001</text:p>
          </table:table-cell>
          <table:table-cell table:formula="of:=[.T4]+MIN([.T86];[.U85])" office:value-type="float" office:value="367871" calcext:value-type="float">
            <text:p>367871</text:p>
          </table:table-cell>
          <table:table-cell table:formula="of:=[.U4]+MIN([.U86];[.V85])" office:value-type="float" office:value="362258" calcext:value-type="float">
            <text:p>362258</text:p>
          </table:table-cell>
          <table:table-cell table:formula="of:=[.V4]+MIN([.V86];[.W85])" office:value-type="float" office:value="372556" calcext:value-type="float">
            <text:p>372556</text:p>
          </table:table-cell>
          <table:table-cell table:formula="of:=[.W4]+MIN([.W86];[.X85])" office:value-type="float" office:value="363228" calcext:value-type="float">
            <text:p>363228</text:p>
          </table:table-cell>
          <table:table-cell table:formula="of:=[.X4]+MIN([.X86];[.Y85])" office:value-type="float" office:value="367291" calcext:value-type="float">
            <text:p>367291</text:p>
          </table:table-cell>
          <table:table-cell table:formula="of:=[.Y4]+MIN([.Y86];[.Z85])" office:value-type="float" office:value="365436" calcext:value-type="float">
            <text:p>365436</text:p>
          </table:table-cell>
          <table:table-cell table:formula="of:=[.Z4]+MIN([.Z86];[.AA85])" office:value-type="float" office:value="359580" calcext:value-type="float">
            <text:p>359580</text:p>
          </table:table-cell>
          <table:table-cell table:formula="of:=[.AA4]+MIN([.AA86];[.AB85])" office:value-type="float" office:value="360474" calcext:value-type="float">
            <text:p>360474</text:p>
          </table:table-cell>
          <table:table-cell table:formula="of:=[.AB4]+MIN([.AB86];[.AC85])" office:value-type="float" office:value="358214" calcext:value-type="float">
            <text:p>358214</text:p>
          </table:table-cell>
          <table:table-cell table:formula="of:=[.AC4]+MIN([.AC86];[.AD85])" office:value-type="float" office:value="353450" calcext:value-type="float">
            <text:p>353450</text:p>
          </table:table-cell>
          <table:table-cell table:formula="of:=[.AD4]+MIN([.AD86];[.AE85])" office:value-type="float" office:value="346946" calcext:value-type="float">
            <text:p>346946</text:p>
          </table:table-cell>
          <table:table-cell table:formula="of:=[.AE4]+MIN([.AE86];[.AF85])" office:value-type="float" office:value="356102" calcext:value-type="float">
            <text:p>356102</text:p>
          </table:table-cell>
          <table:table-cell table:formula="of:=[.AF4]+MIN([.AF86];[.AG85])" office:value-type="float" office:value="346875" calcext:value-type="float">
            <text:p>346875</text:p>
          </table:table-cell>
          <table:table-cell table:formula="of:=[.AG4]+MIN([.AG86];[.AH85])" office:value-type="float" office:value="351425" calcext:value-type="float">
            <text:p>351425</text:p>
          </table:table-cell>
          <table:table-cell table:formula="of:=[.AH4]+MIN([.AH86];[.AI85])" office:value-type="float" office:value="349645" calcext:value-type="float">
            <text:p>349645</text:p>
          </table:table-cell>
          <table:table-cell table:formula="of:=[.AI4]+MIN([.AI86];[.AJ85])" office:value-type="float" office:value="362961" calcext:value-type="float">
            <text:p>362961</text:p>
          </table:table-cell>
          <table:table-cell table:formula="of:=[.AJ4]+MIN([.AJ86];[.AK85])" office:value-type="float" office:value="360210" calcext:value-type="float">
            <text:p>360210</text:p>
          </table:table-cell>
          <table:table-cell table:formula="of:=[.AK4]+MIN([.AK86];[.AL85])" office:value-type="float" office:value="363611" calcext:value-type="float">
            <text:p>363611</text:p>
          </table:table-cell>
          <table:table-cell table:formula="of:=[.AL4]+MIN([.AL86];[.AM85])" office:value-type="float" office:value="367461" calcext:value-type="float">
            <text:p>367461</text:p>
          </table:table-cell>
          <table:table-cell table:formula="of:=[.AM4]+MIN([.AM86];[.AN85])" office:value-type="float" office:value="359397" calcext:value-type="float">
            <text:p>359397</text:p>
          </table:table-cell>
          <table:table-cell table:formula="of:=[.AN4]+MIN([.AN86];[.AO85])" office:value-type="float" office:value="349424" calcext:value-type="float">
            <text:p>349424</text:p>
          </table:table-cell>
          <table:table-cell table:formula="of:=[.AO4]+MIN([.AO86];[.AP85])" office:value-type="float" office:value="350535" calcext:value-type="float">
            <text:p>350535</text:p>
          </table:table-cell>
          <table:table-cell table:formula="of:=[.AP4]+MIN([.AP86];[.AQ85])" office:value-type="float" office:value="345220" calcext:value-type="float">
            <text:p>345220</text:p>
          </table:table-cell>
          <table:table-cell table:formula="of:=[.AQ4]+MIN([.AQ86];[.AR85])" office:value-type="float" office:value="337649" calcext:value-type="float">
            <text:p>337649</text:p>
          </table:table-cell>
          <table:table-cell table:formula="of:=[.AR4]+MIN([.AR86];[.AS85])" office:value-type="float" office:value="338224" calcext:value-type="float">
            <text:p>338224</text:p>
          </table:table-cell>
          <table:table-cell table:formula="of:=[.AS4]+MIN([.AS86];[.AT85])" office:value-type="float" office:value="334854" calcext:value-type="float">
            <text:p>334854</text:p>
          </table:table-cell>
          <table:table-cell table:formula="of:=[.AT4]+MIN([.AT86];[.AU85])" office:value-type="float" office:value="331723" calcext:value-type="float">
            <text:p>331723</text:p>
          </table:table-cell>
          <table:table-cell table:formula="of:=[.AU4]+MIN([.AU86];[.AV85])" office:value-type="float" office:value="334739" calcext:value-type="float">
            <text:p>334739</text:p>
          </table:table-cell>
          <table:table-cell table:formula="of:=[.AV4]+MIN([.AV86];[.AW85])" office:value-type="float" office:value="328301" calcext:value-type="float">
            <text:p>328301</text:p>
          </table:table-cell>
          <table:table-cell table:formula="of:=[.AW4]+MIN([.AW86];[.AX85])" office:value-type="float" office:value="329380" calcext:value-type="float">
            <text:p>329380</text:p>
          </table:table-cell>
          <table:table-cell table:formula="of:=[.AX4]+MIN([.AX86];[.AY85])" office:value-type="float" office:value="328238" calcext:value-type="float">
            <text:p>328238</text:p>
          </table:table-cell>
          <table:table-cell table:formula="of:=[.AY4]+MIN([.AY86];[.AZ85])" office:value-type="float" office:value="327114" calcext:value-type="float">
            <text:p>327114</text:p>
          </table:table-cell>
          <table:table-cell table:formula="of:=[.AZ4]+MIN([.AZ86];[.BA85])" office:value-type="float" office:value="317578" calcext:value-type="float">
            <text:p>317578</text:p>
          </table:table-cell>
          <table:table-cell table:formula="of:=[.BA4]+MIN([.BA86];[.BB85])" office:value-type="float" office:value="318878" calcext:value-type="float">
            <text:p>318878</text:p>
          </table:table-cell>
          <table:table-cell table:formula="of:=[.BB4]+MIN([.BB86];[.BC85])" office:value-type="float" office:value="325855" calcext:value-type="float">
            <text:p>325855</text:p>
          </table:table-cell>
          <table:table-cell table:formula="of:=[.BC4]+MIN([.BC86];[.BD85])" office:value-type="float" office:value="319031" calcext:value-type="float">
            <text:p>319031</text:p>
          </table:table-cell>
          <table:table-cell table:formula="of:=[.BD4]+MIN([.BD86];[.BE85])" office:value-type="float" office:value="319165" calcext:value-type="float">
            <text:p>319165</text:p>
          </table:table-cell>
          <table:table-cell table:formula="of:=[.BE4]+MIN([.BE86];[.BF85])" office:value-type="float" office:value="323190" calcext:value-type="float">
            <text:p>323190</text:p>
          </table:table-cell>
          <table:table-cell table:formula="of:=[.BF4]+MIN([.BF86];[.BG85])" office:value-type="float" office:value="319646" calcext:value-type="float">
            <text:p>319646</text:p>
          </table:table-cell>
          <table:table-cell table:formula="of:=[.BG4]+MIN([.BG86];[.BH85])" office:value-type="float" office:value="322292" calcext:value-type="float">
            <text:p>322292</text:p>
          </table:table-cell>
          <table:table-cell table:formula="of:=[.BH4]+MIN([.BH86];[.BI85])" office:value-type="float" office:value="317355" calcext:value-type="float">
            <text:p>317355</text:p>
          </table:table-cell>
          <table:table-cell table:formula="of:=[.BI4]+MIN([.BI86];[.BJ85])" office:value-type="float" office:value="318179" calcext:value-type="float">
            <text:p>318179</text:p>
          </table:table-cell>
          <table:table-cell table:formula="of:=[.BJ4]+MIN([.BJ86];[.BK85])" office:value-type="float" office:value="312188" calcext:value-type="float">
            <text:p>312188</text:p>
          </table:table-cell>
          <table:table-cell table:formula="of:=[.BK4]+MIN([.BK86];[.BL85])" office:value-type="float" office:value="313535" calcext:value-type="float">
            <text:p>313535</text:p>
          </table:table-cell>
          <table:table-cell table:formula="of:=[.BL4]+MIN([.BL86];[.BM85])" office:value-type="float" office:value="316767" calcext:value-type="float">
            <text:p>316767</text:p>
          </table:table-cell>
          <table:table-cell table:formula="of:=[.BM4]+MIN([.BM86];[.BN85])" office:value-type="float" office:value="308950" calcext:value-type="float">
            <text:p>308950</text:p>
          </table:table-cell>
          <table:table-cell table:formula="of:=[.BN4]+MIN([.BN86];[.BO85])" office:value-type="float" office:value="313510" calcext:value-type="float">
            <text:p>313510</text:p>
          </table:table-cell>
          <table:table-cell table:formula="of:=[.BO4]+MIN([.BO86];[.BP85])" office:value-type="float" office:value="308870" calcext:value-type="float">
            <text:p>308870</text:p>
          </table:table-cell>
          <table:table-cell table:formula="of:=[.BP4]+MIN([.BP86];[.BQ85])" office:value-type="float" office:value="320310" calcext:value-type="float">
            <text:p>320310</text:p>
          </table:table-cell>
          <table:table-cell table:formula="of:=[.BQ4]+MIN([.BQ86];[.BR85])" office:value-type="float" office:value="316673" calcext:value-type="float">
            <text:p>316673</text:p>
          </table:table-cell>
          <table:table-cell table:formula="of:=[.BR4]+MIN([.BR86];[.BS85])" office:value-type="float" office:value="324611" calcext:value-type="float">
            <text:p>324611</text:p>
          </table:table-cell>
          <table:table-cell table:formula="of:=[.BS4]+MIN([.BS86];[.BT85])" office:value-type="float" office:value="317267" calcext:value-type="float">
            <text:p>317267</text:p>
          </table:table-cell>
          <table:table-cell table:formula="of:=[.BT4]+MIN([.BT86];[.BU85])" office:value-type="float" office:value="310312" calcext:value-type="float">
            <text:p>310312</text:p>
          </table:table-cell>
          <table:table-cell table:formula="of:=[.BU4]+MIN([.BU86];[.BV85])" office:value-type="float" office:value="309966" calcext:value-type="float">
            <text:p>309966</text:p>
          </table:table-cell>
          <table:table-cell table:formula="of:=[.BV4]+MIN([.BV86];[.BW85])" office:value-type="float" office:value="319967" calcext:value-type="float">
            <text:p>319967</text:p>
          </table:table-cell>
          <table:table-cell table:formula="of:=[.BW4]+MIN([.BW86];[.BX85])" office:value-type="float" office:value="315737" calcext:value-type="float">
            <text:p>315737</text:p>
          </table:table-cell>
          <table:table-cell table:formula="of:=[.BX4]+MIN([.BX86];[.BY85])" office:value-type="float" office:value="328521" calcext:value-type="float">
            <text:p>328521</text:p>
          </table:table-cell>
          <table:table-cell table:formula="of:=[.BY4]+MIN([.BY86];[.BZ85])" office:value-type="float" office:value="332164" calcext:value-type="float">
            <text:p>332164</text:p>
          </table:table-cell>
          <table:table-cell table:formula="of:=[.BZ4]+MIN([.BZ86];[.CA85])" office:value-type="float" office:value="331854" calcext:value-type="float">
            <text:p>331854</text:p>
          </table:table-cell>
          <table:table-cell table:formula="of:=[.CA4]+MIN([.CA86];[.CB85])" office:value-type="float" office:value="351911" calcext:value-type="float">
            <text:p>351911</text:p>
          </table:table-cell>
          <table:table-cell table:formula="of:=[.CB4]+[.CB86]" office:value-type="float" office:value="391214" calcext:value-type="float">
            <text:p>391214</text:p>
          </table:table-cell>
        </table:table-row>
        <table:table-row table:style-name="ro1">
          <table:table-cell table:formula="of:=[.A5]+MIN([.A87];[.B86])" office:value-type="float" office:value="438669" calcext:value-type="float">
            <text:p>438669</text:p>
          </table:table-cell>
          <table:table-cell table:formula="of:=[.B5]+MIN([.B87];[.C86])" office:value-type="float" office:value="431628" calcext:value-type="float">
            <text:p>431628</text:p>
          </table:table-cell>
          <table:table-cell table:formula="of:=[.C5]+MIN([.C87];[.D86])" office:value-type="float" office:value="428514" calcext:value-type="float">
            <text:p>428514</text:p>
          </table:table-cell>
          <table:table-cell table:formula="of:=[.D5]+MIN([.D87];[.E86])" office:value-type="float" office:value="420754" calcext:value-type="float">
            <text:p>420754</text:p>
          </table:table-cell>
          <table:table-cell table:formula="of:=[.E5]+MIN([.E87];[.F86])" office:value-type="float" office:value="419660" calcext:value-type="float">
            <text:p>419660</text:p>
          </table:table-cell>
          <table:table-cell table:formula="of:=[.F5]+MIN([.F87];[.G86])" office:value-type="float" office:value="413510" calcext:value-type="float">
            <text:p>413510</text:p>
          </table:table-cell>
          <table:table-cell table:formula="of:=[.G5]+MIN([.G87];[.H86])" office:value-type="float" office:value="408328" calcext:value-type="float">
            <text:p>408328</text:p>
          </table:table-cell>
          <table:table-cell table:formula="of:=[.H5]+MIN([.H87];[.I86])" office:value-type="float" office:value="400970" calcext:value-type="float">
            <text:p>400970</text:p>
          </table:table-cell>
          <table:table-cell table:formula="of:=[.I5]+MIN([.I87];[.J86])" office:value-type="float" office:value="393583" calcext:value-type="float">
            <text:p>393583</text:p>
          </table:table-cell>
          <table:table-cell table:formula="of:=[.J5]+MIN([.J87];[.K86])" office:value-type="float" office:value="389086" calcext:value-type="float">
            <text:p>389086</text:p>
          </table:table-cell>
          <table:table-cell table:formula="of:=[.K5]+MIN([.K87];[.L86])" office:value-type="float" office:value="388131" calcext:value-type="float">
            <text:p>388131</text:p>
          </table:table-cell>
          <table:table-cell table:formula="of:=[.L5]+MIN([.L87];[.M86])" office:value-type="float" office:value="388030" calcext:value-type="float">
            <text:p>388030</text:p>
          </table:table-cell>
          <table:table-cell table:formula="of:=[.M5]+MIN([.M87];[.N86])" office:value-type="float" office:value="391820" calcext:value-type="float">
            <text:p>391820</text:p>
          </table:table-cell>
          <table:table-cell table:formula="of:=[.N5]+MIN([.N87];[.O86])" office:value-type="float" office:value="385573" calcext:value-type="float">
            <text:p>385573</text:p>
          </table:table-cell>
          <table:table-cell table:formula="of:=[.O5]+MIN([.O87];[.P86])" office:value-type="float" office:value="382822" calcext:value-type="float">
            <text:p>382822</text:p>
          </table:table-cell>
          <table:table-cell table:formula="of:=[.P5]+MIN([.P87];[.Q86])" office:value-type="float" office:value="375812" calcext:value-type="float">
            <text:p>375812</text:p>
          </table:table-cell>
          <table:table-cell table:formula="of:=[.Q5]+MIN([.Q87];[.R86])" office:value-type="float" office:value="373142" calcext:value-type="float">
            <text:p>373142</text:p>
          </table:table-cell>
          <table:table-cell table:formula="of:=[.R5]+MIN([.R87];[.S86])" office:value-type="float" office:value="368613" calcext:value-type="float">
            <text:p>368613</text:p>
          </table:table-cell>
          <table:table-cell table:formula="of:=[.S5]+MIN([.S87];[.T86])" office:value-type="float" office:value="363658" calcext:value-type="float">
            <text:p>363658</text:p>
          </table:table-cell>
          <table:table-cell table:formula="of:=[.T5]+MIN([.T87];[.U86])" office:value-type="float" office:value="360162" calcext:value-type="float">
            <text:p>360162</text:p>
          </table:table-cell>
          <table:table-cell table:formula="of:=[.U5]+MIN([.U87];[.V86])" office:value-type="float" office:value="360055" calcext:value-type="float">
            <text:p>360055</text:p>
          </table:table-cell>
          <table:table-cell table:formula="of:=[.V5]+MIN([.V87];[.W86])" office:value-type="float" office:value="363495" calcext:value-type="float">
            <text:p>363495</text:p>
          </table:table-cell>
          <table:table-cell table:formula="of:=[.W5]+MIN([.W87];[.X86])" office:value-type="float" office:value="355224" calcext:value-type="float">
            <text:p>355224</text:p>
          </table:table-cell>
          <table:table-cell table:formula="of:=[.X5]+MIN([.X87];[.Y86])" office:value-type="float" office:value="361099" calcext:value-type="float">
            <text:p>361099</text:p>
          </table:table-cell>
          <table:table-cell table:formula="of:=[.Y5]+MIN([.Y87];[.Z86])" office:value-type="float" office:value="362210" calcext:value-type="float">
            <text:p>362210</text:p>
          </table:table-cell>
          <table:table-cell table:formula="of:=[.Z5]+MIN([.Z87];[.AA86])" office:value-type="float" office:value="356025" calcext:value-type="float">
            <text:p>356025</text:p>
          </table:table-cell>
          <table:table-cell table:formula="of:=[.AA5]+MIN([.AA87];[.AB86])" office:value-type="float" office:value="359033" calcext:value-type="float">
            <text:p>359033</text:p>
          </table:table-cell>
          <table:table-cell table:formula="of:=[.AB5]+MIN([.AB87];[.AC86])" office:value-type="float" office:value="353096" calcext:value-type="float">
            <text:p>353096</text:p>
          </table:table-cell>
          <table:table-cell table:formula="of:=[.AC5]+MIN([.AC87];[.AD86])" office:value-type="float" office:value="351211" calcext:value-type="float">
            <text:p>351211</text:p>
          </table:table-cell>
          <table:table-cell table:formula="of:=[.AD5]+MIN([.AD87];[.AE86])" office:value-type="float" office:value="345107" calcext:value-type="float">
            <text:p>345107</text:p>
          </table:table-cell>
          <table:table-cell table:formula="of:=[.AE5]+MIN([.AE87];[.AF86])" office:value-type="float" office:value="349781" calcext:value-type="float">
            <text:p>349781</text:p>
          </table:table-cell>
          <table:table-cell table:formula="of:=[.AF5]+MIN([.AF87];[.AG86])" office:value-type="float" office:value="345616" calcext:value-type="float">
            <text:p>345616</text:p>
          </table:table-cell>
          <table:table-cell table:formula="of:=[.AG5]+MIN([.AG87];[.AH86])" office:value-type="float" office:value="341974" calcext:value-type="float">
            <text:p>341974</text:p>
          </table:table-cell>
          <table:table-cell table:formula="of:=[.AH5]+MIN([.AH87];[.AI86])" office:value-type="float" office:value="348257" calcext:value-type="float">
            <text:p>348257</text:p>
          </table:table-cell>
          <table:table-cell table:formula="of:=[.AI5]+MIN([.AI87];[.AJ86])" office:value-type="float" office:value="355052" calcext:value-type="float">
            <text:p>355052</text:p>
          </table:table-cell>
          <table:table-cell table:formula="of:=[.AJ5]+MIN([.AJ87];[.AK86])" office:value-type="float" office:value="354477" calcext:value-type="float">
            <text:p>354477</text:p>
          </table:table-cell>
          <table:table-cell table:formula="of:=[.AK5]+MIN([.AK87];[.AL86])" office:value-type="float" office:value="356643" calcext:value-type="float">
            <text:p>356643</text:p>
          </table:table-cell>
          <table:table-cell table:formula="of:=[.AL5]+MIN([.AL87];[.AM86])" office:value-type="float" office:value="358942" calcext:value-type="float">
            <text:p>358942</text:p>
          </table:table-cell>
          <table:table-cell table:formula="of:=[.AM5]+MIN([.AM87];[.AN86])" office:value-type="float" office:value="351978" calcext:value-type="float">
            <text:p>351978</text:p>
          </table:table-cell>
          <table:table-cell table:formula="of:=[.AN5]+MIN([.AN87];[.AO86])" office:value-type="float" office:value="347761" calcext:value-type="float">
            <text:p>347761</text:p>
          </table:table-cell>
          <table:table-cell table:formula="of:=[.AO5]+MIN([.AO87];[.AP86])" office:value-type="float" office:value="347569" calcext:value-type="float">
            <text:p>347569</text:p>
          </table:table-cell>
          <table:table-cell table:formula="of:=[.AP5]+MIN([.AP87];[.AQ86])" office:value-type="float" office:value="341620" calcext:value-type="float">
            <text:p>341620</text:p>
          </table:table-cell>
          <table:table-cell table:formula="of:=[.AQ5]+MIN([.AQ87];[.AR86])" office:value-type="float" office:value="334614" calcext:value-type="float">
            <text:p>334614</text:p>
          </table:table-cell>
          <table:table-cell table:formula="of:=[.AR5]+MIN([.AR87];[.AS86])" office:value-type="float" office:value="333899" calcext:value-type="float">
            <text:p>333899</text:p>
          </table:table-cell>
          <table:table-cell table:formula="of:=[.AS5]+MIN([.AS87];[.AT86])" office:value-type="float" office:value="330571" calcext:value-type="float">
            <text:p>330571</text:p>
          </table:table-cell>
          <table:table-cell table:formula="of:=[.AT5]+MIN([.AT87];[.AU86])" office:value-type="float" office:value="329419" calcext:value-type="float">
            <text:p>329419</text:p>
          </table:table-cell>
          <table:table-cell table:formula="of:=[.AU5]+MIN([.AU87];[.AV86])" office:value-type="float" office:value="332530" calcext:value-type="float">
            <text:p>332530</text:p>
          </table:table-cell>
          <table:table-cell table:formula="of:=[.AV5]+MIN([.AV87];[.AW86])" office:value-type="float" office:value="324486" calcext:value-type="float">
            <text:p>324486</text:p>
          </table:table-cell>
          <table:table-cell table:formula="of:=[.AW5]+MIN([.AW87];[.AX86])" office:value-type="float" office:value="320167" calcext:value-type="float">
            <text:p>320167</text:p>
          </table:table-cell>
          <table:table-cell table:formula="of:=[.AX5]+MIN([.AX87];[.AY86])" office:value-type="float" office:value="318432" calcext:value-type="float">
            <text:p>318432</text:p>
          </table:table-cell>
          <table:table-cell table:formula="of:=[.AY5]+MIN([.AY87];[.AZ86])" office:value-type="float" office:value="318944" calcext:value-type="float">
            <text:p>318944</text:p>
          </table:table-cell>
          <table:table-cell table:formula="of:=[.AZ5]+MIN([.AZ87];[.BA86])" office:value-type="float" office:value="317382" calcext:value-type="float">
            <text:p>317382</text:p>
          </table:table-cell>
          <table:table-cell table:formula="of:=[.BA5]+MIN([.BA87];[.BB86])" office:value-type="float" office:value="313336" calcext:value-type="float">
            <text:p>313336</text:p>
          </table:table-cell>
          <table:table-cell table:formula="of:=[.BB5]+MIN([.BB87];[.BC86])" office:value-type="float" office:value="318948" calcext:value-type="float">
            <text:p>318948</text:p>
          </table:table-cell>
          <table:table-cell table:formula="of:=[.BC5]+MIN([.BC87];[.BD86])" office:value-type="float" office:value="316556" calcext:value-type="float">
            <text:p>316556</text:p>
          </table:table-cell>
          <table:table-cell table:formula="of:=[.BD5]+MIN([.BD87];[.BE86])" office:value-type="float" office:value="318006" calcext:value-type="float">
            <text:p>318006</text:p>
          </table:table-cell>
          <table:table-cell table:formula="of:=[.BE5]+MIN([.BE87];[.BF86])" office:value-type="float" office:value="317370" calcext:value-type="float">
            <text:p>317370</text:p>
          </table:table-cell>
          <table:table-cell table:formula="of:=[.BF5]+MIN([.BF87];[.BG86])" office:value-type="float" office:value="310571" calcext:value-type="float">
            <text:p>310571</text:p>
          </table:table-cell>
          <table:table-cell table:formula="of:=[.BG5]+MIN([.BG87];[.BH86])" office:value-type="float" office:value="312822" calcext:value-type="float">
            <text:p>312822</text:p>
          </table:table-cell>
          <table:table-cell table:formula="of:=[.BH5]+MIN([.BH87];[.BI86])" office:value-type="float" office:value="315176" calcext:value-type="float">
            <text:p>315176</text:p>
          </table:table-cell>
          <table:table-cell table:formula="of:=[.BI5]+MIN([.BI87];[.BJ86])" office:value-type="float" office:value="308931" calcext:value-type="float">
            <text:p>308931</text:p>
          </table:table-cell>
          <table:table-cell table:formula="of:=[.BJ5]+MIN([.BJ87];[.BK86])" office:value-type="float" office:value="310360" calcext:value-type="float">
            <text:p>310360</text:p>
          </table:table-cell>
          <table:table-cell table:formula="of:=[.BK5]+MIN([.BK87];[.BL86])" office:value-type="float" office:value="308943" calcext:value-type="float">
            <text:p>308943</text:p>
          </table:table-cell>
          <table:table-cell table:formula="of:=[.BL5]+MIN([.BL87];[.BM86])" office:value-type="float" office:value="307600" calcext:value-type="float">
            <text:p>307600</text:p>
          </table:table-cell>
          <table:table-cell table:formula="of:=[.BM5]+MIN([.BM87];[.BN86])" office:value-type="float" office:value="305237" calcext:value-type="float">
            <text:p>305237</text:p>
          </table:table-cell>
          <table:table-cell table:formula="of:=[.BN5]+MIN([.BN87];[.BO86])" office:value-type="float" office:value="311792" calcext:value-type="float">
            <text:p>311792</text:p>
          </table:table-cell>
          <table:table-cell table:formula="of:=[.BO5]+MIN([.BO87];[.BP86])" office:value-type="float" office:value="308823" calcext:value-type="float">
            <text:p>308823</text:p>
          </table:table-cell>
          <table:table-cell table:formula="of:=[.BP5]+MIN([.BP87];[.BQ86])" office:value-type="float" office:value="325735" calcext:value-type="float">
            <text:p>325735</text:p>
          </table:table-cell>
          <table:table-cell table:formula="of:=[.BQ5]+MIN([.BQ87];[.BR86])" office:value-type="float" office:value="316364" calcext:value-type="float">
            <text:p>316364</text:p>
          </table:table-cell>
          <table:table-cell table:formula="of:=[.BR5]+MIN([.BR87];[.BS86])" office:value-type="float" office:value="319866" calcext:value-type="float">
            <text:p>319866</text:p>
          </table:table-cell>
          <table:table-cell table:formula="of:=[.BS5]+MIN([.BS87];[.BT86])" office:value-type="float" office:value="314798" calcext:value-type="float">
            <text:p>314798</text:p>
          </table:table-cell>
          <table:table-cell table:formula="of:=[.BT5]+MIN([.BT87];[.BU86])" office:value-type="float" office:value="313492" calcext:value-type="float">
            <text:p>313492</text:p>
          </table:table-cell>
          <table:table-cell table:formula="of:=[.BU5]+MIN([.BU87];[.BV86])" office:value-type="float" office:value="309588" calcext:value-type="float">
            <text:p>309588</text:p>
          </table:table-cell>
          <table:table-cell table:formula="of:=[.BV5]+MIN([.BV87];[.BW86])" office:value-type="float" office:value="310923" calcext:value-type="float">
            <text:p>310923</text:p>
          </table:table-cell>
          <table:table-cell table:formula="of:=[.BW5]+MIN([.BW87];[.BX86])" office:value-type="float" office:value="307102" calcext:value-type="float">
            <text:p>307102</text:p>
          </table:table-cell>
          <table:table-cell table:formula="of:=[.BX5]+MIN([.BX87];[.BY86])" office:value-type="float" office:value="321055" calcext:value-type="float">
            <text:p>321055</text:p>
          </table:table-cell>
          <table:table-cell table:formula="of:=[.BY5]+MIN([.BY87];[.BZ86])" office:value-type="float" office:value="327128" calcext:value-type="float">
            <text:p>327128</text:p>
          </table:table-cell>
          <table:table-cell table:formula="of:=[.BZ5]+MIN([.BZ87];[.CA86])" office:value-type="float" office:value="322339" calcext:value-type="float">
            <text:p>322339</text:p>
          </table:table-cell>
          <table:table-cell table:formula="of:=[.CA5]+MIN([.CA87];[.CB86])" office:value-type="float" office:value="345526" calcext:value-type="float">
            <text:p>345526</text:p>
          </table:table-cell>
          <table:table-cell table:formula="of:=[.CB5]+[.CB87]" office:value-type="float" office:value="381984" calcext:value-type="float">
            <text:p>381984</text:p>
          </table:table-cell>
        </table:table-row>
        <table:table-row table:style-name="ro1">
          <table:table-cell table:formula="of:=[.A6]+MIN([.A88];[.B87])" office:value-type="float" office:value="431463" calcext:value-type="float">
            <text:p>431463</text:p>
          </table:table-cell>
          <table:table-cell table:formula="of:=[.B6]+MIN([.B88];[.C87])" office:value-type="float" office:value="435936" calcext:value-type="float">
            <text:p>435936</text:p>
          </table:table-cell>
          <table:table-cell table:formula="of:=[.C6]+MIN([.C88];[.D87])" office:value-type="float" office:value="427966" calcext:value-type="float">
            <text:p>427966</text:p>
          </table:table-cell>
          <table:table-cell table:formula="of:=[.D6]+MIN([.D88];[.E87])" office:value-type="float" office:value="428378" calcext:value-type="float">
            <text:p>428378</text:p>
          </table:table-cell>
          <table:table-cell table:formula="of:=[.E6]+MIN([.E88];[.F87])" office:value-type="float" office:value="418571" calcext:value-type="float">
            <text:p>418571</text:p>
          </table:table-cell>
          <table:table-cell table:formula="of:=[.F6]+MIN([.F88];[.G87])" office:value-type="float" office:value="411194" calcext:value-type="float">
            <text:p>411194</text:p>
          </table:table-cell>
          <table:table-cell table:formula="of:=[.G6]+MIN([.G88];[.H87])" office:value-type="float" office:value="403512" calcext:value-type="float">
            <text:p>403512</text:p>
          </table:table-cell>
          <table:table-cell table:formula="of:=[.H6]+MIN([.H88];[.I87])" office:value-type="float" office:value="402198" calcext:value-type="float">
            <text:p>402198</text:p>
          </table:table-cell>
          <table:table-cell table:formula="of:=[.I6]+MIN([.I88];[.J87])" office:value-type="float" office:value="401040" calcext:value-type="float">
            <text:p>401040</text:p>
          </table:table-cell>
          <table:table-cell table:formula="of:=[.J6]+MIN([.J88];[.K87])" office:value-type="float" office:value="394758" calcext:value-type="float">
            <text:p>394758</text:p>
          </table:table-cell>
          <table:table-cell table:formula="of:=[.K6]+MIN([.K88];[.L87])" office:value-type="float" office:value="388448" calcext:value-type="float">
            <text:p>388448</text:p>
          </table:table-cell>
          <table:table-cell table:formula="of:=[.L6]+MIN([.L88];[.M87])" office:value-type="float" office:value="386552" calcext:value-type="float">
            <text:p>386552</text:p>
          </table:table-cell>
          <table:table-cell table:formula="of:=[.M6]+MIN([.M88];[.N87])" office:value-type="float" office:value="384043" calcext:value-type="float">
            <text:p>384043</text:p>
          </table:table-cell>
          <table:table-cell table:formula="of:=[.N6]+MIN([.N88];[.O87])" office:value-type="float" office:value="378607" calcext:value-type="float">
            <text:p>378607</text:p>
          </table:table-cell>
          <table:table-cell table:formula="of:=[.O6]+MIN([.O88];[.P87])" office:value-type="float" office:value="376875" calcext:value-type="float">
            <text:p>376875</text:p>
          </table:table-cell>
          <table:table-cell table:formula="of:=[.P6]+MIN([.P88];[.Q87])" office:value-type="float" office:value="367395" calcext:value-type="float">
            <text:p>367395</text:p>
          </table:table-cell>
          <table:table-cell table:formula="of:=[.Q6]+MIN([.Q88];[.R87])" office:value-type="float" office:value="366689" calcext:value-type="float">
            <text:p>366689</text:p>
          </table:table-cell>
          <table:table-cell table:formula="of:=[.R6]+MIN([.R88];[.S87])" office:value-type="float" office:value="366193" calcext:value-type="float">
            <text:p>366193</text:p>
          </table:table-cell>
          <table:table-cell table:formula="of:=[.S6]+MIN([.S88];[.T87])" office:value-type="float" office:value="366411" calcext:value-type="float">
            <text:p>366411</text:p>
          </table:table-cell>
          <table:table-cell table:formula="of:=[.T6]+MIN([.T88];[.U87])" office:value-type="float" office:value="366981" calcext:value-type="float">
            <text:p>366981</text:p>
          </table:table-cell>
          <table:table-cell table:formula="of:=[.U6]+MIN([.U88];[.V87])" office:value-type="float" office:value="359606" calcext:value-type="float">
            <text:p>359606</text:p>
          </table:table-cell>
          <table:table-cell table:formula="of:=[.V6]+MIN([.V88];[.W87])" office:value-type="float" office:value="357399" calcext:value-type="float">
            <text:p>357399</text:p>
          </table:table-cell>
          <table:table-cell table:formula="of:=[.W6]+MIN([.W88];[.X87])" office:value-type="float" office:value="355093" calcext:value-type="float">
            <text:p>355093</text:p>
          </table:table-cell>
          <table:table-cell table:formula="of:=[.X6]+MIN([.X88];[.Y87])" office:value-type="float" office:value="358151" calcext:value-type="float">
            <text:p>358151</text:p>
          </table:table-cell>
          <table:table-cell table:formula="of:=[.Y6]+MIN([.Y88];[.Z87])" office:value-type="float" office:value="358674" calcext:value-type="float">
            <text:p>358674</text:p>
          </table:table-cell>
          <table:table-cell table:formula="of:=[.Z6]+MIN([.Z88];[.AA87])" office:value-type="float" office:value="355241" calcext:value-type="float">
            <text:p>355241</text:p>
          </table:table-cell>
          <table:table-cell table:formula="of:=[.AA6]+MIN([.AA88];[.AB87])" office:value-type="float" office:value="353235" calcext:value-type="float">
            <text:p>353235</text:p>
          </table:table-cell>
          <table:table-cell table:formula="of:=[.AB6]+MIN([.AB88];[.AC87])" office:value-type="float" office:value="345095" calcext:value-type="float">
            <text:p>345095</text:p>
          </table:table-cell>
          <table:table-cell table:formula="of:=[.AC6]+MIN([.AC88];[.AD87])" office:value-type="float" office:value="345306" calcext:value-type="float">
            <text:p>345306</text:p>
          </table:table-cell>
          <table:table-cell table:formula="of:=[.AD6]+MIN([.AD88];[.AE87])" office:value-type="float" office:value="336825" calcext:value-type="float">
            <text:p>336825</text:p>
          </table:table-cell>
          <table:table-cell table:formula="of:=[.AE6]+MIN([.AE88];[.AF87])" office:value-type="float" office:value="349162" calcext:value-type="float">
            <text:p>349162</text:p>
          </table:table-cell>
          <table:table-cell table:formula="of:=[.AF6]+MIN([.AF88];[.AG87])" office:value-type="float" office:value="348596" calcext:value-type="float">
            <text:p>348596</text:p>
          </table:table-cell>
          <table:table-cell table:formula="of:=[.AG6]+MIN([.AG88];[.AH87])" office:value-type="float" office:value="341264" calcext:value-type="float">
            <text:p>341264</text:p>
          </table:table-cell>
          <table:table-cell table:formula="of:=[.AH6]+MIN([.AH88];[.AI87])" office:value-type="float" office:value="345867" calcext:value-type="float">
            <text:p>345867</text:p>
          </table:table-cell>
          <table:table-cell table:formula="of:=[.AI6]+MIN([.AI88];[.AJ87])" office:value-type="float" office:value="360274" calcext:value-type="float">
            <text:p>360274</text:p>
          </table:table-cell>
          <table:table-cell table:formula="of:=[.AJ6]+MIN([.AJ88];[.AK87])" office:value-type="float" office:value="353762" calcext:value-type="float">
            <text:p>353762</text:p>
          </table:table-cell>
          <table:table-cell table:formula="of:=[.AK6]+MIN([.AK88];[.AL87])" office:value-type="float" office:value="353554" calcext:value-type="float">
            <text:p>353554</text:p>
          </table:table-cell>
          <table:table-cell table:formula="of:=[.AL6]+MIN([.AL88];[.AM87])" office:value-type="float" office:value="352569" calcext:value-type="float">
            <text:p>352569</text:p>
          </table:table-cell>
          <table:table-cell table:formula="of:=[.AM6]+MIN([.AM88];[.AN87])" office:value-type="float" office:value="350779" calcext:value-type="float">
            <text:p>350779</text:p>
          </table:table-cell>
          <table:table-cell table:formula="of:=[.AN6]+MIN([.AN88];[.AO87])" office:value-type="float" office:value="355653" calcext:value-type="float">
            <text:p>355653</text:p>
          </table:table-cell>
          <table:table-cell table:formula="of:=[.AO6]+MIN([.AO88];[.AP87])" office:value-type="float" office:value="350442" calcext:value-type="float">
            <text:p>350442</text:p>
          </table:table-cell>
          <table:table-cell table:formula="of:=[.AP6]+MIN([.AP88];[.AQ87])" office:value-type="float" office:value="341744" calcext:value-type="float">
            <text:p>341744</text:p>
          </table:table-cell>
          <table:table-cell table:formula="of:=[.AQ6]+MIN([.AQ88];[.AR87])" office:value-type="float" office:value="336843" calcext:value-type="float">
            <text:p>336843</text:p>
          </table:table-cell>
          <table:table-cell table:formula="of:=[.AR6]+MIN([.AR88];[.AS87])" office:value-type="float" office:value="337055" calcext:value-type="float">
            <text:p>337055</text:p>
          </table:table-cell>
          <table:table-cell table:formula="of:=[.AS6]+MIN([.AS88];[.AT87])" office:value-type="float" office:value="331178" calcext:value-type="float">
            <text:p>331178</text:p>
          </table:table-cell>
          <table:table-cell table:formula="of:=[.AT6]+MIN([.AT88];[.AU87])" office:value-type="float" office:value="329353" calcext:value-type="float">
            <text:p>329353</text:p>
          </table:table-cell>
          <table:table-cell table:formula="of:=[.AU6]+MIN([.AU88];[.AV87])" office:value-type="float" office:value="327313" calcext:value-type="float">
            <text:p>327313</text:p>
          </table:table-cell>
          <table:table-cell table:formula="of:=[.AV6]+MIN([.AV88];[.AW87])" office:value-type="float" office:value="327173" calcext:value-type="float">
            <text:p>327173</text:p>
          </table:table-cell>
          <table:table-cell table:formula="of:=[.AW6]+MIN([.AW88];[.AX87])" office:value-type="float" office:value="323191" calcext:value-type="float">
            <text:p>323191</text:p>
          </table:table-cell>
          <table:table-cell table:formula="of:=[.AX6]+MIN([.AX88];[.AY87])" office:value-type="float" office:value="318286" calcext:value-type="float">
            <text:p>318286</text:p>
          </table:table-cell>
          <table:table-cell table:formula="of:=[.AY6]+MIN([.AY88];[.AZ87])" office:value-type="float" office:value="314126" calcext:value-type="float">
            <text:p>314126</text:p>
          </table:table-cell>
          <table:table-cell table:formula="of:=[.AZ6]+MIN([.AZ88];[.BA87])" office:value-type="float" office:value="311926" calcext:value-type="float">
            <text:p>311926</text:p>
          </table:table-cell>
          <table:table-cell table:formula="of:=[.BA6]+MIN([.BA88];[.BB87])" office:value-type="float" office:value="306885" calcext:value-type="float">
            <text:p>306885</text:p>
          </table:table-cell>
          <table:table-cell table:formula="of:=[.BB6]+MIN([.BB88];[.BC87])" office:value-type="float" office:value="314835" calcext:value-type="float">
            <text:p>314835</text:p>
          </table:table-cell>
          <table:table-cell table:formula="of:=[.BC6]+MIN([.BC88];[.BD87])" office:value-type="float" office:value="315493" calcext:value-type="float">
            <text:p>315493</text:p>
          </table:table-cell>
          <table:table-cell table:formula="of:=[.BD6]+MIN([.BD88];[.BE87])" office:value-type="float" office:value="313225" calcext:value-type="float">
            <text:p>313225</text:p>
          </table:table-cell>
          <table:table-cell table:formula="of:=[.BE6]+MIN([.BE88];[.BF87])" office:value-type="float" office:value="312050" calcext:value-type="float">
            <text:p>312050</text:p>
          </table:table-cell>
          <table:table-cell table:formula="of:=[.BF6]+MIN([.BF88];[.BG87])" office:value-type="float" office:value="309969" calcext:value-type="float">
            <text:p>309969</text:p>
          </table:table-cell>
          <table:table-cell table:formula="of:=[.BG6]+MIN([.BG88];[.BH87])" office:value-type="float" office:value="311318" calcext:value-type="float">
            <text:p>311318</text:p>
          </table:table-cell>
          <table:table-cell table:formula="of:=[.BH6]+MIN([.BH88];[.BI87])" office:value-type="float" office:value="309693" calcext:value-type="float">
            <text:p>309693</text:p>
          </table:table-cell>
          <table:table-cell table:formula="of:=[.BI6]+MIN([.BI88];[.BJ87])" office:value-type="float" office:value="302381" calcext:value-type="float">
            <text:p>302381</text:p>
          </table:table-cell>
          <table:table-cell table:formula="of:=[.BJ6]+MIN([.BJ88];[.BK87])" office:value-type="float" office:value="311109" calcext:value-type="float">
            <text:p>311109</text:p>
          </table:table-cell>
          <table:table-cell table:formula="of:=[.BK6]+MIN([.BK88];[.BL87])" office:value-type="float" office:value="313273" calcext:value-type="float">
            <text:p>313273</text:p>
          </table:table-cell>
          <table:table-cell table:formula="of:=[.BL6]+MIN([.BL88];[.BM87])" office:value-type="float" office:value="306520" calcext:value-type="float">
            <text:p>306520</text:p>
          </table:table-cell>
          <table:table-cell table:formula="of:=[.BM6]+MIN([.BM88];[.BN87])" office:value-type="float" office:value="301452" calcext:value-type="float">
            <text:p>301452</text:p>
          </table:table-cell>
          <table:table-cell table:formula="of:=[.BN6]+MIN([.BN88];[.BO87])" office:value-type="float" office:value="306344" calcext:value-type="float">
            <text:p>306344</text:p>
          </table:table-cell>
          <table:table-cell table:formula="of:=[.BO6]+MIN([.BO88];[.BP87])" office:value-type="float" office:value="304278" calcext:value-type="float">
            <text:p>304278</text:p>
          </table:table-cell>
          <table:table-cell table:formula="of:=[.BP6]+MIN([.BP88];[.BQ87])" office:value-type="float" office:value="318850" calcext:value-type="float">
            <text:p>318850</text:p>
          </table:table-cell>
          <table:table-cell table:formula="of:=[.BQ6]+MIN([.BQ88];[.BR87])" office:value-type="float" office:value="310944" calcext:value-type="float">
            <text:p>310944</text:p>
          </table:table-cell>
          <table:table-cell table:formula="of:=[.BR6]+MIN([.BR88];[.BS87])" office:value-type="float" office:value="319435" calcext:value-type="float">
            <text:p>319435</text:p>
          </table:table-cell>
          <table:table-cell table:formula="of:=[.BS6]+MIN([.BS88];[.BT87])" office:value-type="float" office:value="310185" calcext:value-type="float">
            <text:p>310185</text:p>
          </table:table-cell>
          <table:table-cell table:formula="of:=[.BT6]+MIN([.BT88];[.BU87])" office:value-type="float" office:value="308610" calcext:value-type="float">
            <text:p>308610</text:p>
          </table:table-cell>
          <table:table-cell table:formula="of:=[.BU6]+MIN([.BU88];[.BV87])" office:value-type="float" office:value="305347" calcext:value-type="float">
            <text:p>305347</text:p>
          </table:table-cell>
          <table:table-cell table:formula="of:=[.BV6]+MIN([.BV88];[.BW87])" office:value-type="float" office:value="305880" calcext:value-type="float">
            <text:p>305880</text:p>
          </table:table-cell>
          <table:table-cell table:formula="of:=[.BW6]+MIN([.BW88];[.BX87])" office:value-type="float" office:value="299229" calcext:value-type="float">
            <text:p>299229</text:p>
          </table:table-cell>
          <table:table-cell table:formula="of:=[.BX6]+MIN([.BX88];[.BY87])" office:value-type="float" office:value="313013" calcext:value-type="float">
            <text:p>313013</text:p>
          </table:table-cell>
          <table:table-cell table:formula="of:=[.BY6]+MIN([.BY88];[.BZ87])" office:value-type="float" office:value="318694" calcext:value-type="float">
            <text:p>318694</text:p>
          </table:table-cell>
          <table:table-cell table:formula="of:=[.BZ6]+MIN([.BZ88];[.CA87])" office:value-type="float" office:value="318400" calcext:value-type="float">
            <text:p>318400</text:p>
          </table:table-cell>
          <table:table-cell table:formula="of:=[.CA6]+MIN([.CA88];[.CB87])" office:value-type="float" office:value="336270" calcext:value-type="float">
            <text:p>336270</text:p>
          </table:table-cell>
          <table:table-cell table:formula="of:=[.CB6]+[.CB88]" office:value-type="float" office:value="379797" calcext:value-type="float">
            <text:p>379797</text:p>
          </table:table-cell>
        </table:table-row>
        <table:table-row table:style-name="ro1">
          <table:table-cell table:formula="of:=[.A7]+MIN([.A89];[.B88])" office:value-type="float" office:value="427843" calcext:value-type="float">
            <text:p>427843</text:p>
          </table:table-cell>
          <table:table-cell table:formula="of:=[.B7]+MIN([.B89];[.C88])" office:value-type="float" office:value="427912" calcext:value-type="float">
            <text:p>427912</text:p>
          </table:table-cell>
          <table:table-cell table:formula="of:=[.C7]+MIN([.C89];[.D88])" office:value-type="float" office:value="427389" calcext:value-type="float">
            <text:p>427389</text:p>
          </table:table-cell>
          <table:table-cell table:formula="of:=[.D7]+MIN([.D89];[.E88])" office:value-type="float" office:value="418381" calcext:value-type="float">
            <text:p>418381</text:p>
          </table:table-cell>
          <table:table-cell table:formula="of:=[.E7]+MIN([.E89];[.F88])" office:value-type="float" office:value="420865" calcext:value-type="float">
            <text:p>420865</text:p>
          </table:table-cell>
          <table:table-cell table:formula="of:=[.F7]+MIN([.F89];[.G88])" office:value-type="float" office:value="415468" calcext:value-type="float">
            <text:p>415468</text:p>
          </table:table-cell>
          <table:table-cell table:formula="of:=[.G7]+MIN([.G89];[.H88])" office:value-type="float" office:value="410039" calcext:value-type="float">
            <text:p>410039</text:p>
          </table:table-cell>
          <table:table-cell table:formula="of:=[.H7]+MIN([.H89];[.I88])" office:value-type="float" office:value="407387" calcext:value-type="float">
            <text:p>407387</text:p>
          </table:table-cell>
          <table:table-cell table:formula="of:=[.I7]+MIN([.I89];[.J88])" office:value-type="float" office:value="403984" calcext:value-type="float">
            <text:p>403984</text:p>
          </table:table-cell>
          <table:table-cell table:formula="of:=[.J7]+MIN([.J89];[.K88])" office:value-type="float" office:value="403214" calcext:value-type="float">
            <text:p>403214</text:p>
          </table:table-cell>
          <table:table-cell table:formula="of:=[.K7]+MIN([.K89];[.L88])" office:value-type="float" office:value="394026" calcext:value-type="float">
            <text:p>394026</text:p>
          </table:table-cell>
          <table:table-cell table:formula="of:=[.L7]+MIN([.L89];[.M88])" office:value-type="float" office:value="389778" calcext:value-type="float">
            <text:p>389778</text:p>
          </table:table-cell>
          <table:table-cell table:formula="of:=[.M7]+MIN([.M89];[.N88])" office:value-type="float" office:value="387285" calcext:value-type="float">
            <text:p>387285</text:p>
          </table:table-cell>
          <table:table-cell table:formula="of:=[.N7]+MIN([.N89];[.O88])" office:value-type="float" office:value="388140" calcext:value-type="float">
            <text:p>388140</text:p>
          </table:table-cell>
          <table:table-cell table:formula="of:=[.O7]+MIN([.O89];[.P88])" office:value-type="float" office:value="379813" calcext:value-type="float">
            <text:p>379813</text:p>
          </table:table-cell>
          <table:table-cell table:formula="of:=[.P7]+MIN([.P89];[.Q88])" office:value-type="float" office:value="370226" calcext:value-type="float">
            <text:p>370226</text:p>
          </table:table-cell>
          <table:table-cell table:formula="of:=[.Q7]+MIN([.Q89];[.R88])" office:value-type="float" office:value="375617" calcext:value-type="float">
            <text:p>375617</text:p>
          </table:table-cell>
          <table:table-cell table:formula="of:=[.R7]+MIN([.R89];[.S88])" office:value-type="float" office:value="366092" calcext:value-type="float">
            <text:p>366092</text:p>
          </table:table-cell>
          <table:table-cell table:formula="of:=[.S7]+MIN([.S89];[.T88])" office:value-type="float" office:value="360179" calcext:value-type="float">
            <text:p>360179</text:p>
          </table:table-cell>
          <table:table-cell table:formula="of:=[.T7]+MIN([.T89];[.U88])" office:value-type="float" office:value="360086" calcext:value-type="float">
            <text:p>360086</text:p>
          </table:table-cell>
          <table:table-cell table:formula="of:=[.U7]+MIN([.U89];[.V88])" office:value-type="float" office:value="358187" calcext:value-type="float">
            <text:p>358187</text:p>
          </table:table-cell>
          <table:table-cell table:formula="of:=[.V7]+MIN([.V89];[.W88])" office:value-type="float" office:value="357859" calcext:value-type="float">
            <text:p>357859</text:p>
          </table:table-cell>
          <table:table-cell table:formula="of:=[.W7]+MIN([.W89];[.X88])" office:value-type="float" office:value="354983" calcext:value-type="float">
            <text:p>354983</text:p>
          </table:table-cell>
          <table:table-cell table:formula="of:=[.X7]+MIN([.X89];[.Y88])" office:value-type="float" office:value="351379" calcext:value-type="float">
            <text:p>351379</text:p>
          </table:table-cell>
          <table:table-cell table:formula="of:=[.Y7]+MIN([.Y89];[.Z88])" office:value-type="float" office:value="359124" calcext:value-type="float">
            <text:p>359124</text:p>
          </table:table-cell>
          <table:table-cell table:formula="of:=[.Z7]+MIN([.Z89];[.AA88])" office:value-type="float" office:value="352363" calcext:value-type="float">
            <text:p>352363</text:p>
          </table:table-cell>
          <table:table-cell table:formula="of:=[.AA7]+MIN([.AA89];[.AB88])" office:value-type="float" office:value="346821" calcext:value-type="float">
            <text:p>346821</text:p>
          </table:table-cell>
          <table:table-cell table:formula="of:=[.AB7]+MIN([.AB89];[.AC88])" office:value-type="float" office:value="339162" calcext:value-type="float">
            <text:p>339162</text:p>
          </table:table-cell>
          <table:table-cell table:formula="of:=[.AC7]+MIN([.AC89];[.AD88])" office:value-type="float" office:value="336618" calcext:value-type="float">
            <text:p>336618</text:p>
          </table:table-cell>
          <table:table-cell table:formula="of:=[.AD7]+MIN([.AD89];[.AE88])" office:value-type="float" office:value="335426" calcext:value-type="float">
            <text:p>335426</text:p>
          </table:table-cell>
          <table:table-cell table:formula="of:=[.AE7]+MIN([.AE89];[.AF88])" office:value-type="float" office:value="346952" calcext:value-type="float">
            <text:p>346952</text:p>
          </table:table-cell>
          <table:table-cell table:formula="of:=[.AF7]+MIN([.AF89];[.AG88])" office:value-type="float" office:value="341679" calcext:value-type="float">
            <text:p>341679</text:p>
          </table:table-cell>
          <table:table-cell table:formula="of:=[.AG7]+MIN([.AG89];[.AH88])" office:value-type="float" office:value="335092" calcext:value-type="float">
            <text:p>335092</text:p>
          </table:table-cell>
          <table:table-cell table:formula="of:=[.AH7]+MIN([.AH89];[.AI88])" office:value-type="float" office:value="339464" calcext:value-type="float">
            <text:p>339464</text:p>
          </table:table-cell>
          <table:table-cell table:formula="of:=[.AI7]+MIN([.AI89];[.AJ88])" office:value-type="float" office:value="352941" calcext:value-type="float">
            <text:p>352941</text:p>
          </table:table-cell>
          <table:table-cell table:formula="of:=[.AJ7]+MIN([.AJ89];[.AK88])" office:value-type="float" office:value="349718" calcext:value-type="float">
            <text:p>349718</text:p>
          </table:table-cell>
          <table:table-cell table:formula="of:=[.AK7]+MIN([.AK89];[.AL88])" office:value-type="float" office:value="351263" calcext:value-type="float">
            <text:p>351263</text:p>
          </table:table-cell>
          <table:table-cell table:formula="of:=[.AL7]+MIN([.AL89];[.AM88])" office:value-type="float" office:value="350946" calcext:value-type="float">
            <text:p>350946</text:p>
          </table:table-cell>
          <table:table-cell table:formula="of:=[.AM7]+MIN([.AM89];[.AN88])" office:value-type="float" office:value="348333" calcext:value-type="float">
            <text:p>348333</text:p>
          </table:table-cell>
          <table:table-cell table:formula="of:=[.AN7]+MIN([.AN89];[.AO88])" office:value-type="float" office:value="348263" calcext:value-type="float">
            <text:p>348263</text:p>
          </table:table-cell>
          <table:table-cell table:formula="of:=[.AO7]+MIN([.AO89];[.AP88])" office:value-type="float" office:value="343060" calcext:value-type="float">
            <text:p>343060</text:p>
          </table:table-cell>
          <table:table-cell table:formula="of:=[.AP7]+MIN([.AP89];[.AQ88])" office:value-type="float" office:value="336021" calcext:value-type="float">
            <text:p>336021</text:p>
          </table:table-cell>
          <table:table-cell table:formula="of:=[.AQ7]+MIN([.AQ89];[.AR88])" office:value-type="float" office:value="333165" calcext:value-type="float">
            <text:p>333165</text:p>
          </table:table-cell>
          <table:table-cell table:formula="of:=[.AR7]+MIN([.AR89];[.AS88])" office:value-type="float" office:value="329951" calcext:value-type="float">
            <text:p>329951</text:p>
          </table:table-cell>
          <table:table-cell table:formula="of:=[.AS7]+MIN([.AS89];[.AT88])" office:value-type="float" office:value="337733" calcext:value-type="float">
            <text:p>337733</text:p>
          </table:table-cell>
          <table:table-cell table:formula="of:=[.AT7]+MIN([.AT89];[.AU88])" office:value-type="float" office:value="330234" calcext:value-type="float">
            <text:p>330234</text:p>
          </table:table-cell>
          <table:table-cell table:formula="of:=[.AU7]+MIN([.AU89];[.AV88])" office:value-type="float" office:value="332044" calcext:value-type="float">
            <text:p>332044</text:p>
          </table:table-cell>
          <table:table-cell table:formula="of:=[.AV7]+MIN([.AV89];[.AW88])" office:value-type="float" office:value="328515" calcext:value-type="float">
            <text:p>328515</text:p>
          </table:table-cell>
          <table:table-cell table:formula="of:=[.AW7]+MIN([.AW89];[.AX88])" office:value-type="float" office:value="327092" calcext:value-type="float">
            <text:p>327092</text:p>
          </table:table-cell>
          <table:table-cell table:formula="of:=[.AX7]+MIN([.AX89];[.AY88])" office:value-type="float" office:value="320458" calcext:value-type="float">
            <text:p>320458</text:p>
          </table:table-cell>
          <table:table-cell table:formula="of:=[.AY7]+MIN([.AY89];[.AZ88])" office:value-type="float" office:value="318941" calcext:value-type="float">
            <text:p>318941</text:p>
          </table:table-cell>
          <table:table-cell table:formula="of:=[.AZ7]+MIN([.AZ89];[.BA88])" office:value-type="float" office:value="310705" calcext:value-type="float">
            <text:p>310705</text:p>
          </table:table-cell>
          <table:table-cell table:formula="of:=[.BA7]+MIN([.BA89];[.BB88])" office:value-type="float" office:value="304373" calcext:value-type="float">
            <text:p>304373</text:p>
          </table:table-cell>
          <table:table-cell table:formula="of:=[.BB7]+MIN([.BB89];[.BC88])" office:value-type="float" office:value="313347" calcext:value-type="float">
            <text:p>313347</text:p>
          </table:table-cell>
          <table:table-cell table:formula="of:=[.BC7]+MIN([.BC89];[.BD88])" office:value-type="float" office:value="315706" calcext:value-type="float">
            <text:p>315706</text:p>
          </table:table-cell>
          <table:table-cell table:formula="of:=[.BD7]+MIN([.BD89];[.BE88])" office:value-type="float" office:value="312810" calcext:value-type="float">
            <text:p>312810</text:p>
          </table:table-cell>
          <table:table-cell table:formula="of:=[.BE7]+MIN([.BE89];[.BF88])" office:value-type="float" office:value="304462" calcext:value-type="float">
            <text:p>304462</text:p>
          </table:table-cell>
          <table:table-cell table:formula="of:=[.BF7]+MIN([.BF89];[.BG88])" office:value-type="float" office:value="301648" calcext:value-type="float">
            <text:p>301648</text:p>
          </table:table-cell>
          <table:table-cell table:formula="of:=[.BG7]+MIN([.BG89];[.BH88])" office:value-type="float" office:value="303240" calcext:value-type="float">
            <text:p>303240</text:p>
          </table:table-cell>
          <table:table-cell table:formula="of:=[.BH7]+MIN([.BH89];[.BI88])" office:value-type="float" office:value="305416" calcext:value-type="float">
            <text:p>305416</text:p>
          </table:table-cell>
          <table:table-cell table:formula="of:=[.BI7]+MIN([.BI89];[.BJ88])" office:value-type="float" office:value="301404" calcext:value-type="float">
            <text:p>301404</text:p>
          </table:table-cell>
          <table:table-cell table:formula="of:=[.BJ7]+MIN([.BJ89];[.BK88])" office:value-type="float" office:value="305852" calcext:value-type="float">
            <text:p>305852</text:p>
          </table:table-cell>
          <table:table-cell table:formula="of:=[.BK7]+MIN([.BK89];[.BL88])" office:value-type="float" office:value="304808" calcext:value-type="float">
            <text:p>304808</text:p>
          </table:table-cell>
          <table:table-cell table:formula="of:=[.BL7]+MIN([.BL89];[.BM88])" office:value-type="float" office:value="304540" calcext:value-type="float">
            <text:p>304540</text:p>
          </table:table-cell>
          <table:table-cell table:formula="of:=[.BM7]+MIN([.BM89];[.BN88])" office:value-type="float" office:value="297999" calcext:value-type="float">
            <text:p>297999</text:p>
          </table:table-cell>
          <table:table-cell table:formula="of:=[.BN7]+MIN([.BN89];[.BO88])" office:value-type="float" office:value="303248" calcext:value-type="float">
            <text:p>303248</text:p>
          </table:table-cell>
          <table:table-cell table:formula="of:=[.BO7]+MIN([.BO89];[.BP88])" office:value-type="float" office:value="302627" calcext:value-type="float">
            <text:p>302627</text:p>
          </table:table-cell>
          <table:table-cell table:formula="of:=[.BP7]+MIN([.BP89];[.BQ88])" office:value-type="float" office:value="314834" calcext:value-type="float">
            <text:p>314834</text:p>
          </table:table-cell>
          <table:table-cell table:formula="of:=[.BQ7]+MIN([.BQ89];[.BR88])" office:value-type="float" office:value="310691" calcext:value-type="float">
            <text:p>310691</text:p>
          </table:table-cell>
          <table:table-cell table:formula="of:=[.BR7]+MIN([.BR89];[.BS88])" office:value-type="float" office:value="313000" calcext:value-type="float">
            <text:p>313000</text:p>
          </table:table-cell>
          <table:table-cell table:formula="of:=[.BS7]+MIN([.BS89];[.BT88])" office:value-type="float" office:value="304164" calcext:value-type="float">
            <text:p>304164</text:p>
          </table:table-cell>
          <table:table-cell table:formula="of:=[.BT7]+MIN([.BT89];[.BU88])" office:value-type="float" office:value="299819" calcext:value-type="float">
            <text:p>299819</text:p>
          </table:table-cell>
          <table:table-cell table:formula="of:=[.BU7]+MIN([.BU89];[.BV88])" office:value-type="float" office:value="297238" calcext:value-type="float">
            <text:p>297238</text:p>
          </table:table-cell>
          <table:table-cell table:formula="of:=[.BV7]+MIN([.BV89];[.BW88])" office:value-type="float" office:value="304255" calcext:value-type="float">
            <text:p>304255</text:p>
          </table:table-cell>
          <table:table-cell table:formula="of:=[.BW7]+MIN([.BW89];[.BX88])" office:value-type="float" office:value="295817" calcext:value-type="float">
            <text:p>295817</text:p>
          </table:table-cell>
          <table:table-cell table:formula="of:=[.BX7]+MIN([.BX89];[.BY88])" office:value-type="float" office:value="312668" calcext:value-type="float">
            <text:p>312668</text:p>
          </table:table-cell>
          <table:table-cell table:formula="of:=[.BY7]+MIN([.BY89];[.BZ88])" office:value-type="float" office:value="313916" calcext:value-type="float">
            <text:p>313916</text:p>
          </table:table-cell>
          <table:table-cell table:formula="of:=[.BZ7]+MIN([.BZ89];[.CA88])" office:value-type="float" office:value="313248" calcext:value-type="float">
            <text:p>313248</text:p>
          </table:table-cell>
          <table:table-cell table:formula="of:=[.CA7]+MIN([.CA89];[.CB88])" office:value-type="float" office:value="331387" calcext:value-type="float">
            <text:p>331387</text:p>
          </table:table-cell>
          <table:table-cell table:formula="of:=[.CB7]+[.CB89]" office:value-type="float" office:value="372292" calcext:value-type="float">
            <text:p>372292</text:p>
          </table:table-cell>
        </table:table-row>
        <table:table-row table:style-name="ro1">
          <table:table-cell table:formula="of:=[.A8]+MIN([.A90];[.B89])" office:value-type="float" office:value="426769" calcext:value-type="float">
            <text:p>426769</text:p>
          </table:table-cell>
          <table:table-cell table:formula="of:=[.B8]+MIN([.B90];[.C89])" office:value-type="float" office:value="422474" calcext:value-type="float">
            <text:p>422474</text:p>
          </table:table-cell>
          <table:table-cell table:formula="of:=[.C8]+MIN([.C90];[.D89])" office:value-type="float" office:value="421298" calcext:value-type="float">
            <text:p>421298</text:p>
          </table:table-cell>
          <table:table-cell table:formula="of:=[.D8]+MIN([.D90];[.E89])" office:value-type="float" office:value="415702" calcext:value-type="float">
            <text:p>415702</text:p>
          </table:table-cell>
          <table:table-cell table:formula="of:=[.E8]+MIN([.E90];[.F89])" office:value-type="float" office:value="415836" calcext:value-type="float">
            <text:p>415836</text:p>
          </table:table-cell>
          <table:table-cell table:formula="of:=[.F8]+MIN([.F90];[.G89])" office:value-type="float" office:value="416922" calcext:value-type="float">
            <text:p>416922</text:p>
          </table:table-cell>
          <table:table-cell table:formula="of:=[.G8]+MIN([.G90];[.H89])" office:value-type="float" office:value="409145" calcext:value-type="float">
            <text:p>409145</text:p>
          </table:table-cell>
          <table:table-cell table:formula="of:=[.H8]+MIN([.H90];[.I89])" office:value-type="float" office:value="414340" calcext:value-type="float">
            <text:p>414340</text:p>
          </table:table-cell>
          <table:table-cell table:formula="of:=[.I8]+MIN([.I90];[.J89])" office:value-type="float" office:value="408985" calcext:value-type="float">
            <text:p>408985</text:p>
          </table:table-cell>
          <table:table-cell table:formula="of:=[.J8]+MIN([.J90];[.K89])" office:value-type="float" office:value="400593" calcext:value-type="float">
            <text:p>400593</text:p>
          </table:table-cell>
          <table:table-cell table:formula="of:=[.K8]+MIN([.K90];[.L89])" office:value-type="float" office:value="393934" calcext:value-type="float">
            <text:p>393934</text:p>
          </table:table-cell>
          <table:table-cell table:formula="of:=[.L8]+MIN([.L90];[.M89])" office:value-type="float" office:value="387987" calcext:value-type="float">
            <text:p>387987</text:p>
          </table:table-cell>
          <table:table-cell table:formula="of:=[.M8]+MIN([.M90];[.N89])" office:value-type="float" office:value="382924" calcext:value-type="float">
            <text:p>382924</text:p>
          </table:table-cell>
          <table:table-cell table:formula="of:=[.N8]+MIN([.N90];[.O89])" office:value-type="float" office:value="383806" calcext:value-type="float">
            <text:p>383806</text:p>
          </table:table-cell>
          <table:table-cell table:formula="of:=[.O8]+MIN([.O90];[.P89])" office:value-type="float" office:value="378764" calcext:value-type="float">
            <text:p>378764</text:p>
          </table:table-cell>
          <table:table-cell table:formula="of:=[.P8]+MIN([.P90];[.Q89])" office:value-type="float" office:value="369519" calcext:value-type="float">
            <text:p>369519</text:p>
          </table:table-cell>
          <table:table-cell table:formula="of:=[.Q8]+MIN([.Q90];[.R89])" office:value-type="float" office:value="366840" calcext:value-type="float">
            <text:p>366840</text:p>
          </table:table-cell>
          <table:table-cell table:formula="of:=[.R8]+MIN([.R90];[.S89])" office:value-type="float" office:value="366073" calcext:value-type="float">
            <text:p>366073</text:p>
          </table:table-cell>
          <table:table-cell table:formula="of:=[.S8]+MIN([.S90];[.T89])" office:value-type="float" office:value="365359" calcext:value-type="float">
            <text:p>365359</text:p>
          </table:table-cell>
          <table:table-cell table:formula="of:=[.T8]+MIN([.T90];[.U89])" office:value-type="float" office:value="372133" calcext:value-type="float">
            <text:p>372133</text:p>
          </table:table-cell>
          <table:table-cell table:formula="of:=[.U8]+MIN([.U90];[.V89])" office:value-type="float" office:value="363575" calcext:value-type="float">
            <text:p>363575</text:p>
          </table:table-cell>
          <table:table-cell table:formula="of:=[.V8]+MIN([.V90];[.W89])" office:value-type="float" office:value="363412" calcext:value-type="float">
            <text:p>363412</text:p>
          </table:table-cell>
          <table:table-cell table:formula="of:=[.W8]+MIN([.W90];[.X89])" office:value-type="float" office:value="359485" calcext:value-type="float">
            <text:p>359485</text:p>
          </table:table-cell>
          <table:table-cell table:formula="of:=[.X8]+MIN([.X90];[.Y89])" office:value-type="float" office:value="350706" calcext:value-type="float">
            <text:p>350706</text:p>
          </table:table-cell>
          <table:table-cell table:formula="of:=[.Y8]+MIN([.Y90];[.Z89])" office:value-type="float" office:value="350548" calcext:value-type="float">
            <text:p>350548</text:p>
          </table:table-cell>
          <table:table-cell table:formula="of:=[.Z8]+MIN([.Z90];[.AA89])" office:value-type="float" office:value="345455" calcext:value-type="float">
            <text:p>345455</text:p>
          </table:table-cell>
          <table:table-cell table:formula="of:=[.AA8]+MIN([.AA90];[.AB89])" office:value-type="float" office:value="343008" calcext:value-type="float">
            <text:p>343008</text:p>
          </table:table-cell>
          <table:table-cell table:formula="of:=[.AB8]+MIN([.AB90];[.AC89])" office:value-type="float" office:value="337226" calcext:value-type="float">
            <text:p>337226</text:p>
          </table:table-cell>
          <table:table-cell table:formula="of:=[.AC8]+MIN([.AC90];[.AD89])" office:value-type="float" office:value="333259" calcext:value-type="float">
            <text:p>333259</text:p>
          </table:table-cell>
          <table:table-cell table:formula="of:=[.AD8]+MIN([.AD90];[.AE89])" office:value-type="float" office:value="331543" calcext:value-type="float">
            <text:p>331543</text:p>
          </table:table-cell>
          <table:table-cell table:formula="of:=[.AE8]+MIN([.AE90];[.AF89])" office:value-type="float" office:value="342763" calcext:value-type="float">
            <text:p>342763</text:p>
          </table:table-cell>
          <table:table-cell table:formula="of:=[.AF8]+MIN([.AF90];[.AG89])" office:value-type="float" office:value="340191" calcext:value-type="float">
            <text:p>340191</text:p>
          </table:table-cell>
          <table:table-cell table:formula="of:=[.AG8]+MIN([.AG90];[.AH89])" office:value-type="float" office:value="332027" calcext:value-type="float">
            <text:p>332027</text:p>
          </table:table-cell>
          <table:table-cell table:formula="of:=[.AH8]+MIN([.AH90];[.AI89])" office:value-type="float" office:value="337715" calcext:value-type="float">
            <text:p>337715</text:p>
          </table:table-cell>
          <table:table-cell table:formula="of:=[.AI8]+MIN([.AI90];[.AJ89])" office:value-type="float" office:value="353491" calcext:value-type="float">
            <text:p>353491</text:p>
          </table:table-cell>
          <table:table-cell table:formula="of:=[.AJ8]+MIN([.AJ90];[.AK89])" office:value-type="float" office:value="349114" calcext:value-type="float">
            <text:p>349114</text:p>
          </table:table-cell>
          <table:table-cell table:formula="of:=[.AK8]+MIN([.AK90];[.AL89])" office:value-type="float" office:value="341338" calcext:value-type="float">
            <text:p>341338</text:p>
          </table:table-cell>
          <table:table-cell table:formula="of:=[.AL8]+MIN([.AL90];[.AM89])" office:value-type="float" office:value="344005" calcext:value-type="float">
            <text:p>344005</text:p>
          </table:table-cell>
          <table:table-cell table:formula="of:=[.AM8]+MIN([.AM90];[.AN89])" office:value-type="float" office:value="345510" calcext:value-type="float">
            <text:p>345510</text:p>
          </table:table-cell>
          <table:table-cell table:formula="of:=[.AN8]+MIN([.AN90];[.AO89])" office:value-type="float" office:value="339496" calcext:value-type="float">
            <text:p>339496</text:p>
          </table:table-cell>
          <table:table-cell table:formula="of:=[.AO8]+MIN([.AO90];[.AP89])" office:value-type="float" office:value="339678" calcext:value-type="float">
            <text:p>339678</text:p>
          </table:table-cell>
          <table:table-cell table:formula="of:=[.AP8]+MIN([.AP90];[.AQ89])" office:value-type="float" office:value="332731" calcext:value-type="float">
            <text:p>332731</text:p>
          </table:table-cell>
          <table:table-cell table:formula="of:=[.AQ8]+MIN([.AQ90];[.AR89])" office:value-type="float" office:value="331276" calcext:value-type="float">
            <text:p>331276</text:p>
          </table:table-cell>
          <table:table-cell table:formula="of:=[.AR8]+MIN([.AR90];[.AS89])" office:value-type="float" office:value="328164" calcext:value-type="float">
            <text:p>328164</text:p>
          </table:table-cell>
          <table:table-cell table:formula="of:=[.AS8]+MIN([.AS90];[.AT89])" office:value-type="float" office:value="329829" calcext:value-type="float">
            <text:p>329829</text:p>
          </table:table-cell>
          <table:table-cell table:formula="of:=[.AT8]+MIN([.AT90];[.AU89])" office:value-type="float" office:value="326813" calcext:value-type="float">
            <text:p>326813</text:p>
          </table:table-cell>
          <table:table-cell table:formula="of:=[.AU8]+MIN([.AU90];[.AV89])" office:value-type="float" office:value="324907" calcext:value-type="float">
            <text:p>324907</text:p>
          </table:table-cell>
          <table:table-cell table:formula="of:=[.AV8]+MIN([.AV90];[.AW89])" office:value-type="float" office:value="318955" calcext:value-type="float">
            <text:p>318955</text:p>
          </table:table-cell>
          <table:table-cell table:formula="of:=[.AW8]+MIN([.AW90];[.AX89])" office:value-type="float" office:value="318641" calcext:value-type="float">
            <text:p>318641</text:p>
          </table:table-cell>
          <table:table-cell table:formula="of:=[.AX8]+MIN([.AX90];[.AY89])" office:value-type="float" office:value="317789" calcext:value-type="float">
            <text:p>317789</text:p>
          </table:table-cell>
          <table:table-cell table:formula="of:=[.AY8]+MIN([.AY90];[.AZ89])" office:value-type="float" office:value="309722" calcext:value-type="float">
            <text:p>309722</text:p>
          </table:table-cell>
          <table:table-cell table:formula="of:=[.AZ8]+MIN([.AZ90];[.BA89])" office:value-type="float" office:value="312011" calcext:value-type="float">
            <text:p>312011</text:p>
          </table:table-cell>
          <table:table-cell table:formula="of:=[.BA8]+MIN([.BA90];[.BB89])" office:value-type="float" office:value="302797" calcext:value-type="float">
            <text:p>302797</text:p>
          </table:table-cell>
          <table:table-cell table:formula="of:=[.BB8]+MIN([.BB90];[.BC89])" office:value-type="float" office:value="307870" calcext:value-type="float">
            <text:p>307870</text:p>
          </table:table-cell>
          <table:table-cell table:formula="of:=[.BC8]+MIN([.BC90];[.BD89])" office:value-type="float" office:value="308951" calcext:value-type="float">
            <text:p>308951</text:p>
          </table:table-cell>
          <table:table-cell table:formula="of:=[.BD8]+MIN([.BD90];[.BE89])" office:value-type="float" office:value="307107" calcext:value-type="float">
            <text:p>307107</text:p>
          </table:table-cell>
          <table:table-cell table:formula="of:=[.BE8]+MIN([.BE90];[.BF89])" office:value-type="float" office:value="300298" calcext:value-type="float">
            <text:p>300298</text:p>
          </table:table-cell>
          <table:table-cell table:formula="of:=[.BF8]+MIN([.BF90];[.BG89])" office:value-type="float" office:value="297341" calcext:value-type="float">
            <text:p>297341</text:p>
          </table:table-cell>
          <table:table-cell table:formula="of:=[.BG8]+MIN([.BG90];[.BH89])" office:value-type="float" office:value="300256" calcext:value-type="float">
            <text:p>300256</text:p>
          </table:table-cell>
          <table:table-cell table:formula="of:=[.BH8]+MIN([.BH90];[.BI89])" office:value-type="float" office:value="302252" calcext:value-type="float">
            <text:p>302252</text:p>
          </table:table-cell>
          <table:table-cell table:formula="of:=[.BI8]+MIN([.BI90];[.BJ89])" office:value-type="float" office:value="294775" calcext:value-type="float">
            <text:p>294775</text:p>
          </table:table-cell>
          <table:table-cell table:formula="of:=[.BJ8]+MIN([.BJ90];[.BK89])" office:value-type="float" office:value="308660" calcext:value-type="float">
            <text:p>308660</text:p>
          </table:table-cell>
          <table:table-cell table:formula="of:=[.BK8]+MIN([.BK90];[.BL89])" office:value-type="float" office:value="301934" calcext:value-type="float">
            <text:p>301934</text:p>
          </table:table-cell>
          <table:table-cell table:formula="of:=[.BL8]+MIN([.BL90];[.BM89])" office:value-type="float" office:value="301596" calcext:value-type="float">
            <text:p>301596</text:p>
          </table:table-cell>
          <table:table-cell table:formula="of:=[.BM8]+MIN([.BM90];[.BN89])" office:value-type="float" office:value="293057" calcext:value-type="float">
            <text:p>293057</text:p>
          </table:table-cell>
          <table:table-cell table:formula="of:=[.BN8]+MIN([.BN90];[.BO89])" office:value-type="float" office:value="302345" calcext:value-type="float">
            <text:p>302345</text:p>
          </table:table-cell>
          <table:table-cell table:formula="of:=[.BO8]+MIN([.BO90];[.BP89])" office:value-type="float" office:value="301223" calcext:value-type="float">
            <text:p>301223</text:p>
          </table:table-cell>
          <table:table-cell table:formula="of:=[.BP8]+MIN([.BP90];[.BQ89])" office:value-type="float" office:value="305709" calcext:value-type="float">
            <text:p>305709</text:p>
          </table:table-cell>
          <table:table-cell table:formula="of:=[.BQ8]+MIN([.BQ90];[.BR89])" office:value-type="float" office:value="305531" calcext:value-type="float">
            <text:p>305531</text:p>
          </table:table-cell>
          <table:table-cell table:formula="of:=[.BR8]+MIN([.BR90];[.BS89])" office:value-type="float" office:value="309404" calcext:value-type="float">
            <text:p>309404</text:p>
          </table:table-cell>
          <table:table-cell table:formula="of:=[.BS8]+MIN([.BS90];[.BT89])" office:value-type="float" office:value="306882" calcext:value-type="float">
            <text:p>306882</text:p>
          </table:table-cell>
          <table:table-cell table:formula="of:=[.BT8]+MIN([.BT90];[.BU89])" office:value-type="float" office:value="304004" calcext:value-type="float">
            <text:p>304004</text:p>
          </table:table-cell>
          <table:table-cell table:formula="of:=[.BU8]+MIN([.BU90];[.BV89])" office:value-type="float" office:value="296778" calcext:value-type="float">
            <text:p>296778</text:p>
          </table:table-cell>
          <table:table-cell table:formula="of:=[.BV8]+MIN([.BV90];[.BW89])" office:value-type="float" office:value="301753" calcext:value-type="float">
            <text:p>301753</text:p>
          </table:table-cell>
          <table:table-cell table:formula="of:=[.BW8]+MIN([.BW90];[.BX89])" office:value-type="float" office:value="294279" calcext:value-type="float">
            <text:p>294279</text:p>
          </table:table-cell>
          <table:table-cell table:formula="of:=[.BX8]+MIN([.BX90];[.BY89])" office:value-type="float" office:value="307161" calcext:value-type="float">
            <text:p>307161</text:p>
          </table:table-cell>
          <table:table-cell table:formula="of:=[.BY8]+MIN([.BY90];[.BZ89])" office:value-type="float" office:value="315102" calcext:value-type="float">
            <text:p>315102</text:p>
          </table:table-cell>
          <table:table-cell table:formula="of:=[.BZ8]+MIN([.BZ90];[.CA89])" office:value-type="float" office:value="309896" calcext:value-type="float">
            <text:p>309896</text:p>
          </table:table-cell>
          <table:table-cell table:formula="of:=[.CA8]+MIN([.CA90];[.CB89])" office:value-type="float" office:value="328709" calcext:value-type="float">
            <text:p>328709</text:p>
          </table:table-cell>
          <table:table-cell table:formula="of:=[.CB8]+[.CB90]" office:value-type="float" office:value="365350" calcext:value-type="float">
            <text:p>365350</text:p>
          </table:table-cell>
        </table:table-row>
        <table:table-row table:style-name="ro1">
          <table:table-cell table:formula="of:=[.A9]+MIN([.A91];[.B90])" office:value-type="float" office:value="423624" calcext:value-type="float">
            <text:p>423624</text:p>
          </table:table-cell>
          <table:table-cell table:formula="of:=[.B9]+MIN([.B91];[.C90])" office:value-type="float" office:value="423114" calcext:value-type="float">
            <text:p>423114</text:p>
          </table:table-cell>
          <table:table-cell table:formula="of:=[.C9]+MIN([.C91];[.D90])" office:value-type="float" office:value="419558" calcext:value-type="float">
            <text:p>419558</text:p>
          </table:table-cell>
          <table:table-cell table:formula="of:=[.D9]+MIN([.D91];[.E90])" office:value-type="float" office:value="414181" calcext:value-type="float">
            <text:p>414181</text:p>
          </table:table-cell>
          <table:table-cell table:formula="of:=[.E9]+MIN([.E91];[.F90])" office:value-type="float" office:value="412775" calcext:value-type="float">
            <text:p>412775</text:p>
          </table:table-cell>
          <table:table-cell table:formula="of:=[.F9]+MIN([.F91];[.G90])" office:value-type="float" office:value="407054" calcext:value-type="float">
            <text:p>407054</text:p>
          </table:table-cell>
          <table:table-cell table:formula="of:=[.G9]+MIN([.G91];[.H90])" office:value-type="float" office:value="402108" calcext:value-type="float">
            <text:p>402108</text:p>
          </table:table-cell>
          <table:table-cell table:formula="of:=[.H9]+MIN([.H91];[.I90])" office:value-type="float" office:value="407211" calcext:value-type="float">
            <text:p>407211</text:p>
          </table:table-cell>
          <table:table-cell table:formula="of:=[.I9]+MIN([.I91];[.J90])" office:value-type="float" office:value="400052" calcext:value-type="float">
            <text:p>400052</text:p>
          </table:table-cell>
          <table:table-cell table:formula="of:=[.J9]+MIN([.J91];[.K90])" office:value-type="float" office:value="402196" calcext:value-type="float">
            <text:p>402196</text:p>
          </table:table-cell>
          <table:table-cell table:formula="of:=[.K9]+MIN([.K91];[.L90])" office:value-type="float" office:value="393903" calcext:value-type="float">
            <text:p>393903</text:p>
          </table:table-cell>
          <table:table-cell table:formula="of:=[.L9]+MIN([.L91];[.M90])" office:value-type="float" office:value="385622" calcext:value-type="float">
            <text:p>385622</text:p>
          </table:table-cell>
          <table:table-cell table:formula="of:=[.M9]+MIN([.M91];[.N90])" office:value-type="float" office:value="379271" calcext:value-type="float">
            <text:p>379271</text:p>
          </table:table-cell>
          <table:table-cell table:formula="of:=[.N9]+MIN([.N91];[.O90])" office:value-type="float" office:value="374359" calcext:value-type="float">
            <text:p>374359</text:p>
          </table:table-cell>
          <table:table-cell table:formula="of:=[.O9]+MIN([.O91];[.P90])" office:value-type="float" office:value="374072" calcext:value-type="float">
            <text:p>374072</text:p>
          </table:table-cell>
          <table:table-cell table:formula="of:=[.P9]+MIN([.P91];[.Q90])" office:value-type="float" office:value="371202" calcext:value-type="float">
            <text:p>371202</text:p>
          </table:table-cell>
          <table:table-cell table:formula="of:=[.Q9]+MIN([.Q91];[.R90])" office:value-type="float" office:value="369703" calcext:value-type="float">
            <text:p>369703</text:p>
          </table:table-cell>
          <table:table-cell table:formula="of:=[.R9]+MIN([.R91];[.S90])" office:value-type="float" office:value="369783" calcext:value-type="float">
            <text:p>369783</text:p>
          </table:table-cell>
          <table:table-cell table:formula="of:=[.S9]+MIN([.S91];[.T90])" office:value-type="float" office:value="365243" calcext:value-type="float">
            <text:p>365243</text:p>
          </table:table-cell>
          <table:table-cell table:formula="of:=[.T9]+MIN([.T91];[.U90])" office:value-type="float" office:value="369027" calcext:value-type="float">
            <text:p>369027</text:p>
          </table:table-cell>
          <table:table-cell table:formula="of:=[.U9]+MIN([.U91];[.V90])" office:value-type="float" office:value="370859" calcext:value-type="float">
            <text:p>370859</text:p>
          </table:table-cell>
          <table:table-cell table:formula="of:=[.V9]+MIN([.V91];[.W90])" office:value-type="float" office:value="361296" calcext:value-type="float">
            <text:p>361296</text:p>
          </table:table-cell>
          <table:table-cell table:formula="of:=[.W9]+MIN([.W91];[.X90])" office:value-type="float" office:value="359390" calcext:value-type="float">
            <text:p>359390</text:p>
          </table:table-cell>
          <table:table-cell table:formula="of:=[.X9]+MIN([.X91];[.Y90])" office:value-type="float" office:value="353092" calcext:value-type="float">
            <text:p>353092</text:p>
          </table:table-cell>
          <table:table-cell table:formula="of:=[.Y9]+MIN([.Y91];[.Z90])" office:value-type="float" office:value="358953" calcext:value-type="float">
            <text:p>358953</text:p>
          </table:table-cell>
          <table:table-cell table:formula="of:=[.Z9]+MIN([.Z91];[.AA90])" office:value-type="float" office:value="349994" calcext:value-type="float">
            <text:p>349994</text:p>
          </table:table-cell>
          <table:table-cell table:formula="of:=[.AA9]+MIN([.AA91];[.AB90])" office:value-type="float" office:value="350094" calcext:value-type="float">
            <text:p>350094</text:p>
          </table:table-cell>
          <table:table-cell table:formula="of:=[.AB9]+MIN([.AB91];[.AC90])" office:value-type="float" office:value="347308" calcext:value-type="float">
            <text:p>347308</text:p>
          </table:table-cell>
          <table:table-cell table:formula="of:=[.AC9]+MIN([.AC91];[.AD90])" office:value-type="float" office:value="338473" calcext:value-type="float">
            <text:p>338473</text:p>
          </table:table-cell>
          <table:table-cell table:formula="of:=[.AD9]+MIN([.AD91];[.AE90])" office:value-type="float" office:value="330612" calcext:value-type="float">
            <text:p>330612</text:p>
          </table:table-cell>
          <table:table-cell table:formula="of:=[.AE9]+MIN([.AE91];[.AF90])" office:value-type="float" office:value="334991" calcext:value-type="float">
            <text:p>334991</text:p>
          </table:table-cell>
          <table:table-cell table:formula="of:=[.AF9]+MIN([.AF91];[.AG90])" office:value-type="float" office:value="332232" calcext:value-type="float">
            <text:p>332232</text:p>
          </table:table-cell>
          <table:table-cell table:formula="of:=[.AG9]+MIN([.AG91];[.AH90])" office:value-type="float" office:value="330910" calcext:value-type="float">
            <text:p>330910</text:p>
          </table:table-cell>
          <table:table-cell table:formula="of:=[.AH9]+MIN([.AH91];[.AI90])" office:value-type="float" office:value="328471" calcext:value-type="float">
            <text:p>328471</text:p>
          </table:table-cell>
          <table:table-cell table:formula="of:=[.AI9]+MIN([.AI91];[.AJ90])" office:value-type="float" office:value="347708" calcext:value-type="float">
            <text:p>347708</text:p>
          </table:table-cell>
          <table:table-cell table:formula="of:=[.AJ9]+MIN([.AJ91];[.AK90])" office:value-type="float" office:value="342938" calcext:value-type="float">
            <text:p>342938</text:p>
          </table:table-cell>
          <table:table-cell table:formula="of:=[.AK9]+MIN([.AK91];[.AL90])" office:value-type="float" office:value="337492" calcext:value-type="float">
            <text:p>337492</text:p>
          </table:table-cell>
          <table:table-cell table:formula="of:=[.AL9]+MIN([.AL91];[.AM90])" office:value-type="float" office:value="335143" calcext:value-type="float">
            <text:p>335143</text:p>
          </table:table-cell>
          <table:table-cell table:formula="of:=[.AM9]+MIN([.AM91];[.AN90])" office:value-type="float" office:value="339754" calcext:value-type="float">
            <text:p>339754</text:p>
          </table:table-cell>
          <table:table-cell table:formula="of:=[.AN9]+MIN([.AN91];[.AO90])" office:value-type="float" office:value="337166" calcext:value-type="float">
            <text:p>337166</text:p>
          </table:table-cell>
          <table:table-cell table:formula="of:=[.AO9]+MIN([.AO91];[.AP90])" office:value-type="float" office:value="337854" calcext:value-type="float">
            <text:p>337854</text:p>
          </table:table-cell>
          <table:table-cell table:formula="of:=[.AP9]+MIN([.AP91];[.AQ90])" office:value-type="float" office:value="330954" calcext:value-type="float">
            <text:p>330954</text:p>
          </table:table-cell>
          <table:table-cell table:formula="of:=[.AQ9]+MIN([.AQ91];[.AR90])" office:value-type="float" office:value="331817" calcext:value-type="float">
            <text:p>331817</text:p>
          </table:table-cell>
          <table:table-cell table:formula="of:=[.AR9]+MIN([.AR91];[.AS90])" office:value-type="float" office:value="322156" calcext:value-type="float">
            <text:p>322156</text:p>
          </table:table-cell>
          <table:table-cell table:formula="of:=[.AS9]+MIN([.AS91];[.AT90])" office:value-type="float" office:value="326338" calcext:value-type="float">
            <text:p>326338</text:p>
          </table:table-cell>
          <table:table-cell table:formula="of:=[.AT9]+MIN([.AT91];[.AU90])" office:value-type="float" office:value="333169" calcext:value-type="float">
            <text:p>333169</text:p>
          </table:table-cell>
          <table:table-cell table:formula="of:=[.AU9]+MIN([.AU91];[.AV90])" office:value-type="float" office:value="326825" calcext:value-type="float">
            <text:p>326825</text:p>
          </table:table-cell>
          <table:table-cell table:formula="of:=[.AV9]+MIN([.AV91];[.AW90])" office:value-type="float" office:value="320827" calcext:value-type="float">
            <text:p>320827</text:p>
          </table:table-cell>
          <table:table-cell table:formula="of:=[.AW9]+MIN([.AW91];[.AX90])" office:value-type="float" office:value="314039" calcext:value-type="float">
            <text:p>314039</text:p>
          </table:table-cell>
          <table:table-cell table:formula="of:=[.AX9]+MIN([.AX91];[.AY90])" office:value-type="float" office:value="308795" calcext:value-type="float">
            <text:p>308795</text:p>
          </table:table-cell>
          <table:table-cell table:formula="of:=[.AY9]+MIN([.AY91];[.AZ90])" office:value-type="float" office:value="303803" calcext:value-type="float">
            <text:p>303803</text:p>
          </table:table-cell>
          <table:table-cell table:formula="of:=[.AZ9]+MIN([.AZ91];[.BA90])" office:value-type="float" office:value="304029" calcext:value-type="float">
            <text:p>304029</text:p>
          </table:table-cell>
          <table:table-cell table:formula="of:=[.BA9]+MIN([.BA91];[.BB90])" office:value-type="float" office:value="298802" calcext:value-type="float">
            <text:p>298802</text:p>
          </table:table-cell>
          <table:table-cell table:formula="of:=[.BB9]+MIN([.BB91];[.BC90])" office:value-type="float" office:value="302844" calcext:value-type="float">
            <text:p>302844</text:p>
          </table:table-cell>
          <table:table-cell table:formula="of:=[.BC9]+MIN([.BC91];[.BD90])" office:value-type="float" office:value="301263" calcext:value-type="float">
            <text:p>301263</text:p>
          </table:table-cell>
          <table:table-cell table:formula="of:=[.BD9]+MIN([.BD91];[.BE90])" office:value-type="float" office:value="304859" calcext:value-type="float">
            <text:p>304859</text:p>
          </table:table-cell>
          <table:table-cell table:formula="of:=[.BE9]+MIN([.BE91];[.BF90])" office:value-type="float" office:value="295295" calcext:value-type="float">
            <text:p>295295</text:p>
          </table:table-cell>
          <table:table-cell table:formula="of:=[.BF9]+MIN([.BF91];[.BG90])" office:value-type="float" office:value="294213" calcext:value-type="float">
            <text:p>294213</text:p>
          </table:table-cell>
          <table:table-cell table:formula="of:=[.BG9]+MIN([.BG91];[.BH90])" office:value-type="float" office:value="297747" calcext:value-type="float">
            <text:p>297747</text:p>
          </table:table-cell>
          <table:table-cell table:formula="of:=[.BH9]+MIN([.BH91];[.BI90])" office:value-type="float" office:value="295061" calcext:value-type="float">
            <text:p>295061</text:p>
          </table:table-cell>
          <table:table-cell table:formula="of:=[.BI9]+MIN([.BI91];[.BJ90])" office:value-type="float" office:value="294665" calcext:value-type="float">
            <text:p>294665</text:p>
          </table:table-cell>
          <table:table-cell table:formula="of:=[.BJ9]+MIN([.BJ91];[.BK90])" office:value-type="float" office:value="299689" calcext:value-type="float">
            <text:p>299689</text:p>
          </table:table-cell>
          <table:table-cell table:formula="of:=[.BK9]+MIN([.BK91];[.BL90])" office:value-type="float" office:value="297952" calcext:value-type="float">
            <text:p>297952</text:p>
          </table:table-cell>
          <table:table-cell table:formula="of:=[.BL9]+MIN([.BL91];[.BM90])" office:value-type="float" office:value="294249" calcext:value-type="float">
            <text:p>294249</text:p>
          </table:table-cell>
          <table:table-cell table:formula="of:=[.BM9]+MIN([.BM91];[.BN90])" office:value-type="float" office:value="290077" calcext:value-type="float">
            <text:p>290077</text:p>
          </table:table-cell>
          <table:table-cell table:formula="of:=[.BN9]+MIN([.BN91];[.BO90])" office:value-type="float" office:value="297656" calcext:value-type="float">
            <text:p>297656</text:p>
          </table:table-cell>
          <table:table-cell table:formula="of:=[.BO9]+MIN([.BO91];[.BP90])" office:value-type="float" office:value="294880" calcext:value-type="float">
            <text:p>294880</text:p>
          </table:table-cell>
          <table:table-cell table:formula="of:=[.BP9]+MIN([.BP91];[.BQ90])" office:value-type="float" office:value="300298" calcext:value-type="float">
            <text:p>300298</text:p>
          </table:table-cell>
          <table:table-cell table:formula="of:=[.BQ9]+MIN([.BQ91];[.BR90])" office:value-type="float" office:value="302539" calcext:value-type="float">
            <text:p>302539</text:p>
          </table:table-cell>
          <table:table-cell table:formula="of:=[.BR9]+MIN([.BR91];[.BS90])" office:value-type="float" office:value="304134" calcext:value-type="float">
            <text:p>304134</text:p>
          </table:table-cell>
          <table:table-cell table:formula="of:=[.BS9]+MIN([.BS91];[.BT90])" office:value-type="float" office:value="301635" calcext:value-type="float">
            <text:p>301635</text:p>
          </table:table-cell>
          <table:table-cell table:formula="of:=[.BT9]+MIN([.BT91];[.BU90])" office:value-type="float" office:value="294744" calcext:value-type="float">
            <text:p>294744</text:p>
          </table:table-cell>
          <table:table-cell table:formula="of:=[.BU9]+MIN([.BU91];[.BV90])" office:value-type="float" office:value="294509" calcext:value-type="float">
            <text:p>294509</text:p>
          </table:table-cell>
          <table:table-cell table:formula="of:=[.BV9]+MIN([.BV91];[.BW90])" office:value-type="float" office:value="296566" calcext:value-type="float">
            <text:p>296566</text:p>
          </table:table-cell>
          <table:table-cell table:formula="of:=[.BW9]+MIN([.BW91];[.BX90])" office:value-type="float" office:value="293237" calcext:value-type="float">
            <text:p>293237</text:p>
          </table:table-cell>
          <table:table-cell table:formula="of:=[.BX9]+MIN([.BX91];[.BY90])" office:value-type="float" office:value="299999" calcext:value-type="float">
            <text:p>299999</text:p>
          </table:table-cell>
          <table:table-cell table:formula="of:=[.BY9]+MIN([.BY91];[.BZ90])" office:value-type="float" office:value="318657" calcext:value-type="float">
            <text:p>318657</text:p>
          </table:table-cell>
          <table:table-cell table:formula="of:=[.BZ9]+MIN([.BZ91];[.CA90])" office:value-type="float" office:value="308664" calcext:value-type="float">
            <text:p>308664</text:p>
          </table:table-cell>
          <table:table-cell table:formula="of:=[.CA9]+MIN([.CA91];[.CB90])" office:value-type="float" office:value="324153" calcext:value-type="float">
            <text:p>324153</text:p>
          </table:table-cell>
          <table:table-cell table:formula="of:=[.CB9]+[.CB91]" office:value-type="float" office:value="360593" calcext:value-type="float">
            <text:p>360593</text:p>
          </table:table-cell>
        </table:table-row>
        <table:table-row table:style-name="ro1">
          <table:table-cell table:formula="of:=[.A10]+MIN([.A92];[.B91])" office:value-type="float" office:value="436260" calcext:value-type="float">
            <text:p>436260</text:p>
          </table:table-cell>
          <table:table-cell table:formula="of:=[.B10]+MIN([.B92];[.C91])" office:value-type="float" office:value="426816" calcext:value-type="float">
            <text:p>426816</text:p>
          </table:table-cell>
          <table:table-cell table:formula="of:=[.C10]+MIN([.C92];[.D91])" office:value-type="float" office:value="423415" calcext:value-type="float">
            <text:p>423415</text:p>
          </table:table-cell>
          <table:table-cell table:formula="of:=[.D10]+MIN([.D92];[.E91])" office:value-type="float" office:value="417524" calcext:value-type="float">
            <text:p>417524</text:p>
          </table:table-cell>
          <table:table-cell table:formula="of:=[.E10]+MIN([.E92];[.F91])" office:value-type="float" office:value="407808" calcext:value-type="float">
            <text:p>407808</text:p>
          </table:table-cell>
          <table:table-cell table:formula="of:=[.F10]+MIN([.F92];[.G91])" office:value-type="float" office:value="406580" calcext:value-type="float">
            <text:p>406580</text:p>
          </table:table-cell>
          <table:table-cell table:formula="of:=[.G10]+MIN([.G92];[.H91])" office:value-type="float" office:value="399473" calcext:value-type="float">
            <text:p>399473</text:p>
          </table:table-cell>
          <table:table-cell table:formula="of:=[.H10]+MIN([.H92];[.I91])" office:value-type="float" office:value="399364" calcext:value-type="float">
            <text:p>399364</text:p>
          </table:table-cell>
          <table:table-cell table:formula="of:=[.I10]+MIN([.I92];[.J91])" office:value-type="float" office:value="395801" calcext:value-type="float">
            <text:p>395801</text:p>
          </table:table-cell>
          <table:table-cell table:formula="of:=[.J10]+MIN([.J92];[.K91])" office:value-type="float" office:value="396507" calcext:value-type="float">
            <text:p>396507</text:p>
          </table:table-cell>
          <table:table-cell table:formula="of:=[.K10]+MIN([.K92];[.L91])" office:value-type="float" office:value="390553" calcext:value-type="float">
            <text:p>390553</text:p>
          </table:table-cell>
          <table:table-cell table:formula="of:=[.L10]+MIN([.L92];[.M91])" office:value-type="float" office:value="387994" calcext:value-type="float">
            <text:p>387994</text:p>
          </table:table-cell>
          <table:table-cell table:formula="of:=[.M10]+MIN([.M92];[.N91])" office:value-type="float" office:value="383126" calcext:value-type="float">
            <text:p>383126</text:p>
          </table:table-cell>
          <table:table-cell table:formula="of:=[.N10]+MIN([.N92];[.O91])" office:value-type="float" office:value="383735" calcext:value-type="float">
            <text:p>383735</text:p>
          </table:table-cell>
          <table:table-cell table:formula="of:=[.O10]+MIN([.O92];[.P91])" office:value-type="float" office:value="375194" calcext:value-type="float">
            <text:p>375194</text:p>
          </table:table-cell>
          <table:table-cell table:formula="of:=[.P10]+MIN([.P92];[.Q91])" office:value-type="float" office:value="367822" calcext:value-type="float">
            <text:p>367822</text:p>
          </table:table-cell>
          <table:table-cell table:formula="of:=[.Q10]+MIN([.Q92];[.R91])" office:value-type="float" office:value="365755" calcext:value-type="float">
            <text:p>365755</text:p>
          </table:table-cell>
          <table:table-cell table:formula="of:=[.R10]+MIN([.R92];[.S91])" office:value-type="float" office:value="364461" calcext:value-type="float">
            <text:p>364461</text:p>
          </table:table-cell>
          <table:table-cell table:formula="of:=[.S10]+MIN([.S92];[.T91])" office:value-type="float" office:value="361403" calcext:value-type="float">
            <text:p>361403</text:p>
          </table:table-cell>
          <table:table-cell table:formula="of:=[.T10]+MIN([.T92];[.U91])" office:value-type="float" office:value="364289" calcext:value-type="float">
            <text:p>364289</text:p>
          </table:table-cell>
          <table:table-cell table:formula="of:=[.U10]+MIN([.U92];[.V91])" office:value-type="float" office:value="369749" calcext:value-type="float">
            <text:p>369749</text:p>
          </table:table-cell>
          <table:table-cell table:formula="of:=[.V10]+MIN([.V92];[.W91])" office:value-type="float" office:value="364940" calcext:value-type="float">
            <text:p>364940</text:p>
          </table:table-cell>
          <table:table-cell table:formula="of:=[.W10]+MIN([.W92];[.X91])" office:value-type="float" office:value="359184" calcext:value-type="float">
            <text:p>359184</text:p>
          </table:table-cell>
          <table:table-cell table:formula="of:=[.X10]+MIN([.X92];[.Y91])" office:value-type="float" office:value="349858" calcext:value-type="float">
            <text:p>349858</text:p>
          </table:table-cell>
          <table:table-cell table:formula="of:=[.Y10]+MIN([.Y92];[.Z91])" office:value-type="float" office:value="353403" calcext:value-type="float">
            <text:p>353403</text:p>
          </table:table-cell>
          <table:table-cell table:formula="of:=[.Z10]+MIN([.Z92];[.AA91])" office:value-type="float" office:value="348432" calcext:value-type="float">
            <text:p>348432</text:p>
          </table:table-cell>
          <table:table-cell table:formula="of:=[.AA10]+MIN([.AA92];[.AB91])" office:value-type="float" office:value="343797" calcext:value-type="float">
            <text:p>343797</text:p>
          </table:table-cell>
          <table:table-cell table:formula="of:=[.AB10]+MIN([.AB92];[.AC91])" office:value-type="float" office:value="344419" calcext:value-type="float">
            <text:p>344419</text:p>
          </table:table-cell>
          <table:table-cell table:formula="of:=[.AC10]+MIN([.AC92];[.AD91])" office:value-type="float" office:value="338594" calcext:value-type="float">
            <text:p>338594</text:p>
          </table:table-cell>
          <table:table-cell table:formula="of:=[.AD10]+MIN([.AD92];[.AE91])" office:value-type="float" office:value="330373" calcext:value-type="float">
            <text:p>330373</text:p>
          </table:table-cell>
          <table:table-cell table:formula="of:=[.AE10]+MIN([.AE92];[.AF91])" office:value-type="float" office:value="328373" calcext:value-type="float">
            <text:p>328373</text:p>
          </table:table-cell>
          <table:table-cell table:formula="of:=[.AF10]+MIN([.AF92];[.AG91])" office:value-type="float" office:value="331449" calcext:value-type="float">
            <text:p>331449</text:p>
          </table:table-cell>
          <table:table-cell table:formula="of:=[.AG10]+MIN([.AG92];[.AH91])" office:value-type="float" office:value="328357" calcext:value-type="float">
            <text:p>328357</text:p>
          </table:table-cell>
          <table:table-cell table:formula="of:=[.AH10]+MIN([.AH92];[.AI91])" office:value-type="float" office:value="326258" calcext:value-type="float">
            <text:p>326258</text:p>
          </table:table-cell>
          <table:table-cell table:formula="of:=[.AI10]+MIN([.AI92];[.AJ91])" office:value-type="float" office:value="342655" calcext:value-type="float">
            <text:p>342655</text:p>
          </table:table-cell>
          <table:table-cell table:formula="of:=[.AJ10]+MIN([.AJ92];[.AK91])" office:value-type="float" office:value="339084" calcext:value-type="float">
            <text:p>339084</text:p>
          </table:table-cell>
          <table:table-cell table:formula="of:=[.AK10]+MIN([.AK92];[.AL91])" office:value-type="float" office:value="333090" calcext:value-type="float">
            <text:p>333090</text:p>
          </table:table-cell>
          <table:table-cell table:formula="of:=[.AL10]+MIN([.AL92];[.AM91])" office:value-type="float" office:value="328643" calcext:value-type="float">
            <text:p>328643</text:p>
          </table:table-cell>
          <table:table-cell table:formula="of:=[.AM10]+MIN([.AM92];[.AN91])" office:value-type="float" office:value="334572" calcext:value-type="float">
            <text:p>334572</text:p>
          </table:table-cell>
          <table:table-cell table:formula="of:=[.AN10]+MIN([.AN92];[.AO91])" office:value-type="float" office:value="328581" calcext:value-type="float">
            <text:p>328581</text:p>
          </table:table-cell>
          <table:table-cell table:formula="of:=[.AO10]+MIN([.AO92];[.AP91])" office:value-type="float" office:value="333072" calcext:value-type="float">
            <text:p>333072</text:p>
          </table:table-cell>
          <table:table-cell table:formula="of:=[.AP10]+MIN([.AP92];[.AQ91])" office:value-type="float" office:value="325198" calcext:value-type="float">
            <text:p>325198</text:p>
          </table:table-cell>
          <table:table-cell table:formula="of:=[.AQ10]+MIN([.AQ92];[.AR91])" office:value-type="float" office:value="322904" calcext:value-type="float">
            <text:p>322904</text:p>
          </table:table-cell>
          <table:table-cell table:formula="of:=[.AR10]+MIN([.AR92];[.AS91])" office:value-type="float" office:value="321253" calcext:value-type="float">
            <text:p>321253</text:p>
          </table:table-cell>
          <table:table-cell table:formula="of:=[.AS10]+MIN([.AS92];[.AT91])" office:value-type="float" office:value="321152" calcext:value-type="float">
            <text:p>321152</text:p>
          </table:table-cell>
          <table:table-cell table:formula="of:=[.AT10]+MIN([.AT92];[.AU91])" office:value-type="float" office:value="325482" calcext:value-type="float">
            <text:p>325482</text:p>
          </table:table-cell>
          <table:table-cell table:formula="of:=[.AU10]+MIN([.AU92];[.AV91])" office:value-type="float" office:value="322019" calcext:value-type="float">
            <text:p>322019</text:p>
          </table:table-cell>
          <table:table-cell table:formula="of:=[.AV10]+MIN([.AV92];[.AW91])" office:value-type="float" office:value="312830" calcext:value-type="float">
            <text:p>312830</text:p>
          </table:table-cell>
          <table:table-cell table:formula="of:=[.AW10]+MIN([.AW92];[.AX91])" office:value-type="float" office:value="305958" calcext:value-type="float">
            <text:p>305958</text:p>
          </table:table-cell>
          <table:table-cell table:formula="of:=[.AX10]+MIN([.AX92];[.AY91])" office:value-type="float" office:value="299840" calcext:value-type="float">
            <text:p>299840</text:p>
          </table:table-cell>
          <table:table-cell table:formula="of:=[.AY10]+MIN([.AY92];[.AZ91])" office:value-type="float" office:value="298968" calcext:value-type="float">
            <text:p>298968</text:p>
          </table:table-cell>
          <table:table-cell table:formula="of:=[.AZ10]+MIN([.AZ92];[.BA91])" office:value-type="float" office:value="297960" calcext:value-type="float">
            <text:p>297960</text:p>
          </table:table-cell>
          <table:table-cell table:formula="of:=[.BA10]+MIN([.BA92];[.BB91])" office:value-type="float" office:value="296181" calcext:value-type="float">
            <text:p>296181</text:p>
          </table:table-cell>
          <table:table-cell table:formula="of:=[.BB10]+MIN([.BB92];[.BC91])" office:value-type="float" office:value="304393" calcext:value-type="float">
            <text:p>304393</text:p>
          </table:table-cell>
          <table:table-cell table:formula="of:=[.BC10]+MIN([.BC92];[.BD91])" office:value-type="float" office:value="300531" calcext:value-type="float">
            <text:p>300531</text:p>
          </table:table-cell>
          <table:table-cell table:formula="of:=[.BD10]+MIN([.BD92];[.BE91])" office:value-type="float" office:value="296483" calcext:value-type="float">
            <text:p>296483</text:p>
          </table:table-cell>
          <table:table-cell table:formula="of:=[.BE10]+MIN([.BE92];[.BF91])" office:value-type="float" office:value="298237" calcext:value-type="float">
            <text:p>298237</text:p>
          </table:table-cell>
          <table:table-cell table:formula="of:=[.BF10]+MIN([.BF92];[.BG91])" office:value-type="float" office:value="292360" calcext:value-type="float">
            <text:p>292360</text:p>
          </table:table-cell>
          <table:table-cell table:formula="of:=[.BG10]+MIN([.BG92];[.BH91])" office:value-type="float" office:value="292305" calcext:value-type="float">
            <text:p>292305</text:p>
          </table:table-cell>
          <table:table-cell table:formula="of:=[.BH10]+MIN([.BH92];[.BI91])" office:value-type="float" office:value="293719" calcext:value-type="float">
            <text:p>293719</text:p>
          </table:table-cell>
          <table:table-cell table:formula="of:=[.BI10]+MIN([.BI92];[.BJ91])" office:value-type="float" office:value="294145" calcext:value-type="float">
            <text:p>294145</text:p>
          </table:table-cell>
          <table:table-cell table:formula="of:=[.BJ10]+MIN([.BJ92];[.BK91])" office:value-type="float" office:value="299916" calcext:value-type="float">
            <text:p>299916</text:p>
          </table:table-cell>
          <table:table-cell table:formula="of:=[.BK10]+MIN([.BK92];[.BL91])" office:value-type="float" office:value="295381" calcext:value-type="float">
            <text:p>295381</text:p>
          </table:table-cell>
          <table:table-cell table:formula="of:=[.BL10]+MIN([.BL92];[.BM91])" office:value-type="float" office:value="288928" calcext:value-type="float">
            <text:p>288928</text:p>
          </table:table-cell>
          <table:table-cell table:formula="of:=[.BM10]+MIN([.BM92];[.BN91])" office:value-type="float" office:value="285284" calcext:value-type="float">
            <text:p>285284</text:p>
          </table:table-cell>
          <table:table-cell table:formula="of:=[.BN10]+MIN([.BN92];[.BO91])" office:value-type="float" office:value="296699" calcext:value-type="float">
            <text:p>296699</text:p>
          </table:table-cell>
          <table:table-cell table:formula="of:=[.BO10]+MIN([.BO92];[.BP91])" office:value-type="float" office:value="293372" calcext:value-type="float">
            <text:p>293372</text:p>
          </table:table-cell>
          <table:table-cell table:formula="of:=[.BP10]+MIN([.BP92];[.BQ91])" office:value-type="float" office:value="298651" calcext:value-type="float">
            <text:p>298651</text:p>
          </table:table-cell>
          <table:table-cell table:formula="of:=[.BQ10]+MIN([.BQ92];[.BR91])" office:value-type="float" office:value="293438" calcext:value-type="float">
            <text:p>293438</text:p>
          </table:table-cell>
          <table:table-cell table:formula="of:=[.BR10]+MIN([.BR92];[.BS91])" office:value-type="float" office:value="303580" calcext:value-type="float">
            <text:p>303580</text:p>
          </table:table-cell>
          <table:table-cell table:formula="of:=[.BS10]+MIN([.BS92];[.BT91])" office:value-type="float" office:value="300351" calcext:value-type="float">
            <text:p>300351</text:p>
          </table:table-cell>
          <table:table-cell table:formula="of:=[.BT10]+MIN([.BT92];[.BU91])" office:value-type="float" office:value="290408" calcext:value-type="float">
            <text:p>290408</text:p>
          </table:table-cell>
          <table:table-cell table:formula="of:=[.BU10]+MIN([.BU92];[.BV91])" office:value-type="float" office:value="287497" calcext:value-type="float">
            <text:p>287497</text:p>
          </table:table-cell>
          <table:table-cell table:formula="of:=[.BV10]+MIN([.BV92];[.BW91])" office:value-type="float" office:value="298099" calcext:value-type="float">
            <text:p>298099</text:p>
          </table:table-cell>
          <table:table-cell table:formula="of:=[.BW10]+MIN([.BW92];[.BX91])" office:value-type="float" office:value="290025" calcext:value-type="float">
            <text:p>290025</text:p>
          </table:table-cell>
          <table:table-cell table:formula="of:=[.BX10]+MIN([.BX92];[.BY91])" office:value-type="float" office:value="298557" calcext:value-type="float">
            <text:p>298557</text:p>
          </table:table-cell>
          <table:table-cell table:formula="of:=[.BY10]+MIN([.BY92];[.BZ91])" office:value-type="float" office:value="311509" calcext:value-type="float">
            <text:p>311509</text:p>
          </table:table-cell>
          <table:table-cell table:formula="of:=[.BZ10]+MIN([.BZ92];[.CA91])" office:value-type="float" office:value="304676" calcext:value-type="float">
            <text:p>304676</text:p>
          </table:table-cell>
          <table:table-cell table:formula="of:=[.CA10]+MIN([.CA92];[.CB91])" office:value-type="float" office:value="319223" calcext:value-type="float">
            <text:p>319223</text:p>
          </table:table-cell>
          <table:table-cell table:formula="of:=[.CB10]+[.CB92]" office:value-type="float" office:value="352887" calcext:value-type="float">
            <text:p>352887</text:p>
          </table:table-cell>
        </table:table-row>
        <table:table-row table:style-name="ro1">
          <table:table-cell table:formula="of:=[.A11]+MIN([.A93];[.B92])" office:value-type="float" office:value="427153" calcext:value-type="float">
            <text:p>427153</text:p>
          </table:table-cell>
          <table:table-cell table:formula="of:=[.B11]+MIN([.B93];[.C92])" office:value-type="float" office:value="423826" calcext:value-type="float">
            <text:p>423826</text:p>
          </table:table-cell>
          <table:table-cell table:formula="of:=[.C11]+MIN([.C93];[.D92])" office:value-type="float" office:value="427310" calcext:value-type="float">
            <text:p>427310</text:p>
          </table:table-cell>
          <table:table-cell table:formula="of:=[.D11]+MIN([.D93];[.E92])" office:value-type="float" office:value="422072" calcext:value-type="float">
            <text:p>422072</text:p>
          </table:table-cell>
          <table:table-cell table:formula="of:=[.E11]+MIN([.E93];[.F92])" office:value-type="float" office:value="415736" calcext:value-type="float">
            <text:p>415736</text:p>
          </table:table-cell>
          <table:table-cell table:formula="of:=[.F11]+MIN([.F93];[.G92])" office:value-type="float" office:value="405803" calcext:value-type="float">
            <text:p>405803</text:p>
          </table:table-cell>
          <table:table-cell table:formula="of:=[.G11]+MIN([.G93];[.H92])" office:value-type="float" office:value="400507" calcext:value-type="float">
            <text:p>400507</text:p>
          </table:table-cell>
          <table:table-cell table:formula="of:=[.H11]+MIN([.H93];[.I92])" office:value-type="float" office:value="397886" calcext:value-type="float">
            <text:p>397886</text:p>
          </table:table-cell>
          <table:table-cell table:formula="of:=[.I11]+MIN([.I93];[.J92])" office:value-type="float" office:value="393101" calcext:value-type="float">
            <text:p>393101</text:p>
          </table:table-cell>
          <table:table-cell table:formula="of:=[.J11]+MIN([.J93];[.K92])" office:value-type="float" office:value="390346" calcext:value-type="float">
            <text:p>390346</text:p>
          </table:table-cell>
          <table:table-cell table:formula="of:=[.K11]+MIN([.K93];[.L92])" office:value-type="float" office:value="385514" calcext:value-type="float">
            <text:p>385514</text:p>
          </table:table-cell>
          <table:table-cell table:formula="of:=[.L11]+MIN([.L93];[.M92])" office:value-type="float" office:value="383002" calcext:value-type="float">
            <text:p>383002</text:p>
          </table:table-cell>
          <table:table-cell table:formula="of:=[.M11]+MIN([.M93];[.N92])" office:value-type="float" office:value="380884" calcext:value-type="float">
            <text:p>380884</text:p>
          </table:table-cell>
          <table:table-cell table:formula="of:=[.N11]+MIN([.N93];[.O92])" office:value-type="float" office:value="378640" calcext:value-type="float">
            <text:p>378640</text:p>
          </table:table-cell>
          <table:table-cell table:formula="of:=[.O11]+MIN([.O93];[.P92])" office:value-type="float" office:value="374233" calcext:value-type="float">
            <text:p>374233</text:p>
          </table:table-cell>
          <table:table-cell table:formula="of:=[.P11]+MIN([.P93];[.Q92])" office:value-type="float" office:value="372063" calcext:value-type="float">
            <text:p>372063</text:p>
          </table:table-cell>
          <table:table-cell table:formula="of:=[.Q11]+MIN([.Q93];[.R92])" office:value-type="float" office:value="376016" calcext:value-type="float">
            <text:p>376016</text:p>
          </table:table-cell>
          <table:table-cell table:formula="of:=[.R11]+MIN([.R93];[.S92])" office:value-type="float" office:value="368484" calcext:value-type="float">
            <text:p>368484</text:p>
          </table:table-cell>
          <table:table-cell table:formula="of:=[.S11]+MIN([.S93];[.T92])" office:value-type="float" office:value="360097" calcext:value-type="float">
            <text:p>360097</text:p>
          </table:table-cell>
          <table:table-cell table:formula="of:=[.T11]+MIN([.T93];[.U92])" office:value-type="float" office:value="363969" calcext:value-type="float">
            <text:p>363969</text:p>
          </table:table-cell>
          <table:table-cell table:formula="of:=[.U11]+MIN([.U93];[.V92])" office:value-type="float" office:value="360868" calcext:value-type="float">
            <text:p>360868</text:p>
          </table:table-cell>
          <table:table-cell table:formula="of:=[.V11]+MIN([.V93];[.W92])" office:value-type="float" office:value="359898" calcext:value-type="float">
            <text:p>359898</text:p>
          </table:table-cell>
          <table:table-cell table:formula="of:=[.W11]+MIN([.W93];[.X92])" office:value-type="float" office:value="352974" calcext:value-type="float">
            <text:p>352974</text:p>
          </table:table-cell>
          <table:table-cell table:formula="of:=[.X11]+MIN([.X93];[.Y92])" office:value-type="float" office:value="349447" calcext:value-type="float">
            <text:p>349447</text:p>
          </table:table-cell>
          <table:table-cell table:formula="of:=[.Y11]+MIN([.Y93];[.Z92])" office:value-type="float" office:value="344753" calcext:value-type="float">
            <text:p>344753</text:p>
          </table:table-cell>
          <table:table-cell table:formula="of:=[.Z11]+MIN([.Z93];[.AA92])" office:value-type="float" office:value="339608" calcext:value-type="float">
            <text:p>339608</text:p>
          </table:table-cell>
          <table:table-cell table:formula="of:=[.AA11]+MIN([.AA93];[.AB92])" office:value-type="float" office:value="338302" calcext:value-type="float">
            <text:p>338302</text:p>
          </table:table-cell>
          <table:table-cell table:formula="of:=[.AB11]+MIN([.AB93];[.AC92])" office:value-type="float" office:value="336137" calcext:value-type="float">
            <text:p>336137</text:p>
          </table:table-cell>
          <table:table-cell table:formula="of:=[.AC11]+MIN([.AC93];[.AD92])" office:value-type="float" office:value="330197" calcext:value-type="float">
            <text:p>330197</text:p>
          </table:table-cell>
          <table:table-cell table:formula="of:=[.AD11]+MIN([.AD93];[.AE92])" office:value-type="float" office:value="335135" calcext:value-type="float">
            <text:p>335135</text:p>
          </table:table-cell>
          <table:table-cell table:formula="of:=[.AE11]+MIN([.AE93];[.AF92])" office:value-type="float" office:value="327145" calcext:value-type="float">
            <text:p>327145</text:p>
          </table:table-cell>
          <table:table-cell table:formula="of:=[.AF11]+MIN([.AF93];[.AG92])" office:value-type="float" office:value="323632" calcext:value-type="float">
            <text:p>323632</text:p>
          </table:table-cell>
          <table:table-cell table:formula="of:=[.AG11]+MIN([.AG93];[.AH92])" office:value-type="float" office:value="326768" calcext:value-type="float">
            <text:p>326768</text:p>
          </table:table-cell>
          <table:table-cell table:formula="of:=[.AH11]+MIN([.AH93];[.AI92])" office:value-type="float" office:value="319785" calcext:value-type="float">
            <text:p>319785</text:p>
          </table:table-cell>
          <table:table-cell table:formula="of:=[.AI11]+MIN([.AI93];[.AJ92])" office:value-type="float" office:value="341026" calcext:value-type="float">
            <text:p>341026</text:p>
          </table:table-cell>
          <table:table-cell table:formula="of:=[.AJ11]+MIN([.AJ93];[.AK92])" office:value-type="float" office:value="338887" calcext:value-type="float">
            <text:p>338887</text:p>
          </table:table-cell>
          <table:table-cell table:formula="of:=[.AK11]+MIN([.AK93];[.AL92])" office:value-type="float" office:value="336376" calcext:value-type="float">
            <text:p>336376</text:p>
          </table:table-cell>
          <table:table-cell table:formula="of:=[.AL11]+MIN([.AL93];[.AM92])" office:value-type="float" office:value="327344" calcext:value-type="float">
            <text:p>327344</text:p>
          </table:table-cell>
          <table:table-cell table:formula="of:=[.AM11]+MIN([.AM93];[.AN92])" office:value-type="float" office:value="333159" calcext:value-type="float">
            <text:p>333159</text:p>
          </table:table-cell>
          <table:table-cell table:formula="of:=[.AN11]+MIN([.AN93];[.AO92])" office:value-type="float" office:value="328038" calcext:value-type="float">
            <text:p>328038</text:p>
          </table:table-cell>
          <table:table-cell table:formula="of:=[.AO11]+MIN([.AO93];[.AP92])" office:value-type="float" office:value="326247" calcext:value-type="float">
            <text:p>326247</text:p>
          </table:table-cell>
          <table:table-cell table:formula="of:=[.AP11]+MIN([.AP93];[.AQ92])" office:value-type="float" office:value="322901" calcext:value-type="float">
            <text:p>322901</text:p>
          </table:table-cell>
          <table:table-cell table:formula="of:=[.AQ11]+MIN([.AQ93];[.AR92])" office:value-type="float" office:value="326637" calcext:value-type="float">
            <text:p>326637</text:p>
          </table:table-cell>
          <table:table-cell table:formula="of:=[.AR11]+MIN([.AR93];[.AS92])" office:value-type="float" office:value="328796" calcext:value-type="float">
            <text:p>328796</text:p>
          </table:table-cell>
          <table:table-cell table:formula="of:=[.AS11]+MIN([.AS93];[.AT92])" office:value-type="float" office:value="319059" calcext:value-type="float">
            <text:p>319059</text:p>
          </table:table-cell>
          <table:table-cell table:formula="of:=[.AT11]+MIN([.AT93];[.AU92])" office:value-type="float" office:value="325818" calcext:value-type="float">
            <text:p>325818</text:p>
          </table:table-cell>
          <table:table-cell table:formula="of:=[.AU11]+MIN([.AU93];[.AV92])" office:value-type="float" office:value="323055" calcext:value-type="float">
            <text:p>323055</text:p>
          </table:table-cell>
          <table:table-cell table:formula="of:=[.AV11]+MIN([.AV93];[.AW92])" office:value-type="float" office:value="315092" calcext:value-type="float">
            <text:p>315092</text:p>
          </table:table-cell>
          <table:table-cell table:formula="of:=[.AW11]+MIN([.AW93];[.AX92])" office:value-type="float" office:value="312482" calcext:value-type="float">
            <text:p>312482</text:p>
          </table:table-cell>
          <table:table-cell table:formula="of:=[.AX11]+MIN([.AX93];[.AY92])" office:value-type="float" office:value="304046" calcext:value-type="float">
            <text:p>304046</text:p>
          </table:table-cell>
          <table:table-cell table:formula="of:=[.AY11]+MIN([.AY93];[.AZ92])" office:value-type="float" office:value="298480" calcext:value-type="float">
            <text:p>298480</text:p>
          </table:table-cell>
          <table:table-cell table:formula="of:=[.AZ11]+MIN([.AZ93];[.BA92])" office:value-type="float" office:value="296503" calcext:value-type="float">
            <text:p>296503</text:p>
          </table:table-cell>
          <table:table-cell table:formula="of:=[.BA11]+MIN([.BA93];[.BB92])" office:value-type="float" office:value="293376" calcext:value-type="float">
            <text:p>293376</text:p>
          </table:table-cell>
          <table:table-cell table:formula="of:=[.BB11]+MIN([.BB93];[.BC92])" office:value-type="float" office:value="295309" calcext:value-type="float">
            <text:p>295309</text:p>
          </table:table-cell>
          <table:table-cell table:formula="of:=[.BC11]+MIN([.BC93];[.BD92])" office:value-type="float" office:value="298958" calcext:value-type="float">
            <text:p>298958</text:p>
          </table:table-cell>
          <table:table-cell table:formula="of:=[.BD11]+MIN([.BD93];[.BE92])" office:value-type="float" office:value="294360" calcext:value-type="float">
            <text:p>294360</text:p>
          </table:table-cell>
          <table:table-cell table:formula="of:=[.BE11]+MIN([.BE93];[.BF92])" office:value-type="float" office:value="299093" calcext:value-type="float">
            <text:p>299093</text:p>
          </table:table-cell>
          <table:table-cell table:formula="of:=[.BF11]+MIN([.BF93];[.BG92])" office:value-type="float" office:value="295505" calcext:value-type="float">
            <text:p>295505</text:p>
          </table:table-cell>
          <table:table-cell table:formula="of:=[.BG11]+MIN([.BG93];[.BH92])" office:value-type="float" office:value="289230" calcext:value-type="float">
            <text:p>289230</text:p>
          </table:table-cell>
          <table:table-cell table:formula="of:=[.BH11]+MIN([.BH93];[.BI92])" office:value-type="float" office:value="291982" calcext:value-type="float">
            <text:p>291982</text:p>
          </table:table-cell>
          <table:table-cell table:formula="of:=[.BI11]+MIN([.BI93];[.BJ92])" office:value-type="float" office:value="284686" calcext:value-type="float">
            <text:p>284686</text:p>
          </table:table-cell>
          <table:table-cell table:formula="of:=[.BJ11]+MIN([.BJ93];[.BK92])" office:value-type="float" office:value="296651" calcext:value-type="float">
            <text:p>296651</text:p>
          </table:table-cell>
          <table:table-cell table:formula="of:=[.BK11]+MIN([.BK93];[.BL92])" office:value-type="float" office:value="297086" calcext:value-type="float">
            <text:p>297086</text:p>
          </table:table-cell>
          <table:table-cell table:formula="of:=[.BL11]+MIN([.BL93];[.BM92])" office:value-type="float" office:value="287942" calcext:value-type="float">
            <text:p>287942</text:p>
          </table:table-cell>
          <table:table-cell table:formula="of:=[.BM11]+MIN([.BM93];[.BN92])" office:value-type="float" office:value="285176" calcext:value-type="float">
            <text:p>285176</text:p>
          </table:table-cell>
          <table:table-cell table:formula="of:=[.BN11]+MIN([.BN93];[.BO92])" office:value-type="float" office:value="290717" calcext:value-type="float">
            <text:p>290717</text:p>
          </table:table-cell>
          <table:table-cell table:formula="of:=[.BO11]+MIN([.BO93];[.BP92])" office:value-type="float" office:value="288935" calcext:value-type="float">
            <text:p>288935</text:p>
          </table:table-cell>
          <table:table-cell table:formula="of:=[.BP11]+MIN([.BP93];[.BQ92])" office:value-type="float" office:value="297539" calcext:value-type="float">
            <text:p>297539</text:p>
          </table:table-cell>
          <table:table-cell table:formula="of:=[.BQ11]+MIN([.BQ93];[.BR92])" office:value-type="float" office:value="292098" calcext:value-type="float">
            <text:p>292098</text:p>
          </table:table-cell>
          <table:table-cell table:formula="of:=[.BR11]+MIN([.BR93];[.BS92])" office:value-type="float" office:value="296613" calcext:value-type="float">
            <text:p>296613</text:p>
          </table:table-cell>
          <table:table-cell table:formula="of:=[.BS11]+MIN([.BS93];[.BT92])" office:value-type="float" office:value="292158" calcext:value-type="float">
            <text:p>292158</text:p>
          </table:table-cell>
          <table:table-cell table:formula="of:=[.BT11]+MIN([.BT93];[.BU92])" office:value-type="float" office:value="284593" calcext:value-type="float">
            <text:p>284593</text:p>
          </table:table-cell>
          <table:table-cell table:formula="of:=[.BU11]+MIN([.BU93];[.BV92])" office:value-type="float" office:value="286828" calcext:value-type="float">
            <text:p>286828</text:p>
          </table:table-cell>
          <table:table-cell table:formula="of:=[.BV11]+MIN([.BV93];[.BW92])" office:value-type="float" office:value="294010" calcext:value-type="float">
            <text:p>294010</text:p>
          </table:table-cell>
          <table:table-cell table:formula="of:=[.BW11]+MIN([.BW93];[.BX92])" office:value-type="float" office:value="288187" calcext:value-type="float">
            <text:p>288187</text:p>
          </table:table-cell>
          <table:table-cell table:formula="of:=[.BX11]+MIN([.BX93];[.BY92])" office:value-type="float" office:value="291578" calcext:value-type="float">
            <text:p>291578</text:p>
          </table:table-cell>
          <table:table-cell table:formula="of:=[.BY11]+MIN([.BY93];[.BZ92])" office:value-type="float" office:value="302377" calcext:value-type="float">
            <text:p>302377</text:p>
          </table:table-cell>
          <table:table-cell table:formula="of:=[.BZ11]+MIN([.BZ93];[.CA92])" office:value-type="float" office:value="295361" calcext:value-type="float">
            <text:p>295361</text:p>
          </table:table-cell>
          <table:table-cell table:formula="of:=[.CA11]+MIN([.CA93];[.CB92])" office:value-type="float" office:value="318508" calcext:value-type="float">
            <text:p>318508</text:p>
          </table:table-cell>
          <table:table-cell table:formula="of:=[.CB11]+[.CB93]" office:value-type="float" office:value="347839" calcext:value-type="float">
            <text:p>347839</text:p>
          </table:table-cell>
        </table:table-row>
        <table:table-row table:style-name="ro1">
          <table:table-cell table:formula="of:=[.A12]+MIN([.A94];[.B93])" office:value-type="float" office:value="426678" calcext:value-type="float">
            <text:p>426678</text:p>
          </table:table-cell>
          <table:table-cell table:formula="of:=[.B12]+MIN([.B94];[.C93])" office:value-type="float" office:value="419796" calcext:value-type="float">
            <text:p>419796</text:p>
          </table:table-cell>
          <table:table-cell table:formula="of:=[.C12]+MIN([.C94];[.D93])" office:value-type="float" office:value="420133" calcext:value-type="float">
            <text:p>420133</text:p>
          </table:table-cell>
          <table:table-cell table:formula="of:=[.D12]+MIN([.D94];[.E93])" office:value-type="float" office:value="418358" calcext:value-type="float">
            <text:p>418358</text:p>
          </table:table-cell>
          <table:table-cell table:formula="of:=[.E12]+MIN([.E94];[.F93])" office:value-type="float" office:value="414710" calcext:value-type="float">
            <text:p>414710</text:p>
          </table:table-cell>
          <table:table-cell table:formula="of:=[.F12]+MIN([.F94];[.G93])" office:value-type="float" office:value="410020" calcext:value-type="float">
            <text:p>410020</text:p>
          </table:table-cell>
          <table:table-cell table:formula="of:=[.G12]+MIN([.G94];[.H93])" office:value-type="float" office:value="409061" calcext:value-type="float">
            <text:p>409061</text:p>
          </table:table-cell>
          <table:table-cell table:formula="of:=[.H12]+MIN([.H94];[.I93])" office:value-type="float" office:value="403224" calcext:value-type="float">
            <text:p>403224</text:p>
          </table:table-cell>
          <table:table-cell table:formula="of:=[.I12]+MIN([.I94];[.J93])" office:value-type="float" office:value="398704" calcext:value-type="float">
            <text:p>398704</text:p>
          </table:table-cell>
          <table:table-cell table:formula="of:=[.J12]+MIN([.J94];[.K93])" office:value-type="float" office:value="393310" calcext:value-type="float">
            <text:p>393310</text:p>
          </table:table-cell>
          <table:table-cell table:formula="of:=[.K12]+MIN([.K94];[.L93])" office:value-type="float" office:value="391932" calcext:value-type="float">
            <text:p>391932</text:p>
          </table:table-cell>
          <table:table-cell table:formula="of:=[.L12]+MIN([.L94];[.M93])" office:value-type="float" office:value="382447" calcext:value-type="float">
            <text:p>382447</text:p>
          </table:table-cell>
          <table:table-cell table:formula="of:=[.M12]+MIN([.M94];[.N93])" office:value-type="float" office:value="381087" calcext:value-type="float">
            <text:p>381087</text:p>
          </table:table-cell>
          <table:table-cell table:formula="of:=[.N12]+MIN([.N94];[.O93])" office:value-type="float" office:value="377069" calcext:value-type="float">
            <text:p>377069</text:p>
          </table:table-cell>
          <table:table-cell table:formula="of:=[.O12]+MIN([.O94];[.P93])" office:value-type="float" office:value="380738" calcext:value-type="float">
            <text:p>380738</text:p>
          </table:table-cell>
          <table:table-cell table:formula="of:=[.P12]+MIN([.P94];[.Q93])" office:value-type="float" office:value="371564" calcext:value-type="float">
            <text:p>371564</text:p>
          </table:table-cell>
          <table:table-cell table:formula="of:=[.Q12]+MIN([.Q94];[.R93])" office:value-type="float" office:value="368632" calcext:value-type="float">
            <text:p>368632</text:p>
          </table:table-cell>
          <table:table-cell table:formula="of:=[.R12]+MIN([.R94];[.S93])" office:value-type="float" office:value="358742" calcext:value-type="float">
            <text:p>358742</text:p>
          </table:table-cell>
          <table:table-cell table:formula="of:=[.S12]+MIN([.S94];[.T93])" office:value-type="float" office:value="355046" calcext:value-type="float">
            <text:p>355046</text:p>
          </table:table-cell>
          <table:table-cell table:formula="of:=[.T12]+MIN([.T94];[.U93])" office:value-type="float" office:value="356282" calcext:value-type="float">
            <text:p>356282</text:p>
          </table:table-cell>
          <table:table-cell table:formula="of:=[.U12]+MIN([.U94];[.V93])" office:value-type="float" office:value="361157" calcext:value-type="float">
            <text:p>361157</text:p>
          </table:table-cell>
          <table:table-cell table:formula="of:=[.V12]+MIN([.V94];[.W93])" office:value-type="float" office:value="362112" calcext:value-type="float">
            <text:p>362112</text:p>
          </table:table-cell>
          <table:table-cell table:formula="of:=[.W12]+MIN([.W94];[.X93])" office:value-type="float" office:value="352757" calcext:value-type="float">
            <text:p>352757</text:p>
          </table:table-cell>
          <table:table-cell table:formula="of:=[.X12]+MIN([.X94];[.Y93])" office:value-type="float" office:value="345694" calcext:value-type="float">
            <text:p>345694</text:p>
          </table:table-cell>
          <table:table-cell table:formula="of:=[.Y12]+MIN([.Y94];[.Z93])" office:value-type="float" office:value="344100" calcext:value-type="float">
            <text:p>344100</text:p>
          </table:table-cell>
          <table:table-cell table:formula="of:=[.Z12]+MIN([.Z94];[.AA93])" office:value-type="float" office:value="345810" calcext:value-type="float">
            <text:p>345810</text:p>
          </table:table-cell>
          <table:table-cell table:formula="of:=[.AA12]+MIN([.AA94];[.AB93])" office:value-type="float" office:value="342128" calcext:value-type="float">
            <text:p>342128</text:p>
          </table:table-cell>
          <table:table-cell table:formula="of:=[.AB12]+MIN([.AB94];[.AC93])" office:value-type="float" office:value="335714" calcext:value-type="float">
            <text:p>335714</text:p>
          </table:table-cell>
          <table:table-cell table:formula="of:=[.AC12]+MIN([.AC94];[.AD93])" office:value-type="float" office:value="327772" calcext:value-type="float">
            <text:p>327772</text:p>
          </table:table-cell>
          <table:table-cell table:formula="of:=[.AD12]+MIN([.AD94];[.AE93])" office:value-type="float" office:value="326225" calcext:value-type="float">
            <text:p>326225</text:p>
          </table:table-cell>
          <table:table-cell table:formula="of:=[.AE12]+MIN([.AE94];[.AF93])" office:value-type="float" office:value="326485" calcext:value-type="float">
            <text:p>326485</text:p>
          </table:table-cell>
          <table:table-cell table:formula="of:=[.AF12]+MIN([.AF94];[.AG93])" office:value-type="float" office:value="321723" calcext:value-type="float">
            <text:p>321723</text:p>
          </table:table-cell>
          <table:table-cell table:formula="of:=[.AG12]+MIN([.AG94];[.AH93])" office:value-type="float" office:value="325891" calcext:value-type="float">
            <text:p>325891</text:p>
          </table:table-cell>
          <table:table-cell table:formula="of:=[.AH12]+MIN([.AH94];[.AI93])" office:value-type="float" office:value="319439" calcext:value-type="float">
            <text:p>319439</text:p>
          </table:table-cell>
          <table:table-cell table:formula="of:=[.AI12]+MIN([.AI94];[.AJ93])" office:value-type="float" office:value="334649" calcext:value-type="float">
            <text:p>334649</text:p>
          </table:table-cell>
          <table:table-cell table:formula="of:=[.AJ12]+MIN([.AJ94];[.AK93])" office:value-type="float" office:value="334583" calcext:value-type="float">
            <text:p>334583</text:p>
          </table:table-cell>
          <table:table-cell table:formula="of:=[.AK12]+MIN([.AK94];[.AL93])" office:value-type="float" office:value="327046" calcext:value-type="float">
            <text:p>327046</text:p>
          </table:table-cell>
          <table:table-cell table:formula="of:=[.AL12]+MIN([.AL94];[.AM93])" office:value-type="float" office:value="320141" calcext:value-type="float">
            <text:p>320141</text:p>
          </table:table-cell>
          <table:table-cell table:formula="of:=[.AM12]+MIN([.AM94];[.AN93])" office:value-type="float" office:value="326554" calcext:value-type="float">
            <text:p>326554</text:p>
          </table:table-cell>
          <table:table-cell table:formula="of:=[.AN12]+MIN([.AN94];[.AO93])" office:value-type="float" office:value="324329" calcext:value-type="float">
            <text:p>324329</text:p>
          </table:table-cell>
          <table:table-cell table:formula="of:=[.AO12]+MIN([.AO94];[.AP93])" office:value-type="float" office:value="328473" calcext:value-type="float">
            <text:p>328473</text:p>
          </table:table-cell>
          <table:table-cell table:formula="of:=[.AP12]+MIN([.AP94];[.AQ93])" office:value-type="float" office:value="321931" calcext:value-type="float">
            <text:p>321931</text:p>
          </table:table-cell>
          <table:table-cell table:formula="of:=[.AQ12]+MIN([.AQ94];[.AR93])" office:value-type="float" office:value="326268" calcext:value-type="float">
            <text:p>326268</text:p>
          </table:table-cell>
          <table:table-cell table:formula="of:=[.AR12]+MIN([.AR94];[.AS93])" office:value-type="float" office:value="321691" calcext:value-type="float">
            <text:p>321691</text:p>
          </table:table-cell>
          <table:table-cell table:formula="of:=[.AS12]+MIN([.AS94];[.AT93])" office:value-type="float" office:value="313248" calcext:value-type="float">
            <text:p>313248</text:p>
          </table:table-cell>
          <table:table-cell table:formula="of:=[.AT12]+MIN([.AT94];[.AU93])" office:value-type="float" office:value="321391" calcext:value-type="float">
            <text:p>321391</text:p>
          </table:table-cell>
          <table:table-cell table:formula="of:=[.AU12]+MIN([.AU94];[.AV93])" office:value-type="float" office:value="313116" calcext:value-type="float">
            <text:p>313116</text:p>
          </table:table-cell>
          <table:table-cell table:formula="of:=[.AV12]+MIN([.AV94];[.AW93])" office:value-type="float" office:value="311399" calcext:value-type="float">
            <text:p>311399</text:p>
          </table:table-cell>
          <table:table-cell table:formula="of:=[.AW12]+MIN([.AW94];[.AX93])" office:value-type="float" office:value="312826" calcext:value-type="float">
            <text:p>312826</text:p>
          </table:table-cell>
          <table:table-cell table:formula="of:=[.AX12]+MIN([.AX94];[.AY93])" office:value-type="float" office:value="305993" calcext:value-type="float">
            <text:p>305993</text:p>
          </table:table-cell>
          <table:table-cell table:formula="of:=[.AY12]+MIN([.AY94];[.AZ93])" office:value-type="float" office:value="299637" calcext:value-type="float">
            <text:p>299637</text:p>
          </table:table-cell>
          <table:table-cell table:formula="of:=[.AZ12]+MIN([.AZ94];[.BA93])" office:value-type="float" office:value="292775" calcext:value-type="float">
            <text:p>292775</text:p>
          </table:table-cell>
          <table:table-cell table:formula="of:=[.BA12]+MIN([.BA94];[.BB93])" office:value-type="float" office:value="290977" calcext:value-type="float">
            <text:p>290977</text:p>
          </table:table-cell>
          <table:table-cell table:formula="of:=[.BB12]+MIN([.BB94];[.BC93])" office:value-type="float" office:value="291324" calcext:value-type="float">
            <text:p>291324</text:p>
          </table:table-cell>
          <table:table-cell table:formula="of:=[.BC12]+MIN([.BC94];[.BD93])" office:value-type="float" office:value="290655" calcext:value-type="float">
            <text:p>290655</text:p>
          </table:table-cell>
          <table:table-cell table:formula="of:=[.BD12]+MIN([.BD94];[.BE93])" office:value-type="float" office:value="291868" calcext:value-type="float">
            <text:p>291868</text:p>
          </table:table-cell>
          <table:table-cell table:formula="of:=[.BE12]+MIN([.BE94];[.BF93])" office:value-type="float" office:value="293727" calcext:value-type="float">
            <text:p>293727</text:p>
          </table:table-cell>
          <table:table-cell table:formula="of:=[.BF12]+MIN([.BF94];[.BG93])" office:value-type="float" office:value="285703" calcext:value-type="float">
            <text:p>285703</text:p>
          </table:table-cell>
          <table:table-cell table:formula="of:=[.BG12]+MIN([.BG94];[.BH93])" office:value-type="float" office:value="280037" calcext:value-type="float">
            <text:p>280037</text:p>
          </table:table-cell>
          <table:table-cell table:formula="of:=[.BH12]+MIN([.BH94];[.BI93])" office:value-type="float" office:value="291906" calcext:value-type="float">
            <text:p>291906</text:p>
          </table:table-cell>
          <table:table-cell table:formula="of:=[.BI12]+MIN([.BI94];[.BJ93])" office:value-type="float" office:value="283653" calcext:value-type="float">
            <text:p>283653</text:p>
          </table:table-cell>
          <table:table-cell table:formula="of:=[.BJ12]+MIN([.BJ94];[.BK93])" office:value-type="float" office:value="291591" calcext:value-type="float">
            <text:p>291591</text:p>
          </table:table-cell>
          <table:table-cell table:formula="of:=[.BK12]+MIN([.BK94];[.BL93])" office:value-type="float" office:value="288083" calcext:value-type="float">
            <text:p>288083</text:p>
          </table:table-cell>
          <table:table-cell table:formula="of:=[.BL12]+MIN([.BL94];[.BM93])" office:value-type="float" office:value="288470" calcext:value-type="float">
            <text:p>288470</text:p>
          </table:table-cell>
          <table:table-cell table:formula="of:=[.BM12]+MIN([.BM94];[.BN93])" office:value-type="float" office:value="284025" calcext:value-type="float">
            <text:p>284025</text:p>
          </table:table-cell>
          <table:table-cell table:formula="of:=[.BN12]+MIN([.BN94];[.BO93])" office:value-type="float" office:value="283088" calcext:value-type="float">
            <text:p>283088</text:p>
          </table:table-cell>
          <table:table-cell table:formula="of:=[.BO12]+MIN([.BO94];[.BP93])" office:value-type="float" office:value="283766" calcext:value-type="float">
            <text:p>283766</text:p>
          </table:table-cell>
          <table:table-cell table:formula="of:=[.BP12]+MIN([.BP94];[.BQ93])" office:value-type="float" office:value="291544" calcext:value-type="float">
            <text:p>291544</text:p>
          </table:table-cell>
          <table:table-cell table:formula="of:=[.BQ12]+MIN([.BQ94];[.BR93])" office:value-type="float" office:value="292040" calcext:value-type="float">
            <text:p>292040</text:p>
          </table:table-cell>
          <table:table-cell table:formula="of:=[.BR12]+MIN([.BR94];[.BS93])" office:value-type="float" office:value="288994" calcext:value-type="float">
            <text:p>288994</text:p>
          </table:table-cell>
          <table:table-cell table:formula="of:=[.BS12]+MIN([.BS94];[.BT93])" office:value-type="float" office:value="284968" calcext:value-type="float">
            <text:p>284968</text:p>
          </table:table-cell>
          <table:table-cell table:formula="of:=[.BT12]+MIN([.BT94];[.BU93])" office:value-type="float" office:value="280385" calcext:value-type="float">
            <text:p>280385</text:p>
          </table:table-cell>
          <table:table-cell table:formula="of:=[.BU12]+MIN([.BU94];[.BV93])" office:value-type="float" office:value="285115" calcext:value-type="float">
            <text:p>285115</text:p>
          </table:table-cell>
          <table:table-cell table:formula="of:=[.BV12]+MIN([.BV94];[.BW93])" office:value-type="float" office:value="287731" calcext:value-type="float">
            <text:p>287731</text:p>
          </table:table-cell>
          <table:table-cell table:formula="of:=[.BW12]+MIN([.BW94];[.BX93])" office:value-type="float" office:value="284978" calcext:value-type="float">
            <text:p>284978</text:p>
          </table:table-cell>
          <table:table-cell table:formula="of:=[.BX12]+MIN([.BX94];[.BY93])" office:value-type="float" office:value="286670" calcext:value-type="float">
            <text:p>286670</text:p>
          </table:table-cell>
          <table:table-cell table:formula="of:=[.BY12]+MIN([.BY94];[.BZ93])" office:value-type="float" office:value="293153" calcext:value-type="float">
            <text:p>293153</text:p>
          </table:table-cell>
          <table:table-cell table:formula="of:=[.BZ12]+MIN([.BZ94];[.CA93])" office:value-type="float" office:value="287952" calcext:value-type="float">
            <text:p>287952</text:p>
          </table:table-cell>
          <table:table-cell table:formula="of:=[.CA12]+MIN([.CA94];[.CB93])" office:value-type="float" office:value="317183" calcext:value-type="float">
            <text:p>317183</text:p>
          </table:table-cell>
          <table:table-cell table:formula="of:=[.CB12]+[.CB94]" office:value-type="float" office:value="339299" calcext:value-type="float">
            <text:p>339299</text:p>
          </table:table-cell>
        </table:table-row>
        <table:table-row table:style-name="ro1">
          <table:table-cell table:formula="of:=[.A13]+MIN([.A95];[.B94])" office:value-type="float" office:value="423342" calcext:value-type="float">
            <text:p>423342</text:p>
          </table:table-cell>
          <table:table-cell table:formula="of:=[.B13]+MIN([.B95];[.C94])" office:value-type="float" office:value="418531" calcext:value-type="float">
            <text:p>418531</text:p>
          </table:table-cell>
          <table:table-cell table:formula="of:=[.C13]+MIN([.C95];[.D94])" office:value-type="float" office:value="420021" calcext:value-type="float">
            <text:p>420021</text:p>
          </table:table-cell>
          <table:table-cell table:formula="of:=[.D13]+MIN([.D95];[.E94])" office:value-type="float" office:value="418271" calcext:value-type="float">
            <text:p>418271</text:p>
          </table:table-cell>
          <table:table-cell table:formula="of:=[.E13]+MIN([.E95];[.F94])" office:value-type="float" office:value="415412" calcext:value-type="float">
            <text:p>415412</text:p>
          </table:table-cell>
          <table:table-cell table:formula="of:=[.F13]+MIN([.F95];[.G94])" office:value-type="float" office:value="418604" calcext:value-type="float">
            <text:p>418604</text:p>
          </table:table-cell>
          <table:table-cell table:formula="of:=[.G13]+MIN([.G95];[.H94])" office:value-type="float" office:value="419244" calcext:value-type="float">
            <text:p>419244</text:p>
          </table:table-cell>
          <table:table-cell table:formula="of:=[.H13]+MIN([.H95];[.I94])" office:value-type="float" office:value="411323" calcext:value-type="float">
            <text:p>411323</text:p>
          </table:table-cell>
          <table:table-cell table:formula="of:=[.I13]+MIN([.I95];[.J94])" office:value-type="float" office:value="404827" calcext:value-type="float">
            <text:p>404827</text:p>
          </table:table-cell>
          <table:table-cell table:formula="of:=[.J13]+MIN([.J95];[.K94])" office:value-type="float" office:value="400733" calcext:value-type="float">
            <text:p>400733</text:p>
          </table:table-cell>
          <table:table-cell table:formula="of:=[.K13]+MIN([.K95];[.L94])" office:value-type="float" office:value="395365" calcext:value-type="float">
            <text:p>395365</text:p>
          </table:table-cell>
          <table:table-cell table:formula="of:=[.L13]+MIN([.L95];[.M94])" office:value-type="float" office:value="388113" calcext:value-type="float">
            <text:p>388113</text:p>
          </table:table-cell>
          <table:table-cell table:formula="of:=[.M13]+MIN([.M95];[.N94])" office:value-type="float" office:value="385199" calcext:value-type="float">
            <text:p>385199</text:p>
          </table:table-cell>
          <table:table-cell table:formula="of:=[.N13]+MIN([.N95];[.O94])" office:value-type="float" office:value="376491" calcext:value-type="float">
            <text:p>376491</text:p>
          </table:table-cell>
          <table:table-cell table:formula="of:=[.O13]+MIN([.O95];[.P94])" office:value-type="float" office:value="374508" calcext:value-type="float">
            <text:p>374508</text:p>
          </table:table-cell>
          <table:table-cell table:formula="of:=[.P13]+MIN([.P95];[.Q94])" office:value-type="float" office:value="374886" calcext:value-type="float">
            <text:p>374886</text:p>
          </table:table-cell>
          <table:table-cell table:formula="of:=[.Q13]+MIN([.Q95];[.R94])" office:value-type="float" office:value="368761" calcext:value-type="float">
            <text:p>368761</text:p>
          </table:table-cell>
          <table:table-cell table:formula="of:=[.R13]+MIN([.R95];[.S94])" office:value-type="float" office:value="360668" calcext:value-type="float">
            <text:p>360668</text:p>
          </table:table-cell>
          <table:table-cell table:formula="of:=[.S13]+MIN([.S95];[.T94])" office:value-type="float" office:value="354930" calcext:value-type="float">
            <text:p>354930</text:p>
          </table:table-cell>
          <table:table-cell table:formula="of:=[.T13]+MIN([.T95];[.U94])" office:value-type="float" office:value="354559" calcext:value-type="float">
            <text:p>354559</text:p>
          </table:table-cell>
          <table:table-cell table:formula="of:=[.U13]+MIN([.U95];[.V94])" office:value-type="float" office:value="359979" calcext:value-type="float">
            <text:p>359979</text:p>
          </table:table-cell>
          <table:table-cell table:formula="of:=[.V13]+MIN([.V95];[.W94])" office:value-type="float" office:value="356994" calcext:value-type="float">
            <text:p>356994</text:p>
          </table:table-cell>
          <table:table-cell table:formula="of:=[.W13]+MIN([.W95];[.X94])" office:value-type="float" office:value="347938" calcext:value-type="float">
            <text:p>347938</text:p>
          </table:table-cell>
          <table:table-cell table:formula="of:=[.X13]+MIN([.X95];[.Y94])" office:value-type="float" office:value="351298" calcext:value-type="float">
            <text:p>351298</text:p>
          </table:table-cell>
          <table:table-cell table:formula="of:=[.Y13]+MIN([.Y95];[.Z94])" office:value-type="float" office:value="342182" calcext:value-type="float">
            <text:p>342182</text:p>
          </table:table-cell>
          <table:table-cell table:formula="of:=[.Z13]+MIN([.Z95];[.AA94])" office:value-type="float" office:value="337236" calcext:value-type="float">
            <text:p>337236</text:p>
          </table:table-cell>
          <table:table-cell table:formula="of:=[.AA13]+MIN([.AA95];[.AB94])" office:value-type="float" office:value="334534" calcext:value-type="float">
            <text:p>334534</text:p>
          </table:table-cell>
          <table:table-cell table:formula="of:=[.AB13]+MIN([.AB95];[.AC94])" office:value-type="float" office:value="329491" calcext:value-type="float">
            <text:p>329491</text:p>
          </table:table-cell>
          <table:table-cell table:formula="of:=[.AC13]+MIN([.AC95];[.AD94])" office:value-type="float" office:value="329921" calcext:value-type="float">
            <text:p>329921</text:p>
          </table:table-cell>
          <table:table-cell table:formula="of:=[.AD13]+MIN([.AD95];[.AE94])" office:value-type="float" office:value="320059" calcext:value-type="float">
            <text:p>320059</text:p>
          </table:table-cell>
          <table:table-cell table:formula="of:=[.AE13]+MIN([.AE95];[.AF94])" office:value-type="float" office:value="318597" calcext:value-type="float">
            <text:p>318597</text:p>
          </table:table-cell>
          <table:table-cell table:formula="of:=[.AF13]+MIN([.AF95];[.AG94])" office:value-type="float" office:value="321369" calcext:value-type="float">
            <text:p>321369</text:p>
          </table:table-cell>
          <table:table-cell table:formula="of:=[.AG13]+MIN([.AG95];[.AH94])" office:value-type="float" office:value="318959" calcext:value-type="float">
            <text:p>318959</text:p>
          </table:table-cell>
          <table:table-cell table:formula="of:=[.AH13]+MIN([.AH95];[.AI94])" office:value-type="float" office:value="314788" calcext:value-type="float">
            <text:p>314788</text:p>
          </table:table-cell>
          <table:table-cell table:formula="of:=[.AI13]+MIN([.AI95];[.AJ94])" office:value-type="float" office:value="333639" calcext:value-type="float">
            <text:p>333639</text:p>
          </table:table-cell>
          <table:table-cell table:formula="of:=[.AJ13]+MIN([.AJ95];[.AK94])" office:value-type="float" office:value="326824" calcext:value-type="float">
            <text:p>326824</text:p>
          </table:table-cell>
          <table:table-cell table:formula="of:=[.AK13]+MIN([.AK95];[.AL94])" office:value-type="float" office:value="327002" calcext:value-type="float">
            <text:p>327002</text:p>
          </table:table-cell>
          <table:table-cell table:formula="of:=[.AL13]+MIN([.AL95];[.AM94])" office:value-type="float" office:value="319480" calcext:value-type="float">
            <text:p>319480</text:p>
          </table:table-cell>
          <table:table-cell table:formula="of:=[.AM13]+MIN([.AM95];[.AN94])" office:value-type="float" office:value="318865" calcext:value-type="float">
            <text:p>318865</text:p>
          </table:table-cell>
          <table:table-cell table:formula="of:=[.AN13]+MIN([.AN95];[.AO94])" office:value-type="float" office:value="318237" calcext:value-type="float">
            <text:p>318237</text:p>
          </table:table-cell>
          <table:table-cell table:formula="of:=[.AO13]+MIN([.AO95];[.AP94])" office:value-type="float" office:value="319181" calcext:value-type="float">
            <text:p>319181</text:p>
          </table:table-cell>
          <table:table-cell table:formula="of:=[.AP13]+MIN([.AP95];[.AQ94])" office:value-type="float" office:value="318086" calcext:value-type="float">
            <text:p>318086</text:p>
          </table:table-cell>
          <table:table-cell table:formula="of:=[.AQ13]+MIN([.AQ95];[.AR94])" office:value-type="float" office:value="316663" calcext:value-type="float">
            <text:p>316663</text:p>
          </table:table-cell>
          <table:table-cell table:formula="of:=[.AR13]+MIN([.AR95];[.AS94])" office:value-type="float" office:value="317668" calcext:value-type="float">
            <text:p>317668</text:p>
          </table:table-cell>
          <table:table-cell table:formula="of:=[.AS13]+MIN([.AS95];[.AT94])" office:value-type="float" office:value="312805" calcext:value-type="float">
            <text:p>312805</text:p>
          </table:table-cell>
          <table:table-cell table:formula="of:=[.AT13]+MIN([.AT95];[.AU94])" office:value-type="float" office:value="313156" calcext:value-type="float">
            <text:p>313156</text:p>
          </table:table-cell>
          <table:table-cell table:formula="of:=[.AU13]+MIN([.AU95];[.AV94])" office:value-type="float" office:value="307953" calcext:value-type="float">
            <text:p>307953</text:p>
          </table:table-cell>
          <table:table-cell table:formula="of:=[.AV13]+MIN([.AV95];[.AW94])" office:value-type="float" office:value="303679" calcext:value-type="float">
            <text:p>303679</text:p>
          </table:table-cell>
          <table:table-cell table:formula="of:=[.AW13]+MIN([.AW95];[.AX94])" office:value-type="float" office:value="305561" calcext:value-type="float">
            <text:p>305561</text:p>
          </table:table-cell>
          <table:table-cell table:formula="of:=[.AX13]+MIN([.AX95];[.AY94])" office:value-type="float" office:value="300921" calcext:value-type="float">
            <text:p>300921</text:p>
          </table:table-cell>
          <table:table-cell table:formula="of:=[.AY13]+MIN([.AY95];[.AZ94])" office:value-type="float" office:value="291858" calcext:value-type="float">
            <text:p>291858</text:p>
          </table:table-cell>
          <table:table-cell table:formula="of:=[.AZ13]+MIN([.AZ95];[.BA94])" office:value-type="float" office:value="297594" calcext:value-type="float">
            <text:p>297594</text:p>
          </table:table-cell>
          <table:table-cell table:formula="of:=[.BA13]+MIN([.BA95];[.BB94])" office:value-type="float" office:value="289223" calcext:value-type="float">
            <text:p>289223</text:p>
          </table:table-cell>
          <table:table-cell table:formula="of:=[.BB13]+MIN([.BB95];[.BC94])" office:value-type="float" office:value="286099" calcext:value-type="float">
            <text:p>286099</text:p>
          </table:table-cell>
          <table:table-cell table:formula="of:=[.BC13]+MIN([.BC95];[.BD94])" office:value-type="float" office:value="283994" calcext:value-type="float">
            <text:p>283994</text:p>
          </table:table-cell>
          <table:table-cell table:formula="of:=[.BD13]+MIN([.BD95];[.BE94])" office:value-type="float" office:value="290688" calcext:value-type="float">
            <text:p>290688</text:p>
          </table:table-cell>
          <table:table-cell table:formula="of:=[.BE13]+MIN([.BE95];[.BF94])" office:value-type="float" office:value="289494" calcext:value-type="float">
            <text:p>289494</text:p>
          </table:table-cell>
          <table:table-cell table:formula="of:=[.BF13]+MIN([.BF95];[.BG94])" office:value-type="float" office:value="284666" calcext:value-type="float">
            <text:p>284666</text:p>
          </table:table-cell>
          <table:table-cell table:formula="of:=[.BG13]+MIN([.BG95];[.BH94])" office:value-type="float" office:value="279949" calcext:value-type="float">
            <text:p>279949</text:p>
          </table:table-cell>
          <table:table-cell table:formula="of:=[.BH13]+MIN([.BH95];[.BI94])" office:value-type="float" office:value="282753" calcext:value-type="float">
            <text:p>282753</text:p>
          </table:table-cell>
          <table:table-cell table:formula="of:=[.BI13]+MIN([.BI95];[.BJ94])" office:value-type="float" office:value="281813" calcext:value-type="float">
            <text:p>281813</text:p>
          </table:table-cell>
          <table:table-cell table:formula="of:=[.BJ13]+MIN([.BJ95];[.BK94])" office:value-type="float" office:value="289465" calcext:value-type="float">
            <text:p>289465</text:p>
          </table:table-cell>
          <table:table-cell table:formula="of:=[.BK13]+MIN([.BK95];[.BL94])" office:value-type="float" office:value="286890" calcext:value-type="float">
            <text:p>286890</text:p>
          </table:table-cell>
          <table:table-cell table:formula="of:=[.BL13]+MIN([.BL95];[.BM94])" office:value-type="float" office:value="284315" calcext:value-type="float">
            <text:p>284315</text:p>
          </table:table-cell>
          <table:table-cell table:formula="of:=[.BM13]+MIN([.BM95];[.BN94])" office:value-type="float" office:value="281377" calcext:value-type="float">
            <text:p>281377</text:p>
          </table:table-cell>
          <table:table-cell table:formula="of:=[.BN13]+MIN([.BN95];[.BO94])" office:value-type="float" office:value="279550" calcext:value-type="float">
            <text:p>279550</text:p>
          </table:table-cell>
          <table:table-cell table:formula="of:=[.BO13]+MIN([.BO95];[.BP94])" office:value-type="float" office:value="277523" calcext:value-type="float">
            <text:p>277523</text:p>
          </table:table-cell>
          <table:table-cell table:formula="of:=[.BP13]+MIN([.BP95];[.BQ94])" office:value-type="float" office:value="285169" calcext:value-type="float">
            <text:p>285169</text:p>
          </table:table-cell>
          <table:table-cell table:formula="of:=[.BQ13]+MIN([.BQ95];[.BR94])" office:value-type="float" office:value="283933" calcext:value-type="float">
            <text:p>283933</text:p>
          </table:table-cell>
          <table:table-cell table:formula="of:=[.BR13]+MIN([.BR95];[.BS94])" office:value-type="float" office:value="283092" calcext:value-type="float">
            <text:p>283092</text:p>
          </table:table-cell>
          <table:table-cell table:formula="of:=[.BS13]+MIN([.BS95];[.BT94])" office:value-type="float" office:value="279545" calcext:value-type="float">
            <text:p>279545</text:p>
          </table:table-cell>
          <table:table-cell table:formula="of:=[.BT13]+MIN([.BT95];[.BU94])" office:value-type="float" office:value="277865" calcext:value-type="float">
            <text:p>277865</text:p>
          </table:table-cell>
          <table:table-cell table:formula="of:=[.BU13]+MIN([.BU95];[.BV94])" office:value-type="float" office:value="283993" calcext:value-type="float">
            <text:p>283993</text:p>
          </table:table-cell>
          <table:table-cell table:formula="of:=[.BV13]+MIN([.BV95];[.BW94])" office:value-type="float" office:value="282716" calcext:value-type="float">
            <text:p>282716</text:p>
          </table:table-cell>
          <table:table-cell table:formula="of:=[.BW13]+MIN([.BW95];[.BX94])" office:value-type="float" office:value="278865" calcext:value-type="float">
            <text:p>278865</text:p>
          </table:table-cell>
          <table:table-cell table:formula="of:=[.BX13]+MIN([.BX95];[.BY94])" office:value-type="float" office:value="277811" calcext:value-type="float">
            <text:p>277811</text:p>
          </table:table-cell>
          <table:table-cell table:formula="of:=[.BY13]+MIN([.BY95];[.BZ94])" office:value-type="float" office:value="283783" calcext:value-type="float">
            <text:p>283783</text:p>
          </table:table-cell>
          <table:table-cell table:formula="of:=[.BZ13]+MIN([.BZ95];[.CA94])" office:value-type="float" office:value="286986" calcext:value-type="float">
            <text:p>286986</text:p>
          </table:table-cell>
          <table:table-cell table:formula="of:=[.CA13]+MIN([.CA95];[.CB94])" office:value-type="float" office:value="308510" calcext:value-type="float">
            <text:p>308510</text:p>
          </table:table-cell>
          <table:table-cell table:formula="of:=[.CB13]+[.CB95]" office:value-type="float" office:value="336857" calcext:value-type="float">
            <text:p>336857</text:p>
          </table:table-cell>
        </table:table-row>
        <table:table-row table:style-name="ro1">
          <table:table-cell table:formula="of:=[.A14]+MIN([.A96];[.B95])" office:value-type="float" office:value="416004" calcext:value-type="float">
            <text:p>416004</text:p>
          </table:table-cell>
          <table:table-cell table:formula="of:=[.B14]+MIN([.B96];[.C95])" office:value-type="float" office:value="415108" calcext:value-type="float">
            <text:p>415108</text:p>
          </table:table-cell>
          <table:table-cell table:formula="of:=[.C14]+MIN([.C96];[.D95])" office:value-type="float" office:value="415298" calcext:value-type="float">
            <text:p>415298</text:p>
          </table:table-cell>
          <table:table-cell table:formula="of:=[.D14]+MIN([.D96];[.E95])" office:value-type="float" office:value="411738" calcext:value-type="float">
            <text:p>411738</text:p>
          </table:table-cell>
          <table:table-cell table:formula="of:=[.E14]+MIN([.E96];[.F95])" office:value-type="float" office:value="414564" calcext:value-type="float">
            <text:p>414564</text:p>
          </table:table-cell>
          <table:table-cell table:formula="of:=[.F14]+MIN([.F96];[.G95])" office:value-type="float" office:value="410563" calcext:value-type="float">
            <text:p>410563</text:p>
          </table:table-cell>
          <table:table-cell table:formula="of:=[.G14]+MIN([.G96];[.H95])" office:value-type="float" office:value="412369" calcext:value-type="float">
            <text:p>412369</text:p>
          </table:table-cell>
          <table:table-cell table:formula="of:=[.H14]+MIN([.H96];[.I95])" office:value-type="float" office:value="403046" calcext:value-type="float">
            <text:p>403046</text:p>
          </table:table-cell>
          <table:table-cell table:formula="of:=[.I14]+MIN([.I96];[.J95])" office:value-type="float" office:value="401423" calcext:value-type="float">
            <text:p>401423</text:p>
          </table:table-cell>
          <table:table-cell table:formula="of:=[.J14]+MIN([.J96];[.K95])" office:value-type="float" office:value="397731" calcext:value-type="float">
            <text:p>397731</text:p>
          </table:table-cell>
          <table:table-cell table:formula="of:=[.K14]+MIN([.K96];[.L95])" office:value-type="float" office:value="388859" calcext:value-type="float">
            <text:p>388859</text:p>
          </table:table-cell>
          <table:table-cell table:formula="of:=[.L14]+MIN([.L96];[.M95])" office:value-type="float" office:value="379261" calcext:value-type="float">
            <text:p>379261</text:p>
          </table:table-cell>
          <table:table-cell table:formula="of:=[.M14]+MIN([.M96];[.N95])" office:value-type="float" office:value="376033" calcext:value-type="float">
            <text:p>376033</text:p>
          </table:table-cell>
          <table:table-cell table:formula="of:=[.N14]+MIN([.N96];[.O95])" office:value-type="float" office:value="374241" calcext:value-type="float">
            <text:p>374241</text:p>
          </table:table-cell>
          <table:table-cell table:formula="of:=[.O14]+MIN([.O96];[.P95])" office:value-type="float" office:value="371707" calcext:value-type="float">
            <text:p>371707</text:p>
          </table:table-cell>
          <table:table-cell table:formula="of:=[.P14]+MIN([.P96];[.Q95])" office:value-type="float" office:value="371006" calcext:value-type="float">
            <text:p>371006</text:p>
          </table:table-cell>
          <table:table-cell table:formula="of:=[.Q14]+MIN([.Q96];[.R95])" office:value-type="float" office:value="361714" calcext:value-type="float">
            <text:p>361714</text:p>
          </table:table-cell>
          <table:table-cell table:formula="of:=[.R14]+MIN([.R96];[.S95])" office:value-type="float" office:value="360081" calcext:value-type="float">
            <text:p>360081</text:p>
          </table:table-cell>
          <table:table-cell table:formula="of:=[.S14]+MIN([.S96];[.T95])" office:value-type="float" office:value="350892" calcext:value-type="float">
            <text:p>350892</text:p>
          </table:table-cell>
          <table:table-cell table:formula="of:=[.T14]+MIN([.T96];[.U95])" office:value-type="float" office:value="344751" calcext:value-type="float">
            <text:p>344751</text:p>
          </table:table-cell>
          <table:table-cell table:formula="of:=[.U14]+MIN([.U96];[.V95])" office:value-type="float" office:value="352620" calcext:value-type="float">
            <text:p>352620</text:p>
          </table:table-cell>
          <table:table-cell table:formula="of:=[.V14]+MIN([.V96];[.W95])" office:value-type="float" office:value="347500" calcext:value-type="float">
            <text:p>347500</text:p>
          </table:table-cell>
          <table:table-cell table:formula="of:=[.W14]+MIN([.W96];[.X95])" office:value-type="float" office:value="347337" calcext:value-type="float">
            <text:p>347337</text:p>
          </table:table-cell>
          <table:table-cell table:formula="of:=[.X14]+MIN([.X96];[.Y95])" office:value-type="float" office:value="344969" calcext:value-type="float">
            <text:p>344969</text:p>
          </table:table-cell>
          <table:table-cell table:formula="of:=[.Y14]+MIN([.Y96];[.Z95])" office:value-type="float" office:value="339925" calcext:value-type="float">
            <text:p>339925</text:p>
          </table:table-cell>
          <table:table-cell table:formula="of:=[.Z14]+MIN([.Z96];[.AA95])" office:value-type="float" office:value="337218" calcext:value-type="float">
            <text:p>337218</text:p>
          </table:table-cell>
          <table:table-cell table:formula="of:=[.AA14]+MIN([.AA96];[.AB95])" office:value-type="float" office:value="328961" calcext:value-type="float">
            <text:p>328961</text:p>
          </table:table-cell>
          <table:table-cell table:formula="of:=[.AB14]+MIN([.AB96];[.AC95])" office:value-type="float" office:value="326570" calcext:value-type="float">
            <text:p>326570</text:p>
          </table:table-cell>
          <table:table-cell table:formula="of:=[.AC14]+MIN([.AC96];[.AD95])" office:value-type="float" office:value="324561" calcext:value-type="float">
            <text:p>324561</text:p>
          </table:table-cell>
          <table:table-cell table:formula="of:=[.AD14]+MIN([.AD96];[.AE95])" office:value-type="float" office:value="322321" calcext:value-type="float">
            <text:p>322321</text:p>
          </table:table-cell>
          <table:table-cell table:formula="of:=[.AE14]+MIN([.AE96];[.AF95])" office:value-type="float" office:value="317328" calcext:value-type="float">
            <text:p>317328</text:p>
          </table:table-cell>
          <table:table-cell table:formula="of:=[.AF14]+MIN([.AF96];[.AG95])" office:value-type="float" office:value="325341" calcext:value-type="float">
            <text:p>325341</text:p>
          </table:table-cell>
          <table:table-cell table:formula="of:=[.AG14]+MIN([.AG96];[.AH95])" office:value-type="float" office:value="315506" calcext:value-type="float">
            <text:p>315506</text:p>
          </table:table-cell>
          <table:table-cell table:formula="of:=[.AH14]+MIN([.AH96];[.AI95])" office:value-type="float" office:value="312079" calcext:value-type="float">
            <text:p>312079</text:p>
          </table:table-cell>
          <table:table-cell table:formula="of:=[.AI14]+MIN([.AI96];[.AJ95])" office:value-type="float" office:value="326131" calcext:value-type="float">
            <text:p>326131</text:p>
          </table:table-cell>
          <table:table-cell table:formula="of:=[.AJ14]+MIN([.AJ96];[.AK95])" office:value-type="float" office:value="320583" calcext:value-type="float">
            <text:p>320583</text:p>
          </table:table-cell>
          <table:table-cell table:formula="of:=[.AK14]+MIN([.AK96];[.AL95])" office:value-type="float" office:value="325048" calcext:value-type="float">
            <text:p>325048</text:p>
          </table:table-cell>
          <table:table-cell table:formula="of:=[.AL14]+MIN([.AL96];[.AM95])" office:value-type="float" office:value="324969" calcext:value-type="float">
            <text:p>324969</text:p>
          </table:table-cell>
          <table:table-cell table:formula="of:=[.AM14]+MIN([.AM96];[.AN95])" office:value-type="float" office:value="316458" calcext:value-type="float">
            <text:p>316458</text:p>
          </table:table-cell>
          <table:table-cell table:formula="of:=[.AN14]+MIN([.AN96];[.AO95])" office:value-type="float" office:value="310037" calcext:value-type="float">
            <text:p>310037</text:p>
          </table:table-cell>
          <table:table-cell table:formula="of:=[.AO14]+MIN([.AO96];[.AP95])" office:value-type="float" office:value="314992" calcext:value-type="float">
            <text:p>314992</text:p>
          </table:table-cell>
          <table:table-cell table:formula="of:=[.AP14]+MIN([.AP96];[.AQ95])" office:value-type="float" office:value="312594" calcext:value-type="float">
            <text:p>312594</text:p>
          </table:table-cell>
          <table:table-cell table:formula="of:=[.AQ14]+MIN([.AQ96];[.AR95])" office:value-type="float" office:value="311014" calcext:value-type="float">
            <text:p>311014</text:p>
          </table:table-cell>
          <table:table-cell table:formula="of:=[.AR14]+MIN([.AR96];[.AS95])" office:value-type="float" office:value="310315" calcext:value-type="float">
            <text:p>310315</text:p>
          </table:table-cell>
          <table:table-cell table:formula="of:=[.AS14]+MIN([.AS96];[.AT95])" office:value-type="float" office:value="310215" calcext:value-type="float">
            <text:p>310215</text:p>
          </table:table-cell>
          <table:table-cell table:formula="of:=[.AT14]+MIN([.AT96];[.AU95])" office:value-type="float" office:value="308860" calcext:value-type="float">
            <text:p>308860</text:p>
          </table:table-cell>
          <table:table-cell table:formula="of:=[.AU14]+MIN([.AU96];[.AV95])" office:value-type="float" office:value="309549" calcext:value-type="float">
            <text:p>309549</text:p>
          </table:table-cell>
          <table:table-cell table:formula="of:=[.AV14]+MIN([.AV96];[.AW95])" office:value-type="float" office:value="302969" calcext:value-type="float">
            <text:p>302969</text:p>
          </table:table-cell>
          <table:table-cell table:formula="of:=[.AW14]+MIN([.AW96];[.AX95])" office:value-type="float" office:value="298232" calcext:value-type="float">
            <text:p>298232</text:p>
          </table:table-cell>
          <table:table-cell table:formula="of:=[.AX14]+MIN([.AX96];[.AY95])" office:value-type="float" office:value="292376" calcext:value-type="float">
            <text:p>292376</text:p>
          </table:table-cell>
          <table:table-cell table:formula="of:=[.AY14]+MIN([.AY96];[.AZ95])" office:value-type="float" office:value="290902" calcext:value-type="float">
            <text:p>290902</text:p>
          </table:table-cell>
          <table:table-cell table:formula="of:=[.AZ14]+MIN([.AZ96];[.BA95])" office:value-type="float" office:value="292045" calcext:value-type="float">
            <text:p>292045</text:p>
          </table:table-cell>
          <table:table-cell table:formula="of:=[.BA14]+MIN([.BA96];[.BB95])" office:value-type="float" office:value="285501" calcext:value-type="float">
            <text:p>285501</text:p>
          </table:table-cell>
          <table:table-cell table:formula="of:=[.BB14]+MIN([.BB96];[.BC95])" office:value-type="float" office:value="281846" calcext:value-type="float">
            <text:p>281846</text:p>
          </table:table-cell>
          <table:table-cell table:formula="of:=[.BC14]+MIN([.BC96];[.BD95])" office:value-type="float" office:value="279209" calcext:value-type="float">
            <text:p>279209</text:p>
          </table:table-cell>
          <table:table-cell table:formula="of:=[.BD14]+MIN([.BD96];[.BE95])" office:value-type="float" office:value="289809" calcext:value-type="float">
            <text:p>289809</text:p>
          </table:table-cell>
          <table:table-cell table:formula="of:=[.BE14]+MIN([.BE96];[.BF95])" office:value-type="float" office:value="287017" calcext:value-type="float">
            <text:p>287017</text:p>
          </table:table-cell>
          <table:table-cell table:formula="of:=[.BF14]+MIN([.BF96];[.BG95])" office:value-type="float" office:value="281222" calcext:value-type="float">
            <text:p>281222</text:p>
          </table:table-cell>
          <table:table-cell table:formula="of:=[.BG14]+MIN([.BG96];[.BH95])" office:value-type="float" office:value="275401" calcext:value-type="float">
            <text:p>275401</text:p>
          </table:table-cell>
          <table:table-cell table:formula="of:=[.BH14]+MIN([.BH96];[.BI95])" office:value-type="float" office:value="288121" calcext:value-type="float">
            <text:p>288121</text:p>
          </table:table-cell>
          <table:table-cell table:formula="of:=[.BI14]+MIN([.BI96];[.BJ95])" office:value-type="float" office:value="280830" calcext:value-type="float">
            <text:p>280830</text:p>
          </table:table-cell>
          <table:table-cell table:formula="of:=[.BJ14]+MIN([.BJ96];[.BK95])" office:value-type="float" office:value="289834" calcext:value-type="float">
            <text:p>289834</text:p>
          </table:table-cell>
          <table:table-cell table:formula="of:=[.BK14]+MIN([.BK96];[.BL95])" office:value-type="float" office:value="282379" calcext:value-type="float">
            <text:p>282379</text:p>
          </table:table-cell>
          <table:table-cell table:formula="of:=[.BL14]+MIN([.BL96];[.BM95])" office:value-type="float" office:value="290424" calcext:value-type="float">
            <text:p>290424</text:p>
          </table:table-cell>
          <table:table-cell table:formula="of:=[.BM14]+MIN([.BM96];[.BN95])" office:value-type="float" office:value="286882" calcext:value-type="float">
            <text:p>286882</text:p>
          </table:table-cell>
          <table:table-cell table:formula="of:=[.BN14]+MIN([.BN96];[.BO95])" office:value-type="float" office:value="278469" calcext:value-type="float">
            <text:p>278469</text:p>
          </table:table-cell>
          <table:table-cell table:formula="of:=[.BO14]+MIN([.BO96];[.BP95])" office:value-type="float" office:value="274823" calcext:value-type="float">
            <text:p>274823</text:p>
          </table:table-cell>
          <table:table-cell table:formula="of:=[.BP14]+MIN([.BP96];[.BQ95])" office:value-type="float" office:value="288887" calcext:value-type="float">
            <text:p>288887</text:p>
          </table:table-cell>
          <table:table-cell table:formula="of:=[.BQ14]+MIN([.BQ96];[.BR95])" office:value-type="float" office:value="283351" calcext:value-type="float">
            <text:p>283351</text:p>
          </table:table-cell>
          <table:table-cell table:formula="of:=[.BR14]+MIN([.BR96];[.BS95])" office:value-type="float" office:value="277332" calcext:value-type="float">
            <text:p>277332</text:p>
          </table:table-cell>
          <table:table-cell table:formula="of:=[.BS14]+MIN([.BS96];[.BT95])" office:value-type="float" office:value="278604" calcext:value-type="float">
            <text:p>278604</text:p>
          </table:table-cell>
          <table:table-cell table:formula="of:=[.BT14]+MIN([.BT96];[.BU95])" office:value-type="float" office:value="271605" calcext:value-type="float">
            <text:p>271605</text:p>
          </table:table-cell>
          <table:table-cell table:formula="of:=[.BU14]+MIN([.BU96];[.BV95])" office:value-type="float" office:value="281620" calcext:value-type="float">
            <text:p>281620</text:p>
          </table:table-cell>
          <table:table-cell table:formula="of:=[.BV14]+MIN([.BV96];[.BW95])" office:value-type="float" office:value="280179" calcext:value-type="float">
            <text:p>280179</text:p>
          </table:table-cell>
          <table:table-cell table:formula="of:=[.BW14]+MIN([.BW96];[.BX95])" office:value-type="float" office:value="277024" calcext:value-type="float">
            <text:p>277024</text:p>
          </table:table-cell>
          <table:table-cell table:formula="of:=[.BX14]+MIN([.BX96];[.BY95])" office:value-type="float" office:value="272843" calcext:value-type="float">
            <text:p>272843</text:p>
          </table:table-cell>
          <table:table-cell table:formula="of:=[.BY14]+MIN([.BY96];[.BZ95])" office:value-type="float" office:value="282611" calcext:value-type="float">
            <text:p>282611</text:p>
          </table:table-cell>
          <table:table-cell table:formula="of:=[.BZ14]+MIN([.BZ96];[.CA95])" office:value-type="float" office:value="281807" calcext:value-type="float">
            <text:p>281807</text:p>
          </table:table-cell>
          <table:table-cell table:formula="of:=[.CA14]+MIN([.CA96];[.CB95])" office:value-type="float" office:value="301335" calcext:value-type="float">
            <text:p>301335</text:p>
          </table:table-cell>
          <table:table-cell table:formula="of:=[.CB14]+[.CB96]" office:value-type="float" office:value="333348" calcext:value-type="float">
            <text:p>333348</text:p>
          </table:table-cell>
        </table:table-row>
        <table:table-row table:style-name="ro1">
          <table:table-cell table:formula="of:=[.A15]+MIN([.A97];[.B96])" office:value-type="float" office:value="411584" calcext:value-type="float">
            <text:p>411584</text:p>
          </table:table-cell>
          <table:table-cell table:formula="of:=[.B15]+MIN([.B97];[.C96])" office:value-type="float" office:value="413781" calcext:value-type="float">
            <text:p>413781</text:p>
          </table:table-cell>
          <table:table-cell table:formula="of:=[.C15]+MIN([.C97];[.D96])" office:value-type="float" office:value="417687" calcext:value-type="float">
            <text:p>417687</text:p>
          </table:table-cell>
          <table:table-cell table:formula="of:=[.D15]+MIN([.D97];[.E96])" office:value-type="float" office:value="409362" calcext:value-type="float">
            <text:p>409362</text:p>
          </table:table-cell>
          <table:table-cell table:formula="of:=[.E15]+MIN([.E97];[.F96])" office:value-type="float" office:value="408304" calcext:value-type="float">
            <text:p>408304</text:p>
          </table:table-cell>
          <table:table-cell table:formula="of:=[.F15]+MIN([.F97];[.G96])" office:value-type="float" office:value="407575" calcext:value-type="float">
            <text:p>407575</text:p>
          </table:table-cell>
          <table:table-cell table:formula="of:=[.G15]+MIN([.G97];[.H96])" office:value-type="float" office:value="402832" calcext:value-type="float">
            <text:p>402832</text:p>
          </table:table-cell>
          <table:table-cell table:formula="of:=[.H15]+MIN([.H97];[.I96])" office:value-type="float" office:value="398982" calcext:value-type="float">
            <text:p>398982</text:p>
          </table:table-cell>
          <table:table-cell table:formula="of:=[.I15]+MIN([.I97];[.J96])" office:value-type="float" office:value="396594" calcext:value-type="float">
            <text:p>396594</text:p>
          </table:table-cell>
          <table:table-cell table:formula="of:=[.J15]+MIN([.J97];[.K96])" office:value-type="float" office:value="390515" calcext:value-type="float">
            <text:p>390515</text:p>
          </table:table-cell>
          <table:table-cell table:formula="of:=[.K15]+MIN([.K97];[.L96])" office:value-type="float" office:value="384053" calcext:value-type="float">
            <text:p>384053</text:p>
          </table:table-cell>
          <table:table-cell table:formula="of:=[.L15]+MIN([.L97];[.M96])" office:value-type="float" office:value="381238" calcext:value-type="float">
            <text:p>381238</text:p>
          </table:table-cell>
          <table:table-cell table:formula="of:=[.M15]+MIN([.M97];[.N96])" office:value-type="float" office:value="375618" calcext:value-type="float">
            <text:p>375618</text:p>
          </table:table-cell>
          <table:table-cell table:formula="of:=[.N15]+MIN([.N97];[.O96])" office:value-type="float" office:value="367123" calcext:value-type="float">
            <text:p>367123</text:p>
          </table:table-cell>
          <table:table-cell table:formula="of:=[.O15]+MIN([.O97];[.P96])" office:value-type="float" office:value="361745" calcext:value-type="float">
            <text:p>361745</text:p>
          </table:table-cell>
          <table:table-cell table:formula="of:=[.P15]+MIN([.P97];[.Q96])" office:value-type="float" office:value="361670" calcext:value-type="float">
            <text:p>361670</text:p>
          </table:table-cell>
          <table:table-cell table:formula="of:=[.Q15]+MIN([.Q97];[.R96])" office:value-type="float" office:value="357346" calcext:value-type="float">
            <text:p>357346</text:p>
          </table:table-cell>
          <table:table-cell table:formula="of:=[.R15]+MIN([.R97];[.S96])" office:value-type="float" office:value="353905" calcext:value-type="float">
            <text:p>353905</text:p>
          </table:table-cell>
          <table:table-cell table:formula="of:=[.S15]+MIN([.S97];[.T96])" office:value-type="float" office:value="344035" calcext:value-type="float">
            <text:p>344035</text:p>
          </table:table-cell>
          <table:table-cell table:formula="of:=[.T15]+MIN([.T97];[.U96])" office:value-type="float" office:value="342922" calcext:value-type="float">
            <text:p>342922</text:p>
          </table:table-cell>
          <table:table-cell table:formula="of:=[.U15]+MIN([.U97];[.V96])" office:value-type="float" office:value="342757" calcext:value-type="float">
            <text:p>342757</text:p>
          </table:table-cell>
          <table:table-cell table:formula="of:=[.V15]+MIN([.V97];[.W96])" office:value-type="float" office:value="341213" calcext:value-type="float">
            <text:p>341213</text:p>
          </table:table-cell>
          <table:table-cell table:formula="of:=[.W15]+MIN([.W97];[.X96])" office:value-type="float" office:value="340034" calcext:value-type="float">
            <text:p>340034</text:p>
          </table:table-cell>
          <table:table-cell table:formula="of:=[.X15]+MIN([.X97];[.Y96])" office:value-type="float" office:value="337200" calcext:value-type="float">
            <text:p>337200</text:p>
          </table:table-cell>
          <table:table-cell table:formula="of:=[.Y15]+MIN([.Y97];[.Z96])" office:value-type="float" office:value="338194" calcext:value-type="float">
            <text:p>338194</text:p>
          </table:table-cell>
          <table:table-cell table:formula="of:=[.Z15]+MIN([.Z97];[.AA96])" office:value-type="float" office:value="332018" calcext:value-type="float">
            <text:p>332018</text:p>
          </table:table-cell>
          <table:table-cell table:formula="of:=[.AA15]+MIN([.AA97];[.AB96])" office:value-type="float" office:value="332103" calcext:value-type="float">
            <text:p>332103</text:p>
          </table:table-cell>
          <table:table-cell table:formula="of:=[.AB15]+MIN([.AB97];[.AC96])" office:value-type="float" office:value="329425" calcext:value-type="float">
            <text:p>329425</text:p>
          </table:table-cell>
          <table:table-cell table:formula="of:=[.AC15]+MIN([.AC97];[.AD96])" office:value-type="float" office:value="320586" calcext:value-type="float">
            <text:p>320586</text:p>
          </table:table-cell>
          <table:table-cell table:formula="of:=[.AD15]+MIN([.AD97];[.AE96])" office:value-type="float" office:value="318558" calcext:value-type="float">
            <text:p>318558</text:p>
          </table:table-cell>
          <table:table-cell table:formula="of:=[.AE15]+MIN([.AE97];[.AF96])" office:value-type="float" office:value="314260" calcext:value-type="float">
            <text:p>314260</text:p>
          </table:table-cell>
          <table:table-cell table:formula="of:=[.AF15]+MIN([.AF97];[.AG96])" office:value-type="float" office:value="320553" calcext:value-type="float">
            <text:p>320553</text:p>
          </table:table-cell>
          <table:table-cell table:formula="of:=[.AG15]+MIN([.AG97];[.AH96])" office:value-type="float" office:value="313665" calcext:value-type="float">
            <text:p>313665</text:p>
          </table:table-cell>
          <table:table-cell table:formula="of:=[.AH15]+MIN([.AH97];[.AI96])" office:value-type="float" office:value="311738" calcext:value-type="float">
            <text:p>311738</text:p>
          </table:table-cell>
          <table:table-cell table:formula="of:=[.AI15]+MIN([.AI97];[.AJ96])" office:value-type="float" office:value="317719" calcext:value-type="float">
            <text:p>317719</text:p>
          </table:table-cell>
          <table:table-cell table:formula="of:=[.AJ15]+MIN([.AJ97];[.AK96])" office:value-type="float" office:value="318449" calcext:value-type="float">
            <text:p>318449</text:p>
          </table:table-cell>
          <table:table-cell table:formula="of:=[.AK15]+MIN([.AK97];[.AL96])" office:value-type="float" office:value="321014" calcext:value-type="float">
            <text:p>321014</text:p>
          </table:table-cell>
          <table:table-cell table:formula="of:=[.AL15]+MIN([.AL97];[.AM96])" office:value-type="float" office:value="320336" calcext:value-type="float">
            <text:p>320336</text:p>
          </table:table-cell>
          <table:table-cell table:formula="of:=[.AM15]+MIN([.AM97];[.AN96])" office:value-type="float" office:value="314894" calcext:value-type="float">
            <text:p>314894</text:p>
          </table:table-cell>
          <table:table-cell table:formula="of:=[.AN15]+MIN([.AN97];[.AO96])" office:value-type="float" office:value="306996" calcext:value-type="float">
            <text:p>306996</text:p>
          </table:table-cell>
          <table:table-cell table:formula="of:=[.AO15]+MIN([.AO97];[.AP96])" office:value-type="float" office:value="305980" calcext:value-type="float">
            <text:p>305980</text:p>
          </table:table-cell>
          <table:table-cell table:formula="of:=[.AP15]+MIN([.AP97];[.AQ96])" office:value-type="float" office:value="309611" calcext:value-type="float">
            <text:p>309611</text:p>
          </table:table-cell>
          <table:table-cell table:formula="of:=[.AQ15]+MIN([.AQ97];[.AR96])" office:value-type="float" office:value="303725" calcext:value-type="float">
            <text:p>303725</text:p>
          </table:table-cell>
          <table:table-cell table:formula="of:=[.AR15]+MIN([.AR97];[.AS96])" office:value-type="float" office:value="312107" calcext:value-type="float">
            <text:p>312107</text:p>
          </table:table-cell>
          <table:table-cell table:formula="of:=[.AS15]+MIN([.AS97];[.AT96])" office:value-type="float" office:value="309292" calcext:value-type="float">
            <text:p>309292</text:p>
          </table:table-cell>
          <table:table-cell table:formula="of:=[.AT15]+MIN([.AT97];[.AU96])" office:value-type="float" office:value="300956" calcext:value-type="float">
            <text:p>300956</text:p>
          </table:table-cell>
          <table:table-cell table:formula="of:=[.AU15]+MIN([.AU97];[.AV96])" office:value-type="float" office:value="300363" calcext:value-type="float">
            <text:p>300363</text:p>
          </table:table-cell>
          <table:table-cell table:formula="of:=[.AV15]+MIN([.AV97];[.AW96])" office:value-type="float" office:value="296049" calcext:value-type="float">
            <text:p>296049</text:p>
          </table:table-cell>
          <table:table-cell table:formula="of:=[.AW15]+MIN([.AW97];[.AX96])" office:value-type="float" office:value="292940" calcext:value-type="float">
            <text:p>292940</text:p>
          </table:table-cell>
          <table:table-cell table:formula="of:=[.AX15]+MIN([.AX97];[.AY96])" office:value-type="float" office:value="290368" calcext:value-type="float">
            <text:p>290368</text:p>
          </table:table-cell>
          <table:table-cell table:formula="of:=[.AY15]+MIN([.AY97];[.AZ96])" office:value-type="float" office:value="284357" calcext:value-type="float">
            <text:p>284357</text:p>
          </table:table-cell>
          <table:table-cell table:formula="of:=[.AZ15]+MIN([.AZ97];[.BA96])" office:value-type="float" office:value="283714" calcext:value-type="float">
            <text:p>283714</text:p>
          </table:table-cell>
          <table:table-cell table:formula="of:=[.BA15]+MIN([.BA97];[.BB96])" office:value-type="float" office:value="283611" calcext:value-type="float">
            <text:p>283611</text:p>
          </table:table-cell>
          <table:table-cell table:formula="of:=[.BB15]+MIN([.BB97];[.BC96])" office:value-type="float" office:value="276835" calcext:value-type="float">
            <text:p>276835</text:p>
          </table:table-cell>
          <table:table-cell table:formula="of:=[.BC15]+MIN([.BC97];[.BD96])" office:value-type="float" office:value="278370" calcext:value-type="float">
            <text:p>278370</text:p>
          </table:table-cell>
          <table:table-cell table:formula="of:=[.BD15]+MIN([.BD97];[.BE96])" office:value-type="float" office:value="281768" calcext:value-type="float">
            <text:p>281768</text:p>
          </table:table-cell>
          <table:table-cell table:formula="of:=[.BE15]+MIN([.BE97];[.BF96])" office:value-type="float" office:value="277762" calcext:value-type="float">
            <text:p>277762</text:p>
          </table:table-cell>
          <table:table-cell table:formula="of:=[.BF15]+MIN([.BF97];[.BG96])" office:value-type="float" office:value="274698" calcext:value-type="float">
            <text:p>274698</text:p>
          </table:table-cell>
          <table:table-cell table:formula="of:=[.BG15]+MIN([.BG97];[.BH96])" office:value-type="float" office:value="271539" calcext:value-type="float">
            <text:p>271539</text:p>
          </table:table-cell>
          <table:table-cell table:formula="of:=[.BH15]+MIN([.BH97];[.BI96])" office:value-type="float" office:value="279333" calcext:value-type="float">
            <text:p>279333</text:p>
          </table:table-cell>
          <table:table-cell table:formula="of:=[.BI15]+MIN([.BI97];[.BJ96])" office:value-type="float" office:value="280768" calcext:value-type="float">
            <text:p>280768</text:p>
          </table:table-cell>
          <table:table-cell table:formula="of:=[.BJ15]+MIN([.BJ97];[.BK96])" office:value-type="float" office:value="284710" calcext:value-type="float">
            <text:p>284710</text:p>
          </table:table-cell>
          <table:table-cell table:formula="of:=[.BK15]+MIN([.BK97];[.BL96])" office:value-type="float" office:value="278866" calcext:value-type="float">
            <text:p>278866</text:p>
          </table:table-cell>
          <table:table-cell table:formula="of:=[.BL15]+MIN([.BL97];[.BM96])" office:value-type="float" office:value="285421" calcext:value-type="float">
            <text:p>285421</text:p>
          </table:table-cell>
          <table:table-cell table:formula="of:=[.BM15]+MIN([.BM97];[.BN96])" office:value-type="float" office:value="279185" calcext:value-type="float">
            <text:p>279185</text:p>
          </table:table-cell>
          <table:table-cell table:formula="of:=[.BN15]+MIN([.BN97];[.BO96])" office:value-type="float" office:value="274551" calcext:value-type="float">
            <text:p>274551</text:p>
          </table:table-cell>
          <table:table-cell table:formula="of:=[.BO15]+MIN([.BO97];[.BP96])" office:value-type="float" office:value="272747" calcext:value-type="float">
            <text:p>272747</text:p>
          </table:table-cell>
          <table:table-cell table:formula="of:=[.BP15]+MIN([.BP97];[.BQ96])" office:value-type="float" office:value="280927" calcext:value-type="float">
            <text:p>280927</text:p>
          </table:table-cell>
          <table:table-cell table:formula="of:=[.BQ15]+MIN([.BQ97];[.BR96])" office:value-type="float" office:value="277243" calcext:value-type="float">
            <text:p>277243</text:p>
          </table:table-cell>
          <table:table-cell table:formula="of:=[.BR15]+MIN([.BR97];[.BS96])" office:value-type="float" office:value="273694" calcext:value-type="float">
            <text:p>273694</text:p>
          </table:table-cell>
          <table:table-cell table:formula="of:=[.BS15]+MIN([.BS97];[.BT96])" office:value-type="float" office:value="272715" calcext:value-type="float">
            <text:p>272715</text:p>
          </table:table-cell>
          <table:table-cell table:formula="of:=[.BT15]+MIN([.BT97];[.BU96])" office:value-type="float" office:value="268169" calcext:value-type="float">
            <text:p>268169</text:p>
          </table:table-cell>
          <table:table-cell table:formula="of:=[.BU15]+MIN([.BU97];[.BV96])" office:value-type="float" office:value="282125" calcext:value-type="float">
            <text:p>282125</text:p>
          </table:table-cell>
          <table:table-cell table:formula="of:=[.BV15]+MIN([.BV97];[.BW96])" office:value-type="float" office:value="275321" calcext:value-type="float">
            <text:p>275321</text:p>
          </table:table-cell>
          <table:table-cell table:formula="of:=[.BW15]+MIN([.BW97];[.BX96])" office:value-type="float" office:value="277968" calcext:value-type="float">
            <text:p>277968</text:p>
          </table:table-cell>
          <table:table-cell table:formula="of:=[.BX15]+MIN([.BX97];[.BY96])" office:value-type="float" office:value="270977" calcext:value-type="float">
            <text:p>270977</text:p>
          </table:table-cell>
          <table:table-cell table:formula="of:=[.BY15]+MIN([.BY97];[.BZ96])" office:value-type="float" office:value="273880" calcext:value-type="float">
            <text:p>273880</text:p>
          </table:table-cell>
          <table:table-cell table:formula="of:=[.BZ15]+MIN([.BZ97];[.CA96])" office:value-type="float" office:value="274062" calcext:value-type="float">
            <text:p>274062</text:p>
          </table:table-cell>
          <table:table-cell table:formula="of:=[.CA15]+MIN([.CA97];[.CB96])" office:value-type="float" office:value="297591" calcext:value-type="float">
            <text:p>297591</text:p>
          </table:table-cell>
          <table:table-cell table:formula="of:=[.CB15]+[.CB97]" office:value-type="float" office:value="332348" calcext:value-type="float">
            <text:p>332348</text:p>
          </table:table-cell>
        </table:table-row>
        <table:table-row table:style-name="ro1">
          <table:table-cell table:formula="of:=[.A16]+MIN([.A98];[.B97])" office:value-type="float" office:value="411228" calcext:value-type="float">
            <text:p>411228</text:p>
          </table:table-cell>
          <table:table-cell table:formula="of:=[.B16]+MIN([.B98];[.C97])" office:value-type="float" office:value="405485" calcext:value-type="float">
            <text:p>405485</text:p>
          </table:table-cell>
          <table:table-cell table:formula="of:=[.C16]+MIN([.C98];[.D97])" office:value-type="float" office:value="410214" calcext:value-type="float">
            <text:p>410214</text:p>
          </table:table-cell>
          <table:table-cell table:formula="of:=[.D16]+MIN([.D98];[.E97])" office:value-type="float" office:value="408656" calcext:value-type="float">
            <text:p>408656</text:p>
          </table:table-cell>
          <table:table-cell table:formula="of:=[.E16]+MIN([.E98];[.F97])" office:value-type="float" office:value="407027" calcext:value-type="float">
            <text:p>407027</text:p>
          </table:table-cell>
          <table:table-cell table:formula="of:=[.F16]+MIN([.F98];[.G97])" office:value-type="float" office:value="406886" calcext:value-type="float">
            <text:p>406886</text:p>
          </table:table-cell>
          <table:table-cell table:formula="of:=[.G16]+MIN([.G98];[.H97])" office:value-type="float" office:value="402275" calcext:value-type="float">
            <text:p>402275</text:p>
          </table:table-cell>
          <table:table-cell table:formula="of:=[.H16]+MIN([.H98];[.I97])" office:value-type="float" office:value="398384" calcext:value-type="float">
            <text:p>398384</text:p>
          </table:table-cell>
          <table:table-cell table:formula="of:=[.I16]+MIN([.I98];[.J97])" office:value-type="float" office:value="401129" calcext:value-type="float">
            <text:p>401129</text:p>
          </table:table-cell>
          <table:table-cell table:formula="of:=[.J16]+MIN([.J98];[.K97])" office:value-type="float" office:value="399082" calcext:value-type="float">
            <text:p>399082</text:p>
          </table:table-cell>
          <table:table-cell table:formula="of:=[.K16]+MIN([.K98];[.L97])" office:value-type="float" office:value="400413" calcext:value-type="float">
            <text:p>400413</text:p>
          </table:table-cell>
          <table:table-cell table:formula="of:=[.L16]+MIN([.L98];[.M97])" office:value-type="float" office:value="394868" calcext:value-type="float">
            <text:p>394868</text:p>
          </table:table-cell>
          <table:table-cell table:formula="of:=[.M16]+MIN([.M98];[.N97])" office:value-type="float" office:value="388121" calcext:value-type="float">
            <text:p>388121</text:p>
          </table:table-cell>
          <table:table-cell table:formula="of:=[.N16]+MIN([.N98];[.O97])" office:value-type="float" office:value="379744" calcext:value-type="float">
            <text:p>379744</text:p>
          </table:table-cell>
          <table:table-cell table:formula="of:=[.O16]+MIN([.O98];[.P97])" office:value-type="float" office:value="370019" calcext:value-type="float">
            <text:p>370019</text:p>
          </table:table-cell>
          <table:table-cell table:formula="of:=[.P16]+MIN([.P98];[.Q97])" office:value-type="float" office:value="364969" calcext:value-type="float">
            <text:p>364969</text:p>
          </table:table-cell>
          <table:table-cell table:formula="of:=[.Q16]+MIN([.Q98];[.R97])" office:value-type="float" office:value="359626" calcext:value-type="float">
            <text:p>359626</text:p>
          </table:table-cell>
          <table:table-cell table:formula="of:=[.R16]+MIN([.R98];[.S97])" office:value-type="float" office:value="367020" calcext:value-type="float">
            <text:p>367020</text:p>
          </table:table-cell>
          <table:table-cell table:formula="of:=[.S16]+MIN([.S98];[.T97])" office:value-type="float" office:value="360919" calcext:value-type="float">
            <text:p>360919</text:p>
          </table:table-cell>
          <table:table-cell table:formula="of:=[.T16]+MIN([.T98];[.U97])" office:value-type="float" office:value="366500" calcext:value-type="float">
            <text:p>366500</text:p>
          </table:table-cell>
          <table:table-cell table:formula="of:=[.U16]+MIN([.U98];[.V97])" office:value-type="float" office:value="356800" calcext:value-type="float">
            <text:p>356800</text:p>
          </table:table-cell>
          <table:table-cell table:formula="of:=[.V16]+MIN([.V98];[.W97])" office:value-type="float" office:value="350109" calcext:value-type="float">
            <text:p>350109</text:p>
          </table:table-cell>
          <table:table-cell table:formula="of:=[.W16]+MIN([.W98];[.X97])" office:value-type="float" office:value="341995" calcext:value-type="float">
            <text:p>341995</text:p>
          </table:table-cell>
          <table:table-cell table:formula="of:=[.X16]+MIN([.X98];[.Y97])" office:value-type="float" office:value="336638" calcext:value-type="float">
            <text:p>336638</text:p>
          </table:table-cell>
          <table:table-cell table:formula="of:=[.Y16]+MIN([.Y98];[.Z97])" office:value-type="float" office:value="338535" calcext:value-type="float">
            <text:p>338535</text:p>
          </table:table-cell>
          <table:table-cell table:formula="of:=[.Z16]+MIN([.Z98];[.AA97])" office:value-type="float" office:value="329705" calcext:value-type="float">
            <text:p>329705</text:p>
          </table:table-cell>
          <table:table-cell table:formula="of:=[.AA16]+MIN([.AA98];[.AB97])" office:value-type="float" office:value="325267" calcext:value-type="float">
            <text:p>325267</text:p>
          </table:table-cell>
          <table:table-cell table:formula="of:=[.AB16]+MIN([.AB98];[.AC97])" office:value-type="float" office:value="327145" calcext:value-type="float">
            <text:p>327145</text:p>
          </table:table-cell>
          <table:table-cell table:formula="of:=[.AC16]+MIN([.AC98];[.AD97])" office:value-type="float" office:value="317600" calcext:value-type="float">
            <text:p>317600</text:p>
          </table:table-cell>
          <table:table-cell table:formula="of:=[.AD16]+MIN([.AD98];[.AE97])" office:value-type="float" office:value="309104" calcext:value-type="float">
            <text:p>309104</text:p>
          </table:table-cell>
          <table:table-cell table:formula="of:=[.AE16]+MIN([.AE98];[.AF97])" office:value-type="float" office:value="309061" calcext:value-type="float">
            <text:p>309061</text:p>
          </table:table-cell>
          <table:table-cell table:formula="of:=[.AF16]+MIN([.AF98];[.AG97])" office:value-type="float" office:value="315596" calcext:value-type="float">
            <text:p>315596</text:p>
          </table:table-cell>
          <table:table-cell table:formula="of:=[.AG16]+MIN([.AG98];[.AH97])" office:value-type="float" office:value="315269" calcext:value-type="float">
            <text:p>315269</text:p>
          </table:table-cell>
          <table:table-cell table:formula="of:=[.AH16]+MIN([.AH98];[.AI97])" office:value-type="float" office:value="305872" calcext:value-type="float">
            <text:p>305872</text:p>
          </table:table-cell>
          <table:table-cell table:formula="of:=[.AI16]+MIN([.AI98];[.AJ97])" office:value-type="float" office:value="308959" calcext:value-type="float">
            <text:p>308959</text:p>
          </table:table-cell>
          <table:table-cell table:formula="of:=[.AJ16]+MIN([.AJ98];[.AK97])" office:value-type="float" office:value="318129" calcext:value-type="float">
            <text:p>318129</text:p>
          </table:table-cell>
          <table:table-cell table:formula="of:=[.AK16]+MIN([.AK98];[.AL97])" office:value-type="float" office:value="319222" calcext:value-type="float">
            <text:p>319222</text:p>
          </table:table-cell>
          <table:table-cell table:formula="of:=[.AL16]+MIN([.AL98];[.AM97])" office:value-type="float" office:value="312040" calcext:value-type="float">
            <text:p>312040</text:p>
          </table:table-cell>
          <table:table-cell table:formula="of:=[.AM16]+MIN([.AM98];[.AN97])" office:value-type="float" office:value="308374" calcext:value-type="float">
            <text:p>308374</text:p>
          </table:table-cell>
          <table:table-cell table:formula="of:=[.AN16]+MIN([.AN98];[.AO97])" office:value-type="float" office:value="300875" calcext:value-type="float">
            <text:p>300875</text:p>
          </table:table-cell>
          <table:table-cell table:formula="of:=[.AO16]+MIN([.AO98];[.AP97])" office:value-type="float" office:value="298739" calcext:value-type="float">
            <text:p>298739</text:p>
          </table:table-cell>
          <table:table-cell table:formula="of:=[.AP16]+MIN([.AP98];[.AQ97])" office:value-type="float" office:value="303946" calcext:value-type="float">
            <text:p>303946</text:p>
          </table:table-cell>
          <table:table-cell table:formula="of:=[.AQ16]+MIN([.AQ98];[.AR97])" office:value-type="float" office:value="297911" calcext:value-type="float">
            <text:p>297911</text:p>
          </table:table-cell>
          <table:table-cell table:formula="of:=[.AR16]+MIN([.AR98];[.AS97])" office:value-type="float" office:value="310134" calcext:value-type="float">
            <text:p>310134</text:p>
          </table:table-cell>
          <table:table-cell table:formula="of:=[.AS16]+MIN([.AS98];[.AT97])" office:value-type="float" office:value="307019" calcext:value-type="float">
            <text:p>307019</text:p>
          </table:table-cell>
          <table:table-cell table:formula="of:=[.AT16]+MIN([.AT98];[.AU97])" office:value-type="float" office:value="299380" calcext:value-type="float">
            <text:p>299380</text:p>
          </table:table-cell>
          <table:table-cell table:formula="of:=[.AU16]+MIN([.AU98];[.AV97])" office:value-type="float" office:value="296928" calcext:value-type="float">
            <text:p>296928</text:p>
          </table:table-cell>
          <table:table-cell table:formula="of:=[.AV16]+MIN([.AV98];[.AW97])" office:value-type="float" office:value="300089" calcext:value-type="float">
            <text:p>300089</text:p>
          </table:table-cell>
          <table:table-cell table:formula="of:=[.AW16]+MIN([.AW98];[.AX97])" office:value-type="float" office:value="296365" calcext:value-type="float">
            <text:p>296365</text:p>
          </table:table-cell>
          <table:table-cell table:formula="of:=[.AX16]+MIN([.AX98];[.AY97])" office:value-type="float" office:value="286662" calcext:value-type="float">
            <text:p>286662</text:p>
          </table:table-cell>
          <table:table-cell table:formula="of:=[.AY16]+MIN([.AY98];[.AZ97])" office:value-type="float" office:value="282271" calcext:value-type="float">
            <text:p>282271</text:p>
          </table:table-cell>
          <table:table-cell table:formula="of:=[.AZ16]+MIN([.AZ98];[.BA97])" office:value-type="float" office:value="274653" calcext:value-type="float">
            <text:p>274653</text:p>
          </table:table-cell>
          <table:table-cell table:formula="of:=[.BA16]+MIN([.BA98];[.BB97])" office:value-type="float" office:value="274208" calcext:value-type="float">
            <text:p>274208</text:p>
          </table:table-cell>
          <table:table-cell table:formula="of:=[.BB16]+MIN([.BB98];[.BC97])" office:value-type="float" office:value="272888" calcext:value-type="float">
            <text:p>272888</text:p>
          </table:table-cell>
          <table:table-cell table:formula="of:=[.BC16]+MIN([.BC98];[.BD97])" office:value-type="float" office:value="272883" calcext:value-type="float">
            <text:p>272883</text:p>
          </table:table-cell>
          <table:table-cell table:formula="of:=[.BD16]+MIN([.BD98];[.BE97])" office:value-type="float" office:value="272037" calcext:value-type="float">
            <text:p>272037</text:p>
          </table:table-cell>
          <table:table-cell table:formula="of:=[.BE16]+MIN([.BE98];[.BF97])" office:value-type="float" office:value="270481" calcext:value-type="float">
            <text:p>270481</text:p>
          </table:table-cell>
          <table:table-cell table:formula="of:=[.BF16]+MIN([.BF98];[.BG97])" office:value-type="float" office:value="274806" calcext:value-type="float">
            <text:p>274806</text:p>
          </table:table-cell>
          <table:table-cell table:formula="of:=[.BG16]+MIN([.BG98];[.BH97])" office:value-type="float" office:value="269720" calcext:value-type="float">
            <text:p>269720</text:p>
          </table:table-cell>
          <table:table-cell table:formula="of:=[.BH16]+MIN([.BH98];[.BI97])" office:value-type="float" office:value="277999" calcext:value-type="float">
            <text:p>277999</text:p>
          </table:table-cell>
          <table:table-cell table:formula="of:=[.BI16]+MIN([.BI98];[.BJ97])" office:value-type="float" office:value="277587" calcext:value-type="float">
            <text:p>277587</text:p>
          </table:table-cell>
          <table:table-cell table:formula="of:=[.BJ16]+MIN([.BJ98];[.BK97])" office:value-type="float" office:value="279393" calcext:value-type="float">
            <text:p>279393</text:p>
          </table:table-cell>
          <table:table-cell table:formula="of:=[.BK16]+MIN([.BK98];[.BL97])" office:value-type="float" office:value="273752" calcext:value-type="float">
            <text:p>273752</text:p>
          </table:table-cell>
          <table:table-cell table:formula="of:=[.BL16]+MIN([.BL98];[.BM97])" office:value-type="float" office:value="275523" calcext:value-type="float">
            <text:p>275523</text:p>
          </table:table-cell>
          <table:table-cell table:formula="of:=[.BM16]+MIN([.BM98];[.BN97])" office:value-type="float" office:value="277236" calcext:value-type="float">
            <text:p>277236</text:p>
          </table:table-cell>
          <table:table-cell table:formula="of:=[.BN16]+MIN([.BN98];[.BO97])" office:value-type="float" office:value="272020" calcext:value-type="float">
            <text:p>272020</text:p>
          </table:table-cell>
          <table:table-cell table:formula="of:=[.BO16]+MIN([.BO98];[.BP97])" office:value-type="float" office:value="268335" calcext:value-type="float">
            <text:p>268335</text:p>
          </table:table-cell>
          <table:table-cell table:formula="of:=[.BP16]+MIN([.BP98];[.BQ97])" office:value-type="float" office:value="274497" calcext:value-type="float">
            <text:p>274497</text:p>
          </table:table-cell>
          <table:table-cell table:formula="of:=[.BQ16]+MIN([.BQ98];[.BR97])" office:value-type="float" office:value="272981" calcext:value-type="float">
            <text:p>272981</text:p>
          </table:table-cell>
          <table:table-cell table:formula="of:=[.BR16]+MIN([.BR98];[.BS97])" office:value-type="float" office:value="265212" calcext:value-type="float">
            <text:p>265212</text:p>
          </table:table-cell>
          <table:table-cell table:formula="of:=[.BS16]+MIN([.BS98];[.BT97])" office:value-type="float" office:value="272450" calcext:value-type="float">
            <text:p>272450</text:p>
          </table:table-cell>
          <table:table-cell table:formula="of:=[.BT16]+MIN([.BT98];[.BU97])" office:value-type="float" office:value="263614" calcext:value-type="float">
            <text:p>263614</text:p>
          </table:table-cell>
          <table:table-cell table:formula="of:=[.BU16]+MIN([.BU98];[.BV97])" office:value-type="float" office:value="277200" calcext:value-type="float">
            <text:p>277200</text:p>
          </table:table-cell>
          <table:table-cell table:formula="of:=[.BV16]+MIN([.BV98];[.BW97])" office:value-type="float" office:value="272714" calcext:value-type="float">
            <text:p>272714</text:p>
          </table:table-cell>
          <table:table-cell table:formula="of:=[.BW16]+MIN([.BW98];[.BX97])" office:value-type="float" office:value="268547" calcext:value-type="float">
            <text:p>268547</text:p>
          </table:table-cell>
          <table:table-cell table:formula="of:=[.BX16]+MIN([.BX98];[.BY97])" office:value-type="float" office:value="270291" calcext:value-type="float">
            <text:p>270291</text:p>
          </table:table-cell>
          <table:table-cell table:formula="of:=[.BY16]+MIN([.BY98];[.BZ97])" office:value-type="float" office:value="265231" calcext:value-type="float">
            <text:p>265231</text:p>
          </table:table-cell>
          <table:table-cell table:formula="of:=[.BZ16]+MIN([.BZ98];[.CA97])" office:value-type="float" office:value="265202" calcext:value-type="float">
            <text:p>265202</text:p>
          </table:table-cell>
          <table:table-cell table:formula="of:=[.CA16]+MIN([.CA98];[.CB97])" office:value-type="float" office:value="289797" calcext:value-type="float">
            <text:p>289797</text:p>
          </table:table-cell>
          <table:table-cell table:formula="of:=[.CB16]+[.CB98]" office:value-type="float" office:value="325676" calcext:value-type="float">
            <text:p>325676</text:p>
          </table:table-cell>
        </table:table-row>
        <table:table-row table:style-name="ro1">
          <table:table-cell table:formula="of:=[.A17]+MIN([.A99];[.B98])" office:value-type="float" office:value="401358" calcext:value-type="float">
            <text:p>401358</text:p>
          </table:table-cell>
          <table:table-cell table:formula="of:=[.B17]+MIN([.B99];[.C98])" office:value-type="float" office:value="405333" calcext:value-type="float">
            <text:p>405333</text:p>
          </table:table-cell>
          <table:table-cell table:formula="of:=[.C17]+MIN([.C99];[.D98])" office:value-type="float" office:value="409098" calcext:value-type="float">
            <text:p>409098</text:p>
          </table:table-cell>
          <table:table-cell table:formula="of:=[.D17]+MIN([.D99];[.E98])" office:value-type="float" office:value="403693" calcext:value-type="float">
            <text:p>403693</text:p>
          </table:table-cell>
          <table:table-cell table:formula="of:=[.E17]+MIN([.E99];[.F98])" office:value-type="float" office:value="398277" calcext:value-type="float">
            <text:p>398277</text:p>
          </table:table-cell>
          <table:table-cell table:formula="of:=[.F17]+MIN([.F99];[.G98])" office:value-type="float" office:value="402132" calcext:value-type="float">
            <text:p>402132</text:p>
          </table:table-cell>
          <table:table-cell table:formula="of:=[.G17]+MIN([.G99];[.H98])" office:value-type="float" office:value="395754" calcext:value-type="float">
            <text:p>395754</text:p>
          </table:table-cell>
          <table:table-cell table:formula="of:=[.H17]+MIN([.H99];[.I98])" office:value-type="float" office:value="392128" calcext:value-type="float">
            <text:p>392128</text:p>
          </table:table-cell>
          <table:table-cell table:formula="of:=[.I17]+MIN([.I99];[.J98])" office:value-type="float" office:value="392311" calcext:value-type="float">
            <text:p>392311</text:p>
          </table:table-cell>
          <table:table-cell table:formula="of:=[.J17]+MIN([.J99];[.K98])" office:value-type="float" office:value="393874" calcext:value-type="float">
            <text:p>393874</text:p>
          </table:table-cell>
          <table:table-cell table:formula="of:=[.K17]+MIN([.K99];[.L98])" office:value-type="float" office:value="394722" calcext:value-type="float">
            <text:p>394722</text:p>
          </table:table-cell>
          <table:table-cell table:formula="of:=[.L17]+MIN([.L99];[.M98])" office:value-type="float" office:value="385209" calcext:value-type="float">
            <text:p>385209</text:p>
          </table:table-cell>
          <table:table-cell table:formula="of:=[.M17]+MIN([.M99];[.N98])" office:value-type="float" office:value="383728" calcext:value-type="float">
            <text:p>383728</text:p>
          </table:table-cell>
          <table:table-cell table:formula="of:=[.N17]+MIN([.N99];[.O98])" office:value-type="float" office:value="380899" calcext:value-type="float">
            <text:p>380899</text:p>
          </table:table-cell>
          <table:table-cell table:formula="of:=[.O17]+MIN([.O99];[.P98])" office:value-type="float" office:value="375544" calcext:value-type="float">
            <text:p>375544</text:p>
          </table:table-cell>
          <table:table-cell table:formula="of:=[.P17]+MIN([.P99];[.Q98])" office:value-type="float" office:value="366241" calcext:value-type="float">
            <text:p>366241</text:p>
          </table:table-cell>
          <table:table-cell table:formula="of:=[.Q17]+MIN([.Q99];[.R98])" office:value-type="float" office:value="357087" calcext:value-type="float">
            <text:p>357087</text:p>
          </table:table-cell>
          <table:table-cell table:formula="of:=[.R17]+MIN([.R99];[.S98])" office:value-type="float" office:value="362183" calcext:value-type="float">
            <text:p>362183</text:p>
          </table:table-cell>
          <table:table-cell table:formula="of:=[.S17]+MIN([.S99];[.T98])" office:value-type="float" office:value="359075" calcext:value-type="float">
            <text:p>359075</text:p>
          </table:table-cell>
          <table:table-cell table:formula="of:=[.T17]+MIN([.T99];[.U98])" office:value-type="float" office:value="356868" calcext:value-type="float">
            <text:p>356868</text:p>
          </table:table-cell>
          <table:table-cell table:formula="of:=[.U17]+MIN([.U99];[.V98])" office:value-type="float" office:value="349050" calcext:value-type="float">
            <text:p>349050</text:p>
          </table:table-cell>
          <table:table-cell table:formula="of:=[.V17]+MIN([.V99];[.W98])" office:value-type="float" office:value="342714" calcext:value-type="float">
            <text:p>342714</text:p>
          </table:table-cell>
          <table:table-cell table:formula="of:=[.W17]+MIN([.W99];[.X98])" office:value-type="float" office:value="339175" calcext:value-type="float">
            <text:p>339175</text:p>
          </table:table-cell>
          <table:table-cell table:formula="of:=[.X17]+MIN([.X99];[.Y98])" office:value-type="float" office:value="333637" calcext:value-type="float">
            <text:p>333637</text:p>
          </table:table-cell>
          <table:table-cell table:formula="of:=[.Y17]+MIN([.Y99];[.Z98])" office:value-type="float" office:value="338416" calcext:value-type="float">
            <text:p>338416</text:p>
          </table:table-cell>
          <table:table-cell table:formula="of:=[.Z17]+MIN([.Z99];[.AA98])" office:value-type="float" office:value="331770" calcext:value-type="float">
            <text:p>331770</text:p>
          </table:table-cell>
          <table:table-cell table:formula="of:=[.AA17]+MIN([.AA99];[.AB98])" office:value-type="float" office:value="325068" calcext:value-type="float">
            <text:p>325068</text:p>
          </table:table-cell>
          <table:table-cell table:formula="of:=[.AB17]+MIN([.AB99];[.AC98])" office:value-type="float" office:value="318802" calcext:value-type="float">
            <text:p>318802</text:p>
          </table:table-cell>
          <table:table-cell table:formula="of:=[.AC17]+MIN([.AC99];[.AD98])" office:value-type="float" office:value="316043" calcext:value-type="float">
            <text:p>316043</text:p>
          </table:table-cell>
          <table:table-cell table:formula="of:=[.AD17]+MIN([.AD99];[.AE98])" office:value-type="float" office:value="311435" calcext:value-type="float">
            <text:p>311435</text:p>
          </table:table-cell>
          <table:table-cell table:formula="of:=[.AE17]+MIN([.AE99];[.AF98])" office:value-type="float" office:value="306983" calcext:value-type="float">
            <text:p>306983</text:p>
          </table:table-cell>
          <table:table-cell table:formula="of:=[.AF17]+MIN([.AF99];[.AG98])" office:value-type="float" office:value="317223" calcext:value-type="float">
            <text:p>317223</text:p>
          </table:table-cell>
          <table:table-cell table:formula="of:=[.AG17]+MIN([.AG99];[.AH98])" office:value-type="float" office:value="309994" calcext:value-type="float">
            <text:p>309994</text:p>
          </table:table-cell>
          <table:table-cell table:formula="of:=[.AH17]+MIN([.AH99];[.AI98])" office:value-type="float" office:value="305766" calcext:value-type="float">
            <text:p>305766</text:p>
          </table:table-cell>
          <table:table-cell table:formula="of:=[.AI17]+MIN([.AI99];[.AJ98])" office:value-type="float" office:value="302869" calcext:value-type="float">
            <text:p>302869</text:p>
          </table:table-cell>
          <table:table-cell table:formula="of:=[.AJ17]+MIN([.AJ99];[.AK98])" office:value-type="float" office:value="309948" calcext:value-type="float">
            <text:p>309948</text:p>
          </table:table-cell>
          <table:table-cell table:formula="of:=[.AK17]+MIN([.AK99];[.AL98])" office:value-type="float" office:value="310576" calcext:value-type="float">
            <text:p>310576</text:p>
          </table:table-cell>
          <table:table-cell table:formula="of:=[.AL17]+MIN([.AL99];[.AM98])" office:value-type="float" office:value="305626" calcext:value-type="float">
            <text:p>305626</text:p>
          </table:table-cell>
          <table:table-cell table:formula="of:=[.AM17]+MIN([.AM99];[.AN98])" office:value-type="float" office:value="303816" calcext:value-type="float">
            <text:p>303816</text:p>
          </table:table-cell>
          <table:table-cell table:formula="of:=[.AN17]+MIN([.AN99];[.AO98])" office:value-type="float" office:value="295425" calcext:value-type="float">
            <text:p>295425</text:p>
          </table:table-cell>
          <table:table-cell table:formula="of:=[.AO17]+MIN([.AO99];[.AP98])" office:value-type="float" office:value="293889" calcext:value-type="float">
            <text:p>293889</text:p>
          </table:table-cell>
          <table:table-cell table:formula="of:=[.AP17]+MIN([.AP99];[.AQ98])" office:value-type="float" office:value="297673" calcext:value-type="float">
            <text:p>297673</text:p>
          </table:table-cell>
          <table:table-cell table:formula="of:=[.AQ17]+MIN([.AQ99];[.AR98])" office:value-type="float" office:value="292897" calcext:value-type="float">
            <text:p>292897</text:p>
          </table:table-cell>
          <table:table-cell table:formula="of:=[.AR17]+MIN([.AR99];[.AS98])" office:value-type="float" office:value="306003" calcext:value-type="float">
            <text:p>306003</text:p>
          </table:table-cell>
          <table:table-cell table:formula="of:=[.AS17]+MIN([.AS99];[.AT98])" office:value-type="float" office:value="300821" calcext:value-type="float">
            <text:p>300821</text:p>
          </table:table-cell>
          <table:table-cell table:formula="of:=[.AT17]+MIN([.AT99];[.AU98])" office:value-type="float" office:value="295467" calcext:value-type="float">
            <text:p>295467</text:p>
          </table:table-cell>
          <table:table-cell table:formula="of:=[.AU17]+MIN([.AU99];[.AV98])" office:value-type="float" office:value="290357" calcext:value-type="float">
            <text:p>290357</text:p>
          </table:table-cell>
          <table:table-cell table:formula="of:=[.AV17]+MIN([.AV99];[.AW98])" office:value-type="float" office:value="291555" calcext:value-type="float">
            <text:p>291555</text:p>
          </table:table-cell>
          <table:table-cell table:formula="of:=[.AW17]+MIN([.AW99];[.AX98])" office:value-type="float" office:value="288265" calcext:value-type="float">
            <text:p>288265</text:p>
          </table:table-cell>
          <table:table-cell table:formula="of:=[.AX17]+MIN([.AX99];[.AY98])" office:value-type="float" office:value="287428" calcext:value-type="float">
            <text:p>287428</text:p>
          </table:table-cell>
          <table:table-cell table:formula="of:=[.AY17]+MIN([.AY99];[.AZ98])" office:value-type="float" office:value="288326" calcext:value-type="float">
            <text:p>288326</text:p>
          </table:table-cell>
          <table:table-cell table:formula="of:=[.AZ17]+MIN([.AZ99];[.BA98])" office:value-type="float" office:value="282646" calcext:value-type="float">
            <text:p>282646</text:p>
          </table:table-cell>
          <table:table-cell table:formula="of:=[.BA17]+MIN([.BA99];[.BB98])" office:value-type="float" office:value="277783" calcext:value-type="float">
            <text:p>277783</text:p>
          </table:table-cell>
          <table:table-cell table:formula="of:=[.BB17]+MIN([.BB99];[.BC98])" office:value-type="float" office:value="275528" calcext:value-type="float">
            <text:p>275528</text:p>
          </table:table-cell>
          <table:table-cell table:formula="of:=[.BC17]+MIN([.BC99];[.BD98])" office:value-type="float" office:value="270989" calcext:value-type="float">
            <text:p>270989</text:p>
          </table:table-cell>
          <table:table-cell table:formula="of:=[.BD17]+MIN([.BD99];[.BE98])" office:value-type="float" office:value="265266" calcext:value-type="float">
            <text:p>265266</text:p>
          </table:table-cell>
          <table:table-cell table:formula="of:=[.BE17]+MIN([.BE99];[.BF98])" office:value-type="float" office:value="263098" calcext:value-type="float">
            <text:p>263098</text:p>
          </table:table-cell>
          <table:table-cell table:formula="of:=[.BF17]+MIN([.BF99];[.BG98])" office:value-type="float" office:value="265615" calcext:value-type="float">
            <text:p>265615</text:p>
          </table:table-cell>
          <table:table-cell table:formula="of:=[.BG17]+MIN([.BG99];[.BH98])" office:value-type="float" office:value="265012" calcext:value-type="float">
            <text:p>265012</text:p>
          </table:table-cell>
          <table:table-cell table:formula="of:=[.BH17]+MIN([.BH99];[.BI98])" office:value-type="float" office:value="268293" calcext:value-type="float">
            <text:p>268293</text:p>
          </table:table-cell>
          <table:table-cell table:formula="of:=[.BI17]+MIN([.BI99];[.BJ98])" office:value-type="float" office:value="270648" calcext:value-type="float">
            <text:p>270648</text:p>
          </table:table-cell>
          <table:table-cell table:formula="of:=[.BJ17]+MIN([.BJ99];[.BK98])" office:value-type="float" office:value="271456" calcext:value-type="float">
            <text:p>271456</text:p>
          </table:table-cell>
          <table:table-cell table:formula="of:=[.BK17]+MIN([.BK99];[.BL98])" office:value-type="float" office:value="265026" calcext:value-type="float">
            <text:p>265026</text:p>
          </table:table-cell>
          <table:table-cell table:formula="of:=[.BL17]+MIN([.BL99];[.BM98])" office:value-type="float" office:value="266141" calcext:value-type="float">
            <text:p>266141</text:p>
          </table:table-cell>
          <table:table-cell table:formula="of:=[.BM17]+MIN([.BM99];[.BN98])" office:value-type="float" office:value="272630" calcext:value-type="float">
            <text:p>272630</text:p>
          </table:table-cell>
          <table:table-cell table:formula="of:=[.BN17]+MIN([.BN99];[.BO98])" office:value-type="float" office:value="271790" calcext:value-type="float">
            <text:p>271790</text:p>
          </table:table-cell>
          <table:table-cell table:formula="of:=[.BO17]+MIN([.BO99];[.BP98])" office:value-type="float" office:value="266088" calcext:value-type="float">
            <text:p>266088</text:p>
          </table:table-cell>
          <table:table-cell table:formula="of:=[.BP17]+MIN([.BP99];[.BQ98])" office:value-type="float" office:value="265468" calcext:value-type="float">
            <text:p>265468</text:p>
          </table:table-cell>
          <table:table-cell table:formula="of:=[.BQ17]+MIN([.BQ99];[.BR98])" office:value-type="float" office:value="264827" calcext:value-type="float">
            <text:p>264827</text:p>
          </table:table-cell>
          <table:table-cell table:formula="of:=[.BR17]+MIN([.BR99];[.BS98])" office:value-type="float" office:value="263474" calcext:value-type="float">
            <text:p>263474</text:p>
          </table:table-cell>
          <table:table-cell table:formula="of:=[.BS17]+MIN([.BS99];[.BT98])" office:value-type="float" office:value="262466" calcext:value-type="float">
            <text:p>262466</text:p>
          </table:table-cell>
          <table:table-cell table:formula="of:=[.BT17]+MIN([.BT99];[.BU98])" office:value-type="float" office:value="260988" calcext:value-type="float">
            <text:p>260988</text:p>
          </table:table-cell>
          <table:table-cell table:formula="of:=[.BU17]+MIN([.BU99];[.BV98])" office:value-type="float" office:value="267762" calcext:value-type="float">
            <text:p>267762</text:p>
          </table:table-cell>
          <table:table-cell table:formula="of:=[.BV17]+MIN([.BV99];[.BW98])" office:value-type="float" office:value="271305" calcext:value-type="float">
            <text:p>271305</text:p>
          </table:table-cell>
          <table:table-cell table:formula="of:=[.BW17]+MIN([.BW99];[.BX98])" office:value-type="float" office:value="262196" calcext:value-type="float">
            <text:p>262196</text:p>
          </table:table-cell>
          <table:table-cell table:formula="of:=[.BX17]+MIN([.BX99];[.BY98])" office:value-type="float" office:value="269576" calcext:value-type="float">
            <text:p>269576</text:p>
          </table:table-cell>
          <table:table-cell table:formula="of:=[.BY17]+MIN([.BY99];[.BZ98])" office:value-type="float" office:value="268454" calcext:value-type="float">
            <text:p>268454</text:p>
          </table:table-cell>
          <table:table-cell table:formula="of:=[.BZ17]+MIN([.BZ99];[.CA98])" office:value-type="float" office:value="263984" calcext:value-type="float">
            <text:p>263984</text:p>
          </table:table-cell>
          <table:table-cell table:formula="of:=[.CA17]+MIN([.CA99];[.CB98])" office:value-type="float" office:value="288558" calcext:value-type="float">
            <text:p>288558</text:p>
          </table:table-cell>
          <table:table-cell table:formula="of:=[.CB17]+[.CB99]" office:value-type="float" office:value="320891" calcext:value-type="float">
            <text:p>320891</text:p>
          </table:table-cell>
        </table:table-row>
        <table:table-row table:style-name="ro1">
          <table:table-cell table:formula="of:=[.A18]+MIN([.A100];[.B99])" office:value-type="float" office:value="401166" calcext:value-type="float">
            <text:p>401166</text:p>
          </table:table-cell>
          <table:table-cell table:formula="of:=[.B18]+MIN([.B100];[.C99])" office:value-type="float" office:value="400120" calcext:value-type="float">
            <text:p>400120</text:p>
          </table:table-cell>
          <table:table-cell table:formula="of:=[.C18]+MIN([.C100];[.D99])" office:value-type="float" office:value="400801" calcext:value-type="float">
            <text:p>400801</text:p>
          </table:table-cell>
          <table:table-cell table:formula="of:=[.D18]+MIN([.D100];[.E99])" office:value-type="float" office:value="394719" calcext:value-type="float">
            <text:p>394719</text:p>
          </table:table-cell>
          <table:table-cell table:formula="of:=[.E18]+MIN([.E100];[.F99])" office:value-type="float" office:value="394245" calcext:value-type="float">
            <text:p>394245</text:p>
          </table:table-cell>
          <table:table-cell table:formula="of:=[.F18]+MIN([.F100];[.G99])" office:value-type="float" office:value="395166" calcext:value-type="float">
            <text:p>395166</text:p>
          </table:table-cell>
          <table:table-cell table:formula="of:=[.G18]+MIN([.G100];[.H99])" office:value-type="float" office:value="390037" calcext:value-type="float">
            <text:p>390037</text:p>
          </table:table-cell>
          <table:table-cell table:formula="of:=[.H18]+MIN([.H100];[.I99])" office:value-type="float" office:value="390949" calcext:value-type="float">
            <text:p>390949</text:p>
          </table:table-cell>
          <table:table-cell table:formula="of:=[.I18]+MIN([.I100];[.J99])" office:value-type="float" office:value="385788" calcext:value-type="float">
            <text:p>385788</text:p>
          </table:table-cell>
          <table:table-cell table:formula="of:=[.J18]+MIN([.J100];[.K99])" office:value-type="float" office:value="389195" calcext:value-type="float">
            <text:p>389195</text:p>
          </table:table-cell>
          <table:table-cell table:formula="of:=[.K18]+MIN([.K100];[.L99])" office:value-type="float" office:value="395334" calcext:value-type="float">
            <text:p>395334</text:p>
          </table:table-cell>
          <table:table-cell table:formula="of:=[.L18]+MIN([.L100];[.M99])" office:value-type="float" office:value="389316" calcext:value-type="float">
            <text:p>389316</text:p>
          </table:table-cell>
          <table:table-cell table:formula="of:=[.M18]+MIN([.M100];[.N99])" office:value-type="float" office:value="380687" calcext:value-type="float">
            <text:p>380687</text:p>
          </table:table-cell>
          <table:table-cell table:formula="of:=[.N18]+MIN([.N100];[.O99])" office:value-type="float" office:value="378447" calcext:value-type="float">
            <text:p>378447</text:p>
          </table:table-cell>
          <table:table-cell table:formula="of:=[.O18]+MIN([.O100];[.P99])" office:value-type="float" office:value="370462" calcext:value-type="float">
            <text:p>370462</text:p>
          </table:table-cell>
          <table:table-cell table:formula="of:=[.P18]+MIN([.P100];[.Q99])" office:value-type="float" office:value="360713" calcext:value-type="float">
            <text:p>360713</text:p>
          </table:table-cell>
          <table:table-cell table:formula="of:=[.Q18]+MIN([.Q100];[.R99])" office:value-type="float" office:value="355698" calcext:value-type="float">
            <text:p>355698</text:p>
          </table:table-cell>
          <table:table-cell table:formula="of:=[.R18]+MIN([.R100];[.S99])" office:value-type="float" office:value="353481" calcext:value-type="float">
            <text:p>353481</text:p>
          </table:table-cell>
          <table:table-cell table:formula="of:=[.S18]+MIN([.S100];[.T99])" office:value-type="float" office:value="352486" calcext:value-type="float">
            <text:p>352486</text:p>
          </table:table-cell>
          <table:table-cell table:formula="of:=[.T18]+MIN([.T100];[.U99])" office:value-type="float" office:value="350721" calcext:value-type="float">
            <text:p>350721</text:p>
          </table:table-cell>
          <table:table-cell table:formula="of:=[.U18]+MIN([.U100];[.V99])" office:value-type="float" office:value="351133" calcext:value-type="float">
            <text:p>351133</text:p>
          </table:table-cell>
          <table:table-cell table:formula="of:=[.V18]+MIN([.V100];[.W99])" office:value-type="float" office:value="343481" calcext:value-type="float">
            <text:p>343481</text:p>
          </table:table-cell>
          <table:table-cell table:formula="of:=[.W18]+MIN([.W100];[.X99])" office:value-type="float" office:value="337082" calcext:value-type="float">
            <text:p>337082</text:p>
          </table:table-cell>
          <table:table-cell table:formula="of:=[.X18]+MIN([.X100];[.Y99])" office:value-type="float" office:value="330543" calcext:value-type="float">
            <text:p>330543</text:p>
          </table:table-cell>
          <table:table-cell table:formula="of:=[.Y18]+MIN([.Y100];[.Z99])" office:value-type="float" office:value="334923" calcext:value-type="float">
            <text:p>334923</text:p>
          </table:table-cell>
          <table:table-cell table:formula="of:=[.Z18]+MIN([.Z100];[.AA99])" office:value-type="float" office:value="326822" calcext:value-type="float">
            <text:p>326822</text:p>
          </table:table-cell>
          <table:table-cell table:formula="of:=[.AA18]+MIN([.AA100];[.AB99])" office:value-type="float" office:value="323145" calcext:value-type="float">
            <text:p>323145</text:p>
          </table:table-cell>
          <table:table-cell table:formula="of:=[.AB18]+MIN([.AB100];[.AC99])" office:value-type="float" office:value="326779" calcext:value-type="float">
            <text:p>326779</text:p>
          </table:table-cell>
          <table:table-cell table:formula="of:=[.AC18]+MIN([.AC100];[.AD99])" office:value-type="float" office:value="317167" calcext:value-type="float">
            <text:p>317167</text:p>
          </table:table-cell>
          <table:table-cell table:formula="of:=[.AD18]+MIN([.AD100];[.AE99])" office:value-type="float" office:value="309245" calcext:value-type="float">
            <text:p>309245</text:p>
          </table:table-cell>
          <table:table-cell table:formula="of:=[.AE18]+MIN([.AE100];[.AF99])" office:value-type="float" office:value="306366" calcext:value-type="float">
            <text:p>306366</text:p>
          </table:table-cell>
          <table:table-cell table:formula="of:=[.AF18]+MIN([.AF100];[.AG99])" office:value-type="float" office:value="307817" calcext:value-type="float">
            <text:p>307817</text:p>
          </table:table-cell>
          <table:table-cell table:formula="of:=[.AG18]+MIN([.AG100];[.AH99])" office:value-type="float" office:value="301930" calcext:value-type="float">
            <text:p>301930</text:p>
          </table:table-cell>
          <table:table-cell table:formula="of:=[.AH18]+MIN([.AH100];[.AI99])" office:value-type="float" office:value="299387" calcext:value-type="float">
            <text:p>299387</text:p>
          </table:table-cell>
          <table:table-cell table:formula="of:=[.AI18]+MIN([.AI100];[.AJ99])" office:value-type="float" office:value="302425" calcext:value-type="float">
            <text:p>302425</text:p>
          </table:table-cell>
          <table:table-cell table:formula="of:=[.AJ18]+MIN([.AJ100];[.AK99])" office:value-type="float" office:value="304346" calcext:value-type="float">
            <text:p>304346</text:p>
          </table:table-cell>
          <table:table-cell table:formula="of:=[.AK18]+MIN([.AK100];[.AL99])" office:value-type="float" office:value="315642" calcext:value-type="float">
            <text:p>315642</text:p>
          </table:table-cell>
          <table:table-cell table:formula="of:=[.AL18]+MIN([.AL100];[.AM99])" office:value-type="float" office:value="312088" calcext:value-type="float">
            <text:p>312088</text:p>
          </table:table-cell>
          <table:table-cell table:formula="of:=[.AM18]+MIN([.AM100];[.AN99])" office:value-type="float" office:value="307193" calcext:value-type="float">
            <text:p>307193</text:p>
          </table:table-cell>
          <table:table-cell table:formula="of:=[.AN18]+MIN([.AN100];[.AO99])" office:value-type="float" office:value="300957" calcext:value-type="float">
            <text:p>300957</text:p>
          </table:table-cell>
          <table:table-cell table:formula="of:=[.AO18]+MIN([.AO100];[.AP99])" office:value-type="float" office:value="293573" calcext:value-type="float">
            <text:p>293573</text:p>
          </table:table-cell>
          <table:table-cell table:formula="of:=[.AP18]+MIN([.AP100];[.AQ99])" office:value-type="float" office:value="288959" calcext:value-type="float">
            <text:p>288959</text:p>
          </table:table-cell>
          <table:table-cell table:formula="of:=[.AQ18]+MIN([.AQ100];[.AR99])" office:value-type="float" office:value="291719" calcext:value-type="float">
            <text:p>291719</text:p>
          </table:table-cell>
          <table:table-cell table:formula="of:=[.AR18]+MIN([.AR100];[.AS99])" office:value-type="float" office:value="303494" calcext:value-type="float">
            <text:p>303494</text:p>
          </table:table-cell>
          <table:table-cell table:formula="of:=[.AS18]+MIN([.AS100];[.AT99])" office:value-type="float" office:value="294958" calcext:value-type="float">
            <text:p>294958</text:p>
          </table:table-cell>
          <table:table-cell table:formula="of:=[.AT18]+MIN([.AT100];[.AU99])" office:value-type="float" office:value="292848" calcext:value-type="float">
            <text:p>292848</text:p>
          </table:table-cell>
          <table:table-cell table:formula="of:=[.AU18]+MIN([.AU100];[.AV99])" office:value-type="float" office:value="284985" calcext:value-type="float">
            <text:p>284985</text:p>
          </table:table-cell>
          <table:table-cell table:formula="of:=[.AV18]+MIN([.AV100];[.AW99])" office:value-type="float" office:value="286601" calcext:value-type="float">
            <text:p>286601</text:p>
          </table:table-cell>
          <table:table-cell table:formula="of:=[.AW18]+MIN([.AW100];[.AX99])" office:value-type="float" office:value="286287" calcext:value-type="float">
            <text:p>286287</text:p>
          </table:table-cell>
          <table:table-cell table:formula="of:=[.AX18]+MIN([.AX100];[.AY99])" office:value-type="float" office:value="284457" calcext:value-type="float">
            <text:p>284457</text:p>
          </table:table-cell>
          <table:table-cell table:formula="of:=[.AY18]+MIN([.AY100];[.AZ99])" office:value-type="float" office:value="284389" calcext:value-type="float">
            <text:p>284389</text:p>
          </table:table-cell>
          <table:table-cell table:formula="of:=[.AZ18]+MIN([.AZ100];[.BA99])" office:value-type="float" office:value="285657" calcext:value-type="float">
            <text:p>285657</text:p>
          </table:table-cell>
          <table:table-cell table:formula="of:=[.BA18]+MIN([.BA100];[.BB99])" office:value-type="float" office:value="278459" calcext:value-type="float">
            <text:p>278459</text:p>
          </table:table-cell>
          <table:table-cell table:formula="of:=[.BB18]+MIN([.BB100];[.BC99])" office:value-type="float" office:value="270898" calcext:value-type="float">
            <text:p>270898</text:p>
          </table:table-cell>
          <table:table-cell table:formula="of:=[.BC18]+MIN([.BC100];[.BD99])" office:value-type="float" office:value="269130" calcext:value-type="float">
            <text:p>269130</text:p>
          </table:table-cell>
          <table:table-cell table:formula="of:=[.BD18]+MIN([.BD100];[.BE99])" office:value-type="float" office:value="263991" calcext:value-type="float">
            <text:p>263991</text:p>
          </table:table-cell>
          <table:table-cell table:formula="of:=[.BE18]+MIN([.BE100];[.BF99])" office:value-type="float" office:value="262560" calcext:value-type="float">
            <text:p>262560</text:p>
          </table:table-cell>
          <table:table-cell table:formula="of:=[.BF18]+MIN([.BF100];[.BG99])" office:value-type="float" office:value="263923" calcext:value-type="float">
            <text:p>263923</text:p>
          </table:table-cell>
          <table:table-cell table:formula="of:=[.BG18]+MIN([.BG100];[.BH99])" office:value-type="float" office:value="263693" calcext:value-type="float">
            <text:p>263693</text:p>
          </table:table-cell>
          <table:table-cell table:formula="of:=[.BH18]+MIN([.BH100];[.BI99])" office:value-type="float" office:value="260753" calcext:value-type="float">
            <text:p>260753</text:p>
          </table:table-cell>
          <table:table-cell table:formula="of:=[.BI18]+MIN([.BI100];[.BJ99])" office:value-type="float" office:value="270208" calcext:value-type="float">
            <text:p>270208</text:p>
          </table:table-cell>
          <table:table-cell table:formula="of:=[.BJ18]+MIN([.BJ100];[.BK99])" office:value-type="float" office:value="265277" calcext:value-type="float">
            <text:p>265277</text:p>
          </table:table-cell>
          <table:table-cell table:formula="of:=[.BK18]+MIN([.BK100];[.BL99])" office:value-type="float" office:value="258760" calcext:value-type="float">
            <text:p>258760</text:p>
          </table:table-cell>
          <table:table-cell table:formula="of:=[.BL18]+MIN([.BL100];[.BM99])" office:value-type="float" office:value="258429" calcext:value-type="float">
            <text:p>258429</text:p>
          </table:table-cell>
          <table:table-cell table:formula="of:=[.BM18]+MIN([.BM100];[.BN99])" office:value-type="float" office:value="265245" calcext:value-type="float">
            <text:p>265245</text:p>
          </table:table-cell>
          <table:table-cell table:formula="of:=[.BN18]+MIN([.BN100];[.BO99])" office:value-type="float" office:value="274466" calcext:value-type="float">
            <text:p>274466</text:p>
          </table:table-cell>
          <table:table-cell table:formula="of:=[.BO18]+MIN([.BO100];[.BP99])" office:value-type="float" office:value="265641" calcext:value-type="float">
            <text:p>265641</text:p>
          </table:table-cell>
          <table:table-cell table:formula="of:=[.BP18]+MIN([.BP100];[.BQ99])" office:value-type="float" office:value="266207" calcext:value-type="float">
            <text:p>266207</text:p>
          </table:table-cell>
          <table:table-cell table:formula="of:=[.BQ18]+MIN([.BQ100];[.BR99])" office:value-type="float" office:value="261691" calcext:value-type="float">
            <text:p>261691</text:p>
          </table:table-cell>
          <table:table-cell table:formula="of:=[.BR18]+MIN([.BR100];[.BS99])" office:value-type="float" office:value="256124" calcext:value-type="float">
            <text:p>256124</text:p>
          </table:table-cell>
          <table:table-cell table:formula="of:=[.BS18]+MIN([.BS100];[.BT99])" office:value-type="float" office:value="262629" calcext:value-type="float">
            <text:p>262629</text:p>
          </table:table-cell>
          <table:table-cell table:formula="of:=[.BT18]+MIN([.BT100];[.BU99])" office:value-type="float" office:value="257833" calcext:value-type="float">
            <text:p>257833</text:p>
          </table:table-cell>
          <table:table-cell table:formula="of:=[.BU18]+MIN([.BU100];[.BV99])" office:value-type="float" office:value="264942" calcext:value-type="float">
            <text:p>264942</text:p>
          </table:table-cell>
          <table:table-cell table:formula="of:=[.BV18]+MIN([.BV100];[.BW99])" office:value-type="float" office:value="265439" calcext:value-type="float">
            <text:p>265439</text:p>
          </table:table-cell>
          <table:table-cell table:formula="of:=[.BW18]+MIN([.BW100];[.BX99])" office:value-type="float" office:value="255935" calcext:value-type="float">
            <text:p>255935</text:p>
          </table:table-cell>
          <table:table-cell table:formula="of:=[.BX18]+MIN([.BX100];[.BY99])" office:value-type="float" office:value="273902" calcext:value-type="float">
            <text:p>273902</text:p>
          </table:table-cell>
          <table:table-cell table:formula="of:=[.BY18]+MIN([.BY100];[.BZ99])" office:value-type="float" office:value="268179" calcext:value-type="float">
            <text:p>268179</text:p>
          </table:table-cell>
          <table:table-cell table:formula="of:=[.BZ18]+MIN([.BZ100];[.CA99])" office:value-type="float" office:value="263970" calcext:value-type="float">
            <text:p>263970</text:p>
          </table:table-cell>
          <table:table-cell table:formula="of:=[.CA18]+MIN([.CA100];[.CB99])" office:value-type="float" office:value="280065" calcext:value-type="float">
            <text:p>280065</text:p>
          </table:table-cell>
          <table:table-cell table:formula="of:=[.CB18]+[.CB100]" office:value-type="float" office:value="318796" calcext:value-type="float">
            <text:p>318796</text:p>
          </table:table-cell>
        </table:table-row>
        <table:table-row table:style-name="ro1">
          <table:table-cell table:formula="of:=[.A19]+MIN([.A101];[.B100])" office:value-type="float" office:value="400478" calcext:value-type="float">
            <text:p>400478</text:p>
          </table:table-cell>
          <table:table-cell table:formula="of:=[.B19]+MIN([.B101];[.C100])" office:value-type="float" office:value="395819" calcext:value-type="float">
            <text:p>395819</text:p>
          </table:table-cell>
          <table:table-cell table:formula="of:=[.C19]+MIN([.C101];[.D100])" office:value-type="float" office:value="403566" calcext:value-type="float">
            <text:p>403566</text:p>
          </table:table-cell>
          <table:table-cell table:formula="of:=[.D19]+MIN([.D101];[.E100])" office:value-type="float" office:value="398615" calcext:value-type="float">
            <text:p>398615</text:p>
          </table:table-cell>
          <table:table-cell table:formula="of:=[.E19]+MIN([.E101];[.F100])" office:value-type="float" office:value="389271" calcext:value-type="float">
            <text:p>389271</text:p>
          </table:table-cell>
          <table:table-cell table:formula="of:=[.F19]+MIN([.F101];[.G100])" office:value-type="float" office:value="387344" calcext:value-type="float">
            <text:p>387344</text:p>
          </table:table-cell>
          <table:table-cell table:formula="of:=[.G19]+MIN([.G101];[.H100])" office:value-type="float" office:value="387935" calcext:value-type="float">
            <text:p>387935</text:p>
          </table:table-cell>
          <table:table-cell table:formula="of:=[.H19]+MIN([.H101];[.I100])" office:value-type="float" office:value="389327" calcext:value-type="float">
            <text:p>389327</text:p>
          </table:table-cell>
          <table:table-cell table:formula="of:=[.I19]+MIN([.I101];[.J100])" office:value-type="float" office:value="380616" calcext:value-type="float">
            <text:p>380616</text:p>
          </table:table-cell>
          <table:table-cell table:formula="of:=[.J19]+MIN([.J101];[.K100])" office:value-type="float" office:value="382249" calcext:value-type="float">
            <text:p>382249</text:p>
          </table:table-cell>
          <table:table-cell table:formula="of:=[.K19]+MIN([.K101];[.L100])" office:value-type="float" office:value="387260" calcext:value-type="float">
            <text:p>387260</text:p>
          </table:table-cell>
          <table:table-cell table:formula="of:=[.L19]+MIN([.L101];[.M100])" office:value-type="float" office:value="379600" calcext:value-type="float">
            <text:p>379600</text:p>
          </table:table-cell>
          <table:table-cell table:formula="of:=[.M19]+MIN([.M101];[.N100])" office:value-type="float" office:value="374101" calcext:value-type="float">
            <text:p>374101</text:p>
          </table:table-cell>
          <table:table-cell table:formula="of:=[.N19]+MIN([.N101];[.O100])" office:value-type="float" office:value="368485" calcext:value-type="float">
            <text:p>368485</text:p>
          </table:table-cell>
          <table:table-cell table:formula="of:=[.O19]+MIN([.O101];[.P100])" office:value-type="float" office:value="364742" calcext:value-type="float">
            <text:p>364742</text:p>
          </table:table-cell>
          <table:table-cell table:formula="of:=[.P19]+MIN([.P101];[.Q100])" office:value-type="float" office:value="358941" calcext:value-type="float">
            <text:p>358941</text:p>
          </table:table-cell>
          <table:table-cell table:formula="of:=[.Q19]+MIN([.Q101];[.R100])" office:value-type="float" office:value="361594" calcext:value-type="float">
            <text:p>361594</text:p>
          </table:table-cell>
          <table:table-cell table:formula="of:=[.R19]+MIN([.R101];[.S100])" office:value-type="float" office:value="355894" calcext:value-type="float">
            <text:p>355894</text:p>
          </table:table-cell>
          <table:table-cell table:formula="of:=[.S19]+MIN([.S101];[.T100])" office:value-type="float" office:value="347098" calcext:value-type="float">
            <text:p>347098</text:p>
          </table:table-cell>
          <table:table-cell table:formula="of:=[.T19]+MIN([.T101];[.U100])" office:value-type="float" office:value="346319" calcext:value-type="float">
            <text:p>346319</text:p>
          </table:table-cell>
          <table:table-cell table:formula="of:=[.U19]+MIN([.U101];[.V100])" office:value-type="float" office:value="345907" calcext:value-type="float">
            <text:p>345907</text:p>
          </table:table-cell>
          <table:table-cell table:formula="of:=[.V19]+MIN([.V101];[.W100])" office:value-type="float" office:value="341358" calcext:value-type="float">
            <text:p>341358</text:p>
          </table:table-cell>
          <table:table-cell table:formula="of:=[.W19]+MIN([.W101];[.X100])" office:value-type="float" office:value="333220" calcext:value-type="float">
            <text:p>333220</text:p>
          </table:table-cell>
          <table:table-cell table:formula="of:=[.X19]+MIN([.X101];[.Y100])" office:value-type="float" office:value="329194" calcext:value-type="float">
            <text:p>329194</text:p>
          </table:table-cell>
          <table:table-cell table:formula="of:=[.Y19]+MIN([.Y101];[.Z100])" office:value-type="float" office:value="328419" calcext:value-type="float">
            <text:p>328419</text:p>
          </table:table-cell>
          <table:table-cell table:formula="of:=[.Z19]+MIN([.Z101];[.AA100])" office:value-type="float" office:value="324249" calcext:value-type="float">
            <text:p>324249</text:p>
          </table:table-cell>
          <table:table-cell table:formula="of:=[.AA19]+MIN([.AA101];[.AB100])" office:value-type="float" office:value="321817" calcext:value-type="float">
            <text:p>321817</text:p>
          </table:table-cell>
          <table:table-cell table:formula="of:=[.AB19]+MIN([.AB101];[.AC100])" office:value-type="float" office:value="317643" calcext:value-type="float">
            <text:p>317643</text:p>
          </table:table-cell>
          <table:table-cell table:formula="of:=[.AC19]+MIN([.AC101];[.AD100])" office:value-type="float" office:value="321650" calcext:value-type="float">
            <text:p>321650</text:p>
          </table:table-cell>
          <table:table-cell table:formula="of:=[.AD19]+MIN([.AD101];[.AE100])" office:value-type="float" office:value="314152" calcext:value-type="float">
            <text:p>314152</text:p>
          </table:table-cell>
          <table:table-cell table:formula="of:=[.AE19]+MIN([.AE101];[.AF100])" office:value-type="float" office:value="306135" calcext:value-type="float">
            <text:p>306135</text:p>
          </table:table-cell>
          <table:table-cell table:formula="of:=[.AF19]+MIN([.AF101];[.AG100])" office:value-type="float" office:value="303302" calcext:value-type="float">
            <text:p>303302</text:p>
          </table:table-cell>
          <table:table-cell table:formula="of:=[.AG19]+MIN([.AG101];[.AH100])" office:value-type="float" office:value="299275" calcext:value-type="float">
            <text:p>299275</text:p>
          </table:table-cell>
          <table:table-cell table:formula="of:=[.AH19]+MIN([.AH101];[.AI100])" office:value-type="float" office:value="298879" calcext:value-type="float">
            <text:p>298879</text:p>
          </table:table-cell>
          <table:table-cell table:formula="of:=[.AI19]+MIN([.AI101];[.AJ100])" office:value-type="float" office:value="298068" calcext:value-type="float">
            <text:p>298068</text:p>
          </table:table-cell>
          <table:table-cell table:formula="of:=[.AJ19]+MIN([.AJ101];[.AK100])" office:value-type="float" office:value="299382" calcext:value-type="float">
            <text:p>299382</text:p>
          </table:table-cell>
          <table:table-cell table:formula="of:=[.AK19]+MIN([.AK101];[.AL100])" office:value-type="float" office:value="314817" calcext:value-type="float">
            <text:p>314817</text:p>
          </table:table-cell>
          <table:table-cell table:formula="of:=[.AL19]+MIN([.AL101];[.AM100])" office:value-type="float" office:value="306158" calcext:value-type="float">
            <text:p>306158</text:p>
          </table:table-cell>
          <table:table-cell table:formula="of:=[.AM19]+MIN([.AM101];[.AN100])" office:value-type="float" office:value="307606" calcext:value-type="float">
            <text:p>307606</text:p>
          </table:table-cell>
          <table:table-cell table:formula="of:=[.AN19]+MIN([.AN101];[.AO100])" office:value-type="float" office:value="298407" calcext:value-type="float">
            <text:p>298407</text:p>
          </table:table-cell>
          <table:table-cell table:formula="of:=[.AO19]+MIN([.AO101];[.AP100])" office:value-type="float" office:value="289903" calcext:value-type="float">
            <text:p>289903</text:p>
          </table:table-cell>
          <table:table-cell table:formula="of:=[.AP19]+MIN([.AP101];[.AQ100])" office:value-type="float" office:value="288679" calcext:value-type="float">
            <text:p>288679</text:p>
          </table:table-cell>
          <table:table-cell table:formula="of:=[.AQ19]+MIN([.AQ101];[.AR100])" office:value-type="float" office:value="288626" calcext:value-type="float">
            <text:p>288626</text:p>
          </table:table-cell>
          <table:table-cell table:formula="of:=[.AR19]+MIN([.AR101];[.AS100])" office:value-type="float" office:value="293894" calcext:value-type="float">
            <text:p>293894</text:p>
          </table:table-cell>
          <table:table-cell table:formula="of:=[.AS19]+MIN([.AS101];[.AT100])" office:value-type="float" office:value="296260" calcext:value-type="float">
            <text:p>296260</text:p>
          </table:table-cell>
          <table:table-cell table:formula="of:=[.AT19]+MIN([.AT101];[.AU100])" office:value-type="float" office:value="288278" calcext:value-type="float">
            <text:p>288278</text:p>
          </table:table-cell>
          <table:table-cell table:formula="of:=[.AU19]+MIN([.AU101];[.AV100])" office:value-type="float" office:value="282354" calcext:value-type="float">
            <text:p>282354</text:p>
          </table:table-cell>
          <table:table-cell table:formula="of:=[.AV19]+MIN([.AV101];[.AW100])" office:value-type="float" office:value="279975" calcext:value-type="float">
            <text:p>279975</text:p>
          </table:table-cell>
          <table:table-cell table:formula="of:=[.AW19]+MIN([.AW101];[.AX100])" office:value-type="float" office:value="279667" calcext:value-type="float">
            <text:p>279667</text:p>
          </table:table-cell>
          <table:table-cell table:formula="of:=[.AX19]+MIN([.AX101];[.AY100])" office:value-type="float" office:value="288375" calcext:value-type="float">
            <text:p>288375</text:p>
          </table:table-cell>
          <table:table-cell table:formula="of:=[.AY19]+MIN([.AY101];[.AZ100])" office:value-type="float" office:value="283078" calcext:value-type="float">
            <text:p>283078</text:p>
          </table:table-cell>
          <table:table-cell table:formula="of:=[.AZ19]+MIN([.AZ101];[.BA100])" office:value-type="float" office:value="282212" calcext:value-type="float">
            <text:p>282212</text:p>
          </table:table-cell>
          <table:table-cell table:formula="of:=[.BA19]+MIN([.BA101];[.BB100])" office:value-type="float" office:value="277376" calcext:value-type="float">
            <text:p>277376</text:p>
          </table:table-cell>
          <table:table-cell table:formula="of:=[.BB19]+MIN([.BB101];[.BC100])" office:value-type="float" office:value="273574" calcext:value-type="float">
            <text:p>273574</text:p>
          </table:table-cell>
          <table:table-cell table:formula="of:=[.BC19]+MIN([.BC101];[.BD100])" office:value-type="float" office:value="265710" calcext:value-type="float">
            <text:p>265710</text:p>
          </table:table-cell>
          <table:table-cell table:formula="of:=[.BD19]+MIN([.BD101];[.BE100])" office:value-type="float" office:value="264905" calcext:value-type="float">
            <text:p>264905</text:p>
          </table:table-cell>
          <table:table-cell table:formula="of:=[.BE19]+MIN([.BE101];[.BF100])" office:value-type="float" office:value="262339" calcext:value-type="float">
            <text:p>262339</text:p>
          </table:table-cell>
          <table:table-cell table:formula="of:=[.BF19]+MIN([.BF101];[.BG100])" office:value-type="float" office:value="270022" calcext:value-type="float">
            <text:p>270022</text:p>
          </table:table-cell>
          <table:table-cell table:formula="of:=[.BG19]+MIN([.BG101];[.BH100])" office:value-type="float" office:value="263146" calcext:value-type="float">
            <text:p>263146</text:p>
          </table:table-cell>
          <table:table-cell table:formula="of:=[.BH19]+MIN([.BH101];[.BI100])" office:value-type="float" office:value="259785" calcext:value-type="float">
            <text:p>259785</text:p>
          </table:table-cell>
          <table:table-cell table:formula="of:=[.BI19]+MIN([.BI101];[.BJ100])" office:value-type="float" office:value="264925" calcext:value-type="float">
            <text:p>264925</text:p>
          </table:table-cell>
          <table:table-cell table:formula="of:=[.BJ19]+MIN([.BJ101];[.BK100])" office:value-type="float" office:value="260709" calcext:value-type="float">
            <text:p>260709</text:p>
          </table:table-cell>
          <table:table-cell table:formula="of:=[.BK19]+MIN([.BK101];[.BL100])" office:value-type="float" office:value="256614" calcext:value-type="float">
            <text:p>256614</text:p>
          </table:table-cell>
          <table:table-cell table:formula="of:=[.BL19]+MIN([.BL101];[.BM100])" office:value-type="float" office:value="256783" calcext:value-type="float">
            <text:p>256783</text:p>
          </table:table-cell>
          <table:table-cell table:formula="of:=[.BM19]+MIN([.BM101];[.BN100])" office:value-type="float" office:value="264376" calcext:value-type="float">
            <text:p>264376</text:p>
          </table:table-cell>
          <table:table-cell table:formula="of:=[.BN19]+MIN([.BN101];[.BO100])" office:value-type="float" office:value="265064" calcext:value-type="float">
            <text:p>265064</text:p>
          </table:table-cell>
          <table:table-cell table:formula="of:=[.BO19]+MIN([.BO101];[.BP100])" office:value-type="float" office:value="258573" calcext:value-type="float">
            <text:p>258573</text:p>
          </table:table-cell>
          <table:table-cell table:formula="of:=[.BP19]+MIN([.BP101];[.BQ100])" office:value-type="float" office:value="257562" calcext:value-type="float">
            <text:p>257562</text:p>
          </table:table-cell>
          <table:table-cell table:formula="of:=[.BQ19]+MIN([.BQ101];[.BR100])" office:value-type="float" office:value="254633" calcext:value-type="float">
            <text:p>254633</text:p>
          </table:table-cell>
          <table:table-cell table:formula="of:=[.BR19]+MIN([.BR101];[.BS100])" office:value-type="float" office:value="254359" calcext:value-type="float">
            <text:p>254359</text:p>
          </table:table-cell>
          <table:table-cell table:formula="of:=[.BS19]+MIN([.BS101];[.BT100])" office:value-type="float" office:value="252939" calcext:value-type="float">
            <text:p>252939</text:p>
          </table:table-cell>
          <table:table-cell table:formula="of:=[.BT19]+MIN([.BT101];[.BU100])" office:value-type="float" office:value="253681" calcext:value-type="float">
            <text:p>253681</text:p>
          </table:table-cell>
          <table:table-cell table:formula="of:=[.BU19]+MIN([.BU101];[.BV100])" office:value-type="float" office:value="262016" calcext:value-type="float">
            <text:p>262016</text:p>
          </table:table-cell>
          <table:table-cell table:formula="of:=[.BV19]+MIN([.BV101];[.BW100])" office:value-type="float" office:value="260562" calcext:value-type="float">
            <text:p>260562</text:p>
          </table:table-cell>
          <table:table-cell table:formula="of:=[.BW19]+MIN([.BW101];[.BX100])" office:value-type="float" office:value="252996" calcext:value-type="float">
            <text:p>252996</text:p>
          </table:table-cell>
          <table:table-cell table:formula="of:=[.BX19]+MIN([.BX101];[.BY100])" office:value-type="float" office:value="266398" calcext:value-type="float">
            <text:p>266398</text:p>
          </table:table-cell>
          <table:table-cell table:formula="of:=[.BY19]+MIN([.BY101];[.BZ100])" office:value-type="float" office:value="262105" calcext:value-type="float">
            <text:p>262105</text:p>
          </table:table-cell>
          <table:table-cell table:formula="of:=[.BZ19]+MIN([.BZ101];[.CA100])" office:value-type="float" office:value="261026" calcext:value-type="float">
            <text:p>261026</text:p>
          </table:table-cell>
          <table:table-cell table:formula="of:=[.CA19]+MIN([.CA101];[.CB100])" office:value-type="float" office:value="273595" calcext:value-type="float">
            <text:p>273595</text:p>
          </table:table-cell>
          <table:table-cell table:formula="of:=[.CB19]+[.CB101]" office:value-type="float" office:value="310937" calcext:value-type="float">
            <text:p>310937</text:p>
          </table:table-cell>
        </table:table-row>
        <table:table-row table:style-name="ro1">
          <table:table-cell table:formula="of:=[.A20]+MIN([.A102];[.B101])" office:value-type="float" office:value="400842" calcext:value-type="float">
            <text:p>400842</text:p>
          </table:table-cell>
          <table:table-cell table:formula="of:=[.B20]+MIN([.B102];[.C101])" office:value-type="float" office:value="395083" calcext:value-type="float">
            <text:p>395083</text:p>
          </table:table-cell>
          <table:table-cell table:formula="of:=[.C20]+MIN([.C102];[.D101])" office:value-type="float" office:value="401732" calcext:value-type="float">
            <text:p>401732</text:p>
          </table:table-cell>
          <table:table-cell table:formula="of:=[.D20]+MIN([.D102];[.E101])" office:value-type="float" office:value="394288" calcext:value-type="float">
            <text:p>394288</text:p>
          </table:table-cell>
          <table:table-cell table:formula="of:=[.E20]+MIN([.E102];[.F101])" office:value-type="float" office:value="388815" calcext:value-type="float">
            <text:p>388815</text:p>
          </table:table-cell>
          <table:table-cell table:formula="of:=[.F20]+MIN([.F102];[.G101])" office:value-type="float" office:value="381073" calcext:value-type="float">
            <text:p>381073</text:p>
          </table:table-cell>
          <table:table-cell table:formula="of:=[.G20]+MIN([.G102];[.H101])" office:value-type="float" office:value="379098" calcext:value-type="float">
            <text:p>379098</text:p>
          </table:table-cell>
          <table:table-cell table:formula="of:=[.H20]+MIN([.H102];[.I101])" office:value-type="float" office:value="382214" calcext:value-type="float">
            <text:p>382214</text:p>
          </table:table-cell>
          <table:table-cell table:formula="of:=[.I20]+MIN([.I102];[.J101])" office:value-type="float" office:value="377375" calcext:value-type="float">
            <text:p>377375</text:p>
          </table:table-cell>
          <table:table-cell table:formula="of:=[.J20]+MIN([.J102];[.K101])" office:value-type="float" office:value="375670" calcext:value-type="float">
            <text:p>375670</text:p>
          </table:table-cell>
          <table:table-cell table:formula="of:=[.K20]+MIN([.K102];[.L101])" office:value-type="float" office:value="381540" calcext:value-type="float">
            <text:p>381540</text:p>
          </table:table-cell>
          <table:table-cell table:formula="of:=[.L20]+MIN([.L102];[.M101])" office:value-type="float" office:value="374479" calcext:value-type="float">
            <text:p>374479</text:p>
          </table:table-cell>
          <table:table-cell table:formula="of:=[.M20]+MIN([.M102];[.N101])" office:value-type="float" office:value="377907" calcext:value-type="float">
            <text:p>377907</text:p>
          </table:table-cell>
          <table:table-cell table:formula="of:=[.N20]+MIN([.N102];[.O101])" office:value-type="float" office:value="369035" calcext:value-type="float">
            <text:p>369035</text:p>
          </table:table-cell>
          <table:table-cell table:formula="of:=[.O20]+MIN([.O102];[.P101])" office:value-type="float" office:value="363632" calcext:value-type="float">
            <text:p>363632</text:p>
          </table:table-cell>
          <table:table-cell table:formula="of:=[.P20]+MIN([.P102];[.Q101])" office:value-type="float" office:value="354259" calcext:value-type="float">
            <text:p>354259</text:p>
          </table:table-cell>
          <table:table-cell table:formula="of:=[.Q20]+MIN([.Q102];[.R101])" office:value-type="float" office:value="351846" calcext:value-type="float">
            <text:p>351846</text:p>
          </table:table-cell>
          <table:table-cell table:formula="of:=[.R20]+MIN([.R102];[.S101])" office:value-type="float" office:value="350633" calcext:value-type="float">
            <text:p>350633</text:p>
          </table:table-cell>
          <table:table-cell table:formula="of:=[.S20]+MIN([.S102];[.T101])" office:value-type="float" office:value="351287" calcext:value-type="float">
            <text:p>351287</text:p>
          </table:table-cell>
          <table:table-cell table:formula="of:=[.T20]+MIN([.T102];[.U101])" office:value-type="float" office:value="344486" calcext:value-type="float">
            <text:p>344486</text:p>
          </table:table-cell>
          <table:table-cell table:formula="of:=[.U20]+MIN([.U102];[.V101])" office:value-type="float" office:value="348557" calcext:value-type="float">
            <text:p>348557</text:p>
          </table:table-cell>
          <table:table-cell table:formula="of:=[.V20]+MIN([.V102];[.W101])" office:value-type="float" office:value="346177" calcext:value-type="float">
            <text:p>346177</text:p>
          </table:table-cell>
          <table:table-cell table:formula="of:=[.W20]+MIN([.W102];[.X101])" office:value-type="float" office:value="343474" calcext:value-type="float">
            <text:p>343474</text:p>
          </table:table-cell>
          <table:table-cell table:formula="of:=[.X20]+MIN([.X102];[.Y101])" office:value-type="float" office:value="337313" calcext:value-type="float">
            <text:p>337313</text:p>
          </table:table-cell>
          <table:table-cell table:formula="of:=[.Y20]+MIN([.Y102];[.Z101])" office:value-type="float" office:value="330435" calcext:value-type="float">
            <text:p>330435</text:p>
          </table:table-cell>
          <table:table-cell table:formula="of:=[.Z20]+MIN([.Z102];[.AA101])" office:value-type="float" office:value="322104" calcext:value-type="float">
            <text:p>322104</text:p>
          </table:table-cell>
          <table:table-cell table:formula="of:=[.AA20]+MIN([.AA102];[.AB101])" office:value-type="float" office:value="319594" calcext:value-type="float">
            <text:p>319594</text:p>
          </table:table-cell>
          <table:table-cell table:formula="of:=[.AB20]+MIN([.AB102];[.AC101])" office:value-type="float" office:value="313902" calcext:value-type="float">
            <text:p>313902</text:p>
          </table:table-cell>
          <table:table-cell table:formula="of:=[.AC20]+MIN([.AC102];[.AD101])" office:value-type="float" office:value="314110" calcext:value-type="float">
            <text:p>314110</text:p>
          </table:table-cell>
          <table:table-cell table:formula="of:=[.AD20]+MIN([.AD102];[.AE101])" office:value-type="float" office:value="309045" calcext:value-type="float">
            <text:p>309045</text:p>
          </table:table-cell>
          <table:table-cell table:formula="of:=[.AE20]+MIN([.AE102];[.AF101])" office:value-type="float" office:value="303983" calcext:value-type="float">
            <text:p>303983</text:p>
          </table:table-cell>
          <table:table-cell table:formula="of:=[.AF20]+MIN([.AF102];[.AG101])" office:value-type="float" office:value="301144" calcext:value-type="float">
            <text:p>301144</text:p>
          </table:table-cell>
          <table:table-cell table:formula="of:=[.AG20]+MIN([.AG102];[.AH101])" office:value-type="float" office:value="300562" calcext:value-type="float">
            <text:p>300562</text:p>
          </table:table-cell>
          <table:table-cell table:formula="of:=[.AH20]+MIN([.AH102];[.AI101])" office:value-type="float" office:value="303306" calcext:value-type="float">
            <text:p>303306</text:p>
          </table:table-cell>
          <table:table-cell table:formula="of:=[.AI20]+MIN([.AI102];[.AJ101])" office:value-type="float" office:value="295197" calcext:value-type="float">
            <text:p>295197</text:p>
          </table:table-cell>
          <table:table-cell table:formula="of:=[.AJ20]+MIN([.AJ102];[.AK101])" office:value-type="float" office:value="298232" calcext:value-type="float">
            <text:p>298232</text:p>
          </table:table-cell>
          <table:table-cell table:formula="of:=[.AK20]+MIN([.AK102];[.AL101])" office:value-type="float" office:value="305008" calcext:value-type="float">
            <text:p>305008</text:p>
          </table:table-cell>
          <table:table-cell table:formula="of:=[.AL20]+MIN([.AL102];[.AM101])" office:value-type="float" office:value="303439" calcext:value-type="float">
            <text:p>303439</text:p>
          </table:table-cell>
          <table:table-cell table:formula="of:=[.AM20]+MIN([.AM102];[.AN101])" office:value-type="float" office:value="301926" calcext:value-type="float">
            <text:p>301926</text:p>
          </table:table-cell>
          <table:table-cell table:formula="of:=[.AN20]+MIN([.AN102];[.AO101])" office:value-type="float" office:value="293982" calcext:value-type="float">
            <text:p>293982</text:p>
          </table:table-cell>
          <table:table-cell table:formula="of:=[.AO20]+MIN([.AO102];[.AP101])" office:value-type="float" office:value="294259" calcext:value-type="float">
            <text:p>294259</text:p>
          </table:table-cell>
          <table:table-cell table:formula="of:=[.AP20]+MIN([.AP102];[.AQ101])" office:value-type="float" office:value="288139" calcext:value-type="float">
            <text:p>288139</text:p>
          </table:table-cell>
          <table:table-cell table:formula="of:=[.AQ20]+MIN([.AQ102];[.AR101])" office:value-type="float" office:value="286575" calcext:value-type="float">
            <text:p>286575</text:p>
          </table:table-cell>
          <table:table-cell table:formula="of:=[.AR20]+MIN([.AR102];[.AS101])" office:value-type="float" office:value="290375" calcext:value-type="float">
            <text:p>290375</text:p>
          </table:table-cell>
          <table:table-cell table:formula="of:=[.AS20]+MIN([.AS102];[.AT101])" office:value-type="float" office:value="288490" calcext:value-type="float">
            <text:p>288490</text:p>
          </table:table-cell>
          <table:table-cell table:formula="of:=[.AT20]+MIN([.AT102];[.AU101])" office:value-type="float" office:value="280911" calcext:value-type="float">
            <text:p>280911</text:p>
          </table:table-cell>
          <table:table-cell table:formula="of:=[.AU20]+MIN([.AU102];[.AV101])" office:value-type="float" office:value="279593" calcext:value-type="float">
            <text:p>279593</text:p>
          </table:table-cell>
          <table:table-cell table:formula="of:=[.AV20]+MIN([.AV102];[.AW101])" office:value-type="float" office:value="280381" calcext:value-type="float">
            <text:p>280381</text:p>
          </table:table-cell>
          <table:table-cell table:formula="of:=[.AW20]+MIN([.AW102];[.AX101])" office:value-type="float" office:value="276309" calcext:value-type="float">
            <text:p>276309</text:p>
          </table:table-cell>
          <table:table-cell table:formula="of:=[.AX20]+MIN([.AX102];[.AY101])" office:value-type="float" office:value="281870" calcext:value-type="float">
            <text:p>281870</text:p>
          </table:table-cell>
          <table:table-cell table:formula="of:=[.AY20]+MIN([.AY102];[.AZ101])" office:value-type="float" office:value="281028" calcext:value-type="float">
            <text:p>281028</text:p>
          </table:table-cell>
          <table:table-cell table:formula="of:=[.AZ20]+MIN([.AZ102];[.BA101])" office:value-type="float" office:value="279479" calcext:value-type="float">
            <text:p>279479</text:p>
          </table:table-cell>
          <table:table-cell table:formula="of:=[.BA20]+MIN([.BA102];[.BB101])" office:value-type="float" office:value="272286" calcext:value-type="float">
            <text:p>272286</text:p>
          </table:table-cell>
          <table:table-cell table:formula="of:=[.BB20]+MIN([.BB102];[.BC101])" office:value-type="float" office:value="268689" calcext:value-type="float">
            <text:p>268689</text:p>
          </table:table-cell>
          <table:table-cell table:formula="of:=[.BC20]+MIN([.BC102];[.BD101])" office:value-type="float" office:value="271270" calcext:value-type="float">
            <text:p>271270</text:p>
          </table:table-cell>
          <table:table-cell table:formula="of:=[.BD20]+MIN([.BD102];[.BE101])" office:value-type="float" office:value="265421" calcext:value-type="float">
            <text:p>265421</text:p>
          </table:table-cell>
          <table:table-cell table:formula="of:=[.BE20]+MIN([.BE102];[.BF101])" office:value-type="float" office:value="259930" calcext:value-type="float">
            <text:p>259930</text:p>
          </table:table-cell>
          <table:table-cell table:formula="of:=[.BF20]+MIN([.BF102];[.BG101])" office:value-type="float" office:value="263846" calcext:value-type="float">
            <text:p>263846</text:p>
          </table:table-cell>
          <table:table-cell table:formula="of:=[.BG20]+MIN([.BG102];[.BH101])" office:value-type="float" office:value="260032" calcext:value-type="float">
            <text:p>260032</text:p>
          </table:table-cell>
          <table:table-cell table:formula="of:=[.BH20]+MIN([.BH102];[.BI101])" office:value-type="float" office:value="251163" calcext:value-type="float">
            <text:p>251163</text:p>
          </table:table-cell>
          <table:table-cell table:formula="of:=[.BI20]+MIN([.BI102];[.BJ101])" office:value-type="float" office:value="259353" calcext:value-type="float">
            <text:p>259353</text:p>
          </table:table-cell>
          <table:table-cell table:formula="of:=[.BJ20]+MIN([.BJ102];[.BK101])" office:value-type="float" office:value="254814" calcext:value-type="float">
            <text:p>254814</text:p>
          </table:table-cell>
          <table:table-cell table:formula="of:=[.BK20]+MIN([.BK102];[.BL101])" office:value-type="float" office:value="253334" calcext:value-type="float">
            <text:p>253334</text:p>
          </table:table-cell>
          <table:table-cell table:formula="of:=[.BL20]+MIN([.BL102];[.BM101])" office:value-type="float" office:value="256342" calcext:value-type="float">
            <text:p>256342</text:p>
          </table:table-cell>
          <table:table-cell table:formula="of:=[.BM20]+MIN([.BM102];[.BN101])" office:value-type="float" office:value="256483" calcext:value-type="float">
            <text:p>256483</text:p>
          </table:table-cell>
          <table:table-cell table:formula="of:=[.BN20]+MIN([.BN102];[.BO101])" office:value-type="float" office:value="256959" calcext:value-type="float">
            <text:p>256959</text:p>
          </table:table-cell>
          <table:table-cell table:formula="of:=[.BO20]+MIN([.BO102];[.BP101])" office:value-type="float" office:value="256939" calcext:value-type="float">
            <text:p>256939</text:p>
          </table:table-cell>
          <table:table-cell table:formula="of:=[.BP20]+MIN([.BP102];[.BQ101])" office:value-type="float" office:value="260243" calcext:value-type="float">
            <text:p>260243</text:p>
          </table:table-cell>
          <table:table-cell table:formula="of:=[.BQ20]+MIN([.BQ102];[.BR101])" office:value-type="float" office:value="256065" calcext:value-type="float">
            <text:p>256065</text:p>
          </table:table-cell>
          <table:table-cell table:formula="of:=[.BR20]+MIN([.BR102];[.BS101])" office:value-type="float" office:value="250433" calcext:value-type="float">
            <text:p>250433</text:p>
          </table:table-cell>
          <table:table-cell table:formula="of:=[.BS20]+MIN([.BS102];[.BT101])" office:value-type="float" office:value="245153" calcext:value-type="float">
            <text:p>245153</text:p>
          </table:table-cell>
          <table:table-cell table:formula="of:=[.BT20]+MIN([.BT102];[.BU101])" office:value-type="float" office:value="247558" calcext:value-type="float">
            <text:p>247558</text:p>
          </table:table-cell>
          <table:table-cell table:formula="of:=[.BU20]+MIN([.BU102];[.BV101])" office:value-type="float" office:value="253783" calcext:value-type="float">
            <text:p>253783</text:p>
          </table:table-cell>
          <table:table-cell table:formula="of:=[.BV20]+MIN([.BV102];[.BW101])" office:value-type="float" office:value="250641" calcext:value-type="float">
            <text:p>250641</text:p>
          </table:table-cell>
          <table:table-cell table:formula="of:=[.BW20]+MIN([.BW102];[.BX101])" office:value-type="float" office:value="250322" calcext:value-type="float">
            <text:p>250322</text:p>
          </table:table-cell>
          <table:table-cell table:formula="of:=[.BX20]+MIN([.BX102];[.BY101])" office:value-type="float" office:value="261058" calcext:value-type="float">
            <text:p>261058</text:p>
          </table:table-cell>
          <table:table-cell table:formula="of:=[.BY20]+MIN([.BY102];[.BZ101])" office:value-type="float" office:value="260660" calcext:value-type="float">
            <text:p>260660</text:p>
          </table:table-cell>
          <table:table-cell table:formula="of:=[.BZ20]+MIN([.BZ102];[.CA101])" office:value-type="float" office:value="260823" calcext:value-type="float">
            <text:p>260823</text:p>
          </table:table-cell>
          <table:table-cell table:formula="of:=[.CA20]+MIN([.CA102];[.CB101])" office:value-type="float" office:value="269010" calcext:value-type="float">
            <text:p>269010</text:p>
          </table:table-cell>
          <table:table-cell table:formula="of:=[.CB20]+[.CB102]" office:value-type="float" office:value="307100" calcext:value-type="float">
            <text:p>307100</text:p>
          </table:table-cell>
        </table:table-row>
        <table:table-row table:style-name="ro1">
          <table:table-cell table:formula="of:=[.A21]+MIN([.A103];[.B102])" office:value-type="float" office:value="396316" calcext:value-type="float">
            <text:p>396316</text:p>
          </table:table-cell>
          <table:table-cell table:formula="of:=[.B21]+MIN([.B103];[.C102])" office:value-type="float" office:value="394745" calcext:value-type="float">
            <text:p>394745</text:p>
          </table:table-cell>
          <table:table-cell table:formula="of:=[.C21]+MIN([.C103];[.D102])" office:value-type="float" office:value="394919" calcext:value-type="float">
            <text:p>394919</text:p>
          </table:table-cell>
          <table:table-cell table:formula="of:=[.D21]+MIN([.D103];[.E102])" office:value-type="float" office:value="386320" calcext:value-type="float">
            <text:p>386320</text:p>
          </table:table-cell>
          <table:table-cell table:formula="of:=[.E21]+MIN([.E103];[.F102])" office:value-type="float" office:value="385090" calcext:value-type="float">
            <text:p>385090</text:p>
          </table:table-cell>
          <table:table-cell table:formula="of:=[.F21]+MIN([.F103];[.G102])" office:value-type="float" office:value="377318" calcext:value-type="float">
            <text:p>377318</text:p>
          </table:table-cell>
          <table:table-cell table:formula="of:=[.G21]+MIN([.G103];[.H102])" office:value-type="float" office:value="377507" calcext:value-type="float">
            <text:p>377507</text:p>
          </table:table-cell>
          <table:table-cell table:formula="of:=[.H21]+MIN([.H103];[.I102])" office:value-type="float" office:value="385613" calcext:value-type="float">
            <text:p>385613</text:p>
          </table:table-cell>
          <table:table-cell table:formula="of:=[.I21]+MIN([.I103];[.J102])" office:value-type="float" office:value="376564" calcext:value-type="float">
            <text:p>376564</text:p>
          </table:table-cell>
          <table:table-cell table:formula="of:=[.J21]+MIN([.J103];[.K102])" office:value-type="float" office:value="375020" calcext:value-type="float">
            <text:p>375020</text:p>
          </table:table-cell>
          <table:table-cell table:formula="of:=[.K21]+MIN([.K103];[.L102])" office:value-type="float" office:value="375815" calcext:value-type="float">
            <text:p>375815</text:p>
          </table:table-cell>
          <table:table-cell table:formula="of:=[.L21]+MIN([.L103];[.M102])" office:value-type="float" office:value="372018" calcext:value-type="float">
            <text:p>372018</text:p>
          </table:table-cell>
          <table:table-cell table:formula="of:=[.M21]+MIN([.M103];[.N102])" office:value-type="float" office:value="368677" calcext:value-type="float">
            <text:p>368677</text:p>
          </table:table-cell>
          <table:table-cell table:formula="of:=[.N21]+MIN([.N103];[.O102])" office:value-type="float" office:value="359644" calcext:value-type="float">
            <text:p>359644</text:p>
          </table:table-cell>
          <table:table-cell table:formula="of:=[.O21]+MIN([.O103];[.P102])" office:value-type="float" office:value="360078" calcext:value-type="float">
            <text:p>360078</text:p>
          </table:table-cell>
          <table:table-cell table:formula="of:=[.P21]+MIN([.P103];[.Q102])" office:value-type="float" office:value="359871" calcext:value-type="float">
            <text:p>359871</text:p>
          </table:table-cell>
          <table:table-cell table:formula="of:=[.Q21]+MIN([.Q103];[.R102])" office:value-type="float" office:value="356536" calcext:value-type="float">
            <text:p>356536</text:p>
          </table:table-cell>
          <table:table-cell table:formula="of:=[.R21]+MIN([.R103];[.S102])" office:value-type="float" office:value="350202" calcext:value-type="float">
            <text:p>350202</text:p>
          </table:table-cell>
          <table:table-cell table:formula="of:=[.S21]+MIN([.S103];[.T102])" office:value-type="float" office:value="343486" calcext:value-type="float">
            <text:p>343486</text:p>
          </table:table-cell>
          <table:table-cell table:formula="of:=[.T21]+MIN([.T103];[.U102])" office:value-type="float" office:value="339492" calcext:value-type="float">
            <text:p>339492</text:p>
          </table:table-cell>
          <table:table-cell table:formula="of:=[.U21]+MIN([.U103];[.V102])" office:value-type="float" office:value="346678" calcext:value-type="float">
            <text:p>346678</text:p>
          </table:table-cell>
          <table:table-cell table:formula="of:=[.V21]+MIN([.V103];[.W102])" office:value-type="float" office:value="343942" calcext:value-type="float">
            <text:p>343942</text:p>
          </table:table-cell>
          <table:table-cell table:formula="of:=[.W21]+MIN([.W103];[.X102])" office:value-type="float" office:value="337403" calcext:value-type="float">
            <text:p>337403</text:p>
          </table:table-cell>
          <table:table-cell table:formula="of:=[.X21]+MIN([.X103];[.Y102])" office:value-type="float" office:value="333793" calcext:value-type="float">
            <text:p>333793</text:p>
          </table:table-cell>
          <table:table-cell table:formula="of:=[.Y21]+MIN([.Y103];[.Z102])" office:value-type="float" office:value="326126" calcext:value-type="float">
            <text:p>326126</text:p>
          </table:table-cell>
          <table:table-cell table:formula="of:=[.Z21]+MIN([.Z103];[.AA102])" office:value-type="float" office:value="319566" calcext:value-type="float">
            <text:p>319566</text:p>
          </table:table-cell>
          <table:table-cell table:formula="of:=[.AA21]+MIN([.AA103];[.AB102])" office:value-type="float" office:value="313501" calcext:value-type="float">
            <text:p>313501</text:p>
          </table:table-cell>
          <table:table-cell table:formula="of:=[.AB21]+MIN([.AB103];[.AC102])" office:value-type="float" office:value="312627" calcext:value-type="float">
            <text:p>312627</text:p>
          </table:table-cell>
          <table:table-cell table:formula="of:=[.AC21]+MIN([.AC103];[.AD102])" office:value-type="float" office:value="315335" calcext:value-type="float">
            <text:p>315335</text:p>
          </table:table-cell>
          <table:table-cell table:formula="of:=[.AD21]+MIN([.AD103];[.AE102])" office:value-type="float" office:value="312622" calcext:value-type="float">
            <text:p>312622</text:p>
          </table:table-cell>
          <table:table-cell table:formula="of:=[.AE21]+MIN([.AE103];[.AF102])" office:value-type="float" office:value="311520" calcext:value-type="float">
            <text:p>311520</text:p>
          </table:table-cell>
          <table:table-cell table:formula="of:=[.AF21]+MIN([.AF103];[.AG102])" office:value-type="float" office:value="304359" calcext:value-type="float">
            <text:p>304359</text:p>
          </table:table-cell>
          <table:table-cell table:formula="of:=[.AG21]+MIN([.AG103];[.AH102])" office:value-type="float" office:value="299548" calcext:value-type="float">
            <text:p>299548</text:p>
          </table:table-cell>
          <table:table-cell table:formula="of:=[.AH21]+MIN([.AH103];[.AI102])" office:value-type="float" office:value="297395" calcext:value-type="float">
            <text:p>297395</text:p>
          </table:table-cell>
          <table:table-cell table:formula="of:=[.AI21]+MIN([.AI103];[.AJ102])" office:value-type="float" office:value="291672" calcext:value-type="float">
            <text:p>291672</text:p>
          </table:table-cell>
          <table:table-cell table:formula="of:=[.AJ21]+MIN([.AJ103];[.AK102])" office:value-type="float" office:value="296688" calcext:value-type="float">
            <text:p>296688</text:p>
          </table:table-cell>
          <table:table-cell table:formula="of:=[.AK21]+MIN([.AK103];[.AL102])" office:value-type="float" office:value="304000" calcext:value-type="float">
            <text:p>304000</text:p>
          </table:table-cell>
          <table:table-cell table:formula="of:=[.AL21]+MIN([.AL103];[.AM102])" office:value-type="float" office:value="294817" calcext:value-type="float">
            <text:p>294817</text:p>
          </table:table-cell>
          <table:table-cell table:formula="of:=[.AM21]+MIN([.AM103];[.AN102])" office:value-type="float" office:value="296713" calcext:value-type="float">
            <text:p>296713</text:p>
          </table:table-cell>
          <table:table-cell table:formula="of:=[.AN21]+MIN([.AN103];[.AO102])" office:value-type="float" office:value="291077" calcext:value-type="float">
            <text:p>291077</text:p>
          </table:table-cell>
          <table:table-cell table:formula="of:=[.AO21]+MIN([.AO103];[.AP102])" office:value-type="float" office:value="297635" calcext:value-type="float">
            <text:p>297635</text:p>
          </table:table-cell>
          <table:table-cell table:formula="of:=[.AP21]+MIN([.AP103];[.AQ102])" office:value-type="float" office:value="290600" calcext:value-type="float">
            <text:p>290600</text:p>
          </table:table-cell>
          <table:table-cell table:formula="of:=[.AQ21]+MIN([.AQ103];[.AR102])" office:value-type="float" office:value="284736" calcext:value-type="float">
            <text:p>284736</text:p>
          </table:table-cell>
          <table:table-cell table:formula="of:=[.AR21]+MIN([.AR103];[.AS102])" office:value-type="float" office:value="284805" calcext:value-type="float">
            <text:p>284805</text:p>
          </table:table-cell>
          <table:table-cell table:formula="of:=[.AS21]+MIN([.AS103];[.AT102])" office:value-type="float" office:value="288815" calcext:value-type="float">
            <text:p>288815</text:p>
          </table:table-cell>
          <table:table-cell table:formula="of:=[.AT21]+MIN([.AT103];[.AU102])" office:value-type="float" office:value="286825" calcext:value-type="float">
            <text:p>286825</text:p>
          </table:table-cell>
          <table:table-cell table:formula="of:=[.AU21]+MIN([.AU103];[.AV102])" office:value-type="float" office:value="276916" calcext:value-type="float">
            <text:p>276916</text:p>
          </table:table-cell>
          <table:table-cell table:formula="of:=[.AV21]+MIN([.AV103];[.AW102])" office:value-type="float" office:value="275124" calcext:value-type="float">
            <text:p>275124</text:p>
          </table:table-cell>
          <table:table-cell table:formula="of:=[.AW21]+MIN([.AW103];[.AX102])" office:value-type="float" office:value="271891" calcext:value-type="float">
            <text:p>271891</text:p>
          </table:table-cell>
          <table:table-cell table:formula="of:=[.AX21]+MIN([.AX103];[.AY102])" office:value-type="float" office:value="276269" calcext:value-type="float">
            <text:p>276269</text:p>
          </table:table-cell>
          <table:table-cell table:formula="of:=[.AY21]+MIN([.AY103];[.AZ102])" office:value-type="float" office:value="273093" calcext:value-type="float">
            <text:p>273093</text:p>
          </table:table-cell>
          <table:table-cell table:formula="of:=[.AZ21]+MIN([.AZ103];[.BA102])" office:value-type="float" office:value="271823" calcext:value-type="float">
            <text:p>271823</text:p>
          </table:table-cell>
          <table:table-cell table:formula="of:=[.BA21]+MIN([.BA103];[.BB102])" office:value-type="float" office:value="267094" calcext:value-type="float">
            <text:p>267094</text:p>
          </table:table-cell>
          <table:table-cell table:formula="of:=[.BB21]+MIN([.BB103];[.BC102])" office:value-type="float" office:value="266825" calcext:value-type="float">
            <text:p>266825</text:p>
          </table:table-cell>
          <table:table-cell table:formula="of:=[.BC21]+MIN([.BC103];[.BD102])" office:value-type="float" office:value="265384" calcext:value-type="float">
            <text:p>265384</text:p>
          </table:table-cell>
          <table:table-cell table:formula="of:=[.BD21]+MIN([.BD103];[.BE102])" office:value-type="float" office:value="259338" calcext:value-type="float">
            <text:p>259338</text:p>
          </table:table-cell>
          <table:table-cell table:formula="of:=[.BE21]+MIN([.BE103];[.BF102])" office:value-type="float" office:value="254350" calcext:value-type="float">
            <text:p>254350</text:p>
          </table:table-cell>
          <table:table-cell table:formula="of:=[.BF21]+MIN([.BF103];[.BG102])" office:value-type="float" office:value="257644" calcext:value-type="float">
            <text:p>257644</text:p>
          </table:table-cell>
          <table:table-cell table:formula="of:=[.BG21]+MIN([.BG103];[.BH102])" office:value-type="float" office:value="256951" calcext:value-type="float">
            <text:p>256951</text:p>
          </table:table-cell>
          <table:table-cell table:formula="of:=[.BH21]+MIN([.BH103];[.BI102])" office:value-type="float" office:value="249527" calcext:value-type="float">
            <text:p>249527</text:p>
          </table:table-cell>
          <table:table-cell table:formula="of:=[.BI21]+MIN([.BI103];[.BJ102])" office:value-type="float" office:value="251446" calcext:value-type="float">
            <text:p>251446</text:p>
          </table:table-cell>
          <table:table-cell table:formula="of:=[.BJ21]+MIN([.BJ103];[.BK102])" office:value-type="float" office:value="250055" calcext:value-type="float">
            <text:p>250055</text:p>
          </table:table-cell>
          <table:table-cell table:formula="of:=[.BK21]+MIN([.BK103];[.BL102])" office:value-type="float" office:value="244252" calcext:value-type="float">
            <text:p>244252</text:p>
          </table:table-cell>
          <table:table-cell table:formula="of:=[.BL21]+MIN([.BL103];[.BM102])" office:value-type="float" office:value="250488" calcext:value-type="float">
            <text:p>250488</text:p>
          </table:table-cell>
          <table:table-cell table:formula="of:=[.BM21]+MIN([.BM103];[.BN102])" office:value-type="float" office:value="253298" calcext:value-type="float">
            <text:p>253298</text:p>
          </table:table-cell>
          <table:table-cell table:formula="of:=[.BN21]+MIN([.BN103];[.BO102])" office:value-type="float" office:value="249328" calcext:value-type="float">
            <text:p>249328</text:p>
          </table:table-cell>
          <table:table-cell table:formula="of:=[.BO21]+MIN([.BO103];[.BP102])" office:value-type="float" office:value="250085" calcext:value-type="float">
            <text:p>250085</text:p>
          </table:table-cell>
          <table:table-cell table:formula="of:=[.BP21]+MIN([.BP103];[.BQ102])" office:value-type="float" office:value="254371" calcext:value-type="float">
            <text:p>254371</text:p>
          </table:table-cell>
          <table:table-cell table:formula="of:=[.BQ21]+MIN([.BQ103];[.BR102])" office:value-type="float" office:value="252012" calcext:value-type="float">
            <text:p>252012</text:p>
          </table:table-cell>
          <table:table-cell table:formula="of:=[.BR21]+MIN([.BR103];[.BS102])" office:value-type="float" office:value="248554" calcext:value-type="float">
            <text:p>248554</text:p>
          </table:table-cell>
          <table:table-cell table:formula="of:=[.BS21]+MIN([.BS103];[.BT102])" office:value-type="float" office:value="243722" calcext:value-type="float">
            <text:p>243722</text:p>
          </table:table-cell>
          <table:table-cell table:formula="of:=[.BT21]+MIN([.BT103];[.BU102])" office:value-type="float" office:value="245481" calcext:value-type="float">
            <text:p>245481</text:p>
          </table:table-cell>
          <table:table-cell table:formula="of:=[.BU21]+MIN([.BU103];[.BV102])" office:value-type="float" office:value="244066" calcext:value-type="float">
            <text:p>244066</text:p>
          </table:table-cell>
          <table:table-cell table:formula="of:=[.BV21]+MIN([.BV103];[.BW102])" office:value-type="float" office:value="243210" calcext:value-type="float">
            <text:p>243210</text:p>
          </table:table-cell>
          <table:table-cell table:formula="of:=[.BW21]+MIN([.BW103];[.BX102])" office:value-type="float" office:value="246066" calcext:value-type="float">
            <text:p>246066</text:p>
          </table:table-cell>
          <table:table-cell table:formula="of:=[.BX21]+MIN([.BX103];[.BY102])" office:value-type="float" office:value="252797" calcext:value-type="float">
            <text:p>252797</text:p>
          </table:table-cell>
          <table:table-cell table:formula="of:=[.BY21]+MIN([.BY103];[.BZ102])" office:value-type="float" office:value="250980" calcext:value-type="float">
            <text:p>250980</text:p>
          </table:table-cell>
          <table:table-cell table:formula="of:=[.BZ21]+MIN([.BZ103];[.CA102])" office:value-type="float" office:value="256336" calcext:value-type="float">
            <text:p>256336</text:p>
          </table:table-cell>
          <table:table-cell table:formula="of:=[.CA21]+MIN([.CA103];[.CB102])" office:value-type="float" office:value="264258" calcext:value-type="float">
            <text:p>264258</text:p>
          </table:table-cell>
          <table:table-cell table:formula="of:=[.CB21]+[.CB103]" office:value-type="float" office:value="302814" calcext:value-type="float">
            <text:p>302814</text:p>
          </table:table-cell>
        </table:table-row>
        <table:table-row table:style-name="ro1">
          <table:table-cell table:formula="of:=[.A22]+MIN([.A104];[.B103])" office:value-type="float" office:value="395139" calcext:value-type="float">
            <text:p>395139</text:p>
          </table:table-cell>
          <table:table-cell table:formula="of:=[.B22]+MIN([.B104];[.C103])" office:value-type="float" office:value="393317" calcext:value-type="float">
            <text:p>393317</text:p>
          </table:table-cell>
          <table:table-cell table:formula="of:=[.C22]+MIN([.C104];[.D103])" office:value-type="float" office:value="391607" calcext:value-type="float">
            <text:p>391607</text:p>
          </table:table-cell>
          <table:table-cell table:formula="of:=[.D22]+MIN([.D104];[.E103])" office:value-type="float" office:value="385650" calcext:value-type="float">
            <text:p>385650</text:p>
          </table:table-cell>
          <table:table-cell table:formula="of:=[.E22]+MIN([.E104];[.F103])" office:value-type="float" office:value="382965" calcext:value-type="float">
            <text:p>382965</text:p>
          </table:table-cell>
          <table:table-cell table:formula="of:=[.F22]+MIN([.F104];[.G103])" office:value-type="float" office:value="373097" calcext:value-type="float">
            <text:p>373097</text:p>
          </table:table-cell>
          <table:table-cell table:formula="of:=[.G22]+MIN([.G104];[.H103])" office:value-type="float" office:value="368984" calcext:value-type="float">
            <text:p>368984</text:p>
          </table:table-cell>
          <table:table-cell table:formula="of:=[.H22]+MIN([.H104];[.I103])" office:value-type="float" office:value="380661" calcext:value-type="float">
            <text:p>380661</text:p>
          </table:table-cell>
          <table:table-cell table:formula="of:=[.I22]+MIN([.I104];[.J103])" office:value-type="float" office:value="372522" calcext:value-type="float">
            <text:p>372522</text:p>
          </table:table-cell>
          <table:table-cell table:formula="of:=[.J22]+MIN([.J104];[.K103])" office:value-type="float" office:value="366294" calcext:value-type="float">
            <text:p>366294</text:p>
          </table:table-cell>
          <table:table-cell table:formula="of:=[.K22]+MIN([.K104];[.L103])" office:value-type="float" office:value="368248" calcext:value-type="float">
            <text:p>368248</text:p>
          </table:table-cell>
          <table:table-cell table:formula="of:=[.L22]+MIN([.L104];[.M103])" office:value-type="float" office:value="365282" calcext:value-type="float">
            <text:p>365282</text:p>
          </table:table-cell>
          <table:table-cell table:formula="of:=[.M22]+MIN([.M104];[.N103])" office:value-type="float" office:value="363195" calcext:value-type="float">
            <text:p>363195</text:p>
          </table:table-cell>
          <table:table-cell table:formula="of:=[.N22]+MIN([.N104];[.O103])" office:value-type="float" office:value="357540" calcext:value-type="float">
            <text:p>357540</text:p>
          </table:table-cell>
          <table:table-cell table:formula="of:=[.O22]+MIN([.O104];[.P103])" office:value-type="float" office:value="355199" calcext:value-type="float">
            <text:p>355199</text:p>
          </table:table-cell>
          <table:table-cell table:formula="of:=[.P22]+MIN([.P104];[.Q103])" office:value-type="float" office:value="354904" calcext:value-type="float">
            <text:p>354904</text:p>
          </table:table-cell>
          <table:table-cell table:formula="of:=[.Q22]+MIN([.Q104];[.R103])" office:value-type="float" office:value="355932" calcext:value-type="float">
            <text:p>355932</text:p>
          </table:table-cell>
          <table:table-cell table:formula="of:=[.R22]+MIN([.R104];[.S103])" office:value-type="float" office:value="348592" calcext:value-type="float">
            <text:p>348592</text:p>
          </table:table-cell>
          <table:table-cell table:formula="of:=[.S22]+MIN([.S104];[.T103])" office:value-type="float" office:value="347619" calcext:value-type="float">
            <text:p>347619</text:p>
          </table:table-cell>
          <table:table-cell table:formula="of:=[.T22]+MIN([.T104];[.U103])" office:value-type="float" office:value="338223" calcext:value-type="float">
            <text:p>338223</text:p>
          </table:table-cell>
          <table:table-cell table:formula="of:=[.U22]+MIN([.U104];[.V103])" office:value-type="float" office:value="337683" calcext:value-type="float">
            <text:p>337683</text:p>
          </table:table-cell>
          <table:table-cell table:formula="of:=[.V22]+MIN([.V104];[.W103])" office:value-type="float" office:value="339039" calcext:value-type="float">
            <text:p>339039</text:p>
          </table:table-cell>
          <table:table-cell table:formula="of:=[.W22]+MIN([.W104];[.X103])" office:value-type="float" office:value="341173" calcext:value-type="float">
            <text:p>341173</text:p>
          </table:table-cell>
          <table:table-cell table:formula="of:=[.X22]+MIN([.X104];[.Y103])" office:value-type="float" office:value="331638" calcext:value-type="float">
            <text:p>331638</text:p>
          </table:table-cell>
          <table:table-cell table:formula="of:=[.Y22]+MIN([.Y104];[.Z103])" office:value-type="float" office:value="327988" calcext:value-type="float">
            <text:p>327988</text:p>
          </table:table-cell>
          <table:table-cell table:formula="of:=[.Z22]+MIN([.Z104];[.AA103])" office:value-type="float" office:value="324168" calcext:value-type="float">
            <text:p>324168</text:p>
          </table:table-cell>
          <table:table-cell table:formula="of:=[.AA22]+MIN([.AA104];[.AB103])" office:value-type="float" office:value="316585" calcext:value-type="float">
            <text:p>316585</text:p>
          </table:table-cell>
          <table:table-cell table:formula="of:=[.AB22]+MIN([.AB104];[.AC103])" office:value-type="float" office:value="311779" calcext:value-type="float">
            <text:p>311779</text:p>
          </table:table-cell>
          <table:table-cell table:formula="of:=[.AC22]+MIN([.AC104];[.AD103])" office:value-type="float" office:value="310738" calcext:value-type="float">
            <text:p>310738</text:p>
          </table:table-cell>
          <table:table-cell table:formula="of:=[.AD22]+MIN([.AD104];[.AE103])" office:value-type="float" office:value="310911" calcext:value-type="float">
            <text:p>310911</text:p>
          </table:table-cell>
          <table:table-cell table:formula="of:=[.AE22]+MIN([.AE104];[.AF103])" office:value-type="float" office:value="306061" calcext:value-type="float">
            <text:p>306061</text:p>
          </table:table-cell>
          <table:table-cell table:formula="of:=[.AF22]+MIN([.AF104];[.AG103])" office:value-type="float" office:value="301286" calcext:value-type="float">
            <text:p>301286</text:p>
          </table:table-cell>
          <table:table-cell table:formula="of:=[.AG22]+MIN([.AG104];[.AH103])" office:value-type="float" office:value="292814" calcext:value-type="float">
            <text:p>292814</text:p>
          </table:table-cell>
          <table:table-cell table:formula="of:=[.AH22]+MIN([.AH104];[.AI103])" office:value-type="float" office:value="294789" calcext:value-type="float">
            <text:p>294789</text:p>
          </table:table-cell>
          <table:table-cell table:formula="of:=[.AI22]+MIN([.AI104];[.AJ103])" office:value-type="float" office:value="285316" calcext:value-type="float">
            <text:p>285316</text:p>
          </table:table-cell>
          <table:table-cell table:formula="of:=[.AJ22]+MIN([.AJ104];[.AK103])" office:value-type="float" office:value="290662" calcext:value-type="float">
            <text:p>290662</text:p>
          </table:table-cell>
          <table:table-cell table:formula="of:=[.AK22]+MIN([.AK104];[.AL103])" office:value-type="float" office:value="295620" calcext:value-type="float">
            <text:p>295620</text:p>
          </table:table-cell>
          <table:table-cell table:formula="of:=[.AL22]+MIN([.AL104];[.AM103])" office:value-type="float" office:value="292231" calcext:value-type="float">
            <text:p>292231</text:p>
          </table:table-cell>
          <table:table-cell table:formula="of:=[.AM22]+MIN([.AM104];[.AN103])" office:value-type="float" office:value="291142" calcext:value-type="float">
            <text:p>291142</text:p>
          </table:table-cell>
          <table:table-cell table:formula="of:=[.AN22]+MIN([.AN104];[.AO103])" office:value-type="float" office:value="289985" calcext:value-type="float">
            <text:p>289985</text:p>
          </table:table-cell>
          <table:table-cell table:formula="of:=[.AO22]+MIN([.AO104];[.AP103])" office:value-type="float" office:value="289856" calcext:value-type="float">
            <text:p>289856</text:p>
          </table:table-cell>
          <table:table-cell table:formula="of:=[.AP22]+MIN([.AP104];[.AQ103])" office:value-type="float" office:value="282677" calcext:value-type="float">
            <text:p>282677</text:p>
          </table:table-cell>
          <table:table-cell table:formula="of:=[.AQ22]+MIN([.AQ104];[.AR103])" office:value-type="float" office:value="275989" calcext:value-type="float">
            <text:p>275989</text:p>
          </table:table-cell>
          <table:table-cell table:formula="of:=[.AR22]+MIN([.AR104];[.AS103])" office:value-type="float" office:value="277918" calcext:value-type="float">
            <text:p>277918</text:p>
          </table:table-cell>
          <table:table-cell table:formula="of:=[.AS22]+MIN([.AS104];[.AT103])" office:value-type="float" office:value="281310" calcext:value-type="float">
            <text:p>281310</text:p>
          </table:table-cell>
          <table:table-cell table:formula="of:=[.AT22]+MIN([.AT104];[.AU103])" office:value-type="float" office:value="277552" calcext:value-type="float">
            <text:p>277552</text:p>
          </table:table-cell>
          <table:table-cell table:formula="of:=[.AU22]+MIN([.AU104];[.AV103])" office:value-type="float" office:value="277877" calcext:value-type="float">
            <text:p>277877</text:p>
          </table:table-cell>
          <table:table-cell table:formula="of:=[.AV22]+MIN([.AV104];[.AW103])" office:value-type="float" office:value="275855" calcext:value-type="float">
            <text:p>275855</text:p>
          </table:table-cell>
          <table:table-cell table:formula="of:=[.AW22]+MIN([.AW104];[.AX103])" office:value-type="float" office:value="267365" calcext:value-type="float">
            <text:p>267365</text:p>
          </table:table-cell>
          <table:table-cell table:formula="of:=[.AX22]+MIN([.AX104];[.AY103])" office:value-type="float" office:value="279136" calcext:value-type="float">
            <text:p>279136</text:p>
          </table:table-cell>
          <table:table-cell table:formula="of:=[.AY22]+MIN([.AY104];[.AZ103])" office:value-type="float" office:value="271585" calcext:value-type="float">
            <text:p>271585</text:p>
          </table:table-cell>
          <table:table-cell table:formula="of:=[.AZ22]+MIN([.AZ104];[.BA103])" office:value-type="float" office:value="263780" calcext:value-type="float">
            <text:p>263780</text:p>
          </table:table-cell>
          <table:table-cell table:formula="of:=[.BA22]+MIN([.BA104];[.BB103])" office:value-type="float" office:value="266374" calcext:value-type="float">
            <text:p>266374</text:p>
          </table:table-cell>
          <table:table-cell table:formula="of:=[.BB22]+MIN([.BB104];[.BC103])" office:value-type="float" office:value="261613" calcext:value-type="float">
            <text:p>261613</text:p>
          </table:table-cell>
          <table:table-cell table:formula="of:=[.BC22]+MIN([.BC104];[.BD103])" office:value-type="float" office:value="264423" calcext:value-type="float">
            <text:p>264423</text:p>
          </table:table-cell>
          <table:table-cell table:formula="of:=[.BD22]+MIN([.BD104];[.BE103])" office:value-type="float" office:value="255366" calcext:value-type="float">
            <text:p>255366</text:p>
          </table:table-cell>
          <table:table-cell table:formula="of:=[.BE22]+MIN([.BE104];[.BF103])" office:value-type="float" office:value="253641" calcext:value-type="float">
            <text:p>253641</text:p>
          </table:table-cell>
          <table:table-cell table:formula="of:=[.BF22]+MIN([.BF104];[.BG103])" office:value-type="float" office:value="252367" calcext:value-type="float">
            <text:p>252367</text:p>
          </table:table-cell>
          <table:table-cell table:formula="of:=[.BG22]+MIN([.BG104];[.BH103])" office:value-type="float" office:value="248695" calcext:value-type="float">
            <text:p>248695</text:p>
          </table:table-cell>
          <table:table-cell table:formula="of:=[.BH22]+MIN([.BH104];[.BI103])" office:value-type="float" office:value="245885" calcext:value-type="float">
            <text:p>245885</text:p>
          </table:table-cell>
          <table:table-cell table:formula="of:=[.BI22]+MIN([.BI104];[.BJ103])" office:value-type="float" office:value="252136" calcext:value-type="float">
            <text:p>252136</text:p>
          </table:table-cell>
          <table:table-cell table:formula="of:=[.BJ22]+MIN([.BJ104];[.BK103])" office:value-type="float" office:value="247007" calcext:value-type="float">
            <text:p>247007</text:p>
          </table:table-cell>
          <table:table-cell table:formula="of:=[.BK22]+MIN([.BK104];[.BL103])" office:value-type="float" office:value="242784" calcext:value-type="float">
            <text:p>242784</text:p>
          </table:table-cell>
          <table:table-cell table:formula="of:=[.BL22]+MIN([.BL104];[.BM103])" office:value-type="float" office:value="248343" calcext:value-type="float">
            <text:p>248343</text:p>
          </table:table-cell>
          <table:table-cell table:formula="of:=[.BM22]+MIN([.BM104];[.BN103])" office:value-type="float" office:value="249898" calcext:value-type="float">
            <text:p>249898</text:p>
          </table:table-cell>
          <table:table-cell table:formula="of:=[.BN22]+MIN([.BN104];[.BO103])" office:value-type="float" office:value="243027" calcext:value-type="float">
            <text:p>243027</text:p>
          </table:table-cell>
          <table:table-cell table:formula="of:=[.BO22]+MIN([.BO104];[.BP103])" office:value-type="float" office:value="242318" calcext:value-type="float">
            <text:p>242318</text:p>
          </table:table-cell>
          <table:table-cell table:formula="of:=[.BP22]+MIN([.BP104];[.BQ103])" office:value-type="float" office:value="253296" calcext:value-type="float">
            <text:p>253296</text:p>
          </table:table-cell>
          <table:table-cell table:formula="of:=[.BQ22]+MIN([.BQ104];[.BR103])" office:value-type="float" office:value="243525" calcext:value-type="float">
            <text:p>243525</text:p>
          </table:table-cell>
          <table:table-cell table:formula="of:=[.BR22]+MIN([.BR104];[.BS103])" office:value-type="float" office:value="238783" calcext:value-type="float">
            <text:p>238783</text:p>
          </table:table-cell>
          <table:table-cell table:formula="of:=[.BS22]+MIN([.BS104];[.BT103])" office:value-type="float" office:value="234937" calcext:value-type="float">
            <text:p>234937</text:p>
          </table:table-cell>
          <table:table-cell table:formula="of:=[.BT22]+MIN([.BT104];[.BU103])" office:value-type="float" office:value="237961" calcext:value-type="float">
            <text:p>237961</text:p>
          </table:table-cell>
          <table:table-cell table:formula="of:=[.BU22]+MIN([.BU104];[.BV103])" office:value-type="float" office:value="249229" calcext:value-type="float">
            <text:p>249229</text:p>
          </table:table-cell>
          <table:table-cell table:formula="of:=[.BV22]+MIN([.BV104];[.BW103])" office:value-type="float" office:value="241605" calcext:value-type="float">
            <text:p>241605</text:p>
          </table:table-cell>
          <table:table-cell table:formula="of:=[.BW22]+MIN([.BW104];[.BX103])" office:value-type="float" office:value="237094" calcext:value-type="float">
            <text:p>237094</text:p>
          </table:table-cell>
          <table:table-cell table:formula="of:=[.BX22]+MIN([.BX104];[.BY103])" office:value-type="float" office:value="250395" calcext:value-type="float">
            <text:p>250395</text:p>
          </table:table-cell>
          <table:table-cell table:formula="of:=[.BY22]+MIN([.BY104];[.BZ103])" office:value-type="float" office:value="248594" calcext:value-type="float">
            <text:p>248594</text:p>
          </table:table-cell>
          <table:table-cell table:formula="of:=[.BZ22]+MIN([.BZ104];[.CA103])" office:value-type="float" office:value="255345" calcext:value-type="float">
            <text:p>255345</text:p>
          </table:table-cell>
          <table:table-cell table:formula="of:=[.CA22]+MIN([.CA104];[.CB103])" office:value-type="float" office:value="262875" calcext:value-type="float">
            <text:p>262875</text:p>
          </table:table-cell>
          <table:table-cell table:formula="of:=[.CB22]+[.CB104]" office:value-type="float" office:value="296851" calcext:value-type="float">
            <text:p>296851</text:p>
          </table:table-cell>
        </table:table-row>
        <table:table-row table:style-name="ro1">
          <table:table-cell table:formula="of:=[.A23]+MIN([.A105];[.B104])" office:value-type="float" office:value="397231" calcext:value-type="float">
            <text:p>397231</text:p>
          </table:table-cell>
          <table:table-cell table:formula="of:=[.B23]+MIN([.B105];[.C104])" office:value-type="float" office:value="388493" calcext:value-type="float">
            <text:p>388493</text:p>
          </table:table-cell>
          <table:table-cell table:formula="of:=[.C23]+MIN([.C105];[.D104])" office:value-type="float" office:value="388694" calcext:value-type="float">
            <text:p>388694</text:p>
          </table:table-cell>
          <table:table-cell table:formula="of:=[.D23]+MIN([.D105];[.E104])" office:value-type="float" office:value="379139" calcext:value-type="float">
            <text:p>379139</text:p>
          </table:table-cell>
          <table:table-cell table:formula="of:=[.E23]+MIN([.E105];[.F104])" office:value-type="float" office:value="375444" calcext:value-type="float">
            <text:p>375444</text:p>
          </table:table-cell>
          <table:table-cell table:formula="of:=[.F23]+MIN([.F105];[.G104])" office:value-type="float" office:value="371061" calcext:value-type="float">
            <text:p>371061</text:p>
          </table:table-cell>
          <table:table-cell table:formula="of:=[.G23]+MIN([.G105];[.H104])" office:value-type="float" office:value="368683" calcext:value-type="float">
            <text:p>368683</text:p>
          </table:table-cell>
          <table:table-cell table:formula="of:=[.H23]+MIN([.H105];[.I104])" office:value-type="float" office:value="371308" calcext:value-type="float">
            <text:p>371308</text:p>
          </table:table-cell>
          <table:table-cell table:formula="of:=[.I23]+MIN([.I105];[.J104])" office:value-type="float" office:value="369025" calcext:value-type="float">
            <text:p>369025</text:p>
          </table:table-cell>
          <table:table-cell table:formula="of:=[.J23]+MIN([.J105];[.K104])" office:value-type="float" office:value="363413" calcext:value-type="float">
            <text:p>363413</text:p>
          </table:table-cell>
          <table:table-cell table:formula="of:=[.K23]+MIN([.K105];[.L104])" office:value-type="float" office:value="367872" calcext:value-type="float">
            <text:p>367872</text:p>
          </table:table-cell>
          <table:table-cell table:formula="of:=[.L23]+MIN([.L105];[.M104])" office:value-type="float" office:value="358326" calcext:value-type="float">
            <text:p>358326</text:p>
          </table:table-cell>
          <table:table-cell table:formula="of:=[.M23]+MIN([.M105];[.N104])" office:value-type="float" office:value="354071" calcext:value-type="float">
            <text:p>354071</text:p>
          </table:table-cell>
          <table:table-cell table:formula="of:=[.N23]+MIN([.N105];[.O104])" office:value-type="float" office:value="347966" calcext:value-type="float">
            <text:p>347966</text:p>
          </table:table-cell>
          <table:table-cell table:formula="of:=[.O23]+MIN([.O105];[.P104])" office:value-type="float" office:value="345966" calcext:value-type="float">
            <text:p>345966</text:p>
          </table:table-cell>
          <table:table-cell table:formula="of:=[.P23]+MIN([.P105];[.Q104])" office:value-type="float" office:value="353303" calcext:value-type="float">
            <text:p>353303</text:p>
          </table:table-cell>
          <table:table-cell table:formula="of:=[.Q23]+MIN([.Q105];[.R104])" office:value-type="float" office:value="357692" calcext:value-type="float">
            <text:p>357692</text:p>
          </table:table-cell>
          <table:table-cell table:formula="of:=[.R23]+MIN([.R105];[.S104])" office:value-type="float" office:value="348735" calcext:value-type="float">
            <text:p>348735</text:p>
          </table:table-cell>
          <table:table-cell table:formula="of:=[.S23]+MIN([.S105];[.T104])" office:value-type="float" office:value="339713" calcext:value-type="float">
            <text:p>339713</text:p>
          </table:table-cell>
          <table:table-cell table:formula="of:=[.T23]+MIN([.T105];[.U104])" office:value-type="float" office:value="337868" calcext:value-type="float">
            <text:p>337868</text:p>
          </table:table-cell>
          <table:table-cell table:formula="of:=[.U23]+MIN([.U105];[.V104])" office:value-type="float" office:value="332936" calcext:value-type="float">
            <text:p>332936</text:p>
          </table:table-cell>
          <table:table-cell table:formula="of:=[.V23]+MIN([.V105];[.W104])" office:value-type="float" office:value="330449" calcext:value-type="float">
            <text:p>330449</text:p>
          </table:table-cell>
          <table:table-cell table:formula="of:=[.W23]+MIN([.W105];[.X104])" office:value-type="float" office:value="338090" calcext:value-type="float">
            <text:p>338090</text:p>
          </table:table-cell>
          <table:table-cell table:formula="of:=[.X23]+MIN([.X105];[.Y104])" office:value-type="float" office:value="328488" calcext:value-type="float">
            <text:p>328488</text:p>
          </table:table-cell>
          <table:table-cell table:formula="of:=[.Y23]+MIN([.Y105];[.Z104])" office:value-type="float" office:value="320655" calcext:value-type="float">
            <text:p>320655</text:p>
          </table:table-cell>
          <table:table-cell table:formula="of:=[.Z23]+MIN([.Z105];[.AA104])" office:value-type="float" office:value="319027" calcext:value-type="float">
            <text:p>319027</text:p>
          </table:table-cell>
          <table:table-cell table:formula="of:=[.AA23]+MIN([.AA105];[.AB104])" office:value-type="float" office:value="314864" calcext:value-type="float">
            <text:p>314864</text:p>
          </table:table-cell>
          <table:table-cell table:formula="of:=[.AB23]+MIN([.AB105];[.AC104])" office:value-type="float" office:value="308186" calcext:value-type="float">
            <text:p>308186</text:p>
          </table:table-cell>
          <table:table-cell table:formula="of:=[.AC23]+MIN([.AC105];[.AD104])" office:value-type="float" office:value="308000" calcext:value-type="float">
            <text:p>308000</text:p>
          </table:table-cell>
          <table:table-cell table:formula="of:=[.AD23]+MIN([.AD105];[.AE104])" office:value-type="float" office:value="302754" calcext:value-type="float">
            <text:p>302754</text:p>
          </table:table-cell>
          <table:table-cell table:formula="of:=[.AE23]+MIN([.AE105];[.AF104])" office:value-type="float" office:value="300846" calcext:value-type="float">
            <text:p>300846</text:p>
          </table:table-cell>
          <table:table-cell table:formula="of:=[.AF23]+MIN([.AF105];[.AG104])" office:value-type="float" office:value="295084" calcext:value-type="float">
            <text:p>295084</text:p>
          </table:table-cell>
          <table:table-cell table:formula="of:=[.AG23]+MIN([.AG105];[.AH104])" office:value-type="float" office:value="290530" calcext:value-type="float">
            <text:p>290530</text:p>
          </table:table-cell>
          <table:table-cell table:formula="of:=[.AH23]+MIN([.AH105];[.AI104])" office:value-type="float" office:value="289039" calcext:value-type="float">
            <text:p>289039</text:p>
          </table:table-cell>
          <table:table-cell table:formula="of:=[.AI23]+MIN([.AI105];[.AJ104])" office:value-type="float" office:value="281410" calcext:value-type="float">
            <text:p>281410</text:p>
          </table:table-cell>
          <table:table-cell table:formula="of:=[.AJ23]+MIN([.AJ105];[.AK104])" office:value-type="float" office:value="283680" calcext:value-type="float">
            <text:p>283680</text:p>
          </table:table-cell>
          <table:table-cell table:formula="of:=[.AK23]+MIN([.AK105];[.AL104])" office:value-type="float" office:value="290115" calcext:value-type="float">
            <text:p>290115</text:p>
          </table:table-cell>
          <table:table-cell table:formula="of:=[.AL23]+MIN([.AL105];[.AM104])" office:value-type="float" office:value="286178" calcext:value-type="float">
            <text:p>286178</text:p>
          </table:table-cell>
          <table:table-cell table:formula="of:=[.AM23]+MIN([.AM105];[.AN104])" office:value-type="float" office:value="283206" calcext:value-type="float">
            <text:p>283206</text:p>
          </table:table-cell>
          <table:table-cell table:formula="of:=[.AN23]+MIN([.AN105];[.AO104])" office:value-type="float" office:value="283911" calcext:value-type="float">
            <text:p>283911</text:p>
          </table:table-cell>
          <table:table-cell table:formula="of:=[.AO23]+MIN([.AO105];[.AP104])" office:value-type="float" office:value="288458" calcext:value-type="float">
            <text:p>288458</text:p>
          </table:table-cell>
          <table:table-cell table:formula="of:=[.AP23]+MIN([.AP105];[.AQ104])" office:value-type="float" office:value="281853" calcext:value-type="float">
            <text:p>281853</text:p>
          </table:table-cell>
          <table:table-cell table:formula="of:=[.AQ23]+MIN([.AQ105];[.AR104])" office:value-type="float" office:value="274425" calcext:value-type="float">
            <text:p>274425</text:p>
          </table:table-cell>
          <table:table-cell table:formula="of:=[.AR23]+MIN([.AR105];[.AS104])" office:value-type="float" office:value="276815" calcext:value-type="float">
            <text:p>276815</text:p>
          </table:table-cell>
          <table:table-cell table:formula="of:=[.AS23]+MIN([.AS105];[.AT104])" office:value-type="float" office:value="274450" calcext:value-type="float">
            <text:p>274450</text:p>
          </table:table-cell>
          <table:table-cell table:formula="of:=[.AT23]+MIN([.AT105];[.AU104])" office:value-type="float" office:value="271713" calcext:value-type="float">
            <text:p>271713</text:p>
          </table:table-cell>
          <table:table-cell table:formula="of:=[.AU23]+MIN([.AU105];[.AV104])" office:value-type="float" office:value="277308" calcext:value-type="float">
            <text:p>277308</text:p>
          </table:table-cell>
          <table:table-cell table:formula="of:=[.AV23]+MIN([.AV105];[.AW104])" office:value-type="float" office:value="271340" calcext:value-type="float">
            <text:p>271340</text:p>
          </table:table-cell>
          <table:table-cell table:formula="of:=[.AW23]+MIN([.AW105];[.AX104])" office:value-type="float" office:value="266455" calcext:value-type="float">
            <text:p>266455</text:p>
          </table:table-cell>
          <table:table-cell table:formula="of:=[.AX23]+MIN([.AX105];[.AY104])" office:value-type="float" office:value="276588" calcext:value-type="float">
            <text:p>276588</text:p>
          </table:table-cell>
          <table:table-cell table:formula="of:=[.AY23]+MIN([.AY105];[.AZ104])" office:value-type="float" office:value="267266" calcext:value-type="float">
            <text:p>267266</text:p>
          </table:table-cell>
          <table:table-cell table:formula="of:=[.AZ23]+MIN([.AZ105];[.BA104])" office:value-type="float" office:value="262899" calcext:value-type="float">
            <text:p>262899</text:p>
          </table:table-cell>
          <table:table-cell table:formula="of:=[.BA23]+MIN([.BA105];[.BB104])" office:value-type="float" office:value="259350" calcext:value-type="float">
            <text:p>259350</text:p>
          </table:table-cell>
          <table:table-cell table:formula="of:=[.BB23]+MIN([.BB105];[.BC104])" office:value-type="float" office:value="259758" calcext:value-type="float">
            <text:p>259758</text:p>
          </table:table-cell>
          <table:table-cell table:formula="of:=[.BC23]+MIN([.BC105];[.BD104])" office:value-type="float" office:value="254975" calcext:value-type="float">
            <text:p>254975</text:p>
          </table:table-cell>
          <table:table-cell table:formula="of:=[.BD23]+MIN([.BD105];[.BE104])" office:value-type="float" office:value="250576" calcext:value-type="float">
            <text:p>250576</text:p>
          </table:table-cell>
          <table:table-cell table:formula="of:=[.BE23]+MIN([.BE105];[.BF104])" office:value-type="float" office:value="258135" calcext:value-type="float">
            <text:p>258135</text:p>
          </table:table-cell>
          <table:table-cell table:formula="of:=[.BF23]+MIN([.BF105];[.BG104])" office:value-type="float" office:value="254885" calcext:value-type="float">
            <text:p>254885</text:p>
          </table:table-cell>
          <table:table-cell table:formula="of:=[.BG23]+MIN([.BG105];[.BH104])" office:value-type="float" office:value="251429" calcext:value-type="float">
            <text:p>251429</text:p>
          </table:table-cell>
          <table:table-cell table:formula="of:=[.BH23]+MIN([.BH105];[.BI104])" office:value-type="float" office:value="245111" calcext:value-type="float">
            <text:p>245111</text:p>
          </table:table-cell>
          <table:table-cell table:formula="of:=[.BI23]+MIN([.BI105];[.BJ104])" office:value-type="float" office:value="244513" calcext:value-type="float">
            <text:p>244513</text:p>
          </table:table-cell>
          <table:table-cell table:formula="of:=[.BJ23]+MIN([.BJ105];[.BK104])" office:value-type="float" office:value="244410" calcext:value-type="float">
            <text:p>244410</text:p>
          </table:table-cell>
          <table:table-cell table:formula="of:=[.BK23]+MIN([.BK105];[.BL104])" office:value-type="float" office:value="237934" calcext:value-type="float">
            <text:p>237934</text:p>
          </table:table-cell>
          <table:table-cell table:formula="of:=[.BL23]+MIN([.BL105];[.BM104])" office:value-type="float" office:value="242272" calcext:value-type="float">
            <text:p>242272</text:p>
          </table:table-cell>
          <table:table-cell table:formula="of:=[.BM23]+MIN([.BM105];[.BN104])" office:value-type="float" office:value="239923" calcext:value-type="float">
            <text:p>239923</text:p>
          </table:table-cell>
          <table:table-cell table:formula="of:=[.BN23]+MIN([.BN105];[.BO104])" office:value-type="float" office:value="238092" calcext:value-type="float">
            <text:p>238092</text:p>
          </table:table-cell>
          <table:table-cell table:formula="of:=[.BO23]+MIN([.BO105];[.BP104])" office:value-type="float" office:value="240403" calcext:value-type="float">
            <text:p>240403</text:p>
          </table:table-cell>
          <table:table-cell table:formula="of:=[.BP23]+MIN([.BP105];[.BQ104])" office:value-type="float" office:value="244827" calcext:value-type="float">
            <text:p>244827</text:p>
          </table:table-cell>
          <table:table-cell table:formula="of:=[.BQ23]+MIN([.BQ105];[.BR104])" office:value-type="float" office:value="236835" calcext:value-type="float">
            <text:p>236835</text:p>
          </table:table-cell>
          <table:table-cell table:formula="of:=[.BR23]+MIN([.BR105];[.BS104])" office:value-type="float" office:value="239650" calcext:value-type="float">
            <text:p>239650</text:p>
          </table:table-cell>
          <table:table-cell table:formula="of:=[.BS23]+MIN([.BS105];[.BT104])" office:value-type="float" office:value="234420" calcext:value-type="float">
            <text:p>234420</text:p>
          </table:table-cell>
          <table:table-cell table:formula="of:=[.BT23]+MIN([.BT105];[.BU104])" office:value-type="float" office:value="237498" calcext:value-type="float">
            <text:p>237498</text:p>
          </table:table-cell>
          <table:table-cell table:formula="of:=[.BU23]+MIN([.BU105];[.BV104])" office:value-type="float" office:value="245702" calcext:value-type="float">
            <text:p>245702</text:p>
          </table:table-cell>
          <table:table-cell table:formula="of:=[.BV23]+MIN([.BV105];[.BW104])" office:value-type="float" office:value="237202" calcext:value-type="float">
            <text:p>237202</text:p>
          </table:table-cell>
          <table:table-cell table:formula="of:=[.BW23]+MIN([.BW105];[.BX104])" office:value-type="float" office:value="236480" calcext:value-type="float">
            <text:p>236480</text:p>
          </table:table-cell>
          <table:table-cell table:formula="of:=[.BX23]+MIN([.BX105];[.BY104])" office:value-type="float" office:value="244001" calcext:value-type="float">
            <text:p>244001</text:p>
          </table:table-cell>
          <table:table-cell table:formula="of:=[.BY23]+MIN([.BY105];[.BZ104])" office:value-type="float" office:value="244933" calcext:value-type="float">
            <text:p>244933</text:p>
          </table:table-cell>
          <table:table-cell table:formula="of:=[.BZ23]+MIN([.BZ105];[.CA104])" office:value-type="float" office:value="247936" calcext:value-type="float">
            <text:p>247936</text:p>
          </table:table-cell>
          <table:table-cell table:formula="of:=[.CA23]+MIN([.CA105];[.CB104])" office:value-type="float" office:value="261480" calcext:value-type="float">
            <text:p>261480</text:p>
          </table:table-cell>
          <table:table-cell table:formula="of:=[.CB23]+[.CB105]" office:value-type="float" office:value="288724" calcext:value-type="float">
            <text:p>288724</text:p>
          </table:table-cell>
        </table:table-row>
        <table:table-row table:style-name="ro1">
          <table:table-cell table:formula="of:=[.A24]+MIN([.A106];[.B105])" office:value-type="float" office:value="391690" calcext:value-type="float">
            <text:p>391690</text:p>
          </table:table-cell>
          <table:table-cell table:formula="of:=[.B24]+MIN([.B106];[.C105])" office:value-type="float" office:value="384643" calcext:value-type="float">
            <text:p>384643</text:p>
          </table:table-cell>
          <table:table-cell table:formula="of:=[.C24]+MIN([.C106];[.D105])" office:value-type="float" office:value="380320" calcext:value-type="float">
            <text:p>380320</text:p>
          </table:table-cell>
          <table:table-cell table:formula="of:=[.D24]+MIN([.D106];[.E105])" office:value-type="float" office:value="378386" calcext:value-type="float">
            <text:p>378386</text:p>
          </table:table-cell>
          <table:table-cell table:formula="of:=[.E24]+MIN([.E106];[.F105])" office:value-type="float" office:value="373223" calcext:value-type="float">
            <text:p>373223</text:p>
          </table:table-cell>
          <table:table-cell table:formula="of:=[.F24]+MIN([.F106];[.G105])" office:value-type="float" office:value="369057" calcext:value-type="float">
            <text:p>369057</text:p>
          </table:table-cell>
          <table:table-cell table:formula="of:=[.G24]+MIN([.G106];[.H105])" office:value-type="float" office:value="368596" calcext:value-type="float">
            <text:p>368596</text:p>
          </table:table-cell>
          <table:table-cell table:formula="of:=[.H24]+MIN([.H106];[.I105])" office:value-type="float" office:value="365052" calcext:value-type="float">
            <text:p>365052</text:p>
          </table:table-cell>
          <table:table-cell table:formula="of:=[.I24]+MIN([.I106];[.J105])" office:value-type="float" office:value="362285" calcext:value-type="float">
            <text:p>362285</text:p>
          </table:table-cell>
          <table:table-cell table:formula="of:=[.J24]+MIN([.J106];[.K105])" office:value-type="float" office:value="355731" calcext:value-type="float">
            <text:p>355731</text:p>
          </table:table-cell>
          <table:table-cell table:formula="of:=[.K24]+MIN([.K106];[.L105])" office:value-type="float" office:value="361615" calcext:value-type="float">
            <text:p>361615</text:p>
          </table:table-cell>
          <table:table-cell table:formula="of:=[.L24]+MIN([.L106];[.M105])" office:value-type="float" office:value="357533" calcext:value-type="float">
            <text:p>357533</text:p>
          </table:table-cell>
          <table:table-cell table:formula="of:=[.M24]+MIN([.M106];[.N105])" office:value-type="float" office:value="355268" calcext:value-type="float">
            <text:p>355268</text:p>
          </table:table-cell>
          <table:table-cell table:formula="of:=[.N24]+MIN([.N106];[.O105])" office:value-type="float" office:value="346190" calcext:value-type="float">
            <text:p>346190</text:p>
          </table:table-cell>
          <table:table-cell table:formula="of:=[.O24]+MIN([.O106];[.P105])" office:value-type="float" office:value="344115" calcext:value-type="float">
            <text:p>344115</text:p>
          </table:table-cell>
          <table:table-cell table:formula="of:=[.P24]+MIN([.P106];[.Q105])" office:value-type="float" office:value="349230" calcext:value-type="float">
            <text:p>349230</text:p>
          </table:table-cell>
          <table:table-cell table:formula="of:=[.Q24]+MIN([.Q106];[.R105])" office:value-type="float" office:value="348774" calcext:value-type="float">
            <text:p>348774</text:p>
          </table:table-cell>
          <table:table-cell table:formula="of:=[.R24]+MIN([.R106];[.S105])" office:value-type="float" office:value="342349" calcext:value-type="float">
            <text:p>342349</text:p>
          </table:table-cell>
          <table:table-cell table:formula="of:=[.S24]+MIN([.S106];[.T105])" office:value-type="float" office:value="333166" calcext:value-type="float">
            <text:p>333166</text:p>
          </table:table-cell>
          <table:table-cell table:formula="of:=[.T24]+MIN([.T106];[.U105])" office:value-type="float" office:value="332679" calcext:value-type="float">
            <text:p>332679</text:p>
          </table:table-cell>
          <table:table-cell table:formula="of:=[.U24]+MIN([.U106];[.V105])" office:value-type="float" office:value="337712" calcext:value-type="float">
            <text:p>337712</text:p>
          </table:table-cell>
          <table:table-cell table:formula="of:=[.V24]+MIN([.V106];[.W105])" office:value-type="float" office:value="330146" calcext:value-type="float">
            <text:p>330146</text:p>
          </table:table-cell>
          <table:table-cell table:formula="of:=[.W24]+MIN([.W106];[.X105])" office:value-type="float" office:value="328816" calcext:value-type="float">
            <text:p>328816</text:p>
          </table:table-cell>
          <table:table-cell table:formula="of:=[.X24]+MIN([.X106];[.Y105])" office:value-type="float" office:value="326841" calcext:value-type="float">
            <text:p>326841</text:p>
          </table:table-cell>
          <table:table-cell table:formula="of:=[.Y24]+MIN([.Y106];[.Z105])" office:value-type="float" office:value="321115" calcext:value-type="float">
            <text:p>321115</text:p>
          </table:table-cell>
          <table:table-cell table:formula="of:=[.Z24]+MIN([.Z106];[.AA105])" office:value-type="float" office:value="318195" calcext:value-type="float">
            <text:p>318195</text:p>
          </table:table-cell>
          <table:table-cell table:formula="of:=[.AA24]+MIN([.AA106];[.AB105])" office:value-type="float" office:value="312821" calcext:value-type="float">
            <text:p>312821</text:p>
          </table:table-cell>
          <table:table-cell table:formula="of:=[.AB24]+MIN([.AB106];[.AC105])" office:value-type="float" office:value="305042" calcext:value-type="float">
            <text:p>305042</text:p>
          </table:table-cell>
          <table:table-cell table:formula="of:=[.AC24]+MIN([.AC106];[.AD105])" office:value-type="float" office:value="299411" calcext:value-type="float">
            <text:p>299411</text:p>
          </table:table-cell>
          <table:table-cell table:formula="of:=[.AD24]+MIN([.AD106];[.AE105])" office:value-type="float" office:value="295658" calcext:value-type="float">
            <text:p>295658</text:p>
          </table:table-cell>
          <table:table-cell table:formula="of:=[.AE24]+MIN([.AE106];[.AF105])" office:value-type="float" office:value="291933" calcext:value-type="float">
            <text:p>291933</text:p>
          </table:table-cell>
          <table:table-cell table:formula="of:=[.AF24]+MIN([.AF106];[.AG105])" office:value-type="float" office:value="289261" calcext:value-type="float">
            <text:p>289261</text:p>
          </table:table-cell>
          <table:table-cell table:formula="of:=[.AG24]+MIN([.AG106];[.AH105])" office:value-type="float" office:value="285640" calcext:value-type="float">
            <text:p>285640</text:p>
          </table:table-cell>
          <table:table-cell table:formula="of:=[.AH24]+MIN([.AH106];[.AI105])" office:value-type="float" office:value="281360" calcext:value-type="float">
            <text:p>281360</text:p>
          </table:table-cell>
          <table:table-cell table:formula="of:=[.AI24]+MIN([.AI106];[.AJ105])" office:value-type="float" office:value="280198" calcext:value-type="float">
            <text:p>280198</text:p>
          </table:table-cell>
          <table:table-cell table:formula="of:=[.AJ24]+MIN([.AJ106];[.AK105])" office:value-type="float" office:value="274386" calcext:value-type="float">
            <text:p>274386</text:p>
          </table:table-cell>
          <table:table-cell table:formula="of:=[.AK24]+MIN([.AK106];[.AL105])" office:value-type="float" office:value="284231" calcext:value-type="float">
            <text:p>284231</text:p>
          </table:table-cell>
          <table:table-cell table:formula="of:=[.AL24]+MIN([.AL106];[.AM105])" office:value-type="float" office:value="286172" calcext:value-type="float">
            <text:p>286172</text:p>
          </table:table-cell>
          <table:table-cell table:formula="of:=[.AM24]+MIN([.AM106];[.AN105])" office:value-type="float" office:value="280194" calcext:value-type="float">
            <text:p>280194</text:p>
          </table:table-cell>
          <table:table-cell table:formula="of:=[.AN24]+MIN([.AN106];[.AO105])" office:value-type="float" office:value="280552" calcext:value-type="float">
            <text:p>280552</text:p>
          </table:table-cell>
          <table:table-cell table:formula="of:=[.AO24]+MIN([.AO106];[.AP105])" office:value-type="float" office:value="280664" calcext:value-type="float">
            <text:p>280664</text:p>
          </table:table-cell>
          <table:table-cell table:formula="of:=[.AP24]+MIN([.AP106];[.AQ105])" office:value-type="float" office:value="275061" calcext:value-type="float">
            <text:p>275061</text:p>
          </table:table-cell>
          <table:table-cell table:formula="of:=[.AQ24]+MIN([.AQ106];[.AR105])" office:value-type="float" office:value="272846" calcext:value-type="float">
            <text:p>272846</text:p>
          </table:table-cell>
          <table:table-cell table:formula="of:=[.AR24]+MIN([.AR106];[.AS105])" office:value-type="float" office:value="272465" calcext:value-type="float">
            <text:p>272465</text:p>
          </table:table-cell>
          <table:table-cell table:formula="of:=[.AS24]+MIN([.AS106];[.AT105])" office:value-type="float" office:value="267204" calcext:value-type="float">
            <text:p>267204</text:p>
          </table:table-cell>
          <table:table-cell table:formula="of:=[.AT24]+MIN([.AT106];[.AU105])" office:value-type="float" office:value="267412" calcext:value-type="float">
            <text:p>267412</text:p>
          </table:table-cell>
          <table:table-cell table:formula="of:=[.AU24]+MIN([.AU106];[.AV105])" office:value-type="float" office:value="269529" calcext:value-type="float">
            <text:p>269529</text:p>
          </table:table-cell>
          <table:table-cell table:formula="of:=[.AV24]+MIN([.AV106];[.AW105])" office:value-type="float" office:value="263550" calcext:value-type="float">
            <text:p>263550</text:p>
          </table:table-cell>
          <table:table-cell table:formula="of:=[.AW24]+MIN([.AW106];[.AX105])" office:value-type="float" office:value="263161" calcext:value-type="float">
            <text:p>263161</text:p>
          </table:table-cell>
          <table:table-cell table:formula="of:=[.AX24]+MIN([.AX106];[.AY105])" office:value-type="float" office:value="267041" calcext:value-type="float">
            <text:p>267041</text:p>
          </table:table-cell>
          <table:table-cell table:formula="of:=[.AY24]+MIN([.AY106];[.AZ105])" office:value-type="float" office:value="264557" calcext:value-type="float">
            <text:p>264557</text:p>
          </table:table-cell>
          <table:table-cell table:formula="of:=[.AZ24]+MIN([.AZ106];[.BA105])" office:value-type="float" office:value="263325" calcext:value-type="float">
            <text:p>263325</text:p>
          </table:table-cell>
          <table:table-cell table:formula="of:=[.BA24]+MIN([.BA106];[.BB105])" office:value-type="float" office:value="257392" calcext:value-type="float">
            <text:p>257392</text:p>
          </table:table-cell>
          <table:table-cell table:formula="of:=[.BB24]+MIN([.BB106];[.BC105])" office:value-type="float" office:value="251521" calcext:value-type="float">
            <text:p>251521</text:p>
          </table:table-cell>
          <table:table-cell table:formula="of:=[.BC24]+MIN([.BC106];[.BD105])" office:value-type="float" office:value="248217" calcext:value-type="float">
            <text:p>248217</text:p>
          </table:table-cell>
          <table:table-cell table:formula="of:=[.BD24]+MIN([.BD106];[.BE105])" office:value-type="float" office:value="247079" calcext:value-type="float">
            <text:p>247079</text:p>
          </table:table-cell>
          <table:table-cell table:formula="of:=[.BE24]+MIN([.BE106];[.BF105])" office:value-type="float" office:value="255644" calcext:value-type="float">
            <text:p>255644</text:p>
          </table:table-cell>
          <table:table-cell table:formula="of:=[.BF24]+MIN([.BF106];[.BG105])" office:value-type="float" office:value="257719" calcext:value-type="float">
            <text:p>257719</text:p>
          </table:table-cell>
          <table:table-cell table:formula="of:=[.BG24]+MIN([.BG106];[.BH105])" office:value-type="float" office:value="248520" calcext:value-type="float">
            <text:p>248520</text:p>
          </table:table-cell>
          <table:table-cell table:formula="of:=[.BH24]+MIN([.BH106];[.BI105])" office:value-type="float" office:value="243448" calcext:value-type="float">
            <text:p>243448</text:p>
          </table:table-cell>
          <table:table-cell table:formula="of:=[.BI24]+MIN([.BI106];[.BJ105])" office:value-type="float" office:value="243805" calcext:value-type="float">
            <text:p>243805</text:p>
          </table:table-cell>
          <table:table-cell table:formula="of:=[.BJ24]+MIN([.BJ106];[.BK105])" office:value-type="float" office:value="236696" calcext:value-type="float">
            <text:p>236696</text:p>
          </table:table-cell>
          <table:table-cell table:formula="of:=[.BK24]+MIN([.BK106];[.BL105])" office:value-type="float" office:value="231791" calcext:value-type="float">
            <text:p>231791</text:p>
          </table:table-cell>
          <table:table-cell table:formula="of:=[.BL24]+MIN([.BL106];[.BM105])" office:value-type="float" office:value="235382" calcext:value-type="float">
            <text:p>235382</text:p>
          </table:table-cell>
          <table:table-cell table:formula="of:=[.BM24]+MIN([.BM106];[.BN105])" office:value-type="float" office:value="236495" calcext:value-type="float">
            <text:p>236495</text:p>
          </table:table-cell>
          <table:table-cell table:formula="of:=[.BN24]+MIN([.BN106];[.BO105])" office:value-type="float" office:value="231239" calcext:value-type="float">
            <text:p>231239</text:p>
          </table:table-cell>
          <table:table-cell table:formula="of:=[.BO24]+MIN([.BO106];[.BP105])" office:value-type="float" office:value="231069" calcext:value-type="float">
            <text:p>231069</text:p>
          </table:table-cell>
          <table:table-cell table:formula="of:=[.BP24]+MIN([.BP106];[.BQ105])" office:value-type="float" office:value="237105" calcext:value-type="float">
            <text:p>237105</text:p>
          </table:table-cell>
          <table:table-cell table:formula="of:=[.BQ24]+MIN([.BQ106];[.BR105])" office:value-type="float" office:value="236244" calcext:value-type="float">
            <text:p>236244</text:p>
          </table:table-cell>
          <table:table-cell table:formula="of:=[.BR24]+MIN([.BR106];[.BS105])" office:value-type="float" office:value="233201" calcext:value-type="float">
            <text:p>233201</text:p>
          </table:table-cell>
          <table:table-cell table:formula="of:=[.BS24]+MIN([.BS106];[.BT105])" office:value-type="float" office:value="224634" calcext:value-type="float">
            <text:p>224634</text:p>
          </table:table-cell>
          <table:table-cell table:formula="of:=[.BT24]+MIN([.BT106];[.BU105])" office:value-type="float" office:value="236086" calcext:value-type="float">
            <text:p>236086</text:p>
          </table:table-cell>
          <table:table-cell table:formula="of:=[.BU24]+MIN([.BU106];[.BV105])" office:value-type="float" office:value="241995" calcext:value-type="float">
            <text:p>241995</text:p>
          </table:table-cell>
          <table:table-cell table:formula="of:=[.BV24]+MIN([.BV106];[.BW105])" office:value-type="float" office:value="237535" calcext:value-type="float">
            <text:p>237535</text:p>
          </table:table-cell>
          <table:table-cell table:formula="of:=[.BW24]+MIN([.BW106];[.BX105])" office:value-type="float" office:value="231012" calcext:value-type="float">
            <text:p>231012</text:p>
          </table:table-cell>
          <table:table-cell table:formula="of:=[.BX24]+MIN([.BX106];[.BY105])" office:value-type="float" office:value="242630" calcext:value-type="float">
            <text:p>242630</text:p>
          </table:table-cell>
          <table:table-cell table:formula="of:=[.BY24]+MIN([.BY106];[.BZ105])" office:value-type="float" office:value="244825" calcext:value-type="float">
            <text:p>244825</text:p>
          </table:table-cell>
          <table:table-cell table:formula="of:=[.BZ24]+MIN([.BZ106];[.CA105])" office:value-type="float" office:value="243997" calcext:value-type="float">
            <text:p>243997</text:p>
          </table:table-cell>
          <table:table-cell table:formula="of:=[.CA24]+MIN([.CA106];[.CB105])" office:value-type="float" office:value="257281" calcext:value-type="float">
            <text:p>257281</text:p>
          </table:table-cell>
          <table:table-cell table:formula="of:=[.CB24]+[.CB106]" office:value-type="float" office:value="286189" calcext:value-type="float">
            <text:p>286189</text:p>
          </table:table-cell>
        </table:table-row>
        <table:table-row table:style-name="ro1">
          <table:table-cell table:formula="of:=[.A25]+MIN([.A107];[.B106])" office:value-type="float" office:value="387073" calcext:value-type="float">
            <text:p>387073</text:p>
          </table:table-cell>
          <table:table-cell table:formula="of:=[.B25]+MIN([.B107];[.C106])" office:value-type="float" office:value="383098" calcext:value-type="float">
            <text:p>383098</text:p>
          </table:table-cell>
          <table:table-cell table:formula="of:=[.C25]+MIN([.C107];[.D106])" office:value-type="float" office:value="382001" calcext:value-type="float">
            <text:p>382001</text:p>
          </table:table-cell>
          <table:table-cell table:formula="of:=[.D25]+MIN([.D107];[.E106])" office:value-type="float" office:value="373984" calcext:value-type="float">
            <text:p>373984</text:p>
          </table:table-cell>
          <table:table-cell table:formula="of:=[.E25]+MIN([.E107];[.F106])" office:value-type="float" office:value="369766" calcext:value-type="float">
            <text:p>369766</text:p>
          </table:table-cell>
          <table:table-cell table:formula="of:=[.F25]+MIN([.F107];[.G106])" office:value-type="float" office:value="368840" calcext:value-type="float">
            <text:p>368840</text:p>
          </table:table-cell>
          <table:table-cell table:formula="of:=[.G25]+MIN([.G107];[.H106])" office:value-type="float" office:value="372082" calcext:value-type="float">
            <text:p>372082</text:p>
          </table:table-cell>
          <table:table-cell table:formula="of:=[.H25]+MIN([.H107];[.I106])" office:value-type="float" office:value="369067" calcext:value-type="float">
            <text:p>369067</text:p>
          </table:table-cell>
          <table:table-cell table:formula="of:=[.I25]+MIN([.I107];[.J106])" office:value-type="float" office:value="364675" calcext:value-type="float">
            <text:p>364675</text:p>
          </table:table-cell>
          <table:table-cell table:formula="of:=[.J25]+MIN([.J107];[.K106])" office:value-type="float" office:value="355528" calcext:value-type="float">
            <text:p>355528</text:p>
          </table:table-cell>
          <table:table-cell table:formula="of:=[.K25]+MIN([.K107];[.L106])" office:value-type="float" office:value="355517" calcext:value-type="float">
            <text:p>355517</text:p>
          </table:table-cell>
          <table:table-cell table:formula="of:=[.L25]+MIN([.L107];[.M106])" office:value-type="float" office:value="356839" calcext:value-type="float">
            <text:p>356839</text:p>
          </table:table-cell>
          <table:table-cell table:formula="of:=[.M25]+MIN([.M107];[.N106])" office:value-type="float" office:value="351918" calcext:value-type="float">
            <text:p>351918</text:p>
          </table:table-cell>
          <table:table-cell table:formula="of:=[.N25]+MIN([.N107];[.O106])" office:value-type="float" office:value="344465" calcext:value-type="float">
            <text:p>344465</text:p>
          </table:table-cell>
          <table:table-cell table:formula="of:=[.O25]+MIN([.O107];[.P106])" office:value-type="float" office:value="339471" calcext:value-type="float">
            <text:p>339471</text:p>
          </table:table-cell>
          <table:table-cell table:formula="of:=[.P25]+MIN([.P107];[.Q106])" office:value-type="float" office:value="342589" calcext:value-type="float">
            <text:p>342589</text:p>
          </table:table-cell>
          <table:table-cell table:formula="of:=[.Q25]+MIN([.Q107];[.R106])" office:value-type="float" office:value="340362" calcext:value-type="float">
            <text:p>340362</text:p>
          </table:table-cell>
          <table:table-cell table:formula="of:=[.R25]+MIN([.R107];[.S106])" office:value-type="float" office:value="334969" calcext:value-type="float">
            <text:p>334969</text:p>
          </table:table-cell>
          <table:table-cell table:formula="of:=[.S25]+MIN([.S107];[.T106])" office:value-type="float" office:value="339816" calcext:value-type="float">
            <text:p>339816</text:p>
          </table:table-cell>
          <table:table-cell table:formula="of:=[.T25]+MIN([.T107];[.U106])" office:value-type="float" office:value="332578" calcext:value-type="float">
            <text:p>332578</text:p>
          </table:table-cell>
          <table:table-cell table:formula="of:=[.U25]+MIN([.U107];[.V106])" office:value-type="float" office:value="332360" calcext:value-type="float">
            <text:p>332360</text:p>
          </table:table-cell>
          <table:table-cell table:formula="of:=[.V25]+MIN([.V107];[.W106])" office:value-type="float" office:value="324524" calcext:value-type="float">
            <text:p>324524</text:p>
          </table:table-cell>
          <table:table-cell table:formula="of:=[.W25]+MIN([.W107];[.X106])" office:value-type="float" office:value="333923" calcext:value-type="float">
            <text:p>333923</text:p>
          </table:table-cell>
          <table:table-cell table:formula="of:=[.X25]+MIN([.X107];[.Y106])" office:value-type="float" office:value="326607" calcext:value-type="float">
            <text:p>326607</text:p>
          </table:table-cell>
          <table:table-cell table:formula="of:=[.Y25]+MIN([.Y107];[.Z106])" office:value-type="float" office:value="321271" calcext:value-type="float">
            <text:p>321271</text:p>
          </table:table-cell>
          <table:table-cell table:formula="of:=[.Z25]+MIN([.Z107];[.AA106])" office:value-type="float" office:value="314086" calcext:value-type="float">
            <text:p>314086</text:p>
          </table:table-cell>
          <table:table-cell table:formula="of:=[.AA25]+MIN([.AA107];[.AB106])" office:value-type="float" office:value="310797" calcext:value-type="float">
            <text:p>310797</text:p>
          </table:table-cell>
          <table:table-cell table:formula="of:=[.AB25]+MIN([.AB107];[.AC106])" office:value-type="float" office:value="309143" calcext:value-type="float">
            <text:p>309143</text:p>
          </table:table-cell>
          <table:table-cell table:formula="of:=[.AC25]+MIN([.AC107];[.AD106])" office:value-type="float" office:value="299454" calcext:value-type="float">
            <text:p>299454</text:p>
          </table:table-cell>
          <table:table-cell table:formula="of:=[.AD25]+MIN([.AD107];[.AE106])" office:value-type="float" office:value="297973" calcext:value-type="float">
            <text:p>297973</text:p>
          </table:table-cell>
          <table:table-cell table:formula="of:=[.AE25]+MIN([.AE107];[.AF106])" office:value-type="float" office:value="292236" calcext:value-type="float">
            <text:p>292236</text:p>
          </table:table-cell>
          <table:table-cell table:formula="of:=[.AF25]+MIN([.AF107];[.AG106])" office:value-type="float" office:value="288833" calcext:value-type="float">
            <text:p>288833</text:p>
          </table:table-cell>
          <table:table-cell table:formula="of:=[.AG25]+MIN([.AG107];[.AH106])" office:value-type="float" office:value="287709" calcext:value-type="float">
            <text:p>287709</text:p>
          </table:table-cell>
          <table:table-cell table:formula="of:=[.AH25]+MIN([.AH107];[.AI106])" office:value-type="float" office:value="285030" calcext:value-type="float">
            <text:p>285030</text:p>
          </table:table-cell>
          <table:table-cell table:formula="of:=[.AI25]+MIN([.AI107];[.AJ106])" office:value-type="float" office:value="281789" calcext:value-type="float">
            <text:p>281789</text:p>
          </table:table-cell>
          <table:table-cell table:formula="of:=[.AJ25]+MIN([.AJ107];[.AK106])" office:value-type="float" office:value="274041" calcext:value-type="float">
            <text:p>274041</text:p>
          </table:table-cell>
          <table:table-cell table:formula="of:=[.AK25]+MIN([.AK107];[.AL106])" office:value-type="float" office:value="276058" calcext:value-type="float">
            <text:p>276058</text:p>
          </table:table-cell>
          <table:table-cell table:formula="of:=[.AL25]+MIN([.AL107];[.AM106])" office:value-type="float" office:value="276387" calcext:value-type="float">
            <text:p>276387</text:p>
          </table:table-cell>
          <table:table-cell table:formula="of:=[.AM25]+MIN([.AM107];[.AN106])" office:value-type="float" office:value="278669" calcext:value-type="float">
            <text:p>278669</text:p>
          </table:table-cell>
          <table:table-cell table:formula="of:=[.AN25]+MIN([.AN107];[.AO106])" office:value-type="float" office:value="279597" calcext:value-type="float">
            <text:p>279597</text:p>
          </table:table-cell>
          <table:table-cell table:formula="of:=[.AO25]+MIN([.AO107];[.AP106])" office:value-type="float" office:value="284965" calcext:value-type="float">
            <text:p>284965</text:p>
          </table:table-cell>
          <table:table-cell table:formula="of:=[.AP25]+MIN([.AP107];[.AQ106])" office:value-type="float" office:value="275884" calcext:value-type="float">
            <text:p>275884</text:p>
          </table:table-cell>
          <table:table-cell table:formula="of:=[.AQ25]+MIN([.AQ107];[.AR106])" office:value-type="float" office:value="270266" calcext:value-type="float">
            <text:p>270266</text:p>
          </table:table-cell>
          <table:table-cell table:formula="of:=[.AR25]+MIN([.AR107];[.AS106])" office:value-type="float" office:value="269408" calcext:value-type="float">
            <text:p>269408</text:p>
          </table:table-cell>
          <table:table-cell table:formula="of:=[.AS25]+MIN([.AS107];[.AT106])" office:value-type="float" office:value="264439" calcext:value-type="float">
            <text:p>264439</text:p>
          </table:table-cell>
          <table:table-cell table:formula="of:=[.AT25]+MIN([.AT107];[.AU106])" office:value-type="float" office:value="264422" calcext:value-type="float">
            <text:p>264422</text:p>
          </table:table-cell>
          <table:table-cell table:formula="of:=[.AU25]+MIN([.AU107];[.AV106])" office:value-type="float" office:value="270870" calcext:value-type="float">
            <text:p>270870</text:p>
          </table:table-cell>
          <table:table-cell table:formula="of:=[.AV25]+MIN([.AV107];[.AW106])" office:value-type="float" office:value="264835" calcext:value-type="float">
            <text:p>264835</text:p>
          </table:table-cell>
          <table:table-cell table:formula="of:=[.AW25]+MIN([.AW107];[.AX106])" office:value-type="float" office:value="259254" calcext:value-type="float">
            <text:p>259254</text:p>
          </table:table-cell>
          <table:table-cell table:formula="of:=[.AX25]+MIN([.AX107];[.AY106])" office:value-type="float" office:value="266244" calcext:value-type="float">
            <text:p>266244</text:p>
          </table:table-cell>
          <table:table-cell table:formula="of:=[.AY25]+MIN([.AY107];[.AZ106])" office:value-type="float" office:value="264063" calcext:value-type="float">
            <text:p>264063</text:p>
          </table:table-cell>
          <table:table-cell table:formula="of:=[.AZ25]+MIN([.AZ107];[.BA106])" office:value-type="float" office:value="263124" calcext:value-type="float">
            <text:p>263124</text:p>
          </table:table-cell>
          <table:table-cell table:formula="of:=[.BA25]+MIN([.BA107];[.BB106])" office:value-type="float" office:value="262709" calcext:value-type="float">
            <text:p>262709</text:p>
          </table:table-cell>
          <table:table-cell table:formula="of:=[.BB25]+MIN([.BB107];[.BC106])" office:value-type="float" office:value="262216" calcext:value-type="float">
            <text:p>262216</text:p>
          </table:table-cell>
          <table:table-cell table:formula="of:=[.BC25]+MIN([.BC107];[.BD106])" office:value-type="float" office:value="253716" calcext:value-type="float">
            <text:p>253716</text:p>
          </table:table-cell>
          <table:table-cell table:formula="of:=[.BD25]+MIN([.BD107];[.BE106])" office:value-type="float" office:value="245463" calcext:value-type="float">
            <text:p>245463</text:p>
          </table:table-cell>
          <table:table-cell table:formula="of:=[.BE25]+MIN([.BE107];[.BF106])" office:value-type="float" office:value="250530" calcext:value-type="float">
            <text:p>250530</text:p>
          </table:table-cell>
          <table:table-cell table:formula="of:=[.BF25]+MIN([.BF107];[.BG106])" office:value-type="float" office:value="251839" calcext:value-type="float">
            <text:p>251839</text:p>
          </table:table-cell>
          <table:table-cell table:formula="of:=[.BG25]+MIN([.BG107];[.BH106])" office:value-type="float" office:value="243865" calcext:value-type="float">
            <text:p>243865</text:p>
          </table:table-cell>
          <table:table-cell table:formula="of:=[.BH25]+MIN([.BH107];[.BI106])" office:value-type="float" office:value="236006" calcext:value-type="float">
            <text:p>236006</text:p>
          </table:table-cell>
          <table:table-cell table:formula="of:=[.BI25]+MIN([.BI107];[.BJ106])" office:value-type="float" office:value="236560" calcext:value-type="float">
            <text:p>236560</text:p>
          </table:table-cell>
          <table:table-cell table:formula="of:=[.BJ25]+MIN([.BJ107];[.BK106])" office:value-type="float" office:value="230224" calcext:value-type="float">
            <text:p>230224</text:p>
          </table:table-cell>
          <table:table-cell table:formula="of:=[.BK25]+MIN([.BK107];[.BL106])" office:value-type="float" office:value="227031" calcext:value-type="float">
            <text:p>227031</text:p>
          </table:table-cell>
          <table:table-cell table:formula="of:=[.BL25]+MIN([.BL107];[.BM106])" office:value-type="float" office:value="229023" calcext:value-type="float">
            <text:p>229023</text:p>
          </table:table-cell>
          <table:table-cell table:formula="of:=[.BM25]+MIN([.BM107];[.BN106])" office:value-type="float" office:value="227442" calcext:value-type="float">
            <text:p>227442</text:p>
          </table:table-cell>
          <table:table-cell table:formula="of:=[.BN25]+MIN([.BN107];[.BO106])" office:value-type="float" office:value="223363" calcext:value-type="float">
            <text:p>223363</text:p>
          </table:table-cell>
          <table:table-cell table:formula="of:=[.BO25]+MIN([.BO107];[.BP106])" office:value-type="float" office:value="228505" calcext:value-type="float">
            <text:p>228505</text:p>
          </table:table-cell>
          <table:table-cell table:formula="of:=[.BP25]+MIN([.BP107];[.BQ106])" office:value-type="float" office:value="227701" calcext:value-type="float">
            <text:p>227701</text:p>
          </table:table-cell>
          <table:table-cell table:formula="of:=[.BQ25]+MIN([.BQ107];[.BR106])" office:value-type="float" office:value="233571" calcext:value-type="float">
            <text:p>233571</text:p>
          </table:table-cell>
          <table:table-cell table:formula="of:=[.BR25]+MIN([.BR107];[.BS106])" office:value-type="float" office:value="224175" calcext:value-type="float">
            <text:p>224175</text:p>
          </table:table-cell>
          <table:table-cell table:formula="of:=[.BS25]+MIN([.BS107];[.BT106])" office:value-type="float" office:value="222373" calcext:value-type="float">
            <text:p>222373</text:p>
          </table:table-cell>
          <table:table-cell table:formula="of:=[.BT25]+MIN([.BT107];[.BU106])" office:value-type="float" office:value="232712" calcext:value-type="float">
            <text:p>232712</text:p>
          </table:table-cell>
          <table:table-cell table:formula="of:=[.BU25]+MIN([.BU107];[.BV106])" office:value-type="float" office:value="239208" calcext:value-type="float">
            <text:p>239208</text:p>
          </table:table-cell>
          <table:table-cell table:formula="of:=[.BV25]+MIN([.BV107];[.BW106])" office:value-type="float" office:value="230229" calcext:value-type="float">
            <text:p>230229</text:p>
          </table:table-cell>
          <table:table-cell table:formula="of:=[.BW25]+MIN([.BW107];[.BX106])" office:value-type="float" office:value="228686" calcext:value-type="float">
            <text:p>228686</text:p>
          </table:table-cell>
          <table:table-cell table:formula="of:=[.BX25]+MIN([.BX107];[.BY106])" office:value-type="float" office:value="241664" calcext:value-type="float">
            <text:p>241664</text:p>
          </table:table-cell>
          <table:table-cell table:formula="of:=[.BY25]+MIN([.BY107];[.BZ106])" office:value-type="float" office:value="248145" calcext:value-type="float">
            <text:p>248145</text:p>
          </table:table-cell>
          <table:table-cell table:formula="of:=[.BZ25]+MIN([.BZ107];[.CA106])" office:value-type="float" office:value="240723" calcext:value-type="float">
            <text:p>240723</text:p>
          </table:table-cell>
          <table:table-cell table:formula="of:=[.CA25]+MIN([.CA107];[.CB106])" office:value-type="float" office:value="255569" calcext:value-type="float">
            <text:p>255569</text:p>
          </table:table-cell>
          <table:table-cell table:formula="of:=[.CB25]+[.CB107]" office:value-type="float" office:value="282743" calcext:value-type="float">
            <text:p>282743</text:p>
          </table:table-cell>
        </table:table-row>
        <table:table-row table:style-name="ro1">
          <table:table-cell table:formula="of:=[.A26]+MIN([.A108];[.B107])" office:value-type="float" office:value="387477" calcext:value-type="float">
            <text:p>387477</text:p>
          </table:table-cell>
          <table:table-cell table:formula="of:=[.B26]+MIN([.B108];[.C107])" office:value-type="float" office:value="378533" calcext:value-type="float">
            <text:p>378533</text:p>
          </table:table-cell>
          <table:table-cell table:formula="of:=[.C26]+MIN([.C108];[.D107])" office:value-type="float" office:value="373870" calcext:value-type="float">
            <text:p>373870</text:p>
          </table:table-cell>
          <table:table-cell table:formula="of:=[.D26]+MIN([.D108];[.E107])" office:value-type="float" office:value="368184" calcext:value-type="float">
            <text:p>368184</text:p>
          </table:table-cell>
          <table:table-cell table:formula="of:=[.E26]+MIN([.E108];[.F107])" office:value-type="float" office:value="365196" calcext:value-type="float">
            <text:p>365196</text:p>
          </table:table-cell>
          <table:table-cell table:formula="of:=[.F26]+MIN([.F108];[.G107])" office:value-type="float" office:value="366534" calcext:value-type="float">
            <text:p>366534</text:p>
          </table:table-cell>
          <table:table-cell table:formula="of:=[.G26]+MIN([.G108];[.H107])" office:value-type="float" office:value="363244" calcext:value-type="float">
            <text:p>363244</text:p>
          </table:table-cell>
          <table:table-cell table:formula="of:=[.H26]+MIN([.H108];[.I107])" office:value-type="float" office:value="365820" calcext:value-type="float">
            <text:p>365820</text:p>
          </table:table-cell>
          <table:table-cell table:formula="of:=[.I26]+MIN([.I108];[.J107])" office:value-type="float" office:value="356679" calcext:value-type="float">
            <text:p>356679</text:p>
          </table:table-cell>
          <table:table-cell table:formula="of:=[.J26]+MIN([.J108];[.K107])" office:value-type="float" office:value="356281" calcext:value-type="float">
            <text:p>356281</text:p>
          </table:table-cell>
          <table:table-cell table:formula="of:=[.K26]+MIN([.K108];[.L107])" office:value-type="float" office:value="351606" calcext:value-type="float">
            <text:p>351606</text:p>
          </table:table-cell>
          <table:table-cell table:formula="of:=[.L26]+MIN([.L108];[.M107])" office:value-type="float" office:value="349721" calcext:value-type="float">
            <text:p>349721</text:p>
          </table:table-cell>
          <table:table-cell table:formula="of:=[.M26]+MIN([.M108];[.N107])" office:value-type="float" office:value="342273" calcext:value-type="float">
            <text:p>342273</text:p>
          </table:table-cell>
          <table:table-cell table:formula="of:=[.N26]+MIN([.N108];[.O107])" office:value-type="float" office:value="345897" calcext:value-type="float">
            <text:p>345897</text:p>
          </table:table-cell>
          <table:table-cell table:formula="of:=[.O26]+MIN([.O108];[.P107])" office:value-type="float" office:value="337443" calcext:value-type="float">
            <text:p>337443</text:p>
          </table:table-cell>
          <table:table-cell table:formula="of:=[.P26]+MIN([.P108];[.Q107])" office:value-type="float" office:value="336527" calcext:value-type="float">
            <text:p>336527</text:p>
          </table:table-cell>
          <table:table-cell table:formula="of:=[.Q26]+MIN([.Q108];[.R107])" office:value-type="float" office:value="334931" calcext:value-type="float">
            <text:p>334931</text:p>
          </table:table-cell>
          <table:table-cell table:formula="of:=[.R26]+MIN([.R108];[.S107])" office:value-type="float" office:value="332690" calcext:value-type="float">
            <text:p>332690</text:p>
          </table:table-cell>
          <table:table-cell table:formula="of:=[.S26]+MIN([.S108];[.T107])" office:value-type="float" office:value="331064" calcext:value-type="float">
            <text:p>331064</text:p>
          </table:table-cell>
          <table:table-cell table:formula="of:=[.T26]+MIN([.T108];[.U107])" office:value-type="float" office:value="329920" calcext:value-type="float">
            <text:p>329920</text:p>
          </table:table-cell>
          <table:table-cell table:formula="of:=[.U26]+MIN([.U108];[.V107])" office:value-type="float" office:value="327179" calcext:value-type="float">
            <text:p>327179</text:p>
          </table:table-cell>
          <table:table-cell table:formula="of:=[.V26]+MIN([.V108];[.W107])" office:value-type="float" office:value="323530" calcext:value-type="float">
            <text:p>323530</text:p>
          </table:table-cell>
          <table:table-cell table:formula="of:=[.W26]+MIN([.W108];[.X107])" office:value-type="float" office:value="326786" calcext:value-type="float">
            <text:p>326786</text:p>
          </table:table-cell>
          <table:table-cell table:formula="of:=[.X26]+MIN([.X108];[.Y107])" office:value-type="float" office:value="321447" calcext:value-type="float">
            <text:p>321447</text:p>
          </table:table-cell>
          <table:table-cell table:formula="of:=[.Y26]+MIN([.Y108];[.Z107])" office:value-type="float" office:value="314277" calcext:value-type="float">
            <text:p>314277</text:p>
          </table:table-cell>
          <table:table-cell table:formula="of:=[.Z26]+MIN([.Z108];[.AA107])" office:value-type="float" office:value="311374" calcext:value-type="float">
            <text:p>311374</text:p>
          </table:table-cell>
          <table:table-cell table:formula="of:=[.AA26]+MIN([.AA108];[.AB107])" office:value-type="float" office:value="308899" calcext:value-type="float">
            <text:p>308899</text:p>
          </table:table-cell>
          <table:table-cell table:formula="of:=[.AB26]+MIN([.AB108];[.AC107])" office:value-type="float" office:value="303574" calcext:value-type="float">
            <text:p>303574</text:p>
          </table:table-cell>
          <table:table-cell table:formula="of:=[.AC26]+MIN([.AC108];[.AD107])" office:value-type="float" office:value="297123" calcext:value-type="float">
            <text:p>297123</text:p>
          </table:table-cell>
          <table:table-cell table:formula="of:=[.AD26]+MIN([.AD108];[.AE107])" office:value-type="float" office:value="296199" calcext:value-type="float">
            <text:p>296199</text:p>
          </table:table-cell>
          <table:table-cell table:formula="of:=[.AE26]+MIN([.AE108];[.AF107])" office:value-type="float" office:value="292871" calcext:value-type="float">
            <text:p>292871</text:p>
          </table:table-cell>
          <table:table-cell table:formula="of:=[.AF26]+MIN([.AF108];[.AG107])" office:value-type="float" office:value="292349" calcext:value-type="float">
            <text:p>292349</text:p>
          </table:table-cell>
          <table:table-cell table:formula="of:=[.AG26]+MIN([.AG108];[.AH107])" office:value-type="float" office:value="298132" calcext:value-type="float">
            <text:p>298132</text:p>
          </table:table-cell>
          <table:table-cell table:formula="of:=[.AH26]+MIN([.AH108];[.AI107])" office:value-type="float" office:value="293319" calcext:value-type="float">
            <text:p>293319</text:p>
          </table:table-cell>
          <table:table-cell table:formula="of:=[.AI26]+MIN([.AI108];[.AJ107])" office:value-type="float" office:value="283582" calcext:value-type="float">
            <text:p>283582</text:p>
          </table:table-cell>
          <table:table-cell table:formula="of:=[.AJ26]+MIN([.AJ108];[.AK107])" office:value-type="float" office:value="274025" calcext:value-type="float">
            <text:p>274025</text:p>
          </table:table-cell>
          <table:table-cell table:formula="of:=[.AK26]+MIN([.AK108];[.AL107])" office:value-type="float" office:value="273334" calcext:value-type="float">
            <text:p>273334</text:p>
          </table:table-cell>
          <table:table-cell table:formula="of:=[.AL26]+MIN([.AL108];[.AM107])" office:value-type="float" office:value="270946" calcext:value-type="float">
            <text:p>270946</text:p>
          </table:table-cell>
          <table:table-cell table:formula="of:=[.AM26]+MIN([.AM108];[.AN107])" office:value-type="float" office:value="272029" calcext:value-type="float">
            <text:p>272029</text:p>
          </table:table-cell>
          <table:table-cell table:formula="of:=[.AN26]+MIN([.AN108];[.AO107])" office:value-type="float" office:value="270229" calcext:value-type="float">
            <text:p>270229</text:p>
          </table:table-cell>
          <table:table-cell table:formula="of:=[.AO26]+MIN([.AO108];[.AP107])" office:value-type="float" office:value="280502" calcext:value-type="float">
            <text:p>280502</text:p>
          </table:table-cell>
          <table:table-cell table:formula="of:=[.AP26]+MIN([.AP108];[.AQ107])" office:value-type="float" office:value="271296" calcext:value-type="float">
            <text:p>271296</text:p>
          </table:table-cell>
          <table:table-cell table:formula="of:=[.AQ26]+MIN([.AQ108];[.AR107])" office:value-type="float" office:value="274343" calcext:value-type="float">
            <text:p>274343</text:p>
          </table:table-cell>
          <table:table-cell table:formula="of:=[.AR26]+MIN([.AR108];[.AS107])" office:value-type="float" office:value="273118" calcext:value-type="float">
            <text:p>273118</text:p>
          </table:table-cell>
          <table:table-cell table:formula="of:=[.AS26]+MIN([.AS108];[.AT107])" office:value-type="float" office:value="270423" calcext:value-type="float">
            <text:p>270423</text:p>
          </table:table-cell>
          <table:table-cell table:formula="of:=[.AT26]+MIN([.AT108];[.AU107])" office:value-type="float" office:value="262319" calcext:value-type="float">
            <text:p>262319</text:p>
          </table:table-cell>
          <table:table-cell table:formula="of:=[.AU26]+MIN([.AU108];[.AV107])" office:value-type="float" office:value="266652" calcext:value-type="float">
            <text:p>266652</text:p>
          </table:table-cell>
          <table:table-cell table:formula="of:=[.AV26]+MIN([.AV108];[.AW107])" office:value-type="float" office:value="256792" calcext:value-type="float">
            <text:p>256792</text:p>
          </table:table-cell>
          <table:table-cell table:formula="of:=[.AW26]+MIN([.AW108];[.AX107])" office:value-type="float" office:value="251779" calcext:value-type="float">
            <text:p>251779</text:p>
          </table:table-cell>
          <table:table-cell table:formula="of:=[.AX26]+MIN([.AX108];[.AY107])" office:value-type="float" office:value="266407" calcext:value-type="float">
            <text:p>266407</text:p>
          </table:table-cell>
          <table:table-cell table:formula="of:=[.AY26]+MIN([.AY108];[.AZ107])" office:value-type="float" office:value="263196" calcext:value-type="float">
            <text:p>263196</text:p>
          </table:table-cell>
          <table:table-cell table:formula="of:=[.AZ26]+MIN([.AZ108];[.BA107])" office:value-type="float" office:value="262969" calcext:value-type="float">
            <text:p>262969</text:p>
          </table:table-cell>
          <table:table-cell table:formula="of:=[.BA26]+MIN([.BA108];[.BB107])" office:value-type="float" office:value="261092" calcext:value-type="float">
            <text:p>261092</text:p>
          </table:table-cell>
          <table:table-cell table:formula="of:=[.BB26]+MIN([.BB108];[.BC107])" office:value-type="float" office:value="257348" calcext:value-type="float">
            <text:p>257348</text:p>
          </table:table-cell>
          <table:table-cell table:formula="of:=[.BC26]+MIN([.BC108];[.BD107])" office:value-type="float" office:value="249576" calcext:value-type="float">
            <text:p>249576</text:p>
          </table:table-cell>
          <table:table-cell table:formula="of:=[.BD26]+MIN([.BD108];[.BE107])" office:value-type="float" office:value="243308" calcext:value-type="float">
            <text:p>243308</text:p>
          </table:table-cell>
          <table:table-cell table:formula="of:=[.BE26]+MIN([.BE108];[.BF107])" office:value-type="float" office:value="242687" calcext:value-type="float">
            <text:p>242687</text:p>
          </table:table-cell>
          <table:table-cell table:formula="of:=[.BF26]+MIN([.BF108];[.BG107])" office:value-type="float" office:value="244817" calcext:value-type="float">
            <text:p>244817</text:p>
          </table:table-cell>
          <table:table-cell table:formula="of:=[.BG26]+MIN([.BG108];[.BH107])" office:value-type="float" office:value="240230" calcext:value-type="float">
            <text:p>240230</text:p>
          </table:table-cell>
          <table:table-cell table:formula="of:=[.BH26]+MIN([.BH108];[.BI107])" office:value-type="float" office:value="234260" calcext:value-type="float">
            <text:p>234260</text:p>
          </table:table-cell>
          <table:table-cell table:formula="of:=[.BI26]+MIN([.BI108];[.BJ107])" office:value-type="float" office:value="237068" calcext:value-type="float">
            <text:p>237068</text:p>
          </table:table-cell>
          <table:table-cell table:formula="of:=[.BJ26]+MIN([.BJ108];[.BK107])" office:value-type="float" office:value="227485" calcext:value-type="float">
            <text:p>227485</text:p>
          </table:table-cell>
          <table:table-cell table:formula="of:=[.BK26]+MIN([.BK108];[.BL107])" office:value-type="float" office:value="224414" calcext:value-type="float">
            <text:p>224414</text:p>
          </table:table-cell>
          <table:table-cell table:formula="of:=[.BL26]+MIN([.BL108];[.BM107])" office:value-type="float" office:value="220287" calcext:value-type="float">
            <text:p>220287</text:p>
          </table:table-cell>
          <table:table-cell table:formula="of:=[.BM26]+MIN([.BM108];[.BN107])" office:value-type="float" office:value="225270" calcext:value-type="float">
            <text:p>225270</text:p>
          </table:table-cell>
          <table:table-cell table:formula="of:=[.BN26]+MIN([.BN108];[.BO107])" office:value-type="float" office:value="217039" calcext:value-type="float">
            <text:p>217039</text:p>
          </table:table-cell>
          <table:table-cell table:formula="of:=[.BO26]+MIN([.BO108];[.BP107])" office:value-type="float" office:value="221860" calcext:value-type="float">
            <text:p>221860</text:p>
          </table:table-cell>
          <table:table-cell table:formula="of:=[.BP26]+MIN([.BP108];[.BQ107])" office:value-type="float" office:value="218810" calcext:value-type="float">
            <text:p>218810</text:p>
          </table:table-cell>
          <table:table-cell table:formula="of:=[.BQ26]+MIN([.BQ108];[.BR107])" office:value-type="float" office:value="226156" calcext:value-type="float">
            <text:p>226156</text:p>
          </table:table-cell>
          <table:table-cell table:formula="of:=[.BR26]+MIN([.BR108];[.BS107])" office:value-type="float" office:value="218653" calcext:value-type="float">
            <text:p>218653</text:p>
          </table:table-cell>
          <table:table-cell table:formula="of:=[.BS26]+MIN([.BS108];[.BT107])" office:value-type="float" office:value="216270" calcext:value-type="float">
            <text:p>216270</text:p>
          </table:table-cell>
          <table:table-cell table:formula="of:=[.BT26]+MIN([.BT108];[.BU107])" office:value-type="float" office:value="230855" calcext:value-type="float">
            <text:p>230855</text:p>
          </table:table-cell>
          <table:table-cell table:formula="of:=[.BU26]+MIN([.BU108];[.BV107])" office:value-type="float" office:value="232156" calcext:value-type="float">
            <text:p>232156</text:p>
          </table:table-cell>
          <table:table-cell table:formula="of:=[.BV26]+MIN([.BV108];[.BW107])" office:value-type="float" office:value="226394" calcext:value-type="float">
            <text:p>226394</text:p>
          </table:table-cell>
          <table:table-cell table:formula="of:=[.BW26]+MIN([.BW108];[.BX107])" office:value-type="float" office:value="226211" calcext:value-type="float">
            <text:p>226211</text:p>
          </table:table-cell>
          <table:table-cell table:formula="of:=[.BX26]+MIN([.BX108];[.BY107])" office:value-type="float" office:value="240354" calcext:value-type="float">
            <text:p>240354</text:p>
          </table:table-cell>
          <table:table-cell table:formula="of:=[.BY26]+MIN([.BY108];[.BZ107])" office:value-type="float" office:value="244105" calcext:value-type="float">
            <text:p>244105</text:p>
          </table:table-cell>
          <table:table-cell table:formula="of:=[.BZ26]+MIN([.BZ108];[.CA107])" office:value-type="float" office:value="240113" calcext:value-type="float">
            <text:p>240113</text:p>
          </table:table-cell>
          <table:table-cell table:formula="of:=[.CA26]+MIN([.CA108];[.CB107])" office:value-type="float" office:value="247224" calcext:value-type="float">
            <text:p>247224</text:p>
          </table:table-cell>
          <table:table-cell table:formula="of:=[.CB26]+[.CB108]" office:value-type="float" office:value="275128" calcext:value-type="float">
            <text:p>275128</text:p>
          </table:table-cell>
        </table:table-row>
        <table:table-row table:style-name="ro1">
          <table:table-cell table:formula="of:=[.A27]+MIN([.A109];[.B108])" office:value-type="float" office:value="378229" calcext:value-type="float">
            <text:p>378229</text:p>
          </table:table-cell>
          <table:table-cell table:formula="of:=[.B27]+MIN([.B109];[.C108])" office:value-type="float" office:value="373136" calcext:value-type="float">
            <text:p>373136</text:p>
          </table:table-cell>
          <table:table-cell table:formula="of:=[.C27]+MIN([.C109];[.D108])" office:value-type="float" office:value="372998" calcext:value-type="float">
            <text:p>372998</text:p>
          </table:table-cell>
          <table:table-cell table:formula="of:=[.D27]+MIN([.D109];[.E108])" office:value-type="float" office:value="368359" calcext:value-type="float">
            <text:p>368359</text:p>
          </table:table-cell>
          <table:table-cell table:formula="of:=[.E27]+MIN([.E109];[.F108])" office:value-type="float" office:value="361750" calcext:value-type="float">
            <text:p>361750</text:p>
          </table:table-cell>
          <table:table-cell table:formula="of:=[.F27]+MIN([.F109];[.G108])" office:value-type="float" office:value="362175" calcext:value-type="float">
            <text:p>362175</text:p>
          </table:table-cell>
          <table:table-cell table:formula="of:=[.G27]+MIN([.G109];[.H108])" office:value-type="float" office:value="356610" calcext:value-type="float">
            <text:p>356610</text:p>
          </table:table-cell>
          <table:table-cell table:formula="of:=[.H27]+MIN([.H109];[.I108])" office:value-type="float" office:value="359153" calcext:value-type="float">
            <text:p>359153</text:p>
          </table:table-cell>
          <table:table-cell table:formula="of:=[.I27]+MIN([.I109];[.J108])" office:value-type="float" office:value="356182" calcext:value-type="float">
            <text:p>356182</text:p>
          </table:table-cell>
          <table:table-cell table:formula="of:=[.J27]+MIN([.J109];[.K108])" office:value-type="float" office:value="347105" calcext:value-type="float">
            <text:p>347105</text:p>
          </table:table-cell>
          <table:table-cell table:formula="of:=[.K27]+MIN([.K109];[.L108])" office:value-type="float" office:value="344833" calcext:value-type="float">
            <text:p>344833</text:p>
          </table:table-cell>
          <table:table-cell table:formula="of:=[.L27]+MIN([.L109];[.M108])" office:value-type="float" office:value="343859" calcext:value-type="float">
            <text:p>343859</text:p>
          </table:table-cell>
          <table:table-cell table:formula="of:=[.M27]+MIN([.M109];[.N108])" office:value-type="float" office:value="340366" calcext:value-type="float">
            <text:p>340366</text:p>
          </table:table-cell>
          <table:table-cell table:formula="of:=[.N27]+MIN([.N109];[.O108])" office:value-type="float" office:value="340130" calcext:value-type="float">
            <text:p>340130</text:p>
          </table:table-cell>
          <table:table-cell table:formula="of:=[.O27]+MIN([.O109];[.P108])" office:value-type="float" office:value="337926" calcext:value-type="float">
            <text:p>337926</text:p>
          </table:table-cell>
          <table:table-cell table:formula="of:=[.P27]+MIN([.P109];[.Q108])" office:value-type="float" office:value="341292" calcext:value-type="float">
            <text:p>341292</text:p>
          </table:table-cell>
          <table:table-cell table:formula="of:=[.Q27]+MIN([.Q109];[.R108])" office:value-type="float" office:value="336294" calcext:value-type="float">
            <text:p>336294</text:p>
          </table:table-cell>
          <table:table-cell table:formula="of:=[.R27]+MIN([.R109];[.S108])" office:value-type="float" office:value="332727" calcext:value-type="float">
            <text:p>332727</text:p>
          </table:table-cell>
          <table:table-cell table:formula="of:=[.S27]+MIN([.S109];[.T108])" office:value-type="float" office:value="329680" calcext:value-type="float">
            <text:p>329680</text:p>
          </table:table-cell>
          <table:table-cell table:formula="of:=[.T27]+MIN([.T109];[.U108])" office:value-type="float" office:value="328759" calcext:value-type="float">
            <text:p>328759</text:p>
          </table:table-cell>
          <table:table-cell table:formula="of:=[.U27]+MIN([.U109];[.V108])" office:value-type="float" office:value="326023" calcext:value-type="float">
            <text:p>326023</text:p>
          </table:table-cell>
          <table:table-cell table:formula="of:=[.V27]+MIN([.V109];[.W108])" office:value-type="float" office:value="318168" calcext:value-type="float">
            <text:p>318168</text:p>
          </table:table-cell>
          <table:table-cell table:formula="of:=[.W27]+MIN([.W109];[.X108])" office:value-type="float" office:value="317995" calcext:value-type="float">
            <text:p>317995</text:p>
          </table:table-cell>
          <table:table-cell table:formula="of:=[.X27]+MIN([.X109];[.Y108])" office:value-type="float" office:value="315930" calcext:value-type="float">
            <text:p>315930</text:p>
          </table:table-cell>
          <table:table-cell table:formula="of:=[.Y27]+MIN([.Y109];[.Z108])" office:value-type="float" office:value="311692" calcext:value-type="float">
            <text:p>311692</text:p>
          </table:table-cell>
          <table:table-cell table:formula="of:=[.Z27]+MIN([.Z109];[.AA108])" office:value-type="float" office:value="310644" calcext:value-type="float">
            <text:p>310644</text:p>
          </table:table-cell>
          <table:table-cell table:formula="of:=[.AA27]+MIN([.AA109];[.AB108])" office:value-type="float" office:value="318920" calcext:value-type="float">
            <text:p>318920</text:p>
          </table:table-cell>
          <table:table-cell table:formula="of:=[.AB27]+MIN([.AB109];[.AC108])" office:value-type="float" office:value="317142" calcext:value-type="float">
            <text:p>317142</text:p>
          </table:table-cell>
          <table:table-cell table:formula="of:=[.AC27]+MIN([.AC109];[.AD108])" office:value-type="float" office:value="315328" calcext:value-type="float">
            <text:p>315328</text:p>
          </table:table-cell>
          <table:table-cell table:formula="of:=[.AD27]+MIN([.AD109];[.AE108])" office:value-type="float" office:value="306696" calcext:value-type="float">
            <text:p>306696</text:p>
          </table:table-cell>
          <table:table-cell table:formula="of:=[.AE27]+MIN([.AE109];[.AF108])" office:value-type="float" office:value="297502" calcext:value-type="float">
            <text:p>297502</text:p>
          </table:table-cell>
          <table:table-cell table:formula="of:=[.AF27]+MIN([.AF109];[.AG108])" office:value-type="float" office:value="292259" calcext:value-type="float">
            <text:p>292259</text:p>
          </table:table-cell>
          <table:table-cell table:formula="of:=[.AG27]+MIN([.AG109];[.AH108])" office:value-type="float" office:value="293449" calcext:value-type="float">
            <text:p>293449</text:p>
          </table:table-cell>
          <table:table-cell table:formula="of:=[.AH27]+MIN([.AH109];[.AI108])" office:value-type="float" office:value="292813" calcext:value-type="float">
            <text:p>292813</text:p>
          </table:table-cell>
          <table:table-cell table:formula="of:=[.AI27]+MIN([.AI109];[.AJ108])" office:value-type="float" office:value="285588" calcext:value-type="float">
            <text:p>285588</text:p>
          </table:table-cell>
          <table:table-cell table:formula="of:=[.AJ27]+MIN([.AJ109];[.AK108])" office:value-type="float" office:value="279309" calcext:value-type="float">
            <text:p>279309</text:p>
          </table:table-cell>
          <table:table-cell table:formula="of:=[.AK27]+MIN([.AK109];[.AL108])" office:value-type="float" office:value="272056" calcext:value-type="float">
            <text:p>272056</text:p>
          </table:table-cell>
          <table:table-cell table:formula="of:=[.AL27]+MIN([.AL109];[.AM108])" office:value-type="float" office:value="269563" calcext:value-type="float">
            <text:p>269563</text:p>
          </table:table-cell>
          <table:table-cell table:formula="of:=[.AM27]+MIN([.AM109];[.AN108])" office:value-type="float" office:value="268008" calcext:value-type="float">
            <text:p>268008</text:p>
          </table:table-cell>
          <table:table-cell table:formula="of:=[.AN27]+MIN([.AN109];[.AO108])" office:value-type="float" office:value="268620" calcext:value-type="float">
            <text:p>268620</text:p>
          </table:table-cell>
          <table:table-cell table:formula="of:=[.AO27]+MIN([.AO109];[.AP108])" office:value-type="float" office:value="272789" calcext:value-type="float">
            <text:p>272789</text:p>
          </table:table-cell>
          <table:table-cell table:formula="of:=[.AP27]+MIN([.AP109];[.AQ108])" office:value-type="float" office:value="266589" calcext:value-type="float">
            <text:p>266589</text:p>
          </table:table-cell>
          <table:table-cell table:formula="of:=[.AQ27]+MIN([.AQ109];[.AR108])" office:value-type="float" office:value="269143" calcext:value-type="float">
            <text:p>269143</text:p>
          </table:table-cell>
          <table:table-cell table:formula="of:=[.AR27]+MIN([.AR109];[.AS108])" office:value-type="float" office:value="266011" calcext:value-type="float">
            <text:p>266011</text:p>
          </table:table-cell>
          <table:table-cell table:formula="of:=[.AS27]+MIN([.AS109];[.AT108])" office:value-type="float" office:value="266615" calcext:value-type="float">
            <text:p>266615</text:p>
          </table:table-cell>
          <table:table-cell table:formula="of:=[.AT27]+MIN([.AT109];[.AU108])" office:value-type="float" office:value="257986" calcext:value-type="float">
            <text:p>257986</text:p>
          </table:table-cell>
          <table:table-cell table:formula="of:=[.AU27]+MIN([.AU109];[.AV108])" office:value-type="float" office:value="258340" calcext:value-type="float">
            <text:p>258340</text:p>
          </table:table-cell>
          <table:table-cell table:formula="of:=[.AV27]+MIN([.AV109];[.AW108])" office:value-type="float" office:value="258610" calcext:value-type="float">
            <text:p>258610</text:p>
          </table:table-cell>
          <table:table-cell table:formula="of:=[.AW27]+MIN([.AW109];[.AX108])" office:value-type="float" office:value="250555" calcext:value-type="float">
            <text:p>250555</text:p>
          </table:table-cell>
          <table:table-cell table:formula="of:=[.AX27]+MIN([.AX109];[.AY108])" office:value-type="float" office:value="259448" calcext:value-type="float">
            <text:p>259448</text:p>
          </table:table-cell>
          <table:table-cell table:formula="of:=[.AY27]+MIN([.AY109];[.AZ108])" office:value-type="float" office:value="254669" calcext:value-type="float">
            <text:p>254669</text:p>
          </table:table-cell>
          <table:table-cell table:formula="of:=[.AZ27]+MIN([.AZ109];[.BA108])" office:value-type="float" office:value="264248" calcext:value-type="float">
            <text:p>264248</text:p>
          </table:table-cell>
          <table:table-cell table:formula="of:=[.BA27]+MIN([.BA109];[.BB108])" office:value-type="float" office:value="256547" calcext:value-type="float">
            <text:p>256547</text:p>
          </table:table-cell>
          <table:table-cell table:formula="of:=[.BB27]+MIN([.BB109];[.BC108])" office:value-type="float" office:value="254768" calcext:value-type="float">
            <text:p>254768</text:p>
          </table:table-cell>
          <table:table-cell table:formula="of:=[.BC27]+MIN([.BC109];[.BD108])" office:value-type="float" office:value="247204" calcext:value-type="float">
            <text:p>247204</text:p>
          </table:table-cell>
          <table:table-cell table:formula="of:=[.BD27]+MIN([.BD109];[.BE108])" office:value-type="float" office:value="242795" calcext:value-type="float">
            <text:p>242795</text:p>
          </table:table-cell>
          <table:table-cell table:formula="of:=[.BE27]+MIN([.BE109];[.BF108])" office:value-type="float" office:value="237772" calcext:value-type="float">
            <text:p>237772</text:p>
          </table:table-cell>
          <table:table-cell table:formula="of:=[.BF27]+MIN([.BF109];[.BG108])" office:value-type="float" office:value="235468" calcext:value-type="float">
            <text:p>235468</text:p>
          </table:table-cell>
          <table:table-cell table:formula="of:=[.BG27]+MIN([.BG109];[.BH108])" office:value-type="float" office:value="236114" calcext:value-type="float">
            <text:p>236114</text:p>
          </table:table-cell>
          <table:table-cell table:formula="of:=[.BH27]+MIN([.BH109];[.BI108])" office:value-type="float" office:value="233554" calcext:value-type="float">
            <text:p>233554</text:p>
          </table:table-cell>
          <table:table-cell table:formula="of:=[.BI27]+MIN([.BI109];[.BJ108])" office:value-type="float" office:value="230599" calcext:value-type="float">
            <text:p>230599</text:p>
          </table:table-cell>
          <table:table-cell table:formula="of:=[.BJ27]+MIN([.BJ109];[.BK108])" office:value-type="float" office:value="229511" calcext:value-type="float">
            <text:p>229511</text:p>
          </table:table-cell>
          <table:table-cell table:formula="of:=[.BK27]+MIN([.BK109];[.BL108])" office:value-type="float" office:value="225710" calcext:value-type="float">
            <text:p>225710</text:p>
          </table:table-cell>
          <table:table-cell table:formula="of:=[.BL27]+MIN([.BL109];[.BM108])" office:value-type="float" office:value="219507" calcext:value-type="float">
            <text:p>219507</text:p>
          </table:table-cell>
          <table:table-cell table:formula="of:=[.BM27]+MIN([.BM109];[.BN108])" office:value-type="float" office:value="217759" calcext:value-type="float">
            <text:p>217759</text:p>
          </table:table-cell>
          <table:table-cell table:formula="of:=[.BN27]+MIN([.BN109];[.BO108])" office:value-type="float" office:value="214022" calcext:value-type="float">
            <text:p>214022</text:p>
          </table:table-cell>
          <table:table-cell table:formula="of:=[.BO27]+MIN([.BO109];[.BP108])" office:value-type="float" office:value="212746" calcext:value-type="float">
            <text:p>212746</text:p>
          </table:table-cell>
          <table:table-cell table:formula="of:=[.BP27]+MIN([.BP109];[.BQ108])" office:value-type="float" office:value="214974" calcext:value-type="float">
            <text:p>214974</text:p>
          </table:table-cell>
          <table:table-cell table:formula="of:=[.BQ27]+MIN([.BQ109];[.BR108])" office:value-type="float" office:value="221607" calcext:value-type="float">
            <text:p>221607</text:p>
          </table:table-cell>
          <table:table-cell table:formula="of:=[.BR27]+MIN([.BR109];[.BS108])" office:value-type="float" office:value="222845" calcext:value-type="float">
            <text:p>222845</text:p>
          </table:table-cell>
          <table:table-cell table:formula="of:=[.BS27]+MIN([.BS109];[.BT108])" office:value-type="float" office:value="214293" calcext:value-type="float">
            <text:p>214293</text:p>
          </table:table-cell>
          <table:table-cell table:formula="of:=[.BT27]+MIN([.BT109];[.BU108])" office:value-type="float" office:value="225985" calcext:value-type="float">
            <text:p>225985</text:p>
          </table:table-cell>
          <table:table-cell table:formula="of:=[.BU27]+MIN([.BU109];[.BV108])" office:value-type="float" office:value="224121" calcext:value-type="float">
            <text:p>224121</text:p>
          </table:table-cell>
          <table:table-cell table:formula="of:=[.BV27]+MIN([.BV109];[.BW108])" office:value-type="float" office:value="224015" calcext:value-type="float">
            <text:p>224015</text:p>
          </table:table-cell>
          <table:table-cell table:formula="of:=[.BW27]+MIN([.BW109];[.BX108])" office:value-type="float" office:value="216507" calcext:value-type="float">
            <text:p>216507</text:p>
          </table:table-cell>
          <table:table-cell table:formula="of:=[.BX27]+MIN([.BX109];[.BY108])" office:value-type="float" office:value="239317" calcext:value-type="float">
            <text:p>239317</text:p>
          </table:table-cell>
          <table:table-cell table:formula="of:=[.BY27]+MIN([.BY109];[.BZ108])" office:value-type="float" office:value="243611" calcext:value-type="float">
            <text:p>243611</text:p>
          </table:table-cell>
          <table:table-cell table:formula="of:=[.BZ27]+MIN([.BZ109];[.CA108])" office:value-type="float" office:value="236471" calcext:value-type="float">
            <text:p>236471</text:p>
          </table:table-cell>
          <table:table-cell table:formula="of:=[.CA27]+MIN([.CA109];[.CB108])" office:value-type="float" office:value="246208" calcext:value-type="float">
            <text:p>246208</text:p>
          </table:table-cell>
          <table:table-cell table:formula="of:=[.CB27]+[.CB109]" office:value-type="float" office:value="270825" calcext:value-type="float">
            <text:p>270825</text:p>
          </table:table-cell>
        </table:table-row>
        <table:table-row table:style-name="ro1">
          <table:table-cell table:formula="of:=[.A28]+MIN([.A110];[.B109])" office:value-type="float" office:value="383755" calcext:value-type="float">
            <text:p>383755</text:p>
          </table:table-cell>
          <table:table-cell table:formula="of:=[.B28]+MIN([.B110];[.C109])" office:value-type="float" office:value="377518" calcext:value-type="float">
            <text:p>377518</text:p>
          </table:table-cell>
          <table:table-cell table:formula="of:=[.C28]+MIN([.C110];[.D109])" office:value-type="float" office:value="376632" calcext:value-type="float">
            <text:p>376632</text:p>
          </table:table-cell>
          <table:table-cell table:formula="of:=[.D28]+MIN([.D110];[.E109])" office:value-type="float" office:value="369105" calcext:value-type="float">
            <text:p>369105</text:p>
          </table:table-cell>
          <table:table-cell table:formula="of:=[.E28]+MIN([.E110];[.F109])" office:value-type="float" office:value="360604" calcext:value-type="float">
            <text:p>360604</text:p>
          </table:table-cell>
          <table:table-cell table:formula="of:=[.F28]+MIN([.F110];[.G109])" office:value-type="float" office:value="360530" calcext:value-type="float">
            <text:p>360530</text:p>
          </table:table-cell>
          <table:table-cell table:formula="of:=[.G28]+MIN([.G110];[.H109])" office:value-type="float" office:value="356515" calcext:value-type="float">
            <text:p>356515</text:p>
          </table:table-cell>
          <table:table-cell table:formula="of:=[.H28]+MIN([.H110];[.I109])" office:value-type="float" office:value="351632" calcext:value-type="float">
            <text:p>351632</text:p>
          </table:table-cell>
          <table:table-cell table:formula="of:=[.I28]+MIN([.I110];[.J109])" office:value-type="float" office:value="349092" calcext:value-type="float">
            <text:p>349092</text:p>
          </table:table-cell>
          <table:table-cell table:formula="of:=[.J28]+MIN([.J110];[.K109])" office:value-type="float" office:value="349633" calcext:value-type="float">
            <text:p>349633</text:p>
          </table:table-cell>
          <table:table-cell table:formula="of:=[.K28]+MIN([.K110];[.L109])" office:value-type="float" office:value="344772" calcext:value-type="float">
            <text:p>344772</text:p>
          </table:table-cell>
          <table:table-cell table:formula="of:=[.L28]+MIN([.L110];[.M109])" office:value-type="float" office:value="339471" calcext:value-type="float">
            <text:p>339471</text:p>
          </table:table-cell>
          <table:table-cell table:formula="of:=[.M28]+MIN([.M110];[.N109])" office:value-type="float" office:value="337901" calcext:value-type="float">
            <text:p>337901</text:p>
          </table:table-cell>
          <table:table-cell table:formula="of:=[.N28]+MIN([.N110];[.O109])" office:value-type="float" office:value="337480" calcext:value-type="float">
            <text:p>337480</text:p>
          </table:table-cell>
          <table:table-cell table:formula="of:=[.O28]+MIN([.O110];[.P109])" office:value-type="float" office:value="337204" calcext:value-type="float">
            <text:p>337204</text:p>
          </table:table-cell>
          <table:table-cell table:formula="of:=[.P28]+MIN([.P110];[.Q109])" office:value-type="float" office:value="341532" calcext:value-type="float">
            <text:p>341532</text:p>
          </table:table-cell>
          <table:table-cell table:formula="of:=[.Q28]+MIN([.Q110];[.R109])" office:value-type="float" office:value="341005" calcext:value-type="float">
            <text:p>341005</text:p>
          </table:table-cell>
          <table:table-cell table:formula="of:=[.R28]+MIN([.R110];[.S109])" office:value-type="float" office:value="334368" calcext:value-type="float">
            <text:p>334368</text:p>
          </table:table-cell>
          <table:table-cell table:formula="of:=[.S28]+MIN([.S110];[.T109])" office:value-type="float" office:value="329507" calcext:value-type="float">
            <text:p>329507</text:p>
          </table:table-cell>
          <table:table-cell table:formula="of:=[.T28]+MIN([.T110];[.U109])" office:value-type="float" office:value="337288" calcext:value-type="float">
            <text:p>337288</text:p>
          </table:table-cell>
          <table:table-cell table:formula="of:=[.U28]+MIN([.U110];[.V109])" office:value-type="float" office:value="332938" calcext:value-type="float">
            <text:p>332938</text:p>
          </table:table-cell>
          <table:table-cell table:formula="of:=[.V28]+MIN([.V110];[.W109])" office:value-type="float" office:value="328027" calcext:value-type="float">
            <text:p>328027</text:p>
          </table:table-cell>
          <table:table-cell table:formula="of:=[.W28]+MIN([.W110];[.X109])" office:value-type="float" office:value="318656" calcext:value-type="float">
            <text:p>318656</text:p>
          </table:table-cell>
          <table:table-cell table:formula="of:=[.X28]+MIN([.X110];[.Y109])" office:value-type="float" office:value="313358" calcext:value-type="float">
            <text:p>313358</text:p>
          </table:table-cell>
          <table:table-cell table:formula="of:=[.Y28]+MIN([.Y110];[.Z109])" office:value-type="float" office:value="311313" calcext:value-type="float">
            <text:p>311313</text:p>
          </table:table-cell>
          <table:table-cell table:formula="of:=[.Z28]+MIN([.Z110];[.AA109])" office:value-type="float" office:value="310639" calcext:value-type="float">
            <text:p>310639</text:p>
          </table:table-cell>
          <table:table-cell table:formula="of:=[.AA28]+MIN([.AA110];[.AB109])" office:value-type="float" office:value="312073" calcext:value-type="float">
            <text:p>312073</text:p>
          </table:table-cell>
          <table:table-cell table:formula="of:=[.AB28]+MIN([.AB110];[.AC109])" office:value-type="float" office:value="307594" calcext:value-type="float">
            <text:p>307594</text:p>
          </table:table-cell>
          <table:table-cell table:formula="of:=[.AC28]+MIN([.AC110];[.AD109])" office:value-type="float" office:value="307149" calcext:value-type="float">
            <text:p>307149</text:p>
          </table:table-cell>
          <table:table-cell table:formula="of:=[.AD28]+MIN([.AD110];[.AE109])" office:value-type="float" office:value="300089" calcext:value-type="float">
            <text:p>300089</text:p>
          </table:table-cell>
          <table:table-cell table:formula="of:=[.AE28]+MIN([.AE110];[.AF109])" office:value-type="float" office:value="291560" calcext:value-type="float">
            <text:p>291560</text:p>
          </table:table-cell>
          <table:table-cell table:formula="of:=[.AF28]+MIN([.AF110];[.AG109])" office:value-type="float" office:value="287482" calcext:value-type="float">
            <text:p>287482</text:p>
          </table:table-cell>
          <table:table-cell table:formula="of:=[.AG28]+MIN([.AG110];[.AH109])" office:value-type="float" office:value="285539" calcext:value-type="float">
            <text:p>285539</text:p>
          </table:table-cell>
          <table:table-cell table:formula="of:=[.AH28]+MIN([.AH110];[.AI109])" office:value-type="float" office:value="283842" calcext:value-type="float">
            <text:p>283842</text:p>
          </table:table-cell>
          <table:table-cell table:formula="of:=[.AI28]+MIN([.AI110];[.AJ109])" office:value-type="float" office:value="282078" calcext:value-type="float">
            <text:p>282078</text:p>
          </table:table-cell>
          <table:table-cell table:formula="of:=[.AJ28]+MIN([.AJ110];[.AK109])" office:value-type="float" office:value="276625" calcext:value-type="float">
            <text:p>276625</text:p>
          </table:table-cell>
          <table:table-cell table:formula="of:=[.AK28]+MIN([.AK110];[.AL109])" office:value-type="float" office:value="269540" calcext:value-type="float">
            <text:p>269540</text:p>
          </table:table-cell>
          <table:table-cell table:formula="of:=[.AL28]+MIN([.AL110];[.AM109])" office:value-type="float" office:value="268580" calcext:value-type="float">
            <text:p>268580</text:p>
          </table:table-cell>
          <table:table-cell table:formula="of:=[.AM28]+MIN([.AM110];[.AN109])" office:value-type="float" office:value="266175" calcext:value-type="float">
            <text:p>266175</text:p>
          </table:table-cell>
          <table:table-cell table:formula="of:=[.AN28]+MIN([.AN110];[.AO109])" office:value-type="float" office:value="265436" calcext:value-type="float">
            <text:p>265436</text:p>
          </table:table-cell>
          <table:table-cell table:formula="of:=[.AO28]+MIN([.AO110];[.AP109])" office:value-type="float" office:value="263336" calcext:value-type="float">
            <text:p>263336</text:p>
          </table:table-cell>
          <table:table-cell table:formula="of:=[.AP28]+MIN([.AP110];[.AQ109])" office:value-type="float" office:value="257536" calcext:value-type="float">
            <text:p>257536</text:p>
          </table:table-cell>
          <table:table-cell table:formula="of:=[.AQ28]+MIN([.AQ110];[.AR109])" office:value-type="float" office:value="262246" calcext:value-type="float">
            <text:p>262246</text:p>
          </table:table-cell>
          <table:table-cell table:formula="of:=[.AR28]+MIN([.AR110];[.AS109])" office:value-type="float" office:value="258203" calcext:value-type="float">
            <text:p>258203</text:p>
          </table:table-cell>
          <table:table-cell table:formula="of:=[.AS28]+MIN([.AS110];[.AT109])" office:value-type="float" office:value="258802" calcext:value-type="float">
            <text:p>258802</text:p>
          </table:table-cell>
          <table:table-cell table:formula="of:=[.AT28]+MIN([.AT110];[.AU109])" office:value-type="float" office:value="253109" calcext:value-type="float">
            <text:p>253109</text:p>
          </table:table-cell>
          <table:table-cell table:formula="of:=[.AU28]+MIN([.AU110];[.AV109])" office:value-type="float" office:value="256469" calcext:value-type="float">
            <text:p>256469</text:p>
          </table:table-cell>
          <table:table-cell table:formula="of:=[.AV28]+MIN([.AV110];[.AW109])" office:value-type="float" office:value="252102" calcext:value-type="float">
            <text:p>252102</text:p>
          </table:table-cell>
          <table:table-cell table:formula="of:=[.AW28]+MIN([.AW110];[.AX109])" office:value-type="float" office:value="245674" calcext:value-type="float">
            <text:p>245674</text:p>
          </table:table-cell>
          <table:table-cell table:formula="of:=[.AX28]+MIN([.AX110];[.AY109])" office:value-type="float" office:value="251809" calcext:value-type="float">
            <text:p>251809</text:p>
          </table:table-cell>
          <table:table-cell table:formula="of:=[.AY28]+MIN([.AY110];[.AZ109])" office:value-type="float" office:value="253132" calcext:value-type="float">
            <text:p>253132</text:p>
          </table:table-cell>
          <table:table-cell table:formula="of:=[.AZ28]+MIN([.AZ110];[.BA109])" office:value-type="float" office:value="257868" calcext:value-type="float">
            <text:p>257868</text:p>
          </table:table-cell>
          <table:table-cell table:formula="of:=[.BA28]+MIN([.BA110];[.BB109])" office:value-type="float" office:value="254039" calcext:value-type="float">
            <text:p>254039</text:p>
          </table:table-cell>
          <table:table-cell table:formula="of:=[.BB28]+MIN([.BB110];[.BC109])" office:value-type="float" office:value="248182" calcext:value-type="float">
            <text:p>248182</text:p>
          </table:table-cell>
          <table:table-cell table:formula="of:=[.BC28]+MIN([.BC110];[.BD109])" office:value-type="float" office:value="241359" calcext:value-type="float">
            <text:p>241359</text:p>
          </table:table-cell>
          <table:table-cell table:formula="of:=[.BD28]+MIN([.BD110];[.BE109])" office:value-type="float" office:value="242232" calcext:value-type="float">
            <text:p>242232</text:p>
          </table:table-cell>
          <table:table-cell table:formula="of:=[.BE28]+MIN([.BE110];[.BF109])" office:value-type="float" office:value="238558" calcext:value-type="float">
            <text:p>238558</text:p>
          </table:table-cell>
          <table:table-cell table:formula="of:=[.BF28]+MIN([.BF110];[.BG109])" office:value-type="float" office:value="230072" calcext:value-type="float">
            <text:p>230072</text:p>
          </table:table-cell>
          <table:table-cell table:formula="of:=[.BG28]+MIN([.BG110];[.BH109])" office:value-type="float" office:value="232921" calcext:value-type="float">
            <text:p>232921</text:p>
          </table:table-cell>
          <table:table-cell table:formula="of:=[.BH28]+MIN([.BH110];[.BI109])" office:value-type="float" office:value="234102" calcext:value-type="float">
            <text:p>234102</text:p>
          </table:table-cell>
          <table:table-cell table:formula="of:=[.BI28]+MIN([.BI110];[.BJ109])" office:value-type="float" office:value="235795" calcext:value-type="float">
            <text:p>235795</text:p>
          </table:table-cell>
          <table:table-cell table:formula="of:=[.BJ28]+MIN([.BJ110];[.BK109])" office:value-type="float" office:value="228344" calcext:value-type="float">
            <text:p>228344</text:p>
          </table:table-cell>
          <table:table-cell table:formula="of:=[.BK28]+MIN([.BK110];[.BL109])" office:value-type="float" office:value="229924" calcext:value-type="float">
            <text:p>229924</text:p>
          </table:table-cell>
          <table:table-cell table:formula="of:=[.BL28]+MIN([.BL110];[.BM109])" office:value-type="float" office:value="228372" calcext:value-type="float">
            <text:p>228372</text:p>
          </table:table-cell>
          <table:table-cell table:formula="of:=[.BM28]+MIN([.BM110];[.BN109])" office:value-type="float" office:value="224975" calcext:value-type="float">
            <text:p>224975</text:p>
          </table:table-cell>
          <table:table-cell table:formula="of:=[.BN28]+MIN([.BN110];[.BO109])" office:value-type="float" office:value="219653" calcext:value-type="float">
            <text:p>219653</text:p>
          </table:table-cell>
          <table:table-cell table:formula="of:=[.BO28]+MIN([.BO110];[.BP109])" office:value-type="float" office:value="212733" calcext:value-type="float">
            <text:p>212733</text:p>
          </table:table-cell>
          <table:table-cell table:formula="of:=[.BP28]+MIN([.BP110];[.BQ109])" office:value-type="float" office:value="210854" calcext:value-type="float">
            <text:p>210854</text:p>
          </table:table-cell>
          <table:table-cell table:formula="of:=[.BQ28]+MIN([.BQ110];[.BR109])" office:value-type="float" office:value="213892" calcext:value-type="float">
            <text:p>213892</text:p>
          </table:table-cell>
          <table:table-cell table:formula="of:=[.BR28]+MIN([.BR110];[.BS109])" office:value-type="float" office:value="216724" calcext:value-type="float">
            <text:p>216724</text:p>
          </table:table-cell>
          <table:table-cell table:formula="of:=[.BS28]+MIN([.BS110];[.BT109])" office:value-type="float" office:value="211246" calcext:value-type="float">
            <text:p>211246</text:p>
          </table:table-cell>
          <table:table-cell table:formula="of:=[.BT28]+MIN([.BT110];[.BU109])" office:value-type="float" office:value="223064" calcext:value-type="float">
            <text:p>223064</text:p>
          </table:table-cell>
          <table:table-cell table:formula="of:=[.BU28]+MIN([.BU110];[.BV109])" office:value-type="float" office:value="226065" calcext:value-type="float">
            <text:p>226065</text:p>
          </table:table-cell>
          <table:table-cell table:formula="of:=[.BV28]+MIN([.BV110];[.BW109])" office:value-type="float" office:value="219900" calcext:value-type="float">
            <text:p>219900</text:p>
          </table:table-cell>
          <table:table-cell table:formula="of:=[.BW28]+MIN([.BW110];[.BX109])" office:value-type="float" office:value="216203" calcext:value-type="float">
            <text:p>216203</text:p>
          </table:table-cell>
          <table:table-cell table:formula="of:=[.BX28]+MIN([.BX110];[.BY109])" office:value-type="float" office:value="238037" calcext:value-type="float">
            <text:p>238037</text:p>
          </table:table-cell>
          <table:table-cell table:formula="of:=[.BY28]+MIN([.BY110];[.BZ109])" office:value-type="float" office:value="239872" calcext:value-type="float">
            <text:p>239872</text:p>
          </table:table-cell>
          <table:table-cell table:formula="of:=[.BZ28]+MIN([.BZ110];[.CA109])" office:value-type="float" office:value="233904" calcext:value-type="float">
            <text:p>233904</text:p>
          </table:table-cell>
          <table:table-cell table:formula="of:=[.CA28]+MIN([.CA110];[.CB109])" office:value-type="float" office:value="237073" calcext:value-type="float">
            <text:p>237073</text:p>
          </table:table-cell>
          <table:table-cell table:formula="of:=[.CB28]+[.CB110]" office:value-type="float" office:value="265559" calcext:value-type="float">
            <text:p>265559</text:p>
          </table:table-cell>
        </table:table-row>
        <table:table-row table:style-name="ro1">
          <table:table-cell table:formula="of:=[.A29]+MIN([.A111];[.B110])" office:value-type="float" office:value="379220" calcext:value-type="float">
            <text:p>379220</text:p>
          </table:table-cell>
          <table:table-cell table:formula="of:=[.B29]+MIN([.B111];[.C110])" office:value-type="float" office:value="372911" calcext:value-type="float">
            <text:p>372911</text:p>
          </table:table-cell>
          <table:table-cell table:formula="of:=[.C29]+MIN([.C111];[.D110])" office:value-type="float" office:value="369448" calcext:value-type="float">
            <text:p>369448</text:p>
          </table:table-cell>
          <table:table-cell table:formula="of:=[.D29]+MIN([.D111];[.E110])" office:value-type="float" office:value="360058" calcext:value-type="float">
            <text:p>360058</text:p>
          </table:table-cell>
          <table:table-cell table:formula="of:=[.E29]+MIN([.E111];[.F110])" office:value-type="float" office:value="360082" calcext:value-type="float">
            <text:p>360082</text:p>
          </table:table-cell>
          <table:table-cell table:formula="of:=[.F29]+MIN([.F111];[.G110])" office:value-type="float" office:value="353159" calcext:value-type="float">
            <text:p>353159</text:p>
          </table:table-cell>
          <table:table-cell table:formula="of:=[.G29]+MIN([.G111];[.H110])" office:value-type="float" office:value="357542" calcext:value-type="float">
            <text:p>357542</text:p>
          </table:table-cell>
          <table:table-cell table:formula="of:=[.H29]+MIN([.H111];[.I110])" office:value-type="float" office:value="352930" calcext:value-type="float">
            <text:p>352930</text:p>
          </table:table-cell>
          <table:table-cell table:formula="of:=[.I29]+MIN([.I111];[.J110])" office:value-type="float" office:value="343225" calcext:value-type="float">
            <text:p>343225</text:p>
          </table:table-cell>
          <table:table-cell table:formula="of:=[.J29]+MIN([.J111];[.K110])" office:value-type="float" office:value="343267" calcext:value-type="float">
            <text:p>343267</text:p>
          </table:table-cell>
          <table:table-cell table:formula="of:=[.K29]+MIN([.K111];[.L110])" office:value-type="float" office:value="342236" calcext:value-type="float">
            <text:p>342236</text:p>
          </table:table-cell>
          <table:table-cell table:formula="of:=[.L29]+MIN([.L111];[.M110])" office:value-type="float" office:value="347644" calcext:value-type="float">
            <text:p>347644</text:p>
          </table:table-cell>
          <table:table-cell table:formula="of:=[.M29]+MIN([.M111];[.N110])" office:value-type="float" office:value="347747" calcext:value-type="float">
            <text:p>347747</text:p>
          </table:table-cell>
          <table:table-cell table:formula="of:=[.N29]+MIN([.N111];[.O110])" office:value-type="float" office:value="340371" calcext:value-type="float">
            <text:p>340371</text:p>
          </table:table-cell>
          <table:table-cell table:formula="of:=[.O29]+MIN([.O111];[.P110])" office:value-type="float" office:value="333843" calcext:value-type="float">
            <text:p>333843</text:p>
          </table:table-cell>
          <table:table-cell table:formula="of:=[.P29]+MIN([.P111];[.Q110])" office:value-type="float" office:value="341114" calcext:value-type="float">
            <text:p>341114</text:p>
          </table:table-cell>
          <table:table-cell table:formula="of:=[.Q29]+MIN([.Q111];[.R110])" office:value-type="float" office:value="336173" calcext:value-type="float">
            <text:p>336173</text:p>
          </table:table-cell>
          <table:table-cell table:formula="of:=[.R29]+MIN([.R111];[.S110])" office:value-type="float" office:value="334995" calcext:value-type="float">
            <text:p>334995</text:p>
          </table:table-cell>
          <table:table-cell table:formula="of:=[.S29]+MIN([.S111];[.T110])" office:value-type="float" office:value="327106" calcext:value-type="float">
            <text:p>327106</text:p>
          </table:table-cell>
          <table:table-cell table:formula="of:=[.T29]+MIN([.T111];[.U110])" office:value-type="float" office:value="329766" calcext:value-type="float">
            <text:p>329766</text:p>
          </table:table-cell>
          <table:table-cell table:formula="of:=[.U29]+MIN([.U111];[.V110])" office:value-type="float" office:value="327130" calcext:value-type="float">
            <text:p>327130</text:p>
          </table:table-cell>
          <table:table-cell table:formula="of:=[.V29]+MIN([.V111];[.W110])" office:value-type="float" office:value="330374" calcext:value-type="float">
            <text:p>330374</text:p>
          </table:table-cell>
          <table:table-cell table:formula="of:=[.W29]+MIN([.W111];[.X110])" office:value-type="float" office:value="323975" calcext:value-type="float">
            <text:p>323975</text:p>
          </table:table-cell>
          <table:table-cell table:formula="of:=[.X29]+MIN([.X111];[.Y110])" office:value-type="float" office:value="314817" calcext:value-type="float">
            <text:p>314817</text:p>
          </table:table-cell>
          <table:table-cell table:formula="of:=[.Y29]+MIN([.Y111];[.Z110])" office:value-type="float" office:value="306217" calcext:value-type="float">
            <text:p>306217</text:p>
          </table:table-cell>
          <table:table-cell table:formula="of:=[.Z29]+MIN([.Z111];[.AA110])" office:value-type="float" office:value="305192" calcext:value-type="float">
            <text:p>305192</text:p>
          </table:table-cell>
          <table:table-cell table:formula="of:=[.AA29]+MIN([.AA111];[.AB110])" office:value-type="float" office:value="304318" calcext:value-type="float">
            <text:p>304318</text:p>
          </table:table-cell>
          <table:table-cell table:formula="of:=[.AB29]+MIN([.AB111];[.AC110])" office:value-type="float" office:value="302479" calcext:value-type="float">
            <text:p>302479</text:p>
          </table:table-cell>
          <table:table-cell table:formula="of:=[.AC29]+MIN([.AC111];[.AD110])" office:value-type="float" office:value="300696" calcext:value-type="float">
            <text:p>300696</text:p>
          </table:table-cell>
          <table:table-cell table:formula="of:=[.AD29]+MIN([.AD111];[.AE110])" office:value-type="float" office:value="301897" calcext:value-type="float">
            <text:p>301897</text:p>
          </table:table-cell>
          <table:table-cell table:formula="of:=[.AE29]+MIN([.AE111];[.AF110])" office:value-type="float" office:value="292867" calcext:value-type="float">
            <text:p>292867</text:p>
          </table:table-cell>
          <table:table-cell table:formula="of:=[.AF29]+MIN([.AF111];[.AG110])" office:value-type="float" office:value="291024" calcext:value-type="float">
            <text:p>291024</text:p>
          </table:table-cell>
          <table:table-cell table:formula="of:=[.AG29]+MIN([.AG111];[.AH110])" office:value-type="float" office:value="294026" calcext:value-type="float">
            <text:p>294026</text:p>
          </table:table-cell>
          <table:table-cell table:formula="of:=[.AH29]+MIN([.AH111];[.AI110])" office:value-type="float" office:value="285628" calcext:value-type="float">
            <text:p>285628</text:p>
          </table:table-cell>
          <table:table-cell table:formula="of:=[.AI29]+MIN([.AI111];[.AJ110])" office:value-type="float" office:value="287512" calcext:value-type="float">
            <text:p>287512</text:p>
          </table:table-cell>
          <table:table-cell table:formula="of:=[.AJ29]+MIN([.AJ111];[.AK110])" office:value-type="float" office:value="283836" calcext:value-type="float">
            <text:p>283836</text:p>
          </table:table-cell>
          <table:table-cell table:formula="of:=[.AK29]+MIN([.AK111];[.AL110])" office:value-type="float" office:value="283766" calcext:value-type="float">
            <text:p>283766</text:p>
          </table:table-cell>
          <table:table-cell table:formula="of:=[.AL29]+MIN([.AL111];[.AM110])" office:value-type="float" office:value="276299" calcext:value-type="float">
            <text:p>276299</text:p>
          </table:table-cell>
          <table:table-cell table:formula="of:=[.AM29]+MIN([.AM111];[.AN110])" office:value-type="float" office:value="276300" calcext:value-type="float">
            <text:p>276300</text:p>
          </table:table-cell>
          <table:table-cell table:formula="of:=[.AN29]+MIN([.AN111];[.AO110])" office:value-type="float" office:value="272396" calcext:value-type="float">
            <text:p>272396</text:p>
          </table:table-cell>
          <table:table-cell table:formula="of:=[.AO29]+MIN([.AO111];[.AP110])" office:value-type="float" office:value="263530" calcext:value-type="float">
            <text:p>263530</text:p>
          </table:table-cell>
          <table:table-cell table:formula="of:=[.AP29]+MIN([.AP111];[.AQ110])" office:value-type="float" office:value="256808" calcext:value-type="float">
            <text:p>256808</text:p>
          </table:table-cell>
          <table:table-cell table:formula="of:=[.AQ29]+MIN([.AQ111];[.AR110])" office:value-type="float" office:value="252509" calcext:value-type="float">
            <text:p>252509</text:p>
          </table:table-cell>
          <table:table-cell table:formula="of:=[.AR29]+MIN([.AR111];[.AS110])" office:value-type="float" office:value="252499" calcext:value-type="float">
            <text:p>252499</text:p>
          </table:table-cell>
          <table:table-cell table:formula="of:=[.AS29]+MIN([.AS111];[.AT110])" office:value-type="float" office:value="257575" calcext:value-type="float">
            <text:p>257575</text:p>
          </table:table-cell>
          <table:table-cell table:formula="of:=[.AT29]+MIN([.AT111];[.AU110])" office:value-type="float" office:value="251678" calcext:value-type="float">
            <text:p>251678</text:p>
          </table:table-cell>
          <table:table-cell table:formula="of:=[.AU29]+MIN([.AU111];[.AV110])" office:value-type="float" office:value="247490" calcext:value-type="float">
            <text:p>247490</text:p>
          </table:table-cell>
          <table:table-cell table:formula="of:=[.AV29]+MIN([.AV111];[.AW110])" office:value-type="float" office:value="246890" calcext:value-type="float">
            <text:p>246890</text:p>
          </table:table-cell>
          <table:table-cell table:formula="of:=[.AW29]+MIN([.AW111];[.AX110])" office:value-type="float" office:value="245001" calcext:value-type="float">
            <text:p>245001</text:p>
          </table:table-cell>
          <table:table-cell table:formula="of:=[.AX29]+MIN([.AX111];[.AY110])" office:value-type="float" office:value="244269" calcext:value-type="float">
            <text:p>244269</text:p>
          </table:table-cell>
          <table:table-cell table:formula="of:=[.AY29]+MIN([.AY111];[.AZ110])" office:value-type="float" office:value="253126" calcext:value-type="float">
            <text:p>253126</text:p>
          </table:table-cell>
          <table:table-cell table:formula="of:=[.AZ29]+MIN([.AZ111];[.BA110])" office:value-type="float" office:value="250095" calcext:value-type="float">
            <text:p>250095</text:p>
          </table:table-cell>
          <table:table-cell table:formula="of:=[.BA29]+MIN([.BA111];[.BB110])" office:value-type="float" office:value="250378" calcext:value-type="float">
            <text:p>250378</text:p>
          </table:table-cell>
          <table:table-cell table:formula="of:=[.BB29]+MIN([.BB111];[.BC110])" office:value-type="float" office:value="247305" calcext:value-type="float">
            <text:p>247305</text:p>
          </table:table-cell>
          <table:table-cell table:formula="of:=[.BC29]+MIN([.BC111];[.BD110])" office:value-type="float" office:value="241209" calcext:value-type="float">
            <text:p>241209</text:p>
          </table:table-cell>
          <table:table-cell table:formula="of:=[.BD29]+MIN([.BD111];[.BE110])" office:value-type="float" office:value="236363" calcext:value-type="float">
            <text:p>236363</text:p>
          </table:table-cell>
          <table:table-cell table:formula="of:=[.BE29]+MIN([.BE111];[.BF110])" office:value-type="float" office:value="233215" calcext:value-type="float">
            <text:p>233215</text:p>
          </table:table-cell>
          <table:table-cell table:formula="of:=[.BF29]+MIN([.BF111];[.BG110])" office:value-type="float" office:value="229388" calcext:value-type="float">
            <text:p>229388</text:p>
          </table:table-cell>
          <table:table-cell table:formula="of:=[.BG29]+MIN([.BG111];[.BH110])" office:value-type="float" office:value="227105" calcext:value-type="float">
            <text:p>227105</text:p>
          </table:table-cell>
          <table:table-cell table:formula="of:=[.BH29]+MIN([.BH111];[.BI110])" office:value-type="float" office:value="224476" calcext:value-type="float">
            <text:p>224476</text:p>
          </table:table-cell>
          <table:table-cell table:formula="of:=[.BI29]+MIN([.BI111];[.BJ110])" office:value-type="float" office:value="230540" calcext:value-type="float">
            <text:p>230540</text:p>
          </table:table-cell>
          <table:table-cell table:formula="of:=[.BJ29]+MIN([.BJ111];[.BK110])" office:value-type="float" office:value="222765" calcext:value-type="float">
            <text:p>222765</text:p>
          </table:table-cell>
          <table:table-cell table:formula="of:=[.BK29]+MIN([.BK111];[.BL110])" office:value-type="float" office:value="221664" calcext:value-type="float">
            <text:p>221664</text:p>
          </table:table-cell>
          <table:table-cell table:formula="of:=[.BL29]+MIN([.BL111];[.BM110])" office:value-type="float" office:value="231640" calcext:value-type="float">
            <text:p>231640</text:p>
          </table:table-cell>
          <table:table-cell table:formula="of:=[.BM29]+MIN([.BM111];[.BN110])" office:value-type="float" office:value="221655" calcext:value-type="float">
            <text:p>221655</text:p>
          </table:table-cell>
          <table:table-cell table:formula="of:=[.BN29]+MIN([.BN111];[.BO110])" office:value-type="float" office:value="221572" calcext:value-type="float">
            <text:p>221572</text:p>
          </table:table-cell>
          <table:table-cell table:formula="of:=[.BO29]+MIN([.BO111];[.BP110])" office:value-type="float" office:value="216905" calcext:value-type="float">
            <text:p>216905</text:p>
          </table:table-cell>
          <table:table-cell table:formula="of:=[.BP29]+MIN([.BP111];[.BQ110])" office:value-type="float" office:value="208727" calcext:value-type="float">
            <text:p>208727</text:p>
          </table:table-cell>
          <table:table-cell table:formula="of:=[.BQ29]+MIN([.BQ111];[.BR110])" office:value-type="float" office:value="211008" calcext:value-type="float">
            <text:p>211008</text:p>
          </table:table-cell>
          <table:table-cell table:formula="of:=[.BR29]+MIN([.BR111];[.BS110])" office:value-type="float" office:value="213372" calcext:value-type="float">
            <text:p>213372</text:p>
          </table:table-cell>
          <table:table-cell table:formula="of:=[.BS29]+MIN([.BS111];[.BT110])" office:value-type="float" office:value="206269" calcext:value-type="float">
            <text:p>206269</text:p>
          </table:table-cell>
          <table:table-cell table:formula="of:=[.BT29]+MIN([.BT111];[.BU110])" office:value-type="float" office:value="214048" calcext:value-type="float">
            <text:p>214048</text:p>
          </table:table-cell>
          <table:table-cell table:formula="of:=[.BU29]+MIN([.BU111];[.BV110])" office:value-type="float" office:value="221594" calcext:value-type="float">
            <text:p>221594</text:p>
          </table:table-cell>
          <table:table-cell table:formula="of:=[.BV29]+MIN([.BV111];[.BW110])" office:value-type="float" office:value="213608" calcext:value-type="float">
            <text:p>213608</text:p>
          </table:table-cell>
          <table:table-cell table:formula="of:=[.BW29]+MIN([.BW111];[.BX110])" office:value-type="float" office:value="213141" calcext:value-type="float">
            <text:p>213141</text:p>
          </table:table-cell>
          <table:table-cell table:formula="of:=[.BX29]+MIN([.BX111];[.BY110])" office:value-type="float" office:value="232366" calcext:value-type="float">
            <text:p>232366</text:p>
          </table:table-cell>
          <table:table-cell table:formula="of:=[.BY29]+MIN([.BY111];[.BZ110])" office:value-type="float" office:value="235903" calcext:value-type="float">
            <text:p>235903</text:p>
          </table:table-cell>
          <table:table-cell table:formula="of:=[.BZ29]+MIN([.BZ111];[.CA110])" office:value-type="float" office:value="233826" calcext:value-type="float">
            <text:p>233826</text:p>
          </table:table-cell>
          <table:table-cell table:formula="of:=[.CA29]+MIN([.CA111];[.CB110])" office:value-type="float" office:value="232454" calcext:value-type="float">
            <text:p>232454</text:p>
          </table:table-cell>
          <table:table-cell table:formula="of:=[.CB29]+[.CB111]" office:value-type="float" office:value="260796" calcext:value-type="float">
            <text:p>260796</text:p>
          </table:table-cell>
        </table:table-row>
        <table:table-row table:style-name="ro1">
          <table:table-cell table:formula="of:=[.A30]+MIN([.A112];[.B111])" office:value-type="float" office:value="369315" calcext:value-type="float">
            <text:p>369315</text:p>
          </table:table-cell>
          <table:table-cell table:formula="of:=[.B30]+MIN([.B112];[.C111])" office:value-type="float" office:value="365784" calcext:value-type="float">
            <text:p>365784</text:p>
          </table:table-cell>
          <table:table-cell table:formula="of:=[.C30]+MIN([.C112];[.D111])" office:value-type="float" office:value="362642" calcext:value-type="float">
            <text:p>362642</text:p>
          </table:table-cell>
          <table:table-cell table:formula="of:=[.D30]+MIN([.D112];[.E111])" office:value-type="float" office:value="354873" calcext:value-type="float">
            <text:p>354873</text:p>
          </table:table-cell>
          <table:table-cell table:formula="of:=[.E30]+MIN([.E112];[.F111])" office:value-type="float" office:value="357642" calcext:value-type="float">
            <text:p>357642</text:p>
          </table:table-cell>
          <table:table-cell table:formula="of:=[.F30]+MIN([.F112];[.G111])" office:value-type="float" office:value="349438" calcext:value-type="float">
            <text:p>349438</text:p>
          </table:table-cell>
          <table:table-cell table:formula="of:=[.G30]+MIN([.G112];[.H111])" office:value-type="float" office:value="348378" calcext:value-type="float">
            <text:p>348378</text:p>
          </table:table-cell>
          <table:table-cell table:formula="of:=[.H30]+MIN([.H112];[.I111])" office:value-type="float" office:value="345909" calcext:value-type="float">
            <text:p>345909</text:p>
          </table:table-cell>
          <table:table-cell table:formula="of:=[.I30]+MIN([.I112];[.J111])" office:value-type="float" office:value="338884" calcext:value-type="float">
            <text:p>338884</text:p>
          </table:table-cell>
          <table:table-cell table:formula="of:=[.J30]+MIN([.J112];[.K111])" office:value-type="float" office:value="344693" calcext:value-type="float">
            <text:p>344693</text:p>
          </table:table-cell>
          <table:table-cell table:formula="of:=[.K30]+MIN([.K112];[.L111])" office:value-type="float" office:value="341190" calcext:value-type="float">
            <text:p>341190</text:p>
          </table:table-cell>
          <table:table-cell table:formula="of:=[.L30]+MIN([.L112];[.M111])" office:value-type="float" office:value="342517" calcext:value-type="float">
            <text:p>342517</text:p>
          </table:table-cell>
          <table:table-cell table:formula="of:=[.M30]+MIN([.M112];[.N111])" office:value-type="float" office:value="344670" calcext:value-type="float">
            <text:p>344670</text:p>
          </table:table-cell>
          <table:table-cell table:formula="of:=[.N30]+MIN([.N112];[.O111])" office:value-type="float" office:value="339696" calcext:value-type="float">
            <text:p>339696</text:p>
          </table:table-cell>
          <table:table-cell table:formula="of:=[.O30]+MIN([.O112];[.P111])" office:value-type="float" office:value="330595" calcext:value-type="float">
            <text:p>330595</text:p>
          </table:table-cell>
          <table:table-cell table:formula="of:=[.P30]+MIN([.P112];[.Q111])" office:value-type="float" office:value="336575" calcext:value-type="float">
            <text:p>336575</text:p>
          </table:table-cell>
          <table:table-cell table:formula="of:=[.Q30]+MIN([.Q112];[.R111])" office:value-type="float" office:value="336592" calcext:value-type="float">
            <text:p>336592</text:p>
          </table:table-cell>
          <table:table-cell table:formula="of:=[.R30]+MIN([.R112];[.S111])" office:value-type="float" office:value="328714" calcext:value-type="float">
            <text:p>328714</text:p>
          </table:table-cell>
          <table:table-cell table:formula="of:=[.S30]+MIN([.S112];[.T111])" office:value-type="float" office:value="323742" calcext:value-type="float">
            <text:p>323742</text:p>
          </table:table-cell>
          <table:table-cell table:formula="of:=[.T30]+MIN([.T112];[.U111])" office:value-type="float" office:value="325280" calcext:value-type="float">
            <text:p>325280</text:p>
          </table:table-cell>
          <table:table-cell table:formula="of:=[.U30]+MIN([.U112];[.V111])" office:value-type="float" office:value="321772" calcext:value-type="float">
            <text:p>321772</text:p>
          </table:table-cell>
          <table:table-cell table:formula="of:=[.V30]+MIN([.V112];[.W111])" office:value-type="float" office:value="320972" calcext:value-type="float">
            <text:p>320972</text:p>
          </table:table-cell>
          <table:table-cell table:formula="of:=[.W30]+MIN([.W112];[.X111])" office:value-type="float" office:value="322188" calcext:value-type="float">
            <text:p>322188</text:p>
          </table:table-cell>
          <table:table-cell table:formula="of:=[.X30]+MIN([.X112];[.Y111])" office:value-type="float" office:value="316459" calcext:value-type="float">
            <text:p>316459</text:p>
          </table:table-cell>
          <table:table-cell table:formula="of:=[.Y30]+MIN([.Y112];[.Z111])" office:value-type="float" office:value="314621" calcext:value-type="float">
            <text:p>314621</text:p>
          </table:table-cell>
          <table:table-cell table:formula="of:=[.Z30]+MIN([.Z112];[.AA111])" office:value-type="float" office:value="307311" calcext:value-type="float">
            <text:p>307311</text:p>
          </table:table-cell>
          <table:table-cell table:formula="of:=[.AA30]+MIN([.AA112];[.AB111])" office:value-type="float" office:value="306457" calcext:value-type="float">
            <text:p>306457</text:p>
          </table:table-cell>
          <table:table-cell table:formula="of:=[.AB30]+MIN([.AB112];[.AC111])" office:value-type="float" office:value="301073" calcext:value-type="float">
            <text:p>301073</text:p>
          </table:table-cell>
          <table:table-cell table:formula="of:=[.AC30]+MIN([.AC112];[.AD111])" office:value-type="float" office:value="300387" calcext:value-type="float">
            <text:p>300387</text:p>
          </table:table-cell>
          <table:table-cell table:formula="of:=[.AD30]+MIN([.AD112];[.AE111])" office:value-type="float" office:value="296400" calcext:value-type="float">
            <text:p>296400</text:p>
          </table:table-cell>
          <table:table-cell table:formula="of:=[.AE30]+MIN([.AE112];[.AF111])" office:value-type="float" office:value="298830" calcext:value-type="float">
            <text:p>298830</text:p>
          </table:table-cell>
          <table:table-cell table:formula="of:=[.AF30]+MIN([.AF112];[.AG111])" office:value-type="float" office:value="290179" calcext:value-type="float">
            <text:p>290179</text:p>
          </table:table-cell>
          <table:table-cell table:formula="of:=[.AG30]+MIN([.AG112];[.AH111])" office:value-type="float" office:value="286938" calcext:value-type="float">
            <text:p>286938</text:p>
          </table:table-cell>
          <table:table-cell table:formula="of:=[.AH30]+MIN([.AH112];[.AI111])" office:value-type="float" office:value="284195" calcext:value-type="float">
            <text:p>284195</text:p>
          </table:table-cell>
          <table:table-cell table:formula="of:=[.AI30]+MIN([.AI112];[.AJ111])" office:value-type="float" office:value="280394" calcext:value-type="float">
            <text:p>280394</text:p>
          </table:table-cell>
          <table:table-cell table:formula="of:=[.AJ30]+MIN([.AJ112];[.AK111])" office:value-type="float" office:value="284283" calcext:value-type="float">
            <text:p>284283</text:p>
          </table:table-cell>
          <table:table-cell table:formula="of:=[.AK30]+MIN([.AK112];[.AL111])" office:value-type="float" office:value="275695" calcext:value-type="float">
            <text:p>275695</text:p>
          </table:table-cell>
          <table:table-cell table:formula="of:=[.AL30]+MIN([.AL112];[.AM111])" office:value-type="float" office:value="273422" calcext:value-type="float">
            <text:p>273422</text:p>
          </table:table-cell>
          <table:table-cell table:formula="of:=[.AM30]+MIN([.AM112];[.AN111])" office:value-type="float" office:value="273354" calcext:value-type="float">
            <text:p>273354</text:p>
          </table:table-cell>
          <table:table-cell table:formula="of:=[.AN30]+MIN([.AN112];[.AO111])" office:value-type="float" office:value="266364" calcext:value-type="float">
            <text:p>266364</text:p>
          </table:table-cell>
          <table:table-cell table:formula="of:=[.AO30]+MIN([.AO112];[.AP111])" office:value-type="float" office:value="266222" calcext:value-type="float">
            <text:p>266222</text:p>
          </table:table-cell>
          <table:table-cell table:formula="of:=[.AP30]+MIN([.AP112];[.AQ111])" office:value-type="float" office:value="263025" calcext:value-type="float">
            <text:p>263025</text:p>
          </table:table-cell>
          <table:table-cell table:formula="of:=[.AQ30]+MIN([.AQ112];[.AR111])" office:value-type="float" office:value="256187" calcext:value-type="float">
            <text:p>256187</text:p>
          </table:table-cell>
          <table:table-cell table:formula="of:=[.AR30]+MIN([.AR112];[.AS111])" office:value-type="float" office:value="250570" calcext:value-type="float">
            <text:p>250570</text:p>
          </table:table-cell>
          <table:table-cell table:formula="of:=[.AS30]+MIN([.AS112];[.AT111])" office:value-type="float" office:value="261265" calcext:value-type="float">
            <text:p>261265</text:p>
          </table:table-cell>
          <table:table-cell table:formula="of:=[.AT30]+MIN([.AT112];[.AU111])" office:value-type="float" office:value="255965" calcext:value-type="float">
            <text:p>255965</text:p>
          </table:table-cell>
          <table:table-cell table:formula="of:=[.AU30]+MIN([.AU112];[.AV111])" office:value-type="float" office:value="257170" calcext:value-type="float">
            <text:p>257170</text:p>
          </table:table-cell>
          <table:table-cell table:formula="of:=[.AV30]+MIN([.AV112];[.AW111])" office:value-type="float" office:value="250370" calcext:value-type="float">
            <text:p>250370</text:p>
          </table:table-cell>
          <table:table-cell table:formula="of:=[.AW30]+MIN([.AW112];[.AX111])" office:value-type="float" office:value="241676" calcext:value-type="float">
            <text:p>241676</text:p>
          </table:table-cell>
          <table:table-cell table:formula="of:=[.AX30]+MIN([.AX112];[.AY111])" office:value-type="float" office:value="241784" calcext:value-type="float">
            <text:p>241784</text:p>
          </table:table-cell>
          <table:table-cell table:formula="of:=[.AY30]+MIN([.AY112];[.AZ111])" office:value-type="float" office:value="246653" calcext:value-type="float">
            <text:p>246653</text:p>
          </table:table-cell>
          <table:table-cell table:formula="of:=[.AZ30]+MIN([.AZ112];[.BA111])" office:value-type="float" office:value="245621" calcext:value-type="float">
            <text:p>245621</text:p>
          </table:table-cell>
          <table:table-cell table:formula="of:=[.BA30]+MIN([.BA112];[.BB111])" office:value-type="float" office:value="242934" calcext:value-type="float">
            <text:p>242934</text:p>
          </table:table-cell>
          <table:table-cell table:formula="of:=[.BB30]+MIN([.BB112];[.BC111])" office:value-type="float" office:value="240313" calcext:value-type="float">
            <text:p>240313</text:p>
          </table:table-cell>
          <table:table-cell table:formula="of:=[.BC30]+MIN([.BC112];[.BD111])" office:value-type="float" office:value="238294" calcext:value-type="float">
            <text:p>238294</text:p>
          </table:table-cell>
          <table:table-cell table:formula="of:=[.BD30]+MIN([.BD112];[.BE111])" office:value-type="float" office:value="230197" calcext:value-type="float">
            <text:p>230197</text:p>
          </table:table-cell>
          <table:table-cell table:formula="of:=[.BE30]+MIN([.BE112];[.BF111])" office:value-type="float" office:value="228774" calcext:value-type="float">
            <text:p>228774</text:p>
          </table:table-cell>
          <table:table-cell table:formula="of:=[.BF30]+MIN([.BF112];[.BG111])" office:value-type="float" office:value="232824" calcext:value-type="float">
            <text:p>232824</text:p>
          </table:table-cell>
          <table:table-cell table:formula="of:=[.BG30]+MIN([.BG112];[.BH111])" office:value-type="float" office:value="225045" calcext:value-type="float">
            <text:p>225045</text:p>
          </table:table-cell>
          <table:table-cell table:formula="of:=[.BH30]+MIN([.BH112];[.BI111])" office:value-type="float" office:value="220124" calcext:value-type="float">
            <text:p>220124</text:p>
          </table:table-cell>
          <table:table-cell table:formula="of:=[.BI30]+MIN([.BI112];[.BJ111])" office:value-type="float" office:value="228673" calcext:value-type="float">
            <text:p>228673</text:p>
          </table:table-cell>
          <table:table-cell table:formula="of:=[.BJ30]+MIN([.BJ112];[.BK111])" office:value-type="float" office:value="225011" calcext:value-type="float">
            <text:p>225011</text:p>
          </table:table-cell>
          <table:table-cell table:formula="of:=[.BK30]+MIN([.BK112];[.BL111])" office:value-type="float" office:value="219450" calcext:value-type="float">
            <text:p>219450</text:p>
          </table:table-cell>
          <table:table-cell table:formula="of:=[.BL30]+MIN([.BL112];[.BM111])" office:value-type="float" office:value="229201" calcext:value-type="float">
            <text:p>229201</text:p>
          </table:table-cell>
          <table:table-cell table:formula="of:=[.BM30]+MIN([.BM112];[.BN111])" office:value-type="float" office:value="221440" calcext:value-type="float">
            <text:p>221440</text:p>
          </table:table-cell>
          <table:table-cell table:formula="of:=[.BN30]+MIN([.BN112];[.BO111])" office:value-type="float" office:value="213302" calcext:value-type="float">
            <text:p>213302</text:p>
          </table:table-cell>
          <table:table-cell table:formula="of:=[.BO30]+MIN([.BO112];[.BP111])" office:value-type="float" office:value="207155" calcext:value-type="float">
            <text:p>207155</text:p>
          </table:table-cell>
          <table:table-cell table:formula="of:=[.BP30]+MIN([.BP112];[.BQ111])" office:value-type="float" office:value="205987" calcext:value-type="float">
            <text:p>205987</text:p>
          </table:table-cell>
          <table:table-cell table:formula="of:=[.BQ30]+MIN([.BQ112];[.BR111])" office:value-type="float" office:value="202647" calcext:value-type="float">
            <text:p>202647</text:p>
          </table:table-cell>
          <table:table-cell table:formula="of:=[.BR30]+MIN([.BR112];[.BS111])" office:value-type="float" office:value="206377" calcext:value-type="float">
            <text:p>206377</text:p>
          </table:table-cell>
          <table:table-cell table:formula="of:=[.BS30]+MIN([.BS112];[.BT111])" office:value-type="float" office:value="200339" calcext:value-type="float">
            <text:p>200339</text:p>
          </table:table-cell>
          <table:table-cell table:formula="of:=[.BT30]+MIN([.BT112];[.BU111])" office:value-type="float" office:value="205384" calcext:value-type="float">
            <text:p>205384</text:p>
          </table:table-cell>
          <table:table-cell table:formula="of:=[.BU30]+MIN([.BU112];[.BV111])" office:value-type="float" office:value="211904" calcext:value-type="float">
            <text:p>211904</text:p>
          </table:table-cell>
          <table:table-cell table:formula="of:=[.BV30]+MIN([.BV112];[.BW111])" office:value-type="float" office:value="205306" calcext:value-type="float">
            <text:p>205306</text:p>
          </table:table-cell>
          <table:table-cell table:formula="of:=[.BW30]+MIN([.BW112];[.BX111])" office:value-type="float" office:value="203874" calcext:value-type="float">
            <text:p>203874</text:p>
          </table:table-cell>
          <table:table-cell table:formula="of:=[.BX30]+MIN([.BX112];[.BY111])" office:value-type="float" office:value="232022" calcext:value-type="float">
            <text:p>232022</text:p>
          </table:table-cell>
          <table:table-cell table:formula="of:=[.BY30]+MIN([.BY112];[.BZ111])" office:value-type="float" office:value="242515" calcext:value-type="float">
            <text:p>242515</text:p>
          </table:table-cell>
          <table:table-cell table:formula="of:=[.BZ30]+MIN([.BZ112];[.CA111])" office:value-type="float" office:value="234717" calcext:value-type="float">
            <text:p>234717</text:p>
          </table:table-cell>
          <table:table-cell table:formula="of:=[.CA30]+MIN([.CA112];[.CB111])" office:value-type="float" office:value="230574" calcext:value-type="float">
            <text:p>230574</text:p>
          </table:table-cell>
          <table:table-cell table:formula="of:=[.CB30]+[.CB112]" office:value-type="float" office:value="251246" calcext:value-type="float">
            <text:p>251246</text:p>
          </table:table-cell>
        </table:table-row>
        <table:table-row table:style-name="ro1">
          <table:table-cell table:formula="of:=[.A31]+MIN([.A113];[.B112])" office:value-type="float" office:value="363490" calcext:value-type="float">
            <text:p>363490</text:p>
          </table:table-cell>
          <table:table-cell table:formula="of:=[.B31]+MIN([.B113];[.C112])" office:value-type="float" office:value="357267" calcext:value-type="float">
            <text:p>357267</text:p>
          </table:table-cell>
          <table:table-cell table:formula="of:=[.C31]+MIN([.C113];[.D112])" office:value-type="float" office:value="355168" calcext:value-type="float">
            <text:p>355168</text:p>
          </table:table-cell>
          <table:table-cell table:formula="of:=[.D31]+MIN([.D113];[.E112])" office:value-type="float" office:value="352468" calcext:value-type="float">
            <text:p>352468</text:p>
          </table:table-cell>
          <table:table-cell table:formula="of:=[.E31]+MIN([.E113];[.F112])" office:value-type="float" office:value="357824" calcext:value-type="float">
            <text:p>357824</text:p>
          </table:table-cell>
          <table:table-cell table:formula="of:=[.F31]+MIN([.F113];[.G112])" office:value-type="float" office:value="353108" calcext:value-type="float">
            <text:p>353108</text:p>
          </table:table-cell>
          <table:table-cell table:formula="of:=[.G31]+MIN([.G113];[.H112])" office:value-type="float" office:value="344775" calcext:value-type="float">
            <text:p>344775</text:p>
          </table:table-cell>
          <table:table-cell table:formula="of:=[.H31]+MIN([.H113];[.I112])" office:value-type="float" office:value="343413" calcext:value-type="float">
            <text:p>343413</text:p>
          </table:table-cell>
          <table:table-cell table:formula="of:=[.I31]+MIN([.I113];[.J112])" office:value-type="float" office:value="338406" calcext:value-type="float">
            <text:p>338406</text:p>
          </table:table-cell>
          <table:table-cell table:formula="of:=[.J31]+MIN([.J113];[.K112])" office:value-type="float" office:value="336359" calcext:value-type="float">
            <text:p>336359</text:p>
          </table:table-cell>
          <table:table-cell table:formula="of:=[.K31]+MIN([.K113];[.L112])" office:value-type="float" office:value="339193" calcext:value-type="float">
            <text:p>339193</text:p>
          </table:table-cell>
          <table:table-cell table:formula="of:=[.L31]+MIN([.L113];[.M112])" office:value-type="float" office:value="338825" calcext:value-type="float">
            <text:p>338825</text:p>
          </table:table-cell>
          <table:table-cell table:formula="of:=[.M31]+MIN([.M113];[.N112])" office:value-type="float" office:value="337237" calcext:value-type="float">
            <text:p>337237</text:p>
          </table:table-cell>
          <table:table-cell table:formula="of:=[.N31]+MIN([.N113];[.O112])" office:value-type="float" office:value="331492" calcext:value-type="float">
            <text:p>331492</text:p>
          </table:table-cell>
          <table:table-cell table:formula="of:=[.O31]+MIN([.O113];[.P112])" office:value-type="float" office:value="323301" calcext:value-type="float">
            <text:p>323301</text:p>
          </table:table-cell>
          <table:table-cell table:formula="of:=[.P31]+MIN([.P113];[.Q112])" office:value-type="float" office:value="329077" calcext:value-type="float">
            <text:p>329077</text:p>
          </table:table-cell>
          <table:table-cell table:formula="of:=[.Q31]+MIN([.Q113];[.R112])" office:value-type="float" office:value="327177" calcext:value-type="float">
            <text:p>327177</text:p>
          </table:table-cell>
          <table:table-cell table:formula="of:=[.R31]+MIN([.R113];[.S112])" office:value-type="float" office:value="323262" calcext:value-type="float">
            <text:p>323262</text:p>
          </table:table-cell>
          <table:table-cell table:formula="of:=[.S31]+MIN([.S113];[.T112])" office:value-type="float" office:value="319892" calcext:value-type="float">
            <text:p>319892</text:p>
          </table:table-cell>
          <table:table-cell table:formula="of:=[.T31]+MIN([.T113];[.U112])" office:value-type="float" office:value="321886" calcext:value-type="float">
            <text:p>321886</text:p>
          </table:table-cell>
          <table:table-cell table:formula="of:=[.U31]+MIN([.U113];[.V112])" office:value-type="float" office:value="314915" calcext:value-type="float">
            <text:p>314915</text:p>
          </table:table-cell>
          <table:table-cell table:formula="of:=[.V31]+MIN([.V113];[.W112])" office:value-type="float" office:value="311759" calcext:value-type="float">
            <text:p>311759</text:p>
          </table:table-cell>
          <table:table-cell table:formula="of:=[.W31]+MIN([.W113];[.X112])" office:value-type="float" office:value="315381" calcext:value-type="float">
            <text:p>315381</text:p>
          </table:table-cell>
          <table:table-cell table:formula="of:=[.X31]+MIN([.X113];[.Y112])" office:value-type="float" office:value="312047" calcext:value-type="float">
            <text:p>312047</text:p>
          </table:table-cell>
          <table:table-cell table:formula="of:=[.Y31]+MIN([.Y113];[.Z112])" office:value-type="float" office:value="309559" calcext:value-type="float">
            <text:p>309559</text:p>
          </table:table-cell>
          <table:table-cell table:formula="of:=[.Z31]+MIN([.Z113];[.AA112])" office:value-type="float" office:value="307145" calcext:value-type="float">
            <text:p>307145</text:p>
          </table:table-cell>
          <table:table-cell table:formula="of:=[.AA31]+MIN([.AA113];[.AB112])" office:value-type="float" office:value="308047" calcext:value-type="float">
            <text:p>308047</text:p>
          </table:table-cell>
          <table:table-cell table:formula="of:=[.AB31]+MIN([.AB113];[.AC112])" office:value-type="float" office:value="300864" calcext:value-type="float">
            <text:p>300864</text:p>
          </table:table-cell>
          <table:table-cell table:formula="of:=[.AC31]+MIN([.AC113];[.AD112])" office:value-type="float" office:value="295409" calcext:value-type="float">
            <text:p>295409</text:p>
          </table:table-cell>
          <table:table-cell table:formula="of:=[.AD31]+MIN([.AD113];[.AE112])" office:value-type="float" office:value="295508" calcext:value-type="float">
            <text:p>295508</text:p>
          </table:table-cell>
          <table:table-cell table:formula="of:=[.AE31]+MIN([.AE113];[.AF112])" office:value-type="float" office:value="294941" calcext:value-type="float">
            <text:p>294941</text:p>
          </table:table-cell>
          <table:table-cell table:formula="of:=[.AF31]+MIN([.AF113];[.AG112])" office:value-type="float" office:value="288524" calcext:value-type="float">
            <text:p>288524</text:p>
          </table:table-cell>
          <table:table-cell table:formula="of:=[.AG31]+MIN([.AG113];[.AH112])" office:value-type="float" office:value="285134" calcext:value-type="float">
            <text:p>285134</text:p>
          </table:table-cell>
          <table:table-cell table:formula="of:=[.AH31]+MIN([.AH113];[.AI112])" office:value-type="float" office:value="283769" calcext:value-type="float">
            <text:p>283769</text:p>
          </table:table-cell>
          <table:table-cell table:formula="of:=[.AI31]+MIN([.AI113];[.AJ112])" office:value-type="float" office:value="276581" calcext:value-type="float">
            <text:p>276581</text:p>
          </table:table-cell>
          <table:table-cell table:formula="of:=[.AJ31]+MIN([.AJ113];[.AK112])" office:value-type="float" office:value="276520" calcext:value-type="float">
            <text:p>276520</text:p>
          </table:table-cell>
          <table:table-cell table:formula="of:=[.AK31]+MIN([.AK113];[.AL112])" office:value-type="float" office:value="268994" calcext:value-type="float">
            <text:p>268994</text:p>
          </table:table-cell>
          <table:table-cell table:formula="of:=[.AL31]+MIN([.AL113];[.AM112])" office:value-type="float" office:value="269006" calcext:value-type="float">
            <text:p>269006</text:p>
          </table:table-cell>
          <table:table-cell table:formula="of:=[.AM31]+MIN([.AM113];[.AN112])" office:value-type="float" office:value="268038" calcext:value-type="float">
            <text:p>268038</text:p>
          </table:table-cell>
          <table:table-cell table:formula="of:=[.AN31]+MIN([.AN113];[.AO112])" office:value-type="float" office:value="259874" calcext:value-type="float">
            <text:p>259874</text:p>
          </table:table-cell>
          <table:table-cell table:formula="of:=[.AO31]+MIN([.AO113];[.AP112])" office:value-type="float" office:value="266298" calcext:value-type="float">
            <text:p>266298</text:p>
          </table:table-cell>
          <table:table-cell table:formula="of:=[.AP31]+MIN([.AP113];[.AQ112])" office:value-type="float" office:value="257599" calcext:value-type="float">
            <text:p>257599</text:p>
          </table:table-cell>
          <table:table-cell table:formula="of:=[.AQ31]+MIN([.AQ113];[.AR112])" office:value-type="float" office:value="249684" calcext:value-type="float">
            <text:p>249684</text:p>
          </table:table-cell>
          <table:table-cell table:formula="of:=[.AR31]+MIN([.AR113];[.AS112])" office:value-type="float" office:value="250456" calcext:value-type="float">
            <text:p>250456</text:p>
          </table:table-cell>
          <table:table-cell table:formula="of:=[.AS31]+MIN([.AS113];[.AT112])" office:value-type="float" office:value="252922" calcext:value-type="float">
            <text:p>252922</text:p>
          </table:table-cell>
          <table:table-cell table:formula="of:=[.AT31]+MIN([.AT113];[.AU112])" office:value-type="float" office:value="250121" calcext:value-type="float">
            <text:p>250121</text:p>
          </table:table-cell>
          <table:table-cell table:formula="of:=[.AU31]+MIN([.AU113];[.AV112])" office:value-type="float" office:value="248524" calcext:value-type="float">
            <text:p>248524</text:p>
          </table:table-cell>
          <table:table-cell table:formula="of:=[.AV31]+MIN([.AV113];[.AW112])" office:value-type="float" office:value="245215" calcext:value-type="float">
            <text:p>245215</text:p>
          </table:table-cell>
          <table:table-cell table:formula="of:=[.AW31]+MIN([.AW113];[.AX112])" office:value-type="float" office:value="241611" calcext:value-type="float">
            <text:p>241611</text:p>
          </table:table-cell>
          <table:table-cell table:formula="of:=[.AX31]+MIN([.AX113];[.AY112])" office:value-type="float" office:value="240993" calcext:value-type="float">
            <text:p>240993</text:p>
          </table:table-cell>
          <table:table-cell table:formula="of:=[.AY31]+MIN([.AY113];[.AZ112])" office:value-type="float" office:value="240674" calcext:value-type="float">
            <text:p>240674</text:p>
          </table:table-cell>
          <table:table-cell table:formula="of:=[.AZ31]+MIN([.AZ113];[.BA112])" office:value-type="float" office:value="246975" calcext:value-type="float">
            <text:p>246975</text:p>
          </table:table-cell>
          <table:table-cell table:formula="of:=[.BA31]+MIN([.BA113];[.BB112])" office:value-type="float" office:value="245667" calcext:value-type="float">
            <text:p>245667</text:p>
          </table:table-cell>
          <table:table-cell table:formula="of:=[.BB31]+MIN([.BB113];[.BC112])" office:value-type="float" office:value="241587" calcext:value-type="float">
            <text:p>241587</text:p>
          </table:table-cell>
          <table:table-cell table:formula="of:=[.BC31]+MIN([.BC113];[.BD112])" office:value-type="float" office:value="233240" calcext:value-type="float">
            <text:p>233240</text:p>
          </table:table-cell>
          <table:table-cell table:formula="of:=[.BD31]+MIN([.BD113];[.BE112])" office:value-type="float" office:value="234775" calcext:value-type="float">
            <text:p>234775</text:p>
          </table:table-cell>
          <table:table-cell table:formula="of:=[.BE31]+MIN([.BE113];[.BF112])" office:value-type="float" office:value="225130" calcext:value-type="float">
            <text:p>225130</text:p>
          </table:table-cell>
          <table:table-cell table:formula="of:=[.BF31]+MIN([.BF113];[.BG112])" office:value-type="float" office:value="223060" calcext:value-type="float">
            <text:p>223060</text:p>
          </table:table-cell>
          <table:table-cell table:formula="of:=[.BG31]+MIN([.BG113];[.BH112])" office:value-type="float" office:value="221940" calcext:value-type="float">
            <text:p>221940</text:p>
          </table:table-cell>
          <table:table-cell table:formula="of:=[.BH31]+MIN([.BH113];[.BI112])" office:value-type="float" office:value="216858" calcext:value-type="float">
            <text:p>216858</text:p>
          </table:table-cell>
          <table:table-cell table:formula="of:=[.BI31]+MIN([.BI113];[.BJ112])" office:value-type="float" office:value="225775" calcext:value-type="float">
            <text:p>225775</text:p>
          </table:table-cell>
          <table:table-cell table:formula="of:=[.BJ31]+MIN([.BJ113];[.BK112])" office:value-type="float" office:value="222190" calcext:value-type="float">
            <text:p>222190</text:p>
          </table:table-cell>
          <table:table-cell table:formula="of:=[.BK31]+MIN([.BK113];[.BL112])" office:value-type="float" office:value="216974" calcext:value-type="float">
            <text:p>216974</text:p>
          </table:table-cell>
          <table:table-cell table:formula="of:=[.BL31]+MIN([.BL113];[.BM112])" office:value-type="float" office:value="220930" calcext:value-type="float">
            <text:p>220930</text:p>
          </table:table-cell>
          <table:table-cell table:formula="of:=[.BM31]+MIN([.BM113];[.BN112])" office:value-type="float" office:value="213417" calcext:value-type="float">
            <text:p>213417</text:p>
          </table:table-cell>
          <table:table-cell table:formula="of:=[.BN31]+MIN([.BN113];[.BO112])" office:value-type="float" office:value="214503" calcext:value-type="float">
            <text:p>214503</text:p>
          </table:table-cell>
          <table:table-cell table:formula="of:=[.BO31]+MIN([.BO113];[.BP112])" office:value-type="float" office:value="210631" calcext:value-type="float">
            <text:p>210631</text:p>
          </table:table-cell>
          <table:table-cell table:formula="of:=[.BP31]+MIN([.BP113];[.BQ112])" office:value-type="float" office:value="204461" calcext:value-type="float">
            <text:p>204461</text:p>
          </table:table-cell>
          <table:table-cell table:formula="of:=[.BQ31]+MIN([.BQ113];[.BR112])" office:value-type="float" office:value="200649" calcext:value-type="float">
            <text:p>200649</text:p>
          </table:table-cell>
          <table:table-cell table:formula="of:=[.BR31]+MIN([.BR113];[.BS112])" office:value-type="float" office:value="196503" calcext:value-type="float">
            <text:p>196503</text:p>
          </table:table-cell>
          <table:table-cell table:formula="of:=[.BS31]+MIN([.BS113];[.BT112])" office:value-type="float" office:value="193767" calcext:value-type="float">
            <text:p>193767</text:p>
          </table:table-cell>
          <table:table-cell table:formula="of:=[.BT31]+MIN([.BT113];[.BU112])" office:value-type="float" office:value="195511" calcext:value-type="float">
            <text:p>195511</text:p>
          </table:table-cell>
          <table:table-cell table:formula="of:=[.BU31]+MIN([.BU113];[.BV112])" office:value-type="float" office:value="205245" calcext:value-type="float">
            <text:p>205245</text:p>
          </table:table-cell>
          <table:table-cell table:formula="of:=[.BV31]+MIN([.BV113];[.BW112])" office:value-type="float" office:value="199697" calcext:value-type="float">
            <text:p>199697</text:p>
          </table:table-cell>
          <table:table-cell table:formula="of:=[.BW31]+MIN([.BW113];[.BX112])" office:value-type="float" office:value="201163" calcext:value-type="float">
            <text:p>201163</text:p>
          </table:table-cell>
          <table:table-cell table:formula="of:=[.BX31]+MIN([.BX113];[.BY112])" office:value-type="float" office:value="228091" calcext:value-type="float">
            <text:p>228091</text:p>
          </table:table-cell>
          <table:table-cell table:formula="of:=[.BY31]+MIN([.BY113];[.BZ112])" office:value-type="float" office:value="232948" calcext:value-type="float">
            <text:p>232948</text:p>
          </table:table-cell>
          <table:table-cell table:formula="of:=[.BZ31]+MIN([.BZ113];[.CA112])" office:value-type="float" office:value="231328" calcext:value-type="float">
            <text:p>231328</text:p>
          </table:table-cell>
          <table:table-cell table:formula="of:=[.CA31]+MIN([.CA113];[.CB112])" office:value-type="float" office:value="222741" calcext:value-type="float">
            <text:p>222741</text:p>
          </table:table-cell>
          <table:table-cell table:formula="of:=[.CB31]+[.CB113]" office:value-type="float" office:value="242359" calcext:value-type="float">
            <text:p>242359</text:p>
          </table:table-cell>
        </table:table-row>
        <table:table-row table:style-name="ro1">
          <table:table-cell table:formula="of:=[.A32]+MIN([.A114];[.B113])" office:value-type="float" office:value="363937" calcext:value-type="float">
            <text:p>363937</text:p>
          </table:table-cell>
          <table:table-cell table:formula="of:=[.B32]+MIN([.B114];[.C113])" office:value-type="float" office:value="359940" calcext:value-type="float">
            <text:p>359940</text:p>
          </table:table-cell>
          <table:table-cell table:formula="of:=[.C32]+MIN([.C114];[.D113])" office:value-type="float" office:value="358603" calcext:value-type="float">
            <text:p>358603</text:p>
          </table:table-cell>
          <table:table-cell table:formula="of:=[.D32]+MIN([.D114];[.E113])" office:value-type="float" office:value="351879" calcext:value-type="float">
            <text:p>351879</text:p>
          </table:table-cell>
          <table:table-cell table:formula="of:=[.E32]+MIN([.E114];[.F113])" office:value-type="float" office:value="356834" calcext:value-type="float">
            <text:p>356834</text:p>
          </table:table-cell>
          <table:table-cell table:formula="of:=[.F32]+MIN([.F114];[.G113])" office:value-type="float" office:value="347526" calcext:value-type="float">
            <text:p>347526</text:p>
          </table:table-cell>
          <table:table-cell table:formula="of:=[.G32]+MIN([.G114];[.H113])" office:value-type="float" office:value="347680" calcext:value-type="float">
            <text:p>347680</text:p>
          </table:table-cell>
          <table:table-cell table:formula="of:=[.H32]+MIN([.H114];[.I113])" office:value-type="float" office:value="342312" calcext:value-type="float">
            <text:p>342312</text:p>
          </table:table-cell>
          <table:table-cell table:formula="of:=[.I32]+MIN([.I114];[.J113])" office:value-type="float" office:value="335653" calcext:value-type="float">
            <text:p>335653</text:p>
          </table:table-cell>
          <table:table-cell table:formula="of:=[.J32]+MIN([.J114];[.K113])" office:value-type="float" office:value="333511" calcext:value-type="float">
            <text:p>333511</text:p>
          </table:table-cell>
          <table:table-cell table:formula="of:=[.K32]+MIN([.K114];[.L113])" office:value-type="float" office:value="334752" calcext:value-type="float">
            <text:p>334752</text:p>
          </table:table-cell>
          <table:table-cell table:formula="of:=[.L32]+MIN([.L114];[.M113])" office:value-type="float" office:value="330428" calcext:value-type="float">
            <text:p>330428</text:p>
          </table:table-cell>
          <table:table-cell table:formula="of:=[.M32]+MIN([.M114];[.N113])" office:value-type="float" office:value="330045" calcext:value-type="float">
            <text:p>330045</text:p>
          </table:table-cell>
          <table:table-cell table:formula="of:=[.N32]+MIN([.N114];[.O113])" office:value-type="float" office:value="324879" calcext:value-type="float">
            <text:p>324879</text:p>
          </table:table-cell>
          <table:table-cell table:formula="of:=[.O32]+MIN([.O114];[.P113])" office:value-type="float" office:value="318385" calcext:value-type="float">
            <text:p>318385</text:p>
          </table:table-cell>
          <table:table-cell table:formula="of:=[.P32]+MIN([.P114];[.Q113])" office:value-type="float" office:value="319122" calcext:value-type="float">
            <text:p>319122</text:p>
          </table:table-cell>
          <table:table-cell table:formula="of:=[.Q32]+MIN([.Q114];[.R113])" office:value-type="float" office:value="321101" calcext:value-type="float">
            <text:p>321101</text:p>
          </table:table-cell>
          <table:table-cell table:formula="of:=[.R32]+MIN([.R114];[.S113])" office:value-type="float" office:value="321283" calcext:value-type="float">
            <text:p>321283</text:p>
          </table:table-cell>
          <table:table-cell table:formula="of:=[.S32]+MIN([.S114];[.T113])" office:value-type="float" office:value="313496" calcext:value-type="float">
            <text:p>313496</text:p>
          </table:table-cell>
          <table:table-cell table:formula="of:=[.T32]+MIN([.T114];[.U113])" office:value-type="float" office:value="319644" calcext:value-type="float">
            <text:p>319644</text:p>
          </table:table-cell>
          <table:table-cell table:formula="of:=[.U32]+MIN([.U114];[.V113])" office:value-type="float" office:value="315438" calcext:value-type="float">
            <text:p>315438</text:p>
          </table:table-cell>
          <table:table-cell table:formula="of:=[.V32]+MIN([.V114];[.W113])" office:value-type="float" office:value="311511" calcext:value-type="float">
            <text:p>311511</text:p>
          </table:table-cell>
          <table:table-cell table:formula="of:=[.W32]+MIN([.W114];[.X113])" office:value-type="float" office:value="311470" calcext:value-type="float">
            <text:p>311470</text:p>
          </table:table-cell>
          <table:table-cell table:formula="of:=[.X32]+MIN([.X114];[.Y113])" office:value-type="float" office:value="312963" calcext:value-type="float">
            <text:p>312963</text:p>
          </table:table-cell>
          <table:table-cell table:formula="of:=[.Y32]+MIN([.Y114];[.Z113])" office:value-type="float" office:value="304629" calcext:value-type="float">
            <text:p>304629</text:p>
          </table:table-cell>
          <table:table-cell table:formula="of:=[.Z32]+MIN([.Z114];[.AA113])" office:value-type="float" office:value="304687" calcext:value-type="float">
            <text:p>304687</text:p>
          </table:table-cell>
          <table:table-cell table:formula="of:=[.AA32]+MIN([.AA114];[.AB113])" office:value-type="float" office:value="305987" calcext:value-type="float">
            <text:p>305987</text:p>
          </table:table-cell>
          <table:table-cell table:formula="of:=[.AB32]+MIN([.AB114];[.AC113])" office:value-type="float" office:value="297464" calcext:value-type="float">
            <text:p>297464</text:p>
          </table:table-cell>
          <table:table-cell table:formula="of:=[.AC32]+MIN([.AC114];[.AD113])" office:value-type="float" office:value="295239" calcext:value-type="float">
            <text:p>295239</text:p>
          </table:table-cell>
          <table:table-cell table:formula="of:=[.AD32]+MIN([.AD114];[.AE113])" office:value-type="float" office:value="288699" calcext:value-type="float">
            <text:p>288699</text:p>
          </table:table-cell>
          <table:table-cell table:formula="of:=[.AE32]+MIN([.AE114];[.AF113])" office:value-type="float" office:value="293816" calcext:value-type="float">
            <text:p>293816</text:p>
          </table:table-cell>
          <table:table-cell table:formula="of:=[.AF32]+MIN([.AF114];[.AG113])" office:value-type="float" office:value="291226" calcext:value-type="float">
            <text:p>291226</text:p>
          </table:table-cell>
          <table:table-cell table:formula="of:=[.AG32]+MIN([.AG114];[.AH113])" office:value-type="float" office:value="283178" calcext:value-type="float">
            <text:p>283178</text:p>
          </table:table-cell>
          <table:table-cell table:formula="of:=[.AH32]+MIN([.AH114];[.AI113])" office:value-type="float" office:value="277415" calcext:value-type="float">
            <text:p>277415</text:p>
          </table:table-cell>
          <table:table-cell table:formula="of:=[.AI32]+MIN([.AI114];[.AJ113])" office:value-type="float" office:value="276004" calcext:value-type="float">
            <text:p>276004</text:p>
          </table:table-cell>
          <table:table-cell table:formula="of:=[.AJ32]+MIN([.AJ114];[.AK113])" office:value-type="float" office:value="271056" calcext:value-type="float">
            <text:p>271056</text:p>
          </table:table-cell>
          <table:table-cell table:formula="of:=[.AK32]+MIN([.AK114];[.AL113])" office:value-type="float" office:value="266791" calcext:value-type="float">
            <text:p>266791</text:p>
          </table:table-cell>
          <table:table-cell table:formula="of:=[.AL32]+MIN([.AL114];[.AM113])" office:value-type="float" office:value="272269" calcext:value-type="float">
            <text:p>272269</text:p>
          </table:table-cell>
          <table:table-cell table:formula="of:=[.AM32]+MIN([.AM114];[.AN113])" office:value-type="float" office:value="267483" calcext:value-type="float">
            <text:p>267483</text:p>
          </table:table-cell>
          <table:table-cell table:formula="of:=[.AN32]+MIN([.AN114];[.AO113])" office:value-type="float" office:value="259395" calcext:value-type="float">
            <text:p>259395</text:p>
          </table:table-cell>
          <table:table-cell table:formula="of:=[.AO32]+MIN([.AO114];[.AP113])" office:value-type="float" office:value="258779" calcext:value-type="float">
            <text:p>258779</text:p>
          </table:table-cell>
          <table:table-cell table:formula="of:=[.AP32]+MIN([.AP114];[.AQ113])" office:value-type="float" office:value="258778" calcext:value-type="float">
            <text:p>258778</text:p>
          </table:table-cell>
          <table:table-cell table:formula="of:=[.AQ32]+MIN([.AQ114];[.AR113])" office:value-type="float" office:value="249177" calcext:value-type="float">
            <text:p>249177</text:p>
          </table:table-cell>
          <table:table-cell table:formula="of:=[.AR32]+MIN([.AR114];[.AS113])" office:value-type="float" office:value="244063" calcext:value-type="float">
            <text:p>244063</text:p>
          </table:table-cell>
          <table:table-cell table:formula="of:=[.AS32]+MIN([.AS114];[.AT113])" office:value-type="float" office:value="248290" calcext:value-type="float">
            <text:p>248290</text:p>
          </table:table-cell>
          <table:table-cell table:formula="of:=[.AT32]+MIN([.AT114];[.AU113])" office:value-type="float" office:value="249505" calcext:value-type="float">
            <text:p>249505</text:p>
          </table:table-cell>
          <table:table-cell table:formula="of:=[.AU32]+MIN([.AU114];[.AV113])" office:value-type="float" office:value="240990" calcext:value-type="float">
            <text:p>240990</text:p>
          </table:table-cell>
          <table:table-cell table:formula="of:=[.AV32]+MIN([.AV114];[.AW113])" office:value-type="float" office:value="243978" calcext:value-type="float">
            <text:p>243978</text:p>
          </table:table-cell>
          <table:table-cell table:formula="of:=[.AW32]+MIN([.AW114];[.AX113])" office:value-type="float" office:value="244925" calcext:value-type="float">
            <text:p>244925</text:p>
          </table:table-cell>
          <table:table-cell table:formula="of:=[.AX32]+MIN([.AX114];[.AY113])" office:value-type="float" office:value="237713" calcext:value-type="float">
            <text:p>237713</text:p>
          </table:table-cell>
          <table:table-cell table:formula="of:=[.AY32]+MIN([.AY114];[.AZ113])" office:value-type="float" office:value="234613" calcext:value-type="float">
            <text:p>234613</text:p>
          </table:table-cell>
          <table:table-cell table:formula="of:=[.AZ32]+MIN([.AZ114];[.BA113])" office:value-type="float" office:value="237182" calcext:value-type="float">
            <text:p>237182</text:p>
          </table:table-cell>
          <table:table-cell table:formula="of:=[.BA32]+MIN([.BA114];[.BB113])" office:value-type="float" office:value="236429" calcext:value-type="float">
            <text:p>236429</text:p>
          </table:table-cell>
          <table:table-cell table:formula="of:=[.BB32]+MIN([.BB114];[.BC113])" office:value-type="float" office:value="237594" calcext:value-type="float">
            <text:p>237594</text:p>
          </table:table-cell>
          <table:table-cell table:formula="of:=[.BC32]+MIN([.BC114];[.BD113])" office:value-type="float" office:value="232672" calcext:value-type="float">
            <text:p>232672</text:p>
          </table:table-cell>
          <table:table-cell table:formula="of:=[.BD32]+MIN([.BD114];[.BE113])" office:value-type="float" office:value="227250" calcext:value-type="float">
            <text:p>227250</text:p>
          </table:table-cell>
          <table:table-cell table:formula="of:=[.BE32]+MIN([.BE114];[.BF113])" office:value-type="float" office:value="225907" calcext:value-type="float">
            <text:p>225907</text:p>
          </table:table-cell>
          <table:table-cell table:formula="of:=[.BF32]+MIN([.BF114];[.BG113])" office:value-type="float" office:value="217862" calcext:value-type="float">
            <text:p>217862</text:p>
          </table:table-cell>
          <table:table-cell table:formula="of:=[.BG32]+MIN([.BG114];[.BH113])" office:value-type="float" office:value="215458" calcext:value-type="float">
            <text:p>215458</text:p>
          </table:table-cell>
          <table:table-cell table:formula="of:=[.BH32]+MIN([.BH114];[.BI113])" office:value-type="float" office:value="211858" calcext:value-type="float">
            <text:p>211858</text:p>
          </table:table-cell>
          <table:table-cell table:formula="of:=[.BI32]+MIN([.BI114];[.BJ113])" office:value-type="float" office:value="216563" calcext:value-type="float">
            <text:p>216563</text:p>
          </table:table-cell>
          <table:table-cell table:formula="of:=[.BJ32]+MIN([.BJ114];[.BK113])" office:value-type="float" office:value="215535" calcext:value-type="float">
            <text:p>215535</text:p>
          </table:table-cell>
          <table:table-cell table:formula="of:=[.BK32]+MIN([.BK114];[.BL113])" office:value-type="float" office:value="211013" calcext:value-type="float">
            <text:p>211013</text:p>
          </table:table-cell>
          <table:table-cell table:formula="of:=[.BL32]+MIN([.BL114];[.BM113])" office:value-type="float" office:value="221561" calcext:value-type="float">
            <text:p>221561</text:p>
          </table:table-cell>
          <table:table-cell table:formula="of:=[.BM32]+MIN([.BM114];[.BN113])" office:value-type="float" office:value="212094" calcext:value-type="float">
            <text:p>212094</text:p>
          </table:table-cell>
          <table:table-cell table:formula="of:=[.BN32]+MIN([.BN114];[.BO113])" office:value-type="float" office:value="212434" calcext:value-type="float">
            <text:p>212434</text:p>
          </table:table-cell>
          <table:table-cell table:formula="of:=[.BO32]+MIN([.BO114];[.BP113])" office:value-type="float" office:value="210584" calcext:value-type="float">
            <text:p>210584</text:p>
          </table:table-cell>
          <table:table-cell table:formula="of:=[.BP32]+MIN([.BP114];[.BQ113])" office:value-type="float" office:value="206068" calcext:value-type="float">
            <text:p>206068</text:p>
          </table:table-cell>
          <table:table-cell table:formula="of:=[.BQ32]+MIN([.BQ114];[.BR113])" office:value-type="float" office:value="207885" calcext:value-type="float">
            <text:p>207885</text:p>
          </table:table-cell>
          <table:table-cell table:formula="of:=[.BR32]+MIN([.BR114];[.BS113])" office:value-type="float" office:value="200834" calcext:value-type="float">
            <text:p>200834</text:p>
          </table:table-cell>
          <table:table-cell table:formula="of:=[.BS32]+MIN([.BS114];[.BT113])" office:value-type="float" office:value="193700" calcext:value-type="float">
            <text:p>193700</text:p>
          </table:table-cell>
          <table:table-cell table:formula="of:=[.BT32]+MIN([.BT114];[.BU113])" office:value-type="float" office:value="192360" calcext:value-type="float">
            <text:p>192360</text:p>
          </table:table-cell>
          <table:table-cell table:formula="of:=[.BU32]+MIN([.BU114];[.BV113])" office:value-type="float" office:value="200648" calcext:value-type="float">
            <text:p>200648</text:p>
          </table:table-cell>
          <table:table-cell table:formula="of:=[.BV32]+MIN([.BV114];[.BW113])" office:value-type="float" office:value="196916" calcext:value-type="float">
            <text:p>196916</text:p>
          </table:table-cell>
          <table:table-cell table:formula="of:=[.BW32]+MIN([.BW114];[.BX113])" office:value-type="float" office:value="191484" calcext:value-type="float">
            <text:p>191484</text:p>
          </table:table-cell>
          <table:table-cell table:formula="of:=[.BX32]+MIN([.BX114];[.BY113])" office:value-type="float" office:value="220527" calcext:value-type="float">
            <text:p>220527</text:p>
          </table:table-cell>
          <table:table-cell table:formula="of:=[.BY32]+MIN([.BY114];[.BZ113])" office:value-type="float" office:value="227905" calcext:value-type="float">
            <text:p>227905</text:p>
          </table:table-cell>
          <table:table-cell table:formula="of:=[.BZ32]+MIN([.BZ114];[.CA113])" office:value-type="float" office:value="224968" calcext:value-type="float">
            <text:p>224968</text:p>
          </table:table-cell>
          <table:table-cell table:formula="of:=[.CA32]+MIN([.CA114];[.CB113])" office:value-type="float" office:value="220848" calcext:value-type="float">
            <text:p>220848</text:p>
          </table:table-cell>
          <table:table-cell table:formula="of:=[.CB32]+[.CB114]" office:value-type="float" office:value="237828" calcext:value-type="float">
            <text:p>237828</text:p>
          </table:table-cell>
        </table:table-row>
        <table:table-row table:style-name="ro1">
          <table:table-cell table:formula="of:=[.A33]+MIN([.A115];[.B114])" office:value-type="float" office:value="358111" calcext:value-type="float">
            <text:p>358111</text:p>
          </table:table-cell>
          <table:table-cell table:formula="of:=[.B33]+MIN([.B115];[.C114])" office:value-type="float" office:value="356250" calcext:value-type="float">
            <text:p>356250</text:p>
          </table:table-cell>
          <table:table-cell table:formula="of:=[.C33]+MIN([.C115];[.D114])" office:value-type="float" office:value="354637" calcext:value-type="float">
            <text:p>354637</text:p>
          </table:table-cell>
          <table:table-cell table:formula="of:=[.D33]+MIN([.D115];[.E114])" office:value-type="float" office:value="349758" calcext:value-type="float">
            <text:p>349758</text:p>
          </table:table-cell>
          <table:table-cell table:formula="of:=[.E33]+MIN([.E115];[.F114])" office:value-type="float" office:value="347874" calcext:value-type="float">
            <text:p>347874</text:p>
          </table:table-cell>
          <table:table-cell table:formula="of:=[.F33]+MIN([.F115];[.G114])" office:value-type="float" office:value="340540" calcext:value-type="float">
            <text:p>340540</text:p>
          </table:table-cell>
          <table:table-cell table:formula="of:=[.G33]+MIN([.G115];[.H114])" office:value-type="float" office:value="339574" calcext:value-type="float">
            <text:p>339574</text:p>
          </table:table-cell>
          <table:table-cell table:formula="of:=[.H33]+MIN([.H115];[.I114])" office:value-type="float" office:value="341357" calcext:value-type="float">
            <text:p>341357</text:p>
          </table:table-cell>
          <table:table-cell table:formula="of:=[.I33]+MIN([.I115];[.J114])" office:value-type="float" office:value="333992" calcext:value-type="float">
            <text:p>333992</text:p>
          </table:table-cell>
          <table:table-cell table:formula="of:=[.J33]+MIN([.J115];[.K114])" office:value-type="float" office:value="331869" calcext:value-type="float">
            <text:p>331869</text:p>
          </table:table-cell>
          <table:table-cell table:formula="of:=[.K33]+MIN([.K115];[.L114])" office:value-type="float" office:value="327582" calcext:value-type="float">
            <text:p>327582</text:p>
          </table:table-cell>
          <table:table-cell table:formula="of:=[.L33]+MIN([.L115];[.M114])" office:value-type="float" office:value="327551" calcext:value-type="float">
            <text:p>327551</text:p>
          </table:table-cell>
          <table:table-cell table:formula="of:=[.M33]+MIN([.M115];[.N114])" office:value-type="float" office:value="324288" calcext:value-type="float">
            <text:p>324288</text:p>
          </table:table-cell>
          <table:table-cell table:formula="of:=[.N33]+MIN([.N115];[.O114])" office:value-type="float" office:value="319562" calcext:value-type="float">
            <text:p>319562</text:p>
          </table:table-cell>
          <table:table-cell table:formula="of:=[.O33]+MIN([.O115];[.P114])" office:value-type="float" office:value="310359" calcext:value-type="float">
            <text:p>310359</text:p>
          </table:table-cell>
          <table:table-cell table:formula="of:=[.P33]+MIN([.P115];[.Q114])" office:value-type="float" office:value="312551" calcext:value-type="float">
            <text:p>312551</text:p>
          </table:table-cell>
          <table:table-cell table:formula="of:=[.Q33]+MIN([.Q115];[.R114])" office:value-type="float" office:value="312714" calcext:value-type="float">
            <text:p>312714</text:p>
          </table:table-cell>
          <table:table-cell table:formula="of:=[.R33]+MIN([.R115];[.S114])" office:value-type="float" office:value="311322" calcext:value-type="float">
            <text:p>311322</text:p>
          </table:table-cell>
          <table:table-cell table:formula="of:=[.S33]+MIN([.S115];[.T114])" office:value-type="float" office:value="307453" calcext:value-type="float">
            <text:p>307453</text:p>
          </table:table-cell>
          <table:table-cell table:formula="of:=[.T33]+MIN([.T115];[.U114])" office:value-type="float" office:value="309886" calcext:value-type="float">
            <text:p>309886</text:p>
          </table:table-cell>
          <table:table-cell table:formula="of:=[.U33]+MIN([.U115];[.V114])" office:value-type="float" office:value="305831" calcext:value-type="float">
            <text:p>305831</text:p>
          </table:table-cell>
          <table:table-cell table:formula="of:=[.V33]+MIN([.V115];[.W114])" office:value-type="float" office:value="305061" calcext:value-type="float">
            <text:p>305061</text:p>
          </table:table-cell>
          <table:table-cell table:formula="of:=[.W33]+MIN([.W115];[.X114])" office:value-type="float" office:value="302839" calcext:value-type="float">
            <text:p>302839</text:p>
          </table:table-cell>
          <table:table-cell table:formula="of:=[.X33]+MIN([.X115];[.Y114])" office:value-type="float" office:value="305923" calcext:value-type="float">
            <text:p>305923</text:p>
          </table:table-cell>
          <table:table-cell table:formula="of:=[.Y33]+MIN([.Y115];[.Z114])" office:value-type="float" office:value="297270" calcext:value-type="float">
            <text:p>297270</text:p>
          </table:table-cell>
          <table:table-cell table:formula="of:=[.Z33]+MIN([.Z115];[.AA114])" office:value-type="float" office:value="299431" calcext:value-type="float">
            <text:p>299431</text:p>
          </table:table-cell>
          <table:table-cell table:formula="of:=[.AA33]+MIN([.AA115];[.AB114])" office:value-type="float" office:value="299551" calcext:value-type="float">
            <text:p>299551</text:p>
          </table:table-cell>
          <table:table-cell table:formula="of:=[.AB33]+MIN([.AB115];[.AC114])" office:value-type="float" office:value="297380" calcext:value-type="float">
            <text:p>297380</text:p>
          </table:table-cell>
          <table:table-cell table:formula="of:=[.AC33]+MIN([.AC115];[.AD114])" office:value-type="float" office:value="287752" calcext:value-type="float">
            <text:p>287752</text:p>
          </table:table-cell>
          <table:table-cell table:formula="of:=[.AD33]+MIN([.AD115];[.AE114])" office:value-type="float" office:value="286722" calcext:value-type="float">
            <text:p>286722</text:p>
          </table:table-cell>
          <table:table-cell table:formula="of:=[.AE33]+MIN([.AE115];[.AF114])" office:value-type="float" office:value="284261" calcext:value-type="float">
            <text:p>284261</text:p>
          </table:table-cell>
          <table:table-cell table:formula="of:=[.AF33]+MIN([.AF115];[.AG114])" office:value-type="float" office:value="283793" calcext:value-type="float">
            <text:p>283793</text:p>
          </table:table-cell>
          <table:table-cell table:formula="of:=[.AG33]+MIN([.AG115];[.AH114])" office:value-type="float" office:value="281394" calcext:value-type="float">
            <text:p>281394</text:p>
          </table:table-cell>
          <table:table-cell table:formula="of:=[.AH33]+MIN([.AH115];[.AI114])" office:value-type="float" office:value="275001" calcext:value-type="float">
            <text:p>275001</text:p>
          </table:table-cell>
          <table:table-cell table:formula="of:=[.AI33]+MIN([.AI115];[.AJ114])" office:value-type="float" office:value="275439" calcext:value-type="float">
            <text:p>275439</text:p>
          </table:table-cell>
          <table:table-cell table:formula="of:=[.AJ33]+MIN([.AJ115];[.AK114])" office:value-type="float" office:value="268472" calcext:value-type="float">
            <text:p>268472</text:p>
          </table:table-cell>
          <table:table-cell table:formula="of:=[.AK33]+MIN([.AK115];[.AL114])" office:value-type="float" office:value="264364" calcext:value-type="float">
            <text:p>264364</text:p>
          </table:table-cell>
          <table:table-cell table:formula="of:=[.AL33]+MIN([.AL115];[.AM114])" office:value-type="float" office:value="263291" calcext:value-type="float">
            <text:p>263291</text:p>
          </table:table-cell>
          <table:table-cell table:formula="of:=[.AM33]+MIN([.AM115];[.AN114])" office:value-type="float" office:value="260481" calcext:value-type="float">
            <text:p>260481</text:p>
          </table:table-cell>
          <table:table-cell table:formula="of:=[.AN33]+MIN([.AN115];[.AO114])" office:value-type="float" office:value="250554" calcext:value-type="float">
            <text:p>250554</text:p>
          </table:table-cell>
          <table:table-cell table:formula="of:=[.AO33]+MIN([.AO115];[.AP114])" office:value-type="float" office:value="249571" calcext:value-type="float">
            <text:p>249571</text:p>
          </table:table-cell>
          <table:table-cell table:formula="of:=[.AP33]+MIN([.AP115];[.AQ114])" office:value-type="float" office:value="249833" calcext:value-type="float">
            <text:p>249833</text:p>
          </table:table-cell>
          <table:table-cell table:formula="of:=[.AQ33]+MIN([.AQ115];[.AR114])" office:value-type="float" office:value="243367" calcext:value-type="float">
            <text:p>243367</text:p>
          </table:table-cell>
          <table:table-cell table:formula="of:=[.AR33]+MIN([.AR115];[.AS114])" office:value-type="float" office:value="234665" calcext:value-type="float">
            <text:p>234665</text:p>
          </table:table-cell>
          <table:table-cell table:formula="of:=[.AS33]+MIN([.AS115];[.AT114])" office:value-type="float" office:value="239424" calcext:value-type="float">
            <text:p>239424</text:p>
          </table:table-cell>
          <table:table-cell table:formula="of:=[.AT33]+MIN([.AT115];[.AU114])" office:value-type="float" office:value="240367" calcext:value-type="float">
            <text:p>240367</text:p>
          </table:table-cell>
          <table:table-cell table:formula="of:=[.AU33]+MIN([.AU115];[.AV114])" office:value-type="float" office:value="236814" calcext:value-type="float">
            <text:p>236814</text:p>
          </table:table-cell>
          <table:table-cell table:formula="of:=[.AV33]+MIN([.AV115];[.AW114])" office:value-type="float" office:value="238103" calcext:value-type="float">
            <text:p>238103</text:p>
          </table:table-cell>
          <table:table-cell table:formula="of:=[.AW33]+MIN([.AW115];[.AX114])" office:value-type="float" office:value="239015" calcext:value-type="float">
            <text:p>239015</text:p>
          </table:table-cell>
          <table:table-cell table:formula="of:=[.AX33]+MIN([.AX115];[.AY114])" office:value-type="float" office:value="234441" calcext:value-type="float">
            <text:p>234441</text:p>
          </table:table-cell>
          <table:table-cell table:formula="of:=[.AY33]+MIN([.AY115];[.AZ114])" office:value-type="float" office:value="227854" calcext:value-type="float">
            <text:p>227854</text:p>
          </table:table-cell>
          <table:table-cell table:formula="of:=[.AZ33]+MIN([.AZ115];[.BA114])" office:value-type="float" office:value="231504" calcext:value-type="float">
            <text:p>231504</text:p>
          </table:table-cell>
          <table:table-cell table:formula="of:=[.BA33]+MIN([.BA115];[.BB114])" office:value-type="float" office:value="228780" calcext:value-type="float">
            <text:p>228780</text:p>
          </table:table-cell>
          <table:table-cell table:formula="of:=[.BB33]+MIN([.BB115];[.BC114])" office:value-type="float" office:value="234252" calcext:value-type="float">
            <text:p>234252</text:p>
          </table:table-cell>
          <table:table-cell table:formula="of:=[.BC33]+MIN([.BC115];[.BD114])" office:value-type="float" office:value="235556" calcext:value-type="float">
            <text:p>235556</text:p>
          </table:table-cell>
          <table:table-cell table:formula="of:=[.BD33]+MIN([.BD115];[.BE114])" office:value-type="float" office:value="227233" calcext:value-type="float">
            <text:p>227233</text:p>
          </table:table-cell>
          <table:table-cell table:formula="of:=[.BE33]+MIN([.BE115];[.BF114])" office:value-type="float" office:value="217710" calcext:value-type="float">
            <text:p>217710</text:p>
          </table:table-cell>
          <table:table-cell table:formula="of:=[.BF33]+MIN([.BF115];[.BG114])" office:value-type="float" office:value="214708" calcext:value-type="float">
            <text:p>214708</text:p>
          </table:table-cell>
          <table:table-cell table:formula="of:=[.BG33]+MIN([.BG115];[.BH114])" office:value-type="float" office:value="214004" calcext:value-type="float">
            <text:p>214004</text:p>
          </table:table-cell>
          <table:table-cell table:formula="of:=[.BH33]+MIN([.BH115];[.BI114])" office:value-type="float" office:value="211171" calcext:value-type="float">
            <text:p>211171</text:p>
          </table:table-cell>
          <table:table-cell table:formula="of:=[.BI33]+MIN([.BI115];[.BJ114])" office:value-type="float" office:value="219165" calcext:value-type="float">
            <text:p>219165</text:p>
          </table:table-cell>
          <table:table-cell table:formula="of:=[.BJ33]+MIN([.BJ115];[.BK114])" office:value-type="float" office:value="210956" calcext:value-type="float">
            <text:p>210956</text:p>
          </table:table-cell>
          <table:table-cell table:formula="of:=[.BK33]+MIN([.BK115];[.BL114])" office:value-type="float" office:value="208929" calcext:value-type="float">
            <text:p>208929</text:p>
          </table:table-cell>
          <table:table-cell table:formula="of:=[.BL33]+MIN([.BL115];[.BM114])" office:value-type="float" office:value="212167" calcext:value-type="float">
            <text:p>212167</text:p>
          </table:table-cell>
          <table:table-cell table:formula="of:=[.BM33]+MIN([.BM115];[.BN114])" office:value-type="float" office:value="207602" calcext:value-type="float">
            <text:p>207602</text:p>
          </table:table-cell>
          <table:table-cell table:formula="of:=[.BN33]+MIN([.BN115];[.BO114])" office:value-type="float" office:value="205172" calcext:value-type="float">
            <text:p>205172</text:p>
          </table:table-cell>
          <table:table-cell table:formula="of:=[.BO33]+MIN([.BO115];[.BP114])" office:value-type="float" office:value="203288" calcext:value-type="float">
            <text:p>203288</text:p>
          </table:table-cell>
          <table:table-cell table:formula="of:=[.BP33]+MIN([.BP115];[.BQ114])" office:value-type="float" office:value="199530" calcext:value-type="float">
            <text:p>199530</text:p>
          </table:table-cell>
          <table:table-cell table:formula="of:=[.BQ33]+MIN([.BQ115];[.BR114])" office:value-type="float" office:value="200228" calcext:value-type="float">
            <text:p>200228</text:p>
          </table:table-cell>
          <table:table-cell table:formula="of:=[.BR33]+MIN([.BR115];[.BS114])" office:value-type="float" office:value="198637" calcext:value-type="float">
            <text:p>198637</text:p>
          </table:table-cell>
          <table:table-cell table:formula="of:=[.BS33]+MIN([.BS115];[.BT114])" office:value-type="float" office:value="191623" calcext:value-type="float">
            <text:p>191623</text:p>
          </table:table-cell>
          <table:table-cell table:formula="of:=[.BT33]+MIN([.BT115];[.BU114])" office:value-type="float" office:value="190855" calcext:value-type="float">
            <text:p>190855</text:p>
          </table:table-cell>
          <table:table-cell table:formula="of:=[.BU33]+MIN([.BU115];[.BV114])" office:value-type="float" office:value="193316" calcext:value-type="float">
            <text:p>193316</text:p>
          </table:table-cell>
          <table:table-cell table:formula="of:=[.BV33]+MIN([.BV115];[.BW114])" office:value-type="float" office:value="190026" calcext:value-type="float">
            <text:p>190026</text:p>
          </table:table-cell>
          <table:table-cell table:formula="of:=[.BW33]+MIN([.BW115];[.BX114])" office:value-type="float" office:value="182520" calcext:value-type="float">
            <text:p>182520</text:p>
          </table:table-cell>
          <table:table-cell table:formula="of:=[.BX33]+MIN([.BX115];[.BY114])" office:value-type="float" office:value="215648" calcext:value-type="float">
            <text:p>215648</text:p>
          </table:table-cell>
          <table:table-cell table:formula="of:=[.BY33]+MIN([.BY115];[.BZ114])" office:value-type="float" office:value="220302" calcext:value-type="float">
            <text:p>220302</text:p>
          </table:table-cell>
          <table:table-cell table:formula="of:=[.BZ33]+MIN([.BZ115];[.CA114])" office:value-type="float" office:value="217568" calcext:value-type="float">
            <text:p>217568</text:p>
          </table:table-cell>
          <table:table-cell table:formula="of:=[.CA33]+MIN([.CA115];[.CB114])" office:value-type="float" office:value="214875" calcext:value-type="float">
            <text:p>214875</text:p>
          </table:table-cell>
          <table:table-cell table:formula="of:=[.CB33]+[.CB115]" office:value-type="float" office:value="237089" calcext:value-type="float">
            <text:p>237089</text:p>
          </table:table-cell>
        </table:table-row>
        <table:table-row table:style-name="ro1">
          <table:table-cell table:formula="of:=[.A34]+MIN([.A116];[.B115])" office:value-type="float" office:value="370813" calcext:value-type="float">
            <text:p>370813</text:p>
          </table:table-cell>
          <table:table-cell table:formula="of:=[.B34]+MIN([.B116];[.C115])" office:value-type="float" office:value="368819" calcext:value-type="float">
            <text:p>368819</text:p>
          </table:table-cell>
          <table:table-cell table:formula="of:=[.C34]+MIN([.C116];[.D115])" office:value-type="float" office:value="362899" calcext:value-type="float">
            <text:p>362899</text:p>
          </table:table-cell>
          <table:table-cell table:formula="of:=[.D34]+MIN([.D116];[.E115])" office:value-type="float" office:value="358194" calcext:value-type="float">
            <text:p>358194</text:p>
          </table:table-cell>
          <table:table-cell table:formula="of:=[.E34]+MIN([.E116];[.F115])" office:value-type="float" office:value="350934" calcext:value-type="float">
            <text:p>350934</text:p>
          </table:table-cell>
          <table:table-cell table:formula="of:=[.F34]+MIN([.F116];[.G115])" office:value-type="float" office:value="344289" calcext:value-type="float">
            <text:p>344289</text:p>
          </table:table-cell>
          <table:table-cell table:formula="of:=[.G34]+MIN([.G116];[.H115])" office:value-type="float" office:value="337574" calcext:value-type="float">
            <text:p>337574</text:p>
          </table:table-cell>
          <table:table-cell table:formula="of:=[.H34]+MIN([.H116];[.I115])" office:value-type="float" office:value="333868" calcext:value-type="float">
            <text:p>333868</text:p>
          </table:table-cell>
          <table:table-cell table:formula="of:=[.I34]+MIN([.I116];[.J115])" office:value-type="float" office:value="335822" calcext:value-type="float">
            <text:p>335822</text:p>
          </table:table-cell>
          <table:table-cell table:formula="of:=[.J34]+MIN([.J116];[.K115])" office:value-type="float" office:value="328963" calcext:value-type="float">
            <text:p>328963</text:p>
          </table:table-cell>
          <table:table-cell table:formula="of:=[.K34]+MIN([.K116];[.L115])" office:value-type="float" office:value="326110" calcext:value-type="float">
            <text:p>326110</text:p>
          </table:table-cell>
          <table:table-cell table:formula="of:=[.L34]+MIN([.L116];[.M115])" office:value-type="float" office:value="329725" calcext:value-type="float">
            <text:p>329725</text:p>
          </table:table-cell>
          <table:table-cell table:formula="of:=[.M34]+MIN([.M116];[.N115])" office:value-type="float" office:value="321538" calcext:value-type="float">
            <text:p>321538</text:p>
          </table:table-cell>
          <table:table-cell table:formula="of:=[.N34]+MIN([.N116];[.O115])" office:value-type="float" office:value="313335" calcext:value-type="float">
            <text:p>313335</text:p>
          </table:table-cell>
          <table:table-cell table:formula="of:=[.O34]+MIN([.O116];[.P115])" office:value-type="float" office:value="309319" calcext:value-type="float">
            <text:p>309319</text:p>
          </table:table-cell>
          <table:table-cell table:formula="of:=[.P34]+MIN([.P116];[.Q115])" office:value-type="float" office:value="308448" calcext:value-type="float">
            <text:p>308448</text:p>
          </table:table-cell>
          <table:table-cell table:formula="of:=[.Q34]+MIN([.Q116];[.R115])" office:value-type="float" office:value="306639" calcext:value-type="float">
            <text:p>306639</text:p>
          </table:table-cell>
          <table:table-cell table:formula="of:=[.R34]+MIN([.R116];[.S115])" office:value-type="float" office:value="305273" calcext:value-type="float">
            <text:p>305273</text:p>
          </table:table-cell>
          <table:table-cell table:formula="of:=[.S34]+MIN([.S116];[.T115])" office:value-type="float" office:value="307123" calcext:value-type="float">
            <text:p>307123</text:p>
          </table:table-cell>
          <table:table-cell table:formula="of:=[.T34]+MIN([.T116];[.U115])" office:value-type="float" office:value="300633" calcext:value-type="float">
            <text:p>300633</text:p>
          </table:table-cell>
          <table:table-cell table:formula="of:=[.U34]+MIN([.U116];[.V115])" office:value-type="float" office:value="301769" calcext:value-type="float">
            <text:p>301769</text:p>
          </table:table-cell>
          <table:table-cell table:formula="of:=[.V34]+MIN([.V116];[.W115])" office:value-type="float" office:value="300793" calcext:value-type="float">
            <text:p>300793</text:p>
          </table:table-cell>
          <table:table-cell table:formula="of:=[.W34]+MIN([.W116];[.X115])" office:value-type="float" office:value="301204" calcext:value-type="float">
            <text:p>301204</text:p>
          </table:table-cell>
          <table:table-cell table:formula="of:=[.X34]+MIN([.X116];[.Y115])" office:value-type="float" office:value="295963" calcext:value-type="float">
            <text:p>295963</text:p>
          </table:table-cell>
          <table:table-cell table:formula="of:=[.Y34]+MIN([.Y116];[.Z115])" office:value-type="float" office:value="296693" calcext:value-type="float">
            <text:p>296693</text:p>
          </table:table-cell>
          <table:table-cell table:formula="of:=[.Z34]+MIN([.Z116];[.AA115])" office:value-type="float" office:value="298111" calcext:value-type="float">
            <text:p>298111</text:p>
          </table:table-cell>
          <table:table-cell table:formula="of:=[.AA34]+MIN([.AA116];[.AB115])" office:value-type="float" office:value="296356" calcext:value-type="float">
            <text:p>296356</text:p>
          </table:table-cell>
          <table:table-cell table:formula="of:=[.AB34]+MIN([.AB116];[.AC115])" office:value-type="float" office:value="297482" calcext:value-type="float">
            <text:p>297482</text:p>
          </table:table-cell>
          <table:table-cell table:formula="of:=[.AC34]+MIN([.AC116];[.AD115])" office:value-type="float" office:value="290031" calcext:value-type="float">
            <text:p>290031</text:p>
          </table:table-cell>
          <table:table-cell table:formula="of:=[.AD34]+MIN([.AD116];[.AE115])" office:value-type="float" office:value="282630" calcext:value-type="float">
            <text:p>282630</text:p>
          </table:table-cell>
          <table:table-cell table:formula="of:=[.AE34]+MIN([.AE116];[.AF115])" office:value-type="float" office:value="279282" calcext:value-type="float">
            <text:p>279282</text:p>
          </table:table-cell>
          <table:table-cell table:formula="of:=[.AF34]+MIN([.AF116];[.AG115])" office:value-type="float" office:value="277319" calcext:value-type="float">
            <text:p>277319</text:p>
          </table:table-cell>
          <table:table-cell table:formula="of:=[.AG34]+MIN([.AG116];[.AH115])" office:value-type="float" office:value="280774" calcext:value-type="float">
            <text:p>280774</text:p>
          </table:table-cell>
          <table:table-cell table:formula="of:=[.AH34]+MIN([.AH116];[.AI115])" office:value-type="float" office:value="272202" calcext:value-type="float">
            <text:p>272202</text:p>
          </table:table-cell>
          <table:table-cell table:formula="of:=[.AI34]+MIN([.AI116];[.AJ115])" office:value-type="float" office:value="268956" calcext:value-type="float">
            <text:p>268956</text:p>
          </table:table-cell>
          <table:table-cell table:formula="of:=[.AJ34]+MIN([.AJ116];[.AK115])" office:value-type="float" office:value="259785" calcext:value-type="float">
            <text:p>259785</text:p>
          </table:table-cell>
          <table:table-cell table:formula="of:=[.AK34]+MIN([.AK116];[.AL115])" office:value-type="float" office:value="256640" calcext:value-type="float">
            <text:p>256640</text:p>
          </table:table-cell>
          <table:table-cell table:formula="of:=[.AL34]+MIN([.AL116];[.AM115])" office:value-type="float" office:value="255899" calcext:value-type="float">
            <text:p>255899</text:p>
          </table:table-cell>
          <table:table-cell table:formula="of:=[.AM34]+MIN([.AM116];[.AN115])" office:value-type="float" office:value="257428" calcext:value-type="float">
            <text:p>257428</text:p>
          </table:table-cell>
          <table:table-cell table:formula="of:=[.AN34]+MIN([.AN116];[.AO115])" office:value-type="float" office:value="248469" calcext:value-type="float">
            <text:p>248469</text:p>
          </table:table-cell>
          <table:table-cell table:formula="of:=[.AO34]+MIN([.AO116];[.AP115])" office:value-type="float" office:value="246371" calcext:value-type="float">
            <text:p>246371</text:p>
          </table:table-cell>
          <table:table-cell table:formula="of:=[.AP34]+MIN([.AP116];[.AQ115])" office:value-type="float" office:value="244721" calcext:value-type="float">
            <text:p>244721</text:p>
          </table:table-cell>
          <table:table-cell table:formula="of:=[.AQ34]+MIN([.AQ116];[.AR115])" office:value-type="float" office:value="242371" calcext:value-type="float">
            <text:p>242371</text:p>
          </table:table-cell>
          <table:table-cell table:formula="of:=[.AR34]+MIN([.AR116];[.AS115])" office:value-type="float" office:value="234400" calcext:value-type="float">
            <text:p>234400</text:p>
          </table:table-cell>
          <table:table-cell table:formula="of:=[.AS34]+MIN([.AS116];[.AT115])" office:value-type="float" office:value="231778" calcext:value-type="float">
            <text:p>231778</text:p>
          </table:table-cell>
          <table:table-cell table:formula="of:=[.AT34]+MIN([.AT116];[.AU115])" office:value-type="float" office:value="231702" calcext:value-type="float">
            <text:p>231702</text:p>
          </table:table-cell>
          <table:table-cell table:formula="of:=[.AU34]+MIN([.AU116];[.AV115])" office:value-type="float" office:value="228828" calcext:value-type="float">
            <text:p>228828</text:p>
          </table:table-cell>
          <table:table-cell table:formula="of:=[.AV34]+MIN([.AV116];[.AW115])" office:value-type="float" office:value="230837" calcext:value-type="float">
            <text:p>230837</text:p>
          </table:table-cell>
          <table:table-cell table:formula="of:=[.AW34]+MIN([.AW116];[.AX115])" office:value-type="float" office:value="238430" calcext:value-type="float">
            <text:p>238430</text:p>
          </table:table-cell>
          <table:table-cell table:formula="of:=[.AX34]+MIN([.AX116];[.AY115])" office:value-type="float" office:value="228788" calcext:value-type="float">
            <text:p>228788</text:p>
          </table:table-cell>
          <table:table-cell table:formula="of:=[.AY34]+MIN([.AY116];[.AZ115])" office:value-type="float" office:value="227242" calcext:value-type="float">
            <text:p>227242</text:p>
          </table:table-cell>
          <table:table-cell table:formula="of:=[.AZ34]+MIN([.AZ116];[.BA115])" office:value-type="float" office:value="229955" calcext:value-type="float">
            <text:p>229955</text:p>
          </table:table-cell>
          <table:table-cell table:formula="of:=[.BA34]+MIN([.BA116];[.BB115])" office:value-type="float" office:value="228076" calcext:value-type="float">
            <text:p>228076</text:p>
          </table:table-cell>
          <table:table-cell table:formula="of:=[.BB34]+MIN([.BB116];[.BC115])" office:value-type="float" office:value="231061" calcext:value-type="float">
            <text:p>231061</text:p>
          </table:table-cell>
          <table:table-cell table:formula="of:=[.BC34]+MIN([.BC116];[.BD115])" office:value-type="float" office:value="231638" calcext:value-type="float">
            <text:p>231638</text:p>
          </table:table-cell>
          <table:table-cell table:formula="of:=[.BD34]+MIN([.BD116];[.BE115])" office:value-type="float" office:value="230881" calcext:value-type="float">
            <text:p>230881</text:p>
          </table:table-cell>
          <table:table-cell table:formula="of:=[.BE34]+MIN([.BE116];[.BF115])" office:value-type="float" office:value="226315" calcext:value-type="float">
            <text:p>226315</text:p>
          </table:table-cell>
          <table:table-cell table:formula="of:=[.BF34]+MIN([.BF116];[.BG115])" office:value-type="float" office:value="216355" calcext:value-type="float">
            <text:p>216355</text:p>
          </table:table-cell>
          <table:table-cell table:formula="of:=[.BG34]+MIN([.BG116];[.BH115])" office:value-type="float" office:value="208940" calcext:value-type="float">
            <text:p>208940</text:p>
          </table:table-cell>
          <table:table-cell table:formula="of:=[.BH34]+MIN([.BH116];[.BI115])" office:value-type="float" office:value="207211" calcext:value-type="float">
            <text:p>207211</text:p>
          </table:table-cell>
          <table:table-cell table:formula="of:=[.BI34]+MIN([.BI116];[.BJ115])" office:value-type="float" office:value="212725" calcext:value-type="float">
            <text:p>212725</text:p>
          </table:table-cell>
          <table:table-cell table:formula="of:=[.BJ34]+MIN([.BJ116];[.BK115])" office:value-type="float" office:value="210365" calcext:value-type="float">
            <text:p>210365</text:p>
          </table:table-cell>
          <table:table-cell table:formula="of:=[.BK34]+MIN([.BK116];[.BL115])" office:value-type="float" office:value="206171" calcext:value-type="float">
            <text:p>206171</text:p>
          </table:table-cell>
          <table:table-cell table:formula="of:=[.BL34]+MIN([.BL116];[.BM115])" office:value-type="float" office:value="203774" calcext:value-type="float">
            <text:p>203774</text:p>
          </table:table-cell>
          <table:table-cell table:formula="of:=[.BM34]+MIN([.BM116];[.BN115])" office:value-type="float" office:value="202727" calcext:value-type="float">
            <text:p>202727</text:p>
          </table:table-cell>
          <table:table-cell table:formula="of:=[.BN34]+MIN([.BN116];[.BO115])" office:value-type="float" office:value="200531" calcext:value-type="float">
            <text:p>200531</text:p>
          </table:table-cell>
          <table:table-cell table:formula="of:=[.BO34]+MIN([.BO116];[.BP115])" office:value-type="float" office:value="193704" calcext:value-type="float">
            <text:p>193704</text:p>
          </table:table-cell>
          <table:table-cell table:formula="of:=[.BP34]+MIN([.BP116];[.BQ115])" office:value-type="float" office:value="193129" calcext:value-type="float">
            <text:p>193129</text:p>
          </table:table-cell>
          <table:table-cell table:formula="of:=[.BQ34]+MIN([.BQ116];[.BR115])" office:value-type="float" office:value="192345" calcext:value-type="float">
            <text:p>192345</text:p>
          </table:table-cell>
          <table:table-cell table:formula="of:=[.BR34]+MIN([.BR116];[.BS115])" office:value-type="float" office:value="196107" calcext:value-type="float">
            <text:p>196107</text:p>
          </table:table-cell>
          <table:table-cell table:formula="of:=[.BS34]+MIN([.BS116];[.BT115])" office:value-type="float" office:value="192588" calcext:value-type="float">
            <text:p>192588</text:p>
          </table:table-cell>
          <table:table-cell table:formula="of:=[.BT34]+MIN([.BT116];[.BU115])" office:value-type="float" office:value="190412" calcext:value-type="float">
            <text:p>190412</text:p>
          </table:table-cell>
          <table:table-cell table:formula="of:=[.BU34]+MIN([.BU116];[.BV115])" office:value-type="float" office:value="187826" calcext:value-type="float">
            <text:p>187826</text:p>
          </table:table-cell>
          <table:table-cell table:formula="of:=[.BV34]+MIN([.BV116];[.BW115])" office:value-type="float" office:value="187367" calcext:value-type="float">
            <text:p>187367</text:p>
          </table:table-cell>
          <table:table-cell table:formula="of:=[.BW34]+MIN([.BW116];[.BX115])" office:value-type="float" office:value="180668" calcext:value-type="float">
            <text:p>180668</text:p>
          </table:table-cell>
          <table:table-cell table:formula="of:=[.BX34]+MIN([.BX116];[.BY115])" office:value-type="float" office:value="213643" calcext:value-type="float">
            <text:p>213643</text:p>
          </table:table-cell>
          <table:table-cell table:formula="of:=[.BY34]+MIN([.BY116];[.BZ115])" office:value-type="float" office:value="211452" calcext:value-type="float">
            <text:p>211452</text:p>
          </table:table-cell>
          <table:table-cell table:formula="of:=[.BZ34]+MIN([.BZ116];[.CA115])" office:value-type="float" office:value="211792" calcext:value-type="float">
            <text:p>211792</text:p>
          </table:table-cell>
          <table:table-cell table:formula="of:=[.CA34]+MIN([.CA116];[.CB115])" office:value-type="float" office:value="210388" calcext:value-type="float">
            <text:p>210388</text:p>
          </table:table-cell>
          <table:table-cell table:formula="of:=[.CB34]+[.CB116]" office:value-type="float" office:value="232820" calcext:value-type="float">
            <text:p>232820</text:p>
          </table:table-cell>
        </table:table-row>
        <table:table-row table:style-name="ro1">
          <table:table-cell table:formula="of:=[.A35]+MIN([.A117];[.B116])" office:value-type="float" office:value="366761" calcext:value-type="float">
            <text:p>366761</text:p>
          </table:table-cell>
          <table:table-cell table:formula="of:=[.B35]+MIN([.B117];[.C116])" office:value-type="float" office:value="362132" calcext:value-type="float">
            <text:p>362132</text:p>
          </table:table-cell>
          <table:table-cell table:formula="of:=[.C35]+MIN([.C117];[.D116])" office:value-type="float" office:value="359898" calcext:value-type="float">
            <text:p>359898</text:p>
          </table:table-cell>
          <table:table-cell table:formula="of:=[.D35]+MIN([.D117];[.E116])" office:value-type="float" office:value="353658" calcext:value-type="float">
            <text:p>353658</text:p>
          </table:table-cell>
          <table:table-cell table:formula="of:=[.E35]+MIN([.E117];[.F116])" office:value-type="float" office:value="345526" calcext:value-type="float">
            <text:p>345526</text:p>
          </table:table-cell>
          <table:table-cell table:formula="of:=[.F35]+MIN([.F117];[.G116])" office:value-type="float" office:value="337934" calcext:value-type="float">
            <text:p>337934</text:p>
          </table:table-cell>
          <table:table-cell table:formula="of:=[.G35]+MIN([.G117];[.H116])" office:value-type="float" office:value="334753" calcext:value-type="float">
            <text:p>334753</text:p>
          </table:table-cell>
          <table:table-cell table:formula="of:=[.H35]+MIN([.H117];[.I116])" office:value-type="float" office:value="328364" calcext:value-type="float">
            <text:p>328364</text:p>
          </table:table-cell>
          <table:table-cell table:formula="of:=[.I35]+MIN([.I117];[.J116])" office:value-type="float" office:value="327150" calcext:value-type="float">
            <text:p>327150</text:p>
          </table:table-cell>
          <table:table-cell table:formula="of:=[.J35]+MIN([.J117];[.K116])" office:value-type="float" office:value="326884" calcext:value-type="float">
            <text:p>326884</text:p>
          </table:table-cell>
          <table:table-cell table:formula="of:=[.K35]+MIN([.K117];[.L116])" office:value-type="float" office:value="324974" calcext:value-type="float">
            <text:p>324974</text:p>
          </table:table-cell>
          <table:table-cell table:formula="of:=[.L35]+MIN([.L117];[.M116])" office:value-type="float" office:value="322523" calcext:value-type="float">
            <text:p>322523</text:p>
          </table:table-cell>
          <table:table-cell table:formula="of:=[.M35]+MIN([.M117];[.N116])" office:value-type="float" office:value="313739" calcext:value-type="float">
            <text:p>313739</text:p>
          </table:table-cell>
          <table:table-cell table:formula="of:=[.N35]+MIN([.N117];[.O116])" office:value-type="float" office:value="310949" calcext:value-type="float">
            <text:p>310949</text:p>
          </table:table-cell>
          <table:table-cell table:formula="of:=[.O35]+MIN([.O117];[.P116])" office:value-type="float" office:value="313524" calcext:value-type="float">
            <text:p>313524</text:p>
          </table:table-cell>
          <table:table-cell table:formula="of:=[.P35]+MIN([.P117];[.Q116])" office:value-type="float" office:value="306900" calcext:value-type="float">
            <text:p>306900</text:p>
          </table:table-cell>
          <table:table-cell table:formula="of:=[.Q35]+MIN([.Q117];[.R116])" office:value-type="float" office:value="307281" calcext:value-type="float">
            <text:p>307281</text:p>
          </table:table-cell>
          <table:table-cell table:formula="of:=[.R35]+MIN([.R117];[.S116])" office:value-type="float" office:value="300321" calcext:value-type="float">
            <text:p>300321</text:p>
          </table:table-cell>
          <table:table-cell table:formula="of:=[.S35]+MIN([.S117];[.T116])" office:value-type="float" office:value="297829" calcext:value-type="float">
            <text:p>297829</text:p>
          </table:table-cell>
          <table:table-cell table:formula="of:=[.T35]+MIN([.T117];[.U116])" office:value-type="float" office:value="295294" calcext:value-type="float">
            <text:p>295294</text:p>
          </table:table-cell>
          <table:table-cell table:formula="of:=[.U35]+MIN([.U117];[.V116])" office:value-type="float" office:value="294897" calcext:value-type="float">
            <text:p>294897</text:p>
          </table:table-cell>
          <table:table-cell table:formula="of:=[.V35]+MIN([.V117];[.W116])" office:value-type="float" office:value="298148" calcext:value-type="float">
            <text:p>298148</text:p>
          </table:table-cell>
          <table:table-cell table:formula="of:=[.W35]+MIN([.W117];[.X116])" office:value-type="float" office:value="295121" calcext:value-type="float">
            <text:p>295121</text:p>
          </table:table-cell>
          <table:table-cell table:formula="of:=[.X35]+MIN([.X117];[.Y116])" office:value-type="float" office:value="288089" calcext:value-type="float">
            <text:p>288089</text:p>
          </table:table-cell>
          <table:table-cell table:formula="of:=[.Y35]+MIN([.Y117];[.Z116])" office:value-type="float" office:value="293637" calcext:value-type="float">
            <text:p>293637</text:p>
          </table:table-cell>
          <table:table-cell table:formula="of:=[.Z35]+MIN([.Z117];[.AA116])" office:value-type="float" office:value="292893" calcext:value-type="float">
            <text:p>292893</text:p>
          </table:table-cell>
          <table:table-cell table:formula="of:=[.AA35]+MIN([.AA117];[.AB116])" office:value-type="float" office:value="288871" calcext:value-type="float">
            <text:p>288871</text:p>
          </table:table-cell>
          <table:table-cell table:formula="of:=[.AB35]+MIN([.AB117];[.AC116])" office:value-type="float" office:value="288686" calcext:value-type="float">
            <text:p>288686</text:p>
          </table:table-cell>
          <table:table-cell table:formula="of:=[.AC35]+MIN([.AC117];[.AD116])" office:value-type="float" office:value="285322" calcext:value-type="float">
            <text:p>285322</text:p>
          </table:table-cell>
          <table:table-cell table:formula="of:=[.AD35]+MIN([.AD117];[.AE116])" office:value-type="float" office:value="279621" calcext:value-type="float">
            <text:p>279621</text:p>
          </table:table-cell>
          <table:table-cell table:formula="of:=[.AE35]+MIN([.AE117];[.AF116])" office:value-type="float" office:value="277179" calcext:value-type="float">
            <text:p>277179</text:p>
          </table:table-cell>
          <table:table-cell table:formula="of:=[.AF35]+MIN([.AF117];[.AG116])" office:value-type="float" office:value="276893" calcext:value-type="float">
            <text:p>276893</text:p>
          </table:table-cell>
          <table:table-cell table:formula="of:=[.AG35]+MIN([.AG117];[.AH116])" office:value-type="float" office:value="277564" calcext:value-type="float">
            <text:p>277564</text:p>
          </table:table-cell>
          <table:table-cell table:formula="of:=[.AH35]+MIN([.AH117];[.AI116])" office:value-type="float" office:value="268039" calcext:value-type="float">
            <text:p>268039</text:p>
          </table:table-cell>
          <table:table-cell table:formula="of:=[.AI35]+MIN([.AI117];[.AJ116])" office:value-type="float" office:value="263211" calcext:value-type="float">
            <text:p>263211</text:p>
          </table:table-cell>
          <table:table-cell table:formula="of:=[.AJ35]+MIN([.AJ117];[.AK116])" office:value-type="float" office:value="256609" calcext:value-type="float">
            <text:p>256609</text:p>
          </table:table-cell>
          <table:table-cell table:formula="of:=[.AK35]+MIN([.AK117];[.AL116])" office:value-type="float" office:value="255692" calcext:value-type="float">
            <text:p>255692</text:p>
          </table:table-cell>
          <table:table-cell table:formula="of:=[.AL35]+MIN([.AL117];[.AM116])" office:value-type="float" office:value="248245" calcext:value-type="float">
            <text:p>248245</text:p>
          </table:table-cell>
          <table:table-cell table:formula="of:=[.AM35]+MIN([.AM117];[.AN116])" office:value-type="float" office:value="248084" calcext:value-type="float">
            <text:p>248084</text:p>
          </table:table-cell>
          <table:table-cell table:formula="of:=[.AN35]+MIN([.AN117];[.AO116])" office:value-type="float" office:value="245252" calcext:value-type="float">
            <text:p>245252</text:p>
          </table:table-cell>
          <table:table-cell table:formula="of:=[.AO35]+MIN([.AO117];[.AP116])" office:value-type="float" office:value="247175" calcext:value-type="float">
            <text:p>247175</text:p>
          </table:table-cell>
          <table:table-cell table:formula="of:=[.AP35]+MIN([.AP117];[.AQ116])" office:value-type="float" office:value="239141" calcext:value-type="float">
            <text:p>239141</text:p>
          </table:table-cell>
          <table:table-cell table:formula="of:=[.AQ35]+MIN([.AQ117];[.AR116])" office:value-type="float" office:value="240876" calcext:value-type="float">
            <text:p>240876</text:p>
          </table:table-cell>
          <table:table-cell table:formula="of:=[.AR35]+MIN([.AR117];[.AS116])" office:value-type="float" office:value="236448" calcext:value-type="float">
            <text:p>236448</text:p>
          </table:table-cell>
          <table:table-cell table:formula="of:=[.AS35]+MIN([.AS117];[.AT116])" office:value-type="float" office:value="235689" calcext:value-type="float">
            <text:p>235689</text:p>
          </table:table-cell>
          <table:table-cell table:formula="of:=[.AT35]+MIN([.AT117];[.AU116])" office:value-type="float" office:value="234906" calcext:value-type="float">
            <text:p>234906</text:p>
          </table:table-cell>
          <table:table-cell table:formula="of:=[.AU35]+MIN([.AU117];[.AV116])" office:value-type="float" office:value="227948" calcext:value-type="float">
            <text:p>227948</text:p>
          </table:table-cell>
          <table:table-cell table:formula="of:=[.AV35]+MIN([.AV117];[.AW116])" office:value-type="float" office:value="228803" calcext:value-type="float">
            <text:p>228803</text:p>
          </table:table-cell>
          <table:table-cell table:formula="of:=[.AW35]+MIN([.AW117];[.AX116])" office:value-type="float" office:value="228501" calcext:value-type="float">
            <text:p>228501</text:p>
          </table:table-cell>
          <table:table-cell table:formula="of:=[.AX35]+MIN([.AX117];[.AY116])" office:value-type="float" office:value="233551" calcext:value-type="float">
            <text:p>233551</text:p>
          </table:table-cell>
          <table:table-cell table:formula="of:=[.AY35]+MIN([.AY117];[.AZ116])" office:value-type="float" office:value="224583" calcext:value-type="float">
            <text:p>224583</text:p>
          </table:table-cell>
          <table:table-cell table:formula="of:=[.AZ35]+MIN([.AZ117];[.BA116])" office:value-type="float" office:value="224144" calcext:value-type="float">
            <text:p>224144</text:p>
          </table:table-cell>
          <table:table-cell table:formula="of:=[.BA35]+MIN([.BA117];[.BB116])" office:value-type="float" office:value="224322" calcext:value-type="float">
            <text:p>224322</text:p>
          </table:table-cell>
          <table:table-cell table:formula="of:=[.BB35]+MIN([.BB117];[.BC116])" office:value-type="float" office:value="223965" calcext:value-type="float">
            <text:p>223965</text:p>
          </table:table-cell>
          <table:table-cell table:formula="of:=[.BC35]+MIN([.BC117];[.BD116])" office:value-type="float" office:value="224202" calcext:value-type="float">
            <text:p>224202</text:p>
          </table:table-cell>
          <table:table-cell table:formula="of:=[.BD35]+MIN([.BD117];[.BE116])" office:value-type="float" office:value="221187" calcext:value-type="float">
            <text:p>221187</text:p>
          </table:table-cell>
          <table:table-cell table:formula="of:=[.BE35]+MIN([.BE117];[.BF116])" office:value-type="float" office:value="217186" calcext:value-type="float">
            <text:p>217186</text:p>
          </table:table-cell>
          <table:table-cell table:formula="of:=[.BF35]+MIN([.BF117];[.BG116])" office:value-type="float" office:value="212137" calcext:value-type="float">
            <text:p>212137</text:p>
          </table:table-cell>
          <table:table-cell table:formula="of:=[.BG35]+MIN([.BG117];[.BH116])" office:value-type="float" office:value="206776" calcext:value-type="float">
            <text:p>206776</text:p>
          </table:table-cell>
          <table:table-cell table:formula="of:=[.BH35]+MIN([.BH117];[.BI116])" office:value-type="float" office:value="206258" calcext:value-type="float">
            <text:p>206258</text:p>
          </table:table-cell>
          <table:table-cell table:formula="of:=[.BI35]+MIN([.BI117];[.BJ116])" office:value-type="float" office:value="210416" calcext:value-type="float">
            <text:p>210416</text:p>
          </table:table-cell>
          <table:table-cell table:formula="of:=[.BJ35]+MIN([.BJ117];[.BK116])" office:value-type="float" office:value="217264" calcext:value-type="float">
            <text:p>217264</text:p>
          </table:table-cell>
          <table:table-cell table:formula="of:=[.BK35]+MIN([.BK117];[.BL116])" office:value-type="float" office:value="219965" calcext:value-type="float">
            <text:p>219965</text:p>
          </table:table-cell>
          <table:table-cell table:formula="of:=[.BL35]+MIN([.BL117];[.BM116])" office:value-type="float" office:value="212049" calcext:value-type="float">
            <text:p>212049</text:p>
          </table:table-cell>
          <table:table-cell table:formula="of:=[.BM35]+MIN([.BM117];[.BN116])" office:value-type="float" office:value="209665" calcext:value-type="float">
            <text:p>209665</text:p>
          </table:table-cell>
          <table:table-cell table:formula="of:=[.BN35]+MIN([.BN117];[.BO116])" office:value-type="float" office:value="201397" calcext:value-type="float">
            <text:p>201397</text:p>
          </table:table-cell>
          <table:table-cell table:formula="of:=[.BO35]+MIN([.BO117];[.BP116])" office:value-type="float" office:value="194256" calcext:value-type="float">
            <text:p>194256</text:p>
          </table:table-cell>
          <table:table-cell table:formula="of:=[.BP35]+MIN([.BP117];[.BQ116])" office:value-type="float" office:value="199239" calcext:value-type="float">
            <text:p>199239</text:p>
          </table:table-cell>
          <table:table-cell table:formula="of:=[.BQ35]+MIN([.BQ117];[.BR116])" office:value-type="float" office:value="189670" calcext:value-type="float">
            <text:p>189670</text:p>
          </table:table-cell>
          <table:table-cell table:formula="of:=[.BR35]+MIN([.BR117];[.BS116])" office:value-type="float" office:value="187286" calcext:value-type="float">
            <text:p>187286</text:p>
          </table:table-cell>
          <table:table-cell table:formula="of:=[.BS35]+MIN([.BS117];[.BT116])" office:value-type="float" office:value="185786" calcext:value-type="float">
            <text:p>185786</text:p>
          </table:table-cell>
          <table:table-cell table:formula="of:=[.BT35]+MIN([.BT117];[.BU116])" office:value-type="float" office:value="182440" calcext:value-type="float">
            <text:p>182440</text:p>
          </table:table-cell>
          <table:table-cell table:formula="of:=[.BU35]+MIN([.BU117];[.BV116])" office:value-type="float" office:value="181830" calcext:value-type="float">
            <text:p>181830</text:p>
          </table:table-cell>
          <table:table-cell table:formula="of:=[.BV35]+MIN([.BV117];[.BW116])" office:value-type="float" office:value="183077" calcext:value-type="float">
            <text:p>183077</text:p>
          </table:table-cell>
          <table:table-cell table:formula="of:=[.BW35]+MIN([.BW117];[.BX116])" office:value-type="float" office:value="178534" calcext:value-type="float">
            <text:p>178534</text:p>
          </table:table-cell>
          <table:table-cell table:formula="of:=[.BX35]+MIN([.BX117];[.BY116])" office:value-type="float" office:value="206066" calcext:value-type="float">
            <text:p>206066</text:p>
          </table:table-cell>
          <table:table-cell table:formula="of:=[.BY35]+MIN([.BY117];[.BZ116])" office:value-type="float" office:value="208565" calcext:value-type="float">
            <text:p>208565</text:p>
          </table:table-cell>
          <table:table-cell table:formula="of:=[.BZ35]+MIN([.BZ117];[.CA116])" office:value-type="float" office:value="210380" calcext:value-type="float">
            <text:p>210380</text:p>
          </table:table-cell>
          <table:table-cell table:formula="of:=[.CA35]+MIN([.CA117];[.CB116])" office:value-type="float" office:value="206039" calcext:value-type="float">
            <text:p>206039</text:p>
          </table:table-cell>
          <table:table-cell table:formula="of:=[.CB35]+[.CB117]" office:value-type="float" office:value="228440" calcext:value-type="float">
            <text:p>228440</text:p>
          </table:table-cell>
        </table:table-row>
        <table:table-row table:style-name="ro1">
          <table:table-cell table:formula="of:=[.A36]+MIN([.A118];[.B117])" office:value-type="float" office:value="374503" calcext:value-type="float">
            <text:p>374503</text:p>
          </table:table-cell>
          <table:table-cell table:formula="of:=[.B36]+MIN([.B118];[.C117])" office:value-type="float" office:value="366187" calcext:value-type="float">
            <text:p>366187</text:p>
          </table:table-cell>
          <table:table-cell table:formula="of:=[.C36]+MIN([.C118];[.D117])" office:value-type="float" office:value="362115" calcext:value-type="float">
            <text:p>362115</text:p>
          </table:table-cell>
          <table:table-cell table:formula="of:=[.D36]+MIN([.D118];[.E117])" office:value-type="float" office:value="360090" calcext:value-type="float">
            <text:p>360090</text:p>
          </table:table-cell>
          <table:table-cell table:formula="of:=[.E36]+MIN([.E118];[.F117])" office:value-type="float" office:value="353206" calcext:value-type="float">
            <text:p>353206</text:p>
          </table:table-cell>
          <table:table-cell table:formula="of:=[.F36]+MIN([.F118];[.G117])" office:value-type="float" office:value="350179" calcext:value-type="float">
            <text:p>350179</text:p>
          </table:table-cell>
          <table:table-cell table:formula="of:=[.G36]+MIN([.G118];[.H117])" office:value-type="float" office:value="348371" calcext:value-type="float">
            <text:p>348371</text:p>
          </table:table-cell>
          <table:table-cell table:formula="of:=[.H36]+MIN([.H118];[.I117])" office:value-type="float" office:value="342657" calcext:value-type="float">
            <text:p>342657</text:p>
          </table:table-cell>
          <table:table-cell table:formula="of:=[.I36]+MIN([.I118];[.J117])" office:value-type="float" office:value="342669" calcext:value-type="float">
            <text:p>342669</text:p>
          </table:table-cell>
          <table:table-cell table:formula="of:=[.J36]+MIN([.J118];[.K117])" office:value-type="float" office:value="338324" calcext:value-type="float">
            <text:p>338324</text:p>
          </table:table-cell>
          <table:table-cell table:formula="of:=[.K36]+MIN([.K118];[.L117])" office:value-type="float" office:value="330300" calcext:value-type="float">
            <text:p>330300</text:p>
          </table:table-cell>
          <table:table-cell table:formula="of:=[.L36]+MIN([.L118];[.M117])" office:value-type="float" office:value="326095" calcext:value-type="float">
            <text:p>326095</text:p>
          </table:table-cell>
          <table:table-cell table:formula="of:=[.M36]+MIN([.M118];[.N117])" office:value-type="float" office:value="317409" calcext:value-type="float">
            <text:p>317409</text:p>
          </table:table-cell>
          <table:table-cell table:formula="of:=[.N36]+MIN([.N118];[.O117])" office:value-type="float" office:value="309822" calcext:value-type="float">
            <text:p>309822</text:p>
          </table:table-cell>
          <table:table-cell table:formula="of:=[.O36]+MIN([.O118];[.P117])" office:value-type="float" office:value="306592" calcext:value-type="float">
            <text:p>306592</text:p>
          </table:table-cell>
          <table:table-cell table:formula="of:=[.P36]+MIN([.P118];[.Q117])" office:value-type="float" office:value="305453" calcext:value-type="float">
            <text:p>305453</text:p>
          </table:table-cell>
          <table:table-cell table:formula="of:=[.Q36]+MIN([.Q118];[.R117])" office:value-type="float" office:value="298295" calcext:value-type="float">
            <text:p>298295</text:p>
          </table:table-cell>
          <table:table-cell table:formula="of:=[.R36]+MIN([.R118];[.S117])" office:value-type="float" office:value="299339" calcext:value-type="float">
            <text:p>299339</text:p>
          </table:table-cell>
          <table:table-cell table:formula="of:=[.S36]+MIN([.S118];[.T117])" office:value-type="float" office:value="292353" calcext:value-type="float">
            <text:p>292353</text:p>
          </table:table-cell>
          <table:table-cell table:formula="of:=[.T36]+MIN([.T118];[.U117])" office:value-type="float" office:value="303317" calcext:value-type="float">
            <text:p>303317</text:p>
          </table:table-cell>
          <table:table-cell table:formula="of:=[.U36]+MIN([.U118];[.V117])" office:value-type="float" office:value="294008" calcext:value-type="float">
            <text:p>294008</text:p>
          </table:table-cell>
          <table:table-cell table:formula="of:=[.V36]+MIN([.V118];[.W117])" office:value-type="float" office:value="296839" calcext:value-type="float">
            <text:p>296839</text:p>
          </table:table-cell>
          <table:table-cell table:formula="of:=[.W36]+MIN([.W118];[.X117])" office:value-type="float" office:value="287480" calcext:value-type="float">
            <text:p>287480</text:p>
          </table:table-cell>
          <table:table-cell table:formula="of:=[.X36]+MIN([.X118];[.Y117])" office:value-type="float" office:value="283006" calcext:value-type="float">
            <text:p>283006</text:p>
          </table:table-cell>
          <table:table-cell table:formula="of:=[.Y36]+MIN([.Y118];[.Z117])" office:value-type="float" office:value="287861" calcext:value-type="float">
            <text:p>287861</text:p>
          </table:table-cell>
          <table:table-cell table:formula="of:=[.Z36]+MIN([.Z118];[.AA117])" office:value-type="float" office:value="296129" calcext:value-type="float">
            <text:p>296129</text:p>
          </table:table-cell>
          <table:table-cell table:formula="of:=[.AA36]+MIN([.AA118];[.AB117])" office:value-type="float" office:value="289087" calcext:value-type="float">
            <text:p>289087</text:p>
          </table:table-cell>
          <table:table-cell table:formula="of:=[.AB36]+MIN([.AB118];[.AC117])" office:value-type="float" office:value="293525" calcext:value-type="float">
            <text:p>293525</text:p>
          </table:table-cell>
          <table:table-cell table:formula="of:=[.AC36]+MIN([.AC118];[.AD117])" office:value-type="float" office:value="288438" calcext:value-type="float">
            <text:p>288438</text:p>
          </table:table-cell>
          <table:table-cell table:formula="of:=[.AD36]+MIN([.AD118];[.AE117])" office:value-type="float" office:value="280906" calcext:value-type="float">
            <text:p>280906</text:p>
          </table:table-cell>
          <table:table-cell table:formula="of:=[.AE36]+MIN([.AE118];[.AF117])" office:value-type="float" office:value="274339" calcext:value-type="float">
            <text:p>274339</text:p>
          </table:table-cell>
          <table:table-cell table:formula="of:=[.AF36]+MIN([.AF118];[.AG117])" office:value-type="float" office:value="272733" calcext:value-type="float">
            <text:p>272733</text:p>
          </table:table-cell>
          <table:table-cell table:formula="of:=[.AG36]+MIN([.AG118];[.AH117])" office:value-type="float" office:value="275384" calcext:value-type="float">
            <text:p>275384</text:p>
          </table:table-cell>
          <table:table-cell table:formula="of:=[.AH36]+MIN([.AH118];[.AI117])" office:value-type="float" office:value="266403" calcext:value-type="float">
            <text:p>266403</text:p>
          </table:table-cell>
          <table:table-cell table:formula="of:=[.AI36]+MIN([.AI118];[.AJ117])" office:value-type="float" office:value="260791" calcext:value-type="float">
            <text:p>260791</text:p>
          </table:table-cell>
          <table:table-cell table:formula="of:=[.AJ36]+MIN([.AJ118];[.AK117])" office:value-type="float" office:value="253995" calcext:value-type="float">
            <text:p>253995</text:p>
          </table:table-cell>
          <table:table-cell table:formula="of:=[.AK36]+MIN([.AK118];[.AL117])" office:value-type="float" office:value="249610" calcext:value-type="float">
            <text:p>249610</text:p>
          </table:table-cell>
          <table:table-cell table:formula="of:=[.AL36]+MIN([.AL118];[.AM117])" office:value-type="float" office:value="244534" calcext:value-type="float">
            <text:p>244534</text:p>
          </table:table-cell>
          <table:table-cell table:formula="of:=[.AM36]+MIN([.AM118];[.AN117])" office:value-type="float" office:value="243579" calcext:value-type="float">
            <text:p>243579</text:p>
          </table:table-cell>
          <table:table-cell table:formula="of:=[.AN36]+MIN([.AN118];[.AO117])" office:value-type="float" office:value="237507" calcext:value-type="float">
            <text:p>237507</text:p>
          </table:table-cell>
          <table:table-cell table:formula="of:=[.AO36]+MIN([.AO118];[.AP117])" office:value-type="float" office:value="240636" calcext:value-type="float">
            <text:p>240636</text:p>
          </table:table-cell>
          <table:table-cell table:formula="of:=[.AP36]+MIN([.AP118];[.AQ117])" office:value-type="float" office:value="232627" calcext:value-type="float">
            <text:p>232627</text:p>
          </table:table-cell>
          <table:table-cell table:formula="of:=[.AQ36]+MIN([.AQ118];[.AR117])" office:value-type="float" office:value="235969" calcext:value-type="float">
            <text:p>235969</text:p>
          </table:table-cell>
          <table:table-cell table:formula="of:=[.AR36]+MIN([.AR118];[.AS117])" office:value-type="float" office:value="233843" calcext:value-type="float">
            <text:p>233843</text:p>
          </table:table-cell>
          <table:table-cell table:formula="of:=[.AS36]+MIN([.AS118];[.AT117])" office:value-type="float" office:value="227936" calcext:value-type="float">
            <text:p>227936</text:p>
          </table:table-cell>
          <table:table-cell table:formula="of:=[.AT36]+MIN([.AT118];[.AU117])" office:value-type="float" office:value="229291" calcext:value-type="float">
            <text:p>229291</text:p>
          </table:table-cell>
          <table:table-cell table:formula="of:=[.AU36]+MIN([.AU118];[.AV117])" office:value-type="float" office:value="220678" calcext:value-type="float">
            <text:p>220678</text:p>
          </table:table-cell>
          <table:table-cell table:formula="of:=[.AV36]+MIN([.AV118];[.AW117])" office:value-type="float" office:value="221867" calcext:value-type="float">
            <text:p>221867</text:p>
          </table:table-cell>
          <table:table-cell table:formula="of:=[.AW36]+MIN([.AW118];[.AX117])" office:value-type="float" office:value="225495" calcext:value-type="float">
            <text:p>225495</text:p>
          </table:table-cell>
          <table:table-cell table:formula="of:=[.AX36]+MIN([.AX118];[.AY117])" office:value-type="float" office:value="227734" calcext:value-type="float">
            <text:p>227734</text:p>
          </table:table-cell>
          <table:table-cell table:formula="of:=[.AY36]+MIN([.AY118];[.AZ117])" office:value-type="float" office:value="225808" calcext:value-type="float">
            <text:p>225808</text:p>
          </table:table-cell>
          <table:table-cell table:formula="of:=[.AZ36]+MIN([.AZ118];[.BA117])" office:value-type="float" office:value="221818" calcext:value-type="float">
            <text:p>221818</text:p>
          </table:table-cell>
          <table:table-cell table:formula="of:=[.BA36]+MIN([.BA118];[.BB117])" office:value-type="float" office:value="219670" calcext:value-type="float">
            <text:p>219670</text:p>
          </table:table-cell>
          <table:table-cell table:formula="of:=[.BB36]+MIN([.BB118];[.BC117])" office:value-type="float" office:value="220880" calcext:value-type="float">
            <text:p>220880</text:p>
          </table:table-cell>
          <table:table-cell table:formula="of:=[.BC36]+MIN([.BC118];[.BD117])" office:value-type="float" office:value="220777" calcext:value-type="float">
            <text:p>220777</text:p>
          </table:table-cell>
          <table:table-cell table:formula="of:=[.BD36]+MIN([.BD118];[.BE117])" office:value-type="float" office:value="211324" calcext:value-type="float">
            <text:p>211324</text:p>
          </table:table-cell>
          <table:table-cell table:formula="of:=[.BE36]+MIN([.BE118];[.BF117])" office:value-type="float" office:value="212804" calcext:value-type="float">
            <text:p>212804</text:p>
          </table:table-cell>
          <table:table-cell table:formula="of:=[.BF36]+MIN([.BF118];[.BG117])" office:value-type="float" office:value="207198" calcext:value-type="float">
            <text:p>207198</text:p>
          </table:table-cell>
          <table:table-cell table:formula="of:=[.BG36]+MIN([.BG118];[.BH117])" office:value-type="float" office:value="198088" calcext:value-type="float">
            <text:p>198088</text:p>
          </table:table-cell>
          <table:table-cell table:formula="of:=[.BH36]+MIN([.BH118];[.BI117])" office:value-type="float" office:value="205961" calcext:value-type="float">
            <text:p>205961</text:p>
          </table:table-cell>
          <table:table-cell table:formula="of:=[.BI36]+MIN([.BI118];[.BJ117])" office:value-type="float" office:value="202836" calcext:value-type="float">
            <text:p>202836</text:p>
          </table:table-cell>
          <table:table-cell table:formula="of:=[.BJ36]+MIN([.BJ118];[.BK117])" office:value-type="float" office:value="208487" calcext:value-type="float">
            <text:p>208487</text:p>
          </table:table-cell>
          <table:table-cell table:formula="of:=[.BK36]+MIN([.BK118];[.BL117])" office:value-type="float" office:value="213697" calcext:value-type="float">
            <text:p>213697</text:p>
          </table:table-cell>
          <table:table-cell table:formula="of:=[.BL36]+MIN([.BL118];[.BM117])" office:value-type="float" office:value="205362" calcext:value-type="float">
            <text:p>205362</text:p>
          </table:table-cell>
          <table:table-cell table:formula="of:=[.BM36]+MIN([.BM118];[.BN117])" office:value-type="float" office:value="200982" calcext:value-type="float">
            <text:p>200982</text:p>
          </table:table-cell>
          <table:table-cell table:formula="of:=[.BN36]+MIN([.BN118];[.BO117])" office:value-type="float" office:value="195354" calcext:value-type="float">
            <text:p>195354</text:p>
          </table:table-cell>
          <table:table-cell table:formula="of:=[.BO36]+MIN([.BO118];[.BP117])" office:value-type="float" office:value="193950" calcext:value-type="float">
            <text:p>193950</text:p>
          </table:table-cell>
          <table:table-cell table:formula="of:=[.BP36]+MIN([.BP118];[.BQ117])" office:value-type="float" office:value="192633" calcext:value-type="float">
            <text:p>192633</text:p>
          </table:table-cell>
          <table:table-cell table:formula="of:=[.BQ36]+MIN([.BQ118];[.BR117])" office:value-type="float" office:value="194978" calcext:value-type="float">
            <text:p>194978</text:p>
          </table:table-cell>
          <table:table-cell table:formula="of:=[.BR36]+MIN([.BR118];[.BS117])" office:value-type="float" office:value="190397" calcext:value-type="float">
            <text:p>190397</text:p>
          </table:table-cell>
          <table:table-cell table:formula="of:=[.BS36]+MIN([.BS118];[.BT117])" office:value-type="float" office:value="183901" calcext:value-type="float">
            <text:p>183901</text:p>
          </table:table-cell>
          <table:table-cell table:formula="of:=[.BT36]+MIN([.BT118];[.BU117])" office:value-type="float" office:value="177839" calcext:value-type="float">
            <text:p>177839</text:p>
          </table:table-cell>
          <table:table-cell table:formula="of:=[.BU36]+MIN([.BU118];[.BV117])" office:value-type="float" office:value="174501" calcext:value-type="float">
            <text:p>174501</text:p>
          </table:table-cell>
          <table:table-cell table:formula="of:=[.BV36]+MIN([.BV118];[.BW117])" office:value-type="float" office:value="174037" calcext:value-type="float">
            <text:p>174037</text:p>
          </table:table-cell>
          <table:table-cell table:formula="of:=[.BW36]+MIN([.BW118];[.BX117])" office:value-type="float" office:value="172437" calcext:value-type="float">
            <text:p>172437</text:p>
          </table:table-cell>
          <table:table-cell table:formula="of:=[.BX36]+MIN([.BX118];[.BY117])" office:value-type="float" office:value="203339" calcext:value-type="float">
            <text:p>203339</text:p>
          </table:table-cell>
          <table:table-cell table:formula="of:=[.BY36]+MIN([.BY118];[.BZ117])" office:value-type="float" office:value="202251" calcext:value-type="float">
            <text:p>202251</text:p>
          </table:table-cell>
          <table:table-cell table:formula="of:=[.BZ36]+MIN([.BZ118];[.CA117])" office:value-type="float" office:value="205879" calcext:value-type="float">
            <text:p>205879</text:p>
          </table:table-cell>
          <table:table-cell table:formula="of:=[.CA36]+MIN([.CA118];[.CB117])" office:value-type="float" office:value="201065" calcext:value-type="float">
            <text:p>201065</text:p>
          </table:table-cell>
          <table:table-cell table:formula="of:=[.CB36]+[.CB118]" office:value-type="float" office:value="225611" calcext:value-type="float">
            <text:p>225611</text:p>
          </table:table-cell>
        </table:table-row>
        <table:table-row table:style-name="ro1">
          <table:table-cell table:formula="of:=[.A37]+MIN([.A119];[.B118])" office:value-type="float" office:value="366854" calcext:value-type="float">
            <text:p>366854</text:p>
          </table:table-cell>
          <table:table-cell table:formula="of:=[.B37]+MIN([.B119];[.C118])" office:value-type="float" office:value="364513" calcext:value-type="float">
            <text:p>364513</text:p>
          </table:table-cell>
          <table:table-cell table:formula="of:=[.C37]+MIN([.C119];[.D118])" office:value-type="float" office:value="368083" calcext:value-type="float">
            <text:p>368083</text:p>
          </table:table-cell>
          <table:table-cell table:formula="of:=[.D37]+MIN([.D119];[.E118])" office:value-type="float" office:value="360987" calcext:value-type="float">
            <text:p>360987</text:p>
          </table:table-cell>
          <table:table-cell table:formula="of:=[.E37]+MIN([.E119];[.F118])" office:value-type="float" office:value="359719" calcext:value-type="float">
            <text:p>359719</text:p>
          </table:table-cell>
          <table:table-cell table:formula="of:=[.F37]+MIN([.F119];[.G118])" office:value-type="float" office:value="351418" calcext:value-type="float">
            <text:p>351418</text:p>
          </table:table-cell>
          <table:table-cell table:formula="of:=[.G37]+MIN([.G119];[.H118])" office:value-type="float" office:value="344877" calcext:value-type="float">
            <text:p>344877</text:p>
          </table:table-cell>
          <table:table-cell table:formula="of:=[.H37]+MIN([.H119];[.I118])" office:value-type="float" office:value="335033" calcext:value-type="float">
            <text:p>335033</text:p>
          </table:table-cell>
          <table:table-cell table:formula="of:=[.I37]+MIN([.I119];[.J118])" office:value-type="float" office:value="334789" calcext:value-type="float">
            <text:p>334789</text:p>
          </table:table-cell>
          <table:table-cell table:formula="of:=[.J37]+MIN([.J119];[.K118])" office:value-type="float" office:value="329796" calcext:value-type="float">
            <text:p>329796</text:p>
          </table:table-cell>
          <table:table-cell table:formula="of:=[.K37]+MIN([.K119];[.L118])" office:value-type="float" office:value="327516" calcext:value-type="float">
            <text:p>327516</text:p>
          </table:table-cell>
          <table:table-cell table:formula="of:=[.L37]+MIN([.L119];[.M118])" office:value-type="float" office:value="319827" calcext:value-type="float">
            <text:p>319827</text:p>
          </table:table-cell>
          <table:table-cell table:formula="of:=[.M37]+MIN([.M119];[.N118])" office:value-type="float" office:value="315802" calcext:value-type="float">
            <text:p>315802</text:p>
          </table:table-cell>
          <table:table-cell table:formula="of:=[.N37]+MIN([.N119];[.O118])" office:value-type="float" office:value="311606" calcext:value-type="float">
            <text:p>311606</text:p>
          </table:table-cell>
          <table:table-cell table:formula="of:=[.O37]+MIN([.O119];[.P118])" office:value-type="float" office:value="306084" calcext:value-type="float">
            <text:p>306084</text:p>
          </table:table-cell>
          <table:table-cell table:formula="of:=[.P37]+MIN([.P119];[.Q118])" office:value-type="float" office:value="298180" calcext:value-type="float">
            <text:p>298180</text:p>
          </table:table-cell>
          <table:table-cell table:formula="of:=[.Q37]+MIN([.Q119];[.R118])" office:value-type="float" office:value="292132" calcext:value-type="float">
            <text:p>292132</text:p>
          </table:table-cell>
          <table:table-cell table:formula="of:=[.R37]+MIN([.R119];[.S118])" office:value-type="float" office:value="297697" calcext:value-type="float">
            <text:p>297697</text:p>
          </table:table-cell>
          <table:table-cell table:formula="of:=[.S37]+MIN([.S119];[.T118])" office:value-type="float" office:value="288439" calcext:value-type="float">
            <text:p>288439</text:p>
          </table:table-cell>
          <table:table-cell table:formula="of:=[.T37]+MIN([.T119];[.U118])" office:value-type="float" office:value="295608" calcext:value-type="float">
            <text:p>295608</text:p>
          </table:table-cell>
          <table:table-cell table:formula="of:=[.U37]+MIN([.U119];[.V118])" office:value-type="float" office:value="292544" calcext:value-type="float">
            <text:p>292544</text:p>
          </table:table-cell>
          <table:table-cell table:formula="of:=[.V37]+MIN([.V119];[.W118])" office:value-type="float" office:value="291243" calcext:value-type="float">
            <text:p>291243</text:p>
          </table:table-cell>
          <table:table-cell table:formula="of:=[.W37]+MIN([.W119];[.X118])" office:value-type="float" office:value="283156" calcext:value-type="float">
            <text:p>283156</text:p>
          </table:table-cell>
          <table:table-cell table:formula="of:=[.X37]+MIN([.X119];[.Y118])" office:value-type="float" office:value="275911" calcext:value-type="float">
            <text:p>275911</text:p>
          </table:table-cell>
          <table:table-cell table:formula="of:=[.Y37]+MIN([.Y119];[.Z118])" office:value-type="float" office:value="285649" calcext:value-type="float">
            <text:p>285649</text:p>
          </table:table-cell>
          <table:table-cell table:formula="of:=[.Z37]+MIN([.Z119];[.AA118])" office:value-type="float" office:value="288827" calcext:value-type="float">
            <text:p>288827</text:p>
          </table:table-cell>
          <table:table-cell table:formula="of:=[.AA37]+MIN([.AA119];[.AB118])" office:value-type="float" office:value="286504" calcext:value-type="float">
            <text:p>286504</text:p>
          </table:table-cell>
          <table:table-cell table:formula="of:=[.AB37]+MIN([.AB119];[.AC118])" office:value-type="float" office:value="284063" calcext:value-type="float">
            <text:p>284063</text:p>
          </table:table-cell>
          <table:table-cell table:formula="of:=[.AC37]+MIN([.AC119];[.AD118])" office:value-type="float" office:value="282049" calcext:value-type="float">
            <text:p>282049</text:p>
          </table:table-cell>
          <table:table-cell table:formula="of:=[.AD37]+MIN([.AD119];[.AE118])" office:value-type="float" office:value="277031" calcext:value-type="float">
            <text:p>277031</text:p>
          </table:table-cell>
          <table:table-cell table:formula="of:=[.AE37]+MIN([.AE119];[.AF118])" office:value-type="float" office:value="273610" calcext:value-type="float">
            <text:p>273610</text:p>
          </table:table-cell>
          <table:table-cell table:formula="of:=[.AF37]+MIN([.AF119];[.AG118])" office:value-type="float" office:value="268297" calcext:value-type="float">
            <text:p>268297</text:p>
          </table:table-cell>
          <table:table-cell table:formula="of:=[.AG37]+MIN([.AG119];[.AH118])" office:value-type="float" office:value="272806" calcext:value-type="float">
            <text:p>272806</text:p>
          </table:table-cell>
          <table:table-cell table:formula="of:=[.AH37]+MIN([.AH119];[.AI118])" office:value-type="float" office:value="268879" calcext:value-type="float">
            <text:p>268879</text:p>
          </table:table-cell>
          <table:table-cell table:formula="of:=[.AI37]+MIN([.AI119];[.AJ118])" office:value-type="float" office:value="264875" calcext:value-type="float">
            <text:p>264875</text:p>
          </table:table-cell>
          <table:table-cell table:formula="of:=[.AJ37]+MIN([.AJ119];[.AK118])" office:value-type="float" office:value="255081" calcext:value-type="float">
            <text:p>255081</text:p>
          </table:table-cell>
          <table:table-cell table:formula="of:=[.AK37]+MIN([.AK119];[.AL118])" office:value-type="float" office:value="246712" calcext:value-type="float">
            <text:p>246712</text:p>
          </table:table-cell>
          <table:table-cell table:formula="of:=[.AL37]+MIN([.AL119];[.AM118])" office:value-type="float" office:value="242527" calcext:value-type="float">
            <text:p>242527</text:p>
          </table:table-cell>
          <table:table-cell table:formula="of:=[.AM37]+MIN([.AM119];[.AN118])" office:value-type="float" office:value="241039" calcext:value-type="float">
            <text:p>241039</text:p>
          </table:table-cell>
          <table:table-cell table:formula="of:=[.AN37]+MIN([.AN119];[.AO118])" office:value-type="float" office:value="233829" calcext:value-type="float">
            <text:p>233829</text:p>
          </table:table-cell>
          <table:table-cell table:formula="of:=[.AO37]+MIN([.AO119];[.AP118])" office:value-type="float" office:value="232305" calcext:value-type="float">
            <text:p>232305</text:p>
          </table:table-cell>
          <table:table-cell table:formula="of:=[.AP37]+MIN([.AP119];[.AQ118])" office:value-type="float" office:value="231289" calcext:value-type="float">
            <text:p>231289</text:p>
          </table:table-cell>
          <table:table-cell table:formula="of:=[.AQ37]+MIN([.AQ119];[.AR118])" office:value-type="float" office:value="232670" calcext:value-type="float">
            <text:p>232670</text:p>
          </table:table-cell>
          <table:table-cell table:formula="of:=[.AR37]+MIN([.AR119];[.AS118])" office:value-type="float" office:value="224998" calcext:value-type="float">
            <text:p>224998</text:p>
          </table:table-cell>
          <table:table-cell table:formula="of:=[.AS37]+MIN([.AS119];[.AT118])" office:value-type="float" office:value="223153" calcext:value-type="float">
            <text:p>223153</text:p>
          </table:table-cell>
          <table:table-cell table:formula="of:=[.AT37]+MIN([.AT119];[.AU118])" office:value-type="float" office:value="224642" calcext:value-type="float">
            <text:p>224642</text:p>
          </table:table-cell>
          <table:table-cell table:formula="of:=[.AU37]+MIN([.AU119];[.AV118])" office:value-type="float" office:value="216607" calcext:value-type="float">
            <text:p>216607</text:p>
          </table:table-cell>
          <table:table-cell table:formula="of:=[.AV37]+MIN([.AV119];[.AW118])" office:value-type="float" office:value="220635" calcext:value-type="float">
            <text:p>220635</text:p>
          </table:table-cell>
          <table:table-cell table:formula="of:=[.AW37]+MIN([.AW119];[.AX118])" office:value-type="float" office:value="219467" calcext:value-type="float">
            <text:p>219467</text:p>
          </table:table-cell>
          <table:table-cell table:formula="of:=[.AX37]+MIN([.AX119];[.AY118])" office:value-type="float" office:value="225558" calcext:value-type="float">
            <text:p>225558</text:p>
          </table:table-cell>
          <table:table-cell table:formula="of:=[.AY37]+MIN([.AY119];[.AZ118])" office:value-type="float" office:value="222698" calcext:value-type="float">
            <text:p>222698</text:p>
          </table:table-cell>
          <table:table-cell table:formula="of:=[.AZ37]+MIN([.AZ119];[.BA118])" office:value-type="float" office:value="223440" calcext:value-type="float">
            <text:p>223440</text:p>
          </table:table-cell>
          <table:table-cell table:formula="of:=[.BA37]+MIN([.BA119];[.BB118])" office:value-type="float" office:value="215922" calcext:value-type="float">
            <text:p>215922</text:p>
          </table:table-cell>
          <table:table-cell table:formula="of:=[.BB37]+MIN([.BB119];[.BC118])" office:value-type="float" office:value="221564" calcext:value-type="float">
            <text:p>221564</text:p>
          </table:table-cell>
          <table:table-cell table:formula="of:=[.BC37]+MIN([.BC119];[.BD118])" office:value-type="float" office:value="211971" calcext:value-type="float">
            <text:p>211971</text:p>
          </table:table-cell>
          <table:table-cell table:formula="of:=[.BD37]+MIN([.BD119];[.BE118])" office:value-type="float" office:value="210786" calcext:value-type="float">
            <text:p>210786</text:p>
          </table:table-cell>
          <table:table-cell table:formula="of:=[.BE37]+MIN([.BE119];[.BF118])" office:value-type="float" office:value="206059" calcext:value-type="float">
            <text:p>206059</text:p>
          </table:table-cell>
          <table:table-cell table:formula="of:=[.BF37]+MIN([.BF119];[.BG118])" office:value-type="float" office:value="200034" calcext:value-type="float">
            <text:p>200034</text:p>
          </table:table-cell>
          <table:table-cell table:formula="of:=[.BG37]+MIN([.BG119];[.BH118])" office:value-type="float" office:value="197162" calcext:value-type="float">
            <text:p>197162</text:p>
          </table:table-cell>
          <table:table-cell table:formula="of:=[.BH37]+MIN([.BH119];[.BI118])" office:value-type="float" office:value="205433" calcext:value-type="float">
            <text:p>205433</text:p>
          </table:table-cell>
          <table:table-cell table:formula="of:=[.BI37]+MIN([.BI119];[.BJ118])" office:value-type="float" office:value="202363" calcext:value-type="float">
            <text:p>202363</text:p>
          </table:table-cell>
          <table:table-cell table:formula="of:=[.BJ37]+MIN([.BJ119];[.BK118])" office:value-type="float" office:value="202517" calcext:value-type="float">
            <text:p>202517</text:p>
          </table:table-cell>
          <table:table-cell table:formula="of:=[.BK37]+MIN([.BK119];[.BL118])" office:value-type="float" office:value="204969" calcext:value-type="float">
            <text:p>204969</text:p>
          </table:table-cell>
          <table:table-cell table:formula="of:=[.BL37]+MIN([.BL119];[.BM118])" office:value-type="float" office:value="198290" calcext:value-type="float">
            <text:p>198290</text:p>
          </table:table-cell>
          <table:table-cell table:formula="of:=[.BM37]+MIN([.BM119];[.BN118])" office:value-type="float" office:value="191920" calcext:value-type="float">
            <text:p>191920</text:p>
          </table:table-cell>
          <table:table-cell table:formula="of:=[.BN37]+MIN([.BN119];[.BO118])" office:value-type="float" office:value="197678" calcext:value-type="float">
            <text:p>197678</text:p>
          </table:table-cell>
          <table:table-cell table:formula="of:=[.BO37]+MIN([.BO119];[.BP118])" office:value-type="float" office:value="196140" calcext:value-type="float">
            <text:p>196140</text:p>
          </table:table-cell>
          <table:table-cell table:formula="of:=[.BP37]+MIN([.BP119];[.BQ118])" office:value-type="float" office:value="187494" calcext:value-type="float">
            <text:p>187494</text:p>
          </table:table-cell>
          <table:table-cell table:formula="of:=[.BQ37]+MIN([.BQ119];[.BR118])" office:value-type="float" office:value="185116" calcext:value-type="float">
            <text:p>185116</text:p>
          </table:table-cell>
          <table:table-cell table:formula="of:=[.BR37]+MIN([.BR119];[.BS118])" office:value-type="float" office:value="192515" calcext:value-type="float">
            <text:p>192515</text:p>
          </table:table-cell>
          <table:table-cell table:formula="of:=[.BS37]+MIN([.BS119];[.BT118])" office:value-type="float" office:value="193427" calcext:value-type="float">
            <text:p>193427</text:p>
          </table:table-cell>
          <table:table-cell table:formula="of:=[.BT37]+MIN([.BT119];[.BU118])" office:value-type="float" office:value="192418" calcext:value-type="float">
            <text:p>192418</text:p>
          </table:table-cell>
          <table:table-cell table:formula="of:=[.BU37]+MIN([.BU119];[.BV118])" office:value-type="float" office:value="182728" calcext:value-type="float">
            <text:p>182728</text:p>
          </table:table-cell>
          <table:table-cell table:formula="of:=[.BV37]+MIN([.BV119];[.BW118])" office:value-type="float" office:value="173851" calcext:value-type="float">
            <text:p>173851</text:p>
          </table:table-cell>
          <table:table-cell table:formula="of:=[.BW37]+MIN([.BW119];[.BX118])" office:value-type="float" office:value="169905" calcext:value-type="float">
            <text:p>169905</text:p>
          </table:table-cell>
          <table:table-cell table:formula="of:=[.BX37]+MIN([.BX119];[.BY118])" office:value-type="float" office:value="202812" calcext:value-type="float">
            <text:p>202812</text:p>
          </table:table-cell>
          <table:table-cell table:formula="of:=[.BY37]+MIN([.BY119];[.BZ118])" office:value-type="float" office:value="194019" calcext:value-type="float">
            <text:p>194019</text:p>
          </table:table-cell>
          <table:table-cell table:formula="of:=[.BZ37]+MIN([.BZ119];[.CA118])" office:value-type="float" office:value="198140" calcext:value-type="float">
            <text:p>198140</text:p>
          </table:table-cell>
          <table:table-cell table:formula="of:=[.CA37]+MIN([.CA119];[.CB118])" office:value-type="float" office:value="192791" calcext:value-type="float">
            <text:p>192791</text:p>
          </table:table-cell>
          <table:table-cell table:formula="of:=[.CB37]+[.CB119]" office:value-type="float" office:value="221738" calcext:value-type="float">
            <text:p>221738</text:p>
          </table:table-cell>
        </table:table-row>
        <table:table-row table:style-name="ro1">
          <table:table-cell table:formula="of:=[.A38]+MIN([.A120];[.B119])" office:value-type="float" office:value="370420" calcext:value-type="float">
            <text:p>370420</text:p>
          </table:table-cell>
          <table:table-cell table:formula="of:=[.B38]+MIN([.B120];[.C119])" office:value-type="float" office:value="363990" calcext:value-type="float">
            <text:p>363990</text:p>
          </table:table-cell>
          <table:table-cell table:formula="of:=[.C38]+MIN([.C120];[.D119])" office:value-type="float" office:value="361584" calcext:value-type="float">
            <text:p>361584</text:p>
          </table:table-cell>
          <table:table-cell table:formula="of:=[.D38]+MIN([.D120];[.E119])" office:value-type="float" office:value="352590" calcext:value-type="float">
            <text:p>352590</text:p>
          </table:table-cell>
          <table:table-cell table:formula="of:=[.E38]+MIN([.E120];[.F119])" office:value-type="float" office:value="352534" calcext:value-type="float">
            <text:p>352534</text:p>
          </table:table-cell>
          <table:table-cell table:formula="of:=[.F38]+MIN([.F120];[.G119])" office:value-type="float" office:value="352818" calcext:value-type="float">
            <text:p>352818</text:p>
          </table:table-cell>
          <table:table-cell table:formula="of:=[.G38]+MIN([.G120];[.H119])" office:value-type="float" office:value="352556" calcext:value-type="float">
            <text:p>352556</text:p>
          </table:table-cell>
          <table:table-cell table:formula="of:=[.H38]+MIN([.H120];[.I119])" office:value-type="float" office:value="343113" calcext:value-type="float">
            <text:p>343113</text:p>
          </table:table-cell>
          <table:table-cell table:formula="of:=[.I38]+MIN([.I120];[.J119])" office:value-type="float" office:value="336034" calcext:value-type="float">
            <text:p>336034</text:p>
          </table:table-cell>
          <table:table-cell table:formula="of:=[.J38]+MIN([.J120];[.K119])" office:value-type="float" office:value="328455" calcext:value-type="float">
            <text:p>328455</text:p>
          </table:table-cell>
          <table:table-cell table:formula="of:=[.K38]+MIN([.K120];[.L119])" office:value-type="float" office:value="323223" calcext:value-type="float">
            <text:p>323223</text:p>
          </table:table-cell>
          <table:table-cell table:formula="of:=[.L38]+MIN([.L120];[.M119])" office:value-type="float" office:value="316532" calcext:value-type="float">
            <text:p>316532</text:p>
          </table:table-cell>
          <table:table-cell table:formula="of:=[.M38]+MIN([.M120];[.N119])" office:value-type="float" office:value="313097" calcext:value-type="float">
            <text:p>313097</text:p>
          </table:table-cell>
          <table:table-cell table:formula="of:=[.N38]+MIN([.N120];[.O119])" office:value-type="float" office:value="306379" calcext:value-type="float">
            <text:p>306379</text:p>
          </table:table-cell>
          <table:table-cell table:formula="of:=[.O38]+MIN([.O120];[.P119])" office:value-type="float" office:value="300681" calcext:value-type="float">
            <text:p>300681</text:p>
          </table:table-cell>
          <table:table-cell table:formula="of:=[.P38]+MIN([.P120];[.Q119])" office:value-type="float" office:value="296537" calcext:value-type="float">
            <text:p>296537</text:p>
          </table:table-cell>
          <table:table-cell table:formula="of:=[.Q38]+MIN([.Q120];[.R119])" office:value-type="float" office:value="289509" calcext:value-type="float">
            <text:p>289509</text:p>
          </table:table-cell>
          <table:table-cell table:formula="of:=[.R38]+MIN([.R120];[.S119])" office:value-type="float" office:value="288917" calcext:value-type="float">
            <text:p>288917</text:p>
          </table:table-cell>
          <table:table-cell table:formula="of:=[.S38]+MIN([.S120];[.T119])" office:value-type="float" office:value="286290" calcext:value-type="float">
            <text:p>286290</text:p>
          </table:table-cell>
          <table:table-cell table:formula="of:=[.T38]+MIN([.T120];[.U119])" office:value-type="float" office:value="286147" calcext:value-type="float">
            <text:p>286147</text:p>
          </table:table-cell>
          <table:table-cell table:formula="of:=[.U38]+MIN([.U120];[.V119])" office:value-type="float" office:value="286096" calcext:value-type="float">
            <text:p>286096</text:p>
          </table:table-cell>
          <table:table-cell table:formula="of:=[.V38]+MIN([.V120];[.W119])" office:value-type="float" office:value="284505" calcext:value-type="float">
            <text:p>284505</text:p>
          </table:table-cell>
          <table:table-cell table:formula="of:=[.W38]+MIN([.W120];[.X119])" office:value-type="float" office:value="283112" calcext:value-type="float">
            <text:p>283112</text:p>
          </table:table-cell>
          <table:table-cell table:formula="of:=[.X38]+MIN([.X120];[.Y119])" office:value-type="float" office:value="273994" calcext:value-type="float">
            <text:p>273994</text:p>
          </table:table-cell>
          <table:table-cell table:formula="of:=[.Y38]+MIN([.Y120];[.Z119])" office:value-type="float" office:value="277309" calcext:value-type="float">
            <text:p>277309</text:p>
          </table:table-cell>
          <table:table-cell table:formula="of:=[.Z38]+MIN([.Z120];[.AA119])" office:value-type="float" office:value="281700" calcext:value-type="float">
            <text:p>281700</text:p>
          </table:table-cell>
          <table:table-cell table:formula="of:=[.AA38]+MIN([.AA120];[.AB119])" office:value-type="float" office:value="278038" calcext:value-type="float">
            <text:p>278038</text:p>
          </table:table-cell>
          <table:table-cell table:formula="of:=[.AB38]+MIN([.AB120];[.AC119])" office:value-type="float" office:value="278338" calcext:value-type="float">
            <text:p>278338</text:p>
          </table:table-cell>
          <table:table-cell table:formula="of:=[.AC38]+MIN([.AC120];[.AD119])" office:value-type="float" office:value="275053" calcext:value-type="float">
            <text:p>275053</text:p>
          </table:table-cell>
          <table:table-cell table:formula="of:=[.AD38]+MIN([.AD120];[.AE119])" office:value-type="float" office:value="274359" calcext:value-type="float">
            <text:p>274359</text:p>
          </table:table-cell>
          <table:table-cell table:formula="of:=[.AE38]+MIN([.AE120];[.AF119])" office:value-type="float" office:value="271162" calcext:value-type="float">
            <text:p>271162</text:p>
          </table:table-cell>
          <table:table-cell table:formula="of:=[.AF38]+MIN([.AF120];[.AG119])" office:value-type="float" office:value="267785" calcext:value-type="float">
            <text:p>267785</text:p>
          </table:table-cell>
          <table:table-cell table:formula="of:=[.AG38]+MIN([.AG120];[.AH119])" office:value-type="float" office:value="263642" calcext:value-type="float">
            <text:p>263642</text:p>
          </table:table-cell>
          <table:table-cell table:formula="of:=[.AH38]+MIN([.AH120];[.AI119])" office:value-type="float" office:value="259042" calcext:value-type="float">
            <text:p>259042</text:p>
          </table:table-cell>
          <table:table-cell table:formula="of:=[.AI38]+MIN([.AI120];[.AJ119])" office:value-type="float" office:value="259460" calcext:value-type="float">
            <text:p>259460</text:p>
          </table:table-cell>
          <table:table-cell table:formula="of:=[.AJ38]+MIN([.AJ120];[.AK119])" office:value-type="float" office:value="251423" calcext:value-type="float">
            <text:p>251423</text:p>
          </table:table-cell>
          <table:table-cell table:formula="of:=[.AK38]+MIN([.AK120];[.AL119])" office:value-type="float" office:value="247079" calcext:value-type="float">
            <text:p>247079</text:p>
          </table:table-cell>
          <table:table-cell table:formula="of:=[.AL38]+MIN([.AL120];[.AM119])" office:value-type="float" office:value="243181" calcext:value-type="float">
            <text:p>243181</text:p>
          </table:table-cell>
          <table:table-cell table:formula="of:=[.AM38]+MIN([.AM120];[.AN119])" office:value-type="float" office:value="241607" calcext:value-type="float">
            <text:p>241607</text:p>
          </table:table-cell>
          <table:table-cell table:formula="of:=[.AN38]+MIN([.AN120];[.AO119])" office:value-type="float" office:value="238023" calcext:value-type="float">
            <text:p>238023</text:p>
          </table:table-cell>
          <table:table-cell table:formula="of:=[.AO38]+MIN([.AO120];[.AP119])" office:value-type="float" office:value="233734" calcext:value-type="float">
            <text:p>233734</text:p>
          </table:table-cell>
          <table:table-cell table:formula="of:=[.AP38]+MIN([.AP120];[.AQ119])" office:value-type="float" office:value="226669" calcext:value-type="float">
            <text:p>226669</text:p>
          </table:table-cell>
          <table:table-cell table:formula="of:=[.AQ38]+MIN([.AQ120];[.AR119])" office:value-type="float" office:value="223235" calcext:value-type="float">
            <text:p>223235</text:p>
          </table:table-cell>
          <table:table-cell table:formula="of:=[.AR38]+MIN([.AR120];[.AS119])" office:value-type="float" office:value="222520" calcext:value-type="float">
            <text:p>222520</text:p>
          </table:table-cell>
          <table:table-cell table:formula="of:=[.AS38]+MIN([.AS120];[.AT119])" office:value-type="float" office:value="215388" calcext:value-type="float">
            <text:p>215388</text:p>
          </table:table-cell>
          <table:table-cell table:formula="of:=[.AT38]+MIN([.AT120];[.AU119])" office:value-type="float" office:value="217011" calcext:value-type="float">
            <text:p>217011</text:p>
          </table:table-cell>
          <table:table-cell table:formula="of:=[.AU38]+MIN([.AU120];[.AV119])" office:value-type="float" office:value="215910" calcext:value-type="float">
            <text:p>215910</text:p>
          </table:table-cell>
          <table:table-cell table:formula="of:=[.AV38]+MIN([.AV120];[.AW119])" office:value-type="float" office:value="213958" calcext:value-type="float">
            <text:p>213958</text:p>
          </table:table-cell>
          <table:table-cell table:formula="of:=[.AW38]+MIN([.AW120];[.AX119])" office:value-type="float" office:value="215743" calcext:value-type="float">
            <text:p>215743</text:p>
          </table:table-cell>
          <table:table-cell table:formula="of:=[.AX38]+MIN([.AX120];[.AY119])" office:value-type="float" office:value="218570" calcext:value-type="float">
            <text:p>218570</text:p>
          </table:table-cell>
          <table:table-cell table:formula="of:=[.AY38]+MIN([.AY120];[.AZ119])" office:value-type="float" office:value="216845" calcext:value-type="float">
            <text:p>216845</text:p>
          </table:table-cell>
          <table:table-cell table:formula="of:=[.AZ38]+MIN([.AZ120];[.BA119])" office:value-type="float" office:value="215778" calcext:value-type="float">
            <text:p>215778</text:p>
          </table:table-cell>
          <table:table-cell table:formula="of:=[.BA38]+MIN([.BA120];[.BB119])" office:value-type="float" office:value="212027" calcext:value-type="float">
            <text:p>212027</text:p>
          </table:table-cell>
          <table:table-cell table:formula="of:=[.BB38]+MIN([.BB120];[.BC119])" office:value-type="float" office:value="220015" calcext:value-type="float">
            <text:p>220015</text:p>
          </table:table-cell>
          <table:table-cell table:formula="of:=[.BC38]+MIN([.BC120];[.BD119])" office:value-type="float" office:value="215387" calcext:value-type="float">
            <text:p>215387</text:p>
          </table:table-cell>
          <table:table-cell table:formula="of:=[.BD38]+MIN([.BD120];[.BE119])" office:value-type="float" office:value="208602" calcext:value-type="float">
            <text:p>208602</text:p>
          </table:table-cell>
          <table:table-cell table:formula="of:=[.BE38]+MIN([.BE120];[.BF119])" office:value-type="float" office:value="200665" calcext:value-type="float">
            <text:p>200665</text:p>
          </table:table-cell>
          <table:table-cell table:formula="of:=[.BF38]+MIN([.BF120];[.BG119])" office:value-type="float" office:value="194300" calcext:value-type="float">
            <text:p>194300</text:p>
          </table:table-cell>
          <table:table-cell table:formula="of:=[.BG38]+MIN([.BG120];[.BH119])" office:value-type="float" office:value="189497" calcext:value-type="float">
            <text:p>189497</text:p>
          </table:table-cell>
          <table:table-cell table:formula="of:=[.BH38]+MIN([.BH120];[.BI119])" office:value-type="float" office:value="203473" calcext:value-type="float">
            <text:p>203473</text:p>
          </table:table-cell>
          <table:table-cell table:formula="of:=[.BI38]+MIN([.BI120];[.BJ119])" office:value-type="float" office:value="202225" calcext:value-type="float">
            <text:p>202225</text:p>
          </table:table-cell>
          <table:table-cell table:formula="of:=[.BJ38]+MIN([.BJ120];[.BK119])" office:value-type="float" office:value="194048" calcext:value-type="float">
            <text:p>194048</text:p>
          </table:table-cell>
          <table:table-cell table:formula="of:=[.BK38]+MIN([.BK120];[.BL119])" office:value-type="float" office:value="198221" calcext:value-type="float">
            <text:p>198221</text:p>
          </table:table-cell>
          <table:table-cell table:formula="of:=[.BL38]+MIN([.BL120];[.BM119])" office:value-type="float" office:value="191831" calcext:value-type="float">
            <text:p>191831</text:p>
          </table:table-cell>
          <table:table-cell table:formula="of:=[.BM38]+MIN([.BM120];[.BN119])" office:value-type="float" office:value="191359" calcext:value-type="float">
            <text:p>191359</text:p>
          </table:table-cell>
          <table:table-cell table:formula="of:=[.BN38]+MIN([.BN120];[.BO119])" office:value-type="float" office:value="189743" calcext:value-type="float">
            <text:p>189743</text:p>
          </table:table-cell>
          <table:table-cell table:formula="of:=[.BO38]+MIN([.BO120];[.BP119])" office:value-type="float" office:value="196767" calcext:value-type="float">
            <text:p>196767</text:p>
          </table:table-cell>
          <table:table-cell table:formula="of:=[.BP38]+MIN([.BP120];[.BQ119])" office:value-type="float" office:value="190680" calcext:value-type="float">
            <text:p>190680</text:p>
          </table:table-cell>
          <table:table-cell table:formula="of:=[.BQ38]+MIN([.BQ120];[.BR119])" office:value-type="float" office:value="184654" calcext:value-type="float">
            <text:p>184654</text:p>
          </table:table-cell>
          <table:table-cell table:formula="of:=[.BR38]+MIN([.BR120];[.BS119])" office:value-type="float" office:value="184760" calcext:value-type="float">
            <text:p>184760</text:p>
          </table:table-cell>
          <table:table-cell table:formula="of:=[.BS38]+MIN([.BS120];[.BT119])" office:value-type="float" office:value="190312" calcext:value-type="float">
            <text:p>190312</text:p>
          </table:table-cell>
          <table:table-cell table:formula="of:=[.BT38]+MIN([.BT120];[.BU119])" office:value-type="float" office:value="185145" calcext:value-type="float">
            <text:p>185145</text:p>
          </table:table-cell>
          <table:table-cell table:formula="of:=[.BU38]+MIN([.BU120];[.BV119])" office:value-type="float" office:value="183479" calcext:value-type="float">
            <text:p>183479</text:p>
          </table:table-cell>
          <table:table-cell table:formula="of:=[.BV38]+MIN([.BV120];[.BW119])" office:value-type="float" office:value="175329" calcext:value-type="float">
            <text:p>175329</text:p>
          </table:table-cell>
          <table:table-cell table:formula="of:=[.BW38]+MIN([.BW120];[.BX119])" office:value-type="float" office:value="167177" calcext:value-type="float">
            <text:p>167177</text:p>
          </table:table-cell>
          <table:table-cell table:formula="of:=[.BX38]+MIN([.BX120];[.BY119])" office:value-type="float" office:value="198250" calcext:value-type="float">
            <text:p>198250</text:p>
          </table:table-cell>
          <table:table-cell table:formula="of:=[.BY38]+MIN([.BY120];[.BZ119])" office:value-type="float" office:value="193775" calcext:value-type="float">
            <text:p>193775</text:p>
          </table:table-cell>
          <table:table-cell table:formula="of:=[.BZ38]+MIN([.BZ120];[.CA119])" office:value-type="float" office:value="191817" calcext:value-type="float">
            <text:p>191817</text:p>
          </table:table-cell>
          <table:table-cell table:formula="of:=[.CA38]+MIN([.CA120];[.CB119])" office:value-type="float" office:value="184125" calcext:value-type="float">
            <text:p>184125</text:p>
          </table:table-cell>
          <table:table-cell table:formula="of:=[.CB38]+[.CB120]" office:value-type="float" office:value="217467" calcext:value-type="float">
            <text:p>217467</text:p>
          </table:table-cell>
        </table:table-row>
        <table:table-row table:style-name="ro1">
          <table:table-cell table:formula="of:=[.A39]+MIN([.A121];[.B120])" office:value-type="float" office:value="366619" calcext:value-type="float">
            <text:p>366619</text:p>
          </table:table-cell>
          <table:table-cell table:formula="of:=[.B39]+MIN([.B121];[.C120])" office:value-type="float" office:value="363809" calcext:value-type="float">
            <text:p>363809</text:p>
          </table:table-cell>
          <table:table-cell table:formula="of:=[.C39]+MIN([.C121];[.D120])" office:value-type="float" office:value="360767" calcext:value-type="float">
            <text:p>360767</text:p>
          </table:table-cell>
          <table:table-cell table:formula="of:=[.D39]+MIN([.D121];[.E120])" office:value-type="float" office:value="353008" calcext:value-type="float">
            <text:p>353008</text:p>
          </table:table-cell>
          <table:table-cell table:formula="of:=[.E39]+MIN([.E121];[.F120])" office:value-type="float" office:value="351267" calcext:value-type="float">
            <text:p>351267</text:p>
          </table:table-cell>
          <table:table-cell table:formula="of:=[.F39]+MIN([.F121];[.G120])" office:value-type="float" office:value="348992" calcext:value-type="float">
            <text:p>348992</text:p>
          </table:table-cell>
          <table:table-cell table:formula="of:=[.G39]+MIN([.G121];[.H120])" office:value-type="float" office:value="348672" calcext:value-type="float">
            <text:p>348672</text:p>
          </table:table-cell>
          <table:table-cell table:formula="of:=[.H39]+MIN([.H121];[.I120])" office:value-type="float" office:value="340996" calcext:value-type="float">
            <text:p>340996</text:p>
          </table:table-cell>
          <table:table-cell table:formula="of:=[.I39]+MIN([.I121];[.J120])" office:value-type="float" office:value="332356" calcext:value-type="float">
            <text:p>332356</text:p>
          </table:table-cell>
          <table:table-cell table:formula="of:=[.J39]+MIN([.J121];[.K120])" office:value-type="float" office:value="328239" calcext:value-type="float">
            <text:p>328239</text:p>
          </table:table-cell>
          <table:table-cell table:formula="of:=[.K39]+MIN([.K121];[.L120])" office:value-type="float" office:value="326281" calcext:value-type="float">
            <text:p>326281</text:p>
          </table:table-cell>
          <table:table-cell table:formula="of:=[.L39]+MIN([.L121];[.M120])" office:value-type="float" office:value="318781" calcext:value-type="float">
            <text:p>318781</text:p>
          </table:table-cell>
          <table:table-cell table:formula="of:=[.M39]+MIN([.M121];[.N120])" office:value-type="float" office:value="310733" calcext:value-type="float">
            <text:p>310733</text:p>
          </table:table-cell>
          <table:table-cell table:formula="of:=[.N39]+MIN([.N121];[.O120])" office:value-type="float" office:value="308976" calcext:value-type="float">
            <text:p>308976</text:p>
          </table:table-cell>
          <table:table-cell table:formula="of:=[.O39]+MIN([.O121];[.P120])" office:value-type="float" office:value="305022" calcext:value-type="float">
            <text:p>305022</text:p>
          </table:table-cell>
          <table:table-cell table:formula="of:=[.P39]+MIN([.P121];[.Q120])" office:value-type="float" office:value="295752" calcext:value-type="float">
            <text:p>295752</text:p>
          </table:table-cell>
          <table:table-cell table:formula="of:=[.Q39]+MIN([.Q121];[.R120])" office:value-type="float" office:value="293781" calcext:value-type="float">
            <text:p>293781</text:p>
          </table:table-cell>
          <table:table-cell table:formula="of:=[.R39]+MIN([.R121];[.S120])" office:value-type="float" office:value="288985" calcext:value-type="float">
            <text:p>288985</text:p>
          </table:table-cell>
          <table:table-cell table:formula="of:=[.S39]+MIN([.S121];[.T120])" office:value-type="float" office:value="286073" calcext:value-type="float">
            <text:p>286073</text:p>
          </table:table-cell>
          <table:table-cell table:formula="of:=[.T39]+MIN([.T121];[.U120])" office:value-type="float" office:value="285413" calcext:value-type="float">
            <text:p>285413</text:p>
          </table:table-cell>
          <table:table-cell table:formula="of:=[.U39]+MIN([.U121];[.V120])" office:value-type="float" office:value="279902" calcext:value-type="float">
            <text:p>279902</text:p>
          </table:table-cell>
          <table:table-cell table:formula="of:=[.V39]+MIN([.V121];[.W120])" office:value-type="float" office:value="276349" calcext:value-type="float">
            <text:p>276349</text:p>
          </table:table-cell>
          <table:table-cell table:formula="of:=[.W39]+MIN([.W121];[.X120])" office:value-type="float" office:value="279693" calcext:value-type="float">
            <text:p>279693</text:p>
          </table:table-cell>
          <table:table-cell table:formula="of:=[.X39]+MIN([.X121];[.Y120])" office:value-type="float" office:value="273936" calcext:value-type="float">
            <text:p>273936</text:p>
          </table:table-cell>
          <table:table-cell table:formula="of:=[.Y39]+MIN([.Y121];[.Z120])" office:value-type="float" office:value="274669" calcext:value-type="float">
            <text:p>274669</text:p>
          </table:table-cell>
          <table:table-cell table:formula="of:=[.Z39]+MIN([.Z121];[.AA120])" office:value-type="float" office:value="273631" calcext:value-type="float">
            <text:p>273631</text:p>
          </table:table-cell>
          <table:table-cell table:formula="of:=[.AA39]+MIN([.AA121];[.AB120])" office:value-type="float" office:value="273911" calcext:value-type="float">
            <text:p>273911</text:p>
          </table:table-cell>
          <table:table-cell table:formula="of:=[.AB39]+MIN([.AB121];[.AC120])" office:value-type="float" office:value="286320" calcext:value-type="float">
            <text:p>286320</text:p>
          </table:table-cell>
          <table:table-cell table:formula="of:=[.AC39]+MIN([.AC121];[.AD120])" office:value-type="float" office:value="284495" calcext:value-type="float">
            <text:p>284495</text:p>
          </table:table-cell>
          <table:table-cell table:formula="of:=[.AD39]+MIN([.AD121];[.AE120])" office:value-type="float" office:value="276769" calcext:value-type="float">
            <text:p>276769</text:p>
          </table:table-cell>
          <table:table-cell table:formula="of:=[.AE39]+MIN([.AE121];[.AF120])" office:value-type="float" office:value="271088" calcext:value-type="float">
            <text:p>271088</text:p>
          </table:table-cell>
          <table:table-cell table:formula="of:=[.AF39]+MIN([.AF121];[.AG120])" office:value-type="float" office:value="268429" calcext:value-type="float">
            <text:p>268429</text:p>
          </table:table-cell>
          <table:table-cell table:formula="of:=[.AG39]+MIN([.AG121];[.AH120])" office:value-type="float" office:value="258840" calcext:value-type="float">
            <text:p>258840</text:p>
          </table:table-cell>
          <table:table-cell table:formula="of:=[.AH39]+MIN([.AH121];[.AI120])" office:value-type="float" office:value="255718" calcext:value-type="float">
            <text:p>255718</text:p>
          </table:table-cell>
          <table:table-cell table:formula="of:=[.AI39]+MIN([.AI121];[.AJ120])" office:value-type="float" office:value="251326" calcext:value-type="float">
            <text:p>251326</text:p>
          </table:table-cell>
          <table:table-cell table:formula="of:=[.AJ39]+MIN([.AJ121];[.AK120])" office:value-type="float" office:value="244470" calcext:value-type="float">
            <text:p>244470</text:p>
          </table:table-cell>
          <table:table-cell table:formula="of:=[.AK39]+MIN([.AK121];[.AL120])" office:value-type="float" office:value="239454" calcext:value-type="float">
            <text:p>239454</text:p>
          </table:table-cell>
          <table:table-cell table:formula="of:=[.AL39]+MIN([.AL121];[.AM120])" office:value-type="float" office:value="239583" calcext:value-type="float">
            <text:p>239583</text:p>
          </table:table-cell>
          <table:table-cell table:formula="of:=[.AM39]+MIN([.AM121];[.AN120])" office:value-type="float" office:value="239697" calcext:value-type="float">
            <text:p>239697</text:p>
          </table:table-cell>
          <table:table-cell table:formula="of:=[.AN39]+MIN([.AN121];[.AO120])" office:value-type="float" office:value="240726" calcext:value-type="float">
            <text:p>240726</text:p>
          </table:table-cell>
          <table:table-cell table:formula="of:=[.AO39]+MIN([.AO121];[.AP120])" office:value-type="float" office:value="234090" calcext:value-type="float">
            <text:p>234090</text:p>
          </table:table-cell>
          <table:table-cell table:formula="of:=[.AP39]+MIN([.AP121];[.AQ120])" office:value-type="float" office:value="228477" calcext:value-type="float">
            <text:p>228477</text:p>
          </table:table-cell>
          <table:table-cell table:formula="of:=[.AQ39]+MIN([.AQ121];[.AR120])" office:value-type="float" office:value="221129" calcext:value-type="float">
            <text:p>221129</text:p>
          </table:table-cell>
          <table:table-cell table:formula="of:=[.AR39]+MIN([.AR121];[.AS120])" office:value-type="float" office:value="218530" calcext:value-type="float">
            <text:p>218530</text:p>
          </table:table-cell>
          <table:table-cell table:formula="of:=[.AS39]+MIN([.AS121];[.AT120])" office:value-type="float" office:value="209586" calcext:value-type="float">
            <text:p>209586</text:p>
          </table:table-cell>
          <table:table-cell table:formula="of:=[.AT39]+MIN([.AT121];[.AU120])" office:value-type="float" office:value="209091" calcext:value-type="float">
            <text:p>209091</text:p>
          </table:table-cell>
          <table:table-cell table:formula="of:=[.AU39]+MIN([.AU121];[.AV120])" office:value-type="float" office:value="206850" calcext:value-type="float">
            <text:p>206850</text:p>
          </table:table-cell>
          <table:table-cell table:formula="of:=[.AV39]+MIN([.AV121];[.AW120])" office:value-type="float" office:value="206427" calcext:value-type="float">
            <text:p>206427</text:p>
          </table:table-cell>
          <table:table-cell table:formula="of:=[.AW39]+MIN([.AW121];[.AX120])" office:value-type="float" office:value="212422" calcext:value-type="float">
            <text:p>212422</text:p>
          </table:table-cell>
          <table:table-cell table:formula="of:=[.AX39]+MIN([.AX121];[.AY120])" office:value-type="float" office:value="218290" calcext:value-type="float">
            <text:p>218290</text:p>
          </table:table-cell>
          <table:table-cell table:formula="of:=[.AY39]+MIN([.AY121];[.AZ120])" office:value-type="float" office:value="221027" calcext:value-type="float">
            <text:p>221027</text:p>
          </table:table-cell>
          <table:table-cell table:formula="of:=[.AZ39]+MIN([.AZ121];[.BA120])" office:value-type="float" office:value="219379" calcext:value-type="float">
            <text:p>219379</text:p>
          </table:table-cell>
          <table:table-cell table:formula="of:=[.BA39]+MIN([.BA121];[.BB120])" office:value-type="float" office:value="211583" calcext:value-type="float">
            <text:p>211583</text:p>
          </table:table-cell>
          <table:table-cell table:formula="of:=[.BB39]+MIN([.BB121];[.BC120])" office:value-type="float" office:value="214512" calcext:value-type="float">
            <text:p>214512</text:p>
          </table:table-cell>
          <table:table-cell table:formula="of:=[.BC39]+MIN([.BC121];[.BD120])" office:value-type="float" office:value="212288" calcext:value-type="float">
            <text:p>212288</text:p>
          </table:table-cell>
          <table:table-cell table:formula="of:=[.BD39]+MIN([.BD121];[.BE120])" office:value-type="float" office:value="206593" calcext:value-type="float">
            <text:p>206593</text:p>
          </table:table-cell>
          <table:table-cell table:formula="of:=[.BE39]+MIN([.BE121];[.BF120])" office:value-type="float" office:value="198417" calcext:value-type="float">
            <text:p>198417</text:p>
          </table:table-cell>
          <table:table-cell table:formula="of:=[.BF39]+MIN([.BF121];[.BG120])" office:value-type="float" office:value="196428" calcext:value-type="float">
            <text:p>196428</text:p>
          </table:table-cell>
          <table:table-cell table:formula="of:=[.BG39]+MIN([.BG121];[.BH120])" office:value-type="float" office:value="189299" calcext:value-type="float">
            <text:p>189299</text:p>
          </table:table-cell>
          <table:table-cell table:formula="of:=[.BH39]+MIN([.BH121];[.BI120])" office:value-type="float" office:value="197207" calcext:value-type="float">
            <text:p>197207</text:p>
          </table:table-cell>
          <table:table-cell table:formula="of:=[.BI39]+MIN([.BI121];[.BJ120])" office:value-type="float" office:value="201270" calcext:value-type="float">
            <text:p>201270</text:p>
          </table:table-cell>
          <table:table-cell table:formula="of:=[.BJ39]+MIN([.BJ121];[.BK120])" office:value-type="float" office:value="192578" calcext:value-type="float">
            <text:p>192578</text:p>
          </table:table-cell>
          <table:table-cell table:formula="of:=[.BK39]+MIN([.BK121];[.BL120])" office:value-type="float" office:value="194109" calcext:value-type="float">
            <text:p>194109</text:p>
          </table:table-cell>
          <table:table-cell table:formula="of:=[.BL39]+MIN([.BL121];[.BM120])" office:value-type="float" office:value="190225" calcext:value-type="float">
            <text:p>190225</text:p>
          </table:table-cell>
          <table:table-cell table:formula="of:=[.BM39]+MIN([.BM121];[.BN120])" office:value-type="float" office:value="188455" calcext:value-type="float">
            <text:p>188455</text:p>
          </table:table-cell>
          <table:table-cell table:formula="of:=[.BN39]+MIN([.BN121];[.BO120])" office:value-type="float" office:value="182188" calcext:value-type="float">
            <text:p>182188</text:p>
          </table:table-cell>
          <table:table-cell table:formula="of:=[.BO39]+MIN([.BO121];[.BP120])" office:value-type="float" office:value="186933" calcext:value-type="float">
            <text:p>186933</text:p>
          </table:table-cell>
          <table:table-cell table:formula="of:=[.BP39]+MIN([.BP121];[.BQ120])" office:value-type="float" office:value="182013" calcext:value-type="float">
            <text:p>182013</text:p>
          </table:table-cell>
          <table:table-cell table:formula="of:=[.BQ39]+MIN([.BQ121];[.BR120])" office:value-type="float" office:value="182621" calcext:value-type="float">
            <text:p>182621</text:p>
          </table:table-cell>
          <table:table-cell table:formula="of:=[.BR39]+MIN([.BR121];[.BS120])" office:value-type="float" office:value="183037" calcext:value-type="float">
            <text:p>183037</text:p>
          </table:table-cell>
          <table:table-cell table:formula="of:=[.BS39]+MIN([.BS121];[.BT120])" office:value-type="float" office:value="187674" calcext:value-type="float">
            <text:p>187674</text:p>
          </table:table-cell>
          <table:table-cell table:formula="of:=[.BT39]+MIN([.BT121];[.BU120])" office:value-type="float" office:value="183776" calcext:value-type="float">
            <text:p>183776</text:p>
          </table:table-cell>
          <table:table-cell table:formula="of:=[.BU39]+MIN([.BU121];[.BV120])" office:value-type="float" office:value="174933" calcext:value-type="float">
            <text:p>174933</text:p>
          </table:table-cell>
          <table:table-cell table:formula="of:=[.BV39]+MIN([.BV121];[.BW120])" office:value-type="float" office:value="168283" calcext:value-type="float">
            <text:p>168283</text:p>
          </table:table-cell>
          <table:table-cell table:formula="of:=[.BW39]+MIN([.BW121];[.BX120])" office:value-type="float" office:value="166704" calcext:value-type="float">
            <text:p>166704</text:p>
          </table:table-cell>
          <table:table-cell table:formula="of:=[.BX39]+MIN([.BX121];[.BY120])" office:value-type="float" office:value="196590" calcext:value-type="float">
            <text:p>196590</text:p>
          </table:table-cell>
          <table:table-cell table:formula="of:=[.BY39]+MIN([.BY121];[.BZ120])" office:value-type="float" office:value="187324" calcext:value-type="float">
            <text:p>187324</text:p>
          </table:table-cell>
          <table:table-cell table:formula="of:=[.BZ39]+MIN([.BZ121];[.CA120])" office:value-type="float" office:value="183870" calcext:value-type="float">
            <text:p>183870</text:p>
          </table:table-cell>
          <table:table-cell table:formula="of:=[.CA39]+MIN([.CA121];[.CB120])" office:value-type="float" office:value="181063" calcext:value-type="float">
            <text:p>181063</text:p>
          </table:table-cell>
          <table:table-cell table:formula="of:=[.CB39]+[.CB121]" office:value-type="float" office:value="214186" calcext:value-type="float">
            <text:p>214186</text:p>
          </table:table-cell>
        </table:table-row>
        <table:table-row table:style-name="ro1">
          <table:table-cell table:formula="of:=[.A40]+MIN([.A122];[.B121])" office:value-type="float" office:value="375654" calcext:value-type="float">
            <text:p>375654</text:p>
          </table:table-cell>
          <table:table-cell table:formula="of:=[.B40]+MIN([.B122];[.C121])" office:value-type="float" office:value="370577" calcext:value-type="float">
            <text:p>370577</text:p>
          </table:table-cell>
          <table:table-cell table:formula="of:=[.C40]+MIN([.C122];[.D121])" office:value-type="float" office:value="362325" calcext:value-type="float">
            <text:p>362325</text:p>
          </table:table-cell>
          <table:table-cell table:formula="of:=[.D40]+MIN([.D122];[.E121])" office:value-type="float" office:value="356397" calcext:value-type="float">
            <text:p>356397</text:p>
          </table:table-cell>
          <table:table-cell table:formula="of:=[.E40]+MIN([.E122];[.F121])" office:value-type="float" office:value="350560" calcext:value-type="float">
            <text:p>350560</text:p>
          </table:table-cell>
          <table:table-cell table:formula="of:=[.F40]+MIN([.F122];[.G121])" office:value-type="float" office:value="346383" calcext:value-type="float">
            <text:p>346383</text:p>
          </table:table-cell>
          <table:table-cell table:formula="of:=[.G40]+MIN([.G122];[.H121])" office:value-type="float" office:value="342050" calcext:value-type="float">
            <text:p>342050</text:p>
          </table:table-cell>
          <table:table-cell table:formula="of:=[.H40]+MIN([.H122];[.I121])" office:value-type="float" office:value="344578" calcext:value-type="float">
            <text:p>344578</text:p>
          </table:table-cell>
          <table:table-cell table:formula="of:=[.I40]+MIN([.I122];[.J121])" office:value-type="float" office:value="341756" calcext:value-type="float">
            <text:p>341756</text:p>
          </table:table-cell>
          <table:table-cell table:formula="of:=[.J40]+MIN([.J122];[.K121])" office:value-type="float" office:value="340251" calcext:value-type="float">
            <text:p>340251</text:p>
          </table:table-cell>
          <table:table-cell table:formula="of:=[.K40]+MIN([.K122];[.L121])" office:value-type="float" office:value="332123" calcext:value-type="float">
            <text:p>332123</text:p>
          </table:table-cell>
          <table:table-cell table:formula="of:=[.L40]+MIN([.L122];[.M121])" office:value-type="float" office:value="327384" calcext:value-type="float">
            <text:p>327384</text:p>
          </table:table-cell>
          <table:table-cell table:formula="of:=[.M40]+MIN([.M122];[.N121])" office:value-type="float" office:value="325886" calcext:value-type="float">
            <text:p>325886</text:p>
          </table:table-cell>
          <table:table-cell table:formula="of:=[.N40]+MIN([.N122];[.O121])" office:value-type="float" office:value="317475" calcext:value-type="float">
            <text:p>317475</text:p>
          </table:table-cell>
          <table:table-cell table:formula="of:=[.O40]+MIN([.O122];[.P121])" office:value-type="float" office:value="314491" calcext:value-type="float">
            <text:p>314491</text:p>
          </table:table-cell>
          <table:table-cell table:formula="of:=[.P40]+MIN([.P122];[.Q121])" office:value-type="float" office:value="309293" calcext:value-type="float">
            <text:p>309293</text:p>
          </table:table-cell>
          <table:table-cell table:formula="of:=[.Q40]+MIN([.Q122];[.R121])" office:value-type="float" office:value="304159" calcext:value-type="float">
            <text:p>304159</text:p>
          </table:table-cell>
          <table:table-cell table:formula="of:=[.R40]+MIN([.R122];[.S121])" office:value-type="float" office:value="304836" calcext:value-type="float">
            <text:p>304836</text:p>
          </table:table-cell>
          <table:table-cell table:formula="of:=[.S40]+MIN([.S122];[.T121])" office:value-type="float" office:value="296401" calcext:value-type="float">
            <text:p>296401</text:p>
          </table:table-cell>
          <table:table-cell table:formula="of:=[.T40]+MIN([.T122];[.U121])" office:value-type="float" office:value="287887" calcext:value-type="float">
            <text:p>287887</text:p>
          </table:table-cell>
          <table:table-cell table:formula="of:=[.U40]+MIN([.U122];[.V121])" office:value-type="float" office:value="279213" calcext:value-type="float">
            <text:p>279213</text:p>
          </table:table-cell>
          <table:table-cell table:formula="of:=[.V40]+MIN([.V122];[.W121])" office:value-type="float" office:value="275337" calcext:value-type="float">
            <text:p>275337</text:p>
          </table:table-cell>
          <table:table-cell table:formula="of:=[.W40]+MIN([.W122];[.X121])" office:value-type="float" office:value="274738" calcext:value-type="float">
            <text:p>274738</text:p>
          </table:table-cell>
          <table:table-cell table:formula="of:=[.X40]+MIN([.X122];[.Y121])" office:value-type="float" office:value="269411" calcext:value-type="float">
            <text:p>269411</text:p>
          </table:table-cell>
          <table:table-cell table:formula="of:=[.Y40]+MIN([.Y122];[.Z121])" office:value-type="float" office:value="268585" calcext:value-type="float">
            <text:p>268585</text:p>
          </table:table-cell>
          <table:table-cell table:formula="of:=[.Z40]+MIN([.Z122];[.AA121])" office:value-type="float" office:value="266433" calcext:value-type="float">
            <text:p>266433</text:p>
          </table:table-cell>
          <table:table-cell table:formula="of:=[.AA40]+MIN([.AA122];[.AB121])" office:value-type="float" office:value="265559" calcext:value-type="float">
            <text:p>265559</text:p>
          </table:table-cell>
          <table:table-cell table:formula="of:=[.AB40]+MIN([.AB122];[.AC121])" office:value-type="float" office:value="280545" calcext:value-type="float">
            <text:p>280545</text:p>
          </table:table-cell>
          <table:table-cell table:formula="of:=[.AC40]+MIN([.AC122];[.AD121])" office:value-type="float" office:value="277875" calcext:value-type="float">
            <text:p>277875</text:p>
          </table:table-cell>
          <table:table-cell table:formula="of:=[.AD40]+MIN([.AD122];[.AE121])" office:value-type="float" office:value="268178" calcext:value-type="float">
            <text:p>268178</text:p>
          </table:table-cell>
          <table:table-cell table:formula="of:=[.AE40]+MIN([.AE122];[.AF121])" office:value-type="float" office:value="263378" calcext:value-type="float">
            <text:p>263378</text:p>
          </table:table-cell>
          <table:table-cell table:formula="of:=[.AF40]+MIN([.AF122];[.AG121])" office:value-type="float" office:value="260650" calcext:value-type="float">
            <text:p>260650</text:p>
          </table:table-cell>
          <table:table-cell table:formula="of:=[.AG40]+MIN([.AG122];[.AH121])" office:value-type="float" office:value="257042" calcext:value-type="float">
            <text:p>257042</text:p>
          </table:table-cell>
          <table:table-cell table:formula="of:=[.AH40]+MIN([.AH122];[.AI121])" office:value-type="float" office:value="253193" calcext:value-type="float">
            <text:p>253193</text:p>
          </table:table-cell>
          <table:table-cell table:formula="of:=[.AI40]+MIN([.AI122];[.AJ121])" office:value-type="float" office:value="250511" calcext:value-type="float">
            <text:p>250511</text:p>
          </table:table-cell>
          <table:table-cell table:formula="of:=[.AJ40]+MIN([.AJ122];[.AK121])" office:value-type="float" office:value="248648" calcext:value-type="float">
            <text:p>248648</text:p>
          </table:table-cell>
          <table:table-cell table:formula="of:=[.AK40]+MIN([.AK122];[.AL121])" office:value-type="float" office:value="238705" calcext:value-type="float">
            <text:p>238705</text:p>
          </table:table-cell>
          <table:table-cell table:formula="of:=[.AL40]+MIN([.AL122];[.AM121])" office:value-type="float" office:value="237298" calcext:value-type="float">
            <text:p>237298</text:p>
          </table:table-cell>
          <table:table-cell table:formula="of:=[.AM40]+MIN([.AM122];[.AN121])" office:value-type="float" office:value="236341" calcext:value-type="float">
            <text:p>236341</text:p>
          </table:table-cell>
          <table:table-cell table:formula="of:=[.AN40]+MIN([.AN122];[.AO121])" office:value-type="float" office:value="233244" calcext:value-type="float">
            <text:p>233244</text:p>
          </table:table-cell>
          <table:table-cell table:formula="of:=[.AO40]+MIN([.AO122];[.AP121])" office:value-type="float" office:value="224134" calcext:value-type="float">
            <text:p>224134</text:p>
          </table:table-cell>
          <table:table-cell table:formula="of:=[.AP40]+MIN([.AP122];[.AQ121])" office:value-type="float" office:value="224232" calcext:value-type="float">
            <text:p>224232</text:p>
          </table:table-cell>
          <table:table-cell table:formula="of:=[.AQ40]+MIN([.AQ122];[.AR121])" office:value-type="float" office:value="222229" calcext:value-type="float">
            <text:p>222229</text:p>
          </table:table-cell>
          <table:table-cell table:formula="of:=[.AR40]+MIN([.AR122];[.AS121])" office:value-type="float" office:value="218118" calcext:value-type="float">
            <text:p>218118</text:p>
          </table:table-cell>
          <table:table-cell table:formula="of:=[.AS40]+MIN([.AS122];[.AT121])" office:value-type="float" office:value="211573" calcext:value-type="float">
            <text:p>211573</text:p>
          </table:table-cell>
          <table:table-cell table:formula="of:=[.AT40]+MIN([.AT122];[.AU121])" office:value-type="float" office:value="205629" calcext:value-type="float">
            <text:p>205629</text:p>
          </table:table-cell>
          <table:table-cell table:formula="of:=[.AU40]+MIN([.AU122];[.AV121])" office:value-type="float" office:value="203272" calcext:value-type="float">
            <text:p>203272</text:p>
          </table:table-cell>
          <table:table-cell table:formula="of:=[.AV40]+MIN([.AV122];[.AW121])" office:value-type="float" office:value="205876" calcext:value-type="float">
            <text:p>205876</text:p>
          </table:table-cell>
          <table:table-cell table:formula="of:=[.AW40]+MIN([.AW122];[.AX121])" office:value-type="float" office:value="207879" calcext:value-type="float">
            <text:p>207879</text:p>
          </table:table-cell>
          <table:table-cell table:formula="of:=[.AX40]+MIN([.AX122];[.AY121])" office:value-type="float" office:value="211083" calcext:value-type="float">
            <text:p>211083</text:p>
          </table:table-cell>
          <table:table-cell table:formula="of:=[.AY40]+MIN([.AY122];[.AZ121])" office:value-type="float" office:value="213858" calcext:value-type="float">
            <text:p>213858</text:p>
          </table:table-cell>
          <table:table-cell table:formula="of:=[.AZ40]+MIN([.AZ122];[.BA121])" office:value-type="float" office:value="214641" calcext:value-type="float">
            <text:p>214641</text:p>
          </table:table-cell>
          <table:table-cell table:formula="of:=[.BA40]+MIN([.BA122];[.BB121])" office:value-type="float" office:value="210336" calcext:value-type="float">
            <text:p>210336</text:p>
          </table:table-cell>
          <table:table-cell table:formula="of:=[.BB40]+MIN([.BB122];[.BC121])" office:value-type="float" office:value="210234" calcext:value-type="float">
            <text:p>210234</text:p>
          </table:table-cell>
          <table:table-cell table:formula="of:=[.BC40]+MIN([.BC122];[.BD121])" office:value-type="float" office:value="205372" calcext:value-type="float">
            <text:p>205372</text:p>
          </table:table-cell>
          <table:table-cell table:formula="of:=[.BD40]+MIN([.BD122];[.BE121])" office:value-type="float" office:value="200628" calcext:value-type="float">
            <text:p>200628</text:p>
          </table:table-cell>
          <table:table-cell table:formula="of:=[.BE40]+MIN([.BE122];[.BF121])" office:value-type="float" office:value="194675" calcext:value-type="float">
            <text:p>194675</text:p>
          </table:table-cell>
          <table:table-cell table:formula="of:=[.BF40]+MIN([.BF122];[.BG121])" office:value-type="float" office:value="188043" calcext:value-type="float">
            <text:p>188043</text:p>
          </table:table-cell>
          <table:table-cell table:formula="of:=[.BG40]+MIN([.BG122];[.BH121])" office:value-type="float" office:value="186989" calcext:value-type="float">
            <text:p>186989</text:p>
          </table:table-cell>
          <table:table-cell table:formula="of:=[.BH40]+MIN([.BH122];[.BI121])" office:value-type="float" office:value="195862" calcext:value-type="float">
            <text:p>195862</text:p>
          </table:table-cell>
          <table:table-cell table:formula="of:=[.BI40]+MIN([.BI122];[.BJ121])" office:value-type="float" office:value="197846" calcext:value-type="float">
            <text:p>197846</text:p>
          </table:table-cell>
          <table:table-cell table:formula="of:=[.BJ40]+MIN([.BJ122];[.BK121])" office:value-type="float" office:value="189911" calcext:value-type="float">
            <text:p>189911</text:p>
          </table:table-cell>
          <table:table-cell table:formula="of:=[.BK40]+MIN([.BK122];[.BL121])" office:value-type="float" office:value="189541" calcext:value-type="float">
            <text:p>189541</text:p>
          </table:table-cell>
          <table:table-cell table:formula="of:=[.BL40]+MIN([.BL122];[.BM121])" office:value-type="float" office:value="188845" calcext:value-type="float">
            <text:p>188845</text:p>
          </table:table-cell>
          <table:table-cell table:formula="of:=[.BM40]+MIN([.BM122];[.BN121])" office:value-type="float" office:value="180136" calcext:value-type="float">
            <text:p>180136</text:p>
          </table:table-cell>
          <table:table-cell table:formula="of:=[.BN40]+MIN([.BN122];[.BO121])" office:value-type="float" office:value="178603" calcext:value-type="float">
            <text:p>178603</text:p>
          </table:table-cell>
          <table:table-cell table:formula="of:=[.BO40]+MIN([.BO122];[.BP121])" office:value-type="float" office:value="184564" calcext:value-type="float">
            <text:p>184564</text:p>
          </table:table-cell>
          <table:table-cell table:formula="of:=[.BP40]+MIN([.BP122];[.BQ121])" office:value-type="float" office:value="178123" calcext:value-type="float">
            <text:p>178123</text:p>
          </table:table-cell>
          <table:table-cell table:formula="of:=[.BQ40]+MIN([.BQ122];[.BR121])" office:value-type="float" office:value="177693" calcext:value-type="float">
            <text:p>177693</text:p>
          </table:table-cell>
          <table:table-cell table:formula="of:=[.BR40]+MIN([.BR122];[.BS121])" office:value-type="float" office:value="175694" calcext:value-type="float">
            <text:p>175694</text:p>
          </table:table-cell>
          <table:table-cell table:formula="of:=[.BS40]+MIN([.BS122];[.BT121])" office:value-type="float" office:value="182289" calcext:value-type="float">
            <text:p>182289</text:p>
          </table:table-cell>
          <table:table-cell table:formula="of:=[.BT40]+MIN([.BT122];[.BU121])" office:value-type="float" office:value="174004" calcext:value-type="float">
            <text:p>174004</text:p>
          </table:table-cell>
          <table:table-cell table:formula="of:=[.BU40]+MIN([.BU122];[.BV121])" office:value-type="float" office:value="166986" calcext:value-type="float">
            <text:p>166986</text:p>
          </table:table-cell>
          <table:table-cell table:formula="of:=[.BV40]+MIN([.BV122];[.BW121])" office:value-type="float" office:value="159497" calcext:value-type="float">
            <text:p>159497</text:p>
          </table:table-cell>
          <table:table-cell table:formula="of:=[.BW40]+MIN([.BW122];[.BX121])" office:value-type="float" office:value="164648" calcext:value-type="float">
            <text:p>164648</text:p>
          </table:table-cell>
          <table:table-cell table:formula="of:=[.BX40]+MIN([.BX122];[.BY121])" office:value-type="float" office:value="190938" calcext:value-type="float">
            <text:p>190938</text:p>
          </table:table-cell>
          <table:table-cell table:formula="of:=[.BY40]+MIN([.BY122];[.BZ121])" office:value-type="float" office:value="184139" calcext:value-type="float">
            <text:p>184139</text:p>
          </table:table-cell>
          <table:table-cell table:formula="of:=[.BZ40]+MIN([.BZ122];[.CA121])" office:value-type="float" office:value="183783" calcext:value-type="float">
            <text:p>183783</text:p>
          </table:table-cell>
          <table:table-cell table:formula="of:=[.CA40]+MIN([.CA122];[.CB121])" office:value-type="float" office:value="180186" calcext:value-type="float">
            <text:p>180186</text:p>
          </table:table-cell>
          <table:table-cell table:formula="of:=[.CB40]+[.CB122]" office:value-type="float" office:value="211526" calcext:value-type="float">
            <text:p>211526</text:p>
          </table:table-cell>
        </table:table-row>
        <table:table-row table:style-name="ro1">
          <table:table-cell table:formula="of:=[.A41]+MIN([.A123];[.B122])" office:value-type="float" office:value="369448" calcext:value-type="float">
            <text:p>369448</text:p>
          </table:table-cell>
          <table:table-cell table:formula="of:=[.B41]+MIN([.B123];[.C122])" office:value-type="float" office:value="369236" calcext:value-type="float">
            <text:p>369236</text:p>
          </table:table-cell>
          <table:table-cell table:formula="of:=[.C41]+MIN([.C123];[.D122])" office:value-type="float" office:value="362880" calcext:value-type="float">
            <text:p>362880</text:p>
          </table:table-cell>
          <table:table-cell table:formula="of:=[.D41]+MIN([.D123];[.E122])" office:value-type="float" office:value="354339" calcext:value-type="float">
            <text:p>354339</text:p>
          </table:table-cell>
          <table:table-cell table:formula="of:=[.E41]+MIN([.E123];[.F122])" office:value-type="float" office:value="347114" calcext:value-type="float">
            <text:p>347114</text:p>
          </table:table-cell>
          <table:table-cell table:formula="of:=[.F41]+MIN([.F123];[.G122])" office:value-type="float" office:value="344789" calcext:value-type="float">
            <text:p>344789</text:p>
          </table:table-cell>
          <table:table-cell table:formula="of:=[.G41]+MIN([.G123];[.H122])" office:value-type="float" office:value="341843" calcext:value-type="float">
            <text:p>341843</text:p>
          </table:table-cell>
          <table:table-cell table:formula="of:=[.H41]+MIN([.H123];[.I122])" office:value-type="float" office:value="336644" calcext:value-type="float">
            <text:p>336644</text:p>
          </table:table-cell>
          <table:table-cell table:formula="of:=[.I41]+MIN([.I123];[.J122])" office:value-type="float" office:value="336175" calcext:value-type="float">
            <text:p>336175</text:p>
          </table:table-cell>
          <table:table-cell table:formula="of:=[.J41]+MIN([.J123];[.K122])" office:value-type="float" office:value="330725" calcext:value-type="float">
            <text:p>330725</text:p>
          </table:table-cell>
          <table:table-cell table:formula="of:=[.K41]+MIN([.K123];[.L122])" office:value-type="float" office:value="323217" calcext:value-type="float">
            <text:p>323217</text:p>
          </table:table-cell>
          <table:table-cell table:formula="of:=[.L41]+MIN([.L123];[.M122])" office:value-type="float" office:value="334101" calcext:value-type="float">
            <text:p>334101</text:p>
          </table:table-cell>
          <table:table-cell table:formula="of:=[.M41]+MIN([.M123];[.N122])" office:value-type="float" office:value="327579" calcext:value-type="float">
            <text:p>327579</text:p>
          </table:table-cell>
          <table:table-cell table:formula="of:=[.N41]+MIN([.N123];[.O122])" office:value-type="float" office:value="319295" calcext:value-type="float">
            <text:p>319295</text:p>
          </table:table-cell>
          <table:table-cell table:formula="of:=[.O41]+MIN([.O123];[.P122])" office:value-type="float" office:value="311312" calcext:value-type="float">
            <text:p>311312</text:p>
          </table:table-cell>
          <table:table-cell table:formula="of:=[.P41]+MIN([.P123];[.Q122])" office:value-type="float" office:value="304971" calcext:value-type="float">
            <text:p>304971</text:p>
          </table:table-cell>
          <table:table-cell table:formula="of:=[.Q41]+MIN([.Q123];[.R122])" office:value-type="float" office:value="301695" calcext:value-type="float">
            <text:p>301695</text:p>
          </table:table-cell>
          <table:table-cell table:formula="of:=[.R41]+MIN([.R123];[.S122])" office:value-type="float" office:value="298374" calcext:value-type="float">
            <text:p>298374</text:p>
          </table:table-cell>
          <table:table-cell table:formula="of:=[.S41]+MIN([.S123];[.T122])" office:value-type="float" office:value="298358" calcext:value-type="float">
            <text:p>298358</text:p>
          </table:table-cell>
          <table:table-cell table:formula="of:=[.T41]+MIN([.T123];[.U122])" office:value-type="float" office:value="297037" calcext:value-type="float">
            <text:p>297037</text:p>
          </table:table-cell>
          <table:table-cell table:formula="of:=[.U41]+MIN([.U123];[.V122])" office:value-type="float" office:value="293003" calcext:value-type="float">
            <text:p>293003</text:p>
          </table:table-cell>
          <table:table-cell table:formula="of:=[.V41]+MIN([.V123];[.W122])" office:value-type="float" office:value="287988" calcext:value-type="float">
            <text:p>287988</text:p>
          </table:table-cell>
          <table:table-cell table:formula="of:=[.W41]+MIN([.W123];[.X122])" office:value-type="float" office:value="284626" calcext:value-type="float">
            <text:p>284626</text:p>
          </table:table-cell>
          <table:table-cell table:formula="of:=[.X41]+MIN([.X123];[.Y122])" office:value-type="float" office:value="276135" calcext:value-type="float">
            <text:p>276135</text:p>
          </table:table-cell>
          <table:table-cell table:formula="of:=[.Y41]+MIN([.Y123];[.Z122])" office:value-type="float" office:value="269167" calcext:value-type="float">
            <text:p>269167</text:p>
          </table:table-cell>
          <table:table-cell table:formula="of:=[.Z41]+MIN([.Z123];[.AA122])" office:value-type="float" office:value="262349" calcext:value-type="float">
            <text:p>262349</text:p>
          </table:table-cell>
          <table:table-cell table:formula="of:=[.AA41]+MIN([.AA123];[.AB122])" office:value-type="float" office:value="263126" calcext:value-type="float">
            <text:p>263126</text:p>
          </table:table-cell>
          <table:table-cell table:formula="of:=[.AB41]+MIN([.AB123];[.AC122])" office:value-type="float" office:value="271218" calcext:value-type="float">
            <text:p>271218</text:p>
          </table:table-cell>
          <table:table-cell table:formula="of:=[.AC41]+MIN([.AC123];[.AD122])" office:value-type="float" office:value="271081" calcext:value-type="float">
            <text:p>271081</text:p>
          </table:table-cell>
          <table:table-cell table:formula="of:=[.AD41]+MIN([.AD123];[.AE122])" office:value-type="float" office:value="272536" calcext:value-type="float">
            <text:p>272536</text:p>
          </table:table-cell>
          <table:table-cell table:formula="of:=[.AE41]+MIN([.AE123];[.AF122])" office:value-type="float" office:value="265425" calcext:value-type="float">
            <text:p>265425</text:p>
          </table:table-cell>
          <table:table-cell table:formula="of:=[.AF41]+MIN([.AF123];[.AG122])" office:value-type="float" office:value="260565" calcext:value-type="float">
            <text:p>260565</text:p>
          </table:table-cell>
          <table:table-cell table:formula="of:=[.AG41]+MIN([.AG123];[.AH122])" office:value-type="float" office:value="257424" calcext:value-type="float">
            <text:p>257424</text:p>
          </table:table-cell>
          <table:table-cell table:formula="of:=[.AH41]+MIN([.AH123];[.AI122])" office:value-type="float" office:value="249332" calcext:value-type="float">
            <text:p>249332</text:p>
          </table:table-cell>
          <table:table-cell table:formula="of:=[.AI41]+MIN([.AI123];[.AJ122])" office:value-type="float" office:value="247013" calcext:value-type="float">
            <text:p>247013</text:p>
          </table:table-cell>
          <table:table-cell table:formula="of:=[.AJ41]+MIN([.AJ123];[.AK122])" office:value-type="float" office:value="238914" calcext:value-type="float">
            <text:p>238914</text:p>
          </table:table-cell>
          <table:table-cell table:formula="of:=[.AK41]+MIN([.AK123];[.AL122])" office:value-type="float" office:value="243258" calcext:value-type="float">
            <text:p>243258</text:p>
          </table:table-cell>
          <table:table-cell table:formula="of:=[.AL41]+MIN([.AL123];[.AM122])" office:value-type="float" office:value="233307" calcext:value-type="float">
            <text:p>233307</text:p>
          </table:table-cell>
          <table:table-cell table:formula="of:=[.AM41]+MIN([.AM123];[.AN122])" office:value-type="float" office:value="229150" calcext:value-type="float">
            <text:p>229150</text:p>
          </table:table-cell>
          <table:table-cell table:formula="of:=[.AN41]+MIN([.AN123];[.AO122])" office:value-type="float" office:value="228151" calcext:value-type="float">
            <text:p>228151</text:p>
          </table:table-cell>
          <table:table-cell table:formula="of:=[.AO41]+MIN([.AO123];[.AP122])" office:value-type="float" office:value="218468" calcext:value-type="float">
            <text:p>218468</text:p>
          </table:table-cell>
          <table:table-cell table:formula="of:=[.AP41]+MIN([.AP123];[.AQ122])" office:value-type="float" office:value="215798" calcext:value-type="float">
            <text:p>215798</text:p>
          </table:table-cell>
          <table:table-cell table:formula="of:=[.AQ41]+MIN([.AQ123];[.AR122])" office:value-type="float" office:value="217525" calcext:value-type="float">
            <text:p>217525</text:p>
          </table:table-cell>
          <table:table-cell table:formula="of:=[.AR41]+MIN([.AR123];[.AS122])" office:value-type="float" office:value="214669" calcext:value-type="float">
            <text:p>214669</text:p>
          </table:table-cell>
          <table:table-cell table:formula="of:=[.AS41]+MIN([.AS123];[.AT122])" office:value-type="float" office:value="213601" calcext:value-type="float">
            <text:p>213601</text:p>
          </table:table-cell>
          <table:table-cell table:formula="of:=[.AT41]+MIN([.AT123];[.AU122])" office:value-type="float" office:value="204848" calcext:value-type="float">
            <text:p>204848</text:p>
          </table:table-cell>
          <table:table-cell table:formula="of:=[.AU41]+MIN([.AU123];[.AV122])" office:value-type="float" office:value="202109" calcext:value-type="float">
            <text:p>202109</text:p>
          </table:table-cell>
          <table:table-cell table:formula="of:=[.AV41]+MIN([.AV123];[.AW122])" office:value-type="float" office:value="200881" calcext:value-type="float">
            <text:p>200881</text:p>
          </table:table-cell>
          <table:table-cell table:formula="of:=[.AW41]+MIN([.AW123];[.AX122])" office:value-type="float" office:value="198260" calcext:value-type="float">
            <text:p>198260</text:p>
          </table:table-cell>
          <table:table-cell table:formula="of:=[.AX41]+MIN([.AX123];[.AY122])" office:value-type="float" office:value="204329" calcext:value-type="float">
            <text:p>204329</text:p>
          </table:table-cell>
          <table:table-cell table:formula="of:=[.AY41]+MIN([.AY123];[.AZ122])" office:value-type="float" office:value="209658" calcext:value-type="float">
            <text:p>209658</text:p>
          </table:table-cell>
          <table:table-cell table:formula="of:=[.AZ41]+MIN([.AZ123];[.BA122])" office:value-type="float" office:value="204959" calcext:value-type="float">
            <text:p>204959</text:p>
          </table:table-cell>
          <table:table-cell table:formula="of:=[.BA41]+MIN([.BA123];[.BB122])" office:value-type="float" office:value="203682" calcext:value-type="float">
            <text:p>203682</text:p>
          </table:table-cell>
          <table:table-cell table:formula="of:=[.BB41]+MIN([.BB123];[.BC122])" office:value-type="float" office:value="205892" calcext:value-type="float">
            <text:p>205892</text:p>
          </table:table-cell>
          <table:table-cell table:formula="of:=[.BC41]+MIN([.BC123];[.BD122])" office:value-type="float" office:value="204591" calcext:value-type="float">
            <text:p>204591</text:p>
          </table:table-cell>
          <table:table-cell table:formula="of:=[.BD41]+MIN([.BD123];[.BE122])" office:value-type="float" office:value="198879" calcext:value-type="float">
            <text:p>198879</text:p>
          </table:table-cell>
          <table:table-cell table:formula="of:=[.BE41]+MIN([.BE123];[.BF122])" office:value-type="float" office:value="194604" calcext:value-type="float">
            <text:p>194604</text:p>
          </table:table-cell>
          <table:table-cell table:formula="of:=[.BF41]+MIN([.BF123];[.BG122])" office:value-type="float" office:value="196573" calcext:value-type="float">
            <text:p>196573</text:p>
          </table:table-cell>
          <table:table-cell table:formula="of:=[.BG41]+MIN([.BG123];[.BH122])" office:value-type="float" office:value="186696" calcext:value-type="float">
            <text:p>186696</text:p>
          </table:table-cell>
          <table:table-cell table:formula="of:=[.BH41]+MIN([.BH123];[.BI122])" office:value-type="float" office:value="186423" calcext:value-type="float">
            <text:p>186423</text:p>
          </table:table-cell>
          <table:table-cell table:formula="of:=[.BI41]+MIN([.BI123];[.BJ122])" office:value-type="float" office:value="189560" calcext:value-type="float">
            <text:p>189560</text:p>
          </table:table-cell>
          <table:table-cell table:formula="of:=[.BJ41]+MIN([.BJ123];[.BK122])" office:value-type="float" office:value="187656" calcext:value-type="float">
            <text:p>187656</text:p>
          </table:table-cell>
          <table:table-cell table:formula="of:=[.BK41]+MIN([.BK123];[.BL122])" office:value-type="float" office:value="190144" calcext:value-type="float">
            <text:p>190144</text:p>
          </table:table-cell>
          <table:table-cell table:formula="of:=[.BL41]+MIN([.BL123];[.BM122])" office:value-type="float" office:value="183571" calcext:value-type="float">
            <text:p>183571</text:p>
          </table:table-cell>
          <table:table-cell table:formula="of:=[.BM41]+MIN([.BM123];[.BN122])" office:value-type="float" office:value="184213" calcext:value-type="float">
            <text:p>184213</text:p>
          </table:table-cell>
          <table:table-cell table:formula="of:=[.BN41]+MIN([.BN123];[.BO122])" office:value-type="float" office:value="176759" calcext:value-type="float">
            <text:p>176759</text:p>
          </table:table-cell>
          <table:table-cell table:formula="of:=[.BO41]+MIN([.BO123];[.BP122])" office:value-type="float" office:value="184709" calcext:value-type="float">
            <text:p>184709</text:p>
          </table:table-cell>
          <table:table-cell table:formula="of:=[.BP41]+MIN([.BP123];[.BQ122])" office:value-type="float" office:value="181396" calcext:value-type="float">
            <text:p>181396</text:p>
          </table:table-cell>
          <table:table-cell table:formula="of:=[.BQ41]+MIN([.BQ123];[.BR122])" office:value-type="float" office:value="178227" calcext:value-type="float">
            <text:p>178227</text:p>
          </table:table-cell>
          <table:table-cell table:formula="of:=[.BR41]+MIN([.BR123];[.BS122])" office:value-type="float" office:value="169631" calcext:value-type="float">
            <text:p>169631</text:p>
          </table:table-cell>
          <table:table-cell table:formula="of:=[.BS41]+MIN([.BS123];[.BT122])" office:value-type="float" office:value="172858" calcext:value-type="float">
            <text:p>172858</text:p>
          </table:table-cell>
          <table:table-cell table:formula="of:=[.BT41]+MIN([.BT123];[.BU122])" office:value-type="float" office:value="167838" calcext:value-type="float">
            <text:p>167838</text:p>
          </table:table-cell>
          <table:table-cell table:formula="of:=[.BU41]+MIN([.BU123];[.BV122])" office:value-type="float" office:value="158929" calcext:value-type="float">
            <text:p>158929</text:p>
          </table:table-cell>
          <table:table-cell table:formula="of:=[.BV41]+MIN([.BV123];[.BW122])" office:value-type="float" office:value="156577" calcext:value-type="float">
            <text:p>156577</text:p>
          </table:table-cell>
          <table:table-cell table:formula="of:=[.BW41]+MIN([.BW123];[.BX122])" office:value-type="float" office:value="158382" calcext:value-type="float">
            <text:p>158382</text:p>
          </table:table-cell>
          <table:table-cell table:formula="of:=[.BX41]+MIN([.BX123];[.BY122])" office:value-type="float" office:value="187449" calcext:value-type="float">
            <text:p>187449</text:p>
          </table:table-cell>
          <table:table-cell table:formula="of:=[.BY41]+MIN([.BY123];[.BZ122])" office:value-type="float" office:value="185872" calcext:value-type="float">
            <text:p>185872</text:p>
          </table:table-cell>
          <table:table-cell table:formula="of:=[.BZ41]+MIN([.BZ123];[.CA122])" office:value-type="float" office:value="180541" calcext:value-type="float">
            <text:p>180541</text:p>
          </table:table-cell>
          <table:table-cell table:formula="of:=[.CA41]+MIN([.CA123];[.CB122])" office:value-type="float" office:value="176162" calcext:value-type="float">
            <text:p>176162</text:p>
          </table:table-cell>
          <table:table-cell table:formula="of:=[.CB41]+[.CB123]" office:value-type="float" office:value="204861" calcext:value-type="float">
            <text:p>204861</text:p>
          </table:table-cell>
        </table:table-row>
        <table:table-row table:style-name="ro1">
          <table:table-cell table:formula="of:=[.A42]+MIN([.A124];[.B123])" office:value-type="float" office:value="365601" calcext:value-type="float">
            <text:p>365601</text:p>
          </table:table-cell>
          <table:table-cell table:formula="of:=[.B42]+MIN([.B124];[.C123])" office:value-type="float" office:value="363727" calcext:value-type="float">
            <text:p>363727</text:p>
          </table:table-cell>
          <table:table-cell table:formula="of:=[.C42]+MIN([.C124];[.D123])" office:value-type="float" office:value="355554" calcext:value-type="float">
            <text:p>355554</text:p>
          </table:table-cell>
          <table:table-cell table:formula="of:=[.D42]+MIN([.D124];[.E123])" office:value-type="float" office:value="352416" calcext:value-type="float">
            <text:p>352416</text:p>
          </table:table-cell>
          <table:table-cell table:formula="of:=[.E42]+MIN([.E124];[.F123])" office:value-type="float" office:value="353959" calcext:value-type="float">
            <text:p>353959</text:p>
          </table:table-cell>
          <table:table-cell table:formula="of:=[.F42]+MIN([.F124];[.G123])" office:value-type="float" office:value="351152" calcext:value-type="float">
            <text:p>351152</text:p>
          </table:table-cell>
          <table:table-cell table:formula="of:=[.G42]+MIN([.G124];[.H123])" office:value-type="float" office:value="346260" calcext:value-type="float">
            <text:p>346260</text:p>
          </table:table-cell>
          <table:table-cell table:formula="of:=[.H42]+MIN([.H124];[.I123])" office:value-type="float" office:value="342943" calcext:value-type="float">
            <text:p>342943</text:p>
          </table:table-cell>
          <table:table-cell table:formula="of:=[.I42]+MIN([.I124];[.J123])" office:value-type="float" office:value="338692" calcext:value-type="float">
            <text:p>338692</text:p>
          </table:table-cell>
          <table:table-cell table:formula="of:=[.J42]+MIN([.J124];[.K123])" office:value-type="float" office:value="328993" calcext:value-type="float">
            <text:p>328993</text:p>
          </table:table-cell>
          <table:table-cell table:formula="of:=[.K42]+MIN([.K124];[.L123])" office:value-type="float" office:value="321020" calcext:value-type="float">
            <text:p>321020</text:p>
          </table:table-cell>
          <table:table-cell table:formula="of:=[.L42]+MIN([.L124];[.M123])" office:value-type="float" office:value="324186" calcext:value-type="float">
            <text:p>324186</text:p>
          </table:table-cell>
          <table:table-cell table:formula="of:=[.M42]+MIN([.M124];[.N123])" office:value-type="float" office:value="322251" calcext:value-type="float">
            <text:p>322251</text:p>
          </table:table-cell>
          <table:table-cell table:formula="of:=[.N42]+MIN([.N124];[.O123])" office:value-type="float" office:value="321449" calcext:value-type="float">
            <text:p>321449</text:p>
          </table:table-cell>
          <table:table-cell table:formula="of:=[.O42]+MIN([.O124];[.P123])" office:value-type="float" office:value="315242" calcext:value-type="float">
            <text:p>315242</text:p>
          </table:table-cell>
          <table:table-cell table:formula="of:=[.P42]+MIN([.P124];[.Q123])" office:value-type="float" office:value="308175" calcext:value-type="float">
            <text:p>308175</text:p>
          </table:table-cell>
          <table:table-cell table:formula="of:=[.Q42]+MIN([.Q124];[.R123])" office:value-type="float" office:value="309114" calcext:value-type="float">
            <text:p>309114</text:p>
          </table:table-cell>
          <table:table-cell table:formula="of:=[.R42]+MIN([.R124];[.S123])" office:value-type="float" office:value="299522" calcext:value-type="float">
            <text:p>299522</text:p>
          </table:table-cell>
          <table:table-cell table:formula="of:=[.S42]+MIN([.S124];[.T123])" office:value-type="float" office:value="298547" calcext:value-type="float">
            <text:p>298547</text:p>
          </table:table-cell>
          <table:table-cell table:formula="of:=[.T42]+MIN([.T124];[.U123])" office:value-type="float" office:value="289429" calcext:value-type="float">
            <text:p>289429</text:p>
          </table:table-cell>
          <table:table-cell table:formula="of:=[.U42]+MIN([.U124];[.V123])" office:value-type="float" office:value="289742" calcext:value-type="float">
            <text:p>289742</text:p>
          </table:table-cell>
          <table:table-cell table:formula="of:=[.V42]+MIN([.V124];[.W123])" office:value-type="float" office:value="287020" calcext:value-type="float">
            <text:p>287020</text:p>
          </table:table-cell>
          <table:table-cell table:formula="of:=[.W42]+MIN([.W124];[.X123])" office:value-type="float" office:value="280484" calcext:value-type="float">
            <text:p>280484</text:p>
          </table:table-cell>
          <table:table-cell table:formula="of:=[.X42]+MIN([.X124];[.Y123])" office:value-type="float" office:value="273574" calcext:value-type="float">
            <text:p>273574</text:p>
          </table:table-cell>
          <table:table-cell table:formula="of:=[.Y42]+MIN([.Y124];[.Z123])" office:value-type="float" office:value="270112" calcext:value-type="float">
            <text:p>270112</text:p>
          </table:table-cell>
          <table:table-cell table:formula="of:=[.Z42]+MIN([.Z124];[.AA123])" office:value-type="float" office:value="261552" calcext:value-type="float">
            <text:p>261552</text:p>
          </table:table-cell>
          <table:table-cell table:formula="of:=[.AA42]+MIN([.AA124];[.AB123])" office:value-type="float" office:value="262970" calcext:value-type="float">
            <text:p>262970</text:p>
          </table:table-cell>
          <table:table-cell table:formula="of:=[.AB42]+MIN([.AB124];[.AC123])" office:value-type="float" office:value="268643" calcext:value-type="float">
            <text:p>268643</text:p>
          </table:table-cell>
          <table:table-cell table:formula="of:=[.AC42]+MIN([.AC124];[.AD123])" office:value-type="float" office:value="270375" calcext:value-type="float">
            <text:p>270375</text:p>
          </table:table-cell>
          <table:table-cell table:formula="of:=[.AD42]+MIN([.AD124];[.AE123])" office:value-type="float" office:value="263020" calcext:value-type="float">
            <text:p>263020</text:p>
          </table:table-cell>
          <table:table-cell table:formula="of:=[.AE42]+MIN([.AE124];[.AF123])" office:value-type="float" office:value="260081" calcext:value-type="float">
            <text:p>260081</text:p>
          </table:table-cell>
          <table:table-cell table:formula="of:=[.AF42]+MIN([.AF124];[.AG123])" office:value-type="float" office:value="255108" calcext:value-type="float">
            <text:p>255108</text:p>
          </table:table-cell>
          <table:table-cell table:formula="of:=[.AG42]+MIN([.AG124];[.AH123])" office:value-type="float" office:value="248214" calcext:value-type="float">
            <text:p>248214</text:p>
          </table:table-cell>
          <table:table-cell table:formula="of:=[.AH42]+MIN([.AH124];[.AI123])" office:value-type="float" office:value="244281" calcext:value-type="float">
            <text:p>244281</text:p>
          </table:table-cell>
          <table:table-cell table:formula="of:=[.AI42]+MIN([.AI124];[.AJ123])" office:value-type="float" office:value="240497" calcext:value-type="float">
            <text:p>240497</text:p>
          </table:table-cell>
          <table:table-cell table:formula="of:=[.AJ42]+MIN([.AJ124];[.AK123])" office:value-type="float" office:value="237297" calcext:value-type="float">
            <text:p>237297</text:p>
          </table:table-cell>
          <table:table-cell table:formula="of:=[.AK42]+MIN([.AK124];[.AL123])" office:value-type="float" office:value="234878" calcext:value-type="float">
            <text:p>234878</text:p>
          </table:table-cell>
          <table:table-cell table:formula="of:=[.AL42]+MIN([.AL124];[.AM123])" office:value-type="float" office:value="225644" calcext:value-type="float">
            <text:p>225644</text:p>
          </table:table-cell>
          <table:table-cell table:formula="of:=[.AM42]+MIN([.AM124];[.AN123])" office:value-type="float" office:value="220897" calcext:value-type="float">
            <text:p>220897</text:p>
          </table:table-cell>
          <table:table-cell table:formula="of:=[.AN42]+MIN([.AN124];[.AO123])" office:value-type="float" office:value="218689" calcext:value-type="float">
            <text:p>218689</text:p>
          </table:table-cell>
          <table:table-cell table:formula="of:=[.AO42]+MIN([.AO124];[.AP123])" office:value-type="float" office:value="216482" calcext:value-type="float">
            <text:p>216482</text:p>
          </table:table-cell>
          <table:table-cell table:formula="of:=[.AP42]+MIN([.AP124];[.AQ123])" office:value-type="float" office:value="214537" calcext:value-type="float">
            <text:p>214537</text:p>
          </table:table-cell>
          <table:table-cell table:formula="of:=[.AQ42]+MIN([.AQ124];[.AR123])" office:value-type="float" office:value="212815" calcext:value-type="float">
            <text:p>212815</text:p>
          </table:table-cell>
          <table:table-cell table:formula="of:=[.AR42]+MIN([.AR124];[.AS123])" office:value-type="float" office:value="214217" calcext:value-type="float">
            <text:p>214217</text:p>
          </table:table-cell>
          <table:table-cell table:formula="of:=[.AS42]+MIN([.AS124];[.AT123])" office:value-type="float" office:value="208072" calcext:value-type="float">
            <text:p>208072</text:p>
          </table:table-cell>
          <table:table-cell table:formula="of:=[.AT42]+MIN([.AT124];[.AU123])" office:value-type="float" office:value="200049" calcext:value-type="float">
            <text:p>200049</text:p>
          </table:table-cell>
          <table:table-cell table:formula="of:=[.AU42]+MIN([.AU124];[.AV123])" office:value-type="float" office:value="208359" calcext:value-type="float">
            <text:p>208359</text:p>
          </table:table-cell>
          <table:table-cell table:formula="of:=[.AV42]+MIN([.AV124];[.AW123])" office:value-type="float" office:value="202671" calcext:value-type="float">
            <text:p>202671</text:p>
          </table:table-cell>
          <table:table-cell table:formula="of:=[.AW42]+MIN([.AW124];[.AX123])" office:value-type="float" office:value="194985" calcext:value-type="float">
            <text:p>194985</text:p>
          </table:table-cell>
          <table:table-cell table:formula="of:=[.AX42]+MIN([.AX124];[.AY123])" office:value-type="float" office:value="198141" calcext:value-type="float">
            <text:p>198141</text:p>
          </table:table-cell>
          <table:table-cell table:formula="of:=[.AY42]+MIN([.AY124];[.AZ123])" office:value-type="float" office:value="206872" calcext:value-type="float">
            <text:p>206872</text:p>
          </table:table-cell>
          <table:table-cell table:formula="of:=[.AZ42]+MIN([.AZ124];[.BA123])" office:value-type="float" office:value="203168" calcext:value-type="float">
            <text:p>203168</text:p>
          </table:table-cell>
          <table:table-cell table:formula="of:=[.BA42]+MIN([.BA124];[.BB123])" office:value-type="float" office:value="194164" calcext:value-type="float">
            <text:p>194164</text:p>
          </table:table-cell>
          <table:table-cell table:formula="of:=[.BB42]+MIN([.BB124];[.BC123])" office:value-type="float" office:value="197191" calcext:value-type="float">
            <text:p>197191</text:p>
          </table:table-cell>
          <table:table-cell table:formula="of:=[.BC42]+MIN([.BC124];[.BD123])" office:value-type="float" office:value="198659" calcext:value-type="float">
            <text:p>198659</text:p>
          </table:table-cell>
          <table:table-cell table:formula="of:=[.BD42]+MIN([.BD124];[.BE123])" office:value-type="float" office:value="197243" calcext:value-type="float">
            <text:p>197243</text:p>
          </table:table-cell>
          <table:table-cell table:formula="of:=[.BE42]+MIN([.BE124];[.BF123])" office:value-type="float" office:value="188593" calcext:value-type="float">
            <text:p>188593</text:p>
          </table:table-cell>
          <table:table-cell table:formula="of:=[.BF42]+MIN([.BF124];[.BG123])" office:value-type="float" office:value="188189" calcext:value-type="float">
            <text:p>188189</text:p>
          </table:table-cell>
          <table:table-cell table:formula="of:=[.BG42]+MIN([.BG124];[.BH123])" office:value-type="float" office:value="183763" calcext:value-type="float">
            <text:p>183763</text:p>
          </table:table-cell>
          <table:table-cell table:formula="of:=[.BH42]+MIN([.BH124];[.BI123])" office:value-type="float" office:value="182241" calcext:value-type="float">
            <text:p>182241</text:p>
          </table:table-cell>
          <table:table-cell table:formula="of:=[.BI42]+MIN([.BI124];[.BJ123])" office:value-type="float" office:value="183501" calcext:value-type="float">
            <text:p>183501</text:p>
          </table:table-cell>
          <table:table-cell table:formula="of:=[.BJ42]+MIN([.BJ124];[.BK123])" office:value-type="float" office:value="184726" calcext:value-type="float">
            <text:p>184726</text:p>
          </table:table-cell>
          <table:table-cell table:formula="of:=[.BK42]+MIN([.BK124];[.BL123])" office:value-type="float" office:value="183457" calcext:value-type="float">
            <text:p>183457</text:p>
          </table:table-cell>
          <table:table-cell table:formula="of:=[.BL42]+MIN([.BL124];[.BM123])" office:value-type="float" office:value="176889" calcext:value-type="float">
            <text:p>176889</text:p>
          </table:table-cell>
          <table:table-cell table:formula="of:=[.BM42]+MIN([.BM124];[.BN123])" office:value-type="float" office:value="174442" calcext:value-type="float">
            <text:p>174442</text:p>
          </table:table-cell>
          <table:table-cell table:formula="of:=[.BN42]+MIN([.BN124];[.BO123])" office:value-type="float" office:value="176105" calcext:value-type="float">
            <text:p>176105</text:p>
          </table:table-cell>
          <table:table-cell table:formula="of:=[.BO42]+MIN([.BO124];[.BP123])" office:value-type="float" office:value="175272" calcext:value-type="float">
            <text:p>175272</text:p>
          </table:table-cell>
          <table:table-cell table:formula="of:=[.BP42]+MIN([.BP124];[.BQ123])" office:value-type="float" office:value="179866" calcext:value-type="float">
            <text:p>179866</text:p>
          </table:table-cell>
          <table:table-cell table:formula="of:=[.BQ42]+MIN([.BQ124];[.BR123])" office:value-type="float" office:value="170377" calcext:value-type="float">
            <text:p>170377</text:p>
          </table:table-cell>
          <table:table-cell table:formula="of:=[.BR42]+MIN([.BR124];[.BS123])" office:value-type="float" office:value="167804" calcext:value-type="float">
            <text:p>167804</text:p>
          </table:table-cell>
          <table:table-cell table:formula="of:=[.BS42]+MIN([.BS124];[.BT123])" office:value-type="float" office:value="167387" calcext:value-type="float">
            <text:p>167387</text:p>
          </table:table-cell>
          <table:table-cell table:formula="of:=[.BT42]+MIN([.BT124];[.BU123])" office:value-type="float" office:value="163220" calcext:value-type="float">
            <text:p>163220</text:p>
          </table:table-cell>
          <table:table-cell table:formula="of:=[.BU42]+MIN([.BU124];[.BV123])" office:value-type="float" office:value="163263" calcext:value-type="float">
            <text:p>163263</text:p>
          </table:table-cell>
          <table:table-cell table:formula="of:=[.BV42]+MIN([.BV124];[.BW123])" office:value-type="float" office:value="156454" calcext:value-type="float">
            <text:p>156454</text:p>
          </table:table-cell>
          <table:table-cell table:formula="of:=[.BW42]+MIN([.BW124];[.BX123])" office:value-type="float" office:value="153988" calcext:value-type="float">
            <text:p>153988</text:p>
          </table:table-cell>
          <table:table-cell table:formula="of:=[.BX42]+MIN([.BX124];[.BY123])" office:value-type="float" office:value="184241" calcext:value-type="float">
            <text:p>184241</text:p>
          </table:table-cell>
          <table:table-cell table:formula="of:=[.BY42]+MIN([.BY124];[.BZ123])" office:value-type="float" office:value="177116" calcext:value-type="float">
            <text:p>177116</text:p>
          </table:table-cell>
          <table:table-cell table:formula="of:=[.BZ42]+MIN([.BZ124];[.CA123])" office:value-type="float" office:value="175028" calcext:value-type="float">
            <text:p>175028</text:p>
          </table:table-cell>
          <table:table-cell table:formula="of:=[.CA42]+MIN([.CA124];[.CB123])" office:value-type="float" office:value="169245" calcext:value-type="float">
            <text:p>169245</text:p>
          </table:table-cell>
          <table:table-cell table:formula="of:=[.CB42]+[.CB124]" office:value-type="float" office:value="202805" calcext:value-type="float">
            <text:p>202805</text:p>
          </table:table-cell>
        </table:table-row>
        <table:table-row table:style-name="ro1">
          <table:table-cell table:formula="of:=[.A43]+MIN([.A125];[.B124])" office:value-type="float" office:value="360143" calcext:value-type="float">
            <text:p>360143</text:p>
          </table:table-cell>
          <table:table-cell table:formula="of:=[.B43]+MIN([.B125];[.C124])" office:value-type="float" office:value="361904" calcext:value-type="float">
            <text:p>361904</text:p>
          </table:table-cell>
          <table:table-cell table:formula="of:=[.C43]+MIN([.C125];[.D124])" office:value-type="float" office:value="355904" calcext:value-type="float">
            <text:p>355904</text:p>
          </table:table-cell>
          <table:table-cell table:formula="of:=[.D43]+MIN([.D125];[.E124])" office:value-type="float" office:value="349126" calcext:value-type="float">
            <text:p>349126</text:p>
          </table:table-cell>
          <table:table-cell table:formula="of:=[.E43]+MIN([.E125];[.F124])" office:value-type="float" office:value="349389" calcext:value-type="float">
            <text:p>349389</text:p>
          </table:table-cell>
          <table:table-cell table:formula="of:=[.F43]+MIN([.F125];[.G124])" office:value-type="float" office:value="353002" calcext:value-type="float">
            <text:p>353002</text:p>
          </table:table-cell>
          <table:table-cell table:formula="of:=[.G43]+MIN([.G125];[.H124])" office:value-type="float" office:value="344545" calcext:value-type="float">
            <text:p>344545</text:p>
          </table:table-cell>
          <table:table-cell table:formula="of:=[.H43]+MIN([.H125];[.I124])" office:value-type="float" office:value="341943" calcext:value-type="float">
            <text:p>341943</text:p>
          </table:table-cell>
          <table:table-cell table:formula="of:=[.I43]+MIN([.I125];[.J124])" office:value-type="float" office:value="332155" calcext:value-type="float">
            <text:p>332155</text:p>
          </table:table-cell>
          <table:table-cell table:formula="of:=[.J43]+MIN([.J125];[.K124])" office:value-type="float" office:value="325350" calcext:value-type="float">
            <text:p>325350</text:p>
          </table:table-cell>
          <table:table-cell table:formula="of:=[.K43]+MIN([.K125];[.L124])" office:value-type="float" office:value="319857" calcext:value-type="float">
            <text:p>319857</text:p>
          </table:table-cell>
          <table:table-cell table:formula="of:=[.L43]+MIN([.L125];[.M124])" office:value-type="float" office:value="322680" calcext:value-type="float">
            <text:p>322680</text:p>
          </table:table-cell>
          <table:table-cell table:formula="of:=[.M43]+MIN([.M125];[.N124])" office:value-type="float" office:value="316774" calcext:value-type="float">
            <text:p>316774</text:p>
          </table:table-cell>
          <table:table-cell table:formula="of:=[.N43]+MIN([.N125];[.O124])" office:value-type="float" office:value="314801" calcext:value-type="float">
            <text:p>314801</text:p>
          </table:table-cell>
          <table:table-cell table:formula="of:=[.O43]+MIN([.O125];[.P124])" office:value-type="float" office:value="305628" calcext:value-type="float">
            <text:p>305628</text:p>
          </table:table-cell>
          <table:table-cell table:formula="of:=[.P43]+MIN([.P125];[.Q124])" office:value-type="float" office:value="302520" calcext:value-type="float">
            <text:p>302520</text:p>
          </table:table-cell>
          <table:table-cell table:formula="of:=[.Q43]+MIN([.Q125];[.R124])" office:value-type="float" office:value="303349" calcext:value-type="float">
            <text:p>303349</text:p>
          </table:table-cell>
          <table:table-cell table:formula="of:=[.R43]+MIN([.R125];[.S124])" office:value-type="float" office:value="298812" calcext:value-type="float">
            <text:p>298812</text:p>
          </table:table-cell>
          <table:table-cell table:formula="of:=[.S43]+MIN([.S125];[.T124])" office:value-type="float" office:value="291681" calcext:value-type="float">
            <text:p>291681</text:p>
          </table:table-cell>
          <table:table-cell table:formula="of:=[.T43]+MIN([.T125];[.U124])" office:value-type="float" office:value="287235" calcext:value-type="float">
            <text:p>287235</text:p>
          </table:table-cell>
          <table:table-cell table:formula="of:=[.U43]+MIN([.U125];[.V124])" office:value-type="float" office:value="282420" calcext:value-type="float">
            <text:p>282420</text:p>
          </table:table-cell>
          <table:table-cell table:formula="of:=[.V43]+MIN([.V125];[.W124])" office:value-type="float" office:value="278772" calcext:value-type="float">
            <text:p>278772</text:p>
          </table:table-cell>
          <table:table-cell table:formula="of:=[.W43]+MIN([.W125];[.X124])" office:value-type="float" office:value="272071" calcext:value-type="float">
            <text:p>272071</text:p>
          </table:table-cell>
          <table:table-cell table:formula="of:=[.X43]+MIN([.X125];[.Y124])" office:value-type="float" office:value="271312" calcext:value-type="float">
            <text:p>271312</text:p>
          </table:table-cell>
          <table:table-cell table:formula="of:=[.Y43]+MIN([.Y125];[.Z124])" office:value-type="float" office:value="268000" calcext:value-type="float">
            <text:p>268000</text:p>
          </table:table-cell>
          <table:table-cell table:formula="of:=[.Z43]+MIN([.Z125];[.AA124])" office:value-type="float" office:value="259645" calcext:value-type="float">
            <text:p>259645</text:p>
          </table:table-cell>
          <table:table-cell table:formula="of:=[.AA43]+MIN([.AA125];[.AB124])" office:value-type="float" office:value="255160" calcext:value-type="float">
            <text:p>255160</text:p>
          </table:table-cell>
          <table:table-cell table:formula="of:=[.AB43]+MIN([.AB125];[.AC124])" office:value-type="float" office:value="261993" calcext:value-type="float">
            <text:p>261993</text:p>
          </table:table-cell>
          <table:table-cell table:formula="of:=[.AC43]+MIN([.AC125];[.AD124])" office:value-type="float" office:value="274089" calcext:value-type="float">
            <text:p>274089</text:p>
          </table:table-cell>
          <table:table-cell table:formula="of:=[.AD43]+MIN([.AD125];[.AE124])" office:value-type="float" office:value="268888" calcext:value-type="float">
            <text:p>268888</text:p>
          </table:table-cell>
          <table:table-cell table:formula="of:=[.AE43]+MIN([.AE125];[.AF124])" office:value-type="float" office:value="261129" calcext:value-type="float">
            <text:p>261129</text:p>
          </table:table-cell>
          <table:table-cell table:formula="of:=[.AF43]+MIN([.AF125];[.AG124])" office:value-type="float" office:value="257601" calcext:value-type="float">
            <text:p>257601</text:p>
          </table:table-cell>
          <table:table-cell table:formula="of:=[.AG43]+MIN([.AG125];[.AH124])" office:value-type="float" office:value="255424" calcext:value-type="float">
            <text:p>255424</text:p>
          </table:table-cell>
          <table:table-cell table:formula="of:=[.AH43]+MIN([.AH125];[.AI124])" office:value-type="float" office:value="255851" calcext:value-type="float">
            <text:p>255851</text:p>
          </table:table-cell>
          <table:table-cell table:formula="of:=[.AI43]+MIN([.AI125];[.AJ124])" office:value-type="float" office:value="247472" calcext:value-type="float">
            <text:p>247472</text:p>
          </table:table-cell>
          <table:table-cell table:formula="of:=[.AJ43]+MIN([.AJ125];[.AK124])" office:value-type="float" office:value="243634" calcext:value-type="float">
            <text:p>243634</text:p>
          </table:table-cell>
          <table:table-cell table:formula="of:=[.AK43]+MIN([.AK125];[.AL124])" office:value-type="float" office:value="239973" calcext:value-type="float">
            <text:p>239973</text:p>
          </table:table-cell>
          <table:table-cell table:formula="of:=[.AL43]+MIN([.AL125];[.AM124])" office:value-type="float" office:value="237198" calcext:value-type="float">
            <text:p>237198</text:p>
          </table:table-cell>
          <table:table-cell table:formula="of:=[.AM43]+MIN([.AM125];[.AN124])" office:value-type="float" office:value="228011" calcext:value-type="float">
            <text:p>228011</text:p>
          </table:table-cell>
          <table:table-cell table:formula="of:=[.AN43]+MIN([.AN125];[.AO124])" office:value-type="float" office:value="220795" calcext:value-type="float">
            <text:p>220795</text:p>
          </table:table-cell>
          <table:table-cell table:formula="of:=[.AO43]+MIN([.AO125];[.AP124])" office:value-type="float" office:value="218605" calcext:value-type="float">
            <text:p>218605</text:p>
          </table:table-cell>
          <table:table-cell table:formula="of:=[.AP43]+MIN([.AP125];[.AQ124])" office:value-type="float" office:value="211638" calcext:value-type="float">
            <text:p>211638</text:p>
          </table:table-cell>
          <table:table-cell table:formula="of:=[.AQ43]+MIN([.AQ125];[.AR124])" office:value-type="float" office:value="211408" calcext:value-type="float">
            <text:p>211408</text:p>
          </table:table-cell>
          <table:table-cell table:formula="of:=[.AR43]+MIN([.AR125];[.AS124])" office:value-type="float" office:value="209829" calcext:value-type="float">
            <text:p>209829</text:p>
          </table:table-cell>
          <table:table-cell table:formula="of:=[.AS43]+MIN([.AS125];[.AT124])" office:value-type="float" office:value="201919" calcext:value-type="float">
            <text:p>201919</text:p>
          </table:table-cell>
          <table:table-cell table:formula="of:=[.AT43]+MIN([.AT125];[.AU124])" office:value-type="float" office:value="196565" calcext:value-type="float">
            <text:p>196565</text:p>
          </table:table-cell>
          <table:table-cell table:formula="of:=[.AU43]+MIN([.AU125];[.AV124])" office:value-type="float" office:value="205560" calcext:value-type="float">
            <text:p>205560</text:p>
          </table:table-cell>
          <table:table-cell table:formula="of:=[.AV43]+MIN([.AV125];[.AW124])" office:value-type="float" office:value="199197" calcext:value-type="float">
            <text:p>199197</text:p>
          </table:table-cell>
          <table:table-cell table:formula="of:=[.AW43]+MIN([.AW125];[.AX124])" office:value-type="float" office:value="192248" calcext:value-type="float">
            <text:p>192248</text:p>
          </table:table-cell>
          <table:table-cell table:formula="of:=[.AX43]+MIN([.AX125];[.AY124])" office:value-type="float" office:value="194313" calcext:value-type="float">
            <text:p>194313</text:p>
          </table:table-cell>
          <table:table-cell table:formula="of:=[.AY43]+MIN([.AY125];[.AZ124])" office:value-type="float" office:value="204725" calcext:value-type="float">
            <text:p>204725</text:p>
          </table:table-cell>
          <table:table-cell table:formula="of:=[.AZ43]+MIN([.AZ125];[.BA124])" office:value-type="float" office:value="195972" calcext:value-type="float">
            <text:p>195972</text:p>
          </table:table-cell>
          <table:table-cell table:formula="of:=[.BA43]+MIN([.BA125];[.BB124])" office:value-type="float" office:value="188974" calcext:value-type="float">
            <text:p>188974</text:p>
          </table:table-cell>
          <table:table-cell table:formula="of:=[.BB43]+MIN([.BB125];[.BC124])" office:value-type="float" office:value="187451" calcext:value-type="float">
            <text:p>187451</text:p>
          </table:table-cell>
          <table:table-cell table:formula="of:=[.BC43]+MIN([.BC125];[.BD124])" office:value-type="float" office:value="190016" calcext:value-type="float">
            <text:p>190016</text:p>
          </table:table-cell>
          <table:table-cell table:formula="of:=[.BD43]+MIN([.BD125];[.BE124])" office:value-type="float" office:value="189763" calcext:value-type="float">
            <text:p>189763</text:p>
          </table:table-cell>
          <table:table-cell table:formula="of:=[.BE43]+MIN([.BE125];[.BF124])" office:value-type="float" office:value="183235" calcext:value-type="float">
            <text:p>183235</text:p>
          </table:table-cell>
          <table:table-cell table:formula="of:=[.BF43]+MIN([.BF125];[.BG124])" office:value-type="float" office:value="189003" calcext:value-type="float">
            <text:p>189003</text:p>
          </table:table-cell>
          <table:table-cell table:formula="of:=[.BG43]+MIN([.BG125];[.BH124])" office:value-type="float" office:value="190381" calcext:value-type="float">
            <text:p>190381</text:p>
          </table:table-cell>
          <table:table-cell table:formula="of:=[.BH43]+MIN([.BH125];[.BI124])" office:value-type="float" office:value="180534" calcext:value-type="float">
            <text:p>180534</text:p>
          </table:table-cell>
          <table:table-cell table:formula="of:=[.BI43]+MIN([.BI125];[.BJ124])" office:value-type="float" office:value="179888" calcext:value-type="float">
            <text:p>179888</text:p>
          </table:table-cell>
          <table:table-cell table:formula="of:=[.BJ43]+MIN([.BJ125];[.BK124])" office:value-type="float" office:value="174839" calcext:value-type="float">
            <text:p>174839</text:p>
          </table:table-cell>
          <table:table-cell table:formula="of:=[.BK43]+MIN([.BK125];[.BL124])" office:value-type="float" office:value="176501" calcext:value-type="float">
            <text:p>176501</text:p>
          </table:table-cell>
          <table:table-cell table:formula="of:=[.BL43]+MIN([.BL125];[.BM124])" office:value-type="float" office:value="176940" calcext:value-type="float">
            <text:p>176940</text:p>
          </table:table-cell>
          <table:table-cell table:formula="of:=[.BM43]+MIN([.BM125];[.BN124])" office:value-type="float" office:value="171680" calcext:value-type="float">
            <text:p>171680</text:p>
          </table:table-cell>
          <table:table-cell table:formula="of:=[.BN43]+MIN([.BN125];[.BO124])" office:value-type="float" office:value="177909" calcext:value-type="float">
            <text:p>177909</text:p>
          </table:table-cell>
          <table:table-cell table:formula="of:=[.BO43]+MIN([.BO125];[.BP124])" office:value-type="float" office:value="173823" calcext:value-type="float">
            <text:p>173823</text:p>
          </table:table-cell>
          <table:table-cell table:formula="of:=[.BP43]+MIN([.BP125];[.BQ124])" office:value-type="float" office:value="175869" calcext:value-type="float">
            <text:p>175869</text:p>
          </table:table-cell>
          <table:table-cell table:formula="of:=[.BQ43]+MIN([.BQ125];[.BR124])" office:value-type="float" office:value="171003" calcext:value-type="float">
            <text:p>171003</text:p>
          </table:table-cell>
          <table:table-cell table:formula="of:=[.BR43]+MIN([.BR125];[.BS124])" office:value-type="float" office:value="166724" calcext:value-type="float">
            <text:p>166724</text:p>
          </table:table-cell>
          <table:table-cell table:formula="of:=[.BS43]+MIN([.BS125];[.BT124])" office:value-type="float" office:value="167264" calcext:value-type="float">
            <text:p>167264</text:p>
          </table:table-cell>
          <table:table-cell table:formula="of:=[.BT43]+MIN([.BT125];[.BU124])" office:value-type="float" office:value="159764" calcext:value-type="float">
            <text:p>159764</text:p>
          </table:table-cell>
          <table:table-cell table:formula="of:=[.BU43]+MIN([.BU125];[.BV124])" office:value-type="float" office:value="168046" calcext:value-type="float">
            <text:p>168046</text:p>
          </table:table-cell>
          <table:table-cell table:formula="of:=[.BV43]+MIN([.BV125];[.BW124])" office:value-type="float" office:value="158279" calcext:value-type="float">
            <text:p>158279</text:p>
          </table:table-cell>
          <table:table-cell table:formula="of:=[.BW43]+MIN([.BW125];[.BX124])" office:value-type="float" office:value="153761" calcext:value-type="float">
            <text:p>153761</text:p>
          </table:table-cell>
          <table:table-cell table:formula="of:=[.BX43]+MIN([.BX125];[.BY124])" office:value-type="float" office:value="179589" calcext:value-type="float">
            <text:p>179589</text:p>
          </table:table-cell>
          <table:table-cell table:formula="of:=[.BY43]+MIN([.BY125];[.BZ124])" office:value-type="float" office:value="174357" calcext:value-type="float">
            <text:p>174357</text:p>
          </table:table-cell>
          <table:table-cell table:formula="of:=[.BZ43]+MIN([.BZ125];[.CA124])" office:value-type="float" office:value="168778" calcext:value-type="float">
            <text:p>168778</text:p>
          </table:table-cell>
          <table:table-cell table:formula="of:=[.CA43]+MIN([.CA125];[.CB124])" office:value-type="float" office:value="162773" calcext:value-type="float">
            <text:p>162773</text:p>
          </table:table-cell>
          <table:table-cell table:formula="of:=[.CB43]+[.CB125]" office:value-type="float" office:value="194716" calcext:value-type="float">
            <text:p>194716</text:p>
          </table:table-cell>
        </table:table-row>
        <table:table-row table:style-name="ro1">
          <table:table-cell table:formula="of:=[.A44]+MIN([.A126];[.B125])" office:value-type="float" office:value="356877" calcext:value-type="float">
            <text:p>356877</text:p>
          </table:table-cell>
          <table:table-cell table:formula="of:=[.B44]+MIN([.B126];[.C125])" office:value-type="float" office:value="354879" calcext:value-type="float">
            <text:p>354879</text:p>
          </table:table-cell>
          <table:table-cell table:formula="of:=[.C44]+MIN([.C126];[.D125])" office:value-type="float" office:value="346148" calcext:value-type="float">
            <text:p>346148</text:p>
          </table:table-cell>
          <table:table-cell table:formula="of:=[.D44]+MIN([.D126];[.E125])" office:value-type="float" office:value="345212" calcext:value-type="float">
            <text:p>345212</text:p>
          </table:table-cell>
          <table:table-cell table:formula="of:=[.E44]+MIN([.E126];[.F125])" office:value-type="float" office:value="348124" calcext:value-type="float">
            <text:p>348124</text:p>
          </table:table-cell>
          <table:table-cell table:formula="of:=[.F44]+MIN([.F126];[.G125])" office:value-type="float" office:value="343886" calcext:value-type="float">
            <text:p>343886</text:p>
          </table:table-cell>
          <table:table-cell table:formula="of:=[.G44]+MIN([.G126];[.H125])" office:value-type="float" office:value="336822" calcext:value-type="float">
            <text:p>336822</text:p>
          </table:table-cell>
          <table:table-cell table:formula="of:=[.H44]+MIN([.H126];[.I125])" office:value-type="float" office:value="332737" calcext:value-type="float">
            <text:p>332737</text:p>
          </table:table-cell>
          <table:table-cell table:formula="of:=[.I44]+MIN([.I126];[.J125])" office:value-type="float" office:value="332646" calcext:value-type="float">
            <text:p>332646</text:p>
          </table:table-cell>
          <table:table-cell table:formula="of:=[.J44]+MIN([.J126];[.K125])" office:value-type="float" office:value="324901" calcext:value-type="float">
            <text:p>324901</text:p>
          </table:table-cell>
          <table:table-cell table:formula="of:=[.K44]+MIN([.K126];[.L125])" office:value-type="float" office:value="317765" calcext:value-type="float">
            <text:p>317765</text:p>
          </table:table-cell>
          <table:table-cell table:formula="of:=[.L44]+MIN([.L126];[.M125])" office:value-type="float" office:value="313992" calcext:value-type="float">
            <text:p>313992</text:p>
          </table:table-cell>
          <table:table-cell table:formula="of:=[.M44]+MIN([.M126];[.N125])" office:value-type="float" office:value="310182" calcext:value-type="float">
            <text:p>310182</text:p>
          </table:table-cell>
          <table:table-cell table:formula="of:=[.N44]+MIN([.N126];[.O125])" office:value-type="float" office:value="309452" calcext:value-type="float">
            <text:p>309452</text:p>
          </table:table-cell>
          <table:table-cell table:formula="of:=[.O44]+MIN([.O126];[.P125])" office:value-type="float" office:value="301197" calcext:value-type="float">
            <text:p>301197</text:p>
          </table:table-cell>
          <table:table-cell table:formula="of:=[.P44]+MIN([.P126];[.Q125])" office:value-type="float" office:value="298492" calcext:value-type="float">
            <text:p>298492</text:p>
          </table:table-cell>
          <table:table-cell table:formula="of:=[.Q44]+MIN([.Q126];[.R125])" office:value-type="float" office:value="297342" calcext:value-type="float">
            <text:p>297342</text:p>
          </table:table-cell>
          <table:table-cell table:formula="of:=[.R44]+MIN([.R126];[.S125])" office:value-type="float" office:value="293690" calcext:value-type="float">
            <text:p>293690</text:p>
          </table:table-cell>
          <table:table-cell table:formula="of:=[.S44]+MIN([.S126];[.T125])" office:value-type="float" office:value="288402" calcext:value-type="float">
            <text:p>288402</text:p>
          </table:table-cell>
          <table:table-cell table:formula="of:=[.T44]+MIN([.T126];[.U125])" office:value-type="float" office:value="286068" calcext:value-type="float">
            <text:p>286068</text:p>
          </table:table-cell>
          <table:table-cell table:formula="of:=[.U44]+MIN([.U126];[.V125])" office:value-type="float" office:value="286484" calcext:value-type="float">
            <text:p>286484</text:p>
          </table:table-cell>
          <table:table-cell table:formula="of:=[.V44]+MIN([.V126];[.W125])" office:value-type="float" office:value="277140" calcext:value-type="float">
            <text:p>277140</text:p>
          </table:table-cell>
          <table:table-cell table:formula="of:=[.W44]+MIN([.W126];[.X125])" office:value-type="float" office:value="274472" calcext:value-type="float">
            <text:p>274472</text:p>
          </table:table-cell>
          <table:table-cell table:formula="of:=[.X44]+MIN([.X126];[.Y125])" office:value-type="float" office:value="270782" calcext:value-type="float">
            <text:p>270782</text:p>
          </table:table-cell>
          <table:table-cell table:formula="of:=[.Y44]+MIN([.Y126];[.Z125])" office:value-type="float" office:value="268754" calcext:value-type="float">
            <text:p>268754</text:p>
          </table:table-cell>
          <table:table-cell table:formula="of:=[.Z44]+MIN([.Z126];[.AA125])" office:value-type="float" office:value="259075" calcext:value-type="float">
            <text:p>259075</text:p>
          </table:table-cell>
          <table:table-cell table:formula="of:=[.AA44]+MIN([.AA126];[.AB125])" office:value-type="float" office:value="250973" calcext:value-type="float">
            <text:p>250973</text:p>
          </table:table-cell>
          <table:table-cell table:formula="of:=[.AB44]+MIN([.AB126];[.AC125])" office:value-type="float" office:value="256805" calcext:value-type="float">
            <text:p>256805</text:p>
          </table:table-cell>
          <table:table-cell table:formula="of:=[.AC44]+MIN([.AC126];[.AD125])" office:value-type="float" office:value="265343" calcext:value-type="float">
            <text:p>265343</text:p>
          </table:table-cell>
          <table:table-cell table:formula="of:=[.AD44]+MIN([.AD126];[.AE125])" office:value-type="float" office:value="264245" calcext:value-type="float">
            <text:p>264245</text:p>
          </table:table-cell>
          <table:table-cell table:formula="of:=[.AE44]+MIN([.AE126];[.AF125])" office:value-type="float" office:value="260695" calcext:value-type="float">
            <text:p>260695</text:p>
          </table:table-cell>
          <table:table-cell table:formula="of:=[.AF44]+MIN([.AF126];[.AG125])" office:value-type="float" office:value="255762" calcext:value-type="float">
            <text:p>255762</text:p>
          </table:table-cell>
          <table:table-cell table:formula="of:=[.AG44]+MIN([.AG126];[.AH125])" office:value-type="float" office:value="250181" calcext:value-type="float">
            <text:p>250181</text:p>
          </table:table-cell>
          <table:table-cell table:formula="of:=[.AH44]+MIN([.AH126];[.AI125])" office:value-type="float" office:value="247939" calcext:value-type="float">
            <text:p>247939</text:p>
          </table:table-cell>
          <table:table-cell table:formula="of:=[.AI44]+MIN([.AI126];[.AJ125])" office:value-type="float" office:value="243954" calcext:value-type="float">
            <text:p>243954</text:p>
          </table:table-cell>
          <table:table-cell table:formula="of:=[.AJ44]+MIN([.AJ126];[.AK125])" office:value-type="float" office:value="236401" calcext:value-type="float">
            <text:p>236401</text:p>
          </table:table-cell>
          <table:table-cell table:formula="of:=[.AK44]+MIN([.AK126];[.AL125])" office:value-type="float" office:value="235366" calcext:value-type="float">
            <text:p>235366</text:p>
          </table:table-cell>
          <table:table-cell table:formula="of:=[.AL44]+MIN([.AL126];[.AM125])" office:value-type="float" office:value="231446" calcext:value-type="float">
            <text:p>231446</text:p>
          </table:table-cell>
          <table:table-cell table:formula="of:=[.AM44]+MIN([.AM126];[.AN125])" office:value-type="float" office:value="224016" calcext:value-type="float">
            <text:p>224016</text:p>
          </table:table-cell>
          <table:table-cell table:formula="of:=[.AN44]+MIN([.AN126];[.AO125])" office:value-type="float" office:value="220071" calcext:value-type="float">
            <text:p>220071</text:p>
          </table:table-cell>
          <table:table-cell table:formula="of:=[.AO44]+MIN([.AO126];[.AP125])" office:value-type="float" office:value="212432" calcext:value-type="float">
            <text:p>212432</text:p>
          </table:table-cell>
          <table:table-cell table:formula="of:=[.AP44]+MIN([.AP126];[.AQ125])" office:value-type="float" office:value="208718" calcext:value-type="float">
            <text:p>208718</text:p>
          </table:table-cell>
          <table:table-cell table:formula="of:=[.AQ44]+MIN([.AQ126];[.AR125])" office:value-type="float" office:value="205326" calcext:value-type="float">
            <text:p>205326</text:p>
          </table:table-cell>
          <table:table-cell table:formula="of:=[.AR44]+MIN([.AR126];[.AS125])" office:value-type="float" office:value="202801" calcext:value-type="float">
            <text:p>202801</text:p>
          </table:table-cell>
          <table:table-cell table:formula="of:=[.AS44]+MIN([.AS126];[.AT125])" office:value-type="float" office:value="197806" calcext:value-type="float">
            <text:p>197806</text:p>
          </table:table-cell>
          <table:table-cell table:formula="of:=[.AT44]+MIN([.AT126];[.AU125])" office:value-type="float" office:value="192956" calcext:value-type="float">
            <text:p>192956</text:p>
          </table:table-cell>
          <table:table-cell table:formula="of:=[.AU44]+MIN([.AU126];[.AV125])" office:value-type="float" office:value="196602" calcext:value-type="float">
            <text:p>196602</text:p>
          </table:table-cell>
          <table:table-cell table:formula="of:=[.AV44]+MIN([.AV126];[.AW125])" office:value-type="float" office:value="194184" calcext:value-type="float">
            <text:p>194184</text:p>
          </table:table-cell>
          <table:table-cell table:formula="of:=[.AW44]+MIN([.AW126];[.AX125])" office:value-type="float" office:value="184517" calcext:value-type="float">
            <text:p>184517</text:p>
          </table:table-cell>
          <table:table-cell table:formula="of:=[.AX44]+MIN([.AX126];[.AY125])" office:value-type="float" office:value="193819" calcext:value-type="float">
            <text:p>193819</text:p>
          </table:table-cell>
          <table:table-cell table:formula="of:=[.AY44]+MIN([.AY126];[.AZ125])" office:value-type="float" office:value="197153" calcext:value-type="float">
            <text:p>197153</text:p>
          </table:table-cell>
          <table:table-cell table:formula="of:=[.AZ44]+MIN([.AZ126];[.BA125])" office:value-type="float" office:value="187265" calcext:value-type="float">
            <text:p>187265</text:p>
          </table:table-cell>
          <table:table-cell table:formula="of:=[.BA44]+MIN([.BA126];[.BB125])" office:value-type="float" office:value="187742" calcext:value-type="float">
            <text:p>187742</text:p>
          </table:table-cell>
          <table:table-cell table:formula="of:=[.BB44]+MIN([.BB126];[.BC125])" office:value-type="float" office:value="183025" calcext:value-type="float">
            <text:p>183025</text:p>
          </table:table-cell>
          <table:table-cell table:formula="of:=[.BC44]+MIN([.BC126];[.BD125])" office:value-type="float" office:value="186473" calcext:value-type="float">
            <text:p>186473</text:p>
          </table:table-cell>
          <table:table-cell table:formula="of:=[.BD44]+MIN([.BD126];[.BE125])" office:value-type="float" office:value="182678" calcext:value-type="float">
            <text:p>182678</text:p>
          </table:table-cell>
          <table:table-cell table:formula="of:=[.BE44]+MIN([.BE126];[.BF125])" office:value-type="float" office:value="182588" calcext:value-type="float">
            <text:p>182588</text:p>
          </table:table-cell>
          <table:table-cell table:formula="of:=[.BF44]+MIN([.BF126];[.BG125])" office:value-type="float" office:value="182232" calcext:value-type="float">
            <text:p>182232</text:p>
          </table:table-cell>
          <table:table-cell table:formula="of:=[.BG44]+MIN([.BG126];[.BH125])" office:value-type="float" office:value="180749" calcext:value-type="float">
            <text:p>180749</text:p>
          </table:table-cell>
          <table:table-cell table:formula="of:=[.BH44]+MIN([.BH126];[.BI125])" office:value-type="float" office:value="182372" calcext:value-type="float">
            <text:p>182372</text:p>
          </table:table-cell>
          <table:table-cell table:formula="of:=[.BI44]+MIN([.BI126];[.BJ125])" office:value-type="float" office:value="180241" calcext:value-type="float">
            <text:p>180241</text:p>
          </table:table-cell>
          <table:table-cell table:formula="of:=[.BJ44]+MIN([.BJ126];[.BK125])" office:value-type="float" office:value="174015" calcext:value-type="float">
            <text:p>174015</text:p>
          </table:table-cell>
          <table:table-cell table:formula="of:=[.BK44]+MIN([.BK126];[.BL125])" office:value-type="float" office:value="168084" calcext:value-type="float">
            <text:p>168084</text:p>
          </table:table-cell>
          <table:table-cell table:formula="of:=[.BL44]+MIN([.BL126];[.BM125])" office:value-type="float" office:value="172991" calcext:value-type="float">
            <text:p>172991</text:p>
          </table:table-cell>
          <table:table-cell table:formula="of:=[.BM44]+MIN([.BM126];[.BN125])" office:value-type="float" office:value="168950" calcext:value-type="float">
            <text:p>168950</text:p>
          </table:table-cell>
          <table:table-cell table:formula="of:=[.BN44]+MIN([.BN126];[.BO125])" office:value-type="float" office:value="172207" calcext:value-type="float">
            <text:p>172207</text:p>
          </table:table-cell>
          <table:table-cell table:formula="of:=[.BO44]+MIN([.BO126];[.BP125])" office:value-type="float" office:value="171310" calcext:value-type="float">
            <text:p>171310</text:p>
          </table:table-cell>
          <table:table-cell table:formula="of:=[.BP44]+MIN([.BP126];[.BQ125])" office:value-type="float" office:value="166594" calcext:value-type="float">
            <text:p>166594</text:p>
          </table:table-cell>
          <table:table-cell table:formula="of:=[.BQ44]+MIN([.BQ126];[.BR125])" office:value-type="float" office:value="166977" calcext:value-type="float">
            <text:p>166977</text:p>
          </table:table-cell>
          <table:table-cell table:formula="of:=[.BR44]+MIN([.BR126];[.BS125])" office:value-type="float" office:value="163957" calcext:value-type="float">
            <text:p>163957</text:p>
          </table:table-cell>
          <table:table-cell table:formula="of:=[.BS44]+MIN([.BS126];[.BT125])" office:value-type="float" office:value="158580" calcext:value-type="float">
            <text:p>158580</text:p>
          </table:table-cell>
          <table:table-cell table:formula="of:=[.BT44]+MIN([.BT126];[.BU125])" office:value-type="float" office:value="158599" calcext:value-type="float">
            <text:p>158599</text:p>
          </table:table-cell>
          <table:table-cell table:formula="of:=[.BU44]+MIN([.BU126];[.BV125])" office:value-type="float" office:value="158143" calcext:value-type="float">
            <text:p>158143</text:p>
          </table:table-cell>
          <table:table-cell table:formula="of:=[.BV44]+MIN([.BV126];[.BW125])" office:value-type="float" office:value="155716" calcext:value-type="float">
            <text:p>155716</text:p>
          </table:table-cell>
          <table:table-cell table:formula="of:=[.BW44]+MIN([.BW126];[.BX125])" office:value-type="float" office:value="153706" calcext:value-type="float">
            <text:p>153706</text:p>
          </table:table-cell>
          <table:table-cell table:formula="of:=[.BX44]+MIN([.BX126];[.BY125])" office:value-type="float" office:value="169907" calcext:value-type="float">
            <text:p>169907</text:p>
          </table:table-cell>
          <table:table-cell table:formula="of:=[.BY44]+MIN([.BY126];[.BZ125])" office:value-type="float" office:value="165394" calcext:value-type="float">
            <text:p>165394</text:p>
          </table:table-cell>
          <table:table-cell table:formula="of:=[.BZ44]+MIN([.BZ126];[.CA125])" office:value-type="float" office:value="168142" calcext:value-type="float">
            <text:p>168142</text:p>
          </table:table-cell>
          <table:table-cell table:formula="of:=[.CA44]+MIN([.CA126];[.CB125])" office:value-type="float" office:value="160671" calcext:value-type="float">
            <text:p>160671</text:p>
          </table:table-cell>
          <table:table-cell table:formula="of:=[.CB44]+[.CB126]" office:value-type="float" office:value="188193" calcext:value-type="float">
            <text:p>188193</text:p>
          </table:table-cell>
        </table:table-row>
        <table:table-row table:style-name="ro1">
          <table:table-cell table:formula="of:=[.A45]+MIN([.A127];[.B126])" office:value-type="float" office:value="355940" calcext:value-type="float">
            <text:p>355940</text:p>
          </table:table-cell>
          <table:table-cell table:formula="of:=[.B45]+MIN([.B127];[.C126])" office:value-type="float" office:value="347062" calcext:value-type="float">
            <text:p>347062</text:p>
          </table:table-cell>
          <table:table-cell table:formula="of:=[.C45]+MIN([.C127];[.D126])" office:value-type="float" office:value="345449" calcext:value-type="float">
            <text:p>345449</text:p>
          </table:table-cell>
          <table:table-cell table:formula="of:=[.D45]+MIN([.D127];[.E126])" office:value-type="float" office:value="343733" calcext:value-type="float">
            <text:p>343733</text:p>
          </table:table-cell>
          <table:table-cell table:formula="of:=[.E45]+MIN([.E127];[.F126])" office:value-type="float" office:value="342865" calcext:value-type="float">
            <text:p>342865</text:p>
          </table:table-cell>
          <table:table-cell table:formula="of:=[.F45]+MIN([.F127];[.G126])" office:value-type="float" office:value="340959" calcext:value-type="float">
            <text:p>340959</text:p>
          </table:table-cell>
          <table:table-cell table:formula="of:=[.G45]+MIN([.G127];[.H126])" office:value-type="float" office:value="338278" calcext:value-type="float">
            <text:p>338278</text:p>
          </table:table-cell>
          <table:table-cell table:formula="of:=[.H45]+MIN([.H127];[.I126])" office:value-type="float" office:value="337714" calcext:value-type="float">
            <text:p>337714</text:p>
          </table:table-cell>
          <table:table-cell table:formula="of:=[.I45]+MIN([.I127];[.J126])" office:value-type="float" office:value="337049" calcext:value-type="float">
            <text:p>337049</text:p>
          </table:table-cell>
          <table:table-cell table:formula="of:=[.J45]+MIN([.J127];[.K126])" office:value-type="float" office:value="331054" calcext:value-type="float">
            <text:p>331054</text:p>
          </table:table-cell>
          <table:table-cell table:formula="of:=[.K45]+MIN([.K127];[.L126])" office:value-type="float" office:value="334195" calcext:value-type="float">
            <text:p>334195</text:p>
          </table:table-cell>
          <table:table-cell table:formula="of:=[.L45]+MIN([.L127];[.M126])" office:value-type="float" office:value="326699" calcext:value-type="float">
            <text:p>326699</text:p>
          </table:table-cell>
          <table:table-cell table:formula="of:=[.M45]+MIN([.M127];[.N126])" office:value-type="float" office:value="323267" calcext:value-type="float">
            <text:p>323267</text:p>
          </table:table-cell>
          <table:table-cell table:formula="of:=[.N45]+MIN([.N127];[.O126])" office:value-type="float" office:value="313776" calcext:value-type="float">
            <text:p>313776</text:p>
          </table:table-cell>
          <table:table-cell table:formula="of:=[.O45]+MIN([.O127];[.P126])" office:value-type="float" office:value="304689" calcext:value-type="float">
            <text:p>304689</text:p>
          </table:table-cell>
          <table:table-cell table:formula="of:=[.P45]+MIN([.P127];[.Q126])" office:value-type="float" office:value="295839" calcext:value-type="float">
            <text:p>295839</text:p>
          </table:table-cell>
          <table:table-cell table:formula="of:=[.Q45]+MIN([.Q127];[.R126])" office:value-type="float" office:value="287552" calcext:value-type="float">
            <text:p>287552</text:p>
          </table:table-cell>
          <table:table-cell table:formula="of:=[.R45]+MIN([.R127];[.S126])" office:value-type="float" office:value="286883" calcext:value-type="float">
            <text:p>286883</text:p>
          </table:table-cell>
          <table:table-cell table:formula="of:=[.S45]+MIN([.S127];[.T126])" office:value-type="float" office:value="286060" calcext:value-type="float">
            <text:p>286060</text:p>
          </table:table-cell>
          <table:table-cell table:formula="of:=[.T45]+MIN([.T127];[.U126])" office:value-type="float" office:value="285713" calcext:value-type="float">
            <text:p>285713</text:p>
          </table:table-cell>
          <table:table-cell table:formula="of:=[.U45]+MIN([.U127];[.V126])" office:value-type="float" office:value="279519" calcext:value-type="float">
            <text:p>279519</text:p>
          </table:table-cell>
          <table:table-cell table:formula="of:=[.V45]+MIN([.V127];[.W126])" office:value-type="float" office:value="277255" calcext:value-type="float">
            <text:p>277255</text:p>
          </table:table-cell>
          <table:table-cell table:formula="of:=[.W45]+MIN([.W127];[.X126])" office:value-type="float" office:value="277114" calcext:value-type="float">
            <text:p>277114</text:p>
          </table:table-cell>
          <table:table-cell table:formula="of:=[.X45]+MIN([.X127];[.Y126])" office:value-type="float" office:value="270391" calcext:value-type="float">
            <text:p>270391</text:p>
          </table:table-cell>
          <table:table-cell table:formula="of:=[.Y45]+MIN([.Y127];[.Z126])" office:value-type="float" office:value="263734" calcext:value-type="float">
            <text:p>263734</text:p>
          </table:table-cell>
          <table:table-cell table:formula="of:=[.Z45]+MIN([.Z127];[.AA126])" office:value-type="float" office:value="255226" calcext:value-type="float">
            <text:p>255226</text:p>
          </table:table-cell>
          <table:table-cell table:formula="of:=[.AA45]+MIN([.AA127];[.AB126])" office:value-type="float" office:value="250399" calcext:value-type="float">
            <text:p>250399</text:p>
          </table:table-cell>
          <table:table-cell table:formula="of:=[.AB45]+MIN([.AB127];[.AC126])" office:value-type="float" office:value="252487" calcext:value-type="float">
            <text:p>252487</text:p>
          </table:table-cell>
          <table:table-cell table:formula="of:=[.AC45]+MIN([.AC127];[.AD126])" office:value-type="float" office:value="258862" calcext:value-type="float">
            <text:p>258862</text:p>
          </table:table-cell>
          <table:table-cell table:formula="of:=[.AD45]+MIN([.AD127];[.AE126])" office:value-type="float" office:value="255070" calcext:value-type="float">
            <text:p>255070</text:p>
          </table:table-cell>
          <table:table-cell table:formula="of:=[.AE45]+MIN([.AE127];[.AF126])" office:value-type="float" office:value="255272" calcext:value-type="float">
            <text:p>255272</text:p>
          </table:table-cell>
          <table:table-cell table:formula="of:=[.AF45]+MIN([.AF127];[.AG126])" office:value-type="float" office:value="247700" calcext:value-type="float">
            <text:p>247700</text:p>
          </table:table-cell>
          <table:table-cell table:formula="of:=[.AG45]+MIN([.AG127];[.AH126])" office:value-type="float" office:value="247314" calcext:value-type="float">
            <text:p>247314</text:p>
          </table:table-cell>
          <table:table-cell table:formula="of:=[.AH45]+MIN([.AH127];[.AI126])" office:value-type="float" office:value="238282" calcext:value-type="float">
            <text:p>238282</text:p>
          </table:table-cell>
          <table:table-cell table:formula="of:=[.AI45]+MIN([.AI127];[.AJ126])" office:value-type="float" office:value="237343" calcext:value-type="float">
            <text:p>237343</text:p>
          </table:table-cell>
          <table:table-cell table:formula="of:=[.AJ45]+MIN([.AJ127];[.AK126])" office:value-type="float" office:value="232959" calcext:value-type="float">
            <text:p>232959</text:p>
          </table:table-cell>
          <table:table-cell table:formula="of:=[.AK45]+MIN([.AK127];[.AL126])" office:value-type="float" office:value="243990" calcext:value-type="float">
            <text:p>243990</text:p>
          </table:table-cell>
          <table:table-cell table:formula="of:=[.AL45]+MIN([.AL127];[.AM126])" office:value-type="float" office:value="240496" calcext:value-type="float">
            <text:p>240496</text:p>
          </table:table-cell>
          <table:table-cell table:formula="of:=[.AM45]+MIN([.AM127];[.AN126])" office:value-type="float" office:value="232928" calcext:value-type="float">
            <text:p>232928</text:p>
          </table:table-cell>
          <table:table-cell table:formula="of:=[.AN45]+MIN([.AN127];[.AO126])" office:value-type="float" office:value="227372" calcext:value-type="float">
            <text:p>227372</text:p>
          </table:table-cell>
          <table:table-cell table:formula="of:=[.AO45]+MIN([.AO127];[.AP126])" office:value-type="float" office:value="218309" calcext:value-type="float">
            <text:p>218309</text:p>
          </table:table-cell>
          <table:table-cell table:formula="of:=[.AP45]+MIN([.AP127];[.AQ126])" office:value-type="float" office:value="217647" calcext:value-type="float">
            <text:p>217647</text:p>
          </table:table-cell>
          <table:table-cell table:formula="of:=[.AQ45]+MIN([.AQ127];[.AR126])" office:value-type="float" office:value="208760" calcext:value-type="float">
            <text:p>208760</text:p>
          </table:table-cell>
          <table:table-cell table:formula="of:=[.AR45]+MIN([.AR127];[.AS126])" office:value-type="float" office:value="201734" calcext:value-type="float">
            <text:p>201734</text:p>
          </table:table-cell>
          <table:table-cell table:formula="of:=[.AS45]+MIN([.AS127];[.AT126])" office:value-type="float" office:value="193200" calcext:value-type="float">
            <text:p>193200</text:p>
          </table:table-cell>
          <table:table-cell table:formula="of:=[.AT45]+MIN([.AT127];[.AU126])" office:value-type="float" office:value="190089" calcext:value-type="float">
            <text:p>190089</text:p>
          </table:table-cell>
          <table:table-cell table:formula="of:=[.AU45]+MIN([.AU127];[.AV126])" office:value-type="float" office:value="188651" calcext:value-type="float">
            <text:p>188651</text:p>
          </table:table-cell>
          <table:table-cell table:formula="of:=[.AV45]+MIN([.AV127];[.AW126])" office:value-type="float" office:value="190903" calcext:value-type="float">
            <text:p>190903</text:p>
          </table:table-cell>
          <table:table-cell table:formula="of:=[.AW45]+MIN([.AW127];[.AX126])" office:value-type="float" office:value="184031" calcext:value-type="float">
            <text:p>184031</text:p>
          </table:table-cell>
          <table:table-cell table:formula="of:=[.AX45]+MIN([.AX127];[.AY126])" office:value-type="float" office:value="184313" calcext:value-type="float">
            <text:p>184313</text:p>
          </table:table-cell>
          <table:table-cell table:formula="of:=[.AY45]+MIN([.AY127];[.AZ126])" office:value-type="float" office:value="195592" calcext:value-type="float">
            <text:p>195592</text:p>
          </table:table-cell>
          <table:table-cell table:formula="of:=[.AZ45]+MIN([.AZ127];[.BA126])" office:value-type="float" office:value="186484" calcext:value-type="float">
            <text:p>186484</text:p>
          </table:table-cell>
          <table:table-cell table:formula="of:=[.BA45]+MIN([.BA127];[.BB126])" office:value-type="float" office:value="178876" calcext:value-type="float">
            <text:p>178876</text:p>
          </table:table-cell>
          <table:table-cell table:formula="of:=[.BB45]+MIN([.BB127];[.BC126])" office:value-type="float" office:value="181323" calcext:value-type="float">
            <text:p>181323</text:p>
          </table:table-cell>
          <table:table-cell table:formula="of:=[.BC45]+MIN([.BC127];[.BD126])" office:value-type="float" office:value="190516" calcext:value-type="float">
            <text:p>190516</text:p>
          </table:table-cell>
          <table:table-cell table:formula="of:=[.BD45]+MIN([.BD127];[.BE126])" office:value-type="float" office:value="185453" calcext:value-type="float">
            <text:p>185453</text:p>
          </table:table-cell>
          <table:table-cell table:formula="of:=[.BE45]+MIN([.BE127];[.BF126])" office:value-type="float" office:value="187442" calcext:value-type="float">
            <text:p>187442</text:p>
          </table:table-cell>
          <table:table-cell table:formula="of:=[.BF45]+MIN([.BF127];[.BG126])" office:value-type="float" office:value="181981" calcext:value-type="float">
            <text:p>181981</text:p>
          </table:table-cell>
          <table:table-cell table:formula="of:=[.BG45]+MIN([.BG127];[.BH126])" office:value-type="float" office:value="176549" calcext:value-type="float">
            <text:p>176549</text:p>
          </table:table-cell>
          <table:table-cell table:formula="of:=[.BH45]+MIN([.BH127];[.BI126])" office:value-type="float" office:value="180313" calcext:value-type="float">
            <text:p>180313</text:p>
          </table:table-cell>
          <table:table-cell table:formula="of:=[.BI45]+MIN([.BI127];[.BJ126])" office:value-type="float" office:value="173272" calcext:value-type="float">
            <text:p>173272</text:p>
          </table:table-cell>
          <table:table-cell table:formula="of:=[.BJ45]+MIN([.BJ127];[.BK126])" office:value-type="float" office:value="171536" calcext:value-type="float">
            <text:p>171536</text:p>
          </table:table-cell>
          <table:table-cell table:formula="of:=[.BK45]+MIN([.BK127];[.BL126])" office:value-type="float" office:value="167598" calcext:value-type="float">
            <text:p>167598</text:p>
          </table:table-cell>
          <table:table-cell table:formula="of:=[.BL45]+MIN([.BL127];[.BM126])" office:value-type="float" office:value="166111" calcext:value-type="float">
            <text:p>166111</text:p>
          </table:table-cell>
          <table:table-cell table:formula="of:=[.BM45]+MIN([.BM127];[.BN126])" office:value-type="float" office:value="164546" calcext:value-type="float">
            <text:p>164546</text:p>
          </table:table-cell>
          <table:table-cell table:formula="of:=[.BN45]+MIN([.BN127];[.BO126])" office:value-type="float" office:value="171123" calcext:value-type="float">
            <text:p>171123</text:p>
          </table:table-cell>
          <table:table-cell table:formula="of:=[.BO45]+MIN([.BO127];[.BP126])" office:value-type="float" office:value="166141" calcext:value-type="float">
            <text:p>166141</text:p>
          </table:table-cell>
          <table:table-cell table:formula="of:=[.BP45]+MIN([.BP127];[.BQ126])" office:value-type="float" office:value="161684" calcext:value-type="float">
            <text:p>161684</text:p>
          </table:table-cell>
          <table:table-cell table:formula="of:=[.BQ45]+MIN([.BQ127];[.BR126])" office:value-type="float" office:value="160410" calcext:value-type="float">
            <text:p>160410</text:p>
          </table:table-cell>
          <table:table-cell table:formula="of:=[.BR45]+MIN([.BR127];[.BS126])" office:value-type="float" office:value="155622" calcext:value-type="float">
            <text:p>155622</text:p>
          </table:table-cell>
          <table:table-cell table:formula="of:=[.BS45]+MIN([.BS127];[.BT126])" office:value-type="float" office:value="153894" calcext:value-type="float">
            <text:p>153894</text:p>
          </table:table-cell>
          <table:table-cell table:formula="of:=[.BT45]+MIN([.BT127];[.BU126])" office:value-type="float" office:value="153556" calcext:value-type="float">
            <text:p>153556</text:p>
          </table:table-cell>
          <table:table-cell table:formula="of:=[.BU45]+MIN([.BU127];[.BV126])" office:value-type="float" office:value="155529" calcext:value-type="float">
            <text:p>155529</text:p>
          </table:table-cell>
          <table:table-cell table:formula="of:=[.BV45]+MIN([.BV127];[.BW126])" office:value-type="float" office:value="152364" calcext:value-type="float">
            <text:p>152364</text:p>
          </table:table-cell>
          <table:table-cell table:formula="of:=[.BW45]+MIN([.BW127];[.BX126])" office:value-type="float" office:value="151039" calcext:value-type="float">
            <text:p>151039</text:p>
          </table:table-cell>
          <table:table-cell table:formula="of:=[.BX45]+MIN([.BX127];[.BY126])" office:value-type="float" office:value="166672" calcext:value-type="float">
            <text:p>166672</text:p>
          </table:table-cell>
          <table:table-cell table:formula="of:=[.BY45]+MIN([.BY127];[.BZ126])" office:value-type="float" office:value="158922" calcext:value-type="float">
            <text:p>158922</text:p>
          </table:table-cell>
          <table:table-cell table:formula="of:=[.BZ45]+MIN([.BZ127];[.CA126])" office:value-type="float" office:value="160796" calcext:value-type="float">
            <text:p>160796</text:p>
          </table:table-cell>
          <table:table-cell table:formula="of:=[.CA45]+MIN([.CA127];[.CB126])" office:value-type="float" office:value="154951" calcext:value-type="float">
            <text:p>154951</text:p>
          </table:table-cell>
          <table:table-cell table:formula="of:=[.CB45]+[.CB127]" office:value-type="float" office:value="186577" calcext:value-type="float">
            <text:p>186577</text:p>
          </table:table-cell>
        </table:table-row>
        <table:table-row table:style-name="ro1">
          <table:table-cell table:formula="of:=[.A46]+MIN([.A128];[.B127])" office:value-type="float" office:value="363779" calcext:value-type="float">
            <text:p>363779</text:p>
          </table:table-cell>
          <table:table-cell table:formula="of:=[.B46]+MIN([.B128];[.C127])" office:value-type="float" office:value="360142" calcext:value-type="float">
            <text:p>360142</text:p>
          </table:table-cell>
          <table:table-cell table:formula="of:=[.C46]+MIN([.C128];[.D127])" office:value-type="float" office:value="356606" calcext:value-type="float">
            <text:p>356606</text:p>
          </table:table-cell>
          <table:table-cell table:formula="of:=[.D46]+MIN([.D128];[.E127])" office:value-type="float" office:value="351704" calcext:value-type="float">
            <text:p>351704</text:p>
          </table:table-cell>
          <table:table-cell table:formula="of:=[.E46]+MIN([.E128];[.F127])" office:value-type="float" office:value="356065" calcext:value-type="float">
            <text:p>356065</text:p>
          </table:table-cell>
          <table:table-cell table:formula="of:=[.F46]+MIN([.F128];[.G127])" office:value-type="float" office:value="347010" calcext:value-type="float">
            <text:p>347010</text:p>
          </table:table-cell>
          <table:table-cell table:formula="of:=[.G46]+MIN([.G128];[.H127])" office:value-type="float" office:value="349847" calcext:value-type="float">
            <text:p>349847</text:p>
          </table:table-cell>
          <table:table-cell table:formula="of:=[.H46]+MIN([.H128];[.I127])" office:value-type="float" office:value="342510" calcext:value-type="float">
            <text:p>342510</text:p>
          </table:table-cell>
          <table:table-cell table:formula="of:=[.I46]+MIN([.I128];[.J127])" office:value-type="float" office:value="333368" calcext:value-type="float">
            <text:p>333368</text:p>
          </table:table-cell>
          <table:table-cell table:formula="of:=[.J46]+MIN([.J128];[.K127])" office:value-type="float" office:value="328580" calcext:value-type="float">
            <text:p>328580</text:p>
          </table:table-cell>
          <table:table-cell table:formula="of:=[.K46]+MIN([.K128];[.L127])" office:value-type="float" office:value="331057" calcext:value-type="float">
            <text:p>331057</text:p>
          </table:table-cell>
          <table:table-cell table:formula="of:=[.L46]+MIN([.L128];[.M127])" office:value-type="float" office:value="324007" calcext:value-type="float">
            <text:p>324007</text:p>
          </table:table-cell>
          <table:table-cell table:formula="of:=[.M46]+MIN([.M128];[.N127])" office:value-type="float" office:value="317821" calcext:value-type="float">
            <text:p>317821</text:p>
          </table:table-cell>
          <table:table-cell table:formula="of:=[.N46]+MIN([.N128];[.O127])" office:value-type="float" office:value="310841" calcext:value-type="float">
            <text:p>310841</text:p>
          </table:table-cell>
          <table:table-cell table:formula="of:=[.O46]+MIN([.O128];[.P127])" office:value-type="float" office:value="301476" calcext:value-type="float">
            <text:p>301476</text:p>
          </table:table-cell>
          <table:table-cell table:formula="of:=[.P46]+MIN([.P128];[.Q127])" office:value-type="float" office:value="291694" calcext:value-type="float">
            <text:p>291694</text:p>
          </table:table-cell>
          <table:table-cell table:formula="of:=[.Q46]+MIN([.Q128];[.R127])" office:value-type="float" office:value="291503" calcext:value-type="float">
            <text:p>291503</text:p>
          </table:table-cell>
          <table:table-cell table:formula="of:=[.R46]+MIN([.R128];[.S127])" office:value-type="float" office:value="290633" calcext:value-type="float">
            <text:p>290633</text:p>
          </table:table-cell>
          <table:table-cell table:formula="of:=[.S46]+MIN([.S128];[.T127])" office:value-type="float" office:value="288136" calcext:value-type="float">
            <text:p>288136</text:p>
          </table:table-cell>
          <table:table-cell table:formula="of:=[.T46]+MIN([.T128];[.U127])" office:value-type="float" office:value="279638" calcext:value-type="float">
            <text:p>279638</text:p>
          </table:table-cell>
          <table:table-cell table:formula="of:=[.U46]+MIN([.U128];[.V127])" office:value-type="float" office:value="277420" calcext:value-type="float">
            <text:p>277420</text:p>
          </table:table-cell>
          <table:table-cell table:formula="of:=[.V46]+MIN([.V128];[.W127])" office:value-type="float" office:value="274663" calcext:value-type="float">
            <text:p>274663</text:p>
          </table:table-cell>
          <table:table-cell table:formula="of:=[.W46]+MIN([.W128];[.X127])" office:value-type="float" office:value="269243" calcext:value-type="float">
            <text:p>269243</text:p>
          </table:table-cell>
          <table:table-cell table:formula="of:=[.X46]+MIN([.X128];[.Y127])" office:value-type="float" office:value="262775" calcext:value-type="float">
            <text:p>262775</text:p>
          </table:table-cell>
          <table:table-cell table:formula="of:=[.Y46]+MIN([.Y128];[.Z127])" office:value-type="float" office:value="262189" calcext:value-type="float">
            <text:p>262189</text:p>
          </table:table-cell>
          <table:table-cell table:formula="of:=[.Z46]+MIN([.Z128];[.AA127])" office:value-type="float" office:value="258869" calcext:value-type="float">
            <text:p>258869</text:p>
          </table:table-cell>
          <table:table-cell table:formula="of:=[.AA46]+MIN([.AA128];[.AB127])" office:value-type="float" office:value="249639" calcext:value-type="float">
            <text:p>249639</text:p>
          </table:table-cell>
          <table:table-cell table:formula="of:=[.AB46]+MIN([.AB128];[.AC127])" office:value-type="float" office:value="249811" calcext:value-type="float">
            <text:p>249811</text:p>
          </table:table-cell>
          <table:table-cell table:formula="of:=[.AC46]+MIN([.AC128];[.AD127])" office:value-type="float" office:value="254202" calcext:value-type="float">
            <text:p>254202</text:p>
          </table:table-cell>
          <table:table-cell table:formula="of:=[.AD46]+MIN([.AD128];[.AE127])" office:value-type="float" office:value="250189" calcext:value-type="float">
            <text:p>250189</text:p>
          </table:table-cell>
          <table:table-cell table:formula="of:=[.AE46]+MIN([.AE128];[.AF127])" office:value-type="float" office:value="252662" calcext:value-type="float">
            <text:p>252662</text:p>
          </table:table-cell>
          <table:table-cell table:formula="of:=[.AF46]+MIN([.AF128];[.AG127])" office:value-type="float" office:value="243889" calcext:value-type="float">
            <text:p>243889</text:p>
          </table:table-cell>
          <table:table-cell table:formula="of:=[.AG46]+MIN([.AG128];[.AH127])" office:value-type="float" office:value="253380" calcext:value-type="float">
            <text:p>253380</text:p>
          </table:table-cell>
          <table:table-cell table:formula="of:=[.AH46]+MIN([.AH128];[.AI127])" office:value-type="float" office:value="244916" calcext:value-type="float">
            <text:p>244916</text:p>
          </table:table-cell>
          <table:table-cell table:formula="of:=[.AI46]+MIN([.AI128];[.AJ127])" office:value-type="float" office:value="236874" calcext:value-type="float">
            <text:p>236874</text:p>
          </table:table-cell>
          <table:table-cell table:formula="of:=[.AJ46]+MIN([.AJ128];[.AK127])" office:value-type="float" office:value="232030" calcext:value-type="float">
            <text:p>232030</text:p>
          </table:table-cell>
          <table:table-cell table:formula="of:=[.AK46]+MIN([.AK128];[.AL127])" office:value-type="float" office:value="236465" calcext:value-type="float">
            <text:p>236465</text:p>
          </table:table-cell>
          <table:table-cell table:formula="of:=[.AL46]+MIN([.AL128];[.AM127])" office:value-type="float" office:value="232077" calcext:value-type="float">
            <text:p>232077</text:p>
          </table:table-cell>
          <table:table-cell table:formula="of:=[.AM46]+MIN([.AM128];[.AN127])" office:value-type="float" office:value="231289" calcext:value-type="float">
            <text:p>231289</text:p>
          </table:table-cell>
          <table:table-cell table:formula="of:=[.AN46]+MIN([.AN128];[.AO127])" office:value-type="float" office:value="224458" calcext:value-type="float">
            <text:p>224458</text:p>
          </table:table-cell>
          <table:table-cell table:formula="of:=[.AO46]+MIN([.AO128];[.AP127])" office:value-type="float" office:value="222017" calcext:value-type="float">
            <text:p>222017</text:p>
          </table:table-cell>
          <table:table-cell table:formula="of:=[.AP46]+MIN([.AP128];[.AQ127])" office:value-type="float" office:value="214879" calcext:value-type="float">
            <text:p>214879</text:p>
          </table:table-cell>
          <table:table-cell table:formula="of:=[.AQ46]+MIN([.AQ128];[.AR127])" office:value-type="float" office:value="208404" calcext:value-type="float">
            <text:p>208404</text:p>
          </table:table-cell>
          <table:table-cell table:formula="of:=[.AR46]+MIN([.AR128];[.AS127])" office:value-type="float" office:value="200031" calcext:value-type="float">
            <text:p>200031</text:p>
          </table:table-cell>
          <table:table-cell table:formula="of:=[.AS46]+MIN([.AS128];[.AT127])" office:value-type="float" office:value="197872" calcext:value-type="float">
            <text:p>197872</text:p>
          </table:table-cell>
          <table:table-cell table:formula="of:=[.AT46]+MIN([.AT128];[.AU127])" office:value-type="float" office:value="188635" calcext:value-type="float">
            <text:p>188635</text:p>
          </table:table-cell>
          <table:table-cell table:formula="of:=[.AU46]+MIN([.AU128];[.AV127])" office:value-type="float" office:value="186569" calcext:value-type="float">
            <text:p>186569</text:p>
          </table:table-cell>
          <table:table-cell table:formula="of:=[.AV46]+MIN([.AV128];[.AW127])" office:value-type="float" office:value="183305" calcext:value-type="float">
            <text:p>183305</text:p>
          </table:table-cell>
          <table:table-cell table:formula="of:=[.AW46]+MIN([.AW128];[.AX127])" office:value-type="float" office:value="178305" calcext:value-type="float">
            <text:p>178305</text:p>
          </table:table-cell>
          <table:table-cell table:formula="of:=[.AX46]+MIN([.AX128];[.AY127])" office:value-type="float" office:value="177626" calcext:value-type="float">
            <text:p>177626</text:p>
          </table:table-cell>
          <table:table-cell table:formula="of:=[.AY46]+MIN([.AY128];[.AZ127])" office:value-type="float" office:value="185945" calcext:value-type="float">
            <text:p>185945</text:p>
          </table:table-cell>
          <table:table-cell table:formula="of:=[.AZ46]+MIN([.AZ128];[.BA127])" office:value-type="float" office:value="182876" calcext:value-type="float">
            <text:p>182876</text:p>
          </table:table-cell>
          <table:table-cell table:formula="of:=[.BA46]+MIN([.BA128];[.BB127])" office:value-type="float" office:value="178803" calcext:value-type="float">
            <text:p>178803</text:p>
          </table:table-cell>
          <table:table-cell table:formula="of:=[.BB46]+MIN([.BB128];[.BC127])" office:value-type="float" office:value="178309" calcext:value-type="float">
            <text:p>178309</text:p>
          </table:table-cell>
          <table:table-cell table:formula="of:=[.BC46]+MIN([.BC128];[.BD127])" office:value-type="float" office:value="190295" calcext:value-type="float">
            <text:p>190295</text:p>
          </table:table-cell>
          <table:table-cell table:formula="of:=[.BD46]+MIN([.BD128];[.BE127])" office:value-type="float" office:value="184783" calcext:value-type="float">
            <text:p>184783</text:p>
          </table:table-cell>
          <table:table-cell table:formula="of:=[.BE46]+MIN([.BE128];[.BF127])" office:value-type="float" office:value="183615" calcext:value-type="float">
            <text:p>183615</text:p>
          </table:table-cell>
          <table:table-cell table:formula="of:=[.BF46]+MIN([.BF128];[.BG127])" office:value-type="float" office:value="176350" calcext:value-type="float">
            <text:p>176350</text:p>
          </table:table-cell>
          <table:table-cell table:formula="of:=[.BG46]+MIN([.BG128];[.BH127])" office:value-type="float" office:value="173182" calcext:value-type="float">
            <text:p>173182</text:p>
          </table:table-cell>
          <table:table-cell table:formula="of:=[.BH46]+MIN([.BH128];[.BI127])" office:value-type="float" office:value="170517" calcext:value-type="float">
            <text:p>170517</text:p>
          </table:table-cell>
          <table:table-cell table:formula="of:=[.BI46]+MIN([.BI128];[.BJ127])" office:value-type="float" office:value="164797" calcext:value-type="float">
            <text:p>164797</text:p>
          </table:table-cell>
          <table:table-cell table:formula="of:=[.BJ46]+MIN([.BJ128];[.BK127])" office:value-type="float" office:value="163628" calcext:value-type="float">
            <text:p>163628</text:p>
          </table:table-cell>
          <table:table-cell table:formula="of:=[.BK46]+MIN([.BK128];[.BL127])" office:value-type="float" office:value="162525" calcext:value-type="float">
            <text:p>162525</text:p>
          </table:table-cell>
          <table:table-cell table:formula="of:=[.BL46]+MIN([.BL128];[.BM127])" office:value-type="float" office:value="165610" calcext:value-type="float">
            <text:p>165610</text:p>
          </table:table-cell>
          <table:table-cell table:formula="of:=[.BM46]+MIN([.BM128];[.BN127])" office:value-type="float" office:value="159538" calcext:value-type="float">
            <text:p>159538</text:p>
          </table:table-cell>
          <table:table-cell table:formula="of:=[.BN46]+MIN([.BN128];[.BO127])" office:value-type="float" office:value="165828" calcext:value-type="float">
            <text:p>165828</text:p>
          </table:table-cell>
          <table:table-cell table:formula="of:=[.BO46]+MIN([.BO128];[.BP127])" office:value-type="float" office:value="166677" calcext:value-type="float">
            <text:p>166677</text:p>
          </table:table-cell>
          <table:table-cell table:formula="of:=[.BP46]+MIN([.BP128];[.BQ127])" office:value-type="float" office:value="164592" calcext:value-type="float">
            <text:p>164592</text:p>
          </table:table-cell>
          <table:table-cell table:formula="of:=[.BQ46]+MIN([.BQ128];[.BR127])" office:value-type="float" office:value="158840" calcext:value-type="float">
            <text:p>158840</text:p>
          </table:table-cell>
          <table:table-cell table:formula="of:=[.BR46]+MIN([.BR128];[.BS127])" office:value-type="float" office:value="158500" calcext:value-type="float">
            <text:p>158500</text:p>
          </table:table-cell>
          <table:table-cell table:formula="of:=[.BS46]+MIN([.BS128];[.BT127])" office:value-type="float" office:value="155138" calcext:value-type="float">
            <text:p>155138</text:p>
          </table:table-cell>
          <table:table-cell table:formula="of:=[.BT46]+MIN([.BT128];[.BU127])" office:value-type="float" office:value="152956" calcext:value-type="float">
            <text:p>152956</text:p>
          </table:table-cell>
          <table:table-cell table:formula="of:=[.BU46]+MIN([.BU128];[.BV127])" office:value-type="float" office:value="147114" calcext:value-type="float">
            <text:p>147114</text:p>
          </table:table-cell>
          <table:table-cell table:formula="of:=[.BV46]+MIN([.BV128];[.BW127])" office:value-type="float" office:value="143829" calcext:value-type="float">
            <text:p>143829</text:p>
          </table:table-cell>
          <table:table-cell table:formula="of:=[.BW46]+MIN([.BW128];[.BX127])" office:value-type="float" office:value="141688" calcext:value-type="float">
            <text:p>141688</text:p>
          </table:table-cell>
          <table:table-cell table:formula="of:=[.BX46]+MIN([.BX128];[.BY127])" office:value-type="float" office:value="159449" calcext:value-type="float">
            <text:p>159449</text:p>
          </table:table-cell>
          <table:table-cell table:formula="of:=[.BY46]+MIN([.BY128];[.BZ127])" office:value-type="float" office:value="152035" calcext:value-type="float">
            <text:p>152035</text:p>
          </table:table-cell>
          <table:table-cell table:formula="of:=[.BZ46]+MIN([.BZ128];[.CA127])" office:value-type="float" office:value="161548" calcext:value-type="float">
            <text:p>161548</text:p>
          </table:table-cell>
          <table:table-cell table:formula="of:=[.CA46]+MIN([.CA128];[.CB127])" office:value-type="float" office:value="153210" calcext:value-type="float">
            <text:p>153210</text:p>
          </table:table-cell>
          <table:table-cell table:formula="of:=[.CB46]+[.CB128]" office:value-type="float" office:value="186452" calcext:value-type="float">
            <text:p>186452</text:p>
          </table:table-cell>
        </table:table-row>
        <table:table-row table:style-name="ro1">
          <table:table-cell table:formula="of:=[.A47]+MIN([.A129];[.B128])" office:value-type="float" office:value="362150" calcext:value-type="float">
            <text:p>362150</text:p>
          </table:table-cell>
          <table:table-cell table:formula="of:=[.B47]+MIN([.B129];[.C128])" office:value-type="float" office:value="353653" calcext:value-type="float">
            <text:p>353653</text:p>
          </table:table-cell>
          <table:table-cell table:formula="of:=[.C47]+MIN([.C129];[.D128])" office:value-type="float" office:value="346972" calcext:value-type="float">
            <text:p>346972</text:p>
          </table:table-cell>
          <table:table-cell table:formula="of:=[.D47]+MIN([.D129];[.E128])" office:value-type="float" office:value="342240" calcext:value-type="float">
            <text:p>342240</text:p>
          </table:table-cell>
          <table:table-cell table:formula="of:=[.E47]+MIN([.E129];[.F128])" office:value-type="float" office:value="351657" calcext:value-type="float">
            <text:p>351657</text:p>
          </table:table-cell>
          <table:table-cell table:formula="of:=[.F47]+MIN([.F129];[.G128])" office:value-type="float" office:value="344597" calcext:value-type="float">
            <text:p>344597</text:p>
          </table:table-cell>
          <table:table-cell table:formula="of:=[.G47]+MIN([.G129];[.H128])" office:value-type="float" office:value="342023" calcext:value-type="float">
            <text:p>342023</text:p>
          </table:table-cell>
          <table:table-cell table:formula="of:=[.H47]+MIN([.H129];[.I128])" office:value-type="float" office:value="332993" calcext:value-type="float">
            <text:p>332993</text:p>
          </table:table-cell>
          <table:table-cell table:formula="of:=[.I47]+MIN([.I129];[.J128])" office:value-type="float" office:value="325836" calcext:value-type="float">
            <text:p>325836</text:p>
          </table:table-cell>
          <table:table-cell table:formula="of:=[.J47]+MIN([.J129];[.K128])" office:value-type="float" office:value="325003" calcext:value-type="float">
            <text:p>325003</text:p>
          </table:table-cell>
          <table:table-cell table:formula="of:=[.K47]+MIN([.K129];[.L128])" office:value-type="float" office:value="324855" calcext:value-type="float">
            <text:p>324855</text:p>
          </table:table-cell>
          <table:table-cell table:formula="of:=[.L47]+MIN([.L129];[.M128])" office:value-type="float" office:value="318032" calcext:value-type="float">
            <text:p>318032</text:p>
          </table:table-cell>
          <table:table-cell table:formula="of:=[.M47]+MIN([.M129];[.N128])" office:value-type="float" office:value="316069" calcext:value-type="float">
            <text:p>316069</text:p>
          </table:table-cell>
          <table:table-cell table:formula="of:=[.N47]+MIN([.N129];[.O128])" office:value-type="float" office:value="306273" calcext:value-type="float">
            <text:p>306273</text:p>
          </table:table-cell>
          <table:table-cell table:formula="of:=[.O47]+MIN([.O129];[.P128])" office:value-type="float" office:value="296987" calcext:value-type="float">
            <text:p>296987</text:p>
          </table:table-cell>
          <table:table-cell table:formula="of:=[.P47]+MIN([.P129];[.Q128])" office:value-type="float" office:value="292074" calcext:value-type="float">
            <text:p>292074</text:p>
          </table:table-cell>
          <table:table-cell table:formula="of:=[.Q47]+MIN([.Q129];[.R128])" office:value-type="float" office:value="294743" calcext:value-type="float">
            <text:p>294743</text:p>
          </table:table-cell>
          <table:table-cell table:formula="of:=[.R47]+MIN([.R129];[.S128])" office:value-type="float" office:value="295234" calcext:value-type="float">
            <text:p>295234</text:p>
          </table:table-cell>
          <table:table-cell table:formula="of:=[.S47]+MIN([.S129];[.T128])" office:value-type="float" office:value="287584" calcext:value-type="float">
            <text:p>287584</text:p>
          </table:table-cell>
          <table:table-cell table:formula="of:=[.T47]+MIN([.T129];[.U128])" office:value-type="float" office:value="278249" calcext:value-type="float">
            <text:p>278249</text:p>
          </table:table-cell>
          <table:table-cell table:formula="of:=[.U47]+MIN([.U129];[.V128])" office:value-type="float" office:value="277440" calcext:value-type="float">
            <text:p>277440</text:p>
          </table:table-cell>
          <table:table-cell table:formula="of:=[.V47]+MIN([.V129];[.W128])" office:value-type="float" office:value="273765" calcext:value-type="float">
            <text:p>273765</text:p>
          </table:table-cell>
          <table:table-cell table:formula="of:=[.W47]+MIN([.W129];[.X128])" office:value-type="float" office:value="271168" calcext:value-type="float">
            <text:p>271168</text:p>
          </table:table-cell>
          <table:table-cell table:formula="of:=[.X47]+MIN([.X129];[.Y128])" office:value-type="float" office:value="266024" calcext:value-type="float">
            <text:p>266024</text:p>
          </table:table-cell>
          <table:table-cell table:formula="of:=[.Y47]+MIN([.Y129];[.Z128])" office:value-type="float" office:value="262079" calcext:value-type="float">
            <text:p>262079</text:p>
          </table:table-cell>
          <table:table-cell table:formula="of:=[.Z47]+MIN([.Z129];[.AA128])" office:value-type="float" office:value="256989" calcext:value-type="float">
            <text:p>256989</text:p>
          </table:table-cell>
          <table:table-cell table:formula="of:=[.AA47]+MIN([.AA129];[.AB128])" office:value-type="float" office:value="248605" calcext:value-type="float">
            <text:p>248605</text:p>
          </table:table-cell>
          <table:table-cell table:formula="of:=[.AB47]+MIN([.AB129];[.AC128])" office:value-type="float" office:value="248418" calcext:value-type="float">
            <text:p>248418</text:p>
          </table:table-cell>
          <table:table-cell table:formula="of:=[.AC47]+MIN([.AC129];[.AD128])" office:value-type="float" office:value="244316" calcext:value-type="float">
            <text:p>244316</text:p>
          </table:table-cell>
          <table:table-cell table:formula="of:=[.AD47]+MIN([.AD129];[.AE128])" office:value-type="float" office:value="245117" calcext:value-type="float">
            <text:p>245117</text:p>
          </table:table-cell>
          <table:table-cell table:formula="of:=[.AE47]+MIN([.AE129];[.AF128])" office:value-type="float" office:value="243271" calcext:value-type="float">
            <text:p>243271</text:p>
          </table:table-cell>
          <table:table-cell table:formula="of:=[.AF47]+MIN([.AF129];[.AG128])" office:value-type="float" office:value="242711" calcext:value-type="float">
            <text:p>242711</text:p>
          </table:table-cell>
          <table:table-cell table:formula="of:=[.AG47]+MIN([.AG129];[.AH128])" office:value-type="float" office:value="246840" calcext:value-type="float">
            <text:p>246840</text:p>
          </table:table-cell>
          <table:table-cell table:formula="of:=[.AH47]+MIN([.AH129];[.AI128])" office:value-type="float" office:value="239295" calcext:value-type="float">
            <text:p>239295</text:p>
          </table:table-cell>
          <table:table-cell table:formula="of:=[.AI47]+MIN([.AI129];[.AJ128])" office:value-type="float" office:value="230005" calcext:value-type="float">
            <text:p>230005</text:p>
          </table:table-cell>
          <table:table-cell table:formula="of:=[.AJ47]+MIN([.AJ129];[.AK128])" office:value-type="float" office:value="229955" calcext:value-type="float">
            <text:p>229955</text:p>
          </table:table-cell>
          <table:table-cell table:formula="of:=[.AK47]+MIN([.AK129];[.AL128])" office:value-type="float" office:value="228190" calcext:value-type="float">
            <text:p>228190</text:p>
          </table:table-cell>
          <table:table-cell table:formula="of:=[.AL47]+MIN([.AL129];[.AM128])" office:value-type="float" office:value="228476" calcext:value-type="float">
            <text:p>228476</text:p>
          </table:table-cell>
          <table:table-cell table:formula="of:=[.AM47]+MIN([.AM129];[.AN128])" office:value-type="float" office:value="223574" calcext:value-type="float">
            <text:p>223574</text:p>
          </table:table-cell>
          <table:table-cell table:formula="of:=[.AN47]+MIN([.AN129];[.AO128])" office:value-type="float" office:value="214988" calcext:value-type="float">
            <text:p>214988</text:p>
          </table:table-cell>
          <table:table-cell table:formula="of:=[.AO47]+MIN([.AO129];[.AP128])" office:value-type="float" office:value="213231" calcext:value-type="float">
            <text:p>213231</text:p>
          </table:table-cell>
          <table:table-cell table:formula="of:=[.AP47]+MIN([.AP129];[.AQ128])" office:value-type="float" office:value="213035" calcext:value-type="float">
            <text:p>213035</text:p>
          </table:table-cell>
          <table:table-cell table:formula="of:=[.AQ47]+MIN([.AQ129];[.AR128])" office:value-type="float" office:value="207308" calcext:value-type="float">
            <text:p>207308</text:p>
          </table:table-cell>
          <table:table-cell table:formula="of:=[.AR47]+MIN([.AR129];[.AS128])" office:value-type="float" office:value="199453" calcext:value-type="float">
            <text:p>199453</text:p>
          </table:table-cell>
          <table:table-cell table:formula="of:=[.AS47]+MIN([.AS129];[.AT128])" office:value-type="float" office:value="197450" calcext:value-type="float">
            <text:p>197450</text:p>
          </table:table-cell>
          <table:table-cell table:formula="of:=[.AT47]+MIN([.AT129];[.AU128])" office:value-type="float" office:value="199497" calcext:value-type="float">
            <text:p>199497</text:p>
          </table:table-cell>
          <table:table-cell table:formula="of:=[.AU47]+MIN([.AU129];[.AV128])" office:value-type="float" office:value="196680" calcext:value-type="float">
            <text:p>196680</text:p>
          </table:table-cell>
          <table:table-cell table:formula="of:=[.AV47]+MIN([.AV129];[.AW128])" office:value-type="float" office:value="190769" calcext:value-type="float">
            <text:p>190769</text:p>
          </table:table-cell>
          <table:table-cell table:formula="of:=[.AW47]+MIN([.AW129];[.AX128])" office:value-type="float" office:value="182139" calcext:value-type="float">
            <text:p>182139</text:p>
          </table:table-cell>
          <table:table-cell table:formula="of:=[.AX47]+MIN([.AX129];[.AY128])" office:value-type="float" office:value="177271" calcext:value-type="float">
            <text:p>177271</text:p>
          </table:table-cell>
          <table:table-cell table:formula="of:=[.AY47]+MIN([.AY129];[.AZ128])" office:value-type="float" office:value="183271" calcext:value-type="float">
            <text:p>183271</text:p>
          </table:table-cell>
          <table:table-cell table:formula="of:=[.AZ47]+MIN([.AZ129];[.BA128])" office:value-type="float" office:value="188358" calcext:value-type="float">
            <text:p>188358</text:p>
          </table:table-cell>
          <table:table-cell table:formula="of:=[.BA47]+MIN([.BA129];[.BB128])" office:value-type="float" office:value="180838" calcext:value-type="float">
            <text:p>180838</text:p>
          </table:table-cell>
          <table:table-cell table:formula="of:=[.BB47]+MIN([.BB129];[.BC128])" office:value-type="float" office:value="176001" calcext:value-type="float">
            <text:p>176001</text:p>
          </table:table-cell>
          <table:table-cell table:formula="of:=[.BC47]+MIN([.BC129];[.BD128])" office:value-type="float" office:value="184985" calcext:value-type="float">
            <text:p>184985</text:p>
          </table:table-cell>
          <table:table-cell table:formula="of:=[.BD47]+MIN([.BD129];[.BE128])" office:value-type="float" office:value="180449" calcext:value-type="float">
            <text:p>180449</text:p>
          </table:table-cell>
          <table:table-cell table:formula="of:=[.BE47]+MIN([.BE129];[.BF128])" office:value-type="float" office:value="174177" calcext:value-type="float">
            <text:p>174177</text:p>
          </table:table-cell>
          <table:table-cell table:formula="of:=[.BF47]+MIN([.BF129];[.BG128])" office:value-type="float" office:value="167564" calcext:value-type="float">
            <text:p>167564</text:p>
          </table:table-cell>
          <table:table-cell table:formula="of:=[.BG47]+MIN([.BG129];[.BH128])" office:value-type="float" office:value="164545" calcext:value-type="float">
            <text:p>164545</text:p>
          </table:table-cell>
          <table:table-cell table:formula="of:=[.BH47]+MIN([.BH129];[.BI128])" office:value-type="float" office:value="160743" calcext:value-type="float">
            <text:p>160743</text:p>
          </table:table-cell>
          <table:table-cell table:formula="of:=[.BI47]+MIN([.BI129];[.BJ128])" office:value-type="float" office:value="170828" calcext:value-type="float">
            <text:p>170828</text:p>
          </table:table-cell>
          <table:table-cell table:formula="of:=[.BJ47]+MIN([.BJ129];[.BK128])" office:value-type="float" office:value="161679" calcext:value-type="float">
            <text:p>161679</text:p>
          </table:table-cell>
          <table:table-cell table:formula="of:=[.BK47]+MIN([.BK129];[.BL128])" office:value-type="float" office:value="155931" calcext:value-type="float">
            <text:p>155931</text:p>
          </table:table-cell>
          <table:table-cell table:formula="of:=[.BL47]+MIN([.BL129];[.BM128])" office:value-type="float" office:value="163027" calcext:value-type="float">
            <text:p>163027</text:p>
          </table:table-cell>
          <table:table-cell table:formula="of:=[.BM47]+MIN([.BM129];[.BN128])" office:value-type="float" office:value="155268" calcext:value-type="float">
            <text:p>155268</text:p>
          </table:table-cell>
          <table:table-cell table:formula="of:=[.BN47]+MIN([.BN129];[.BO128])" office:value-type="float" office:value="156670" calcext:value-type="float">
            <text:p>156670</text:p>
          </table:table-cell>
          <table:table-cell table:formula="of:=[.BO47]+MIN([.BO129];[.BP128])" office:value-type="float" office:value="158761" calcext:value-type="float">
            <text:p>158761</text:p>
          </table:table-cell>
          <table:table-cell table:formula="of:=[.BP47]+MIN([.BP129];[.BQ128])" office:value-type="float" office:value="160272" calcext:value-type="float">
            <text:p>160272</text:p>
          </table:table-cell>
          <table:table-cell table:formula="of:=[.BQ47]+MIN([.BQ129];[.BR128])" office:value-type="float" office:value="152046" calcext:value-type="float">
            <text:p>152046</text:p>
          </table:table-cell>
          <table:table-cell table:formula="of:=[.BR47]+MIN([.BR129];[.BS128])" office:value-type="float" office:value="149109" calcext:value-type="float">
            <text:p>149109</text:p>
          </table:table-cell>
          <table:table-cell table:formula="of:=[.BS47]+MIN([.BS129];[.BT128])" office:value-type="float" office:value="148837" calcext:value-type="float">
            <text:p>148837</text:p>
          </table:table-cell>
          <table:table-cell table:formula="of:=[.BT47]+MIN([.BT129];[.BU128])" office:value-type="float" office:value="151650" calcext:value-type="float">
            <text:p>151650</text:p>
          </table:table-cell>
          <table:table-cell table:formula="of:=[.BU47]+MIN([.BU129];[.BV128])" office:value-type="float" office:value="150372" calcext:value-type="float">
            <text:p>150372</text:p>
          </table:table-cell>
          <table:table-cell table:formula="of:=[.BV47]+MIN([.BV129];[.BW128])" office:value-type="float" office:value="146526" calcext:value-type="float">
            <text:p>146526</text:p>
          </table:table-cell>
          <table:table-cell table:formula="of:=[.BW47]+MIN([.BW129];[.BX128])" office:value-type="float" office:value="137790" calcext:value-type="float">
            <text:p>137790</text:p>
          </table:table-cell>
          <table:table-cell table:formula="of:=[.BX47]+MIN([.BX129];[.BY128])" office:value-type="float" office:value="151422" calcext:value-type="float">
            <text:p>151422</text:p>
          </table:table-cell>
          <table:table-cell table:formula="of:=[.BY47]+MIN([.BY129];[.BZ128])" office:value-type="float" office:value="147725" calcext:value-type="float">
            <text:p>147725</text:p>
          </table:table-cell>
          <table:table-cell table:formula="of:=[.BZ47]+MIN([.BZ129];[.CA128])" office:value-type="float" office:value="152727" calcext:value-type="float">
            <text:p>152727</text:p>
          </table:table-cell>
          <table:table-cell table:formula="of:=[.CA47]+MIN([.CA129];[.CB128])" office:value-type="float" office:value="146131" calcext:value-type="float">
            <text:p>146131</text:p>
          </table:table-cell>
          <table:table-cell table:formula="of:=[.CB47]+[.CB129]" office:value-type="float" office:value="185145" calcext:value-type="float">
            <text:p>185145</text:p>
          </table:table-cell>
        </table:table-row>
        <table:table-row table:style-name="ro1">
          <table:table-cell table:formula="of:=[.A48]+MIN([.A130];[.B129])" office:value-type="float" office:value="358168" calcext:value-type="float">
            <text:p>358168</text:p>
          </table:table-cell>
          <table:table-cell table:formula="of:=[.B48]+MIN([.B130];[.C129])" office:value-type="float" office:value="352644" calcext:value-type="float">
            <text:p>352644</text:p>
          </table:table-cell>
          <table:table-cell table:formula="of:=[.C48]+MIN([.C130];[.D129])" office:value-type="float" office:value="344635" calcext:value-type="float">
            <text:p>344635</text:p>
          </table:table-cell>
          <table:table-cell table:formula="of:=[.D48]+MIN([.D130];[.E129])" office:value-type="float" office:value="335089" calcext:value-type="float">
            <text:p>335089</text:p>
          </table:table-cell>
          <table:table-cell table:formula="of:=[.E48]+MIN([.E130];[.F129])" office:value-type="float" office:value="347459" calcext:value-type="float">
            <text:p>347459</text:p>
          </table:table-cell>
          <table:table-cell table:formula="of:=[.F48]+MIN([.F130];[.G129])" office:value-type="float" office:value="339393" calcext:value-type="float">
            <text:p>339393</text:p>
          </table:table-cell>
          <table:table-cell table:formula="of:=[.G48]+MIN([.G130];[.H129])" office:value-type="float" office:value="341332" calcext:value-type="float">
            <text:p>341332</text:p>
          </table:table-cell>
          <table:table-cell table:formula="of:=[.H48]+MIN([.H130];[.I129])" office:value-type="float" office:value="331486" calcext:value-type="float">
            <text:p>331486</text:p>
          </table:table-cell>
          <table:table-cell table:formula="of:=[.I48]+MIN([.I130];[.J129])" office:value-type="float" office:value="326861" calcext:value-type="float">
            <text:p>326861</text:p>
          </table:table-cell>
          <table:table-cell table:formula="of:=[.J48]+MIN([.J130];[.K129])" office:value-type="float" office:value="319989" calcext:value-type="float">
            <text:p>319989</text:p>
          </table:table-cell>
          <table:table-cell table:formula="of:=[.K48]+MIN([.K130];[.L129])" office:value-type="float" office:value="316132" calcext:value-type="float">
            <text:p>316132</text:p>
          </table:table-cell>
          <table:table-cell table:formula="of:=[.L48]+MIN([.L130];[.M129])" office:value-type="float" office:value="314825" calcext:value-type="float">
            <text:p>314825</text:p>
          </table:table-cell>
          <table:table-cell table:formula="of:=[.M48]+MIN([.M130];[.N129])" office:value-type="float" office:value="306700" calcext:value-type="float">
            <text:p>306700</text:p>
          </table:table-cell>
          <table:table-cell table:formula="of:=[.N48]+MIN([.N130];[.O129])" office:value-type="float" office:value="299658" calcext:value-type="float">
            <text:p>299658</text:p>
          </table:table-cell>
          <table:table-cell table:formula="of:=[.O48]+MIN([.O130];[.P129])" office:value-type="float" office:value="298114" calcext:value-type="float">
            <text:p>298114</text:p>
          </table:table-cell>
          <table:table-cell table:formula="of:=[.P48]+MIN([.P130];[.Q129])" office:value-type="float" office:value="291955" calcext:value-type="float">
            <text:p>291955</text:p>
          </table:table-cell>
          <table:table-cell table:formula="of:=[.Q48]+MIN([.Q130];[.R129])" office:value-type="float" office:value="289625" calcext:value-type="float">
            <text:p>289625</text:p>
          </table:table-cell>
          <table:table-cell table:formula="of:=[.R48]+MIN([.R130];[.S129])" office:value-type="float" office:value="288982" calcext:value-type="float">
            <text:p>288982</text:p>
          </table:table-cell>
          <table:table-cell table:formula="of:=[.S48]+MIN([.S130];[.T129])" office:value-type="float" office:value="288099" calcext:value-type="float">
            <text:p>288099</text:p>
          </table:table-cell>
          <table:table-cell table:formula="of:=[.T48]+MIN([.T130];[.U129])" office:value-type="float" office:value="282224" calcext:value-type="float">
            <text:p>282224</text:p>
          </table:table-cell>
          <table:table-cell table:formula="of:=[.U48]+MIN([.U130];[.V129])" office:value-type="float" office:value="275376" calcext:value-type="float">
            <text:p>275376</text:p>
          </table:table-cell>
          <table:table-cell table:formula="of:=[.V48]+MIN([.V130];[.W129])" office:value-type="float" office:value="278619" calcext:value-type="float">
            <text:p>278619</text:p>
          </table:table-cell>
          <table:table-cell table:formula="of:=[.W48]+MIN([.W130];[.X129])" office:value-type="float" office:value="270552" calcext:value-type="float">
            <text:p>270552</text:p>
          </table:table-cell>
          <table:table-cell table:formula="of:=[.X48]+MIN([.X130];[.Y129])" office:value-type="float" office:value="268490" calcext:value-type="float">
            <text:p>268490</text:p>
          </table:table-cell>
          <table:table-cell table:formula="of:=[.Y48]+MIN([.Y130];[.Z129])" office:value-type="float" office:value="265290" calcext:value-type="float">
            <text:p>265290</text:p>
          </table:table-cell>
          <table:table-cell table:formula="of:=[.Z48]+MIN([.Z130];[.AA129])" office:value-type="float" office:value="257995" calcext:value-type="float">
            <text:p>257995</text:p>
          </table:table-cell>
          <table:table-cell table:formula="of:=[.AA48]+MIN([.AA130];[.AB129])" office:value-type="float" office:value="259497" calcext:value-type="float">
            <text:p>259497</text:p>
          </table:table-cell>
          <table:table-cell table:formula="of:=[.AB48]+MIN([.AB130];[.AC129])" office:value-type="float" office:value="249992" calcext:value-type="float">
            <text:p>249992</text:p>
          </table:table-cell>
          <table:table-cell table:formula="of:=[.AC48]+MIN([.AC130];[.AD129])" office:value-type="float" office:value="243056" calcext:value-type="float">
            <text:p>243056</text:p>
          </table:table-cell>
          <table:table-cell table:formula="of:=[.AD48]+MIN([.AD130];[.AE129])" office:value-type="float" office:value="242672" calcext:value-type="float">
            <text:p>242672</text:p>
          </table:table-cell>
          <table:table-cell table:formula="of:=[.AE48]+MIN([.AE130];[.AF129])" office:value-type="float" office:value="240479" calcext:value-type="float">
            <text:p>240479</text:p>
          </table:table-cell>
          <table:table-cell table:formula="of:=[.AF48]+MIN([.AF130];[.AG129])" office:value-type="float" office:value="238289" calcext:value-type="float">
            <text:p>238289</text:p>
          </table:table-cell>
          <table:table-cell table:formula="of:=[.AG48]+MIN([.AG130];[.AH129])" office:value-type="float" office:value="238451" calcext:value-type="float">
            <text:p>238451</text:p>
          </table:table-cell>
          <table:table-cell table:formula="of:=[.AH48]+MIN([.AH130];[.AI129])" office:value-type="float" office:value="236310" calcext:value-type="float">
            <text:p>236310</text:p>
          </table:table-cell>
          <table:table-cell table:formula="of:=[.AI48]+MIN([.AI130];[.AJ129])" office:value-type="float" office:value="230807" calcext:value-type="float">
            <text:p>230807</text:p>
          </table:table-cell>
          <table:table-cell table:formula="of:=[.AJ48]+MIN([.AJ130];[.AK129])" office:value-type="float" office:value="234049" calcext:value-type="float">
            <text:p>234049</text:p>
          </table:table-cell>
          <table:table-cell table:formula="of:=[.AK48]+MIN([.AK130];[.AL129])" office:value-type="float" office:value="226669" calcext:value-type="float">
            <text:p>226669</text:p>
          </table:table-cell>
          <table:table-cell table:formula="of:=[.AL48]+MIN([.AL130];[.AM129])" office:value-type="float" office:value="221555" calcext:value-type="float">
            <text:p>221555</text:p>
          </table:table-cell>
          <table:table-cell table:formula="of:=[.AM48]+MIN([.AM130];[.AN129])" office:value-type="float" office:value="219309" calcext:value-type="float">
            <text:p>219309</text:p>
          </table:table-cell>
          <table:table-cell table:formula="of:=[.AN48]+MIN([.AN130];[.AO129])" office:value-type="float" office:value="210620" calcext:value-type="float">
            <text:p>210620</text:p>
          </table:table-cell>
          <table:table-cell table:formula="of:=[.AO48]+MIN([.AO130];[.AP129])" office:value-type="float" office:value="211666" calcext:value-type="float">
            <text:p>211666</text:p>
          </table:table-cell>
          <table:table-cell table:formula="of:=[.AP48]+MIN([.AP130];[.AQ129])" office:value-type="float" office:value="207912" calcext:value-type="float">
            <text:p>207912</text:p>
          </table:table-cell>
          <table:table-cell table:formula="of:=[.AQ48]+MIN([.AQ130];[.AR129])" office:value-type="float" office:value="208576" calcext:value-type="float">
            <text:p>208576</text:p>
          </table:table-cell>
          <table:table-cell table:formula="of:=[.AR48]+MIN([.AR130];[.AS129])" office:value-type="float" office:value="199314" calcext:value-type="float">
            <text:p>199314</text:p>
          </table:table-cell>
          <table:table-cell table:formula="of:=[.AS48]+MIN([.AS130];[.AT129])" office:value-type="float" office:value="192616" calcext:value-type="float">
            <text:p>192616</text:p>
          </table:table-cell>
          <table:table-cell table:formula="of:=[.AT48]+MIN([.AT130];[.AU129])" office:value-type="float" office:value="189600" calcext:value-type="float">
            <text:p>189600</text:p>
          </table:table-cell>
          <table:table-cell table:formula="of:=[.AU48]+MIN([.AU130];[.AV129])" office:value-type="float" office:value="191753" calcext:value-type="float">
            <text:p>191753</text:p>
          </table:table-cell>
          <table:table-cell table:formula="of:=[.AV48]+MIN([.AV130];[.AW129])" office:value-type="float" office:value="184816" calcext:value-type="float">
            <text:p>184816</text:p>
          </table:table-cell>
          <table:table-cell table:formula="of:=[.AW48]+MIN([.AW130];[.AX129])" office:value-type="float" office:value="177069" calcext:value-type="float">
            <text:p>177069</text:p>
          </table:table-cell>
          <table:table-cell table:formula="of:=[.AX48]+MIN([.AX130];[.AY129])" office:value-type="float" office:value="175941" calcext:value-type="float">
            <text:p>175941</text:p>
          </table:table-cell>
          <table:table-cell table:formula="of:=[.AY48]+MIN([.AY130];[.AZ129])" office:value-type="float" office:value="175579" calcext:value-type="float">
            <text:p>175579</text:p>
          </table:table-cell>
          <table:table-cell table:formula="of:=[.AZ48]+MIN([.AZ130];[.BA129])" office:value-type="float" office:value="180801" calcext:value-type="float">
            <text:p>180801</text:p>
          </table:table-cell>
          <table:table-cell table:formula="of:=[.BA48]+MIN([.BA130];[.BB129])" office:value-type="float" office:value="172858" calcext:value-type="float">
            <text:p>172858</text:p>
          </table:table-cell>
          <table:table-cell table:formula="of:=[.BB48]+MIN([.BB130];[.BC129])" office:value-type="float" office:value="169973" calcext:value-type="float">
            <text:p>169973</text:p>
          </table:table-cell>
          <table:table-cell table:formula="of:=[.BC48]+MIN([.BC130];[.BD129])" office:value-type="float" office:value="179180" calcext:value-type="float">
            <text:p>179180</text:p>
          </table:table-cell>
          <table:table-cell table:formula="of:=[.BD48]+MIN([.BD130];[.BE129])" office:value-type="float" office:value="171359" calcext:value-type="float">
            <text:p>171359</text:p>
          </table:table-cell>
          <table:table-cell table:formula="of:=[.BE48]+MIN([.BE130];[.BF129])" office:value-type="float" office:value="165912" calcext:value-type="float">
            <text:p>165912</text:p>
          </table:table-cell>
          <table:table-cell table:formula="of:=[.BF48]+MIN([.BF130];[.BG129])" office:value-type="float" office:value="165859" calcext:value-type="float">
            <text:p>165859</text:p>
          </table:table-cell>
          <table:table-cell table:formula="of:=[.BG48]+MIN([.BG130];[.BH129])" office:value-type="float" office:value="162960" calcext:value-type="float">
            <text:p>162960</text:p>
          </table:table-cell>
          <table:table-cell table:formula="of:=[.BH48]+MIN([.BH130];[.BI129])" office:value-type="float" office:value="160045" calcext:value-type="float">
            <text:p>160045</text:p>
          </table:table-cell>
          <table:table-cell table:formula="of:=[.BI48]+MIN([.BI130];[.BJ129])" office:value-type="float" office:value="169871" calcext:value-type="float">
            <text:p>169871</text:p>
          </table:table-cell>
          <table:table-cell table:formula="of:=[.BJ48]+MIN([.BJ130];[.BK129])" office:value-type="float" office:value="163467" calcext:value-type="float">
            <text:p>163467</text:p>
          </table:table-cell>
          <table:table-cell table:formula="of:=[.BK48]+MIN([.BK130];[.BL129])" office:value-type="float" office:value="153966" calcext:value-type="float">
            <text:p>153966</text:p>
          </table:table-cell>
          <table:table-cell table:formula="of:=[.BL48]+MIN([.BL130];[.BM129])" office:value-type="float" office:value="153369" calcext:value-type="float">
            <text:p>153369</text:p>
          </table:table-cell>
          <table:table-cell table:formula="of:=[.BM48]+MIN([.BM130];[.BN129])" office:value-type="float" office:value="150851" calcext:value-type="float">
            <text:p>150851</text:p>
          </table:table-cell>
          <table:table-cell table:formula="of:=[.BN48]+MIN([.BN130];[.BO129])" office:value-type="float" office:value="150676" calcext:value-type="float">
            <text:p>150676</text:p>
          </table:table-cell>
          <table:table-cell table:formula="of:=[.BO48]+MIN([.BO130];[.BP129])" office:value-type="float" office:value="153177" calcext:value-type="float">
            <text:p>153177</text:p>
          </table:table-cell>
          <table:table-cell table:formula="of:=[.BP48]+MIN([.BP130];[.BQ129])" office:value-type="float" office:value="153202" calcext:value-type="float">
            <text:p>153202</text:p>
          </table:table-cell>
          <table:table-cell table:formula="of:=[.BQ48]+MIN([.BQ130];[.BR129])" office:value-type="float" office:value="152123" calcext:value-type="float">
            <text:p>152123</text:p>
          </table:table-cell>
          <table:table-cell table:formula="of:=[.BR48]+MIN([.BR130];[.BS129])" office:value-type="float" office:value="148906" calcext:value-type="float">
            <text:p>148906</text:p>
          </table:table-cell>
          <table:table-cell table:formula="of:=[.BS48]+MIN([.BS130];[.BT129])" office:value-type="float" office:value="143094" calcext:value-type="float">
            <text:p>143094</text:p>
          </table:table-cell>
          <table:table-cell table:formula="of:=[.BT48]+MIN([.BT130];[.BU129])" office:value-type="float" office:value="151657" calcext:value-type="float">
            <text:p>151657</text:p>
          </table:table-cell>
          <table:table-cell table:formula="of:=[.BU48]+MIN([.BU130];[.BV129])" office:value-type="float" office:value="144674" calcext:value-type="float">
            <text:p>144674</text:p>
          </table:table-cell>
          <table:table-cell table:formula="of:=[.BV48]+MIN([.BV130];[.BW129])" office:value-type="float" office:value="138041" calcext:value-type="float">
            <text:p>138041</text:p>
          </table:table-cell>
          <table:table-cell table:formula="of:=[.BW48]+MIN([.BW130];[.BX129])" office:value-type="float" office:value="135195" calcext:value-type="float">
            <text:p>135195</text:p>
          </table:table-cell>
          <table:table-cell table:formula="of:=[.BX48]+MIN([.BX130];[.BY129])" office:value-type="float" office:value="144947" calcext:value-type="float">
            <text:p>144947</text:p>
          </table:table-cell>
          <table:table-cell table:formula="of:=[.BY48]+MIN([.BY130];[.BZ129])" office:value-type="float" office:value="142383" calcext:value-type="float">
            <text:p>142383</text:p>
          </table:table-cell>
          <table:table-cell table:formula="of:=[.BZ48]+MIN([.BZ130];[.CA129])" office:value-type="float" office:value="146846" calcext:value-type="float">
            <text:p>146846</text:p>
          </table:table-cell>
          <table:table-cell table:formula="of:=[.CA48]+MIN([.CA130];[.CB129])" office:value-type="float" office:value="144982" calcext:value-type="float">
            <text:p>144982</text:p>
          </table:table-cell>
          <table:table-cell table:formula="of:=[.CB48]+[.CB130]" office:value-type="float" office:value="178225" calcext:value-type="float">
            <text:p>178225</text:p>
          </table:table-cell>
        </table:table-row>
        <table:table-row table:style-name="ro1">
          <table:table-cell table:formula="of:=[.A49]+MIN([.A131];[.B130])" office:value-type="float" office:value="349980" calcext:value-type="float">
            <text:p>349980</text:p>
          </table:table-cell>
          <table:table-cell table:formula="of:=[.B49]+MIN([.B131];[.C130])" office:value-type="float" office:value="345849" calcext:value-type="float">
            <text:p>345849</text:p>
          </table:table-cell>
          <table:table-cell table:formula="of:=[.C49]+MIN([.C131];[.D130])" office:value-type="float" office:value="337056" calcext:value-type="float">
            <text:p>337056</text:p>
          </table:table-cell>
          <table:table-cell table:formula="of:=[.D49]+MIN([.D131];[.E130])" office:value-type="float" office:value="328779" calcext:value-type="float">
            <text:p>328779</text:p>
          </table:table-cell>
          <table:table-cell table:formula="of:=[.E49]+MIN([.E131];[.F130])" office:value-type="float" office:value="338687" calcext:value-type="float">
            <text:p>338687</text:p>
          </table:table-cell>
          <table:table-cell table:formula="of:=[.F49]+MIN([.F131];[.G130])" office:value-type="float" office:value="336893" calcext:value-type="float">
            <text:p>336893</text:p>
          </table:table-cell>
          <table:table-cell table:formula="of:=[.G49]+MIN([.G131];[.H130])" office:value-type="float" office:value="333331" calcext:value-type="float">
            <text:p>333331</text:p>
          </table:table-cell>
          <table:table-cell table:formula="of:=[.H49]+MIN([.H131];[.I130])" office:value-type="float" office:value="324894" calcext:value-type="float">
            <text:p>324894</text:p>
          </table:table-cell>
          <table:table-cell table:formula="of:=[.I49]+MIN([.I131];[.J130])" office:value-type="float" office:value="325312" calcext:value-type="float">
            <text:p>325312</text:p>
          </table:table-cell>
          <table:table-cell table:formula="of:=[.J49]+MIN([.J131];[.K130])" office:value-type="float" office:value="322281" calcext:value-type="float">
            <text:p>322281</text:p>
          </table:table-cell>
          <table:table-cell table:formula="of:=[.K49]+MIN([.K131];[.L130])" office:value-type="float" office:value="317874" calcext:value-type="float">
            <text:p>317874</text:p>
          </table:table-cell>
          <table:table-cell table:formula="of:=[.L49]+MIN([.L131];[.M130])" office:value-type="float" office:value="311788" calcext:value-type="float">
            <text:p>311788</text:p>
          </table:table-cell>
          <table:table-cell table:formula="of:=[.M49]+MIN([.M131];[.N130])" office:value-type="float" office:value="304713" calcext:value-type="float">
            <text:p>304713</text:p>
          </table:table-cell>
          <table:table-cell table:formula="of:=[.N49]+MIN([.N131];[.O130])" office:value-type="float" office:value="304394" calcext:value-type="float">
            <text:p>304394</text:p>
          </table:table-cell>
          <table:table-cell table:formula="of:=[.O49]+MIN([.O131];[.P130])" office:value-type="float" office:value="303060" calcext:value-type="float">
            <text:p>303060</text:p>
          </table:table-cell>
          <table:table-cell table:formula="of:=[.P49]+MIN([.P131];[.Q130])" office:value-type="float" office:value="295128" calcext:value-type="float">
            <text:p>295128</text:p>
          </table:table-cell>
          <table:table-cell table:formula="of:=[.Q49]+MIN([.Q131];[.R130])" office:value-type="float" office:value="291545" calcext:value-type="float">
            <text:p>291545</text:p>
          </table:table-cell>
          <table:table-cell table:formula="of:=[.R49]+MIN([.R131];[.S130])" office:value-type="float" office:value="284378" calcext:value-type="float">
            <text:p>284378</text:p>
          </table:table-cell>
          <table:table-cell table:formula="of:=[.S49]+MIN([.S131];[.T130])" office:value-type="float" office:value="280200" calcext:value-type="float">
            <text:p>280200</text:p>
          </table:table-cell>
          <table:table-cell table:formula="of:=[.T49]+MIN([.T131];[.U130])" office:value-type="float" office:value="282725" calcext:value-type="float">
            <text:p>282725</text:p>
          </table:table-cell>
          <table:table-cell table:formula="of:=[.U49]+MIN([.U131];[.V130])" office:value-type="float" office:value="275005" calcext:value-type="float">
            <text:p>275005</text:p>
          </table:table-cell>
          <table:table-cell table:formula="of:=[.V49]+MIN([.V131];[.W130])" office:value-type="float" office:value="277589" calcext:value-type="float">
            <text:p>277589</text:p>
          </table:table-cell>
          <table:table-cell table:formula="of:=[.W49]+MIN([.W131];[.X130])" office:value-type="float" office:value="276296" calcext:value-type="float">
            <text:p>276296</text:p>
          </table:table-cell>
          <table:table-cell table:formula="of:=[.X49]+MIN([.X131];[.Y130])" office:value-type="float" office:value="268409" calcext:value-type="float">
            <text:p>268409</text:p>
          </table:table-cell>
          <table:table-cell table:formula="of:=[.Y49]+MIN([.Y131];[.Z130])" office:value-type="float" office:value="262050" calcext:value-type="float">
            <text:p>262050</text:p>
          </table:table-cell>
          <table:table-cell table:formula="of:=[.Z49]+MIN([.Z131];[.AA130])" office:value-type="float" office:value="256138" calcext:value-type="float">
            <text:p>256138</text:p>
          </table:table-cell>
          <table:table-cell table:formula="of:=[.AA49]+MIN([.AA131];[.AB130])" office:value-type="float" office:value="254658" calcext:value-type="float">
            <text:p>254658</text:p>
          </table:table-cell>
          <table:table-cell table:formula="of:=[.AB49]+MIN([.AB131];[.AC130])" office:value-type="float" office:value="254108" calcext:value-type="float">
            <text:p>254108</text:p>
          </table:table-cell>
          <table:table-cell table:formula="of:=[.AC49]+MIN([.AC131];[.AD130])" office:value-type="float" office:value="245858" calcext:value-type="float">
            <text:p>245858</text:p>
          </table:table-cell>
          <table:table-cell table:formula="of:=[.AD49]+MIN([.AD131];[.AE130])" office:value-type="float" office:value="244499" calcext:value-type="float">
            <text:p>244499</text:p>
          </table:table-cell>
          <table:table-cell table:formula="of:=[.AE49]+MIN([.AE131];[.AF130])" office:value-type="float" office:value="242486" calcext:value-type="float">
            <text:p>242486</text:p>
          </table:table-cell>
          <table:table-cell table:formula="of:=[.AF49]+MIN([.AF131];[.AG130])" office:value-type="float" office:value="237988" calcext:value-type="float">
            <text:p>237988</text:p>
          </table:table-cell>
          <table:table-cell table:formula="of:=[.AG49]+MIN([.AG131];[.AH130])" office:value-type="float" office:value="229916" calcext:value-type="float">
            <text:p>229916</text:p>
          </table:table-cell>
          <table:table-cell table:formula="of:=[.AH49]+MIN([.AH131];[.AI130])" office:value-type="float" office:value="239343" calcext:value-type="float">
            <text:p>239343</text:p>
          </table:table-cell>
          <table:table-cell table:formula="of:=[.AI49]+MIN([.AI131];[.AJ130])" office:value-type="float" office:value="229345" calcext:value-type="float">
            <text:p>229345</text:p>
          </table:table-cell>
          <table:table-cell table:formula="of:=[.AJ49]+MIN([.AJ131];[.AK130])" office:value-type="float" office:value="234940" calcext:value-type="float">
            <text:p>234940</text:p>
          </table:table-cell>
          <table:table-cell table:formula="of:=[.AK49]+MIN([.AK131];[.AL130])" office:value-type="float" office:value="226136" calcext:value-type="float">
            <text:p>226136</text:p>
          </table:table-cell>
          <table:table-cell table:formula="of:=[.AL49]+MIN([.AL131];[.AM130])" office:value-type="float" office:value="216731" calcext:value-type="float">
            <text:p>216731</text:p>
          </table:table-cell>
          <table:table-cell table:formula="of:=[.AM49]+MIN([.AM131];[.AN130])" office:value-type="float" office:value="210476" calcext:value-type="float">
            <text:p>210476</text:p>
          </table:table-cell>
          <table:table-cell table:formula="of:=[.AN49]+MIN([.AN131];[.AO130])" office:value-type="float" office:value="208857" calcext:value-type="float">
            <text:p>208857</text:p>
          </table:table-cell>
          <table:table-cell table:formula="of:=[.AO49]+MIN([.AO131];[.AP130])" office:value-type="float" office:value="206692" calcext:value-type="float">
            <text:p>206692</text:p>
          </table:table-cell>
          <table:table-cell table:formula="of:=[.AP49]+MIN([.AP131];[.AQ130])" office:value-type="float" office:value="199201" calcext:value-type="float">
            <text:p>199201</text:p>
          </table:table-cell>
          <table:table-cell table:formula="of:=[.AQ49]+MIN([.AQ131];[.AR130])" office:value-type="float" office:value="201419" calcext:value-type="float">
            <text:p>201419</text:p>
          </table:table-cell>
          <table:table-cell table:formula="of:=[.AR49]+MIN([.AR131];[.AS130])" office:value-type="float" office:value="195995" calcext:value-type="float">
            <text:p>195995</text:p>
          </table:table-cell>
          <table:table-cell table:formula="of:=[.AS49]+MIN([.AS131];[.AT130])" office:value-type="float" office:value="188617" calcext:value-type="float">
            <text:p>188617</text:p>
          </table:table-cell>
          <table:table-cell table:formula="of:=[.AT49]+MIN([.AT131];[.AU130])" office:value-type="float" office:value="186955" calcext:value-type="float">
            <text:p>186955</text:p>
          </table:table-cell>
          <table:table-cell table:formula="of:=[.AU49]+MIN([.AU131];[.AV130])" office:value-type="float" office:value="186452" calcext:value-type="float">
            <text:p>186452</text:p>
          </table:table-cell>
          <table:table-cell table:formula="of:=[.AV49]+MIN([.AV131];[.AW130])" office:value-type="float" office:value="180694" calcext:value-type="float">
            <text:p>180694</text:p>
          </table:table-cell>
          <table:table-cell table:formula="of:=[.AW49]+MIN([.AW131];[.AX130])" office:value-type="float" office:value="176585" calcext:value-type="float">
            <text:p>176585</text:p>
          </table:table-cell>
          <table:table-cell table:formula="of:=[.AX49]+MIN([.AX131];[.AY130])" office:value-type="float" office:value="173008" calcext:value-type="float">
            <text:p>173008</text:p>
          </table:table-cell>
          <table:table-cell table:formula="of:=[.AY49]+MIN([.AY131];[.AZ130])" office:value-type="float" office:value="172023" calcext:value-type="float">
            <text:p>172023</text:p>
          </table:table-cell>
          <table:table-cell table:formula="of:=[.AZ49]+MIN([.AZ131];[.BA130])" office:value-type="float" office:value="174775" calcext:value-type="float">
            <text:p>174775</text:p>
          </table:table-cell>
          <table:table-cell table:formula="of:=[.BA49]+MIN([.BA131];[.BB130])" office:value-type="float" office:value="174909" calcext:value-type="float">
            <text:p>174909</text:p>
          </table:table-cell>
          <table:table-cell table:formula="of:=[.BB49]+MIN([.BB131];[.BC130])" office:value-type="float" office:value="166851" calcext:value-type="float">
            <text:p>166851</text:p>
          </table:table-cell>
          <table:table-cell table:formula="of:=[.BC49]+MIN([.BC131];[.BD130])" office:value-type="float" office:value="170075" calcext:value-type="float">
            <text:p>170075</text:p>
          </table:table-cell>
          <table:table-cell table:formula="of:=[.BD49]+MIN([.BD131];[.BE130])" office:value-type="float" office:value="170319" calcext:value-type="float">
            <text:p>170319</text:p>
          </table:table-cell>
          <table:table-cell table:formula="of:=[.BE49]+MIN([.BE131];[.BF130])" office:value-type="float" office:value="165494" calcext:value-type="float">
            <text:p>165494</text:p>
          </table:table-cell>
          <table:table-cell table:formula="of:=[.BF49]+MIN([.BF131];[.BG130])" office:value-type="float" office:value="163010" calcext:value-type="float">
            <text:p>163010</text:p>
          </table:table-cell>
          <table:table-cell table:formula="of:=[.BG49]+MIN([.BG131];[.BH130])" office:value-type="float" office:value="157812" calcext:value-type="float">
            <text:p>157812</text:p>
          </table:table-cell>
          <table:table-cell table:formula="of:=[.BH49]+MIN([.BH131];[.BI130])" office:value-type="float" office:value="156346" calcext:value-type="float">
            <text:p>156346</text:p>
          </table:table-cell>
          <table:table-cell table:formula="of:=[.BI49]+MIN([.BI131];[.BJ130])" office:value-type="float" office:value="160850" calcext:value-type="float">
            <text:p>160850</text:p>
          </table:table-cell>
          <table:table-cell table:formula="of:=[.BJ49]+MIN([.BJ131];[.BK130])" office:value-type="float" office:value="158224" calcext:value-type="float">
            <text:p>158224</text:p>
          </table:table-cell>
          <table:table-cell table:formula="of:=[.BK49]+MIN([.BK131];[.BL130])" office:value-type="float" office:value="153691" calcext:value-type="float">
            <text:p>153691</text:p>
          </table:table-cell>
          <table:table-cell table:formula="of:=[.BL49]+MIN([.BL131];[.BM130])" office:value-type="float" office:value="149285" calcext:value-type="float">
            <text:p>149285</text:p>
          </table:table-cell>
          <table:table-cell table:formula="of:=[.BM49]+MIN([.BM131];[.BN130])" office:value-type="float" office:value="156226" calcext:value-type="float">
            <text:p>156226</text:p>
          </table:table-cell>
          <table:table-cell table:formula="of:=[.BN49]+MIN([.BN131];[.BO130])" office:value-type="float" office:value="149055" calcext:value-type="float">
            <text:p>149055</text:p>
          </table:table-cell>
          <table:table-cell table:formula="of:=[.BO49]+MIN([.BO131];[.BP130])" office:value-type="float" office:value="153176" calcext:value-type="float">
            <text:p>153176</text:p>
          </table:table-cell>
          <table:table-cell table:formula="of:=[.BP49]+MIN([.BP131];[.BQ130])" office:value-type="float" office:value="155249" calcext:value-type="float">
            <text:p>155249</text:p>
          </table:table-cell>
          <table:table-cell table:formula="of:=[.BQ49]+MIN([.BQ131];[.BR130])" office:value-type="float" office:value="146056" calcext:value-type="float">
            <text:p>146056</text:p>
          </table:table-cell>
          <table:table-cell table:formula="of:=[.BR49]+MIN([.BR131];[.BS130])" office:value-type="float" office:value="148727" calcext:value-type="float">
            <text:p>148727</text:p>
          </table:table-cell>
          <table:table-cell table:formula="of:=[.BS49]+MIN([.BS131];[.BT130])" office:value-type="float" office:value="138768" calcext:value-type="float">
            <text:p>138768</text:p>
          </table:table-cell>
          <table:table-cell table:formula="of:=[.BT49]+MIN([.BT131];[.BU130])" office:value-type="float" office:value="141743" calcext:value-type="float">
            <text:p>141743</text:p>
          </table:table-cell>
          <table:table-cell table:formula="of:=[.BU49]+MIN([.BU131];[.BV130])" office:value-type="float" office:value="142213" calcext:value-type="float">
            <text:p>142213</text:p>
          </table:table-cell>
          <table:table-cell table:formula="of:=[.BV49]+MIN([.BV131];[.BW130])" office:value-type="float" office:value="132647" calcext:value-type="float">
            <text:p>132647</text:p>
          </table:table-cell>
          <table:table-cell table:formula="of:=[.BW49]+MIN([.BW131];[.BX130])" office:value-type="float" office:value="130962" calcext:value-type="float">
            <text:p>130962</text:p>
          </table:table-cell>
          <table:table-cell table:formula="of:=[.BX49]+MIN([.BX131];[.BY130])" office:value-type="float" office:value="138219" calcext:value-type="float">
            <text:p>138219</text:p>
          </table:table-cell>
          <table:table-cell table:formula="of:=[.BY49]+MIN([.BY131];[.BZ130])" office:value-type="float" office:value="133299" calcext:value-type="float">
            <text:p>133299</text:p>
          </table:table-cell>
          <table:table-cell table:formula="of:=[.BZ49]+MIN([.BZ131];[.CA130])" office:value-type="float" office:value="148938" calcext:value-type="float">
            <text:p>148938</text:p>
          </table:table-cell>
          <table:table-cell table:formula="of:=[.CA49]+MIN([.CA131];[.CB130])" office:value-type="float" office:value="139119" calcext:value-type="float">
            <text:p>139119</text:p>
          </table:table-cell>
          <table:table-cell table:formula="of:=[.CB49]+[.CB131]" office:value-type="float" office:value="177000" calcext:value-type="float">
            <text:p>177000</text:p>
          </table:table-cell>
        </table:table-row>
        <table:table-row table:style-name="ro1">
          <table:table-cell table:formula="of:=[.A50]+MIN([.A132];[.B131])" office:value-type="float" office:value="340045" calcext:value-type="float">
            <text:p>340045</text:p>
          </table:table-cell>
          <table:table-cell table:formula="of:=[.B50]+MIN([.B132];[.C131])" office:value-type="float" office:value="337793" calcext:value-type="float">
            <text:p>337793</text:p>
          </table:table-cell>
          <table:table-cell table:formula="of:=[.C50]+MIN([.C132];[.D131])" office:value-type="float" office:value="327939" calcext:value-type="float">
            <text:p>327939</text:p>
          </table:table-cell>
          <table:table-cell table:formula="of:=[.D50]+MIN([.D132];[.E131])" office:value-type="float" office:value="326954" calcext:value-type="float">
            <text:p>326954</text:p>
          </table:table-cell>
          <table:table-cell table:formula="of:=[.E50]+MIN([.E132];[.F131])" office:value-type="float" office:value="329145" calcext:value-type="float">
            <text:p>329145</text:p>
          </table:table-cell>
          <table:table-cell table:formula="of:=[.F50]+MIN([.F132];[.G131])" office:value-type="float" office:value="328647" calcext:value-type="float">
            <text:p>328647</text:p>
          </table:table-cell>
          <table:table-cell table:formula="of:=[.G50]+MIN([.G132];[.H131])" office:value-type="float" office:value="327029" calcext:value-type="float">
            <text:p>327029</text:p>
          </table:table-cell>
          <table:table-cell table:formula="of:=[.H50]+MIN([.H132];[.I131])" office:value-type="float" office:value="321563" calcext:value-type="float">
            <text:p>321563</text:p>
          </table:table-cell>
          <table:table-cell table:formula="of:=[.I50]+MIN([.I132];[.J131])" office:value-type="float" office:value="316184" calcext:value-type="float">
            <text:p>316184</text:p>
          </table:table-cell>
          <table:table-cell table:formula="of:=[.J50]+MIN([.J132];[.K131])" office:value-type="float" office:value="312606" calcext:value-type="float">
            <text:p>312606</text:p>
          </table:table-cell>
          <table:table-cell table:formula="of:=[.K50]+MIN([.K132];[.L131])" office:value-type="float" office:value="321995" calcext:value-type="float">
            <text:p>321995</text:p>
          </table:table-cell>
          <table:table-cell table:formula="of:=[.L50]+MIN([.L132];[.M131])" office:value-type="float" office:value="320779" calcext:value-type="float">
            <text:p>320779</text:p>
          </table:table-cell>
          <table:table-cell table:formula="of:=[.M50]+MIN([.M132];[.N131])" office:value-type="float" office:value="312396" calcext:value-type="float">
            <text:p>312396</text:p>
          </table:table-cell>
          <table:table-cell table:formula="of:=[.N50]+MIN([.N132];[.O131])" office:value-type="float" office:value="311148" calcext:value-type="float">
            <text:p>311148</text:p>
          </table:table-cell>
          <table:table-cell table:formula="of:=[.O50]+MIN([.O132];[.P131])" office:value-type="float" office:value="305068" calcext:value-type="float">
            <text:p>305068</text:p>
          </table:table-cell>
          <table:table-cell table:formula="of:=[.P50]+MIN([.P132];[.Q131])" office:value-type="float" office:value="297921" calcext:value-type="float">
            <text:p>297921</text:p>
          </table:table-cell>
          <table:table-cell table:formula="of:=[.Q50]+MIN([.Q132];[.R131])" office:value-type="float" office:value="295087" calcext:value-type="float">
            <text:p>295087</text:p>
          </table:table-cell>
          <table:table-cell table:formula="of:=[.R50]+MIN([.R132];[.S131])" office:value-type="float" office:value="288166" calcext:value-type="float">
            <text:p>288166</text:p>
          </table:table-cell>
          <table:table-cell table:formula="of:=[.S50]+MIN([.S132];[.T131])" office:value-type="float" office:value="278474" calcext:value-type="float">
            <text:p>278474</text:p>
          </table:table-cell>
          <table:table-cell table:formula="of:=[.T50]+MIN([.T132];[.U131])" office:value-type="float" office:value="277617" calcext:value-type="float">
            <text:p>277617</text:p>
          </table:table-cell>
          <table:table-cell table:formula="of:=[.U50]+MIN([.U132];[.V131])" office:value-type="float" office:value="274310" calcext:value-type="float">
            <text:p>274310</text:p>
          </table:table-cell>
          <table:table-cell table:formula="of:=[.V50]+MIN([.V132];[.W131])" office:value-type="float" office:value="269312" calcext:value-type="float">
            <text:p>269312</text:p>
          </table:table-cell>
          <table:table-cell table:formula="of:=[.W50]+MIN([.W132];[.X131])" office:value-type="float" office:value="271726" calcext:value-type="float">
            <text:p>271726</text:p>
          </table:table-cell>
          <table:table-cell table:formula="of:=[.X50]+MIN([.X132];[.Y131])" office:value-type="float" office:value="267767" calcext:value-type="float">
            <text:p>267767</text:p>
          </table:table-cell>
          <table:table-cell table:formula="of:=[.Y50]+MIN([.Y132];[.Z131])" office:value-type="float" office:value="263836" calcext:value-type="float">
            <text:p>263836</text:p>
          </table:table-cell>
          <table:table-cell table:formula="of:=[.Z50]+MIN([.Z132];[.AA131])" office:value-type="float" office:value="254419" calcext:value-type="float">
            <text:p>254419</text:p>
          </table:table-cell>
          <table:table-cell table:formula="of:=[.AA50]+MIN([.AA132];[.AB131])" office:value-type="float" office:value="251878" calcext:value-type="float">
            <text:p>251878</text:p>
          </table:table-cell>
          <table:table-cell table:formula="of:=[.AB50]+MIN([.AB132];[.AC131])" office:value-type="float" office:value="245579" calcext:value-type="float">
            <text:p>245579</text:p>
          </table:table-cell>
          <table:table-cell table:formula="of:=[.AC50]+MIN([.AC132];[.AD131])" office:value-type="float" office:value="245566" calcext:value-type="float">
            <text:p>245566</text:p>
          </table:table-cell>
          <table:table-cell table:formula="of:=[.AD50]+MIN([.AD132];[.AE131])" office:value-type="float" office:value="244779" calcext:value-type="float">
            <text:p>244779</text:p>
          </table:table-cell>
          <table:table-cell table:formula="of:=[.AE50]+MIN([.AE132];[.AF131])" office:value-type="float" office:value="247412" calcext:value-type="float">
            <text:p>247412</text:p>
          </table:table-cell>
          <table:table-cell table:formula="of:=[.AF50]+MIN([.AF132];[.AG131])" office:value-type="float" office:value="238281" calcext:value-type="float">
            <text:p>238281</text:p>
          </table:table-cell>
          <table:table-cell table:formula="of:=[.AG50]+MIN([.AG132];[.AH131])" office:value-type="float" office:value="228787" calcext:value-type="float">
            <text:p>228787</text:p>
          </table:table-cell>
          <table:table-cell table:formula="of:=[.AH50]+MIN([.AH132];[.AI131])" office:value-type="float" office:value="236798" calcext:value-type="float">
            <text:p>236798</text:p>
          </table:table-cell>
          <table:table-cell table:formula="of:=[.AI50]+MIN([.AI132];[.AJ131])" office:value-type="float" office:value="228198" calcext:value-type="float">
            <text:p>228198</text:p>
          </table:table-cell>
          <table:table-cell table:formula="of:=[.AJ50]+MIN([.AJ132];[.AK131])" office:value-type="float" office:value="228806" calcext:value-type="float">
            <text:p>228806</text:p>
          </table:table-cell>
          <table:table-cell table:formula="of:=[.AK50]+MIN([.AK132];[.AL131])" office:value-type="float" office:value="220387" calcext:value-type="float">
            <text:p>220387</text:p>
          </table:table-cell>
          <table:table-cell table:formula="of:=[.AL50]+MIN([.AL132];[.AM131])" office:value-type="float" office:value="213139" calcext:value-type="float">
            <text:p>213139</text:p>
          </table:table-cell>
          <table:table-cell table:formula="of:=[.AM50]+MIN([.AM132];[.AN131])" office:value-type="float" office:value="210479" calcext:value-type="float">
            <text:p>210479</text:p>
          </table:table-cell>
          <table:table-cell table:formula="of:=[.AN50]+MIN([.AN132];[.AO131])" office:value-type="float" office:value="207870" calcext:value-type="float">
            <text:p>207870</text:p>
          </table:table-cell>
          <table:table-cell table:formula="of:=[.AO50]+MIN([.AO132];[.AP131])" office:value-type="float" office:value="199291" calcext:value-type="float">
            <text:p>199291</text:p>
          </table:table-cell>
          <table:table-cell table:formula="of:=[.AP50]+MIN([.AP132];[.AQ131])" office:value-type="float" office:value="199200" calcext:value-type="float">
            <text:p>199200</text:p>
          </table:table-cell>
          <table:table-cell table:formula="of:=[.AQ50]+MIN([.AQ132];[.AR131])" office:value-type="float" office:value="192537" calcext:value-type="float">
            <text:p>192537</text:p>
          </table:table-cell>
          <table:table-cell table:formula="of:=[.AR50]+MIN([.AR132];[.AS131])" office:value-type="float" office:value="192955" calcext:value-type="float">
            <text:p>192955</text:p>
          </table:table-cell>
          <table:table-cell table:formula="of:=[.AS50]+MIN([.AS132];[.AT131])" office:value-type="float" office:value="185280" calcext:value-type="float">
            <text:p>185280</text:p>
          </table:table-cell>
          <table:table-cell table:formula="of:=[.AT50]+MIN([.AT132];[.AU131])" office:value-type="float" office:value="188066" calcext:value-type="float">
            <text:p>188066</text:p>
          </table:table-cell>
          <table:table-cell table:formula="of:=[.AU50]+MIN([.AU132];[.AV131])" office:value-type="float" office:value="184102" calcext:value-type="float">
            <text:p>184102</text:p>
          </table:table-cell>
          <table:table-cell table:formula="of:=[.AV50]+MIN([.AV132];[.AW131])" office:value-type="float" office:value="182703" calcext:value-type="float">
            <text:p>182703</text:p>
          </table:table-cell>
          <table:table-cell table:formula="of:=[.AW50]+MIN([.AW132];[.AX131])" office:value-type="float" office:value="182273" calcext:value-type="float">
            <text:p>182273</text:p>
          </table:table-cell>
          <table:table-cell table:formula="of:=[.AX50]+MIN([.AX132];[.AY131])" office:value-type="float" office:value="172628" calcext:value-type="float">
            <text:p>172628</text:p>
          </table:table-cell>
          <table:table-cell table:formula="of:=[.AY50]+MIN([.AY132];[.AZ131])" office:value-type="float" office:value="168823" calcext:value-type="float">
            <text:p>168823</text:p>
          </table:table-cell>
          <table:table-cell table:formula="of:=[.AZ50]+MIN([.AZ132];[.BA131])" office:value-type="float" office:value="167160" calcext:value-type="float">
            <text:p>167160</text:p>
          </table:table-cell>
          <table:table-cell table:formula="of:=[.BA50]+MIN([.BA132];[.BB131])" office:value-type="float" office:value="167711" calcext:value-type="float">
            <text:p>167711</text:p>
          </table:table-cell>
          <table:table-cell table:formula="of:=[.BB50]+MIN([.BB132];[.BC131])" office:value-type="float" office:value="161819" calcext:value-type="float">
            <text:p>161819</text:p>
          </table:table-cell>
          <table:table-cell table:formula="of:=[.BC50]+MIN([.BC132];[.BD131])" office:value-type="float" office:value="168995" calcext:value-type="float">
            <text:p>168995</text:p>
          </table:table-cell>
          <table:table-cell table:formula="of:=[.BD50]+MIN([.BD132];[.BE131])" office:value-type="float" office:value="163909" calcext:value-type="float">
            <text:p>163909</text:p>
          </table:table-cell>
          <table:table-cell table:formula="of:=[.BE50]+MIN([.BE132];[.BF131])" office:value-type="float" office:value="158621" calcext:value-type="float">
            <text:p>158621</text:p>
          </table:table-cell>
          <table:table-cell table:formula="of:=[.BF50]+MIN([.BF132];[.BG131])" office:value-type="float" office:value="157514" calcext:value-type="float">
            <text:p>157514</text:p>
          </table:table-cell>
          <table:table-cell table:formula="of:=[.BG50]+MIN([.BG132];[.BH131])" office:value-type="float" office:value="157978" calcext:value-type="float">
            <text:p>157978</text:p>
          </table:table-cell>
          <table:table-cell table:formula="of:=[.BH50]+MIN([.BH132];[.BI131])" office:value-type="float" office:value="153934" calcext:value-type="float">
            <text:p>153934</text:p>
          </table:table-cell>
          <table:table-cell table:formula="of:=[.BI50]+MIN([.BI132];[.BJ131])" office:value-type="float" office:value="150965" calcext:value-type="float">
            <text:p>150965</text:p>
          </table:table-cell>
          <table:table-cell table:formula="of:=[.BJ50]+MIN([.BJ132];[.BK131])" office:value-type="float" office:value="152320" calcext:value-type="float">
            <text:p>152320</text:p>
          </table:table-cell>
          <table:table-cell table:formula="of:=[.BK50]+MIN([.BK132];[.BL131])" office:value-type="float" office:value="152279" calcext:value-type="float">
            <text:p>152279</text:p>
          </table:table-cell>
          <table:table-cell table:formula="of:=[.BL50]+MIN([.BL132];[.BM131])" office:value-type="float" office:value="145680" calcext:value-type="float">
            <text:p>145680</text:p>
          </table:table-cell>
          <table:table-cell table:formula="of:=[.BM50]+MIN([.BM132];[.BN131])" office:value-type="float" office:value="147456" calcext:value-type="float">
            <text:p>147456</text:p>
          </table:table-cell>
          <table:table-cell table:formula="of:=[.BN50]+MIN([.BN132];[.BO131])" office:value-type="float" office:value="144694" calcext:value-type="float">
            <text:p>144694</text:p>
          </table:table-cell>
          <table:table-cell table:formula="of:=[.BO50]+MIN([.BO132];[.BP131])" office:value-type="float" office:value="146971" calcext:value-type="float">
            <text:p>146971</text:p>
          </table:table-cell>
          <table:table-cell table:formula="of:=[.BP50]+MIN([.BP132];[.BQ131])" office:value-type="float" office:value="148553" calcext:value-type="float">
            <text:p>148553</text:p>
          </table:table-cell>
          <table:table-cell table:formula="of:=[.BQ50]+MIN([.BQ132];[.BR131])" office:value-type="float" office:value="144519" calcext:value-type="float">
            <text:p>144519</text:p>
          </table:table-cell>
          <table:table-cell table:formula="of:=[.BR50]+MIN([.BR132];[.BS131])" office:value-type="float" office:value="143905" calcext:value-type="float">
            <text:p>143905</text:p>
          </table:table-cell>
          <table:table-cell table:formula="of:=[.BS50]+MIN([.BS132];[.BT131])" office:value-type="float" office:value="138554" calcext:value-type="float">
            <text:p>138554</text:p>
          </table:table-cell>
          <table:table-cell table:formula="of:=[.BT50]+MIN([.BT132];[.BU131])" office:value-type="float" office:value="134483" calcext:value-type="float">
            <text:p>134483</text:p>
          </table:table-cell>
          <table:table-cell table:formula="of:=[.BU50]+MIN([.BU132];[.BV131])" office:value-type="float" office:value="139122" calcext:value-type="float">
            <text:p>139122</text:p>
          </table:table-cell>
          <table:table-cell table:formula="of:=[.BV50]+MIN([.BV132];[.BW131])" office:value-type="float" office:value="140495" calcext:value-type="float">
            <text:p>140495</text:p>
          </table:table-cell>
          <table:table-cell table:formula="of:=[.BW50]+MIN([.BW132];[.BX131])" office:value-type="float" office:value="130862" calcext:value-type="float">
            <text:p>130862</text:p>
          </table:table-cell>
          <table:table-cell table:formula="of:=[.BX50]+MIN([.BX132];[.BY131])" office:value-type="float" office:value="134381" calcext:value-type="float">
            <text:p>134381</text:p>
          </table:table-cell>
          <table:table-cell table:formula="of:=[.BY50]+MIN([.BY132];[.BZ131])" office:value-type="float" office:value="126161" calcext:value-type="float">
            <text:p>126161</text:p>
          </table:table-cell>
          <table:table-cell table:formula="of:=[.BZ50]+MIN([.BZ132];[.CA131])" office:value-type="float" office:value="141337" calcext:value-type="float">
            <text:p>141337</text:p>
          </table:table-cell>
          <table:table-cell table:formula="of:=[.CA50]+MIN([.CA132];[.CB131])" office:value-type="float" office:value="133482" calcext:value-type="float">
            <text:p>133482</text:p>
          </table:table-cell>
          <table:table-cell table:formula="of:=[.CB50]+[.CB132]" office:value-type="float" office:value="176024" calcext:value-type="float">
            <text:p>176024</text:p>
          </table:table-cell>
        </table:table-row>
        <table:table-row table:style-name="ro1">
          <table:table-cell table:formula="of:=[.A51]+MIN([.A133];[.B132])" office:value-type="float" office:value="336579" calcext:value-type="float">
            <text:p>336579</text:p>
          </table:table-cell>
          <table:table-cell table:formula="of:=[.B51]+MIN([.B133];[.C132])" office:value-type="float" office:value="335574" calcext:value-type="float">
            <text:p>335574</text:p>
          </table:table-cell>
          <table:table-cell table:formula="of:=[.C51]+MIN([.C133];[.D132])" office:value-type="float" office:value="331062" calcext:value-type="float">
            <text:p>331062</text:p>
          </table:table-cell>
          <table:table-cell table:formula="of:=[.D51]+MIN([.D133];[.E132])" office:value-type="float" office:value="325876" calcext:value-type="float">
            <text:p>325876</text:p>
          </table:table-cell>
          <table:table-cell table:formula="of:=[.E51]+MIN([.E133];[.F132])" office:value-type="float" office:value="321923" calcext:value-type="float">
            <text:p>321923</text:p>
          </table:table-cell>
          <table:table-cell table:formula="of:=[.F51]+MIN([.F133];[.G132])" office:value-type="float" office:value="319759" calcext:value-type="float">
            <text:p>319759</text:p>
          </table:table-cell>
          <table:table-cell table:formula="of:=[.G51]+MIN([.G133];[.H132])" office:value-type="float" office:value="324107" calcext:value-type="float">
            <text:p>324107</text:p>
          </table:table-cell>
          <table:table-cell table:formula="of:=[.H51]+MIN([.H133];[.I132])" office:value-type="float" office:value="320010" calcext:value-type="float">
            <text:p>320010</text:p>
          </table:table-cell>
          <table:table-cell table:formula="of:=[.I51]+MIN([.I133];[.J132])" office:value-type="float" office:value="316763" calcext:value-type="float">
            <text:p>316763</text:p>
          </table:table-cell>
          <table:table-cell table:formula="of:=[.J51]+MIN([.J133];[.K132])" office:value-type="float" office:value="308066" calcext:value-type="float">
            <text:p>308066</text:p>
          </table:table-cell>
          <table:table-cell table:formula="of:=[.K51]+MIN([.K133];[.L132])" office:value-type="float" office:value="315142" calcext:value-type="float">
            <text:p>315142</text:p>
          </table:table-cell>
          <table:table-cell table:formula="of:=[.L51]+MIN([.L133];[.M132])" office:value-type="float" office:value="312089" calcext:value-type="float">
            <text:p>312089</text:p>
          </table:table-cell>
          <table:table-cell table:formula="of:=[.M51]+MIN([.M133];[.N132])" office:value-type="float" office:value="308668" calcext:value-type="float">
            <text:p>308668</text:p>
          </table:table-cell>
          <table:table-cell table:formula="of:=[.N51]+MIN([.N133];[.O132])" office:value-type="float" office:value="304797" calcext:value-type="float">
            <text:p>304797</text:p>
          </table:table-cell>
          <table:table-cell table:formula="of:=[.O51]+MIN([.O133];[.P132])" office:value-type="float" office:value="298006" calcext:value-type="float">
            <text:p>298006</text:p>
          </table:table-cell>
          <table:table-cell table:formula="of:=[.P51]+MIN([.P133];[.Q132])" office:value-type="float" office:value="294787" calcext:value-type="float">
            <text:p>294787</text:p>
          </table:table-cell>
          <table:table-cell table:formula="of:=[.Q51]+MIN([.Q133];[.R132])" office:value-type="float" office:value="292368" calcext:value-type="float">
            <text:p>292368</text:p>
          </table:table-cell>
          <table:table-cell table:formula="of:=[.R51]+MIN([.R133];[.S132])" office:value-type="float" office:value="287738" calcext:value-type="float">
            <text:p>287738</text:p>
          </table:table-cell>
          <table:table-cell table:formula="of:=[.S51]+MIN([.S133];[.T132])" office:value-type="float" office:value="282583" calcext:value-type="float">
            <text:p>282583</text:p>
          </table:table-cell>
          <table:table-cell table:formula="of:=[.T51]+MIN([.T133];[.U132])" office:value-type="float" office:value="274754" calcext:value-type="float">
            <text:p>274754</text:p>
          </table:table-cell>
          <table:table-cell table:formula="of:=[.U51]+MIN([.U133];[.V132])" office:value-type="float" office:value="273274" calcext:value-type="float">
            <text:p>273274</text:p>
          </table:table-cell>
          <table:table-cell table:formula="of:=[.V51]+MIN([.V133];[.W132])" office:value-type="float" office:value="267140" calcext:value-type="float">
            <text:p>267140</text:p>
          </table:table-cell>
          <table:table-cell table:formula="of:=[.W51]+MIN([.W133];[.X132])" office:value-type="float" office:value="265943" calcext:value-type="float">
            <text:p>265943</text:p>
          </table:table-cell>
          <table:table-cell table:formula="of:=[.X51]+MIN([.X133];[.Y132])" office:value-type="float" office:value="277083" calcext:value-type="float">
            <text:p>277083</text:p>
          </table:table-cell>
          <table:table-cell table:formula="of:=[.Y51]+MIN([.Y133];[.Z132])" office:value-type="float" office:value="270761" calcext:value-type="float">
            <text:p>270761</text:p>
          </table:table-cell>
          <table:table-cell table:formula="of:=[.Z51]+MIN([.Z133];[.AA132])" office:value-type="float" office:value="261974" calcext:value-type="float">
            <text:p>261974</text:p>
          </table:table-cell>
          <table:table-cell table:formula="of:=[.AA51]+MIN([.AA133];[.AB132])" office:value-type="float" office:value="261585" calcext:value-type="float">
            <text:p>261585</text:p>
          </table:table-cell>
          <table:table-cell table:formula="of:=[.AB51]+MIN([.AB133];[.AC132])" office:value-type="float" office:value="254226" calcext:value-type="float">
            <text:p>254226</text:p>
          </table:table-cell>
          <table:table-cell table:formula="of:=[.AC51]+MIN([.AC133];[.AD132])" office:value-type="float" office:value="249207" calcext:value-type="float">
            <text:p>249207</text:p>
          </table:table-cell>
          <table:table-cell table:formula="of:=[.AD51]+MIN([.AD133];[.AE132])" office:value-type="float" office:value="242680" calcext:value-type="float">
            <text:p>242680</text:p>
          </table:table-cell>
          <table:table-cell table:formula="of:=[.AE51]+MIN([.AE133];[.AF132])" office:value-type="float" office:value="239184" calcext:value-type="float">
            <text:p>239184</text:p>
          </table:table-cell>
          <table:table-cell table:formula="of:=[.AF51]+MIN([.AF133];[.AG132])" office:value-type="float" office:value="234476" calcext:value-type="float">
            <text:p>234476</text:p>
          </table:table-cell>
          <table:table-cell table:formula="of:=[.AG51]+MIN([.AG133];[.AH132])" office:value-type="float" office:value="227891" calcext:value-type="float">
            <text:p>227891</text:p>
          </table:table-cell>
          <table:table-cell table:formula="of:=[.AH51]+MIN([.AH133];[.AI132])" office:value-type="float" office:value="229099" calcext:value-type="float">
            <text:p>229099</text:p>
          </table:table-cell>
          <table:table-cell table:formula="of:=[.AI51]+MIN([.AI133];[.AJ132])" office:value-type="float" office:value="226555" calcext:value-type="float">
            <text:p>226555</text:p>
          </table:table-cell>
          <table:table-cell table:formula="of:=[.AJ51]+MIN([.AJ133];[.AK132])" office:value-type="float" office:value="221877" calcext:value-type="float">
            <text:p>221877</text:p>
          </table:table-cell>
          <table:table-cell table:formula="of:=[.AK51]+MIN([.AK133];[.AL132])" office:value-type="float" office:value="220767" calcext:value-type="float">
            <text:p>220767</text:p>
          </table:table-cell>
          <table:table-cell table:formula="of:=[.AL51]+MIN([.AL133];[.AM132])" office:value-type="float" office:value="217270" calcext:value-type="float">
            <text:p>217270</text:p>
          </table:table-cell>
          <table:table-cell table:formula="of:=[.AM51]+MIN([.AM133];[.AN132])" office:value-type="float" office:value="210580" calcext:value-type="float">
            <text:p>210580</text:p>
          </table:table-cell>
          <table:table-cell table:formula="of:=[.AN51]+MIN([.AN133];[.AO132])" office:value-type="float" office:value="202774" calcext:value-type="float">
            <text:p>202774</text:p>
          </table:table-cell>
          <table:table-cell table:formula="of:=[.AO51]+MIN([.AO133];[.AP132])" office:value-type="float" office:value="201552" calcext:value-type="float">
            <text:p>201552</text:p>
          </table:table-cell>
          <table:table-cell table:formula="of:=[.AP51]+MIN([.AP133];[.AQ132])" office:value-type="float" office:value="195301" calcext:value-type="float">
            <text:p>195301</text:p>
          </table:table-cell>
          <table:table-cell table:formula="of:=[.AQ51]+MIN([.AQ133];[.AR132])" office:value-type="float" office:value="187031" calcext:value-type="float">
            <text:p>187031</text:p>
          </table:table-cell>
          <table:table-cell table:formula="of:=[.AR51]+MIN([.AR133];[.AS132])" office:value-type="float" office:value="186610" calcext:value-type="float">
            <text:p>186610</text:p>
          </table:table-cell>
          <table:table-cell table:formula="of:=[.AS51]+MIN([.AS133];[.AT132])" office:value-type="float" office:value="183333" calcext:value-type="float">
            <text:p>183333</text:p>
          </table:table-cell>
          <table:table-cell table:formula="of:=[.AT51]+MIN([.AT133];[.AU132])" office:value-type="float" office:value="181901" calcext:value-type="float">
            <text:p>181901</text:p>
          </table:table-cell>
          <table:table-cell table:formula="of:=[.AU51]+MIN([.AU133];[.AV132])" office:value-type="float" office:value="179816" calcext:value-type="float">
            <text:p>179816</text:p>
          </table:table-cell>
          <table:table-cell table:formula="of:=[.AV51]+MIN([.AV133];[.AW132])" office:value-type="float" office:value="180731" calcext:value-type="float">
            <text:p>180731</text:p>
          </table:table-cell>
          <table:table-cell table:formula="of:=[.AW51]+MIN([.AW133];[.AX132])" office:value-type="float" office:value="183460" calcext:value-type="float">
            <text:p>183460</text:p>
          </table:table-cell>
          <table:table-cell table:formula="of:=[.AX51]+MIN([.AX133];[.AY132])" office:value-type="float" office:value="174401" calcext:value-type="float">
            <text:p>174401</text:p>
          </table:table-cell>
          <table:table-cell table:formula="of:=[.AY51]+MIN([.AY133];[.AZ132])" office:value-type="float" office:value="172187" calcext:value-type="float">
            <text:p>172187</text:p>
          </table:table-cell>
          <table:table-cell table:formula="of:=[.AZ51]+MIN([.AZ133];[.BA132])" office:value-type="float" office:value="165704" calcext:value-type="float">
            <text:p>165704</text:p>
          </table:table-cell>
          <table:table-cell table:formula="of:=[.BA51]+MIN([.BA133];[.BB132])" office:value-type="float" office:value="158858" calcext:value-type="float">
            <text:p>158858</text:p>
          </table:table-cell>
          <table:table-cell table:formula="of:=[.BB51]+MIN([.BB133];[.BC132])" office:value-type="float" office:value="156114" calcext:value-type="float">
            <text:p>156114</text:p>
          </table:table-cell>
          <table:table-cell table:formula="of:=[.BC51]+MIN([.BC133];[.BD132])" office:value-type="float" office:value="159106" calcext:value-type="float">
            <text:p>159106</text:p>
          </table:table-cell>
          <table:table-cell table:formula="of:=[.BD51]+MIN([.BD133];[.BE132])" office:value-type="float" office:value="156420" calcext:value-type="float">
            <text:p>156420</text:p>
          </table:table-cell>
          <table:table-cell table:formula="of:=[.BE51]+MIN([.BE133];[.BF132])" office:value-type="float" office:value="160865" calcext:value-type="float">
            <text:p>160865</text:p>
          </table:table-cell>
          <table:table-cell table:formula="of:=[.BF51]+MIN([.BF133];[.BG132])" office:value-type="float" office:value="157131" calcext:value-type="float">
            <text:p>157131</text:p>
          </table:table-cell>
          <table:table-cell table:formula="of:=[.BG51]+MIN([.BG133];[.BH132])" office:value-type="float" office:value="158056" calcext:value-type="float">
            <text:p>158056</text:p>
          </table:table-cell>
          <table:table-cell table:formula="of:=[.BH51]+MIN([.BH133];[.BI132])" office:value-type="float" office:value="151624" calcext:value-type="float">
            <text:p>151624</text:p>
          </table:table-cell>
          <table:table-cell table:formula="of:=[.BI51]+MIN([.BI133];[.BJ132])" office:value-type="float" office:value="147622" calcext:value-type="float">
            <text:p>147622</text:p>
          </table:table-cell>
          <table:table-cell table:formula="of:=[.BJ51]+MIN([.BJ133];[.BK132])" office:value-type="float" office:value="152168" calcext:value-type="float">
            <text:p>152168</text:p>
          </table:table-cell>
          <table:table-cell table:formula="of:=[.BK51]+MIN([.BK133];[.BL132])" office:value-type="float" office:value="144474" calcext:value-type="float">
            <text:p>144474</text:p>
          </table:table-cell>
          <table:table-cell table:formula="of:=[.BL51]+MIN([.BL133];[.BM132])" office:value-type="float" office:value="140700" calcext:value-type="float">
            <text:p>140700</text:p>
          </table:table-cell>
          <table:table-cell table:formula="of:=[.BM51]+MIN([.BM133];[.BN132])" office:value-type="float" office:value="137527" calcext:value-type="float">
            <text:p>137527</text:p>
          </table:table-cell>
          <table:table-cell table:formula="of:=[.BN51]+MIN([.BN133];[.BO132])" office:value-type="float" office:value="139661" calcext:value-type="float">
            <text:p>139661</text:p>
          </table:table-cell>
          <table:table-cell table:formula="of:=[.BO51]+MIN([.BO133];[.BP132])" office:value-type="float" office:value="145234" calcext:value-type="float">
            <text:p>145234</text:p>
          </table:table-cell>
          <table:table-cell table:formula="of:=[.BP51]+MIN([.BP133];[.BQ132])" office:value-type="float" office:value="138600" calcext:value-type="float">
            <text:p>138600</text:p>
          </table:table-cell>
          <table:table-cell table:formula="of:=[.BQ51]+MIN([.BQ133];[.BR132])" office:value-type="float" office:value="137322" calcext:value-type="float">
            <text:p>137322</text:p>
          </table:table-cell>
          <table:table-cell table:formula="of:=[.BR51]+MIN([.BR133];[.BS132])" office:value-type="float" office:value="134747" calcext:value-type="float">
            <text:p>134747</text:p>
          </table:table-cell>
          <table:table-cell table:formula="of:=[.BS51]+MIN([.BS133];[.BT132])" office:value-type="float" office:value="140459" calcext:value-type="float">
            <text:p>140459</text:p>
          </table:table-cell>
          <table:table-cell table:formula="of:=[.BT51]+MIN([.BT133];[.BU132])" office:value-type="float" office:value="133159" calcext:value-type="float">
            <text:p>133159</text:p>
          </table:table-cell>
          <table:table-cell table:formula="of:=[.BU51]+MIN([.BU133];[.BV132])" office:value-type="float" office:value="138649" calcext:value-type="float">
            <text:p>138649</text:p>
          </table:table-cell>
          <table:table-cell table:formula="of:=[.BV51]+MIN([.BV133];[.BW132])" office:value-type="float" office:value="130819" calcext:value-type="float">
            <text:p>130819</text:p>
          </table:table-cell>
          <table:table-cell table:formula="of:=[.BW51]+MIN([.BW133];[.BX132])" office:value-type="float" office:value="126878" calcext:value-type="float">
            <text:p>126878</text:p>
          </table:table-cell>
          <table:table-cell table:formula="of:=[.BX51]+MIN([.BX133];[.BY132])" office:value-type="float" office:value="124701" calcext:value-type="float">
            <text:p>124701</text:p>
          </table:table-cell>
          <table:table-cell table:formula="of:=[.BY51]+MIN([.BY133];[.BZ132])" office:value-type="float" office:value="122555" calcext:value-type="float">
            <text:p>122555</text:p>
          </table:table-cell>
          <table:table-cell table:formula="of:=[.BZ51]+MIN([.BZ133];[.CA132])" office:value-type="float" office:value="133177" calcext:value-type="float">
            <text:p>133177</text:p>
          </table:table-cell>
          <table:table-cell table:formula="of:=[.CA51]+MIN([.CA133];[.CB132])" office:value-type="float" office:value="126098" calcext:value-type="float">
            <text:p>126098</text:p>
          </table:table-cell>
          <table:table-cell table:formula="of:=[.CB51]+[.CB133]" office:value-type="float" office:value="170592" calcext:value-type="float">
            <text:p>170592</text:p>
          </table:table-cell>
        </table:table-row>
        <table:table-row table:style-name="ro1">
          <table:table-cell table:formula="of:=[.A52]+MIN([.A134];[.B133])" office:value-type="float" office:value="343092" calcext:value-type="float">
            <text:p>343092</text:p>
          </table:table-cell>
          <table:table-cell table:formula="of:=[.B52]+MIN([.B134];[.C133])" office:value-type="float" office:value="335812" calcext:value-type="float">
            <text:p>335812</text:p>
          </table:table-cell>
          <table:table-cell table:formula="of:=[.C52]+MIN([.C134];[.D133])" office:value-type="float" office:value="330670" calcext:value-type="float">
            <text:p>330670</text:p>
          </table:table-cell>
          <table:table-cell table:formula="of:=[.D52]+MIN([.D134];[.E133])" office:value-type="float" office:value="326409" calcext:value-type="float">
            <text:p>326409</text:p>
          </table:table-cell>
          <table:table-cell table:formula="of:=[.E52]+MIN([.E134];[.F133])" office:value-type="float" office:value="323604" calcext:value-type="float">
            <text:p>323604</text:p>
          </table:table-cell>
          <table:table-cell table:formula="of:=[.F52]+MIN([.F134];[.G133])" office:value-type="float" office:value="316387" calcext:value-type="float">
            <text:p>316387</text:p>
          </table:table-cell>
          <table:table-cell table:formula="of:=[.G52]+MIN([.G134];[.H133])" office:value-type="float" office:value="321098" calcext:value-type="float">
            <text:p>321098</text:p>
          </table:table-cell>
          <table:table-cell table:formula="of:=[.H52]+MIN([.H134];[.I133])" office:value-type="float" office:value="319722" calcext:value-type="float">
            <text:p>319722</text:p>
          </table:table-cell>
          <table:table-cell table:formula="of:=[.I52]+MIN([.I134];[.J133])" office:value-type="float" office:value="310506" calcext:value-type="float">
            <text:p>310506</text:p>
          </table:table-cell>
          <table:table-cell table:formula="of:=[.J52]+MIN([.J134];[.K133])" office:value-type="float" office:value="305044" calcext:value-type="float">
            <text:p>305044</text:p>
          </table:table-cell>
          <table:table-cell table:formula="of:=[.K52]+MIN([.K134];[.L133])" office:value-type="float" office:value="305246" calcext:value-type="float">
            <text:p>305246</text:p>
          </table:table-cell>
          <table:table-cell table:formula="of:=[.L52]+MIN([.L134];[.M133])" office:value-type="float" office:value="307988" calcext:value-type="float">
            <text:p>307988</text:p>
          </table:table-cell>
          <table:table-cell table:formula="of:=[.M52]+MIN([.M134];[.N133])" office:value-type="float" office:value="310037" calcext:value-type="float">
            <text:p>310037</text:p>
          </table:table-cell>
          <table:table-cell table:formula="of:=[.N52]+MIN([.N134];[.O133])" office:value-type="float" office:value="302274" calcext:value-type="float">
            <text:p>302274</text:p>
          </table:table-cell>
          <table:table-cell table:formula="of:=[.O52]+MIN([.O134];[.P133])" office:value-type="float" office:value="299526" calcext:value-type="float">
            <text:p>299526</text:p>
          </table:table-cell>
          <table:table-cell table:formula="of:=[.P52]+MIN([.P134];[.Q133])" office:value-type="float" office:value="292045" calcext:value-type="float">
            <text:p>292045</text:p>
          </table:table-cell>
          <table:table-cell table:formula="of:=[.Q52]+MIN([.Q134];[.R133])" office:value-type="float" office:value="288290" calcext:value-type="float">
            <text:p>288290</text:p>
          </table:table-cell>
          <table:table-cell table:formula="of:=[.R52]+MIN([.R134];[.S133])" office:value-type="float" office:value="280771" calcext:value-type="float">
            <text:p>280771</text:p>
          </table:table-cell>
          <table:table-cell table:formula="of:=[.S52]+MIN([.S134];[.T133])" office:value-type="float" office:value="276447" calcext:value-type="float">
            <text:p>276447</text:p>
          </table:table-cell>
          <table:table-cell table:formula="of:=[.T52]+MIN([.T134];[.U133])" office:value-type="float" office:value="268763" calcext:value-type="float">
            <text:p>268763</text:p>
          </table:table-cell>
          <table:table-cell table:formula="of:=[.U52]+MIN([.U134];[.V133])" office:value-type="float" office:value="272874" calcext:value-type="float">
            <text:p>272874</text:p>
          </table:table-cell>
          <table:table-cell table:formula="of:=[.V52]+MIN([.V134];[.W133])" office:value-type="float" office:value="269910" calcext:value-type="float">
            <text:p>269910</text:p>
          </table:table-cell>
          <table:table-cell table:formula="of:=[.W52]+MIN([.W134];[.X133])" office:value-type="float" office:value="264529" calcext:value-type="float">
            <text:p>264529</text:p>
          </table:table-cell>
          <table:table-cell table:formula="of:=[.X52]+MIN([.X134];[.Y133])" office:value-type="float" office:value="268160" calcext:value-type="float">
            <text:p>268160</text:p>
          </table:table-cell>
          <table:table-cell table:formula="of:=[.Y52]+MIN([.Y134];[.Z133])" office:value-type="float" office:value="264005" calcext:value-type="float">
            <text:p>264005</text:p>
          </table:table-cell>
          <table:table-cell table:formula="of:=[.Z52]+MIN([.Z134];[.AA133])" office:value-type="float" office:value="260580" calcext:value-type="float">
            <text:p>260580</text:p>
          </table:table-cell>
          <table:table-cell table:formula="of:=[.AA52]+MIN([.AA134];[.AB133])" office:value-type="float" office:value="252733" calcext:value-type="float">
            <text:p>252733</text:p>
          </table:table-cell>
          <table:table-cell table:formula="of:=[.AB52]+MIN([.AB134];[.AC133])" office:value-type="float" office:value="251120" calcext:value-type="float">
            <text:p>251120</text:p>
          </table:table-cell>
          <table:table-cell table:formula="of:=[.AC52]+MIN([.AC134];[.AD133])" office:value-type="float" office:value="241439" calcext:value-type="float">
            <text:p>241439</text:p>
          </table:table-cell>
          <table:table-cell table:formula="of:=[.AD52]+MIN([.AD134];[.AE133])" office:value-type="float" office:value="237533" calcext:value-type="float">
            <text:p>237533</text:p>
          </table:table-cell>
          <table:table-cell table:formula="of:=[.AE52]+MIN([.AE134];[.AF133])" office:value-type="float" office:value="231180" calcext:value-type="float">
            <text:p>231180</text:p>
          </table:table-cell>
          <table:table-cell table:formula="of:=[.AF52]+MIN([.AF134];[.AG133])" office:value-type="float" office:value="225651" calcext:value-type="float">
            <text:p>225651</text:p>
          </table:table-cell>
          <table:table-cell table:formula="of:=[.AG52]+MIN([.AG134];[.AH133])" office:value-type="float" office:value="222829" calcext:value-type="float">
            <text:p>222829</text:p>
          </table:table-cell>
          <table:table-cell table:formula="of:=[.AH52]+MIN([.AH134];[.AI133])" office:value-type="float" office:value="219474" calcext:value-type="float">
            <text:p>219474</text:p>
          </table:table-cell>
          <table:table-cell table:formula="of:=[.AI52]+MIN([.AI134];[.AJ133])" office:value-type="float" office:value="218567" calcext:value-type="float">
            <text:p>218567</text:p>
          </table:table-cell>
          <table:table-cell table:formula="of:=[.AJ52]+MIN([.AJ134];[.AK133])" office:value-type="float" office:value="221032" calcext:value-type="float">
            <text:p>221032</text:p>
          </table:table-cell>
          <table:table-cell table:formula="of:=[.AK52]+MIN([.AK134];[.AL133])" office:value-type="float" office:value="216775" calcext:value-type="float">
            <text:p>216775</text:p>
          </table:table-cell>
          <table:table-cell table:formula="of:=[.AL52]+MIN([.AL134];[.AM133])" office:value-type="float" office:value="209286" calcext:value-type="float">
            <text:p>209286</text:p>
          </table:table-cell>
          <table:table-cell table:formula="of:=[.AM52]+MIN([.AM134];[.AN133])" office:value-type="float" office:value="200614" calcext:value-type="float">
            <text:p>200614</text:p>
          </table:table-cell>
          <table:table-cell table:formula="of:=[.AN52]+MIN([.AN134];[.AO133])" office:value-type="float" office:value="196258" calcext:value-type="float">
            <text:p>196258</text:p>
          </table:table-cell>
          <table:table-cell table:formula="of:=[.AO52]+MIN([.AO134];[.AP133])" office:value-type="float" office:value="196220" calcext:value-type="float">
            <text:p>196220</text:p>
          </table:table-cell>
          <table:table-cell table:formula="of:=[.AP52]+MIN([.AP134];[.AQ133])" office:value-type="float" office:value="195506" calcext:value-type="float">
            <text:p>195506</text:p>
          </table:table-cell>
          <table:table-cell table:formula="of:=[.AQ52]+MIN([.AQ134];[.AR133])" office:value-type="float" office:value="188930" calcext:value-type="float">
            <text:p>188930</text:p>
          </table:table-cell>
          <table:table-cell table:formula="of:=[.AR52]+MIN([.AR134];[.AS133])" office:value-type="float" office:value="182887" calcext:value-type="float">
            <text:p>182887</text:p>
          </table:table-cell>
          <table:table-cell table:formula="of:=[.AS52]+MIN([.AS134];[.AT133])" office:value-type="float" office:value="182964" calcext:value-type="float">
            <text:p>182964</text:p>
          </table:table-cell>
          <table:table-cell table:formula="of:=[.AT52]+MIN([.AT134];[.AU133])" office:value-type="float" office:value="177071" calcext:value-type="float">
            <text:p>177071</text:p>
          </table:table-cell>
          <table:table-cell table:formula="of:=[.AU52]+MIN([.AU134];[.AV133])" office:value-type="float" office:value="172881" calcext:value-type="float">
            <text:p>172881</text:p>
          </table:table-cell>
          <table:table-cell table:formula="of:=[.AV52]+MIN([.AV134];[.AW133])" office:value-type="float" office:value="172636" calcext:value-type="float">
            <text:p>172636</text:p>
          </table:table-cell>
          <table:table-cell table:formula="of:=[.AW52]+MIN([.AW134];[.AX133])" office:value-type="float" office:value="177961" calcext:value-type="float">
            <text:p>177961</text:p>
          </table:table-cell>
          <table:table-cell table:formula="of:=[.AX52]+MIN([.AX134];[.AY133])" office:value-type="float" office:value="174120" calcext:value-type="float">
            <text:p>174120</text:p>
          </table:table-cell>
          <table:table-cell table:formula="of:=[.AY52]+MIN([.AY134];[.AZ133])" office:value-type="float" office:value="167110" calcext:value-type="float">
            <text:p>167110</text:p>
          </table:table-cell>
          <table:table-cell table:formula="of:=[.AZ52]+MIN([.AZ134];[.BA133])" office:value-type="float" office:value="159409" calcext:value-type="float">
            <text:p>159409</text:p>
          </table:table-cell>
          <table:table-cell table:formula="of:=[.BA52]+MIN([.BA134];[.BB133])" office:value-type="float" office:value="155738" calcext:value-type="float">
            <text:p>155738</text:p>
          </table:table-cell>
          <table:table-cell table:formula="of:=[.BB52]+MIN([.BB134];[.BC133])" office:value-type="float" office:value="154527" calcext:value-type="float">
            <text:p>154527</text:p>
          </table:table-cell>
          <table:table-cell table:formula="of:=[.BC52]+MIN([.BC134];[.BD133])" office:value-type="float" office:value="152905" calcext:value-type="float">
            <text:p>152905</text:p>
          </table:table-cell>
          <table:table-cell table:formula="of:=[.BD52]+MIN([.BD134];[.BE133])" office:value-type="float" office:value="149729" calcext:value-type="float">
            <text:p>149729</text:p>
          </table:table-cell>
          <table:table-cell table:formula="of:=[.BE52]+MIN([.BE134];[.BF133])" office:value-type="float" office:value="151769" calcext:value-type="float">
            <text:p>151769</text:p>
          </table:table-cell>
          <table:table-cell table:formula="of:=[.BF52]+MIN([.BF134];[.BG133])" office:value-type="float" office:value="147504" calcext:value-type="float">
            <text:p>147504</text:p>
          </table:table-cell>
          <table:table-cell table:formula="of:=[.BG52]+MIN([.BG134];[.BH133])" office:value-type="float" office:value="151385" calcext:value-type="float">
            <text:p>151385</text:p>
          </table:table-cell>
          <table:table-cell table:formula="of:=[.BH52]+MIN([.BH134];[.BI133])" office:value-type="float" office:value="148358" calcext:value-type="float">
            <text:p>148358</text:p>
          </table:table-cell>
          <table:table-cell table:formula="of:=[.BI52]+MIN([.BI134];[.BJ133])" office:value-type="float" office:value="144127" calcext:value-type="float">
            <text:p>144127</text:p>
          </table:table-cell>
          <table:table-cell table:formula="of:=[.BJ52]+MIN([.BJ134];[.BK133])" office:value-type="float" office:value="142229" calcext:value-type="float">
            <text:p>142229</text:p>
          </table:table-cell>
          <table:table-cell table:formula="of:=[.BK52]+MIN([.BK134];[.BL133])" office:value-type="float" office:value="136766" calcext:value-type="float">
            <text:p>136766</text:p>
          </table:table-cell>
          <table:table-cell table:formula="of:=[.BL52]+MIN([.BL134];[.BM133])" office:value-type="float" office:value="133235" calcext:value-type="float">
            <text:p>133235</text:p>
          </table:table-cell>
          <table:table-cell table:formula="of:=[.BM52]+MIN([.BM134];[.BN133])" office:value-type="float" office:value="131648" calcext:value-type="float">
            <text:p>131648</text:p>
          </table:table-cell>
          <table:table-cell table:formula="of:=[.BN52]+MIN([.BN134];[.BO133])" office:value-type="float" office:value="132702" calcext:value-type="float">
            <text:p>132702</text:p>
          </table:table-cell>
          <table:table-cell table:formula="of:=[.BO52]+MIN([.BO134];[.BP133])" office:value-type="float" office:value="138795" calcext:value-type="float">
            <text:p>138795</text:p>
          </table:table-cell>
          <table:table-cell table:formula="of:=[.BP52]+MIN([.BP134];[.BQ133])" office:value-type="float" office:value="135359" calcext:value-type="float">
            <text:p>135359</text:p>
          </table:table-cell>
          <table:table-cell table:formula="of:=[.BQ52]+MIN([.BQ134];[.BR133])" office:value-type="float" office:value="133921" calcext:value-type="float">
            <text:p>133921</text:p>
          </table:table-cell>
          <table:table-cell table:formula="of:=[.BR52]+MIN([.BR134];[.BS133])" office:value-type="float" office:value="132392" calcext:value-type="float">
            <text:p>132392</text:p>
          </table:table-cell>
          <table:table-cell table:formula="of:=[.BS52]+MIN([.BS134];[.BT133])" office:value-type="float" office:value="131398" calcext:value-type="float">
            <text:p>131398</text:p>
          </table:table-cell>
          <table:table-cell table:formula="of:=[.BT52]+MIN([.BT134];[.BU133])" office:value-type="float" office:value="130548" calcext:value-type="float">
            <text:p>130548</text:p>
          </table:table-cell>
          <table:table-cell table:formula="of:=[.BU52]+MIN([.BU134];[.BV133])" office:value-type="float" office:value="131042" calcext:value-type="float">
            <text:p>131042</text:p>
          </table:table-cell>
          <table:table-cell table:formula="of:=[.BV52]+MIN([.BV134];[.BW133])" office:value-type="float" office:value="128426" calcext:value-type="float">
            <text:p>128426</text:p>
          </table:table-cell>
          <table:table-cell table:formula="of:=[.BW52]+MIN([.BW134];[.BX133])" office:value-type="float" office:value="126877" calcext:value-type="float">
            <text:p>126877</text:p>
          </table:table-cell>
          <table:table-cell table:formula="of:=[.BX52]+MIN([.BX134];[.BY133])" office:value-type="float" office:value="123412" calcext:value-type="float">
            <text:p>123412</text:p>
          </table:table-cell>
          <table:table-cell table:formula="of:=[.BY52]+MIN([.BY134];[.BZ133])" office:value-type="float" office:value="117466" calcext:value-type="float">
            <text:p>117466</text:p>
          </table:table-cell>
          <table:table-cell table:formula="of:=[.BZ52]+MIN([.BZ134];[.CA133])" office:value-type="float" office:value="134852" calcext:value-type="float">
            <text:p>134852</text:p>
          </table:table-cell>
          <table:table-cell table:formula="of:=[.CA52]+MIN([.CA134];[.CB133])" office:value-type="float" office:value="125579" calcext:value-type="float">
            <text:p>125579</text:p>
          </table:table-cell>
          <table:table-cell table:formula="of:=[.CB52]+[.CB134]" office:value-type="float" office:value="164241" calcext:value-type="float">
            <text:p>164241</text:p>
          </table:table-cell>
        </table:table-row>
        <table:table-row table:style-name="ro1">
          <table:table-cell table:formula="of:=[.A53]+MIN([.A135];[.B134])" office:value-type="float" office:value="336743" calcext:value-type="float">
            <text:p>336743</text:p>
          </table:table-cell>
          <table:table-cell table:formula="of:=[.B53]+MIN([.B135];[.C134])" office:value-type="float" office:value="327226" calcext:value-type="float">
            <text:p>327226</text:p>
          </table:table-cell>
          <table:table-cell table:formula="of:=[.C53]+MIN([.C135];[.D134])" office:value-type="float" office:value="326827" calcext:value-type="float">
            <text:p>326827</text:p>
          </table:table-cell>
          <table:table-cell table:formula="of:=[.D53]+MIN([.D135];[.E134])" office:value-type="float" office:value="323578" calcext:value-type="float">
            <text:p>323578</text:p>
          </table:table-cell>
          <table:table-cell table:formula="of:=[.E53]+MIN([.E135];[.F134])" office:value-type="float" office:value="320982" calcext:value-type="float">
            <text:p>320982</text:p>
          </table:table-cell>
          <table:table-cell table:formula="of:=[.F53]+MIN([.F135];[.G134])" office:value-type="float" office:value="313246" calcext:value-type="float">
            <text:p>313246</text:p>
          </table:table-cell>
          <table:table-cell table:formula="of:=[.G53]+MIN([.G135];[.H134])" office:value-type="float" office:value="311104" calcext:value-type="float">
            <text:p>311104</text:p>
          </table:table-cell>
          <table:table-cell table:formula="of:=[.H53]+MIN([.H135];[.I134])" office:value-type="float" office:value="309782" calcext:value-type="float">
            <text:p>309782</text:p>
          </table:table-cell>
          <table:table-cell table:formula="of:=[.I53]+MIN([.I135];[.J134])" office:value-type="float" office:value="310205" calcext:value-type="float">
            <text:p>310205</text:p>
          </table:table-cell>
          <table:table-cell table:formula="of:=[.J53]+MIN([.J135];[.K134])" office:value-type="float" office:value="302855" calcext:value-type="float">
            <text:p>302855</text:p>
          </table:table-cell>
          <table:table-cell table:formula="of:=[.K53]+MIN([.K135];[.L134])" office:value-type="float" office:value="301241" calcext:value-type="float">
            <text:p>301241</text:p>
          </table:table-cell>
          <table:table-cell table:formula="of:=[.L53]+MIN([.L135];[.M134])" office:value-type="float" office:value="301046" calcext:value-type="float">
            <text:p>301046</text:p>
          </table:table-cell>
          <table:table-cell table:formula="of:=[.M53]+MIN([.M135];[.N134])" office:value-type="float" office:value="300189" calcext:value-type="float">
            <text:p>300189</text:p>
          </table:table-cell>
          <table:table-cell table:formula="of:=[.N53]+MIN([.N135];[.O134])" office:value-type="float" office:value="296924" calcext:value-type="float">
            <text:p>296924</text:p>
          </table:table-cell>
          <table:table-cell table:formula="of:=[.O53]+MIN([.O135];[.P134])" office:value-type="float" office:value="291466" calcext:value-type="float">
            <text:p>291466</text:p>
          </table:table-cell>
          <table:table-cell table:formula="of:=[.P53]+MIN([.P135];[.Q134])" office:value-type="float" office:value="285380" calcext:value-type="float">
            <text:p>285380</text:p>
          </table:table-cell>
          <table:table-cell table:formula="of:=[.Q53]+MIN([.Q135];[.R134])" office:value-type="float" office:value="283719" calcext:value-type="float">
            <text:p>283719</text:p>
          </table:table-cell>
          <table:table-cell table:formula="of:=[.R53]+MIN([.R135];[.S134])" office:value-type="float" office:value="278647" calcext:value-type="float">
            <text:p>278647</text:p>
          </table:table-cell>
          <table:table-cell table:formula="of:=[.S53]+MIN([.S135];[.T134])" office:value-type="float" office:value="276065" calcext:value-type="float">
            <text:p>276065</text:p>
          </table:table-cell>
          <table:table-cell table:formula="of:=[.T53]+MIN([.T135];[.U134])" office:value-type="float" office:value="268106" calcext:value-type="float">
            <text:p>268106</text:p>
          </table:table-cell>
          <table:table-cell table:formula="of:=[.U53]+MIN([.U135];[.V134])" office:value-type="float" office:value="263421" calcext:value-type="float">
            <text:p>263421</text:p>
          </table:table-cell>
          <table:table-cell table:formula="of:=[.V53]+MIN([.V135];[.W134])" office:value-type="float" office:value="260614" calcext:value-type="float">
            <text:p>260614</text:p>
          </table:table-cell>
          <table:table-cell table:formula="of:=[.W53]+MIN([.W135];[.X134])" office:value-type="float" office:value="261585" calcext:value-type="float">
            <text:p>261585</text:p>
          </table:table-cell>
          <table:table-cell table:formula="of:=[.X53]+MIN([.X135];[.Y134])" office:value-type="float" office:value="261317" calcext:value-type="float">
            <text:p>261317</text:p>
          </table:table-cell>
          <table:table-cell table:formula="of:=[.Y53]+MIN([.Y135];[.Z134])" office:value-type="float" office:value="256506" calcext:value-type="float">
            <text:p>256506</text:p>
          </table:table-cell>
          <table:table-cell table:formula="of:=[.Z53]+MIN([.Z135];[.AA134])" office:value-type="float" office:value="254977" calcext:value-type="float">
            <text:p>254977</text:p>
          </table:table-cell>
          <table:table-cell table:formula="of:=[.AA53]+MIN([.AA135];[.AB134])" office:value-type="float" office:value="251005" calcext:value-type="float">
            <text:p>251005</text:p>
          </table:table-cell>
          <table:table-cell table:formula="of:=[.AB53]+MIN([.AB135];[.AC134])" office:value-type="float" office:value="242289" calcext:value-type="float">
            <text:p>242289</text:p>
          </table:table-cell>
          <table:table-cell table:formula="of:=[.AC53]+MIN([.AC135];[.AD134])" office:value-type="float" office:value="239655" calcext:value-type="float">
            <text:p>239655</text:p>
          </table:table-cell>
          <table:table-cell table:formula="of:=[.AD53]+MIN([.AD135];[.AE134])" office:value-type="float" office:value="236354" calcext:value-type="float">
            <text:p>236354</text:p>
          </table:table-cell>
          <table:table-cell table:formula="of:=[.AE53]+MIN([.AE135];[.AF134])" office:value-type="float" office:value="232942" calcext:value-type="float">
            <text:p>232942</text:p>
          </table:table-cell>
          <table:table-cell table:formula="of:=[.AF53]+MIN([.AF135];[.AG134])" office:value-type="float" office:value="224321" calcext:value-type="float">
            <text:p>224321</text:p>
          </table:table-cell>
          <table:table-cell table:formula="of:=[.AG53]+MIN([.AG135];[.AH134])" office:value-type="float" office:value="223578" calcext:value-type="float">
            <text:p>223578</text:p>
          </table:table-cell>
          <table:table-cell table:formula="of:=[.AH53]+MIN([.AH135];[.AI134])" office:value-type="float" office:value="215577" calcext:value-type="float">
            <text:p>215577</text:p>
          </table:table-cell>
          <table:table-cell table:formula="of:=[.AI53]+MIN([.AI135];[.AJ134])" office:value-type="float" office:value="210843" calcext:value-type="float">
            <text:p>210843</text:p>
          </table:table-cell>
          <table:table-cell table:formula="of:=[.AJ53]+MIN([.AJ135];[.AK134])" office:value-type="float" office:value="220723" calcext:value-type="float">
            <text:p>220723</text:p>
          </table:table-cell>
          <table:table-cell table:formula="of:=[.AK53]+MIN([.AK135];[.AL134])" office:value-type="float" office:value="212979" calcext:value-type="float">
            <text:p>212979</text:p>
          </table:table-cell>
          <table:table-cell table:formula="of:=[.AL53]+MIN([.AL135];[.AM134])" office:value-type="float" office:value="204887" calcext:value-type="float">
            <text:p>204887</text:p>
          </table:table-cell>
          <table:table-cell table:formula="of:=[.AM53]+MIN([.AM135];[.AN134])" office:value-type="float" office:value="201216" calcext:value-type="float">
            <text:p>201216</text:p>
          </table:table-cell>
          <table:table-cell table:formula="of:=[.AN53]+MIN([.AN135];[.AO134])" office:value-type="float" office:value="192275" calcext:value-type="float">
            <text:p>192275</text:p>
          </table:table-cell>
          <table:table-cell table:formula="of:=[.AO53]+MIN([.AO135];[.AP134])" office:value-type="float" office:value="194272" calcext:value-type="float">
            <text:p>194272</text:p>
          </table:table-cell>
          <table:table-cell table:formula="of:=[.AP53]+MIN([.AP135];[.AQ134])" office:value-type="float" office:value="188614" calcext:value-type="float">
            <text:p>188614</text:p>
          </table:table-cell>
          <table:table-cell table:formula="of:=[.AQ53]+MIN([.AQ135];[.AR134])" office:value-type="float" office:value="181515" calcext:value-type="float">
            <text:p>181515</text:p>
          </table:table-cell>
          <table:table-cell table:formula="of:=[.AR53]+MIN([.AR135];[.AS134])" office:value-type="float" office:value="178734" calcext:value-type="float">
            <text:p>178734</text:p>
          </table:table-cell>
          <table:table-cell table:formula="of:=[.AS53]+MIN([.AS135];[.AT134])" office:value-type="float" office:value="178635" calcext:value-type="float">
            <text:p>178635</text:p>
          </table:table-cell>
          <table:table-cell table:formula="of:=[.AT53]+MIN([.AT135];[.AU134])" office:value-type="float" office:value="176703" calcext:value-type="float">
            <text:p>176703</text:p>
          </table:table-cell>
          <table:table-cell table:formula="of:=[.AU53]+MIN([.AU135];[.AV134])" office:value-type="float" office:value="172260" calcext:value-type="float">
            <text:p>172260</text:p>
          </table:table-cell>
          <table:table-cell table:formula="of:=[.AV53]+MIN([.AV135];[.AW134])" office:value-type="float" office:value="170900" calcext:value-type="float">
            <text:p>170900</text:p>
          </table:table-cell>
          <table:table-cell table:formula="of:=[.AW53]+MIN([.AW135];[.AX134])" office:value-type="float" office:value="173916" calcext:value-type="float">
            <text:p>173916</text:p>
          </table:table-cell>
          <table:table-cell table:formula="of:=[.AX53]+MIN([.AX135];[.AY134])" office:value-type="float" office:value="164588" calcext:value-type="float">
            <text:p>164588</text:p>
          </table:table-cell>
          <table:table-cell table:formula="of:=[.AY53]+MIN([.AY135];[.AZ134])" office:value-type="float" office:value="164183" calcext:value-type="float">
            <text:p>164183</text:p>
          </table:table-cell>
          <table:table-cell table:formula="of:=[.AZ53]+MIN([.AZ135];[.BA134])" office:value-type="float" office:value="158655" calcext:value-type="float">
            <text:p>158655</text:p>
          </table:table-cell>
          <table:table-cell table:formula="of:=[.BA53]+MIN([.BA135];[.BB134])" office:value-type="float" office:value="156666" calcext:value-type="float">
            <text:p>156666</text:p>
          </table:table-cell>
          <table:table-cell table:formula="of:=[.BB53]+MIN([.BB135];[.BC134])" office:value-type="float" office:value="155175" calcext:value-type="float">
            <text:p>155175</text:p>
          </table:table-cell>
          <table:table-cell table:formula="of:=[.BC53]+MIN([.BC135];[.BD134])" office:value-type="float" office:value="151685" calcext:value-type="float">
            <text:p>151685</text:p>
          </table:table-cell>
          <table:table-cell table:formula="of:=[.BD53]+MIN([.BD135];[.BE134])" office:value-type="float" office:value="145205" calcext:value-type="float">
            <text:p>145205</text:p>
          </table:table-cell>
          <table:table-cell table:formula="of:=[.BE53]+MIN([.BE135];[.BF134])" office:value-type="float" office:value="142452" calcext:value-type="float">
            <text:p>142452</text:p>
          </table:table-cell>
          <table:table-cell table:formula="of:=[.BF53]+MIN([.BF135];[.BG134])" office:value-type="float" office:value="139704" calcext:value-type="float">
            <text:p>139704</text:p>
          </table:table-cell>
          <table:table-cell table:formula="of:=[.BG53]+MIN([.BG135];[.BH134])" office:value-type="float" office:value="145747" calcext:value-type="float">
            <text:p>145747</text:p>
          </table:table-cell>
          <table:table-cell table:formula="of:=[.BH53]+MIN([.BH135];[.BI134])" office:value-type="float" office:value="141714" calcext:value-type="float">
            <text:p>141714</text:p>
          </table:table-cell>
          <table:table-cell table:formula="of:=[.BI53]+MIN([.BI135];[.BJ134])" office:value-type="float" office:value="137184" calcext:value-type="float">
            <text:p>137184</text:p>
          </table:table-cell>
          <table:table-cell table:formula="of:=[.BJ53]+MIN([.BJ135];[.BK134])" office:value-type="float" office:value="144614" calcext:value-type="float">
            <text:p>144614</text:p>
          </table:table-cell>
          <table:table-cell table:formula="of:=[.BK53]+MIN([.BK135];[.BL134])" office:value-type="float" office:value="135385" calcext:value-type="float">
            <text:p>135385</text:p>
          </table:table-cell>
          <table:table-cell table:formula="of:=[.BL53]+MIN([.BL135];[.BM134])" office:value-type="float" office:value="130414" calcext:value-type="float">
            <text:p>130414</text:p>
          </table:table-cell>
          <table:table-cell table:formula="of:=[.BM53]+MIN([.BM135];[.BN134])" office:value-type="float" office:value="130301" calcext:value-type="float">
            <text:p>130301</text:p>
          </table:table-cell>
          <table:table-cell table:formula="of:=[.BN53]+MIN([.BN135];[.BO134])" office:value-type="float" office:value="126744" calcext:value-type="float">
            <text:p>126744</text:p>
          </table:table-cell>
          <table:table-cell table:formula="of:=[.BO53]+MIN([.BO135];[.BP134])" office:value-type="float" office:value="140151" calcext:value-type="float">
            <text:p>140151</text:p>
          </table:table-cell>
          <table:table-cell table:formula="of:=[.BP53]+MIN([.BP135];[.BQ134])" office:value-type="float" office:value="136986" calcext:value-type="float">
            <text:p>136986</text:p>
          </table:table-cell>
          <table:table-cell table:formula="of:=[.BQ53]+MIN([.BQ135];[.BR134])" office:value-type="float" office:value="130922" calcext:value-type="float">
            <text:p>130922</text:p>
          </table:table-cell>
          <table:table-cell table:formula="of:=[.BR53]+MIN([.BR135];[.BS134])" office:value-type="float" office:value="132318" calcext:value-type="float">
            <text:p>132318</text:p>
          </table:table-cell>
          <table:table-cell table:formula="of:=[.BS53]+MIN([.BS135];[.BT134])" office:value-type="float" office:value="134016" calcext:value-type="float">
            <text:p>134016</text:p>
          </table:table-cell>
          <table:table-cell table:formula="of:=[.BT53]+MIN([.BT135];[.BU134])" office:value-type="float" office:value="126417" calcext:value-type="float">
            <text:p>126417</text:p>
          </table:table-cell>
          <table:table-cell table:formula="of:=[.BU53]+MIN([.BU135];[.BV134])" office:value-type="float" office:value="139095" calcext:value-type="float">
            <text:p>139095</text:p>
          </table:table-cell>
          <table:table-cell table:formula="of:=[.BV53]+MIN([.BV135];[.BW134])" office:value-type="float" office:value="131986" calcext:value-type="float">
            <text:p>131986</text:p>
          </table:table-cell>
          <table:table-cell table:formula="of:=[.BW53]+MIN([.BW135];[.BX134])" office:value-type="float" office:value="131480" calcext:value-type="float">
            <text:p>131480</text:p>
          </table:table-cell>
          <table:table-cell table:formula="of:=[.BX53]+MIN([.BX135];[.BY134])" office:value-type="float" office:value="123991" calcext:value-type="float">
            <text:p>123991</text:p>
          </table:table-cell>
          <table:table-cell table:formula="of:=[.BY53]+MIN([.BY135];[.BZ134])" office:value-type="float" office:value="116776" calcext:value-type="float">
            <text:p>116776</text:p>
          </table:table-cell>
          <table:table-cell table:formula="of:=[.BZ53]+MIN([.BZ135];[.CA134])" office:value-type="float" office:value="128562" calcext:value-type="float">
            <text:p>128562</text:p>
          </table:table-cell>
          <table:table-cell table:formula="of:=[.CA53]+MIN([.CA135];[.CB134])" office:value-type="float" office:value="118625" calcext:value-type="float">
            <text:p>118625</text:p>
          </table:table-cell>
          <table:table-cell table:formula="of:=[.CB53]+[.CB135]" office:value-type="float" office:value="156250" calcext:value-type="float">
            <text:p>156250</text:p>
          </table:table-cell>
        </table:table-row>
        <table:table-row table:style-name="ro1">
          <table:table-cell table:formula="of:=[.A54]+MIN([.A136];[.B135])" office:value-type="float" office:value="343164" calcext:value-type="float">
            <text:p>343164</text:p>
          </table:table-cell>
          <table:table-cell table:formula="of:=[.B54]+MIN([.B136];[.C135])" office:value-type="float" office:value="336570" calcext:value-type="float">
            <text:p>336570</text:p>
          </table:table-cell>
          <table:table-cell table:formula="of:=[.C54]+MIN([.C136];[.D135])" office:value-type="float" office:value="336268" calcext:value-type="float">
            <text:p>336268</text:p>
          </table:table-cell>
          <table:table-cell table:formula="of:=[.D54]+MIN([.D136];[.E135])" office:value-type="float" office:value="326580" calcext:value-type="float">
            <text:p>326580</text:p>
          </table:table-cell>
          <table:table-cell table:formula="of:=[.E54]+MIN([.E136];[.F135])" office:value-type="float" office:value="325948" calcext:value-type="float">
            <text:p>325948</text:p>
          </table:table-cell>
          <table:table-cell table:formula="of:=[.F54]+MIN([.F136];[.G135])" office:value-type="float" office:value="324377" calcext:value-type="float">
            <text:p>324377</text:p>
          </table:table-cell>
          <table:table-cell table:formula="of:=[.G54]+MIN([.G136];[.H135])" office:value-type="float" office:value="317557" calcext:value-type="float">
            <text:p>317557</text:p>
          </table:table-cell>
          <table:table-cell table:formula="of:=[.H54]+MIN([.H136];[.I135])" office:value-type="float" office:value="308814" calcext:value-type="float">
            <text:p>308814</text:p>
          </table:table-cell>
          <table:table-cell table:formula="of:=[.I54]+MIN([.I136];[.J135])" office:value-type="float" office:value="304476" calcext:value-type="float">
            <text:p>304476</text:p>
          </table:table-cell>
          <table:table-cell table:formula="of:=[.J54]+MIN([.J136];[.K135])" office:value-type="float" office:value="304139" calcext:value-type="float">
            <text:p>304139</text:p>
          </table:table-cell>
          <table:table-cell table:formula="of:=[.K54]+MIN([.K136];[.L135])" office:value-type="float" office:value="300773" calcext:value-type="float">
            <text:p>300773</text:p>
          </table:table-cell>
          <table:table-cell table:formula="of:=[.L54]+MIN([.L136];[.M135])" office:value-type="float" office:value="297700" calcext:value-type="float">
            <text:p>297700</text:p>
          </table:table-cell>
          <table:table-cell table:formula="of:=[.M54]+MIN([.M136];[.N135])" office:value-type="float" office:value="297921" calcext:value-type="float">
            <text:p>297921</text:p>
          </table:table-cell>
          <table:table-cell table:formula="of:=[.N54]+MIN([.N136];[.O135])" office:value-type="float" office:value="289702" calcext:value-type="float">
            <text:p>289702</text:p>
          </table:table-cell>
          <table:table-cell table:formula="of:=[.O54]+MIN([.O136];[.P135])" office:value-type="float" office:value="289598" calcext:value-type="float">
            <text:p>289598</text:p>
          </table:table-cell>
          <table:table-cell table:formula="of:=[.P54]+MIN([.P136];[.Q135])" office:value-type="float" office:value="285388" calcext:value-type="float">
            <text:p>285388</text:p>
          </table:table-cell>
          <table:table-cell table:formula="of:=[.Q54]+MIN([.Q136];[.R135])" office:value-type="float" office:value="278402" calcext:value-type="float">
            <text:p>278402</text:p>
          </table:table-cell>
          <table:table-cell table:formula="of:=[.R54]+MIN([.R136];[.S135])" office:value-type="float" office:value="278153" calcext:value-type="float">
            <text:p>278153</text:p>
          </table:table-cell>
          <table:table-cell table:formula="of:=[.S54]+MIN([.S136];[.T135])" office:value-type="float" office:value="274202" calcext:value-type="float">
            <text:p>274202</text:p>
          </table:table-cell>
          <table:table-cell table:formula="of:=[.T54]+MIN([.T136];[.U135])" office:value-type="float" office:value="271042" calcext:value-type="float">
            <text:p>271042</text:p>
          </table:table-cell>
          <table:table-cell table:formula="of:=[.U54]+MIN([.U136];[.V135])" office:value-type="float" office:value="264243" calcext:value-type="float">
            <text:p>264243</text:p>
          </table:table-cell>
          <table:table-cell table:formula="of:=[.V54]+MIN([.V136];[.W135])" office:value-type="float" office:value="257697" calcext:value-type="float">
            <text:p>257697</text:p>
          </table:table-cell>
          <table:table-cell table:formula="of:=[.W54]+MIN([.W136];[.X135])" office:value-type="float" office:value="260548" calcext:value-type="float">
            <text:p>260548</text:p>
          </table:table-cell>
          <table:table-cell table:formula="of:=[.X54]+MIN([.X136];[.Y135])" office:value-type="float" office:value="255619" calcext:value-type="float">
            <text:p>255619</text:p>
          </table:table-cell>
          <table:table-cell table:formula="of:=[.Y54]+MIN([.Y136];[.Z135])" office:value-type="float" office:value="258226" calcext:value-type="float">
            <text:p>258226</text:p>
          </table:table-cell>
          <table:table-cell table:formula="of:=[.Z54]+MIN([.Z136];[.AA135])" office:value-type="float" office:value="251264" calcext:value-type="float">
            <text:p>251264</text:p>
          </table:table-cell>
          <table:table-cell table:formula="of:=[.AA54]+MIN([.AA136];[.AB135])" office:value-type="float" office:value="247016" calcext:value-type="float">
            <text:p>247016</text:p>
          </table:table-cell>
          <table:table-cell table:formula="of:=[.AB54]+MIN([.AB136];[.AC135])" office:value-type="float" office:value="243235" calcext:value-type="float">
            <text:p>243235</text:p>
          </table:table-cell>
          <table:table-cell table:formula="of:=[.AC54]+MIN([.AC136];[.AD135])" office:value-type="float" office:value="240345" calcext:value-type="float">
            <text:p>240345</text:p>
          </table:table-cell>
          <table:table-cell table:formula="of:=[.AD54]+MIN([.AD136];[.AE135])" office:value-type="float" office:value="239195" calcext:value-type="float">
            <text:p>239195</text:p>
          </table:table-cell>
          <table:table-cell table:formula="of:=[.AE54]+MIN([.AE136];[.AF135])" office:value-type="float" office:value="232677" calcext:value-type="float">
            <text:p>232677</text:p>
          </table:table-cell>
          <table:table-cell table:formula="of:=[.AF54]+MIN([.AF136];[.AG135])" office:value-type="float" office:value="225983" calcext:value-type="float">
            <text:p>225983</text:p>
          </table:table-cell>
          <table:table-cell table:formula="of:=[.AG54]+MIN([.AG136];[.AH135])" office:value-type="float" office:value="221638" calcext:value-type="float">
            <text:p>221638</text:p>
          </table:table-cell>
          <table:table-cell table:formula="of:=[.AH54]+MIN([.AH136];[.AI135])" office:value-type="float" office:value="217911" calcext:value-type="float">
            <text:p>217911</text:p>
          </table:table-cell>
          <table:table-cell table:formula="of:=[.AI54]+MIN([.AI136];[.AJ135])" office:value-type="float" office:value="209955" calcext:value-type="float">
            <text:p>209955</text:p>
          </table:table-cell>
          <table:table-cell table:formula="of:=[.AJ54]+MIN([.AJ136];[.AK135])" office:value-type="float" office:value="213732" calcext:value-type="float">
            <text:p>213732</text:p>
          </table:table-cell>
          <table:table-cell table:formula="of:=[.AK54]+MIN([.AK136];[.AL135])" office:value-type="float" office:value="210564" calcext:value-type="float">
            <text:p>210564</text:p>
          </table:table-cell>
          <table:table-cell table:formula="of:=[.AL54]+MIN([.AL136];[.AM135])" office:value-type="float" office:value="201912" calcext:value-type="float">
            <text:p>201912</text:p>
          </table:table-cell>
          <table:table-cell table:formula="of:=[.AM54]+MIN([.AM136];[.AN135])" office:value-type="float" office:value="200175" calcext:value-type="float">
            <text:p>200175</text:p>
          </table:table-cell>
          <table:table-cell table:formula="of:=[.AN54]+MIN([.AN136];[.AO135])" office:value-type="float" office:value="190788" calcext:value-type="float">
            <text:p>190788</text:p>
          </table:table-cell>
          <table:table-cell table:formula="of:=[.AO54]+MIN([.AO136];[.AP135])" office:value-type="float" office:value="195974" calcext:value-type="float">
            <text:p>195974</text:p>
          </table:table-cell>
          <table:table-cell table:formula="of:=[.AP54]+MIN([.AP136];[.AQ135])" office:value-type="float" office:value="190053" calcext:value-type="float">
            <text:p>190053</text:p>
          </table:table-cell>
          <table:table-cell table:formula="of:=[.AQ54]+MIN([.AQ136];[.AR135])" office:value-type="float" office:value="192657" calcext:value-type="float">
            <text:p>192657</text:p>
          </table:table-cell>
          <table:table-cell table:formula="of:=[.AR54]+MIN([.AR136];[.AS135])" office:value-type="float" office:value="187353" calcext:value-type="float">
            <text:p>187353</text:p>
          </table:table-cell>
          <table:table-cell table:formula="of:=[.AS54]+MIN([.AS136];[.AT135])" office:value-type="float" office:value="184436" calcext:value-type="float">
            <text:p>184436</text:p>
          </table:table-cell>
          <table:table-cell table:formula="of:=[.AT54]+MIN([.AT136];[.AU135])" office:value-type="float" office:value="175786" calcext:value-type="float">
            <text:p>175786</text:p>
          </table:table-cell>
          <table:table-cell table:formula="of:=[.AU54]+MIN([.AU136];[.AV135])" office:value-type="float" office:value="167504" calcext:value-type="float">
            <text:p>167504</text:p>
          </table:table-cell>
          <table:table-cell table:formula="of:=[.AV54]+MIN([.AV136];[.AW135])" office:value-type="float" office:value="166248" calcext:value-type="float">
            <text:p>166248</text:p>
          </table:table-cell>
          <table:table-cell table:formula="of:=[.AW54]+MIN([.AW136];[.AX135])" office:value-type="float" office:value="165145" calcext:value-type="float">
            <text:p>165145</text:p>
          </table:table-cell>
          <table:table-cell table:formula="of:=[.AX54]+MIN([.AX136];[.AY135])" office:value-type="float" office:value="163007" calcext:value-type="float">
            <text:p>163007</text:p>
          </table:table-cell>
          <table:table-cell table:formula="of:=[.AY54]+MIN([.AY136];[.AZ135])" office:value-type="float" office:value="156328" calcext:value-type="float">
            <text:p>156328</text:p>
          </table:table-cell>
          <table:table-cell table:formula="of:=[.AZ54]+MIN([.AZ136];[.BA135])" office:value-type="float" office:value="154343" calcext:value-type="float">
            <text:p>154343</text:p>
          </table:table-cell>
          <table:table-cell table:formula="of:=[.BA54]+MIN([.BA136];[.BB135])" office:value-type="float" office:value="150690" calcext:value-type="float">
            <text:p>150690</text:p>
          </table:table-cell>
          <table:table-cell table:formula="of:=[.BB54]+MIN([.BB136];[.BC135])" office:value-type="float" office:value="147920" calcext:value-type="float">
            <text:p>147920</text:p>
          </table:table-cell>
          <table:table-cell table:formula="of:=[.BC54]+MIN([.BC136];[.BD135])" office:value-type="float" office:value="145487" calcext:value-type="float">
            <text:p>145487</text:p>
          </table:table-cell>
          <table:table-cell table:formula="of:=[.BD54]+MIN([.BD136];[.BE135])" office:value-type="float" office:value="141209" calcext:value-type="float">
            <text:p>141209</text:p>
          </table:table-cell>
          <table:table-cell table:formula="of:=[.BE54]+MIN([.BE136];[.BF135])" office:value-type="float" office:value="140594" calcext:value-type="float">
            <text:p>140594</text:p>
          </table:table-cell>
          <table:table-cell table:formula="of:=[.BF54]+MIN([.BF136];[.BG135])" office:value-type="float" office:value="137731" calcext:value-type="float">
            <text:p>137731</text:p>
          </table:table-cell>
          <table:table-cell table:formula="of:=[.BG54]+MIN([.BG136];[.BH135])" office:value-type="float" office:value="136016" calcext:value-type="float">
            <text:p>136016</text:p>
          </table:table-cell>
          <table:table-cell table:formula="of:=[.BH54]+MIN([.BH136];[.BI135])" office:value-type="float" office:value="138184" calcext:value-type="float">
            <text:p>138184</text:p>
          </table:table-cell>
          <table:table-cell table:formula="of:=[.BI54]+MIN([.BI136];[.BJ135])" office:value-type="float" office:value="134394" calcext:value-type="float">
            <text:p>134394</text:p>
          </table:table-cell>
          <table:table-cell table:formula="of:=[.BJ54]+MIN([.BJ136];[.BK135])" office:value-type="float" office:value="135197" calcext:value-type="float">
            <text:p>135197</text:p>
          </table:table-cell>
          <table:table-cell table:formula="of:=[.BK54]+MIN([.BK136];[.BL135])" office:value-type="float" office:value="128199" calcext:value-type="float">
            <text:p>128199</text:p>
          </table:table-cell>
          <table:table-cell table:formula="of:=[.BL54]+MIN([.BL136];[.BM135])" office:value-type="float" office:value="125111" calcext:value-type="float">
            <text:p>125111</text:p>
          </table:table-cell>
          <table:table-cell table:formula="of:=[.BM54]+MIN([.BM136];[.BN135])" office:value-type="float" office:value="128523" calcext:value-type="float">
            <text:p>128523</text:p>
          </table:table-cell>
          <table:table-cell table:formula="of:=[.BN54]+MIN([.BN136];[.BO135])" office:value-type="float" office:value="126393" calcext:value-type="float">
            <text:p>126393</text:p>
          </table:table-cell>
          <table:table-cell table:formula="of:=[.BO54]+MIN([.BO136];[.BP135])" office:value-type="float" office:value="132969" calcext:value-type="float">
            <text:p>132969</text:p>
          </table:table-cell>
          <table:table-cell table:formula="of:=[.BP54]+MIN([.BP136];[.BQ135])" office:value-type="float" office:value="127558" calcext:value-type="float">
            <text:p>127558</text:p>
          </table:table-cell>
          <table:table-cell table:formula="of:=[.BQ54]+MIN([.BQ136];[.BR135])" office:value-type="float" office:value="129580" calcext:value-type="float">
            <text:p>129580</text:p>
          </table:table-cell>
          <table:table-cell table:formula="of:=[.BR54]+MIN([.BR136];[.BS135])" office:value-type="float" office:value="123298" calcext:value-type="float">
            <text:p>123298</text:p>
          </table:table-cell>
          <table:table-cell table:formula="of:=[.BS54]+MIN([.BS136];[.BT135])" office:value-type="float" office:value="132831" calcext:value-type="float">
            <text:p>132831</text:p>
          </table:table-cell>
          <table:table-cell table:formula="of:=[.BT54]+MIN([.BT136];[.BU135])" office:value-type="float" office:value="125025" calcext:value-type="float">
            <text:p>125025</text:p>
          </table:table-cell>
          <table:table-cell table:formula="of:=[.BU54]+MIN([.BU136];[.BV135])" office:value-type="float" office:value="130791" calcext:value-type="float">
            <text:p>130791</text:p>
          </table:table-cell>
          <table:table-cell table:formula="of:=[.BV54]+MIN([.BV136];[.BW135])" office:value-type="float" office:value="129916" calcext:value-type="float">
            <text:p>129916</text:p>
          </table:table-cell>
          <table:table-cell table:formula="of:=[.BW54]+MIN([.BW136];[.BX135])" office:value-type="float" office:value="122342" calcext:value-type="float">
            <text:p>122342</text:p>
          </table:table-cell>
          <table:table-cell table:formula="of:=[.BX54]+MIN([.BX136];[.BY135])" office:value-type="float" office:value="119355" calcext:value-type="float">
            <text:p>119355</text:p>
          </table:table-cell>
          <table:table-cell table:formula="of:=[.BY54]+MIN([.BY136];[.BZ135])" office:value-type="float" office:value="114768" calcext:value-type="float">
            <text:p>114768</text:p>
          </table:table-cell>
          <table:table-cell table:formula="of:=[.BZ54]+MIN([.BZ136];[.CA135])" office:value-type="float" office:value="123846" calcext:value-type="float">
            <text:p>123846</text:p>
          </table:table-cell>
          <table:table-cell table:formula="of:=[.CA54]+MIN([.CA136];[.CB135])" office:value-type="float" office:value="117519" calcext:value-type="float">
            <text:p>117519</text:p>
          </table:table-cell>
          <table:table-cell table:formula="of:=[.CB54]+[.CB136]" office:value-type="float" office:value="149140" calcext:value-type="float">
            <text:p>149140</text:p>
          </table:table-cell>
        </table:table-row>
        <table:table-row table:style-name="ro1">
          <table:table-cell table:formula="of:=[.A55]+MIN([.A137];[.B136])" office:value-type="float" office:value="335720" calcext:value-type="float">
            <text:p>335720</text:p>
          </table:table-cell>
          <table:table-cell table:formula="of:=[.B55]+MIN([.B137];[.C136])" office:value-type="float" office:value="335801" calcext:value-type="float">
            <text:p>335801</text:p>
          </table:table-cell>
          <table:table-cell table:formula="of:=[.C55]+MIN([.C137];[.D136])" office:value-type="float" office:value="332785" calcext:value-type="float">
            <text:p>332785</text:p>
          </table:table-cell>
          <table:table-cell table:formula="of:=[.D55]+MIN([.D137];[.E136])" office:value-type="float" office:value="329166" calcext:value-type="float">
            <text:p>329166</text:p>
          </table:table-cell>
          <table:table-cell table:formula="of:=[.E55]+MIN([.E137];[.F136])" office:value-type="float" office:value="329525" calcext:value-type="float">
            <text:p>329525</text:p>
          </table:table-cell>
          <table:table-cell table:formula="of:=[.F55]+MIN([.F137];[.G136])" office:value-type="float" office:value="320880" calcext:value-type="float">
            <text:p>320880</text:p>
          </table:table-cell>
          <table:table-cell table:formula="of:=[.G55]+MIN([.G137];[.H136])" office:value-type="float" office:value="314760" calcext:value-type="float">
            <text:p>314760</text:p>
          </table:table-cell>
          <table:table-cell table:formula="of:=[.H55]+MIN([.H137];[.I136])" office:value-type="float" office:value="309337" calcext:value-type="float">
            <text:p>309337</text:p>
          </table:table-cell>
          <table:table-cell table:formula="of:=[.I55]+MIN([.I137];[.J136])" office:value-type="float" office:value="308780" calcext:value-type="float">
            <text:p>308780</text:p>
          </table:table-cell>
          <table:table-cell table:formula="of:=[.J55]+MIN([.J137];[.K136])" office:value-type="float" office:value="305880" calcext:value-type="float">
            <text:p>305880</text:p>
          </table:table-cell>
          <table:table-cell table:formula="of:=[.K55]+MIN([.K137];[.L136])" office:value-type="float" office:value="303865" calcext:value-type="float">
            <text:p>303865</text:p>
          </table:table-cell>
          <table:table-cell table:formula="of:=[.L55]+MIN([.L137];[.M136])" office:value-type="float" office:value="295754" calcext:value-type="float">
            <text:p>295754</text:p>
          </table:table-cell>
          <table:table-cell table:formula="of:=[.M55]+MIN([.M137];[.N136])" office:value-type="float" office:value="291881" calcext:value-type="float">
            <text:p>291881</text:p>
          </table:table-cell>
          <table:table-cell table:formula="of:=[.N55]+MIN([.N137];[.O136])" office:value-type="float" office:value="290567" calcext:value-type="float">
            <text:p>290567</text:p>
          </table:table-cell>
          <table:table-cell table:formula="of:=[.O55]+MIN([.O137];[.P136])" office:value-type="float" office:value="286378" calcext:value-type="float">
            <text:p>286378</text:p>
          </table:table-cell>
          <table:table-cell table:formula="of:=[.P55]+MIN([.P137];[.Q136])" office:value-type="float" office:value="284532" calcext:value-type="float">
            <text:p>284532</text:p>
          </table:table-cell>
          <table:table-cell table:formula="of:=[.Q55]+MIN([.Q137];[.R136])" office:value-type="float" office:value="280133" calcext:value-type="float">
            <text:p>280133</text:p>
          </table:table-cell>
          <table:table-cell table:formula="of:=[.R55]+MIN([.R137];[.S136])" office:value-type="float" office:value="273092" calcext:value-type="float">
            <text:p>273092</text:p>
          </table:table-cell>
          <table:table-cell table:formula="of:=[.S55]+MIN([.S137];[.T136])" office:value-type="float" office:value="265509" calcext:value-type="float">
            <text:p>265509</text:p>
          </table:table-cell>
          <table:table-cell table:formula="of:=[.T55]+MIN([.T137];[.U136])" office:value-type="float" office:value="263082" calcext:value-type="float">
            <text:p>263082</text:p>
          </table:table-cell>
          <table:table-cell table:formula="of:=[.U55]+MIN([.U137];[.V136])" office:value-type="float" office:value="260218" calcext:value-type="float">
            <text:p>260218</text:p>
          </table:table-cell>
          <table:table-cell table:formula="of:=[.V55]+MIN([.V137];[.W136])" office:value-type="float" office:value="256693" calcext:value-type="float">
            <text:p>256693</text:p>
          </table:table-cell>
          <table:table-cell table:formula="of:=[.W55]+MIN([.W137];[.X136])" office:value-type="float" office:value="251691" calcext:value-type="float">
            <text:p>251691</text:p>
          </table:table-cell>
          <table:table-cell table:formula="of:=[.X55]+MIN([.X137];[.Y136])" office:value-type="float" office:value="249622" calcext:value-type="float">
            <text:p>249622</text:p>
          </table:table-cell>
          <table:table-cell table:formula="of:=[.Y55]+MIN([.Y137];[.Z136])" office:value-type="float" office:value="248874" calcext:value-type="float">
            <text:p>248874</text:p>
          </table:table-cell>
          <table:table-cell table:formula="of:=[.Z55]+MIN([.Z137];[.AA136])" office:value-type="float" office:value="246926" calcext:value-type="float">
            <text:p>246926</text:p>
          </table:table-cell>
          <table:table-cell table:formula="of:=[.AA55]+MIN([.AA137];[.AB136])" office:value-type="float" office:value="240911" calcext:value-type="float">
            <text:p>240911</text:p>
          </table:table-cell>
          <table:table-cell table:formula="of:=[.AB55]+MIN([.AB137];[.AC136])" office:value-type="float" office:value="238227" calcext:value-type="float">
            <text:p>238227</text:p>
          </table:table-cell>
          <table:table-cell table:formula="of:=[.AC55]+MIN([.AC137];[.AD136])" office:value-type="float" office:value="237789" calcext:value-type="float">
            <text:p>237789</text:p>
          </table:table-cell>
          <table:table-cell table:formula="of:=[.AD55]+MIN([.AD137];[.AE136])" office:value-type="float" office:value="237019" calcext:value-type="float">
            <text:p>237019</text:p>
          </table:table-cell>
          <table:table-cell table:formula="of:=[.AE55]+MIN([.AE137];[.AF136])" office:value-type="float" office:value="229129" calcext:value-type="float">
            <text:p>229129</text:p>
          </table:table-cell>
          <table:table-cell table:formula="of:=[.AF55]+MIN([.AF137];[.AG136])" office:value-type="float" office:value="227466" calcext:value-type="float">
            <text:p>227466</text:p>
          </table:table-cell>
          <table:table-cell table:formula="of:=[.AG55]+MIN([.AG137];[.AH136])" office:value-type="float" office:value="219579" calcext:value-type="float">
            <text:p>219579</text:p>
          </table:table-cell>
          <table:table-cell table:formula="of:=[.AH55]+MIN([.AH137];[.AI136])" office:value-type="float" office:value="211820" calcext:value-type="float">
            <text:p>211820</text:p>
          </table:table-cell>
          <table:table-cell table:formula="of:=[.AI55]+MIN([.AI137];[.AJ136])" office:value-type="float" office:value="209935" calcext:value-type="float">
            <text:p>209935</text:p>
          </table:table-cell>
          <table:table-cell table:formula="of:=[.AJ55]+MIN([.AJ137];[.AK136])" office:value-type="float" office:value="209778" calcext:value-type="float">
            <text:p>209778</text:p>
          </table:table-cell>
          <table:table-cell table:formula="of:=[.AK55]+MIN([.AK137];[.AL136])" office:value-type="float" office:value="202008" calcext:value-type="float">
            <text:p>202008</text:p>
          </table:table-cell>
          <table:table-cell table:formula="of:=[.AL55]+MIN([.AL137];[.AM136])" office:value-type="float" office:value="197488" calcext:value-type="float">
            <text:p>197488</text:p>
          </table:table-cell>
          <table:table-cell table:formula="of:=[.AM55]+MIN([.AM137];[.AN136])" office:value-type="float" office:value="192610" calcext:value-type="float">
            <text:p>192610</text:p>
          </table:table-cell>
          <table:table-cell table:formula="of:=[.AN55]+MIN([.AN137];[.AO136])" office:value-type="float" office:value="188753" calcext:value-type="float">
            <text:p>188753</text:p>
          </table:table-cell>
          <table:table-cell table:formula="of:=[.AO55]+MIN([.AO137];[.AP136])" office:value-type="float" office:value="187616" calcext:value-type="float">
            <text:p>187616</text:p>
          </table:table-cell>
          <table:table-cell table:formula="of:=[.AP55]+MIN([.AP137];[.AQ136])" office:value-type="float" office:value="184091" calcext:value-type="float">
            <text:p>184091</text:p>
          </table:table-cell>
          <table:table-cell table:formula="of:=[.AQ55]+MIN([.AQ137];[.AR136])" office:value-type="float" office:value="188435" calcext:value-type="float">
            <text:p>188435</text:p>
          </table:table-cell>
          <table:table-cell table:formula="of:=[.AR55]+MIN([.AR137];[.AS136])" office:value-type="float" office:value="182159" calcext:value-type="float">
            <text:p>182159</text:p>
          </table:table-cell>
          <table:table-cell table:formula="of:=[.AS55]+MIN([.AS137];[.AT136])" office:value-type="float" office:value="176590" calcext:value-type="float">
            <text:p>176590</text:p>
          </table:table-cell>
          <table:table-cell table:formula="of:=[.AT55]+MIN([.AT137];[.AU136])" office:value-type="float" office:value="168941" calcext:value-type="float">
            <text:p>168941</text:p>
          </table:table-cell>
          <table:table-cell table:formula="of:=[.AU55]+MIN([.AU137];[.AV136])" office:value-type="float" office:value="172566" calcext:value-type="float">
            <text:p>172566</text:p>
          </table:table-cell>
          <table:table-cell table:formula="of:=[.AV55]+MIN([.AV137];[.AW136])" office:value-type="float" office:value="172440" calcext:value-type="float">
            <text:p>172440</text:p>
          </table:table-cell>
          <table:table-cell table:formula="of:=[.AW55]+MIN([.AW137];[.AX136])" office:value-type="float" office:value="164597" calcext:value-type="float">
            <text:p>164597</text:p>
          </table:table-cell>
          <table:table-cell table:formula="of:=[.AX55]+MIN([.AX137];[.AY136])" office:value-type="float" office:value="166308" calcext:value-type="float">
            <text:p>166308</text:p>
          </table:table-cell>
          <table:table-cell table:formula="of:=[.AY55]+MIN([.AY137];[.AZ136])" office:value-type="float" office:value="166481" calcext:value-type="float">
            <text:p>166481</text:p>
          </table:table-cell>
          <table:table-cell table:formula="of:=[.AZ55]+MIN([.AZ137];[.BA136])" office:value-type="float" office:value="163103" calcext:value-type="float">
            <text:p>163103</text:p>
          </table:table-cell>
          <table:table-cell table:formula="of:=[.BA55]+MIN([.BA137];[.BB136])" office:value-type="float" office:value="169867" calcext:value-type="float">
            <text:p>169867</text:p>
          </table:table-cell>
          <table:table-cell table:formula="of:=[.BB55]+MIN([.BB137];[.BC136])" office:value-type="float" office:value="161058" calcext:value-type="float">
            <text:p>161058</text:p>
          </table:table-cell>
          <table:table-cell table:formula="of:=[.BC55]+MIN([.BC137];[.BD136])" office:value-type="float" office:value="160129" calcext:value-type="float">
            <text:p>160129</text:p>
          </table:table-cell>
          <table:table-cell table:formula="of:=[.BD55]+MIN([.BD137];[.BE136])" office:value-type="float" office:value="152898" calcext:value-type="float">
            <text:p>152898</text:p>
          </table:table-cell>
          <table:table-cell table:formula="of:=[.BE55]+MIN([.BE137];[.BF136])" office:value-type="float" office:value="150510" calcext:value-type="float">
            <text:p>150510</text:p>
          </table:table-cell>
          <table:table-cell table:formula="of:=[.BF55]+MIN([.BF137];[.BG136])" office:value-type="float" office:value="144870" calcext:value-type="float">
            <text:p>144870</text:p>
          </table:table-cell>
          <table:table-cell table:formula="of:=[.BG55]+MIN([.BG137];[.BH136])" office:value-type="float" office:value="135774" calcext:value-type="float">
            <text:p>135774</text:p>
          </table:table-cell>
          <table:table-cell table:formula="of:=[.BH55]+MIN([.BH137];[.BI136])" office:value-type="float" office:value="134816" calcext:value-type="float">
            <text:p>134816</text:p>
          </table:table-cell>
          <table:table-cell table:formula="of:=[.BI55]+MIN([.BI137];[.BJ136])" office:value-type="float" office:value="131758" calcext:value-type="float">
            <text:p>131758</text:p>
          </table:table-cell>
          <table:table-cell table:formula="of:=[.BJ55]+MIN([.BJ137];[.BK136])" office:value-type="float" office:value="136263" calcext:value-type="float">
            <text:p>136263</text:p>
          </table:table-cell>
          <table:table-cell table:formula="of:=[.BK55]+MIN([.BK137];[.BL136])" office:value-type="float" office:value="131590" calcext:value-type="float">
            <text:p>131590</text:p>
          </table:table-cell>
          <table:table-cell table:formula="of:=[.BL55]+MIN([.BL137];[.BM136])" office:value-type="float" office:value="123440" calcext:value-type="float">
            <text:p>123440</text:p>
          </table:table-cell>
          <table:table-cell table:formula="of:=[.BM55]+MIN([.BM137];[.BN136])" office:value-type="float" office:value="126284" calcext:value-type="float">
            <text:p>126284</text:p>
          </table:table-cell>
          <table:table-cell table:formula="of:=[.BN55]+MIN([.BN137];[.BO136])" office:value-type="float" office:value="125436" calcext:value-type="float">
            <text:p>125436</text:p>
          </table:table-cell>
          <table:table-cell table:formula="of:=[.BO55]+MIN([.BO137];[.BP136])" office:value-type="float" office:value="130643" calcext:value-type="float">
            <text:p>130643</text:p>
          </table:table-cell>
          <table:table-cell table:formula="of:=[.BP55]+MIN([.BP137];[.BQ136])" office:value-type="float" office:value="122963" calcext:value-type="float">
            <text:p>122963</text:p>
          </table:table-cell>
          <table:table-cell table:formula="of:=[.BQ55]+MIN([.BQ137];[.BR136])" office:value-type="float" office:value="128588" calcext:value-type="float">
            <text:p>128588</text:p>
          </table:table-cell>
          <table:table-cell table:formula="of:=[.BR55]+MIN([.BR137];[.BS136])" office:value-type="float" office:value="120417" calcext:value-type="float">
            <text:p>120417</text:p>
          </table:table-cell>
          <table:table-cell table:formula="of:=[.BS55]+MIN([.BS137];[.BT136])" office:value-type="float" office:value="122857" calcext:value-type="float">
            <text:p>122857</text:p>
          </table:table-cell>
          <table:table-cell table:formula="of:=[.BT55]+MIN([.BT137];[.BU136])" office:value-type="float" office:value="122624" calcext:value-type="float">
            <text:p>122624</text:p>
          </table:table-cell>
          <table:table-cell table:formula="of:=[.BU55]+MIN([.BU137];[.BV136])" office:value-type="float" office:value="131174" calcext:value-type="float">
            <text:p>131174</text:p>
          </table:table-cell>
          <table:table-cell table:formula="of:=[.BV55]+MIN([.BV137];[.BW136])" office:value-type="float" office:value="122373" calcext:value-type="float">
            <text:p>122373</text:p>
          </table:table-cell>
          <table:table-cell table:formula="of:=[.BW55]+MIN([.BW137];[.BX136])" office:value-type="float" office:value="119741" calcext:value-type="float">
            <text:p>119741</text:p>
          </table:table-cell>
          <table:table-cell table:formula="of:=[.BX55]+MIN([.BX137];[.BY136])" office:value-type="float" office:value="120813" calcext:value-type="float">
            <text:p>120813</text:p>
          </table:table-cell>
          <table:table-cell table:formula="of:=[.BY55]+MIN([.BY137];[.BZ136])" office:value-type="float" office:value="111621" calcext:value-type="float">
            <text:p>111621</text:p>
          </table:table-cell>
          <table:table-cell table:formula="of:=[.BZ55]+MIN([.BZ137];[.CA136])" office:value-type="float" office:value="117080" calcext:value-type="float">
            <text:p>117080</text:p>
          </table:table-cell>
          <table:table-cell table:formula="of:=[.CA55]+MIN([.CA137];[.CB136])" office:value-type="float" office:value="107634" calcext:value-type="float">
            <text:p>107634</text:p>
          </table:table-cell>
          <table:table-cell table:formula="of:=[.CB55]+[.CB137]" office:value-type="float" office:value="146175" calcext:value-type="float">
            <text:p>146175</text:p>
          </table:table-cell>
        </table:table-row>
        <table:table-row table:style-name="ro1">
          <table:table-cell table:formula="of:=[.A56]+MIN([.A138];[.B137])" office:value-type="float" office:value="332433" calcext:value-type="float">
            <text:p>332433</text:p>
          </table:table-cell>
          <table:table-cell table:formula="of:=[.B56]+MIN([.B138];[.C137])" office:value-type="float" office:value="332889" calcext:value-type="float">
            <text:p>332889</text:p>
          </table:table-cell>
          <table:table-cell table:formula="of:=[.C56]+MIN([.C138];[.D137])" office:value-type="float" office:value="329926" calcext:value-type="float">
            <text:p>329926</text:p>
          </table:table-cell>
          <table:table-cell table:formula="of:=[.D56]+MIN([.D138];[.E137])" office:value-type="float" office:value="322348" calcext:value-type="float">
            <text:p>322348</text:p>
          </table:table-cell>
          <table:table-cell table:formula="of:=[.E56]+MIN([.E138];[.F137])" office:value-type="float" office:value="320452" calcext:value-type="float">
            <text:p>320452</text:p>
          </table:table-cell>
          <table:table-cell table:formula="of:=[.F56]+MIN([.F138];[.G137])" office:value-type="float" office:value="317357" calcext:value-type="float">
            <text:p>317357</text:p>
          </table:table-cell>
          <table:table-cell table:formula="of:=[.G56]+MIN([.G138];[.H137])" office:value-type="float" office:value="316028" calcext:value-type="float">
            <text:p>316028</text:p>
          </table:table-cell>
          <table:table-cell table:formula="of:=[.H56]+MIN([.H138];[.I137])" office:value-type="float" office:value="313916" calcext:value-type="float">
            <text:p>313916</text:p>
          </table:table-cell>
          <table:table-cell table:formula="of:=[.I56]+MIN([.I138];[.J137])" office:value-type="float" office:value="311282" calcext:value-type="float">
            <text:p>311282</text:p>
          </table:table-cell>
          <table:table-cell table:formula="of:=[.J56]+MIN([.J138];[.K137])" office:value-type="float" office:value="306741" calcext:value-type="float">
            <text:p>306741</text:p>
          </table:table-cell>
          <table:table-cell table:formula="of:=[.K56]+MIN([.K138];[.L137])" office:value-type="float" office:value="302218" calcext:value-type="float">
            <text:p>302218</text:p>
          </table:table-cell>
          <table:table-cell table:formula="of:=[.L56]+MIN([.L138];[.M137])" office:value-type="float" office:value="297848" calcext:value-type="float">
            <text:p>297848</text:p>
          </table:table-cell>
          <table:table-cell table:formula="of:=[.M56]+MIN([.M138];[.N137])" office:value-type="float" office:value="295086" calcext:value-type="float">
            <text:p>295086</text:p>
          </table:table-cell>
          <table:table-cell table:formula="of:=[.N56]+MIN([.N138];[.O137])" office:value-type="float" office:value="295423" calcext:value-type="float">
            <text:p>295423</text:p>
          </table:table-cell>
          <table:table-cell table:formula="of:=[.O56]+MIN([.O138];[.P137])" office:value-type="float" office:value="293249" calcext:value-type="float">
            <text:p>293249</text:p>
          </table:table-cell>
          <table:table-cell table:formula="of:=[.P56]+MIN([.P138];[.Q137])" office:value-type="float" office:value="296238" calcext:value-type="float">
            <text:p>296238</text:p>
          </table:table-cell>
          <table:table-cell table:formula="of:=[.Q56]+MIN([.Q138];[.R137])" office:value-type="float" office:value="289351" calcext:value-type="float">
            <text:p>289351</text:p>
          </table:table-cell>
          <table:table-cell table:formula="of:=[.R56]+MIN([.R138];[.S137])" office:value-type="float" office:value="292462" calcext:value-type="float">
            <text:p>292462</text:p>
          </table:table-cell>
          <table:table-cell table:formula="of:=[.S56]+MIN([.S138];[.T137])" office:value-type="float" office:value="284816" calcext:value-type="float">
            <text:p>284816</text:p>
          </table:table-cell>
          <table:table-cell table:formula="of:=[.T56]+MIN([.T138];[.U137])" office:value-type="float" office:value="287297" calcext:value-type="float">
            <text:p>287297</text:p>
          </table:table-cell>
          <table:table-cell table:formula="of:=[.U56]+MIN([.U138];[.V137])" office:value-type="float" office:value="283017" calcext:value-type="float">
            <text:p>283017</text:p>
          </table:table-cell>
          <table:table-cell table:formula="of:=[.V56]+MIN([.V138];[.W137])" office:value-type="float" office:value="273925" calcext:value-type="float">
            <text:p>273925</text:p>
          </table:table-cell>
          <table:table-cell table:formula="of:=[.W56]+MIN([.W138];[.X137])" office:value-type="float" office:value="265069" calcext:value-type="float">
            <text:p>265069</text:p>
          </table:table-cell>
          <table:table-cell table:formula="of:=[.X56]+MIN([.X138];[.Y137])" office:value-type="float" office:value="256234" calcext:value-type="float">
            <text:p>256234</text:p>
          </table:table-cell>
          <table:table-cell table:formula="of:=[.Y56]+MIN([.Y138];[.Z137])" office:value-type="float" office:value="250777" calcext:value-type="float">
            <text:p>250777</text:p>
          </table:table-cell>
          <table:table-cell table:formula="of:=[.Z56]+MIN([.Z138];[.AA137])" office:value-type="float" office:value="248704" calcext:value-type="float">
            <text:p>248704</text:p>
          </table:table-cell>
          <table:table-cell table:formula="of:=[.AA56]+MIN([.AA138];[.AB137])" office:value-type="float" office:value="245786" calcext:value-type="float">
            <text:p>245786</text:p>
          </table:table-cell>
          <table:table-cell table:formula="of:=[.AB56]+MIN([.AB138];[.AC137])" office:value-type="float" office:value="240029" calcext:value-type="float">
            <text:p>240029</text:p>
          </table:table-cell>
          <table:table-cell table:formula="of:=[.AC56]+MIN([.AC138];[.AD137])" office:value-type="float" office:value="237031" calcext:value-type="float">
            <text:p>237031</text:p>
          </table:table-cell>
          <table:table-cell table:formula="of:=[.AD56]+MIN([.AD138];[.AE137])" office:value-type="float" office:value="228652" calcext:value-type="float">
            <text:p>228652</text:p>
          </table:table-cell>
          <table:table-cell table:formula="of:=[.AE56]+MIN([.AE138];[.AF137])" office:value-type="float" office:value="230857" calcext:value-type="float">
            <text:p>230857</text:p>
          </table:table-cell>
          <table:table-cell table:formula="of:=[.AF56]+MIN([.AF138];[.AG137])" office:value-type="float" office:value="228601" calcext:value-type="float">
            <text:p>228601</text:p>
          </table:table-cell>
          <table:table-cell table:formula="of:=[.AG56]+MIN([.AG138];[.AH137])" office:value-type="float" office:value="225978" calcext:value-type="float">
            <text:p>225978</text:p>
          </table:table-cell>
          <table:table-cell table:formula="of:=[.AH56]+MIN([.AH138];[.AI137])" office:value-type="float" office:value="221345" calcext:value-type="float">
            <text:p>221345</text:p>
          </table:table-cell>
          <table:table-cell table:formula="of:=[.AI56]+MIN([.AI138];[.AJ137])" office:value-type="float" office:value="215203" calcext:value-type="float">
            <text:p>215203</text:p>
          </table:table-cell>
          <table:table-cell table:formula="of:=[.AJ56]+MIN([.AJ138];[.AK137])" office:value-type="float" office:value="206829" calcext:value-type="float">
            <text:p>206829</text:p>
          </table:table-cell>
          <table:table-cell table:formula="of:=[.AK56]+MIN([.AK138];[.AL137])" office:value-type="float" office:value="200534" calcext:value-type="float">
            <text:p>200534</text:p>
          </table:table-cell>
          <table:table-cell table:formula="of:=[.AL56]+MIN([.AL138];[.AM137])" office:value-type="float" office:value="196987" calcext:value-type="float">
            <text:p>196987</text:p>
          </table:table-cell>
          <table:table-cell table:formula="of:=[.AM56]+MIN([.AM138];[.AN137])" office:value-type="float" office:value="195510" calcext:value-type="float">
            <text:p>195510</text:p>
          </table:table-cell>
          <table:table-cell table:formula="of:=[.AN56]+MIN([.AN138];[.AO137])" office:value-type="float" office:value="194973" calcext:value-type="float">
            <text:p>194973</text:p>
          </table:table-cell>
          <table:table-cell table:formula="of:=[.AO56]+MIN([.AO138];[.AP137])" office:value-type="float" office:value="188175" calcext:value-type="float">
            <text:p>188175</text:p>
          </table:table-cell>
          <table:table-cell table:formula="of:=[.AP56]+MIN([.AP138];[.AQ137])" office:value-type="float" office:value="181041" calcext:value-type="float">
            <text:p>181041</text:p>
          </table:table-cell>
          <table:table-cell table:formula="of:=[.AQ56]+MIN([.AQ138];[.AR137])" office:value-type="float" office:value="187405" calcext:value-type="float">
            <text:p>187405</text:p>
          </table:table-cell>
          <table:table-cell table:formula="of:=[.AR56]+MIN([.AR138];[.AS137])" office:value-type="float" office:value="180927" calcext:value-type="float">
            <text:p>180927</text:p>
          </table:table-cell>
          <table:table-cell table:formula="of:=[.AS56]+MIN([.AS138];[.AT137])" office:value-type="float" office:value="171068" calcext:value-type="float">
            <text:p>171068</text:p>
          </table:table-cell>
          <table:table-cell table:formula="of:=[.AT56]+MIN([.AT138];[.AU137])" office:value-type="float" office:value="168037" calcext:value-type="float">
            <text:p>168037</text:p>
          </table:table-cell>
          <table:table-cell table:formula="of:=[.AU56]+MIN([.AU138];[.AV137])" office:value-type="float" office:value="168033" calcext:value-type="float">
            <text:p>168033</text:p>
          </table:table-cell>
          <table:table-cell table:formula="of:=[.AV56]+MIN([.AV138];[.AW137])" office:value-type="float" office:value="166531" calcext:value-type="float">
            <text:p>166531</text:p>
          </table:table-cell>
          <table:table-cell table:formula="of:=[.AW56]+MIN([.AW138];[.AX137])" office:value-type="float" office:value="162398" calcext:value-type="float">
            <text:p>162398</text:p>
          </table:table-cell>
          <table:table-cell table:formula="of:=[.AX56]+MIN([.AX138];[.AY137])" office:value-type="float" office:value="160660" calcext:value-type="float">
            <text:p>160660</text:p>
          </table:table-cell>
          <table:table-cell table:formula="of:=[.AY56]+MIN([.AY138];[.AZ137])" office:value-type="float" office:value="158853" calcext:value-type="float">
            <text:p>158853</text:p>
          </table:table-cell>
          <table:table-cell table:formula="of:=[.AZ56]+MIN([.AZ138];[.BA137])" office:value-type="float" office:value="154028" calcext:value-type="float">
            <text:p>154028</text:p>
          </table:table-cell>
          <table:table-cell table:formula="of:=[.BA56]+MIN([.BA138];[.BB137])" office:value-type="float" office:value="160426" calcext:value-type="float">
            <text:p>160426</text:p>
          </table:table-cell>
          <table:table-cell table:formula="of:=[.BB56]+MIN([.BB138];[.BC137])" office:value-type="float" office:value="157458" calcext:value-type="float">
            <text:p>157458</text:p>
          </table:table-cell>
          <table:table-cell table:formula="of:=[.BC56]+MIN([.BC138];[.BD137])" office:value-type="float" office:value="154080" calcext:value-type="float">
            <text:p>154080</text:p>
          </table:table-cell>
          <table:table-cell table:formula="of:=[.BD56]+MIN([.BD138];[.BE137])" office:value-type="float" office:value="159097" calcext:value-type="float">
            <text:p>159097</text:p>
          </table:table-cell>
          <table:table-cell table:formula="of:=[.BE56]+MIN([.BE138];[.BF137])" office:value-type="float" office:value="152902" calcext:value-type="float">
            <text:p>152902</text:p>
          </table:table-cell>
          <table:table-cell table:formula="of:=[.BF56]+MIN([.BF138];[.BG137])" office:value-type="float" office:value="147369" calcext:value-type="float">
            <text:p>147369</text:p>
          </table:table-cell>
          <table:table-cell table:formula="of:=[.BG56]+MIN([.BG138];[.BH137])" office:value-type="float" office:value="139288" calcext:value-type="float">
            <text:p>139288</text:p>
          </table:table-cell>
          <table:table-cell table:formula="of:=[.BH56]+MIN([.BH138];[.BI137])" office:value-type="float" office:value="133924" calcext:value-type="float">
            <text:p>133924</text:p>
          </table:table-cell>
          <table:table-cell table:formula="of:=[.BI56]+MIN([.BI138];[.BJ137])" office:value-type="float" office:value="131174" calcext:value-type="float">
            <text:p>131174</text:p>
          </table:table-cell>
          <table:table-cell table:formula="of:=[.BJ56]+MIN([.BJ138];[.BK137])" office:value-type="float" office:value="130364" calcext:value-type="float">
            <text:p>130364</text:p>
          </table:table-cell>
          <table:table-cell table:formula="of:=[.BK56]+MIN([.BK138];[.BL137])" office:value-type="float" office:value="124046" calcext:value-type="float">
            <text:p>124046</text:p>
          </table:table-cell>
          <table:table-cell table:formula="of:=[.BL56]+MIN([.BL138];[.BM137])" office:value-type="float" office:value="122259" calcext:value-type="float">
            <text:p>122259</text:p>
          </table:table-cell>
          <table:table-cell table:formula="of:=[.BM56]+MIN([.BM138];[.BN137])" office:value-type="float" office:value="116668" calcext:value-type="float">
            <text:p>116668</text:p>
          </table:table-cell>
          <table:table-cell table:formula="of:=[.BN56]+MIN([.BN138];[.BO137])" office:value-type="float" office:value="124338" calcext:value-type="float">
            <text:p>124338</text:p>
          </table:table-cell>
          <table:table-cell table:formula="of:=[.BO56]+MIN([.BO138];[.BP137])" office:value-type="float" office:value="122481" calcext:value-type="float">
            <text:p>122481</text:p>
          </table:table-cell>
          <table:table-cell table:formula="of:=[.BP56]+MIN([.BP138];[.BQ137])" office:value-type="float" office:value="116144" calcext:value-type="float">
            <text:p>116144</text:p>
          </table:table-cell>
          <table:table-cell table:formula="of:=[.BQ56]+MIN([.BQ138];[.BR137])" office:value-type="float" office:value="128759" calcext:value-type="float">
            <text:p>128759</text:p>
          </table:table-cell>
          <table:table-cell table:formula="of:=[.BR56]+MIN([.BR138];[.BS137])" office:value-type="float" office:value="118898" calcext:value-type="float">
            <text:p>118898</text:p>
          </table:table-cell>
          <table:table-cell table:formula="of:=[.BS56]+MIN([.BS138];[.BT137])" office:value-type="float" office:value="121717" calcext:value-type="float">
            <text:p>121717</text:p>
          </table:table-cell>
          <table:table-cell table:formula="of:=[.BT56]+MIN([.BT138];[.BU137])" office:value-type="float" office:value="114959" calcext:value-type="float">
            <text:p>114959</text:p>
          </table:table-cell>
          <table:table-cell table:formula="of:=[.BU56]+MIN([.BU138];[.BV137])" office:value-type="float" office:value="124217" calcext:value-type="float">
            <text:p>124217</text:p>
          </table:table-cell>
          <table:table-cell table:formula="of:=[.BV56]+MIN([.BV138];[.BW137])" office:value-type="float" office:value="122757" calcext:value-type="float">
            <text:p>122757</text:p>
          </table:table-cell>
          <table:table-cell table:formula="of:=[.BW56]+MIN([.BW138];[.BX137])" office:value-type="float" office:value="118442" calcext:value-type="float">
            <text:p>118442</text:p>
          </table:table-cell>
          <table:table-cell table:formula="of:=[.BX56]+MIN([.BX138];[.BY137])" office:value-type="float" office:value="115579" calcext:value-type="float">
            <text:p>115579</text:p>
          </table:table-cell>
          <table:table-cell table:formula="of:=[.BY56]+MIN([.BY138];[.BZ137])" office:value-type="float" office:value="110914" calcext:value-type="float">
            <text:p>110914</text:p>
          </table:table-cell>
          <table:table-cell table:formula="of:=[.BZ56]+MIN([.BZ138];[.CA137])" office:value-type="float" office:value="107125" calcext:value-type="float">
            <text:p>107125</text:p>
          </table:table-cell>
          <table:table-cell table:formula="of:=[.CA56]+MIN([.CA138];[.CB137])" office:value-type="float" office:value="104924" calcext:value-type="float">
            <text:p>104924</text:p>
          </table:table-cell>
          <table:table-cell table:formula="of:=[.CB56]+[.CB138]" office:value-type="float" office:value="138861" calcext:value-type="float">
            <text:p>138861</text:p>
          </table:table-cell>
        </table:table-row>
        <table:table-row table:style-name="ro1">
          <table:table-cell table:formula="of:=[.A57]+MIN([.A139];[.B138])" office:value-type="float" office:value="330661" calcext:value-type="float">
            <text:p>330661</text:p>
          </table:table-cell>
          <table:table-cell table:formula="of:=[.B57]+MIN([.B139];[.C138])" office:value-type="float" office:value="331388" calcext:value-type="float">
            <text:p>331388</text:p>
          </table:table-cell>
          <table:table-cell table:formula="of:=[.C57]+MIN([.C139];[.D138])" office:value-type="float" office:value="325415" calcext:value-type="float">
            <text:p>325415</text:p>
          </table:table-cell>
          <table:table-cell table:formula="of:=[.D57]+MIN([.D139];[.E138])" office:value-type="float" office:value="318807" calcext:value-type="float">
            <text:p>318807</text:p>
          </table:table-cell>
          <table:table-cell table:formula="of:=[.E57]+MIN([.E139];[.F138])" office:value-type="float" office:value="321487" calcext:value-type="float">
            <text:p>321487</text:p>
          </table:table-cell>
          <table:table-cell table:formula="of:=[.F57]+MIN([.F139];[.G138])" office:value-type="float" office:value="315869" calcext:value-type="float">
            <text:p>315869</text:p>
          </table:table-cell>
          <table:table-cell table:formula="of:=[.G57]+MIN([.G139];[.H138])" office:value-type="float" office:value="309002" calcext:value-type="float">
            <text:p>309002</text:p>
          </table:table-cell>
          <table:table-cell table:formula="of:=[.H57]+MIN([.H139];[.I138])" office:value-type="float" office:value="311343" calcext:value-type="float">
            <text:p>311343</text:p>
          </table:table-cell>
          <table:table-cell table:formula="of:=[.I57]+MIN([.I139];[.J138])" office:value-type="float" office:value="305267" calcext:value-type="float">
            <text:p>305267</text:p>
          </table:table-cell>
          <table:table-cell table:formula="of:=[.J57]+MIN([.J139];[.K138])" office:value-type="float" office:value="302108" calcext:value-type="float">
            <text:p>302108</text:p>
          </table:table-cell>
          <table:table-cell table:formula="of:=[.K57]+MIN([.K139];[.L138])" office:value-type="float" office:value="301320" calcext:value-type="float">
            <text:p>301320</text:p>
          </table:table-cell>
          <table:table-cell table:formula="of:=[.L57]+MIN([.L139];[.M138])" office:value-type="float" office:value="298180" calcext:value-type="float">
            <text:p>298180</text:p>
          </table:table-cell>
          <table:table-cell table:formula="of:=[.M57]+MIN([.M139];[.N138])" office:value-type="float" office:value="293436" calcext:value-type="float">
            <text:p>293436</text:p>
          </table:table-cell>
          <table:table-cell table:formula="of:=[.N57]+MIN([.N139];[.O138])" office:value-type="float" office:value="298905" calcext:value-type="float">
            <text:p>298905</text:p>
          </table:table-cell>
          <table:table-cell table:formula="of:=[.O57]+MIN([.O139];[.P138])" office:value-type="float" office:value="292340" calcext:value-type="float">
            <text:p>292340</text:p>
          </table:table-cell>
          <table:table-cell table:formula="of:=[.P57]+MIN([.P139];[.Q138])" office:value-type="float" office:value="288080" calcext:value-type="float">
            <text:p>288080</text:p>
          </table:table-cell>
          <table:table-cell table:formula="of:=[.Q57]+MIN([.Q139];[.R138])" office:value-type="float" office:value="286429" calcext:value-type="float">
            <text:p>286429</text:p>
          </table:table-cell>
          <table:table-cell table:formula="of:=[.R57]+MIN([.R139];[.S138])" office:value-type="float" office:value="283995" calcext:value-type="float">
            <text:p>283995</text:p>
          </table:table-cell>
          <table:table-cell table:formula="of:=[.S57]+MIN([.S139];[.T138])" office:value-type="float" office:value="280618" calcext:value-type="float">
            <text:p>280618</text:p>
          </table:table-cell>
          <table:table-cell table:formula="of:=[.T57]+MIN([.T139];[.U138])" office:value-type="float" office:value="285643" calcext:value-type="float">
            <text:p>285643</text:p>
          </table:table-cell>
          <table:table-cell table:formula="of:=[.U57]+MIN([.U139];[.V138])" office:value-type="float" office:value="276053" calcext:value-type="float">
            <text:p>276053</text:p>
          </table:table-cell>
          <table:table-cell table:formula="of:=[.V57]+MIN([.V139];[.W138])" office:value-type="float" office:value="274952" calcext:value-type="float">
            <text:p>274952</text:p>
          </table:table-cell>
          <table:table-cell table:formula="of:=[.W57]+MIN([.W139];[.X138])" office:value-type="float" office:value="265940" calcext:value-type="float">
            <text:p>265940</text:p>
          </table:table-cell>
          <table:table-cell table:formula="of:=[.X57]+MIN([.X139];[.Y138])" office:value-type="float" office:value="256119" calcext:value-type="float">
            <text:p>256119</text:p>
          </table:table-cell>
          <table:table-cell table:formula="of:=[.Y57]+MIN([.Y139];[.Z138])" office:value-type="float" office:value="247987" calcext:value-type="float">
            <text:p>247987</text:p>
          </table:table-cell>
          <table:table-cell table:formula="of:=[.Z57]+MIN([.Z139];[.AA138])" office:value-type="float" office:value="240130" calcext:value-type="float">
            <text:p>240130</text:p>
          </table:table-cell>
          <table:table-cell table:formula="of:=[.AA57]+MIN([.AA139];[.AB138])" office:value-type="float" office:value="236044" calcext:value-type="float">
            <text:p>236044</text:p>
          </table:table-cell>
          <table:table-cell table:formula="of:=[.AB57]+MIN([.AB139];[.AC138])" office:value-type="float" office:value="234975" calcext:value-type="float">
            <text:p>234975</text:p>
          </table:table-cell>
          <table:table-cell table:formula="of:=[.AC57]+MIN([.AC139];[.AD138])" office:value-type="float" office:value="227484" calcext:value-type="float">
            <text:p>227484</text:p>
          </table:table-cell>
          <table:table-cell table:formula="of:=[.AD57]+MIN([.AD139];[.AE138])" office:value-type="float" office:value="224496" calcext:value-type="float">
            <text:p>224496</text:p>
          </table:table-cell>
          <table:table-cell table:formula="of:=[.AE57]+MIN([.AE139];[.AF138])" office:value-type="float" office:value="222917" calcext:value-type="float">
            <text:p>222917</text:p>
          </table:table-cell>
          <table:table-cell table:formula="of:=[.AF57]+MIN([.AF139];[.AG138])" office:value-type="float" office:value="220475" calcext:value-type="float">
            <text:p>220475</text:p>
          </table:table-cell>
          <table:table-cell table:formula="of:=[.AG57]+MIN([.AG139];[.AH138])" office:value-type="float" office:value="216154" calcext:value-type="float">
            <text:p>216154</text:p>
          </table:table-cell>
          <table:table-cell table:formula="of:=[.AH57]+MIN([.AH139];[.AI138])" office:value-type="float" office:value="214005" calcext:value-type="float">
            <text:p>214005</text:p>
          </table:table-cell>
          <table:table-cell table:formula="of:=[.AI57]+MIN([.AI139];[.AJ138])" office:value-type="float" office:value="206363" calcext:value-type="float">
            <text:p>206363</text:p>
          </table:table-cell>
          <table:table-cell table:formula="of:=[.AJ57]+MIN([.AJ139];[.AK138])" office:value-type="float" office:value="200255" calcext:value-type="float">
            <text:p>200255</text:p>
          </table:table-cell>
          <table:table-cell table:formula="of:=[.AK57]+MIN([.AK139];[.AL138])" office:value-type="float" office:value="201749" calcext:value-type="float">
            <text:p>201749</text:p>
          </table:table-cell>
          <table:table-cell table:formula="of:=[.AL57]+MIN([.AL139];[.AM138])" office:value-type="float" office:value="195663" calcext:value-type="float">
            <text:p>195663</text:p>
          </table:table-cell>
          <table:table-cell table:formula="of:=[.AM57]+MIN([.AM139];[.AN138])" office:value-type="float" office:value="192496" calcext:value-type="float">
            <text:p>192496</text:p>
          </table:table-cell>
          <table:table-cell table:formula="of:=[.AN57]+MIN([.AN139];[.AO138])" office:value-type="float" office:value="197797" calcext:value-type="float">
            <text:p>197797</text:p>
          </table:table-cell>
          <table:table-cell table:formula="of:=[.AO57]+MIN([.AO139];[.AP138])" office:value-type="float" office:value="188269" calcext:value-type="float">
            <text:p>188269</text:p>
          </table:table-cell>
          <table:table-cell table:formula="of:=[.AP57]+MIN([.AP139];[.AQ138])" office:value-type="float" office:value="180606" calcext:value-type="float">
            <text:p>180606</text:p>
          </table:table-cell>
          <table:table-cell table:formula="of:=[.AQ57]+MIN([.AQ139];[.AR138])" office:value-type="float" office:value="177921" calcext:value-type="float">
            <text:p>177921</text:p>
          </table:table-cell>
          <table:table-cell table:formula="of:=[.AR57]+MIN([.AR139];[.AS138])" office:value-type="float" office:value="179812" calcext:value-type="float">
            <text:p>179812</text:p>
          </table:table-cell>
          <table:table-cell table:formula="of:=[.AS57]+MIN([.AS139];[.AT138])" office:value-type="float" office:value="170616" calcext:value-type="float">
            <text:p>170616</text:p>
          </table:table-cell>
          <table:table-cell table:formula="of:=[.AT57]+MIN([.AT139];[.AU138])" office:value-type="float" office:value="173147" calcext:value-type="float">
            <text:p>173147</text:p>
          </table:table-cell>
          <table:table-cell table:formula="of:=[.AU57]+MIN([.AU139];[.AV138])" office:value-type="float" office:value="167600" calcext:value-type="float">
            <text:p>167600</text:p>
          </table:table-cell>
          <table:table-cell table:formula="of:=[.AV57]+MIN([.AV139];[.AW138])" office:value-type="float" office:value="166023" calcext:value-type="float">
            <text:p>166023</text:p>
          </table:table-cell>
          <table:table-cell table:formula="of:=[.AW57]+MIN([.AW139];[.AX138])" office:value-type="float" office:value="164884" calcext:value-type="float">
            <text:p>164884</text:p>
          </table:table-cell>
          <table:table-cell table:formula="of:=[.AX57]+MIN([.AX139];[.AY138])" office:value-type="float" office:value="159724" calcext:value-type="float">
            <text:p>159724</text:p>
          </table:table-cell>
          <table:table-cell table:formula="of:=[.AY57]+MIN([.AY139];[.AZ138])" office:value-type="float" office:value="159680" calcext:value-type="float">
            <text:p>159680</text:p>
          </table:table-cell>
          <table:table-cell table:formula="of:=[.AZ57]+MIN([.AZ139];[.BA138])" office:value-type="float" office:value="153565" calcext:value-type="float">
            <text:p>153565</text:p>
          </table:table-cell>
          <table:table-cell table:formula="of:=[.BA57]+MIN([.BA139];[.BB138])" office:value-type="float" office:value="154083" calcext:value-type="float">
            <text:p>154083</text:p>
          </table:table-cell>
          <table:table-cell table:formula="of:=[.BB57]+MIN([.BB139];[.BC138])" office:value-type="float" office:value="147757" calcext:value-type="float">
            <text:p>147757</text:p>
          </table:table-cell>
          <table:table-cell table:formula="of:=[.BC57]+MIN([.BC139];[.BD138])" office:value-type="float" office:value="145574" calcext:value-type="float">
            <text:p>145574</text:p>
          </table:table-cell>
          <table:table-cell table:formula="of:=[.BD57]+MIN([.BD139];[.BE138])" office:value-type="float" office:value="149275" calcext:value-type="float">
            <text:p>149275</text:p>
          </table:table-cell>
          <table:table-cell table:formula="of:=[.BE57]+MIN([.BE139];[.BF138])" office:value-type="float" office:value="143347" calcext:value-type="float">
            <text:p>143347</text:p>
          </table:table-cell>
          <table:table-cell table:formula="of:=[.BF57]+MIN([.BF139];[.BG138])" office:value-type="float" office:value="138681" calcext:value-type="float">
            <text:p>138681</text:p>
          </table:table-cell>
          <table:table-cell table:formula="of:=[.BG57]+MIN([.BG139];[.BH138])" office:value-type="float" office:value="131120" calcext:value-type="float">
            <text:p>131120</text:p>
          </table:table-cell>
          <table:table-cell table:formula="of:=[.BH57]+MIN([.BH139];[.BI138])" office:value-type="float" office:value="130457" calcext:value-type="float">
            <text:p>130457</text:p>
          </table:table-cell>
          <table:table-cell table:formula="of:=[.BI57]+MIN([.BI139];[.BJ138])" office:value-type="float" office:value="127940" calcext:value-type="float">
            <text:p>127940</text:p>
          </table:table-cell>
          <table:table-cell table:formula="of:=[.BJ57]+MIN([.BJ139];[.BK138])" office:value-type="float" office:value="130650" calcext:value-type="float">
            <text:p>130650</text:p>
          </table:table-cell>
          <table:table-cell table:formula="of:=[.BK57]+MIN([.BK139];[.BL138])" office:value-type="float" office:value="130628" calcext:value-type="float">
            <text:p>130628</text:p>
          </table:table-cell>
          <table:table-cell table:formula="of:=[.BL57]+MIN([.BL139];[.BM138])" office:value-type="float" office:value="125409" calcext:value-type="float">
            <text:p>125409</text:p>
          </table:table-cell>
          <table:table-cell table:formula="of:=[.BM57]+MIN([.BM139];[.BN138])" office:value-type="float" office:value="116249" calcext:value-type="float">
            <text:p>116249</text:p>
          </table:table-cell>
          <table:table-cell table:formula="of:=[.BN57]+MIN([.BN139];[.BO138])" office:value-type="float" office:value="117745" calcext:value-type="float">
            <text:p>117745</text:p>
          </table:table-cell>
          <table:table-cell table:formula="of:=[.BO57]+MIN([.BO139];[.BP138])" office:value-type="float" office:value="114507" calcext:value-type="float">
            <text:p>114507</text:p>
          </table:table-cell>
          <table:table-cell table:formula="of:=[.BP57]+MIN([.BP139];[.BQ138])" office:value-type="float" office:value="107658" calcext:value-type="float">
            <text:p>107658</text:p>
          </table:table-cell>
          <table:table-cell table:formula="of:=[.BQ57]+MIN([.BQ139];[.BR138])" office:value-type="float" office:value="119220" calcext:value-type="float">
            <text:p>119220</text:p>
          </table:table-cell>
          <table:table-cell table:formula="of:=[.BR57]+MIN([.BR139];[.BS138])" office:value-type="float" office:value="112517" calcext:value-type="float">
            <text:p>112517</text:p>
          </table:table-cell>
          <table:table-cell table:formula="of:=[.BS57]+MIN([.BS139];[.BT138])" office:value-type="float" office:value="119295" calcext:value-type="float">
            <text:p>119295</text:p>
          </table:table-cell>
          <table:table-cell table:formula="of:=[.BT57]+MIN([.BT139];[.BU138])" office:value-type="float" office:value="114765" calcext:value-type="float">
            <text:p>114765</text:p>
          </table:table-cell>
          <table:table-cell table:formula="of:=[.BU57]+MIN([.BU139];[.BV138])" office:value-type="float" office:value="121156" calcext:value-type="float">
            <text:p>121156</text:p>
          </table:table-cell>
          <table:table-cell table:formula="of:=[.BV57]+MIN([.BV139];[.BW138])" office:value-type="float" office:value="119171" calcext:value-type="float">
            <text:p>119171</text:p>
          </table:table-cell>
          <table:table-cell table:formula="of:=[.BW57]+MIN([.BW139];[.BX138])" office:value-type="float" office:value="117615" calcext:value-type="float">
            <text:p>117615</text:p>
          </table:table-cell>
          <table:table-cell table:formula="of:=[.BX57]+MIN([.BX139];[.BY138])" office:value-type="float" office:value="115161" calcext:value-type="float">
            <text:p>115161</text:p>
          </table:table-cell>
          <table:table-cell table:formula="of:=[.BY57]+MIN([.BY139];[.BZ138])" office:value-type="float" office:value="112089" calcext:value-type="float">
            <text:p>112089</text:p>
          </table:table-cell>
          <table:table-cell table:formula="of:=[.BZ57]+MIN([.BZ139];[.CA138])" office:value-type="float" office:value="112129" calcext:value-type="float">
            <text:p>112129</text:p>
          </table:table-cell>
          <table:table-cell table:formula="of:=[.CA57]+MIN([.CA139];[.CB138])" office:value-type="float" office:value="103432" calcext:value-type="float">
            <text:p>103432</text:p>
          </table:table-cell>
          <table:table-cell table:formula="of:=[.CB57]+[.CB139]" office:value-type="float" office:value="134445" calcext:value-type="float">
            <text:p>134445</text:p>
          </table:table-cell>
        </table:table-row>
        <table:table-row table:style-name="ro1">
          <table:table-cell table:formula="of:=[.A58]+MIN([.A140];[.B139])" office:value-type="float" office:value="330535" calcext:value-type="float">
            <text:p>330535</text:p>
          </table:table-cell>
          <table:table-cell table:formula="of:=[.B58]+MIN([.B140];[.C139])" office:value-type="float" office:value="322461" calcext:value-type="float">
            <text:p>322461</text:p>
          </table:table-cell>
          <table:table-cell table:formula="of:=[.C58]+MIN([.C140];[.D139])" office:value-type="float" office:value="321370" calcext:value-type="float">
            <text:p>321370</text:p>
          </table:table-cell>
          <table:table-cell table:formula="of:=[.D58]+MIN([.D140];[.E139])" office:value-type="float" office:value="313125" calcext:value-type="float">
            <text:p>313125</text:p>
          </table:table-cell>
          <table:table-cell table:formula="of:=[.E58]+MIN([.E140];[.F139])" office:value-type="float" office:value="312501" calcext:value-type="float">
            <text:p>312501</text:p>
          </table:table-cell>
          <table:table-cell table:formula="of:=[.F58]+MIN([.F140];[.G139])" office:value-type="float" office:value="315993" calcext:value-type="float">
            <text:p>315993</text:p>
          </table:table-cell>
          <table:table-cell table:formula="of:=[.G58]+MIN([.G140];[.H139])" office:value-type="float" office:value="307287" calcext:value-type="float">
            <text:p>307287</text:p>
          </table:table-cell>
          <table:table-cell table:formula="of:=[.H58]+MIN([.H140];[.I139])" office:value-type="float" office:value="313712" calcext:value-type="float">
            <text:p>313712</text:p>
          </table:table-cell>
          <table:table-cell table:formula="of:=[.I58]+MIN([.I140];[.J139])" office:value-type="float" office:value="305381" calcext:value-type="float">
            <text:p>305381</text:p>
          </table:table-cell>
          <table:table-cell table:formula="of:=[.J58]+MIN([.J140];[.K139])" office:value-type="float" office:value="305148" calcext:value-type="float">
            <text:p>305148</text:p>
          </table:table-cell>
          <table:table-cell table:formula="of:=[.K58]+MIN([.K140];[.L139])" office:value-type="float" office:value="308488" calcext:value-type="float">
            <text:p>308488</text:p>
          </table:table-cell>
          <table:table-cell table:formula="of:=[.L58]+MIN([.L140];[.M139])" office:value-type="float" office:value="301058" calcext:value-type="float">
            <text:p>301058</text:p>
          </table:table-cell>
          <table:table-cell table:formula="of:=[.M58]+MIN([.M140];[.N139])" office:value-type="float" office:value="292606" calcext:value-type="float">
            <text:p>292606</text:p>
          </table:table-cell>
          <table:table-cell table:formula="of:=[.N58]+MIN([.N140];[.O139])" office:value-type="float" office:value="289652" calcext:value-type="float">
            <text:p>289652</text:p>
          </table:table-cell>
          <table:table-cell table:formula="of:=[.O58]+MIN([.O140];[.P139])" office:value-type="float" office:value="286528" calcext:value-type="float">
            <text:p>286528</text:p>
          </table:table-cell>
          <table:table-cell table:formula="of:=[.P58]+MIN([.P140];[.Q139])" office:value-type="float" office:value="283059" calcext:value-type="float">
            <text:p>283059</text:p>
          </table:table-cell>
          <table:table-cell table:formula="of:=[.Q58]+MIN([.Q140];[.R139])" office:value-type="float" office:value="278813" calcext:value-type="float">
            <text:p>278813</text:p>
          </table:table-cell>
          <table:table-cell table:formula="of:=[.R58]+MIN([.R140];[.S139])" office:value-type="float" office:value="275461" calcext:value-type="float">
            <text:p>275461</text:p>
          </table:table-cell>
          <table:table-cell table:formula="of:=[.S58]+MIN([.S140];[.T139])" office:value-type="float" office:value="279072" calcext:value-type="float">
            <text:p>279072</text:p>
          </table:table-cell>
          <table:table-cell table:formula="of:=[.T58]+MIN([.T140];[.U139])" office:value-type="float" office:value="277613" calcext:value-type="float">
            <text:p>277613</text:p>
          </table:table-cell>
          <table:table-cell table:formula="of:=[.U58]+MIN([.U140];[.V139])" office:value-type="float" office:value="288026" calcext:value-type="float">
            <text:p>288026</text:p>
          </table:table-cell>
          <table:table-cell table:formula="of:=[.V58]+MIN([.V140];[.W139])" office:value-type="float" office:value="281529" calcext:value-type="float">
            <text:p>281529</text:p>
          </table:table-cell>
          <table:table-cell table:formula="of:=[.W58]+MIN([.W140];[.X139])" office:value-type="float" office:value="278467" calcext:value-type="float">
            <text:p>278467</text:p>
          </table:table-cell>
          <table:table-cell table:formula="of:=[.X58]+MIN([.X140];[.Y139])" office:value-type="float" office:value="270276" calcext:value-type="float">
            <text:p>270276</text:p>
          </table:table-cell>
          <table:table-cell table:formula="of:=[.Y58]+MIN([.Y140];[.Z139])" office:value-type="float" office:value="262955" calcext:value-type="float">
            <text:p>262955</text:p>
          </table:table-cell>
          <table:table-cell table:formula="of:=[.Z58]+MIN([.Z140];[.AA139])" office:value-type="float" office:value="257330" calcext:value-type="float">
            <text:p>257330</text:p>
          </table:table-cell>
          <table:table-cell table:formula="of:=[.AA58]+MIN([.AA140];[.AB139])" office:value-type="float" office:value="250210" calcext:value-type="float">
            <text:p>250210</text:p>
          </table:table-cell>
          <table:table-cell table:formula="of:=[.AB58]+MIN([.AB140];[.AC139])" office:value-type="float" office:value="251957" calcext:value-type="float">
            <text:p>251957</text:p>
          </table:table-cell>
          <table:table-cell table:formula="of:=[.AC58]+MIN([.AC140];[.AD139])" office:value-type="float" office:value="243905" calcext:value-type="float">
            <text:p>243905</text:p>
          </table:table-cell>
          <table:table-cell table:formula="of:=[.AD58]+MIN([.AD140];[.AE139])" office:value-type="float" office:value="236212" calcext:value-type="float">
            <text:p>236212</text:p>
          </table:table-cell>
          <table:table-cell table:formula="of:=[.AE58]+MIN([.AE140];[.AF139])" office:value-type="float" office:value="235382" calcext:value-type="float">
            <text:p>235382</text:p>
          </table:table-cell>
          <table:table-cell table:formula="of:=[.AF58]+MIN([.AF140];[.AG139])" office:value-type="float" office:value="230802" calcext:value-type="float">
            <text:p>230802</text:p>
          </table:table-cell>
          <table:table-cell table:formula="of:=[.AG58]+MIN([.AG140];[.AH139])" office:value-type="float" office:value="222574" calcext:value-type="float">
            <text:p>222574</text:p>
          </table:table-cell>
          <table:table-cell table:formula="of:=[.AH58]+MIN([.AH140];[.AI139])" office:value-type="float" office:value="213115" calcext:value-type="float">
            <text:p>213115</text:p>
          </table:table-cell>
          <table:table-cell table:formula="of:=[.AI58]+MIN([.AI140];[.AJ139])" office:value-type="float" office:value="204504" calcext:value-type="float">
            <text:p>204504</text:p>
          </table:table-cell>
          <table:table-cell table:formula="of:=[.AJ58]+MIN([.AJ140];[.AK139])" office:value-type="float" office:value="200005" calcext:value-type="float">
            <text:p>200005</text:p>
          </table:table-cell>
          <table:table-cell table:formula="of:=[.AK58]+MIN([.AK140];[.AL139])" office:value-type="float" office:value="198826" calcext:value-type="float">
            <text:p>198826</text:p>
          </table:table-cell>
          <table:table-cell table:formula="of:=[.AL58]+MIN([.AL140];[.AM139])" office:value-type="float" office:value="193838" calcext:value-type="float">
            <text:p>193838</text:p>
          </table:table-cell>
          <table:table-cell table:formula="of:=[.AM58]+MIN([.AM140];[.AN139])" office:value-type="float" office:value="192472" calcext:value-type="float">
            <text:p>192472</text:p>
          </table:table-cell>
          <table:table-cell table:formula="of:=[.AN58]+MIN([.AN140];[.AO139])" office:value-type="float" office:value="191922" calcext:value-type="float">
            <text:p>191922</text:p>
          </table:table-cell>
          <table:table-cell table:formula="of:=[.AO58]+MIN([.AO140];[.AP139])" office:value-type="float" office:value="189662" calcext:value-type="float">
            <text:p>189662</text:p>
          </table:table-cell>
          <table:table-cell table:formula="of:=[.AP58]+MIN([.AP140];[.AQ139])" office:value-type="float" office:value="183573" calcext:value-type="float">
            <text:p>183573</text:p>
          </table:table-cell>
          <table:table-cell table:formula="of:=[.AQ58]+MIN([.AQ140];[.AR139])" office:value-type="float" office:value="176701" calcext:value-type="float">
            <text:p>176701</text:p>
          </table:table-cell>
          <table:table-cell table:formula="of:=[.AR58]+MIN([.AR140];[.AS139])" office:value-type="float" office:value="176432" calcext:value-type="float">
            <text:p>176432</text:p>
          </table:table-cell>
          <table:table-cell table:formula="of:=[.AS58]+MIN([.AS140];[.AT139])" office:value-type="float" office:value="169219" calcext:value-type="float">
            <text:p>169219</text:p>
          </table:table-cell>
          <table:table-cell table:formula="of:=[.AT58]+MIN([.AT140];[.AU139])" office:value-type="float" office:value="167371" calcext:value-type="float">
            <text:p>167371</text:p>
          </table:table-cell>
          <table:table-cell table:formula="of:=[.AU58]+MIN([.AU140];[.AV139])" office:value-type="float" office:value="170965" calcext:value-type="float">
            <text:p>170965</text:p>
          </table:table-cell>
          <table:table-cell table:formula="of:=[.AV58]+MIN([.AV140];[.AW139])" office:value-type="float" office:value="164293" calcext:value-type="float">
            <text:p>164293</text:p>
          </table:table-cell>
          <table:table-cell table:formula="of:=[.AW58]+MIN([.AW140];[.AX139])" office:value-type="float" office:value="159403" calcext:value-type="float">
            <text:p>159403</text:p>
          </table:table-cell>
          <table:table-cell table:formula="of:=[.AX58]+MIN([.AX140];[.AY139])" office:value-type="float" office:value="158747" calcext:value-type="float">
            <text:p>158747</text:p>
          </table:table-cell>
          <table:table-cell table:formula="of:=[.AY58]+MIN([.AY140];[.AZ139])" office:value-type="float" office:value="159902" calcext:value-type="float">
            <text:p>159902</text:p>
          </table:table-cell>
          <table:table-cell table:formula="of:=[.AZ58]+MIN([.AZ140];[.BA139])" office:value-type="float" office:value="153366" calcext:value-type="float">
            <text:p>153366</text:p>
          </table:table-cell>
          <table:table-cell table:formula="of:=[.BA58]+MIN([.BA140];[.BB139])" office:value-type="float" office:value="151540" calcext:value-type="float">
            <text:p>151540</text:p>
          </table:table-cell>
          <table:table-cell table:formula="of:=[.BB58]+MIN([.BB140];[.BC139])" office:value-type="float" office:value="146797" calcext:value-type="float">
            <text:p>146797</text:p>
          </table:table-cell>
          <table:table-cell table:formula="of:=[.BC58]+MIN([.BC140];[.BD139])" office:value-type="float" office:value="141807" calcext:value-type="float">
            <text:p>141807</text:p>
          </table:table-cell>
          <table:table-cell table:formula="of:=[.BD58]+MIN([.BD140];[.BE139])" office:value-type="float" office:value="143972" calcext:value-type="float">
            <text:p>143972</text:p>
          </table:table-cell>
          <table:table-cell table:formula="of:=[.BE58]+MIN([.BE140];[.BF139])" office:value-type="float" office:value="137761" calcext:value-type="float">
            <text:p>137761</text:p>
          </table:table-cell>
          <table:table-cell table:formula="of:=[.BF58]+MIN([.BF140];[.BG139])" office:value-type="float" office:value="135441" calcext:value-type="float">
            <text:p>135441</text:p>
          </table:table-cell>
          <table:table-cell table:formula="of:=[.BG58]+MIN([.BG140];[.BH139])" office:value-type="float" office:value="131538" calcext:value-type="float">
            <text:p>131538</text:p>
          </table:table-cell>
          <table:table-cell table:formula="of:=[.BH58]+MIN([.BH140];[.BI139])" office:value-type="float" office:value="121808" calcext:value-type="float">
            <text:p>121808</text:p>
          </table:table-cell>
          <table:table-cell table:formula="of:=[.BI58]+MIN([.BI140];[.BJ139])" office:value-type="float" office:value="118252" calcext:value-type="float">
            <text:p>118252</text:p>
          </table:table-cell>
          <table:table-cell table:formula="of:=[.BJ58]+MIN([.BJ140];[.BK139])" office:value-type="float" office:value="129701" calcext:value-type="float">
            <text:p>129701</text:p>
          </table:table-cell>
          <table:table-cell table:formula="of:=[.BK58]+MIN([.BK140];[.BL139])" office:value-type="float" office:value="124715" calcext:value-type="float">
            <text:p>124715</text:p>
          </table:table-cell>
          <table:table-cell table:formula="of:=[.BL58]+MIN([.BL140];[.BM139])" office:value-type="float" office:value="122630" calcext:value-type="float">
            <text:p>122630</text:p>
          </table:table-cell>
          <table:table-cell table:formula="of:=[.BM58]+MIN([.BM140];[.BN139])" office:value-type="float" office:value="114379" calcext:value-type="float">
            <text:p>114379</text:p>
          </table:table-cell>
          <table:table-cell table:formula="of:=[.BN58]+MIN([.BN140];[.BO139])" office:value-type="float" office:value="111981" calcext:value-type="float">
            <text:p>111981</text:p>
          </table:table-cell>
          <table:table-cell table:formula="of:=[.BO58]+MIN([.BO140];[.BP139])" office:value-type="float" office:value="104620" calcext:value-type="float">
            <text:p>104620</text:p>
          </table:table-cell>
          <table:table-cell table:formula="of:=[.BP58]+MIN([.BP140];[.BQ139])" office:value-type="float" office:value="103181" calcext:value-type="float">
            <text:p>103181</text:p>
          </table:table-cell>
          <table:table-cell table:formula="of:=[.BQ58]+MIN([.BQ140];[.BR139])" office:value-type="float" office:value="113433" calcext:value-type="float">
            <text:p>113433</text:p>
          </table:table-cell>
          <table:table-cell table:formula="of:=[.BR58]+MIN([.BR140];[.BS139])" office:value-type="float" office:value="111104" calcext:value-type="float">
            <text:p>111104</text:p>
          </table:table-cell>
          <table:table-cell table:formula="of:=[.BS58]+MIN([.BS140];[.BT139])" office:value-type="float" office:value="114300" calcext:value-type="float">
            <text:p>114300</text:p>
          </table:table-cell>
          <table:table-cell table:formula="of:=[.BT58]+MIN([.BT140];[.BU139])" office:value-type="float" office:value="109271" calcext:value-type="float">
            <text:p>109271</text:p>
          </table:table-cell>
          <table:table-cell table:formula="of:=[.BU58]+MIN([.BU140];[.BV139])" office:value-type="float" office:value="114025" calcext:value-type="float">
            <text:p>114025</text:p>
          </table:table-cell>
          <table:table-cell table:formula="of:=[.BV58]+MIN([.BV140];[.BW139])" office:value-type="float" office:value="116979" calcext:value-type="float">
            <text:p>116979</text:p>
          </table:table-cell>
          <table:table-cell table:formula="of:=[.BW58]+MIN([.BW140];[.BX139])" office:value-type="float" office:value="108646" calcext:value-type="float">
            <text:p>108646</text:p>
          </table:table-cell>
          <table:table-cell table:formula="of:=[.BX58]+MIN([.BX140];[.BY139])" office:value-type="float" office:value="108023" calcext:value-type="float">
            <text:p>108023</text:p>
          </table:table-cell>
          <table:table-cell table:formula="of:=[.BY58]+MIN([.BY140];[.BZ139])" office:value-type="float" office:value="108092" calcext:value-type="float">
            <text:p>108092</text:p>
          </table:table-cell>
          <table:table-cell table:formula="of:=[.BZ58]+MIN([.BZ140];[.CA139])" office:value-type="float" office:value="109926" calcext:value-type="float">
            <text:p>109926</text:p>
          </table:table-cell>
          <table:table-cell table:formula="of:=[.CA58]+MIN([.CA140];[.CB139])" office:value-type="float" office:value="102786" calcext:value-type="float">
            <text:p>102786</text:p>
          </table:table-cell>
          <table:table-cell table:formula="of:=[.CB58]+[.CB140]" office:value-type="float" office:value="133417" calcext:value-type="float">
            <text:p>133417</text:p>
          </table:table-cell>
        </table:table-row>
        <table:table-row table:style-name="ro1">
          <table:table-cell table:formula="of:=[.A59]+MIN([.A141];[.B140])" office:value-type="float" office:value="328575" calcext:value-type="float">
            <text:p>328575</text:p>
          </table:table-cell>
          <table:table-cell table:formula="of:=[.B59]+MIN([.B141];[.C140])" office:value-type="float" office:value="320730" calcext:value-type="float">
            <text:p>320730</text:p>
          </table:table-cell>
          <table:table-cell table:formula="of:=[.C59]+MIN([.C141];[.D140])" office:value-type="float" office:value="316036" calcext:value-type="float">
            <text:p>316036</text:p>
          </table:table-cell>
          <table:table-cell table:formula="of:=[.D59]+MIN([.D141];[.E140])" office:value-type="float" office:value="316149" calcext:value-type="float">
            <text:p>316149</text:p>
          </table:table-cell>
          <table:table-cell table:formula="of:=[.E59]+MIN([.E141];[.F140])" office:value-type="float" office:value="307900" calcext:value-type="float">
            <text:p>307900</text:p>
          </table:table-cell>
          <table:table-cell table:formula="of:=[.F59]+MIN([.F141];[.G140])" office:value-type="float" office:value="307610" calcext:value-type="float">
            <text:p>307610</text:p>
          </table:table-cell>
          <table:table-cell table:formula="of:=[.G59]+MIN([.G141];[.H140])" office:value-type="float" office:value="307132" calcext:value-type="float">
            <text:p>307132</text:p>
          </table:table-cell>
          <table:table-cell table:formula="of:=[.H59]+MIN([.H141];[.I140])" office:value-type="float" office:value="304821" calcext:value-type="float">
            <text:p>304821</text:p>
          </table:table-cell>
          <table:table-cell table:formula="of:=[.I59]+MIN([.I141];[.J140])" office:value-type="float" office:value="305072" calcext:value-type="float">
            <text:p>305072</text:p>
          </table:table-cell>
          <table:table-cell table:formula="of:=[.J59]+MIN([.J141];[.K140])" office:value-type="float" office:value="302596" calcext:value-type="float">
            <text:p>302596</text:p>
          </table:table-cell>
          <table:table-cell table:formula="of:=[.K59]+MIN([.K141];[.L140])" office:value-type="float" office:value="300280" calcext:value-type="float">
            <text:p>300280</text:p>
          </table:table-cell>
          <table:table-cell table:formula="of:=[.L59]+MIN([.L141];[.M140])" office:value-type="float" office:value="296013" calcext:value-type="float">
            <text:p>296013</text:p>
          </table:table-cell>
          <table:table-cell table:formula="of:=[.M59]+MIN([.M141];[.N140])" office:value-type="float" office:value="293901" calcext:value-type="float">
            <text:p>293901</text:p>
          </table:table-cell>
          <table:table-cell table:formula="of:=[.N59]+MIN([.N141];[.O140])" office:value-type="float" office:value="294074" calcext:value-type="float">
            <text:p>294074</text:p>
          </table:table-cell>
          <table:table-cell table:formula="of:=[.O59]+MIN([.O141];[.P140])" office:value-type="float" office:value="290095" calcext:value-type="float">
            <text:p>290095</text:p>
          </table:table-cell>
          <table:table-cell table:formula="of:=[.P59]+MIN([.P141];[.Q140])" office:value-type="float" office:value="286799" calcext:value-type="float">
            <text:p>286799</text:p>
          </table:table-cell>
          <table:table-cell table:formula="of:=[.Q59]+MIN([.Q141];[.R140])" office:value-type="float" office:value="279210" calcext:value-type="float">
            <text:p>279210</text:p>
          </table:table-cell>
          <table:table-cell table:formula="of:=[.R59]+MIN([.R141];[.S140])" office:value-type="float" office:value="274356" calcext:value-type="float">
            <text:p>274356</text:p>
          </table:table-cell>
          <table:table-cell table:formula="of:=[.S59]+MIN([.S141];[.T140])" office:value-type="float" office:value="274563" calcext:value-type="float">
            <text:p>274563</text:p>
          </table:table-cell>
          <table:table-cell table:formula="of:=[.T59]+MIN([.T141];[.U140])" office:value-type="float" office:value="268936" calcext:value-type="float">
            <text:p>268936</text:p>
          </table:table-cell>
          <table:table-cell table:formula="of:=[.U59]+MIN([.U141];[.V140])" office:value-type="float" office:value="278125" calcext:value-type="float">
            <text:p>278125</text:p>
          </table:table-cell>
          <table:table-cell table:formula="of:=[.V59]+MIN([.V141];[.W140])" office:value-type="float" office:value="277113" calcext:value-type="float">
            <text:p>277113</text:p>
          </table:table-cell>
          <table:table-cell table:formula="of:=[.W59]+MIN([.W141];[.X140])" office:value-type="float" office:value="270601" calcext:value-type="float">
            <text:p>270601</text:p>
          </table:table-cell>
          <table:table-cell table:formula="of:=[.X59]+MIN([.X141];[.Y140])" office:value-type="float" office:value="260993" calcext:value-type="float">
            <text:p>260993</text:p>
          </table:table-cell>
          <table:table-cell table:formula="of:=[.Y59]+MIN([.Y141];[.Z140])" office:value-type="float" office:value="259075" calcext:value-type="float">
            <text:p>259075</text:p>
          </table:table-cell>
          <table:table-cell table:formula="of:=[.Z59]+MIN([.Z141];[.AA140])" office:value-type="float" office:value="252005" calcext:value-type="float">
            <text:p>252005</text:p>
          </table:table-cell>
          <table:table-cell table:formula="of:=[.AA59]+MIN([.AA141];[.AB140])" office:value-type="float" office:value="247258" calcext:value-type="float">
            <text:p>247258</text:p>
          </table:table-cell>
          <table:table-cell table:formula="of:=[.AB59]+MIN([.AB141];[.AC140])" office:value-type="float" office:value="243076" calcext:value-type="float">
            <text:p>243076</text:p>
          </table:table-cell>
          <table:table-cell table:formula="of:=[.AC59]+MIN([.AC141];[.AD140])" office:value-type="float" office:value="240218" calcext:value-type="float">
            <text:p>240218</text:p>
          </table:table-cell>
          <table:table-cell table:formula="of:=[.AD59]+MIN([.AD141];[.AE140])" office:value-type="float" office:value="237452" calcext:value-type="float">
            <text:p>237452</text:p>
          </table:table-cell>
          <table:table-cell table:formula="of:=[.AE59]+MIN([.AE141];[.AF140])" office:value-type="float" office:value="232846" calcext:value-type="float">
            <text:p>232846</text:p>
          </table:table-cell>
          <table:table-cell table:formula="of:=[.AF59]+MIN([.AF141];[.AG140])" office:value-type="float" office:value="229014" calcext:value-type="float">
            <text:p>229014</text:p>
          </table:table-cell>
          <table:table-cell table:formula="of:=[.AG59]+MIN([.AG141];[.AH140])" office:value-type="float" office:value="226738" calcext:value-type="float">
            <text:p>226738</text:p>
          </table:table-cell>
          <table:table-cell table:formula="of:=[.AH59]+MIN([.AH141];[.AI140])" office:value-type="float" office:value="219913" calcext:value-type="float">
            <text:p>219913</text:p>
          </table:table-cell>
          <table:table-cell table:formula="of:=[.AI59]+MIN([.AI141];[.AJ140])" office:value-type="float" office:value="211345" calcext:value-type="float">
            <text:p>211345</text:p>
          </table:table-cell>
          <table:table-cell table:formula="of:=[.AJ59]+MIN([.AJ141];[.AK140])" office:value-type="float" office:value="202292" calcext:value-type="float">
            <text:p>202292</text:p>
          </table:table-cell>
          <table:table-cell table:formula="of:=[.AK59]+MIN([.AK141];[.AL140])" office:value-type="float" office:value="198048" calcext:value-type="float">
            <text:p>198048</text:p>
          </table:table-cell>
          <table:table-cell table:formula="of:=[.AL59]+MIN([.AL141];[.AM140])" office:value-type="float" office:value="192444" calcext:value-type="float">
            <text:p>192444</text:p>
          </table:table-cell>
          <table:table-cell table:formula="of:=[.AM59]+MIN([.AM141];[.AN140])" office:value-type="float" office:value="192342" calcext:value-type="float">
            <text:p>192342</text:p>
          </table:table-cell>
          <table:table-cell table:formula="of:=[.AN59]+MIN([.AN141];[.AO140])" office:value-type="float" office:value="189586" calcext:value-type="float">
            <text:p>189586</text:p>
          </table:table-cell>
          <table:table-cell table:formula="of:=[.AO59]+MIN([.AO141];[.AP140])" office:value-type="float" office:value="188859" calcext:value-type="float">
            <text:p>188859</text:p>
          </table:table-cell>
          <table:table-cell table:formula="of:=[.AP59]+MIN([.AP141];[.AQ140])" office:value-type="float" office:value="182972" calcext:value-type="float">
            <text:p>182972</text:p>
          </table:table-cell>
          <table:table-cell table:formula="of:=[.AQ59]+MIN([.AQ141];[.AR140])" office:value-type="float" office:value="180406" calcext:value-type="float">
            <text:p>180406</text:p>
          </table:table-cell>
          <table:table-cell table:formula="of:=[.AR59]+MIN([.AR141];[.AS140])" office:value-type="float" office:value="172484" calcext:value-type="float">
            <text:p>172484</text:p>
          </table:table-cell>
          <table:table-cell table:formula="of:=[.AS59]+MIN([.AS141];[.AT140])" office:value-type="float" office:value="172440" calcext:value-type="float">
            <text:p>172440</text:p>
          </table:table-cell>
          <table:table-cell table:formula="of:=[.AT59]+MIN([.AT141];[.AU140])" office:value-type="float" office:value="166454" calcext:value-type="float">
            <text:p>166454</text:p>
          </table:table-cell>
          <table:table-cell table:formula="of:=[.AU59]+MIN([.AU141];[.AV140])" office:value-type="float" office:value="165833" calcext:value-type="float">
            <text:p>165833</text:p>
          </table:table-cell>
          <table:table-cell table:formula="of:=[.AV59]+MIN([.AV141];[.AW140])" office:value-type="float" office:value="164631" calcext:value-type="float">
            <text:p>164631</text:p>
          </table:table-cell>
          <table:table-cell table:formula="of:=[.AW59]+MIN([.AW141];[.AX140])" office:value-type="float" office:value="164257" calcext:value-type="float">
            <text:p>164257</text:p>
          </table:table-cell>
          <table:table-cell table:formula="of:=[.AX59]+MIN([.AX141];[.AY140])" office:value-type="float" office:value="157269" calcext:value-type="float">
            <text:p>157269</text:p>
          </table:table-cell>
          <table:table-cell table:formula="of:=[.AY59]+MIN([.AY141];[.AZ140])" office:value-type="float" office:value="153828" calcext:value-type="float">
            <text:p>153828</text:p>
          </table:table-cell>
          <table:table-cell table:formula="of:=[.AZ59]+MIN([.AZ141];[.BA140])" office:value-type="float" office:value="150201" calcext:value-type="float">
            <text:p>150201</text:p>
          </table:table-cell>
          <table:table-cell table:formula="of:=[.BA59]+MIN([.BA141];[.BB140])" office:value-type="float" office:value="152080" calcext:value-type="float">
            <text:p>152080</text:p>
          </table:table-cell>
          <table:table-cell table:formula="of:=[.BB59]+MIN([.BB141];[.BC140])" office:value-type="float" office:value="145199" calcext:value-type="float">
            <text:p>145199</text:p>
          </table:table-cell>
          <table:table-cell table:formula="of:=[.BC59]+MIN([.BC141];[.BD140])" office:value-type="float" office:value="140631" calcext:value-type="float">
            <text:p>140631</text:p>
          </table:table-cell>
          <table:table-cell table:formula="of:=[.BD59]+MIN([.BD141];[.BE140])" office:value-type="float" office:value="139233" calcext:value-type="float">
            <text:p>139233</text:p>
          </table:table-cell>
          <table:table-cell table:formula="of:=[.BE59]+MIN([.BE141];[.BF140])" office:value-type="float" office:value="130554" calcext:value-type="float">
            <text:p>130554</text:p>
          </table:table-cell>
          <table:table-cell table:formula="of:=[.BF59]+MIN([.BF141];[.BG140])" office:value-type="float" office:value="130157" calcext:value-type="float">
            <text:p>130157</text:p>
          </table:table-cell>
          <table:table-cell table:formula="of:=[.BG59]+MIN([.BG141];[.BH140])" office:value-type="float" office:value="126229" calcext:value-type="float">
            <text:p>126229</text:p>
          </table:table-cell>
          <table:table-cell table:formula="of:=[.BH59]+MIN([.BH141];[.BI140])" office:value-type="float" office:value="117070" calcext:value-type="float">
            <text:p>117070</text:p>
          </table:table-cell>
          <table:table-cell table:formula="of:=[.BI59]+MIN([.BI141];[.BJ140])" office:value-type="float" office:value="116703" calcext:value-type="float">
            <text:p>116703</text:p>
          </table:table-cell>
          <table:table-cell table:formula="of:=[.BJ59]+MIN([.BJ141];[.BK140])" office:value-type="float" office:value="125900" calcext:value-type="float">
            <text:p>125900</text:p>
          </table:table-cell>
          <table:table-cell table:formula="of:=[.BK59]+MIN([.BK141];[.BL140])" office:value-type="float" office:value="119773" calcext:value-type="float">
            <text:p>119773</text:p>
          </table:table-cell>
          <table:table-cell table:formula="of:=[.BL59]+MIN([.BL141];[.BM140])" office:value-type="float" office:value="113985" calcext:value-type="float">
            <text:p>113985</text:p>
          </table:table-cell>
          <table:table-cell table:formula="of:=[.BM59]+MIN([.BM141];[.BN140])" office:value-type="float" office:value="110681" calcext:value-type="float">
            <text:p>110681</text:p>
          </table:table-cell>
          <table:table-cell table:formula="of:=[.BN59]+MIN([.BN141];[.BO140])" office:value-type="float" office:value="102552" calcext:value-type="float">
            <text:p>102552</text:p>
          </table:table-cell>
          <table:table-cell table:formula="of:=[.BO59]+MIN([.BO141];[.BP140])" office:value-type="float" office:value="103675" calcext:value-type="float">
            <text:p>103675</text:p>
          </table:table-cell>
          <table:table-cell table:formula="of:=[.BP59]+MIN([.BP141];[.BQ140])" office:value-type="float" office:value="101006" calcext:value-type="float">
            <text:p>101006</text:p>
          </table:table-cell>
          <table:table-cell table:formula="of:=[.BQ59]+MIN([.BQ141];[.BR140])" office:value-type="float" office:value="106884" calcext:value-type="float">
            <text:p>106884</text:p>
          </table:table-cell>
          <table:table-cell table:formula="of:=[.BR59]+MIN([.BR141];[.BS140])" office:value-type="float" office:value="108046" calcext:value-type="float">
            <text:p>108046</text:p>
          </table:table-cell>
          <table:table-cell table:formula="of:=[.BS59]+MIN([.BS141];[.BT140])" office:value-type="float" office:value="107787" calcext:value-type="float">
            <text:p>107787</text:p>
          </table:table-cell>
          <table:table-cell table:formula="of:=[.BT59]+MIN([.BT141];[.BU140])" office:value-type="float" office:value="107697" calcext:value-type="float">
            <text:p>107697</text:p>
          </table:table-cell>
          <table:table-cell table:formula="of:=[.BU59]+MIN([.BU141];[.BV140])" office:value-type="float" office:value="107037" calcext:value-type="float">
            <text:p>107037</text:p>
          </table:table-cell>
          <table:table-cell table:formula="of:=[.BV59]+MIN([.BV141];[.BW140])" office:value-type="float" office:value="112549" calcext:value-type="float">
            <text:p>112549</text:p>
          </table:table-cell>
          <table:table-cell table:formula="of:=[.BW59]+MIN([.BW141];[.BX140])" office:value-type="float" office:value="105240" calcext:value-type="float">
            <text:p>105240</text:p>
          </table:table-cell>
          <table:table-cell table:formula="of:=[.BX59]+MIN([.BX141];[.BY140])" office:value-type="float" office:value="102778" calcext:value-type="float">
            <text:p>102778</text:p>
          </table:table-cell>
          <table:table-cell table:formula="of:=[.BY59]+MIN([.BY141];[.BZ140])" office:value-type="float" office:value="102661" calcext:value-type="float">
            <text:p>102661</text:p>
          </table:table-cell>
          <table:table-cell table:formula="of:=[.BZ59]+MIN([.BZ141];[.CA140])" office:value-type="float" office:value="103425" calcext:value-type="float">
            <text:p>103425</text:p>
          </table:table-cell>
          <table:table-cell table:formula="of:=[.CA59]+MIN([.CA141];[.CB140])" office:value-type="float" office:value="95701" calcext:value-type="float">
            <text:p>95701</text:p>
          </table:table-cell>
          <table:table-cell table:formula="of:=[.CB59]+[.CB141]" office:value-type="float" office:value="127010" calcext:value-type="float">
            <text:p>127010</text:p>
          </table:table-cell>
        </table:table-row>
        <table:table-row table:style-name="ro1">
          <table:table-cell table:formula="of:=[.A60]+MIN([.A142];[.B141])" office:value-type="float" office:value="321307" calcext:value-type="float">
            <text:p>321307</text:p>
          </table:table-cell>
          <table:table-cell table:formula="of:=[.B60]+MIN([.B142];[.C141])" office:value-type="float" office:value="317143" calcext:value-type="float">
            <text:p>317143</text:p>
          </table:table-cell>
          <table:table-cell table:formula="of:=[.C60]+MIN([.C142];[.D141])" office:value-type="float" office:value="313506" calcext:value-type="float">
            <text:p>313506</text:p>
          </table:table-cell>
          <table:table-cell table:formula="of:=[.D60]+MIN([.D142];[.E141])" office:value-type="float" office:value="311506" calcext:value-type="float">
            <text:p>311506</text:p>
          </table:table-cell>
          <table:table-cell table:formula="of:=[.E60]+MIN([.E142];[.F141])" office:value-type="float" office:value="310565" calcext:value-type="float">
            <text:p>310565</text:p>
          </table:table-cell>
          <table:table-cell table:formula="of:=[.F60]+MIN([.F142];[.G141])" office:value-type="float" office:value="301662" calcext:value-type="float">
            <text:p>301662</text:p>
          </table:table-cell>
          <table:table-cell table:formula="of:=[.G60]+MIN([.G142];[.H141])" office:value-type="float" office:value="301623" calcext:value-type="float">
            <text:p>301623</text:p>
          </table:table-cell>
          <table:table-cell table:formula="of:=[.H60]+MIN([.H142];[.I141])" office:value-type="float" office:value="303233" calcext:value-type="float">
            <text:p>303233</text:p>
          </table:table-cell>
          <table:table-cell table:formula="of:=[.I60]+MIN([.I142];[.J141])" office:value-type="float" office:value="299132" calcext:value-type="float">
            <text:p>299132</text:p>
          </table:table-cell>
          <table:table-cell table:formula="of:=[.J60]+MIN([.J142];[.K141])" office:value-type="float" office:value="298101" calcext:value-type="float">
            <text:p>298101</text:p>
          </table:table-cell>
          <table:table-cell table:formula="of:=[.K60]+MIN([.K142];[.L141])" office:value-type="float" office:value="294414" calcext:value-type="float">
            <text:p>294414</text:p>
          </table:table-cell>
          <table:table-cell table:formula="of:=[.L60]+MIN([.L142];[.M141])" office:value-type="float" office:value="290992" calcext:value-type="float">
            <text:p>290992</text:p>
          </table:table-cell>
          <table:table-cell table:formula="of:=[.M60]+MIN([.M142];[.N141])" office:value-type="float" office:value="289275" calcext:value-type="float">
            <text:p>289275</text:p>
          </table:table-cell>
          <table:table-cell table:formula="of:=[.N60]+MIN([.N142];[.O141])" office:value-type="float" office:value="292167" calcext:value-type="float">
            <text:p>292167</text:p>
          </table:table-cell>
          <table:table-cell table:formula="of:=[.O60]+MIN([.O142];[.P141])" office:value-type="float" office:value="287652" calcext:value-type="float">
            <text:p>287652</text:p>
          </table:table-cell>
          <table:table-cell table:formula="of:=[.P60]+MIN([.P142];[.Q141])" office:value-type="float" office:value="284865" calcext:value-type="float">
            <text:p>284865</text:p>
          </table:table-cell>
          <table:table-cell table:formula="of:=[.Q60]+MIN([.Q142];[.R141])" office:value-type="float" office:value="278738" calcext:value-type="float">
            <text:p>278738</text:p>
          </table:table-cell>
          <table:table-cell table:formula="of:=[.R60]+MIN([.R142];[.S141])" office:value-type="float" office:value="272358" calcext:value-type="float">
            <text:p>272358</text:p>
          </table:table-cell>
          <table:table-cell table:formula="of:=[.S60]+MIN([.S142];[.T141])" office:value-type="float" office:value="274950" calcext:value-type="float">
            <text:p>274950</text:p>
          </table:table-cell>
          <table:table-cell table:formula="of:=[.T60]+MIN([.T142];[.U141])" office:value-type="float" office:value="265010" calcext:value-type="float">
            <text:p>265010</text:p>
          </table:table-cell>
          <table:table-cell table:formula="of:=[.U60]+MIN([.U142];[.V141])" office:value-type="float" office:value="269779" calcext:value-type="float">
            <text:p>269779</text:p>
          </table:table-cell>
          <table:table-cell table:formula="of:=[.V60]+MIN([.V142];[.W141])" office:value-type="float" office:value="272491" calcext:value-type="float">
            <text:p>272491</text:p>
          </table:table-cell>
          <table:table-cell table:formula="of:=[.W60]+MIN([.W142];[.X141])" office:value-type="float" office:value="263246" calcext:value-type="float">
            <text:p>263246</text:p>
          </table:table-cell>
          <table:table-cell table:formula="of:=[.X60]+MIN([.X142];[.Y141])" office:value-type="float" office:value="261009" calcext:value-type="float">
            <text:p>261009</text:p>
          </table:table-cell>
          <table:table-cell table:formula="of:=[.Y60]+MIN([.Y142];[.Z141])" office:value-type="float" office:value="260083" calcext:value-type="float">
            <text:p>260083</text:p>
          </table:table-cell>
          <table:table-cell table:formula="of:=[.Z60]+MIN([.Z142];[.AA141])" office:value-type="float" office:value="255620" calcext:value-type="float">
            <text:p>255620</text:p>
          </table:table-cell>
          <table:table-cell table:formula="of:=[.AA60]+MIN([.AA142];[.AB141])" office:value-type="float" office:value="250567" calcext:value-type="float">
            <text:p>250567</text:p>
          </table:table-cell>
          <table:table-cell table:formula="of:=[.AB60]+MIN([.AB142];[.AC141])" office:value-type="float" office:value="247736" calcext:value-type="float">
            <text:p>247736</text:p>
          </table:table-cell>
          <table:table-cell table:formula="of:=[.AC60]+MIN([.AC142];[.AD141])" office:value-type="float" office:value="244485" calcext:value-type="float">
            <text:p>244485</text:p>
          </table:table-cell>
          <table:table-cell table:formula="of:=[.AD60]+MIN([.AD142];[.AE141])" office:value-type="float" office:value="234678" calcext:value-type="float">
            <text:p>234678</text:p>
          </table:table-cell>
          <table:table-cell table:formula="of:=[.AE60]+MIN([.AE142];[.AF141])" office:value-type="float" office:value="226577" calcext:value-type="float">
            <text:p>226577</text:p>
          </table:table-cell>
          <table:table-cell table:formula="of:=[.AF60]+MIN([.AF142];[.AG141])" office:value-type="float" office:value="224907" calcext:value-type="float">
            <text:p>224907</text:p>
          </table:table-cell>
          <table:table-cell table:formula="of:=[.AG60]+MIN([.AG142];[.AH141])" office:value-type="float" office:value="217756" calcext:value-type="float">
            <text:p>217756</text:p>
          </table:table-cell>
          <table:table-cell table:formula="of:=[.AH60]+MIN([.AH142];[.AI141])" office:value-type="float" office:value="222038" calcext:value-type="float">
            <text:p>222038</text:p>
          </table:table-cell>
          <table:table-cell table:formula="of:=[.AI60]+MIN([.AI142];[.AJ141])" office:value-type="float" office:value="230358" calcext:value-type="float">
            <text:p>230358</text:p>
          </table:table-cell>
          <table:table-cell table:formula="of:=[.AJ60]+MIN([.AJ142];[.AK141])" office:value-type="float" office:value="223049" calcext:value-type="float">
            <text:p>223049</text:p>
          </table:table-cell>
          <table:table-cell table:formula="of:=[.AK60]+MIN([.AK142];[.AL141])" office:value-type="float" office:value="216219" calcext:value-type="float">
            <text:p>216219</text:p>
          </table:table-cell>
          <table:table-cell table:formula="of:=[.AL60]+MIN([.AL142];[.AM141])" office:value-type="float" office:value="210433" calcext:value-type="float">
            <text:p>210433</text:p>
          </table:table-cell>
          <table:table-cell table:formula="of:=[.AM60]+MIN([.AM142];[.AN141])" office:value-type="float" office:value="204697" calcext:value-type="float">
            <text:p>204697</text:p>
          </table:table-cell>
          <table:table-cell table:formula="of:=[.AN60]+MIN([.AN142];[.AO141])" office:value-type="float" office:value="197391" calcext:value-type="float">
            <text:p>197391</text:p>
          </table:table-cell>
          <table:table-cell table:formula="of:=[.AO60]+MIN([.AO142];[.AP141])" office:value-type="float" office:value="194681" calcext:value-type="float">
            <text:p>194681</text:p>
          </table:table-cell>
          <table:table-cell table:formula="of:=[.AP60]+MIN([.AP142];[.AQ141])" office:value-type="float" office:value="192022" calcext:value-type="float">
            <text:p>192022</text:p>
          </table:table-cell>
          <table:table-cell table:formula="of:=[.AQ60]+MIN([.AQ142];[.AR141])" office:value-type="float" office:value="193702" calcext:value-type="float">
            <text:p>193702</text:p>
          </table:table-cell>
          <table:table-cell table:formula="of:=[.AR60]+MIN([.AR142];[.AS141])" office:value-type="float" office:value="186175" calcext:value-type="float">
            <text:p>186175</text:p>
          </table:table-cell>
          <table:table-cell table:formula="of:=[.AS60]+MIN([.AS142];[.AT141])" office:value-type="float" office:value="179857" calcext:value-type="float">
            <text:p>179857</text:p>
          </table:table-cell>
          <table:table-cell table:formula="of:=[.AT60]+MIN([.AT142];[.AU141])" office:value-type="float" office:value="171945" calcext:value-type="float">
            <text:p>171945</text:p>
          </table:table-cell>
          <table:table-cell table:formula="of:=[.AU60]+MIN([.AU142];[.AV141])" office:value-type="float" office:value="169361" calcext:value-type="float">
            <text:p>169361</text:p>
          </table:table-cell>
          <table:table-cell table:formula="of:=[.AV60]+MIN([.AV142];[.AW141])" office:value-type="float" office:value="167281" calcext:value-type="float">
            <text:p>167281</text:p>
          </table:table-cell>
          <table:table-cell table:formula="of:=[.AW60]+MIN([.AW142];[.AX141])" office:value-type="float" office:value="159844" calcext:value-type="float">
            <text:p>159844</text:p>
          </table:table-cell>
          <table:table-cell table:formula="of:=[.AX60]+MIN([.AX142];[.AY141])" office:value-type="float" office:value="153139" calcext:value-type="float">
            <text:p>153139</text:p>
          </table:table-cell>
          <table:table-cell table:formula="of:=[.AY60]+MIN([.AY142];[.AZ141])" office:value-type="float" office:value="150885" calcext:value-type="float">
            <text:p>150885</text:p>
          </table:table-cell>
          <table:table-cell table:formula="of:=[.AZ60]+MIN([.AZ142];[.BA141])" office:value-type="float" office:value="143457" calcext:value-type="float">
            <text:p>143457</text:p>
          </table:table-cell>
          <table:table-cell table:formula="of:=[.BA60]+MIN([.BA142];[.BB141])" office:value-type="float" office:value="142637" calcext:value-type="float">
            <text:p>142637</text:p>
          </table:table-cell>
          <table:table-cell table:formula="of:=[.BB60]+MIN([.BB142];[.BC141])" office:value-type="float" office:value="150109" calcext:value-type="float">
            <text:p>150109</text:p>
          </table:table-cell>
          <table:table-cell table:formula="of:=[.BC60]+MIN([.BC142];[.BD141])" office:value-type="float" office:value="145527" calcext:value-type="float">
            <text:p>145527</text:p>
          </table:table-cell>
          <table:table-cell table:formula="of:=[.BD60]+MIN([.BD142];[.BE141])" office:value-type="float" office:value="141228" calcext:value-type="float">
            <text:p>141228</text:p>
          </table:table-cell>
          <table:table-cell table:formula="of:=[.BE60]+MIN([.BE142];[.BF141])" office:value-type="float" office:value="137386" calcext:value-type="float">
            <text:p>137386</text:p>
          </table:table-cell>
          <table:table-cell table:formula="of:=[.BF60]+MIN([.BF142];[.BG141])" office:value-type="float" office:value="133755" calcext:value-type="float">
            <text:p>133755</text:p>
          </table:table-cell>
          <table:table-cell table:formula="of:=[.BG60]+MIN([.BG142];[.BH141])" office:value-type="float" office:value="125692" calcext:value-type="float">
            <text:p>125692</text:p>
          </table:table-cell>
          <table:table-cell table:formula="of:=[.BH60]+MIN([.BH142];[.BI141])" office:value-type="float" office:value="120452" calcext:value-type="float">
            <text:p>120452</text:p>
          </table:table-cell>
          <table:table-cell table:formula="of:=[.BI60]+MIN([.BI142];[.BJ141])" office:value-type="float" office:value="113786" calcext:value-type="float">
            <text:p>113786</text:p>
          </table:table-cell>
          <table:table-cell table:formula="of:=[.BJ60]+MIN([.BJ142];[.BK141])" office:value-type="float" office:value="120146" calcext:value-type="float">
            <text:p>120146</text:p>
          </table:table-cell>
          <table:table-cell table:formula="of:=[.BK60]+MIN([.BK142];[.BL141])" office:value-type="float" office:value="120449" calcext:value-type="float">
            <text:p>120449</text:p>
          </table:table-cell>
          <table:table-cell table:formula="of:=[.BL60]+MIN([.BL142];[.BM141])" office:value-type="float" office:value="114391" calcext:value-type="float">
            <text:p>114391</text:p>
          </table:table-cell>
          <table:table-cell table:formula="of:=[.BM60]+MIN([.BM142];[.BN141])" office:value-type="float" office:value="111531" calcext:value-type="float">
            <text:p>111531</text:p>
          </table:table-cell>
          <table:table-cell table:formula="of:=[.BN60]+MIN([.BN142];[.BO141])" office:value-type="float" office:value="101641" calcext:value-type="float">
            <text:p>101641</text:p>
          </table:table-cell>
          <table:table-cell table:formula="of:=[.BO60]+MIN([.BO142];[.BP141])" office:value-type="float" office:value="102499" calcext:value-type="float">
            <text:p>102499</text:p>
          </table:table-cell>
          <table:table-cell table:formula="of:=[.BP60]+MIN([.BP142];[.BQ141])" office:value-type="float" office:value="99543" calcext:value-type="float">
            <text:p>99543</text:p>
          </table:table-cell>
          <table:table-cell table:formula="of:=[.BQ60]+MIN([.BQ142];[.BR141])" office:value-type="float" office:value="97135" calcext:value-type="float">
            <text:p>97135</text:p>
          </table:table-cell>
          <table:table-cell table:formula="of:=[.BR60]+MIN([.BR142];[.BS141])" office:value-type="float" office:value="107782" calcext:value-type="float">
            <text:p>107782</text:p>
          </table:table-cell>
          <table:table-cell table:formula="of:=[.BS60]+MIN([.BS142];[.BT141])" office:value-type="float" office:value="103309" calcext:value-type="float">
            <text:p>103309</text:p>
          </table:table-cell>
          <table:table-cell table:formula="of:=[.BT60]+MIN([.BT142];[.BU141])" office:value-type="float" office:value="98757" calcext:value-type="float">
            <text:p>98757</text:p>
          </table:table-cell>
          <table:table-cell table:formula="of:=[.BU60]+MIN([.BU142];[.BV141])" office:value-type="float" office:value="105928" calcext:value-type="float">
            <text:p>105928</text:p>
          </table:table-cell>
          <table:table-cell table:formula="of:=[.BV60]+MIN([.BV142];[.BW141])" office:value-type="float" office:value="106336" calcext:value-type="float">
            <text:p>106336</text:p>
          </table:table-cell>
          <table:table-cell table:formula="of:=[.BW60]+MIN([.BW142];[.BX141])" office:value-type="float" office:value="105427" calcext:value-type="float">
            <text:p>105427</text:p>
          </table:table-cell>
          <table:table-cell table:formula="of:=[.BX60]+MIN([.BX142];[.BY141])" office:value-type="float" office:value="103356" calcext:value-type="float">
            <text:p>103356</text:p>
          </table:table-cell>
          <table:table-cell table:formula="of:=[.BY60]+MIN([.BY142];[.BZ141])" office:value-type="float" office:value="97969" calcext:value-type="float">
            <text:p>97969</text:p>
          </table:table-cell>
          <table:table-cell table:formula="of:=[.BZ60]+MIN([.BZ142];[.CA141])" office:value-type="float" office:value="98622" calcext:value-type="float">
            <text:p>98622</text:p>
          </table:table-cell>
          <table:table-cell table:formula="of:=[.CA60]+MIN([.CA142];[.CB141])" office:value-type="float" office:value="95476" calcext:value-type="float">
            <text:p>95476</text:p>
          </table:table-cell>
          <table:table-cell table:formula="of:=[.CB60]+[.CB142]" office:value-type="float" office:value="124698" calcext:value-type="float">
            <text:p>124698</text:p>
          </table:table-cell>
        </table:table-row>
        <table:table-row table:style-name="ro1">
          <table:table-cell table:formula="of:=[.A61]+MIN([.A143];[.B142])" office:value-type="float" office:value="325312" calcext:value-type="float">
            <text:p>325312</text:p>
          </table:table-cell>
          <table:table-cell table:formula="of:=[.B61]+MIN([.B143];[.C142])" office:value-type="float" office:value="321054" calcext:value-type="float">
            <text:p>321054</text:p>
          </table:table-cell>
          <table:table-cell table:formula="of:=[.C61]+MIN([.C143];[.D142])" office:value-type="float" office:value="314174" calcext:value-type="float">
            <text:p>314174</text:p>
          </table:table-cell>
          <table:table-cell table:formula="of:=[.D61]+MIN([.D143];[.E142])" office:value-type="float" office:value="312478" calcext:value-type="float">
            <text:p>312478</text:p>
          </table:table-cell>
          <table:table-cell table:formula="of:=[.E61]+MIN([.E143];[.F142])" office:value-type="float" office:value="308896" calcext:value-type="float">
            <text:p>308896</text:p>
          </table:table-cell>
          <table:table-cell table:formula="of:=[.F61]+MIN([.F143];[.G142])" office:value-type="float" office:value="303103" calcext:value-type="float">
            <text:p>303103</text:p>
          </table:table-cell>
          <table:table-cell table:formula="of:=[.G61]+MIN([.G143];[.H142])" office:value-type="float" office:value="298180" calcext:value-type="float">
            <text:p>298180</text:p>
          </table:table-cell>
          <table:table-cell table:formula="of:=[.H61]+MIN([.H143];[.I142])" office:value-type="float" office:value="296061" calcext:value-type="float">
            <text:p>296061</text:p>
          </table:table-cell>
          <table:table-cell table:formula="of:=[.I61]+MIN([.I143];[.J142])" office:value-type="float" office:value="302421" calcext:value-type="float">
            <text:p>302421</text:p>
          </table:table-cell>
          <table:table-cell table:formula="of:=[.J61]+MIN([.J143];[.K142])" office:value-type="float" office:value="298200" calcext:value-type="float">
            <text:p>298200</text:p>
          </table:table-cell>
          <table:table-cell table:formula="of:=[.K61]+MIN([.K143];[.L142])" office:value-type="float" office:value="289513" calcext:value-type="float">
            <text:p>289513</text:p>
          </table:table-cell>
          <table:table-cell table:formula="of:=[.L61]+MIN([.L143];[.M142])" office:value-type="float" office:value="282910" calcext:value-type="float">
            <text:p>282910</text:p>
          </table:table-cell>
          <table:table-cell table:formula="of:=[.M61]+MIN([.M143];[.N142])" office:value-type="float" office:value="284330" calcext:value-type="float">
            <text:p>284330</text:p>
          </table:table-cell>
          <table:table-cell table:formula="of:=[.N61]+MIN([.N143];[.O142])" office:value-type="float" office:value="288677" calcext:value-type="float">
            <text:p>288677</text:p>
          </table:table-cell>
          <table:table-cell table:formula="of:=[.O61]+MIN([.O143];[.P142])" office:value-type="float" office:value="280448" calcext:value-type="float">
            <text:p>280448</text:p>
          </table:table-cell>
          <table:table-cell table:formula="of:=[.P61]+MIN([.P143];[.Q142])" office:value-type="float" office:value="275555" calcext:value-type="float">
            <text:p>275555</text:p>
          </table:table-cell>
          <table:table-cell table:formula="of:=[.Q61]+MIN([.Q143];[.R142])" office:value-type="float" office:value="269389" calcext:value-type="float">
            <text:p>269389</text:p>
          </table:table-cell>
          <table:table-cell table:formula="of:=[.R61]+MIN([.R143];[.S142])" office:value-type="float" office:value="262823" calcext:value-type="float">
            <text:p>262823</text:p>
          </table:table-cell>
          <table:table-cell table:formula="of:=[.S61]+MIN([.S143];[.T142])" office:value-type="float" office:value="265646" calcext:value-type="float">
            <text:p>265646</text:p>
          </table:table-cell>
          <table:table-cell table:formula="of:=[.T61]+MIN([.T143];[.U142])" office:value-type="float" office:value="264792" calcext:value-type="float">
            <text:p>264792</text:p>
          </table:table-cell>
          <table:table-cell table:formula="of:=[.U61]+MIN([.U143];[.V142])" office:value-type="float" office:value="267991" calcext:value-type="float">
            <text:p>267991</text:p>
          </table:table-cell>
          <table:table-cell table:formula="of:=[.V61]+MIN([.V143];[.W142])" office:value-type="float" office:value="273560" calcext:value-type="float">
            <text:p>273560</text:p>
          </table:table-cell>
          <table:table-cell table:formula="of:=[.W61]+MIN([.W143];[.X142])" office:value-type="float" office:value="266209" calcext:value-type="float">
            <text:p>266209</text:p>
          </table:table-cell>
          <table:table-cell table:formula="of:=[.X61]+MIN([.X143];[.Y142])" office:value-type="float" office:value="259468" calcext:value-type="float">
            <text:p>259468</text:p>
          </table:table-cell>
          <table:table-cell table:formula="of:=[.Y61]+MIN([.Y143];[.Z142])" office:value-type="float" office:value="254413" calcext:value-type="float">
            <text:p>254413</text:p>
          </table:table-cell>
          <table:table-cell table:formula="of:=[.Z61]+MIN([.Z143];[.AA142])" office:value-type="float" office:value="249082" calcext:value-type="float">
            <text:p>249082</text:p>
          </table:table-cell>
          <table:table-cell table:formula="of:=[.AA61]+MIN([.AA143];[.AB142])" office:value-type="float" office:value="244520" calcext:value-type="float">
            <text:p>244520</text:p>
          </table:table-cell>
          <table:table-cell table:formula="of:=[.AB61]+MIN([.AB143];[.AC142])" office:value-type="float" office:value="242183" calcext:value-type="float">
            <text:p>242183</text:p>
          </table:table-cell>
          <table:table-cell table:formula="of:=[.AC61]+MIN([.AC143];[.AD142])" office:value-type="float" office:value="236583" calcext:value-type="float">
            <text:p>236583</text:p>
          </table:table-cell>
          <table:table-cell table:formula="of:=[.AD61]+MIN([.AD143];[.AE142])" office:value-type="float" office:value="233664" calcext:value-type="float">
            <text:p>233664</text:p>
          </table:table-cell>
          <table:table-cell table:formula="of:=[.AE61]+MIN([.AE143];[.AF142])" office:value-type="float" office:value="224652" calcext:value-type="float">
            <text:p>224652</text:p>
          </table:table-cell>
          <table:table-cell table:formula="of:=[.AF61]+MIN([.AF143];[.AG142])" office:value-type="float" office:value="216193" calcext:value-type="float">
            <text:p>216193</text:p>
          </table:table-cell>
          <table:table-cell table:formula="of:=[.AG61]+MIN([.AG143];[.AH142])" office:value-type="float" office:value="217311" calcext:value-type="float">
            <text:p>217311</text:p>
          </table:table-cell>
          <table:table-cell table:formula="of:=[.AH61]+MIN([.AH143];[.AI142])" office:value-type="float" office:value="213706" calcext:value-type="float">
            <text:p>213706</text:p>
          </table:table-cell>
          <table:table-cell table:formula="of:=[.AI61]+MIN([.AI143];[.AJ142])" office:value-type="float" office:value="224129" calcext:value-type="float">
            <text:p>224129</text:p>
          </table:table-cell>
          <table:table-cell table:formula="of:=[.AJ61]+MIN([.AJ143];[.AK142])" office:value-type="float" office:value="217600" calcext:value-type="float">
            <text:p>217600</text:p>
          </table:table-cell>
          <table:table-cell table:formula="of:=[.AK61]+MIN([.AK143];[.AL142])" office:value-type="float" office:value="215416" calcext:value-type="float">
            <text:p>215416</text:p>
          </table:table-cell>
          <table:table-cell table:formula="of:=[.AL61]+MIN([.AL143];[.AM142])" office:value-type="float" office:value="209530" calcext:value-type="float">
            <text:p>209530</text:p>
          </table:table-cell>
          <table:table-cell table:formula="of:=[.AM61]+MIN([.AM143];[.AN142])" office:value-type="float" office:value="203584" calcext:value-type="float">
            <text:p>203584</text:p>
          </table:table-cell>
          <table:table-cell table:formula="of:=[.AN61]+MIN([.AN143];[.AO142])" office:value-type="float" office:value="196414" calcext:value-type="float">
            <text:p>196414</text:p>
          </table:table-cell>
          <table:table-cell table:formula="of:=[.AO61]+MIN([.AO143];[.AP142])" office:value-type="float" office:value="191647" calcext:value-type="float">
            <text:p>191647</text:p>
          </table:table-cell>
          <table:table-cell table:formula="of:=[.AP61]+MIN([.AP143];[.AQ142])" office:value-type="float" office:value="190184" calcext:value-type="float">
            <text:p>190184</text:p>
          </table:table-cell>
          <table:table-cell table:formula="of:=[.AQ61]+MIN([.AQ143];[.AR142])" office:value-type="float" office:value="185733" calcext:value-type="float">
            <text:p>185733</text:p>
          </table:table-cell>
          <table:table-cell table:formula="of:=[.AR61]+MIN([.AR143];[.AS142])" office:value-type="float" office:value="182080" calcext:value-type="float">
            <text:p>182080</text:p>
          </table:table-cell>
          <table:table-cell table:formula="of:=[.AS61]+MIN([.AS143];[.AT142])" office:value-type="float" office:value="174909" calcext:value-type="float">
            <text:p>174909</text:p>
          </table:table-cell>
          <table:table-cell table:formula="of:=[.AT61]+MIN([.AT143];[.AU142])" office:value-type="float" office:value="176211" calcext:value-type="float">
            <text:p>176211</text:p>
          </table:table-cell>
          <table:table-cell table:formula="of:=[.AU61]+MIN([.AU143];[.AV142])" office:value-type="float" office:value="172870" calcext:value-type="float">
            <text:p>172870</text:p>
          </table:table-cell>
          <table:table-cell table:formula="of:=[.AV61]+MIN([.AV143];[.AW142])" office:value-type="float" office:value="164150" calcext:value-type="float">
            <text:p>164150</text:p>
          </table:table-cell>
          <table:table-cell table:formula="of:=[.AW61]+MIN([.AW143];[.AX142])" office:value-type="float" office:value="156311" calcext:value-type="float">
            <text:p>156311</text:p>
          </table:table-cell>
          <table:table-cell table:formula="of:=[.AX61]+MIN([.AX143];[.AY142])" office:value-type="float" office:value="151778" calcext:value-type="float">
            <text:p>151778</text:p>
          </table:table-cell>
          <table:table-cell table:formula="of:=[.AY61]+MIN([.AY143];[.AZ142])" office:value-type="float" office:value="150107" calcext:value-type="float">
            <text:p>150107</text:p>
          </table:table-cell>
          <table:table-cell table:formula="of:=[.AZ61]+MIN([.AZ143];[.BA142])" office:value-type="float" office:value="149629" calcext:value-type="float">
            <text:p>149629</text:p>
          </table:table-cell>
          <table:table-cell table:formula="of:=[.BA61]+MIN([.BA143];[.BB142])" office:value-type="float" office:value="141855" calcext:value-type="float">
            <text:p>141855</text:p>
          </table:table-cell>
          <table:table-cell table:formula="of:=[.BB61]+MIN([.BB143];[.BC142])" office:value-type="float" office:value="140248" calcext:value-type="float">
            <text:p>140248</text:p>
          </table:table-cell>
          <table:table-cell table:formula="of:=[.BC61]+MIN([.BC143];[.BD142])" office:value-type="float" office:value="137931" calcext:value-type="float">
            <text:p>137931</text:p>
          </table:table-cell>
          <table:table-cell table:formula="of:=[.BD61]+MIN([.BD143];[.BE142])" office:value-type="float" office:value="144574" calcext:value-type="float">
            <text:p>144574</text:p>
          </table:table-cell>
          <table:table-cell table:formula="of:=[.BE61]+MIN([.BE143];[.BF142])" office:value-type="float" office:value="139869" calcext:value-type="float">
            <text:p>139869</text:p>
          </table:table-cell>
          <table:table-cell table:formula="of:=[.BF61]+MIN([.BF143];[.BG142])" office:value-type="float" office:value="131983" calcext:value-type="float">
            <text:p>131983</text:p>
          </table:table-cell>
          <table:table-cell table:formula="of:=[.BG61]+MIN([.BG143];[.BH142])" office:value-type="float" office:value="127423" calcext:value-type="float">
            <text:p>127423</text:p>
          </table:table-cell>
          <table:table-cell table:formula="of:=[.BH61]+MIN([.BH143];[.BI142])" office:value-type="float" office:value="120663" calcext:value-type="float">
            <text:p>120663</text:p>
          </table:table-cell>
          <table:table-cell table:formula="of:=[.BI61]+MIN([.BI143];[.BJ142])" office:value-type="float" office:value="113392" calcext:value-type="float">
            <text:p>113392</text:p>
          </table:table-cell>
          <table:table-cell table:formula="of:=[.BJ61]+MIN([.BJ143];[.BK142])" office:value-type="float" office:value="115581" calcext:value-type="float">
            <text:p>115581</text:p>
          </table:table-cell>
          <table:table-cell table:formula="of:=[.BK61]+MIN([.BK143];[.BL142])" office:value-type="float" office:value="112584" calcext:value-type="float">
            <text:p>112584</text:p>
          </table:table-cell>
          <table:table-cell table:formula="of:=[.BL61]+MIN([.BL143];[.BM142])" office:value-type="float" office:value="109496" calcext:value-type="float">
            <text:p>109496</text:p>
          </table:table-cell>
          <table:table-cell table:formula="of:=[.BM61]+MIN([.BM143];[.BN142])" office:value-type="float" office:value="101821" calcext:value-type="float">
            <text:p>101821</text:p>
          </table:table-cell>
          <table:table-cell table:formula="of:=[.BN61]+MIN([.BN143];[.BO142])" office:value-type="float" office:value="95613" calcext:value-type="float">
            <text:p>95613</text:p>
          </table:table-cell>
          <table:table-cell table:formula="of:=[.BO61]+MIN([.BO143];[.BP142])" office:value-type="float" office:value="96382" calcext:value-type="float">
            <text:p>96382</text:p>
          </table:table-cell>
          <table:table-cell table:formula="of:=[.BP61]+MIN([.BP143];[.BQ142])" office:value-type="float" office:value="94819" calcext:value-type="float">
            <text:p>94819</text:p>
          </table:table-cell>
          <table:table-cell table:formula="of:=[.BQ61]+MIN([.BQ143];[.BR142])" office:value-type="float" office:value="87979" calcext:value-type="float">
            <text:p>87979</text:p>
          </table:table-cell>
          <table:table-cell table:formula="of:=[.BR61]+MIN([.BR143];[.BS142])" office:value-type="float" office:value="105486" calcext:value-type="float">
            <text:p>105486</text:p>
          </table:table-cell>
          <table:table-cell table:formula="of:=[.BS61]+MIN([.BS143];[.BT142])" office:value-type="float" office:value="103055" calcext:value-type="float">
            <text:p>103055</text:p>
          </table:table-cell>
          <table:table-cell table:formula="of:=[.BT61]+MIN([.BT143];[.BU142])" office:value-type="float" office:value="98155" calcext:value-type="float">
            <text:p>98155</text:p>
          </table:table-cell>
          <table:table-cell table:formula="of:=[.BU61]+MIN([.BU143];[.BV142])" office:value-type="float" office:value="105458" calcext:value-type="float">
            <text:p>105458</text:p>
          </table:table-cell>
          <table:table-cell table:formula="of:=[.BV61]+MIN([.BV143];[.BW142])" office:value-type="float" office:value="100145" calcext:value-type="float">
            <text:p>100145</text:p>
          </table:table-cell>
          <table:table-cell table:formula="of:=[.BW61]+MIN([.BW143];[.BX142])" office:value-type="float" office:value="100500" calcext:value-type="float">
            <text:p>100500</text:p>
          </table:table-cell>
          <table:table-cell table:formula="of:=[.BX61]+MIN([.BX143];[.BY142])" office:value-type="float" office:value="102822" calcext:value-type="float">
            <text:p>102822</text:p>
          </table:table-cell>
          <table:table-cell table:formula="of:=[.BY61]+MIN([.BY143];[.BZ142])" office:value-type="float" office:value="97085" calcext:value-type="float">
            <text:p>97085</text:p>
          </table:table-cell>
          <table:table-cell table:formula="of:=[.BZ61]+MIN([.BZ143];[.CA142])" office:value-type="float" office:value="97120" calcext:value-type="float">
            <text:p>97120</text:p>
          </table:table-cell>
          <table:table-cell table:formula="of:=[.CA61]+MIN([.CA143];[.CB142])" office:value-type="float" office:value="93498" calcext:value-type="float">
            <text:p>93498</text:p>
          </table:table-cell>
          <table:table-cell table:formula="of:=[.CB61]+[.CB143]" office:value-type="float" office:value="121698" calcext:value-type="float">
            <text:p>121698</text:p>
          </table:table-cell>
        </table:table-row>
        <table:table-row table:style-name="ro1">
          <table:table-cell table:formula="of:=[.A62]+MIN([.A144];[.B143])" office:value-type="float" office:value="337040" calcext:value-type="float">
            <text:p>337040</text:p>
          </table:table-cell>
          <table:table-cell table:formula="of:=[.B62]+MIN([.B144];[.C143])" office:value-type="float" office:value="329186" calcext:value-type="float">
            <text:p>329186</text:p>
          </table:table-cell>
          <table:table-cell table:formula="of:=[.C62]+MIN([.C144];[.D143])" office:value-type="float" office:value="325678" calcext:value-type="float">
            <text:p>325678</text:p>
          </table:table-cell>
          <table:table-cell table:formula="of:=[.D62]+MIN([.D144];[.E143])" office:value-type="float" office:value="316523" calcext:value-type="float">
            <text:p>316523</text:p>
          </table:table-cell>
          <table:table-cell table:formula="of:=[.E62]+MIN([.E144];[.F143])" office:value-type="float" office:value="312967" calcext:value-type="float">
            <text:p>312967</text:p>
          </table:table-cell>
          <table:table-cell table:formula="of:=[.F62]+MIN([.F144];[.G143])" office:value-type="float" office:value="304155" calcext:value-type="float">
            <text:p>304155</text:p>
          </table:table-cell>
          <table:table-cell table:formula="of:=[.G62]+MIN([.G144];[.H143])" office:value-type="float" office:value="297108" calcext:value-type="float">
            <text:p>297108</text:p>
          </table:table-cell>
          <table:table-cell table:formula="of:=[.H62]+MIN([.H144];[.I143])" office:value-type="float" office:value="294906" calcext:value-type="float">
            <text:p>294906</text:p>
          </table:table-cell>
          <table:table-cell table:formula="of:=[.I62]+MIN([.I144];[.J143])" office:value-type="float" office:value="293365" calcext:value-type="float">
            <text:p>293365</text:p>
          </table:table-cell>
          <table:table-cell table:formula="of:=[.J62]+MIN([.J144];[.K143])" office:value-type="float" office:value="288502" calcext:value-type="float">
            <text:p>288502</text:p>
          </table:table-cell>
          <table:table-cell table:formula="of:=[.K62]+MIN([.K144];[.L143])" office:value-type="float" office:value="283902" calcext:value-type="float">
            <text:p>283902</text:p>
          </table:table-cell>
          <table:table-cell table:formula="of:=[.L62]+MIN([.L144];[.M143])" office:value-type="float" office:value="279142" calcext:value-type="float">
            <text:p>279142</text:p>
          </table:table-cell>
          <table:table-cell table:formula="of:=[.M62]+MIN([.M144];[.N143])" office:value-type="float" office:value="278816" calcext:value-type="float">
            <text:p>278816</text:p>
          </table:table-cell>
          <table:table-cell table:formula="of:=[.N62]+MIN([.N144];[.O143])" office:value-type="float" office:value="278750" calcext:value-type="float">
            <text:p>278750</text:p>
          </table:table-cell>
          <table:table-cell table:formula="of:=[.O62]+MIN([.O144];[.P143])" office:value-type="float" office:value="270839" calcext:value-type="float">
            <text:p>270839</text:p>
          </table:table-cell>
          <table:table-cell table:formula="of:=[.P62]+MIN([.P144];[.Q143])" office:value-type="float" office:value="270759" calcext:value-type="float">
            <text:p>270759</text:p>
          </table:table-cell>
          <table:table-cell table:formula="of:=[.Q62]+MIN([.Q144];[.R143])" office:value-type="float" office:value="267016" calcext:value-type="float">
            <text:p>267016</text:p>
          </table:table-cell>
          <table:table-cell table:formula="of:=[.R62]+MIN([.R144];[.S143])" office:value-type="float" office:value="258287" calcext:value-type="float">
            <text:p>258287</text:p>
          </table:table-cell>
          <table:table-cell table:formula="of:=[.S62]+MIN([.S144];[.T143])" office:value-type="float" office:value="260661" calcext:value-type="float">
            <text:p>260661</text:p>
          </table:table-cell>
          <table:table-cell table:formula="of:=[.T62]+MIN([.T144];[.U143])" office:value-type="float" office:value="259858" calcext:value-type="float">
            <text:p>259858</text:p>
          </table:table-cell>
          <table:table-cell table:formula="of:=[.U62]+MIN([.U144];[.V143])" office:value-type="float" office:value="259915" calcext:value-type="float">
            <text:p>259915</text:p>
          </table:table-cell>
          <table:table-cell table:formula="of:=[.V62]+MIN([.V144];[.W143])" office:value-type="float" office:value="264498" calcext:value-type="float">
            <text:p>264498</text:p>
          </table:table-cell>
          <table:table-cell table:formula="of:=[.W62]+MIN([.W144];[.X143])" office:value-type="float" office:value="259590" calcext:value-type="float">
            <text:p>259590</text:p>
          </table:table-cell>
          <table:table-cell table:formula="of:=[.X62]+MIN([.X144];[.Y143])" office:value-type="float" office:value="253305" calcext:value-type="float">
            <text:p>253305</text:p>
          </table:table-cell>
          <table:table-cell table:formula="of:=[.Y62]+MIN([.Y144];[.Z143])" office:value-type="float" office:value="247014" calcext:value-type="float">
            <text:p>247014</text:p>
          </table:table-cell>
          <table:table-cell table:formula="of:=[.Z62]+MIN([.Z144];[.AA143])" office:value-type="float" office:value="246278" calcext:value-type="float">
            <text:p>246278</text:p>
          </table:table-cell>
          <table:table-cell table:formula="of:=[.AA62]+MIN([.AA144];[.AB143])" office:value-type="float" office:value="249878" calcext:value-type="float">
            <text:p>249878</text:p>
          </table:table-cell>
          <table:table-cell table:formula="of:=[.AB62]+MIN([.AB144];[.AC143])" office:value-type="float" office:value="240539" calcext:value-type="float">
            <text:p>240539</text:p>
          </table:table-cell>
          <table:table-cell table:formula="of:=[.AC62]+MIN([.AC144];[.AD143])" office:value-type="float" office:value="236407" calcext:value-type="float">
            <text:p>236407</text:p>
          </table:table-cell>
          <table:table-cell table:formula="of:=[.AD62]+MIN([.AD144];[.AE143])" office:value-type="float" office:value="227706" calcext:value-type="float">
            <text:p>227706</text:p>
          </table:table-cell>
          <table:table-cell table:formula="of:=[.AE62]+MIN([.AE144];[.AF143])" office:value-type="float" office:value="220172" calcext:value-type="float">
            <text:p>220172</text:p>
          </table:table-cell>
          <table:table-cell table:formula="of:=[.AF62]+MIN([.AF144];[.AG143])" office:value-type="float" office:value="214885" calcext:value-type="float">
            <text:p>214885</text:p>
          </table:table-cell>
          <table:table-cell table:formula="of:=[.AG62]+MIN([.AG144];[.AH143])" office:value-type="float" office:value="211239" calcext:value-type="float">
            <text:p>211239</text:p>
          </table:table-cell>
          <table:table-cell table:formula="of:=[.AH62]+MIN([.AH144];[.AI143])" office:value-type="float" office:value="212481" calcext:value-type="float">
            <text:p>212481</text:p>
          </table:table-cell>
          <table:table-cell table:formula="of:=[.AI62]+MIN([.AI144];[.AJ143])" office:value-type="float" office:value="214823" calcext:value-type="float">
            <text:p>214823</text:p>
          </table:table-cell>
          <table:table-cell table:formula="of:=[.AJ62]+MIN([.AJ144];[.AK143])" office:value-type="float" office:value="208782" calcext:value-type="float">
            <text:p>208782</text:p>
          </table:table-cell>
          <table:table-cell table:formula="of:=[.AK62]+MIN([.AK144];[.AL143])" office:value-type="float" office:value="211042" calcext:value-type="float">
            <text:p>211042</text:p>
          </table:table-cell>
          <table:table-cell table:formula="of:=[.AL62]+MIN([.AL144];[.AM143])" office:value-type="float" office:value="202287" calcext:value-type="float">
            <text:p>202287</text:p>
          </table:table-cell>
          <table:table-cell table:formula="of:=[.AM62]+MIN([.AM144];[.AN143])" office:value-type="float" office:value="196219" calcext:value-type="float">
            <text:p>196219</text:p>
          </table:table-cell>
          <table:table-cell table:formula="of:=[.AN62]+MIN([.AN144];[.AO143])" office:value-type="float" office:value="187622" calcext:value-type="float">
            <text:p>187622</text:p>
          </table:table-cell>
          <table:table-cell table:formula="of:=[.AO62]+MIN([.AO144];[.AP143])" office:value-type="float" office:value="185640" calcext:value-type="float">
            <text:p>185640</text:p>
          </table:table-cell>
          <table:table-cell table:formula="of:=[.AP62]+MIN([.AP144];[.AQ143])" office:value-type="float" office:value="180928" calcext:value-type="float">
            <text:p>180928</text:p>
          </table:table-cell>
          <table:table-cell table:formula="of:=[.AQ62]+MIN([.AQ144];[.AR143])" office:value-type="float" office:value="179034" calcext:value-type="float">
            <text:p>179034</text:p>
          </table:table-cell>
          <table:table-cell table:formula="of:=[.AR62]+MIN([.AR144];[.AS143])" office:value-type="float" office:value="176915" calcext:value-type="float">
            <text:p>176915</text:p>
          </table:table-cell>
          <table:table-cell table:formula="of:=[.AS62]+MIN([.AS144];[.AT143])" office:value-type="float" office:value="170679" calcext:value-type="float">
            <text:p>170679</text:p>
          </table:table-cell>
          <table:table-cell table:formula="of:=[.AT62]+MIN([.AT144];[.AU143])" office:value-type="float" office:value="169209" calcext:value-type="float">
            <text:p>169209</text:p>
          </table:table-cell>
          <table:table-cell table:formula="of:=[.AU62]+MIN([.AU144];[.AV143])" office:value-type="float" office:value="168794" calcext:value-type="float">
            <text:p>168794</text:p>
          </table:table-cell>
          <table:table-cell table:formula="of:=[.AV62]+MIN([.AV144];[.AW143])" office:value-type="float" office:value="165757" calcext:value-type="float">
            <text:p>165757</text:p>
          </table:table-cell>
          <table:table-cell table:formula="of:=[.AW62]+MIN([.AW144];[.AX143])" office:value-type="float" office:value="159920" calcext:value-type="float">
            <text:p>159920</text:p>
          </table:table-cell>
          <table:table-cell table:formula="of:=[.AX62]+MIN([.AX144];[.AY143])" office:value-type="float" office:value="152222" calcext:value-type="float">
            <text:p>152222</text:p>
          </table:table-cell>
          <table:table-cell table:formula="of:=[.AY62]+MIN([.AY144];[.AZ143])" office:value-type="float" office:value="154688" calcext:value-type="float">
            <text:p>154688</text:p>
          </table:table-cell>
          <table:table-cell table:formula="of:=[.AZ62]+MIN([.AZ144];[.BA143])" office:value-type="float" office:value="146873" calcext:value-type="float">
            <text:p>146873</text:p>
          </table:table-cell>
          <table:table-cell table:formula="of:=[.BA62]+MIN([.BA144];[.BB143])" office:value-type="float" office:value="145644" calcext:value-type="float">
            <text:p>145644</text:p>
          </table:table-cell>
          <table:table-cell table:formula="of:=[.BB62]+MIN([.BB144];[.BC143])" office:value-type="float" office:value="138372" calcext:value-type="float">
            <text:p>138372</text:p>
          </table:table-cell>
          <table:table-cell table:formula="of:=[.BC62]+MIN([.BC144];[.BD143])" office:value-type="float" office:value="132494" calcext:value-type="float">
            <text:p>132494</text:p>
          </table:table-cell>
          <table:table-cell table:formula="of:=[.BD62]+MIN([.BD144];[.BE143])" office:value-type="float" office:value="140640" calcext:value-type="float">
            <text:p>140640</text:p>
          </table:table-cell>
          <table:table-cell table:formula="of:=[.BE62]+MIN([.BE144];[.BF143])" office:value-type="float" office:value="133862" calcext:value-type="float">
            <text:p>133862</text:p>
          </table:table-cell>
          <table:table-cell table:formula="of:=[.BF62]+MIN([.BF144];[.BG143])" office:value-type="float" office:value="127223" calcext:value-type="float">
            <text:p>127223</text:p>
          </table:table-cell>
          <table:table-cell table:formula="of:=[.BG62]+MIN([.BG144];[.BH143])" office:value-type="float" office:value="123634" calcext:value-type="float">
            <text:p>123634</text:p>
          </table:table-cell>
          <table:table-cell table:formula="of:=[.BH62]+MIN([.BH144];[.BI143])" office:value-type="float" office:value="118624" calcext:value-type="float">
            <text:p>118624</text:p>
          </table:table-cell>
          <table:table-cell table:formula="of:=[.BI62]+MIN([.BI144];[.BJ143])" office:value-type="float" office:value="110311" calcext:value-type="float">
            <text:p>110311</text:p>
          </table:table-cell>
          <table:table-cell table:formula="of:=[.BJ62]+MIN([.BJ144];[.BK143])" office:value-type="float" office:value="113552" calcext:value-type="float">
            <text:p>113552</text:p>
          </table:table-cell>
          <table:table-cell table:formula="of:=[.BK62]+MIN([.BK144];[.BL143])" office:value-type="float" office:value="110101" calcext:value-type="float">
            <text:p>110101</text:p>
          </table:table-cell>
          <table:table-cell table:formula="of:=[.BL62]+MIN([.BL144];[.BM143])" office:value-type="float" office:value="107722" calcext:value-type="float">
            <text:p>107722</text:p>
          </table:table-cell>
          <table:table-cell table:formula="of:=[.BM62]+MIN([.BM144];[.BN143])" office:value-type="float" office:value="99320" calcext:value-type="float">
            <text:p>99320</text:p>
          </table:table-cell>
          <table:table-cell table:formula="of:=[.BN62]+MIN([.BN144];[.BO143])" office:value-type="float" office:value="92512" calcext:value-type="float">
            <text:p>92512</text:p>
          </table:table-cell>
          <table:table-cell table:formula="of:=[.BO62]+MIN([.BO144];[.BP143])" office:value-type="float" office:value="89561" calcext:value-type="float">
            <text:p>89561</text:p>
          </table:table-cell>
          <table:table-cell table:formula="of:=[.BP62]+MIN([.BP144];[.BQ143])" office:value-type="float" office:value="93052" calcext:value-type="float">
            <text:p>93052</text:p>
          </table:table-cell>
          <table:table-cell table:formula="of:=[.BQ62]+MIN([.BQ144];[.BR143])" office:value-type="float" office:value="87857" calcext:value-type="float">
            <text:p>87857</text:p>
          </table:table-cell>
          <table:table-cell table:formula="of:=[.BR62]+MIN([.BR144];[.BS143])" office:value-type="float" office:value="95853" calcext:value-type="float">
            <text:p>95853</text:p>
          </table:table-cell>
          <table:table-cell table:formula="of:=[.BS62]+MIN([.BS144];[.BT143])" office:value-type="float" office:value="100149" calcext:value-type="float">
            <text:p>100149</text:p>
          </table:table-cell>
          <table:table-cell table:formula="of:=[.BT62]+MIN([.BT144];[.BU143])" office:value-type="float" office:value="96088" calcext:value-type="float">
            <text:p>96088</text:p>
          </table:table-cell>
          <table:table-cell table:formula="of:=[.BU62]+MIN([.BU144];[.BV143])" office:value-type="float" office:value="96912" calcext:value-type="float">
            <text:p>96912</text:p>
          </table:table-cell>
          <table:table-cell table:formula="of:=[.BV62]+MIN([.BV144];[.BW143])" office:value-type="float" office:value="95596" calcext:value-type="float">
            <text:p>95596</text:p>
          </table:table-cell>
          <table:table-cell table:formula="of:=[.BW62]+MIN([.BW144];[.BX143])" office:value-type="float" office:value="98409" calcext:value-type="float">
            <text:p>98409</text:p>
          </table:table-cell>
          <table:table-cell table:formula="of:=[.BX62]+MIN([.BX144];[.BY143])" office:value-type="float" office:value="95634" calcext:value-type="float">
            <text:p>95634</text:p>
          </table:table-cell>
          <table:table-cell table:formula="of:=[.BY62]+MIN([.BY144];[.BZ143])" office:value-type="float" office:value="91480" calcext:value-type="float">
            <text:p>91480</text:p>
          </table:table-cell>
          <table:table-cell table:formula="of:=[.BZ62]+MIN([.BZ144];[.CA143])" office:value-type="float" office:value="88521" calcext:value-type="float">
            <text:p>88521</text:p>
          </table:table-cell>
          <table:table-cell table:formula="of:=[.CA62]+MIN([.CA144];[.CB143])" office:value-type="float" office:value="86740" calcext:value-type="float">
            <text:p>86740</text:p>
          </table:table-cell>
          <table:table-cell table:formula="of:=[.CB62]+[.CB144]" office:value-type="float" office:value="116469" calcext:value-type="float">
            <text:p>116469</text:p>
          </table:table-cell>
        </table:table-row>
        <table:table-row table:style-name="ro1">
          <table:table-cell table:formula="of:=[.A63]+MIN([.A145];[.B144])" office:value-type="float" office:value="331121" calcext:value-type="float">
            <text:p>331121</text:p>
          </table:table-cell>
          <table:table-cell table:formula="of:=[.B63]+MIN([.B145];[.C144])" office:value-type="float" office:value="323943" calcext:value-type="float">
            <text:p>323943</text:p>
          </table:table-cell>
          <table:table-cell table:formula="of:=[.C63]+MIN([.C145];[.D144])" office:value-type="float" office:value="321897" calcext:value-type="float">
            <text:p>321897</text:p>
          </table:table-cell>
          <table:table-cell table:formula="of:=[.D63]+MIN([.D145];[.E144])" office:value-type="float" office:value="317478" calcext:value-type="float">
            <text:p>317478</text:p>
          </table:table-cell>
          <table:table-cell table:formula="of:=[.E63]+MIN([.E145];[.F144])" office:value-type="float" office:value="316734" calcext:value-type="float">
            <text:p>316734</text:p>
          </table:table-cell>
          <table:table-cell table:formula="of:=[.F63]+MIN([.F145];[.G144])" office:value-type="float" office:value="308422" calcext:value-type="float">
            <text:p>308422</text:p>
          </table:table-cell>
          <table:table-cell table:formula="of:=[.G63]+MIN([.G145];[.H144])" office:value-type="float" office:value="303066" calcext:value-type="float">
            <text:p>303066</text:p>
          </table:table-cell>
          <table:table-cell table:formula="of:=[.H63]+MIN([.H145];[.I144])" office:value-type="float" office:value="296211" calcext:value-type="float">
            <text:p>296211</text:p>
          </table:table-cell>
          <table:table-cell table:formula="of:=[.I63]+MIN([.I145];[.J144])" office:value-type="float" office:value="287372" calcext:value-type="float">
            <text:p>287372</text:p>
          </table:table-cell>
          <table:table-cell table:formula="of:=[.J63]+MIN([.J145];[.K144])" office:value-type="float" office:value="287053" calcext:value-type="float">
            <text:p>287053</text:p>
          </table:table-cell>
          <table:table-cell table:formula="of:=[.K63]+MIN([.K145];[.L144])" office:value-type="float" office:value="284091" calcext:value-type="float">
            <text:p>284091</text:p>
          </table:table-cell>
          <table:table-cell table:formula="of:=[.L63]+MIN([.L145];[.M144])" office:value-type="float" office:value="278429" calcext:value-type="float">
            <text:p>278429</text:p>
          </table:table-cell>
          <table:table-cell table:formula="of:=[.M63]+MIN([.M145];[.N144])" office:value-type="float" office:value="278382" calcext:value-type="float">
            <text:p>278382</text:p>
          </table:table-cell>
          <table:table-cell table:formula="of:=[.N63]+MIN([.N145];[.O144])" office:value-type="float" office:value="272075" calcext:value-type="float">
            <text:p>272075</text:p>
          </table:table-cell>
          <table:table-cell table:formula="of:=[.O63]+MIN([.O145];[.P144])" office:value-type="float" office:value="263413" calcext:value-type="float">
            <text:p>263413</text:p>
          </table:table-cell>
          <table:table-cell table:formula="of:=[.P63]+MIN([.P145];[.Q144])" office:value-type="float" office:value="263345" calcext:value-type="float">
            <text:p>263345</text:p>
          </table:table-cell>
          <table:table-cell table:formula="of:=[.Q63]+MIN([.Q145];[.R144])" office:value-type="float" office:value="258532" calcext:value-type="float">
            <text:p>258532</text:p>
          </table:table-cell>
          <table:table-cell table:formula="of:=[.R63]+MIN([.R145];[.S144])" office:value-type="float" office:value="257965" calcext:value-type="float">
            <text:p>257965</text:p>
          </table:table-cell>
          <table:table-cell table:formula="of:=[.S63]+MIN([.S145];[.T144])" office:value-type="float" office:value="261829" calcext:value-type="float">
            <text:p>261829</text:p>
          </table:table-cell>
          <table:table-cell table:formula="of:=[.T63]+MIN([.T145];[.U144])" office:value-type="float" office:value="251898" calcext:value-type="float">
            <text:p>251898</text:p>
          </table:table-cell>
          <table:table-cell table:formula="of:=[.U63]+MIN([.U145];[.V144])" office:value-type="float" office:value="252352" calcext:value-type="float">
            <text:p>252352</text:p>
          </table:table-cell>
          <table:table-cell table:formula="of:=[.V63]+MIN([.V145];[.W144])" office:value-type="float" office:value="262402" calcext:value-type="float">
            <text:p>262402</text:p>
          </table:table-cell>
          <table:table-cell table:formula="of:=[.W63]+MIN([.W145];[.X144])" office:value-type="float" office:value="258981" calcext:value-type="float">
            <text:p>258981</text:p>
          </table:table-cell>
          <table:table-cell table:formula="of:=[.X63]+MIN([.X145];[.Y144])" office:value-type="float" office:value="254478" calcext:value-type="float">
            <text:p>254478</text:p>
          </table:table-cell>
          <table:table-cell table:formula="of:=[.Y63]+MIN([.Y145];[.Z144])" office:value-type="float" office:value="249545" calcext:value-type="float">
            <text:p>249545</text:p>
          </table:table-cell>
          <table:table-cell table:formula="of:=[.Z63]+MIN([.Z145];[.AA144])" office:value-type="float" office:value="242889" calcext:value-type="float">
            <text:p>242889</text:p>
          </table:table-cell>
          <table:table-cell table:formula="of:=[.AA63]+MIN([.AA145];[.AB144])" office:value-type="float" office:value="244405" calcext:value-type="float">
            <text:p>244405</text:p>
          </table:table-cell>
          <table:table-cell table:formula="of:=[.AB63]+MIN([.AB145];[.AC144])" office:value-type="float" office:value="242286" calcext:value-type="float">
            <text:p>242286</text:p>
          </table:table-cell>
          <table:table-cell table:formula="of:=[.AC63]+MIN([.AC145];[.AD144])" office:value-type="float" office:value="237572" calcext:value-type="float">
            <text:p>237572</text:p>
          </table:table-cell>
          <table:table-cell table:formula="of:=[.AD63]+MIN([.AD145];[.AE144])" office:value-type="float" office:value="231316" calcext:value-type="float">
            <text:p>231316</text:p>
          </table:table-cell>
          <table:table-cell table:formula="of:=[.AE63]+MIN([.AE145];[.AF144])" office:value-type="float" office:value="224955" calcext:value-type="float">
            <text:p>224955</text:p>
          </table:table-cell>
          <table:table-cell table:formula="of:=[.AF63]+MIN([.AF145];[.AG144])" office:value-type="float" office:value="220632" calcext:value-type="float">
            <text:p>220632</text:p>
          </table:table-cell>
          <table:table-cell table:formula="of:=[.AG63]+MIN([.AG145];[.AH144])" office:value-type="float" office:value="210647" calcext:value-type="float">
            <text:p>210647</text:p>
          </table:table-cell>
          <table:table-cell table:formula="of:=[.AH63]+MIN([.AH145];[.AI144])" office:value-type="float" office:value="209416" calcext:value-type="float">
            <text:p>209416</text:p>
          </table:table-cell>
          <table:table-cell table:formula="of:=[.AI63]+MIN([.AI145];[.AJ144])" office:value-type="float" office:value="207241" calcext:value-type="float">
            <text:p>207241</text:p>
          </table:table-cell>
          <table:table-cell table:formula="of:=[.AJ63]+MIN([.AJ145];[.AK144])" office:value-type="float" office:value="206190" calcext:value-type="float">
            <text:p>206190</text:p>
          </table:table-cell>
          <table:table-cell table:formula="of:=[.AK63]+MIN([.AK145];[.AL144])" office:value-type="float" office:value="207822" calcext:value-type="float">
            <text:p>207822</text:p>
          </table:table-cell>
          <table:table-cell table:formula="of:=[.AL63]+MIN([.AL145];[.AM144])" office:value-type="float" office:value="198078" calcext:value-type="float">
            <text:p>198078</text:p>
          </table:table-cell>
          <table:table-cell table:formula="of:=[.AM63]+MIN([.AM145];[.AN144])" office:value-type="float" office:value="195190" calcext:value-type="float">
            <text:p>195190</text:p>
          </table:table-cell>
          <table:table-cell table:formula="of:=[.AN63]+MIN([.AN145];[.AO144])" office:value-type="float" office:value="186025" calcext:value-type="float">
            <text:p>186025</text:p>
          </table:table-cell>
          <table:table-cell table:formula="of:=[.AO63]+MIN([.AO145];[.AP144])" office:value-type="float" office:value="179858" calcext:value-type="float">
            <text:p>179858</text:p>
          </table:table-cell>
          <table:table-cell table:formula="of:=[.AP63]+MIN([.AP145];[.AQ144])" office:value-type="float" office:value="181194" calcext:value-type="float">
            <text:p>181194</text:p>
          </table:table-cell>
          <table:table-cell table:formula="of:=[.AQ63]+MIN([.AQ145];[.AR144])" office:value-type="float" office:value="176134" calcext:value-type="float">
            <text:p>176134</text:p>
          </table:table-cell>
          <table:table-cell table:formula="of:=[.AR63]+MIN([.AR145];[.AS144])" office:value-type="float" office:value="173372" calcext:value-type="float">
            <text:p>173372</text:p>
          </table:table-cell>
          <table:table-cell table:formula="of:=[.AS63]+MIN([.AS145];[.AT144])" office:value-type="float" office:value="166640" calcext:value-type="float">
            <text:p>166640</text:p>
          </table:table-cell>
          <table:table-cell table:formula="of:=[.AT63]+MIN([.AT145];[.AU144])" office:value-type="float" office:value="162640" calcext:value-type="float">
            <text:p>162640</text:p>
          </table:table-cell>
          <table:table-cell table:formula="of:=[.AU63]+MIN([.AU145];[.AV144])" office:value-type="float" office:value="168216" calcext:value-type="float">
            <text:p>168216</text:p>
          </table:table-cell>
          <table:table-cell table:formula="of:=[.AV63]+MIN([.AV145];[.AW144])" office:value-type="float" office:value="165203" calcext:value-type="float">
            <text:p>165203</text:p>
          </table:table-cell>
          <table:table-cell table:formula="of:=[.AW63]+MIN([.AW145];[.AX144])" office:value-type="float" office:value="157450" calcext:value-type="float">
            <text:p>157450</text:p>
          </table:table-cell>
          <table:table-cell table:formula="of:=[.AX63]+MIN([.AX145];[.AY144])" office:value-type="float" office:value="151522" calcext:value-type="float">
            <text:p>151522</text:p>
          </table:table-cell>
          <table:table-cell table:formula="of:=[.AY63]+MIN([.AY145];[.AZ144])" office:value-type="float" office:value="151361" calcext:value-type="float">
            <text:p>151361</text:p>
          </table:table-cell>
          <table:table-cell table:formula="of:=[.AZ63]+MIN([.AZ145];[.BA144])" office:value-type="float" office:value="144382" calcext:value-type="float">
            <text:p>144382</text:p>
          </table:table-cell>
          <table:table-cell table:formula="of:=[.BA63]+MIN([.BA145];[.BB144])" office:value-type="float" office:value="142030" calcext:value-type="float">
            <text:p>142030</text:p>
          </table:table-cell>
          <table:table-cell table:formula="of:=[.BB63]+MIN([.BB145];[.BC144])" office:value-type="float" office:value="136402" calcext:value-type="float">
            <text:p>136402</text:p>
          </table:table-cell>
          <table:table-cell table:formula="of:=[.BC63]+MIN([.BC145];[.BD144])" office:value-type="float" office:value="129411" calcext:value-type="float">
            <text:p>129411</text:p>
          </table:table-cell>
          <table:table-cell table:formula="of:=[.BD63]+MIN([.BD145];[.BE144])" office:value-type="float" office:value="136425" calcext:value-type="float">
            <text:p>136425</text:p>
          </table:table-cell>
          <table:table-cell table:formula="of:=[.BE63]+MIN([.BE145];[.BF144])" office:value-type="float" office:value="128358" calcext:value-type="float">
            <text:p>128358</text:p>
          </table:table-cell>
          <table:table-cell table:formula="of:=[.BF63]+MIN([.BF145];[.BG144])" office:value-type="float" office:value="126554" calcext:value-type="float">
            <text:p>126554</text:p>
          </table:table-cell>
          <table:table-cell table:formula="of:=[.BG63]+MIN([.BG145];[.BH144])" office:value-type="float" office:value="119934" calcext:value-type="float">
            <text:p>119934</text:p>
          </table:table-cell>
          <table:table-cell table:formula="of:=[.BH63]+MIN([.BH145];[.BI144])" office:value-type="float" office:value="116156" calcext:value-type="float">
            <text:p>116156</text:p>
          </table:table-cell>
          <table:table-cell table:formula="of:=[.BI63]+MIN([.BI145];[.BJ144])" office:value-type="float" office:value="107730" calcext:value-type="float">
            <text:p>107730</text:p>
          </table:table-cell>
          <table:table-cell table:formula="of:=[.BJ63]+MIN([.BJ145];[.BK144])" office:value-type="float" office:value="106935" calcext:value-type="float">
            <text:p>106935</text:p>
          </table:table-cell>
          <table:table-cell table:formula="of:=[.BK63]+MIN([.BK145];[.BL144])" office:value-type="float" office:value="104232" calcext:value-type="float">
            <text:p>104232</text:p>
          </table:table-cell>
          <table:table-cell table:formula="of:=[.BL63]+MIN([.BL145];[.BM144])" office:value-type="float" office:value="103177" calcext:value-type="float">
            <text:p>103177</text:p>
          </table:table-cell>
          <table:table-cell table:formula="of:=[.BM63]+MIN([.BM145];[.BN144])" office:value-type="float" office:value="97528" calcext:value-type="float">
            <text:p>97528</text:p>
          </table:table-cell>
          <table:table-cell table:formula="of:=[.BN63]+MIN([.BN145];[.BO144])" office:value-type="float" office:value="96137" calcext:value-type="float">
            <text:p>96137</text:p>
          </table:table-cell>
          <table:table-cell table:formula="of:=[.BO63]+MIN([.BO145];[.BP144])" office:value-type="float" office:value="87240" calcext:value-type="float">
            <text:p>87240</text:p>
          </table:table-cell>
          <table:table-cell table:formula="of:=[.BP63]+MIN([.BP145];[.BQ144])" office:value-type="float" office:value="97030" calcext:value-type="float">
            <text:p>97030</text:p>
          </table:table-cell>
          <table:table-cell table:formula="of:=[.BQ63]+MIN([.BQ145];[.BR144])" office:value-type="float" office:value="87360" calcext:value-type="float">
            <text:p>87360</text:p>
          </table:table-cell>
          <table:table-cell table:formula="of:=[.BR63]+MIN([.BR145];[.BS144])" office:value-type="float" office:value="93663" calcext:value-type="float">
            <text:p>93663</text:p>
          </table:table-cell>
          <table:table-cell table:formula="of:=[.BS63]+MIN([.BS145];[.BT144])" office:value-type="float" office:value="93962" calcext:value-type="float">
            <text:p>93962</text:p>
          </table:table-cell>
          <table:table-cell table:formula="of:=[.BT63]+MIN([.BT145];[.BU144])" office:value-type="float" office:value="94746" calcext:value-type="float">
            <text:p>94746</text:p>
          </table:table-cell>
          <table:table-cell table:formula="of:=[.BU63]+MIN([.BU145];[.BV144])" office:value-type="float" office:value="98398" calcext:value-type="float">
            <text:p>98398</text:p>
          </table:table-cell>
          <table:table-cell table:formula="of:=[.BV63]+MIN([.BV145];[.BW144])" office:value-type="float" office:value="91143" calcext:value-type="float">
            <text:p>91143</text:p>
          </table:table-cell>
          <table:table-cell table:formula="of:=[.BW63]+MIN([.BW145];[.BX144])" office:value-type="float" office:value="90669" calcext:value-type="float">
            <text:p>90669</text:p>
          </table:table-cell>
          <table:table-cell table:formula="of:=[.BX63]+MIN([.BX145];[.BY144])" office:value-type="float" office:value="91647" calcext:value-type="float">
            <text:p>91647</text:p>
          </table:table-cell>
          <table:table-cell table:formula="of:=[.BY63]+MIN([.BY145];[.BZ144])" office:value-type="float" office:value="96739" calcext:value-type="float">
            <text:p>96739</text:p>
          </table:table-cell>
          <table:table-cell table:formula="of:=[.BZ63]+MIN([.BZ145];[.CA144])" office:value-type="float" office:value="87192" calcext:value-type="float">
            <text:p>87192</text:p>
          </table:table-cell>
          <table:table-cell table:formula="of:=[.CA63]+MIN([.CA145];[.CB144])" office:value-type="float" office:value="85258" calcext:value-type="float">
            <text:p>85258</text:p>
          </table:table-cell>
          <table:table-cell table:formula="of:=[.CB63]+[.CB145]" office:value-type="float" office:value="108213" calcext:value-type="float">
            <text:p>108213</text:p>
          </table:table-cell>
        </table:table-row>
        <table:table-row table:style-name="ro1">
          <table:table-cell table:formula="of:=[.A64]+MIN([.A146];[.B145])" office:value-type="float" office:value="332708" calcext:value-type="float">
            <text:p>332708</text:p>
          </table:table-cell>
          <table:table-cell table:formula="of:=[.B64]+MIN([.B146];[.C145])" office:value-type="float" office:value="325751" calcext:value-type="float">
            <text:p>325751</text:p>
          </table:table-cell>
          <table:table-cell table:formula="of:=[.C64]+MIN([.C146];[.D145])" office:value-type="float" office:value="322640" calcext:value-type="float">
            <text:p>322640</text:p>
          </table:table-cell>
          <table:table-cell table:formula="of:=[.D64]+MIN([.D146];[.E145])" office:value-type="float" office:value="322614" calcext:value-type="float">
            <text:p>322614</text:p>
          </table:table-cell>
          <table:table-cell table:formula="of:=[.E64]+MIN([.E146];[.F145])" office:value-type="float" office:value="315084" calcext:value-type="float">
            <text:p>315084</text:p>
          </table:table-cell>
          <table:table-cell table:formula="of:=[.F64]+MIN([.F146];[.G145])" office:value-type="float" office:value="307941" calcext:value-type="float">
            <text:p>307941</text:p>
          </table:table-cell>
          <table:table-cell table:formula="of:=[.G64]+MIN([.G146];[.H145])" office:value-type="float" office:value="306646" calcext:value-type="float">
            <text:p>306646</text:p>
          </table:table-cell>
          <table:table-cell table:formula="of:=[.H64]+MIN([.H146];[.I145])" office:value-type="float" office:value="304902" calcext:value-type="float">
            <text:p>304902</text:p>
          </table:table-cell>
          <table:table-cell table:formula="of:=[.I64]+MIN([.I146];[.J145])" office:value-type="float" office:value="298845" calcext:value-type="float">
            <text:p>298845</text:p>
          </table:table-cell>
          <table:table-cell table:formula="of:=[.J64]+MIN([.J146];[.K145])" office:value-type="float" office:value="295836" calcext:value-type="float">
            <text:p>295836</text:p>
          </table:table-cell>
          <table:table-cell table:formula="of:=[.K64]+MIN([.K146];[.L145])" office:value-type="float" office:value="297234" calcext:value-type="float">
            <text:p>297234</text:p>
          </table:table-cell>
          <table:table-cell table:formula="of:=[.L64]+MIN([.L146];[.M145])" office:value-type="float" office:value="289136" calcext:value-type="float">
            <text:p>289136</text:p>
          </table:table-cell>
          <table:table-cell table:formula="of:=[.M64]+MIN([.M146];[.N145])" office:value-type="float" office:value="283731" calcext:value-type="float">
            <text:p>283731</text:p>
          </table:table-cell>
          <table:table-cell table:formula="of:=[.N64]+MIN([.N146];[.O145])" office:value-type="float" office:value="281497" calcext:value-type="float">
            <text:p>281497</text:p>
          </table:table-cell>
          <table:table-cell table:formula="of:=[.O64]+MIN([.O146];[.P145])" office:value-type="float" office:value="276623" calcext:value-type="float">
            <text:p>276623</text:p>
          </table:table-cell>
          <table:table-cell table:formula="of:=[.P64]+MIN([.P146];[.Q145])" office:value-type="float" office:value="267176" calcext:value-type="float">
            <text:p>267176</text:p>
          </table:table-cell>
          <table:table-cell table:formula="of:=[.Q64]+MIN([.Q146];[.R145])" office:value-type="float" office:value="264556" calcext:value-type="float">
            <text:p>264556</text:p>
          </table:table-cell>
          <table:table-cell table:formula="of:=[.R64]+MIN([.R146];[.S145])" office:value-type="float" office:value="255253" calcext:value-type="float">
            <text:p>255253</text:p>
          </table:table-cell>
          <table:table-cell table:formula="of:=[.S64]+MIN([.S146];[.T145])" office:value-type="float" office:value="257630" calcext:value-type="float">
            <text:p>257630</text:p>
          </table:table-cell>
          <table:table-cell table:formula="of:=[.T64]+MIN([.T146];[.U145])" office:value-type="float" office:value="250220" calcext:value-type="float">
            <text:p>250220</text:p>
          </table:table-cell>
          <table:table-cell table:formula="of:=[.U64]+MIN([.U146];[.V145])" office:value-type="float" office:value="249251" calcext:value-type="float">
            <text:p>249251</text:p>
          </table:table-cell>
          <table:table-cell table:formula="of:=[.V64]+MIN([.V146];[.W145])" office:value-type="float" office:value="254175" calcext:value-type="float">
            <text:p>254175</text:p>
          </table:table-cell>
          <table:table-cell table:formula="of:=[.W64]+MIN([.W146];[.X145])" office:value-type="float" office:value="252448" calcext:value-type="float">
            <text:p>252448</text:p>
          </table:table-cell>
          <table:table-cell table:formula="of:=[.X64]+MIN([.X146];[.Y145])" office:value-type="float" office:value="250100" calcext:value-type="float">
            <text:p>250100</text:p>
          </table:table-cell>
          <table:table-cell table:formula="of:=[.Y64]+MIN([.Y146];[.Z145])" office:value-type="float" office:value="248852" calcext:value-type="float">
            <text:p>248852</text:p>
          </table:table-cell>
          <table:table-cell table:formula="of:=[.Z64]+MIN([.Z146];[.AA145])" office:value-type="float" office:value="242797" calcext:value-type="float">
            <text:p>242797</text:p>
          </table:table-cell>
          <table:table-cell table:formula="of:=[.AA64]+MIN([.AA146];[.AB145])" office:value-type="float" office:value="238559" calcext:value-type="float">
            <text:p>238559</text:p>
          </table:table-cell>
          <table:table-cell table:formula="of:=[.AB64]+MIN([.AB146];[.AC145])" office:value-type="float" office:value="237506" calcext:value-type="float">
            <text:p>237506</text:p>
          </table:table-cell>
          <table:table-cell table:formula="of:=[.AC64]+MIN([.AC146];[.AD145])" office:value-type="float" office:value="233827" calcext:value-type="float">
            <text:p>233827</text:p>
          </table:table-cell>
          <table:table-cell table:formula="of:=[.AD64]+MIN([.AD146];[.AE145])" office:value-type="float" office:value="226640" calcext:value-type="float">
            <text:p>226640</text:p>
          </table:table-cell>
          <table:table-cell table:formula="of:=[.AE64]+MIN([.AE146];[.AF145])" office:value-type="float" office:value="225950" calcext:value-type="float">
            <text:p>225950</text:p>
          </table:table-cell>
          <table:table-cell table:formula="of:=[.AF64]+MIN([.AF146];[.AG145])" office:value-type="float" office:value="215970" calcext:value-type="float">
            <text:p>215970</text:p>
          </table:table-cell>
          <table:table-cell table:formula="of:=[.AG64]+MIN([.AG146];[.AH145])" office:value-type="float" office:value="212396" calcext:value-type="float">
            <text:p>212396</text:p>
          </table:table-cell>
          <table:table-cell table:formula="of:=[.AH64]+MIN([.AH146];[.AI145])" office:value-type="float" office:value="209436" calcext:value-type="float">
            <text:p>209436</text:p>
          </table:table-cell>
          <table:table-cell table:formula="of:=[.AI64]+MIN([.AI146];[.AJ145])" office:value-type="float" office:value="200063" calcext:value-type="float">
            <text:p>200063</text:p>
          </table:table-cell>
          <table:table-cell table:formula="of:=[.AJ64]+MIN([.AJ146];[.AK145])" office:value-type="float" office:value="203156" calcext:value-type="float">
            <text:p>203156</text:p>
          </table:table-cell>
          <table:table-cell table:formula="of:=[.AK64]+MIN([.AK146];[.AL145])" office:value-type="float" office:value="198630" calcext:value-type="float">
            <text:p>198630</text:p>
          </table:table-cell>
          <table:table-cell table:formula="of:=[.AL64]+MIN([.AL146];[.AM145])" office:value-type="float" office:value="191923" calcext:value-type="float">
            <text:p>191923</text:p>
          </table:table-cell>
          <table:table-cell table:formula="of:=[.AM64]+MIN([.AM146];[.AN145])" office:value-type="float" office:value="187972" calcext:value-type="float">
            <text:p>187972</text:p>
          </table:table-cell>
          <table:table-cell table:formula="of:=[.AN64]+MIN([.AN146];[.AO145])" office:value-type="float" office:value="178238" calcext:value-type="float">
            <text:p>178238</text:p>
          </table:table-cell>
          <table:table-cell table:formula="of:=[.AO64]+MIN([.AO146];[.AP145])" office:value-type="float" office:value="174022" calcext:value-type="float">
            <text:p>174022</text:p>
          </table:table-cell>
          <table:table-cell table:formula="of:=[.AP64]+MIN([.AP146];[.AQ145])" office:value-type="float" office:value="171876" calcext:value-type="float">
            <text:p>171876</text:p>
          </table:table-cell>
          <table:table-cell table:formula="of:=[.AQ64]+MIN([.AQ146];[.AR145])" office:value-type="float" office:value="168274" calcext:value-type="float">
            <text:p>168274</text:p>
          </table:table-cell>
          <table:table-cell table:formula="of:=[.AR64]+MIN([.AR146];[.AS145])" office:value-type="float" office:value="163728" calcext:value-type="float">
            <text:p>163728</text:p>
          </table:table-cell>
          <table:table-cell table:formula="of:=[.AS64]+MIN([.AS146];[.AT145])" office:value-type="float" office:value="157699" calcext:value-type="float">
            <text:p>157699</text:p>
          </table:table-cell>
          <table:table-cell table:formula="of:=[.AT64]+MIN([.AT146];[.AU145])" office:value-type="float" office:value="156160" calcext:value-type="float">
            <text:p>156160</text:p>
          </table:table-cell>
          <table:table-cell table:formula="of:=[.AU64]+MIN([.AU146];[.AV145])" office:value-type="float" office:value="158773" calcext:value-type="float">
            <text:p>158773</text:p>
          </table:table-cell>
          <table:table-cell table:formula="of:=[.AV64]+MIN([.AV146];[.AW145])" office:value-type="float" office:value="157015" calcext:value-type="float">
            <text:p>157015</text:p>
          </table:table-cell>
          <table:table-cell table:formula="of:=[.AW64]+MIN([.AW146];[.AX145])" office:value-type="float" office:value="153355" calcext:value-type="float">
            <text:p>153355</text:p>
          </table:table-cell>
          <table:table-cell table:formula="of:=[.AX64]+MIN([.AX146];[.AY145])" office:value-type="float" office:value="152263" calcext:value-type="float">
            <text:p>152263</text:p>
          </table:table-cell>
          <table:table-cell table:formula="of:=[.AY64]+MIN([.AY146];[.AZ145])" office:value-type="float" office:value="150733" calcext:value-type="float">
            <text:p>150733</text:p>
          </table:table-cell>
          <table:table-cell table:formula="of:=[.AZ64]+MIN([.AZ146];[.BA145])" office:value-type="float" office:value="144008" calcext:value-type="float">
            <text:p>144008</text:p>
          </table:table-cell>
          <table:table-cell table:formula="of:=[.BA64]+MIN([.BA146];[.BB145])" office:value-type="float" office:value="136768" calcext:value-type="float">
            <text:p>136768</text:p>
          </table:table-cell>
          <table:table-cell table:formula="of:=[.BB64]+MIN([.BB146];[.BC145])" office:value-type="float" office:value="130023" calcext:value-type="float">
            <text:p>130023</text:p>
          </table:table-cell>
          <table:table-cell table:formula="of:=[.BC64]+MIN([.BC146];[.BD145])" office:value-type="float" office:value="128213" calcext:value-type="float">
            <text:p>128213</text:p>
          </table:table-cell>
          <table:table-cell table:formula="of:=[.BD64]+MIN([.BD146];[.BE145])" office:value-type="float" office:value="130355" calcext:value-type="float">
            <text:p>130355</text:p>
          </table:table-cell>
          <table:table-cell table:formula="of:=[.BE64]+MIN([.BE146];[.BF145])" office:value-type="float" office:value="122491" calcext:value-type="float">
            <text:p>122491</text:p>
          </table:table-cell>
          <table:table-cell table:formula="of:=[.BF64]+MIN([.BF146];[.BG145])" office:value-type="float" office:value="129219" calcext:value-type="float">
            <text:p>129219</text:p>
          </table:table-cell>
          <table:table-cell table:formula="of:=[.BG64]+MIN([.BG146];[.BH145])" office:value-type="float" office:value="122830" calcext:value-type="float">
            <text:p>122830</text:p>
          </table:table-cell>
          <table:table-cell table:formula="of:=[.BH64]+MIN([.BH146];[.BI145])" office:value-type="float" office:value="113478" calcext:value-type="float">
            <text:p>113478</text:p>
          </table:table-cell>
          <table:table-cell table:formula="of:=[.BI64]+MIN([.BI146];[.BJ145])" office:value-type="float" office:value="104736" calcext:value-type="float">
            <text:p>104736</text:p>
          </table:table-cell>
          <table:table-cell table:formula="of:=[.BJ64]+MIN([.BJ146];[.BK145])" office:value-type="float" office:value="103813" calcext:value-type="float">
            <text:p>103813</text:p>
          </table:table-cell>
          <table:table-cell table:formula="of:=[.BK64]+MIN([.BK146];[.BL145])" office:value-type="float" office:value="101108" calcext:value-type="float">
            <text:p>101108</text:p>
          </table:table-cell>
          <table:table-cell table:formula="of:=[.BL64]+MIN([.BL146];[.BM145])" office:value-type="float" office:value="96842" calcext:value-type="float">
            <text:p>96842</text:p>
          </table:table-cell>
          <table:table-cell table:formula="of:=[.BM64]+MIN([.BM146];[.BN145])" office:value-type="float" office:value="93610" calcext:value-type="float">
            <text:p>93610</text:p>
          </table:table-cell>
          <table:table-cell table:formula="of:=[.BN64]+MIN([.BN146];[.BO145])" office:value-type="float" office:value="91346" calcext:value-type="float">
            <text:p>91346</text:p>
          </table:table-cell>
          <table:table-cell table:formula="of:=[.BO64]+MIN([.BO146];[.BP145])" office:value-type="float" office:value="84585" calcext:value-type="float">
            <text:p>84585</text:p>
          </table:table-cell>
          <table:table-cell table:formula="of:=[.BP64]+MIN([.BP146];[.BQ145])" office:value-type="float" office:value="89377" calcext:value-type="float">
            <text:p>89377</text:p>
          </table:table-cell>
          <table:table-cell table:formula="of:=[.BQ64]+MIN([.BQ146];[.BR145])" office:value-type="float" office:value="86726" calcext:value-type="float">
            <text:p>86726</text:p>
          </table:table-cell>
          <table:table-cell table:formula="of:=[.BR64]+MIN([.BR146];[.BS145])" office:value-type="float" office:value="92575" calcext:value-type="float">
            <text:p>92575</text:p>
          </table:table-cell>
          <table:table-cell table:formula="of:=[.BS64]+MIN([.BS146];[.BT145])" office:value-type="float" office:value="92386" calcext:value-type="float">
            <text:p>92386</text:p>
          </table:table-cell>
          <table:table-cell table:formula="of:=[.BT64]+MIN([.BT146];[.BU145])" office:value-type="float" office:value="85811" calcext:value-type="float">
            <text:p>85811</text:p>
          </table:table-cell>
          <table:table-cell table:formula="of:=[.BU64]+MIN([.BU146];[.BV145])" office:value-type="float" office:value="94377" calcext:value-type="float">
            <text:p>94377</text:p>
          </table:table-cell>
          <table:table-cell table:formula="of:=[.BV64]+MIN([.BV146];[.BW145])" office:value-type="float" office:value="91668" calcext:value-type="float">
            <text:p>91668</text:p>
          </table:table-cell>
          <table:table-cell table:formula="of:=[.BW64]+MIN([.BW146];[.BX145])" office:value-type="float" office:value="82503" calcext:value-type="float">
            <text:p>82503</text:p>
          </table:table-cell>
          <table:table-cell table:formula="of:=[.BX64]+MIN([.BX146];[.BY145])" office:value-type="float" office:value="84230" calcext:value-type="float">
            <text:p>84230</text:p>
          </table:table-cell>
          <table:table-cell table:formula="of:=[.BY64]+MIN([.BY146];[.BZ145])" office:value-type="float" office:value="88777" calcext:value-type="float">
            <text:p>88777</text:p>
          </table:table-cell>
          <table:table-cell table:formula="of:=[.BZ64]+MIN([.BZ146];[.CA145])" office:value-type="float" office:value="84306" calcext:value-type="float">
            <text:p>84306</text:p>
          </table:table-cell>
          <table:table-cell table:formula="of:=[.CA64]+MIN([.CA146];[.CB145])" office:value-type="float" office:value="79698" calcext:value-type="float">
            <text:p>79698</text:p>
          </table:table-cell>
          <table:table-cell table:formula="of:=[.CB64]+[.CB146]" office:value-type="float" office:value="104371" calcext:value-type="float">
            <text:p>104371</text:p>
          </table:table-cell>
        </table:table-row>
        <table:table-row table:style-name="ro1">
          <table:table-cell table:formula="of:=[.A65]+MIN([.A147];[.B146])" office:value-type="float" office:value="340799" calcext:value-type="float">
            <text:p>340799</text:p>
          </table:table-cell>
          <table:table-cell table:formula="of:=[.B65]+MIN([.B147];[.C146])" office:value-type="float" office:value="336382" calcext:value-type="float">
            <text:p>336382</text:p>
          </table:table-cell>
          <table:table-cell table:formula="of:=[.C65]+MIN([.C147];[.D146])" office:value-type="float" office:value="329626" calcext:value-type="float">
            <text:p>329626</text:p>
          </table:table-cell>
          <table:table-cell table:formula="of:=[.D65]+MIN([.D147];[.E146])" office:value-type="float" office:value="333522" calcext:value-type="float">
            <text:p>333522</text:p>
          </table:table-cell>
          <table:table-cell table:formula="of:=[.E65]+MIN([.E147];[.F146])" office:value-type="float" office:value="324725" calcext:value-type="float">
            <text:p>324725</text:p>
          </table:table-cell>
          <table:table-cell table:formula="of:=[.F65]+MIN([.F147];[.G146])" office:value-type="float" office:value="324067" calcext:value-type="float">
            <text:p>324067</text:p>
          </table:table-cell>
          <table:table-cell table:formula="of:=[.G65]+MIN([.G147];[.H146])" office:value-type="float" office:value="315258" calcext:value-type="float">
            <text:p>315258</text:p>
          </table:table-cell>
          <table:table-cell table:formula="of:=[.H65]+MIN([.H147];[.I146])" office:value-type="float" office:value="310226" calcext:value-type="float">
            <text:p>310226</text:p>
          </table:table-cell>
          <table:table-cell table:formula="of:=[.I65]+MIN([.I147];[.J146])" office:value-type="float" office:value="301523" calcext:value-type="float">
            <text:p>301523</text:p>
          </table:table-cell>
          <table:table-cell table:formula="of:=[.J65]+MIN([.J147];[.K146])" office:value-type="float" office:value="293982" calcext:value-type="float">
            <text:p>293982</text:p>
          </table:table-cell>
          <table:table-cell table:formula="of:=[.K65]+MIN([.K147];[.L146])" office:value-type="float" office:value="293136" calcext:value-type="float">
            <text:p>293136</text:p>
          </table:table-cell>
          <table:table-cell table:formula="of:=[.L65]+MIN([.L147];[.M146])" office:value-type="float" office:value="289779" calcext:value-type="float">
            <text:p>289779</text:p>
          </table:table-cell>
          <table:table-cell table:formula="of:=[.M65]+MIN([.M147];[.N146])" office:value-type="float" office:value="289028" calcext:value-type="float">
            <text:p>289028</text:p>
          </table:table-cell>
          <table:table-cell table:formula="of:=[.N65]+MIN([.N147];[.O146])" office:value-type="float" office:value="279211" calcext:value-type="float">
            <text:p>279211</text:p>
          </table:table-cell>
          <table:table-cell table:formula="of:=[.O65]+MIN([.O147];[.P146])" office:value-type="float" office:value="277466" calcext:value-type="float">
            <text:p>277466</text:p>
          </table:table-cell>
          <table:table-cell table:formula="of:=[.P65]+MIN([.P147];[.Q146])" office:value-type="float" office:value="267486" calcext:value-type="float">
            <text:p>267486</text:p>
          </table:table-cell>
          <table:table-cell table:formula="of:=[.Q65]+MIN([.Q147];[.R146])" office:value-type="float" office:value="259893" calcext:value-type="float">
            <text:p>259893</text:p>
          </table:table-cell>
          <table:table-cell table:formula="of:=[.R65]+MIN([.R147];[.S146])" office:value-type="float" office:value="255226" calcext:value-type="float">
            <text:p>255226</text:p>
          </table:table-cell>
          <table:table-cell table:formula="of:=[.S65]+MIN([.S147];[.T146])" office:value-type="float" office:value="252139" calcext:value-type="float">
            <text:p>252139</text:p>
          </table:table-cell>
          <table:table-cell table:formula="of:=[.T65]+MIN([.T147];[.U146])" office:value-type="float" office:value="252429" calcext:value-type="float">
            <text:p>252429</text:p>
          </table:table-cell>
          <table:table-cell table:formula="of:=[.U65]+MIN([.U147];[.V146])" office:value-type="float" office:value="249211" calcext:value-type="float">
            <text:p>249211</text:p>
          </table:table-cell>
          <table:table-cell table:formula="of:=[.V65]+MIN([.V147];[.W146])" office:value-type="float" office:value="251209" calcext:value-type="float">
            <text:p>251209</text:p>
          </table:table-cell>
          <table:table-cell table:formula="of:=[.W65]+MIN([.W147];[.X146])" office:value-type="float" office:value="246800" calcext:value-type="float">
            <text:p>246800</text:p>
          </table:table-cell>
          <table:table-cell table:formula="of:=[.X65]+MIN([.X147];[.Y146])" office:value-type="float" office:value="242504" calcext:value-type="float">
            <text:p>242504</text:p>
          </table:table-cell>
          <table:table-cell table:formula="of:=[.Y65]+MIN([.Y147];[.Z146])" office:value-type="float" office:value="240215" calcext:value-type="float">
            <text:p>240215</text:p>
          </table:table-cell>
          <table:table-cell table:formula="of:=[.Z65]+MIN([.Z147];[.AA146])" office:value-type="float" office:value="240715" calcext:value-type="float">
            <text:p>240715</text:p>
          </table:table-cell>
          <table:table-cell table:formula="of:=[.AA65]+MIN([.AA147];[.AB146])" office:value-type="float" office:value="235416" calcext:value-type="float">
            <text:p>235416</text:p>
          </table:table-cell>
          <table:table-cell table:formula="of:=[.AB65]+MIN([.AB147];[.AC146])" office:value-type="float" office:value="239230" calcext:value-type="float">
            <text:p>239230</text:p>
          </table:table-cell>
          <table:table-cell table:formula="of:=[.AC65]+MIN([.AC147];[.AD146])" office:value-type="float" office:value="231865" calcext:value-type="float">
            <text:p>231865</text:p>
          </table:table-cell>
          <table:table-cell table:formula="of:=[.AD65]+MIN([.AD147];[.AE146])" office:value-type="float" office:value="226272" calcext:value-type="float">
            <text:p>226272</text:p>
          </table:table-cell>
          <table:table-cell table:formula="of:=[.AE65]+MIN([.AE147];[.AF146])" office:value-type="float" office:value="218058" calcext:value-type="float">
            <text:p>218058</text:p>
          </table:table-cell>
          <table:table-cell table:formula="of:=[.AF65]+MIN([.AF147];[.AG146])" office:value-type="float" office:value="208885" calcext:value-type="float">
            <text:p>208885</text:p>
          </table:table-cell>
          <table:table-cell table:formula="of:=[.AG65]+MIN([.AG147];[.AH146])" office:value-type="float" office:value="204682" calcext:value-type="float">
            <text:p>204682</text:p>
          </table:table-cell>
          <table:table-cell table:formula="of:=[.AH65]+MIN([.AH147];[.AI146])" office:value-type="float" office:value="202411" calcext:value-type="float">
            <text:p>202411</text:p>
          </table:table-cell>
          <table:table-cell table:formula="of:=[.AI65]+MIN([.AI147];[.AJ146])" office:value-type="float" office:value="194431" calcext:value-type="float">
            <text:p>194431</text:p>
          </table:table-cell>
          <table:table-cell table:formula="of:=[.AJ65]+MIN([.AJ147];[.AK146])" office:value-type="float" office:value="195630" calcext:value-type="float">
            <text:p>195630</text:p>
          </table:table-cell>
          <table:table-cell table:formula="of:=[.AK65]+MIN([.AK147];[.AL146])" office:value-type="float" office:value="198975" calcext:value-type="float">
            <text:p>198975</text:p>
          </table:table-cell>
          <table:table-cell table:formula="of:=[.AL65]+MIN([.AL147];[.AM146])" office:value-type="float" office:value="189048" calcext:value-type="float">
            <text:p>189048</text:p>
          </table:table-cell>
          <table:table-cell table:formula="of:=[.AM65]+MIN([.AM147];[.AN146])" office:value-type="float" office:value="180649" calcext:value-type="float">
            <text:p>180649</text:p>
          </table:table-cell>
          <table:table-cell table:formula="of:=[.AN65]+MIN([.AN147];[.AO146])" office:value-type="float" office:value="177181" calcext:value-type="float">
            <text:p>177181</text:p>
          </table:table-cell>
          <table:table-cell table:formula="of:=[.AO65]+MIN([.AO147];[.AP146])" office:value-type="float" office:value="175405" calcext:value-type="float">
            <text:p>175405</text:p>
          </table:table-cell>
          <table:table-cell table:formula="of:=[.AP65]+MIN([.AP147];[.AQ146])" office:value-type="float" office:value="172217" calcext:value-type="float">
            <text:p>172217</text:p>
          </table:table-cell>
          <table:table-cell table:formula="of:=[.AQ65]+MIN([.AQ147];[.AR146])" office:value-type="float" office:value="162903" calcext:value-type="float">
            <text:p>162903</text:p>
          </table:table-cell>
          <table:table-cell table:formula="of:=[.AR65]+MIN([.AR147];[.AS146])" office:value-type="float" office:value="161183" calcext:value-type="float">
            <text:p>161183</text:p>
          </table:table-cell>
          <table:table-cell table:formula="of:=[.AS65]+MIN([.AS147];[.AT146])" office:value-type="float" office:value="154660" calcext:value-type="float">
            <text:p>154660</text:p>
          </table:table-cell>
          <table:table-cell table:formula="of:=[.AT65]+MIN([.AT147];[.AU146])" office:value-type="float" office:value="151727" calcext:value-type="float">
            <text:p>151727</text:p>
          </table:table-cell>
          <table:table-cell table:formula="of:=[.AU65]+MIN([.AU147];[.AV146])" office:value-type="float" office:value="153918" calcext:value-type="float">
            <text:p>153918</text:p>
          </table:table-cell>
          <table:table-cell table:formula="of:=[.AV65]+MIN([.AV147];[.AW146])" office:value-type="float" office:value="152864" calcext:value-type="float">
            <text:p>152864</text:p>
          </table:table-cell>
          <table:table-cell table:formula="of:=[.AW65]+MIN([.AW147];[.AX146])" office:value-type="float" office:value="151906" calcext:value-type="float">
            <text:p>151906</text:p>
          </table:table-cell>
          <table:table-cell table:formula="of:=[.AX65]+MIN([.AX147];[.AY146])" office:value-type="float" office:value="148887" calcext:value-type="float">
            <text:p>148887</text:p>
          </table:table-cell>
          <table:table-cell table:formula="of:=[.AY65]+MIN([.AY147];[.AZ146])" office:value-type="float" office:value="142724" calcext:value-type="float">
            <text:p>142724</text:p>
          </table:table-cell>
          <table:table-cell table:formula="of:=[.AZ65]+MIN([.AZ147];[.BA146])" office:value-type="float" office:value="139280" calcext:value-type="float">
            <text:p>139280</text:p>
          </table:table-cell>
          <table:table-cell table:formula="of:=[.BA65]+MIN([.BA147];[.BB146])" office:value-type="float" office:value="129741" calcext:value-type="float">
            <text:p>129741</text:p>
          </table:table-cell>
          <table:table-cell table:formula="of:=[.BB65]+MIN([.BB147];[.BC146])" office:value-type="float" office:value="125421" calcext:value-type="float">
            <text:p>125421</text:p>
          </table:table-cell>
          <table:table-cell table:formula="of:=[.BC65]+MIN([.BC147];[.BD146])" office:value-type="float" office:value="125266" calcext:value-type="float">
            <text:p>125266</text:p>
          </table:table-cell>
          <table:table-cell table:formula="of:=[.BD65]+MIN([.BD147];[.BE146])" office:value-type="float" office:value="121274" calcext:value-type="float">
            <text:p>121274</text:p>
          </table:table-cell>
          <table:table-cell table:formula="of:=[.BE65]+MIN([.BE147];[.BF146])" office:value-type="float" office:value="118446" calcext:value-type="float">
            <text:p>118446</text:p>
          </table:table-cell>
          <table:table-cell table:formula="of:=[.BF65]+MIN([.BF147];[.BG146])" office:value-type="float" office:value="120795" calcext:value-type="float">
            <text:p>120795</text:p>
          </table:table-cell>
          <table:table-cell table:formula="of:=[.BG65]+MIN([.BG147];[.BH146])" office:value-type="float" office:value="114724" calcext:value-type="float">
            <text:p>114724</text:p>
          </table:table-cell>
          <table:table-cell table:formula="of:=[.BH65]+MIN([.BH147];[.BI146])" office:value-type="float" office:value="114200" calcext:value-type="float">
            <text:p>114200</text:p>
          </table:table-cell>
          <table:table-cell table:formula="of:=[.BI65]+MIN([.BI147];[.BJ146])" office:value-type="float" office:value="111305" calcext:value-type="float">
            <text:p>111305</text:p>
          </table:table-cell>
          <table:table-cell table:formula="of:=[.BJ65]+MIN([.BJ147];[.BK146])" office:value-type="float" office:value="105837" calcext:value-type="float">
            <text:p>105837</text:p>
          </table:table-cell>
          <table:table-cell table:formula="of:=[.BK65]+MIN([.BK147];[.BL146])" office:value-type="float" office:value="97774" calcext:value-type="float">
            <text:p>97774</text:p>
          </table:table-cell>
          <table:table-cell table:formula="of:=[.BL65]+MIN([.BL147];[.BM146])" office:value-type="float" office:value="96564" calcext:value-type="float">
            <text:p>96564</text:p>
          </table:table-cell>
          <table:table-cell table:formula="of:=[.BM65]+MIN([.BM147];[.BN146])" office:value-type="float" office:value="98155" calcext:value-type="float">
            <text:p>98155</text:p>
          </table:table-cell>
          <table:table-cell table:formula="of:=[.BN65]+MIN([.BN147];[.BO146])" office:value-type="float" office:value="89084" calcext:value-type="float">
            <text:p>89084</text:p>
          </table:table-cell>
          <table:table-cell table:formula="of:=[.BO65]+MIN([.BO147];[.BP146])" office:value-type="float" office:value="84222" calcext:value-type="float">
            <text:p>84222</text:p>
          </table:table-cell>
          <table:table-cell table:formula="of:=[.BP65]+MIN([.BP147];[.BQ146])" office:value-type="float" office:value="92360" calcext:value-type="float">
            <text:p>92360</text:p>
          </table:table-cell>
          <table:table-cell table:formula="of:=[.BQ65]+MIN([.BQ147];[.BR146])" office:value-type="float" office:value="83343" calcext:value-type="float">
            <text:p>83343</text:p>
          </table:table-cell>
          <table:table-cell table:formula="of:=[.BR65]+MIN([.BR147];[.BS146])" office:value-type="float" office:value="84805" calcext:value-type="float">
            <text:p>84805</text:p>
          </table:table-cell>
          <table:table-cell table:formula="of:=[.BS65]+MIN([.BS147];[.BT146])" office:value-type="float" office:value="85656" calcext:value-type="float">
            <text:p>85656</text:p>
          </table:table-cell>
          <table:table-cell table:formula="of:=[.BT65]+MIN([.BT147];[.BU146])" office:value-type="float" office:value="77955" calcext:value-type="float">
            <text:p>77955</text:p>
          </table:table-cell>
          <table:table-cell table:formula="of:=[.BU65]+MIN([.BU147];[.BV146])" office:value-type="float" office:value="87037" calcext:value-type="float">
            <text:p>87037</text:p>
          </table:table-cell>
          <table:table-cell table:formula="of:=[.BV65]+MIN([.BV147];[.BW146])" office:value-type="float" office:value="81989" calcext:value-type="float">
            <text:p>81989</text:p>
          </table:table-cell>
          <table:table-cell table:formula="of:=[.BW65]+MIN([.BW147];[.BX146])" office:value-type="float" office:value="80345" calcext:value-type="float">
            <text:p>80345</text:p>
          </table:table-cell>
          <table:table-cell table:formula="of:=[.BX65]+MIN([.BX147];[.BY146])" office:value-type="float" office:value="83620" calcext:value-type="float">
            <text:p>83620</text:p>
          </table:table-cell>
          <table:table-cell table:formula="of:=[.BY65]+MIN([.BY147];[.BZ146])" office:value-type="float" office:value="90265" calcext:value-type="float">
            <text:p>90265</text:p>
          </table:table-cell>
          <table:table-cell table:formula="of:=[.BZ65]+MIN([.BZ147];[.CA146])" office:value-type="float" office:value="80933" calcext:value-type="float">
            <text:p>80933</text:p>
          </table:table-cell>
          <table:table-cell table:formula="of:=[.CA65]+MIN([.CA147];[.CB146])" office:value-type="float" office:value="78788" calcext:value-type="float">
            <text:p>78788</text:p>
          </table:table-cell>
          <table:table-cell table:formula="of:=[.CB65]+[.CB147]" office:value-type="float" office:value="98130" calcext:value-type="float">
            <text:p>98130</text:p>
          </table:table-cell>
        </table:table-row>
        <table:table-row table:style-name="ro1">
          <table:table-cell table:formula="of:=[.A66]+MIN([.A148];[.B147])" office:value-type="float" office:value="341509" calcext:value-type="float">
            <text:p>341509</text:p>
          </table:table-cell>
          <table:table-cell table:formula="of:=[.B66]+MIN([.B148];[.C147])" office:value-type="float" office:value="332416" calcext:value-type="float">
            <text:p>332416</text:p>
          </table:table-cell>
          <table:table-cell table:formula="of:=[.C66]+MIN([.C148];[.D147])" office:value-type="float" office:value="328613" calcext:value-type="float">
            <text:p>328613</text:p>
          </table:table-cell>
          <table:table-cell table:formula="of:=[.D66]+MIN([.D148];[.E147])" office:value-type="float" office:value="326216" calcext:value-type="float">
            <text:p>326216</text:p>
          </table:table-cell>
          <table:table-cell table:formula="of:=[.E66]+MIN([.E148];[.F147])" office:value-type="float" office:value="324289" calcext:value-type="float">
            <text:p>324289</text:p>
          </table:table-cell>
          <table:table-cell table:formula="of:=[.F66]+MIN([.F148];[.G147])" office:value-type="float" office:value="320500" calcext:value-type="float">
            <text:p>320500</text:p>
          </table:table-cell>
          <table:table-cell table:formula="of:=[.G66]+MIN([.G148];[.H147])" office:value-type="float" office:value="316156" calcext:value-type="float">
            <text:p>316156</text:p>
          </table:table-cell>
          <table:table-cell table:formula="of:=[.H66]+MIN([.H148];[.I147])" office:value-type="float" office:value="308773" calcext:value-type="float">
            <text:p>308773</text:p>
          </table:table-cell>
          <table:table-cell table:formula="of:=[.I66]+MIN([.I148];[.J147])" office:value-type="float" office:value="303987" calcext:value-type="float">
            <text:p>303987</text:p>
          </table:table-cell>
          <table:table-cell table:formula="of:=[.J66]+MIN([.J148];[.K147])" office:value-type="float" office:value="294097" calcext:value-type="float">
            <text:p>294097</text:p>
          </table:table-cell>
          <table:table-cell table:formula="of:=[.K66]+MIN([.K148];[.L147])" office:value-type="float" office:value="292087" calcext:value-type="float">
            <text:p>292087</text:p>
          </table:table-cell>
          <table:table-cell table:formula="of:=[.L66]+MIN([.L148];[.M147])" office:value-type="float" office:value="286859" calcext:value-type="float">
            <text:p>286859</text:p>
          </table:table-cell>
          <table:table-cell table:formula="of:=[.M66]+MIN([.M148];[.N147])" office:value-type="float" office:value="285635" calcext:value-type="float">
            <text:p>285635</text:p>
          </table:table-cell>
          <table:table-cell table:formula="of:=[.N66]+MIN([.N148];[.O147])" office:value-type="float" office:value="282477" calcext:value-type="float">
            <text:p>282477</text:p>
          </table:table-cell>
          <table:table-cell table:formula="of:=[.O66]+MIN([.O148];[.P147])" office:value-type="float" office:value="283026" calcext:value-type="float">
            <text:p>283026</text:p>
          </table:table-cell>
          <table:table-cell table:formula="of:=[.P66]+MIN([.P148];[.Q147])" office:value-type="float" office:value="274446" calcext:value-type="float">
            <text:p>274446</text:p>
          </table:table-cell>
          <table:table-cell table:formula="of:=[.Q66]+MIN([.Q148];[.R147])" office:value-type="float" office:value="265456" calcext:value-type="float">
            <text:p>265456</text:p>
          </table:table-cell>
          <table:table-cell table:formula="of:=[.R66]+MIN([.R148];[.S147])" office:value-type="float" office:value="256573" calcext:value-type="float">
            <text:p>256573</text:p>
          </table:table-cell>
          <table:table-cell table:formula="of:=[.S66]+MIN([.S148];[.T147])" office:value-type="float" office:value="251360" calcext:value-type="float">
            <text:p>251360</text:p>
          </table:table-cell>
          <table:table-cell table:formula="of:=[.T66]+MIN([.T148];[.U147])" office:value-type="float" office:value="251284" calcext:value-type="float">
            <text:p>251284</text:p>
          </table:table-cell>
          <table:table-cell table:formula="of:=[.U66]+MIN([.U148];[.V147])" office:value-type="float" office:value="242978" calcext:value-type="float">
            <text:p>242978</text:p>
          </table:table-cell>
          <table:table-cell table:formula="of:=[.V66]+MIN([.V148];[.W147])" office:value-type="float" office:value="245641" calcext:value-type="float">
            <text:p>245641</text:p>
          </table:table-cell>
          <table:table-cell table:formula="of:=[.W66]+MIN([.W148];[.X147])" office:value-type="float" office:value="243652" calcext:value-type="float">
            <text:p>243652</text:p>
          </table:table-cell>
          <table:table-cell table:formula="of:=[.X66]+MIN([.X148];[.Y147])" office:value-type="float" office:value="242190" calcext:value-type="float">
            <text:p>242190</text:p>
          </table:table-cell>
          <table:table-cell table:formula="of:=[.Y66]+MIN([.Y148];[.Z147])" office:value-type="float" office:value="237561" calcext:value-type="float">
            <text:p>237561</text:p>
          </table:table-cell>
          <table:table-cell table:formula="of:=[.Z66]+MIN([.Z148];[.AA147])" office:value-type="float" office:value="232817" calcext:value-type="float">
            <text:p>232817</text:p>
          </table:table-cell>
          <table:table-cell table:formula="of:=[.AA66]+MIN([.AA148];[.AB147])" office:value-type="float" office:value="230395" calcext:value-type="float">
            <text:p>230395</text:p>
          </table:table-cell>
          <table:table-cell table:formula="of:=[.AB66]+MIN([.AB148];[.AC147])" office:value-type="float" office:value="229769" calcext:value-type="float">
            <text:p>229769</text:p>
          </table:table-cell>
          <table:table-cell table:formula="of:=[.AC66]+MIN([.AC148];[.AD147])" office:value-type="float" office:value="226510" calcext:value-type="float">
            <text:p>226510</text:p>
          </table:table-cell>
          <table:table-cell table:formula="of:=[.AD66]+MIN([.AD148];[.AE147])" office:value-type="float" office:value="218433" calcext:value-type="float">
            <text:p>218433</text:p>
          </table:table-cell>
          <table:table-cell table:formula="of:=[.AE66]+MIN([.AE148];[.AF147])" office:value-type="float" office:value="209303" calcext:value-type="float">
            <text:p>209303</text:p>
          </table:table-cell>
          <table:table-cell table:formula="of:=[.AF66]+MIN([.AF148];[.AG147])" office:value-type="float" office:value="207986" calcext:value-type="float">
            <text:p>207986</text:p>
          </table:table-cell>
          <table:table-cell table:formula="of:=[.AG66]+MIN([.AG148];[.AH147])" office:value-type="float" office:value="204890" calcext:value-type="float">
            <text:p>204890</text:p>
          </table:table-cell>
          <table:table-cell table:formula="of:=[.AH66]+MIN([.AH148];[.AI147])" office:value-type="float" office:value="195266" calcext:value-type="float">
            <text:p>195266</text:p>
          </table:table-cell>
          <table:table-cell table:formula="of:=[.AI66]+MIN([.AI148];[.AJ147])" office:value-type="float" office:value="191448" calcext:value-type="float">
            <text:p>191448</text:p>
          </table:table-cell>
          <table:table-cell table:formula="of:=[.AJ66]+MIN([.AJ148];[.AK147])" office:value-type="float" office:value="189678" calcext:value-type="float">
            <text:p>189678</text:p>
          </table:table-cell>
          <table:table-cell table:formula="of:=[.AK66]+MIN([.AK148];[.AL147])" office:value-type="float" office:value="188983" calcext:value-type="float">
            <text:p>188983</text:p>
          </table:table-cell>
          <table:table-cell table:formula="of:=[.AL66]+MIN([.AL148];[.AM147])" office:value-type="float" office:value="186529" calcext:value-type="float">
            <text:p>186529</text:p>
          </table:table-cell>
          <table:table-cell table:formula="of:=[.AM66]+MIN([.AM148];[.AN147])" office:value-type="float" office:value="186072" calcext:value-type="float">
            <text:p>186072</text:p>
          </table:table-cell>
          <table:table-cell table:formula="of:=[.AN66]+MIN([.AN148];[.AO147])" office:value-type="float" office:value="181335" calcext:value-type="float">
            <text:p>181335</text:p>
          </table:table-cell>
          <table:table-cell table:formula="of:=[.AO66]+MIN([.AO148];[.AP147])" office:value-type="float" office:value="180628" calcext:value-type="float">
            <text:p>180628</text:p>
          </table:table-cell>
          <table:table-cell table:formula="of:=[.AP66]+MIN([.AP148];[.AQ147])" office:value-type="float" office:value="170690" calcext:value-type="float">
            <text:p>170690</text:p>
          </table:table-cell>
          <table:table-cell table:formula="of:=[.AQ66]+MIN([.AQ148];[.AR147])" office:value-type="float" office:value="167163" calcext:value-type="float">
            <text:p>167163</text:p>
          </table:table-cell>
          <table:table-cell table:formula="of:=[.AR66]+MIN([.AR148];[.AS147])" office:value-type="float" office:value="161467" calcext:value-type="float">
            <text:p>161467</text:p>
          </table:table-cell>
          <table:table-cell table:formula="of:=[.AS66]+MIN([.AS148];[.AT147])" office:value-type="float" office:value="158830" calcext:value-type="float">
            <text:p>158830</text:p>
          </table:table-cell>
          <table:table-cell table:formula="of:=[.AT66]+MIN([.AT148];[.AU147])" office:value-type="float" office:value="151106" calcext:value-type="float">
            <text:p>151106</text:p>
          </table:table-cell>
          <table:table-cell table:formula="of:=[.AU66]+MIN([.AU148];[.AV147])" office:value-type="float" office:value="145233" calcext:value-type="float">
            <text:p>145233</text:p>
          </table:table-cell>
          <table:table-cell table:formula="of:=[.AV66]+MIN([.AV148];[.AW147])" office:value-type="float" office:value="147381" calcext:value-type="float">
            <text:p>147381</text:p>
          </table:table-cell>
          <table:table-cell table:formula="of:=[.AW66]+MIN([.AW148];[.AX147])" office:value-type="float" office:value="142920" calcext:value-type="float">
            <text:p>142920</text:p>
          </table:table-cell>
          <table:table-cell table:formula="of:=[.AX66]+MIN([.AX148];[.AY147])" office:value-type="float" office:value="146310" calcext:value-type="float">
            <text:p>146310</text:p>
          </table:table-cell>
          <table:table-cell table:formula="of:=[.AY66]+MIN([.AY148];[.AZ147])" office:value-type="float" office:value="141547" calcext:value-type="float">
            <text:p>141547</text:p>
          </table:table-cell>
          <table:table-cell table:formula="of:=[.AZ66]+MIN([.AZ148];[.BA147])" office:value-type="float" office:value="133854" calcext:value-type="float">
            <text:p>133854</text:p>
          </table:table-cell>
          <table:table-cell table:formula="of:=[.BA66]+MIN([.BA148];[.BB147])" office:value-type="float" office:value="129723" calcext:value-type="float">
            <text:p>129723</text:p>
          </table:table-cell>
          <table:table-cell table:formula="of:=[.BB66]+MIN([.BB148];[.BC147])" office:value-type="float" office:value="130597" calcext:value-type="float">
            <text:p>130597</text:p>
          </table:table-cell>
          <table:table-cell table:formula="of:=[.BC66]+MIN([.BC148];[.BD147])" office:value-type="float" office:value="123002" calcext:value-type="float">
            <text:p>123002</text:p>
          </table:table-cell>
          <table:table-cell table:formula="of:=[.BD66]+MIN([.BD148];[.BE147])" office:value-type="float" office:value="120502" calcext:value-type="float">
            <text:p>120502</text:p>
          </table:table-cell>
          <table:table-cell table:formula="of:=[.BE66]+MIN([.BE148];[.BF147])" office:value-type="float" office:value="116296" calcext:value-type="float">
            <text:p>116296</text:p>
          </table:table-cell>
          <table:table-cell table:formula="of:=[.BF66]+MIN([.BF148];[.BG147])" office:value-type="float" office:value="127322" calcext:value-type="float">
            <text:p>127322</text:p>
          </table:table-cell>
          <table:table-cell table:formula="of:=[.BG66]+MIN([.BG148];[.BH147])" office:value-type="float" office:value="122137" calcext:value-type="float">
            <text:p>122137</text:p>
          </table:table-cell>
          <table:table-cell table:formula="of:=[.BH66]+MIN([.BH148];[.BI147])" office:value-type="float" office:value="119607" calcext:value-type="float">
            <text:p>119607</text:p>
          </table:table-cell>
          <table:table-cell table:formula="of:=[.BI66]+MIN([.BI148];[.BJ147])" office:value-type="float" office:value="112591" calcext:value-type="float">
            <text:p>112591</text:p>
          </table:table-cell>
          <table:table-cell table:formula="of:=[.BJ66]+MIN([.BJ148];[.BK147])" office:value-type="float" office:value="105190" calcext:value-type="float">
            <text:p>105190</text:p>
          </table:table-cell>
          <table:table-cell table:formula="of:=[.BK66]+MIN([.BK148];[.BL147])" office:value-type="float" office:value="100799" calcext:value-type="float">
            <text:p>100799</text:p>
          </table:table-cell>
          <table:table-cell table:formula="of:=[.BL66]+MIN([.BL148];[.BM147])" office:value-type="float" office:value="93216" calcext:value-type="float">
            <text:p>93216</text:p>
          </table:table-cell>
          <table:table-cell table:formula="of:=[.BM66]+MIN([.BM148];[.BN147])" office:value-type="float" office:value="91829" calcext:value-type="float">
            <text:p>91829</text:p>
          </table:table-cell>
          <table:table-cell table:formula="of:=[.BN66]+MIN([.BN148];[.BO147])" office:value-type="float" office:value="87760" calcext:value-type="float">
            <text:p>87760</text:p>
          </table:table-cell>
          <table:table-cell table:formula="of:=[.BO66]+MIN([.BO148];[.BP147])" office:value-type="float" office:value="83739" calcext:value-type="float">
            <text:p>83739</text:p>
          </table:table-cell>
          <table:table-cell table:formula="of:=[.BP66]+MIN([.BP148];[.BQ147])" office:value-type="float" office:value="85400" calcext:value-type="float">
            <text:p>85400</text:p>
          </table:table-cell>
          <table:table-cell table:formula="of:=[.BQ66]+MIN([.BQ148];[.BR147])" office:value-type="float" office:value="79246" calcext:value-type="float">
            <text:p>79246</text:p>
          </table:table-cell>
          <table:table-cell table:formula="of:=[.BR66]+MIN([.BR148];[.BS147])" office:value-type="float" office:value="78619" calcext:value-type="float">
            <text:p>78619</text:p>
          </table:table-cell>
          <table:table-cell table:formula="of:=[.BS66]+MIN([.BS148];[.BT147])" office:value-type="float" office:value="75841" calcext:value-type="float">
            <text:p>75841</text:p>
          </table:table-cell>
          <table:table-cell table:formula="of:=[.BT66]+MIN([.BT148];[.BU147])" office:value-type="float" office:value="74345" calcext:value-type="float">
            <text:p>74345</text:p>
          </table:table-cell>
          <table:table-cell table:formula="of:=[.BU66]+MIN([.BU148];[.BV147])" office:value-type="float" office:value="90013" calcext:value-type="float">
            <text:p>90013</text:p>
          </table:table-cell>
          <table:table-cell table:formula="of:=[.BV66]+MIN([.BV148];[.BW147])" office:value-type="float" office:value="83657" calcext:value-type="float">
            <text:p>83657</text:p>
          </table:table-cell>
          <table:table-cell table:formula="of:=[.BW66]+MIN([.BW148];[.BX147])" office:value-type="float" office:value="79342" calcext:value-type="float">
            <text:p>79342</text:p>
          </table:table-cell>
          <table:table-cell table:formula="of:=[.BX66]+MIN([.BX148];[.BY147])" office:value-type="float" office:value="73755" calcext:value-type="float">
            <text:p>73755</text:p>
          </table:table-cell>
          <table:table-cell table:formula="of:=[.BY66]+MIN([.BY148];[.BZ147])" office:value-type="float" office:value="82441" calcext:value-type="float">
            <text:p>82441</text:p>
          </table:table-cell>
          <table:table-cell table:formula="of:=[.BZ66]+MIN([.BZ148];[.CA147])" office:value-type="float" office:value="80034" calcext:value-type="float">
            <text:p>80034</text:p>
          </table:table-cell>
          <table:table-cell table:formula="of:=[.CA66]+MIN([.CA148];[.CB147])" office:value-type="float" office:value="76844" calcext:value-type="float">
            <text:p>76844</text:p>
          </table:table-cell>
          <table:table-cell table:formula="of:=[.CB66]+[.CB148]" office:value-type="float" office:value="95917" calcext:value-type="float">
            <text:p>95917</text:p>
          </table:table-cell>
        </table:table-row>
        <table:table-row table:style-name="ro1">
          <table:table-cell table:formula="of:=[.A67]+MIN([.A149];[.B148])" office:value-type="float" office:value="332225" calcext:value-type="float">
            <text:p>332225</text:p>
          </table:table-cell>
          <table:table-cell table:formula="of:=[.B67]+MIN([.B149];[.C148])" office:value-type="float" office:value="331265" calcext:value-type="float">
            <text:p>331265</text:p>
          </table:table-cell>
          <table:table-cell table:formula="of:=[.C67]+MIN([.C149];[.D148])" office:value-type="float" office:value="323693" calcext:value-type="float">
            <text:p>323693</text:p>
          </table:table-cell>
          <table:table-cell table:formula="of:=[.D67]+MIN([.D149];[.E148])" office:value-type="float" office:value="324386" calcext:value-type="float">
            <text:p>324386</text:p>
          </table:table-cell>
          <table:table-cell table:formula="of:=[.E67]+MIN([.E149];[.F148])" office:value-type="float" office:value="317583" calcext:value-type="float">
            <text:p>317583</text:p>
          </table:table-cell>
          <table:table-cell table:formula="of:=[.F67]+MIN([.F149];[.G148])" office:value-type="float" office:value="316593" calcext:value-type="float">
            <text:p>316593</text:p>
          </table:table-cell>
          <table:table-cell table:formula="of:=[.G67]+MIN([.G149];[.H148])" office:value-type="float" office:value="309749" calcext:value-type="float">
            <text:p>309749</text:p>
          </table:table-cell>
          <table:table-cell table:formula="of:=[.H67]+MIN([.H149];[.I148])" office:value-type="float" office:value="308169" calcext:value-type="float">
            <text:p>308169</text:p>
          </table:table-cell>
          <table:table-cell table:formula="of:=[.I67]+MIN([.I149];[.J148])" office:value-type="float" office:value="310186" calcext:value-type="float">
            <text:p>310186</text:p>
          </table:table-cell>
          <table:table-cell table:formula="of:=[.J67]+MIN([.J149];[.K148])" office:value-type="float" office:value="305730" calcext:value-type="float">
            <text:p>305730</text:p>
          </table:table-cell>
          <table:table-cell table:formula="of:=[.K67]+MIN([.K149];[.L148])" office:value-type="float" office:value="295816" calcext:value-type="float">
            <text:p>295816</text:p>
          </table:table-cell>
          <table:table-cell table:formula="of:=[.L67]+MIN([.L149];[.M148])" office:value-type="float" office:value="285817" calcext:value-type="float">
            <text:p>285817</text:p>
          </table:table-cell>
          <table:table-cell table:formula="of:=[.M67]+MIN([.M149];[.N148])" office:value-type="float" office:value="284367" calcext:value-type="float">
            <text:p>284367</text:p>
          </table:table-cell>
          <table:table-cell table:formula="of:=[.N67]+MIN([.N149];[.O148])" office:value-type="float" office:value="275510" calcext:value-type="float">
            <text:p>275510</text:p>
          </table:table-cell>
          <table:table-cell table:formula="of:=[.O67]+MIN([.O149];[.P148])" office:value-type="float" office:value="274772" calcext:value-type="float">
            <text:p>274772</text:p>
          </table:table-cell>
          <table:table-cell table:formula="of:=[.P67]+MIN([.P149];[.Q148])" office:value-type="float" office:value="274877" calcext:value-type="float">
            <text:p>274877</text:p>
          </table:table-cell>
          <table:table-cell table:formula="of:=[.Q67]+MIN([.Q149];[.R148])" office:value-type="float" office:value="266308" calcext:value-type="float">
            <text:p>266308</text:p>
          </table:table-cell>
          <table:table-cell table:formula="of:=[.R67]+MIN([.R149];[.S148])" office:value-type="float" office:value="259629" calcext:value-type="float">
            <text:p>259629</text:p>
          </table:table-cell>
          <table:table-cell table:formula="of:=[.S67]+MIN([.S149];[.T148])" office:value-type="float" office:value="257404" calcext:value-type="float">
            <text:p>257404</text:p>
          </table:table-cell>
          <table:table-cell table:formula="of:=[.T67]+MIN([.T149];[.U148])" office:value-type="float" office:value="249565" calcext:value-type="float">
            <text:p>249565</text:p>
          </table:table-cell>
          <table:table-cell table:formula="of:=[.U67]+MIN([.U149];[.V148])" office:value-type="float" office:value="240947" calcext:value-type="float">
            <text:p>240947</text:p>
          </table:table-cell>
          <table:table-cell table:formula="of:=[.V67]+MIN([.V149];[.W148])" office:value-type="float" office:value="240661" calcext:value-type="float">
            <text:p>240661</text:p>
          </table:table-cell>
          <table:table-cell table:formula="of:=[.W67]+MIN([.W149];[.X148])" office:value-type="float" office:value="238013" calcext:value-type="float">
            <text:p>238013</text:p>
          </table:table-cell>
          <table:table-cell table:formula="of:=[.X67]+MIN([.X149];[.Y148])" office:value-type="float" office:value="232671" calcext:value-type="float">
            <text:p>232671</text:p>
          </table:table-cell>
          <table:table-cell table:formula="of:=[.Y67]+MIN([.Y149];[.Z148])" office:value-type="float" office:value="230377" calcext:value-type="float">
            <text:p>230377</text:p>
          </table:table-cell>
          <table:table-cell table:formula="of:=[.Z67]+MIN([.Z149];[.AA148])" office:value-type="float" office:value="227172" calcext:value-type="float">
            <text:p>227172</text:p>
          </table:table-cell>
          <table:table-cell table:formula="of:=[.AA67]+MIN([.AA149];[.AB148])" office:value-type="float" office:value="222626" calcext:value-type="float">
            <text:p>222626</text:p>
          </table:table-cell>
          <table:table-cell table:formula="of:=[.AB67]+MIN([.AB149];[.AC148])" office:value-type="float" office:value="227936" calcext:value-type="float">
            <text:p>227936</text:p>
          </table:table-cell>
          <table:table-cell table:formula="of:=[.AC67]+MIN([.AC149];[.AD148])" office:value-type="float" office:value="223117" calcext:value-type="float">
            <text:p>223117</text:p>
          </table:table-cell>
          <table:table-cell table:formula="of:=[.AD67]+MIN([.AD149];[.AE148])" office:value-type="float" office:value="221324" calcext:value-type="float">
            <text:p>221324</text:p>
          </table:table-cell>
          <table:table-cell table:formula="of:=[.AE67]+MIN([.AE149];[.AF148])" office:value-type="float" office:value="219094" calcext:value-type="float">
            <text:p>219094</text:p>
          </table:table-cell>
          <table:table-cell table:formula="of:=[.AF67]+MIN([.AF149];[.AG148])" office:value-type="float" office:value="214182" calcext:value-type="float">
            <text:p>214182</text:p>
          </table:table-cell>
          <table:table-cell table:formula="of:=[.AG67]+MIN([.AG149];[.AH148])" office:value-type="float" office:value="207426" calcext:value-type="float">
            <text:p>207426</text:p>
          </table:table-cell>
          <table:table-cell table:formula="of:=[.AH67]+MIN([.AH149];[.AI148])" office:value-type="float" office:value="201492" calcext:value-type="float">
            <text:p>201492</text:p>
          </table:table-cell>
          <table:table-cell table:formula="of:=[.AI67]+MIN([.AI149];[.AJ148])" office:value-type="float" office:value="200356" calcext:value-type="float">
            <text:p>200356</text:p>
          </table:table-cell>
          <table:table-cell table:formula="of:=[.AJ67]+MIN([.AJ149];[.AK148])" office:value-type="float" office:value="193653" calcext:value-type="float">
            <text:p>193653</text:p>
          </table:table-cell>
          <table:table-cell table:formula="of:=[.AK67]+MIN([.AK149];[.AL148])" office:value-type="float" office:value="195024" calcext:value-type="float">
            <text:p>195024</text:p>
          </table:table-cell>
          <table:table-cell table:formula="of:=[.AL67]+MIN([.AL149];[.AM148])" office:value-type="float" office:value="185582" calcext:value-type="float">
            <text:p>185582</text:p>
          </table:table-cell>
          <table:table-cell table:formula="of:=[.AM67]+MIN([.AM149];[.AN148])" office:value-type="float" office:value="180043" calcext:value-type="float">
            <text:p>180043</text:p>
          </table:table-cell>
          <table:table-cell table:formula="of:=[.AN67]+MIN([.AN149];[.AO148])" office:value-type="float" office:value="177861" calcext:value-type="float">
            <text:p>177861</text:p>
          </table:table-cell>
          <table:table-cell table:formula="of:=[.AO67]+MIN([.AO149];[.AP148])" office:value-type="float" office:value="173933" calcext:value-type="float">
            <text:p>173933</text:p>
          </table:table-cell>
          <table:table-cell table:formula="of:=[.AP67]+MIN([.AP149];[.AQ148])" office:value-type="float" office:value="168059" calcext:value-type="float">
            <text:p>168059</text:p>
          </table:table-cell>
          <table:table-cell table:formula="of:=[.AQ67]+MIN([.AQ149];[.AR148])" office:value-type="float" office:value="162613" calcext:value-type="float">
            <text:p>162613</text:p>
          </table:table-cell>
          <table:table-cell table:formula="of:=[.AR67]+MIN([.AR149];[.AS148])" office:value-type="float" office:value="156707" calcext:value-type="float">
            <text:p>156707</text:p>
          </table:table-cell>
          <table:table-cell table:formula="of:=[.AS67]+MIN([.AS149];[.AT148])" office:value-type="float" office:value="152384" calcext:value-type="float">
            <text:p>152384</text:p>
          </table:table-cell>
          <table:table-cell table:formula="of:=[.AT67]+MIN([.AT149];[.AU148])" office:value-type="float" office:value="143368" calcext:value-type="float">
            <text:p>143368</text:p>
          </table:table-cell>
          <table:table-cell table:formula="of:=[.AU67]+MIN([.AU149];[.AV148])" office:value-type="float" office:value="142385" calcext:value-type="float">
            <text:p>142385</text:p>
          </table:table-cell>
          <table:table-cell table:formula="of:=[.AV67]+MIN([.AV149];[.AW148])" office:value-type="float" office:value="140939" calcext:value-type="float">
            <text:p>140939</text:p>
          </table:table-cell>
          <table:table-cell table:formula="of:=[.AW67]+MIN([.AW149];[.AX148])" office:value-type="float" office:value="137153" calcext:value-type="float">
            <text:p>137153</text:p>
          </table:table-cell>
          <table:table-cell table:formula="of:=[.AX67]+MIN([.AX149];[.AY148])" office:value-type="float" office:value="139465" calcext:value-type="float">
            <text:p>139465</text:p>
          </table:table-cell>
          <table:table-cell table:formula="of:=[.AY67]+MIN([.AY149];[.AZ148])" office:value-type="float" office:value="133224" calcext:value-type="float">
            <text:p>133224</text:p>
          </table:table-cell>
          <table:table-cell table:formula="of:=[.AZ67]+MIN([.AZ149];[.BA148])" office:value-type="float" office:value="134514" calcext:value-type="float">
            <text:p>134514</text:p>
          </table:table-cell>
          <table:table-cell table:formula="of:=[.BA67]+MIN([.BA149];[.BB148])" office:value-type="float" office:value="126864" calcext:value-type="float">
            <text:p>126864</text:p>
          </table:table-cell>
          <table:table-cell table:formula="of:=[.BB67]+MIN([.BB149];[.BC148])" office:value-type="float" office:value="126369" calcext:value-type="float">
            <text:p>126369</text:p>
          </table:table-cell>
          <table:table-cell table:formula="of:=[.BC67]+MIN([.BC149];[.BD148])" office:value-type="float" office:value="124820" calcext:value-type="float">
            <text:p>124820</text:p>
          </table:table-cell>
          <table:table-cell table:formula="of:=[.BD67]+MIN([.BD149];[.BE148])" office:value-type="float" office:value="115687" calcext:value-type="float">
            <text:p>115687</text:p>
          </table:table-cell>
          <table:table-cell table:formula="of:=[.BE67]+MIN([.BE149];[.BF148])" office:value-type="float" office:value="112636" calcext:value-type="float">
            <text:p>112636</text:p>
          </table:table-cell>
          <table:table-cell table:formula="of:=[.BF67]+MIN([.BF149];[.BG148])" office:value-type="float" office:value="118192" calcext:value-type="float">
            <text:p>118192</text:p>
          </table:table-cell>
          <table:table-cell table:formula="of:=[.BG67]+MIN([.BG149];[.BH148])" office:value-type="float" office:value="113557" calcext:value-type="float">
            <text:p>113557</text:p>
          </table:table-cell>
          <table:table-cell table:formula="of:=[.BH67]+MIN([.BH149];[.BI148])" office:value-type="float" office:value="112978" calcext:value-type="float">
            <text:p>112978</text:p>
          </table:table-cell>
          <table:table-cell table:formula="of:=[.BI67]+MIN([.BI149];[.BJ148])" office:value-type="float" office:value="104360" calcext:value-type="float">
            <text:p>104360</text:p>
          </table:table-cell>
          <table:table-cell table:formula="of:=[.BJ67]+MIN([.BJ149];[.BK148])" office:value-type="float" office:value="101813" calcext:value-type="float">
            <text:p>101813</text:p>
          </table:table-cell>
          <table:table-cell table:formula="of:=[.BK67]+MIN([.BK149];[.BL148])" office:value-type="float" office:value="92430" calcext:value-type="float">
            <text:p>92430</text:p>
          </table:table-cell>
          <table:table-cell table:formula="of:=[.BL67]+MIN([.BL149];[.BM148])" office:value-type="float" office:value="89772" calcext:value-type="float">
            <text:p>89772</text:p>
          </table:table-cell>
          <table:table-cell table:formula="of:=[.BM67]+MIN([.BM149];[.BN148])" office:value-type="float" office:value="93375" calcext:value-type="float">
            <text:p>93375</text:p>
          </table:table-cell>
          <table:table-cell table:formula="of:=[.BN67]+MIN([.BN149];[.BO148])" office:value-type="float" office:value="90741" calcext:value-type="float">
            <text:p>90741</text:p>
          </table:table-cell>
          <table:table-cell table:formula="of:=[.BO67]+MIN([.BO149];[.BP148])" office:value-type="float" office:value="83183" calcext:value-type="float">
            <text:p>83183</text:p>
          </table:table-cell>
          <table:table-cell table:formula="of:=[.BP67]+MIN([.BP149];[.BQ148])" office:value-type="float" office:value="84688" calcext:value-type="float">
            <text:p>84688</text:p>
          </table:table-cell>
          <table:table-cell table:formula="of:=[.BQ67]+MIN([.BQ149];[.BR148])" office:value-type="float" office:value="80833" calcext:value-type="float">
            <text:p>80833</text:p>
          </table:table-cell>
          <table:table-cell table:formula="of:=[.BR67]+MIN([.BR149];[.BS148])" office:value-type="float" office:value="81563" calcext:value-type="float">
            <text:p>81563</text:p>
          </table:table-cell>
          <table:table-cell table:formula="of:=[.BS67]+MIN([.BS149];[.BT148])" office:value-type="float" office:value="75072" calcext:value-type="float">
            <text:p>75072</text:p>
          </table:table-cell>
          <table:table-cell table:formula="of:=[.BT67]+MIN([.BT149];[.BU148])" office:value-type="float" office:value="70139" calcext:value-type="float">
            <text:p>70139</text:p>
          </table:table-cell>
          <table:table-cell table:formula="of:=[.BU67]+MIN([.BU149];[.BV148])" office:value-type="float" office:value="84961" calcext:value-type="float">
            <text:p>84961</text:p>
          </table:table-cell>
          <table:table-cell table:formula="of:=[.BV67]+MIN([.BV149];[.BW148])" office:value-type="float" office:value="75223" calcext:value-type="float">
            <text:p>75223</text:p>
          </table:table-cell>
          <table:table-cell table:formula="of:=[.BW67]+MIN([.BW149];[.BX148])" office:value-type="float" office:value="70851" calcext:value-type="float">
            <text:p>70851</text:p>
          </table:table-cell>
          <table:table-cell table:formula="of:=[.BX67]+MIN([.BX149];[.BY148])" office:value-type="float" office:value="69939" calcext:value-type="float">
            <text:p>69939</text:p>
          </table:table-cell>
          <table:table-cell table:formula="of:=[.BY67]+MIN([.BY149];[.BZ148])" office:value-type="float" office:value="74210" calcext:value-type="float">
            <text:p>74210</text:p>
          </table:table-cell>
          <table:table-cell table:formula="of:=[.BZ67]+MIN([.BZ149];[.CA148])" office:value-type="float" office:value="79020" calcext:value-type="float">
            <text:p>79020</text:p>
          </table:table-cell>
          <table:table-cell table:formula="of:=[.CA67]+MIN([.CA149];[.CB148])" office:value-type="float" office:value="71269" calcext:value-type="float">
            <text:p>71269</text:p>
          </table:table-cell>
          <table:table-cell table:formula="of:=[.CB67]+[.CB149]" office:value-type="float" office:value="94902" calcext:value-type="float">
            <text:p>94902</text:p>
          </table:table-cell>
        </table:table-row>
        <table:table-row table:style-name="ro1">
          <table:table-cell table:formula="of:=[.A68]+MIN([.A150];[.B149])" office:value-type="float" office:value="328438" calcext:value-type="float">
            <text:p>328438</text:p>
          </table:table-cell>
          <table:table-cell table:formula="of:=[.B68]+MIN([.B150];[.C149])" office:value-type="float" office:value="325788" calcext:value-type="float">
            <text:p>325788</text:p>
          </table:table-cell>
          <table:table-cell table:formula="of:=[.C68]+MIN([.C150];[.D149])" office:value-type="float" office:value="321905" calcext:value-type="float">
            <text:p>321905</text:p>
          </table:table-cell>
          <table:table-cell table:formula="of:=[.D68]+MIN([.D150];[.E149])" office:value-type="float" office:value="317751" calcext:value-type="float">
            <text:p>317751</text:p>
          </table:table-cell>
          <table:table-cell table:formula="of:=[.E68]+MIN([.E150];[.F149])" office:value-type="float" office:value="311942" calcext:value-type="float">
            <text:p>311942</text:p>
          </table:table-cell>
          <table:table-cell table:formula="of:=[.F68]+MIN([.F150];[.G149])" office:value-type="float" office:value="313306" calcext:value-type="float">
            <text:p>313306</text:p>
          </table:table-cell>
          <table:table-cell table:formula="of:=[.G68]+MIN([.G150];[.H149])" office:value-type="float" office:value="307788" calcext:value-type="float">
            <text:p>307788</text:p>
          </table:table-cell>
          <table:table-cell table:formula="of:=[.H68]+MIN([.H150];[.I149])" office:value-type="float" office:value="303358" calcext:value-type="float">
            <text:p>303358</text:p>
          </table:table-cell>
          <table:table-cell table:formula="of:=[.I68]+MIN([.I150];[.J149])" office:value-type="float" office:value="301651" calcext:value-type="float">
            <text:p>301651</text:p>
          </table:table-cell>
          <table:table-cell table:formula="of:=[.J68]+MIN([.J150];[.K149])" office:value-type="float" office:value="297200" calcext:value-type="float">
            <text:p>297200</text:p>
          </table:table-cell>
          <table:table-cell table:formula="of:=[.K68]+MIN([.K150];[.L149])" office:value-type="float" office:value="295569" calcext:value-type="float">
            <text:p>295569</text:p>
          </table:table-cell>
          <table:table-cell table:formula="of:=[.L68]+MIN([.L150];[.M149])" office:value-type="float" office:value="289108" calcext:value-type="float">
            <text:p>289108</text:p>
          </table:table-cell>
          <table:table-cell table:formula="of:=[.M68]+MIN([.M150];[.N149])" office:value-type="float" office:value="281878" calcext:value-type="float">
            <text:p>281878</text:p>
          </table:table-cell>
          <table:table-cell table:formula="of:=[.N68]+MIN([.N150];[.O149])" office:value-type="float" office:value="275861" calcext:value-type="float">
            <text:p>275861</text:p>
          </table:table-cell>
          <table:table-cell table:formula="of:=[.O68]+MIN([.O150];[.P149])" office:value-type="float" office:value="270110" calcext:value-type="float">
            <text:p>270110</text:p>
          </table:table-cell>
          <table:table-cell table:formula="of:=[.P68]+MIN([.P150];[.Q149])" office:value-type="float" office:value="269972" calcext:value-type="float">
            <text:p>269972</text:p>
          </table:table-cell>
          <table:table-cell table:formula="of:=[.Q68]+MIN([.Q150];[.R149])" office:value-type="float" office:value="273241" calcext:value-type="float">
            <text:p>273241</text:p>
          </table:table-cell>
          <table:table-cell table:formula="of:=[.R68]+MIN([.R150];[.S149])" office:value-type="float" office:value="267959" calcext:value-type="float">
            <text:p>267959</text:p>
          </table:table-cell>
          <table:table-cell table:formula="of:=[.S68]+MIN([.S150];[.T149])" office:value-type="float" office:value="265517" calcext:value-type="float">
            <text:p>265517</text:p>
          </table:table-cell>
          <table:table-cell table:formula="of:=[.T68]+MIN([.T150];[.U149])" office:value-type="float" office:value="256407" calcext:value-type="float">
            <text:p>256407</text:p>
          </table:table-cell>
          <table:table-cell table:formula="of:=[.U68]+MIN([.U150];[.V149])" office:value-type="float" office:value="247372" calcext:value-type="float">
            <text:p>247372</text:p>
          </table:table-cell>
          <table:table-cell table:formula="of:=[.V68]+MIN([.V150];[.W149])" office:value-type="float" office:value="241023" calcext:value-type="float">
            <text:p>241023</text:p>
          </table:table-cell>
          <table:table-cell table:formula="of:=[.W68]+MIN([.W150];[.X149])" office:value-type="float" office:value="238508" calcext:value-type="float">
            <text:p>238508</text:p>
          </table:table-cell>
          <table:table-cell table:formula="of:=[.X68]+MIN([.X150];[.Y149])" office:value-type="float" office:value="236938" calcext:value-type="float">
            <text:p>236938</text:p>
          </table:table-cell>
          <table:table-cell table:formula="of:=[.Y68]+MIN([.Y150];[.Z149])" office:value-type="float" office:value="230816" calcext:value-type="float">
            <text:p>230816</text:p>
          </table:table-cell>
          <table:table-cell table:formula="of:=[.Z68]+MIN([.Z150];[.AA149])" office:value-type="float" office:value="226624" calcext:value-type="float">
            <text:p>226624</text:p>
          </table:table-cell>
          <table:table-cell table:formula="of:=[.AA68]+MIN([.AA150];[.AB149])" office:value-type="float" office:value="222450" calcext:value-type="float">
            <text:p>222450</text:p>
          </table:table-cell>
          <table:table-cell table:formula="of:=[.AB68]+MIN([.AB150];[.AC149])" office:value-type="float" office:value="219231" calcext:value-type="float">
            <text:p>219231</text:p>
          </table:table-cell>
          <table:table-cell table:formula="of:=[.AC68]+MIN([.AC150];[.AD149])" office:value-type="float" office:value="219376" calcext:value-type="float">
            <text:p>219376</text:p>
          </table:table-cell>
          <table:table-cell table:formula="of:=[.AD68]+MIN([.AD150];[.AE149])" office:value-type="float" office:value="215190" calcext:value-type="float">
            <text:p>215190</text:p>
          </table:table-cell>
          <table:table-cell table:formula="of:=[.AE68]+MIN([.AE150];[.AF149])" office:value-type="float" office:value="210770" calcext:value-type="float">
            <text:p>210770</text:p>
          </table:table-cell>
          <table:table-cell table:formula="of:=[.AF68]+MIN([.AF150];[.AG149])" office:value-type="float" office:value="206161" calcext:value-type="float">
            <text:p>206161</text:p>
          </table:table-cell>
          <table:table-cell table:formula="of:=[.AG68]+MIN([.AG150];[.AH149])" office:value-type="float" office:value="200422" calcext:value-type="float">
            <text:p>200422</text:p>
          </table:table-cell>
          <table:table-cell table:formula="of:=[.AH68]+MIN([.AH150];[.AI149])" office:value-type="float" office:value="196287" calcext:value-type="float">
            <text:p>196287</text:p>
          </table:table-cell>
          <table:table-cell table:formula="of:=[.AI68]+MIN([.AI150];[.AJ149])" office:value-type="float" office:value="193324" calcext:value-type="float">
            <text:p>193324</text:p>
          </table:table-cell>
          <table:table-cell table:formula="of:=[.AJ68]+MIN([.AJ150];[.AK149])" office:value-type="float" office:value="187016" calcext:value-type="float">
            <text:p>187016</text:p>
          </table:table-cell>
          <table:table-cell table:formula="of:=[.AK68]+MIN([.AK150];[.AL149])" office:value-type="float" office:value="190514" calcext:value-type="float">
            <text:p>190514</text:p>
          </table:table-cell>
          <table:table-cell table:formula="of:=[.AL68]+MIN([.AL150];[.AM149])" office:value-type="float" office:value="183078" calcext:value-type="float">
            <text:p>183078</text:p>
          </table:table-cell>
          <table:table-cell table:formula="of:=[.AM68]+MIN([.AM150];[.AN149])" office:value-type="float" office:value="174459" calcext:value-type="float">
            <text:p>174459</text:p>
          </table:table-cell>
          <table:table-cell table:formula="of:=[.AN68]+MIN([.AN150];[.AO149])" office:value-type="float" office:value="173042" calcext:value-type="float">
            <text:p>173042</text:p>
          </table:table-cell>
          <table:table-cell table:formula="of:=[.AO68]+MIN([.AO150];[.AP149])" office:value-type="float" office:value="169223" calcext:value-type="float">
            <text:p>169223</text:p>
          </table:table-cell>
          <table:table-cell table:formula="of:=[.AP68]+MIN([.AP150];[.AQ149])" office:value-type="float" office:value="162252" calcext:value-type="float">
            <text:p>162252</text:p>
          </table:table-cell>
          <table:table-cell table:formula="of:=[.AQ68]+MIN([.AQ150];[.AR149])" office:value-type="float" office:value="154024" calcext:value-type="float">
            <text:p>154024</text:p>
          </table:table-cell>
          <table:table-cell table:formula="of:=[.AR68]+MIN([.AR150];[.AS149])" office:value-type="float" office:value="149836" calcext:value-type="float">
            <text:p>149836</text:p>
          </table:table-cell>
          <table:table-cell table:formula="of:=[.AS68]+MIN([.AS150];[.AT149])" office:value-type="float" office:value="148344" calcext:value-type="float">
            <text:p>148344</text:p>
          </table:table-cell>
          <table:table-cell table:formula="of:=[.AT68]+MIN([.AT150];[.AU149])" office:value-type="float" office:value="148675" calcext:value-type="float">
            <text:p>148675</text:p>
          </table:table-cell>
          <table:table-cell table:formula="of:=[.AU68]+MIN([.AU150];[.AV149])" office:value-type="float" office:value="140627" calcext:value-type="float">
            <text:p>140627</text:p>
          </table:table-cell>
          <table:table-cell table:formula="of:=[.AV68]+MIN([.AV150];[.AW149])" office:value-type="float" office:value="141098" calcext:value-type="float">
            <text:p>141098</text:p>
          </table:table-cell>
          <table:table-cell table:formula="of:=[.AW68]+MIN([.AW150];[.AX149])" office:value-type="float" office:value="135634" calcext:value-type="float">
            <text:p>135634</text:p>
          </table:table-cell>
          <table:table-cell table:formula="of:=[.AX68]+MIN([.AX150];[.AY149])" office:value-type="float" office:value="133498" calcext:value-type="float">
            <text:p>133498</text:p>
          </table:table-cell>
          <table:table-cell table:formula="of:=[.AY68]+MIN([.AY150];[.AZ149])" office:value-type="float" office:value="133039" calcext:value-type="float">
            <text:p>133039</text:p>
          </table:table-cell>
          <table:table-cell table:formula="of:=[.AZ68]+MIN([.AZ150];[.BA149])" office:value-type="float" office:value="126116" calcext:value-type="float">
            <text:p>126116</text:p>
          </table:table-cell>
          <table:table-cell table:formula="of:=[.BA68]+MIN([.BA150];[.BB149])" office:value-type="float" office:value="129854" calcext:value-type="float">
            <text:p>129854</text:p>
          </table:table-cell>
          <table:table-cell table:formula="of:=[.BB68]+MIN([.BB150];[.BC149])" office:value-type="float" office:value="122999" calcext:value-type="float">
            <text:p>122999</text:p>
          </table:table-cell>
          <table:table-cell table:formula="of:=[.BC68]+MIN([.BC150];[.BD149])" office:value-type="float" office:value="116577" calcext:value-type="float">
            <text:p>116577</text:p>
          </table:table-cell>
          <table:table-cell table:formula="of:=[.BD68]+MIN([.BD150];[.BE149])" office:value-type="float" office:value="115630" calcext:value-type="float">
            <text:p>115630</text:p>
          </table:table-cell>
          <table:table-cell table:formula="of:=[.BE68]+MIN([.BE150];[.BF149])" office:value-type="float" office:value="108087" calcext:value-type="float">
            <text:p>108087</text:p>
          </table:table-cell>
          <table:table-cell table:formula="of:=[.BF68]+MIN([.BF150];[.BG149])" office:value-type="float" office:value="108518" calcext:value-type="float">
            <text:p>108518</text:p>
          </table:table-cell>
          <table:table-cell table:formula="of:=[.BG68]+MIN([.BG150];[.BH149])" office:value-type="float" office:value="106246" calcext:value-type="float">
            <text:p>106246</text:p>
          </table:table-cell>
          <table:table-cell table:formula="of:=[.BH68]+MIN([.BH150];[.BI149])" office:value-type="float" office:value="103240" calcext:value-type="float">
            <text:p>103240</text:p>
          </table:table-cell>
          <table:table-cell table:formula="of:=[.BI68]+MIN([.BI150];[.BJ149])" office:value-type="float" office:value="101044" calcext:value-type="float">
            <text:p>101044</text:p>
          </table:table-cell>
          <table:table-cell table:formula="of:=[.BJ68]+MIN([.BJ150];[.BK149])" office:value-type="float" office:value="93724" calcext:value-type="float">
            <text:p>93724</text:p>
          </table:table-cell>
          <table:table-cell table:formula="of:=[.BK68]+MIN([.BK150];[.BL149])" office:value-type="float" office:value="90486" calcext:value-type="float">
            <text:p>90486</text:p>
          </table:table-cell>
          <table:table-cell table:formula="of:=[.BL68]+MIN([.BL150];[.BM149])" office:value-type="float" office:value="86996" calcext:value-type="float">
            <text:p>86996</text:p>
          </table:table-cell>
          <table:table-cell table:formula="of:=[.BM68]+MIN([.BM150];[.BN149])" office:value-type="float" office:value="83894" calcext:value-type="float">
            <text:p>83894</text:p>
          </table:table-cell>
          <table:table-cell table:formula="of:=[.BN68]+MIN([.BN150];[.BO149])" office:value-type="float" office:value="83857" calcext:value-type="float">
            <text:p>83857</text:p>
          </table:table-cell>
          <table:table-cell table:formula="of:=[.BO68]+MIN([.BO150];[.BP149])" office:value-type="float" office:value="82564" calcext:value-type="float">
            <text:p>82564</text:p>
          </table:table-cell>
          <table:table-cell table:formula="of:=[.BP68]+MIN([.BP150];[.BQ149])" office:value-type="float" office:value="80745" calcext:value-type="float">
            <text:p>80745</text:p>
          </table:table-cell>
          <table:table-cell table:formula="of:=[.BQ68]+MIN([.BQ150];[.BR149])" office:value-type="float" office:value="77509" calcext:value-type="float">
            <text:p>77509</text:p>
          </table:table-cell>
          <table:table-cell table:formula="of:=[.BR68]+MIN([.BR150];[.BS149])" office:value-type="float" office:value="80112" calcext:value-type="float">
            <text:p>80112</text:p>
          </table:table-cell>
          <table:table-cell table:formula="of:=[.BS68]+MIN([.BS150];[.BT149])" office:value-type="float" office:value="73565" calcext:value-type="float">
            <text:p>73565</text:p>
          </table:table-cell>
          <table:table-cell table:formula="of:=[.BT68]+MIN([.BT150];[.BU149])" office:value-type="float" office:value="69986" calcext:value-type="float">
            <text:p>69986</text:p>
          </table:table-cell>
          <table:table-cell table:formula="of:=[.BU68]+MIN([.BU150];[.BV149])" office:value-type="float" office:value="75551" calcext:value-type="float">
            <text:p>75551</text:p>
          </table:table-cell>
          <table:table-cell table:formula="of:=[.BV68]+MIN([.BV150];[.BW149])" office:value-type="float" office:value="70600" calcext:value-type="float">
            <text:p>70600</text:p>
          </table:table-cell>
          <table:table-cell table:formula="of:=[.BW68]+MIN([.BW150];[.BX149])" office:value-type="float" office:value="73398" calcext:value-type="float">
            <text:p>73398</text:p>
          </table:table-cell>
          <table:table-cell table:formula="of:=[.BX68]+MIN([.BX150];[.BY149])" office:value-type="float" office:value="66344" calcext:value-type="float">
            <text:p>66344</text:p>
          </table:table-cell>
          <table:table-cell table:formula="of:=[.BY68]+MIN([.BY150];[.BZ149])" office:value-type="float" office:value="66439" calcext:value-type="float">
            <text:p>66439</text:p>
          </table:table-cell>
          <table:table-cell table:formula="of:=[.BZ68]+MIN([.BZ150];[.CA149])" office:value-type="float" office:value="71081" calcext:value-type="float">
            <text:p>71081</text:p>
          </table:table-cell>
          <table:table-cell table:formula="of:=[.CA68]+MIN([.CA150];[.CB149])" office:value-type="float" office:value="70050" calcext:value-type="float">
            <text:p>70050</text:p>
          </table:table-cell>
          <table:table-cell table:formula="of:=[.CB68]+[.CB150]" office:value-type="float" office:value="90497" calcext:value-type="float">
            <text:p>90497</text:p>
          </table:table-cell>
        </table:table-row>
        <table:table-row table:style-name="ro1">
          <table:table-cell table:formula="of:=[.A69]+MIN([.A151];[.B150])" office:value-type="float" office:value="326668" calcext:value-type="float">
            <text:p>326668</text:p>
          </table:table-cell>
          <table:table-cell table:formula="of:=[.B69]+MIN([.B151];[.C150])" office:value-type="float" office:value="323567" calcext:value-type="float">
            <text:p>323567</text:p>
          </table:table-cell>
          <table:table-cell table:formula="of:=[.C69]+MIN([.C151];[.D150])" office:value-type="float" office:value="322510" calcext:value-type="float">
            <text:p>322510</text:p>
          </table:table-cell>
          <table:table-cell table:formula="of:=[.D69]+MIN([.D151];[.E150])" office:value-type="float" office:value="315453" calcext:value-type="float">
            <text:p>315453</text:p>
          </table:table-cell>
          <table:table-cell table:formula="of:=[.E69]+MIN([.E151];[.F150])" office:value-type="float" office:value="311627" calcext:value-type="float">
            <text:p>311627</text:p>
          </table:table-cell>
          <table:table-cell table:formula="of:=[.F69]+MIN([.F151];[.G150])" office:value-type="float" office:value="305550" calcext:value-type="float">
            <text:p>305550</text:p>
          </table:table-cell>
          <table:table-cell table:formula="of:=[.G69]+MIN([.G151];[.H150])" office:value-type="float" office:value="304525" calcext:value-type="float">
            <text:p>304525</text:p>
          </table:table-cell>
          <table:table-cell table:formula="of:=[.H69]+MIN([.H151];[.I150])" office:value-type="float" office:value="301570" calcext:value-type="float">
            <text:p>301570</text:p>
          </table:table-cell>
          <table:table-cell table:formula="of:=[.I69]+MIN([.I151];[.J150])" office:value-type="float" office:value="300922" calcext:value-type="float">
            <text:p>300922</text:p>
          </table:table-cell>
          <table:table-cell table:formula="of:=[.J69]+MIN([.J151];[.K150])" office:value-type="float" office:value="300658" calcext:value-type="float">
            <text:p>300658</text:p>
          </table:table-cell>
          <table:table-cell table:formula="of:=[.K69]+MIN([.K151];[.L150])" office:value-type="float" office:value="293929" calcext:value-type="float">
            <text:p>293929</text:p>
          </table:table-cell>
          <table:table-cell table:formula="of:=[.L69]+MIN([.L151];[.M150])" office:value-type="float" office:value="290613" calcext:value-type="float">
            <text:p>290613</text:p>
          </table:table-cell>
          <table:table-cell table:formula="of:=[.M69]+MIN([.M151];[.N150])" office:value-type="float" office:value="289667" calcext:value-type="float">
            <text:p>289667</text:p>
          </table:table-cell>
          <table:table-cell table:formula="of:=[.N69]+MIN([.N151];[.O150])" office:value-type="float" office:value="286010" calcext:value-type="float">
            <text:p>286010</text:p>
          </table:table-cell>
          <table:table-cell table:formula="of:=[.O69]+MIN([.O151];[.P150])" office:value-type="float" office:value="278807" calcext:value-type="float">
            <text:p>278807</text:p>
          </table:table-cell>
          <table:table-cell table:formula="of:=[.P69]+MIN([.P151];[.Q150])" office:value-type="float" office:value="269384" calcext:value-type="float">
            <text:p>269384</text:p>
          </table:table-cell>
          <table:table-cell table:formula="of:=[.Q69]+MIN([.Q151];[.R150])" office:value-type="float" office:value="272297" calcext:value-type="float">
            <text:p>272297</text:p>
          </table:table-cell>
          <table:table-cell table:formula="of:=[.R69]+MIN([.R151];[.S150])" office:value-type="float" office:value="267880" calcext:value-type="float">
            <text:p>267880</text:p>
          </table:table-cell>
          <table:table-cell table:formula="of:=[.S69]+MIN([.S151];[.T150])" office:value-type="float" office:value="261194" calcext:value-type="float">
            <text:p>261194</text:p>
          </table:table-cell>
          <table:table-cell table:formula="of:=[.T69]+MIN([.T151];[.U150])" office:value-type="float" office:value="261675" calcext:value-type="float">
            <text:p>261675</text:p>
          </table:table-cell>
          <table:table-cell table:formula="of:=[.U69]+MIN([.U151];[.V150])" office:value-type="float" office:value="254734" calcext:value-type="float">
            <text:p>254734</text:p>
          </table:table-cell>
          <table:table-cell table:formula="of:=[.V69]+MIN([.V151];[.W150])" office:value-type="float" office:value="246663" calcext:value-type="float">
            <text:p>246663</text:p>
          </table:table-cell>
          <table:table-cell table:formula="of:=[.W69]+MIN([.W151];[.X150])" office:value-type="float" office:value="245634" calcext:value-type="float">
            <text:p>245634</text:p>
          </table:table-cell>
          <table:table-cell table:formula="of:=[.X69]+MIN([.X151];[.Y150])" office:value-type="float" office:value="240649" calcext:value-type="float">
            <text:p>240649</text:p>
          </table:table-cell>
          <table:table-cell table:formula="of:=[.Y69]+MIN([.Y151];[.Z150])" office:value-type="float" office:value="231639" calcext:value-type="float">
            <text:p>231639</text:p>
          </table:table-cell>
          <table:table-cell table:formula="of:=[.Z69]+MIN([.Z151];[.AA150])" office:value-type="float" office:value="225517" calcext:value-type="float">
            <text:p>225517</text:p>
          </table:table-cell>
          <table:table-cell table:formula="of:=[.AA69]+MIN([.AA151];[.AB150])" office:value-type="float" office:value="218920" calcext:value-type="float">
            <text:p>218920</text:p>
          </table:table-cell>
          <table:table-cell table:formula="of:=[.AB69]+MIN([.AB151];[.AC150])" office:value-type="float" office:value="217298" calcext:value-type="float">
            <text:p>217298</text:p>
          </table:table-cell>
          <table:table-cell table:formula="of:=[.AC69]+MIN([.AC151];[.AD150])" office:value-type="float" office:value="215724" calcext:value-type="float">
            <text:p>215724</text:p>
          </table:table-cell>
          <table:table-cell table:formula="of:=[.AD69]+MIN([.AD151];[.AE150])" office:value-type="float" office:value="212211" calcext:value-type="float">
            <text:p>212211</text:p>
          </table:table-cell>
          <table:table-cell table:formula="of:=[.AE69]+MIN([.AE151];[.AF150])" office:value-type="float" office:value="210527" calcext:value-type="float">
            <text:p>210527</text:p>
          </table:table-cell>
          <table:table-cell table:formula="of:=[.AF69]+MIN([.AF151];[.AG150])" office:value-type="float" office:value="203441" calcext:value-type="float">
            <text:p>203441</text:p>
          </table:table-cell>
          <table:table-cell table:formula="of:=[.AG69]+MIN([.AG151];[.AH150])" office:value-type="float" office:value="197936" calcext:value-type="float">
            <text:p>197936</text:p>
          </table:table-cell>
          <table:table-cell table:formula="of:=[.AH69]+MIN([.AH151];[.AI150])" office:value-type="float" office:value="194692" calcext:value-type="float">
            <text:p>194692</text:p>
          </table:table-cell>
          <table:table-cell table:formula="of:=[.AI69]+MIN([.AI151];[.AJ150])" office:value-type="float" office:value="195493" calcext:value-type="float">
            <text:p>195493</text:p>
          </table:table-cell>
          <table:table-cell table:formula="of:=[.AJ69]+MIN([.AJ151];[.AK150])" office:value-type="float" office:value="185855" calcext:value-type="float">
            <text:p>185855</text:p>
          </table:table-cell>
          <table:table-cell table:formula="of:=[.AK69]+MIN([.AK151];[.AL150])" office:value-type="float" office:value="181705" calcext:value-type="float">
            <text:p>181705</text:p>
          </table:table-cell>
          <table:table-cell table:formula="of:=[.AL69]+MIN([.AL151];[.AM150])" office:value-type="float" office:value="180798" calcext:value-type="float">
            <text:p>180798</text:p>
          </table:table-cell>
          <table:table-cell table:formula="of:=[.AM69]+MIN([.AM151];[.AN150])" office:value-type="float" office:value="171663" calcext:value-type="float">
            <text:p>171663</text:p>
          </table:table-cell>
          <table:table-cell table:formula="of:=[.AN69]+MIN([.AN151];[.AO150])" office:value-type="float" office:value="170834" calcext:value-type="float">
            <text:p>170834</text:p>
          </table:table-cell>
          <table:table-cell table:formula="of:=[.AO69]+MIN([.AO151];[.AP150])" office:value-type="float" office:value="169853" calcext:value-type="float">
            <text:p>169853</text:p>
          </table:table-cell>
          <table:table-cell table:formula="of:=[.AP69]+MIN([.AP151];[.AQ150])" office:value-type="float" office:value="171326" calcext:value-type="float">
            <text:p>171326</text:p>
          </table:table-cell>
          <table:table-cell table:formula="of:=[.AQ69]+MIN([.AQ151];[.AR150])" office:value-type="float" office:value="165967" calcext:value-type="float">
            <text:p>165967</text:p>
          </table:table-cell>
          <table:table-cell table:formula="of:=[.AR69]+MIN([.AR151];[.AS150])" office:value-type="float" office:value="157186" calcext:value-type="float">
            <text:p>157186</text:p>
          </table:table-cell>
          <table:table-cell table:formula="of:=[.AS69]+MIN([.AS151];[.AT150])" office:value-type="float" office:value="147435" calcext:value-type="float">
            <text:p>147435</text:p>
          </table:table-cell>
          <table:table-cell table:formula="of:=[.AT69]+MIN([.AT151];[.AU150])" office:value-type="float" office:value="147430" calcext:value-type="float">
            <text:p>147430</text:p>
          </table:table-cell>
          <table:table-cell table:formula="of:=[.AU69]+MIN([.AU151];[.AV150])" office:value-type="float" office:value="138299" calcext:value-type="float">
            <text:p>138299</text:p>
          </table:table-cell>
          <table:table-cell table:formula="of:=[.AV69]+MIN([.AV151];[.AW150])" office:value-type="float" office:value="134326" calcext:value-type="float">
            <text:p>134326</text:p>
          </table:table-cell>
          <table:table-cell table:formula="of:=[.AW69]+MIN([.AW151];[.AX150])" office:value-type="float" office:value="127167" calcext:value-type="float">
            <text:p>127167</text:p>
          </table:table-cell>
          <table:table-cell table:formula="of:=[.AX69]+MIN([.AX151];[.AY150])" office:value-type="float" office:value="125827" calcext:value-type="float">
            <text:p>125827</text:p>
          </table:table-cell>
          <table:table-cell table:formula="of:=[.AY69]+MIN([.AY151];[.AZ150])" office:value-type="float" office:value="123971" calcext:value-type="float">
            <text:p>123971</text:p>
          </table:table-cell>
          <table:table-cell table:formula="of:=[.AZ69]+MIN([.AZ151];[.BA150])" office:value-type="float" office:value="123890" calcext:value-type="float">
            <text:p>123890</text:p>
          </table:table-cell>
          <table:table-cell table:formula="of:=[.BA69]+MIN([.BA151];[.BB150])" office:value-type="float" office:value="122275" calcext:value-type="float">
            <text:p>122275</text:p>
          </table:table-cell>
          <table:table-cell table:formula="of:=[.BB69]+MIN([.BB151];[.BC150])" office:value-type="float" office:value="117719" calcext:value-type="float">
            <text:p>117719</text:p>
          </table:table-cell>
          <table:table-cell table:formula="of:=[.BC69]+MIN([.BC151];[.BD150])" office:value-type="float" office:value="109521" calcext:value-type="float">
            <text:p>109521</text:p>
          </table:table-cell>
          <table:table-cell table:formula="of:=[.BD69]+MIN([.BD151];[.BE150])" office:value-type="float" office:value="107588" calcext:value-type="float">
            <text:p>107588</text:p>
          </table:table-cell>
          <table:table-cell table:formula="of:=[.BE69]+MIN([.BE151];[.BF150])" office:value-type="float" office:value="104791" calcext:value-type="float">
            <text:p>104791</text:p>
          </table:table-cell>
          <table:table-cell table:formula="of:=[.BF69]+MIN([.BF151];[.BG150])" office:value-type="float" office:value="107139" calcext:value-type="float">
            <text:p>107139</text:p>
          </table:table-cell>
          <table:table-cell table:formula="of:=[.BG69]+MIN([.BG151];[.BH150])" office:value-type="float" office:value="108373" calcext:value-type="float">
            <text:p>108373</text:p>
          </table:table-cell>
          <table:table-cell table:formula="of:=[.BH69]+MIN([.BH151];[.BI150])" office:value-type="float" office:value="110984" calcext:value-type="float">
            <text:p>110984</text:p>
          </table:table-cell>
          <table:table-cell table:formula="of:=[.BI69]+MIN([.BI151];[.BJ150])" office:value-type="float" office:value="108968" calcext:value-type="float">
            <text:p>108968</text:p>
          </table:table-cell>
          <table:table-cell table:formula="of:=[.BJ69]+MIN([.BJ151];[.BK150])" office:value-type="float" office:value="105964" calcext:value-type="float">
            <text:p>105964</text:p>
          </table:table-cell>
          <table:table-cell table:formula="of:=[.BK69]+MIN([.BK151];[.BL150])" office:value-type="float" office:value="97318" calcext:value-type="float">
            <text:p>97318</text:p>
          </table:table-cell>
          <table:table-cell table:formula="of:=[.BL69]+MIN([.BL151];[.BM150])" office:value-type="float" office:value="94539" calcext:value-type="float">
            <text:p>94539</text:p>
          </table:table-cell>
          <table:table-cell table:formula="of:=[.BM69]+MIN([.BM151];[.BN150])" office:value-type="float" office:value="85860" calcext:value-type="float">
            <text:p>85860</text:p>
          </table:table-cell>
          <table:table-cell table:formula="of:=[.BN69]+MIN([.BN151];[.BO150])" office:value-type="float" office:value="82899" calcext:value-type="float">
            <text:p>82899</text:p>
          </table:table-cell>
          <table:table-cell table:formula="of:=[.BO69]+MIN([.BO151];[.BP150])" office:value-type="float" office:value="79352" calcext:value-type="float">
            <text:p>79352</text:p>
          </table:table-cell>
          <table:table-cell table:formula="of:=[.BP69]+MIN([.BP151];[.BQ150])" office:value-type="float" office:value="75978" calcext:value-type="float">
            <text:p>75978</text:p>
          </table:table-cell>
          <table:table-cell table:formula="of:=[.BQ69]+MIN([.BQ151];[.BR150])" office:value-type="float" office:value="72468" calcext:value-type="float">
            <text:p>72468</text:p>
          </table:table-cell>
          <table:table-cell table:formula="of:=[.BR69]+MIN([.BR151];[.BS150])" office:value-type="float" office:value="71339" calcext:value-type="float">
            <text:p>71339</text:p>
          </table:table-cell>
          <table:table-cell table:formula="of:=[.BS69]+MIN([.BS151];[.BT150])" office:value-type="float" office:value="67771" calcext:value-type="float">
            <text:p>67771</text:p>
          </table:table-cell>
          <table:table-cell table:formula="of:=[.BT69]+MIN([.BT151];[.BU150])" office:value-type="float" office:value="65530" calcext:value-type="float">
            <text:p>65530</text:p>
          </table:table-cell>
          <table:table-cell table:formula="of:=[.BU69]+MIN([.BU151];[.BV150])" office:value-type="float" office:value="69377" calcext:value-type="float">
            <text:p>69377</text:p>
          </table:table-cell>
          <table:table-cell table:formula="of:=[.BV69]+MIN([.BV151];[.BW150])" office:value-type="float" office:value="63321" calcext:value-type="float">
            <text:p>63321</text:p>
          </table:table-cell>
          <table:table-cell table:formula="of:=[.BW69]+MIN([.BW151];[.BX150])" office:value-type="float" office:value="68673" calcext:value-type="float">
            <text:p>68673</text:p>
          </table:table-cell>
          <table:table-cell table:formula="of:=[.BX69]+MIN([.BX151];[.BY150])" office:value-type="float" office:value="63509" calcext:value-type="float">
            <text:p>63509</text:p>
          </table:table-cell>
          <table:table-cell table:formula="of:=[.BY69]+MIN([.BY151];[.BZ150])" office:value-type="float" office:value="59386" calcext:value-type="float">
            <text:p>59386</text:p>
          </table:table-cell>
          <table:table-cell table:formula="of:=[.BZ69]+MIN([.BZ151];[.CA150])" office:value-type="float" office:value="61993" calcext:value-type="float">
            <text:p>61993</text:p>
          </table:table-cell>
          <table:table-cell table:formula="of:=[.CA69]+MIN([.CA151];[.CB150])" office:value-type="float" office:value="69260" calcext:value-type="float">
            <text:p>69260</text:p>
          </table:table-cell>
          <table:table-cell table:formula="of:=[.CB69]+[.CB151]" office:value-type="float" office:value="83857" calcext:value-type="float">
            <text:p>83857</text:p>
          </table:table-cell>
        </table:table-row>
        <table:table-row table:style-name="ro1">
          <table:table-cell table:formula="of:=[.A70]+MIN([.A152];[.B151])" office:value-type="float" office:value="335104" calcext:value-type="float">
            <text:p>335104</text:p>
          </table:table-cell>
          <table:table-cell table:formula="of:=[.B70]+MIN([.B152];[.C151])" office:value-type="float" office:value="335523" calcext:value-type="float">
            <text:p>335523</text:p>
          </table:table-cell>
          <table:table-cell table:formula="of:=[.C70]+MIN([.C152];[.D151])" office:value-type="float" office:value="325611" calcext:value-type="float">
            <text:p>325611</text:p>
          </table:table-cell>
          <table:table-cell table:formula="of:=[.D70]+MIN([.D152];[.E151])" office:value-type="float" office:value="317573" calcext:value-type="float">
            <text:p>317573</text:p>
          </table:table-cell>
          <table:table-cell table:formula="of:=[.E70]+MIN([.E152];[.F151])" office:value-type="float" office:value="309335" calcext:value-type="float">
            <text:p>309335</text:p>
          </table:table-cell>
          <table:table-cell table:formula="of:=[.F70]+MIN([.F152];[.G151])" office:value-type="float" office:value="308553" calcext:value-type="float">
            <text:p>308553</text:p>
          </table:table-cell>
          <table:table-cell table:formula="of:=[.G70]+MIN([.G152];[.H151])" office:value-type="float" office:value="308545" calcext:value-type="float">
            <text:p>308545</text:p>
          </table:table-cell>
          <table:table-cell table:formula="of:=[.H70]+MIN([.H152];[.I151])" office:value-type="float" office:value="300346" calcext:value-type="float">
            <text:p>300346</text:p>
          </table:table-cell>
          <table:table-cell table:formula="of:=[.I70]+MIN([.I152];[.J151])" office:value-type="float" office:value="299808" calcext:value-type="float">
            <text:p>299808</text:p>
          </table:table-cell>
          <table:table-cell table:formula="of:=[.J70]+MIN([.J152];[.K151])" office:value-type="float" office:value="295307" calcext:value-type="float">
            <text:p>295307</text:p>
          </table:table-cell>
          <table:table-cell table:formula="of:=[.K70]+MIN([.K152];[.L151])" office:value-type="float" office:value="288027" calcext:value-type="float">
            <text:p>288027</text:p>
          </table:table-cell>
          <table:table-cell table:formula="of:=[.L70]+MIN([.L152];[.M151])" office:value-type="float" office:value="285915" calcext:value-type="float">
            <text:p>285915</text:p>
          </table:table-cell>
          <table:table-cell table:formula="of:=[.M70]+MIN([.M152];[.N151])" office:value-type="float" office:value="283428" calcext:value-type="float">
            <text:p>283428</text:p>
          </table:table-cell>
          <table:table-cell table:formula="of:=[.N70]+MIN([.N152];[.O151])" office:value-type="float" office:value="279802" calcext:value-type="float">
            <text:p>279802</text:p>
          </table:table-cell>
          <table:table-cell table:formula="of:=[.O70]+MIN([.O152];[.P151])" office:value-type="float" office:value="277012" calcext:value-type="float">
            <text:p>277012</text:p>
          </table:table-cell>
          <table:table-cell table:formula="of:=[.P70]+MIN([.P152];[.Q151])" office:value-type="float" office:value="267580" calcext:value-type="float">
            <text:p>267580</text:p>
          </table:table-cell>
          <table:table-cell table:formula="of:=[.Q70]+MIN([.Q152];[.R151])" office:value-type="float" office:value="271057" calcext:value-type="float">
            <text:p>271057</text:p>
          </table:table-cell>
          <table:table-cell table:formula="of:=[.R70]+MIN([.R152];[.S151])" office:value-type="float" office:value="267329" calcext:value-type="float">
            <text:p>267329</text:p>
          </table:table-cell>
          <table:table-cell table:formula="of:=[.S70]+MIN([.S152];[.T151])" office:value-type="float" office:value="259768" calcext:value-type="float">
            <text:p>259768</text:p>
          </table:table-cell>
          <table:table-cell table:formula="of:=[.T70]+MIN([.T152];[.U151])" office:value-type="float" office:value="254941" calcext:value-type="float">
            <text:p>254941</text:p>
          </table:table-cell>
          <table:table-cell table:formula="of:=[.U70]+MIN([.U152];[.V151])" office:value-type="float" office:value="252723" calcext:value-type="float">
            <text:p>252723</text:p>
          </table:table-cell>
          <table:table-cell table:formula="of:=[.V70]+MIN([.V152];[.W151])" office:value-type="float" office:value="251646" calcext:value-type="float">
            <text:p>251646</text:p>
          </table:table-cell>
          <table:table-cell table:formula="of:=[.W70]+MIN([.W152];[.X151])" office:value-type="float" office:value="256057" calcext:value-type="float">
            <text:p>256057</text:p>
          </table:table-cell>
          <table:table-cell table:formula="of:=[.X70]+MIN([.X152];[.Y151])" office:value-type="float" office:value="247305" calcext:value-type="float">
            <text:p>247305</text:p>
          </table:table-cell>
          <table:table-cell table:formula="of:=[.Y70]+MIN([.Y152];[.Z151])" office:value-type="float" office:value="245837" calcext:value-type="float">
            <text:p>245837</text:p>
          </table:table-cell>
          <table:table-cell table:formula="of:=[.Z70]+MIN([.Z152];[.AA151])" office:value-type="float" office:value="238366" calcext:value-type="float">
            <text:p>238366</text:p>
          </table:table-cell>
          <table:table-cell table:formula="of:=[.AA70]+MIN([.AA152];[.AB151])" office:value-type="float" office:value="231980" calcext:value-type="float">
            <text:p>231980</text:p>
          </table:table-cell>
          <table:table-cell table:formula="of:=[.AB70]+MIN([.AB152];[.AC151])" office:value-type="float" office:value="231241" calcext:value-type="float">
            <text:p>231241</text:p>
          </table:table-cell>
          <table:table-cell table:formula="of:=[.AC70]+MIN([.AC152];[.AD151])" office:value-type="float" office:value="222816" calcext:value-type="float">
            <text:p>222816</text:p>
          </table:table-cell>
          <table:table-cell table:formula="of:=[.AD70]+MIN([.AD152];[.AE151])" office:value-type="float" office:value="214493" calcext:value-type="float">
            <text:p>214493</text:p>
          </table:table-cell>
          <table:table-cell table:formula="of:=[.AE70]+MIN([.AE152];[.AF151])" office:value-type="float" office:value="206373" calcext:value-type="float">
            <text:p>206373</text:p>
          </table:table-cell>
          <table:table-cell table:formula="of:=[.AF70]+MIN([.AF152];[.AG151])" office:value-type="float" office:value="209509" calcext:value-type="float">
            <text:p>209509</text:p>
          </table:table-cell>
          <table:table-cell table:formula="of:=[.AG70]+MIN([.AG152];[.AH151])" office:value-type="float" office:value="203339" calcext:value-type="float">
            <text:p>203339</text:p>
          </table:table-cell>
          <table:table-cell table:formula="of:=[.AH70]+MIN([.AH152];[.AI151])" office:value-type="float" office:value="194281" calcext:value-type="float">
            <text:p>194281</text:p>
          </table:table-cell>
          <table:table-cell table:formula="of:=[.AI70]+MIN([.AI152];[.AJ151])" office:value-type="float" office:value="200311" calcext:value-type="float">
            <text:p>200311</text:p>
          </table:table-cell>
          <table:table-cell table:formula="of:=[.AJ70]+MIN([.AJ152];[.AK151])" office:value-type="float" office:value="203340" calcext:value-type="float">
            <text:p>203340</text:p>
          </table:table-cell>
          <table:table-cell table:formula="of:=[.AK70]+MIN([.AK152];[.AL151])" office:value-type="float" office:value="199921" calcext:value-type="float">
            <text:p>199921</text:p>
          </table:table-cell>
          <table:table-cell table:formula="of:=[.AL70]+MIN([.AL152];[.AM151])" office:value-type="float" office:value="191336" calcext:value-type="float">
            <text:p>191336</text:p>
          </table:table-cell>
          <table:table-cell table:formula="of:=[.AM70]+MIN([.AM152];[.AN151])" office:value-type="float" office:value="182805" calcext:value-type="float">
            <text:p>182805</text:p>
          </table:table-cell>
          <table:table-cell table:formula="of:=[.AN70]+MIN([.AN152];[.AO151])" office:value-type="float" office:value="177458" calcext:value-type="float">
            <text:p>177458</text:p>
          </table:table-cell>
          <table:table-cell table:formula="of:=[.AO70]+MIN([.AO152];[.AP151])" office:value-type="float" office:value="168146" calcext:value-type="float">
            <text:p>168146</text:p>
          </table:table-cell>
          <table:table-cell table:formula="of:=[.AP70]+MIN([.AP152];[.AQ151])" office:value-type="float" office:value="167088" calcext:value-type="float">
            <text:p>167088</text:p>
          </table:table-cell>
          <table:table-cell table:formula="of:=[.AQ70]+MIN([.AQ152];[.AR151])" office:value-type="float" office:value="162817" calcext:value-type="float">
            <text:p>162817</text:p>
          </table:table-cell>
          <table:table-cell table:formula="of:=[.AR70]+MIN([.AR152];[.AS151])" office:value-type="float" office:value="161658" calcext:value-type="float">
            <text:p>161658</text:p>
          </table:table-cell>
          <table:table-cell table:formula="of:=[.AS70]+MIN([.AS152];[.AT151])" office:value-type="float" office:value="156372" calcext:value-type="float">
            <text:p>156372</text:p>
          </table:table-cell>
          <table:table-cell table:formula="of:=[.AT70]+MIN([.AT152];[.AU151])" office:value-type="float" office:value="150968" calcext:value-type="float">
            <text:p>150968</text:p>
          </table:table-cell>
          <table:table-cell table:formula="of:=[.AU70]+MIN([.AU152];[.AV151])" office:value-type="float" office:value="144043" calcext:value-type="float">
            <text:p>144043</text:p>
          </table:table-cell>
          <table:table-cell table:formula="of:=[.AV70]+MIN([.AV152];[.AW151])" office:value-type="float" office:value="135437" calcext:value-type="float">
            <text:p>135437</text:p>
          </table:table-cell>
          <table:table-cell table:formula="of:=[.AW70]+MIN([.AW152];[.AX151])" office:value-type="float" office:value="126233" calcext:value-type="float">
            <text:p>126233</text:p>
          </table:table-cell>
          <table:table-cell table:formula="of:=[.AX70]+MIN([.AX152];[.AY151])" office:value-type="float" office:value="118872" calcext:value-type="float">
            <text:p>118872</text:p>
          </table:table-cell>
          <table:table-cell table:formula="of:=[.AY70]+MIN([.AY152];[.AZ151])" office:value-type="float" office:value="116457" calcext:value-type="float">
            <text:p>116457</text:p>
          </table:table-cell>
          <table:table-cell table:formula="of:=[.AZ70]+MIN([.AZ152];[.BA151])" office:value-type="float" office:value="115897" calcext:value-type="float">
            <text:p>115897</text:p>
          </table:table-cell>
          <table:table-cell table:formula="of:=[.BA70]+MIN([.BA152];[.BB151])" office:value-type="float" office:value="115311" calcext:value-type="float">
            <text:p>115311</text:p>
          </table:table-cell>
          <table:table-cell table:formula="of:=[.BB70]+MIN([.BB152];[.BC151])" office:value-type="float" office:value="111309" calcext:value-type="float">
            <text:p>111309</text:p>
          </table:table-cell>
          <table:table-cell table:formula="of:=[.BC70]+MIN([.BC152];[.BD151])" office:value-type="float" office:value="108665" calcext:value-type="float">
            <text:p>108665</text:p>
          </table:table-cell>
          <table:table-cell table:formula="of:=[.BD70]+MIN([.BD152];[.BE151])" office:value-type="float" office:value="106738" calcext:value-type="float">
            <text:p>106738</text:p>
          </table:table-cell>
          <table:table-cell table:formula="of:=[.BE70]+MIN([.BE152];[.BF151])" office:value-type="float" office:value="103914" calcext:value-type="float">
            <text:p>103914</text:p>
          </table:table-cell>
          <table:table-cell table:formula="of:=[.BF70]+MIN([.BF152];[.BG151])" office:value-type="float" office:value="103146" calcext:value-type="float">
            <text:p>103146</text:p>
          </table:table-cell>
          <table:table-cell table:formula="of:=[.BG70]+MIN([.BG152];[.BH151])" office:value-type="float" office:value="103920" calcext:value-type="float">
            <text:p>103920</text:p>
          </table:table-cell>
          <table:table-cell table:formula="of:=[.BH70]+MIN([.BH152];[.BI151])" office:value-type="float" office:value="102964" calcext:value-type="float">
            <text:p>102964</text:p>
          </table:table-cell>
          <table:table-cell table:formula="of:=[.BI70]+MIN([.BI152];[.BJ151])" office:value-type="float" office:value="99619" calcext:value-type="float">
            <text:p>99619</text:p>
          </table:table-cell>
          <table:table-cell table:formula="of:=[.BJ70]+MIN([.BJ152];[.BK151])" office:value-type="float" office:value="98617" calcext:value-type="float">
            <text:p>98617</text:p>
          </table:table-cell>
          <table:table-cell table:formula="of:=[.BK70]+MIN([.BK152];[.BL151])" office:value-type="float" office:value="97809" calcext:value-type="float">
            <text:p>97809</text:p>
          </table:table-cell>
          <table:table-cell table:formula="of:=[.BL70]+MIN([.BL152];[.BM151])" office:value-type="float" office:value="95585" calcext:value-type="float">
            <text:p>95585</text:p>
          </table:table-cell>
          <table:table-cell table:formula="of:=[.BM70]+MIN([.BM152];[.BN151])" office:value-type="float" office:value="92490" calcext:value-type="float">
            <text:p>92490</text:p>
          </table:table-cell>
          <table:table-cell table:formula="of:=[.BN70]+MIN([.BN152];[.BO151])" office:value-type="float" office:value="87762" calcext:value-type="float">
            <text:p>87762</text:p>
          </table:table-cell>
          <table:table-cell table:formula="of:=[.BO70]+MIN([.BO152];[.BP151])" office:value-type="float" office:value="88007" calcext:value-type="float">
            <text:p>88007</text:p>
          </table:table-cell>
          <table:table-cell table:formula="of:=[.BP70]+MIN([.BP152];[.BQ151])" office:value-type="float" office:value="79364" calcext:value-type="float">
            <text:p>79364</text:p>
          </table:table-cell>
          <table:table-cell table:formula="of:=[.BQ70]+MIN([.BQ152];[.BR151])" office:value-type="float" office:value="84601" calcext:value-type="float">
            <text:p>84601</text:p>
          </table:table-cell>
          <table:table-cell table:formula="of:=[.BR70]+MIN([.BR152];[.BS151])" office:value-type="float" office:value="75163" calcext:value-type="float">
            <text:p>75163</text:p>
          </table:table-cell>
          <table:table-cell table:formula="of:=[.BS70]+MIN([.BS152];[.BT151])" office:value-type="float" office:value="67843" calcext:value-type="float">
            <text:p>67843</text:p>
          </table:table-cell>
          <table:table-cell table:formula="of:=[.BT70]+MIN([.BT152];[.BU151])" office:value-type="float" office:value="62905" calcext:value-type="float">
            <text:p>62905</text:p>
          </table:table-cell>
          <table:table-cell table:formula="of:=[.BU70]+MIN([.BU152];[.BV151])" office:value-type="float" office:value="60239" calcext:value-type="float">
            <text:p>60239</text:p>
          </table:table-cell>
          <table:table-cell table:formula="of:=[.BV70]+MIN([.BV152];[.BW151])" office:value-type="float" office:value="57347" calcext:value-type="float">
            <text:p>57347</text:p>
          </table:table-cell>
          <table:table-cell table:formula="of:=[.BW70]+MIN([.BW152];[.BX151])" office:value-type="float" office:value="60467" calcext:value-type="float">
            <text:p>60467</text:p>
          </table:table-cell>
          <table:table-cell table:formula="of:=[.BX70]+MIN([.BX152];[.BY151])" office:value-type="float" office:value="55840" calcext:value-type="float">
            <text:p>55840</text:p>
          </table:table-cell>
          <table:table-cell table:formula="of:=[.BY70]+MIN([.BY152];[.BZ151])" office:value-type="float" office:value="51708" calcext:value-type="float">
            <text:p>51708</text:p>
          </table:table-cell>
          <table:table-cell table:formula="of:=[.BZ70]+MIN([.BZ152];[.CA151])" office:value-type="float" office:value="60160" calcext:value-type="float">
            <text:p>60160</text:p>
          </table:table-cell>
          <table:table-cell table:formula="of:=[.CA70]+MIN([.CA152];[.CB151])" office:value-type="float" office:value="60560" calcext:value-type="float">
            <text:p>60560</text:p>
          </table:table-cell>
          <table:table-cell table:formula="of:=[.CB70]+[.CB152]" office:value-type="float" office:value="79377" calcext:value-type="float">
            <text:p>79377</text:p>
          </table:table-cell>
        </table:table-row>
        <table:table-row table:style-name="ro1">
          <table:table-cell table:formula="of:=[.A71]+MIN([.A153];[.B152])" office:value-type="float" office:value="330239" calcext:value-type="float">
            <text:p>330239</text:p>
          </table:table-cell>
          <table:table-cell table:formula="of:=[.B71]+MIN([.B153];[.C152])" office:value-type="float" office:value="330068" calcext:value-type="float">
            <text:p>330068</text:p>
          </table:table-cell>
          <table:table-cell table:formula="of:=[.C71]+MIN([.C153];[.D152])" office:value-type="float" office:value="326297" calcext:value-type="float">
            <text:p>326297</text:p>
          </table:table-cell>
          <table:table-cell table:formula="of:=[.D71]+MIN([.D153];[.E152])" office:value-type="float" office:value="319163" calcext:value-type="float">
            <text:p>319163</text:p>
          </table:table-cell>
          <table:table-cell table:formula="of:=[.E71]+MIN([.E153];[.F152])" office:value-type="float" office:value="310236" calcext:value-type="float">
            <text:p>310236</text:p>
          </table:table-cell>
          <table:table-cell table:formula="of:=[.F71]+MIN([.F153];[.G152])" office:value-type="float" office:value="305458" calcext:value-type="float">
            <text:p>305458</text:p>
          </table:table-cell>
          <table:table-cell table:formula="of:=[.G71]+MIN([.G153];[.H152])" office:value-type="float" office:value="302545" calcext:value-type="float">
            <text:p>302545</text:p>
          </table:table-cell>
          <table:table-cell table:formula="of:=[.H71]+MIN([.H153];[.I152])" office:value-type="float" office:value="299219" calcext:value-type="float">
            <text:p>299219</text:p>
          </table:table-cell>
          <table:table-cell table:formula="of:=[.I71]+MIN([.I153];[.J152])" office:value-type="float" office:value="297215" calcext:value-type="float">
            <text:p>297215</text:p>
          </table:table-cell>
          <table:table-cell table:formula="of:=[.J71]+MIN([.J153];[.K152])" office:value-type="float" office:value="294126" calcext:value-type="float">
            <text:p>294126</text:p>
          </table:table-cell>
          <table:table-cell table:formula="of:=[.K71]+MIN([.K153];[.L152])" office:value-type="float" office:value="286273" calcext:value-type="float">
            <text:p>286273</text:p>
          </table:table-cell>
          <table:table-cell table:formula="of:=[.L71]+MIN([.L153];[.M152])" office:value-type="float" office:value="284895" calcext:value-type="float">
            <text:p>284895</text:p>
          </table:table-cell>
          <table:table-cell table:formula="of:=[.M71]+MIN([.M153];[.N152])" office:value-type="float" office:value="283166" calcext:value-type="float">
            <text:p>283166</text:p>
          </table:table-cell>
          <table:table-cell table:formula="of:=[.N71]+MIN([.N153];[.O152])" office:value-type="float" office:value="278389" calcext:value-type="float">
            <text:p>278389</text:p>
          </table:table-cell>
          <table:table-cell table:formula="of:=[.O71]+MIN([.O153];[.P152])" office:value-type="float" office:value="275683" calcext:value-type="float">
            <text:p>275683</text:p>
          </table:table-cell>
          <table:table-cell table:formula="of:=[.P71]+MIN([.P153];[.Q152])" office:value-type="float" office:value="266105" calcext:value-type="float">
            <text:p>266105</text:p>
          </table:table-cell>
          <table:table-cell table:formula="of:=[.Q71]+MIN([.Q153];[.R152])" office:value-type="float" office:value="264745" calcext:value-type="float">
            <text:p>264745</text:p>
          </table:table-cell>
          <table:table-cell table:formula="of:=[.R71]+MIN([.R153];[.S152])" office:value-type="float" office:value="259052" calcext:value-type="float">
            <text:p>259052</text:p>
          </table:table-cell>
          <table:table-cell table:formula="of:=[.S71]+MIN([.S153];[.T152])" office:value-type="float" office:value="256016" calcext:value-type="float">
            <text:p>256016</text:p>
          </table:table-cell>
          <table:table-cell table:formula="of:=[.T71]+MIN([.T153];[.U152])" office:value-type="float" office:value="254165" calcext:value-type="float">
            <text:p>254165</text:p>
          </table:table-cell>
          <table:table-cell table:formula="of:=[.U71]+MIN([.U153];[.V152])" office:value-type="float" office:value="246917" calcext:value-type="float">
            <text:p>246917</text:p>
          </table:table-cell>
          <table:table-cell table:formula="of:=[.V71]+MIN([.V153];[.W152])" office:value-type="float" office:value="244514" calcext:value-type="float">
            <text:p>244514</text:p>
          </table:table-cell>
          <table:table-cell table:formula="of:=[.W71]+MIN([.W153];[.X152])" office:value-type="float" office:value="250382" calcext:value-type="float">
            <text:p>250382</text:p>
          </table:table-cell>
          <table:table-cell table:formula="of:=[.X71]+MIN([.X153];[.Y152])" office:value-type="float" office:value="248480" calcext:value-type="float">
            <text:p>248480</text:p>
          </table:table-cell>
          <table:table-cell table:formula="of:=[.Y71]+MIN([.Y153];[.Z152])" office:value-type="float" office:value="241979" calcext:value-type="float">
            <text:p>241979</text:p>
          </table:table-cell>
          <table:table-cell table:formula="of:=[.Z71]+MIN([.Z153];[.AA152])" office:value-type="float" office:value="232763" calcext:value-type="float">
            <text:p>232763</text:p>
          </table:table-cell>
          <table:table-cell table:formula="of:=[.AA71]+MIN([.AA153];[.AB152])" office:value-type="float" office:value="232150" calcext:value-type="float">
            <text:p>232150</text:p>
          </table:table-cell>
          <table:table-cell table:formula="of:=[.AB71]+MIN([.AB153];[.AC152])" office:value-type="float" office:value="222479" calcext:value-type="float">
            <text:p>222479</text:p>
          </table:table-cell>
          <table:table-cell table:formula="of:=[.AC71]+MIN([.AC153];[.AD152])" office:value-type="float" office:value="215348" calcext:value-type="float">
            <text:p>215348</text:p>
          </table:table-cell>
          <table:table-cell table:formula="of:=[.AD71]+MIN([.AD153];[.AE152])" office:value-type="float" office:value="207629" calcext:value-type="float">
            <text:p>207629</text:p>
          </table:table-cell>
          <table:table-cell table:formula="of:=[.AE71]+MIN([.AE153];[.AF152])" office:value-type="float" office:value="201204" calcext:value-type="float">
            <text:p>201204</text:p>
          </table:table-cell>
          <table:table-cell table:formula="of:=[.AF71]+MIN([.AF153];[.AG152])" office:value-type="float" office:value="200431" calcext:value-type="float">
            <text:p>200431</text:p>
          </table:table-cell>
          <table:table-cell table:formula="of:=[.AG71]+MIN([.AG153];[.AH152])" office:value-type="float" office:value="199714" calcext:value-type="float">
            <text:p>199714</text:p>
          </table:table-cell>
          <table:table-cell table:formula="of:=[.AH71]+MIN([.AH153];[.AI152])" office:value-type="float" office:value="190911" calcext:value-type="float">
            <text:p>190911</text:p>
          </table:table-cell>
          <table:table-cell table:formula="of:=[.AI71]+MIN([.AI153];[.AJ152])" office:value-type="float" office:value="190751" calcext:value-type="float">
            <text:p>190751</text:p>
          </table:table-cell>
          <table:table-cell table:formula="of:=[.AJ71]+MIN([.AJ153];[.AK152])" office:value-type="float" office:value="195353" calcext:value-type="float">
            <text:p>195353</text:p>
          </table:table-cell>
          <table:table-cell table:formula="of:=[.AK71]+MIN([.AK153];[.AL152])" office:value-type="float" office:value="192038" calcext:value-type="float">
            <text:p>192038</text:p>
          </table:table-cell>
          <table:table-cell table:formula="of:=[.AL71]+MIN([.AL153];[.AM152])" office:value-type="float" office:value="184841" calcext:value-type="float">
            <text:p>184841</text:p>
          </table:table-cell>
          <table:table-cell table:formula="of:=[.AM71]+MIN([.AM153];[.AN152])" office:value-type="float" office:value="184452" calcext:value-type="float">
            <text:p>184452</text:p>
          </table:table-cell>
          <table:table-cell table:formula="of:=[.AN71]+MIN([.AN153];[.AO152])" office:value-type="float" office:value="179939" calcext:value-type="float">
            <text:p>179939</text:p>
          </table:table-cell>
          <table:table-cell table:formula="of:=[.AO71]+MIN([.AO153];[.AP152])" office:value-type="float" office:value="178835" calcext:value-type="float">
            <text:p>178835</text:p>
          </table:table-cell>
          <table:table-cell table:formula="of:=[.AP71]+MIN([.AP153];[.AQ152])" office:value-type="float" office:value="170336" calcext:value-type="float">
            <text:p>170336</text:p>
          </table:table-cell>
          <table:table-cell table:formula="of:=[.AQ71]+MIN([.AQ153];[.AR152])" office:value-type="float" office:value="165803" calcext:value-type="float">
            <text:p>165803</text:p>
          </table:table-cell>
          <table:table-cell table:formula="of:=[.AR71]+MIN([.AR153];[.AS152])" office:value-type="float" office:value="163194" calcext:value-type="float">
            <text:p>163194</text:p>
          </table:table-cell>
          <table:table-cell table:formula="of:=[.AS71]+MIN([.AS153];[.AT152])" office:value-type="float" office:value="159788" calcext:value-type="float">
            <text:p>159788</text:p>
          </table:table-cell>
          <table:table-cell table:formula="of:=[.AT71]+MIN([.AT153];[.AU152])" office:value-type="float" office:value="151078" calcext:value-type="float">
            <text:p>151078</text:p>
          </table:table-cell>
          <table:table-cell table:formula="of:=[.AU71]+MIN([.AU153];[.AV152])" office:value-type="float" office:value="144451" calcext:value-type="float">
            <text:p>144451</text:p>
          </table:table-cell>
          <table:table-cell table:formula="of:=[.AV71]+MIN([.AV153];[.AW152])" office:value-type="float" office:value="144935" calcext:value-type="float">
            <text:p>144935</text:p>
          </table:table-cell>
          <table:table-cell table:formula="of:=[.AW71]+MIN([.AW153];[.AX152])" office:value-type="float" office:value="135269" calcext:value-type="float">
            <text:p>135269</text:p>
          </table:table-cell>
          <table:table-cell table:formula="of:=[.AX71]+MIN([.AX153];[.AY152])" office:value-type="float" office:value="131829" calcext:value-type="float">
            <text:p>131829</text:p>
          </table:table-cell>
          <table:table-cell table:formula="of:=[.AY71]+MIN([.AY153];[.AZ152])" office:value-type="float" office:value="126959" calcext:value-type="float">
            <text:p>126959</text:p>
          </table:table-cell>
          <table:table-cell table:formula="of:=[.AZ71]+MIN([.AZ153];[.BA152])" office:value-type="float" office:value="126149" calcext:value-type="float">
            <text:p>126149</text:p>
          </table:table-cell>
          <table:table-cell table:formula="of:=[.BA71]+MIN([.BA153];[.BB152])" office:value-type="float" office:value="118764" calcext:value-type="float">
            <text:p>118764</text:p>
          </table:table-cell>
          <table:table-cell table:formula="of:=[.BB71]+MIN([.BB153];[.BC152])" office:value-type="float" office:value="116588" calcext:value-type="float">
            <text:p>116588</text:p>
          </table:table-cell>
          <table:table-cell table:formula="of:=[.BC71]+MIN([.BC153];[.BD152])" office:value-type="float" office:value="110385" calcext:value-type="float">
            <text:p>110385</text:p>
          </table:table-cell>
          <table:table-cell table:formula="of:=[.BD71]+MIN([.BD153];[.BE152])" office:value-type="float" office:value="106387" calcext:value-type="float">
            <text:p>106387</text:p>
          </table:table-cell>
          <table:table-cell table:formula="of:=[.BE71]+MIN([.BE153];[.BF152])" office:value-type="float" office:value="105978" calcext:value-type="float">
            <text:p>105978</text:p>
          </table:table-cell>
          <table:table-cell table:formula="of:=[.BF71]+MIN([.BF153];[.BG152])" office:value-type="float" office:value="98737" calcext:value-type="float">
            <text:p>98737</text:p>
          </table:table-cell>
          <table:table-cell table:formula="of:=[.BG71]+MIN([.BG153];[.BH152])" office:value-type="float" office:value="100978" calcext:value-type="float">
            <text:p>100978</text:p>
          </table:table-cell>
          <table:table-cell table:formula="of:=[.BH71]+MIN([.BH153];[.BI152])" office:value-type="float" office:value="107690" calcext:value-type="float">
            <text:p>107690</text:p>
          </table:table-cell>
          <table:table-cell table:formula="of:=[.BI71]+MIN([.BI153];[.BJ152])" office:value-type="float" office:value="100887" calcext:value-type="float">
            <text:p>100887</text:p>
          </table:table-cell>
          <table:table-cell table:formula="of:=[.BJ71]+MIN([.BJ153];[.BK152])" office:value-type="float" office:value="100282" calcext:value-type="float">
            <text:p>100282</text:p>
          </table:table-cell>
          <table:table-cell table:formula="of:=[.BK71]+MIN([.BK153];[.BL152])" office:value-type="float" office:value="92868" calcext:value-type="float">
            <text:p>92868</text:p>
          </table:table-cell>
          <table:table-cell table:formula="of:=[.BL71]+MIN([.BL153];[.BM152])" office:value-type="float" office:value="89318" calcext:value-type="float">
            <text:p>89318</text:p>
          </table:table-cell>
          <table:table-cell table:formula="of:=[.BM71]+MIN([.BM153];[.BN152])" office:value-type="float" office:value="84511" calcext:value-type="float">
            <text:p>84511</text:p>
          </table:table-cell>
          <table:table-cell table:formula="of:=[.BN71]+MIN([.BN153];[.BO152])" office:value-type="float" office:value="82622" calcext:value-type="float">
            <text:p>82622</text:p>
          </table:table-cell>
          <table:table-cell table:formula="of:=[.BO71]+MIN([.BO153];[.BP152])" office:value-type="float" office:value="80872" calcext:value-type="float">
            <text:p>80872</text:p>
          </table:table-cell>
          <table:table-cell table:formula="of:=[.BP71]+MIN([.BP153];[.BQ152])" office:value-type="float" office:value="71811" calcext:value-type="float">
            <text:p>71811</text:p>
          </table:table-cell>
          <table:table-cell table:formula="of:=[.BQ71]+MIN([.BQ153];[.BR152])" office:value-type="float" office:value="75206" calcext:value-type="float">
            <text:p>75206</text:p>
          </table:table-cell>
          <table:table-cell table:formula="of:=[.BR71]+MIN([.BR153];[.BS152])" office:value-type="float" office:value="76744" calcext:value-type="float">
            <text:p>76744</text:p>
          </table:table-cell>
          <table:table-cell table:formula="of:=[.BS71]+MIN([.BS153];[.BT152])" office:value-type="float" office:value="67769" calcext:value-type="float">
            <text:p>67769</text:p>
          </table:table-cell>
          <table:table-cell table:formula="of:=[.BT71]+MIN([.BT153];[.BU152])" office:value-type="float" office:value="60719" calcext:value-type="float">
            <text:p>60719</text:p>
          </table:table-cell>
          <table:table-cell table:formula="of:=[.BU71]+MIN([.BU153];[.BV152])" office:value-type="float" office:value="55630" calcext:value-type="float">
            <text:p>55630</text:p>
          </table:table-cell>
          <table:table-cell table:formula="of:=[.BV71]+MIN([.BV153];[.BW152])" office:value-type="float" office:value="54569" calcext:value-type="float">
            <text:p>54569</text:p>
          </table:table-cell>
          <table:table-cell table:formula="of:=[.BW71]+MIN([.BW153];[.BX152])" office:value-type="float" office:value="52309" calcext:value-type="float">
            <text:p>52309</text:p>
          </table:table-cell>
          <table:table-cell table:formula="of:=[.BX71]+MIN([.BX153];[.BY152])" office:value-type="float" office:value="49110" calcext:value-type="float">
            <text:p>49110</text:p>
          </table:table-cell>
          <table:table-cell table:formula="of:=[.BY71]+MIN([.BY153];[.BZ152])" office:value-type="float" office:value="47960" calcext:value-type="float">
            <text:p>47960</text:p>
          </table:table-cell>
          <table:table-cell table:formula="of:=[.BZ71]+MIN([.BZ153];[.CA152])" office:value-type="float" office:value="56293" calcext:value-type="float">
            <text:p>56293</text:p>
          </table:table-cell>
          <table:table-cell table:formula="of:=[.CA71]+MIN([.CA153];[.CB152])" office:value-type="float" office:value="58694" calcext:value-type="float">
            <text:p>58694</text:p>
          </table:table-cell>
          <table:table-cell table:formula="of:=[.CB71]+[.CB153]" office:value-type="float" office:value="72196" calcext:value-type="float">
            <text:p>72196</text:p>
          </table:table-cell>
        </table:table-row>
        <table:table-row table:style-name="ro1">
          <table:table-cell table:formula="of:=[.A72]+MIN([.A154];[.B153])" office:value-type="float" office:value="352404" calcext:value-type="float">
            <text:p>352404</text:p>
          </table:table-cell>
          <table:table-cell table:formula="of:=[.B72]+MIN([.B154];[.C153])" office:value-type="float" office:value="354304" calcext:value-type="float">
            <text:p>354304</text:p>
          </table:table-cell>
          <table:table-cell table:formula="of:=[.C72]+MIN([.C154];[.D153])" office:value-type="float" office:value="350455" calcext:value-type="float">
            <text:p>350455</text:p>
          </table:table-cell>
          <table:table-cell table:formula="of:=[.D72]+MIN([.D154];[.E153])" office:value-type="float" office:value="345041" calcext:value-type="float">
            <text:p>345041</text:p>
          </table:table-cell>
          <table:table-cell table:formula="of:=[.E72]+MIN([.E154];[.F153])" office:value-type="float" office:value="336764" calcext:value-type="float">
            <text:p>336764</text:p>
          </table:table-cell>
          <table:table-cell table:formula="of:=[.F72]+MIN([.F154];[.G153])" office:value-type="float" office:value="335845" calcext:value-type="float">
            <text:p>335845</text:p>
          </table:table-cell>
          <table:table-cell table:formula="of:=[.G72]+MIN([.G154];[.H153])" office:value-type="float" office:value="333922" calcext:value-type="float">
            <text:p>333922</text:p>
          </table:table-cell>
          <table:table-cell table:formula="of:=[.H72]+MIN([.H154];[.I153])" office:value-type="float" office:value="329921" calcext:value-type="float">
            <text:p>329921</text:p>
          </table:table-cell>
          <table:table-cell table:formula="of:=[.I72]+MIN([.I154];[.J153])" office:value-type="float" office:value="326068" calcext:value-type="float">
            <text:p>326068</text:p>
          </table:table-cell>
          <table:table-cell table:formula="of:=[.J72]+MIN([.J154];[.K153])" office:value-type="float" office:value="318214" calcext:value-type="float">
            <text:p>318214</text:p>
          </table:table-cell>
          <table:table-cell table:formula="of:=[.K72]+MIN([.K154];[.L153])" office:value-type="float" office:value="312695" calcext:value-type="float">
            <text:p>312695</text:p>
          </table:table-cell>
          <table:table-cell table:formula="of:=[.L72]+MIN([.L154];[.M153])" office:value-type="float" office:value="310204" calcext:value-type="float">
            <text:p>310204</text:p>
          </table:table-cell>
          <table:table-cell table:formula="of:=[.M72]+MIN([.M154];[.N153])" office:value-type="float" office:value="304906" calcext:value-type="float">
            <text:p>304906</text:p>
          </table:table-cell>
          <table:table-cell table:formula="of:=[.N72]+MIN([.N154];[.O153])" office:value-type="float" office:value="296112" calcext:value-type="float">
            <text:p>296112</text:p>
          </table:table-cell>
          <table:table-cell table:formula="of:=[.O72]+MIN([.O154];[.P153])" office:value-type="float" office:value="286467" calcext:value-type="float">
            <text:p>286467</text:p>
          </table:table-cell>
          <table:table-cell table:formula="of:=[.P72]+MIN([.P154];[.Q153])" office:value-type="float" office:value="284691" calcext:value-type="float">
            <text:p>284691</text:p>
          </table:table-cell>
          <table:table-cell table:formula="of:=[.Q72]+MIN([.Q154];[.R153])" office:value-type="float" office:value="278977" calcext:value-type="float">
            <text:p>278977</text:p>
          </table:table-cell>
          <table:table-cell table:formula="of:=[.R72]+MIN([.R154];[.S153])" office:value-type="float" office:value="269191" calcext:value-type="float">
            <text:p>269191</text:p>
          </table:table-cell>
          <table:table-cell table:formula="of:=[.S72]+MIN([.S154];[.T153])" office:value-type="float" office:value="259910" calcext:value-type="float">
            <text:p>259910</text:p>
          </table:table-cell>
          <table:table-cell table:formula="of:=[.T72]+MIN([.T154];[.U153])" office:value-type="float" office:value="252372" calcext:value-type="float">
            <text:p>252372</text:p>
          </table:table-cell>
          <table:table-cell table:formula="of:=[.U72]+MIN([.U154];[.V153])" office:value-type="float" office:value="245456" calcext:value-type="float">
            <text:p>245456</text:p>
          </table:table-cell>
          <table:table-cell table:formula="of:=[.V72]+MIN([.V154];[.W153])" office:value-type="float" office:value="242241" calcext:value-type="float">
            <text:p>242241</text:p>
          </table:table-cell>
          <table:table-cell table:formula="of:=[.W72]+MIN([.W154];[.X153])" office:value-type="float" office:value="241846" calcext:value-type="float">
            <text:p>241846</text:p>
          </table:table-cell>
          <table:table-cell table:formula="of:=[.X72]+MIN([.X154];[.Y153])" office:value-type="float" office:value="243661" calcext:value-type="float">
            <text:p>243661</text:p>
          </table:table-cell>
          <table:table-cell table:formula="of:=[.Y72]+MIN([.Y154];[.Z153])" office:value-type="float" office:value="234043" calcext:value-type="float">
            <text:p>234043</text:p>
          </table:table-cell>
          <table:table-cell table:formula="of:=[.Z72]+MIN([.Z154];[.AA153])" office:value-type="float" office:value="233960" calcext:value-type="float">
            <text:p>233960</text:p>
          </table:table-cell>
          <table:table-cell table:formula="of:=[.AA72]+MIN([.AA154];[.AB153])" office:value-type="float" office:value="225114" calcext:value-type="float">
            <text:p>225114</text:p>
          </table:table-cell>
          <table:table-cell table:formula="of:=[.AB72]+MIN([.AB154];[.AC153])" office:value-type="float" office:value="215406" calcext:value-type="float">
            <text:p>215406</text:p>
          </table:table-cell>
          <table:table-cell table:formula="of:=[.AC72]+MIN([.AC154];[.AD153])" office:value-type="float" office:value="212593" calcext:value-type="float">
            <text:p>212593</text:p>
          </table:table-cell>
          <table:table-cell table:formula="of:=[.AD72]+MIN([.AD154];[.AE153])" office:value-type="float" office:value="209290" calcext:value-type="float">
            <text:p>209290</text:p>
          </table:table-cell>
          <table:table-cell table:formula="of:=[.AE72]+MIN([.AE154];[.AF153])" office:value-type="float" office:value="208930" calcext:value-type="float">
            <text:p>208930</text:p>
          </table:table-cell>
          <table:table-cell table:formula="of:=[.AF72]+MIN([.AF154];[.AG153])" office:value-type="float" office:value="200621" calcext:value-type="float">
            <text:p>200621</text:p>
          </table:table-cell>
          <table:table-cell table:formula="of:=[.AG72]+MIN([.AG154];[.AH153])" office:value-type="float" office:value="193445" calcext:value-type="float">
            <text:p>193445</text:p>
          </table:table-cell>
          <table:table-cell table:formula="of:=[.AH72]+MIN([.AH154];[.AI153])" office:value-type="float" office:value="191239" calcext:value-type="float">
            <text:p>191239</text:p>
          </table:table-cell>
          <table:table-cell table:formula="of:=[.AI72]+MIN([.AI154];[.AJ153])" office:value-type="float" office:value="189637" calcext:value-type="float">
            <text:p>189637</text:p>
          </table:table-cell>
          <table:table-cell table:formula="of:=[.AJ72]+MIN([.AJ154];[.AK153])" office:value-type="float" office:value="187799" calcext:value-type="float">
            <text:p>187799</text:p>
          </table:table-cell>
          <table:table-cell table:formula="of:=[.AK72]+MIN([.AK154];[.AL153])" office:value-type="float" office:value="187563" calcext:value-type="float">
            <text:p>187563</text:p>
          </table:table-cell>
          <table:table-cell table:formula="of:=[.AL72]+MIN([.AL154];[.AM153])" office:value-type="float" office:value="184088" calcext:value-type="float">
            <text:p>184088</text:p>
          </table:table-cell>
          <table:table-cell table:formula="of:=[.AM72]+MIN([.AM154];[.AN153])" office:value-type="float" office:value="184610" calcext:value-type="float">
            <text:p>184610</text:p>
          </table:table-cell>
          <table:table-cell table:formula="of:=[.AN72]+MIN([.AN154];[.AO153])" office:value-type="float" office:value="175617" calcext:value-type="float">
            <text:p>175617</text:p>
          </table:table-cell>
          <table:table-cell table:formula="of:=[.AO72]+MIN([.AO154];[.AP153])" office:value-type="float" office:value="171600" calcext:value-type="float">
            <text:p>171600</text:p>
          </table:table-cell>
          <table:table-cell table:formula="of:=[.AP72]+MIN([.AP154];[.AQ153])" office:value-type="float" office:value="174104" calcext:value-type="float">
            <text:p>174104</text:p>
          </table:table-cell>
          <table:table-cell table:formula="of:=[.AQ72]+MIN([.AQ154];[.AR153])" office:value-type="float" office:value="165889" calcext:value-type="float">
            <text:p>165889</text:p>
          </table:table-cell>
          <table:table-cell table:formula="of:=[.AR72]+MIN([.AR154];[.AS153])" office:value-type="float" office:value="158968" calcext:value-type="float">
            <text:p>158968</text:p>
          </table:table-cell>
          <table:table-cell table:formula="of:=[.AS72]+MIN([.AS154];[.AT153])" office:value-type="float" office:value="153762" calcext:value-type="float">
            <text:p>153762</text:p>
          </table:table-cell>
          <table:table-cell table:formula="of:=[.AT72]+MIN([.AT154];[.AU153])" office:value-type="float" office:value="149739" calcext:value-type="float">
            <text:p>149739</text:p>
          </table:table-cell>
          <table:table-cell table:formula="of:=[.AU72]+MIN([.AU154];[.AV153])" office:value-type="float" office:value="143807" calcext:value-type="float">
            <text:p>143807</text:p>
          </table:table-cell>
          <table:table-cell table:formula="of:=[.AV72]+MIN([.AV154];[.AW153])" office:value-type="float" office:value="136810" calcext:value-type="float">
            <text:p>136810</text:p>
          </table:table-cell>
          <table:table-cell table:formula="of:=[.AW72]+MIN([.AW154];[.AX153])" office:value-type="float" office:value="129009" calcext:value-type="float">
            <text:p>129009</text:p>
          </table:table-cell>
          <table:table-cell table:formula="of:=[.AX72]+MIN([.AX154];[.AY153])" office:value-type="float" office:value="128855" calcext:value-type="float">
            <text:p>128855</text:p>
          </table:table-cell>
          <table:table-cell table:formula="of:=[.AY72]+MIN([.AY154];[.AZ153])" office:value-type="float" office:value="121215" calcext:value-type="float">
            <text:p>121215</text:p>
          </table:table-cell>
          <table:table-cell table:formula="of:=[.AZ72]+MIN([.AZ154];[.BA153])" office:value-type="float" office:value="120497" calcext:value-type="float">
            <text:p>120497</text:p>
          </table:table-cell>
          <table:table-cell table:formula="of:=[.BA72]+MIN([.BA154];[.BB153])" office:value-type="float" office:value="112222" calcext:value-type="float">
            <text:p>112222</text:p>
          </table:table-cell>
          <table:table-cell table:formula="of:=[.BB72]+MIN([.BB154];[.BC153])" office:value-type="float" office:value="110504" calcext:value-type="float">
            <text:p>110504</text:p>
          </table:table-cell>
          <table:table-cell table:formula="of:=[.BC72]+MIN([.BC154];[.BD153])" office:value-type="float" office:value="102682" calcext:value-type="float">
            <text:p>102682</text:p>
          </table:table-cell>
          <table:table-cell table:formula="of:=[.BD72]+MIN([.BD154];[.BE153])" office:value-type="float" office:value="100257" calcext:value-type="float">
            <text:p>100257</text:p>
          </table:table-cell>
          <table:table-cell table:formula="of:=[.BE72]+MIN([.BE154];[.BF153])" office:value-type="float" office:value="97034" calcext:value-type="float">
            <text:p>97034</text:p>
          </table:table-cell>
          <table:table-cell table:formula="of:=[.BF72]+MIN([.BF154];[.BG153])" office:value-type="float" office:value="93148" calcext:value-type="float">
            <text:p>93148</text:p>
          </table:table-cell>
          <table:table-cell table:formula="of:=[.BG72]+MIN([.BG154];[.BH153])" office:value-type="float" office:value="98716" calcext:value-type="float">
            <text:p>98716</text:p>
          </table:table-cell>
          <table:table-cell table:formula="of:=[.BH72]+MIN([.BH154];[.BI153])" office:value-type="float" office:value="104032" calcext:value-type="float">
            <text:p>104032</text:p>
          </table:table-cell>
          <table:table-cell table:formula="of:=[.BI72]+MIN([.BI154];[.BJ153])" office:value-type="float" office:value="94506" calcext:value-type="float">
            <text:p>94506</text:p>
          </table:table-cell>
          <table:table-cell table:formula="of:=[.BJ72]+MIN([.BJ154];[.BK153])" office:value-type="float" office:value="93856" calcext:value-type="float">
            <text:p>93856</text:p>
          </table:table-cell>
          <table:table-cell table:formula="of:=[.BK72]+MIN([.BK154];[.BL153])" office:value-type="float" office:value="85980" calcext:value-type="float">
            <text:p>85980</text:p>
          </table:table-cell>
          <table:table-cell table:formula="of:=[.BL72]+MIN([.BL154];[.BM153])" office:value-type="float" office:value="84195" calcext:value-type="float">
            <text:p>84195</text:p>
          </table:table-cell>
          <table:table-cell table:formula="of:=[.BM72]+MIN([.BM154];[.BN153])" office:value-type="float" office:value="77191" calcext:value-type="float">
            <text:p>77191</text:p>
          </table:table-cell>
          <table:table-cell table:formula="of:=[.BN72]+MIN([.BN154];[.BO153])" office:value-type="float" office:value="73230" calcext:value-type="float">
            <text:p>73230</text:p>
          </table:table-cell>
          <table:table-cell table:formula="of:=[.BO72]+MIN([.BO154];[.BP153])" office:value-type="float" office:value="72195" calcext:value-type="float">
            <text:p>72195</text:p>
          </table:table-cell>
          <table:table-cell table:formula="of:=[.BP72]+MIN([.BP154];[.BQ153])" office:value-type="float" office:value="65031" calcext:value-type="float">
            <text:p>65031</text:p>
          </table:table-cell>
          <table:table-cell table:formula="of:=[.BQ72]+MIN([.BQ154];[.BR153])" office:value-type="float" office:value="74884" calcext:value-type="float">
            <text:p>74884</text:p>
          </table:table-cell>
          <table:table-cell table:formula="of:=[.BR72]+MIN([.BR154];[.BS153])" office:value-type="float" office:value="74517" calcext:value-type="float">
            <text:p>74517</text:p>
          </table:table-cell>
          <table:table-cell table:formula="of:=[.BS72]+MIN([.BS154];[.BT153])" office:value-type="float" office:value="66377" calcext:value-type="float">
            <text:p>66377</text:p>
          </table:table-cell>
          <table:table-cell table:formula="of:=[.BT72]+MIN([.BT154];[.BU153])" office:value-type="float" office:value="62135" calcext:value-type="float">
            <text:p>62135</text:p>
          </table:table-cell>
          <table:table-cell table:formula="of:=[.BU72]+MIN([.BU154];[.BV153])" office:value-type="float" office:value="63736" calcext:value-type="float">
            <text:p>63736</text:p>
          </table:table-cell>
          <table:table-cell table:formula="of:=[.BV72]+MIN([.BV154];[.BW153])" office:value-type="float" office:value="54265" calcext:value-type="float">
            <text:p>54265</text:p>
          </table:table-cell>
          <table:table-cell table:formula="of:=[.BW72]+MIN([.BW154];[.BX153])" office:value-type="float" office:value="52774" calcext:value-type="float">
            <text:p>52774</text:p>
          </table:table-cell>
          <table:table-cell table:formula="of:=[.BX72]+MIN([.BX154];[.BY153])" office:value-type="float" office:value="50657" calcext:value-type="float">
            <text:p>50657</text:p>
          </table:table-cell>
          <table:table-cell table:formula="of:=[.BY72]+MIN([.BY154];[.BZ153])" office:value-type="float" office:value="46095" calcext:value-type="float">
            <text:p>46095</text:p>
          </table:table-cell>
          <table:table-cell table:formula="of:=[.BZ72]+MIN([.BZ154];[.CA153])" office:value-type="float" office:value="50907" calcext:value-type="float">
            <text:p>50907</text:p>
          </table:table-cell>
          <table:table-cell table:formula="of:=[.CA72]+MIN([.CA154];[.CB153])" office:value-type="float" office:value="48995" calcext:value-type="float">
            <text:p>48995</text:p>
          </table:table-cell>
          <table:table-cell table:formula="of:=[.CB72]+[.CB154]" office:value-type="float" office:value="65695" calcext:value-type="float">
            <text:p>65695</text:p>
          </table:table-cell>
        </table:table-row>
        <table:table-row table:style-name="ro1">
          <table:table-cell table:formula="of:=[.A73]+MIN([.A155];[.B154])" office:value-type="float" office:value="348660" calcext:value-type="float">
            <text:p>348660</text:p>
          </table:table-cell>
          <table:table-cell table:formula="of:=[.B73]+MIN([.B155];[.C154])" office:value-type="float" office:value="345850" calcext:value-type="float">
            <text:p>345850</text:p>
          </table:table-cell>
          <table:table-cell table:formula="of:=[.C73]+MIN([.C155];[.D154])" office:value-type="float" office:value="343570" calcext:value-type="float">
            <text:p>343570</text:p>
          </table:table-cell>
          <table:table-cell table:formula="of:=[.D73]+MIN([.D155];[.E154])" office:value-type="float" office:value="341239" calcext:value-type="float">
            <text:p>341239</text:p>
          </table:table-cell>
          <table:table-cell table:formula="of:=[.E73]+MIN([.E155];[.F154])" office:value-type="float" office:value="340069" calcext:value-type="float">
            <text:p>340069</text:p>
          </table:table-cell>
          <table:table-cell table:formula="of:=[.F73]+MIN([.F155];[.G154])" office:value-type="float" office:value="335515" calcext:value-type="float">
            <text:p>335515</text:p>
          </table:table-cell>
          <table:table-cell table:formula="of:=[.G73]+MIN([.G155];[.H154])" office:value-type="float" office:value="331444" calcext:value-type="float">
            <text:p>331444</text:p>
          </table:table-cell>
          <table:table-cell table:formula="of:=[.H73]+MIN([.H155];[.I154])" office:value-type="float" office:value="323057" calcext:value-type="float">
            <text:p>323057</text:p>
          </table:table-cell>
          <table:table-cell table:formula="of:=[.I73]+MIN([.I155];[.J154])" office:value-type="float" office:value="321842" calcext:value-type="float">
            <text:p>321842</text:p>
          </table:table-cell>
          <table:table-cell table:formula="of:=[.J73]+MIN([.J155];[.K154])" office:value-type="float" office:value="320733" calcext:value-type="float">
            <text:p>320733</text:p>
          </table:table-cell>
          <table:table-cell table:formula="of:=[.K73]+MIN([.K155];[.L154])" office:value-type="float" office:value="310885" calcext:value-type="float">
            <text:p>310885</text:p>
          </table:table-cell>
          <table:table-cell table:formula="of:=[.L73]+MIN([.L155];[.M154])" office:value-type="float" office:value="304147" calcext:value-type="float">
            <text:p>304147</text:p>
          </table:table-cell>
          <table:table-cell table:formula="of:=[.M73]+MIN([.M155];[.N154])" office:value-type="float" office:value="302543" calcext:value-type="float">
            <text:p>302543</text:p>
          </table:table-cell>
          <table:table-cell table:formula="of:=[.N73]+MIN([.N155];[.O154])" office:value-type="float" office:value="295262" calcext:value-type="float">
            <text:p>295262</text:p>
          </table:table-cell>
          <table:table-cell table:formula="of:=[.O73]+MIN([.O155];[.P154])" office:value-type="float" office:value="286457" calcext:value-type="float">
            <text:p>286457</text:p>
          </table:table-cell>
          <table:table-cell table:formula="of:=[.P73]+MIN([.P155];[.Q154])" office:value-type="float" office:value="286018" calcext:value-type="float">
            <text:p>286018</text:p>
          </table:table-cell>
          <table:table-cell table:formula="of:=[.Q73]+MIN([.Q155];[.R154])" office:value-type="float" office:value="285670" calcext:value-type="float">
            <text:p>285670</text:p>
          </table:table-cell>
          <table:table-cell table:formula="of:=[.R73]+MIN([.R155];[.S154])" office:value-type="float" office:value="279244" calcext:value-type="float">
            <text:p>279244</text:p>
          </table:table-cell>
          <table:table-cell table:formula="of:=[.S73]+MIN([.S155];[.T154])" office:value-type="float" office:value="271410" calcext:value-type="float">
            <text:p>271410</text:p>
          </table:table-cell>
          <table:table-cell table:formula="of:=[.T73]+MIN([.T155];[.U154])" office:value-type="float" office:value="261984" calcext:value-type="float">
            <text:p>261984</text:p>
          </table:table-cell>
          <table:table-cell table:formula="of:=[.U73]+MIN([.U155];[.V154])" office:value-type="float" office:value="253381" calcext:value-type="float">
            <text:p>253381</text:p>
          </table:table-cell>
          <table:table-cell table:formula="of:=[.V73]+MIN([.V155];[.W154])" office:value-type="float" office:value="247289" calcext:value-type="float">
            <text:p>247289</text:p>
          </table:table-cell>
          <table:table-cell table:formula="of:=[.W73]+MIN([.W155];[.X154])" office:value-type="float" office:value="239345" calcext:value-type="float">
            <text:p>239345</text:p>
          </table:table-cell>
          <table:table-cell table:formula="of:=[.X73]+MIN([.X155];[.Y154])" office:value-type="float" office:value="238036" calcext:value-type="float">
            <text:p>238036</text:p>
          </table:table-cell>
          <table:table-cell table:formula="of:=[.Y73]+MIN([.Y155];[.Z154])" office:value-type="float" office:value="229208" calcext:value-type="float">
            <text:p>229208</text:p>
          </table:table-cell>
          <table:table-cell table:formula="of:=[.Z73]+MIN([.Z155];[.AA154])" office:value-type="float" office:value="228905" calcext:value-type="float">
            <text:p>228905</text:p>
          </table:table-cell>
          <table:table-cell table:formula="of:=[.AA73]+MIN([.AA155];[.AB154])" office:value-type="float" office:value="225748" calcext:value-type="float">
            <text:p>225748</text:p>
          </table:table-cell>
          <table:table-cell table:formula="of:=[.AB73]+MIN([.AB155];[.AC154])" office:value-type="float" office:value="221110" calcext:value-type="float">
            <text:p>221110</text:p>
          </table:table-cell>
          <table:table-cell table:formula="of:=[.AC73]+MIN([.AC155];[.AD154])" office:value-type="float" office:value="216671" calcext:value-type="float">
            <text:p>216671</text:p>
          </table:table-cell>
          <table:table-cell table:formula="of:=[.AD73]+MIN([.AD155];[.AE154])" office:value-type="float" office:value="207496" calcext:value-type="float">
            <text:p>207496</text:p>
          </table:table-cell>
          <table:table-cell table:formula="of:=[.AE73]+MIN([.AE155];[.AF154])" office:value-type="float" office:value="205575" calcext:value-type="float">
            <text:p>205575</text:p>
          </table:table-cell>
          <table:table-cell table:formula="of:=[.AF73]+MIN([.AF155];[.AG154])" office:value-type="float" office:value="200880" calcext:value-type="float">
            <text:p>200880</text:p>
          </table:table-cell>
          <table:table-cell table:formula="of:=[.AG73]+MIN([.AG155];[.AH154])" office:value-type="float" office:value="193164" calcext:value-type="float">
            <text:p>193164</text:p>
          </table:table-cell>
          <table:table-cell table:formula="of:=[.AH73]+MIN([.AH155];[.AI154])" office:value-type="float" office:value="191670" calcext:value-type="float">
            <text:p>191670</text:p>
          </table:table-cell>
          <table:table-cell table:formula="of:=[.AI73]+MIN([.AI155];[.AJ154])" office:value-type="float" office:value="190655" calcext:value-type="float">
            <text:p>190655</text:p>
          </table:table-cell>
          <table:table-cell table:formula="of:=[.AJ73]+MIN([.AJ155];[.AK154])" office:value-type="float" office:value="188883" calcext:value-type="float">
            <text:p>188883</text:p>
          </table:table-cell>
          <table:table-cell table:formula="of:=[.AK73]+MIN([.AK155];[.AL154])" office:value-type="float" office:value="182970" calcext:value-type="float">
            <text:p>182970</text:p>
          </table:table-cell>
          <table:table-cell table:formula="of:=[.AL73]+MIN([.AL155];[.AM154])" office:value-type="float" office:value="181843" calcext:value-type="float">
            <text:p>181843</text:p>
          </table:table-cell>
          <table:table-cell table:formula="of:=[.AM73]+MIN([.AM155];[.AN154])" office:value-type="float" office:value="180377" calcext:value-type="float">
            <text:p>180377</text:p>
          </table:table-cell>
          <table:table-cell table:formula="of:=[.AN73]+MIN([.AN155];[.AO154])" office:value-type="float" office:value="178427" calcext:value-type="float">
            <text:p>178427</text:p>
          </table:table-cell>
          <table:table-cell table:formula="of:=[.AO73]+MIN([.AO155];[.AP154])" office:value-type="float" office:value="171590" calcext:value-type="float">
            <text:p>171590</text:p>
          </table:table-cell>
          <table:table-cell table:formula="of:=[.AP73]+MIN([.AP155];[.AQ154])" office:value-type="float" office:value="169535" calcext:value-type="float">
            <text:p>169535</text:p>
          </table:table-cell>
          <table:table-cell table:formula="of:=[.AQ73]+MIN([.AQ155];[.AR154])" office:value-type="float" office:value="159645" calcext:value-type="float">
            <text:p>159645</text:p>
          </table:table-cell>
          <table:table-cell table:formula="of:=[.AR73]+MIN([.AR155];[.AS154])" office:value-type="float" office:value="163535" calcext:value-type="float">
            <text:p>163535</text:p>
          </table:table-cell>
          <table:table-cell table:formula="of:=[.AS73]+MIN([.AS155];[.AT154])" office:value-type="float" office:value="154178" calcext:value-type="float">
            <text:p>154178</text:p>
          </table:table-cell>
          <table:table-cell table:formula="of:=[.AT73]+MIN([.AT155];[.AU154])" office:value-type="float" office:value="146233" calcext:value-type="float">
            <text:p>146233</text:p>
          </table:table-cell>
          <table:table-cell table:formula="of:=[.AU73]+MIN([.AU155];[.AV154])" office:value-type="float" office:value="141198" calcext:value-type="float">
            <text:p>141198</text:p>
          </table:table-cell>
          <table:table-cell table:formula="of:=[.AV73]+MIN([.AV155];[.AW154])" office:value-type="float" office:value="134116" calcext:value-type="float">
            <text:p>134116</text:p>
          </table:table-cell>
          <table:table-cell table:formula="of:=[.AW73]+MIN([.AW155];[.AX154])" office:value-type="float" office:value="128747" calcext:value-type="float">
            <text:p>128747</text:p>
          </table:table-cell>
          <table:table-cell table:formula="of:=[.AX73]+MIN([.AX155];[.AY154])" office:value-type="float" office:value="124654" calcext:value-type="float">
            <text:p>124654</text:p>
          </table:table-cell>
          <table:table-cell table:formula="of:=[.AY73]+MIN([.AY155];[.AZ154])" office:value-type="float" office:value="118108" calcext:value-type="float">
            <text:p>118108</text:p>
          </table:table-cell>
          <table:table-cell table:formula="of:=[.AZ73]+MIN([.AZ155];[.BA154])" office:value-type="float" office:value="112921" calcext:value-type="float">
            <text:p>112921</text:p>
          </table:table-cell>
          <table:table-cell table:formula="of:=[.BA73]+MIN([.BA155];[.BB154])" office:value-type="float" office:value="107284" calcext:value-type="float">
            <text:p>107284</text:p>
          </table:table-cell>
          <table:table-cell table:formula="of:=[.BB73]+MIN([.BB155];[.BC154])" office:value-type="float" office:value="109225" calcext:value-type="float">
            <text:p>109225</text:p>
          </table:table-cell>
          <table:table-cell table:formula="of:=[.BC73]+MIN([.BC155];[.BD154])" office:value-type="float" office:value="100279" calcext:value-type="float">
            <text:p>100279</text:p>
          </table:table-cell>
          <table:table-cell table:formula="of:=[.BD73]+MIN([.BD155];[.BE154])" office:value-type="float" office:value="101768" calcext:value-type="float">
            <text:p>101768</text:p>
          </table:table-cell>
          <table:table-cell table:formula="of:=[.BE73]+MIN([.BE155];[.BF154])" office:value-type="float" office:value="97609" calcext:value-type="float">
            <text:p>97609</text:p>
          </table:table-cell>
          <table:table-cell table:formula="of:=[.BF73]+MIN([.BF155];[.BG154])" office:value-type="float" office:value="91043" calcext:value-type="float">
            <text:p>91043</text:p>
          </table:table-cell>
          <table:table-cell table:formula="of:=[.BG73]+MIN([.BG155];[.BH154])" office:value-type="float" office:value="90016" calcext:value-type="float">
            <text:p>90016</text:p>
          </table:table-cell>
          <table:table-cell table:formula="of:=[.BH73]+MIN([.BH155];[.BI154])" office:value-type="float" office:value="97566" calcext:value-type="float">
            <text:p>97566</text:p>
          </table:table-cell>
          <table:table-cell table:formula="of:=[.BI73]+MIN([.BI155];[.BJ154])" office:value-type="float" office:value="92418" calcext:value-type="float">
            <text:p>92418</text:p>
          </table:table-cell>
          <table:table-cell table:formula="of:=[.BJ73]+MIN([.BJ155];[.BK154])" office:value-type="float" office:value="85194" calcext:value-type="float">
            <text:p>85194</text:p>
          </table:table-cell>
          <table:table-cell table:formula="of:=[.BK73]+MIN([.BK155];[.BL154])" office:value-type="float" office:value="77946" calcext:value-type="float">
            <text:p>77946</text:p>
          </table:table-cell>
          <table:table-cell table:formula="of:=[.BL73]+MIN([.BL155];[.BM154])" office:value-type="float" office:value="77650" calcext:value-type="float">
            <text:p>77650</text:p>
          </table:table-cell>
          <table:table-cell table:formula="of:=[.BM73]+MIN([.BM155];[.BN154])" office:value-type="float" office:value="71481" calcext:value-type="float">
            <text:p>71481</text:p>
          </table:table-cell>
          <table:table-cell table:formula="of:=[.BN73]+MIN([.BN155];[.BO154])" office:value-type="float" office:value="71106" calcext:value-type="float">
            <text:p>71106</text:p>
          </table:table-cell>
          <table:table-cell table:formula="of:=[.BO73]+MIN([.BO155];[.BP154])" office:value-type="float" office:value="69450" calcext:value-type="float">
            <text:p>69450</text:p>
          </table:table-cell>
          <table:table-cell table:formula="of:=[.BP73]+MIN([.BP155];[.BQ154])" office:value-type="float" office:value="61457" calcext:value-type="float">
            <text:p>61457</text:p>
          </table:table-cell>
          <table:table-cell table:formula="of:=[.BQ73]+MIN([.BQ155];[.BR154])" office:value-type="float" office:value="68254" calcext:value-type="float">
            <text:p>68254</text:p>
          </table:table-cell>
          <table:table-cell table:formula="of:=[.BR73]+MIN([.BR155];[.BS154])" office:value-type="float" office:value="64537" calcext:value-type="float">
            <text:p>64537</text:p>
          </table:table-cell>
          <table:table-cell table:formula="of:=[.BS73]+MIN([.BS155];[.BT154])" office:value-type="float" office:value="63909" calcext:value-type="float">
            <text:p>63909</text:p>
          </table:table-cell>
          <table:table-cell table:formula="of:=[.BT73]+MIN([.BT155];[.BU154])" office:value-type="float" office:value="59234" calcext:value-type="float">
            <text:p>59234</text:p>
          </table:table-cell>
          <table:table-cell table:formula="of:=[.BU73]+MIN([.BU155];[.BV154])" office:value-type="float" office:value="57625" calcext:value-type="float">
            <text:p>57625</text:p>
          </table:table-cell>
          <table:table-cell table:formula="of:=[.BV73]+MIN([.BV155];[.BW154])" office:value-type="float" office:value="54308" calcext:value-type="float">
            <text:p>54308</text:p>
          </table:table-cell>
          <table:table-cell table:formula="of:=[.BW73]+MIN([.BW155];[.BX154])" office:value-type="float" office:value="54266" calcext:value-type="float">
            <text:p>54266</text:p>
          </table:table-cell>
          <table:table-cell table:formula="of:=[.BX73]+MIN([.BX155];[.BY154])" office:value-type="float" office:value="48065" calcext:value-type="float">
            <text:p>48065</text:p>
          </table:table-cell>
          <table:table-cell table:formula="of:=[.BY73]+MIN([.BY155];[.BZ154])" office:value-type="float" office:value="44965" calcext:value-type="float">
            <text:p>44965</text:p>
          </table:table-cell>
          <table:table-cell table:formula="of:=[.BZ73]+MIN([.BZ155];[.CA154])" office:value-type="float" office:value="41821" calcext:value-type="float">
            <text:p>41821</text:p>
          </table:table-cell>
          <table:table-cell table:formula="of:=[.CA73]+MIN([.CA155];[.CB154])" office:value-type="float" office:value="44878" calcext:value-type="float">
            <text:p>44878</text:p>
          </table:table-cell>
          <table:table-cell table:formula="of:=[.CB73]+[.CB155]" office:value-type="float" office:value="58997" calcext:value-type="float">
            <text:p>58997</text:p>
          </table:table-cell>
        </table:table-row>
        <table:table-row table:style-name="ro1">
          <table:table-cell table:formula="of:=[.A74]+MIN([.A156];[.B155])" office:value-type="float" office:value="358282" calcext:value-type="float">
            <text:p>358282</text:p>
          </table:table-cell>
          <table:table-cell table:formula="of:=[.B74]+MIN([.B156];[.C155])" office:value-type="float" office:value="351186" calcext:value-type="float">
            <text:p>351186</text:p>
          </table:table-cell>
          <table:table-cell table:formula="of:=[.C74]+MIN([.C156];[.D155])" office:value-type="float" office:value="345116" calcext:value-type="float">
            <text:p>345116</text:p>
          </table:table-cell>
          <table:table-cell table:formula="of:=[.D74]+MIN([.D156];[.E155])" office:value-type="float" office:value="344107" calcext:value-type="float">
            <text:p>344107</text:p>
          </table:table-cell>
          <table:table-cell table:formula="of:=[.E74]+MIN([.E156];[.F155])" office:value-type="float" office:value="339119" calcext:value-type="float">
            <text:p>339119</text:p>
          </table:table-cell>
          <table:table-cell table:formula="of:=[.F74]+MIN([.F156];[.G155])" office:value-type="float" office:value="335581" calcext:value-type="float">
            <text:p>335581</text:p>
          </table:table-cell>
          <table:table-cell table:formula="of:=[.G74]+MIN([.G156];[.H155])" office:value-type="float" office:value="329780" calcext:value-type="float">
            <text:p>329780</text:p>
          </table:table-cell>
          <table:table-cell table:formula="of:=[.H74]+MIN([.H156];[.I155])" office:value-type="float" office:value="322631" calcext:value-type="float">
            <text:p>322631</text:p>
          </table:table-cell>
          <table:table-cell table:formula="of:=[.I74]+MIN([.I156];[.J155])" office:value-type="float" office:value="319568" calcext:value-type="float">
            <text:p>319568</text:p>
          </table:table-cell>
          <table:table-cell table:formula="of:=[.J74]+MIN([.J156];[.K155])" office:value-type="float" office:value="317244" calcext:value-type="float">
            <text:p>317244</text:p>
          </table:table-cell>
          <table:table-cell table:formula="of:=[.K74]+MIN([.K156];[.L155])" office:value-type="float" office:value="314332" calcext:value-type="float">
            <text:p>314332</text:p>
          </table:table-cell>
          <table:table-cell table:formula="of:=[.L74]+MIN([.L156];[.M155])" office:value-type="float" office:value="306421" calcext:value-type="float">
            <text:p>306421</text:p>
          </table:table-cell>
          <table:table-cell table:formula="of:=[.M74]+MIN([.M156];[.N155])" office:value-type="float" office:value="299419" calcext:value-type="float">
            <text:p>299419</text:p>
          </table:table-cell>
          <table:table-cell table:formula="of:=[.N74]+MIN([.N156];[.O155])" office:value-type="float" office:value="295081" calcext:value-type="float">
            <text:p>295081</text:p>
          </table:table-cell>
          <table:table-cell table:formula="of:=[.O74]+MIN([.O156];[.P155])" office:value-type="float" office:value="287201" calcext:value-type="float">
            <text:p>287201</text:p>
          </table:table-cell>
          <table:table-cell table:formula="of:=[.P74]+MIN([.P156];[.Q155])" office:value-type="float" office:value="284720" calcext:value-type="float">
            <text:p>284720</text:p>
          </table:table-cell>
          <table:table-cell table:formula="of:=[.Q74]+MIN([.Q156];[.R155])" office:value-type="float" office:value="277352" calcext:value-type="float">
            <text:p>277352</text:p>
          </table:table-cell>
          <table:table-cell table:formula="of:=[.R74]+MIN([.R156];[.S155])" office:value-type="float" office:value="273836" calcext:value-type="float">
            <text:p>273836</text:p>
          </table:table-cell>
          <table:table-cell table:formula="of:=[.S74]+MIN([.S156];[.T155])" office:value-type="float" office:value="271820" calcext:value-type="float">
            <text:p>271820</text:p>
          </table:table-cell>
          <table:table-cell table:formula="of:=[.T74]+MIN([.T156];[.U155])" office:value-type="float" office:value="264264" calcext:value-type="float">
            <text:p>264264</text:p>
          </table:table-cell>
          <table:table-cell table:formula="of:=[.U74]+MIN([.U156];[.V155])" office:value-type="float" office:value="262071" calcext:value-type="float">
            <text:p>262071</text:p>
          </table:table-cell>
          <table:table-cell table:formula="of:=[.V74]+MIN([.V156];[.W155])" office:value-type="float" office:value="260683" calcext:value-type="float">
            <text:p>260683</text:p>
          </table:table-cell>
          <table:table-cell table:formula="of:=[.W74]+MIN([.W156];[.X155])" office:value-type="float" office:value="256818" calcext:value-type="float">
            <text:p>256818</text:p>
          </table:table-cell>
          <table:table-cell table:formula="of:=[.X74]+MIN([.X156];[.Y155])" office:value-type="float" office:value="248693" calcext:value-type="float">
            <text:p>248693</text:p>
          </table:table-cell>
          <table:table-cell table:formula="of:=[.Y74]+MIN([.Y156];[.Z155])" office:value-type="float" office:value="244056" calcext:value-type="float">
            <text:p>244056</text:p>
          </table:table-cell>
          <table:table-cell table:formula="of:=[.Z74]+MIN([.Z156];[.AA155])" office:value-type="float" office:value="239960" calcext:value-type="float">
            <text:p>239960</text:p>
          </table:table-cell>
          <table:table-cell table:formula="of:=[.AA74]+MIN([.AA156];[.AB155])" office:value-type="float" office:value="231846" calcext:value-type="float">
            <text:p>231846</text:p>
          </table:table-cell>
          <table:table-cell table:formula="of:=[.AB74]+MIN([.AB156];[.AC155])" office:value-type="float" office:value="231096" calcext:value-type="float">
            <text:p>231096</text:p>
          </table:table-cell>
          <table:table-cell table:formula="of:=[.AC74]+MIN([.AC156];[.AD155])" office:value-type="float" office:value="227952" calcext:value-type="float">
            <text:p>227952</text:p>
          </table:table-cell>
          <table:table-cell table:formula="of:=[.AD74]+MIN([.AD156];[.AE155])" office:value-type="float" office:value="226014" calcext:value-type="float">
            <text:p>226014</text:p>
          </table:table-cell>
          <table:table-cell table:formula="of:=[.AE74]+MIN([.AE156];[.AF155])" office:value-type="float" office:value="219012" calcext:value-type="float">
            <text:p>219012</text:p>
          </table:table-cell>
          <table:table-cell table:formula="of:=[.AF74]+MIN([.AF156];[.AG155])" office:value-type="float" office:value="209669" calcext:value-type="float">
            <text:p>209669</text:p>
          </table:table-cell>
          <table:table-cell table:formula="of:=[.AG74]+MIN([.AG156];[.AH155])" office:value-type="float" office:value="205574" calcext:value-type="float">
            <text:p>205574</text:p>
          </table:table-cell>
          <table:table-cell table:formula="of:=[.AH74]+MIN([.AH156];[.AI155])" office:value-type="float" office:value="204182" calcext:value-type="float">
            <text:p>204182</text:p>
          </table:table-cell>
          <table:table-cell table:formula="of:=[.AI74]+MIN([.AI156];[.AJ155])" office:value-type="float" office:value="199962" calcext:value-type="float">
            <text:p>199962</text:p>
          </table:table-cell>
          <table:table-cell table:formula="of:=[.AJ74]+MIN([.AJ156];[.AK155])" office:value-type="float" office:value="196507" calcext:value-type="float">
            <text:p>196507</text:p>
          </table:table-cell>
          <table:table-cell table:formula="of:=[.AK74]+MIN([.AK156];[.AL155])" office:value-type="float" office:value="189538" calcext:value-type="float">
            <text:p>189538</text:p>
          </table:table-cell>
          <table:table-cell table:formula="of:=[.AL74]+MIN([.AL156];[.AM155])" office:value-type="float" office:value="179891" calcext:value-type="float">
            <text:p>179891</text:p>
          </table:table-cell>
          <table:table-cell table:formula="of:=[.AM74]+MIN([.AM156];[.AN155])" office:value-type="float" office:value="178570" calcext:value-type="float">
            <text:p>178570</text:p>
          </table:table-cell>
          <table:table-cell table:formula="of:=[.AN74]+MIN([.AN156];[.AO155])" office:value-type="float" office:value="169522" calcext:value-type="float">
            <text:p>169522</text:p>
          </table:table-cell>
          <table:table-cell table:formula="of:=[.AO74]+MIN([.AO156];[.AP155])" office:value-type="float" office:value="167526" calcext:value-type="float">
            <text:p>167526</text:p>
          </table:table-cell>
          <table:table-cell table:formula="of:=[.AP74]+MIN([.AP156];[.AQ155])" office:value-type="float" office:value="165886" calcext:value-type="float">
            <text:p>165886</text:p>
          </table:table-cell>
          <table:table-cell table:formula="of:=[.AQ74]+MIN([.AQ156];[.AR155])" office:value-type="float" office:value="159260" calcext:value-type="float">
            <text:p>159260</text:p>
          </table:table-cell>
          <table:table-cell table:formula="of:=[.AR74]+MIN([.AR156];[.AS155])" office:value-type="float" office:value="157472" calcext:value-type="float">
            <text:p>157472</text:p>
          </table:table-cell>
          <table:table-cell table:formula="of:=[.AS74]+MIN([.AS156];[.AT155])" office:value-type="float" office:value="157158" calcext:value-type="float">
            <text:p>157158</text:p>
          </table:table-cell>
          <table:table-cell table:formula="of:=[.AT74]+MIN([.AT156];[.AU155])" office:value-type="float" office:value="147580" calcext:value-type="float">
            <text:p>147580</text:p>
          </table:table-cell>
          <table:table-cell table:formula="of:=[.AU74]+MIN([.AU156];[.AV155])" office:value-type="float" office:value="140950" calcext:value-type="float">
            <text:p>140950</text:p>
          </table:table-cell>
          <table:table-cell table:formula="of:=[.AV74]+MIN([.AV156];[.AW155])" office:value-type="float" office:value="138137" calcext:value-type="float">
            <text:p>138137</text:p>
          </table:table-cell>
          <table:table-cell table:formula="of:=[.AW74]+MIN([.AW156];[.AX155])" office:value-type="float" office:value="131511" calcext:value-type="float">
            <text:p>131511</text:p>
          </table:table-cell>
          <table:table-cell table:formula="of:=[.AX74]+MIN([.AX156];[.AY155])" office:value-type="float" office:value="126530" calcext:value-type="float">
            <text:p>126530</text:p>
          </table:table-cell>
          <table:table-cell table:formula="of:=[.AY74]+MIN([.AY156];[.AZ155])" office:value-type="float" office:value="116622" calcext:value-type="float">
            <text:p>116622</text:p>
          </table:table-cell>
          <table:table-cell table:formula="of:=[.AZ74]+MIN([.AZ156];[.BA155])" office:value-type="float" office:value="109598" calcext:value-type="float">
            <text:p>109598</text:p>
          </table:table-cell>
          <table:table-cell table:formula="of:=[.BA74]+MIN([.BA156];[.BB155])" office:value-type="float" office:value="105243" calcext:value-type="float">
            <text:p>105243</text:p>
          </table:table-cell>
          <table:table-cell table:formula="of:=[.BB74]+MIN([.BB156];[.BC155])" office:value-type="float" office:value="102042" calcext:value-type="float">
            <text:p>102042</text:p>
          </table:table-cell>
          <table:table-cell table:formula="of:=[.BC74]+MIN([.BC156];[.BD155])" office:value-type="float" office:value="98521" calcext:value-type="float">
            <text:p>98521</text:p>
          </table:table-cell>
          <table:table-cell table:formula="of:=[.BD74]+MIN([.BD156];[.BE155])" office:value-type="float" office:value="94657" calcext:value-type="float">
            <text:p>94657</text:p>
          </table:table-cell>
          <table:table-cell table:formula="of:=[.BE74]+MIN([.BE156];[.BF155])" office:value-type="float" office:value="91354" calcext:value-type="float">
            <text:p>91354</text:p>
          </table:table-cell>
          <table:table-cell table:formula="of:=[.BF74]+MIN([.BF156];[.BG155])" office:value-type="float" office:value="90890" calcext:value-type="float">
            <text:p>90890</text:p>
          </table:table-cell>
          <table:table-cell table:formula="of:=[.BG74]+MIN([.BG156];[.BH155])" office:value-type="float" office:value="88967" calcext:value-type="float">
            <text:p>88967</text:p>
          </table:table-cell>
          <table:table-cell table:formula="of:=[.BH74]+MIN([.BH156];[.BI155])" office:value-type="float" office:value="97045" calcext:value-type="float">
            <text:p>97045</text:p>
          </table:table-cell>
          <table:table-cell table:formula="of:=[.BI74]+MIN([.BI156];[.BJ155])" office:value-type="float" office:value="89974" calcext:value-type="float">
            <text:p>89974</text:p>
          </table:table-cell>
          <table:table-cell table:formula="of:=[.BJ74]+MIN([.BJ156];[.BK155])" office:value-type="float" office:value="92245" calcext:value-type="float">
            <text:p>92245</text:p>
          </table:table-cell>
          <table:table-cell table:formula="of:=[.BK74]+MIN([.BK156];[.BL155])" office:value-type="float" office:value="89087" calcext:value-type="float">
            <text:p>89087</text:p>
          </table:table-cell>
          <table:table-cell table:formula="of:=[.BL74]+MIN([.BL156];[.BM155])" office:value-type="float" office:value="83353" calcext:value-type="float">
            <text:p>83353</text:p>
          </table:table-cell>
          <table:table-cell table:formula="of:=[.BM74]+MIN([.BM156];[.BN155])" office:value-type="float" office:value="73979" calcext:value-type="float">
            <text:p>73979</text:p>
          </table:table-cell>
          <table:table-cell table:formula="of:=[.BN74]+MIN([.BN156];[.BO155])" office:value-type="float" office:value="72938" calcext:value-type="float">
            <text:p>72938</text:p>
          </table:table-cell>
          <table:table-cell table:formula="of:=[.BO74]+MIN([.BO156];[.BP155])" office:value-type="float" office:value="66316" calcext:value-type="float">
            <text:p>66316</text:p>
          </table:table-cell>
          <table:table-cell table:formula="of:=[.BP74]+MIN([.BP156];[.BQ155])" office:value-type="float" office:value="58641" calcext:value-type="float">
            <text:p>58641</text:p>
          </table:table-cell>
          <table:table-cell table:formula="of:=[.BQ74]+MIN([.BQ156];[.BR155])" office:value-type="float" office:value="65498" calcext:value-type="float">
            <text:p>65498</text:p>
          </table:table-cell>
          <table:table-cell table:formula="of:=[.BR74]+MIN([.BR156];[.BS155])" office:value-type="float" office:value="60258" calcext:value-type="float">
            <text:p>60258</text:p>
          </table:table-cell>
          <table:table-cell table:formula="of:=[.BS74]+MIN([.BS156];[.BT155])" office:value-type="float" office:value="59916" calcext:value-type="float">
            <text:p>59916</text:p>
          </table:table-cell>
          <table:table-cell table:formula="of:=[.BT74]+MIN([.BT156];[.BU155])" office:value-type="float" office:value="61366" calcext:value-type="float">
            <text:p>61366</text:p>
          </table:table-cell>
          <table:table-cell table:formula="of:=[.BU74]+MIN([.BU156];[.BV155])" office:value-type="float" office:value="59165" calcext:value-type="float">
            <text:p>59165</text:p>
          </table:table-cell>
          <table:table-cell table:formula="of:=[.BV74]+MIN([.BV156];[.BW155])" office:value-type="float" office:value="63324" calcext:value-type="float">
            <text:p>63324</text:p>
          </table:table-cell>
          <table:table-cell table:formula="of:=[.BW74]+MIN([.BW156];[.BX155])" office:value-type="float" office:value="58302" calcext:value-type="float">
            <text:p>58302</text:p>
          </table:table-cell>
          <table:table-cell table:formula="of:=[.BX74]+MIN([.BX156];[.BY155])" office:value-type="float" office:value="49062" calcext:value-type="float">
            <text:p>49062</text:p>
          </table:table-cell>
          <table:table-cell table:formula="of:=[.BY74]+MIN([.BY156];[.BZ155])" office:value-type="float" office:value="43667" calcext:value-type="float">
            <text:p>43667</text:p>
          </table:table-cell>
          <table:table-cell table:formula="of:=[.BZ74]+MIN([.BZ156];[.CA155])" office:value-type="float" office:value="41658" calcext:value-type="float">
            <text:p>41658</text:p>
          </table:table-cell>
          <table:table-cell table:formula="of:=[.CA74]+MIN([.CA156];[.CB155])" office:value-type="float" office:value="35348" calcext:value-type="float">
            <text:p>35348</text:p>
          </table:table-cell>
          <table:table-cell table:formula="of:=[.CB74]+[.CB156]" office:value-type="float" office:value="54466" calcext:value-type="float">
            <text:p>54466</text:p>
          </table:table-cell>
        </table:table-row>
        <table:table-row table:style-name="ro1">
          <table:table-cell table:formula="of:=[.A75]+MIN([.A157];[.B156])" office:value-type="float" office:value="365940" calcext:value-type="float">
            <text:p>365940</text:p>
          </table:table-cell>
          <table:table-cell table:formula="of:=[.B75]+MIN([.B157];[.C156])" office:value-type="float" office:value="357110" calcext:value-type="float">
            <text:p>357110</text:p>
          </table:table-cell>
          <table:table-cell table:formula="of:=[.C75]+MIN([.C157];[.D156])" office:value-type="float" office:value="353965" calcext:value-type="float">
            <text:p>353965</text:p>
          </table:table-cell>
          <table:table-cell table:formula="of:=[.D75]+MIN([.D157];[.E156])" office:value-type="float" office:value="355976" calcext:value-type="float">
            <text:p>355976</text:p>
          </table:table-cell>
          <table:table-cell table:formula="of:=[.E75]+MIN([.E157];[.F156])" office:value-type="float" office:value="346361" calcext:value-type="float">
            <text:p>346361</text:p>
          </table:table-cell>
          <table:table-cell table:formula="of:=[.F75]+MIN([.F157];[.G156])" office:value-type="float" office:value="338141" calcext:value-type="float">
            <text:p>338141</text:p>
          </table:table-cell>
          <table:table-cell table:formula="of:=[.G75]+MIN([.G157];[.H156])" office:value-type="float" office:value="332080" calcext:value-type="float">
            <text:p>332080</text:p>
          </table:table-cell>
          <table:table-cell table:formula="of:=[.H75]+MIN([.H157];[.I156])" office:value-type="float" office:value="328628" calcext:value-type="float">
            <text:p>328628</text:p>
          </table:table-cell>
          <table:table-cell table:formula="of:=[.I75]+MIN([.I157];[.J156])" office:value-type="float" office:value="325710" calcext:value-type="float">
            <text:p>325710</text:p>
          </table:table-cell>
          <table:table-cell table:formula="of:=[.J75]+MIN([.J157];[.K156])" office:value-type="float" office:value="319229" calcext:value-type="float">
            <text:p>319229</text:p>
          </table:table-cell>
          <table:table-cell table:formula="of:=[.K75]+MIN([.K157];[.L156])" office:value-type="float" office:value="309951" calcext:value-type="float">
            <text:p>309951</text:p>
          </table:table-cell>
          <table:table-cell table:formula="of:=[.L75]+MIN([.L157];[.M156])" office:value-type="float" office:value="307654" calcext:value-type="float">
            <text:p>307654</text:p>
          </table:table-cell>
          <table:table-cell table:formula="of:=[.M75]+MIN([.M157];[.N156])" office:value-type="float" office:value="304269" calcext:value-type="float">
            <text:p>304269</text:p>
          </table:table-cell>
          <table:table-cell table:formula="of:=[.N75]+MIN([.N157];[.O156])" office:value-type="float" office:value="297704" calcext:value-type="float">
            <text:p>297704</text:p>
          </table:table-cell>
          <table:table-cell table:formula="of:=[.O75]+MIN([.O157];[.P156])" office:value-type="float" office:value="290638" calcext:value-type="float">
            <text:p>290638</text:p>
          </table:table-cell>
          <table:table-cell table:formula="of:=[.P75]+MIN([.P157];[.Q156])" office:value-type="float" office:value="283322" calcext:value-type="float">
            <text:p>283322</text:p>
          </table:table-cell>
          <table:table-cell table:formula="of:=[.Q75]+MIN([.Q157];[.R156])" office:value-type="float" office:value="277640" calcext:value-type="float">
            <text:p>277640</text:p>
          </table:table-cell>
          <table:table-cell table:formula="of:=[.R75]+MIN([.R157];[.S156])" office:value-type="float" office:value="277533" calcext:value-type="float">
            <text:p>277533</text:p>
          </table:table-cell>
          <table:table-cell table:formula="of:=[.S75]+MIN([.S157];[.T156])" office:value-type="float" office:value="269887" calcext:value-type="float">
            <text:p>269887</text:p>
          </table:table-cell>
          <table:table-cell table:formula="of:=[.T75]+MIN([.T157];[.U156])" office:value-type="float" office:value="265421" calcext:value-type="float">
            <text:p>265421</text:p>
          </table:table-cell>
          <table:table-cell table:formula="of:=[.U75]+MIN([.U157];[.V156])" office:value-type="float" office:value="265353" calcext:value-type="float">
            <text:p>265353</text:p>
          </table:table-cell>
          <table:table-cell table:formula="of:=[.V75]+MIN([.V157];[.W156])" office:value-type="float" office:value="268491" calcext:value-type="float">
            <text:p>268491</text:p>
          </table:table-cell>
          <table:table-cell table:formula="of:=[.W75]+MIN([.W157];[.X156])" office:value-type="float" office:value="258888" calcext:value-type="float">
            <text:p>258888</text:p>
          </table:table-cell>
          <table:table-cell table:formula="of:=[.X75]+MIN([.X157];[.Y156])" office:value-type="float" office:value="250273" calcext:value-type="float">
            <text:p>250273</text:p>
          </table:table-cell>
          <table:table-cell table:formula="of:=[.Y75]+MIN([.Y157];[.Z156])" office:value-type="float" office:value="254549" calcext:value-type="float">
            <text:p>254549</text:p>
          </table:table-cell>
          <table:table-cell table:formula="of:=[.Z75]+MIN([.Z157];[.AA156])" office:value-type="float" office:value="247358" calcext:value-type="float">
            <text:p>247358</text:p>
          </table:table-cell>
          <table:table-cell table:formula="of:=[.AA75]+MIN([.AA157];[.AB156])" office:value-type="float" office:value="255413" calcext:value-type="float">
            <text:p>255413</text:p>
          </table:table-cell>
          <table:table-cell table:formula="of:=[.AB75]+MIN([.AB157];[.AC156])" office:value-type="float" office:value="248580" calcext:value-type="float">
            <text:p>248580</text:p>
          </table:table-cell>
          <table:table-cell table:formula="of:=[.AC75]+MIN([.AC157];[.AD156])" office:value-type="float" office:value="246020" calcext:value-type="float">
            <text:p>246020</text:p>
          </table:table-cell>
          <table:table-cell table:formula="of:=[.AD75]+MIN([.AD157];[.AE156])" office:value-type="float" office:value="245327" calcext:value-type="float">
            <text:p>245327</text:p>
          </table:table-cell>
          <table:table-cell table:formula="of:=[.AE75]+MIN([.AE157];[.AF156])" office:value-type="float" office:value="235594" calcext:value-type="float">
            <text:p>235594</text:p>
          </table:table-cell>
          <table:table-cell table:formula="of:=[.AF75]+MIN([.AF157];[.AG156])" office:value-type="float" office:value="231426" calcext:value-type="float">
            <text:p>231426</text:p>
          </table:table-cell>
          <table:table-cell table:formula="of:=[.AG75]+MIN([.AG157];[.AH156])" office:value-type="float" office:value="233869" calcext:value-type="float">
            <text:p>233869</text:p>
          </table:table-cell>
          <table:table-cell table:formula="of:=[.AH75]+MIN([.AH157];[.AI156])" office:value-type="float" office:value="224742" calcext:value-type="float">
            <text:p>224742</text:p>
          </table:table-cell>
          <table:table-cell table:formula="of:=[.AI75]+MIN([.AI157];[.AJ156])" office:value-type="float" office:value="215205" calcext:value-type="float">
            <text:p>215205</text:p>
          </table:table-cell>
          <table:table-cell table:formula="of:=[.AJ75]+MIN([.AJ157];[.AK156])" office:value-type="float" office:value="213280" calcext:value-type="float">
            <text:p>213280</text:p>
          </table:table-cell>
          <table:table-cell table:formula="of:=[.AK75]+MIN([.AK157];[.AL156])" office:value-type="float" office:value="204993" calcext:value-type="float">
            <text:p>204993</text:p>
          </table:table-cell>
          <table:table-cell table:formula="of:=[.AL75]+MIN([.AL157];[.AM156])" office:value-type="float" office:value="199485" calcext:value-type="float">
            <text:p>199485</text:p>
          </table:table-cell>
          <table:table-cell table:formula="of:=[.AM75]+MIN([.AM157];[.AN156])" office:value-type="float" office:value="195188" calcext:value-type="float">
            <text:p>195188</text:p>
          </table:table-cell>
          <table:table-cell table:formula="of:=[.AN75]+MIN([.AN157];[.AO156])" office:value-type="float" office:value="186736" calcext:value-type="float">
            <text:p>186736</text:p>
          </table:table-cell>
          <table:table-cell table:formula="of:=[.AO75]+MIN([.AO157];[.AP156])" office:value-type="float" office:value="177941" calcext:value-type="float">
            <text:p>177941</text:p>
          </table:table-cell>
          <table:table-cell table:formula="of:=[.AP75]+MIN([.AP157];[.AQ156])" office:value-type="float" office:value="171728" calcext:value-type="float">
            <text:p>171728</text:p>
          </table:table-cell>
          <table:table-cell table:formula="of:=[.AQ75]+MIN([.AQ157];[.AR156])" office:value-type="float" office:value="163734" calcext:value-type="float">
            <text:p>163734</text:p>
          </table:table-cell>
          <table:table-cell table:formula="of:=[.AR75]+MIN([.AR157];[.AS156])" office:value-type="float" office:value="161314" calcext:value-type="float">
            <text:p>161314</text:p>
          </table:table-cell>
          <table:table-cell table:formula="of:=[.AS75]+MIN([.AS157];[.AT156])" office:value-type="float" office:value="157106" calcext:value-type="float">
            <text:p>157106</text:p>
          </table:table-cell>
          <table:table-cell table:formula="of:=[.AT75]+MIN([.AT157];[.AU156])" office:value-type="float" office:value="157615" calcext:value-type="float">
            <text:p>157615</text:p>
          </table:table-cell>
          <table:table-cell table:formula="of:=[.AU75]+MIN([.AU157];[.AV156])" office:value-type="float" office:value="156754" calcext:value-type="float">
            <text:p>156754</text:p>
          </table:table-cell>
          <table:table-cell table:formula="of:=[.AV75]+MIN([.AV157];[.AW156])" office:value-type="float" office:value="148152" calcext:value-type="float">
            <text:p>148152</text:p>
          </table:table-cell>
          <table:table-cell table:formula="of:=[.AW75]+MIN([.AW157];[.AX156])" office:value-type="float" office:value="139822" calcext:value-type="float">
            <text:p>139822</text:p>
          </table:table-cell>
          <table:table-cell table:formula="of:=[.AX75]+MIN([.AX157];[.AY156])" office:value-type="float" office:value="137171" calcext:value-type="float">
            <text:p>137171</text:p>
          </table:table-cell>
          <table:table-cell table:formula="of:=[.AY75]+MIN([.AY157];[.AZ156])" office:value-type="float" office:value="128624" calcext:value-type="float">
            <text:p>128624</text:p>
          </table:table-cell>
          <table:table-cell table:formula="of:=[.AZ75]+MIN([.AZ157];[.BA156])" office:value-type="float" office:value="122468" calcext:value-type="float">
            <text:p>122468</text:p>
          </table:table-cell>
          <table:table-cell table:formula="of:=[.BA75]+MIN([.BA157];[.BB156])" office:value-type="float" office:value="120656" calcext:value-type="float">
            <text:p>120656</text:p>
          </table:table-cell>
          <table:table-cell table:formula="of:=[.BB75]+MIN([.BB157];[.BC156])" office:value-type="float" office:value="120772" calcext:value-type="float">
            <text:p>120772</text:p>
          </table:table-cell>
          <table:table-cell table:formula="of:=[.BC75]+MIN([.BC157];[.BD156])" office:value-type="float" office:value="116002" calcext:value-type="float">
            <text:p>116002</text:p>
          </table:table-cell>
          <table:table-cell table:formula="of:=[.BD75]+MIN([.BD157];[.BE156])" office:value-type="float" office:value="106595" calcext:value-type="float">
            <text:p>106595</text:p>
          </table:table-cell>
          <table:table-cell table:formula="of:=[.BE75]+MIN([.BE157];[.BF156])" office:value-type="float" office:value="96791" calcext:value-type="float">
            <text:p>96791</text:p>
          </table:table-cell>
          <table:table-cell table:formula="of:=[.BF75]+MIN([.BF157];[.BG156])" office:value-type="float" office:value="95238" calcext:value-type="float">
            <text:p>95238</text:p>
          </table:table-cell>
          <table:table-cell table:formula="of:=[.BG75]+MIN([.BG157];[.BH156])" office:value-type="float" office:value="88372" calcext:value-type="float">
            <text:p>88372</text:p>
          </table:table-cell>
          <table:table-cell table:formula="of:=[.BH75]+MIN([.BH157];[.BI156])" office:value-type="float" office:value="87244" calcext:value-type="float">
            <text:p>87244</text:p>
          </table:table-cell>
          <table:table-cell table:formula="of:=[.BI75]+MIN([.BI157];[.BJ156])" office:value-type="float" office:value="86583" calcext:value-type="float">
            <text:p>86583</text:p>
          </table:table-cell>
          <table:table-cell table:formula="of:=[.BJ75]+MIN([.BJ157];[.BK156])" office:value-type="float" office:value="83879" calcext:value-type="float">
            <text:p>83879</text:p>
          </table:table-cell>
          <table:table-cell table:formula="of:=[.BK75]+MIN([.BK157];[.BL156])" office:value-type="float" office:value="81003" calcext:value-type="float">
            <text:p>81003</text:p>
          </table:table-cell>
          <table:table-cell table:formula="of:=[.BL75]+MIN([.BL157];[.BM156])" office:value-type="float" office:value="78164" calcext:value-type="float">
            <text:p>78164</text:p>
          </table:table-cell>
          <table:table-cell table:formula="of:=[.BM75]+MIN([.BM157];[.BN156])" office:value-type="float" office:value="74066" calcext:value-type="float">
            <text:p>74066</text:p>
          </table:table-cell>
          <table:table-cell table:formula="of:=[.BN75]+MIN([.BN157];[.BO156])" office:value-type="float" office:value="64131" calcext:value-type="float">
            <text:p>64131</text:p>
          </table:table-cell>
          <table:table-cell table:formula="of:=[.BO75]+MIN([.BO157];[.BP156])" office:value-type="float" office:value="57231" calcext:value-type="float">
            <text:p>57231</text:p>
          </table:table-cell>
          <table:table-cell table:formula="of:=[.BP75]+MIN([.BP157];[.BQ156])" office:value-type="float" office:value="56749" calcext:value-type="float">
            <text:p>56749</text:p>
          </table:table-cell>
          <table:table-cell table:formula="of:=[.BQ75]+MIN([.BQ157];[.BR156])" office:value-type="float" office:value="56067" calcext:value-type="float">
            <text:p>56067</text:p>
          </table:table-cell>
          <table:table-cell table:formula="of:=[.BR75]+MIN([.BR157];[.BS156])" office:value-type="float" office:value="51941" calcext:value-type="float">
            <text:p>51941</text:p>
          </table:table-cell>
          <table:table-cell table:formula="of:=[.BS75]+MIN([.BS157];[.BT156])" office:value-type="float" office:value="50900" calcext:value-type="float">
            <text:p>50900</text:p>
          </table:table-cell>
          <table:table-cell table:formula="of:=[.BT75]+MIN([.BT157];[.BU156])" office:value-type="float" office:value="52145" calcext:value-type="float">
            <text:p>52145</text:p>
          </table:table-cell>
          <table:table-cell table:formula="of:=[.BU75]+MIN([.BU157];[.BV156])" office:value-type="float" office:value="50591" calcext:value-type="float">
            <text:p>50591</text:p>
          </table:table-cell>
          <table:table-cell table:formula="of:=[.BV75]+MIN([.BV157];[.BW156])" office:value-type="float" office:value="53343" calcext:value-type="float">
            <text:p>53343</text:p>
          </table:table-cell>
          <table:table-cell table:formula="of:=[.BW75]+MIN([.BW157];[.BX156])" office:value-type="float" office:value="54654" calcext:value-type="float">
            <text:p>54654</text:p>
          </table:table-cell>
          <table:table-cell table:formula="of:=[.BX75]+MIN([.BX157];[.BY156])" office:value-type="float" office:value="47128" calcext:value-type="float">
            <text:p>47128</text:p>
          </table:table-cell>
          <table:table-cell table:formula="of:=[.BY75]+MIN([.BY157];[.BZ156])" office:value-type="float" office:value="44546" calcext:value-type="float">
            <text:p>44546</text:p>
          </table:table-cell>
          <table:table-cell table:formula="of:=[.BZ75]+MIN([.BZ157];[.CA156])" office:value-type="float" office:value="40219" calcext:value-type="float">
            <text:p>40219</text:p>
          </table:table-cell>
          <table:table-cell table:formula="of:=[.CA75]+MIN([.CA157];[.CB156])" office:value-type="float" office:value="32494" calcext:value-type="float">
            <text:p>32494</text:p>
          </table:table-cell>
          <table:table-cell table:formula="of:=[.CB75]+[.CB157]" office:value-type="float" office:value="45211" calcext:value-type="float">
            <text:p>45211</text:p>
          </table:table-cell>
        </table:table-row>
        <table:table-row table:style-name="ro1">
          <table:table-cell table:formula="of:=[.A76]+MIN([.A158];[.B157])" office:value-type="float" office:value="363066" calcext:value-type="float">
            <text:p>363066</text:p>
          </table:table-cell>
          <table:table-cell table:formula="of:=[.B76]+MIN([.B158];[.C157])" office:value-type="float" office:value="360328" calcext:value-type="float">
            <text:p>360328</text:p>
          </table:table-cell>
          <table:table-cell table:formula="of:=[.C76]+MIN([.C158];[.D157])" office:value-type="float" office:value="351005" calcext:value-type="float">
            <text:p>351005</text:p>
          </table:table-cell>
          <table:table-cell table:formula="of:=[.D76]+MIN([.D158];[.E157])" office:value-type="float" office:value="350284" calcext:value-type="float">
            <text:p>350284</text:p>
          </table:table-cell>
          <table:table-cell table:formula="of:=[.E76]+MIN([.E158];[.F157])" office:value-type="float" office:value="342850" calcext:value-type="float">
            <text:p>342850</text:p>
          </table:table-cell>
          <table:table-cell table:formula="of:=[.F76]+MIN([.F158];[.G157])" office:value-type="float" office:value="341397" calcext:value-type="float">
            <text:p>341397</text:p>
          </table:table-cell>
          <table:table-cell table:formula="of:=[.G76]+MIN([.G158];[.H157])" office:value-type="float" office:value="335103" calcext:value-type="float">
            <text:p>335103</text:p>
          </table:table-cell>
          <table:table-cell table:formula="of:=[.H76]+MIN([.H158];[.I157])" office:value-type="float" office:value="332146" calcext:value-type="float">
            <text:p>332146</text:p>
          </table:table-cell>
          <table:table-cell table:formula="of:=[.I76]+MIN([.I158];[.J157])" office:value-type="float" office:value="328360" calcext:value-type="float">
            <text:p>328360</text:p>
          </table:table-cell>
          <table:table-cell table:formula="of:=[.J76]+MIN([.J158];[.K157])" office:value-type="float" office:value="322638" calcext:value-type="float">
            <text:p>322638</text:p>
          </table:table-cell>
          <table:table-cell table:formula="of:=[.K76]+MIN([.K158];[.L157])" office:value-type="float" office:value="316619" calcext:value-type="float">
            <text:p>316619</text:p>
          </table:table-cell>
          <table:table-cell table:formula="of:=[.L76]+MIN([.L158];[.M157])" office:value-type="float" office:value="307934" calcext:value-type="float">
            <text:p>307934</text:p>
          </table:table-cell>
          <table:table-cell table:formula="of:=[.M76]+MIN([.M158];[.N157])" office:value-type="float" office:value="303548" calcext:value-type="float">
            <text:p>303548</text:p>
          </table:table-cell>
          <table:table-cell table:formula="of:=[.N76]+MIN([.N158];[.O157])" office:value-type="float" office:value="300482" calcext:value-type="float">
            <text:p>300482</text:p>
          </table:table-cell>
          <table:table-cell table:formula="of:=[.O76]+MIN([.O158];[.P157])" office:value-type="float" office:value="291425" calcext:value-type="float">
            <text:p>291425</text:p>
          </table:table-cell>
          <table:table-cell table:formula="of:=[.P76]+MIN([.P158];[.Q157])" office:value-type="float" office:value="284565" calcext:value-type="float">
            <text:p>284565</text:p>
          </table:table-cell>
          <table:table-cell table:formula="of:=[.Q76]+MIN([.Q158];[.R157])" office:value-type="float" office:value="284066" calcext:value-type="float">
            <text:p>284066</text:p>
          </table:table-cell>
          <table:table-cell table:formula="of:=[.R76]+MIN([.R158];[.S157])" office:value-type="float" office:value="278751" calcext:value-type="float">
            <text:p>278751</text:p>
          </table:table-cell>
          <table:table-cell table:formula="of:=[.S76]+MIN([.S158];[.T157])" office:value-type="float" office:value="275706" calcext:value-type="float">
            <text:p>275706</text:p>
          </table:table-cell>
          <table:table-cell table:formula="of:=[.T76]+MIN([.T158];[.U157])" office:value-type="float" office:value="270512" calcext:value-type="float">
            <text:p>270512</text:p>
          </table:table-cell>
          <table:table-cell table:formula="of:=[.U76]+MIN([.U158];[.V157])" office:value-type="float" office:value="263401" calcext:value-type="float">
            <text:p>263401</text:p>
          </table:table-cell>
          <table:table-cell table:formula="of:=[.V76]+MIN([.V158];[.W157])" office:value-type="float" office:value="260264" calcext:value-type="float">
            <text:p>260264</text:p>
          </table:table-cell>
          <table:table-cell table:formula="of:=[.W76]+MIN([.W158];[.X157])" office:value-type="float" office:value="251160" calcext:value-type="float">
            <text:p>251160</text:p>
          </table:table-cell>
          <table:table-cell table:formula="of:=[.X76]+MIN([.X158];[.Y157])" office:value-type="float" office:value="250219" calcext:value-type="float">
            <text:p>250219</text:p>
          </table:table-cell>
          <table:table-cell table:formula="of:=[.Y76]+MIN([.Y158];[.Z157])" office:value-type="float" office:value="249633" calcext:value-type="float">
            <text:p>249633</text:p>
          </table:table-cell>
          <table:table-cell table:formula="of:=[.Z76]+MIN([.Z158];[.AA157])" office:value-type="float" office:value="246567" calcext:value-type="float">
            <text:p>246567</text:p>
          </table:table-cell>
          <table:table-cell table:formula="of:=[.AA76]+MIN([.AA158];[.AB157])" office:value-type="float" office:value="249911" calcext:value-type="float">
            <text:p>249911</text:p>
          </table:table-cell>
          <table:table-cell table:formula="of:=[.AB76]+MIN([.AB158];[.AC157])" office:value-type="float" office:value="247983" calcext:value-type="float">
            <text:p>247983</text:p>
          </table:table-cell>
          <table:table-cell table:formula="of:=[.AC76]+MIN([.AC158];[.AD157])" office:value-type="float" office:value="245648" calcext:value-type="float">
            <text:p>245648</text:p>
          </table:table-cell>
          <table:table-cell table:formula="of:=[.AD76]+MIN([.AD158];[.AE157])" office:value-type="float" office:value="238834" calcext:value-type="float">
            <text:p>238834</text:p>
          </table:table-cell>
          <table:table-cell table:formula="of:=[.AE76]+MIN([.AE158];[.AF157])" office:value-type="float" office:value="234439" calcext:value-type="float">
            <text:p>234439</text:p>
          </table:table-cell>
          <table:table-cell table:formula="of:=[.AF76]+MIN([.AF158];[.AG157])" office:value-type="float" office:value="230856" calcext:value-type="float">
            <text:p>230856</text:p>
          </table:table-cell>
          <table:table-cell table:formula="of:=[.AG76]+MIN([.AG158];[.AH157])" office:value-type="float" office:value="226959" calcext:value-type="float">
            <text:p>226959</text:p>
          </table:table-cell>
          <table:table-cell table:formula="of:=[.AH76]+MIN([.AH158];[.AI157])" office:value-type="float" office:value="222531" calcext:value-type="float">
            <text:p>222531</text:p>
          </table:table-cell>
          <table:table-cell table:formula="of:=[.AI76]+MIN([.AI158];[.AJ157])" office:value-type="float" office:value="216137" calcext:value-type="float">
            <text:p>216137</text:p>
          </table:table-cell>
          <table:table-cell table:formula="of:=[.AJ76]+MIN([.AJ158];[.AK157])" office:value-type="float" office:value="211416" calcext:value-type="float">
            <text:p>211416</text:p>
          </table:table-cell>
          <table:table-cell table:formula="of:=[.AK76]+MIN([.AK158];[.AL157])" office:value-type="float" office:value="204167" calcext:value-type="float">
            <text:p>204167</text:p>
          </table:table-cell>
          <table:table-cell table:formula="of:=[.AL76]+MIN([.AL158];[.AM157])" office:value-type="float" office:value="197608" calcext:value-type="float">
            <text:p>197608</text:p>
          </table:table-cell>
          <table:table-cell table:formula="of:=[.AM76]+MIN([.AM158];[.AN157])" office:value-type="float" office:value="190284" calcext:value-type="float">
            <text:p>190284</text:p>
          </table:table-cell>
          <table:table-cell table:formula="of:=[.AN76]+MIN([.AN158];[.AO157])" office:value-type="float" office:value="189459" calcext:value-type="float">
            <text:p>189459</text:p>
          </table:table-cell>
          <table:table-cell table:formula="of:=[.AO76]+MIN([.AO158];[.AP157])" office:value-type="float" office:value="182148" calcext:value-type="float">
            <text:p>182148</text:p>
          </table:table-cell>
          <table:table-cell table:formula="of:=[.AP76]+MIN([.AP158];[.AQ157])" office:value-type="float" office:value="178388" calcext:value-type="float">
            <text:p>178388</text:p>
          </table:table-cell>
          <table:table-cell table:formula="of:=[.AQ76]+MIN([.AQ158];[.AR157])" office:value-type="float" office:value="172324" calcext:value-type="float">
            <text:p>172324</text:p>
          </table:table-cell>
          <table:table-cell table:formula="of:=[.AR76]+MIN([.AR158];[.AS157])" office:value-type="float" office:value="166254" calcext:value-type="float">
            <text:p>166254</text:p>
          </table:table-cell>
          <table:table-cell table:formula="of:=[.AS76]+MIN([.AS158];[.AT157])" office:value-type="float" office:value="156582" calcext:value-type="float">
            <text:p>156582</text:p>
          </table:table-cell>
          <table:table-cell table:formula="of:=[.AT76]+MIN([.AT158];[.AU157])" office:value-type="float" office:value="151700" calcext:value-type="float">
            <text:p>151700</text:p>
          </table:table-cell>
          <table:table-cell table:formula="of:=[.AU76]+MIN([.AU158];[.AV157])" office:value-type="float" office:value="151116" calcext:value-type="float">
            <text:p>151116</text:p>
          </table:table-cell>
          <table:table-cell table:formula="of:=[.AV76]+MIN([.AV158];[.AW157])" office:value-type="float" office:value="149751" calcext:value-type="float">
            <text:p>149751</text:p>
          </table:table-cell>
          <table:table-cell table:formula="of:=[.AW76]+MIN([.AW158];[.AX157])" office:value-type="float" office:value="140012" calcext:value-type="float">
            <text:p>140012</text:p>
          </table:table-cell>
          <table:table-cell table:formula="of:=[.AX76]+MIN([.AX158];[.AY157])" office:value-type="float" office:value="130681" calcext:value-type="float">
            <text:p>130681</text:p>
          </table:table-cell>
          <table:table-cell table:formula="of:=[.AY76]+MIN([.AY158];[.AZ157])" office:value-type="float" office:value="124898" calcext:value-type="float">
            <text:p>124898</text:p>
          </table:table-cell>
          <table:table-cell table:formula="of:=[.AZ76]+MIN([.AZ158];[.BA157])" office:value-type="float" office:value="122274" calcext:value-type="float">
            <text:p>122274</text:p>
          </table:table-cell>
          <table:table-cell table:formula="of:=[.BA76]+MIN([.BA158];[.BB157])" office:value-type="float" office:value="114385" calcext:value-type="float">
            <text:p>114385</text:p>
          </table:table-cell>
          <table:table-cell table:formula="of:=[.BB76]+MIN([.BB158];[.BC157])" office:value-type="float" office:value="112781" calcext:value-type="float">
            <text:p>112781</text:p>
          </table:table-cell>
          <table:table-cell table:formula="of:=[.BC76]+MIN([.BC158];[.BD157])" office:value-type="float" office:value="111478" calcext:value-type="float">
            <text:p>111478</text:p>
          </table:table-cell>
          <table:table-cell table:formula="of:=[.BD76]+MIN([.BD158];[.BE157])" office:value-type="float" office:value="109923" calcext:value-type="float">
            <text:p>109923</text:p>
          </table:table-cell>
          <table:table-cell table:formula="of:=[.BE76]+MIN([.BE158];[.BF157])" office:value-type="float" office:value="102798" calcext:value-type="float">
            <text:p>102798</text:p>
          </table:table-cell>
          <table:table-cell table:formula="of:=[.BF76]+MIN([.BF158];[.BG157])" office:value-type="float" office:value="94486" calcext:value-type="float">
            <text:p>94486</text:p>
          </table:table-cell>
          <table:table-cell table:formula="of:=[.BG76]+MIN([.BG158];[.BH157])" office:value-type="float" office:value="94061" calcext:value-type="float">
            <text:p>94061</text:p>
          </table:table-cell>
          <table:table-cell table:formula="of:=[.BH76]+MIN([.BH158];[.BI157])" office:value-type="float" office:value="85125" calcext:value-type="float">
            <text:p>85125</text:p>
          </table:table-cell>
          <table:table-cell table:formula="of:=[.BI76]+MIN([.BI158];[.BJ157])" office:value-type="float" office:value="81892" calcext:value-type="float">
            <text:p>81892</text:p>
          </table:table-cell>
          <table:table-cell table:formula="of:=[.BJ76]+MIN([.BJ158];[.BK157])" office:value-type="float" office:value="74168" calcext:value-type="float">
            <text:p>74168</text:p>
          </table:table-cell>
          <table:table-cell table:formula="of:=[.BK76]+MIN([.BK158];[.BL157])" office:value-type="float" office:value="72688" calcext:value-type="float">
            <text:p>72688</text:p>
          </table:table-cell>
          <table:table-cell table:formula="of:=[.BL76]+MIN([.BL158];[.BM157])" office:value-type="float" office:value="72285" calcext:value-type="float">
            <text:p>72285</text:p>
          </table:table-cell>
          <table:table-cell table:formula="of:=[.BM76]+MIN([.BM158];[.BN157])" office:value-type="float" office:value="64845" calcext:value-type="float">
            <text:p>64845</text:p>
          </table:table-cell>
          <table:table-cell table:formula="of:=[.BN76]+MIN([.BN158];[.BO157])" office:value-type="float" office:value="63061" calcext:value-type="float">
            <text:p>63061</text:p>
          </table:table-cell>
          <table:table-cell table:formula="of:=[.BO76]+MIN([.BO158];[.BP157])" office:value-type="float" office:value="61307" calcext:value-type="float">
            <text:p>61307</text:p>
          </table:table-cell>
          <table:table-cell table:formula="of:=[.BP76]+MIN([.BP158];[.BQ157])" office:value-type="float" office:value="56586" calcext:value-type="float">
            <text:p>56586</text:p>
          </table:table-cell>
          <table:table-cell table:formula="of:=[.BQ76]+MIN([.BQ158];[.BR157])" office:value-type="float" office:value="55017" calcext:value-type="float">
            <text:p>55017</text:p>
          </table:table-cell>
          <table:table-cell table:formula="of:=[.BR76]+MIN([.BR158];[.BS157])" office:value-type="float" office:value="54365" calcext:value-type="float">
            <text:p>54365</text:p>
          </table:table-cell>
          <table:table-cell table:formula="of:=[.BS76]+MIN([.BS158];[.BT157])" office:value-type="float" office:value="50472" calcext:value-type="float">
            <text:p>50472</text:p>
          </table:table-cell>
          <table:table-cell table:formula="of:=[.BT76]+MIN([.BT158];[.BU157])" office:value-type="float" office:value="45898" calcext:value-type="float">
            <text:p>45898</text:p>
          </table:table-cell>
          <table:table-cell table:formula="of:=[.BU76]+MIN([.BU158];[.BV157])" office:value-type="float" office:value="46871" calcext:value-type="float">
            <text:p>46871</text:p>
          </table:table-cell>
          <table:table-cell table:formula="of:=[.BV76]+MIN([.BV158];[.BW157])" office:value-type="float" office:value="47461" calcext:value-type="float">
            <text:p>47461</text:p>
          </table:table-cell>
          <table:table-cell table:formula="of:=[.BW76]+MIN([.BW158];[.BX157])" office:value-type="float" office:value="51087" calcext:value-type="float">
            <text:p>51087</text:p>
          </table:table-cell>
          <table:table-cell table:formula="of:=[.BX76]+MIN([.BX158];[.BY157])" office:value-type="float" office:value="46465" calcext:value-type="float">
            <text:p>46465</text:p>
          </table:table-cell>
          <table:table-cell table:formula="of:=[.BY76]+MIN([.BY158];[.BZ157])" office:value-type="float" office:value="44631" calcext:value-type="float">
            <text:p>44631</text:p>
          </table:table-cell>
          <table:table-cell table:formula="of:=[.BZ76]+MIN([.BZ158];[.CA157])" office:value-type="float" office:value="36092" calcext:value-type="float">
            <text:p>36092</text:p>
          </table:table-cell>
          <table:table-cell table:formula="of:=[.CA76]+MIN([.CA158];[.CB157])" office:value-type="float" office:value="28991" calcext:value-type="float">
            <text:p>28991</text:p>
          </table:table-cell>
          <table:table-cell table:formula="of:=[.CB76]+[.CB158]" office:value-type="float" office:value="42580" calcext:value-type="float">
            <text:p>42580</text:p>
          </table:table-cell>
        </table:table-row>
        <table:table-row table:style-name="ro1">
          <table:table-cell table:formula="of:=[.A77]+MIN([.A159];[.B158])" office:value-type="float" office:value="377335" calcext:value-type="float">
            <text:p>377335</text:p>
          </table:table-cell>
          <table:table-cell table:formula="of:=[.B77]+MIN([.B159];[.C158])" office:value-type="float" office:value="371291" calcext:value-type="float">
            <text:p>371291</text:p>
          </table:table-cell>
          <table:table-cell table:formula="of:=[.C77]+MIN([.C159];[.D158])" office:value-type="float" office:value="368363" calcext:value-type="float">
            <text:p>368363</text:p>
          </table:table-cell>
          <table:table-cell table:formula="of:=[.D77]+MIN([.D159];[.E158])" office:value-type="float" office:value="359031" calcext:value-type="float">
            <text:p>359031</text:p>
          </table:table-cell>
          <table:table-cell table:formula="of:=[.E77]+MIN([.E159];[.F158])" office:value-type="float" office:value="355703" calcext:value-type="float">
            <text:p>355703</text:p>
          </table:table-cell>
          <table:table-cell table:formula="of:=[.F77]+MIN([.F159];[.G158])" office:value-type="float" office:value="347115" calcext:value-type="float">
            <text:p>347115</text:p>
          </table:table-cell>
          <table:table-cell table:formula="of:=[.G77]+MIN([.G159];[.H158])" office:value-type="float" office:value="346668" calcext:value-type="float">
            <text:p>346668</text:p>
          </table:table-cell>
          <table:table-cell table:formula="of:=[.H77]+MIN([.H159];[.I158])" office:value-type="float" office:value="342838" calcext:value-type="float">
            <text:p>342838</text:p>
          </table:table-cell>
          <table:table-cell table:formula="of:=[.I77]+MIN([.I159];[.J158])" office:value-type="float" office:value="341662" calcext:value-type="float">
            <text:p>341662</text:p>
          </table:table-cell>
          <table:table-cell table:formula="of:=[.J77]+MIN([.J159];[.K158])" office:value-type="float" office:value="338139" calcext:value-type="float">
            <text:p>338139</text:p>
          </table:table-cell>
          <table:table-cell table:formula="of:=[.K77]+MIN([.K159];[.L158])" office:value-type="float" office:value="341576" calcext:value-type="float">
            <text:p>341576</text:p>
          </table:table-cell>
          <table:table-cell table:formula="of:=[.L77]+MIN([.L159];[.M158])" office:value-type="float" office:value="333211" calcext:value-type="float">
            <text:p>333211</text:p>
          </table:table-cell>
          <table:table-cell table:formula="of:=[.M77]+MIN([.M159];[.N158])" office:value-type="float" office:value="327075" calcext:value-type="float">
            <text:p>327075</text:p>
          </table:table-cell>
          <table:table-cell table:formula="of:=[.N77]+MIN([.N159];[.O158])" office:value-type="float" office:value="322889" calcext:value-type="float">
            <text:p>322889</text:p>
          </table:table-cell>
          <table:table-cell table:formula="of:=[.O77]+MIN([.O159];[.P158])" office:value-type="float" office:value="314628" calcext:value-type="float">
            <text:p>314628</text:p>
          </table:table-cell>
          <table:table-cell table:formula="of:=[.P77]+MIN([.P159];[.Q158])" office:value-type="float" office:value="309585" calcext:value-type="float">
            <text:p>309585</text:p>
          </table:table-cell>
          <table:table-cell table:formula="of:=[.Q77]+MIN([.Q159];[.R158])" office:value-type="float" office:value="301010" calcext:value-type="float">
            <text:p>301010</text:p>
          </table:table-cell>
          <table:table-cell table:formula="of:=[.R77]+MIN([.R159];[.S158])" office:value-type="float" office:value="292141" calcext:value-type="float">
            <text:p>292141</text:p>
          </table:table-cell>
          <table:table-cell table:formula="of:=[.S77]+MIN([.S159];[.T158])" office:value-type="float" office:value="283110" calcext:value-type="float">
            <text:p>283110</text:p>
          </table:table-cell>
          <table:table-cell table:formula="of:=[.T77]+MIN([.T159];[.U158])" office:value-type="float" office:value="275830" calcext:value-type="float">
            <text:p>275830</text:p>
          </table:table-cell>
          <table:table-cell table:formula="of:=[.U77]+MIN([.U159];[.V158])" office:value-type="float" office:value="275124" calcext:value-type="float">
            <text:p>275124</text:p>
          </table:table-cell>
          <table:table-cell table:formula="of:=[.V77]+MIN([.V159];[.W158])" office:value-type="float" office:value="272330" calcext:value-type="float">
            <text:p>272330</text:p>
          </table:table-cell>
          <table:table-cell table:formula="of:=[.W77]+MIN([.W159];[.X158])" office:value-type="float" office:value="263516" calcext:value-type="float">
            <text:p>263516</text:p>
          </table:table-cell>
          <table:table-cell table:formula="of:=[.X77]+MIN([.X159];[.Y158])" office:value-type="float" office:value="257749" calcext:value-type="float">
            <text:p>257749</text:p>
          </table:table-cell>
          <table:table-cell table:formula="of:=[.Y77]+MIN([.Y159];[.Z158])" office:value-type="float" office:value="253508" calcext:value-type="float">
            <text:p>253508</text:p>
          </table:table-cell>
          <table:table-cell table:formula="of:=[.Z77]+MIN([.Z159];[.AA158])" office:value-type="float" office:value="245812" calcext:value-type="float">
            <text:p>245812</text:p>
          </table:table-cell>
          <table:table-cell table:formula="of:=[.AA77]+MIN([.AA159];[.AB158])" office:value-type="float" office:value="245734" calcext:value-type="float">
            <text:p>245734</text:p>
          </table:table-cell>
          <table:table-cell table:formula="of:=[.AB77]+MIN([.AB159];[.AC158])" office:value-type="float" office:value="239164" calcext:value-type="float">
            <text:p>239164</text:p>
          </table:table-cell>
          <table:table-cell table:formula="of:=[.AC77]+MIN([.AC159];[.AD158])" office:value-type="float" office:value="238608" calcext:value-type="float">
            <text:p>238608</text:p>
          </table:table-cell>
          <table:table-cell table:formula="of:=[.AD77]+MIN([.AD159];[.AE158])" office:value-type="float" office:value="233525" calcext:value-type="float">
            <text:p>233525</text:p>
          </table:table-cell>
          <table:table-cell table:formula="of:=[.AE77]+MIN([.AE159];[.AF158])" office:value-type="float" office:value="232099" calcext:value-type="float">
            <text:p>232099</text:p>
          </table:table-cell>
          <table:table-cell table:formula="of:=[.AF77]+MIN([.AF159];[.AG158])" office:value-type="float" office:value="227597" calcext:value-type="float">
            <text:p>227597</text:p>
          </table:table-cell>
          <table:table-cell table:formula="of:=[.AG77]+MIN([.AG159];[.AH158])" office:value-type="float" office:value="224261" calcext:value-type="float">
            <text:p>224261</text:p>
          </table:table-cell>
          <table:table-cell table:formula="of:=[.AH77]+MIN([.AH159];[.AI158])" office:value-type="float" office:value="214743" calcext:value-type="float">
            <text:p>214743</text:p>
          </table:table-cell>
          <table:table-cell table:formula="of:=[.AI77]+MIN([.AI159];[.AJ158])" office:value-type="float" office:value="212451" calcext:value-type="float">
            <text:p>212451</text:p>
          </table:table-cell>
          <table:table-cell table:formula="of:=[.AJ77]+MIN([.AJ159];[.AK158])" office:value-type="float" office:value="210566" calcext:value-type="float">
            <text:p>210566</text:p>
          </table:table-cell>
          <table:table-cell table:formula="of:=[.AK77]+MIN([.AK159];[.AL158])" office:value-type="float" office:value="209838" calcext:value-type="float">
            <text:p>209838</text:p>
          </table:table-cell>
          <table:table-cell table:formula="of:=[.AL77]+MIN([.AL159];[.AM158])" office:value-type="float" office:value="207892" calcext:value-type="float">
            <text:p>207892</text:p>
          </table:table-cell>
          <table:table-cell table:formula="of:=[.AM77]+MIN([.AM159];[.AN158])" office:value-type="float" office:value="203209" calcext:value-type="float">
            <text:p>203209</text:p>
          </table:table-cell>
          <table:table-cell table:formula="of:=[.AN77]+MIN([.AN159];[.AO158])" office:value-type="float" office:value="193878" calcext:value-type="float">
            <text:p>193878</text:p>
          </table:table-cell>
          <table:table-cell table:formula="of:=[.AO77]+MIN([.AO159];[.AP158])" office:value-type="float" office:value="185827" calcext:value-type="float">
            <text:p>185827</text:p>
          </table:table-cell>
          <table:table-cell table:formula="of:=[.AP77]+MIN([.AP159];[.AQ158])" office:value-type="float" office:value="184291" calcext:value-type="float">
            <text:p>184291</text:p>
          </table:table-cell>
          <table:table-cell table:formula="of:=[.AQ77]+MIN([.AQ159];[.AR158])" office:value-type="float" office:value="183380" calcext:value-type="float">
            <text:p>183380</text:p>
          </table:table-cell>
          <table:table-cell table:formula="of:=[.AR77]+MIN([.AR159];[.AS158])" office:value-type="float" office:value="174352" calcext:value-type="float">
            <text:p>174352</text:p>
          </table:table-cell>
          <table:table-cell table:formula="of:=[.AS77]+MIN([.AS159];[.AT158])" office:value-type="float" office:value="166512" calcext:value-type="float">
            <text:p>166512</text:p>
          </table:table-cell>
          <table:table-cell table:formula="of:=[.AT77]+MIN([.AT159];[.AU158])" office:value-type="float" office:value="157257" calcext:value-type="float">
            <text:p>157257</text:p>
          </table:table-cell>
          <table:table-cell table:formula="of:=[.AU77]+MIN([.AU159];[.AV158])" office:value-type="float" office:value="156426" calcext:value-type="float">
            <text:p>156426</text:p>
          </table:table-cell>
          <table:table-cell table:formula="of:=[.AV77]+MIN([.AV159];[.AW158])" office:value-type="float" office:value="155911" calcext:value-type="float">
            <text:p>155911</text:p>
          </table:table-cell>
          <table:table-cell table:formula="of:=[.AW77]+MIN([.AW159];[.AX158])" office:value-type="float" office:value="161840" calcext:value-type="float">
            <text:p>161840</text:p>
          </table:table-cell>
          <table:table-cell table:formula="of:=[.AX77]+MIN([.AX159];[.AY158])" office:value-type="float" office:value="158402" calcext:value-type="float">
            <text:p>158402</text:p>
          </table:table-cell>
          <table:table-cell table:formula="of:=[.AY77]+MIN([.AY159];[.AZ158])" office:value-type="float" office:value="155422" calcext:value-type="float">
            <text:p>155422</text:p>
          </table:table-cell>
          <table:table-cell table:formula="of:=[.AZ77]+MIN([.AZ159];[.BA158])" office:value-type="float" office:value="146458" calcext:value-type="float">
            <text:p>146458</text:p>
          </table:table-cell>
          <table:table-cell table:formula="of:=[.BA77]+MIN([.BA159];[.BB158])" office:value-type="float" office:value="141487" calcext:value-type="float">
            <text:p>141487</text:p>
          </table:table-cell>
          <table:table-cell table:formula="of:=[.BB77]+MIN([.BB159];[.BC158])" office:value-type="float" office:value="139439" calcext:value-type="float">
            <text:p>139439</text:p>
          </table:table-cell>
          <table:table-cell table:formula="of:=[.BC77]+MIN([.BC159];[.BD158])" office:value-type="float" office:value="134539" calcext:value-type="float">
            <text:p>134539</text:p>
          </table:table-cell>
          <table:table-cell table:formula="of:=[.BD77]+MIN([.BD159];[.BE158])" office:value-type="float" office:value="128572" calcext:value-type="float">
            <text:p>128572</text:p>
          </table:table-cell>
          <table:table-cell table:formula="of:=[.BE77]+MIN([.BE159];[.BF158])" office:value-type="float" office:value="120301" calcext:value-type="float">
            <text:p>120301</text:p>
          </table:table-cell>
          <table:table-cell table:formula="of:=[.BF77]+MIN([.BF159];[.BG158])" office:value-type="float" office:value="118582" calcext:value-type="float">
            <text:p>118582</text:p>
          </table:table-cell>
          <table:table-cell table:formula="of:=[.BG77]+MIN([.BG159];[.BH158])" office:value-type="float" office:value="108912" calcext:value-type="float">
            <text:p>108912</text:p>
          </table:table-cell>
          <table:table-cell table:formula="of:=[.BH77]+MIN([.BH159];[.BI158])" office:value-type="float" office:value="106102" calcext:value-type="float">
            <text:p>106102</text:p>
          </table:table-cell>
          <table:table-cell table:formula="of:=[.BI77]+MIN([.BI159];[.BJ158])" office:value-type="float" office:value="99325" calcext:value-type="float">
            <text:p>99325</text:p>
          </table:table-cell>
          <table:table-cell table:formula="of:=[.BJ77]+MIN([.BJ159];[.BK158])" office:value-type="float" office:value="97731" calcext:value-type="float">
            <text:p>97731</text:p>
          </table:table-cell>
          <table:table-cell table:formula="of:=[.BK77]+MIN([.BK159];[.BL158])" office:value-type="float" office:value="91364" calcext:value-type="float">
            <text:p>91364</text:p>
          </table:table-cell>
          <table:table-cell table:formula="of:=[.BL77]+MIN([.BL159];[.BM158])" office:value-type="float" office:value="85105" calcext:value-type="float">
            <text:p>85105</text:p>
          </table:table-cell>
          <table:table-cell table:formula="of:=[.BM77]+MIN([.BM159];[.BN158])" office:value-type="float" office:value="76789" calcext:value-type="float">
            <text:p>76789</text:p>
          </table:table-cell>
          <table:table-cell table:formula="of:=[.BN77]+MIN([.BN159];[.BO158])" office:value-type="float" office:value="72974" calcext:value-type="float">
            <text:p>72974</text:p>
          </table:table-cell>
          <table:table-cell table:formula="of:=[.BO77]+MIN([.BO159];[.BP158])" office:value-type="float" office:value="71285" calcext:value-type="float">
            <text:p>71285</text:p>
          </table:table-cell>
          <table:table-cell table:formula="of:=[.BP77]+MIN([.BP159];[.BQ158])" office:value-type="float" office:value="64445" calcext:value-type="float">
            <text:p>64445</text:p>
          </table:table-cell>
          <table:table-cell table:formula="of:=[.BQ77]+MIN([.BQ159];[.BR158])" office:value-type="float" office:value="55008" calcext:value-type="float">
            <text:p>55008</text:p>
          </table:table-cell>
          <table:table-cell table:formula="of:=[.BR77]+MIN([.BR159];[.BS158])" office:value-type="float" office:value="50647" calcext:value-type="float">
            <text:p>50647</text:p>
          </table:table-cell>
          <table:table-cell table:formula="of:=[.BS77]+MIN([.BS159];[.BT158])" office:value-type="float" office:value="49825" calcext:value-type="float">
            <text:p>49825</text:p>
          </table:table-cell>
          <table:table-cell table:formula="of:=[.BT77]+MIN([.BT159];[.BU158])" office:value-type="float" office:value="40206" calcext:value-type="float">
            <text:p>40206</text:p>
          </table:table-cell>
          <table:table-cell table:formula="of:=[.BU77]+MIN([.BU159];[.BV158])" office:value-type="float" office:value="37141" calcext:value-type="float">
            <text:p>37141</text:p>
          </table:table-cell>
          <table:table-cell table:formula="of:=[.BV77]+MIN([.BV159];[.BW158])" office:value-type="float" office:value="42648" calcext:value-type="float">
            <text:p>42648</text:p>
          </table:table-cell>
          <table:table-cell table:formula="of:=[.BW77]+MIN([.BW159];[.BX158])" office:value-type="float" office:value="41243" calcext:value-type="float">
            <text:p>41243</text:p>
          </table:table-cell>
          <table:table-cell table:formula="of:=[.BX77]+MIN([.BX159];[.BY158])" office:value-type="float" office:value="38174" calcext:value-type="float">
            <text:p>38174</text:p>
          </table:table-cell>
          <table:table-cell table:formula="of:=[.BY77]+MIN([.BY159];[.BZ158])" office:value-type="float" office:value="35432" calcext:value-type="float">
            <text:p>35432</text:p>
          </table:table-cell>
          <table:table-cell table:formula="of:=[.BZ77]+MIN([.BZ159];[.CA158])" office:value-type="float" office:value="31325" calcext:value-type="float">
            <text:p>31325</text:p>
          </table:table-cell>
          <table:table-cell table:formula="of:=[.CA77]+MIN([.CA159];[.CB158])" office:value-type="float" office:value="25600" calcext:value-type="float">
            <text:p>25600</text:p>
          </table:table-cell>
          <table:table-cell table:formula="of:=[.CB77]+[.CB159]" office:value-type="float" office:value="33666" calcext:value-type="float">
            <text:p>33666</text:p>
          </table:table-cell>
        </table:table-row>
        <table:table-row table:style-name="ro1">
          <table:table-cell table:formula="of:=[.A78]+MIN([.A160];[.B159])" office:value-type="float" office:value="387831" calcext:value-type="float">
            <text:p>387831</text:p>
          </table:table-cell>
          <table:table-cell table:formula="of:=[.B78]+MIN([.B160];[.C159])" office:value-type="float" office:value="379353" calcext:value-type="float">
            <text:p>379353</text:p>
          </table:table-cell>
          <table:table-cell table:formula="of:=[.C78]+MIN([.C160];[.D159])" office:value-type="float" office:value="374576" calcext:value-type="float">
            <text:p>374576</text:p>
          </table:table-cell>
          <table:table-cell table:formula="of:=[.D78]+MIN([.D160];[.E159])" office:value-type="float" office:value="368242" calcext:value-type="float">
            <text:p>368242</text:p>
          </table:table-cell>
          <table:table-cell table:formula="of:=[.E78]+MIN([.E160];[.F159])" office:value-type="float" office:value="363564" calcext:value-type="float">
            <text:p>363564</text:p>
          </table:table-cell>
          <table:table-cell table:formula="of:=[.F78]+MIN([.F160];[.G159])" office:value-type="float" office:value="356088" calcext:value-type="float">
            <text:p>356088</text:p>
          </table:table-cell>
          <table:table-cell table:formula="of:=[.G78]+MIN([.G160];[.H159])" office:value-type="float" office:value="351125" calcext:value-type="float">
            <text:p>351125</text:p>
          </table:table-cell>
          <table:table-cell table:formula="of:=[.H78]+MIN([.H160];[.I159])" office:value-type="float" office:value="344390" calcext:value-type="float">
            <text:p>344390</text:p>
          </table:table-cell>
          <table:table-cell table:formula="of:=[.I78]+MIN([.I160];[.J159])" office:value-type="float" office:value="341294" calcext:value-type="float">
            <text:p>341294</text:p>
          </table:table-cell>
          <table:table-cell table:formula="of:=[.J78]+MIN([.J160];[.K159])" office:value-type="float" office:value="335434" calcext:value-type="float">
            <text:p>335434</text:p>
          </table:table-cell>
          <table:table-cell table:formula="of:=[.K78]+MIN([.K160];[.L159])" office:value-type="float" office:value="334029" calcext:value-type="float">
            <text:p>334029</text:p>
          </table:table-cell>
          <table:table-cell table:formula="of:=[.L78]+MIN([.L160];[.M159])" office:value-type="float" office:value="328902" calcext:value-type="float">
            <text:p>328902</text:p>
          </table:table-cell>
          <table:table-cell table:formula="of:=[.M78]+MIN([.M160];[.N159])" office:value-type="float" office:value="321633" calcext:value-type="float">
            <text:p>321633</text:p>
          </table:table-cell>
          <table:table-cell table:formula="of:=[.N78]+MIN([.N160];[.O159])" office:value-type="float" office:value="313840" calcext:value-type="float">
            <text:p>313840</text:p>
          </table:table-cell>
          <table:table-cell table:formula="of:=[.O78]+MIN([.O160];[.P159])" office:value-type="float" office:value="309102" calcext:value-type="float">
            <text:p>309102</text:p>
          </table:table-cell>
          <table:table-cell table:formula="of:=[.P78]+MIN([.P160];[.Q159])" office:value-type="float" office:value="308875" calcext:value-type="float">
            <text:p>308875</text:p>
          </table:table-cell>
          <table:table-cell table:formula="of:=[.Q78]+MIN([.Q160];[.R159])" office:value-type="float" office:value="299707" calcext:value-type="float">
            <text:p>299707</text:p>
          </table:table-cell>
          <table:table-cell table:formula="of:=[.R78]+MIN([.R160];[.S159])" office:value-type="float" office:value="296711" calcext:value-type="float">
            <text:p>296711</text:p>
          </table:table-cell>
          <table:table-cell table:formula="of:=[.S78]+MIN([.S160];[.T159])" office:value-type="float" office:value="287783" calcext:value-type="float">
            <text:p>287783</text:p>
          </table:table-cell>
          <table:table-cell table:formula="of:=[.T78]+MIN([.T160];[.U159])" office:value-type="float" office:value="287018" calcext:value-type="float">
            <text:p>287018</text:p>
          </table:table-cell>
          <table:table-cell table:formula="of:=[.U78]+MIN([.U160];[.V159])" office:value-type="float" office:value="286285" calcext:value-type="float">
            <text:p>286285</text:p>
          </table:table-cell>
          <table:table-cell table:formula="of:=[.V78]+MIN([.V160];[.W159])" office:value-type="float" office:value="285009" calcext:value-type="float">
            <text:p>285009</text:p>
          </table:table-cell>
          <table:table-cell table:formula="of:=[.W78]+MIN([.W160];[.X159])" office:value-type="float" office:value="277332" calcext:value-type="float">
            <text:p>277332</text:p>
          </table:table-cell>
          <table:table-cell table:formula="of:=[.X78]+MIN([.X160];[.Y159])" office:value-type="float" office:value="271074" calcext:value-type="float">
            <text:p>271074</text:p>
          </table:table-cell>
          <table:table-cell table:formula="of:=[.Y78]+MIN([.Y160];[.Z159])" office:value-type="float" office:value="269546" calcext:value-type="float">
            <text:p>269546</text:p>
          </table:table-cell>
          <table:table-cell table:formula="of:=[.Z78]+MIN([.Z160];[.AA159])" office:value-type="float" office:value="259988" calcext:value-type="float">
            <text:p>259988</text:p>
          </table:table-cell>
          <table:table-cell table:formula="of:=[.AA78]+MIN([.AA160];[.AB159])" office:value-type="float" office:value="256659" calcext:value-type="float">
            <text:p>256659</text:p>
          </table:table-cell>
          <table:table-cell table:formula="of:=[.AB78]+MIN([.AB160];[.AC159])" office:value-type="float" office:value="256357" calcext:value-type="float">
            <text:p>256357</text:p>
          </table:table-cell>
          <table:table-cell table:formula="of:=[.AC78]+MIN([.AC160];[.AD159])" office:value-type="float" office:value="247456" calcext:value-type="float">
            <text:p>247456</text:p>
          </table:table-cell>
          <table:table-cell table:formula="of:=[.AD78]+MIN([.AD160];[.AE159])" office:value-type="float" office:value="246034" calcext:value-type="float">
            <text:p>246034</text:p>
          </table:table-cell>
          <table:table-cell table:formula="of:=[.AE78]+MIN([.AE160];[.AF159])" office:value-type="float" office:value="237757" calcext:value-type="float">
            <text:p>237757</text:p>
          </table:table-cell>
          <table:table-cell table:formula="of:=[.AF78]+MIN([.AF160];[.AG159])" office:value-type="float" office:value="231417" calcext:value-type="float">
            <text:p>231417</text:p>
          </table:table-cell>
          <table:table-cell table:formula="of:=[.AG78]+MIN([.AG160];[.AH159])" office:value-type="float" office:value="230772" calcext:value-type="float">
            <text:p>230772</text:p>
          </table:table-cell>
          <table:table-cell table:formula="of:=[.AH78]+MIN([.AH160];[.AI159])" office:value-type="float" office:value="221647" calcext:value-type="float">
            <text:p>221647</text:p>
          </table:table-cell>
          <table:table-cell table:formula="of:=[.AI78]+MIN([.AI160];[.AJ159])" office:value-type="float" office:value="212778" calcext:value-type="float">
            <text:p>212778</text:p>
          </table:table-cell>
          <table:table-cell table:formula="of:=[.AJ78]+MIN([.AJ160];[.AK159])" office:value-type="float" office:value="206826" calcext:value-type="float">
            <text:p>206826</text:p>
          </table:table-cell>
          <table:table-cell table:formula="of:=[.AK78]+MIN([.AK160];[.AL159])" office:value-type="float" office:value="206685" calcext:value-type="float">
            <text:p>206685</text:p>
          </table:table-cell>
          <table:table-cell table:formula="of:=[.AL78]+MIN([.AL160];[.AM159])" office:value-type="float" office:value="198544" calcext:value-type="float">
            <text:p>198544</text:p>
          </table:table-cell>
          <table:table-cell table:formula="of:=[.AM78]+MIN([.AM160];[.AN159])" office:value-type="float" office:value="196728" calcext:value-type="float">
            <text:p>196728</text:p>
          </table:table-cell>
          <table:table-cell table:formula="of:=[.AN78]+MIN([.AN160];[.AO159])" office:value-type="float" office:value="187093" calcext:value-type="float">
            <text:p>187093</text:p>
          </table:table-cell>
          <table:table-cell table:formula="of:=[.AO78]+MIN([.AO160];[.AP159])" office:value-type="float" office:value="183068" calcext:value-type="float">
            <text:p>183068</text:p>
          </table:table-cell>
          <table:table-cell table:formula="of:=[.AP78]+MIN([.AP160];[.AQ159])" office:value-type="float" office:value="178884" calcext:value-type="float">
            <text:p>178884</text:p>
          </table:table-cell>
          <table:table-cell table:formula="of:=[.AQ78]+MIN([.AQ160];[.AR159])" office:value-type="float" office:value="175791" calcext:value-type="float">
            <text:p>175791</text:p>
          </table:table-cell>
          <table:table-cell table:formula="of:=[.AR78]+MIN([.AR160];[.AS159])" office:value-type="float" office:value="175708" calcext:value-type="float">
            <text:p>175708</text:p>
          </table:table-cell>
          <table:table-cell table:formula="of:=[.AS78]+MIN([.AS160];[.AT159])" office:value-type="float" office:value="173364" calcext:value-type="float">
            <text:p>173364</text:p>
          </table:table-cell>
          <table:table-cell table:formula="of:=[.AT78]+MIN([.AT160];[.AU159])" office:value-type="float" office:value="170617" calcext:value-type="float">
            <text:p>170617</text:p>
          </table:table-cell>
          <table:table-cell table:formula="of:=[.AU78]+MIN([.AU160];[.AV159])" office:value-type="float" office:value="161265" calcext:value-type="float">
            <text:p>161265</text:p>
          </table:table-cell>
          <table:table-cell table:formula="of:=[.AV78]+MIN([.AV160];[.AW159])" office:value-type="float" office:value="153299" calcext:value-type="float">
            <text:p>153299</text:p>
          </table:table-cell>
          <table:table-cell table:formula="of:=[.AW78]+MIN([.AW160];[.AX159])" office:value-type="float" office:value="152093" calcext:value-type="float">
            <text:p>152093</text:p>
          </table:table-cell>
          <table:table-cell table:formula="of:=[.AX78]+MIN([.AX160];[.AY159])" office:value-type="float" office:value="150967" calcext:value-type="float">
            <text:p>150967</text:p>
          </table:table-cell>
          <table:table-cell table:formula="of:=[.AY78]+MIN([.AY160];[.AZ159])" office:value-type="float" office:value="149141" calcext:value-type="float">
            <text:p>149141</text:p>
          </table:table-cell>
          <table:table-cell table:formula="of:=[.AZ78]+MIN([.AZ160];[.BA159])" office:value-type="float" office:value="148923" calcext:value-type="float">
            <text:p>148923</text:p>
          </table:table-cell>
          <table:table-cell table:formula="of:=[.BA78]+MIN([.BA160];[.BB159])" office:value-type="float" office:value="140984" calcext:value-type="float">
            <text:p>140984</text:p>
          </table:table-cell>
          <table:table-cell table:formula="of:=[.BB78]+MIN([.BB160];[.BC159])" office:value-type="float" office:value="138027" calcext:value-type="float">
            <text:p>138027</text:p>
          </table:table-cell>
          <table:table-cell table:formula="of:=[.BC78]+MIN([.BC160];[.BD159])" office:value-type="float" office:value="135298" calcext:value-type="float">
            <text:p>135298</text:p>
          </table:table-cell>
          <table:table-cell table:formula="of:=[.BD78]+MIN([.BD160];[.BE159])" office:value-type="float" office:value="134488" calcext:value-type="float">
            <text:p>134488</text:p>
          </table:table-cell>
          <table:table-cell table:formula="of:=[.BE78]+MIN([.BE160];[.BF159])" office:value-type="float" office:value="125736" calcext:value-type="float">
            <text:p>125736</text:p>
          </table:table-cell>
          <table:table-cell table:formula="of:=[.BF78]+MIN([.BF160];[.BG159])" office:value-type="float" office:value="120489" calcext:value-type="float">
            <text:p>120489</text:p>
          </table:table-cell>
          <table:table-cell table:formula="of:=[.BG78]+MIN([.BG160];[.BH159])" office:value-type="float" office:value="116315" calcext:value-type="float">
            <text:p>116315</text:p>
          </table:table-cell>
          <table:table-cell table:formula="of:=[.BH78]+MIN([.BH160];[.BI159])" office:value-type="float" office:value="112277" calcext:value-type="float">
            <text:p>112277</text:p>
          </table:table-cell>
          <table:table-cell table:formula="of:=[.BI78]+MIN([.BI160];[.BJ159])" office:value-type="float" office:value="103393" calcext:value-type="float">
            <text:p>103393</text:p>
          </table:table-cell>
          <table:table-cell table:formula="of:=[.BJ78]+MIN([.BJ160];[.BK159])" office:value-type="float" office:value="95494" calcext:value-type="float">
            <text:p>95494</text:p>
          </table:table-cell>
          <table:table-cell table:formula="of:=[.BK78]+MIN([.BK160];[.BL159])" office:value-type="float" office:value="85927" calcext:value-type="float">
            <text:p>85927</text:p>
          </table:table-cell>
          <table:table-cell table:formula="of:=[.BL78]+MIN([.BL160];[.BM159])" office:value-type="float" office:value="85626" calcext:value-type="float">
            <text:p>85626</text:p>
          </table:table-cell>
          <table:table-cell table:formula="of:=[.BM78]+MIN([.BM160];[.BN159])" office:value-type="float" office:value="80361" calcext:value-type="float">
            <text:p>80361</text:p>
          </table:table-cell>
          <table:table-cell table:formula="of:=[.BN78]+MIN([.BN160];[.BO159])" office:value-type="float" office:value="74609" calcext:value-type="float">
            <text:p>74609</text:p>
          </table:table-cell>
          <table:table-cell table:formula="of:=[.BO78]+MIN([.BO160];[.BP159])" office:value-type="float" office:value="67085" calcext:value-type="float">
            <text:p>67085</text:p>
          </table:table-cell>
          <table:table-cell table:formula="of:=[.BP78]+MIN([.BP160];[.BQ159])" office:value-type="float" office:value="62704" calcext:value-type="float">
            <text:p>62704</text:p>
          </table:table-cell>
          <table:table-cell table:formula="of:=[.BQ78]+MIN([.BQ160];[.BR159])" office:value-type="float" office:value="61035" calcext:value-type="float">
            <text:p>61035</text:p>
          </table:table-cell>
          <table:table-cell table:formula="of:=[.BR78]+MIN([.BR160];[.BS159])" office:value-type="float" office:value="57929" calcext:value-type="float">
            <text:p>57929</text:p>
          </table:table-cell>
          <table:table-cell table:formula="of:=[.BS78]+MIN([.BS160];[.BT159])" office:value-type="float" office:value="49659" calcext:value-type="float">
            <text:p>49659</text:p>
          </table:table-cell>
          <table:table-cell table:formula="of:=[.BT78]+MIN([.BT160];[.BU159])" office:value-type="float" office:value="43431" calcext:value-type="float">
            <text:p>43431</text:p>
          </table:table-cell>
          <table:table-cell table:formula="of:=[.BU78]+MIN([.BU160];[.BV159])" office:value-type="float" office:value="37058" calcext:value-type="float">
            <text:p>37058</text:p>
          </table:table-cell>
          <table:table-cell table:formula="of:=[.BV78]+MIN([.BV160];[.BW159])" office:value-type="float" office:value="36304" calcext:value-type="float">
            <text:p>36304</text:p>
          </table:table-cell>
          <table:table-cell table:formula="of:=[.BW78]+MIN([.BW160];[.BX159])" office:value-type="float" office:value="33757" calcext:value-type="float">
            <text:p>33757</text:p>
          </table:table-cell>
          <table:table-cell table:formula="of:=[.BX78]+MIN([.BX160];[.BY159])" office:value-type="float" office:value="29517" calcext:value-type="float">
            <text:p>29517</text:p>
          </table:table-cell>
          <table:table-cell table:formula="of:=[.BY78]+MIN([.BY160];[.BZ159])" office:value-type="float" office:value="27204" calcext:value-type="float">
            <text:p>27204</text:p>
          </table:table-cell>
          <table:table-cell table:formula="of:=[.BZ78]+MIN([.BZ160];[.CA159])" office:value-type="float" office:value="21690" calcext:value-type="float">
            <text:p>21690</text:p>
          </table:table-cell>
          <table:table-cell table:formula="of:=[.CA78]+MIN([.CA160];[.CB159])" office:value-type="float" office:value="18668" calcext:value-type="float">
            <text:p>18668</text:p>
          </table:table-cell>
          <table:table-cell table:formula="of:=[.CB78]+[.CB160]" office:value-type="float" office:value="28802" calcext:value-type="float">
            <text:p>28802</text:p>
          </table:table-cell>
        </table:table-row>
        <table:table-row table:style-name="ro1">
          <table:table-cell table:formula="of:=[.A79]+MIN([.A161];[.B160])" office:value-type="float" office:value="409555" calcext:value-type="float">
            <text:p>409555</text:p>
          </table:table-cell>
          <table:table-cell table:formula="of:=[.B79]+MIN([.B161];[.C160])" office:value-type="float" office:value="410897" calcext:value-type="float">
            <text:p>410897</text:p>
          </table:table-cell>
          <table:table-cell table:formula="of:=[.C79]+MIN([.C161];[.D160])" office:value-type="float" office:value="402705" calcext:value-type="float">
            <text:p>402705</text:p>
          </table:table-cell>
          <table:table-cell table:formula="of:=[.D79]+MIN([.D161];[.E160])" office:value-type="float" office:value="400942" calcext:value-type="float">
            <text:p>400942</text:p>
          </table:table-cell>
          <table:table-cell table:formula="of:=[.E79]+MIN([.E161];[.F160])" office:value-type="float" office:value="399858" calcext:value-type="float">
            <text:p>399858</text:p>
          </table:table-cell>
          <table:table-cell table:formula="of:=[.F79]+MIN([.F161];[.G160])" office:value-type="float" office:value="391389" calcext:value-type="float">
            <text:p>391389</text:p>
          </table:table-cell>
          <table:table-cell table:formula="of:=[.G79]+MIN([.G161];[.H160])" office:value-type="float" office:value="382600" calcext:value-type="float">
            <text:p>382600</text:p>
          </table:table-cell>
          <table:table-cell table:formula="of:=[.H79]+MIN([.H161];[.I160])" office:value-type="float" office:value="377764" calcext:value-type="float">
            <text:p>377764</text:p>
          </table:table-cell>
          <table:table-cell table:formula="of:=[.I79]+MIN([.I161];[.J160])" office:value-type="float" office:value="377712" calcext:value-type="float">
            <text:p>377712</text:p>
          </table:table-cell>
          <table:table-cell table:formula="of:=[.J79]+MIN([.J161];[.K160])" office:value-type="float" office:value="376500" calcext:value-type="float">
            <text:p>376500</text:p>
          </table:table-cell>
          <table:table-cell table:formula="of:=[.K79]+MIN([.K161];[.L160])" office:value-type="float" office:value="369810" calcext:value-type="float">
            <text:p>369810</text:p>
          </table:table-cell>
          <table:table-cell table:formula="of:=[.L79]+MIN([.L161];[.M160])" office:value-type="float" office:value="364553" calcext:value-type="float">
            <text:p>364553</text:p>
          </table:table-cell>
          <table:table-cell table:formula="of:=[.M79]+MIN([.M161];[.N160])" office:value-type="float" office:value="355635" calcext:value-type="float">
            <text:p>355635</text:p>
          </table:table-cell>
          <table:table-cell table:formula="of:=[.N79]+MIN([.N161];[.O160])" office:value-type="float" office:value="348912" calcext:value-type="float">
            <text:p>348912</text:p>
          </table:table-cell>
          <table:table-cell table:formula="of:=[.O79]+MIN([.O161];[.P160])" office:value-type="float" office:value="342593" calcext:value-type="float">
            <text:p>342593</text:p>
          </table:table-cell>
          <table:table-cell table:formula="of:=[.P79]+MIN([.P161];[.Q160])" office:value-type="float" office:value="342215" calcext:value-type="float">
            <text:p>342215</text:p>
          </table:table-cell>
          <table:table-cell table:formula="of:=[.Q79]+MIN([.Q161];[.R160])" office:value-type="float" office:value="338176" calcext:value-type="float">
            <text:p>338176</text:p>
          </table:table-cell>
          <table:table-cell table:formula="of:=[.R79]+MIN([.R161];[.S160])" office:value-type="float" office:value="339940" calcext:value-type="float">
            <text:p>339940</text:p>
          </table:table-cell>
          <table:table-cell table:formula="of:=[.S79]+MIN([.S161];[.T160])" office:value-type="float" office:value="331522" calcext:value-type="float">
            <text:p>331522</text:p>
          </table:table-cell>
          <table:table-cell table:formula="of:=[.T79]+MIN([.T161];[.U160])" office:value-type="float" office:value="323338" calcext:value-type="float">
            <text:p>323338</text:p>
          </table:table-cell>
          <table:table-cell table:formula="of:=[.U79]+MIN([.U161];[.V160])" office:value-type="float" office:value="313761" calcext:value-type="float">
            <text:p>313761</text:p>
          </table:table-cell>
          <table:table-cell table:formula="of:=[.V79]+MIN([.V161];[.W160])" office:value-type="float" office:value="312329" calcext:value-type="float">
            <text:p>312329</text:p>
          </table:table-cell>
          <table:table-cell table:formula="of:=[.W79]+MIN([.W161];[.X160])" office:value-type="float" office:value="305190" calcext:value-type="float">
            <text:p>305190</text:p>
          </table:table-cell>
          <table:table-cell table:formula="of:=[.X79]+MIN([.X161];[.Y160])" office:value-type="float" office:value="297112" calcext:value-type="float">
            <text:p>297112</text:p>
          </table:table-cell>
          <table:table-cell table:formula="of:=[.Y79]+MIN([.Y161];[.Z160])" office:value-type="float" office:value="291660" calcext:value-type="float">
            <text:p>291660</text:p>
          </table:table-cell>
          <table:table-cell table:formula="of:=[.Z79]+MIN([.Z161];[.AA160])" office:value-type="float" office:value="282032" calcext:value-type="float">
            <text:p>282032</text:p>
          </table:table-cell>
          <table:table-cell table:formula="of:=[.AA79]+MIN([.AA161];[.AB160])" office:value-type="float" office:value="274453" calcext:value-type="float">
            <text:p>274453</text:p>
          </table:table-cell>
          <table:table-cell table:formula="of:=[.AB79]+MIN([.AB161];[.AC160])" office:value-type="float" office:value="270292" calcext:value-type="float">
            <text:p>270292</text:p>
          </table:table-cell>
          <table:table-cell table:formula="of:=[.AC79]+MIN([.AC161];[.AD160])" office:value-type="float" office:value="262802" calcext:value-type="float">
            <text:p>262802</text:p>
          </table:table-cell>
          <table:table-cell table:formula="of:=[.AD79]+MIN([.AD161];[.AE160])" office:value-type="float" office:value="257643" calcext:value-type="float">
            <text:p>257643</text:p>
          </table:table-cell>
          <table:table-cell table:formula="of:=[.AE79]+MIN([.AE161];[.AF160])" office:value-type="float" office:value="249084" calcext:value-type="float">
            <text:p>249084</text:p>
          </table:table-cell>
          <table:table-cell table:formula="of:=[.AF79]+MIN([.AF161];[.AG160])" office:value-type="float" office:value="248073" calcext:value-type="float">
            <text:p>248073</text:p>
          </table:table-cell>
          <table:table-cell table:formula="of:=[.AG79]+MIN([.AG161];[.AH160])" office:value-type="float" office:value="247992" calcext:value-type="float">
            <text:p>247992</text:p>
          </table:table-cell>
          <table:table-cell table:formula="of:=[.AH79]+MIN([.AH161];[.AI160])" office:value-type="float" office:value="247514" calcext:value-type="float">
            <text:p>247514</text:p>
          </table:table-cell>
          <table:table-cell table:formula="of:=[.AI79]+MIN([.AI161];[.AJ160])" office:value-type="float" office:value="241674" calcext:value-type="float">
            <text:p>241674</text:p>
          </table:table-cell>
          <table:table-cell table:formula="of:=[.AJ79]+MIN([.AJ161];[.AK160])" office:value-type="float" office:value="239710" calcext:value-type="float">
            <text:p>239710</text:p>
          </table:table-cell>
          <table:table-cell table:formula="of:=[.AK79]+MIN([.AK161];[.AL160])" office:value-type="float" office:value="238376" calcext:value-type="float">
            <text:p>238376</text:p>
          </table:table-cell>
          <table:table-cell table:formula="of:=[.AL79]+MIN([.AL161];[.AM160])" office:value-type="float" office:value="231501" calcext:value-type="float">
            <text:p>231501</text:p>
          </table:table-cell>
          <table:table-cell table:formula="of:=[.AM79]+MIN([.AM161];[.AN160])" office:value-type="float" office:value="222831" calcext:value-type="float">
            <text:p>222831</text:p>
          </table:table-cell>
          <table:table-cell table:formula="of:=[.AN79]+MIN([.AN161];[.AO160])" office:value-type="float" office:value="212931" calcext:value-type="float">
            <text:p>212931</text:p>
          </table:table-cell>
          <table:table-cell table:formula="of:=[.AO79]+MIN([.AO161];[.AP160])" office:value-type="float" office:value="212192" calcext:value-type="float">
            <text:p>212192</text:p>
          </table:table-cell>
          <table:table-cell table:formula="of:=[.AP79]+MIN([.AP161];[.AQ160])" office:value-type="float" office:value="210678" calcext:value-type="float">
            <text:p>210678</text:p>
          </table:table-cell>
          <table:table-cell table:formula="of:=[.AQ79]+MIN([.AQ161];[.AR160])" office:value-type="float" office:value="201986" calcext:value-type="float">
            <text:p>201986</text:p>
          </table:table-cell>
          <table:table-cell table:formula="of:=[.AR79]+MIN([.AR161];[.AS160])" office:value-type="float" office:value="201464" calcext:value-type="float">
            <text:p>201464</text:p>
          </table:table-cell>
          <table:table-cell table:formula="of:=[.AS79]+MIN([.AS161];[.AT160])" office:value-type="float" office:value="192148" calcext:value-type="float">
            <text:p>192148</text:p>
          </table:table-cell>
          <table:table-cell table:formula="of:=[.AT79]+MIN([.AT161];[.AU160])" office:value-type="float" office:value="185193" calcext:value-type="float">
            <text:p>185193</text:p>
          </table:table-cell>
          <table:table-cell table:formula="of:=[.AU79]+MIN([.AU161];[.AV160])" office:value-type="float" office:value="183848" calcext:value-type="float">
            <text:p>183848</text:p>
          </table:table-cell>
          <table:table-cell table:formula="of:=[.AV79]+MIN([.AV161];[.AW160])" office:value-type="float" office:value="175716" calcext:value-type="float">
            <text:p>175716</text:p>
          </table:table-cell>
          <table:table-cell table:formula="of:=[.AW79]+MIN([.AW161];[.AX160])" office:value-type="float" office:value="173439" calcext:value-type="float">
            <text:p>173439</text:p>
          </table:table-cell>
          <table:table-cell table:formula="of:=[.AX79]+MIN([.AX161];[.AY160])" office:value-type="float" office:value="170246" calcext:value-type="float">
            <text:p>170246</text:p>
          </table:table-cell>
          <table:table-cell table:formula="of:=[.AY79]+MIN([.AY161];[.AZ160])" office:value-type="float" office:value="160473" calcext:value-type="float">
            <text:p>160473</text:p>
          </table:table-cell>
          <table:table-cell table:formula="of:=[.AZ79]+MIN([.AZ161];[.BA160])" office:value-type="float" office:value="156550" calcext:value-type="float">
            <text:p>156550</text:p>
          </table:table-cell>
          <table:table-cell table:formula="of:=[.BA79]+MIN([.BA161];[.BB160])" office:value-type="float" office:value="152373" calcext:value-type="float">
            <text:p>152373</text:p>
          </table:table-cell>
          <table:table-cell table:formula="of:=[.BB79]+MIN([.BB161];[.BC160])" office:value-type="float" office:value="150190" calcext:value-type="float">
            <text:p>150190</text:p>
          </table:table-cell>
          <table:table-cell table:formula="of:=[.BC79]+MIN([.BC161];[.BD160])" office:value-type="float" office:value="148954" calcext:value-type="float">
            <text:p>148954</text:p>
          </table:table-cell>
          <table:table-cell table:formula="of:=[.BD79]+MIN([.BD161];[.BE160])" office:value-type="float" office:value="142207" calcext:value-type="float">
            <text:p>142207</text:p>
          </table:table-cell>
          <table:table-cell table:formula="of:=[.BE79]+MIN([.BE161];[.BF160])" office:value-type="float" office:value="135632" calcext:value-type="float">
            <text:p>135632</text:p>
          </table:table-cell>
          <table:table-cell table:formula="of:=[.BF79]+MIN([.BF161];[.BG160])" office:value-type="float" office:value="130758" calcext:value-type="float">
            <text:p>130758</text:p>
          </table:table-cell>
          <table:table-cell table:formula="of:=[.BG79]+MIN([.BG161];[.BH160])" office:value-type="float" office:value="124755" calcext:value-type="float">
            <text:p>124755</text:p>
          </table:table-cell>
          <table:table-cell table:formula="of:=[.BH79]+MIN([.BH161];[.BI160])" office:value-type="float" office:value="118346" calcext:value-type="float">
            <text:p>118346</text:p>
          </table:table-cell>
          <table:table-cell table:formula="of:=[.BI79]+MIN([.BI161];[.BJ160])" office:value-type="float" office:value="110159" calcext:value-type="float">
            <text:p>110159</text:p>
          </table:table-cell>
          <table:table-cell table:formula="of:=[.BJ79]+MIN([.BJ161];[.BK160])" office:value-type="float" office:value="111461" calcext:value-type="float">
            <text:p>111461</text:p>
          </table:table-cell>
          <table:table-cell table:formula="of:=[.BK79]+MIN([.BK161];[.BL160])" office:value-type="float" office:value="107935" calcext:value-type="float">
            <text:p>107935</text:p>
          </table:table-cell>
          <table:table-cell table:formula="of:=[.BL79]+MIN([.BL161];[.BM160])" office:value-type="float" office:value="102946" calcext:value-type="float">
            <text:p>102946</text:p>
          </table:table-cell>
          <table:table-cell table:formula="of:=[.BM79]+MIN([.BM161];[.BN160])" office:value-type="float" office:value="97460" calcext:value-type="float">
            <text:p>97460</text:p>
          </table:table-cell>
          <table:table-cell table:formula="of:=[.BN79]+MIN([.BN161];[.BO160])" office:value-type="float" office:value="87635" calcext:value-type="float">
            <text:p>87635</text:p>
          </table:table-cell>
          <table:table-cell table:formula="of:=[.BO79]+MIN([.BO161];[.BP160])" office:value-type="float" office:value="85053" calcext:value-type="float">
            <text:p>85053</text:p>
          </table:table-cell>
          <table:table-cell table:formula="of:=[.BP79]+MIN([.BP161];[.BQ160])" office:value-type="float" office:value="77672" calcext:value-type="float">
            <text:p>77672</text:p>
          </table:table-cell>
          <table:table-cell table:formula="of:=[.BQ79]+MIN([.BQ161];[.BR160])" office:value-type="float" office:value="69525" calcext:value-type="float">
            <text:p>69525</text:p>
          </table:table-cell>
          <table:table-cell table:formula="of:=[.BR79]+MIN([.BR161];[.BS160])" office:value-type="float" office:value="62289" calcext:value-type="float">
            <text:p>62289</text:p>
          </table:table-cell>
          <table:table-cell table:formula="of:=[.BS79]+MIN([.BS161];[.BT160])" office:value-type="float" office:value="57104" calcext:value-type="float">
            <text:p>57104</text:p>
          </table:table-cell>
          <table:table-cell table:formula="of:=[.BT79]+MIN([.BT161];[.BU160])" office:value-type="float" office:value="49540" calcext:value-type="float">
            <text:p>49540</text:p>
          </table:table-cell>
          <table:table-cell table:formula="of:=[.BU79]+MIN([.BU161];[.BV160])" office:value-type="float" office:value="43415" calcext:value-type="float">
            <text:p>43415</text:p>
          </table:table-cell>
          <table:table-cell table:formula="of:=[.BV79]+MIN([.BV161];[.BW160])" office:value-type="float" office:value="43197" calcext:value-type="float">
            <text:p>43197</text:p>
          </table:table-cell>
          <table:table-cell table:formula="of:=[.BW79]+MIN([.BW161];[.BX160])" office:value-type="float" office:value="35206" calcext:value-type="float">
            <text:p>35206</text:p>
          </table:table-cell>
          <table:table-cell table:formula="of:=[.BX79]+MIN([.BX161];[.BY160])" office:value-type="float" office:value="28812" calcext:value-type="float">
            <text:p>28812</text:p>
          </table:table-cell>
          <table:table-cell table:formula="of:=[.BY79]+MIN([.BY161];[.BZ160])" office:value-type="float" office:value="29558" calcext:value-type="float">
            <text:p>29558</text:p>
          </table:table-cell>
          <table:table-cell table:formula="of:=[.BZ79]+MIN([.BZ161];[.CA160])" office:value-type="float" office:value="25084" calcext:value-type="float">
            <text:p>25084</text:p>
          </table:table-cell>
          <table:table-cell table:formula="of:=[.CA79]+MIN([.CA161];[.CB160])" office:value-type="float" office:value="17628" calcext:value-type="float">
            <text:p>17628</text:p>
          </table:table-cell>
          <table:table-cell table:formula="of:=[.CB79]+[.CB161]" office:value-type="float" office:value="19064" calcext:value-type="float">
            <text:p>19064</text:p>
          </table:table-cell>
        </table:table-row>
        <table:table-row table:style-name="ro1">
          <table:table-cell table:formula="of:=[.A80]+MIN([.A162];[.B161])" office:value-type="float" office:value="407290" calcext:value-type="float">
            <text:p>407290</text:p>
          </table:table-cell>
          <table:table-cell table:formula="of:=[.B80]+MIN([.B162];[.C161])" office:value-type="float" office:value="408846" calcext:value-type="float">
            <text:p>408846</text:p>
          </table:table-cell>
          <table:table-cell table:formula="of:=[.C80]+MIN([.C162];[.D161])" office:value-type="float" office:value="402515" calcext:value-type="float">
            <text:p>402515</text:p>
          </table:table-cell>
          <table:table-cell table:formula="of:=[.D80]+MIN([.D162];[.E161])" office:value-type="float" office:value="399573" calcext:value-type="float">
            <text:p>399573</text:p>
          </table:table-cell>
          <table:table-cell table:formula="of:=[.E80]+MIN([.E162];[.F161])" office:value-type="float" office:value="393994" calcext:value-type="float">
            <text:p>393994</text:p>
          </table:table-cell>
          <table:table-cell table:formula="of:=[.F80]+MIN([.F162];[.G161])" office:value-type="float" office:value="389574" calcext:value-type="float">
            <text:p>389574</text:p>
          </table:table-cell>
          <table:table-cell table:formula="of:=[.G80]+MIN([.G162];[.H161])" office:value-type="float" office:value="386203" calcext:value-type="float">
            <text:p>386203</text:p>
          </table:table-cell>
          <table:table-cell table:formula="of:=[.H80]+MIN([.H162];[.I161])" office:value-type="float" office:value="382405" calcext:value-type="float">
            <text:p>382405</text:p>
          </table:table-cell>
          <table:table-cell table:formula="of:=[.I80]+MIN([.I162];[.J161])" office:value-type="float" office:value="377351" calcext:value-type="float">
            <text:p>377351</text:p>
          </table:table-cell>
          <table:table-cell table:formula="of:=[.J80]+MIN([.J162];[.K161])" office:value-type="float" office:value="376799" calcext:value-type="float">
            <text:p>376799</text:p>
          </table:table-cell>
          <table:table-cell table:formula="of:=[.K80]+MIN([.K162];[.L161])" office:value-type="float" office:value="371168" calcext:value-type="float">
            <text:p>371168</text:p>
          </table:table-cell>
          <table:table-cell table:formula="of:=[.L80]+MIN([.L162];[.M161])" office:value-type="float" office:value="363622" calcext:value-type="float">
            <text:p>363622</text:p>
          </table:table-cell>
          <table:table-cell table:formula="of:=[.M80]+MIN([.M162];[.N161])" office:value-type="float" office:value="358906" calcext:value-type="float">
            <text:p>358906</text:p>
          </table:table-cell>
          <table:table-cell table:formula="of:=[.N80]+MIN([.N162];[.O161])" office:value-type="float" office:value="357574" calcext:value-type="float">
            <text:p>357574</text:p>
          </table:table-cell>
          <table:table-cell table:formula="of:=[.O80]+MIN([.O162];[.P161])" office:value-type="float" office:value="351088" calcext:value-type="float">
            <text:p>351088</text:p>
          </table:table-cell>
          <table:table-cell table:formula="of:=[.P80]+MIN([.P162];[.Q161])" office:value-type="float" office:value="343196" calcext:value-type="float">
            <text:p>343196</text:p>
          </table:table-cell>
          <table:table-cell table:formula="of:=[.Q80]+MIN([.Q162];[.R161])" office:value-type="float" office:value="335755" calcext:value-type="float">
            <text:p>335755</text:p>
          </table:table-cell>
          <table:table-cell table:formula="of:=[.R80]+MIN([.R162];[.S161])" office:value-type="float" office:value="331385" calcext:value-type="float">
            <text:p>331385</text:p>
          </table:table-cell>
          <table:table-cell table:formula="of:=[.S80]+MIN([.S162];[.T161])" office:value-type="float" office:value="325154" calcext:value-type="float">
            <text:p>325154</text:p>
          </table:table-cell>
          <table:table-cell table:formula="of:=[.T80]+MIN([.T162];[.U161])" office:value-type="float" office:value="320575" calcext:value-type="float">
            <text:p>320575</text:p>
          </table:table-cell>
          <table:table-cell table:formula="of:=[.U80]+MIN([.U162];[.V161])" office:value-type="float" office:value="318454" calcext:value-type="float">
            <text:p>318454</text:p>
          </table:table-cell>
          <table:table-cell table:formula="of:=[.V80]+MIN([.V162];[.W161])" office:value-type="float" office:value="309839" calcext:value-type="float">
            <text:p>309839</text:p>
          </table:table-cell>
          <table:table-cell table:formula="of:=[.W80]+MIN([.W162];[.X161])" office:value-type="float" office:value="308694" calcext:value-type="float">
            <text:p>308694</text:p>
          </table:table-cell>
          <table:table-cell table:formula="of:=[.X80]+MIN([.X162];[.Y161])" office:value-type="float" office:value="299303" calcext:value-type="float">
            <text:p>299303</text:p>
          </table:table-cell>
          <table:table-cell table:formula="of:=[.Y80]+MIN([.Y162];[.Z161])" office:value-type="float" office:value="297779" calcext:value-type="float">
            <text:p>297779</text:p>
          </table:table-cell>
          <table:table-cell table:formula="of:=[.Z80]+MIN([.Z162];[.AA161])" office:value-type="float" office:value="296394" calcext:value-type="float">
            <text:p>296394</text:p>
          </table:table-cell>
          <table:table-cell table:formula="of:=[.AA80]+MIN([.AA162];[.AB161])" office:value-type="float" office:value="293994" calcext:value-type="float">
            <text:p>293994</text:p>
          </table:table-cell>
          <table:table-cell table:formula="of:=[.AB80]+MIN([.AB162];[.AC161])" office:value-type="float" office:value="284557" calcext:value-type="float">
            <text:p>284557</text:p>
          </table:table-cell>
          <table:table-cell table:formula="of:=[.AC80]+MIN([.AC162];[.AD161])" office:value-type="float" office:value="282103" calcext:value-type="float">
            <text:p>282103</text:p>
          </table:table-cell>
          <table:table-cell table:formula="of:=[.AD80]+MIN([.AD162];[.AE161])" office:value-type="float" office:value="274207" calcext:value-type="float">
            <text:p>274207</text:p>
          </table:table-cell>
          <table:table-cell table:formula="of:=[.AE80]+MIN([.AE162];[.AF161])" office:value-type="float" office:value="266740" calcext:value-type="float">
            <text:p>266740</text:p>
          </table:table-cell>
          <table:table-cell table:formula="of:=[.AF80]+MIN([.AF162];[.AG161])" office:value-type="float" office:value="263812" calcext:value-type="float">
            <text:p>263812</text:p>
          </table:table-cell>
          <table:table-cell table:formula="of:=[.AG80]+MIN([.AG162];[.AH161])" office:value-type="float" office:value="255412" calcext:value-type="float">
            <text:p>255412</text:p>
          </table:table-cell>
          <table:table-cell table:formula="of:=[.AH80]+MIN([.AH162];[.AI161])" office:value-type="float" office:value="252113" calcext:value-type="float">
            <text:p>252113</text:p>
          </table:table-cell>
          <table:table-cell table:formula="of:=[.AI80]+MIN([.AI162];[.AJ161])" office:value-type="float" office:value="248088" calcext:value-type="float">
            <text:p>248088</text:p>
          </table:table-cell>
          <table:table-cell table:formula="of:=[.AJ80]+MIN([.AJ162];[.AK161])" office:value-type="float" office:value="240630" calcext:value-type="float">
            <text:p>240630</text:p>
          </table:table-cell>
          <table:table-cell table:formula="of:=[.AK80]+MIN([.AK162];[.AL161])" office:value-type="float" office:value="235927" calcext:value-type="float">
            <text:p>235927</text:p>
          </table:table-cell>
          <table:table-cell table:formula="of:=[.AL80]+MIN([.AL162];[.AM161])" office:value-type="float" office:value="228721" calcext:value-type="float">
            <text:p>228721</text:p>
          </table:table-cell>
          <table:table-cell table:formula="of:=[.AM80]+MIN([.AM162];[.AN161])" office:value-type="float" office:value="222363" calcext:value-type="float">
            <text:p>222363</text:p>
          </table:table-cell>
          <table:table-cell table:formula="of:=[.AN80]+MIN([.AN162];[.AO161])" office:value-type="float" office:value="221571" calcext:value-type="float">
            <text:p>221571</text:p>
          </table:table-cell>
          <table:table-cell table:formula="of:=[.AO80]+MIN([.AO162];[.AP161])" office:value-type="float" office:value="215371" calcext:value-type="float">
            <text:p>215371</text:p>
          </table:table-cell>
          <table:table-cell table:formula="of:=[.AP80]+MIN([.AP162];[.AQ161])" office:value-type="float" office:value="214646" calcext:value-type="float">
            <text:p>214646</text:p>
          </table:table-cell>
          <table:table-cell table:formula="of:=[.AQ80]+MIN([.AQ162];[.AR161])" office:value-type="float" office:value="210371" calcext:value-type="float">
            <text:p>210371</text:p>
          </table:table-cell>
          <table:table-cell table:formula="of:=[.AR80]+MIN([.AR162];[.AS161])" office:value-type="float" office:value="206235" calcext:value-type="float">
            <text:p>206235</text:p>
          </table:table-cell>
          <table:table-cell table:formula="of:=[.AS80]+MIN([.AS162];[.AT161])" office:value-type="float" office:value="198845" calcext:value-type="float">
            <text:p>198845</text:p>
          </table:table-cell>
          <table:table-cell table:formula="of:=[.AT80]+MIN([.AT162];[.AU161])" office:value-type="float" office:value="192861" calcext:value-type="float">
            <text:p>192861</text:p>
          </table:table-cell>
          <table:table-cell table:formula="of:=[.AU80]+MIN([.AU162];[.AV161])" office:value-type="float" office:value="188359" calcext:value-type="float">
            <text:p>188359</text:p>
          </table:table-cell>
          <table:table-cell table:formula="of:=[.AV80]+MIN([.AV162];[.AW161])" office:value-type="float" office:value="180430" calcext:value-type="float">
            <text:p>180430</text:p>
          </table:table-cell>
          <table:table-cell table:formula="of:=[.AW80]+MIN([.AW162];[.AX161])" office:value-type="float" office:value="175345" calcext:value-type="float">
            <text:p>175345</text:p>
          </table:table-cell>
          <table:table-cell table:formula="of:=[.AX80]+MIN([.AX162];[.AY161])" office:value-type="float" office:value="167169" calcext:value-type="float">
            <text:p>167169</text:p>
          </table:table-cell>
          <table:table-cell table:formula="of:=[.AY80]+MIN([.AY162];[.AZ161])" office:value-type="float" office:value="162569" calcext:value-type="float">
            <text:p>162569</text:p>
          </table:table-cell>
          <table:table-cell table:formula="of:=[.AZ80]+MIN([.AZ162];[.BA161])" office:value-type="float" office:value="162450" calcext:value-type="float">
            <text:p>162450</text:p>
          </table:table-cell>
          <table:table-cell table:formula="of:=[.BA80]+MIN([.BA162];[.BB161])" office:value-type="float" office:value="158882" calcext:value-type="float">
            <text:p>158882</text:p>
          </table:table-cell>
          <table:table-cell table:formula="of:=[.BB80]+MIN([.BB162];[.BC161])" office:value-type="float" office:value="158806" calcext:value-type="float">
            <text:p>158806</text:p>
          </table:table-cell>
          <table:table-cell table:formula="of:=[.BC80]+MIN([.BC162];[.BD161])" office:value-type="float" office:value="149443" calcext:value-type="float">
            <text:p>149443</text:p>
          </table:table-cell>
          <table:table-cell table:formula="of:=[.BD80]+MIN([.BD162];[.BE161])" office:value-type="float" office:value="142500" calcext:value-type="float">
            <text:p>142500</text:p>
          </table:table-cell>
          <table:table-cell table:formula="of:=[.BE80]+MIN([.BE162];[.BF161])" office:value-type="float" office:value="140252" calcext:value-type="float">
            <text:p>140252</text:p>
          </table:table-cell>
          <table:table-cell table:formula="of:=[.BF80]+MIN([.BF162];[.BG161])" office:value-type="float" office:value="131175" calcext:value-type="float">
            <text:p>131175</text:p>
          </table:table-cell>
          <table:table-cell table:formula="of:=[.BG80]+MIN([.BG162];[.BH161])" office:value-type="float" office:value="121444" calcext:value-type="float">
            <text:p>121444</text:p>
          </table:table-cell>
          <table:table-cell table:formula="of:=[.BH80]+MIN([.BH162];[.BI161])" office:value-type="float" office:value="115231" calcext:value-type="float">
            <text:p>115231</text:p>
          </table:table-cell>
          <table:table-cell table:formula="of:=[.BI80]+MIN([.BI162];[.BJ161])" office:value-type="float" office:value="109414" calcext:value-type="float">
            <text:p>109414</text:p>
          </table:table-cell>
          <table:table-cell table:formula="of:=[.BJ80]+MIN([.BJ162];[.BK161])" office:value-type="float" office:value="102685" calcext:value-type="float">
            <text:p>102685</text:p>
          </table:table-cell>
          <table:table-cell table:formula="of:=[.BK80]+MIN([.BK162];[.BL161])" office:value-type="float" office:value="98495" calcext:value-type="float">
            <text:p>98495</text:p>
          </table:table-cell>
          <table:table-cell table:formula="of:=[.BL80]+MIN([.BL162];[.BM161])" office:value-type="float" office:value="95403" calcext:value-type="float">
            <text:p>95403</text:p>
          </table:table-cell>
          <table:table-cell table:formula="of:=[.BM80]+MIN([.BM162];[.BN161])" office:value-type="float" office:value="88493" calcext:value-type="float">
            <text:p>88493</text:p>
          </table:table-cell>
          <table:table-cell table:formula="of:=[.BN80]+MIN([.BN162];[.BO161])" office:value-type="float" office:value="87734" calcext:value-type="float">
            <text:p>87734</text:p>
          </table:table-cell>
          <table:table-cell table:formula="of:=[.BO80]+MIN([.BO162];[.BP161])" office:value-type="float" office:value="86124" calcext:value-type="float">
            <text:p>86124</text:p>
          </table:table-cell>
          <table:table-cell table:formula="of:=[.BP80]+MIN([.BP162];[.BQ161])" office:value-type="float" office:value="77744" calcext:value-type="float">
            <text:p>77744</text:p>
          </table:table-cell>
          <table:table-cell table:formula="of:=[.BQ80]+MIN([.BQ162];[.BR161])" office:value-type="float" office:value="76984" calcext:value-type="float">
            <text:p>76984</text:p>
          </table:table-cell>
          <table:table-cell table:formula="of:=[.BR80]+MIN([.BR162];[.BS161])" office:value-type="float" office:value="67380" calcext:value-type="float">
            <text:p>67380</text:p>
          </table:table-cell>
          <table:table-cell table:formula="of:=[.BS80]+MIN([.BS162];[.BT161])" office:value-type="float" office:value="64369" calcext:value-type="float">
            <text:p>64369</text:p>
          </table:table-cell>
          <table:table-cell table:formula="of:=[.BT80]+MIN([.BT162];[.BU161])" office:value-type="float" office:value="55078" calcext:value-type="float">
            <text:p>55078</text:p>
          </table:table-cell>
          <table:table-cell table:formula="of:=[.BU80]+MIN([.BU162];[.BV161])" office:value-type="float" office:value="49749" calcext:value-type="float">
            <text:p>49749</text:p>
          </table:table-cell>
          <table:table-cell table:formula="of:=[.BV80]+MIN([.BV162];[.BW161])" office:value-type="float" office:value="40906" calcext:value-type="float">
            <text:p>40906</text:p>
          </table:table-cell>
          <table:table-cell table:formula="of:=[.BW80]+MIN([.BW162];[.BX161])" office:value-type="float" office:value="31160" calcext:value-type="float">
            <text:p>31160</text:p>
          </table:table-cell>
          <table:table-cell table:formula="of:=[.BX80]+MIN([.BX162];[.BY161])" office:value-type="float" office:value="28421" calcext:value-type="float">
            <text:p>28421</text:p>
          </table:table-cell>
          <table:table-cell table:formula="of:=[.BY80]+MIN([.BY162];[.BZ161])" office:value-type="float" office:value="21899" calcext:value-type="float">
            <text:p>21899</text:p>
          </table:table-cell>
          <table:table-cell table:formula="of:=[.BZ80]+MIN([.BZ162];[.CA161])" office:value-type="float" office:value="18134" calcext:value-type="float">
            <text:p>18134</text:p>
          </table:table-cell>
          <table:table-cell table:formula="of:=[.CA80]+MIN([.CA162];[.CB161])" office:value-type="float" office:value="12500" calcext:value-type="float">
            <text:p>12500</text:p>
          </table:table-cell>
          <table:table-cell table:formula="of:=[.CB80]+[.CB162]" office:value-type="float" office:value="13770" calcext:value-type="float">
            <text:p>13770</text:p>
          </table:table-cell>
        </table:table-row>
        <table:table-row table:style-name="ro1">
          <table:table-cell table:style-name="ce3" table:formula="of:=[.A81]+[.B162]" office:value-type="float" office:value="405158" calcext:value-type="float">
            <text:p>405158</text:p>
          </table:table-cell>
          <table:table-cell table:style-name="ce7" table:formula="of:=[.B81]+[.C162]" office:value-type="float" office:value="399854" calcext:value-type="float">
            <text:p>399854</text:p>
          </table:table-cell>
          <table:table-cell table:style-name="ce7" table:formula="of:=[.C81]+[.D162]" office:value-type="float" office:value="394355" calcext:value-type="float">
            <text:p>394355</text:p>
          </table:table-cell>
          <table:table-cell table:style-name="ce7" table:formula="of:=[.D81]+[.E162]" office:value-type="float" office:value="393791" calcext:value-type="float">
            <text:p>393791</text:p>
          </table:table-cell>
          <table:table-cell table:style-name="ce7" table:formula="of:=[.E81]+[.F162]" office:value-type="float" office:value="390990" calcext:value-type="float">
            <text:p>390990</text:p>
          </table:table-cell>
          <table:table-cell table:style-name="ce7" table:formula="of:=[.F81]+[.G162]" office:value-type="float" office:value="390311" calcext:value-type="float">
            <text:p>390311</text:p>
          </table:table-cell>
          <table:table-cell table:style-name="ce7" table:formula="of:=[.G81]+[.H162]" office:value-type="float" office:value="387658" calcext:value-type="float">
            <text:p>387658</text:p>
          </table:table-cell>
          <table:table-cell table:style-name="ce7" table:formula="of:=[.H81]+[.I162]" office:value-type="float" office:value="385875" calcext:value-type="float">
            <text:p>385875</text:p>
          </table:table-cell>
          <table:table-cell table:style-name="ce7" table:formula="of:=[.I81]+[.J162]" office:value-type="float" office:value="382267" calcext:value-type="float">
            <text:p>382267</text:p>
          </table:table-cell>
          <table:table-cell table:style-name="ce7" table:formula="of:=[.J81]+[.K162]" office:value-type="float" office:value="374908" calcext:value-type="float">
            <text:p>374908</text:p>
          </table:table-cell>
          <table:table-cell table:style-name="ce7" table:formula="of:=[.K81]+[.L162]" office:value-type="float" office:value="367111" calcext:value-type="float">
            <text:p>367111</text:p>
          </table:table-cell>
          <table:table-cell table:style-name="ce7" table:formula="of:=[.L81]+[.M162]" office:value-type="float" office:value="363827" calcext:value-type="float">
            <text:p>363827</text:p>
          </table:table-cell>
          <table:table-cell table:style-name="ce7" table:formula="of:=[.M81]+[.N162]" office:value-type="float" office:value="363031" calcext:value-type="float">
            <text:p>363031</text:p>
          </table:table-cell>
          <table:table-cell table:style-name="ce7" table:formula="of:=[.N81]+[.O162]" office:value-type="float" office:value="359809" calcext:value-type="float">
            <text:p>359809</text:p>
          </table:table-cell>
          <table:table-cell table:style-name="ce7" table:formula="of:=[.O81]+[.P162]" office:value-type="float" office:value="359372" calcext:value-type="float">
            <text:p>359372</text:p>
          </table:table-cell>
          <table:table-cell table:style-name="ce7" table:formula="of:=[.P81]+[.Q162]" office:value-type="float" office:value="352187" calcext:value-type="float">
            <text:p>352187</text:p>
          </table:table-cell>
          <table:table-cell table:style-name="ce7" table:formula="of:=[.Q81]+[.R162]" office:value-type="float" office:value="346052" calcext:value-type="float">
            <text:p>346052</text:p>
          </table:table-cell>
          <table:table-cell table:style-name="ce7" table:formula="of:=[.R81]+[.S162]" office:value-type="float" office:value="337481" calcext:value-type="float">
            <text:p>337481</text:p>
          </table:table-cell>
          <table:table-cell table:style-name="ce7" table:formula="of:=[.S81]+[.T162]" office:value-type="float" office:value="334703" calcext:value-type="float">
            <text:p>334703</text:p>
          </table:table-cell>
          <table:table-cell table:style-name="ce7" table:formula="of:=[.T81]+[.U162]" office:value-type="float" office:value="327215" calcext:value-type="float">
            <text:p>327215</text:p>
          </table:table-cell>
          <table:table-cell table:style-name="ce7" table:formula="of:=[.U81]+[.V162]" office:value-type="float" office:value="321469" calcext:value-type="float">
            <text:p>321469</text:p>
          </table:table-cell>
          <table:table-cell table:style-name="ce7" table:formula="of:=[.V81]+[.W162]" office:value-type="float" office:value="320791" calcext:value-type="float">
            <text:p>320791</text:p>
          </table:table-cell>
          <table:table-cell table:style-name="ce7" table:formula="of:=[.W81]+[.X162]" office:value-type="float" office:value="314651" calcext:value-type="float">
            <text:p>314651</text:p>
          </table:table-cell>
          <table:table-cell table:style-name="ce7" table:formula="of:=[.X81]+[.Y162]" office:value-type="float" office:value="313790" calcext:value-type="float">
            <text:p>313790</text:p>
          </table:table-cell>
          <table:table-cell table:style-name="ce7" table:formula="of:=[.Y81]+[.Z162]" office:value-type="float" office:value="306040" calcext:value-type="float">
            <text:p>306040</text:p>
          </table:table-cell>
          <table:table-cell table:style-name="ce7" table:formula="of:=[.Z81]+[.AA162]" office:value-type="float" office:value="305237" calcext:value-type="float">
            <text:p>305237</text:p>
          </table:table-cell>
          <table:table-cell table:style-name="ce7" table:formula="of:=[.AA81]+[.AB162]" office:value-type="float" office:value="295378" calcext:value-type="float">
            <text:p>295378</text:p>
          </table:table-cell>
          <table:table-cell table:style-name="ce7" table:formula="of:=[.AB81]+[.AC162]" office:value-type="float" office:value="285460" calcext:value-type="float">
            <text:p>285460</text:p>
          </table:table-cell>
          <table:table-cell table:style-name="ce7" table:formula="of:=[.AC81]+[.AD162]" office:value-type="float" office:value="283035" calcext:value-type="float">
            <text:p>283035</text:p>
          </table:table-cell>
          <table:table-cell table:style-name="ce7" table:formula="of:=[.AD81]+[.AE162]" office:value-type="float" office:value="279301" calcext:value-type="float">
            <text:p>279301</text:p>
          </table:table-cell>
          <table:table-cell table:style-name="ce7" table:formula="of:=[.AE81]+[.AF162]" office:value-type="float" office:value="276603" calcext:value-type="float">
            <text:p>276603</text:p>
          </table:table-cell>
          <table:table-cell table:style-name="ce7" table:formula="of:=[.AF81]+[.AG162]" office:value-type="float" office:value="267598" calcext:value-type="float">
            <text:p>267598</text:p>
          </table:table-cell>
          <table:table-cell table:style-name="ce7" table:formula="of:=[.AG81]+[.AH162]" office:value-type="float" office:value="262734" calcext:value-type="float">
            <text:p>262734</text:p>
          </table:table-cell>
          <table:table-cell table:style-name="ce7" table:formula="of:=[.AH81]+[.AI162]" office:value-type="float" office:value="252916" calcext:value-type="float">
            <text:p>252916</text:p>
          </table:table-cell>
          <table:table-cell table:style-name="ce7" table:formula="of:=[.AI81]+[.AJ162]" office:value-type="float" office:value="246173" calcext:value-type="float">
            <text:p>246173</text:p>
          </table:table-cell>
          <table:table-cell table:style-name="ce7" table:formula="of:=[.AJ81]+[.AK162]" office:value-type="float" office:value="243698" calcext:value-type="float">
            <text:p>243698</text:p>
          </table:table-cell>
          <table:table-cell table:style-name="ce7" table:formula="of:=[.AK81]+[.AL162]" office:value-type="float" office:value="243566" calcext:value-type="float">
            <text:p>243566</text:p>
          </table:table-cell>
          <table:table-cell table:style-name="ce7" table:formula="of:=[.AL81]+[.AM162]" office:value-type="float" office:value="234080" calcext:value-type="float">
            <text:p>234080</text:p>
          </table:table-cell>
          <table:table-cell table:style-name="ce7" table:formula="of:=[.AM81]+[.AN162]" office:value-type="float" office:value="230255" calcext:value-type="float">
            <text:p>230255</text:p>
          </table:table-cell>
          <table:table-cell table:style-name="ce7" table:formula="of:=[.AN81]+[.AO162]" office:value-type="float" office:value="224783" calcext:value-type="float">
            <text:p>224783</text:p>
          </table:table-cell>
          <table:table-cell table:style-name="ce7" table:formula="of:=[.AO81]+[.AP162]" office:value-type="float" office:value="223864" calcext:value-type="float">
            <text:p>223864</text:p>
          </table:table-cell>
          <table:table-cell table:style-name="ce7" table:formula="of:=[.AP81]+[.AQ162]" office:value-type="float" office:value="223572" calcext:value-type="float">
            <text:p>223572</text:p>
          </table:table-cell>
          <table:table-cell table:style-name="ce7" table:formula="of:=[.AQ81]+[.AR162]" office:value-type="float" office:value="219161" calcext:value-type="float">
            <text:p>219161</text:p>
          </table:table-cell>
          <table:table-cell table:style-name="ce7" table:formula="of:=[.AR81]+[.AS162]" office:value-type="float" office:value="211948" calcext:value-type="float">
            <text:p>211948</text:p>
          </table:table-cell>
          <table:table-cell table:style-name="ce7" table:formula="of:=[.AS81]+[.AT162]" office:value-type="float" office:value="204249" calcext:value-type="float">
            <text:p>204249</text:p>
          </table:table-cell>
          <table:table-cell table:style-name="ce7" table:formula="of:=[.AT81]+[.AU162]" office:value-type="float" office:value="197814" calcext:value-type="float">
            <text:p>197814</text:p>
          </table:table-cell>
          <table:table-cell table:style-name="ce7" table:formula="of:=[.AU81]+[.AV162]" office:value-type="float" office:value="188795" calcext:value-type="float">
            <text:p>188795</text:p>
          </table:table-cell>
          <table:table-cell table:style-name="ce7" table:formula="of:=[.AV81]+[.AW162]" office:value-type="float" office:value="182026" calcext:value-type="float">
            <text:p>182026</text:p>
          </table:table-cell>
          <table:table-cell table:style-name="ce7" table:formula="of:=[.AW81]+[.AX162]" office:value-type="float" office:value="180638" calcext:value-type="float">
            <text:p>180638</text:p>
          </table:table-cell>
          <table:table-cell table:style-name="ce7" table:formula="of:=[.AX81]+[.AY162]" office:value-type="float" office:value="179836" calcext:value-type="float">
            <text:p>179836</text:p>
          </table:table-cell>
          <table:table-cell table:style-name="ce7" table:formula="of:=[.AY81]+[.AZ162]" office:value-type="float" office:value="177712" calcext:value-type="float">
            <text:p>177712</text:p>
          </table:table-cell>
          <table:table-cell table:style-name="ce7" table:formula="of:=[.AZ81]+[.BA162]" office:value-type="float" office:value="176367" calcext:value-type="float">
            <text:p>176367</text:p>
          </table:table-cell>
          <table:table-cell table:style-name="ce7" table:formula="of:=[.BA81]+[.BB162]" office:value-type="float" office:value="167874" calcext:value-type="float">
            <text:p>167874</text:p>
          </table:table-cell>
          <table:table-cell table:style-name="ce7" table:formula="of:=[.BB81]+[.BC162]" office:value-type="float" office:value="158387" calcext:value-type="float">
            <text:p>158387</text:p>
          </table:table-cell>
          <table:table-cell table:style-name="ce7" table:formula="of:=[.BC81]+[.BD162]" office:value-type="float" office:value="149829" calcext:value-type="float">
            <text:p>149829</text:p>
          </table:table-cell>
          <table:table-cell table:style-name="ce7" table:formula="of:=[.BD81]+[.BE162]" office:value-type="float" office:value="142768" calcext:value-type="float">
            <text:p>142768</text:p>
          </table:table-cell>
          <table:table-cell table:style-name="ce7" table:formula="of:=[.BE81]+[.BF162]" office:value-type="float" office:value="133991" calcext:value-type="float">
            <text:p>133991</text:p>
          </table:table-cell>
          <table:table-cell table:style-name="ce7" table:formula="of:=[.BF81]+[.BG162]" office:value-type="float" office:value="125158" calcext:value-type="float">
            <text:p>125158</text:p>
          </table:table-cell>
          <table:table-cell table:style-name="ce7" table:formula="of:=[.BG81]+[.BH162]" office:value-type="float" office:value="122731" calcext:value-type="float">
            <text:p>122731</text:p>
          </table:table-cell>
          <table:table-cell table:style-name="ce7" table:formula="of:=[.BH81]+[.BI162]" office:value-type="float" office:value="120493" calcext:value-type="float">
            <text:p>120493</text:p>
          </table:table-cell>
          <table:table-cell table:style-name="ce7" table:formula="of:=[.BI81]+[.BJ162]" office:value-type="float" office:value="115084" calcext:value-type="float">
            <text:p>115084</text:p>
          </table:table-cell>
          <table:table-cell table:style-name="ce7" table:formula="of:=[.BJ81]+[.BK162]" office:value-type="float" office:value="110127" calcext:value-type="float">
            <text:p>110127</text:p>
          </table:table-cell>
          <table:table-cell table:style-name="ce7" table:formula="of:=[.BK81]+[.BL162]" office:value-type="float" office:value="101624" calcext:value-type="float">
            <text:p>101624</text:p>
          </table:table-cell>
          <table:table-cell table:style-name="ce7" table:formula="of:=[.BL81]+[.BM162]" office:value-type="float" office:value="98453" calcext:value-type="float">
            <text:p>98453</text:p>
          </table:table-cell>
          <table:table-cell table:style-name="ce7" table:formula="of:=[.BM81]+[.BN162]" office:value-type="float" office:value="90831" calcext:value-type="float">
            <text:p>90831</text:p>
          </table:table-cell>
          <table:table-cell table:style-name="ce7" table:formula="of:=[.BN81]+[.BO162]" office:value-type="float" office:value="85052" calcext:value-type="float">
            <text:p>85052</text:p>
          </table:table-cell>
          <table:table-cell table:style-name="ce7" table:formula="of:=[.BO81]+[.BP162]" office:value-type="float" office:value="78907" calcext:value-type="float">
            <text:p>78907</text:p>
          </table:table-cell>
          <table:table-cell table:style-name="ce7" table:formula="of:=[.BP81]+[.BQ162]" office:value-type="float" office:value="76490" calcext:value-type="float">
            <text:p>76490</text:p>
          </table:table-cell>
          <table:table-cell table:style-name="ce7" table:formula="of:=[.BQ81]+[.BR162]" office:value-type="float" office:value="70617" calcext:value-type="float">
            <text:p>70617</text:p>
          </table:table-cell>
          <table:table-cell table:style-name="ce7" table:formula="of:=[.BR81]+[.BS162]" office:value-type="float" office:value="65054" calcext:value-type="float">
            <text:p>65054</text:p>
          </table:table-cell>
          <table:table-cell table:style-name="ce7" table:formula="of:=[.BS81]+[.BT162]" office:value-type="float" office:value="59361" calcext:value-type="float">
            <text:p>59361</text:p>
          </table:table-cell>
          <table:table-cell table:style-name="ce7" table:formula="of:=[.BT81]+[.BU162]" office:value-type="float" office:value="49787" calcext:value-type="float">
            <text:p>49787</text:p>
          </table:table-cell>
          <table:table-cell table:style-name="ce7" table:formula="of:=[.BU81]+[.BV162]" office:value-type="float" office:value="40296" calcext:value-type="float">
            <text:p>40296</text:p>
          </table:table-cell>
          <table:table-cell table:style-name="ce7" table:formula="of:=[.BV81]+[.BW162]" office:value-type="float" office:value="38359" calcext:value-type="float">
            <text:p>38359</text:p>
          </table:table-cell>
          <table:table-cell table:style-name="ce7" table:formula="of:=[.BW81]+[.BX162]" office:value-type="float" office:value="30975" calcext:value-type="float">
            <text:p>30975</text:p>
          </table:table-cell>
          <table:table-cell table:style-name="ce7" table:formula="of:=[.BX81]+[.BY162]" office:value-type="float" office:value="26412" calcext:value-type="float">
            <text:p>26412</text:p>
          </table:table-cell>
          <table:table-cell table:style-name="ce7" table:formula="of:=[.BY81]+[.BZ162]" office:value-type="float" office:value="19570" calcext:value-type="float">
            <text:p>19570</text:p>
          </table:table-cell>
          <table:table-cell table:style-name="ce7" table:formula="of:=[.BZ81]+[.CA162]" office:value-type="float" office:value="14138" calcext:value-type="float">
            <text:p>14138</text:p>
          </table:table-cell>
          <table:table-cell table:style-name="ce7" table:formula="of:=[.CA81]+[.CB162]" office:value-type="float" office:value="11387" calcext:value-type="float">
            <text:p>11387</text:p>
          </table:table-cell>
          <table:table-cell table:style-name="ce10" table:formula="of:=[.CB81]" office:value-type="float" office:value="7981" calcext:value-type="float">
            <text:p>7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3:50:46.450358298</meta:creation-date>
    <dc:date>2024-05-02T23:55:35.848400581</dc:date>
    <meta:editing-duration>PT4M50S</meta:editing-duration>
    <meta:editing-cycles>1</meta:editing-cycles>
    <meta:document-statistic meta:table-count="1" meta:cell-count="12802" meta:object-count="0"/>
    <meta:generator>LibreOffice/7.3.7.2$Linux_X86_64 LibreOffice_project/30$Build-2</meta:generator>
  </office:meta>
</office:document-meta>
</file>